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ymalizacja_wycinana_z_trace" table:style-name="ta1">
        <table:shapes>
          <draw:frame draw:z-index="0" draw:style-name="gr1" draw:text-style-name="P1" svg:width="41.706cm" svg:height="16.457cm" svg:x="1.739cm" svg:y="12.468cm">
            <draw:object draw:notify-on-update-of-ranges="optymalizacja_wycinana_z_trace.A1:optymalizacja_wycinana_z_trace.OJ1 optymalizacja_wycinana_z_trace.A2:optymalizacja_wycinana_z_trace.OJ2 optymalizacja_wycinana_z_trace.A3:optymalizacja_wycinana_z_trace.OJ3 optymalizacja_wycinana_z_trace.A4:optymalizacja_wycinana_z_trace.OJ4 optymalizacja_wycinana_z_trace.A5:optymalizacja_wycinana_z_trace.OJ5 optymalizacja_wycinana_z_trace.A6:optymalizacja_wycinana_z_trace.OJ6 optymalizacja_wycinana_z_trace.A7:optymalizacja_wycinana_z_trace.OJ7 optymalizacja_wycinana_z_trace.A8:optymalizacja_wycinana_z_trace.OJ8 optymalizacja_wycinana_z_trace.A9:optymalizacja_wycinana_z_trace.OJ9 optymalizacja_wycinana_z_trace.A10:optymalizacja_wycinana_z_trace.O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0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9" table:default-cell-style-name="Default"/>
        <table:table-column table:style-name="co3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4" table:default-cell-style-name="Default"/>
        <table:table-column table:style-name="co3" table:default-cell-style-name="Default"/>
        <table:table-column table:style-name="co2" table:number-columns-repeated="81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-62.7648124694824" calcext:value-type="float">
            <text:p>-62,7648124694824</text:p>
          </table:table-cell>
          <table:table-cell office:value-type="float" office:value="-62.7444496154785" calcext:value-type="float">
            <text:p>-62,7444496154785</text:p>
          </table:table-cell>
          <table:table-cell office:value-type="float" office:value="-62.7406349182129" calcext:value-type="float">
            <text:p>-62,7406349182129</text:p>
          </table:table-cell>
          <table:table-cell office:value-type="float" office:value="-62.7499732971191" calcext:value-type="float">
            <text:p>-62,7499732971191</text:p>
          </table:table-cell>
          <table:table-cell office:value-type="float" office:value="-62.740592956543" calcext:value-type="float">
            <text:p>-62,740592956543</text:p>
          </table:table-cell>
          <table:table-cell office:value-type="float" office:value="-62.733585357666" calcext:value-type="float">
            <text:p>-62,733585357666</text:p>
          </table:table-cell>
          <table:table-cell office:value-type="float" office:value="-62.7485694885254" calcext:value-type="float">
            <text:p>-62,7485694885254</text:p>
          </table:table-cell>
          <table:table-cell office:value-type="float" office:value="-62.752082824707" calcext:value-type="float">
            <text:p>-62,752082824707</text:p>
          </table:table-cell>
          <table:table-cell office:value-type="float" office:value="-62.7482223510742" calcext:value-type="float">
            <text:p>-62,7482223510742</text:p>
          </table:table-cell>
          <table:table-cell office:value-type="float" office:value="-62.7218132019043" calcext:value-type="float">
            <text:p>-62,7218132019043</text:p>
          </table:table-cell>
          <table:table-cell office:value-type="float" office:value="-62.7303009033203" calcext:value-type="float">
            <text:p>-62,7303009033203</text:p>
          </table:table-cell>
          <table:table-cell office:value-type="float" office:value="-62.726448059082" calcext:value-type="float">
            <text:p>-62,726448059082</text:p>
          </table:table-cell>
          <table:table-cell office:value-type="float" office:value="-62.7299537658691" calcext:value-type="float">
            <text:p>-62,7299537658691</text:p>
          </table:table-cell>
          <table:table-cell office:value-type="float" office:value="-62.7268028259277" calcext:value-type="float">
            <text:p>-62,7268028259277</text:p>
          </table:table-cell>
          <table:table-cell office:value-type="float" office:value="-62.7418174743652" calcext:value-type="float">
            <text:p>-62,7418174743652</text:p>
          </table:table-cell>
          <table:table-cell office:value-type="float" office:value="-62.7369575500488" calcext:value-type="float">
            <text:p>-62,7369575500488</text:p>
          </table:table-cell>
          <table:table-cell office:value-type="float" office:value="-62.7394981384277" calcext:value-type="float">
            <text:p>-62,7394981384277</text:p>
          </table:table-cell>
          <table:table-cell office:value-type="float" office:value="-62.7430038452148" calcext:value-type="float">
            <text:p>-62,7430038452148</text:p>
          </table:table-cell>
          <table:table-cell office:value-type="float" office:value="-62.7437019348145" calcext:value-type="float">
            <text:p>-62,7437019348145</text:p>
          </table:table-cell>
          <table:table-cell office:value-type="float" office:value="-62.731086730957" calcext:value-type="float">
            <text:p>-62,731086730957</text:p>
          </table:table-cell>
          <table:table-cell office:value-type="float" office:value="-62.7240028381348" calcext:value-type="float">
            <text:p>-62,7240028381348</text:p>
          </table:table-cell>
          <table:table-cell office:value-type="float" office:value="-62.7293357849121" calcext:value-type="float">
            <text:p>-62,7293357849121</text:p>
          </table:table-cell>
          <table:table-cell office:value-type="float" office:value="-62.7338447570801" calcext:value-type="float">
            <text:p>-62,7338447570801</text:p>
          </table:table-cell>
          <table:table-cell office:value-type="float" office:value="-62.7342414855957" calcext:value-type="float">
            <text:p>-62,7342414855957</text:p>
          </table:table-cell>
          <table:table-cell office:value-type="float" office:value="-62.7360801696777" calcext:value-type="float">
            <text:p>-62,7360801696777</text:p>
          </table:table-cell>
          <table:table-cell office:value-type="float" office:value="-62.7508049011231" calcext:value-type="float">
            <text:p>-62,7508049011231</text:p>
          </table:table-cell>
          <table:table-cell office:value-type="float" office:value="-62.7512893676758" calcext:value-type="float">
            <text:p>-62,7512893676758</text:p>
          </table:table-cell>
          <table:table-cell office:value-type="float" office:value="-62.739933013916" calcext:value-type="float">
            <text:p>-62,739933013916</text:p>
          </table:table-cell>
          <table:table-cell office:value-type="float" office:value="-62.7412528991699" calcext:value-type="float">
            <text:p>-62,7412528991699</text:p>
          </table:table-cell>
          <table:table-cell office:value-type="float" office:value="-62.7372627258301" calcext:value-type="float">
            <text:p>-62,7372627258301</text:p>
          </table:table-cell>
          <table:table-cell office:value-type="float" office:value="-62.7332344055176" calcext:value-type="float">
            <text:p>-62,7332344055176</text:p>
          </table:table-cell>
          <table:table-cell office:value-type="float" office:value="-62.7399787902832" calcext:value-type="float">
            <text:p>-62,7399787902832</text:p>
          </table:table-cell>
          <table:table-cell office:value-type="float" office:value="-62.7387084960938" calcext:value-type="float">
            <text:p>-62,7387084960938</text:p>
          </table:table-cell>
          <table:table-cell office:value-type="float" office:value="-62.720458984375" calcext:value-type="float">
            <text:p>-62,720458984375</text:p>
          </table:table-cell>
          <table:table-cell office:value-type="float" office:value="-62.7202873229981" calcext:value-type="float">
            <text:p>-62,7202873229981</text:p>
          </table:table-cell>
          <table:table-cell office:value-type="float" office:value="-62.7392807006836" calcext:value-type="float">
            <text:p>-62,7392807006836</text:p>
          </table:table-cell>
          <table:table-cell office:value-type="float" office:value="-62.7300796508789" calcext:value-type="float">
            <text:p>-62,7300796508789</text:p>
          </table:table-cell>
          <table:table-cell office:value-type="float" office:value="-62.733585357666" calcext:value-type="float">
            <text:p>-62,733585357666</text:p>
          </table:table-cell>
          <table:table-cell office:value-type="float" office:value="-62.7490539550781" calcext:value-type="float">
            <text:p>-62,7490539550781</text:p>
          </table:table-cell>
          <table:table-cell office:value-type="float" office:value="-62.7355995178223" calcext:value-type="float">
            <text:p>-62,7355995178223</text:p>
          </table:table-cell>
          <table:table-cell office:value-type="float" office:value="-62.7123756408691" calcext:value-type="float">
            <text:p>-62,7123756408691</text:p>
          </table:table-cell>
          <table:table-cell office:value-type="float" office:value="-62.7238273620606" calcext:value-type="float">
            <text:p>-62,7238273620606</text:p>
          </table:table-cell>
          <table:table-cell office:value-type="float" office:value="-62.7497138977051" calcext:value-type="float">
            <text:p>-62,7497138977051</text:p>
          </table:table-cell>
          <table:table-cell office:value-type="float" office:value="-62.7254867553711" calcext:value-type="float">
            <text:p>-62,7254867553711</text:p>
          </table:table-cell>
          <table:table-cell office:value-type="float" office:value="-62.7257957458496" calcext:value-type="float">
            <text:p>-62,7257957458496</text:p>
          </table:table-cell>
          <table:table-cell office:value-type="float" office:value="-62.753833770752" calcext:value-type="float">
            <text:p>-62,753833770752</text:p>
          </table:table-cell>
          <table:table-cell office:value-type="float" office:value="-62.7541465759277" calcext:value-type="float">
            <text:p>-62,7541465759277</text:p>
          </table:table-cell>
          <table:table-cell office:value-type="float" office:value="-62.7406806945801" calcext:value-type="float">
            <text:p>-62,7406806945801</text:p>
          </table:table-cell>
          <table:table-cell office:value-type="float" office:value="-62.7375297546387" calcext:value-type="float">
            <text:p>-62,7375297546387</text:p>
          </table:table-cell>
          <table:table-cell office:value-type="float" office:value="-62.7323608398438" calcext:value-type="float">
            <text:p>-62,7323608398438</text:p>
          </table:table-cell>
          <table:table-cell office:value-type="float" office:value="-62.7444038391113" calcext:value-type="float">
            <text:p>-62,7444038391113</text:p>
          </table:table-cell>
          <table:table-cell office:value-type="float" office:value="-62.7415580749512" calcext:value-type="float">
            <text:p>-62,7415580749512</text:p>
          </table:table-cell>
          <table:table-cell office:value-type="float" office:value="-62.7588424682617" calcext:value-type="float">
            <text:p>-62,7588424682617</text:p>
          </table:table-cell>
          <table:table-cell office:value-type="float" office:value="-62.7461166381836" calcext:value-type="float">
            <text:p>-62,7461166381836</text:p>
          </table:table-cell>
          <table:table-cell office:value-type="float" office:value="-62.7506790161133" calcext:value-type="float">
            <text:p>-62,7506790161133</text:p>
          </table:table-cell>
          <table:table-cell office:value-type="float" office:value="-62.7375297546387" calcext:value-type="float">
            <text:p>-62,7375297546387</text:p>
          </table:table-cell>
          <table:table-cell office:value-type="float" office:value="-62.7461166381836" calcext:value-type="float">
            <text:p>-62,7461166381836</text:p>
          </table:table-cell>
          <table:table-cell office:value-type="float" office:value="-62.7510719299316" calcext:value-type="float">
            <text:p>-62,7510719299316</text:p>
          </table:table-cell>
          <table:table-cell office:value-type="float" office:value="-62.7494010925293" calcext:value-type="float">
            <text:p>-62,7494010925293</text:p>
          </table:table-cell>
          <table:table-cell office:value-type="float" office:value="-62.739933013916" calcext:value-type="float">
            <text:p>-62,739933013916</text:p>
          </table:table-cell>
          <table:table-cell office:value-type="float" office:value="-62.7351608276367" calcext:value-type="float">
            <text:p>-62,7351608276367</text:p>
          </table:table-cell>
          <table:table-cell office:value-type="float" office:value="-62.7391014099121" calcext:value-type="float">
            <text:p>-62,7391014099121</text:p>
          </table:table-cell>
          <table:table-cell office:value-type="float" office:value="-62.752082824707" calcext:value-type="float">
            <text:p>-62,752082824707</text:p>
          </table:table-cell>
          <table:table-cell office:value-type="float" office:value="-62.7383575439453" calcext:value-type="float">
            <text:p>-62,7383575439453</text:p>
          </table:table-cell>
          <table:table-cell office:value-type="float" office:value="-62.7421722412109" calcext:value-type="float">
            <text:p>-62,7421722412109</text:p>
          </table:table-cell>
          <table:table-cell office:value-type="float" office:value="-62.7421264648438" calcext:value-type="float">
            <text:p>-62,7421264648438</text:p>
          </table:table-cell>
          <table:table-cell office:value-type="float" office:value="-62.7320518493652" calcext:value-type="float">
            <text:p>-62,7320518493652</text:p>
          </table:table-cell>
          <table:table-cell office:value-type="float" office:value="-62.7425193786621" calcext:value-type="float">
            <text:p>-62,7425193786621</text:p>
          </table:table-cell>
          <table:table-cell office:value-type="float" office:value="-62.7331008911133" calcext:value-type="float">
            <text:p>-62,7331008911133</text:p>
          </table:table-cell>
          <table:table-cell office:value-type="float" office:value="-62.7442283630371" calcext:value-type="float">
            <text:p>-62,7442283630371</text:p>
          </table:table-cell>
          <table:table-cell office:value-type="float" office:value="-62.7362098693848" calcext:value-type="float">
            <text:p>-62,7362098693848</text:p>
          </table:table-cell>
          <table:table-cell office:value-type="float" office:value="-62.7248764038086" calcext:value-type="float">
            <text:p>-62,7248764038086</text:p>
          </table:table-cell>
          <table:table-cell office:value-type="float" office:value="-62.7389678955078" calcext:value-type="float">
            <text:p>-62,7389678955078</text:p>
          </table:table-cell>
          <table:table-cell office:value-type="float" office:value="-62.740592956543" calcext:value-type="float">
            <text:p>-62,740592956543</text:p>
          </table:table-cell>
          <table:table-cell office:value-type="float" office:value="-62.7265357971191" calcext:value-type="float">
            <text:p>-62,7265357971191</text:p>
          </table:table-cell>
          <table:table-cell office:value-type="float" office:value="-62.7264938354492" calcext:value-type="float">
            <text:p>-62,7264938354492</text:p>
          </table:table-cell>
          <table:table-cell office:value-type="float" office:value="-62.748176574707" calcext:value-type="float">
            <text:p>-62,748176574707</text:p>
          </table:table-cell>
          <table:table-cell office:value-type="float" office:value="-62.7409858703613" calcext:value-type="float">
            <text:p>-62,7409858703613</text:p>
          </table:table-cell>
          <table:table-cell office:value-type="float" office:value="-62.7163963317871" calcext:value-type="float">
            <text:p>-62,7163963317871</text:p>
          </table:table-cell>
          <table:table-cell office:value-type="float" office:value="-62.722339630127" calcext:value-type="float">
            <text:p>-62,722339630127</text:p>
          </table:table-cell>
          <table:table-cell office:value-type="float" office:value="-62.7367820739746" calcext:value-type="float">
            <text:p>-62,7367820739746</text:p>
          </table:table-cell>
          <table:table-cell office:value-type="float" office:value="-62.7359504699707" calcext:value-type="float">
            <text:p>-62,7359504699707</text:p>
          </table:table-cell>
          <table:table-cell office:value-type="float" office:value="-62.7463798522949" calcext:value-type="float">
            <text:p>-62,7463798522949</text:p>
          </table:table-cell>
          <table:table-cell office:value-type="float" office:value="-62.7416000366211" calcext:value-type="float">
            <text:p>-62,7416000366211</text:p>
          </table:table-cell>
          <table:table-cell office:value-type="float" office:value="-62.7317886352539" calcext:value-type="float">
            <text:p>-62,7317886352539</text:p>
          </table:table-cell>
          <table:table-cell office:value-type="float" office:value="-62.740852355957" calcext:value-type="float">
            <text:p>-62,740852355957</text:p>
          </table:table-cell>
          <table:table-cell office:value-type="float" office:value="-62.7459869384766" calcext:value-type="float">
            <text:p>-62,7459869384766</text:p>
          </table:table-cell>
          <table:table-cell office:value-type="float" office:value="-62.735466003418" calcext:value-type="float">
            <text:p>-62,735466003418</text:p>
          </table:table-cell>
          <table:table-cell office:value-type="float" office:value="-62.7412948608398" calcext:value-type="float">
            <text:p>-62,7412948608398</text:p>
          </table:table-cell>
          <table:table-cell office:value-type="float" office:value="-62.7305603027344" calcext:value-type="float">
            <text:p>-62,7305603027344</text:p>
          </table:table-cell>
          <table:table-cell office:value-type="float" office:value="-62.7444038391113" calcext:value-type="float">
            <text:p>-62,7444038391113</text:p>
          </table:table-cell>
          <table:table-cell office:value-type="float" office:value="-62.7358627319336" calcext:value-type="float">
            <text:p>-62,7358627319336</text:p>
          </table:table-cell>
          <table:table-cell office:value-type="float" office:value="-62.7342834472656" calcext:value-type="float">
            <text:p>-62,7342834472656</text:p>
          </table:table-cell>
          <table:table-cell office:value-type="float" office:value="-62.7376556396484" calcext:value-type="float">
            <text:p>-62,7376556396484</text:p>
          </table:table-cell>
          <table:table-cell office:value-type="float" office:value="-62.7281150817871" calcext:value-type="float">
            <text:p>-62,7281150817871</text:p>
          </table:table-cell>
          <table:table-cell office:value-type="float" office:value="-62.7076148986816" calcext:value-type="float">
            <text:p>-62,7076148986816</text:p>
          </table:table-cell>
          <table:table-cell office:value-type="float" office:value="-62.7476921081543" calcext:value-type="float">
            <text:p>-62,7476921081543</text:p>
          </table:table-cell>
          <table:table-cell office:value-type="float" office:value="-62.7344589233398" calcext:value-type="float">
            <text:p>-62,7344589233398</text:p>
          </table:table-cell>
          <table:table-cell office:value-type="float" office:value="-62.7163047790527" calcext:value-type="float">
            <text:p>-62,7163047790527</text:p>
          </table:table-cell>
          <table:table-cell office:value-type="float" office:value="-62.7303466796875" calcext:value-type="float">
            <text:p>-62,7303466796875</text:p>
          </table:table-cell>
          <table:table-cell office:value-type="float" office:value="-62.7281150817871" calcext:value-type="float">
            <text:p>-62,7281150817871</text:p>
          </table:table-cell>
          <table:table-cell office:value-type="float" office:value="-62.7304763793945" calcext:value-type="float">
            <text:p>-62,7304763793945</text:p>
          </table:table-cell>
          <table:table-cell office:value-type="float" office:value="-62.730827331543" calcext:value-type="float">
            <text:p>-62,730827331543</text:p>
          </table:table-cell>
          <table:table-cell office:value-type="float" office:value="-62.7397155761719" calcext:value-type="float">
            <text:p>-62,7397155761719</text:p>
          </table:table-cell>
          <table:table-cell office:value-type="float" office:value="-62.7303886413574" calcext:value-type="float">
            <text:p>-62,7303886413574</text:p>
          </table:table-cell>
          <table:table-cell office:value-type="float" office:value="-62.7323150634766" calcext:value-type="float">
            <text:p>-62,7323150634766</text:p>
          </table:table-cell>
          <table:table-cell office:value-type="float" office:value="-62.760684967041" calcext:value-type="float">
            <text:p>-62,760684967041</text:p>
          </table:table-cell>
          <table:table-cell office:value-type="float" office:value="-62.732666015625" calcext:value-type="float">
            <text:p>-62,732666015625</text:p>
          </table:table-cell>
          <table:table-cell office:value-type="float" office:value="-62.7524299621582" calcext:value-type="float">
            <text:p>-62,7524299621582</text:p>
          </table:table-cell>
          <table:table-cell office:value-type="float" office:value="-62.7446670532227" calcext:value-type="float">
            <text:p>-62,7446670532227</text:p>
          </table:table-cell>
          <table:table-cell office:value-type="float" office:value="-62.7105407714844" calcext:value-type="float">
            <text:p>-62,7105407714844</text:p>
          </table:table-cell>
          <table:table-cell office:value-type="float" office:value="-62.7366485595703" calcext:value-type="float">
            <text:p>-62,7366485595703</text:p>
          </table:table-cell>
          <table:table-cell office:value-type="float" office:value="-62.7407684326172" calcext:value-type="float">
            <text:p>-62,7407684326172</text:p>
          </table:table-cell>
          <table:table-cell office:value-type="float" office:value="-62.7328834533691" calcext:value-type="float">
            <text:p>-62,7328834533691</text:p>
          </table:table-cell>
          <table:table-cell office:value-type="float" office:value="-62.7398071289063" calcext:value-type="float">
            <text:p>-62,7398071289063</text:p>
          </table:table-cell>
          <table:table-cell office:value-type="float" office:value="-62.7395401000977" calcext:value-type="float">
            <text:p>-62,7395401000977</text:p>
          </table:table-cell>
          <table:table-cell office:value-type="float" office:value="-62.7449760437012" calcext:value-type="float">
            <text:p>-62,7449760437012</text:p>
          </table:table-cell>
          <table:table-cell office:value-type="float" office:value="-62.729907989502" calcext:value-type="float">
            <text:p>-62,729907989502</text:p>
          </table:table-cell>
          <table:table-cell office:value-type="float" office:value="-62.7613029479981" calcext:value-type="float">
            <text:p>-62,7613029479981</text:p>
          </table:table-cell>
          <table:table-cell office:value-type="float" office:value="-62.7351608276367" calcext:value-type="float">
            <text:p>-62,7351608276367</text:p>
          </table:table-cell>
          <table:table-cell office:value-type="float" office:value="-62.7416877746582" calcext:value-type="float">
            <text:p>-62,7416877746582</text:p>
          </table:table-cell>
          <table:table-cell office:value-type="float" office:value="-62.7514228820801" calcext:value-type="float">
            <text:p>-62,7514228820801</text:p>
          </table:table-cell>
          <table:table-cell office:value-type="float" office:value="-62.7409400939941" calcext:value-type="float">
            <text:p>-62,7409400939941</text:p>
          </table:table-cell>
          <table:table-cell office:value-type="float" office:value="-62.7559432983398" calcext:value-type="float">
            <text:p>-62,7559432983398</text:p>
          </table:table-cell>
          <table:table-cell office:value-type="float" office:value="-62.749755859375" calcext:value-type="float">
            <text:p>-62,749755859375</text:p>
          </table:table-cell>
          <table:table-cell office:value-type="float" office:value="-62.7338447570801" calcext:value-type="float">
            <text:p>-62,7338447570801</text:p>
          </table:table-cell>
          <table:table-cell office:value-type="float" office:value="-62.7324905395508" calcext:value-type="float">
            <text:p>-62,7324905395508</text:p>
          </table:table-cell>
          <table:table-cell office:value-type="float" office:value="-62.7504997253418" calcext:value-type="float">
            <text:p>-62,7504997253418</text:p>
          </table:table-cell>
          <table:table-cell office:value-type="float" office:value="-62.7416458129883" calcext:value-type="float">
            <text:p>-62,7416458129883</text:p>
          </table:table-cell>
          <table:table-cell office:value-type="float" office:value="-62.7276306152344" calcext:value-type="float">
            <text:p>-62,7276306152344</text:p>
          </table:table-cell>
          <table:table-cell office:value-type="float" office:value="-62.7117614746094" calcext:value-type="float">
            <text:p>-62,7117614746094</text:p>
          </table:table-cell>
          <table:table-cell office:value-type="float" office:value="-62.712329864502" calcext:value-type="float">
            <text:p>-62,712329864502</text:p>
          </table:table-cell>
          <table:table-cell office:value-type="float" office:value="-62.7357711791992" calcext:value-type="float">
            <text:p>-62,7357711791992</text:p>
          </table:table-cell>
          <table:table-cell office:value-type="float" office:value="-62.7242202758789" calcext:value-type="float">
            <text:p>-62,7242202758789</text:p>
          </table:table-cell>
          <table:table-cell office:value-type="float" office:value="-62.726188659668" calcext:value-type="float">
            <text:p>-62,726188659668</text:p>
          </table:table-cell>
          <table:table-cell office:value-type="float" office:value="-62.7471237182617" calcext:value-type="float">
            <text:p>-62,7471237182617</text:p>
          </table:table-cell>
          <table:table-cell office:value-type="float" office:value="-62.7319641113281" calcext:value-type="float">
            <text:p>-62,7319641113281</text:p>
          </table:table-cell>
          <table:table-cell office:value-type="float" office:value="-62.7366485595703" calcext:value-type="float">
            <text:p>-62,7366485595703</text:p>
          </table:table-cell>
          <table:table-cell office:value-type="float" office:value="-62.721248626709" calcext:value-type="float">
            <text:p>-62,721248626709</text:p>
          </table:table-cell>
          <table:table-cell office:value-type="float" office:value="-62.728157043457" calcext:value-type="float">
            <text:p>-62,728157043457</text:p>
          </table:table-cell>
          <table:table-cell office:value-type="float" office:value="-62.72802734375" calcext:value-type="float">
            <text:p>-62,72802734375</text:p>
          </table:table-cell>
          <table:table-cell office:value-type="float" office:value="-62.7369117736816" calcext:value-type="float">
            <text:p>-62,7369117736816</text:p>
          </table:table-cell>
          <table:table-cell office:value-type="float" office:value="-62.7248344421387" calcext:value-type="float">
            <text:p>-62,7248344421387</text:p>
          </table:table-cell>
          <table:table-cell office:value-type="float" office:value="-62.7466850280762" calcext:value-type="float">
            <text:p>-62,7466850280762</text:p>
          </table:table-cell>
          <table:table-cell office:value-type="float" office:value="-62.7568206787109" calcext:value-type="float">
            <text:p>-62,7568206787109</text:p>
          </table:table-cell>
          <table:table-cell office:value-type="float" office:value="-62.7524757385254" calcext:value-type="float">
            <text:p>-62,7524757385254</text:p>
          </table:table-cell>
          <table:table-cell office:value-type="float" office:value="-62.7373046875" calcext:value-type="float">
            <text:p>-62,7373046875</text:p>
          </table:table-cell>
          <table:table-cell office:value-type="float" office:value="-62.7452812194824" calcext:value-type="float">
            <text:p>-62,7452812194824</text:p>
          </table:table-cell>
          <table:table-cell office:value-type="float" office:value="-62.7236938476563" calcext:value-type="float">
            <text:p>-62,7236938476563</text:p>
          </table:table-cell>
          <table:table-cell office:value-type="float" office:value="-62.7255325317383" calcext:value-type="float">
            <text:p>-62,7255325317383</text:p>
          </table:table-cell>
          <table:table-cell office:value-type="float" office:value="-62.7246551513672" calcext:value-type="float">
            <text:p>-62,7246551513672</text:p>
          </table:table-cell>
          <table:table-cell office:value-type="float" office:value="-62.7475166320801" calcext:value-type="float">
            <text:p>-62,7475166320801</text:p>
          </table:table-cell>
          <table:table-cell office:value-type="float" office:value="-62.7309989929199" calcext:value-type="float">
            <text:p>-62,7309989929199</text:p>
          </table:table-cell>
          <table:table-cell office:value-type="float" office:value="-62.7170944213867" calcext:value-type="float">
            <text:p>-62,7170944213867</text:p>
          </table:table-cell>
          <table:table-cell office:value-type="float" office:value="-62.7080955505371" calcext:value-type="float">
            <text:p>-62,7080955505371</text:p>
          </table:table-cell>
          <table:table-cell office:value-type="float" office:value="-62.7317886352539" calcext:value-type="float">
            <text:p>-62,7317886352539</text:p>
          </table:table-cell>
          <table:table-cell office:value-type="float" office:value="-62.7200202941895" calcext:value-type="float">
            <text:p>-62,7200202941895</text:p>
          </table:table-cell>
          <table:table-cell office:value-type="float" office:value="-62.7299957275391" calcext:value-type="float">
            <text:p>-62,7299957275391</text:p>
          </table:table-cell>
          <table:table-cell office:value-type="float" office:value="-62.7479133605957" calcext:value-type="float">
            <text:p>-62,7479133605957</text:p>
          </table:table-cell>
          <table:table-cell office:value-type="float" office:value="-62.7386627197266" calcext:value-type="float">
            <text:p>-62,7386627197266</text:p>
          </table:table-cell>
          <table:table-cell office:value-type="float" office:value="-62.7395858764648" calcext:value-type="float">
            <text:p>-62,7395858764648</text:p>
          </table:table-cell>
          <table:table-cell office:value-type="float" office:value="-62.7480010986328" calcext:value-type="float">
            <text:p>-62,7480010986328</text:p>
          </table:table-cell>
          <table:table-cell office:value-type="float" office:value="-62.7287673950195" calcext:value-type="float">
            <text:p>-62,7287673950195</text:p>
          </table:table-cell>
          <table:table-cell office:value-type="float" office:value="-62.7431373596191" calcext:value-type="float">
            <text:p>-62,7431373596191</text:p>
          </table:table-cell>
          <table:table-cell office:value-type="float" office:value="-62.7356834411621" calcext:value-type="float">
            <text:p>-62,7356834411621</text:p>
          </table:table-cell>
          <table:table-cell office:value-type="float" office:value="-62.7229499816895" calcext:value-type="float">
            <text:p>-62,7229499816895</text:p>
          </table:table-cell>
          <table:table-cell office:value-type="float" office:value="-62.7200660705566" calcext:value-type="float">
            <text:p>-62,7200660705566</text:p>
          </table:table-cell>
          <table:table-cell office:value-type="float" office:value="-62.7184066772461" calcext:value-type="float">
            <text:p>-62,7184066772461</text:p>
          </table:table-cell>
          <table:table-cell office:value-type="float" office:value="-62.7402420043945" calcext:value-type="float">
            <text:p>-62,7402420043945</text:p>
          </table:table-cell>
          <table:table-cell office:value-type="float" office:value="-62.7406806945801" calcext:value-type="float">
            <text:p>-62,7406806945801</text:p>
          </table:table-cell>
          <table:table-cell office:value-type="float" office:value="-62.7309150695801" calcext:value-type="float">
            <text:p>-62,7309150695801</text:p>
          </table:table-cell>
          <table:table-cell office:value-type="float" office:value="-62.7236061096191" calcext:value-type="float">
            <text:p>-62,7236061096191</text:p>
          </table:table-cell>
          <table:table-cell office:value-type="float" office:value="-62.7447128295898" calcext:value-type="float">
            <text:p>-62,7447128295898</text:p>
          </table:table-cell>
          <table:table-cell office:value-type="float" office:value="-62.7369575500488" calcext:value-type="float">
            <text:p>-62,7369575500488</text:p>
          </table:table-cell>
          <table:table-cell office:value-type="float" office:value="-62.7275009155273" calcext:value-type="float">
            <text:p>-62,7275009155273</text:p>
          </table:table-cell>
          <table:table-cell office:value-type="float" office:value="-62.7428703308106" calcext:value-type="float">
            <text:p>-62,7428703308106</text:p>
          </table:table-cell>
          <table:table-cell office:value-type="float" office:value="-62.7231254577637" calcext:value-type="float">
            <text:p>-62,7231254577637</text:p>
          </table:table-cell>
          <table:table-cell office:value-type="float" office:value="-62.7147331237793" calcext:value-type="float">
            <text:p>-62,7147331237793</text:p>
          </table:table-cell>
          <table:table-cell office:value-type="float" office:value="-62.7343254089356" calcext:value-type="float">
            <text:p>-62,7343254089356</text:p>
          </table:table-cell>
          <table:table-cell office:value-type="float" office:value="-62.7594146728516" calcext:value-type="float">
            <text:p>-62,7594146728516</text:p>
          </table:table-cell>
          <table:table-cell office:value-type="float" office:value="-62.7401084899902" calcext:value-type="float">
            <text:p>-62,7401084899902</text:p>
          </table:table-cell>
          <table:table-cell office:value-type="float" office:value="-62.7209396362305" calcext:value-type="float">
            <text:p>-62,7209396362305</text:p>
          </table:table-cell>
          <table:table-cell office:value-type="float" office:value="-62.7391891479492" calcext:value-type="float">
            <text:p>-62,7391891479492</text:p>
          </table:table-cell>
          <table:table-cell office:value-type="float" office:value="-62.7341537475586" calcext:value-type="float">
            <text:p>-62,7341537475586</text:p>
          </table:table-cell>
          <table:table-cell office:value-type="float" office:value="-62.7205924987793" calcext:value-type="float">
            <text:p>-62,7205924987793</text:p>
          </table:table-cell>
          <table:table-cell office:value-type="float" office:value="-62.7408142089844" calcext:value-type="float">
            <text:p>-62,7408142089844</text:p>
          </table:table-cell>
          <table:table-cell office:value-type="float" office:value="-62.7286415100098" calcext:value-type="float">
            <text:p>-62,7286415100098</text:p>
          </table:table-cell>
          <table:table-cell office:value-type="float" office:value="-62.7314414978027" calcext:value-type="float">
            <text:p>-62,7314414978027</text:p>
          </table:table-cell>
          <table:table-cell office:value-type="float" office:value="-62.7418632507324" calcext:value-type="float">
            <text:p>-62,7418632507324</text:p>
          </table:table-cell>
          <table:table-cell office:value-type="float" office:value="-62.7273216247559" calcext:value-type="float">
            <text:p>-62,7273216247559</text:p>
          </table:table-cell>
          <table:table-cell office:value-type="float" office:value="-62.7445831298828" calcext:value-type="float">
            <text:p>-62,7445831298828</text:p>
          </table:table-cell>
          <table:table-cell office:value-type="float" office:value="-62.7240867614746" calcext:value-type="float">
            <text:p>-62,7240867614746</text:p>
          </table:table-cell>
          <table:table-cell office:value-type="float" office:value="-62.7211151123047" calcext:value-type="float">
            <text:p>-62,7211151123047</text:p>
          </table:table-cell>
          <table:table-cell office:value-type="float" office:value="-62.7565155029297" calcext:value-type="float">
            <text:p>-62,7565155029297</text:p>
          </table:table-cell>
          <table:table-cell office:value-type="float" office:value="-62.7420845031738" calcext:value-type="float">
            <text:p>-62,7420845031738</text:p>
          </table:table-cell>
          <table:table-cell office:value-type="float" office:value="-62.7296409606934" calcext:value-type="float">
            <text:p>-62,7296409606934</text:p>
          </table:table-cell>
          <table:table-cell office:value-type="float" office:value="-62.7341117858887" calcext:value-type="float">
            <text:p>-62,7341117858887</text:p>
          </table:table-cell>
          <table:table-cell office:value-type="float" office:value="-62.7009391784668" calcext:value-type="float">
            <text:p>-62,7009391784668</text:p>
          </table:table-cell>
          <table:table-cell office:value-type="float" office:value="-62.7139053344727" calcext:value-type="float">
            <text:p>-62,7139053344727</text:p>
          </table:table-cell>
          <table:table-cell office:value-type="float" office:value="-62.7472991943359" calcext:value-type="float">
            <text:p>-62,7472991943359</text:p>
          </table:table-cell>
          <table:table-cell office:value-type="float" office:value="-62.7414245605469" calcext:value-type="float">
            <text:p>-62,7414245605469</text:p>
          </table:table-cell>
          <table:table-cell office:value-type="float" office:value="-62.7359046936035" calcext:value-type="float">
            <text:p>-62,7359046936035</text:p>
          </table:table-cell>
          <table:table-cell table:number-columns-repeated="2" office:value-type="float" office:value="-62.7314414978027" calcext:value-type="float">
            <text:p>-62,7314414978027</text:p>
          </table:table-cell>
          <table:table-cell office:value-type="float" office:value="-62.7366027832031" calcext:value-type="float">
            <text:p>-62,7366027832031</text:p>
          </table:table-cell>
          <table:table-cell office:value-type="float" office:value="-62.7391014099121" calcext:value-type="float">
            <text:p>-62,7391014099121</text:p>
          </table:table-cell>
          <table:table-cell office:value-type="float" office:value="-62.7324905395508" calcext:value-type="float">
            <text:p>-62,7324905395508</text:p>
          </table:table-cell>
          <table:table-cell office:value-type="float" office:value="-62.7581367492676" calcext:value-type="float">
            <text:p>-62,7581367492676</text:p>
          </table:table-cell>
          <table:table-cell office:value-type="float" office:value="-62.7316589355469" calcext:value-type="float">
            <text:p>-62,7316589355469</text:p>
          </table:table-cell>
          <table:table-cell office:value-type="float" office:value="-62.7394523620606" calcext:value-type="float">
            <text:p>-62,7394523620606</text:p>
          </table:table-cell>
          <table:table-cell office:value-type="float" office:value="-62.7355995178223" calcext:value-type="float">
            <text:p>-62,7355995178223</text:p>
          </table:table-cell>
          <table:table-cell office:value-type="float" office:value="-62.7262344360352" calcext:value-type="float">
            <text:p>-62,7262344360352</text:p>
          </table:table-cell>
          <table:table-cell office:value-type="float" office:value="-62.7312202453613" calcext:value-type="float">
            <text:p>-62,7312202453613</text:p>
          </table:table-cell>
          <table:table-cell office:value-type="float" office:value="-62.7295608520508" calcext:value-type="float">
            <text:p>-62,7295608520508</text:p>
          </table:table-cell>
          <table:table-cell office:value-type="float" office:value="-62.7381401062012" calcext:value-type="float">
            <text:p>-62,7381401062012</text:p>
          </table:table-cell>
          <table:table-cell office:value-type="float" office:value="-62.748176574707" calcext:value-type="float">
            <text:p>-62,748176574707</text:p>
          </table:table-cell>
          <table:table-cell office:value-type="float" office:value="-62.737003326416" calcext:value-type="float">
            <text:p>-62,737003326416</text:p>
          </table:table-cell>
          <table:table-cell office:value-type="float" office:value="-62.736385345459" calcext:value-type="float">
            <text:p>-62,736385345459</text:p>
          </table:table-cell>
          <table:table-cell office:value-type="float" office:value="-62.7305221557617" calcext:value-type="float">
            <text:p>-62,7305221557617</text:p>
          </table:table-cell>
          <table:table-cell office:value-type="float" office:value="-62.7358627319336" calcext:value-type="float">
            <text:p>-62,7358627319336</text:p>
          </table:table-cell>
          <table:table-cell office:value-type="float" office:value="-62.7300796508789" calcext:value-type="float">
            <text:p>-62,7300796508789</text:p>
          </table:table-cell>
          <table:table-cell office:value-type="float" office:value="-62.7239608764648" calcext:value-type="float">
            <text:p>-62,7239608764648</text:p>
          </table:table-cell>
          <table:table-cell office:value-type="float" office:value="-62.7417335510254" calcext:value-type="float">
            <text:p>-62,7417335510254</text:p>
          </table:table-cell>
          <table:table-cell office:value-type="float" office:value="-62.7491416931152" calcext:value-type="float">
            <text:p>-62,7491416931152</text:p>
          </table:table-cell>
          <table:table-cell office:value-type="float" office:value="-62.7494926452637" calcext:value-type="float">
            <text:p>-62,7494926452637</text:p>
          </table:table-cell>
          <table:table-cell office:value-type="float" office:value="-62.7211608886719" calcext:value-type="float">
            <text:p>-62,7211608886719</text:p>
          </table:table-cell>
          <table:table-cell office:value-type="float" office:value="-62.7263603210449" calcext:value-type="float">
            <text:p>-62,7263603210449</text:p>
          </table:table-cell>
          <table:table-cell office:value-type="float" office:value="-62.7194976806641" calcext:value-type="float">
            <text:p>-62,7194976806641</text:p>
          </table:table-cell>
          <table:table-cell office:value-type="float" office:value="-62.734546661377" calcext:value-type="float">
            <text:p>-62,734546661377</text:p>
          </table:table-cell>
          <table:table-cell office:value-type="float" office:value="-62.7263603210449" calcext:value-type="float">
            <text:p>-62,7263603210449</text:p>
          </table:table-cell>
          <table:table-cell office:value-type="float" office:value="-62.7245254516602" calcext:value-type="float">
            <text:p>-62,7245254516602</text:p>
          </table:table-cell>
          <table:table-cell office:value-type="float" office:value="-62.7295989990234" calcext:value-type="float">
            <text:p>-62,7295989990234</text:p>
          </table:table-cell>
          <table:table-cell office:value-type="float" office:value="-62.7332344055176" calcext:value-type="float">
            <text:p>-62,7332344055176</text:p>
          </table:table-cell>
          <table:table-cell office:value-type="float" office:value="-62.7311744689941" calcext:value-type="float">
            <text:p>-62,7311744689941</text:p>
          </table:table-cell>
          <table:table-cell office:value-type="float" office:value="-62.7451934814453" calcext:value-type="float">
            <text:p>-62,7451934814453</text:p>
          </table:table-cell>
          <table:table-cell office:value-type="float" office:value="-62.7159996032715" calcext:value-type="float">
            <text:p>-62,7159996032715</text:p>
          </table:table-cell>
          <table:table-cell office:value-type="float" office:value="-62.7341117858887" calcext:value-type="float">
            <text:p>-62,7341117858887</text:p>
          </table:table-cell>
          <table:table-cell office:value-type="float" office:value="-62.7211151123047" calcext:value-type="float">
            <text:p>-62,7211151123047</text:p>
          </table:table-cell>
          <table:table-cell office:value-type="float" office:value="-62.7250938415527" calcext:value-type="float">
            <text:p>-62,7250938415527</text:p>
          </table:table-cell>
          <table:table-cell office:value-type="float" office:value="-62.7525215148926" calcext:value-type="float">
            <text:p>-62,7525215148926</text:p>
          </table:table-cell>
          <table:table-cell office:value-type="float" office:value="-62.7212028503418" calcext:value-type="float">
            <text:p>-62,7212028503418</text:p>
          </table:table-cell>
          <table:table-cell office:value-type="float" office:value="-62.7323150634766" calcext:value-type="float">
            <text:p>-62,7323150634766</text:p>
          </table:table-cell>
          <table:table-cell office:value-type="float" office:value="-62.7210731506348" calcext:value-type="float">
            <text:p>-62,7210731506348</text:p>
          </table:table-cell>
          <table:table-cell office:value-type="float" office:value="-62.7437896728516" calcext:value-type="float">
            <text:p>-62,7437896728516</text:p>
          </table:table-cell>
          <table:table-cell office:value-type="float" office:value="-62.748176574707" calcext:value-type="float">
            <text:p>-62,748176574707</text:p>
          </table:table-cell>
          <table:table-cell office:value-type="float" office:value="-62.7420387268066" calcext:value-type="float">
            <text:p>-62,7420387268066</text:p>
          </table:table-cell>
          <table:table-cell office:value-type="float" office:value="-62.7471237182617" calcext:value-type="float">
            <text:p>-62,7471237182617</text:p>
          </table:table-cell>
          <table:table-cell office:value-type="float" office:value="-62.7359046936035" calcext:value-type="float">
            <text:p>-62,7359046936035</text:p>
          </table:table-cell>
          <table:table-cell office:value-type="float" office:value="-62.7266273498535" calcext:value-type="float">
            <text:p>-62,7266273498535</text:p>
          </table:table-cell>
          <table:table-cell office:value-type="float" office:value="-62.7157821655273" calcext:value-type="float">
            <text:p>-62,7157821655273</text:p>
          </table:table-cell>
          <table:table-cell office:value-type="float" office:value="-62.7237815856934" calcext:value-type="float">
            <text:p>-62,7237815856934</text:p>
          </table:table-cell>
          <table:table-cell office:value-type="float" office:value="-62.7306938171387" calcext:value-type="float">
            <text:p>-62,7306938171387</text:p>
          </table:table-cell>
          <table:table-cell office:value-type="float" office:value="-62.7198486328125" calcext:value-type="float">
            <text:p>-62,7198486328125</text:p>
          </table:table-cell>
          <table:table-cell office:value-type="float" office:value="-62.7173118591309" calcext:value-type="float">
            <text:p>-62,7173118591309</text:p>
          </table:table-cell>
          <table:table-cell office:value-type="float" office:value="-62.7368698120117" calcext:value-type="float">
            <text:p>-62,7368698120117</text:p>
          </table:table-cell>
          <table:table-cell office:value-type="float" office:value="-62.7309989929199" calcext:value-type="float">
            <text:p>-62,7309989929199</text:p>
          </table:table-cell>
          <table:table-cell office:value-type="float" office:value="-62.7322273254395" calcext:value-type="float">
            <text:p>-62,7322273254395</text:p>
          </table:table-cell>
          <table:table-cell office:value-type="float" office:value="-62.7294692993164" calcext:value-type="float">
            <text:p>-62,7294692993164</text:p>
          </table:table-cell>
          <table:table-cell office:value-type="float" office:value="-62.7419929504395" calcext:value-type="float">
            <text:p>-62,7419929504395</text:p>
          </table:table-cell>
          <table:table-cell office:value-type="float" office:value="-62.7201538085938" calcext:value-type="float">
            <text:p>-62,7201538085938</text:p>
          </table:table-cell>
          <table:table-cell office:value-type="float" office:value="-62.7220344543457" calcext:value-type="float">
            <text:p>-62,7220344543457</text:p>
          </table:table-cell>
          <table:table-cell office:value-type="float" office:value="-62.7564277648926" calcext:value-type="float">
            <text:p>-62,7564277648926</text:p>
          </table:table-cell>
          <table:table-cell office:value-type="float" office:value="-62.7403297424316" calcext:value-type="float">
            <text:p>-62,7403297424316</text:p>
          </table:table-cell>
          <table:table-cell office:value-type="float" office:value="-62.7383155822754" calcext:value-type="float">
            <text:p>-62,7383155822754</text:p>
          </table:table-cell>
          <table:table-cell office:value-type="float" office:value="-62.7149505615234" calcext:value-type="float">
            <text:p>-62,7149505615234</text:p>
          </table:table-cell>
          <table:table-cell office:value-type="float" office:value="-62.7301254272461" calcext:value-type="float">
            <text:p>-62,7301254272461</text:p>
          </table:table-cell>
          <table:table-cell office:value-type="float" office:value="-62.7439689636231" calcext:value-type="float">
            <text:p>-62,7439689636231</text:p>
          </table:table-cell>
          <table:table-cell office:value-type="float" office:value="-62.7530899047852" calcext:value-type="float">
            <text:p>-62,7530899047852</text:p>
          </table:table-cell>
          <table:table-cell office:value-type="float" office:value="-62.7375297546387" calcext:value-type="float">
            <text:p>-62,7375297546387</text:p>
          </table:table-cell>
          <table:table-cell office:value-type="float" office:value="-62.7383155822754" calcext:value-type="float">
            <text:p>-62,7383155822754</text:p>
          </table:table-cell>
          <table:table-cell office:value-type="float" office:value="-62.7372627258301" calcext:value-type="float">
            <text:p>-62,7372627258301</text:p>
          </table:table-cell>
          <table:table-cell office:value-type="float" office:value="-62.7270202636719" calcext:value-type="float">
            <text:p>-62,7270202636719</text:p>
          </table:table-cell>
          <table:table-cell office:value-type="float" office:value="-62.7410316467285" calcext:value-type="float">
            <text:p>-62,7410316467285</text:p>
          </table:table-cell>
          <table:table-cell office:value-type="float" office:value="-62.7309608459473" calcext:value-type="float">
            <text:p>-62,7309608459473</text:p>
          </table:table-cell>
          <table:table-cell office:value-type="float" office:value="-62.7269744873047" calcext:value-type="float">
            <text:p>-62,7269744873047</text:p>
          </table:table-cell>
          <table:table-cell office:value-type="float" office:value="-62.7441024780273" calcext:value-type="float">
            <text:p>-62,7441024780273</text:p>
          </table:table-cell>
          <table:table-cell office:value-type="float" office:value="-62.7377891540527" calcext:value-type="float">
            <text:p>-62,7377891540527</text:p>
          </table:table-cell>
          <table:table-cell office:value-type="float" office:value="-62.7408142089844" calcext:value-type="float">
            <text:p>-62,7408142089844</text:p>
          </table:table-cell>
          <table:table-cell office:value-type="float" office:value="-62.7594985961914" calcext:value-type="float">
            <text:p>-62,7594985961914</text:p>
          </table:table-cell>
          <table:table-cell office:value-type="float" office:value="-62.7352027893066" calcext:value-type="float">
            <text:p>-62,7352027893066</text:p>
          </table:table-cell>
          <table:table-cell office:value-type="float" office:value="-62.7437477111816" calcext:value-type="float">
            <text:p>-62,7437477111816</text:p>
          </table:table-cell>
          <table:table-cell office:value-type="float" office:value="-62.7270622253418" calcext:value-type="float">
            <text:p>-62,7270622253418</text:p>
          </table:table-cell>
          <table:table-cell office:value-type="float" office:value="-62.7526092529297" calcext:value-type="float">
            <text:p>-62,7526092529297</text:p>
          </table:table-cell>
          <table:table-cell office:value-type="float" office:value="-62.7428283691406" calcext:value-type="float">
            <text:p>-62,7428283691406</text:p>
          </table:table-cell>
          <table:table-cell office:value-type="float" office:value="-62.7313537597656" calcext:value-type="float">
            <text:p>-62,7313537597656</text:p>
          </table:table-cell>
          <table:table-cell office:value-type="float" office:value="-62.7418174743652" calcext:value-type="float">
            <text:p>-62,7418174743652</text:p>
          </table:table-cell>
          <table:table-cell office:value-type="float" office:value="-62.7374382019043" calcext:value-type="float">
            <text:p>-62,7374382019043</text:p>
          </table:table-cell>
          <table:table-cell office:value-type="float" office:value="-62.7169647216797" calcext:value-type="float">
            <text:p>-62,7169647216797</text:p>
          </table:table-cell>
          <table:table-cell office:value-type="float" office:value="-62.7493629455566" calcext:value-type="float">
            <text:p>-62,7493629455566</text:p>
          </table:table-cell>
          <table:table-cell office:value-type="float" office:value="-62.7602920532227" calcext:value-type="float">
            <text:p>-62,7602920532227</text:p>
          </table:table-cell>
          <table:table-cell office:value-type="float" office:value="-62.7469062805176" calcext:value-type="float">
            <text:p>-62,7469062805176</text:p>
          </table:table-cell>
          <table:table-cell office:value-type="float" office:value="-62.7445373535156" calcext:value-type="float">
            <text:p>-62,7445373535156</text:p>
          </table:table-cell>
          <table:table-cell office:value-type="float" office:value="-62.7182731628418" calcext:value-type="float">
            <text:p>-62,7182731628418</text:p>
          </table:table-cell>
          <table:table-cell office:value-type="float" office:value="-62.7215957641602" calcext:value-type="float">
            <text:p>-62,7215957641602</text:p>
          </table:table-cell>
          <table:table-cell office:value-type="float" office:value="-62.7464218139648" calcext:value-type="float">
            <text:p>-62,7464218139648</text:p>
          </table:table-cell>
          <table:table-cell office:value-type="float" office:value="-62.7240867614746" calcext:value-type="float">
            <text:p>-62,7240867614746</text:p>
          </table:table-cell>
          <table:table-cell office:value-type="float" office:value="-62.7306518554688" calcext:value-type="float">
            <text:p>-62,7306518554688</text:p>
          </table:table-cell>
          <table:table-cell office:value-type="float" office:value="-62.7424774169922" calcext:value-type="float">
            <text:p>-62,7424774169922</text:p>
          </table:table-cell>
          <table:table-cell office:value-type="float" office:value="-62.7412528991699" calcext:value-type="float">
            <text:p>-62,7412528991699</text:p>
          </table:table-cell>
          <table:table-cell office:value-type="float" office:value="-62.7448883056641" calcext:value-type="float">
            <text:p>-62,7448883056641</text:p>
          </table:table-cell>
          <table:table-cell office:value-type="float" office:value="-62.7316131591797" calcext:value-type="float">
            <text:p>-62,7316131591797</text:p>
          </table:table-cell>
          <table:table-cell office:value-type="float" office:value="-62.7467727661133" calcext:value-type="float">
            <text:p>-62,7467727661133</text:p>
          </table:table-cell>
          <table:table-cell office:value-type="float" office:value="-62.7384490966797" calcext:value-type="float">
            <text:p>-62,7384490966797</text:p>
          </table:table-cell>
          <table:table-cell office:value-type="float" office:value="-62.7350311279297" calcext:value-type="float">
            <text:p>-62,7350311279297</text:p>
          </table:table-cell>
          <table:table-cell office:value-type="float" office:value="-62.7063484191895" calcext:value-type="float">
            <text:p>-62,7063484191895</text:p>
          </table:table-cell>
          <table:table-cell office:value-type="float" office:value="-62.7381820678711" calcext:value-type="float">
            <text:p>-62,7381820678711</text:p>
          </table:table-cell>
          <table:table-cell office:value-type="float" office:value="-62.7376556396484" calcext:value-type="float">
            <text:p>-62,7376556396484</text:p>
          </table:table-cell>
          <table:table-cell office:value-type="float" office:value="-62.7099723815918" calcext:value-type="float">
            <text:p>-62,7099723815918</text:p>
          </table:table-cell>
          <table:table-cell office:value-type="float" office:value="-62.7362098693848" calcext:value-type="float">
            <text:p>-62,7362098693848</text:p>
          </table:table-cell>
          <table:table-cell office:value-type="float" office:value="-62.7414665222168" calcext:value-type="float">
            <text:p>-62,7414665222168</text:p>
          </table:table-cell>
          <table:table-cell office:value-type="float" office:value="-62.7208061218262" calcext:value-type="float">
            <text:p>-62,7208061218262</text:p>
          </table:table-cell>
          <table:table-cell office:value-type="float" office:value="-62.7283744812012" calcext:value-type="float">
            <text:p>-62,7283744812012</text:p>
          </table:table-cell>
          <table:table-cell office:value-type="float" office:value="-62.7372169494629" calcext:value-type="float">
            <text:p>-62,7372169494629</text:p>
          </table:table-cell>
          <table:table-cell office:value-type="float" office:value="-62.7303009033203" calcext:value-type="float">
            <text:p>-62,7303009033203</text:p>
          </table:table-cell>
          <table:table-cell office:value-type="float" office:value="-62.7373962402344" calcext:value-type="float">
            <text:p>-62,7373962402344</text:p>
          </table:table-cell>
          <table:table-cell office:value-type="float" office:value="-62.7401542663574" calcext:value-type="float">
            <text:p>-62,7401542663574</text:p>
          </table:table-cell>
          <table:table-cell office:value-type="float" office:value="-62.7421722412109" calcext:value-type="float">
            <text:p>-62,7421722412109</text:p>
          </table:table-cell>
          <table:table-cell office:value-type="float" office:value="-62.7278518676758" calcext:value-type="float">
            <text:p>-62,7278518676758</text:p>
          </table:table-cell>
          <table:table-cell office:value-type="float" office:value="-62.724048614502" calcext:value-type="float">
            <text:p>-62,724048614502</text:p>
          </table:table-cell>
          <table:table-cell office:value-type="float" office:value="-62.7388420104981" calcext:value-type="float">
            <text:p>-62,7388420104981</text:p>
          </table:table-cell>
          <table:table-cell office:value-type="float" office:value="-62.738094329834" calcext:value-type="float">
            <text:p>-62,738094329834</text:p>
          </table:table-cell>
          <table:table-cell office:value-type="float" office:value="-62.745719909668" calcext:value-type="float">
            <text:p>-62,745719909668</text:p>
          </table:table-cell>
          <table:table-cell office:value-type="float" office:value="-62.7309608459473" calcext:value-type="float">
            <text:p>-62,7309608459473</text:p>
          </table:table-cell>
          <table:table-cell office:value-type="float" office:value="-62.7312202453613" calcext:value-type="float">
            <text:p>-62,7312202453613</text:p>
          </table:table-cell>
          <table:table-cell office:value-type="float" office:value="-62.7302589416504" calcext:value-type="float">
            <text:p>-62,7302589416504</text:p>
          </table:table-cell>
          <table:table-cell office:value-type="float" office:value="-62.7268447875977" calcext:value-type="float">
            <text:p>-62,7268447875977</text:p>
          </table:table-cell>
          <table:table-cell office:value-type="float" office:value="-62.7348976135254" calcext:value-type="float">
            <text:p>-62,7348976135254</text:p>
          </table:table-cell>
          <table:table-cell office:value-type="float" office:value="-62.711109161377" calcext:value-type="float">
            <text:p>-62,711109161377</text:p>
          </table:table-cell>
          <table:table-cell office:value-type="float" office:value="-62.7108459472656" calcext:value-type="float">
            <text:p>-62,7108459472656</text:p>
          </table:table-cell>
          <table:table-cell office:value-type="float" office:value="-62.730167388916" calcext:value-type="float">
            <text:p>-62,730167388916</text:p>
          </table:table-cell>
          <table:table-cell office:value-type="float" office:value="-62.7434844970703" calcext:value-type="float">
            <text:p>-62,7434844970703</text:p>
          </table:table-cell>
          <table:table-cell office:value-type="float" office:value="-62.7530899047852" calcext:value-type="float">
            <text:p>-62,7530899047852</text:p>
          </table:table-cell>
          <table:table-cell office:value-type="float" office:value="-62.7400207519531" calcext:value-type="float">
            <text:p>-62,7400207519531</text:p>
          </table:table-cell>
          <table:table-cell office:value-type="float" office:value="-62.7324447631836" calcext:value-type="float">
            <text:p>-62,7324447631836</text:p>
          </table:table-cell>
          <table:table-cell office:value-type="float" office:value="-62.7188415527344" calcext:value-type="float">
            <text:p>-62,7188415527344</text:p>
          </table:table-cell>
          <table:table-cell office:value-type="float" office:value="-62.739013671875" calcext:value-type="float">
            <text:p>-62,739013671875</text:p>
          </table:table-cell>
          <table:table-cell office:value-type="float" office:value="-62.739933013916" calcext:value-type="float">
            <text:p>-62,739933013916</text:p>
          </table:table-cell>
          <table:table-cell office:value-type="float" office:value="-62.7145576477051" calcext:value-type="float">
            <text:p>-62,7145576477051</text:p>
          </table:table-cell>
          <table:table-cell office:value-type="float" office:value="-62.7632789611816" calcext:value-type="float">
            <text:p>-62,7632789611816</text:p>
          </table:table-cell>
          <table:table-cell office:value-type="float" office:value="-62.7453689575195" calcext:value-type="float">
            <text:p>-62,7453689575195</text:p>
          </table:table-cell>
          <table:table-cell office:value-type="float" office:value="-62.7298202514648" calcext:value-type="float">
            <text:p>-62,7298202514648</text:p>
          </table:table-cell>
          <table:table-cell office:value-type="float" office:value="-62.7440567016602" calcext:value-type="float">
            <text:p>-62,7440567016602</text:p>
          </table:table-cell>
          <table:table-cell office:value-type="float" office:value="-62.7313537597656" calcext:value-type="float">
            <text:p>-62,7313537597656</text:p>
          </table:table-cell>
          <table:table-cell office:value-type="float" office:value="-62.7383575439453" calcext:value-type="float">
            <text:p>-62,7383575439453</text:p>
          </table:table-cell>
          <table:table-cell office:value-type="float" office:value="-62.7239608764648" calcext:value-type="float">
            <text:p>-62,7239608764648</text:p>
          </table:table-cell>
          <table:table-cell office:value-type="float" office:value="-62.7348976135254" calcext:value-type="float">
            <text:p>-62,7348976135254</text:p>
          </table:table-cell>
          <table:table-cell office:value-type="float" office:value="-62.7296409606934" calcext:value-type="float">
            <text:p>-62,7296409606934</text:p>
          </table:table-cell>
          <table:table-cell office:value-type="float" office:value="-62.7353363037109" calcext:value-type="float">
            <text:p>-62,7353363037109</text:p>
          </table:table-cell>
          <table:table-cell office:value-type="float" office:value="-62.7260551452637" calcext:value-type="float">
            <text:p>-62,7260551452637</text:p>
          </table:table-cell>
          <table:table-cell office:value-type="float" office:value="-62.7474327087402" calcext:value-type="float">
            <text:p>-62,7474327087402</text:p>
          </table:table-cell>
          <table:table-cell office:value-type="float" office:value="-62.733585357666" calcext:value-type="float">
            <text:p>-62,733585357666</text:p>
          </table:table-cell>
          <table:table-cell office:value-type="float" office:value="-62.7476921081543" calcext:value-type="float">
            <text:p>-62,7476921081543</text:p>
          </table:table-cell>
          <table:table-cell office:value-type="float" office:value="-62.7406349182129" calcext:value-type="float">
            <text:p>-62,7406349182129</text:p>
          </table:table-cell>
          <table:table-cell office:value-type="float" office:value="-62.7194519042969" calcext:value-type="float">
            <text:p>-62,7194519042969</text:p>
          </table:table-cell>
          <table:table-cell office:value-type="float" office:value="-62.7261428833008" calcext:value-type="float">
            <text:p>-62,7261428833008</text:p>
          </table:table-cell>
          <table:table-cell office:value-type="float" office:value="-62.7297744750977" calcext:value-type="float">
            <text:p>-62,7297744750977</text:p>
          </table:table-cell>
          <table:table-cell office:value-type="float" office:value="-62.7436180114746" calcext:value-type="float">
            <text:p>-62,7436180114746</text:p>
          </table:table-cell>
          <table:table-cell office:value-type="float" office:value="-62.729866027832" calcext:value-type="float">
            <text:p>-62,729866027832</text:p>
          </table:table-cell>
          <table:table-cell office:value-type="float" office:value="-62.7147331237793" calcext:value-type="float">
            <text:p>-62,7147331237793</text:p>
          </table:table-cell>
          <table:table-cell office:value-type="float" office:value="-62.7267150878906" calcext:value-type="float">
            <text:p>-62,7267150878906</text:p>
          </table:table-cell>
          <table:table-cell office:value-type="float" office:value="-62.7376136779785" calcext:value-type="float">
            <text:p>-62,7376136779785</text:p>
          </table:table-cell>
          <table:table-cell office:value-type="float" office:value="-62.737003326416" calcext:value-type="float">
            <text:p>-62,737003326416</text:p>
          </table:table-cell>
          <table:table-cell office:value-type="float" office:value="-62.735466003418" calcext:value-type="float">
            <text:p>-62,735466003418</text:p>
          </table:table-cell>
          <table:table-cell office:value-type="float" office:value="-62.7253150939941" calcext:value-type="float">
            <text:p>-62,7253150939941</text:p>
          </table:table-cell>
          <table:table-cell office:value-type="float" office:value="-62.7335395812988" calcext:value-type="float">
            <text:p>-62,7335395812988</text:p>
          </table:table-cell>
          <table:table-cell table:number-columns-repeated="2" office:value-type="float" office:value="-62.6565628051758" calcext:value-type="float">
            <text:p>-62,6565628051758</text:p>
          </table:table-cell>
          <table:table-cell office:value-type="float" office:value="-62.6524810791016" calcext:value-type="float">
            <text:p>-62,6524810791016</text:p>
          </table:table-cell>
          <table:table-cell office:value-type="float" office:value="-62.6469764709473" calcext:value-type="float">
            <text:p>-62,6469764709473</text:p>
          </table:table-cell>
          <table:table-cell office:value-type="float" office:value="-62.6616439819336" calcext:value-type="float">
            <text:p>-62,6616439819336</text:p>
          </table:table-cell>
          <table:table-cell office:value-type="float" office:value="-62.6650276184082" calcext:value-type="float">
            <text:p>-62,6650276184082</text:p>
          </table:table-cell>
          <table:table-cell office:value-type="float" office:value="-62.6474533081055" calcext:value-type="float">
            <text:p>-62,6474533081055</text:p>
          </table:table-cell>
          <table:table-cell office:value-type="float" office:value="-62.6556510925293" calcext:value-type="float">
            <text:p>-62,6556510925293</text:p>
          </table:table-cell>
          <table:table-cell office:value-type="float" office:value="-62.6599044799805" calcext:value-type="float">
            <text:p>-62,6599044799805</text:p>
          </table:table-cell>
          <table:table-cell office:value-type="float" office:value="-62.6592063903809" calcext:value-type="float">
            <text:p>-62,6592063903809</text:p>
          </table:table-cell>
          <table:table-cell office:value-type="float" office:value="-62.6495780944824" calcext:value-type="float">
            <text:p>-62,6495780944824</text:p>
          </table:table-cell>
          <table:table-cell office:value-type="float" office:value="-62.6492309570313" calcext:value-type="float">
            <text:p>-62,6492309570313</text:p>
          </table:table-cell>
          <table:table-cell office:value-type="float" office:value="-62.640869140625" calcext:value-type="float">
            <text:p>-62,640869140625</text:p>
          </table:table-cell>
          <table:table-cell office:value-type="float" office:value="-62.6454582214356" calcext:value-type="float">
            <text:p>-62,6454582214356</text:p>
          </table:table-cell>
          <table:table-cell office:value-type="float" office:value="-62.6570358276367" calcext:value-type="float">
            <text:p>-62,6570358276367</text:p>
          </table:table-cell>
          <table:table-cell office:value-type="float" office:value="-62.650577545166" calcext:value-type="float">
            <text:p>-62,650577545166</text:p>
          </table:table-cell>
          <table:table-cell office:value-type="float" office:value="-62.6612892150879" calcext:value-type="float">
            <text:p>-62,6612892150879</text:p>
          </table:table-cell>
          <table:table-cell office:value-type="float" office:value="-62.6587753295898" calcext:value-type="float">
            <text:p>-62,6587753295898</text:p>
          </table:table-cell>
          <table:table-cell office:value-type="float" office:value="-62.6336364746094" calcext:value-type="float">
            <text:p>-62,6336364746094</text:p>
          </table:table-cell>
          <table:table-cell office:value-type="float" office:value="-62.6346321105957" calcext:value-type="float">
            <text:p>-62,6346321105957</text:p>
          </table:table-cell>
          <table:table-cell office:value-type="float" office:value="-62.6652450561523" calcext:value-type="float">
            <text:p>-62,6652450561523</text:p>
          </table:table-cell>
          <table:table-cell office:value-type="float" office:value="-62.6606407165527" calcext:value-type="float">
            <text:p>-62,6606407165527</text:p>
          </table:table-cell>
          <table:table-cell office:value-type="float" office:value="-62.6491012573242" calcext:value-type="float">
            <text:p>-62,6491012573242</text:p>
          </table:table-cell>
          <table:table-cell office:value-type="float" office:value="-62.660774230957" calcext:value-type="float">
            <text:p>-62,660774230957</text:p>
          </table:table-cell>
          <table:table-cell office:value-type="float" office:value="-62.6633338928223" calcext:value-type="float">
            <text:p>-62,6633338928223</text:p>
          </table:table-cell>
          <table:table-cell office:value-type="float" office:value="-62.6497535705566" calcext:value-type="float">
            <text:p>-62,6497535705566</text:p>
          </table:table-cell>
          <table:table-cell office:value-type="float" office:value="-62.6728935241699" calcext:value-type="float">
            <text:p>-62,6728935241699</text:p>
          </table:table-cell>
          <table:table-cell office:value-type="float" office:value="-62.6715469360352" calcext:value-type="float">
            <text:p>-62,6715469360352</text:p>
          </table:table-cell>
          <table:table-cell office:value-type="float" office:value="-62.6570816040039" calcext:value-type="float">
            <text:p>-62,6570816040039</text:p>
          </table:table-cell>
          <table:table-cell office:value-type="float" office:value="-62.6571235656738" calcext:value-type="float">
            <text:p>-62,6571235656738</text:p>
          </table:table-cell>
          <table:table-cell office:value-type="float" office:value="-62.6585578918457" calcext:value-type="float">
            <text:p>-62,6585578918457</text:p>
          </table:table-cell>
          <table:table-cell office:value-type="float" office:value="-62.640869140625" calcext:value-type="float">
            <text:p>-62,640869140625</text:p>
          </table:table-cell>
          <table:table-cell office:value-type="float" office:value="-62.6641159057617" calcext:value-type="float">
            <text:p>-62,6641159057617</text:p>
          </table:table-cell>
          <table:table-cell office:value-type="float" office:value="-62.6535263061523" calcext:value-type="float">
            <text:p>-62,6535263061523</text:p>
          </table:table-cell>
          <table:table-cell office:value-type="float" office:value="-62.6515693664551" calcext:value-type="float">
            <text:p>-62,6515693664551</text:p>
          </table:table-cell>
        </table:table-row>
        <table:table-row table:style-name="ro1">
          <table:table-cell office:value-type="float" office:value="-62.7601127624512" calcext:value-type="float">
            <text:p>-62,7601127624512</text:p>
          </table:table-cell>
          <table:table-cell office:value-type="float" office:value="-62.792896270752" calcext:value-type="float">
            <text:p>-62,792896270752</text:p>
          </table:table-cell>
          <table:table-cell office:value-type="float" office:value="-62.7518157958984" calcext:value-type="float">
            <text:p>-62,7518157958984</text:p>
          </table:table-cell>
          <table:table-cell office:value-type="float" office:value="-62.7425651550293" calcext:value-type="float">
            <text:p>-62,7425651550293</text:p>
          </table:table-cell>
          <table:table-cell office:value-type="float" office:value="-62.737964630127" calcext:value-type="float">
            <text:p>-62,737964630127</text:p>
          </table:table-cell>
          <table:table-cell office:value-type="float" office:value="-62.7556343078613" calcext:value-type="float">
            <text:p>-62,7556343078613</text:p>
          </table:table-cell>
          <table:table-cell office:value-type="float" office:value="-62.7604637145996" calcext:value-type="float">
            <text:p>-62,7604637145996</text:p>
          </table:table-cell>
          <table:table-cell office:value-type="float" office:value="-62.7668342590332" calcext:value-type="float">
            <text:p>-62,7668342590332</text:p>
          </table:table-cell>
          <table:table-cell office:value-type="float" office:value="-62.7447547912598" calcext:value-type="float">
            <text:p>-62,7447547912598</text:p>
          </table:table-cell>
          <table:table-cell office:value-type="float" office:value="-62.748176574707" calcext:value-type="float">
            <text:p>-62,748176574707</text:p>
          </table:table-cell>
          <table:table-cell office:value-type="float" office:value="-62.7574806213379" calcext:value-type="float">
            <text:p>-62,7574806213379</text:p>
          </table:table-cell>
          <table:table-cell office:value-type="float" office:value="-62.7372169494629" calcext:value-type="float">
            <text:p>-62,7372169494629</text:p>
          </table:table-cell>
          <table:table-cell office:value-type="float" office:value="-62.7542724609375" calcext:value-type="float">
            <text:p>-62,7542724609375</text:p>
          </table:table-cell>
          <table:table-cell office:value-type="float" office:value="-62.7613029479981" calcext:value-type="float">
            <text:p>-62,7613029479981</text:p>
          </table:table-cell>
          <table:table-cell office:value-type="float" office:value="-62.7517776489258" calcext:value-type="float">
            <text:p>-62,7517776489258</text:p>
          </table:table-cell>
          <table:table-cell office:value-type="float" office:value="-62.7407684326172" calcext:value-type="float">
            <text:p>-62,7407684326172</text:p>
          </table:table-cell>
          <table:table-cell office:value-type="float" office:value="-62.7598533630371" calcext:value-type="float">
            <text:p>-62,7598533630371</text:p>
          </table:table-cell>
          <table:table-cell office:value-type="float" office:value="-62.7347259521484" calcext:value-type="float">
            <text:p>-62,7347259521484</text:p>
          </table:table-cell>
          <table:table-cell office:value-type="float" office:value="-62.7514228820801" calcext:value-type="float">
            <text:p>-62,7514228820801</text:p>
          </table:table-cell>
          <table:table-cell office:value-type="float" office:value="-62.7632789611816" calcext:value-type="float">
            <text:p>-62,7632789611816</text:p>
          </table:table-cell>
          <table:table-cell office:value-type="float" office:value="-62.7639350891113" calcext:value-type="float">
            <text:p>-62,7639350891113</text:p>
          </table:table-cell>
          <table:table-cell office:value-type="float" office:value="-62.7633247375488" calcext:value-type="float">
            <text:p>-62,7633247375488</text:p>
          </table:table-cell>
          <table:table-cell office:value-type="float" office:value="-62.7547569274902" calcext:value-type="float">
            <text:p>-62,7547569274902</text:p>
          </table:table-cell>
          <table:table-cell office:value-type="float" office:value="-62.7425651550293" calcext:value-type="float">
            <text:p>-62,7425651550293</text:p>
          </table:table-cell>
          <table:table-cell office:value-type="float" office:value="-62.7297325134277" calcext:value-type="float">
            <text:p>-62,7297325134277</text:p>
          </table:table-cell>
          <table:table-cell office:value-type="float" office:value="-62.7718467712402" calcext:value-type="float">
            <text:p>-62,7718467712402</text:p>
          </table:table-cell>
          <table:table-cell office:value-type="float" office:value="-62.7653427124023" calcext:value-type="float">
            <text:p>-62,7653427124023</text:p>
          </table:table-cell>
          <table:table-cell office:value-type="float" office:value="-62.753833770752" calcext:value-type="float">
            <text:p>-62,753833770752</text:p>
          </table:table-cell>
          <table:table-cell office:value-type="float" office:value="-62.7369575500488" calcext:value-type="float">
            <text:p>-62,7369575500488</text:p>
          </table:table-cell>
          <table:table-cell office:value-type="float" office:value="-62.7419052124023" calcext:value-type="float">
            <text:p>-62,7419052124023</text:p>
          </table:table-cell>
          <table:table-cell office:value-type="float" office:value="-62.7461585998535" calcext:value-type="float">
            <text:p>-62,7461585998535</text:p>
          </table:table-cell>
          <table:table-cell office:value-type="float" office:value="-62.7349433898926" calcext:value-type="float">
            <text:p>-62,7349433898926</text:p>
          </table:table-cell>
          <table:table-cell office:value-type="float" office:value="-62.7266273498535" calcext:value-type="float">
            <text:p>-62,7266273498535</text:p>
          </table:table-cell>
          <table:table-cell office:value-type="float" office:value="-62.7359504699707" calcext:value-type="float">
            <text:p>-62,7359504699707</text:p>
          </table:table-cell>
          <table:table-cell office:value-type="float" office:value="-62.7358169555664" calcext:value-type="float">
            <text:p>-62,7358169555664</text:p>
          </table:table-cell>
          <table:table-cell office:value-type="float" office:value="-62.7561149597168" calcext:value-type="float">
            <text:p>-62,7561149597168</text:p>
          </table:table-cell>
          <table:table-cell office:value-type="float" office:value="-62.753833770752" calcext:value-type="float">
            <text:p>-62,753833770752</text:p>
          </table:table-cell>
          <table:table-cell office:value-type="float" office:value="-62.7357292175293" calcext:value-type="float">
            <text:p>-62,7357292175293</text:p>
          </table:table-cell>
          <table:table-cell office:value-type="float" office:value="-62.7398490905762" calcext:value-type="float">
            <text:p>-62,7398490905762</text:p>
          </table:table-cell>
          <table:table-cell office:value-type="float" office:value="-62.7559013366699" calcext:value-type="float">
            <text:p>-62,7559013366699</text:p>
          </table:table-cell>
          <table:table-cell office:value-type="float" office:value="-62.7504997253418" calcext:value-type="float">
            <text:p>-62,7504997253418</text:p>
          </table:table-cell>
          <table:table-cell office:value-type="float" office:value="-62.7448883056641" calcext:value-type="float">
            <text:p>-62,7448883056641</text:p>
          </table:table-cell>
          <table:table-cell office:value-type="float" office:value="-62.7609901428223" calcext:value-type="float">
            <text:p>-62,7609901428223</text:p>
          </table:table-cell>
          <table:table-cell office:value-type="float" office:value="-62.7613029479981" calcext:value-type="float">
            <text:p>-62,7613029479981</text:p>
          </table:table-cell>
          <table:table-cell office:value-type="float" office:value="-62.7427825927734" calcext:value-type="float">
            <text:p>-62,7427825927734</text:p>
          </table:table-cell>
          <table:table-cell office:value-type="float" office:value="-62.7509384155273" calcext:value-type="float">
            <text:p>-62,7509384155273</text:p>
          </table:table-cell>
          <table:table-cell office:value-type="float" office:value="-62.7605972290039" calcext:value-type="float">
            <text:p>-62,7605972290039</text:p>
          </table:table-cell>
          <table:table-cell office:value-type="float" office:value="-62.7446670532227" calcext:value-type="float">
            <text:p>-62,7446670532227</text:p>
          </table:table-cell>
          <table:table-cell office:value-type="float" office:value="-62.7565994262695" calcext:value-type="float">
            <text:p>-62,7565994262695</text:p>
          </table:table-cell>
          <table:table-cell office:value-type="float" office:value="-62.7718048095703" calcext:value-type="float">
            <text:p>-62,7718048095703</text:p>
          </table:table-cell>
          <table:table-cell office:value-type="float" office:value="-62.7480010986328" calcext:value-type="float">
            <text:p>-62,7480010986328</text:p>
          </table:table-cell>
          <table:table-cell office:value-type="float" office:value="-62.7386627197266" calcext:value-type="float">
            <text:p>-62,7386627197266</text:p>
          </table:table-cell>
          <table:table-cell office:value-type="float" office:value="-62.7412948608398" calcext:value-type="float">
            <text:p>-62,7412948608398</text:p>
          </table:table-cell>
          <table:table-cell office:value-type="float" office:value="-62.7460708618164" calcext:value-type="float">
            <text:p>-62,7460708618164</text:p>
          </table:table-cell>
          <table:table-cell office:value-type="float" office:value="-62.7419509887695" calcext:value-type="float">
            <text:p>-62,7419509887695</text:p>
          </table:table-cell>
          <table:table-cell office:value-type="float" office:value="-62.7369117736816" calcext:value-type="float">
            <text:p>-62,7369117736816</text:p>
          </table:table-cell>
          <table:table-cell office:value-type="float" office:value="-62.7320060729981" calcext:value-type="float">
            <text:p>-62,7320060729981</text:p>
          </table:table-cell>
          <table:table-cell office:value-type="float" office:value="-62.7375297546387" calcext:value-type="float">
            <text:p>-62,7375297546387</text:p>
          </table:table-cell>
          <table:table-cell office:value-type="float" office:value="-62.748966217041" calcext:value-type="float">
            <text:p>-62,748966217041</text:p>
          </table:table-cell>
          <table:table-cell office:value-type="float" office:value="-62.7303466796875" calcext:value-type="float">
            <text:p>-62,7303466796875</text:p>
          </table:table-cell>
          <table:table-cell office:value-type="float" office:value="-62.7392807006836" calcext:value-type="float">
            <text:p>-62,7392807006836</text:p>
          </table:table-cell>
          <table:table-cell office:value-type="float" office:value="-62.7547988891602" calcext:value-type="float">
            <text:p>-62,7547988891602</text:p>
          </table:table-cell>
          <table:table-cell office:value-type="float" office:value="-62.7605094909668" calcext:value-type="float">
            <text:p>-62,7605094909668</text:p>
          </table:table-cell>
          <table:table-cell office:value-type="float" office:value="-62.7439689636231" calcext:value-type="float">
            <text:p>-62,7439689636231</text:p>
          </table:table-cell>
          <table:table-cell office:value-type="float" office:value="-62.7480430603027" calcext:value-type="float">
            <text:p>-62,7480430603027</text:p>
          </table:table-cell>
          <table:table-cell office:value-type="float" office:value="-62.7504997253418" calcext:value-type="float">
            <text:p>-62,7504997253418</text:p>
          </table:table-cell>
          <table:table-cell office:value-type="float" office:value="-62.7557678222656" calcext:value-type="float">
            <text:p>-62,7557678222656</text:p>
          </table:table-cell>
          <table:table-cell office:value-type="float" office:value="-62.7617416381836" calcext:value-type="float">
            <text:p>-62,7617416381836</text:p>
          </table:table-cell>
          <table:table-cell office:value-type="float" office:value="-62.7444953918457" calcext:value-type="float">
            <text:p>-62,7444953918457</text:p>
          </table:table-cell>
          <table:table-cell office:value-type="float" office:value="-62.7541465759277" calcext:value-type="float">
            <text:p>-62,7541465759277</text:p>
          </table:table-cell>
          <table:table-cell office:value-type="float" office:value="-62.7353363037109" calcext:value-type="float">
            <text:p>-62,7353363037109</text:p>
          </table:table-cell>
          <table:table-cell office:value-type="float" office:value="-62.7494010925293" calcext:value-type="float">
            <text:p>-62,7494010925293</text:p>
          </table:table-cell>
          <table:table-cell office:value-type="float" office:value="-62.7444038391113" calcext:value-type="float">
            <text:p>-62,7444038391113</text:p>
          </table:table-cell>
          <table:table-cell office:value-type="float" office:value="-62.7436637878418" calcext:value-type="float">
            <text:p>-62,7436637878418</text:p>
          </table:table-cell>
          <table:table-cell office:value-type="float" office:value="-62.7381820678711" calcext:value-type="float">
            <text:p>-62,7381820678711</text:p>
          </table:table-cell>
          <table:table-cell office:value-type="float" office:value="-62.749885559082" calcext:value-type="float">
            <text:p>-62,749885559082</text:p>
          </table:table-cell>
          <table:table-cell office:value-type="float" office:value="-62.7524757385254" calcext:value-type="float">
            <text:p>-62,7524757385254</text:p>
          </table:table-cell>
          <table:table-cell office:value-type="float" office:value="-62.7508049011231" calcext:value-type="float">
            <text:p>-62,7508049011231</text:p>
          </table:table-cell>
          <table:table-cell office:value-type="float" office:value="-62.7464218139648" calcext:value-type="float">
            <text:p>-62,7464218139648</text:p>
          </table:table-cell>
          <table:table-cell office:value-type="float" office:value="-62.7377891540527" calcext:value-type="float">
            <text:p>-62,7377891540527</text:p>
          </table:table-cell>
          <table:table-cell office:value-type="float" office:value="-62.7433090209961" calcext:value-type="float">
            <text:p>-62,7433090209961</text:p>
          </table:table-cell>
          <table:table-cell office:value-type="float" office:value="-62.7469902038574" calcext:value-type="float">
            <text:p>-62,7469902038574</text:p>
          </table:table-cell>
          <table:table-cell office:value-type="float" office:value="-62.7613906860352" calcext:value-type="float">
            <text:p>-62,7613906860352</text:p>
          </table:table-cell>
          <table:table-cell office:value-type="float" office:value="-62.7633247375488" calcext:value-type="float">
            <text:p>-62,7633247375488</text:p>
          </table:table-cell>
          <table:table-cell office:value-type="float" office:value="-62.7385330200195" calcext:value-type="float">
            <text:p>-62,7385330200195</text:p>
          </table:table-cell>
          <table:table-cell office:value-type="float" office:value="-62.7575645446777" calcext:value-type="float">
            <text:p>-62,7575645446777</text:p>
          </table:table-cell>
          <table:table-cell office:value-type="float" office:value="-62.745548248291" calcext:value-type="float">
            <text:p>-62,745548248291</text:p>
          </table:table-cell>
          <table:table-cell office:value-type="float" office:value="-62.7543182373047" calcext:value-type="float">
            <text:p>-62,7543182373047</text:p>
          </table:table-cell>
          <table:table-cell office:value-type="float" office:value="-62.7541465759277" calcext:value-type="float">
            <text:p>-62,7541465759277</text:p>
          </table:table-cell>
          <table:table-cell office:value-type="float" office:value="-62.7500610351563" calcext:value-type="float">
            <text:p>-62,7500610351563</text:p>
          </table:table-cell>
          <table:table-cell office:value-type="float" office:value="-62.7430038452148" calcext:value-type="float">
            <text:p>-62,7430038452148</text:p>
          </table:table-cell>
          <table:table-cell office:value-type="float" office:value="-62.7334098815918" calcext:value-type="float">
            <text:p>-62,7334098815918</text:p>
          </table:table-cell>
          <table:table-cell office:value-type="float" office:value="-62.7610816955566" calcext:value-type="float">
            <text:p>-62,7610816955566</text:p>
          </table:table-cell>
          <table:table-cell office:value-type="float" office:value="-62.7508049011231" calcext:value-type="float">
            <text:p>-62,7508049011231</text:p>
          </table:table-cell>
          <table:table-cell office:value-type="float" office:value="-62.7412071228027" calcext:value-type="float">
            <text:p>-62,7412071228027</text:p>
          </table:table-cell>
          <table:table-cell office:value-type="float" office:value="-62.7511138916016" calcext:value-type="float">
            <text:p>-62,7511138916016</text:p>
          </table:table-cell>
          <table:table-cell office:value-type="float" office:value="-62.7461166381836" calcext:value-type="float">
            <text:p>-62,7461166381836</text:p>
          </table:table-cell>
          <table:table-cell office:value-type="float" office:value="-62.751335144043" calcext:value-type="float">
            <text:p>-62,751335144043</text:p>
          </table:table-cell>
          <table:table-cell office:value-type="float" office:value="-62.7179679870606" calcext:value-type="float">
            <text:p>-62,7179679870606</text:p>
          </table:table-cell>
          <table:table-cell office:value-type="float" office:value="-62.6994590759277" calcext:value-type="float">
            <text:p>-62,6994590759277</text:p>
          </table:table-cell>
          <table:table-cell office:value-type="float" office:value="-62.6899566650391" calcext:value-type="float">
            <text:p>-62,6899566650391</text:p>
          </table:table-cell>
          <table:table-cell office:value-type="float" office:value="-62.6669387817383" calcext:value-type="float">
            <text:p>-62,6669387817383</text:p>
          </table:table-cell>
          <table:table-cell office:value-type="float" office:value="-62.6770248413086" calcext:value-type="float">
            <text:p>-62,6770248413086</text:p>
          </table:table-cell>
          <table:table-cell office:value-type="float" office:value="-62.6642456054688" calcext:value-type="float">
            <text:p>-62,6642456054688</text:p>
          </table:table-cell>
          <table:table-cell office:value-type="float" office:value="-62.6625938415527" calcext:value-type="float">
            <text:p>-62,6625938415527</text:p>
          </table:table-cell>
          <table:table-cell office:value-type="float" office:value="-62.6771583557129" calcext:value-type="float">
            <text:p>-62,6771583557129</text:p>
          </table:table-cell>
          <table:table-cell office:value-type="float" office:value="-62.6612892150879" calcext:value-type="float">
            <text:p>-62,6612892150879</text:p>
          </table:table-cell>
          <table:table-cell office:value-type="float" office:value="-62.6752853393555" calcext:value-type="float">
            <text:p>-62,6752853393555</text:p>
          </table:table-cell>
          <table:table-cell office:value-type="float" office:value="-62.6708488464356" calcext:value-type="float">
            <text:p>-62,6708488464356</text:p>
          </table:table-cell>
          <table:table-cell office:value-type="float" office:value="-62.6844673156738" calcext:value-type="float">
            <text:p>-62,6844673156738</text:p>
          </table:table-cell>
          <table:table-cell office:value-type="float" office:value="-62.6730690002441" calcext:value-type="float">
            <text:p>-62,6730690002441</text:p>
          </table:table-cell>
          <table:table-cell office:value-type="float" office:value="-62.6695899963379" calcext:value-type="float">
            <text:p>-62,6695899963379</text:p>
          </table:table-cell>
          <table:table-cell office:value-type="float" office:value="-62.6658096313477" calcext:value-type="float">
            <text:p>-62,6658096313477</text:p>
          </table:table-cell>
          <table:table-cell office:value-type="float" office:value="-62.6743698120117" calcext:value-type="float">
            <text:p>-62,6743698120117</text:p>
          </table:table-cell>
          <table:table-cell office:value-type="float" office:value="-62.6676368713379" calcext:value-type="float">
            <text:p>-62,6676368713379</text:p>
          </table:table-cell>
          <table:table-cell office:value-type="float" office:value="-62.6611213684082" calcext:value-type="float">
            <text:p>-62,6611213684082</text:p>
          </table:table-cell>
          <table:table-cell office:value-type="float" office:value="-62.6745491027832" calcext:value-type="float">
            <text:p>-62,6745491027832</text:p>
          </table:table-cell>
          <table:table-cell office:value-type="float" office:value="-62.6555213928223" calcext:value-type="float">
            <text:p>-62,6555213928223</text:p>
          </table:table-cell>
          <table:table-cell office:value-type="float" office:value="-62.6479759216309" calcext:value-type="float">
            <text:p>-62,6479759216309</text:p>
          </table:table-cell>
          <table:table-cell office:value-type="float" office:value="-62.6811180114746" calcext:value-type="float">
            <text:p>-62,6811180114746</text:p>
          </table:table-cell>
          <table:table-cell office:value-type="float" office:value="-62.6712417602539" calcext:value-type="float">
            <text:p>-62,6712417602539</text:p>
          </table:table-cell>
          <table:table-cell office:value-type="float" office:value="-62.6778526306152" calcext:value-type="float">
            <text:p>-62,6778526306152</text:p>
          </table:table-cell>
          <table:table-cell office:value-type="float" office:value="-62.671329498291" calcext:value-type="float">
            <text:p>-62,671329498291</text:p>
          </table:table-cell>
          <table:table-cell office:value-type="float" office:value="-62.6718063354492" calcext:value-type="float">
            <text:p>-62,6718063354492</text:p>
          </table:table-cell>
          <table:table-cell office:value-type="float" office:value="-62.6633796691895" calcext:value-type="float">
            <text:p>-62,6633796691895</text:p>
          </table:table-cell>
          <table:table-cell office:value-type="float" office:value="-62.6585159301758" calcext:value-type="float">
            <text:p>-62,6585159301758</text:p>
          </table:table-cell>
          <table:table-cell office:value-type="float" office:value="-62.6905632019043" calcext:value-type="float">
            <text:p>-62,6905632019043</text:p>
          </table:table-cell>
          <table:table-cell office:value-type="float" office:value="-62.6704597473145" calcext:value-type="float">
            <text:p>-62,6704597473145</text:p>
          </table:table-cell>
          <table:table-cell office:value-type="float" office:value="-62.6969261169434" calcext:value-type="float">
            <text:p>-62,6969261169434</text:p>
          </table:table-cell>
          <table:table-cell office:value-type="float" office:value="-62.6614685058594" calcext:value-type="float">
            <text:p>-62,6614685058594</text:p>
          </table:table-cell>
          <table:table-cell office:value-type="float" office:value="-62.6746330261231" calcext:value-type="float">
            <text:p>-62,6746330261231</text:p>
          </table:table-cell>
          <table:table-cell office:value-type="float" office:value="-62.6551284790039" calcext:value-type="float">
            <text:p>-62,6551284790039</text:p>
          </table:table-cell>
          <table:table-cell office:value-type="float" office:value="-62.6611633300781" calcext:value-type="float">
            <text:p>-62,6611633300781</text:p>
          </table:table-cell>
          <table:table-cell office:value-type="float" office:value="-62.6491012573242" calcext:value-type="float">
            <text:p>-62,6491012573242</text:p>
          </table:table-cell>
          <table:table-cell office:value-type="float" office:value="-62.6739387512207" calcext:value-type="float">
            <text:p>-62,6739387512207</text:p>
          </table:table-cell>
          <table:table-cell office:value-type="float" office:value="-62.6702003479004" calcext:value-type="float">
            <text:p>-62,6702003479004</text:p>
          </table:table-cell>
          <table:table-cell office:value-type="float" office:value="-62.6831169128418" calcext:value-type="float">
            <text:p>-62,6831169128418</text:p>
          </table:table-cell>
          <table:table-cell office:value-type="float" office:value="-62.6657676696777" calcext:value-type="float">
            <text:p>-62,6657676696777</text:p>
          </table:table-cell>
          <table:table-cell office:value-type="float" office:value="-62.6708488464356" calcext:value-type="float">
            <text:p>-62,6708488464356</text:p>
          </table:table-cell>
          <table:table-cell office:value-type="float" office:value="-62.6556930541992" calcext:value-type="float">
            <text:p>-62,6556930541992</text:p>
          </table:table-cell>
          <table:table-cell office:value-type="float" office:value="-62.6772880554199" calcext:value-type="float">
            <text:p>-62,6772880554199</text:p>
          </table:table-cell>
          <table:table-cell office:value-type="float" office:value="-62.6734580993652" calcext:value-type="float">
            <text:p>-62,6734580993652</text:p>
          </table:table-cell>
          <table:table-cell office:value-type="float" office:value="-62.6855125427246" calcext:value-type="float">
            <text:p>-62,6855125427246</text:p>
          </table:table-cell>
          <table:table-cell office:value-type="float" office:value="-62.6838989257813" calcext:value-type="float">
            <text:p>-62,6838989257813</text:p>
          </table:table-cell>
          <table:table-cell office:value-type="float" office:value="-62.6809844970703" calcext:value-type="float">
            <text:p>-62,6809844970703</text:p>
          </table:table-cell>
          <table:table-cell office:value-type="float" office:value="-62.6734580993652" calcext:value-type="float">
            <text:p>-62,6734580993652</text:p>
          </table:table-cell>
          <table:table-cell office:value-type="float" office:value="-62.6643753051758" calcext:value-type="float">
            <text:p>-62,6643753051758</text:p>
          </table:table-cell>
          <table:table-cell office:value-type="float" office:value="-62.681941986084" calcext:value-type="float">
            <text:p>-62,681941986084</text:p>
          </table:table-cell>
          <table:table-cell office:value-type="float" office:value="-62.6703720092773" calcext:value-type="float">
            <text:p>-62,6703720092773</text:p>
          </table:table-cell>
          <table:table-cell office:value-type="float" office:value="-62.6580390930176" calcext:value-type="float">
            <text:p>-62,6580390930176</text:p>
          </table:table-cell>
          <table:table-cell office:value-type="float" office:value="-62.6650276184082" calcext:value-type="float">
            <text:p>-62,6650276184082</text:p>
          </table:table-cell>
          <table:table-cell office:value-type="float" office:value="-62.6761131286621" calcext:value-type="float">
            <text:p>-62,6761131286621</text:p>
          </table:table-cell>
          <table:table-cell office:value-type="float" office:value="-62.6714172363281" calcext:value-type="float">
            <text:p>-62,6714172363281</text:p>
          </table:table-cell>
          <table:table-cell office:value-type="float" office:value="-62.6850776672363" calcext:value-type="float">
            <text:p>-62,6850776672363</text:p>
          </table:table-cell>
          <table:table-cell office:value-type="float" office:value="-62.6750717163086" calcext:value-type="float">
            <text:p>-62,6750717163086</text:p>
          </table:table-cell>
          <table:table-cell office:value-type="float" office:value="-62.6898231506348" calcext:value-type="float">
            <text:p>-62,6898231506348</text:p>
          </table:table-cell>
          <table:table-cell office:value-type="float" office:value="-62.6605987548828" calcext:value-type="float">
            <text:p>-62,6605987548828</text:p>
          </table:table-cell>
          <table:table-cell office:value-type="float" office:value="-62.6609001159668" calcext:value-type="float">
            <text:p>-62,6609001159668</text:p>
          </table:table-cell>
          <table:table-cell office:value-type="float" office:value="-62.6767234802246" calcext:value-type="float">
            <text:p>-62,6767234802246</text:p>
          </table:table-cell>
          <table:table-cell office:value-type="float" office:value="-62.6707229614258" calcext:value-type="float">
            <text:p>-62,6707229614258</text:p>
          </table:table-cell>
          <table:table-cell office:value-type="float" office:value="-62.6828117370606" calcext:value-type="float">
            <text:p>-62,6828117370606</text:p>
          </table:table-cell>
          <table:table-cell office:value-type="float" office:value="-62.6579055786133" calcext:value-type="float">
            <text:p>-62,6579055786133</text:p>
          </table:table-cell>
          <table:table-cell office:value-type="float" office:value="-62.6763725280762" calcext:value-type="float">
            <text:p>-62,6763725280762</text:p>
          </table:table-cell>
          <table:table-cell office:value-type="float" office:value="-62.6758499145508" calcext:value-type="float">
            <text:p>-62,6758499145508</text:p>
          </table:table-cell>
          <table:table-cell office:value-type="float" office:value="-62.682991027832" calcext:value-type="float">
            <text:p>-62,682991027832</text:p>
          </table:table-cell>
          <table:table-cell office:value-type="float" office:value="-62.6574325561523" calcext:value-type="float">
            <text:p>-62,6574325561523</text:p>
          </table:table-cell>
          <table:table-cell office:value-type="float" office:value="-62.6643753051758" calcext:value-type="float">
            <text:p>-62,6643753051758</text:p>
          </table:table-cell>
          <table:table-cell office:value-type="float" office:value="-62.6571235656738" calcext:value-type="float">
            <text:p>-62,6571235656738</text:p>
          </table:table-cell>
          <table:table-cell office:value-type="float" office:value="-62.6599502563477" calcext:value-type="float">
            <text:p>-62,6599502563477</text:p>
          </table:table-cell>
          <table:table-cell office:value-type="float" office:value="-62.6518783569336" calcext:value-type="float">
            <text:p>-62,6518783569336</text:p>
          </table:table-cell>
          <table:table-cell office:value-type="float" office:value="-62.6695442199707" calcext:value-type="float">
            <text:p>-62,6695442199707</text:p>
          </table:table-cell>
          <table:table-cell office:value-type="float" office:value="-62.6484069824219" calcext:value-type="float">
            <text:p>-62,6484069824219</text:p>
          </table:table-cell>
          <table:table-cell office:value-type="float" office:value="-62.6765899658203" calcext:value-type="float">
            <text:p>-62,6765899658203</text:p>
          </table:table-cell>
          <table:table-cell office:value-type="float" office:value="-62.6660308837891" calcext:value-type="float">
            <text:p>-62,6660308837891</text:p>
          </table:table-cell>
          <table:table-cell office:value-type="float" office:value="-62.6760673522949" calcext:value-type="float">
            <text:p>-62,6760673522949</text:p>
          </table:table-cell>
          <table:table-cell office:value-type="float" office:value="-62.676025390625" calcext:value-type="float">
            <text:p>-62,676025390625</text:p>
          </table:table-cell>
          <table:table-cell office:value-type="float" office:value="-62.6747207641602" calcext:value-type="float">
            <text:p>-62,6747207641602</text:p>
          </table:table-cell>
          <table:table-cell office:value-type="float" office:value="-62.6532173156738" calcext:value-type="float">
            <text:p>-62,6532173156738</text:p>
          </table:table-cell>
          <table:table-cell office:value-type="float" office:value="-62.6706352233887" calcext:value-type="float">
            <text:p>-62,6706352233887</text:p>
          </table:table-cell>
          <table:table-cell office:value-type="float" office:value="-62.6707649230957" calcext:value-type="float">
            <text:p>-62,6707649230957</text:p>
          </table:table-cell>
          <table:table-cell office:value-type="float" office:value="-62.6570816040039" calcext:value-type="float">
            <text:p>-62,6570816040039</text:p>
          </table:table-cell>
          <table:table-cell office:value-type="float" office:value="-62.6705474853516" calcext:value-type="float">
            <text:p>-62,6705474853516</text:p>
          </table:table-cell>
          <table:table-cell office:value-type="float" office:value="-62.6755867004395" calcext:value-type="float">
            <text:p>-62,6755867004395</text:p>
          </table:table-cell>
          <table:table-cell office:value-type="float" office:value="-62.6590347290039" calcext:value-type="float">
            <text:p>-62,6590347290039</text:p>
          </table:table-cell>
          <table:table-cell office:value-type="float" office:value="-62.6683731079102" calcext:value-type="float">
            <text:p>-62,6683731079102</text:p>
          </table:table-cell>
          <table:table-cell office:value-type="float" office:value="-62.6751518249512" calcext:value-type="float">
            <text:p>-62,6751518249512</text:p>
          </table:table-cell>
          <table:table-cell office:value-type="float" office:value="-62.684814453125" calcext:value-type="float">
            <text:p>-62,684814453125</text:p>
          </table:table-cell>
          <table:table-cell office:value-type="float" office:value="-62.6733322143555" calcext:value-type="float">
            <text:p>-62,6733322143555</text:p>
          </table:table-cell>
          <table:table-cell office:value-type="float" office:value="-62.6712417602539" calcext:value-type="float">
            <text:p>-62,6712417602539</text:p>
          </table:table-cell>
          <table:table-cell office:value-type="float" office:value="-62.6748504638672" calcext:value-type="float">
            <text:p>-62,6748504638672</text:p>
          </table:table-cell>
          <table:table-cell office:value-type="float" office:value="-62.6768112182617" calcext:value-type="float">
            <text:p>-62,6768112182617</text:p>
          </table:table-cell>
          <table:table-cell office:value-type="float" office:value="-62.6812858581543" calcext:value-type="float">
            <text:p>-62,6812858581543</text:p>
          </table:table-cell>
          <table:table-cell office:value-type="float" office:value="-62.6792449951172" calcext:value-type="float">
            <text:p>-62,6792449951172</text:p>
          </table:table-cell>
          <table:table-cell office:value-type="float" office:value="-62.6738090515137" calcext:value-type="float">
            <text:p>-62,6738090515137</text:p>
          </table:table-cell>
          <table:table-cell office:value-type="float" office:value="-62.6646385192871" calcext:value-type="float">
            <text:p>-62,6646385192871</text:p>
          </table:table-cell>
          <table:table-cell office:value-type="float" office:value="-62.669807434082" calcext:value-type="float">
            <text:p>-62,669807434082</text:p>
          </table:table-cell>
          <table:table-cell office:value-type="float" office:value="-62.6601181030273" calcext:value-type="float">
            <text:p>-62,6601181030273</text:p>
          </table:table-cell>
          <table:table-cell office:value-type="float" office:value="-62.6827697753906" calcext:value-type="float">
            <text:p>-62,6827697753906</text:p>
          </table:table-cell>
          <table:table-cell office:value-type="float" office:value="-62.6585159301758" calcext:value-type="float">
            <text:p>-62,6585159301758</text:p>
          </table:table-cell>
          <table:table-cell office:value-type="float" office:value="-62.6821174621582" calcext:value-type="float">
            <text:p>-62,6821174621582</text:p>
          </table:table-cell>
          <table:table-cell office:value-type="float" office:value="-62.6788520812988" calcext:value-type="float">
            <text:p>-62,6788520812988</text:p>
          </table:table-cell>
          <table:table-cell office:value-type="float" office:value="-62.6720695495606" calcext:value-type="float">
            <text:p>-62,6720695495606</text:p>
          </table:table-cell>
          <table:table-cell office:value-type="float" office:value="-62.6691093444824" calcext:value-type="float">
            <text:p>-62,6691093444824</text:p>
          </table:table-cell>
          <table:table-cell office:value-type="float" office:value="-62.6764602661133" calcext:value-type="float">
            <text:p>-62,6764602661133</text:p>
          </table:table-cell>
          <table:table-cell office:value-type="float" office:value="-62.6672019958496" calcext:value-type="float">
            <text:p>-62,6672019958496</text:p>
          </table:table-cell>
          <table:table-cell office:value-type="float" office:value="-62.6557350158691" calcext:value-type="float">
            <text:p>-62,6557350158691</text:p>
          </table:table-cell>
          <table:table-cell office:value-type="float" office:value="-62.6763305664063" calcext:value-type="float">
            <text:p>-62,6763305664063</text:p>
          </table:table-cell>
          <table:table-cell office:value-type="float" office:value="-62.6664199829102" calcext:value-type="float">
            <text:p>-62,6664199829102</text:p>
          </table:table-cell>
          <table:table-cell office:value-type="float" office:value="-62.6744613647461" calcext:value-type="float">
            <text:p>-62,6744613647461</text:p>
          </table:table-cell>
          <table:table-cell office:value-type="float" office:value="-62.6615524291992" calcext:value-type="float">
            <text:p>-62,6615524291992</text:p>
          </table:table-cell>
          <table:table-cell office:value-type="float" office:value="-62.6646385192871" calcext:value-type="float">
            <text:p>-62,6646385192871</text:p>
          </table:table-cell>
          <table:table-cell office:value-type="float" office:value="-62.6409950256348" calcext:value-type="float">
            <text:p>-62,6409950256348</text:p>
          </table:table-cell>
          <table:table-cell office:value-type="float" office:value="-62.6734580993652" calcext:value-type="float">
            <text:p>-62,6734580993652</text:p>
          </table:table-cell>
          <table:table-cell office:value-type="float" office:value="-62.6681976318359" calcext:value-type="float">
            <text:p>-62,6681976318359</text:p>
          </table:table-cell>
          <table:table-cell office:value-type="float" office:value="-62.6684188842773" calcext:value-type="float">
            <text:p>-62,6684188842773</text:p>
          </table:table-cell>
          <table:table-cell office:value-type="float" office:value="-62.6612052917481" calcext:value-type="float">
            <text:p>-62,6612052917481</text:p>
          </table:table-cell>
          <table:table-cell office:value-type="float" office:value="-62.6715049743652" calcext:value-type="float">
            <text:p>-62,6715049743652</text:p>
          </table:table-cell>
          <table:table-cell office:value-type="float" office:value="-62.6843338012695" calcext:value-type="float">
            <text:p>-62,6843338012695</text:p>
          </table:table-cell>
          <table:table-cell office:value-type="float" office:value="-62.6576042175293" calcext:value-type="float">
            <text:p>-62,6576042175293</text:p>
          </table:table-cell>
          <table:table-cell office:value-type="float" office:value="-62.6664199829102" calcext:value-type="float">
            <text:p>-62,6664199829102</text:p>
          </table:table-cell>
          <table:table-cell office:value-type="float" office:value="-62.6618995666504" calcext:value-type="float">
            <text:p>-62,6618995666504</text:p>
          </table:table-cell>
          <table:table-cell office:value-type="float" office:value="-62.6738471984863" calcext:value-type="float">
            <text:p>-62,6738471984863</text:p>
          </table:table-cell>
          <table:table-cell office:value-type="float" office:value="-62.6881256103516" calcext:value-type="float">
            <text:p>-62,6881256103516</text:p>
          </table:table-cell>
          <table:table-cell office:value-type="float" office:value="-62.6739807128906" calcext:value-type="float">
            <text:p>-62,6739807128906</text:p>
          </table:table-cell>
          <table:table-cell office:value-type="float" office:value="-62.6682434082031" calcext:value-type="float">
            <text:p>-62,6682434082031</text:p>
          </table:table-cell>
          <table:table-cell office:value-type="float" office:value="-62.6722412109375" calcext:value-type="float">
            <text:p>-62,6722412109375</text:p>
          </table:table-cell>
          <table:table-cell office:value-type="float" office:value="-62.6417350769043" calcext:value-type="float">
            <text:p>-62,6417350769043</text:p>
          </table:table-cell>
          <table:table-cell office:value-type="float" office:value="-62.6670684814453" calcext:value-type="float">
            <text:p>-62,6670684814453</text:p>
          </table:table-cell>
          <table:table-cell office:value-type="float" office:value="-62.6641616821289" calcext:value-type="float">
            <text:p>-62,6641616821289</text:p>
          </table:table-cell>
          <table:table-cell office:value-type="float" office:value="-62.6744155883789" calcext:value-type="float">
            <text:p>-62,6744155883789</text:p>
          </table:table-cell>
          <table:table-cell office:value-type="float" office:value="-62.662467956543" calcext:value-type="float">
            <text:p>-62,662467956543</text:p>
          </table:table-cell>
          <table:table-cell office:value-type="float" office:value="-62.6844215393066" calcext:value-type="float">
            <text:p>-62,6844215393066</text:p>
          </table:table-cell>
          <table:table-cell office:value-type="float" office:value="-62.6660308837891" calcext:value-type="float">
            <text:p>-62,6660308837891</text:p>
          </table:table-cell>
          <table:table-cell office:value-type="float" office:value="-62.6777229309082" calcext:value-type="float">
            <text:p>-62,6777229309082</text:p>
          </table:table-cell>
          <table:table-cell office:value-type="float" office:value="-62.6720695495606" calcext:value-type="float">
            <text:p>-62,6720695495606</text:p>
          </table:table-cell>
          <table:table-cell office:value-type="float" office:value="-62.6684608459473" calcext:value-type="float">
            <text:p>-62,6684608459473</text:p>
          </table:table-cell>
          <table:table-cell office:value-type="float" office:value="-62.6552619934082" calcext:value-type="float">
            <text:p>-62,6552619934082</text:p>
          </table:table-cell>
          <table:table-cell office:value-type="float" office:value="-62.6781578063965" calcext:value-type="float">
            <text:p>-62,6781578063965</text:p>
          </table:table-cell>
          <table:table-cell office:value-type="float" office:value="-62.6694602966309" calcext:value-type="float">
            <text:p>-62,6694602966309</text:p>
          </table:table-cell>
          <table:table-cell office:value-type="float" office:value="-62.6856002807617" calcext:value-type="float">
            <text:p>-62,6856002807617</text:p>
          </table:table-cell>
          <table:table-cell office:value-type="float" office:value="-62.648624420166" calcext:value-type="float">
            <text:p>-62,648624420166</text:p>
          </table:table-cell>
          <table:table-cell office:value-type="float" office:value="-62.6783752441406" calcext:value-type="float">
            <text:p>-62,6783752441406</text:p>
          </table:table-cell>
          <table:table-cell office:value-type="float" office:value="-62.6444625854492" calcext:value-type="float">
            <text:p>-62,6444625854492</text:p>
          </table:table-cell>
          <table:table-cell office:value-type="float" office:value="-62.6528282165527" calcext:value-type="float">
            <text:p>-62,6528282165527</text:p>
          </table:table-cell>
          <table:table-cell office:value-type="float" office:value="-62.6616859436035" calcext:value-type="float">
            <text:p>-62,6616859436035</text:p>
          </table:table-cell>
          <table:table-cell office:value-type="float" office:value="-62.6888198852539" calcext:value-type="float">
            <text:p>-62,6888198852539</text:p>
          </table:table-cell>
          <table:table-cell office:value-type="float" office:value="-62.6582107543945" calcext:value-type="float">
            <text:p>-62,6582107543945</text:p>
          </table:table-cell>
          <table:table-cell office:value-type="float" office:value="-62.6604652404785" calcext:value-type="float">
            <text:p>-62,6604652404785</text:p>
          </table:table-cell>
          <table:table-cell office:value-type="float" office:value="-62.6706771850586" calcext:value-type="float">
            <text:p>-62,6706771850586</text:p>
          </table:table-cell>
          <table:table-cell office:value-type="float" office:value="-62.6604270935059" calcext:value-type="float">
            <text:p>-62,6604270935059</text:p>
          </table:table-cell>
          <table:table-cell office:value-type="float" office:value="-62.660945892334" calcext:value-type="float">
            <text:p>-62,660945892334</text:p>
          </table:table-cell>
          <table:table-cell office:value-type="float" office:value="-62.667724609375" calcext:value-type="float">
            <text:p>-62,667724609375</text:p>
          </table:table-cell>
          <table:table-cell office:value-type="float" office:value="-62.6827239990234" calcext:value-type="float">
            <text:p>-62,6827239990234</text:p>
          </table:table-cell>
          <table:table-cell office:value-type="float" office:value="-62.6534805297852" calcext:value-type="float">
            <text:p>-62,6534805297852</text:p>
          </table:table-cell>
          <table:table-cell office:value-type="float" office:value="-62.6625938415527" calcext:value-type="float">
            <text:p>-62,6625938415527</text:p>
          </table:table-cell>
          <table:table-cell office:value-type="float" office:value="-62.6654205322266" calcext:value-type="float">
            <text:p>-62,6654205322266</text:p>
          </table:table-cell>
          <table:table-cell office:value-type="float" office:value="-62.6369667053223" calcext:value-type="float">
            <text:p>-62,6369667053223</text:p>
          </table:table-cell>
          <table:table-cell office:value-type="float" office:value="-62.660816192627" calcext:value-type="float">
            <text:p>-62,660816192627</text:p>
          </table:table-cell>
          <table:table-cell office:value-type="float" office:value="-62.6551742553711" calcext:value-type="float">
            <text:p>-62,6551742553711</text:p>
          </table:table-cell>
          <table:table-cell office:value-type="float" office:value="-62.6680717468262" calcext:value-type="float">
            <text:p>-62,6680717468262</text:p>
          </table:table-cell>
          <table:table-cell office:value-type="float" office:value="-62.6732864379883" calcext:value-type="float">
            <text:p>-62,6732864379883</text:p>
          </table:table-cell>
          <table:table-cell office:value-type="float" office:value="-62.6581230163574" calcext:value-type="float">
            <text:p>-62,6581230163574</text:p>
          </table:table-cell>
          <table:table-cell office:value-type="float" office:value="-62.676155090332" calcext:value-type="float">
            <text:p>-62,676155090332</text:p>
          </table:table-cell>
          <table:table-cell office:value-type="float" office:value="-62.6619453430176" calcext:value-type="float">
            <text:p>-62,6619453430176</text:p>
          </table:table-cell>
          <table:table-cell office:value-type="float" office:value="-62.6384391784668" calcext:value-type="float">
            <text:p>-62,6384391784668</text:p>
          </table:table-cell>
          <table:table-cell office:value-type="float" office:value="-62.6517906188965" calcext:value-type="float">
            <text:p>-62,6517906188965</text:p>
          </table:table-cell>
          <table:table-cell office:value-type="float" office:value="-62.6636810302734" calcext:value-type="float">
            <text:p>-62,6636810302734</text:p>
          </table:table-cell>
          <table:table-cell office:value-type="float" office:value="-62.664421081543" calcext:value-type="float">
            <text:p>-62,664421081543</text:p>
          </table:table-cell>
          <table:table-cell office:value-type="float" office:value="-62.6614685058594" calcext:value-type="float">
            <text:p>-62,6614685058594</text:p>
          </table:table-cell>
          <table:table-cell office:value-type="float" office:value="-62.6586036682129" calcext:value-type="float">
            <text:p>-62,6586036682129</text:p>
          </table:table-cell>
          <table:table-cell office:value-type="float" office:value="-62.652961730957" calcext:value-type="float">
            <text:p>-62,652961730957</text:p>
          </table:table-cell>
          <table:table-cell office:value-type="float" office:value="-62.660816192627" calcext:value-type="float">
            <text:p>-62,660816192627</text:p>
          </table:table-cell>
          <table:table-cell office:value-type="float" office:value="-62.6571235656738" calcext:value-type="float">
            <text:p>-62,6571235656738</text:p>
          </table:table-cell>
          <table:table-cell office:value-type="float" office:value="-62.6582107543945" calcext:value-type="float">
            <text:p>-62,6582107543945</text:p>
          </table:table-cell>
          <table:table-cell office:value-type="float" office:value="-62.6541290283203" calcext:value-type="float">
            <text:p>-62,6541290283203</text:p>
          </table:table-cell>
          <table:table-cell office:value-type="float" office:value="-62.6675910949707" calcext:value-type="float">
            <text:p>-62,6675910949707</text:p>
          </table:table-cell>
          <table:table-cell office:value-type="float" office:value="-62.6789398193359" calcext:value-type="float">
            <text:p>-62,6789398193359</text:p>
          </table:table-cell>
          <table:table-cell office:value-type="float" office:value="-62.6587295532227" calcext:value-type="float">
            <text:p>-62,6587295532227</text:p>
          </table:table-cell>
          <table:table-cell office:value-type="float" office:value="-62.6702880859375" calcext:value-type="float">
            <text:p>-62,6702880859375</text:p>
          </table:table-cell>
          <table:table-cell office:value-type="float" office:value="-62.665943145752" calcext:value-type="float">
            <text:p>-62,665943145752</text:p>
          </table:table-cell>
          <table:table-cell office:value-type="float" office:value="-62.6768531799316" calcext:value-type="float">
            <text:p>-62,6768531799316</text:p>
          </table:table-cell>
          <table:table-cell office:value-type="float" office:value="-62.6649856567383" calcext:value-type="float">
            <text:p>-62,6649856567383</text:p>
          </table:table-cell>
          <table:table-cell office:value-type="float" office:value="-62.6629905700684" calcext:value-type="float">
            <text:p>-62,6629905700684</text:p>
          </table:table-cell>
          <table:table-cell office:value-type="float" office:value="-62.6556091308594" calcext:value-type="float">
            <text:p>-62,6556091308594</text:p>
          </table:table-cell>
          <table:table-cell office:value-type="float" office:value="-62.6736335754395" calcext:value-type="float">
            <text:p>-62,6736335754395</text:p>
          </table:table-cell>
          <table:table-cell office:value-type="float" office:value="-62.6583404541016" calcext:value-type="float">
            <text:p>-62,6583404541016</text:p>
          </table:table-cell>
          <table:table-cell office:value-type="float" office:value="-62.6585578918457" calcext:value-type="float">
            <text:p>-62,6585578918457</text:p>
          </table:table-cell>
          <table:table-cell office:value-type="float" office:value="-62.6645088195801" calcext:value-type="float">
            <text:p>-62,6645088195801</text:p>
          </table:table-cell>
          <table:table-cell office:value-type="float" office:value="-62.6576042175293" calcext:value-type="float">
            <text:p>-62,6576042175293</text:p>
          </table:table-cell>
          <table:table-cell office:value-type="float" office:value="-62.6781158447266" calcext:value-type="float">
            <text:p>-62,6781158447266</text:p>
          </table:table-cell>
          <table:table-cell office:value-type="float" office:value="-62.6723747253418" calcext:value-type="float">
            <text:p>-62,6723747253418</text:p>
          </table:table-cell>
          <table:table-cell office:value-type="float" office:value="-62.65869140625" calcext:value-type="float">
            <text:p>-62,65869140625</text:p>
          </table:table-cell>
          <table:table-cell office:value-type="float" office:value="-62.6555213928223" calcext:value-type="float">
            <text:p>-62,6555213928223</text:p>
          </table:table-cell>
          <table:table-cell office:value-type="float" office:value="-62.6616439819336" calcext:value-type="float">
            <text:p>-62,6616439819336</text:p>
          </table:table-cell>
          <table:table-cell office:value-type="float" office:value="-62.6757202148438" calcext:value-type="float">
            <text:p>-62,6757202148438</text:p>
          </table:table-cell>
          <table:table-cell office:value-type="float" office:value="-62.6754150390625" calcext:value-type="float">
            <text:p>-62,6754150390625</text:p>
          </table:table-cell>
          <table:table-cell office:value-type="float" office:value="-62.6625556945801" calcext:value-type="float">
            <text:p>-62,6625556945801</text:p>
          </table:table-cell>
          <table:table-cell office:value-type="float" office:value="-62.6669845581055" calcext:value-type="float">
            <text:p>-62,6669845581055</text:p>
          </table:table-cell>
          <table:table-cell office:value-type="float" office:value="-62.6604270935059" calcext:value-type="float">
            <text:p>-62,6604270935059</text:p>
          </table:table-cell>
          <table:table-cell office:value-type="float" office:value="-62.6625938415527" calcext:value-type="float">
            <text:p>-62,6625938415527</text:p>
          </table:table-cell>
          <table:table-cell office:value-type="float" office:value="-62.635066986084" calcext:value-type="float">
            <text:p>-62,635066986084</text:p>
          </table:table-cell>
          <table:table-cell office:value-type="float" office:value="-62.6640281677246" calcext:value-type="float">
            <text:p>-62,6640281677246</text:p>
          </table:table-cell>
          <table:table-cell office:value-type="float" office:value="-62.6604652404785" calcext:value-type="float">
            <text:p>-62,6604652404785</text:p>
          </table:table-cell>
          <table:table-cell office:value-type="float" office:value="-62.6837272644043" calcext:value-type="float">
            <text:p>-62,6837272644043</text:p>
          </table:table-cell>
          <table:table-cell office:value-type="float" office:value="-62.6860809326172" calcext:value-type="float">
            <text:p>-62,6860809326172</text:p>
          </table:table-cell>
          <table:table-cell office:value-type="float" office:value="-62.6445045471191" calcext:value-type="float">
            <text:p>-62,6445045471191</text:p>
          </table:table-cell>
          <table:table-cell office:value-type="float" office:value="-62.6743278503418" calcext:value-type="float">
            <text:p>-62,6743278503418</text:p>
          </table:table-cell>
          <table:table-cell office:value-type="float" office:value="-62.6559562683106" calcext:value-type="float">
            <text:p>-62,6559562683106</text:p>
          </table:table-cell>
          <table:table-cell office:value-type="float" office:value="-62.6825942993164" calcext:value-type="float">
            <text:p>-62,6825942993164</text:p>
          </table:table-cell>
          <table:table-cell office:value-type="float" office:value="-62.6669845581055" calcext:value-type="float">
            <text:p>-62,6669845581055</text:p>
          </table:table-cell>
          <table:table-cell office:value-type="float" office:value="-62.6605529785156" calcext:value-type="float">
            <text:p>-62,6605529785156</text:p>
          </table:table-cell>
          <table:table-cell office:value-type="float" office:value="-62.6812019348145" calcext:value-type="float">
            <text:p>-62,6812019348145</text:p>
          </table:table-cell>
          <table:table-cell office:value-type="float" office:value="-62.6745491027832" calcext:value-type="float">
            <text:p>-62,6745491027832</text:p>
          </table:table-cell>
          <table:table-cell office:value-type="float" office:value="-62.6850776672363" calcext:value-type="float">
            <text:p>-62,6850776672363</text:p>
          </table:table-cell>
          <table:table-cell office:value-type="float" office:value="-62.6796340942383" calcext:value-type="float">
            <text:p>-62,6796340942383</text:p>
          </table:table-cell>
          <table:table-cell office:value-type="float" office:value="-62.644416809082" calcext:value-type="float">
            <text:p>-62,644416809082</text:p>
          </table:table-cell>
          <table:table-cell office:value-type="float" office:value="-62.6673278808594" calcext:value-type="float">
            <text:p>-62,6673278808594</text:p>
          </table:table-cell>
          <table:table-cell office:value-type="float" office:value="-62.6744155883789" calcext:value-type="float">
            <text:p>-62,6744155883789</text:p>
          </table:table-cell>
          <table:table-cell office:value-type="float" office:value="-62.6621589660645" calcext:value-type="float">
            <text:p>-62,6621589660645</text:p>
          </table:table-cell>
          <table:table-cell office:value-type="float" office:value="-62.6565208435059" calcext:value-type="float">
            <text:p>-62,6565208435059</text:p>
          </table:table-cell>
          <table:table-cell office:value-type="float" office:value="-62.6588172912598" calcext:value-type="float">
            <text:p>-62,6588172912598</text:p>
          </table:table-cell>
          <table:table-cell office:value-type="float" office:value="-62.6703720092773" calcext:value-type="float">
            <text:p>-62,6703720092773</text:p>
          </table:table-cell>
          <table:table-cell office:value-type="float" office:value="-62.6702003479004" calcext:value-type="float">
            <text:p>-62,6702003479004</text:p>
          </table:table-cell>
          <table:table-cell office:value-type="float" office:value="-62.6517448425293" calcext:value-type="float">
            <text:p>-62,6517448425293</text:p>
          </table:table-cell>
          <table:table-cell office:value-type="float" office:value="-62.6653327941895" calcext:value-type="float">
            <text:p>-62,6653327941895</text:p>
          </table:table-cell>
          <table:table-cell office:value-type="float" office:value="-62.6799812316895" calcext:value-type="float">
            <text:p>-62,6799812316895</text:p>
          </table:table-cell>
          <table:table-cell office:value-type="float" office:value="-62.658863067627" calcext:value-type="float">
            <text:p>-62,658863067627</text:p>
          </table:table-cell>
          <table:table-cell office:value-type="float" office:value="-62.6533508300781" calcext:value-type="float">
            <text:p>-62,6533508300781</text:p>
          </table:table-cell>
          <table:table-cell office:value-type="float" office:value="-62.6593399047852" calcext:value-type="float">
            <text:p>-62,6593399047852</text:p>
          </table:table-cell>
          <table:table-cell office:value-type="float" office:value="-62.6683731079102" calcext:value-type="float">
            <text:p>-62,6683731079102</text:p>
          </table:table-cell>
          <table:table-cell office:value-type="float" office:value="-62.6707229614258" calcext:value-type="float">
            <text:p>-62,6707229614258</text:p>
          </table:table-cell>
          <table:table-cell office:value-type="float" office:value="-62.6579933166504" calcext:value-type="float">
            <text:p>-62,6579933166504</text:p>
          </table:table-cell>
          <table:table-cell office:value-type="float" office:value="-62.6670684814453" calcext:value-type="float">
            <text:p>-62,6670684814453</text:p>
          </table:table-cell>
          <table:table-cell office:value-type="float" office:value="-62.6599044799805" calcext:value-type="float">
            <text:p>-62,6599044799805</text:p>
          </table:table-cell>
          <table:table-cell office:value-type="float" office:value="-62.6494026184082" calcext:value-type="float">
            <text:p>-62,6494026184082</text:p>
          </table:table-cell>
          <table:table-cell office:value-type="float" office:value="-62.6602096557617" calcext:value-type="float">
            <text:p>-62,6602096557617</text:p>
          </table:table-cell>
          <table:table-cell office:value-type="float" office:value="-62.671070098877" calcext:value-type="float">
            <text:p>-62,671070098877</text:p>
          </table:table-cell>
          <table:table-cell office:value-type="float" office:value="-62.658863067627" calcext:value-type="float">
            <text:p>-62,658863067627</text:p>
          </table:table-cell>
          <table:table-cell office:value-type="float" office:value="-62.659122467041" calcext:value-type="float">
            <text:p>-62,659122467041</text:p>
          </table:table-cell>
          <table:table-cell office:value-type="float" office:value="-62.6780281066895" calcext:value-type="float">
            <text:p>-62,6780281066895</text:p>
          </table:table-cell>
          <table:table-cell office:value-type="float" office:value="-62.6662902832031" calcext:value-type="float">
            <text:p>-62,6662902832031</text:p>
          </table:table-cell>
          <table:table-cell office:value-type="float" office:value="-62.6751518249512" calcext:value-type="float">
            <text:p>-62,6751518249512</text:p>
          </table:table-cell>
          <table:table-cell office:value-type="float" office:value="-62.6937446594238" calcext:value-type="float">
            <text:p>-62,6937446594238</text:p>
          </table:table-cell>
          <table:table-cell office:value-type="float" office:value="-62.6900444030762" calcext:value-type="float">
            <text:p>-62,6900444030762</text:p>
          </table:table-cell>
          <table:table-cell office:value-type="float" office:value="-62.6042518615723" calcext:value-type="float">
            <text:p>-62,6042518615723</text:p>
          </table:table-cell>
          <table:table-cell office:value-type="float" office:value="-62.5015068054199" calcext:value-type="float">
            <text:p>-62,5015068054199</text:p>
          </table:table-cell>
          <table:table-cell office:value-type="float" office:value="-62.5018043518066" calcext:value-type="float">
            <text:p>-62,5018043518066</text:p>
          </table:table-cell>
          <table:table-cell office:value-type="float" office:value="-62.5105934143066" calcext:value-type="float">
            <text:p>-62,5105934143066</text:p>
          </table:table-cell>
          <table:table-cell office:value-type="float" office:value="-62.519474029541" calcext:value-type="float">
            <text:p>-62,519474029541</text:p>
          </table:table-cell>
          <table:table-cell office:value-type="float" office:value="-62.4928588867188" calcext:value-type="float">
            <text:p>-62,4928588867188</text:p>
          </table:table-cell>
          <table:table-cell office:value-type="float" office:value="-62.5048789978027" calcext:value-type="float">
            <text:p>-62,5048789978027</text:p>
          </table:table-cell>
          <table:table-cell office:value-type="float" office:value="-62.5052185058594" calcext:value-type="float">
            <text:p>-62,5052185058594</text:p>
          </table:table-cell>
          <table:table-cell office:value-type="float" office:value="-62.5064544677734" calcext:value-type="float">
            <text:p>-62,5064544677734</text:p>
          </table:table-cell>
          <table:table-cell office:value-type="float" office:value="-62.4994659423828" calcext:value-type="float">
            <text:p>-62,4994659423828</text:p>
          </table:table-cell>
          <table:table-cell office:value-type="float" office:value="-62.5169944763184" calcext:value-type="float">
            <text:p>-62,5169944763184</text:p>
          </table:table-cell>
          <table:table-cell office:value-type="float" office:value="-62.5015525817871" calcext:value-type="float">
            <text:p>-62,5015525817871</text:p>
          </table:table-cell>
          <table:table-cell office:value-type="float" office:value="-62.5053443908691" calcext:value-type="float">
            <text:p>-62,5053443908691</text:p>
          </table:table-cell>
          <table:table-cell office:value-type="float" office:value="-62.5279350280762" calcext:value-type="float">
            <text:p>-62,5279350280762</text:p>
          </table:table-cell>
          <table:table-cell office:value-type="float" office:value="-62.519214630127" calcext:value-type="float">
            <text:p>-62,519214630127</text:p>
          </table:table-cell>
          <table:table-cell office:value-type="float" office:value="-62.5143928527832" calcext:value-type="float">
            <text:p>-62,5143928527832</text:p>
          </table:table-cell>
          <table:table-cell office:value-type="float" office:value="-62.5242576599121" calcext:value-type="float">
            <text:p>-62,5242576599121</text:p>
          </table:table-cell>
          <table:table-cell office:value-type="float" office:value="-62.5013809204102" calcext:value-type="float">
            <text:p>-62,5013809204102</text:p>
          </table:table-cell>
          <table:table-cell office:value-type="float" office:value="-62.4966926574707" calcext:value-type="float">
            <text:p>-62,4966926574707</text:p>
          </table:table-cell>
          <table:table-cell office:value-type="float" office:value="-62.4998054504395" calcext:value-type="float">
            <text:p>-62,4998054504395</text:p>
          </table:table-cell>
          <table:table-cell office:value-type="float" office:value="-62.5144309997559" calcext:value-type="float">
            <text:p>-62,5144309997559</text:p>
          </table:table-cell>
          <table:table-cell office:value-type="float" office:value="-62.5041923522949" calcext:value-type="float">
            <text:p>-62,5041923522949</text:p>
          </table:table-cell>
          <table:table-cell office:value-type="float" office:value="-62.5108489990234" calcext:value-type="float">
            <text:p>-62,5108489990234</text:p>
          </table:table-cell>
          <table:table-cell office:value-type="float" office:value="-62.4934959411621" calcext:value-type="float">
            <text:p>-62,4934959411621</text:p>
          </table:table-cell>
          <table:table-cell office:value-type="float" office:value="-62.5050468444824" calcext:value-type="float">
            <text:p>-62,5050468444824</text:p>
          </table:table-cell>
          <table:table-cell office:value-type="float" office:value="-62.5219955444336" calcext:value-type="float">
            <text:p>-62,5219955444336</text:p>
          </table:table-cell>
          <table:table-cell office:value-type="float" office:value="-62.5327682495117" calcext:value-type="float">
            <text:p>-62,5327682495117</text:p>
          </table:table-cell>
          <table:table-cell office:value-type="float" office:value="-62.5191345214844" calcext:value-type="float">
            <text:p>-62,5191345214844</text:p>
          </table:table-cell>
          <table:table-cell office:value-type="float" office:value="-62.5095252990723" calcext:value-type="float">
            <text:p>-62,5095252990723</text:p>
          </table:table-cell>
          <table:table-cell office:value-type="float" office:value="-62.5135383605957" calcext:value-type="float">
            <text:p>-62,5135383605957</text:p>
          </table:table-cell>
          <table:table-cell office:value-type="float" office:value="-62.494987487793" calcext:value-type="float">
            <text:p>-62,494987487793</text:p>
          </table:table-cell>
          <table:table-cell office:value-type="float" office:value="-62.5199851989746" calcext:value-type="float">
            <text:p>-62,5199851989746</text:p>
          </table:table-cell>
          <table:table-cell office:value-type="float" office:value="-62.5019340515137" calcext:value-type="float">
            <text:p>-62,5019340515137</text:p>
          </table:table-cell>
          <table:table-cell office:value-type="float" office:value="-62.511833190918" calcext:value-type="float">
            <text:p>-62,511833190918</text:p>
          </table:table-cell>
          <table:table-cell office:value-type="float" office:value="-62.5052185058594" calcext:value-type="float">
            <text:p>-62,5052185058594</text:p>
          </table:table-cell>
          <table:table-cell office:value-type="float" office:value="-62.5089263916016" calcext:value-type="float">
            <text:p>-62,5089263916016</text:p>
          </table:table-cell>
          <table:table-cell office:value-type="float" office:value="-62.5045356750488" calcext:value-type="float">
            <text:p>-62,5045356750488</text:p>
          </table:table-cell>
          <table:table-cell office:value-type="float" office:value="-62.5034294128418" calcext:value-type="float">
            <text:p>-62,5034294128418</text:p>
          </table:table-cell>
          <table:table-cell office:value-type="float" office:value="-62.5090141296387" calcext:value-type="float">
            <text:p>-62,5090141296387</text:p>
          </table:table-cell>
          <table:table-cell office:value-type="float" office:value="-62.5164413452148" calcext:value-type="float">
            <text:p>-62,5164413452148</text:p>
          </table:table-cell>
          <table:table-cell office:value-type="float" office:value="-62.5025329589844" calcext:value-type="float">
            <text:p>-62,5025329589844</text:p>
          </table:table-cell>
          <table:table-cell office:value-type="float" office:value="-62.4910278320313" calcext:value-type="float">
            <text:p>-62,4910278320313</text:p>
          </table:table-cell>
          <table:table-cell office:value-type="float" office:value="-62.5154609680176" calcext:value-type="float">
            <text:p>-62,5154609680176</text:p>
          </table:table-cell>
          <table:table-cell office:value-type="float" office:value="-62.5053024291992" calcext:value-type="float">
            <text:p>-62,5053024291992</text:p>
          </table:table-cell>
          <table:table-cell office:value-type="float" office:value="-62.5092277526856" calcext:value-type="float">
            <text:p>-62,5092277526856</text:p>
          </table:table-cell>
          <table:table-cell office:value-type="float" office:value="-62.5067520141602" calcext:value-type="float">
            <text:p>-62,5067520141602</text:p>
          </table:table-cell>
          <table:table-cell office:value-type="float" office:value="-62.4836235046387" calcext:value-type="float">
            <text:p>-62,4836235046387</text:p>
          </table:table-cell>
          <table:table-cell office:value-type="float" office:value="-62.500057220459" calcext:value-type="float">
            <text:p>-62,500057220459</text:p>
          </table:table-cell>
          <table:table-cell office:value-type="float" office:value="-62.5134086608887" calcext:value-type="float">
            <text:p>-62,5134086608887</text:p>
          </table:table-cell>
          <table:table-cell office:value-type="float" office:value="-62.4923896789551" calcext:value-type="float">
            <text:p>-62,4923896789551</text:p>
          </table:table-cell>
          <table:table-cell office:value-type="float" office:value="-62.5076065063477" calcext:value-type="float">
            <text:p>-62,5076065063477</text:p>
          </table:table-cell>
          <table:table-cell office:value-type="float" office:value="-62.5160980224609" calcext:value-type="float">
            <text:p>-62,5160980224609</text:p>
          </table:table-cell>
          <table:table-cell office:value-type="float" office:value="-62.503044128418" calcext:value-type="float">
            <text:p>-62,503044128418</text:p>
          </table:table-cell>
          <table:table-cell office:value-type="float" office:value="-62.5111083984375" calcext:value-type="float">
            <text:p>-62,5111083984375</text:p>
          </table:table-cell>
          <table:table-cell office:value-type="float" office:value="-62.5146484375" calcext:value-type="float">
            <text:p>-62,5146484375</text:p>
          </table:table-cell>
          <table:table-cell office:value-type="float" office:value="-62.4998435974121" calcext:value-type="float">
            <text:p>-62,4998435974121</text:p>
          </table:table-cell>
        </table:table-row>
        <table:table-row table:style-name="ro1">
          <table:table-cell office:value-type="float" office:value="-62.6563873291016" calcext:value-type="float">
            <text:p>-62,6563873291016</text:p>
          </table:table-cell>
          <table:table-cell office:value-type="float" office:value="-62.6540031433106" calcext:value-type="float">
            <text:p>-62,6540031433106</text:p>
          </table:table-cell>
          <table:table-cell office:value-type="float" office:value="-62.6445045471191" calcext:value-type="float">
            <text:p>-62,6445045471191</text:p>
          </table:table-cell>
          <table:table-cell office:value-type="float" office:value="-62.6469764709473" calcext:value-type="float">
            <text:p>-62,6469764709473</text:p>
          </table:table-cell>
          <table:table-cell office:value-type="float" office:value="-62.6342010498047" calcext:value-type="float">
            <text:p>-62,6342010498047</text:p>
          </table:table-cell>
          <table:table-cell office:value-type="float" office:value="-62.648796081543" calcext:value-type="float">
            <text:p>-62,648796081543</text:p>
          </table:table-cell>
          <table:table-cell office:value-type="float" office:value="-62.6568222045898" calcext:value-type="float">
            <text:p>-62,6568222045898</text:p>
          </table:table-cell>
          <table:table-cell office:value-type="float" office:value="-62.6372718811035" calcext:value-type="float">
            <text:p>-62,6372718811035</text:p>
          </table:table-cell>
          <table:table-cell office:value-type="float" office:value="-62.6598167419434" calcext:value-type="float">
            <text:p>-62,6598167419434</text:p>
          </table:table-cell>
          <table:table-cell office:value-type="float" office:value="-62.6661567687988" calcext:value-type="float">
            <text:p>-62,6661567687988</text:p>
          </table:table-cell>
          <table:table-cell office:value-type="float" office:value="-62.6327247619629" calcext:value-type="float">
            <text:p>-62,6327247619629</text:p>
          </table:table-cell>
          <table:table-cell office:value-type="float" office:value="-62.6585159301758" calcext:value-type="float">
            <text:p>-62,6585159301758</text:p>
          </table:table-cell>
          <table:table-cell office:value-type="float" office:value="-62.6533927917481" calcext:value-type="float">
            <text:p>-62,6533927917481</text:p>
          </table:table-cell>
          <table:table-cell office:value-type="float" office:value="-62.6588172912598" calcext:value-type="float">
            <text:p>-62,6588172912598</text:p>
          </table:table-cell>
          <table:table-cell office:value-type="float" office:value="-62.6621208190918" calcext:value-type="float">
            <text:p>-62,6621208190918</text:p>
          </table:table-cell>
          <table:table-cell office:value-type="float" office:value="-62.6703720092773" calcext:value-type="float">
            <text:p>-62,6703720092773</text:p>
          </table:table-cell>
          <table:table-cell office:value-type="float" office:value="-62.6656341552734" calcext:value-type="float">
            <text:p>-62,6656341552734</text:p>
          </table:table-cell>
          <table:table-cell office:value-type="float" office:value="-62.6632461547852" calcext:value-type="float">
            <text:p>-62,6632461547852</text:p>
          </table:table-cell>
          <table:table-cell office:value-type="float" office:value="-62.6612052917481" calcext:value-type="float">
            <text:p>-62,6612052917481</text:p>
          </table:table-cell>
          <table:table-cell office:value-type="float" office:value="-62.6644630432129" calcext:value-type="float">
            <text:p>-62,6644630432129</text:p>
          </table:table-cell>
          <table:table-cell office:value-type="float" office:value="-62.6660308837891" calcext:value-type="float">
            <text:p>-62,6660308837891</text:p>
          </table:table-cell>
          <table:table-cell office:value-type="float" office:value="-62.6526145935059" calcext:value-type="float">
            <text:p>-62,6526145935059</text:p>
          </table:table-cell>
          <table:table-cell office:value-type="float" office:value="-62.6406059265137" calcext:value-type="float">
            <text:p>-62,6406059265137</text:p>
          </table:table-cell>
          <table:table-cell office:value-type="float" office:value="-62.6352348327637" calcext:value-type="float">
            <text:p>-62,6352348327637</text:p>
          </table:table-cell>
          <table:table-cell office:value-type="float" office:value="-62.6344146728516" calcext:value-type="float">
            <text:p>-62,6344146728516</text:p>
          </table:table-cell>
          <table:table-cell office:value-type="float" office:value="-62.6586456298828" calcext:value-type="float">
            <text:p>-62,6586456298828</text:p>
          </table:table-cell>
          <table:table-cell office:value-type="float" office:value="-62.6839408874512" calcext:value-type="float">
            <text:p>-62,6839408874512</text:p>
          </table:table-cell>
          <table:table-cell office:value-type="float" office:value="-62.6513137817383" calcext:value-type="float">
            <text:p>-62,6513137817383</text:p>
          </table:table-cell>
          <table:table-cell office:value-type="float" office:value="-62.6344566345215" calcext:value-type="float">
            <text:p>-62,6344566345215</text:p>
          </table:table-cell>
          <table:table-cell office:value-type="float" office:value="-62.6409492492676" calcext:value-type="float">
            <text:p>-62,6409492492676</text:p>
          </table:table-cell>
          <table:table-cell office:value-type="float" office:value="-62.6405601501465" calcext:value-type="float">
            <text:p>-62,6405601501465</text:p>
          </table:table-cell>
          <table:table-cell office:value-type="float" office:value="-62.6310806274414" calcext:value-type="float">
            <text:p>-62,6310806274414</text:p>
          </table:table-cell>
          <table:table-cell office:value-type="float" office:value="-62.6543922424316" calcext:value-type="float">
            <text:p>-62,6543922424316</text:p>
          </table:table-cell>
          <table:table-cell office:value-type="float" office:value="-62.6519165039063" calcext:value-type="float">
            <text:p>-62,6519165039063</text:p>
          </table:table-cell>
          <table:table-cell office:value-type="float" office:value="-62.6510543823242" calcext:value-type="float">
            <text:p>-62,6510543823242</text:p>
          </table:table-cell>
          <table:table-cell office:value-type="float" office:value="-62.6542205810547" calcext:value-type="float">
            <text:p>-62,6542205810547</text:p>
          </table:table-cell>
          <table:table-cell office:value-type="float" office:value="-62.6572570800781" calcext:value-type="float">
            <text:p>-62,6572570800781</text:p>
          </table:table-cell>
          <table:table-cell office:value-type="float" office:value="-62.6424713134766" calcext:value-type="float">
            <text:p>-62,6424713134766</text:p>
          </table:table-cell>
          <table:table-cell office:value-type="float" office:value="-62.6398239135742" calcext:value-type="float">
            <text:p>-62,6398239135742</text:p>
          </table:table-cell>
          <table:table-cell office:value-type="float" office:value="-62.6446380615234" calcext:value-type="float">
            <text:p>-62,6446380615234</text:p>
          </table:table-cell>
          <table:table-cell office:value-type="float" office:value="-62.6656799316406" calcext:value-type="float">
            <text:p>-62,6656799316406</text:p>
          </table:table-cell>
          <table:table-cell office:value-type="float" office:value="-62.6615104675293" calcext:value-type="float">
            <text:p>-62,6615104675293</text:p>
          </table:table-cell>
          <table:table-cell office:value-type="float" office:value="-62.6426010131836" calcext:value-type="float">
            <text:p>-62,6426010131836</text:p>
          </table:table-cell>
          <table:table-cell office:value-type="float" office:value="-62.6592521667481" calcext:value-type="float">
            <text:p>-62,6592521667481</text:p>
          </table:table-cell>
          <table:table-cell office:value-type="float" office:value="-62.6476287841797" calcext:value-type="float">
            <text:p>-62,6476287841797</text:p>
          </table:table-cell>
          <table:table-cell office:value-type="float" office:value="-62.6472396850586" calcext:value-type="float">
            <text:p>-62,6472396850586</text:p>
          </table:table-cell>
          <table:table-cell office:value-type="float" office:value="-62.652961730957" calcext:value-type="float">
            <text:p>-62,652961730957</text:p>
          </table:table-cell>
          <table:table-cell office:value-type="float" office:value="-62.6428146362305" calcext:value-type="float">
            <text:p>-62,6428146362305</text:p>
          </table:table-cell>
          <table:table-cell office:value-type="float" office:value="-62.6555633544922" calcext:value-type="float">
            <text:p>-62,6555633544922</text:p>
          </table:table-cell>
          <table:table-cell office:value-type="float" office:value="-62.644287109375" calcext:value-type="float">
            <text:p>-62,644287109375</text:p>
          </table:table-cell>
          <table:table-cell office:value-type="float" office:value="-62.6566467285156" calcext:value-type="float">
            <text:p>-62,6566467285156</text:p>
          </table:table-cell>
          <table:table-cell office:value-type="float" office:value="-62.6488838195801" calcext:value-type="float">
            <text:p>-62,6488838195801</text:p>
          </table:table-cell>
          <table:table-cell office:value-type="float" office:value="-62.6524810791016" calcext:value-type="float">
            <text:p>-62,6524810791016</text:p>
          </table:table-cell>
          <table:table-cell office:value-type="float" office:value="-62.6517906188965" calcext:value-type="float">
            <text:p>-62,6517906188965</text:p>
          </table:table-cell>
          <table:table-cell office:value-type="float" office:value="-62.6411247253418" calcext:value-type="float">
            <text:p>-62,6411247253418</text:p>
          </table:table-cell>
          <table:table-cell office:value-type="float" office:value="-62.6251525878906" calcext:value-type="float">
            <text:p>-62,6251525878906</text:p>
          </table:table-cell>
          <table:table-cell office:value-type="float" office:value="-62.629093170166" calcext:value-type="float">
            <text:p>-62,629093170166</text:p>
          </table:table-cell>
          <table:table-cell office:value-type="float" office:value="-62.6471061706543" calcext:value-type="float">
            <text:p>-62,6471061706543</text:p>
          </table:table-cell>
          <table:table-cell office:value-type="float" office:value="-62.6475410461426" calcext:value-type="float">
            <text:p>-62,6475410461426</text:p>
          </table:table-cell>
          <table:table-cell office:value-type="float" office:value="-62.6432914733887" calcext:value-type="float">
            <text:p>-62,6432914733887</text:p>
          </table:table-cell>
          <table:table-cell office:value-type="float" office:value="-62.6332893371582" calcext:value-type="float">
            <text:p>-62,6332893371582</text:p>
          </table:table-cell>
          <table:table-cell office:value-type="float" office:value="-62.6436386108398" calcext:value-type="float">
            <text:p>-62,6436386108398</text:p>
          </table:table-cell>
          <table:table-cell office:value-type="float" office:value="-62.6537399291992" calcext:value-type="float">
            <text:p>-62,6537399291992</text:p>
          </table:table-cell>
          <table:table-cell office:value-type="float" office:value="-62.638786315918" calcext:value-type="float">
            <text:p>-62,638786315918</text:p>
          </table:table-cell>
          <table:table-cell office:value-type="float" office:value="-62.654956817627" calcext:value-type="float">
            <text:p>-62,654956817627</text:p>
          </table:table-cell>
          <table:table-cell office:value-type="float" office:value="-62.6424713134766" calcext:value-type="float">
            <text:p>-62,6424713134766</text:p>
          </table:table-cell>
          <table:table-cell office:value-type="float" office:value="-62.6509666442871" calcext:value-type="float">
            <text:p>-62,6509666442871</text:p>
          </table:table-cell>
          <table:table-cell office:value-type="float" office:value="-62.65478515625" calcext:value-type="float">
            <text:p>-62,65478515625</text:p>
          </table:table-cell>
          <table:table-cell office:value-type="float" office:value="-62.6629905700684" calcext:value-type="float">
            <text:p>-62,6629905700684</text:p>
          </table:table-cell>
          <table:table-cell office:value-type="float" office:value="-62.6303024291992" calcext:value-type="float">
            <text:p>-62,6303024291992</text:p>
          </table:table-cell>
          <table:table-cell office:value-type="float" office:value="-62.643424987793" calcext:value-type="float">
            <text:p>-62,643424987793</text:p>
          </table:table-cell>
          <table:table-cell office:value-type="float" office:value="-62.6446800231934" calcext:value-type="float">
            <text:p>-62,6446800231934</text:p>
          </table:table-cell>
          <table:table-cell office:value-type="float" office:value="-62.6472778320313" calcext:value-type="float">
            <text:p>-62,6472778320313</text:p>
          </table:table-cell>
          <table:table-cell office:value-type="float" office:value="-62.648624420166" calcext:value-type="float">
            <text:p>-62,648624420166</text:p>
          </table:table-cell>
          <table:table-cell office:value-type="float" office:value="-62.6528282165527" calcext:value-type="float">
            <text:p>-62,6528282165527</text:p>
          </table:table-cell>
          <table:table-cell office:value-type="float" office:value="-62.6576881408691" calcext:value-type="float">
            <text:p>-62,6576881408691</text:p>
          </table:table-cell>
          <table:table-cell office:value-type="float" office:value="-62.6595993041992" calcext:value-type="float">
            <text:p>-62,6595993041992</text:p>
          </table:table-cell>
          <table:table-cell office:value-type="float" office:value="-62.6556510925293" calcext:value-type="float">
            <text:p>-62,6556510925293</text:p>
          </table:table-cell>
          <table:table-cell office:value-type="float" office:value="-62.65478515625" calcext:value-type="float">
            <text:p>-62,65478515625</text:p>
          </table:table-cell>
          <table:table-cell office:value-type="float" office:value="-62.6455039978027" calcext:value-type="float">
            <text:p>-62,6455039978027</text:p>
          </table:table-cell>
          <table:table-cell office:value-type="float" office:value="-62.6634216308594" calcext:value-type="float">
            <text:p>-62,6634216308594</text:p>
          </table:table-cell>
          <table:table-cell office:value-type="float" office:value="-62.650577545166" calcext:value-type="float">
            <text:p>-62,650577545166</text:p>
          </table:table-cell>
          <table:table-cell office:value-type="float" office:value="-62.6434631347656" calcext:value-type="float">
            <text:p>-62,6434631347656</text:p>
          </table:table-cell>
          <table:table-cell office:value-type="float" office:value="-62.6583404541016" calcext:value-type="float">
            <text:p>-62,6583404541016</text:p>
          </table:table-cell>
          <table:table-cell office:value-type="float" office:value="-62.6428604125977" calcext:value-type="float">
            <text:p>-62,6428604125977</text:p>
          </table:table-cell>
          <table:table-cell office:value-type="float" office:value="-62.6565208435059" calcext:value-type="float">
            <text:p>-62,6565208435059</text:p>
          </table:table-cell>
          <table:table-cell office:value-type="float" office:value="-62.6500549316406" calcext:value-type="float">
            <text:p>-62,6500549316406</text:p>
          </table:table-cell>
          <table:table-cell office:value-type="float" office:value="-62.6676368713379" calcext:value-type="float">
            <text:p>-62,6676368713379</text:p>
          </table:table-cell>
          <table:table-cell office:value-type="float" office:value="-62.6314277648926" calcext:value-type="float">
            <text:p>-62,6314277648926</text:p>
          </table:table-cell>
          <table:table-cell office:value-type="float" office:value="-62.645938873291" calcext:value-type="float">
            <text:p>-62,645938873291</text:p>
          </table:table-cell>
          <table:table-cell office:value-type="float" office:value="-62.6520500183106" calcext:value-type="float">
            <text:p>-62,6520500183106</text:p>
          </table:table-cell>
          <table:table-cell office:value-type="float" office:value="-62.6429901123047" calcext:value-type="float">
            <text:p>-62,6429901123047</text:p>
          </table:table-cell>
          <table:table-cell office:value-type="float" office:value="-62.6533050537109" calcext:value-type="float">
            <text:p>-62,6533050537109</text:p>
          </table:table-cell>
          <table:table-cell office:value-type="float" office:value="-62.6523933410645" calcext:value-type="float">
            <text:p>-62,6523933410645</text:p>
          </table:table-cell>
          <table:table-cell office:value-type="float" office:value="-62.6497535705566" calcext:value-type="float">
            <text:p>-62,6497535705566</text:p>
          </table:table-cell>
          <table:table-cell office:value-type="float" office:value="-62.6483192443848" calcext:value-type="float">
            <text:p>-62,6483192443848</text:p>
          </table:table-cell>
          <table:table-cell office:value-type="float" office:value="-62.6392631530762" calcext:value-type="float">
            <text:p>-62,6392631530762</text:p>
          </table:table-cell>
          <table:table-cell office:value-type="float" office:value="-62.6331596374512" calcext:value-type="float">
            <text:p>-62,6331596374512</text:p>
          </table:table-cell>
          <table:table-cell office:value-type="float" office:value="-62.6472396850586" calcext:value-type="float">
            <text:p>-62,6472396850586</text:p>
          </table:table-cell>
          <table:table-cell office:value-type="float" office:value="-62.6388740539551" calcext:value-type="float">
            <text:p>-62,6388740539551</text:p>
          </table:table-cell>
          <table:table-cell office:value-type="float" office:value="-62.6454582214356" calcext:value-type="float">
            <text:p>-62,6454582214356</text:p>
          </table:table-cell>
          <table:table-cell office:value-type="float" office:value="-62.6232109069824" calcext:value-type="float">
            <text:p>-62,6232109069824</text:p>
          </table:table-cell>
          <table:table-cell office:value-type="float" office:value="-62.635799407959" calcext:value-type="float">
            <text:p>-62,635799407959</text:p>
          </table:table-cell>
          <table:table-cell office:value-type="float" office:value="-62.6403465270996" calcext:value-type="float">
            <text:p>-62,6403465270996</text:p>
          </table:table-cell>
          <table:table-cell office:value-type="float" office:value="-62.6388282775879" calcext:value-type="float">
            <text:p>-62,6388282775879</text:p>
          </table:table-cell>
          <table:table-cell office:value-type="float" office:value="-62.6441612243652" calcext:value-type="float">
            <text:p>-62,6441612243652</text:p>
          </table:table-cell>
          <table:table-cell office:value-type="float" office:value="-62.6418609619141" calcext:value-type="float">
            <text:p>-62,6418609619141</text:p>
          </table:table-cell>
          <table:table-cell office:value-type="float" office:value="-62.6446800231934" calcext:value-type="float">
            <text:p>-62,6446800231934</text:p>
          </table:table-cell>
          <table:table-cell office:value-type="float" office:value="-62.6427268981934" calcext:value-type="float">
            <text:p>-62,6427268981934</text:p>
          </table:table-cell>
          <table:table-cell office:value-type="float" office:value="-62.6339797973633" calcext:value-type="float">
            <text:p>-62,6339797973633</text:p>
          </table:table-cell>
          <table:table-cell office:value-type="float" office:value="-62.5285339355469" calcext:value-type="float">
            <text:p>-62,5285339355469</text:p>
          </table:table-cell>
          <table:table-cell office:value-type="float" office:value="-62.4928169250488" calcext:value-type="float">
            <text:p>-62,4928169250488</text:p>
          </table:table-cell>
          <table:table-cell office:value-type="float" office:value="-62.4983139038086" calcext:value-type="float">
            <text:p>-62,4983139038086</text:p>
          </table:table-cell>
          <table:table-cell office:value-type="float" office:value="-62.4743957519531" calcext:value-type="float">
            <text:p>-62,4743957519531</text:p>
          </table:table-cell>
          <table:table-cell office:value-type="float" office:value="-62.5018920898438" calcext:value-type="float">
            <text:p>-62,5018920898438</text:p>
          </table:table-cell>
          <table:table-cell office:value-type="float" office:value="-62.4846878051758" calcext:value-type="float">
            <text:p>-62,4846878051758</text:p>
          </table:table-cell>
          <table:table-cell office:value-type="float" office:value="-62.5003128051758" calcext:value-type="float">
            <text:p>-62,5003128051758</text:p>
          </table:table-cell>
          <table:table-cell office:value-type="float" office:value="-62.4732055664063" calcext:value-type="float">
            <text:p>-62,4732055664063</text:p>
          </table:table-cell>
          <table:table-cell office:value-type="float" office:value="-62.4853248596191" calcext:value-type="float">
            <text:p>-62,4853248596191</text:p>
          </table:table-cell>
          <table:table-cell office:value-type="float" office:value="-62.4934120178223" calcext:value-type="float">
            <text:p>-62,4934120178223</text:p>
          </table:table-cell>
          <table:table-cell office:value-type="float" office:value="-62.496265411377" calcext:value-type="float">
            <text:p>-62,496265411377</text:p>
          </table:table-cell>
          <table:table-cell office:value-type="float" office:value="-62.4900512695313" calcext:value-type="float">
            <text:p>-62,4900512695313</text:p>
          </table:table-cell>
          <table:table-cell office:value-type="float" office:value="-62.4829826354981" calcext:value-type="float">
            <text:p>-62,4829826354981</text:p>
          </table:table-cell>
          <table:table-cell office:value-type="float" office:value="-62.4979286193848" calcext:value-type="float">
            <text:p>-62,4979286193848</text:p>
          </table:table-cell>
          <table:table-cell office:value-type="float" office:value="-62.4746932983398" calcext:value-type="float">
            <text:p>-62,4746932983398</text:p>
          </table:table-cell>
          <table:table-cell office:value-type="float" office:value="-62.4799652099609" calcext:value-type="float">
            <text:p>-62,4799652099609</text:p>
          </table:table-cell>
          <table:table-cell office:value-type="float" office:value="-62.4816207885742" calcext:value-type="float">
            <text:p>-62,4816207885742</text:p>
          </table:table-cell>
          <table:table-cell office:value-type="float" office:value="-62.4921340942383" calcext:value-type="float">
            <text:p>-62,4921340942383</text:p>
          </table:table-cell>
          <table:table-cell office:value-type="float" office:value="-62.4752006530762" calcext:value-type="float">
            <text:p>-62,4752006530762</text:p>
          </table:table-cell>
          <table:table-cell office:value-type="float" office:value="-62.4970321655273" calcext:value-type="float">
            <text:p>-62,4970321655273</text:p>
          </table:table-cell>
          <table:table-cell office:value-type="float" office:value="-62.4818801879883" calcext:value-type="float">
            <text:p>-62,4818801879883</text:p>
          </table:table-cell>
          <table:table-cell office:value-type="float" office:value="-62.4955825805664" calcext:value-type="float">
            <text:p>-62,4955825805664</text:p>
          </table:table-cell>
          <table:table-cell office:value-type="float" office:value="-62.4890670776367" calcext:value-type="float">
            <text:p>-62,4890670776367</text:p>
          </table:table-cell>
          <table:table-cell office:value-type="float" office:value="-62.4729080200195" calcext:value-type="float">
            <text:p>-62,4729080200195</text:p>
          </table:table-cell>
          <table:table-cell office:value-type="float" office:value="-62.488941192627" calcext:value-type="float">
            <text:p>-62,488941192627</text:p>
          </table:table-cell>
          <table:table-cell office:value-type="float" office:value="-62.498779296875" calcext:value-type="float">
            <text:p>-62,498779296875</text:p>
          </table:table-cell>
          <table:table-cell office:value-type="float" office:value="-62.4952430725098" calcext:value-type="float">
            <text:p>-62,4952430725098</text:p>
          </table:table-cell>
          <table:table-cell office:value-type="float" office:value="-62.4912834167481" calcext:value-type="float">
            <text:p>-62,4912834167481</text:p>
          </table:table-cell>
          <table:table-cell office:value-type="float" office:value="-62.4793701171875" calcext:value-type="float">
            <text:p>-62,4793701171875</text:p>
          </table:table-cell>
          <table:table-cell office:value-type="float" office:value="-62.4884300231934" calcext:value-type="float">
            <text:p>-62,4884300231934</text:p>
          </table:table-cell>
          <table:table-cell office:value-type="float" office:value="-62.4985237121582" calcext:value-type="float">
            <text:p>-62,4985237121582</text:p>
          </table:table-cell>
          <table:table-cell office:value-type="float" office:value="-62.4706573486328" calcext:value-type="float">
            <text:p>-62,4706573486328</text:p>
          </table:table-cell>
          <table:table-cell office:value-type="float" office:value="-62.5031700134277" calcext:value-type="float">
            <text:p>-62,5031700134277</text:p>
          </table:table-cell>
          <table:table-cell office:value-type="float" office:value="-62.4713363647461" calcext:value-type="float">
            <text:p>-62,4713363647461</text:p>
          </table:table-cell>
          <table:table-cell office:value-type="float" office:value="-62.4769058227539" calcext:value-type="float">
            <text:p>-62,4769058227539</text:p>
          </table:table-cell>
          <table:table-cell office:value-type="float" office:value="-62.4911956787109" calcext:value-type="float">
            <text:p>-62,4911956787109</text:p>
          </table:table-cell>
          <table:table-cell office:value-type="float" office:value="-62.4730339050293" calcext:value-type="float">
            <text:p>-62,4730339050293</text:p>
          </table:table-cell>
          <table:table-cell office:value-type="float" office:value="-62.4827270507813" calcext:value-type="float">
            <text:p>-62,4827270507813</text:p>
          </table:table-cell>
          <table:table-cell office:value-type="float" office:value="-62.480094909668" calcext:value-type="float">
            <text:p>-62,480094909668</text:p>
          </table:table-cell>
          <table:table-cell office:value-type="float" office:value="-62.4899215698242" calcext:value-type="float">
            <text:p>-62,4899215698242</text:p>
          </table:table-cell>
          <table:table-cell office:value-type="float" office:value="-62.484260559082" calcext:value-type="float">
            <text:p>-62,484260559082</text:p>
          </table:table-cell>
          <table:table-cell office:value-type="float" office:value="-62.4801330566406" calcext:value-type="float">
            <text:p>-62,4801330566406</text:p>
          </table:table-cell>
          <table:table-cell office:value-type="float" office:value="-62.5072212219238" calcext:value-type="float">
            <text:p>-62,5072212219238</text:p>
          </table:table-cell>
          <table:table-cell office:value-type="float" office:value="-62.4910278320313" calcext:value-type="float">
            <text:p>-62,4910278320313</text:p>
          </table:table-cell>
          <table:table-cell office:value-type="float" office:value="-62.4834098815918" calcext:value-type="float">
            <text:p>-62,4834098815918</text:p>
          </table:table-cell>
          <table:table-cell office:value-type="float" office:value="-62.4859199523926" calcext:value-type="float">
            <text:p>-62,4859199523926</text:p>
          </table:table-cell>
          <table:table-cell office:value-type="float" office:value="-62.4995880126953" calcext:value-type="float">
            <text:p>-62,4995880126953</text:p>
          </table:table-cell>
          <table:table-cell office:value-type="float" office:value="-62.4703598022461" calcext:value-type="float">
            <text:p>-62,4703598022461</text:p>
          </table:table-cell>
          <table:table-cell office:value-type="float" office:value="-62.4917526245117" calcext:value-type="float">
            <text:p>-62,4917526245117</text:p>
          </table:table-cell>
          <table:table-cell office:value-type="float" office:value="-62.4809417724609" calcext:value-type="float">
            <text:p>-62,4809417724609</text:p>
          </table:table-cell>
          <table:table-cell office:value-type="float" office:value="-62.4848556518555" calcext:value-type="float">
            <text:p>-62,4848556518555</text:p>
          </table:table-cell>
          <table:table-cell office:value-type="float" office:value="-62.4781799316406" calcext:value-type="float">
            <text:p>-62,4781799316406</text:p>
          </table:table-cell>
          <table:table-cell office:value-type="float" office:value="-62.4976692199707" calcext:value-type="float">
            <text:p>-62,4976692199707</text:p>
          </table:table-cell>
          <table:table-cell office:value-type="float" office:value="-62.4636497497559" calcext:value-type="float">
            <text:p>-62,4636497497559</text:p>
          </table:table-cell>
          <table:table-cell office:value-type="float" office:value="-62.4826049804688" calcext:value-type="float">
            <text:p>-62,4826049804688</text:p>
          </table:table-cell>
          <table:table-cell office:value-type="float" office:value="-62.4783897399902" calcext:value-type="float">
            <text:p>-62,4783897399902</text:p>
          </table:table-cell>
          <table:table-cell office:value-type="float" office:value="-62.5134086608887" calcext:value-type="float">
            <text:p>-62,5134086608887</text:p>
          </table:table-cell>
          <table:table-cell office:value-type="float" office:value="-62.4695930480957" calcext:value-type="float">
            <text:p>-62,4695930480957</text:p>
          </table:table-cell>
          <table:table-cell office:value-type="float" office:value="-62.4848556518555" calcext:value-type="float">
            <text:p>-62,4848556518555</text:p>
          </table:table-cell>
          <table:table-cell office:value-type="float" office:value="-62.485408782959" calcext:value-type="float">
            <text:p>-62,485408782959</text:p>
          </table:table-cell>
          <table:table-cell office:value-type="float" office:value="-62.4853248596191" calcext:value-type="float">
            <text:p>-62,4853248596191</text:p>
          </table:table-cell>
          <table:table-cell office:value-type="float" office:value="-62.4793281555176" calcext:value-type="float">
            <text:p>-62,4793281555176</text:p>
          </table:table-cell>
          <table:table-cell office:value-type="float" office:value="-62.4956283569336" calcext:value-type="float">
            <text:p>-62,4956283569336</text:p>
          </table:table-cell>
          <table:table-cell office:value-type="float" office:value="-62.4981422424316" calcext:value-type="float">
            <text:p>-62,4981422424316</text:p>
          </table:table-cell>
          <table:table-cell office:value-type="float" office:value="-62.5028305053711" calcext:value-type="float">
            <text:p>-62,5028305053711</text:p>
          </table:table-cell>
          <table:table-cell office:value-type="float" office:value="-62.4833641052246" calcext:value-type="float">
            <text:p>-62,4833641052246</text:p>
          </table:table-cell>
          <table:table-cell office:value-type="float" office:value="-62.4846878051758" calcext:value-type="float">
            <text:p>-62,4846878051758</text:p>
          </table:table-cell>
          <table:table-cell office:value-type="float" office:value="-62.4936256408691" calcext:value-type="float">
            <text:p>-62,4936256408691</text:p>
          </table:table-cell>
          <table:table-cell office:value-type="float" office:value="-62.4891967773438" calcext:value-type="float">
            <text:p>-62,4891967773438</text:p>
          </table:table-cell>
          <table:table-cell office:value-type="float" office:value="-62.5070915222168" calcext:value-type="float">
            <text:p>-62,5070915222168</text:p>
          </table:table-cell>
          <table:table-cell office:value-type="float" office:value="-62.4940910339356" calcext:value-type="float">
            <text:p>-62,4940910339356</text:p>
          </table:table-cell>
          <table:table-cell office:value-type="float" office:value="-62.5010795593262" calcext:value-type="float">
            <text:p>-62,5010795593262</text:p>
          </table:table-cell>
          <table:table-cell office:value-type="float" office:value="-62.4899215698242" calcext:value-type="float">
            <text:p>-62,4899215698242</text:p>
          </table:table-cell>
          <table:table-cell office:value-type="float" office:value="-62.4755859375" calcext:value-type="float">
            <text:p>-62,4755859375</text:p>
          </table:table-cell>
          <table:table-cell office:value-type="float" office:value="-62.4922218322754" calcext:value-type="float">
            <text:p>-62,4922218322754</text:p>
          </table:table-cell>
          <table:table-cell office:value-type="float" office:value="-62.4684448242188" calcext:value-type="float">
            <text:p>-62,4684448242188</text:p>
          </table:table-cell>
          <table:table-cell office:value-type="float" office:value="-62.4914093017578" calcext:value-type="float">
            <text:p>-62,4914093017578</text:p>
          </table:table-cell>
          <table:table-cell table:number-columns-repeated="2" office:value-type="float" office:value="-62.4909858703613" calcext:value-type="float">
            <text:p>-62,4909858703613</text:p>
          </table:table-cell>
          <table:table-cell office:value-type="float" office:value="-62.4986953735352" calcext:value-type="float">
            <text:p>-62,4986953735352</text:p>
          </table:table-cell>
          <table:table-cell office:value-type="float" office:value="-62.4839210510254" calcext:value-type="float">
            <text:p>-62,4839210510254</text:p>
          </table:table-cell>
          <table:table-cell office:value-type="float" office:value="-62.4818801879883" calcext:value-type="float">
            <text:p>-62,4818801879883</text:p>
          </table:table-cell>
          <table:table-cell office:value-type="float" office:value="-62.4988212585449" calcext:value-type="float">
            <text:p>-62,4988212585449</text:p>
          </table:table-cell>
          <table:table-cell office:value-type="float" office:value="-62.4824752807617" calcext:value-type="float">
            <text:p>-62,4824752807617</text:p>
          </table:table-cell>
          <table:table-cell office:value-type="float" office:value="-62.4891548156738" calcext:value-type="float">
            <text:p>-62,4891548156738</text:p>
          </table:table-cell>
          <table:table-cell office:value-type="float" office:value="-62.5015068054199" calcext:value-type="float">
            <text:p>-62,5015068054199</text:p>
          </table:table-cell>
          <table:table-cell office:value-type="float" office:value="-62.4772453308106" calcext:value-type="float">
            <text:p>-62,4772453308106</text:p>
          </table:table-cell>
          <table:table-cell office:value-type="float" office:value="-62.4917526245117" calcext:value-type="float">
            <text:p>-62,4917526245117</text:p>
          </table:table-cell>
          <table:table-cell office:value-type="float" office:value="-62.5020599365234" calcext:value-type="float">
            <text:p>-62,5020599365234</text:p>
          </table:table-cell>
          <table:table-cell office:value-type="float" office:value="-62.4801330566406" calcext:value-type="float">
            <text:p>-62,4801330566406</text:p>
          </table:table-cell>
          <table:table-cell office:value-type="float" office:value="-62.4816665649414" calcext:value-type="float">
            <text:p>-62,4816665649414</text:p>
          </table:table-cell>
          <table:table-cell office:value-type="float" office:value="-62.4961395263672" calcext:value-type="float">
            <text:p>-62,4961395263672</text:p>
          </table:table-cell>
          <table:table-cell office:value-type="float" office:value="-62.4865570068359" calcext:value-type="float">
            <text:p>-62,4865570068359</text:p>
          </table:table-cell>
          <table:table-cell office:value-type="float" office:value="-62.498779296875" calcext:value-type="float">
            <text:p>-62,498779296875</text:p>
          </table:table-cell>
          <table:table-cell office:value-type="float" office:value="-62.4955825805664" calcext:value-type="float">
            <text:p>-62,4955825805664</text:p>
          </table:table-cell>
          <table:table-cell office:value-type="float" office:value="-62.4851531982422" calcext:value-type="float">
            <text:p>-62,4851531982422</text:p>
          </table:table-cell>
          <table:table-cell office:value-type="float" office:value="-62.4839630126953" calcext:value-type="float">
            <text:p>-62,4839630126953</text:p>
          </table:table-cell>
          <table:table-cell office:value-type="float" office:value="-62.4901313781738" calcext:value-type="float">
            <text:p>-62,4901313781738</text:p>
          </table:table-cell>
          <table:table-cell office:value-type="float" office:value="-62.5181045532227" calcext:value-type="float">
            <text:p>-62,5181045532227</text:p>
          </table:table-cell>
          <table:table-cell office:value-type="float" office:value="-62.4934959411621" calcext:value-type="float">
            <text:p>-62,4934959411621</text:p>
          </table:table-cell>
          <table:table-cell office:value-type="float" office:value="-62.5098266601563" calcext:value-type="float">
            <text:p>-62,5098266601563</text:p>
          </table:table-cell>
          <table:table-cell office:value-type="float" office:value="-62.4906425476074" calcext:value-type="float">
            <text:p>-62,4906425476074</text:p>
          </table:table-cell>
          <table:table-cell office:value-type="float" office:value="-62.4826850891113" calcext:value-type="float">
            <text:p>-62,4826850891113</text:p>
          </table:table-cell>
          <table:table-cell office:value-type="float" office:value="-62.4706993103027" calcext:value-type="float">
            <text:p>-62,4706993103027</text:p>
          </table:table-cell>
          <table:table-cell office:value-type="float" office:value="-62.4825172424316" calcext:value-type="float">
            <text:p>-62,4825172424316</text:p>
          </table:table-cell>
          <table:table-cell office:value-type="float" office:value="-62.4754981994629" calcext:value-type="float">
            <text:p>-62,4754981994629</text:p>
          </table:table-cell>
          <table:table-cell office:value-type="float" office:value="-62.5068359375" calcext:value-type="float">
            <text:p>-62,5068359375</text:p>
          </table:table-cell>
          <table:table-cell office:value-type="float" office:value="-62.4848136901856" calcext:value-type="float">
            <text:p>-62,4848136901856</text:p>
          </table:table-cell>
          <table:table-cell office:value-type="float" office:value="-62.4929008483887" calcext:value-type="float">
            <text:p>-62,4929008483887</text:p>
          </table:table-cell>
          <table:table-cell office:value-type="float" office:value="-62.4873657226563" calcext:value-type="float">
            <text:p>-62,4873657226563</text:p>
          </table:table-cell>
          <table:table-cell office:value-type="float" office:value="-62.4965667724609" calcext:value-type="float">
            <text:p>-62,4965667724609</text:p>
          </table:table-cell>
          <table:table-cell office:value-type="float" office:value="-62.4995040893555" calcext:value-type="float">
            <text:p>-62,4995040893555</text:p>
          </table:table-cell>
          <table:table-cell office:value-type="float" office:value="-62.4962196350098" calcext:value-type="float">
            <text:p>-62,4962196350098</text:p>
          </table:table-cell>
          <table:table-cell office:value-type="float" office:value="-62.477668762207" calcext:value-type="float">
            <text:p>-62,477668762207</text:p>
          </table:table-cell>
          <table:table-cell office:value-type="float" office:value="-62.4886016845703" calcext:value-type="float">
            <text:p>-62,4886016845703</text:p>
          </table:table-cell>
          <table:table-cell office:value-type="float" office:value="-62.5060691833496" calcext:value-type="float">
            <text:p>-62,5060691833496</text:p>
          </table:table-cell>
          <table:table-cell office:value-type="float" office:value="-62.5160980224609" calcext:value-type="float">
            <text:p>-62,5160980224609</text:p>
          </table:table-cell>
          <table:table-cell office:value-type="float" office:value="-62.498950958252" calcext:value-type="float">
            <text:p>-62,498950958252</text:p>
          </table:table-cell>
          <table:table-cell office:value-type="float" office:value="-62.4930725097656" calcext:value-type="float">
            <text:p>-62,4930725097656</text:p>
          </table:table-cell>
          <table:table-cell office:value-type="float" office:value="-62.4897918701172" calcext:value-type="float">
            <text:p>-62,4897918701172</text:p>
          </table:table-cell>
          <table:table-cell office:value-type="float" office:value="-62.4815368652344" calcext:value-type="float">
            <text:p>-62,4815368652344</text:p>
          </table:table-cell>
          <table:table-cell office:value-type="float" office:value="-62.4978446960449" calcext:value-type="float">
            <text:p>-62,4978446960449</text:p>
          </table:table-cell>
          <table:table-cell office:value-type="float" office:value="-62.4968643188477" calcext:value-type="float">
            <text:p>-62,4968643188477</text:p>
          </table:table-cell>
          <table:table-cell office:value-type="float" office:value="-62.4922599792481" calcext:value-type="float">
            <text:p>-62,4922599792481</text:p>
          </table:table-cell>
          <table:table-cell office:value-type="float" office:value="-62.4910697937012" calcext:value-type="float">
            <text:p>-62,4910697937012</text:p>
          </table:table-cell>
          <table:table-cell office:value-type="float" office:value="-62.5078620910645" calcext:value-type="float">
            <text:p>-62,5078620910645</text:p>
          </table:table-cell>
          <table:table-cell office:value-type="float" office:value="-62.4959678649902" calcext:value-type="float">
            <text:p>-62,4959678649902</text:p>
          </table:table-cell>
          <table:table-cell office:value-type="float" office:value="-62.4921340942383" calcext:value-type="float">
            <text:p>-62,4921340942383</text:p>
          </table:table-cell>
          <table:table-cell office:value-type="float" office:value="-62.4924736022949" calcext:value-type="float">
            <text:p>-62,4924736022949</text:p>
          </table:table-cell>
          <table:table-cell office:value-type="float" office:value="-62.4785194396973" calcext:value-type="float">
            <text:p>-62,4785194396973</text:p>
          </table:table-cell>
          <table:table-cell office:value-type="float" office:value="-62.4930725097656" calcext:value-type="float">
            <text:p>-62,4930725097656</text:p>
          </table:table-cell>
          <table:table-cell office:value-type="float" office:value="-62.5052185058594" calcext:value-type="float">
            <text:p>-62,5052185058594</text:p>
          </table:table-cell>
          <table:table-cell office:value-type="float" office:value="-62.4963073730469" calcext:value-type="float">
            <text:p>-62,4963073730469</text:p>
          </table:table-cell>
          <table:table-cell office:value-type="float" office:value="-62.4918365478516" calcext:value-type="float">
            <text:p>-62,4918365478516</text:p>
          </table:table-cell>
          <table:table-cell office:value-type="float" office:value="-62.4980545043945" calcext:value-type="float">
            <text:p>-62,4980545043945</text:p>
          </table:table-cell>
          <table:table-cell office:value-type="float" office:value="-62.4922218322754" calcext:value-type="float">
            <text:p>-62,4922218322754</text:p>
          </table:table-cell>
          <table:table-cell office:value-type="float" office:value="-62.4881324768066" calcext:value-type="float">
            <text:p>-62,4881324768066</text:p>
          </table:table-cell>
          <table:table-cell office:value-type="float" office:value="-62.4791984558106" calcext:value-type="float">
            <text:p>-62,4791984558106</text:p>
          </table:table-cell>
          <table:table-cell office:value-type="float" office:value="-62.4733352661133" calcext:value-type="float">
            <text:p>-62,4733352661133</text:p>
          </table:table-cell>
          <table:table-cell office:value-type="float" office:value="-62.5006103515625" calcext:value-type="float">
            <text:p>-62,5006103515625</text:p>
          </table:table-cell>
          <table:table-cell office:value-type="float" office:value="-62.4967346191406" calcext:value-type="float">
            <text:p>-62,4967346191406</text:p>
          </table:table-cell>
          <table:table-cell office:value-type="float" office:value="-62.5002708435059" calcext:value-type="float">
            <text:p>-62,5002708435059</text:p>
          </table:table-cell>
          <table:table-cell office:value-type="float" office:value="-62.4761810302734" calcext:value-type="float">
            <text:p>-62,4761810302734</text:p>
          </table:table-cell>
          <table:table-cell office:value-type="float" office:value="-62.4856643676758" calcext:value-type="float">
            <text:p>-62,4856643676758</text:p>
          </table:table-cell>
          <table:table-cell office:value-type="float" office:value="-62.4919624328613" calcext:value-type="float">
            <text:p>-62,4919624328613</text:p>
          </table:table-cell>
          <table:table-cell office:value-type="float" office:value="-62.4918823242188" calcext:value-type="float">
            <text:p>-62,4918823242188</text:p>
          </table:table-cell>
          <table:table-cell office:value-type="float" office:value="-62.4808120727539" calcext:value-type="float">
            <text:p>-62,4808120727539</text:p>
          </table:table-cell>
          <table:table-cell office:value-type="float" office:value="-62.4900054931641" calcext:value-type="float">
            <text:p>-62,4900054931641</text:p>
          </table:table-cell>
          <table:table-cell office:value-type="float" office:value="-62.4980163574219" calcext:value-type="float">
            <text:p>-62,4980163574219</text:p>
          </table:table-cell>
          <table:table-cell office:value-type="float" office:value="-62.4797554016113" calcext:value-type="float">
            <text:p>-62,4797554016113</text:p>
          </table:table-cell>
          <table:table-cell office:value-type="float" office:value="-62.5033416748047" calcext:value-type="float">
            <text:p>-62,5033416748047</text:p>
          </table:table-cell>
          <table:table-cell office:value-type="float" office:value="-62.4804344177246" calcext:value-type="float">
            <text:p>-62,4804344177246</text:p>
          </table:table-cell>
          <table:table-cell office:value-type="float" office:value="-62.4841766357422" calcext:value-type="float">
            <text:p>-62,4841766357422</text:p>
          </table:table-cell>
          <table:table-cell office:value-type="float" office:value="-62.4790687561035" calcext:value-type="float">
            <text:p>-62,4790687561035</text:p>
          </table:table-cell>
          <table:table-cell office:value-type="float" office:value="-62.4958801269531" calcext:value-type="float">
            <text:p>-62,4958801269531</text:p>
          </table:table-cell>
          <table:table-cell office:value-type="float" office:value="-62.4882202148438" calcext:value-type="float">
            <text:p>-62,4882202148438</text:p>
          </table:table-cell>
          <table:table-cell office:value-type="float" office:value="-62.4738006591797" calcext:value-type="float">
            <text:p>-62,4738006591797</text:p>
          </table:table-cell>
          <table:table-cell office:value-type="float" office:value="-62.4807319641113" calcext:value-type="float">
            <text:p>-62,4807319641113</text:p>
          </table:table-cell>
          <table:table-cell office:value-type="float" office:value="-62.4988212585449" calcext:value-type="float">
            <text:p>-62,4988212585449</text:p>
          </table:table-cell>
          <table:table-cell office:value-type="float" office:value="-62.4929428100586" calcext:value-type="float">
            <text:p>-62,4929428100586</text:p>
          </table:table-cell>
          <table:table-cell office:value-type="float" office:value="-62.4673042297363" calcext:value-type="float">
            <text:p>-62,4673042297363</text:p>
          </table:table-cell>
          <table:table-cell office:value-type="float" office:value="-62.4801330566406" calcext:value-type="float">
            <text:p>-62,4801330566406</text:p>
          </table:table-cell>
          <table:table-cell office:value-type="float" office:value="-62.4884719848633" calcext:value-type="float">
            <text:p>-62,4884719848633</text:p>
          </table:table-cell>
          <table:table-cell office:value-type="float" office:value="-62.498908996582" calcext:value-type="float">
            <text:p>-62,498908996582</text:p>
          </table:table-cell>
          <table:table-cell office:value-type="float" office:value="-62.4995460510254" calcext:value-type="float">
            <text:p>-62,4995460510254</text:p>
          </table:table-cell>
          <table:table-cell office:value-type="float" office:value="-62.4911956787109" calcext:value-type="float">
            <text:p>-62,4911956787109</text:p>
          </table:table-cell>
          <table:table-cell office:value-type="float" office:value="-62.494010925293" calcext:value-type="float">
            <text:p>-62,494010925293</text:p>
          </table:table-cell>
          <table:table-cell office:value-type="float" office:value="-62.5052604675293" calcext:value-type="float">
            <text:p>-62,5052604675293</text:p>
          </table:table-cell>
          <table:table-cell office:value-type="float" office:value="-62.4927749633789" calcext:value-type="float">
            <text:p>-62,4927749633789</text:p>
          </table:table-cell>
          <table:table-cell office:value-type="float" office:value="-62.4761390686035" calcext:value-type="float">
            <text:p>-62,4761390686035</text:p>
          </table:table-cell>
          <table:table-cell office:value-type="float" office:value="-62.4823036193848" calcext:value-type="float">
            <text:p>-62,4823036193848</text:p>
          </table:table-cell>
          <table:table-cell office:value-type="float" office:value="-62.4673461914063" calcext:value-type="float">
            <text:p>-62,4673461914063</text:p>
          </table:table-cell>
          <table:table-cell office:value-type="float" office:value="-62.4633522033691" calcext:value-type="float">
            <text:p>-62,4633522033691</text:p>
          </table:table-cell>
          <table:table-cell office:value-type="float" office:value="-62.5041923522949" calcext:value-type="float">
            <text:p>-62,5041923522949</text:p>
          </table:table-cell>
          <table:table-cell office:value-type="float" office:value="-62.5065841674805" calcext:value-type="float">
            <text:p>-62,5065841674805</text:p>
          </table:table-cell>
          <table:table-cell office:value-type="float" office:value="-62.475757598877" calcext:value-type="float">
            <text:p>-62,475757598877</text:p>
          </table:table-cell>
          <table:table-cell office:value-type="float" office:value="-62.492431640625" calcext:value-type="float">
            <text:p>-62,492431640625</text:p>
          </table:table-cell>
          <table:table-cell office:value-type="float" office:value="-62.4789009094238" calcext:value-type="float">
            <text:p>-62,4789009094238</text:p>
          </table:table-cell>
          <table:table-cell office:value-type="float" office:value="-62.5004425048828" calcext:value-type="float">
            <text:p>-62,5004425048828</text:p>
          </table:table-cell>
          <table:table-cell office:value-type="float" office:value="-62.4926452636719" calcext:value-type="float">
            <text:p>-62,4926452636719</text:p>
          </table:table-cell>
          <table:table-cell office:value-type="float" office:value="-62.5019340515137" calcext:value-type="float">
            <text:p>-62,5019340515137</text:p>
          </table:table-cell>
          <table:table-cell office:value-type="float" office:value="-62.4932441711426" calcext:value-type="float">
            <text:p>-62,4932441711426</text:p>
          </table:table-cell>
          <table:table-cell office:value-type="float" office:value="-62.4754180908203" calcext:value-type="float">
            <text:p>-62,4754180908203</text:p>
          </table:table-cell>
          <table:table-cell office:value-type="float" office:value="-62.5224647521973" calcext:value-type="float">
            <text:p>-62,5224647521973</text:p>
          </table:table-cell>
          <table:table-cell office:value-type="float" office:value="-62.504280090332" calcext:value-type="float">
            <text:p>-62,504280090332</text:p>
          </table:table-cell>
          <table:table-cell office:value-type="float" office:value="-62.4955406188965" calcext:value-type="float">
            <text:p>-62,4955406188965</text:p>
          </table:table-cell>
          <table:table-cell office:value-type="float" office:value="-62.487922668457" calcext:value-type="float">
            <text:p>-62,487922668457</text:p>
          </table:table-cell>
          <table:table-cell office:value-type="float" office:value="-62.4950332641602" calcext:value-type="float">
            <text:p>-62,4950332641602</text:p>
          </table:table-cell>
          <table:table-cell office:value-type="float" office:value="-62.5041923522949" calcext:value-type="float">
            <text:p>-62,5041923522949</text:p>
          </table:table-cell>
          <table:table-cell office:value-type="float" office:value="-62.5044937133789" calcext:value-type="float">
            <text:p>-62,5044937133789</text:p>
          </table:table-cell>
          <table:table-cell office:value-type="float" office:value="-62.4882202148438" calcext:value-type="float">
            <text:p>-62,4882202148438</text:p>
          </table:table-cell>
          <table:table-cell office:value-type="float" office:value="-62.4884300231934" calcext:value-type="float">
            <text:p>-62,4884300231934</text:p>
          </table:table-cell>
          <table:table-cell office:value-type="float" office:value="-62.4642028808594" calcext:value-type="float">
            <text:p>-62,4642028808594</text:p>
          </table:table-cell>
          <table:table-cell office:value-type="float" office:value="-62.497501373291" calcext:value-type="float">
            <text:p>-62,497501373291</text:p>
          </table:table-cell>
          <table:table-cell office:value-type="float" office:value="-62.4910697937012" calcext:value-type="float">
            <text:p>-62,4910697937012</text:p>
          </table:table-cell>
          <table:table-cell office:value-type="float" office:value="-62.5011253356934" calcext:value-type="float">
            <text:p>-62,5011253356934</text:p>
          </table:table-cell>
          <table:table-cell office:value-type="float" office:value="-62.5019798278809" calcext:value-type="float">
            <text:p>-62,5019798278809</text:p>
          </table:table-cell>
          <table:table-cell office:value-type="float" office:value="-62.4897079467773" calcext:value-type="float">
            <text:p>-62,4897079467773</text:p>
          </table:table-cell>
          <table:table-cell office:value-type="float" office:value="-62.5009956359863" calcext:value-type="float">
            <text:p>-62,5009956359863</text:p>
          </table:table-cell>
          <table:table-cell office:value-type="float" office:value="-62.4942626953125" calcext:value-type="float">
            <text:p>-62,4942626953125</text:p>
          </table:table-cell>
          <table:table-cell office:value-type="float" office:value="-62.4771575927734" calcext:value-type="float">
            <text:p>-62,4771575927734</text:p>
          </table:table-cell>
          <table:table-cell office:value-type="float" office:value="-62.4755401611328" calcext:value-type="float">
            <text:p>-62,4755401611328</text:p>
          </table:table-cell>
          <table:table-cell office:value-type="float" office:value="-62.5036811828613" calcext:value-type="float">
            <text:p>-62,5036811828613</text:p>
          </table:table-cell>
          <table:table-cell office:value-type="float" office:value="-62.5017204284668" calcext:value-type="float">
            <text:p>-62,5017204284668</text:p>
          </table:table-cell>
          <table:table-cell office:value-type="float" office:value="-62.4796257019043" calcext:value-type="float">
            <text:p>-62,4796257019043</text:p>
          </table:table-cell>
          <table:table-cell office:value-type="float" office:value="-62.5107231140137" calcext:value-type="float">
            <text:p>-62,5107231140137</text:p>
          </table:table-cell>
          <table:table-cell office:value-type="float" office:value="-62.4793281555176" calcext:value-type="float">
            <text:p>-62,4793281555176</text:p>
          </table:table-cell>
          <table:table-cell office:value-type="float" office:value="-62.5054740905762" calcext:value-type="float">
            <text:p>-62,5054740905762</text:p>
          </table:table-cell>
          <table:table-cell office:value-type="float" office:value="-62.5015525817871" calcext:value-type="float">
            <text:p>-62,5015525817871</text:p>
          </table:table-cell>
          <table:table-cell office:value-type="float" office:value="-62.5109786987305" calcext:value-type="float">
            <text:p>-62,5109786987305</text:p>
          </table:table-cell>
          <table:table-cell office:value-type="float" office:value="-62.4993782043457" calcext:value-type="float">
            <text:p>-62,4993782043457</text:p>
          </table:table-cell>
          <table:table-cell office:value-type="float" office:value="-62.5018501281738" calcext:value-type="float">
            <text:p>-62,5018501281738</text:p>
          </table:table-cell>
          <table:table-cell office:value-type="float" office:value="-62.5055160522461" calcext:value-type="float">
            <text:p>-62,5055160522461</text:p>
          </table:table-cell>
          <table:table-cell office:value-type="float" office:value="-62.4906425476074" calcext:value-type="float">
            <text:p>-62,4906425476074</text:p>
          </table:table-cell>
          <table:table-cell office:value-type="float" office:value="-62.5153732299805" calcext:value-type="float">
            <text:p>-62,5153732299805</text:p>
          </table:table-cell>
          <table:table-cell office:value-type="float" office:value="-62.5010795593262" calcext:value-type="float">
            <text:p>-62,5010795593262</text:p>
          </table:table-cell>
          <table:table-cell office:value-type="float" office:value="-62.4906883239746" calcext:value-type="float">
            <text:p>-62,4906883239746</text:p>
          </table:table-cell>
          <table:table-cell office:value-type="float" office:value="-62.4818382263184" calcext:value-type="float">
            <text:p>-62,4818382263184</text:p>
          </table:table-cell>
          <table:table-cell office:value-type="float" office:value="-62.5081634521484" calcext:value-type="float">
            <text:p>-62,5081634521484</text:p>
          </table:table-cell>
          <table:table-cell office:value-type="float" office:value="-62.4816207885742" calcext:value-type="float">
            <text:p>-62,4816207885742</text:p>
          </table:table-cell>
          <table:table-cell office:value-type="float" office:value="-62.5082015991211" calcext:value-type="float">
            <text:p>-62,5082015991211</text:p>
          </table:table-cell>
          <table:table-cell office:value-type="float" office:value="-62.5122985839844" calcext:value-type="float">
            <text:p>-62,5122985839844</text:p>
          </table:table-cell>
          <table:table-cell office:value-type="float" office:value="-62.4804344177246" calcext:value-type="float">
            <text:p>-62,4804344177246</text:p>
          </table:table-cell>
          <table:table-cell office:value-type="float" office:value="-62.4975891113281" calcext:value-type="float">
            <text:p>-62,4975891113281</text:p>
          </table:table-cell>
          <table:table-cell office:value-type="float" office:value="-62.4827270507813" calcext:value-type="float">
            <text:p>-62,4827270507813</text:p>
          </table:table-cell>
          <table:table-cell office:value-type="float" office:value="-62.4717178344727" calcext:value-type="float">
            <text:p>-62,4717178344727</text:p>
          </table:table-cell>
          <table:table-cell office:value-type="float" office:value="-62.4877052307129" calcext:value-type="float">
            <text:p>-62,4877052307129</text:p>
          </table:table-cell>
          <table:table-cell office:value-type="float" office:value="-62.5027046203613" calcext:value-type="float">
            <text:p>-62,5027046203613</text:p>
          </table:table-cell>
          <table:table-cell office:value-type="float" office:value="-62.4977569580078" calcext:value-type="float">
            <text:p>-62,4977569580078</text:p>
          </table:table-cell>
          <table:table-cell office:value-type="float" office:value="-62.4872360229492" calcext:value-type="float">
            <text:p>-62,4872360229492</text:p>
          </table:table-cell>
          <table:table-cell office:value-type="float" office:value="-62.4992485046387" calcext:value-type="float">
            <text:p>-62,4992485046387</text:p>
          </table:table-cell>
          <table:table-cell office:value-type="float" office:value="-62.4837913513184" calcext:value-type="float">
            <text:p>-62,4837913513184</text:p>
          </table:table-cell>
          <table:table-cell office:value-type="float" office:value="-62.4931144714356" calcext:value-type="float">
            <text:p>-62,4931144714356</text:p>
          </table:table-cell>
          <table:table-cell office:value-type="float" office:value="-62.4856224060059" calcext:value-type="float">
            <text:p>-62,4856224060059</text:p>
          </table:table-cell>
          <table:table-cell office:value-type="float" office:value="-62.5053863525391" calcext:value-type="float">
            <text:p>-62,5053863525391</text:p>
          </table:table-cell>
          <table:table-cell office:value-type="float" office:value="-62.5037689208984" calcext:value-type="float">
            <text:p>-62,5037689208984</text:p>
          </table:table-cell>
          <table:table-cell office:value-type="float" office:value="-62.4848556518555" calcext:value-type="float">
            <text:p>-62,4848556518555</text:p>
          </table:table-cell>
          <table:table-cell office:value-type="float" office:value="-62.4620819091797" calcext:value-type="float">
            <text:p>-62,4620819091797</text:p>
          </table:table-cell>
          <table:table-cell office:value-type="float" office:value="-62.508243560791" calcext:value-type="float">
            <text:p>-62,508243560791</text:p>
          </table:table-cell>
          <table:table-cell office:value-type="float" office:value="-62.4951591491699" calcext:value-type="float">
            <text:p>-62,4951591491699</text:p>
          </table:table-cell>
          <table:table-cell office:value-type="float" office:value="-62.4964370727539" calcext:value-type="float">
            <text:p>-62,4964370727539</text:p>
          </table:table-cell>
          <table:table-cell office:value-type="float" office:value="-62.4896240234375" calcext:value-type="float">
            <text:p>-62,4896240234375</text:p>
          </table:table-cell>
          <table:table-cell office:value-type="float" office:value="-62.4952011108398" calcext:value-type="float">
            <text:p>-62,4952011108398</text:p>
          </table:table-cell>
          <table:table-cell office:value-type="float" office:value="-62.4903030395508" calcext:value-type="float">
            <text:p>-62,4903030395508</text:p>
          </table:table-cell>
          <table:table-cell office:value-type="float" office:value="-62.4694709777832" calcext:value-type="float">
            <text:p>-62,4694709777832</text:p>
          </table:table-cell>
          <table:table-cell office:value-type="float" office:value="-62.3291358947754" calcext:value-type="float">
            <text:p>-62,3291358947754</text:p>
          </table:table-cell>
          <table:table-cell office:value-type="float" office:value="-62.3320579528809" calcext:value-type="float">
            <text:p>-62,3320579528809</text:p>
          </table:table-cell>
          <table:table-cell office:value-type="float" office:value="-62.3307189941406" calcext:value-type="float">
            <text:p>-62,3307189941406</text:p>
          </table:table-cell>
          <table:table-cell office:value-type="float" office:value="-62.3173141479492" calcext:value-type="float">
            <text:p>-62,3173141479492</text:p>
          </table:table-cell>
          <table:table-cell office:value-type="float" office:value="-62.3285865783691" calcext:value-type="float">
            <text:p>-62,3285865783691</text:p>
          </table:table-cell>
          <table:table-cell office:value-type="float" office:value="-62.3230323791504" calcext:value-type="float">
            <text:p>-62,3230323791504</text:p>
          </table:table-cell>
          <table:table-cell office:value-type="float" office:value="-62.3184394836426" calcext:value-type="float">
            <text:p>-62,3184394836426</text:p>
          </table:table-cell>
          <table:table-cell office:value-type="float" office:value="-62.3489227294922" calcext:value-type="float">
            <text:p>-62,3489227294922</text:p>
          </table:table-cell>
          <table:table-cell office:value-type="float" office:value="-62.3279609680176" calcext:value-type="float">
            <text:p>-62,3279609680176</text:p>
          </table:table-cell>
          <table:table-cell office:value-type="float" office:value="-62.3181915283203" calcext:value-type="float">
            <text:p>-62,3181915283203</text:p>
          </table:table-cell>
          <table:table-cell office:value-type="float" office:value="-62.3506813049316" calcext:value-type="float">
            <text:p>-62,3506813049316</text:p>
          </table:table-cell>
          <table:table-cell office:value-type="float" office:value="-62.3285064697266" calcext:value-type="float">
            <text:p>-62,3285064697266</text:p>
          </table:table-cell>
          <table:table-cell office:value-type="float" office:value="-62.3214874267578" calcext:value-type="float">
            <text:p>-62,3214874267578</text:p>
          </table:table-cell>
          <table:table-cell office:value-type="float" office:value="-62.3451538085938" calcext:value-type="float">
            <text:p>-62,3451538085938</text:p>
          </table:table-cell>
          <table:table-cell office:value-type="float" office:value="-62.3373260498047" calcext:value-type="float">
            <text:p>-62,3373260498047</text:p>
          </table:table-cell>
          <table:table-cell office:value-type="float" office:value="-62.3153076171875" calcext:value-type="float">
            <text:p>-62,3153076171875</text:p>
          </table:table-cell>
          <table:table-cell office:value-type="float" office:value="-62.3240356445313" calcext:value-type="float">
            <text:p>-62,3240356445313</text:p>
          </table:table-cell>
          <table:table-cell office:value-type="float" office:value="-62.3150596618652" calcext:value-type="float">
            <text:p>-62,3150596618652</text:p>
          </table:table-cell>
          <table:table-cell office:value-type="float" office:value="-62.3257865905762" calcext:value-type="float">
            <text:p>-62,3257865905762</text:p>
          </table:table-cell>
          <table:table-cell office:value-type="float" office:value="-62.3316802978516" calcext:value-type="float">
            <text:p>-62,3316802978516</text:p>
          </table:table-cell>
          <table:table-cell office:value-type="float" office:value="-62.3331031799316" calcext:value-type="float">
            <text:p>-62,3331031799316</text:p>
          </table:table-cell>
          <table:table-cell office:value-type="float" office:value="-62.3275451660156" calcext:value-type="float">
            <text:p>-62,3275451660156</text:p>
          </table:table-cell>
          <table:table-cell office:value-type="float" office:value="-62.3243255615234" calcext:value-type="float">
            <text:p>-62,3243255615234</text:p>
          </table:table-cell>
          <table:table-cell office:value-type="float" office:value="-62.3355293273926" calcext:value-type="float">
            <text:p>-62,3355293273926</text:p>
          </table:table-cell>
          <table:table-cell office:value-type="float" office:value="-62.3360290527344" calcext:value-type="float">
            <text:p>-62,3360290527344</text:p>
          </table:table-cell>
          <table:table-cell office:value-type="float" office:value="-62.3403854370117" calcext:value-type="float">
            <text:p>-62,3403854370117</text:p>
          </table:table-cell>
          <table:table-cell office:value-type="float" office:value="-62.3403434753418" calcext:value-type="float">
            <text:p>-62,3403434753418</text:p>
          </table:table-cell>
          <table:table-cell office:value-type="float" office:value="-62.3498420715332" calcext:value-type="float">
            <text:p>-62,3498420715332</text:p>
          </table:table-cell>
          <table:table-cell office:value-type="float" office:value="-62.3308906555176" calcext:value-type="float">
            <text:p>-62,3308906555176</text:p>
          </table:table-cell>
          <table:table-cell office:value-type="float" office:value="-62.3384170532227" calcext:value-type="float">
            <text:p>-62,3384170532227</text:p>
          </table:table-cell>
          <table:table-cell office:value-type="float" office:value="-62.3234519958496" calcext:value-type="float">
            <text:p>-62,3234519958496</text:p>
          </table:table-cell>
          <table:table-cell office:value-type="float" office:value="-62.3400077819824" calcext:value-type="float">
            <text:p>-62,3400077819824</text:p>
          </table:table-cell>
          <table:table-cell office:value-type="float" office:value="-62.3318061828613" calcext:value-type="float">
            <text:p>-62,3318061828613</text:p>
          </table:table-cell>
          <table:table-cell office:value-type="float" office:value="-62.3327293395996" calcext:value-type="float">
            <text:p>-62,3327293395996</text:p>
          </table:table-cell>
          <table:table-cell office:value-type="float" office:value="-62.329216003418" calcext:value-type="float">
            <text:p>-62,329216003418</text:p>
          </table:table-cell>
          <table:table-cell office:value-type="float" office:value="-62.3303031921387" calcext:value-type="float">
            <text:p>-62,3303031921387</text:p>
          </table:table-cell>
          <table:table-cell office:value-type="float" office:value="-62.3497200012207" calcext:value-type="float">
            <text:p>-62,3497200012207</text:p>
          </table:table-cell>
          <table:table-cell office:value-type="float" office:value="-62.3274192810059" calcext:value-type="float">
            <text:p>-62,3274192810059</text:p>
          </table:table-cell>
          <table:table-cell office:value-type="float" office:value="-62.3405914306641" calcext:value-type="float">
            <text:p>-62,3405914306641</text:p>
          </table:table-cell>
          <table:table-cell office:value-type="float" office:value="-62.3364486694336" calcext:value-type="float">
            <text:p>-62,3364486694336</text:p>
          </table:table-cell>
          <table:table-cell office:value-type="float" office:value="-62.3330192565918" calcext:value-type="float">
            <text:p>-62,3330192565918</text:p>
          </table:table-cell>
          <table:table-cell office:value-type="float" office:value="-62.344482421875" calcext:value-type="float">
            <text:p>-62,344482421875</text:p>
          </table:table-cell>
          <table:table-cell office:value-type="float" office:value="-62.3308448791504" calcext:value-type="float">
            <text:p>-62,3308448791504</text:p>
          </table:table-cell>
          <table:table-cell office:value-type="float" office:value="-62.3285446166992" calcext:value-type="float">
            <text:p>-62,3285446166992</text:p>
          </table:table-cell>
          <table:table-cell office:value-type="float" office:value="-62.3189849853516" calcext:value-type="float">
            <text:p>-62,3189849853516</text:p>
          </table:table-cell>
        </table:table-row>
        <table:table-row table:style-name="ro1">
          <table:table-cell office:value-type="float" office:value="-62.4946479797363" calcext:value-type="float">
            <text:p>-62,4946479797363</text:p>
          </table:table-cell>
          <table:table-cell office:value-type="float" office:value="-62.4910278320313" calcext:value-type="float">
            <text:p>-62,4910278320313</text:p>
          </table:table-cell>
          <table:table-cell office:value-type="float" office:value="-62.4963493347168" calcext:value-type="float">
            <text:p>-62,4963493347168</text:p>
          </table:table-cell>
          <table:table-cell office:value-type="float" office:value="-62.4992904663086" calcext:value-type="float">
            <text:p>-62,4992904663086</text:p>
          </table:table-cell>
          <table:table-cell office:value-type="float" office:value="-62.5129814147949" calcext:value-type="float">
            <text:p>-62,5129814147949</text:p>
          </table:table-cell>
          <table:table-cell office:value-type="float" office:value="-62.5182342529297" calcext:value-type="float">
            <text:p>-62,5182342529297</text:p>
          </table:table-cell>
          <table:table-cell office:value-type="float" office:value="-62.5035095214844" calcext:value-type="float">
            <text:p>-62,5035095214844</text:p>
          </table:table-cell>
          <table:table-cell office:value-type="float" office:value="-62.4927749633789" calcext:value-type="float">
            <text:p>-62,4927749633789</text:p>
          </table:table-cell>
          <table:table-cell office:value-type="float" office:value="-62.4795379638672" calcext:value-type="float">
            <text:p>-62,4795379638672</text:p>
          </table:table-cell>
          <table:table-cell office:value-type="float" office:value="-62.5027847290039" calcext:value-type="float">
            <text:p>-62,5027847290039</text:p>
          </table:table-cell>
          <table:table-cell office:value-type="float" office:value="-62.5172119140625" calcext:value-type="float">
            <text:p>-62,5172119140625</text:p>
          </table:table-cell>
          <table:table-cell office:value-type="float" office:value="-62.515926361084" calcext:value-type="float">
            <text:p>-62,515926361084</text:p>
          </table:table-cell>
          <table:table-cell office:value-type="float" office:value="-62.5021018981934" calcext:value-type="float">
            <text:p>-62,5021018981934</text:p>
          </table:table-cell>
          <table:table-cell office:value-type="float" office:value="-62.4846458435059" calcext:value-type="float">
            <text:p>-62,4846458435059</text:p>
          </table:table-cell>
          <table:table-cell office:value-type="float" office:value="-62.4895820617676" calcext:value-type="float">
            <text:p>-62,4895820617676</text:p>
          </table:table-cell>
          <table:table-cell office:value-type="float" office:value="-62.5140533447266" calcext:value-type="float">
            <text:p>-62,5140533447266</text:p>
          </table:table-cell>
          <table:table-cell office:value-type="float" office:value="-62.512638092041" calcext:value-type="float">
            <text:p>-62,512638092041</text:p>
          </table:table-cell>
          <table:table-cell office:value-type="float" office:value="-62.4970741271973" calcext:value-type="float">
            <text:p>-62,4970741271973</text:p>
          </table:table-cell>
          <table:table-cell office:value-type="float" office:value="-62.504280090332" calcext:value-type="float">
            <text:p>-62,504280090332</text:p>
          </table:table-cell>
          <table:table-cell office:value-type="float" office:value="-62.5065383911133" calcext:value-type="float">
            <text:p>-62,5065383911133</text:p>
          </table:table-cell>
          <table:table-cell office:value-type="float" office:value="-62.5045776367188" calcext:value-type="float">
            <text:p>-62,5045776367188</text:p>
          </table:table-cell>
          <table:table-cell office:value-type="float" office:value="-62.4914093017578" calcext:value-type="float">
            <text:p>-62,4914093017578</text:p>
          </table:table-cell>
          <table:table-cell office:value-type="float" office:value="-62.4939231872559" calcext:value-type="float">
            <text:p>-62,4939231872559</text:p>
          </table:table-cell>
          <table:table-cell office:value-type="float" office:value="-62.4956283569336" calcext:value-type="float">
            <text:p>-62,4956283569336</text:p>
          </table:table-cell>
          <table:table-cell office:value-type="float" office:value="-62.5088882446289" calcext:value-type="float">
            <text:p>-62,5088882446289</text:p>
          </table:table-cell>
          <table:table-cell office:value-type="float" office:value="-62.5148582458496" calcext:value-type="float">
            <text:p>-62,5148582458496</text:p>
          </table:table-cell>
          <table:table-cell office:value-type="float" office:value="-62.498779296875" calcext:value-type="float">
            <text:p>-62,498779296875</text:p>
          </table:table-cell>
          <table:table-cell office:value-type="float" office:value="-62.5112342834473" calcext:value-type="float">
            <text:p>-62,5112342834473</text:p>
          </table:table-cell>
          <table:table-cell office:value-type="float" office:value="-62.5195617675781" calcext:value-type="float">
            <text:p>-62,5195617675781</text:p>
          </table:table-cell>
          <table:table-cell office:value-type="float" office:value="-62.5196876525879" calcext:value-type="float">
            <text:p>-62,5196876525879</text:p>
          </table:table-cell>
          <table:table-cell office:value-type="float" office:value="-62.481071472168" calcext:value-type="float">
            <text:p>-62,481071472168</text:p>
          </table:table-cell>
          <table:table-cell office:value-type="float" office:value="-62.4927749633789" calcext:value-type="float">
            <text:p>-62,4927749633789</text:p>
          </table:table-cell>
          <table:table-cell office:value-type="float" office:value="-62.5067100524902" calcext:value-type="float">
            <text:p>-62,5067100524902</text:p>
          </table:table-cell>
          <table:table-cell office:value-type="float" office:value="-62.4955406188965" calcext:value-type="float">
            <text:p>-62,4955406188965</text:p>
          </table:table-cell>
          <table:table-cell office:value-type="float" office:value="-62.4877471923828" calcext:value-type="float">
            <text:p>-62,4877471923828</text:p>
          </table:table-cell>
          <table:table-cell office:value-type="float" office:value="-62.5205421447754" calcext:value-type="float">
            <text:p>-62,5205421447754</text:p>
          </table:table-cell>
          <table:table-cell office:value-type="float" office:value="-62.5024871826172" calcext:value-type="float">
            <text:p>-62,5024871826172</text:p>
          </table:table-cell>
          <table:table-cell office:value-type="float" office:value="-62.4935417175293" calcext:value-type="float">
            <text:p>-62,4935417175293</text:p>
          </table:table-cell>
          <table:table-cell office:value-type="float" office:value="-62.4911155700684" calcext:value-type="float">
            <text:p>-62,4911155700684</text:p>
          </table:table-cell>
          <table:table-cell office:value-type="float" office:value="-62.494010925293" calcext:value-type="float">
            <text:p>-62,494010925293</text:p>
          </table:table-cell>
          <table:table-cell table:number-columns-repeated="2" office:value-type="float" office:value="-62.4995040893555" calcext:value-type="float">
            <text:p>-62,4995040893555</text:p>
          </table:table-cell>
          <table:table-cell office:value-type="float" office:value="-62.479923248291" calcext:value-type="float">
            <text:p>-62,479923248291</text:p>
          </table:table-cell>
          <table:table-cell office:value-type="float" office:value="-62.5193023681641" calcext:value-type="float">
            <text:p>-62,5193023681641</text:p>
          </table:table-cell>
          <table:table-cell office:value-type="float" office:value="-62.4855766296387" calcext:value-type="float">
            <text:p>-62,4855766296387</text:p>
          </table:table-cell>
          <table:table-cell office:value-type="float" office:value="-62.4952011108398" calcext:value-type="float">
            <text:p>-62,4952011108398</text:p>
          </table:table-cell>
          <table:table-cell office:value-type="float" office:value="-62.5049171447754" calcext:value-type="float">
            <text:p>-62,5049171447754</text:p>
          </table:table-cell>
          <table:table-cell office:value-type="float" office:value="-62.4917526245117" calcext:value-type="float">
            <text:p>-62,4917526245117</text:p>
          </table:table-cell>
          <table:table-cell office:value-type="float" office:value="-62.5111465454102" calcext:value-type="float">
            <text:p>-62,5111465454102</text:p>
          </table:table-cell>
          <table:table-cell office:value-type="float" office:value="-62.4840049743652" calcext:value-type="float">
            <text:p>-62,4840049743652</text:p>
          </table:table-cell>
          <table:table-cell office:value-type="float" office:value="-62.4945182800293" calcext:value-type="float">
            <text:p>-62,4945182800293</text:p>
          </table:table-cell>
          <table:table-cell office:value-type="float" office:value="-62.5019340515137" calcext:value-type="float">
            <text:p>-62,5019340515137</text:p>
          </table:table-cell>
          <table:table-cell office:value-type="float" office:value="-62.505558013916" calcext:value-type="float">
            <text:p>-62,505558013916</text:p>
          </table:table-cell>
          <table:table-cell office:value-type="float" office:value="-62.4884300231934" calcext:value-type="float">
            <text:p>-62,4884300231934</text:p>
          </table:table-cell>
          <table:table-cell office:value-type="float" office:value="-62.5064964294434" calcext:value-type="float">
            <text:p>-62,5064964294434</text:p>
          </table:table-cell>
          <table:table-cell office:value-type="float" office:value="-62.4965667724609" calcext:value-type="float">
            <text:p>-62,4965667724609</text:p>
          </table:table-cell>
          <table:table-cell office:value-type="float" office:value="-62.4948577880859" calcext:value-type="float">
            <text:p>-62,4948577880859</text:p>
          </table:table-cell>
          <table:table-cell office:value-type="float" office:value="-62.4897918701172" calcext:value-type="float">
            <text:p>-62,4897918701172</text:p>
          </table:table-cell>
          <table:table-cell office:value-type="float" office:value="-62.4959220886231" calcext:value-type="float">
            <text:p>-62,4959220886231</text:p>
          </table:table-cell>
          <table:table-cell office:value-type="float" office:value="-62.5074768066406" calcext:value-type="float">
            <text:p>-62,5074768066406</text:p>
          </table:table-cell>
          <table:table-cell office:value-type="float" office:value="-62.4939231872559" calcext:value-type="float">
            <text:p>-62,4939231872559</text:p>
          </table:table-cell>
          <table:table-cell office:value-type="float" office:value="-62.4968643188477" calcext:value-type="float">
            <text:p>-62,4968643188477</text:p>
          </table:table-cell>
          <table:table-cell office:value-type="float" office:value="-62.5051765441895" calcext:value-type="float">
            <text:p>-62,5051765441895</text:p>
          </table:table-cell>
          <table:table-cell office:value-type="float" office:value="-62.5099983215332" calcext:value-type="float">
            <text:p>-62,5099983215332</text:p>
          </table:table-cell>
          <table:table-cell office:value-type="float" office:value="-62.4831123352051" calcext:value-type="float">
            <text:p>-62,4831123352051</text:p>
          </table:table-cell>
          <table:table-cell office:value-type="float" office:value="-62.4975433349609" calcext:value-type="float">
            <text:p>-62,4975433349609</text:p>
          </table:table-cell>
          <table:table-cell office:value-type="float" office:value="-62.4964790344238" calcext:value-type="float">
            <text:p>-62,4964790344238</text:p>
          </table:table-cell>
          <table:table-cell office:value-type="float" office:value="-62.4919204711914" calcext:value-type="float">
            <text:p>-62,4919204711914</text:p>
          </table:table-cell>
          <table:table-cell office:value-type="float" office:value="-62.4956283569336" calcext:value-type="float">
            <text:p>-62,4956283569336</text:p>
          </table:table-cell>
          <table:table-cell office:value-type="float" office:value="-62.4796676635742" calcext:value-type="float">
            <text:p>-62,4796676635742</text:p>
          </table:table-cell>
          <table:table-cell office:value-type="float" office:value="-62.494815826416" calcext:value-type="float">
            <text:p>-62,494815826416</text:p>
          </table:table-cell>
          <table:table-cell office:value-type="float" office:value="-62.4833221435547" calcext:value-type="float">
            <text:p>-62,4833221435547</text:p>
          </table:table-cell>
          <table:table-cell office:value-type="float" office:value="-62.4971199035645" calcext:value-type="float">
            <text:p>-62,4971199035645</text:p>
          </table:table-cell>
          <table:table-cell office:value-type="float" office:value="-62.4980163574219" calcext:value-type="float">
            <text:p>-62,4980163574219</text:p>
          </table:table-cell>
          <table:table-cell office:value-type="float" office:value="-62.4854927062988" calcext:value-type="float">
            <text:p>-62,4854927062988</text:p>
          </table:table-cell>
          <table:table-cell office:value-type="float" office:value="-62.488941192627" calcext:value-type="float">
            <text:p>-62,488941192627</text:p>
          </table:table-cell>
          <table:table-cell office:value-type="float" office:value="-62.5011253356934" calcext:value-type="float">
            <text:p>-62,5011253356934</text:p>
          </table:table-cell>
          <table:table-cell office:value-type="float" office:value="-62.5037269592285" calcext:value-type="float">
            <text:p>-62,5037269592285</text:p>
          </table:table-cell>
          <table:table-cell office:value-type="float" office:value="-62.4931564331055" calcext:value-type="float">
            <text:p>-62,4931564331055</text:p>
          </table:table-cell>
          <table:table-cell office:value-type="float" office:value="-62.5012931823731" calcext:value-type="float">
            <text:p>-62,5012931823731</text:p>
          </table:table-cell>
          <table:table-cell office:value-type="float" office:value="-62.5012092590332" calcext:value-type="float">
            <text:p>-62,5012092590332</text:p>
          </table:table-cell>
          <table:table-cell office:value-type="float" office:value="-62.5100784301758" calcext:value-type="float">
            <text:p>-62,5100784301758</text:p>
          </table:table-cell>
          <table:table-cell office:value-type="float" office:value="-62.5064544677734" calcext:value-type="float">
            <text:p>-62,5064544677734</text:p>
          </table:table-cell>
          <table:table-cell office:value-type="float" office:value="-62.4918823242188" calcext:value-type="float">
            <text:p>-62,4918823242188</text:p>
          </table:table-cell>
          <table:table-cell office:value-type="float" office:value="-62.4943923950195" calcext:value-type="float">
            <text:p>-62,4943923950195</text:p>
          </table:table-cell>
          <table:table-cell office:value-type="float" office:value="-62.5029144287109" calcext:value-type="float">
            <text:p>-62,5029144287109</text:p>
          </table:table-cell>
          <table:table-cell office:value-type="float" office:value="-62.5184516906738" calcext:value-type="float">
            <text:p>-62,5184516906738</text:p>
          </table:table-cell>
          <table:table-cell office:value-type="float" office:value="-62.5038948059082" calcext:value-type="float">
            <text:p>-62,5038948059082</text:p>
          </table:table-cell>
          <table:table-cell office:value-type="float" office:value="-62.5023193359375" calcext:value-type="float">
            <text:p>-62,5023193359375</text:p>
          </table:table-cell>
          <table:table-cell office:value-type="float" office:value="-62.4912834167481" calcext:value-type="float">
            <text:p>-62,4912834167481</text:p>
          </table:table-cell>
          <table:table-cell office:value-type="float" office:value="-62.4915351867676" calcext:value-type="float">
            <text:p>-62,4915351867676</text:p>
          </table:table-cell>
          <table:table-cell office:value-type="float" office:value="-62.4916229248047" calcext:value-type="float">
            <text:p>-62,4916229248047</text:p>
          </table:table-cell>
          <table:table-cell office:value-type="float" office:value="-62.4909858703613" calcext:value-type="float">
            <text:p>-62,4909858703613</text:p>
          </table:table-cell>
          <table:table-cell office:value-type="float" office:value="-62.5087585449219" calcext:value-type="float">
            <text:p>-62,5087585449219</text:p>
          </table:table-cell>
          <table:table-cell office:value-type="float" office:value="-62.4943504333496" calcext:value-type="float">
            <text:p>-62,4943504333496</text:p>
          </table:table-cell>
          <table:table-cell office:value-type="float" office:value="-62.5104217529297" calcext:value-type="float">
            <text:p>-62,5104217529297</text:p>
          </table:table-cell>
          <table:table-cell office:value-type="float" office:value="-62.4889869689941" calcext:value-type="float">
            <text:p>-62,4889869689941</text:p>
          </table:table-cell>
          <table:table-cell office:value-type="float" office:value="-62.4917526245117" calcext:value-type="float">
            <text:p>-62,4917526245117</text:p>
          </table:table-cell>
          <table:table-cell office:value-type="float" office:value="-62.4950332641602" calcext:value-type="float">
            <text:p>-62,4950332641602</text:p>
          </table:table-cell>
          <table:table-cell office:value-type="float" office:value="-62.4926872253418" calcext:value-type="float">
            <text:p>-62,4926872253418</text:p>
          </table:table-cell>
          <table:table-cell office:value-type="float" office:value="-62.494815826416" calcext:value-type="float">
            <text:p>-62,494815826416</text:p>
          </table:table-cell>
          <table:table-cell office:value-type="float" office:value="-62.4932861328125" calcext:value-type="float">
            <text:p>-62,4932861328125</text:p>
          </table:table-cell>
          <table:table-cell office:value-type="float" office:value="-62.4956283569336" calcext:value-type="float">
            <text:p>-62,4956283569336</text:p>
          </table:table-cell>
          <table:table-cell office:value-type="float" office:value="-62.5012931823731" calcext:value-type="float">
            <text:p>-62,5012931823731</text:p>
          </table:table-cell>
          <table:table-cell office:value-type="float" office:value="-62.4906005859375" calcext:value-type="float">
            <text:p>-62,4906005859375</text:p>
          </table:table-cell>
          <table:table-cell office:value-type="float" office:value="-62.4888153076172" calcext:value-type="float">
            <text:p>-62,4888153076172</text:p>
          </table:table-cell>
          <table:table-cell office:value-type="float" office:value="-62.4946060180664" calcext:value-type="float">
            <text:p>-62,4946060180664</text:p>
          </table:table-cell>
          <table:table-cell office:value-type="float" office:value="-62.5120010375977" calcext:value-type="float">
            <text:p>-62,5120010375977</text:p>
          </table:table-cell>
          <table:table-cell office:value-type="float" office:value="-62.4943084716797" calcext:value-type="float">
            <text:p>-62,4943084716797</text:p>
          </table:table-cell>
          <table:table-cell office:value-type="float" office:value="-62.4946899414063" calcext:value-type="float">
            <text:p>-62,4946899414063</text:p>
          </table:table-cell>
          <table:table-cell office:value-type="float" office:value="-62.4865989685059" calcext:value-type="float">
            <text:p>-62,4865989685059</text:p>
          </table:table-cell>
          <table:table-cell office:value-type="float" office:value="-62.4636497497559" calcext:value-type="float">
            <text:p>-62,4636497497559</text:p>
          </table:table-cell>
          <table:table-cell office:value-type="float" office:value="-62.323616027832" calcext:value-type="float">
            <text:p>-62,323616027832</text:p>
          </table:table-cell>
          <table:table-cell office:value-type="float" office:value="-62.3198623657227" calcext:value-type="float">
            <text:p>-62,3198623657227</text:p>
          </table:table-cell>
          <table:table-cell office:value-type="float" office:value="-62.3300094604492" calcext:value-type="float">
            <text:p>-62,3300094604492</text:p>
          </table:table-cell>
          <table:table-cell office:value-type="float" office:value="-62.330135345459" calcext:value-type="float">
            <text:p>-62,330135345459</text:p>
          </table:table-cell>
          <table:table-cell office:value-type="float" office:value="-62.3326416015625" calcext:value-type="float">
            <text:p>-62,3326416015625</text:p>
          </table:table-cell>
          <table:table-cell office:value-type="float" office:value="-62.3593139648438" calcext:value-type="float">
            <text:p>-62,3593139648438</text:p>
          </table:table-cell>
          <table:table-cell office:value-type="float" office:value="-62.3434371948242" calcext:value-type="float">
            <text:p>-62,3434371948242</text:p>
          </table:table-cell>
          <table:table-cell office:value-type="float" office:value="-62.3518562316895" calcext:value-type="float">
            <text:p>-62,3518562316895</text:p>
          </table:table-cell>
          <table:table-cell office:value-type="float" office:value="-62.3288421630859" calcext:value-type="float">
            <text:p>-62,3288421630859</text:p>
          </table:table-cell>
          <table:table-cell office:value-type="float" office:value="-62.3251609802246" calcext:value-type="float">
            <text:p>-62,3251609802246</text:p>
          </table:table-cell>
          <table:table-cell office:value-type="float" office:value="-62.3173561096191" calcext:value-type="float">
            <text:p>-62,3173561096191</text:p>
          </table:table-cell>
          <table:table-cell office:value-type="float" office:value="-62.3199043273926" calcext:value-type="float">
            <text:p>-62,3199043273926</text:p>
          </table:table-cell>
          <table:table-cell office:value-type="float" office:value="-62.3330612182617" calcext:value-type="float">
            <text:p>-62,3330612182617</text:p>
          </table:table-cell>
          <table:table-cell office:value-type="float" office:value="-62.3361129760742" calcext:value-type="float">
            <text:p>-62,3361129760742</text:p>
          </table:table-cell>
          <table:table-cell office:value-type="float" office:value="-62.3242416381836" calcext:value-type="float">
            <text:p>-62,3242416381836</text:p>
          </table:table-cell>
          <table:table-cell office:value-type="float" office:value="-62.3342323303223" calcext:value-type="float">
            <text:p>-62,3342323303223</text:p>
          </table:table-cell>
          <table:table-cell office:value-type="float" office:value="-62.3250389099121" calcext:value-type="float">
            <text:p>-62,3250389099121</text:p>
          </table:table-cell>
          <table:table-cell office:value-type="float" office:value="-62.3161468505859" calcext:value-type="float">
            <text:p>-62,3161468505859</text:p>
          </table:table-cell>
          <table:table-cell office:value-type="float" office:value="-62.3035507202148" calcext:value-type="float">
            <text:p>-62,3035507202148</text:p>
          </table:table-cell>
          <table:table-cell office:value-type="float" office:value="-62.3314743041992" calcext:value-type="float">
            <text:p>-62,3314743041992</text:p>
          </table:table-cell>
          <table:table-cell office:value-type="float" office:value="-62.3190650939941" calcext:value-type="float">
            <text:p>-62,3190650939941</text:p>
          </table:table-cell>
          <table:table-cell office:value-type="float" office:value="-62.329719543457" calcext:value-type="float">
            <text:p>-62,329719543457</text:p>
          </table:table-cell>
          <table:table-cell office:value-type="float" office:value="-62.3383750915527" calcext:value-type="float">
            <text:p>-62,3383750915527</text:p>
          </table:table-cell>
          <table:table-cell office:value-type="float" office:value="-62.3157272338867" calcext:value-type="float">
            <text:p>-62,3157272338867</text:p>
          </table:table-cell>
          <table:table-cell office:value-type="float" office:value="-62.3354873657227" calcext:value-type="float">
            <text:p>-62,3354873657227</text:p>
          </table:table-cell>
          <table:table-cell office:value-type="float" office:value="-62.345401763916" calcext:value-type="float">
            <text:p>-62,345401763916</text:p>
          </table:table-cell>
          <table:table-cell office:value-type="float" office:value="-62.3407592773438" calcext:value-type="float">
            <text:p>-62,3407592773438</text:p>
          </table:table-cell>
          <table:table-cell office:value-type="float" office:value="-62.3333129882813" calcext:value-type="float">
            <text:p>-62,3333129882813</text:p>
          </table:table-cell>
          <table:table-cell office:value-type="float" office:value="-62.3407592773438" calcext:value-type="float">
            <text:p>-62,3407592773438</text:p>
          </table:table-cell>
          <table:table-cell office:value-type="float" office:value="-62.3263778686523" calcext:value-type="float">
            <text:p>-62,3263778686523</text:p>
          </table:table-cell>
          <table:table-cell office:value-type="float" office:value="-62.3394203186035" calcext:value-type="float">
            <text:p>-62,3394203186035</text:p>
          </table:table-cell>
          <table:table-cell office:value-type="float" office:value="-62.3137702941895" calcext:value-type="float">
            <text:p>-62,3137702941895</text:p>
          </table:table-cell>
          <table:table-cell office:value-type="float" office:value="-62.3331451416016" calcext:value-type="float">
            <text:p>-62,3331451416016</text:p>
          </table:table-cell>
          <table:table-cell office:value-type="float" office:value="-62.342098236084" calcext:value-type="float">
            <text:p>-62,342098236084</text:p>
          </table:table-cell>
          <table:table-cell office:value-type="float" office:value="-62.335319519043" calcext:value-type="float">
            <text:p>-62,335319519043</text:p>
          </table:table-cell>
          <table:table-cell office:value-type="float" office:value="-62.3352775573731" calcext:value-type="float">
            <text:p>-62,3352775573731</text:p>
          </table:table-cell>
          <table:table-cell office:value-type="float" office:value="-62.3373260498047" calcext:value-type="float">
            <text:p>-62,3373260498047</text:p>
          </table:table-cell>
          <table:table-cell office:value-type="float" office:value="-62.3378295898438" calcext:value-type="float">
            <text:p>-62,3378295898438</text:p>
          </table:table-cell>
          <table:table-cell office:value-type="float" office:value="-62.3323516845703" calcext:value-type="float">
            <text:p>-62,3323516845703</text:p>
          </table:table-cell>
          <table:table-cell office:value-type="float" office:value="-62.3341102600098" calcext:value-type="float">
            <text:p>-62,3341102600098</text:p>
          </table:table-cell>
          <table:table-cell office:value-type="float" office:value="-62.3317222595215" calcext:value-type="float">
            <text:p>-62,3317222595215</text:p>
          </table:table-cell>
          <table:table-cell office:value-type="float" office:value="-62.3390426635742" calcext:value-type="float">
            <text:p>-62,3390426635742</text:p>
          </table:table-cell>
          <table:table-cell office:value-type="float" office:value="-62.3255805969238" calcext:value-type="float">
            <text:p>-62,3255805969238</text:p>
          </table:table-cell>
          <table:table-cell office:value-type="float" office:value="-62.3333549499512" calcext:value-type="float">
            <text:p>-62,3333549499512</text:p>
          </table:table-cell>
          <table:table-cell office:value-type="float" office:value="-62.3364486694336" calcext:value-type="float">
            <text:p>-62,3364486694336</text:p>
          </table:table-cell>
          <table:table-cell office:value-type="float" office:value="-62.3305969238281" calcext:value-type="float">
            <text:p>-62,3305969238281</text:p>
          </table:table-cell>
          <table:table-cell office:value-type="float" office:value="-62.3429756164551" calcext:value-type="float">
            <text:p>-62,3429756164551</text:p>
          </table:table-cell>
          <table:table-cell office:value-type="float" office:value="-62.323657989502" calcext:value-type="float">
            <text:p>-62,323657989502</text:p>
          </table:table-cell>
          <table:table-cell office:value-type="float" office:value="-62.3262062072754" calcext:value-type="float">
            <text:p>-62,3262062072754</text:p>
          </table:table-cell>
          <table:table-cell office:value-type="float" office:value="-62.3192367553711" calcext:value-type="float">
            <text:p>-62,3192367553711</text:p>
          </table:table-cell>
          <table:table-cell office:value-type="float" office:value="-62.3224067687988" calcext:value-type="float">
            <text:p>-62,3224067687988</text:p>
          </table:table-cell>
          <table:table-cell office:value-type="float" office:value="-62.3194427490234" calcext:value-type="float">
            <text:p>-62,3194427490234</text:p>
          </table:table-cell>
          <table:table-cell office:value-type="float" office:value="-62.3255386352539" calcext:value-type="float">
            <text:p>-62,3255386352539</text:p>
          </table:table-cell>
          <table:table-cell office:value-type="float" office:value="-62.3231163024902" calcext:value-type="float">
            <text:p>-62,3231163024902</text:p>
          </table:table-cell>
          <table:table-cell office:value-type="float" office:value="-62.3306388854981" calcext:value-type="float">
            <text:p>-62,3306388854981</text:p>
          </table:table-cell>
          <table:table-cell office:value-type="float" office:value="-62.3109741210938" calcext:value-type="float">
            <text:p>-62,3109741210938</text:p>
          </table:table-cell>
          <table:table-cell office:value-type="float" office:value="-62.3210296630859" calcext:value-type="float">
            <text:p>-62,3210296630859</text:p>
          </table:table-cell>
          <table:table-cell office:value-type="float" office:value="-62.318775177002" calcext:value-type="float">
            <text:p>-62,318775177002</text:p>
          </table:table-cell>
          <table:table-cell office:value-type="float" office:value="-62.3241195678711" calcext:value-type="float">
            <text:p>-62,3241195678711</text:p>
          </table:table-cell>
          <table:table-cell office:value-type="float" office:value="-62.3280448913574" calcext:value-type="float">
            <text:p>-62,3280448913574</text:p>
          </table:table-cell>
          <table:table-cell office:value-type="float" office:value="-62.340633392334" calcext:value-type="float">
            <text:p>-62,340633392334</text:p>
          </table:table-cell>
          <table:table-cell office:value-type="float" office:value="-62.3349418640137" calcext:value-type="float">
            <text:p>-62,3349418640137</text:p>
          </table:table-cell>
          <table:table-cell office:value-type="float" office:value="-62.3137283325195" calcext:value-type="float">
            <text:p>-62,3137283325195</text:p>
          </table:table-cell>
          <table:table-cell office:value-type="float" office:value="-62.3234519958496" calcext:value-type="float">
            <text:p>-62,3234519958496</text:p>
          </table:table-cell>
          <table:table-cell office:value-type="float" office:value="-62.3284225463867" calcext:value-type="float">
            <text:p>-62,3284225463867</text:p>
          </table:table-cell>
          <table:table-cell office:value-type="float" office:value="-62.3210296630859" calcext:value-type="float">
            <text:p>-62,3210296630859</text:p>
          </table:table-cell>
          <table:table-cell office:value-type="float" office:value="-62.3276252746582" calcext:value-type="float">
            <text:p>-62,3276252746582</text:p>
          </table:table-cell>
          <table:table-cell office:value-type="float" office:value="-62.3311386108398" calcext:value-type="float">
            <text:p>-62,3311386108398</text:p>
          </table:table-cell>
          <table:table-cell office:value-type="float" office:value="-62.3354034423828" calcext:value-type="float">
            <text:p>-62,3354034423828</text:p>
          </table:table-cell>
          <table:table-cell office:value-type="float" office:value="-62.3480415344238" calcext:value-type="float">
            <text:p>-62,3480415344238</text:p>
          </table:table-cell>
          <table:table-cell office:value-type="float" office:value="-62.3320579528809" calcext:value-type="float">
            <text:p>-62,3320579528809</text:p>
          </table:table-cell>
          <table:table-cell office:value-type="float" office:value="-62.3210296630859" calcext:value-type="float">
            <text:p>-62,3210296630859</text:p>
          </table:table-cell>
          <table:table-cell office:value-type="float" office:value="-62.321949005127" calcext:value-type="float">
            <text:p>-62,321949005127</text:p>
          </table:table-cell>
          <table:table-cell office:value-type="float" office:value="-62.323616027832" calcext:value-type="float">
            <text:p>-62,323616027832</text:p>
          </table:table-cell>
          <table:table-cell office:value-type="float" office:value="-62.328254699707" calcext:value-type="float">
            <text:p>-62,328254699707</text:p>
          </table:table-cell>
          <table:table-cell office:value-type="float" office:value="-62.3320999145508" calcext:value-type="float">
            <text:p>-62,3320999145508</text:p>
          </table:table-cell>
          <table:table-cell office:value-type="float" office:value="-62.325080871582" calcext:value-type="float">
            <text:p>-62,325080871582</text:p>
          </table:table-cell>
          <table:table-cell office:value-type="float" office:value="-62.3275032043457" calcext:value-type="float">
            <text:p>-62,3275032043457</text:p>
          </table:table-cell>
          <table:table-cell office:value-type="float" office:value="-62.3169364929199" calcext:value-type="float">
            <text:p>-62,3169364929199</text:p>
          </table:table-cell>
          <table:table-cell office:value-type="float" office:value="-62.3368263244629" calcext:value-type="float">
            <text:p>-62,3368263244629</text:p>
          </table:table-cell>
          <table:table-cell office:value-type="float" office:value="-62.3158111572266" calcext:value-type="float">
            <text:p>-62,3158111572266</text:p>
          </table:table-cell>
          <table:table-cell office:value-type="float" office:value="-62.3047599792481" calcext:value-type="float">
            <text:p>-62,3047599792481</text:p>
          </table:table-cell>
          <table:table-cell office:value-type="float" office:value="-62.326789855957" calcext:value-type="float">
            <text:p>-62,326789855957</text:p>
          </table:table-cell>
          <table:table-cell office:value-type="float" office:value="-62.3240356445313" calcext:value-type="float">
            <text:p>-62,3240356445313</text:p>
          </table:table-cell>
          <table:table-cell office:value-type="float" office:value="-62.3135147094727" calcext:value-type="float">
            <text:p>-62,3135147094727</text:p>
          </table:table-cell>
          <table:table-cell office:value-type="float" office:value="-62.3263359069824" calcext:value-type="float">
            <text:p>-62,3263359069824</text:p>
          </table:table-cell>
          <table:table-cell office:value-type="float" office:value="-62.3261642456055" calcext:value-type="float">
            <text:p>-62,3261642456055</text:p>
          </table:table-cell>
          <table:table-cell office:value-type="float" office:value="-62.3298416137695" calcext:value-type="float">
            <text:p>-62,3298416137695</text:p>
          </table:table-cell>
          <table:table-cell office:value-type="float" office:value="-62.3331909179688" calcext:value-type="float">
            <text:p>-62,3331909179688</text:p>
          </table:table-cell>
          <table:table-cell office:value-type="float" office:value="-62.3222389221191" calcext:value-type="float">
            <text:p>-62,3222389221191</text:p>
          </table:table-cell>
          <table:table-cell office:value-type="float" office:value="-62.3252029418945" calcext:value-type="float">
            <text:p>-62,3252029418945</text:p>
          </table:table-cell>
          <table:table-cell office:value-type="float" office:value="-62.3086357116699" calcext:value-type="float">
            <text:p>-62,3086357116699</text:p>
          </table:table-cell>
          <table:table-cell office:value-type="float" office:value="-62.3178558349609" calcext:value-type="float">
            <text:p>-62,3178558349609</text:p>
          </table:table-cell>
          <table:table-cell office:value-type="float" office:value="-62.3318939208984" calcext:value-type="float">
            <text:p>-62,3318939208984</text:p>
          </table:table-cell>
          <table:table-cell office:value-type="float" office:value="-62.3234100341797" calcext:value-type="float">
            <text:p>-62,3234100341797</text:p>
          </table:table-cell>
          <table:table-cell office:value-type="float" office:value="-62.3198204040527" calcext:value-type="float">
            <text:p>-62,3198204040527</text:p>
          </table:table-cell>
          <table:table-cell office:value-type="float" office:value="-62.3210296630859" calcext:value-type="float">
            <text:p>-62,3210296630859</text:p>
          </table:table-cell>
          <table:table-cell office:value-type="float" office:value="-62.343017578125" calcext:value-type="float">
            <text:p>-62,343017578125</text:p>
          </table:table-cell>
          <table:table-cell office:value-type="float" office:value="-62.318733215332" calcext:value-type="float">
            <text:p>-62,318733215332</text:p>
          </table:table-cell>
          <table:table-cell office:value-type="float" office:value="-62.3065528869629" calcext:value-type="float">
            <text:p>-62,3065528869629</text:p>
          </table:table-cell>
          <table:table-cell office:value-type="float" office:value="-62.3430595397949" calcext:value-type="float">
            <text:p>-62,3430595397949</text:p>
          </table:table-cell>
          <table:table-cell office:value-type="float" office:value="-62.3276252746582" calcext:value-type="float">
            <text:p>-62,3276252746582</text:p>
          </table:table-cell>
          <table:table-cell office:value-type="float" office:value="-62.3302192687988" calcext:value-type="float">
            <text:p>-62,3302192687988</text:p>
          </table:table-cell>
          <table:table-cell office:value-type="float" office:value="-62.3100128173828" calcext:value-type="float">
            <text:p>-62,3100128173828</text:p>
          </table:table-cell>
          <table:table-cell office:value-type="float" office:value="-62.3153076171875" calcext:value-type="float">
            <text:p>-62,3153076171875</text:p>
          </table:table-cell>
          <table:table-cell office:value-type="float" office:value="-62.3270034790039" calcext:value-type="float">
            <text:p>-62,3270034790039</text:p>
          </table:table-cell>
          <table:table-cell office:value-type="float" office:value="-62.3309288024902" calcext:value-type="float">
            <text:p>-62,3309288024902</text:p>
          </table:table-cell>
          <table:table-cell office:value-type="float" office:value="-62.321907043457" calcext:value-type="float">
            <text:p>-62,321907043457</text:p>
          </table:table-cell>
          <table:table-cell office:value-type="float" office:value="-62.3049278259277" calcext:value-type="float">
            <text:p>-62,3049278259277</text:p>
          </table:table-cell>
          <table:table-cell office:value-type="float" office:value="-62.31689453125" calcext:value-type="float">
            <text:p>-62,31689453125</text:p>
          </table:table-cell>
          <table:table-cell office:value-type="float" office:value="-62.3238677978516" calcext:value-type="float">
            <text:p>-62,3238677978516</text:p>
          </table:table-cell>
          <table:table-cell office:value-type="float" office:value="-62.3221130371094" calcext:value-type="float">
            <text:p>-62,3221130371094</text:p>
          </table:table-cell>
          <table:table-cell office:value-type="float" office:value="-62.3302192687988" calcext:value-type="float">
            <text:p>-62,3302192687988</text:p>
          </table:table-cell>
          <table:table-cell office:value-type="float" office:value="-62.3205299377441" calcext:value-type="float">
            <text:p>-62,3205299377441</text:p>
          </table:table-cell>
          <table:table-cell office:value-type="float" office:value="-62.3206520080566" calcext:value-type="float">
            <text:p>-62,3206520080566</text:p>
          </table:table-cell>
          <table:table-cell office:value-type="float" office:value="-62.3202743530273" calcext:value-type="float">
            <text:p>-62,3202743530273</text:p>
          </table:table-cell>
          <table:table-cell office:value-type="float" office:value="-62.3191947937012" calcext:value-type="float">
            <text:p>-62,3191947937012</text:p>
          </table:table-cell>
          <table:table-cell office:value-type="float" office:value="-62.3376197814941" calcext:value-type="float">
            <text:p>-62,3376197814941</text:p>
          </table:table-cell>
          <table:table-cell office:value-type="float" office:value="-62.3259582519531" calcext:value-type="float">
            <text:p>-62,3259582519531</text:p>
          </table:table-cell>
          <table:table-cell office:value-type="float" office:value="-62.3142242431641" calcext:value-type="float">
            <text:p>-62,3142242431641</text:p>
          </table:table-cell>
          <table:table-cell office:value-type="float" office:value="-62.3141822814941" calcext:value-type="float">
            <text:p>-62,3141822814941</text:p>
          </table:table-cell>
          <table:table-cell office:value-type="float" office:value="-62.338794708252" calcext:value-type="float">
            <text:p>-62,338794708252</text:p>
          </table:table-cell>
          <table:table-cell office:value-type="float" office:value="-62.32177734375" calcext:value-type="float">
            <text:p>-62,32177734375</text:p>
          </table:table-cell>
          <table:table-cell office:value-type="float" office:value="-62.3074264526367" calcext:value-type="float">
            <text:p>-62,3074264526367</text:p>
          </table:table-cell>
          <table:table-cell office:value-type="float" office:value="-62.336784362793" calcext:value-type="float">
            <text:p>-62,336784362793</text:p>
          </table:table-cell>
          <table:table-cell office:value-type="float" office:value="-62.3335609436035" calcext:value-type="float">
            <text:p>-62,3335609436035</text:p>
          </table:table-cell>
          <table:table-cell office:value-type="float" office:value="-62.33251953125" calcext:value-type="float">
            <text:p>-62,33251953125</text:p>
          </table:table-cell>
          <table:table-cell office:value-type="float" office:value="-62.3195686340332" calcext:value-type="float">
            <text:p>-62,3195686340332</text:p>
          </table:table-cell>
          <table:table-cell office:value-type="float" office:value="-62.3289642333984" calcext:value-type="float">
            <text:p>-62,3289642333984</text:p>
          </table:table-cell>
          <table:table-cell office:value-type="float" office:value="-62.3508071899414" calcext:value-type="float">
            <text:p>-62,3508071899414</text:p>
          </table:table-cell>
          <table:table-cell office:value-type="float" office:value="-62.3446083068848" calcext:value-type="float">
            <text:p>-62,3446083068848</text:p>
          </table:table-cell>
          <table:table-cell office:value-type="float" office:value="-62.3212814331055" calcext:value-type="float">
            <text:p>-62,3212814331055</text:p>
          </table:table-cell>
          <table:table-cell office:value-type="float" office:value="-62.3093452453613" calcext:value-type="float">
            <text:p>-62,3093452453613</text:p>
          </table:table-cell>
          <table:table-cell office:value-type="float" office:value="-62.321907043457" calcext:value-type="float">
            <text:p>-62,321907043457</text:p>
          </table:table-cell>
          <table:table-cell office:value-type="float" office:value="-62.3148536682129" calcext:value-type="float">
            <text:p>-62,3148536682129</text:p>
          </table:table-cell>
          <table:table-cell office:value-type="float" office:value="-62.335865020752" calcext:value-type="float">
            <text:p>-62,335865020752</text:p>
          </table:table-cell>
          <table:table-cell office:value-type="float" office:value="-62.32177734375" calcext:value-type="float">
            <text:p>-62,32177734375</text:p>
          </table:table-cell>
          <table:table-cell office:value-type="float" office:value="-62.3233222961426" calcext:value-type="float">
            <text:p>-62,3233222961426</text:p>
          </table:table-cell>
          <table:table-cell office:value-type="float" office:value="-62.3380393981934" calcext:value-type="float">
            <text:p>-62,3380393981934</text:p>
          </table:table-cell>
          <table:table-cell office:value-type="float" office:value="-62.3370361328125" calcext:value-type="float">
            <text:p>-62,3370361328125</text:p>
          </table:table-cell>
          <table:table-cell office:value-type="float" office:value="-62.3141403198242" calcext:value-type="float">
            <text:p>-62,3141403198242</text:p>
          </table:table-cell>
          <table:table-cell office:value-type="float" office:value="-62.3295936584473" calcext:value-type="float">
            <text:p>-62,3295936584473</text:p>
          </table:table-cell>
          <table:table-cell office:value-type="float" office:value="-62.3419723510742" calcext:value-type="float">
            <text:p>-62,3419723510742</text:p>
          </table:table-cell>
          <table:table-cell office:value-type="float" office:value="-62.3261642456055" calcext:value-type="float">
            <text:p>-62,3261642456055</text:p>
          </table:table-cell>
          <table:table-cell office:value-type="float" office:value="-62.3270835876465" calcext:value-type="float">
            <text:p>-62,3270835876465</text:p>
          </table:table-cell>
          <table:table-cell office:value-type="float" office:value="-62.3089294433594" calcext:value-type="float">
            <text:p>-62,3089294433594</text:p>
          </table:table-cell>
          <table:table-cell office:value-type="float" office:value="-62.3124732971191" calcext:value-type="float">
            <text:p>-62,3124732971191</text:p>
          </table:table-cell>
          <table:table-cell office:value-type="float" office:value="-62.3182334899902" calcext:value-type="float">
            <text:p>-62,3182334899902</text:p>
          </table:table-cell>
          <table:table-cell office:value-type="float" office:value="-62.331600189209" calcext:value-type="float">
            <text:p>-62,331600189209</text:p>
          </table:table-cell>
          <table:table-cell office:value-type="float" office:value="-62.3413047790527" calcext:value-type="float">
            <text:p>-62,3413047790527</text:p>
          </table:table-cell>
          <table:table-cell office:value-type="float" office:value="-62.3068008422852" calcext:value-type="float">
            <text:p>-62,3068008422852</text:p>
          </table:table-cell>
          <table:table-cell office:value-type="float" office:value="-62.3182334899902" calcext:value-type="float">
            <text:p>-62,3182334899902</text:p>
          </table:table-cell>
          <table:table-cell office:value-type="float" office:value="-62.3210716247559" calcext:value-type="float">
            <text:p>-62,3210716247559</text:p>
          </table:table-cell>
          <table:table-cell office:value-type="float" office:value="-62.3339805603027" calcext:value-type="float">
            <text:p>-62,3339805603027</text:p>
          </table:table-cell>
          <table:table-cell office:value-type="float" office:value="-62.3265838623047" calcext:value-type="float">
            <text:p>-62,3265838623047</text:p>
          </table:table-cell>
          <table:table-cell office:value-type="float" office:value="-62.3244972229004" calcext:value-type="float">
            <text:p>-62,3244972229004</text:p>
          </table:table-cell>
          <table:table-cell office:value-type="float" office:value="-62.3137283325195" calcext:value-type="float">
            <text:p>-62,3137283325195</text:p>
          </table:table-cell>
          <table:table-cell office:value-type="float" office:value="-62.3214073181152" calcext:value-type="float">
            <text:p>-62,3214073181152</text:p>
          </table:table-cell>
          <table:table-cell office:value-type="float" office:value="-62.3236999511719" calcext:value-type="float">
            <text:p>-62,3236999511719</text:p>
          </table:table-cell>
          <table:table-cell office:value-type="float" office:value="-62.3310966491699" calcext:value-type="float">
            <text:p>-62,3310966491699</text:p>
          </table:table-cell>
          <table:table-cell office:value-type="float" office:value="-62.3229522705078" calcext:value-type="float">
            <text:p>-62,3229522705078</text:p>
          </table:table-cell>
          <table:table-cell office:value-type="float" office:value="-62.3312644958496" calcext:value-type="float">
            <text:p>-62,3312644958496</text:p>
          </table:table-cell>
          <table:table-cell office:value-type="float" office:value="-62.3180236816406" calcext:value-type="float">
            <text:p>-62,3180236816406</text:p>
          </table:table-cell>
          <table:table-cell office:value-type="float" office:value="-62.3177337646484" calcext:value-type="float">
            <text:p>-62,3177337646484</text:p>
          </table:table-cell>
          <table:table-cell office:value-type="float" office:value="-62.3039703369141" calcext:value-type="float">
            <text:p>-62,3039703369141</text:p>
          </table:table-cell>
          <table:table-cell office:value-type="float" office:value="-62.3153953552246" calcext:value-type="float">
            <text:p>-62,3153953552246</text:p>
          </table:table-cell>
          <table:table-cell office:value-type="float" office:value="-62.311222076416" calcext:value-type="float">
            <text:p>-62,311222076416</text:p>
          </table:table-cell>
          <table:table-cell office:value-type="float" office:value="-62.3135986328125" calcext:value-type="float">
            <text:p>-62,3135986328125</text:p>
          </table:table-cell>
          <table:table-cell office:value-type="float" office:value="-62.3368263244629" calcext:value-type="float">
            <text:p>-62,3368263244629</text:p>
          </table:table-cell>
          <table:table-cell office:value-type="float" office:value="-62.3148536682129" calcext:value-type="float">
            <text:p>-62,3148536682129</text:p>
          </table:table-cell>
          <table:table-cell office:value-type="float" office:value="-62.3434371948242" calcext:value-type="float">
            <text:p>-62,3434371948242</text:p>
          </table:table-cell>
          <table:table-cell office:value-type="float" office:value="-62.3194847106934" calcext:value-type="float">
            <text:p>-62,3194847106934</text:p>
          </table:table-cell>
          <table:table-cell office:value-type="float" office:value="-62.3153076171875" calcext:value-type="float">
            <text:p>-62,3153076171875</text:p>
          </table:table-cell>
          <table:table-cell office:value-type="float" office:value="-62.3293838500977" calcext:value-type="float">
            <text:p>-62,3293838500977</text:p>
          </table:table-cell>
          <table:table-cell office:value-type="float" office:value="-62.3197364807129" calcext:value-type="float">
            <text:p>-62,3197364807129</text:p>
          </table:table-cell>
          <table:table-cell office:value-type="float" office:value="-62.3143539428711" calcext:value-type="float">
            <text:p>-62,3143539428711</text:p>
          </table:table-cell>
          <table:table-cell office:value-type="float" office:value="-62.327880859375" calcext:value-type="float">
            <text:p>-62,327880859375</text:p>
          </table:table-cell>
          <table:table-cell office:value-type="float" office:value="-62.3323059082031" calcext:value-type="float">
            <text:p>-62,3323059082031</text:p>
          </table:table-cell>
          <table:table-cell office:value-type="float" office:value="-62.3300552368164" calcext:value-type="float">
            <text:p>-62,3300552368164</text:p>
          </table:table-cell>
          <table:table-cell office:value-type="float" office:value="-62.3199424743652" calcext:value-type="float">
            <text:p>-62,3199424743652</text:p>
          </table:table-cell>
          <table:table-cell office:value-type="float" office:value="-62.3120155334473" calcext:value-type="float">
            <text:p>-62,3120155334473</text:p>
          </table:table-cell>
          <table:table-cell office:value-type="float" office:value="-62.3294677734375" calcext:value-type="float">
            <text:p>-62,3294677734375</text:p>
          </table:table-cell>
          <table:table-cell office:value-type="float" office:value="-62.3249549865723" calcext:value-type="float">
            <text:p>-62,3249549865723</text:p>
          </table:table-cell>
          <table:table-cell office:value-type="float" office:value="-62.3314743041992" calcext:value-type="float">
            <text:p>-62,3314743041992</text:p>
          </table:table-cell>
          <table:table-cell office:value-type="float" office:value="-62.3274192810059" calcext:value-type="float">
            <text:p>-62,3274192810059</text:p>
          </table:table-cell>
          <table:table-cell office:value-type="float" office:value="-62.3181457519531" calcext:value-type="float">
            <text:p>-62,3181457519531</text:p>
          </table:table-cell>
          <table:table-cell office:value-type="float" office:value="-62.35302734375" calcext:value-type="float">
            <text:p>-62,35302734375</text:p>
          </table:table-cell>
          <table:table-cell office:value-type="float" office:value="-62.317440032959" calcext:value-type="float">
            <text:p>-62,317440032959</text:p>
          </table:table-cell>
          <table:table-cell office:value-type="float" office:value="-62.3310546875" calcext:value-type="float">
            <text:p>-62,3310546875</text:p>
          </table:table-cell>
          <table:table-cell office:value-type="float" office:value="-62.3336029052734" calcext:value-type="float">
            <text:p>-62,3336029052734</text:p>
          </table:table-cell>
          <table:table-cell office:value-type="float" office:value="-62.3291778564453" calcext:value-type="float">
            <text:p>-62,3291778564453</text:p>
          </table:table-cell>
          <table:table-cell office:value-type="float" office:value="-62.321949005127" calcext:value-type="float">
            <text:p>-62,321949005127</text:p>
          </table:table-cell>
          <table:table-cell office:value-type="float" office:value="-62.3146018981934" calcext:value-type="float">
            <text:p>-62,3146018981934</text:p>
          </table:table-cell>
          <table:table-cell office:value-type="float" office:value="-62.3304672241211" calcext:value-type="float">
            <text:p>-62,3304672241211</text:p>
          </table:table-cell>
          <table:table-cell office:value-type="float" office:value="-62.3363227844238" calcext:value-type="float">
            <text:p>-62,3363227844238</text:p>
          </table:table-cell>
          <table:table-cell office:value-type="float" office:value="-62.3173141479492" calcext:value-type="float">
            <text:p>-62,3173141479492</text:p>
          </table:table-cell>
          <table:table-cell office:value-type="float" office:value="-62.3206520080566" calcext:value-type="float">
            <text:p>-62,3206520080566</text:p>
          </table:table-cell>
          <table:table-cell office:value-type="float" office:value="-62.3247032165527" calcext:value-type="float">
            <text:p>-62,3247032165527</text:p>
          </table:table-cell>
          <table:table-cell office:value-type="float" office:value="-62.3098068237305" calcext:value-type="float">
            <text:p>-62,3098068237305</text:p>
          </table:table-cell>
          <table:table-cell office:value-type="float" office:value="-62.3115997314453" calcext:value-type="float">
            <text:p>-62,3115997314453</text:p>
          </table:table-cell>
          <table:table-cell office:value-type="float" office:value="-62.3284225463867" calcext:value-type="float">
            <text:p>-62,3284225463867</text:p>
          </table:table-cell>
          <table:table-cell office:value-type="float" office:value="-62.3265419006348" calcext:value-type="float">
            <text:p>-62,3265419006348</text:p>
          </table:table-cell>
          <table:table-cell office:value-type="float" office:value="-62.3348999023438" calcext:value-type="float">
            <text:p>-62,3348999023438</text:p>
          </table:table-cell>
          <table:table-cell office:value-type="float" office:value="-62.3257865905762" calcext:value-type="float">
            <text:p>-62,3257865905762</text:p>
          </table:table-cell>
          <table:table-cell office:value-type="float" office:value="-62.3280868530273" calcext:value-type="float">
            <text:p>-62,3280868530273</text:p>
          </table:table-cell>
          <table:table-cell office:value-type="float" office:value="-62.3306388854981" calcext:value-type="float">
            <text:p>-62,3306388854981</text:p>
          </table:table-cell>
          <table:table-cell office:value-type="float" office:value="-62.348503112793" calcext:value-type="float">
            <text:p>-62,348503112793</text:p>
          </table:table-cell>
          <table:table-cell office:value-type="float" office:value="-62.3220710754395" calcext:value-type="float">
            <text:p>-62,3220710754395</text:p>
          </table:table-cell>
          <table:table-cell office:value-type="float" office:value="-62.3290901184082" calcext:value-type="float">
            <text:p>-62,3290901184082</text:p>
          </table:table-cell>
          <table:table-cell office:value-type="float" office:value="-62.3226585388184" calcext:value-type="float">
            <text:p>-62,3226585388184</text:p>
          </table:table-cell>
          <table:table-cell office:value-type="float" office:value="-62.3280029296875" calcext:value-type="float">
            <text:p>-62,3280029296875</text:p>
          </table:table-cell>
          <table:table-cell office:value-type="float" office:value="-62.304801940918" calcext:value-type="float">
            <text:p>-62,304801940918</text:p>
          </table:table-cell>
          <table:table-cell office:value-type="float" office:value="-62.3262481689453" calcext:value-type="float">
            <text:p>-62,3262481689453</text:p>
          </table:table-cell>
          <table:table-cell office:value-type="float" office:value="-62.3290901184082" calcext:value-type="float">
            <text:p>-62,3290901184082</text:p>
          </table:table-cell>
          <table:table-cell office:value-type="float" office:value="-62.3298416137695" calcext:value-type="float">
            <text:p>-62,3298416137695</text:p>
          </table:table-cell>
          <table:table-cell office:value-type="float" office:value="-62.334774017334" calcext:value-type="float">
            <text:p>-62,334774017334</text:p>
          </table:table-cell>
          <table:table-cell office:value-type="float" office:value="-62.3310546875" calcext:value-type="float">
            <text:p>-62,3310546875</text:p>
          </table:table-cell>
          <table:table-cell office:value-type="float" office:value="-62.3495483398438" calcext:value-type="float">
            <text:p>-62,3495483398438</text:p>
          </table:table-cell>
          <table:table-cell office:value-type="float" office:value="-62.3314743041992" calcext:value-type="float">
            <text:p>-62,3314743041992</text:p>
          </table:table-cell>
          <table:table-cell office:value-type="float" office:value="-62.3407974243164" calcext:value-type="float">
            <text:p>-62,3407974243164</text:p>
          </table:table-cell>
          <table:table-cell office:value-type="float" office:value="-62.3504333496094" calcext:value-type="float">
            <text:p>-62,3504333496094</text:p>
          </table:table-cell>
          <table:table-cell office:value-type="float" office:value="-62.3456153869629" calcext:value-type="float">
            <text:p>-62,3456153869629</text:p>
          </table:table-cell>
          <table:table-cell office:value-type="float" office:value="-62.327335357666" calcext:value-type="float">
            <text:p>-62,327335357666</text:p>
          </table:table-cell>
          <table:table-cell office:value-type="float" office:value="-62.3122253417969" calcext:value-type="float">
            <text:p>-62,3122253417969</text:p>
          </table:table-cell>
          <table:table-cell office:value-type="float" office:value="-62.3368263244629" calcext:value-type="float">
            <text:p>-62,3368263244629</text:p>
          </table:table-cell>
          <table:table-cell office:value-type="float" office:value="-62.3228645324707" calcext:value-type="float">
            <text:p>-62,3228645324707</text:p>
          </table:table-cell>
          <table:table-cell office:value-type="float" office:value="-62.3280029296875" calcext:value-type="float">
            <text:p>-62,3280029296875</text:p>
          </table:table-cell>
          <table:table-cell office:value-type="float" office:value="-62.331974029541" calcext:value-type="float">
            <text:p>-62,331974029541</text:p>
          </table:table-cell>
          <table:table-cell office:value-type="float" office:value="-62.3302612304688" calcext:value-type="float">
            <text:p>-62,3302612304688</text:p>
          </table:table-cell>
          <table:table-cell office:value-type="float" office:value="-62.3142242431641" calcext:value-type="float">
            <text:p>-62,3142242431641</text:p>
          </table:table-cell>
          <table:table-cell office:value-type="float" office:value="-62.3313865661621" calcext:value-type="float">
            <text:p>-62,3313865661621</text:p>
          </table:table-cell>
          <table:table-cell office:value-type="float" office:value="-62.3424758911133" calcext:value-type="float">
            <text:p>-62,3424758911133</text:p>
          </table:table-cell>
          <table:table-cell office:value-type="float" office:value="-62.3183975219727" calcext:value-type="float">
            <text:p>-62,3183975219727</text:p>
          </table:table-cell>
          <table:table-cell office:value-type="float" office:value="-62.3279228210449" calcext:value-type="float">
            <text:p>-62,3279228210449</text:p>
          </table:table-cell>
          <table:table-cell office:value-type="float" office:value="-62.3210716247559" calcext:value-type="float">
            <text:p>-62,3210716247559</text:p>
          </table:table-cell>
          <table:table-cell office:value-type="float" office:value="-62.3444442749023" calcext:value-type="float">
            <text:p>-62,3444442749023</text:p>
          </table:table-cell>
          <table:table-cell office:value-type="float" office:value="-62.3291358947754" calcext:value-type="float">
            <text:p>-62,3291358947754</text:p>
          </table:table-cell>
          <table:table-cell office:value-type="float" office:value="-62.3354873657227" calcext:value-type="float">
            <text:p>-62,3354873657227</text:p>
          </table:table-cell>
          <table:table-cell office:value-type="float" office:value="-62.3438529968262" calcext:value-type="float">
            <text:p>-62,3438529968262</text:p>
          </table:table-cell>
          <table:table-cell office:value-type="float" office:value="-62.349967956543" calcext:value-type="float">
            <text:p>-62,349967956543</text:p>
          </table:table-cell>
          <table:table-cell office:value-type="float" office:value="-62.3260803222656" calcext:value-type="float">
            <text:p>-62,3260803222656</text:p>
          </table:table-cell>
          <table:table-cell office:value-type="float" office:value="-62.3106803894043" calcext:value-type="float">
            <text:p>-62,3106803894043</text:p>
          </table:table-cell>
          <table:table-cell office:value-type="float" office:value="-62.3071365356445" calcext:value-type="float">
            <text:p>-62,3071365356445</text:p>
          </table:table-cell>
          <table:table-cell office:value-type="float" office:value="-62.3218612670898" calcext:value-type="float">
            <text:p>-62,3218612670898</text:p>
          </table:table-cell>
          <table:table-cell office:value-type="float" office:value="-62.3402137756348" calcext:value-type="float">
            <text:p>-62,3402137756348</text:p>
          </table:table-cell>
          <table:table-cell office:value-type="float" office:value="-62.2211074829102" calcext:value-type="float">
            <text:p>-62,2211074829102</text:p>
          </table:table-cell>
          <table:table-cell office:value-type="float" office:value="-62.217227935791" calcext:value-type="float">
            <text:p>-62,217227935791</text:p>
          </table:table-cell>
          <table:table-cell office:value-type="float" office:value="-62.2241630554199" calcext:value-type="float">
            <text:p>-62,2241630554199</text:p>
          </table:table-cell>
          <table:table-cell office:value-type="float" office:value="-62.2349472045898" calcext:value-type="float">
            <text:p>-62,2349472045898</text:p>
          </table:table-cell>
          <table:table-cell office:value-type="float" office:value="-62.2227973937988" calcext:value-type="float">
            <text:p>-62,2227973937988</text:p>
          </table:table-cell>
          <table:table-cell office:value-type="float" office:value="-62.2339935302734" calcext:value-type="float">
            <text:p>-62,2339935302734</text:p>
          </table:table-cell>
          <table:table-cell office:value-type="float" office:value="-62.2239532470703" calcext:value-type="float">
            <text:p>-62,2239532470703</text:p>
          </table:table-cell>
          <table:table-cell office:value-type="float" office:value="-62.229118347168" calcext:value-type="float">
            <text:p>-62,229118347168</text:p>
          </table:table-cell>
          <table:table-cell office:value-type="float" office:value="-62.2148361206055" calcext:value-type="float">
            <text:p>-62,2148361206055</text:p>
          </table:table-cell>
          <table:table-cell office:value-type="float" office:value="-62.2072525024414" calcext:value-type="float">
            <text:p>-62,2072525024414</text:p>
          </table:table-cell>
          <table:table-cell office:value-type="float" office:value="-62.2036247253418" calcext:value-type="float">
            <text:p>-62,2036247253418</text:p>
          </table:table-cell>
          <table:table-cell office:value-type="float" office:value="-62.2071685791016" calcext:value-type="float">
            <text:p>-62,2071685791016</text:p>
          </table:table-cell>
          <table:table-cell office:value-type="float" office:value="-62.2111663818359" calcext:value-type="float">
            <text:p>-62,2111663818359</text:p>
          </table:table-cell>
          <table:table-cell office:value-type="float" office:value="-62.2013206481934" calcext:value-type="float">
            <text:p>-62,2013206481934</text:p>
          </table:table-cell>
          <table:table-cell office:value-type="float" office:value="-62.1972389221191" calcext:value-type="float">
            <text:p>-62,1972389221191</text:p>
          </table:table-cell>
          <table:table-cell office:value-type="float" office:value="-62.2405700683594" calcext:value-type="float">
            <text:p>-62,2405700683594</text:p>
          </table:table-cell>
          <table:table-cell office:value-type="float" office:value="-62.2099723815918" calcext:value-type="float">
            <text:p>-62,2099723815918</text:p>
          </table:table-cell>
          <table:table-cell office:value-type="float" office:value="-62.2249908447266" calcext:value-type="float">
            <text:p>-62,2249908447266</text:p>
          </table:table-cell>
          <table:table-cell office:value-type="float" office:value="-62.2106704711914" calcext:value-type="float">
            <text:p>-62,2106704711914</text:p>
          </table:table-cell>
          <table:table-cell office:value-type="float" office:value="-62.2135581970215" calcext:value-type="float">
            <text:p>-62,2135581970215</text:p>
          </table:table-cell>
          <table:table-cell office:value-type="float" office:value="-62.1996726989746" calcext:value-type="float">
            <text:p>-62,1996726989746</text:p>
          </table:table-cell>
          <table:table-cell office:value-type="float" office:value="-62.2121963500977" calcext:value-type="float">
            <text:p>-62,2121963500977</text:p>
          </table:table-cell>
          <table:table-cell office:value-type="float" office:value="-62.2154159545898" calcext:value-type="float">
            <text:p>-62,2154159545898</text:p>
          </table:table-cell>
          <table:table-cell office:value-type="float" office:value="-62.2005767822266" calcext:value-type="float">
            <text:p>-62,2005767822266</text:p>
          </table:table-cell>
          <table:table-cell office:value-type="float" office:value="-62.2253189086914" calcext:value-type="float">
            <text:p>-62,2253189086914</text:p>
          </table:table-cell>
          <table:table-cell office:value-type="float" office:value="-62.2255668640137" calcext:value-type="float">
            <text:p>-62,2255668640137</text:p>
          </table:table-cell>
          <table:table-cell office:value-type="float" office:value="-62.2106704711914" calcext:value-type="float">
            <text:p>-62,2106704711914</text:p>
          </table:table-cell>
          <table:table-cell office:value-type="float" office:value="-62.2119903564453" calcext:value-type="float">
            <text:p>-62,2119903564453</text:p>
          </table:table-cell>
          <table:table-cell office:value-type="float" office:value="-62.2053108215332" calcext:value-type="float">
            <text:p>-62,2053108215332</text:p>
          </table:table-cell>
          <table:table-cell office:value-type="float" office:value="-62.2260627746582" calcext:value-type="float">
            <text:p>-62,2260627746582</text:p>
          </table:table-cell>
          <table:table-cell office:value-type="float" office:value="-62.2137260437012" calcext:value-type="float">
            <text:p>-62,2137260437012</text:p>
          </table:table-cell>
          <table:table-cell office:value-type="float" office:value="-62.2227592468262" calcext:value-type="float">
            <text:p>-62,2227592468262</text:p>
          </table:table-cell>
          <table:table-cell office:value-type="float" office:value="-62.2133522033691" calcext:value-type="float">
            <text:p>-62,2133522033691</text:p>
          </table:table-cell>
          <table:table-cell office:value-type="float" office:value="-62.2357292175293" calcext:value-type="float">
            <text:p>-62,2357292175293</text:p>
          </table:table-cell>
          <table:table-cell office:value-type="float" office:value="-62.2118263244629" calcext:value-type="float">
            <text:p>-62,2118263244629</text:p>
          </table:table-cell>
          <table:table-cell office:value-type="float" office:value="-62.221851348877" calcext:value-type="float">
            <text:p>-62,221851348877</text:p>
          </table:table-cell>
          <table:table-cell office:value-type="float" office:value="-62.2165718078613" calcext:value-type="float">
            <text:p>-62,2165718078613</text:p>
          </table:table-cell>
          <table:table-cell office:value-type="float" office:value="-62.2315559387207" calcext:value-type="float">
            <text:p>-62,2315559387207</text:p>
          </table:table-cell>
          <table:table-cell office:value-type="float" office:value="-62.236515045166" calcext:value-type="float">
            <text:p>-62,236515045166</text:p>
          </table:table-cell>
          <table:table-cell office:value-type="float" office:value="-62.2141342163086" calcext:value-type="float">
            <text:p>-62,2141342163086</text:p>
          </table:table-cell>
          <table:table-cell office:value-type="float" office:value="-62.2061386108398" calcext:value-type="float">
            <text:p>-62,2061386108398</text:p>
          </table:table-cell>
          <table:table-cell office:value-type="float" office:value="-62.2168159484863" calcext:value-type="float">
            <text:p>-62,2168159484863</text:p>
          </table:table-cell>
          <table:table-cell office:value-type="float" office:value="-62.2377967834473" calcext:value-type="float">
            <text:p>-62,2377967834473</text:p>
          </table:table-cell>
        </table:table-row>
        <table:table-row table:style-name="ro1">
          <table:table-cell office:value-type="float" office:value="-62.3180236816406" calcext:value-type="float">
            <text:p>-62,3180236816406</text:p>
          </table:table-cell>
          <table:table-cell office:value-type="float" office:value="-62.3118476867676" calcext:value-type="float">
            <text:p>-62,3118476867676</text:p>
          </table:table-cell>
          <table:table-cell office:value-type="float" office:value="-62.3359489440918" calcext:value-type="float">
            <text:p>-62,3359489440918</text:p>
          </table:table-cell>
          <table:table-cell office:value-type="float" office:value="-62.3233680725098" calcext:value-type="float">
            <text:p>-62,3233680725098</text:p>
          </table:table-cell>
          <table:table-cell office:value-type="float" office:value="-62.3037223815918" calcext:value-type="float">
            <text:p>-62,3037223815918</text:p>
          </table:table-cell>
          <table:table-cell office:value-type="float" office:value="-62.3200263977051" calcext:value-type="float">
            <text:p>-62,3200263977051</text:p>
          </table:table-cell>
          <table:table-cell office:value-type="float" office:value="-62.3227806091309" calcext:value-type="float">
            <text:p>-62,3227806091309</text:p>
          </table:table-cell>
          <table:table-cell office:value-type="float" office:value="-62.3132667541504" calcext:value-type="float">
            <text:p>-62,3132667541504</text:p>
          </table:table-cell>
          <table:table-cell office:value-type="float" office:value="-62.3095169067383" calcext:value-type="float">
            <text:p>-62,3095169067383</text:p>
          </table:table-cell>
          <table:table-cell office:value-type="float" office:value="-62.3038024902344" calcext:value-type="float">
            <text:p>-62,3038024902344</text:p>
          </table:table-cell>
          <table:table-cell office:value-type="float" office:value="-62.3170204162598" calcext:value-type="float">
            <text:p>-62,3170204162598</text:p>
          </table:table-cell>
          <table:table-cell office:value-type="float" office:value="-62.3435173034668" calcext:value-type="float">
            <text:p>-62,3435173034668</text:p>
          </table:table-cell>
          <table:table-cell office:value-type="float" office:value="-62.3178977966309" calcext:value-type="float">
            <text:p>-62,3178977966309</text:p>
          </table:table-cell>
          <table:table-cell office:value-type="float" office:value="-62.3334808349609" calcext:value-type="float">
            <text:p>-62,3334808349609</text:p>
          </table:table-cell>
          <table:table-cell office:value-type="float" office:value="-62.3327293395996" calcext:value-type="float">
            <text:p>-62,3327293395996</text:p>
          </table:table-cell>
          <table:table-cell office:value-type="float" office:value="-62.3067207336426" calcext:value-type="float">
            <text:p>-62,3067207336426</text:p>
          </table:table-cell>
          <table:table-cell office:value-type="float" office:value="-62.3314743041992" calcext:value-type="float">
            <text:p>-62,3314743041992</text:p>
          </table:table-cell>
          <table:table-cell office:value-type="float" office:value="-62.3216552734375" calcext:value-type="float">
            <text:p>-62,3216552734375</text:p>
          </table:table-cell>
          <table:table-cell office:value-type="float" office:value="-62.3171882629395" calcext:value-type="float">
            <text:p>-62,3171882629395</text:p>
          </table:table-cell>
          <table:table-cell office:value-type="float" office:value="-62.3152694702148" calcext:value-type="float">
            <text:p>-62,3152694702148</text:p>
          </table:table-cell>
          <table:table-cell office:value-type="float" office:value="-62.3198623657227" calcext:value-type="float">
            <text:p>-62,3198623657227</text:p>
          </table:table-cell>
          <table:table-cell office:value-type="float" office:value="-62.3149375915527" calcext:value-type="float">
            <text:p>-62,3149375915527</text:p>
          </table:table-cell>
          <table:table-cell office:value-type="float" office:value="-62.3240356445313" calcext:value-type="float">
            <text:p>-62,3240356445313</text:p>
          </table:table-cell>
          <table:table-cell office:value-type="float" office:value="-62.3218612670898" calcext:value-type="float">
            <text:p>-62,3218612670898</text:p>
          </table:table-cell>
          <table:table-cell office:value-type="float" office:value="-62.3234100341797" calcext:value-type="float">
            <text:p>-62,3234100341797</text:p>
          </table:table-cell>
          <table:table-cell office:value-type="float" office:value="-62.326789855957" calcext:value-type="float">
            <text:p>-62,326789855957</text:p>
          </table:table-cell>
          <table:table-cell office:value-type="float" office:value="-62.3125610351563" calcext:value-type="float">
            <text:p>-62,3125610351563</text:p>
          </table:table-cell>
          <table:table-cell office:value-type="float" office:value="-62.3058052062988" calcext:value-type="float">
            <text:p>-62,3058052062988</text:p>
          </table:table-cell>
          <table:table-cell office:value-type="float" office:value="-62.311222076416" calcext:value-type="float">
            <text:p>-62,311222076416</text:p>
          </table:table-cell>
          <table:table-cell office:value-type="float" office:value="-62.3230743408203" calcext:value-type="float">
            <text:p>-62,3230743408203</text:p>
          </table:table-cell>
          <table:table-cell office:value-type="float" office:value="-62.3242835998535" calcext:value-type="float">
            <text:p>-62,3242835998535</text:p>
          </table:table-cell>
          <table:table-cell office:value-type="float" office:value="-62.3288803100586" calcext:value-type="float">
            <text:p>-62,3288803100586</text:p>
          </table:table-cell>
          <table:table-cell office:value-type="float" office:value="-62.3035087585449" calcext:value-type="float">
            <text:p>-62,3035087585449</text:p>
          </table:table-cell>
          <table:table-cell office:value-type="float" office:value="-62.2945594787598" calcext:value-type="float">
            <text:p>-62,2945594787598</text:p>
          </table:table-cell>
          <table:table-cell office:value-type="float" office:value="-62.3229522705078" calcext:value-type="float">
            <text:p>-62,3229522705078</text:p>
          </table:table-cell>
          <table:table-cell office:value-type="float" office:value="-62.320987701416" calcext:value-type="float">
            <text:p>-62,320987701416</text:p>
          </table:table-cell>
          <table:table-cell office:value-type="float" office:value="-62.3102226257324" calcext:value-type="float">
            <text:p>-62,3102226257324</text:p>
          </table:table-cell>
          <table:table-cell office:value-type="float" office:value="-62.3161468505859" calcext:value-type="float">
            <text:p>-62,3161468505859</text:p>
          </table:table-cell>
          <table:table-cell office:value-type="float" office:value="-62.3169784545898" calcext:value-type="float">
            <text:p>-62,3169784545898</text:p>
          </table:table-cell>
          <table:table-cell office:value-type="float" office:value="-62.3296318054199" calcext:value-type="float">
            <text:p>-62,3296318054199</text:p>
          </table:table-cell>
          <table:table-cell office:value-type="float" office:value="-62.3087615966797" calcext:value-type="float">
            <text:p>-62,3087615966797</text:p>
          </table:table-cell>
          <table:table-cell office:value-type="float" office:value="-62.3315582275391" calcext:value-type="float">
            <text:p>-62,3315582275391</text:p>
          </table:table-cell>
          <table:table-cell office:value-type="float" office:value="-62.3253746032715" calcext:value-type="float">
            <text:p>-62,3253746032715</text:p>
          </table:table-cell>
          <table:table-cell office:value-type="float" office:value="-62.334400177002" calcext:value-type="float">
            <text:p>-62,334400177002</text:p>
          </table:table-cell>
          <table:table-cell office:value-type="float" office:value="-62.3069267272949" calcext:value-type="float">
            <text:p>-62,3069267272949</text:p>
          </table:table-cell>
          <table:table-cell office:value-type="float" office:value="-62.3308029174805" calcext:value-type="float">
            <text:p>-62,3308029174805</text:p>
          </table:table-cell>
          <table:table-cell office:value-type="float" office:value="-62.3131446838379" calcext:value-type="float">
            <text:p>-62,3131446838379</text:p>
          </table:table-cell>
          <table:table-cell office:value-type="float" office:value="-62.2945137023926" calcext:value-type="float">
            <text:p>-62,2945137023926</text:p>
          </table:table-cell>
          <table:table-cell office:value-type="float" office:value="-62.3151016235352" calcext:value-type="float">
            <text:p>-62,3151016235352</text:p>
          </table:table-cell>
          <table:table-cell office:value-type="float" office:value="-62.2802505493164" calcext:value-type="float">
            <text:p>-62,2802505493164</text:p>
          </table:table-cell>
          <table:table-cell office:value-type="float" office:value="-62.3001327514648" calcext:value-type="float">
            <text:p>-62,3001327514648</text:p>
          </table:table-cell>
          <table:table-cell office:value-type="float" office:value="-62.2987632751465" calcext:value-type="float">
            <text:p>-62,2987632751465</text:p>
          </table:table-cell>
          <table:table-cell office:value-type="float" office:value="-62.3351516723633" calcext:value-type="float">
            <text:p>-62,3351516723633</text:p>
          </table:table-cell>
          <table:table-cell office:value-type="float" office:value="-62.3214073181152" calcext:value-type="float">
            <text:p>-62,3214073181152</text:p>
          </table:table-cell>
          <table:table-cell office:value-type="float" office:value="-62.3189849853516" calcext:value-type="float">
            <text:p>-62,3189849853516</text:p>
          </table:table-cell>
          <table:table-cell office:value-type="float" office:value="-62.3224487304688" calcext:value-type="float">
            <text:p>-62,3224487304688</text:p>
          </table:table-cell>
          <table:table-cell office:value-type="float" office:value="-62.3370361328125" calcext:value-type="float">
            <text:p>-62,3370361328125</text:p>
          </table:table-cell>
          <table:table-cell office:value-type="float" office:value="-62.3093032836914" calcext:value-type="float">
            <text:p>-62,3093032836914</text:p>
          </table:table-cell>
          <table:table-cell office:value-type="float" office:value="-62.3008880615234" calcext:value-type="float">
            <text:p>-62,3008880615234</text:p>
          </table:table-cell>
          <table:table-cell office:value-type="float" office:value="-62.3153953552246" calcext:value-type="float">
            <text:p>-62,3153953552246</text:p>
          </table:table-cell>
          <table:table-cell office:value-type="float" office:value="-62.3154792785645" calcext:value-type="float">
            <text:p>-62,3154792785645</text:p>
          </table:table-cell>
          <table:table-cell office:value-type="float" office:value="-62.3303871154785" calcext:value-type="float">
            <text:p>-62,3303871154785</text:p>
          </table:table-cell>
          <table:table-cell office:value-type="float" office:value="-62.3191070556641" calcext:value-type="float">
            <text:p>-62,3191070556641</text:p>
          </table:table-cell>
          <table:table-cell office:value-type="float" office:value="-62.3176040649414" calcext:value-type="float">
            <text:p>-62,3176040649414</text:p>
          </table:table-cell>
          <table:table-cell office:value-type="float" office:value="-62.3041343688965" calcext:value-type="float">
            <text:p>-62,3041343688965</text:p>
          </table:table-cell>
          <table:table-cell office:value-type="float" office:value="-62.3133087158203" calcext:value-type="float">
            <text:p>-62,3133087158203</text:p>
          </table:table-cell>
          <table:table-cell office:value-type="float" office:value="-62.3010520935059" calcext:value-type="float">
            <text:p>-62,3010520935059</text:p>
          </table:table-cell>
          <table:table-cell office:value-type="float" office:value="-62.3113899230957" calcext:value-type="float">
            <text:p>-62,3113899230957</text:p>
          </table:table-cell>
          <table:table-cell office:value-type="float" office:value="-62.3134727478027" calcext:value-type="float">
            <text:p>-62,3134727478027</text:p>
          </table:table-cell>
          <table:table-cell office:value-type="float" office:value="-62.3096809387207" calcext:value-type="float">
            <text:p>-62,3096809387207</text:p>
          </table:table-cell>
          <table:table-cell office:value-type="float" office:value="-62.2906875610352" calcext:value-type="float">
            <text:p>-62,2906875610352</text:p>
          </table:table-cell>
          <table:table-cell office:value-type="float" office:value="-62.3249130249023" calcext:value-type="float">
            <text:p>-62,3249130249023</text:p>
          </table:table-cell>
          <table:table-cell office:value-type="float" office:value="-62.3270416259766" calcext:value-type="float">
            <text:p>-62,3270416259766</text:p>
          </table:table-cell>
          <table:table-cell office:value-type="float" office:value="-62.3006782531738" calcext:value-type="float">
            <text:p>-62,3006782531738</text:p>
          </table:table-cell>
          <table:table-cell office:value-type="float" office:value="-62.313892364502" calcext:value-type="float">
            <text:p>-62,313892364502</text:p>
          </table:table-cell>
          <table:table-cell office:value-type="float" office:value="-62.3079719543457" calcext:value-type="float">
            <text:p>-62,3079719543457</text:p>
          </table:table-cell>
          <table:table-cell office:value-type="float" office:value="-62.3063049316406" calcext:value-type="float">
            <text:p>-62,3063049316406</text:p>
          </table:table-cell>
          <table:table-cell office:value-type="float" office:value="-62.3161888122559" calcext:value-type="float">
            <text:p>-62,3161888122559</text:p>
          </table:table-cell>
          <table:table-cell office:value-type="float" office:value="-62.3106384277344" calcext:value-type="float">
            <text:p>-62,3106384277344</text:p>
          </table:table-cell>
          <table:table-cell office:value-type="float" office:value="-62.3162307739258" calcext:value-type="float">
            <text:p>-62,3162307739258</text:p>
          </table:table-cell>
          <table:table-cell office:value-type="float" office:value="-62.3143119812012" calcext:value-type="float">
            <text:p>-62,3143119812012</text:p>
          </table:table-cell>
          <table:table-cell office:value-type="float" office:value="-62.3125610351563" calcext:value-type="float">
            <text:p>-62,3125610351563</text:p>
          </table:table-cell>
          <table:table-cell office:value-type="float" office:value="-62.3238296508789" calcext:value-type="float">
            <text:p>-62,3238296508789</text:p>
          </table:table-cell>
          <table:table-cell office:value-type="float" office:value="-62.3221549987793" calcext:value-type="float">
            <text:p>-62,3221549987793</text:p>
          </table:table-cell>
          <table:table-cell office:value-type="float" office:value="-62.3102226257324" calcext:value-type="float">
            <text:p>-62,3102226257324</text:p>
          </table:table-cell>
          <table:table-cell office:value-type="float" office:value="-62.3228645324707" calcext:value-type="float">
            <text:p>-62,3228645324707</text:p>
          </table:table-cell>
          <table:table-cell office:value-type="float" office:value="-62.3134346008301" calcext:value-type="float">
            <text:p>-62,3134346008301</text:p>
          </table:table-cell>
          <table:table-cell office:value-type="float" office:value="-62.3173141479492" calcext:value-type="float">
            <text:p>-62,3173141479492</text:p>
          </table:table-cell>
          <table:table-cell office:value-type="float" office:value="-62.2939300537109" calcext:value-type="float">
            <text:p>-62,2939300537109</text:p>
          </table:table-cell>
          <table:table-cell office:value-type="float" office:value="-62.3043022155762" calcext:value-type="float">
            <text:p>-62,3043022155762</text:p>
          </table:table-cell>
          <table:table-cell office:value-type="float" office:value="-62.3204460144043" calcext:value-type="float">
            <text:p>-62,3204460144043</text:p>
          </table:table-cell>
          <table:table-cell office:value-type="float" office:value="-62.3290481567383" calcext:value-type="float">
            <text:p>-62,3290481567383</text:p>
          </table:table-cell>
          <table:table-cell office:value-type="float" office:value="-62.3105545043945" calcext:value-type="float">
            <text:p>-62,3105545043945</text:p>
          </table:table-cell>
          <table:table-cell office:value-type="float" office:value="-62.3152275085449" calcext:value-type="float">
            <text:p>-62,3152275085449</text:p>
          </table:table-cell>
          <table:table-cell office:value-type="float" office:value="-62.3224067687988" calcext:value-type="float">
            <text:p>-62,3224067687988</text:p>
          </table:table-cell>
          <table:table-cell office:value-type="float" office:value="-62.3176040649414" calcext:value-type="float">
            <text:p>-62,3176040649414</text:p>
          </table:table-cell>
          <table:table-cell office:value-type="float" office:value="-62.3224067687988" calcext:value-type="float">
            <text:p>-62,3224067687988</text:p>
          </table:table-cell>
          <table:table-cell office:value-type="float" office:value="-62.3025131225586" calcext:value-type="float">
            <text:p>-62,3025131225586</text:p>
          </table:table-cell>
          <table:table-cell office:value-type="float" office:value="-62.2990951538086" calcext:value-type="float">
            <text:p>-62,2990951538086</text:p>
          </table:table-cell>
          <table:table-cell office:value-type="float" office:value="-62.3189010620117" calcext:value-type="float">
            <text:p>-62,3189010620117</text:p>
          </table:table-cell>
          <table:table-cell office:value-type="float" office:value="-62.3015937805176" calcext:value-type="float">
            <text:p>-62,3015937805176</text:p>
          </table:table-cell>
          <table:table-cell office:value-type="float" office:value="-62.3196907043457" calcext:value-type="float">
            <text:p>-62,3196907043457</text:p>
          </table:table-cell>
          <table:table-cell office:value-type="float" office:value="-62.3335609436035" calcext:value-type="float">
            <text:p>-62,3335609436035</text:p>
          </table:table-cell>
          <table:table-cell office:value-type="float" office:value="-62.3139762878418" calcext:value-type="float">
            <text:p>-62,3139762878418</text:p>
          </table:table-cell>
          <table:table-cell office:value-type="float" office:value="-62.3096389770508" calcext:value-type="float">
            <text:p>-62,3096389770508</text:p>
          </table:table-cell>
          <table:table-cell office:value-type="float" office:value="-62.3051376342773" calcext:value-type="float">
            <text:p>-62,3051376342773</text:p>
          </table:table-cell>
          <table:table-cell office:value-type="float" office:value="-62.2977180480957" calcext:value-type="float">
            <text:p>-62,2977180480957</text:p>
          </table:table-cell>
          <table:table-cell office:value-type="float" office:value="-62.2971801757813" calcext:value-type="float">
            <text:p>-62,2971801757813</text:p>
          </table:table-cell>
          <table:table-cell office:value-type="float" office:value="-62.3228263854981" calcext:value-type="float">
            <text:p>-62,3228263854981</text:p>
          </table:table-cell>
          <table:table-cell office:value-type="float" office:value="-62.3032608032227" calcext:value-type="float">
            <text:p>-62,3032608032227</text:p>
          </table:table-cell>
          <table:table-cell office:value-type="float" office:value="-62.3347358703613" calcext:value-type="float">
            <text:p>-62,3347358703613</text:p>
          </table:table-cell>
          <table:table-cell office:value-type="float" office:value="-62.3136405944824" calcext:value-type="float">
            <text:p>-62,3136405944824</text:p>
          </table:table-cell>
          <table:table-cell office:value-type="float" office:value="-62.3294677734375" calcext:value-type="float">
            <text:p>-62,3294677734375</text:p>
          </table:table-cell>
          <table:table-cell office:value-type="float" office:value="-62.3185234069824" calcext:value-type="float">
            <text:p>-62,3185234069824</text:p>
          </table:table-cell>
          <table:table-cell office:value-type="float" office:value="-62.3274612426758" calcext:value-type="float">
            <text:p>-62,3274612426758</text:p>
          </table:table-cell>
          <table:table-cell office:value-type="float" office:value="-62.3251609802246" calcext:value-type="float">
            <text:p>-62,3251609802246</text:p>
          </table:table-cell>
          <table:table-cell office:value-type="float" office:value="-62.3189010620117" calcext:value-type="float">
            <text:p>-62,3189010620117</text:p>
          </table:table-cell>
          <table:table-cell office:value-type="float" office:value="-62.3256645202637" calcext:value-type="float">
            <text:p>-62,3256645202637</text:p>
          </table:table-cell>
          <table:table-cell office:value-type="float" office:value="-62.3235778808594" calcext:value-type="float">
            <text:p>-62,3235778808594</text:p>
          </table:table-cell>
          <table:table-cell office:value-type="float" office:value="-62.3300094604492" calcext:value-type="float">
            <text:p>-62,3300094604492</text:p>
          </table:table-cell>
          <table:table-cell office:value-type="float" office:value="-62.304012298584" calcext:value-type="float">
            <text:p>-62,304012298584</text:p>
          </table:table-cell>
          <table:table-cell office:value-type="float" office:value="-62.3025131225586" calcext:value-type="float">
            <text:p>-62,3025131225586</text:p>
          </table:table-cell>
          <table:table-cell office:value-type="float" office:value="-62.3120155334473" calcext:value-type="float">
            <text:p>-62,3120155334473</text:p>
          </table:table-cell>
          <table:table-cell office:value-type="float" office:value="-62.3020935058594" calcext:value-type="float">
            <text:p>-62,3020935058594</text:p>
          </table:table-cell>
          <table:table-cell office:value-type="float" office:value="-62.2530288696289" calcext:value-type="float">
            <text:p>-62,2530288696289</text:p>
          </table:table-cell>
          <table:table-cell office:value-type="float" office:value="-62.1900825500488" calcext:value-type="float">
            <text:p>-62,1900825500488</text:p>
          </table:table-cell>
          <table:table-cell office:value-type="float" office:value="-62.1931686401367" calcext:value-type="float">
            <text:p>-62,1931686401367</text:p>
          </table:table-cell>
          <table:table-cell office:value-type="float" office:value="-62.200740814209" calcext:value-type="float">
            <text:p>-62,200740814209</text:p>
          </table:table-cell>
          <table:table-cell office:value-type="float" office:value="-62.1988487243652" calcext:value-type="float">
            <text:p>-62,1988487243652</text:p>
          </table:table-cell>
          <table:table-cell office:value-type="float" office:value="-62.2025146484375" calcext:value-type="float">
            <text:p>-62,2025146484375</text:p>
          </table:table-cell>
          <table:table-cell office:value-type="float" office:value="-62.2118263244629" calcext:value-type="float">
            <text:p>-62,2118263244629</text:p>
          </table:table-cell>
          <table:table-cell office:value-type="float" office:value="-62.2112884521484" calcext:value-type="float">
            <text:p>-62,2112884521484</text:p>
          </table:table-cell>
          <table:table-cell office:value-type="float" office:value="-62.2069625854492" calcext:value-type="float">
            <text:p>-62,2069625854492</text:p>
          </table:table-cell>
          <table:table-cell office:value-type="float" office:value="-62.2360191345215" calcext:value-type="float">
            <text:p>-62,2360191345215</text:p>
          </table:table-cell>
          <table:table-cell office:value-type="float" office:value="-62.2094764709473" calcext:value-type="float">
            <text:p>-62,2094764709473</text:p>
          </table:table-cell>
          <table:table-cell office:value-type="float" office:value="-62.1978187561035" calcext:value-type="float">
            <text:p>-62,1978187561035</text:p>
          </table:table-cell>
          <table:table-cell office:value-type="float" office:value="-62.2077445983887" calcext:value-type="float">
            <text:p>-62,2077445983887</text:p>
          </table:table-cell>
          <table:table-cell office:value-type="float" office:value="-62.1923866271973" calcext:value-type="float">
            <text:p>-62,1923866271973</text:p>
          </table:table-cell>
          <table:table-cell office:value-type="float" office:value="-62.1946105957031" calcext:value-type="float">
            <text:p>-62,1946105957031</text:p>
          </table:table-cell>
          <table:table-cell office:value-type="float" office:value="-62.1931266784668" calcext:value-type="float">
            <text:p>-62,1931266784668</text:p>
          </table:table-cell>
          <table:table-cell office:value-type="float" office:value="-62.2194557189941" calcext:value-type="float">
            <text:p>-62,2194557189941</text:p>
          </table:table-cell>
          <table:table-cell office:value-type="float" office:value="-62.1938705444336" calcext:value-type="float">
            <text:p>-62,1938705444336</text:p>
          </table:table-cell>
          <table:table-cell office:value-type="float" office:value="-62.1898765563965" calcext:value-type="float">
            <text:p>-62,1898765563965</text:p>
          </table:table-cell>
          <table:table-cell office:value-type="float" office:value="-62.2029647827148" calcext:value-type="float">
            <text:p>-62,2029647827148</text:p>
          </table:table-cell>
          <table:table-cell office:value-type="float" office:value="-62.207950592041" calcext:value-type="float">
            <text:p>-62,207950592041</text:p>
          </table:table-cell>
          <table:table-cell office:value-type="float" office:value="-62.2118263244629" calcext:value-type="float">
            <text:p>-62,2118263244629</text:p>
          </table:table-cell>
          <table:table-cell office:value-type="float" office:value="-62.196662902832" calcext:value-type="float">
            <text:p>-62,196662902832</text:p>
          </table:table-cell>
          <table:table-cell office:value-type="float" office:value="-62.1995468139648" calcext:value-type="float">
            <text:p>-62,1995468139648</text:p>
          </table:table-cell>
          <table:table-cell office:value-type="float" office:value="-62.1960906982422" calcext:value-type="float">
            <text:p>-62,1960906982422</text:p>
          </table:table-cell>
          <table:table-cell office:value-type="float" office:value="-62.2112884521484" calcext:value-type="float">
            <text:p>-62,2112884521484</text:p>
          </table:table-cell>
          <table:table-cell office:value-type="float" office:value="-62.2036628723145" calcext:value-type="float">
            <text:p>-62,2036628723145</text:p>
          </table:table-cell>
          <table:table-cell office:value-type="float" office:value="-62.1930465698242" calcext:value-type="float">
            <text:p>-62,1930465698242</text:p>
          </table:table-cell>
          <table:table-cell office:value-type="float" office:value="-62.1995048522949" calcext:value-type="float">
            <text:p>-62,1995048522949</text:p>
          </table:table-cell>
          <table:table-cell office:value-type="float" office:value="-62.1876983642578" calcext:value-type="float">
            <text:p>-62,1876983642578</text:p>
          </table:table-cell>
          <table:table-cell office:value-type="float" office:value="-62.1904945373535" calcext:value-type="float">
            <text:p>-62,1904945373535</text:p>
          </table:table-cell>
          <table:table-cell office:value-type="float" office:value="-62.1885643005371" calcext:value-type="float">
            <text:p>-62,1885643005371</text:p>
          </table:table-cell>
          <table:table-cell office:value-type="float" office:value="-62.218879699707" calcext:value-type="float">
            <text:p>-62,218879699707</text:p>
          </table:table-cell>
          <table:table-cell office:value-type="float" office:value="-62.2249488830566" calcext:value-type="float">
            <text:p>-62,2249488830566</text:p>
          </table:table-cell>
          <table:table-cell office:value-type="float" office:value="-62.2028846740723" calcext:value-type="float">
            <text:p>-62,2028846740723</text:p>
          </table:table-cell>
          <table:table-cell office:value-type="float" office:value="-62.2129783630371" calcext:value-type="float">
            <text:p>-62,2129783630371</text:p>
          </table:table-cell>
          <table:table-cell office:value-type="float" office:value="-62.2016487121582" calcext:value-type="float">
            <text:p>-62,2016487121582</text:p>
          </table:table-cell>
          <table:table-cell office:value-type="float" office:value="-62.2083206176758" calcext:value-type="float">
            <text:p>-62,2083206176758</text:p>
          </table:table-cell>
          <table:table-cell office:value-type="float" office:value="-62.1937026977539" calcext:value-type="float">
            <text:p>-62,1937026977539</text:p>
          </table:table-cell>
          <table:table-cell office:value-type="float" office:value="-62.2090225219727" calcext:value-type="float">
            <text:p>-62,2090225219727</text:p>
          </table:table-cell>
          <table:table-cell office:value-type="float" office:value="-62.2054786682129" calcext:value-type="float">
            <text:p>-62,2054786682129</text:p>
          </table:table-cell>
          <table:table-cell office:value-type="float" office:value="-62.1855621337891" calcext:value-type="float">
            <text:p>-62,1855621337891</text:p>
          </table:table-cell>
          <table:table-cell office:value-type="float" office:value="-62.2013626098633" calcext:value-type="float">
            <text:p>-62,2013626098633</text:p>
          </table:table-cell>
          <table:table-cell office:value-type="float" office:value="-62.2210273742676" calcext:value-type="float">
            <text:p>-62,2210273742676</text:p>
          </table:table-cell>
          <table:table-cell office:value-type="float" office:value="-62.2123603820801" calcext:value-type="float">
            <text:p>-62,2123603820801</text:p>
          </table:table-cell>
          <table:table-cell office:value-type="float" office:value="-62.1969146728516" calcext:value-type="float">
            <text:p>-62,1969146728516</text:p>
          </table:table-cell>
          <table:table-cell office:value-type="float" office:value="-62.2016067504883" calcext:value-type="float">
            <text:p>-62,2016067504883</text:p>
          </table:table-cell>
          <table:table-cell office:value-type="float" office:value="-62.2131462097168" calcext:value-type="float">
            <text:p>-62,2131462097168</text:p>
          </table:table-cell>
          <table:table-cell office:value-type="float" office:value="-62.2078666687012" calcext:value-type="float">
            <text:p>-62,2078666687012</text:p>
          </table:table-cell>
          <table:table-cell office:value-type="float" office:value="-62.183708190918" calcext:value-type="float">
            <text:p>-62,183708190918</text:p>
          </table:table-cell>
          <table:table-cell office:value-type="float" office:value="-62.1815719604492" calcext:value-type="float">
            <text:p>-62,1815719604492</text:p>
          </table:table-cell>
          <table:table-cell office:value-type="float" office:value="-62.1900825500488" calcext:value-type="float">
            <text:p>-62,1900825500488</text:p>
          </table:table-cell>
          <table:table-cell office:value-type="float" office:value="-62.2157402038574" calcext:value-type="float">
            <text:p>-62,2157402038574</text:p>
          </table:table-cell>
          <table:table-cell office:value-type="float" office:value="-62.2005767822266" calcext:value-type="float">
            <text:p>-62,2005767822266</text:p>
          </table:table-cell>
          <table:table-cell office:value-type="float" office:value="-62.1753730773926" calcext:value-type="float">
            <text:p>-62,1753730773926</text:p>
          </table:table-cell>
          <table:table-cell office:value-type="float" office:value="-62.1843681335449" calcext:value-type="float">
            <text:p>-62,1843681335449</text:p>
          </table:table-cell>
          <table:table-cell office:value-type="float" office:value="-62.192756652832" calcext:value-type="float">
            <text:p>-62,192756652832</text:p>
          </table:table-cell>
          <table:table-cell office:value-type="float" office:value="-62.2099723815918" calcext:value-type="float">
            <text:p>-62,2099723815918</text:p>
          </table:table-cell>
          <table:table-cell office:value-type="float" office:value="-62.2056427001953" calcext:value-type="float">
            <text:p>-62,2056427001953</text:p>
          </table:table-cell>
          <table:table-cell office:value-type="float" office:value="-62.1918525695801" calcext:value-type="float">
            <text:p>-62,1918525695801</text:p>
          </table:table-cell>
          <table:table-cell office:value-type="float" office:value="-62.2196235656738" calcext:value-type="float">
            <text:p>-62,2196235656738</text:p>
          </table:table-cell>
          <table:table-cell office:value-type="float" office:value="-62.1916046142578" calcext:value-type="float">
            <text:p>-62,1916046142578</text:p>
          </table:table-cell>
          <table:table-cell office:value-type="float" office:value="-62.187614440918" calcext:value-type="float">
            <text:p>-62,187614440918</text:p>
          </table:table-cell>
          <table:table-cell office:value-type="float" office:value="-62.2004547119141" calcext:value-type="float">
            <text:p>-62,2004547119141</text:p>
          </table:table-cell>
          <table:table-cell office:value-type="float" office:value="-62.2044868469238" calcext:value-type="float">
            <text:p>-62,2044868469238</text:p>
          </table:table-cell>
          <table:table-cell office:value-type="float" office:value="-62.1748809814453" calcext:value-type="float">
            <text:p>-62,1748809814453</text:p>
          </table:table-cell>
          <table:table-cell office:value-type="float" office:value="-62.1924285888672" calcext:value-type="float">
            <text:p>-62,1924285888672</text:p>
          </table:table-cell>
          <table:table-cell office:value-type="float" office:value="-62.1980247497559" calcext:value-type="float">
            <text:p>-62,1980247497559</text:p>
          </table:table-cell>
          <table:table-cell office:value-type="float" office:value="-62.2061386108398" calcext:value-type="float">
            <text:p>-62,2061386108398</text:p>
          </table:table-cell>
          <table:table-cell office:value-type="float" office:value="-62.2030487060547" calcext:value-type="float">
            <text:p>-62,2030487060547</text:p>
          </table:table-cell>
          <table:table-cell office:value-type="float" office:value="-62.2042846679688" calcext:value-type="float">
            <text:p>-62,2042846679688</text:p>
          </table:table-cell>
          <table:table-cell office:value-type="float" office:value="-62.2089004516602" calcext:value-type="float">
            <text:p>-62,2089004516602</text:p>
          </table:table-cell>
          <table:table-cell office:value-type="float" office:value="-62.2296562194824" calcext:value-type="float">
            <text:p>-62,2296562194824</text:p>
          </table:table-cell>
          <table:table-cell office:value-type="float" office:value="-62.2055206298828" calcext:value-type="float">
            <text:p>-62,2055206298828</text:p>
          </table:table-cell>
          <table:table-cell office:value-type="float" office:value="-62.2176856994629" calcext:value-type="float">
            <text:p>-62,2176856994629</text:p>
          </table:table-cell>
          <table:table-cell office:value-type="float" office:value="-62.1894645690918" calcext:value-type="float">
            <text:p>-62,1894645690918</text:p>
          </table:table-cell>
          <table:table-cell office:value-type="float" office:value="-62.1924705505371" calcext:value-type="float">
            <text:p>-62,1924705505371</text:p>
          </table:table-cell>
          <table:table-cell office:value-type="float" office:value="-62.1995887756348" calcext:value-type="float">
            <text:p>-62,1995887756348</text:p>
          </table:table-cell>
          <table:table-cell office:value-type="float" office:value="-62.200080871582" calcext:value-type="float">
            <text:p>-62,200080871582</text:p>
          </table:table-cell>
          <table:table-cell office:value-type="float" office:value="-62.1799736022949" calcext:value-type="float">
            <text:p>-62,1799736022949</text:p>
          </table:table-cell>
          <table:table-cell office:value-type="float" office:value="-62.1826820373535" calcext:value-type="float">
            <text:p>-62,1826820373535</text:p>
          </table:table-cell>
          <table:table-cell office:value-type="float" office:value="-62.1924285888672" calcext:value-type="float">
            <text:p>-62,1924285888672</text:p>
          </table:table-cell>
          <table:table-cell office:value-type="float" office:value="-62.205436706543" calcext:value-type="float">
            <text:p>-62,205436706543</text:p>
          </table:table-cell>
          <table:table-cell office:value-type="float" office:value="-62.1955146789551" calcext:value-type="float">
            <text:p>-62,1955146789551</text:p>
          </table:table-cell>
          <table:table-cell office:value-type="float" office:value="-62.1942367553711" calcext:value-type="float">
            <text:p>-62,1942367553711</text:p>
          </table:table-cell>
          <table:table-cell office:value-type="float" office:value="-62.1863861083984" calcext:value-type="float">
            <text:p>-62,1863861083984</text:p>
          </table:table-cell>
          <table:table-cell office:value-type="float" office:value="-62.2020606994629" calcext:value-type="float">
            <text:p>-62,2020606994629</text:p>
          </table:table-cell>
          <table:table-cell office:value-type="float" office:value="-62.1992607116699" calcext:value-type="float">
            <text:p>-62,1992607116699</text:p>
          </table:table-cell>
          <table:table-cell office:value-type="float" office:value="-62.2085685729981" calcext:value-type="float">
            <text:p>-62,2085685729981</text:p>
          </table:table-cell>
          <table:table-cell office:value-type="float" office:value="-62.199836730957" calcext:value-type="float">
            <text:p>-62,199836730957</text:p>
          </table:table-cell>
          <table:table-cell office:value-type="float" office:value="-62.2095565795898" calcext:value-type="float">
            <text:p>-62,2095565795898</text:p>
          </table:table-cell>
          <table:table-cell office:value-type="float" office:value="-62.1871223449707" calcext:value-type="float">
            <text:p>-62,1871223449707</text:p>
          </table:table-cell>
          <table:table-cell office:value-type="float" office:value="-62.2159080505371" calcext:value-type="float">
            <text:p>-62,2159080505371</text:p>
          </table:table-cell>
          <table:table-cell office:value-type="float" office:value="-62.1996726989746" calcext:value-type="float">
            <text:p>-62,1996726989746</text:p>
          </table:table-cell>
          <table:table-cell office:value-type="float" office:value="-62.2092704772949" calcext:value-type="float">
            <text:p>-62,2092704772949</text:p>
          </table:table-cell>
          <table:table-cell office:value-type="float" office:value="-62.199878692627" calcext:value-type="float">
            <text:p>-62,199878692627</text:p>
          </table:table-cell>
          <table:table-cell office:value-type="float" office:value="-62.2078666687012" calcext:value-type="float">
            <text:p>-62,2078666687012</text:p>
          </table:table-cell>
          <table:table-cell office:value-type="float" office:value="-62.2095985412598" calcext:value-type="float">
            <text:p>-62,2095985412598</text:p>
          </table:table-cell>
          <table:table-cell office:value-type="float" office:value="-62.2024307250977" calcext:value-type="float">
            <text:p>-62,2024307250977</text:p>
          </table:table-cell>
          <table:table-cell office:value-type="float" office:value="-62.2009048461914" calcext:value-type="float">
            <text:p>-62,2009048461914</text:p>
          </table:table-cell>
          <table:table-cell office:value-type="float" office:value="-62.1954727172852" calcext:value-type="float">
            <text:p>-62,1954727172852</text:p>
          </table:table-cell>
          <table:table-cell office:value-type="float" office:value="-62.2242851257324" calcext:value-type="float">
            <text:p>-62,2242851257324</text:p>
          </table:table-cell>
          <table:table-cell office:value-type="float" office:value="-62.2117042541504" calcext:value-type="float">
            <text:p>-62,2117042541504</text:p>
          </table:table-cell>
          <table:table-cell office:value-type="float" office:value="-62.2048606872559" calcext:value-type="float">
            <text:p>-62,2048606872559</text:p>
          </table:table-cell>
          <table:table-cell office:value-type="float" office:value="-62.2091484069824" calcext:value-type="float">
            <text:p>-62,2091484069824</text:p>
          </table:table-cell>
          <table:table-cell office:value-type="float" office:value="-62.1941566467285" calcext:value-type="float">
            <text:p>-62,1941566467285</text:p>
          </table:table-cell>
          <table:table-cell office:value-type="float" office:value="-62.1960487365723" calcext:value-type="float">
            <text:p>-62,1960487365723</text:p>
          </table:table-cell>
          <table:table-cell office:value-type="float" office:value="-62.1966247558594" calcext:value-type="float">
            <text:p>-62,1966247558594</text:p>
          </table:table-cell>
          <table:table-cell office:value-type="float" office:value="-62.179313659668" calcext:value-type="float">
            <text:p>-62,179313659668</text:p>
          </table:table-cell>
          <table:table-cell office:value-type="float" office:value="-62.184326171875" calcext:value-type="float">
            <text:p>-62,184326171875</text:p>
          </table:table-cell>
          <table:table-cell office:value-type="float" office:value="-62.194278717041" calcext:value-type="float">
            <text:p>-62,194278717041</text:p>
          </table:table-cell>
          <table:table-cell office:value-type="float" office:value="-62.1954727172852" calcext:value-type="float">
            <text:p>-62,1954727172852</text:p>
          </table:table-cell>
          <table:table-cell office:value-type="float" office:value="-62.1849021911621" calcext:value-type="float">
            <text:p>-62,1849021911621</text:p>
          </table:table-cell>
          <table:table-cell office:value-type="float" office:value="-62.2074584960938" calcext:value-type="float">
            <text:p>-62,2074584960938</text:p>
          </table:table-cell>
          <table:table-cell office:value-type="float" office:value="-62.2020988464356" calcext:value-type="float">
            <text:p>-62,2020988464356</text:p>
          </table:table-cell>
          <table:table-cell office:value-type="float" office:value="-62.2056846618652" calcext:value-type="float">
            <text:p>-62,2056846618652</text:p>
          </table:table-cell>
          <table:table-cell office:value-type="float" office:value="-62.2071266174316" calcext:value-type="float">
            <text:p>-62,2071266174316</text:p>
          </table:table-cell>
          <table:table-cell office:value-type="float" office:value="-62.196460723877" calcext:value-type="float">
            <text:p>-62,196460723877</text:p>
          </table:table-cell>
          <table:table-cell office:value-type="float" office:value="-62.2117462158203" calcext:value-type="float">
            <text:p>-62,2117462158203</text:p>
          </table:table-cell>
          <table:table-cell office:value-type="float" office:value="-62.1965408325195" calcext:value-type="float">
            <text:p>-62,1965408325195</text:p>
          </table:table-cell>
          <table:table-cell office:value-type="float" office:value="-62.1903686523438" calcext:value-type="float">
            <text:p>-62,1903686523438</text:p>
          </table:table-cell>
          <table:table-cell office:value-type="float" office:value="-62.2063865661621" calcext:value-type="float">
            <text:p>-62,2063865661621</text:p>
          </table:table-cell>
          <table:table-cell office:value-type="float" office:value="-62.2202377319336" calcext:value-type="float">
            <text:p>-62,2202377319336</text:p>
          </table:table-cell>
          <table:table-cell office:value-type="float" office:value="-62.2077026367188" calcext:value-type="float">
            <text:p>-62,2077026367188</text:p>
          </table:table-cell>
          <table:table-cell office:value-type="float" office:value="-62.2126121520996" calcext:value-type="float">
            <text:p>-62,2126121520996</text:p>
          </table:table-cell>
          <table:table-cell office:value-type="float" office:value="-62.1891822814941" calcext:value-type="float">
            <text:p>-62,1891822814941</text:p>
          </table:table-cell>
          <table:table-cell office:value-type="float" office:value="-62.2032127380371" calcext:value-type="float">
            <text:p>-62,2032127380371</text:p>
          </table:table-cell>
          <table:table-cell office:value-type="float" office:value="-62.2059707641602" calcext:value-type="float">
            <text:p>-62,2059707641602</text:p>
          </table:table-cell>
          <table:table-cell office:value-type="float" office:value="-62.2099304199219" calcext:value-type="float">
            <text:p>-62,2099304199219</text:p>
          </table:table-cell>
          <table:table-cell office:value-type="float" office:value="-62.1923027038574" calcext:value-type="float">
            <text:p>-62,1923027038574</text:p>
          </table:table-cell>
          <table:table-cell office:value-type="float" office:value="-62.2243690490723" calcext:value-type="float">
            <text:p>-62,2243690490723</text:p>
          </table:table-cell>
          <table:table-cell office:value-type="float" office:value="-62.1907844543457" calcext:value-type="float">
            <text:p>-62,1907844543457</text:p>
          </table:table-cell>
          <table:table-cell office:value-type="float" office:value="-62.2113723754883" calcext:value-type="float">
            <text:p>-62,2113723754883</text:p>
          </table:table-cell>
          <table:table-cell office:value-type="float" office:value="-62.197322845459" calcext:value-type="float">
            <text:p>-62,197322845459</text:p>
          </table:table-cell>
          <table:table-cell office:value-type="float" office:value="-62.2050285339356" calcext:value-type="float">
            <text:p>-62,2050285339356</text:p>
          </table:table-cell>
          <table:table-cell office:value-type="float" office:value="-62.2035026550293" calcext:value-type="float">
            <text:p>-62,2035026550293</text:p>
          </table:table-cell>
          <table:table-cell office:value-type="float" office:value="-62.1976547241211" calcext:value-type="float">
            <text:p>-62,1976547241211</text:p>
          </table:table-cell>
          <table:table-cell office:value-type="float" office:value="-62.2095184326172" calcext:value-type="float">
            <text:p>-62,2095184326172</text:p>
          </table:table-cell>
          <table:table-cell office:value-type="float" office:value="-62.2174758911133" calcext:value-type="float">
            <text:p>-62,2174758911133</text:p>
          </table:table-cell>
          <table:table-cell office:value-type="float" office:value="-62.1995048522949" calcext:value-type="float">
            <text:p>-62,1995048522949</text:p>
          </table:table-cell>
          <table:table-cell office:value-type="float" office:value="-62.2013969421387" calcext:value-type="float">
            <text:p>-62,2013969421387</text:p>
          </table:table-cell>
          <table:table-cell office:value-type="float" office:value="-62.2002067565918" calcext:value-type="float">
            <text:p>-62,2002067565918</text:p>
          </table:table-cell>
          <table:table-cell office:value-type="float" office:value="-62.2209854125977" calcext:value-type="float">
            <text:p>-62,2209854125977</text:p>
          </table:table-cell>
          <table:table-cell office:value-type="float" office:value="-62.2197875976563" calcext:value-type="float">
            <text:p>-62,2197875976563</text:p>
          </table:table-cell>
          <table:table-cell office:value-type="float" office:value="-62.1879425048828" calcext:value-type="float">
            <text:p>-62,1879425048828</text:p>
          </table:table-cell>
          <table:table-cell office:value-type="float" office:value="-62.1877822875977" calcext:value-type="float">
            <text:p>-62,1877822875977</text:p>
          </table:table-cell>
          <table:table-cell office:value-type="float" office:value="-62.1956367492676" calcext:value-type="float">
            <text:p>-62,1956367492676</text:p>
          </table:table-cell>
          <table:table-cell office:value-type="float" office:value="-62.197078704834" calcext:value-type="float">
            <text:p>-62,197078704834</text:p>
          </table:table-cell>
          <table:table-cell office:value-type="float" office:value="-62.1852340698242" calcext:value-type="float">
            <text:p>-62,1852340698242</text:p>
          </table:table-cell>
          <table:table-cell office:value-type="float" office:value="-62.1795997619629" calcext:value-type="float">
            <text:p>-62,1795997619629</text:p>
          </table:table-cell>
          <table:table-cell office:value-type="float" office:value="-62.1734848022461" calcext:value-type="float">
            <text:p>-62,1734848022461</text:p>
          </table:table-cell>
          <table:table-cell office:value-type="float" office:value="-62.2118644714356" calcext:value-type="float">
            <text:p>-62,2118644714356</text:p>
          </table:table-cell>
          <table:table-cell office:value-type="float" office:value="-62.2183418273926" calcext:value-type="float">
            <text:p>-62,2183418273926</text:p>
          </table:table-cell>
          <table:table-cell office:value-type="float" office:value="-62.1990966796875" calcext:value-type="float">
            <text:p>-62,1990966796875</text:p>
          </table:table-cell>
          <table:table-cell office:value-type="float" office:value="-62.1974906921387" calcext:value-type="float">
            <text:p>-62,1974906921387</text:p>
          </table:table-cell>
          <table:table-cell office:value-type="float" office:value="-62.1694602966309" calcext:value-type="float">
            <text:p>-62,1694602966309</text:p>
          </table:table-cell>
          <table:table-cell office:value-type="float" office:value="-62.185848236084" calcext:value-type="float">
            <text:p>-62,185848236084</text:p>
          </table:table-cell>
          <table:table-cell office:value-type="float" office:value="-62.1967887878418" calcext:value-type="float">
            <text:p>-62,1967887878418</text:p>
          </table:table-cell>
          <table:table-cell office:value-type="float" office:value="-62.2031288146973" calcext:value-type="float">
            <text:p>-62,2031288146973</text:p>
          </table:table-cell>
          <table:table-cell office:value-type="float" office:value="-62.2249488830566" calcext:value-type="float">
            <text:p>-62,2249488830566</text:p>
          </table:table-cell>
          <table:table-cell office:value-type="float" office:value="-62.2000045776367" calcext:value-type="float">
            <text:p>-62,2000045776367</text:p>
          </table:table-cell>
          <table:table-cell office:value-type="float" office:value="-62.2081565856934" calcext:value-type="float">
            <text:p>-62,2081565856934</text:p>
          </table:table-cell>
          <table:table-cell office:value-type="float" office:value="-62.2008247375488" calcext:value-type="float">
            <text:p>-62,2008247375488</text:p>
          </table:table-cell>
          <table:table-cell office:value-type="float" office:value="-62.2123603820801" calcext:value-type="float">
            <text:p>-62,2123603820801</text:p>
          </table:table-cell>
          <table:table-cell office:value-type="float" office:value="-62.1798095703125" calcext:value-type="float">
            <text:p>-62,1798095703125</text:p>
          </table:table-cell>
          <table:table-cell office:value-type="float" office:value="-62.1868362426758" calcext:value-type="float">
            <text:p>-62,1868362426758</text:p>
          </table:table-cell>
          <table:table-cell office:value-type="float" office:value="-62.1928787231445" calcext:value-type="float">
            <text:p>-62,1928787231445</text:p>
          </table:table-cell>
          <table:table-cell office:value-type="float" office:value="-62.1993408203125" calcext:value-type="float">
            <text:p>-62,1993408203125</text:p>
          </table:table-cell>
          <table:table-cell office:value-type="float" office:value="-62.1956787109375" calcext:value-type="float">
            <text:p>-62,1956787109375</text:p>
          </table:table-cell>
          <table:table-cell office:value-type="float" office:value="-62.2263526916504" calcext:value-type="float">
            <text:p>-62,2263526916504</text:p>
          </table:table-cell>
          <table:table-cell office:value-type="float" office:value="-62.1928367614746" calcext:value-type="float">
            <text:p>-62,1928367614746</text:p>
          </table:table-cell>
          <table:table-cell office:value-type="float" office:value="-62.1890983581543" calcext:value-type="float">
            <text:p>-62,1890983581543</text:p>
          </table:table-cell>
          <table:table-cell office:value-type="float" office:value="-62.1925506591797" calcext:value-type="float">
            <text:p>-62,1925506591797</text:p>
          </table:table-cell>
          <table:table-cell office:value-type="float" office:value="-62.2084426879883" calcext:value-type="float">
            <text:p>-62,2084426879883</text:p>
          </table:table-cell>
          <table:table-cell office:value-type="float" office:value="-62.215950012207" calcext:value-type="float">
            <text:p>-62,215950012207</text:p>
          </table:table-cell>
          <table:table-cell office:value-type="float" office:value="-62.2026786804199" calcext:value-type="float">
            <text:p>-62,2026786804199</text:p>
          </table:table-cell>
          <table:table-cell office:value-type="float" office:value="-62.2067947387695" calcext:value-type="float">
            <text:p>-62,2067947387695</text:p>
          </table:table-cell>
          <table:table-cell office:value-type="float" office:value="-62.23486328125" calcext:value-type="float">
            <text:p>-62,23486328125</text:p>
          </table:table-cell>
          <table:table-cell office:value-type="float" office:value="-62.2039527893066" calcext:value-type="float">
            <text:p>-62,2039527893066</text:p>
          </table:table-cell>
          <table:table-cell office:value-type="float" office:value="-62.2018966674805" calcext:value-type="float">
            <text:p>-62,2018966674805</text:p>
          </table:table-cell>
          <table:table-cell office:value-type="float" office:value="-62.203254699707" calcext:value-type="float">
            <text:p>-62,203254699707</text:p>
          </table:table-cell>
          <table:table-cell office:value-type="float" office:value="-62.2166938781738" calcext:value-type="float">
            <text:p>-62,2166938781738</text:p>
          </table:table-cell>
          <table:table-cell office:value-type="float" office:value="-62.2180938720703" calcext:value-type="float">
            <text:p>-62,2180938720703</text:p>
          </table:table-cell>
          <table:table-cell office:value-type="float" office:value="-62.2175178527832" calcext:value-type="float">
            <text:p>-62,2175178527832</text:p>
          </table:table-cell>
          <table:table-cell office:value-type="float" office:value="-62.1929626464844" calcext:value-type="float">
            <text:p>-62,1929626464844</text:p>
          </table:table-cell>
          <table:table-cell office:value-type="float" office:value="-62.2001647949219" calcext:value-type="float">
            <text:p>-62,2001647949219</text:p>
          </table:table-cell>
          <table:table-cell office:value-type="float" office:value="-62.1865463256836" calcext:value-type="float">
            <text:p>-62,1865463256836</text:p>
          </table:table-cell>
          <table:table-cell office:value-type="float" office:value="-62.2006568908691" calcext:value-type="float">
            <text:p>-62,2006568908691</text:p>
          </table:table-cell>
          <table:table-cell office:value-type="float" office:value="-62.1962547302246" calcext:value-type="float">
            <text:p>-62,1962547302246</text:p>
          </table:table-cell>
          <table:table-cell office:value-type="float" office:value="-62.2089424133301" calcext:value-type="float">
            <text:p>-62,2089424133301</text:p>
          </table:table-cell>
          <table:table-cell office:value-type="float" office:value="-62.1865463256836" calcext:value-type="float">
            <text:p>-62,1865463256836</text:p>
          </table:table-cell>
          <table:table-cell office:value-type="float" office:value="-62.205436706543" calcext:value-type="float">
            <text:p>-62,205436706543</text:p>
          </table:table-cell>
          <table:table-cell office:value-type="float" office:value="-62.20263671875" calcext:value-type="float">
            <text:p>-62,20263671875</text:p>
          </table:table-cell>
          <table:table-cell office:value-type="float" office:value="-62.2042045593262" calcext:value-type="float">
            <text:p>-62,2042045593262</text:p>
          </table:table-cell>
          <table:table-cell office:value-type="float" office:value="-62.1923446655273" calcext:value-type="float">
            <text:p>-62,1923446655273</text:p>
          </table:table-cell>
          <table:table-cell office:value-type="float" office:value="-62.2028846740723" calcext:value-type="float">
            <text:p>-62,2028846740723</text:p>
          </table:table-cell>
          <table:table-cell office:value-type="float" office:value="-62.1990966796875" calcext:value-type="float">
            <text:p>-62,1990966796875</text:p>
          </table:table-cell>
          <table:table-cell office:value-type="float" office:value="-62.2122383117676" calcext:value-type="float">
            <text:p>-62,2122383117676</text:p>
          </table:table-cell>
          <table:table-cell office:value-type="float" office:value="-62.2200736999512" calcext:value-type="float">
            <text:p>-62,2200736999512</text:p>
          </table:table-cell>
          <table:table-cell office:value-type="float" office:value="-62.2128562927246" calcext:value-type="float">
            <text:p>-62,2128562927246</text:p>
          </table:table-cell>
          <table:table-cell office:value-type="float" office:value="-62.2035865783691" calcext:value-type="float">
            <text:p>-62,2035865783691</text:p>
          </table:table-cell>
          <table:table-cell office:value-type="float" office:value="-62.1956367492676" calcext:value-type="float">
            <text:p>-62,1956367492676</text:p>
          </table:table-cell>
          <table:table-cell office:value-type="float" office:value="-62.1935806274414" calcext:value-type="float">
            <text:p>-62,1935806274414</text:p>
          </table:table-cell>
          <table:table-cell office:value-type="float" office:value="-62.2037467956543" calcext:value-type="float">
            <text:p>-62,2037467956543</text:p>
          </table:table-cell>
          <table:table-cell office:value-type="float" office:value="-62.2104644775391" calcext:value-type="float">
            <text:p>-62,2104644775391</text:p>
          </table:table-cell>
          <table:table-cell office:value-type="float" office:value="-62.2001647949219" calcext:value-type="float">
            <text:p>-62,2001647949219</text:p>
          </table:table-cell>
          <table:table-cell office:value-type="float" office:value="-62.2093086242676" calcext:value-type="float">
            <text:p>-62,2093086242676</text:p>
          </table:table-cell>
          <table:table-cell office:value-type="float" office:value="-62.2118644714356" calcext:value-type="float">
            <text:p>-62,2118644714356</text:p>
          </table:table-cell>
          <table:table-cell office:value-type="float" office:value="-62.2075004577637" calcext:value-type="float">
            <text:p>-62,2075004577637</text:p>
          </table:table-cell>
          <table:table-cell office:value-type="float" office:value="-62.1971206665039" calcext:value-type="float">
            <text:p>-62,1971206665039</text:p>
          </table:table-cell>
          <table:table-cell office:value-type="float" office:value="-62.2009468078613" calcext:value-type="float">
            <text:p>-62,2009468078613</text:p>
          </table:table-cell>
          <table:table-cell office:value-type="float" office:value="-62.2122383117676" calcext:value-type="float">
            <text:p>-62,2122383117676</text:p>
          </table:table-cell>
          <table:table-cell office:value-type="float" office:value="-62.19189453125" calcext:value-type="float">
            <text:p>-62,19189453125</text:p>
          </table:table-cell>
          <table:table-cell office:value-type="float" office:value="-62.1863403320313" calcext:value-type="float">
            <text:p>-62,1863403320313</text:p>
          </table:table-cell>
          <table:table-cell office:value-type="float" office:value="-62.2030868530273" calcext:value-type="float">
            <text:p>-62,2030868530273</text:p>
          </table:table-cell>
          <table:table-cell office:value-type="float" office:value="-62.2224311828613" calcext:value-type="float">
            <text:p>-62,2224311828613</text:p>
          </table:table-cell>
          <table:table-cell office:value-type="float" office:value="-62.1853523254395" calcext:value-type="float">
            <text:p>-62,1853523254395</text:p>
          </table:table-cell>
          <table:table-cell office:value-type="float" office:value="-62.1927947998047" calcext:value-type="float">
            <text:p>-62,1927947998047</text:p>
          </table:table-cell>
          <table:table-cell office:value-type="float" office:value="-62.2042045593262" calcext:value-type="float">
            <text:p>-62,2042045593262</text:p>
          </table:table-cell>
          <table:table-cell office:value-type="float" office:value="-62.2102584838867" calcext:value-type="float">
            <text:p>-62,2102584838867</text:p>
          </table:table-cell>
          <table:table-cell office:value-type="float" office:value="-62.2234191894531" calcext:value-type="float">
            <text:p>-62,2234191894531</text:p>
          </table:table-cell>
          <table:table-cell office:value-type="float" office:value="-62.2013969421387" calcext:value-type="float">
            <text:p>-62,2013969421387</text:p>
          </table:table-cell>
          <table:table-cell office:value-type="float" office:value="-62.2089004516602" calcext:value-type="float">
            <text:p>-62,2089004516602</text:p>
          </table:table-cell>
          <table:table-cell office:value-type="float" office:value="-62.2023887634277" calcext:value-type="float">
            <text:p>-62,2023887634277</text:p>
          </table:table-cell>
          <table:table-cell office:value-type="float" office:value="-62.1906585693359" calcext:value-type="float">
            <text:p>-62,1906585693359</text:p>
          </table:table-cell>
          <table:table-cell office:value-type="float" office:value="-62.2100524902344" calcext:value-type="float">
            <text:p>-62,2100524902344</text:p>
          </table:table-cell>
          <table:table-cell office:value-type="float" office:value="-62.199462890625" calcext:value-type="float">
            <text:p>-62,199462890625</text:p>
          </table:table-cell>
          <table:table-cell office:value-type="float" office:value="-62.1899604797363" calcext:value-type="float">
            <text:p>-62,1899604797363</text:p>
          </table:table-cell>
          <table:table-cell office:value-type="float" office:value="-62.1917266845703" calcext:value-type="float">
            <text:p>-62,1917266845703</text:p>
          </table:table-cell>
          <table:table-cell office:value-type="float" office:value="-62.199462890625" calcext:value-type="float">
            <text:p>-62,199462890625</text:p>
          </table:table-cell>
          <table:table-cell office:value-type="float" office:value="-62.1991806030273" calcext:value-type="float">
            <text:p>-62,1991806030273</text:p>
          </table:table-cell>
          <table:table-cell office:value-type="float" office:value="-62.1894264221191" calcext:value-type="float">
            <text:p>-62,1894264221191</text:p>
          </table:table-cell>
          <table:table-cell office:value-type="float" office:value="-62.1937866210938" calcext:value-type="float">
            <text:p>-62,1937866210938</text:p>
          </table:table-cell>
          <table:table-cell office:value-type="float" office:value="-62.1966247558594" calcext:value-type="float">
            <text:p>-62,1966247558594</text:p>
          </table:table-cell>
          <table:table-cell office:value-type="float" office:value="-62.203254699707" calcext:value-type="float">
            <text:p>-62,203254699707</text:p>
          </table:table-cell>
          <table:table-cell office:value-type="float" office:value="-62.1982727050781" calcext:value-type="float">
            <text:p>-62,1982727050781</text:p>
          </table:table-cell>
          <table:table-cell office:value-type="float" office:value="-62.2164878845215" calcext:value-type="float">
            <text:p>-62,2164878845215</text:p>
          </table:table-cell>
          <table:table-cell office:value-type="float" office:value="-62.1929626464844" calcext:value-type="float">
            <text:p>-62,1929626464844</text:p>
          </table:table-cell>
          <table:table-cell office:value-type="float" office:value="-62.2107963562012" calcext:value-type="float">
            <text:p>-62,2107963562012</text:p>
          </table:table-cell>
          <table:table-cell office:value-type="float" office:value="-62.1917266845703" calcext:value-type="float">
            <text:p>-62,1917266845703</text:p>
          </table:table-cell>
          <table:table-cell office:value-type="float" office:value="-62.1877822875977" calcext:value-type="float">
            <text:p>-62,1877822875977</text:p>
          </table:table-cell>
          <table:table-cell office:value-type="float" office:value="-62.2016868591309" calcext:value-type="float">
            <text:p>-62,2016868591309</text:p>
          </table:table-cell>
          <table:table-cell office:value-type="float" office:value="-62.1955528259277" calcext:value-type="float">
            <text:p>-62,1955528259277</text:p>
          </table:table-cell>
          <table:table-cell office:value-type="float" office:value="-62.203296661377" calcext:value-type="float">
            <text:p>-62,203296661377</text:p>
          </table:table-cell>
          <table:table-cell office:value-type="float" office:value="-62.1871643066406" calcext:value-type="float">
            <text:p>-62,1871643066406</text:p>
          </table:table-cell>
          <table:table-cell office:value-type="float" office:value="-62.1907424926758" calcext:value-type="float">
            <text:p>-62,1907424926758</text:p>
          </table:table-cell>
          <table:table-cell office:value-type="float" office:value="-62.1894645690918" calcext:value-type="float">
            <text:p>-62,1894645690918</text:p>
          </table:table-cell>
          <table:table-cell office:value-type="float" office:value="-62.1853523254395" calcext:value-type="float">
            <text:p>-62,1853523254395</text:p>
          </table:table-cell>
          <table:table-cell office:value-type="float" office:value="-62.1761512756348" calcext:value-type="float">
            <text:p>-62,1761512756348</text:p>
          </table:table-cell>
          <table:table-cell office:value-type="float" office:value="-62.1831741333008" calcext:value-type="float">
            <text:p>-62,1831741333008</text:p>
          </table:table-cell>
          <table:table-cell office:value-type="float" office:value="-62.2143020629883" calcext:value-type="float">
            <text:p>-62,2143020629883</text:p>
          </table:table-cell>
          <table:table-cell office:value-type="float" office:value="-62.1965408325195" calcext:value-type="float">
            <text:p>-62,1965408325195</text:p>
          </table:table-cell>
          <table:table-cell office:value-type="float" office:value="-62.2097663879395" calcext:value-type="float">
            <text:p>-62,2097663879395</text:p>
          </table:table-cell>
          <table:table-cell office:value-type="float" office:value="-62.1893424987793" calcext:value-type="float">
            <text:p>-62,1893424987793</text:p>
          </table:table-cell>
          <table:table-cell office:value-type="float" office:value="-62.203254699707" calcext:value-type="float">
            <text:p>-62,203254699707</text:p>
          </table:table-cell>
          <table:table-cell office:value-type="float" office:value="-62.1768913269043" calcext:value-type="float">
            <text:p>-62,1768913269043</text:p>
          </table:table-cell>
          <table:table-cell office:value-type="float" office:value="-62.1895904541016" calcext:value-type="float">
            <text:p>-62,1895904541016</text:p>
          </table:table-cell>
          <table:table-cell office:value-type="float" office:value="-62.1928787231445" calcext:value-type="float">
            <text:p>-62,1928787231445</text:p>
          </table:table-cell>
          <table:table-cell office:value-type="float" office:value="-62.2128562927246" calcext:value-type="float">
            <text:p>-62,2128562927246</text:p>
          </table:table-cell>
          <table:table-cell office:value-type="float" office:value="-62.1939506530762" calcext:value-type="float">
            <text:p>-62,1939506530762</text:p>
          </table:table-cell>
          <table:table-cell office:value-type="float" office:value="-62.1867942810059" calcext:value-type="float">
            <text:p>-62,1867942810059</text:p>
          </table:table-cell>
          <table:table-cell office:value-type="float" office:value="-62.1897964477539" calcext:value-type="float">
            <text:p>-62,1897964477539</text:p>
          </table:table-cell>
          <table:table-cell office:value-type="float" office:value="-62.1952629089356" calcext:value-type="float">
            <text:p>-62,1952629089356</text:p>
          </table:table-cell>
          <table:table-cell office:value-type="float" office:value="-62.1940307617188" calcext:value-type="float">
            <text:p>-62,1940307617188</text:p>
          </table:table-cell>
          <table:table-cell office:value-type="float" office:value="-62.1854782104492" calcext:value-type="float">
            <text:p>-62,1854782104492</text:p>
          </table:table-cell>
          <table:table-cell office:value-type="float" office:value="-62.18798828125" calcext:value-type="float">
            <text:p>-62,18798828125</text:p>
          </table:table-cell>
          <table:table-cell office:value-type="float" office:value="-62.1997528076172" calcext:value-type="float">
            <text:p>-62,1997528076172</text:p>
          </table:table-cell>
          <table:table-cell office:value-type="float" office:value="-62.1872482299805" calcext:value-type="float">
            <text:p>-62,1872482299805</text:p>
          </table:table-cell>
          <table:table-cell office:value-type="float" office:value="-62.1932945251465" calcext:value-type="float">
            <text:p>-62,1932945251465</text:p>
          </table:table-cell>
          <table:table-cell office:value-type="float" office:value="-62.1868362426758" calcext:value-type="float">
            <text:p>-62,1868362426758</text:p>
          </table:table-cell>
          <table:table-cell office:value-type="float" office:value="-62.1965408325195" calcext:value-type="float">
            <text:p>-62,1965408325195</text:p>
          </table:table-cell>
          <table:table-cell office:value-type="float" office:value="-62.2091903686523" calcext:value-type="float">
            <text:p>-62,2091903686523</text:p>
          </table:table-cell>
          <table:table-cell office:value-type="float" office:value="-62.1886825561523" calcext:value-type="float">
            <text:p>-62,1886825561523</text:p>
          </table:table-cell>
          <table:table-cell office:value-type="float" office:value="-62.1839561462402" calcext:value-type="float">
            <text:p>-62,1839561462402</text:p>
          </table:table-cell>
          <table:table-cell office:value-type="float" office:value="-62.2071685791016" calcext:value-type="float">
            <text:p>-62,2071685791016</text:p>
          </table:table-cell>
          <table:table-cell office:value-type="float" office:value="-62.1789894104004" calcext:value-type="float">
            <text:p>-62,1789894104004</text:p>
          </table:table-cell>
        </table:table-row>
        <table:table-row table:style-name="ro1">
          <table:table-cell office:value-type="float" office:value="-62.2094345092773" calcext:value-type="float">
            <text:p>-62,2094345092773</text:p>
          </table:table-cell>
          <table:table-cell office:value-type="float" office:value="-62.2049026489258" calcext:value-type="float">
            <text:p>-62,2049026489258</text:p>
          </table:table-cell>
          <table:table-cell office:value-type="float" office:value="-62.1937026977539" calcext:value-type="float">
            <text:p>-62,1937026977539</text:p>
          </table:table-cell>
          <table:table-cell office:value-type="float" office:value="-62.2145919799805" calcext:value-type="float">
            <text:p>-62,2145919799805</text:p>
          </table:table-cell>
          <table:table-cell office:value-type="float" office:value="-62.2014427185059" calcext:value-type="float">
            <text:p>-62,2014427185059</text:p>
          </table:table-cell>
          <table:table-cell office:value-type="float" office:value="-62.2044868469238" calcext:value-type="float">
            <text:p>-62,2044868469238</text:p>
          </table:table-cell>
          <table:table-cell office:value-type="float" office:value="-62.2166519165039" calcext:value-type="float">
            <text:p>-62,2166519165039</text:p>
          </table:table-cell>
          <table:table-cell office:value-type="float" office:value="-62.2046966552734" calcext:value-type="float">
            <text:p>-62,2046966552734</text:p>
          </table:table-cell>
          <table:table-cell office:value-type="float" office:value="-62.1922607421875" calcext:value-type="float">
            <text:p>-62,1922607421875</text:p>
          </table:table-cell>
          <table:table-cell office:value-type="float" office:value="-62.1984367370606" calcext:value-type="float">
            <text:p>-62,1984367370606</text:p>
          </table:table-cell>
          <table:table-cell office:value-type="float" office:value="-62.2023048400879" calcext:value-type="float">
            <text:p>-62,2023048400879</text:p>
          </table:table-cell>
          <table:table-cell office:value-type="float" office:value="-62.1971206665039" calcext:value-type="float">
            <text:p>-62,1971206665039</text:p>
          </table:table-cell>
          <table:table-cell office:value-type="float" office:value="-62.196704864502" calcext:value-type="float">
            <text:p>-62,196704864502</text:p>
          </table:table-cell>
          <table:table-cell office:value-type="float" office:value="-62.2097244262695" calcext:value-type="float">
            <text:p>-62,2097244262695</text:p>
          </table:table-cell>
          <table:table-cell office:value-type="float" office:value="-62.1865463256836" calcext:value-type="float">
            <text:p>-62,1865463256836</text:p>
          </table:table-cell>
          <table:table-cell office:value-type="float" office:value="-62.2097663879395" calcext:value-type="float">
            <text:p>-62,2097663879395</text:p>
          </table:table-cell>
          <table:table-cell office:value-type="float" office:value="-62.183464050293" calcext:value-type="float">
            <text:p>-62,183464050293</text:p>
          </table:table-cell>
          <table:table-cell office:value-type="float" office:value="-62.1957206726074" calcext:value-type="float">
            <text:p>-62,1957206726074</text:p>
          </table:table-cell>
          <table:table-cell office:value-type="float" office:value="-62.2066764831543" calcext:value-type="float">
            <text:p>-62,2066764831543</text:p>
          </table:table-cell>
          <table:table-cell office:value-type="float" office:value="-62.1805458068848" calcext:value-type="float">
            <text:p>-62,1805458068848</text:p>
          </table:table-cell>
          <table:table-cell office:value-type="float" office:value="-62.1960487365723" calcext:value-type="float">
            <text:p>-62,1960487365723</text:p>
          </table:table-cell>
          <table:table-cell office:value-type="float" office:value="-62.2010726928711" calcext:value-type="float">
            <text:p>-62,2010726928711</text:p>
          </table:table-cell>
          <table:table-cell office:value-type="float" office:value="-62.1962127685547" calcext:value-type="float">
            <text:p>-62,1962127685547</text:p>
          </table:table-cell>
          <table:table-cell office:value-type="float" office:value="-62.2099304199219" calcext:value-type="float">
            <text:p>-62,2099304199219</text:p>
          </table:table-cell>
          <table:table-cell office:value-type="float" office:value="-62.190616607666" calcext:value-type="float">
            <text:p>-62,190616607666</text:p>
          </table:table-cell>
          <table:table-cell office:value-type="float" office:value="-62.1987228393555" calcext:value-type="float">
            <text:p>-62,1987228393555</text:p>
          </table:table-cell>
          <table:table-cell office:value-type="float" office:value="-62.1907424926758" calcext:value-type="float">
            <text:p>-62,1907424926758</text:p>
          </table:table-cell>
          <table:table-cell office:value-type="float" office:value="-62.2003288269043" calcext:value-type="float">
            <text:p>-62,2003288269043</text:p>
          </table:table-cell>
          <table:table-cell office:value-type="float" office:value="-62.1898765563965" calcext:value-type="float">
            <text:p>-62,1898765563965</text:p>
          </table:table-cell>
          <table:table-cell office:value-type="float" office:value="-62.2025146484375" calcext:value-type="float">
            <text:p>-62,2025146484375</text:p>
          </table:table-cell>
          <table:table-cell office:value-type="float" office:value="-62.2074584960938" calcext:value-type="float">
            <text:p>-62,2074584960938</text:p>
          </table:table-cell>
          <table:table-cell office:value-type="float" office:value="-62.196704864502" calcext:value-type="float">
            <text:p>-62,196704864502</text:p>
          </table:table-cell>
          <table:table-cell office:value-type="float" office:value="-62.1980247497559" calcext:value-type="float">
            <text:p>-62,1980247497559</text:p>
          </table:table-cell>
          <table:table-cell office:value-type="float" office:value="-62.1938285827637" calcext:value-type="float">
            <text:p>-62,1938285827637</text:p>
          </table:table-cell>
          <table:table-cell office:value-type="float" office:value="-62.1948127746582" calcext:value-type="float">
            <text:p>-62,1948127746582</text:p>
          </table:table-cell>
          <table:table-cell office:value-type="float" office:value="-62.2023468017578" calcext:value-type="float">
            <text:p>-62,2023468017578</text:p>
          </table:table-cell>
          <table:table-cell office:value-type="float" office:value="-62.1897964477539" calcext:value-type="float">
            <text:p>-62,1897964477539</text:p>
          </table:table-cell>
          <table:table-cell office:value-type="float" office:value="-62.1825981140137" calcext:value-type="float">
            <text:p>-62,1825981140137</text:p>
          </table:table-cell>
          <table:table-cell office:value-type="float" office:value="-62.2013626098633" calcext:value-type="float">
            <text:p>-62,2013626098633</text:p>
          </table:table-cell>
          <table:table-cell office:value-type="float" office:value="-62.208366394043" calcext:value-type="float">
            <text:p>-62,208366394043</text:p>
          </table:table-cell>
          <table:table-cell office:value-type="float" office:value="-62.1890563964844" calcext:value-type="float">
            <text:p>-62,1890563964844</text:p>
          </table:table-cell>
          <table:table-cell office:value-type="float" office:value="-62.1763153076172" calcext:value-type="float">
            <text:p>-62,1763153076172</text:p>
          </table:table-cell>
          <table:table-cell office:value-type="float" office:value="-62.2030868530273" calcext:value-type="float">
            <text:p>-62,2030868530273</text:p>
          </table:table-cell>
          <table:table-cell office:value-type="float" office:value="-62.207332611084" calcext:value-type="float">
            <text:p>-62,207332611084</text:p>
          </table:table-cell>
          <table:table-cell office:value-type="float" office:value="-62.1999588012695" calcext:value-type="float">
            <text:p>-62,1999588012695</text:p>
          </table:table-cell>
          <table:table-cell office:value-type="float" office:value="-62.2214775085449" calcext:value-type="float">
            <text:p>-62,2214775085449</text:p>
          </table:table-cell>
          <table:table-cell office:value-type="float" office:value="-62.1932525634766" calcext:value-type="float">
            <text:p>-62,1932525634766</text:p>
          </table:table-cell>
          <table:table-cell office:value-type="float" office:value="-62.1941566467285" calcext:value-type="float">
            <text:p>-62,1941566467285</text:p>
          </table:table-cell>
          <table:table-cell office:value-type="float" office:value="-62.1878204345703" calcext:value-type="float">
            <text:p>-62,1878204345703</text:p>
          </table:table-cell>
          <table:table-cell office:value-type="float" office:value="-62.1956367492676" calcext:value-type="float">
            <text:p>-62,1956367492676</text:p>
          </table:table-cell>
          <table:table-cell office:value-type="float" office:value="-62.2074584960938" calcext:value-type="float">
            <text:p>-62,2074584960938</text:p>
          </table:table-cell>
          <table:table-cell office:value-type="float" office:value="-62.186710357666" calcext:value-type="float">
            <text:p>-62,186710357666</text:p>
          </table:table-cell>
          <table:table-cell office:value-type="float" office:value="-62.1828460693359" calcext:value-type="float">
            <text:p>-62,1828460693359</text:p>
          </table:table-cell>
          <table:table-cell office:value-type="float" office:value="-62.1844520568848" calcext:value-type="float">
            <text:p>-62,1844520568848</text:p>
          </table:table-cell>
          <table:table-cell office:value-type="float" office:value="-62.1928367614746" calcext:value-type="float">
            <text:p>-62,1928367614746</text:p>
          </table:table-cell>
          <table:table-cell office:value-type="float" office:value="-62.1987228393555" calcext:value-type="float">
            <text:p>-62,1987228393555</text:p>
          </table:table-cell>
          <table:table-cell office:value-type="float" office:value="-62.1865043640137" calcext:value-type="float">
            <text:p>-62,1865043640137</text:p>
          </table:table-cell>
          <table:table-cell office:value-type="float" office:value="-62.2105484008789" calcext:value-type="float">
            <text:p>-62,2105484008789</text:p>
          </table:table-cell>
          <table:table-cell office:value-type="float" office:value="-62.1841659545898" calcext:value-type="float">
            <text:p>-62,1841659545898</text:p>
          </table:table-cell>
          <table:table-cell office:value-type="float" office:value="-62.2029647827148" calcext:value-type="float">
            <text:p>-62,2029647827148</text:p>
          </table:table-cell>
          <table:table-cell office:value-type="float" office:value="-62.2036247253418" calcext:value-type="float">
            <text:p>-62,2036247253418</text:p>
          </table:table-cell>
          <table:table-cell office:value-type="float" office:value="-62.1857681274414" calcext:value-type="float">
            <text:p>-62,1857681274414</text:p>
          </table:table-cell>
          <table:table-cell office:value-type="float" office:value="-62.1737327575684" calcext:value-type="float">
            <text:p>-62,1737327575684</text:p>
          </table:table-cell>
          <table:table-cell office:value-type="float" office:value="-62.184700012207" calcext:value-type="float">
            <text:p>-62,184700012207</text:p>
          </table:table-cell>
          <table:table-cell office:value-type="float" office:value="-62.2040367126465" calcext:value-type="float">
            <text:p>-62,2040367126465</text:p>
          </table:table-cell>
          <table:table-cell office:value-type="float" office:value="-62.1932106018066" calcext:value-type="float">
            <text:p>-62,1932106018066</text:p>
          </table:table-cell>
          <table:table-cell office:value-type="float" office:value="-62.1938285827637" calcext:value-type="float">
            <text:p>-62,1938285827637</text:p>
          </table:table-cell>
          <table:table-cell office:value-type="float" office:value="-62.1845321655273" calcext:value-type="float">
            <text:p>-62,1845321655273</text:p>
          </table:table-cell>
          <table:table-cell office:value-type="float" office:value="-62.179931640625" calcext:value-type="float">
            <text:p>-62,179931640625</text:p>
          </table:table-cell>
          <table:table-cell office:value-type="float" office:value="-62.1764831542969" calcext:value-type="float">
            <text:p>-62,1764831542969</text:p>
          </table:table-cell>
          <table:table-cell office:value-type="float" office:value="-62.198600769043" calcext:value-type="float">
            <text:p>-62,198600769043</text:p>
          </table:table-cell>
          <table:table-cell office:value-type="float" office:value="-62.2008628845215" calcext:value-type="float">
            <text:p>-62,2008628845215</text:p>
          </table:table-cell>
          <table:table-cell office:value-type="float" office:value="-62.210880279541" calcext:value-type="float">
            <text:p>-62,210880279541</text:p>
          </table:table-cell>
          <table:table-cell office:value-type="float" office:value="-62.2180099487305" calcext:value-type="float">
            <text:p>-62,2180099487305</text:p>
          </table:table-cell>
          <table:table-cell office:value-type="float" office:value="-62.1845321655273" calcext:value-type="float">
            <text:p>-62,1845321655273</text:p>
          </table:table-cell>
          <table:table-cell office:value-type="float" office:value="-62.1917266845703" calcext:value-type="float">
            <text:p>-62,1917266845703</text:p>
          </table:table-cell>
          <table:table-cell office:value-type="float" office:value="-62.1829719543457" calcext:value-type="float">
            <text:p>-62,1829719543457</text:p>
          </table:table-cell>
          <table:table-cell office:value-type="float" office:value="-62.203254699707" calcext:value-type="float">
            <text:p>-62,203254699707</text:p>
          </table:table-cell>
          <table:table-cell office:value-type="float" office:value="-62.1684341430664" calcext:value-type="float">
            <text:p>-62,1684341430664</text:p>
          </table:table-cell>
          <table:table-cell office:value-type="float" office:value="-62.190616607666" calcext:value-type="float">
            <text:p>-62,190616607666</text:p>
          </table:table-cell>
          <table:table-cell office:value-type="float" office:value="-62.203254699707" calcext:value-type="float">
            <text:p>-62,203254699707</text:p>
          </table:table-cell>
          <table:table-cell office:value-type="float" office:value="-62.1971626281738" calcext:value-type="float">
            <text:p>-62,1971626281738</text:p>
          </table:table-cell>
          <table:table-cell office:value-type="float" office:value="-62.1813278198242" calcext:value-type="float">
            <text:p>-62,1813278198242</text:p>
          </table:table-cell>
          <table:table-cell office:value-type="float" office:value="-62.2037048339844" calcext:value-type="float">
            <text:p>-62,2037048339844</text:p>
          </table:table-cell>
          <table:table-cell office:value-type="float" office:value="-62.1886825561523" calcext:value-type="float">
            <text:p>-62,1886825561523</text:p>
          </table:table-cell>
          <table:table-cell office:value-type="float" office:value="-62.20263671875" calcext:value-type="float">
            <text:p>-62,20263671875</text:p>
          </table:table-cell>
          <table:table-cell office:value-type="float" office:value="-62.2053527832031" calcext:value-type="float">
            <text:p>-62,2053527832031</text:p>
          </table:table-cell>
          <table:table-cell office:value-type="float" office:value="-62.2053947448731" calcext:value-type="float">
            <text:p>-62,2053947448731</text:p>
          </table:table-cell>
          <table:table-cell office:value-type="float" office:value="-62.1754531860352" calcext:value-type="float">
            <text:p>-62,1754531860352</text:p>
          </table:table-cell>
          <table:table-cell office:value-type="float" office:value="-62.1959648132324" calcext:value-type="float">
            <text:p>-62,1959648132324</text:p>
          </table:table-cell>
          <table:table-cell office:value-type="float" office:value="-62.1981048583984" calcext:value-type="float">
            <text:p>-62,1981048583984</text:p>
          </table:table-cell>
          <table:table-cell office:value-type="float" office:value="-62.2252349853516" calcext:value-type="float">
            <text:p>-62,2252349853516</text:p>
          </table:table-cell>
          <table:table-cell office:value-type="float" office:value="-62.1973648071289" calcext:value-type="float">
            <text:p>-62,1973648071289</text:p>
          </table:table-cell>
          <table:table-cell office:value-type="float" office:value="-62.1729888916016" calcext:value-type="float">
            <text:p>-62,1729888916016</text:p>
          </table:table-cell>
          <table:table-cell office:value-type="float" office:value="-62.1842422485352" calcext:value-type="float">
            <text:p>-62,1842422485352</text:p>
          </table:table-cell>
          <table:table-cell office:value-type="float" office:value="-62.1920166015625" calcext:value-type="float">
            <text:p>-62,1920166015625</text:p>
          </table:table-cell>
          <table:table-cell office:value-type="float" office:value="-62.2039527893066" calcext:value-type="float">
            <text:p>-62,2039527893066</text:p>
          </table:table-cell>
          <table:table-cell office:value-type="float" office:value="-62.2042846679688" calcext:value-type="float">
            <text:p>-62,2042846679688</text:p>
          </table:table-cell>
          <table:table-cell office:value-type="float" office:value="-62.1727447509766" calcext:value-type="float">
            <text:p>-62,1727447509766</text:p>
          </table:table-cell>
          <table:table-cell office:value-type="float" office:value="-62.215950012207" calcext:value-type="float">
            <text:p>-62,215950012207</text:p>
          </table:table-cell>
          <table:table-cell office:value-type="float" office:value="-62.1861381530762" calcext:value-type="float">
            <text:p>-62,1861381530762</text:p>
          </table:table-cell>
          <table:table-cell office:value-type="float" office:value="-62.1943206787109" calcext:value-type="float">
            <text:p>-62,1943206787109</text:p>
          </table:table-cell>
          <table:table-cell office:value-type="float" office:value="-62.1737327575684" calcext:value-type="float">
            <text:p>-62,1737327575684</text:p>
          </table:table-cell>
          <table:table-cell office:value-type="float" office:value="-62.1954307556152" calcext:value-type="float">
            <text:p>-62,1954307556152</text:p>
          </table:table-cell>
          <table:table-cell office:value-type="float" office:value="-62.1720886230469" calcext:value-type="float">
            <text:p>-62,1720886230469</text:p>
          </table:table-cell>
          <table:table-cell office:value-type="float" office:value="-62.1844902038574" calcext:value-type="float">
            <text:p>-62,1844902038574</text:p>
          </table:table-cell>
          <table:table-cell office:value-type="float" office:value="-62.1831741333008" calcext:value-type="float">
            <text:p>-62,1831741333008</text:p>
          </table:table-cell>
          <table:table-cell office:value-type="float" office:value="-62.1900825500488" calcext:value-type="float">
            <text:p>-62,1900825500488</text:p>
          </table:table-cell>
          <table:table-cell office:value-type="float" office:value="-62.1722526550293" calcext:value-type="float">
            <text:p>-62,1722526550293</text:p>
          </table:table-cell>
          <table:table-cell office:value-type="float" office:value="-62.2029228210449" calcext:value-type="float">
            <text:p>-62,2029228210449</text:p>
          </table:table-cell>
          <table:table-cell office:value-type="float" office:value="-62.1872863769531" calcext:value-type="float">
            <text:p>-62,1872863769531</text:p>
          </table:table-cell>
          <table:table-cell office:value-type="float" office:value="-62.1685180664063" calcext:value-type="float">
            <text:p>-62,1685180664063</text:p>
          </table:table-cell>
          <table:table-cell office:value-type="float" office:value="-62.183464050293" calcext:value-type="float">
            <text:p>-62,183464050293</text:p>
          </table:table-cell>
          <table:table-cell office:value-type="float" office:value="-62.193660736084" calcext:value-type="float">
            <text:p>-62,193660736084</text:p>
          </table:table-cell>
          <table:table-cell office:value-type="float" office:value="-62.1901664733887" calcext:value-type="float">
            <text:p>-62,1901664733887</text:p>
          </table:table-cell>
          <table:table-cell office:value-type="float" office:value="-62.1984367370606" calcext:value-type="float">
            <text:p>-62,1984367370606</text:p>
          </table:table-cell>
          <table:table-cell office:value-type="float" office:value="-62.1786575317383" calcext:value-type="float">
            <text:p>-62,1786575317383</text:p>
          </table:table-cell>
          <table:table-cell office:value-type="float" office:value="-62.1936187744141" calcext:value-type="float">
            <text:p>-62,1936187744141</text:p>
          </table:table-cell>
          <table:table-cell office:value-type="float" office:value="-62.1826400756836" calcext:value-type="float">
            <text:p>-62,1826400756836</text:p>
          </table:table-cell>
          <table:table-cell office:value-type="float" office:value="-62.171802520752" calcext:value-type="float">
            <text:p>-62,171802520752</text:p>
          </table:table-cell>
          <table:table-cell office:value-type="float" office:value="-62.1871643066406" calcext:value-type="float">
            <text:p>-62,1871643066406</text:p>
          </table:table-cell>
          <table:table-cell office:value-type="float" office:value="-62.1914405822754" calcext:value-type="float">
            <text:p>-62,1914405822754</text:p>
          </table:table-cell>
          <table:table-cell office:value-type="float" office:value="-62.1914787292481" calcext:value-type="float">
            <text:p>-62,1914787292481</text:p>
          </table:table-cell>
          <table:table-cell office:value-type="float" office:value="-62.1771774291992" calcext:value-type="float">
            <text:p>-62,1771774291992</text:p>
          </table:table-cell>
          <table:table-cell office:value-type="float" office:value="-62.1782875061035" calcext:value-type="float">
            <text:p>-62,1782875061035</text:p>
          </table:table-cell>
          <table:table-cell office:value-type="float" office:value="-62.1667938232422" calcext:value-type="float">
            <text:p>-62,1667938232422</text:p>
          </table:table-cell>
          <table:table-cell office:value-type="float" office:value="-62.1974906921387" calcext:value-type="float">
            <text:p>-62,1974906921387</text:p>
          </table:table-cell>
          <table:table-cell office:value-type="float" office:value="-62.1870384216309" calcext:value-type="float">
            <text:p>-62,1870384216309</text:p>
          </table:table-cell>
          <table:table-cell office:value-type="float" office:value="-62.1853523254395" calcext:value-type="float">
            <text:p>-62,1853523254395</text:p>
          </table:table-cell>
          <table:table-cell office:value-type="float" office:value="-62.1923027038574" calcext:value-type="float">
            <text:p>-62,1923027038574</text:p>
          </table:table-cell>
          <table:table-cell office:value-type="float" office:value="-62.1829299926758" calcext:value-type="float">
            <text:p>-62,1829299926758</text:p>
          </table:table-cell>
          <table:table-cell office:value-type="float" office:value="-62.1691360473633" calcext:value-type="float">
            <text:p>-62,1691360473633</text:p>
          </table:table-cell>
          <table:table-cell office:value-type="float" office:value="-62.1797676086426" calcext:value-type="float">
            <text:p>-62,1797676086426</text:p>
          </table:table-cell>
          <table:table-cell office:value-type="float" office:value="-62.1874504089356" calcext:value-type="float">
            <text:p>-62,1874504089356</text:p>
          </table:table-cell>
          <table:table-cell office:value-type="float" office:value="-62.1884803771973" calcext:value-type="float">
            <text:p>-62,1884803771973</text:p>
          </table:table-cell>
          <table:table-cell office:value-type="float" office:value="-62.1909484863281" calcext:value-type="float">
            <text:p>-62,1909484863281</text:p>
          </table:table-cell>
          <table:table-cell office:value-type="float" office:value="-62.1941947937012" calcext:value-type="float">
            <text:p>-62,1941947937012</text:p>
          </table:table-cell>
          <table:table-cell office:value-type="float" office:value="-62.1874961853027" calcext:value-type="float">
            <text:p>-62,1874961853027</text:p>
          </table:table-cell>
          <table:table-cell office:value-type="float" office:value="-62.1783294677734" calcext:value-type="float">
            <text:p>-62,1783294677734</text:p>
          </table:table-cell>
          <table:table-cell office:value-type="float" office:value="-62.1904945373535" calcext:value-type="float">
            <text:p>-62,1904945373535</text:p>
          </table:table-cell>
          <table:table-cell office:value-type="float" office:value="-62.1805877685547" calcext:value-type="float">
            <text:p>-62,1805877685547</text:p>
          </table:table-cell>
          <table:table-cell office:value-type="float" office:value="-62.1829299926758" calcext:value-type="float">
            <text:p>-62,1829299926758</text:p>
          </table:table-cell>
          <table:table-cell office:value-type="float" office:value="-62.177059173584" calcext:value-type="float">
            <text:p>-62,177059173584</text:p>
          </table:table-cell>
          <table:table-cell office:value-type="float" office:value="-62.1759071350098" calcext:value-type="float">
            <text:p>-62,1759071350098</text:p>
          </table:table-cell>
          <table:table-cell office:value-type="float" office:value="-62.1865882873535" calcext:value-type="float">
            <text:p>-62,1865882873535</text:p>
          </table:table-cell>
          <table:table-cell office:value-type="float" office:value="-62.1847381591797" calcext:value-type="float">
            <text:p>-62,1847381591797</text:p>
          </table:table-cell>
          <table:table-cell office:value-type="float" office:value="-62.1862182617188" calcext:value-type="float">
            <text:p>-62,1862182617188</text:p>
          </table:table-cell>
          <table:table-cell office:value-type="float" office:value="-62.1916847229004" calcext:value-type="float">
            <text:p>-62,1916847229004</text:p>
          </table:table-cell>
          <table:table-cell office:value-type="float" office:value="-62.1953468322754" calcext:value-type="float">
            <text:p>-62,1953468322754</text:p>
          </table:table-cell>
          <table:table-cell office:value-type="float" office:value="-62.1819877624512" calcext:value-type="float">
            <text:p>-62,1819877624512</text:p>
          </table:table-cell>
          <table:table-cell office:value-type="float" office:value="-62.18798828125" calcext:value-type="float">
            <text:p>-62,18798828125</text:p>
          </table:table-cell>
          <table:table-cell office:value-type="float" office:value="-62.1740608215332" calcext:value-type="float">
            <text:p>-62,1740608215332</text:p>
          </table:table-cell>
          <table:table-cell office:value-type="float" office:value="-62.1899185180664" calcext:value-type="float">
            <text:p>-62,1899185180664</text:p>
          </table:table-cell>
          <table:table-cell office:value-type="float" office:value="-62.2016487121582" calcext:value-type="float">
            <text:p>-62,2016487121582</text:p>
          </table:table-cell>
          <table:table-cell office:value-type="float" office:value="-62.1822319030762" calcext:value-type="float">
            <text:p>-62,1822319030762</text:p>
          </table:table-cell>
          <table:table-cell office:value-type="float" office:value="-62.1935386657715" calcext:value-type="float">
            <text:p>-62,1935386657715</text:p>
          </table:table-cell>
          <table:table-cell office:value-type="float" office:value="-62.1593742370606" calcext:value-type="float">
            <text:p>-62,1593742370606</text:p>
          </table:table-cell>
          <table:table-cell office:value-type="float" office:value="-62.1833000183106" calcext:value-type="float">
            <text:p>-62,1833000183106</text:p>
          </table:table-cell>
          <table:table-cell office:value-type="float" office:value="-62.1791076660156" calcext:value-type="float">
            <text:p>-62,1791076660156</text:p>
          </table:table-cell>
          <table:table-cell office:value-type="float" office:value="-62.1742630004883" calcext:value-type="float">
            <text:p>-62,1742630004883</text:p>
          </table:table-cell>
          <table:table-cell office:value-type="float" office:value="-62.1777114868164" calcext:value-type="float">
            <text:p>-62,1777114868164</text:p>
          </table:table-cell>
          <table:table-cell office:value-type="float" office:value="-62.1812438964844" calcext:value-type="float">
            <text:p>-62,1812438964844</text:p>
          </table:table-cell>
          <table:table-cell office:value-type="float" office:value="-62.1633911132813" calcext:value-type="float">
            <text:p>-62,1633911132813</text:p>
          </table:table-cell>
          <table:table-cell office:value-type="float" office:value="-62.1823120117188" calcext:value-type="float">
            <text:p>-62,1823120117188</text:p>
          </table:table-cell>
          <table:table-cell office:value-type="float" office:value="-62.1726226806641" calcext:value-type="float">
            <text:p>-62,1726226806641</text:p>
          </table:table-cell>
          <table:table-cell office:value-type="float" office:value="-62.1881904602051" calcext:value-type="float">
            <text:p>-62,1881904602051</text:p>
          </table:table-cell>
          <table:table-cell office:value-type="float" office:value="-62.1788635253906" calcext:value-type="float">
            <text:p>-62,1788635253906</text:p>
          </table:table-cell>
          <table:table-cell office:value-type="float" office:value="-62.1860961914063" calcext:value-type="float">
            <text:p>-62,1860961914063</text:p>
          </table:table-cell>
          <table:table-cell office:value-type="float" office:value="-62.1854362487793" calcext:value-type="float">
            <text:p>-62,1854362487793</text:p>
          </table:table-cell>
          <table:table-cell office:value-type="float" office:value="-62.1811637878418" calcext:value-type="float">
            <text:p>-62,1811637878418</text:p>
          </table:table-cell>
          <table:table-cell office:value-type="float" office:value="-62.1875724792481" calcext:value-type="float">
            <text:p>-62,1875724792481</text:p>
          </table:table-cell>
          <table:table-cell office:value-type="float" office:value="-62.1801338195801" calcext:value-type="float">
            <text:p>-62,1801338195801</text:p>
          </table:table-cell>
          <table:table-cell office:value-type="float" office:value="-62.1779594421387" calcext:value-type="float">
            <text:p>-62,1779594421387</text:p>
          </table:table-cell>
          <table:table-cell office:value-type="float" office:value="-62.1881065368652" calcext:value-type="float">
            <text:p>-62,1881065368652</text:p>
          </table:table-cell>
          <table:table-cell office:value-type="float" office:value="-62.1726226806641" calcext:value-type="float">
            <text:p>-62,1726226806641</text:p>
          </table:table-cell>
          <table:table-cell office:value-type="float" office:value="-62.1853523254395" calcext:value-type="float">
            <text:p>-62,1853523254395</text:p>
          </table:table-cell>
          <table:table-cell office:value-type="float" office:value="-62.1733589172363" calcext:value-type="float">
            <text:p>-62,1733589172363</text:p>
          </table:table-cell>
          <table:table-cell office:value-type="float" office:value="-62.1779594421387" calcext:value-type="float">
            <text:p>-62,1779594421387</text:p>
          </table:table-cell>
          <table:table-cell office:value-type="float" office:value="-62.184986114502" calcext:value-type="float">
            <text:p>-62,184986114502</text:p>
          </table:table-cell>
          <table:table-cell office:value-type="float" office:value="-62.181453704834" calcext:value-type="float">
            <text:p>-62,181453704834</text:p>
          </table:table-cell>
          <table:table-cell office:value-type="float" office:value="-62.1800537109375" calcext:value-type="float">
            <text:p>-62,1800537109375</text:p>
          </table:table-cell>
          <table:table-cell office:value-type="float" office:value="-62.1967468261719" calcext:value-type="float">
            <text:p>-62,1967468261719</text:p>
          </table:table-cell>
          <table:table-cell office:value-type="float" office:value="-62.1953048706055" calcext:value-type="float">
            <text:p>-62,1953048706055</text:p>
          </table:table-cell>
          <table:table-cell office:value-type="float" office:value="-62.175537109375" calcext:value-type="float">
            <text:p>-62,175537109375</text:p>
          </table:table-cell>
          <table:table-cell office:value-type="float" office:value="-62.188232421875" calcext:value-type="float">
            <text:p>-62,188232421875</text:p>
          </table:table-cell>
          <table:table-cell office:value-type="float" office:value="-62.1854782104492" calcext:value-type="float">
            <text:p>-62,1854782104492</text:p>
          </table:table-cell>
          <table:table-cell office:value-type="float" office:value="-62.1635131835938" calcext:value-type="float">
            <text:p>-62,1635131835938</text:p>
          </table:table-cell>
          <table:table-cell office:value-type="float" office:value="-62.1828079223633" calcext:value-type="float">
            <text:p>-62,1828079223633</text:p>
          </table:table-cell>
          <table:table-cell office:value-type="float" office:value="-62.1795997619629" calcext:value-type="float">
            <text:p>-62,1795997619629</text:p>
          </table:table-cell>
          <table:table-cell office:value-type="float" office:value="-62.1960067749023" calcext:value-type="float">
            <text:p>-62,1960067749023</text:p>
          </table:table-cell>
          <table:table-cell office:value-type="float" office:value="-62.1775932312012" calcext:value-type="float">
            <text:p>-62,1775932312012</text:p>
          </table:table-cell>
          <table:table-cell office:value-type="float" office:value="-62.1736907958984" calcext:value-type="float">
            <text:p>-62,1736907958984</text:p>
          </table:table-cell>
          <table:table-cell office:value-type="float" office:value="-62.1692543029785" calcext:value-type="float">
            <text:p>-62,1692543029785</text:p>
          </table:table-cell>
          <table:table-cell office:value-type="float" office:value="-62.1706924438477" calcext:value-type="float">
            <text:p>-62,1706924438477</text:p>
          </table:table-cell>
          <table:table-cell office:value-type="float" office:value="-62.1815299987793" calcext:value-type="float">
            <text:p>-62,1815299987793</text:p>
          </table:table-cell>
          <table:table-cell office:value-type="float" office:value="-62.176441192627" calcext:value-type="float">
            <text:p>-62,176441192627</text:p>
          </table:table-cell>
          <table:table-cell office:value-type="float" office:value="-62.1860961914063" calcext:value-type="float">
            <text:p>-62,1860961914063</text:p>
          </table:table-cell>
          <table:table-cell office:value-type="float" office:value="-62.1885223388672" calcext:value-type="float">
            <text:p>-62,1885223388672</text:p>
          </table:table-cell>
          <table:table-cell office:value-type="float" office:value="-62.1834220886231" calcext:value-type="float">
            <text:p>-62,1834220886231</text:p>
          </table:table-cell>
          <table:table-cell office:value-type="float" office:value="-62.1742210388184" calcext:value-type="float">
            <text:p>-62,1742210388184</text:p>
          </table:table-cell>
          <table:table-cell office:value-type="float" office:value="-62.1726226806641" calcext:value-type="float">
            <text:p>-62,1726226806641</text:p>
          </table:table-cell>
          <table:table-cell office:value-type="float" office:value="-62.1736068725586" calcext:value-type="float">
            <text:p>-62,1736068725586</text:p>
          </table:table-cell>
          <table:table-cell office:value-type="float" office:value="-62.1809577941895" calcext:value-type="float">
            <text:p>-62,1809577941895</text:p>
          </table:table-cell>
          <table:table-cell office:value-type="float" office:value="-62.1771354675293" calcext:value-type="float">
            <text:p>-62,1771354675293</text:p>
          </table:table-cell>
          <table:table-cell office:value-type="float" office:value="-62.1845741271973" calcext:value-type="float">
            <text:p>-62,1845741271973</text:p>
          </table:table-cell>
          <table:table-cell office:value-type="float" office:value="-62.1881904602051" calcext:value-type="float">
            <text:p>-62,1881904602051</text:p>
          </table:table-cell>
          <table:table-cell office:value-type="float" office:value="-62.1824378967285" calcext:value-type="float">
            <text:p>-62,1824378967285</text:p>
          </table:table-cell>
          <table:table-cell office:value-type="float" office:value="-62.2019386291504" calcext:value-type="float">
            <text:p>-62,2019386291504</text:p>
          </table:table-cell>
          <table:table-cell office:value-type="float" office:value="-62.1721305847168" calcext:value-type="float">
            <text:p>-62,1721305847168</text:p>
          </table:table-cell>
          <table:table-cell office:value-type="float" office:value="-62.1665916442871" calcext:value-type="float">
            <text:p>-62,1665916442871</text:p>
          </table:table-cell>
          <table:table-cell office:value-type="float" office:value="-62.1783294677734" calcext:value-type="float">
            <text:p>-62,1783294677734</text:p>
          </table:table-cell>
          <table:table-cell office:value-type="float" office:value="-62.1807098388672" calcext:value-type="float">
            <text:p>-62,1807098388672</text:p>
          </table:table-cell>
          <table:table-cell office:value-type="float" office:value="-62.1689682006836" calcext:value-type="float">
            <text:p>-62,1689682006836</text:p>
          </table:table-cell>
          <table:table-cell office:value-type="float" office:value="-62.1798477172852" calcext:value-type="float">
            <text:p>-62,1798477172852</text:p>
          </table:table-cell>
          <table:table-cell office:value-type="float" office:value="-62.1706085205078" calcext:value-type="float">
            <text:p>-62,1706085205078</text:p>
          </table:table-cell>
          <table:table-cell office:value-type="float" office:value="-62.1686820983887" calcext:value-type="float">
            <text:p>-62,1686820983887</text:p>
          </table:table-cell>
          <table:table-cell office:value-type="float" office:value="-62.1681480407715" calcext:value-type="float">
            <text:p>-62,1681480407715</text:p>
          </table:table-cell>
          <table:table-cell office:value-type="float" office:value="-62.165397644043" calcext:value-type="float">
            <text:p>-62,165397644043</text:p>
          </table:table-cell>
          <table:table-cell office:value-type="float" office:value="-62.1746292114258" calcext:value-type="float">
            <text:p>-62,1746292114258</text:p>
          </table:table-cell>
          <table:table-cell office:value-type="float" office:value="-62.2016487121582" calcext:value-type="float">
            <text:p>-62,2016487121582</text:p>
          </table:table-cell>
          <table:table-cell office:value-type="float" office:value="-62.1697463989258" calcext:value-type="float">
            <text:p>-62,1697463989258</text:p>
          </table:table-cell>
          <table:table-cell office:value-type="float" office:value="-62.1729507446289" calcext:value-type="float">
            <text:p>-62,1729507446289</text:p>
          </table:table-cell>
          <table:table-cell office:value-type="float" office:value="-62.171802520752" calcext:value-type="float">
            <text:p>-62,171802520752</text:p>
          </table:table-cell>
          <table:table-cell office:value-type="float" office:value="-62.1830139160156" calcext:value-type="float">
            <text:p>-62,1830139160156</text:p>
          </table:table-cell>
          <table:table-cell office:value-type="float" office:value="-62.1698722839356" calcext:value-type="float">
            <text:p>-62,1698722839356</text:p>
          </table:table-cell>
          <table:table-cell office:value-type="float" office:value="-62.183708190918" calcext:value-type="float">
            <text:p>-62,183708190918</text:p>
          </table:table-cell>
          <table:table-cell office:value-type="float" office:value="-62.1869583129883" calcext:value-type="float">
            <text:p>-62,1869583129883</text:p>
          </table:table-cell>
          <table:table-cell office:value-type="float" office:value="-62.1823959350586" calcext:value-type="float">
            <text:p>-62,1823959350586</text:p>
          </table:table-cell>
          <table:table-cell office:value-type="float" office:value="-62.161548614502" calcext:value-type="float">
            <text:p>-62,161548614502</text:p>
          </table:table-cell>
          <table:table-cell office:value-type="float" office:value="-62.1528205871582" calcext:value-type="float">
            <text:p>-62,1528205871582</text:p>
          </table:table-cell>
          <table:table-cell office:value-type="float" office:value="-62.1817779541016" calcext:value-type="float">
            <text:p>-62,1817779541016</text:p>
          </table:table-cell>
          <table:table-cell office:value-type="float" office:value="-62.1804237365723" calcext:value-type="float">
            <text:p>-62,1804237365723</text:p>
          </table:table-cell>
          <table:table-cell office:value-type="float" office:value="-62.1789474487305" calcext:value-type="float">
            <text:p>-62,1789474487305</text:p>
          </table:table-cell>
          <table:table-cell office:value-type="float" office:value="-62.1544990539551" calcext:value-type="float">
            <text:p>-62,1544990539551</text:p>
          </table:table-cell>
          <table:table-cell office:value-type="float" office:value="-62.168025970459" calcext:value-type="float">
            <text:p>-62,168025970459</text:p>
          </table:table-cell>
          <table:table-cell office:value-type="float" office:value="-62.1768074035645" calcext:value-type="float">
            <text:p>-62,1768074035645</text:p>
          </table:table-cell>
          <table:table-cell office:value-type="float" office:value="-62.1777954101563" calcext:value-type="float">
            <text:p>-62,1777954101563</text:p>
          </table:table-cell>
          <table:table-cell office:value-type="float" office:value="-62.1939086914063" calcext:value-type="float">
            <text:p>-62,1939086914063</text:p>
          </table:table-cell>
          <table:table-cell office:value-type="float" office:value="-62.1844100952148" calcext:value-type="float">
            <text:p>-62,1844100952148</text:p>
          </table:table-cell>
          <table:table-cell office:value-type="float" office:value="-62.1643333435059" calcext:value-type="float">
            <text:p>-62,1643333435059</text:p>
          </table:table-cell>
          <table:table-cell office:value-type="float" office:value="-62.1805076599121" calcext:value-type="float">
            <text:p>-62,1805076599121</text:p>
          </table:table-cell>
          <table:table-cell office:value-type="float" office:value="-62.1931266784668" calcext:value-type="float">
            <text:p>-62,1931266784668</text:p>
          </table:table-cell>
          <table:table-cell office:value-type="float" office:value="-62.1897163391113" calcext:value-type="float">
            <text:p>-62,1897163391113</text:p>
          </table:table-cell>
          <table:table-cell office:value-type="float" office:value="-62.1724128723145" calcext:value-type="float">
            <text:p>-62,1724128723145</text:p>
          </table:table-cell>
          <table:table-cell office:value-type="float" office:value="-62.1851921081543" calcext:value-type="float">
            <text:p>-62,1851921081543</text:p>
          </table:table-cell>
          <table:table-cell office:value-type="float" office:value="-62.1910285949707" calcext:value-type="float">
            <text:p>-62,1910285949707</text:p>
          </table:table-cell>
          <table:table-cell office:value-type="float" office:value="-62.1902923583984" calcext:value-type="float">
            <text:p>-62,1902923583984</text:p>
          </table:table-cell>
          <table:table-cell office:value-type="float" office:value="-62.1681900024414" calcext:value-type="float">
            <text:p>-62,1681900024414</text:p>
          </table:table-cell>
          <table:table-cell office:value-type="float" office:value="-62.1806678771973" calcext:value-type="float">
            <text:p>-62,1806678771973</text:p>
          </table:table-cell>
          <table:table-cell office:value-type="float" office:value="-62.184326171875" calcext:value-type="float">
            <text:p>-62,184326171875</text:p>
          </table:table-cell>
          <table:table-cell office:value-type="float" office:value="-62.1834220886231" calcext:value-type="float">
            <text:p>-62,1834220886231</text:p>
          </table:table-cell>
          <table:table-cell office:value-type="float" office:value="-62.1916847229004" calcext:value-type="float">
            <text:p>-62,1916847229004</text:p>
          </table:table-cell>
          <table:table-cell office:value-type="float" office:value="-62.1633110046387" calcext:value-type="float">
            <text:p>-62,1633110046387</text:p>
          </table:table-cell>
          <table:table-cell office:value-type="float" office:value="-62.1660995483398" calcext:value-type="float">
            <text:p>-62,1660995483398</text:p>
          </table:table-cell>
          <table:table-cell office:value-type="float" office:value="-62.1931266784668" calcext:value-type="float">
            <text:p>-62,1931266784668</text:p>
          </table:table-cell>
          <table:table-cell office:value-type="float" office:value="-62.1731986999512" calcext:value-type="float">
            <text:p>-62,1731986999512</text:p>
          </table:table-cell>
          <table:table-cell office:value-type="float" office:value="-62.1924705505371" calcext:value-type="float">
            <text:p>-62,1924705505371</text:p>
          </table:table-cell>
          <table:table-cell office:value-type="float" office:value="-62.1921005249023" calcext:value-type="float">
            <text:p>-62,1921005249023</text:p>
          </table:table-cell>
          <table:table-cell office:value-type="float" office:value="-62.1882743835449" calcext:value-type="float">
            <text:p>-62,1882743835449</text:p>
          </table:table-cell>
          <table:table-cell office:value-type="float" office:value="-62.1830558776856" calcext:value-type="float">
            <text:p>-62,1830558776856</text:p>
          </table:table-cell>
          <table:table-cell office:value-type="float" office:value="-62.1816558837891" calcext:value-type="float">
            <text:p>-62,1816558837891</text:p>
          </table:table-cell>
          <table:table-cell office:value-type="float" office:value="-62.1865043640137" calcext:value-type="float">
            <text:p>-62,1865043640137</text:p>
          </table:table-cell>
          <table:table-cell office:value-type="float" office:value="-62.1458206176758" calcext:value-type="float">
            <text:p>-62,1458206176758</text:p>
          </table:table-cell>
          <table:table-cell office:value-type="float" office:value="-62.1673278808594" calcext:value-type="float">
            <text:p>-62,1673278808594</text:p>
          </table:table-cell>
          <table:table-cell office:value-type="float" office:value="-62.1868743896484" calcext:value-type="float">
            <text:p>-62,1868743896484</text:p>
          </table:table-cell>
          <table:table-cell office:value-type="float" office:value="-62.1846160888672" calcext:value-type="float">
            <text:p>-62,1846160888672</text:p>
          </table:table-cell>
          <table:table-cell office:value-type="float" office:value="-62.1800155639648" calcext:value-type="float">
            <text:p>-62,1800155639648</text:p>
          </table:table-cell>
          <table:table-cell office:value-type="float" office:value="-62.183464050293" calcext:value-type="float">
            <text:p>-62,183464050293</text:p>
          </table:table-cell>
          <table:table-cell office:value-type="float" office:value="-62.1768074035645" calcext:value-type="float">
            <text:p>-62,1768074035645</text:p>
          </table:table-cell>
          <table:table-cell office:value-type="float" office:value="-62.1812438964844" calcext:value-type="float">
            <text:p>-62,1812438964844</text:p>
          </table:table-cell>
          <table:table-cell office:value-type="float" office:value="-62.1690521240234" calcext:value-type="float">
            <text:p>-62,1690521240234</text:p>
          </table:table-cell>
          <table:table-cell office:value-type="float" office:value="-62.1864624023438" calcext:value-type="float">
            <text:p>-62,1864624023438</text:p>
          </table:table-cell>
          <table:table-cell office:value-type="float" office:value="-62.2020988464356" calcext:value-type="float">
            <text:p>-62,2020988464356</text:p>
          </table:table-cell>
          <table:table-cell office:value-type="float" office:value="-62.1801338195801" calcext:value-type="float">
            <text:p>-62,1801338195801</text:p>
          </table:table-cell>
          <table:table-cell office:value-type="float" office:value="-62.1845741271973" calcext:value-type="float">
            <text:p>-62,1845741271973</text:p>
          </table:table-cell>
          <table:table-cell office:value-type="float" office:value="-62.2058525085449" calcext:value-type="float">
            <text:p>-62,2058525085449</text:p>
          </table:table-cell>
          <table:table-cell office:value-type="float" office:value="-62.1842002868652" calcext:value-type="float">
            <text:p>-62,1842002868652</text:p>
          </table:table-cell>
          <table:table-cell office:value-type="float" office:value="-62.1872863769531" calcext:value-type="float">
            <text:p>-62,1872863769531</text:p>
          </table:table-cell>
          <table:table-cell office:value-type="float" office:value="-62.1701583862305" calcext:value-type="float">
            <text:p>-62,1701583862305</text:p>
          </table:table-cell>
          <table:table-cell office:value-type="float" office:value="-62.1605606079102" calcext:value-type="float">
            <text:p>-62,1605606079102</text:p>
          </table:table-cell>
          <table:table-cell office:value-type="float" office:value="-62.1680641174316" calcext:value-type="float">
            <text:p>-62,1680641174316</text:p>
          </table:table-cell>
          <table:table-cell office:value-type="float" office:value="-62.1702003479004" calcext:value-type="float">
            <text:p>-62,1702003479004</text:p>
          </table:table-cell>
          <table:table-cell office:value-type="float" office:value="-62.1835899353027" calcext:value-type="float">
            <text:p>-62,1835899353027</text:p>
          </table:table-cell>
          <table:table-cell office:value-type="float" office:value="-62.1764831542969" calcext:value-type="float">
            <text:p>-62,1764831542969</text:p>
          </table:table-cell>
          <table:table-cell office:value-type="float" office:value="-62.1872482299805" calcext:value-type="float">
            <text:p>-62,1872482299805</text:p>
          </table:table-cell>
          <table:table-cell office:value-type="float" office:value="-62.1846580505371" calcext:value-type="float">
            <text:p>-62,1846580505371</text:p>
          </table:table-cell>
          <table:table-cell office:value-type="float" office:value="-62.1784515380859" calcext:value-type="float">
            <text:p>-62,1784515380859</text:p>
          </table:table-cell>
          <table:table-cell office:value-type="float" office:value="-62.2056427001953" calcext:value-type="float">
            <text:p>-62,2056427001953</text:p>
          </table:table-cell>
          <table:table-cell office:value-type="float" office:value="-62.1772193908691" calcext:value-type="float">
            <text:p>-62,1772193908691</text:p>
          </table:table-cell>
          <table:table-cell office:value-type="float" office:value="-62.1920166015625" calcext:value-type="float">
            <text:p>-62,1920166015625</text:p>
          </table:table-cell>
          <table:table-cell office:value-type="float" office:value="-62.1805877685547" calcext:value-type="float">
            <text:p>-62,1805877685547</text:p>
          </table:table-cell>
          <table:table-cell office:value-type="float" office:value="-62.1887245178223" calcext:value-type="float">
            <text:p>-62,1887245178223</text:p>
          </table:table-cell>
          <table:table-cell office:value-type="float" office:value="-62.1793556213379" calcext:value-type="float">
            <text:p>-62,1793556213379</text:p>
          </table:table-cell>
          <table:table-cell office:value-type="float" office:value="-62.1820220947266" calcext:value-type="float">
            <text:p>-62,1820220947266</text:p>
          </table:table-cell>
          <table:table-cell office:value-type="float" office:value="-62.1783714294434" calcext:value-type="float">
            <text:p>-62,1783714294434</text:p>
          </table:table-cell>
          <table:table-cell office:value-type="float" office:value="-62.2036628723145" calcext:value-type="float">
            <text:p>-62,2036628723145</text:p>
          </table:table-cell>
          <table:table-cell office:value-type="float" office:value="-62.213436126709" calcext:value-type="float">
            <text:p>-62,213436126709</text:p>
          </table:table-cell>
          <table:table-cell office:value-type="float" office:value="-62.1984367370606" calcext:value-type="float">
            <text:p>-62,1984367370606</text:p>
          </table:table-cell>
          <table:table-cell office:value-type="float" office:value="-62.1884384155273" calcext:value-type="float">
            <text:p>-62,1884384155273</text:p>
          </table:table-cell>
          <table:table-cell office:value-type="float" office:value="-62.1996726989746" calcext:value-type="float">
            <text:p>-62,1996726989746</text:p>
          </table:table-cell>
          <table:table-cell office:value-type="float" office:value="-62.1790657043457" calcext:value-type="float">
            <text:p>-62,1790657043457</text:p>
          </table:table-cell>
          <table:table-cell office:value-type="float" office:value="-62.1686820983887" calcext:value-type="float">
            <text:p>-62,1686820983887</text:p>
          </table:table-cell>
          <table:table-cell office:value-type="float" office:value="-62.1934967041016" calcext:value-type="float">
            <text:p>-62,1934967041016</text:p>
          </table:table-cell>
          <table:table-cell office:value-type="float" office:value="-62.1768074035645" calcext:value-type="float">
            <text:p>-62,1768074035645</text:p>
          </table:table-cell>
          <table:table-cell office:value-type="float" office:value="-62.1763153076172" calcext:value-type="float">
            <text:p>-62,1763153076172</text:p>
          </table:table-cell>
          <table:table-cell office:value-type="float" office:value="-62.1696701049805" calcext:value-type="float">
            <text:p>-62,1696701049805</text:p>
          </table:table-cell>
          <table:table-cell office:value-type="float" office:value="-62.1802597045898" calcext:value-type="float">
            <text:p>-62,1802597045898</text:p>
          </table:table-cell>
          <table:table-cell office:value-type="float" office:value="-62.1908645629883" calcext:value-type="float">
            <text:p>-62,1908645629883</text:p>
          </table:table-cell>
          <table:table-cell office:value-type="float" office:value="-62.1731986999512" calcext:value-type="float">
            <text:p>-62,1731986999512</text:p>
          </table:table-cell>
          <table:table-cell office:value-type="float" office:value="-62.1769332885742" calcext:value-type="float">
            <text:p>-62,1769332885742</text:p>
          </table:table-cell>
          <table:table-cell office:value-type="float" office:value="-62.1784934997559" calcext:value-type="float">
            <text:p>-62,1784934997559</text:p>
          </table:table-cell>
          <table:table-cell office:value-type="float" office:value="-62.1935806274414" calcext:value-type="float">
            <text:p>-62,1935806274414</text:p>
          </table:table-cell>
          <table:table-cell office:value-type="float" office:value="-62.1969146728516" calcext:value-type="float">
            <text:p>-62,1969146728516</text:p>
          </table:table-cell>
          <table:table-cell office:value-type="float" office:value="-62.1720886230469" calcext:value-type="float">
            <text:p>-62,1720886230469</text:p>
          </table:table-cell>
          <table:table-cell office:value-type="float" office:value="-62.1782035827637" calcext:value-type="float">
            <text:p>-62,1782035827637</text:p>
          </table:table-cell>
          <table:table-cell office:value-type="float" office:value="-62.1865043640137" calcext:value-type="float">
            <text:p>-62,1865043640137</text:p>
          </table:table-cell>
          <table:table-cell office:value-type="float" office:value="-62.1933364868164" calcext:value-type="float">
            <text:p>-62,1933364868164</text:p>
          </table:table-cell>
          <table:table-cell office:value-type="float" office:value="-62.1801338195801" calcext:value-type="float">
            <text:p>-62,1801338195801</text:p>
          </table:table-cell>
          <table:table-cell office:value-type="float" office:value="-62.1957206726074" calcext:value-type="float">
            <text:p>-62,1957206726074</text:p>
          </table:table-cell>
          <table:table-cell office:value-type="float" office:value="-62.1843681335449" calcext:value-type="float">
            <text:p>-62,1843681335449</text:p>
          </table:table-cell>
          <table:table-cell office:value-type="float" office:value="-62.1848182678223" calcext:value-type="float">
            <text:p>-62,1848182678223</text:p>
          </table:table-cell>
          <table:table-cell office:value-type="float" office:value="-62.1919364929199" calcext:value-type="float">
            <text:p>-62,1919364929199</text:p>
          </table:table-cell>
          <table:table-cell office:value-type="float" office:value="-62.1798896789551" calcext:value-type="float">
            <text:p>-62,1798896789551</text:p>
          </table:table-cell>
          <table:table-cell office:value-type="float" office:value="-62.1688041687012" calcext:value-type="float">
            <text:p>-62,1688041687012</text:p>
          </table:table-cell>
          <table:table-cell office:value-type="float" office:value="-62.1833000183106" calcext:value-type="float">
            <text:p>-62,1833000183106</text:p>
          </table:table-cell>
          <table:table-cell office:value-type="float" office:value="-62.1944465637207" calcext:value-type="float">
            <text:p>-62,1944465637207</text:p>
          </table:table-cell>
          <table:table-cell office:value-type="float" office:value="-62.1853103637695" calcext:value-type="float">
            <text:p>-62,1853103637695</text:p>
          </table:table-cell>
          <table:table-cell office:value-type="float" office:value="-62.1930465698242" calcext:value-type="float">
            <text:p>-62,1930465698242</text:p>
          </table:table-cell>
          <table:table-cell office:value-type="float" office:value="-62.2045707702637" calcext:value-type="float">
            <text:p>-62,2045707702637</text:p>
          </table:table-cell>
          <table:table-cell office:value-type="float" office:value="-62.2028846740723" calcext:value-type="float">
            <text:p>-62,2028846740723</text:p>
          </table:table-cell>
          <table:table-cell office:value-type="float" office:value="-62.1950187683106" calcext:value-type="float">
            <text:p>-62,1950187683106</text:p>
          </table:table-cell>
          <table:table-cell office:value-type="float" office:value="-62.1935386657715" calcext:value-type="float">
            <text:p>-62,1935386657715</text:p>
          </table:table-cell>
          <table:table-cell office:value-type="float" office:value="-62.1838760375977" calcext:value-type="float">
            <text:p>-62,1838760375977</text:p>
          </table:table-cell>
          <table:table-cell office:value-type="float" office:value="-62.1776695251465" calcext:value-type="float">
            <text:p>-62,1776695251465</text:p>
          </table:table-cell>
          <table:table-cell office:value-type="float" office:value="-62.1905746459961" calcext:value-type="float">
            <text:p>-62,1905746459961</text:p>
          </table:table-cell>
          <table:table-cell office:value-type="float" office:value="-62.1758232116699" calcext:value-type="float">
            <text:p>-62,1758232116699</text:p>
          </table:table-cell>
          <table:table-cell office:value-type="float" office:value="-62.1811218261719" calcext:value-type="float">
            <text:p>-62,1811218261719</text:p>
          </table:table-cell>
          <table:table-cell office:value-type="float" office:value="-62.1874122619629" calcext:value-type="float">
            <text:p>-62,1874122619629</text:p>
          </table:table-cell>
          <table:table-cell office:value-type="float" office:value="-62.2072105407715" calcext:value-type="float">
            <text:p>-62,2072105407715</text:p>
          </table:table-cell>
          <table:table-cell office:value-type="float" office:value="-62.1700782775879" calcext:value-type="float">
            <text:p>-62,1700782775879</text:p>
          </table:table-cell>
          <table:table-cell office:value-type="float" office:value="-62.1877403259277" calcext:value-type="float">
            <text:p>-62,1877403259277</text:p>
          </table:table-cell>
          <table:table-cell office:value-type="float" office:value="-62.199878692627" calcext:value-type="float">
            <text:p>-62,199878692627</text:p>
          </table:table-cell>
          <table:table-cell office:value-type="float" office:value="-62.1854782104492" calcext:value-type="float">
            <text:p>-62,1854782104492</text:p>
          </table:table-cell>
          <table:table-cell office:value-type="float" office:value="-62.1769332885742" calcext:value-type="float">
            <text:p>-62,1769332885742</text:p>
          </table:table-cell>
          <table:table-cell office:value-type="float" office:value="-62.1693801879883" calcext:value-type="float">
            <text:p>-62,1693801879883</text:p>
          </table:table-cell>
          <table:table-cell office:value-type="float" office:value="-62.1735649108887" calcext:value-type="float">
            <text:p>-62,1735649108887</text:p>
          </table:table-cell>
          <table:table-cell office:value-type="float" office:value="-62.1742210388184" calcext:value-type="float">
            <text:p>-62,1742210388184</text:p>
          </table:table-cell>
          <table:table-cell office:value-type="float" office:value="-62.1952285766602" calcext:value-type="float">
            <text:p>-62,1952285766602</text:p>
          </table:table-cell>
          <table:table-cell office:value-type="float" office:value="-62.2392883300781" calcext:value-type="float">
            <text:p>-62,2392883300781</text:p>
          </table:table-cell>
          <table:table-cell office:value-type="float" office:value="-62.2721061706543" calcext:value-type="float">
            <text:p>-62,2721061706543</text:p>
          </table:table-cell>
          <table:table-cell office:value-type="float" office:value="-62.2763023376465" calcext:value-type="float">
            <text:p>-62,2763023376465</text:p>
          </table:table-cell>
          <table:table-cell office:value-type="float" office:value="-62.265510559082" calcext:value-type="float">
            <text:p>-62,265510559082</text:p>
          </table:table-cell>
          <table:table-cell office:value-type="float" office:value="-62.2678756713867" calcext:value-type="float">
            <text:p>-62,2678756713867</text:p>
          </table:table-cell>
          <table:table-cell office:value-type="float" office:value="-62.2686233520508" calcext:value-type="float">
            <text:p>-62,2686233520508</text:p>
          </table:table-cell>
          <table:table-cell office:value-type="float" office:value="-62.2893104553223" calcext:value-type="float">
            <text:p>-62,2893104553223</text:p>
          </table:table-cell>
          <table:table-cell office:value-type="float" office:value="-62.3058052062988" calcext:value-type="float">
            <text:p>-62,3058052062988</text:p>
          </table:table-cell>
          <table:table-cell office:value-type="float" office:value="-62.2654266357422" calcext:value-type="float">
            <text:p>-62,2654266357422</text:p>
          </table:table-cell>
          <table:table-cell office:value-type="float" office:value="-62.2919731140137" calcext:value-type="float">
            <text:p>-62,2919731140137</text:p>
          </table:table-cell>
          <table:table-cell office:value-type="float" office:value="-62.3004264831543" calcext:value-type="float">
            <text:p>-62,3004264831543</text:p>
          </table:table-cell>
          <table:table-cell office:value-type="float" office:value="-62.2680397033691" calcext:value-type="float">
            <text:p>-62,2680397033691</text:p>
          </table:table-cell>
          <table:table-cell office:value-type="float" office:value="-62.2771759033203" calcext:value-type="float">
            <text:p>-62,2771759033203</text:p>
          </table:table-cell>
          <table:table-cell office:value-type="float" office:value="-62.2736854553223" calcext:value-type="float">
            <text:p>-62,2736854553223</text:p>
          </table:table-cell>
          <table:table-cell office:value-type="float" office:value="-62.2891464233398" calcext:value-type="float">
            <text:p>-62,2891464233398</text:p>
          </table:table-cell>
          <table:table-cell office:value-type="float" office:value="-62.2822875976563" calcext:value-type="float">
            <text:p>-62,2822875976563</text:p>
          </table:table-cell>
          <table:table-cell office:value-type="float" office:value="-62.2769660949707" calcext:value-type="float">
            <text:p>-62,2769660949707</text:p>
          </table:table-cell>
          <table:table-cell office:value-type="float" office:value="-62.280704498291" calcext:value-type="float">
            <text:p>-62,280704498291</text:p>
          </table:table-cell>
          <table:table-cell office:value-type="float" office:value="-62.2569694519043" calcext:value-type="float">
            <text:p>-62,2569694519043</text:p>
          </table:table-cell>
          <table:table-cell office:value-type="float" office:value="-62.2817039489746" calcext:value-type="float">
            <text:p>-62,2817039489746</text:p>
          </table:table-cell>
          <table:table-cell office:value-type="float" office:value="-62.2827415466309" calcext:value-type="float">
            <text:p>-62,2827415466309</text:p>
          </table:table-cell>
          <table:table-cell office:value-type="float" office:value="-62.2902679443359" calcext:value-type="float">
            <text:p>-62,2902679443359</text:p>
          </table:table-cell>
          <table:table-cell office:value-type="float" office:value="-62.2828674316406" calcext:value-type="float">
            <text:p>-62,2828674316406</text:p>
          </table:table-cell>
          <table:table-cell office:value-type="float" office:value="-62.2696990966797" calcext:value-type="float">
            <text:p>-62,2696990966797</text:p>
          </table:table-cell>
          <table:table-cell office:value-type="float" office:value="-62.2857780456543" calcext:value-type="float">
            <text:p>-62,2857780456543</text:p>
          </table:table-cell>
          <table:table-cell office:value-type="float" office:value="-62.2800827026367" calcext:value-type="float">
            <text:p>-62,2800827026367</text:p>
          </table:table-cell>
          <table:table-cell office:value-type="float" office:value="-62.2817459106445" calcext:value-type="float">
            <text:p>-62,2817459106445</text:p>
          </table:table-cell>
          <table:table-cell office:value-type="float" office:value="-62.2706108093262" calcext:value-type="float">
            <text:p>-62,2706108093262</text:p>
          </table:table-cell>
          <table:table-cell office:value-type="float" office:value="-62.2790870666504" calcext:value-type="float">
            <text:p>-62,2790870666504</text:p>
          </table:table-cell>
          <table:table-cell office:value-type="float" office:value="-62.2802085876465" calcext:value-type="float">
            <text:p>-62,2802085876465</text:p>
          </table:table-cell>
          <table:table-cell office:value-type="float" office:value="-62.2578811645508" calcext:value-type="float">
            <text:p>-62,2578811645508</text:p>
          </table:table-cell>
          <table:table-cell office:value-type="float" office:value="-62.2767562866211" calcext:value-type="float">
            <text:p>-62,2767562866211</text:p>
          </table:table-cell>
          <table:table-cell office:value-type="float" office:value="-62.2758483886719" calcext:value-type="float">
            <text:p>-62,2758483886719</text:p>
          </table:table-cell>
          <table:table-cell office:value-type="float" office:value="-62.2970123291016" calcext:value-type="float">
            <text:p>-62,2970123291016</text:p>
          </table:table-cell>
          <table:table-cell office:value-type="float" office:value="-62.2608604431152" calcext:value-type="float">
            <text:p>-62,2608604431152</text:p>
          </table:table-cell>
          <table:table-cell office:value-type="float" office:value="-62.2649307250977" calcext:value-type="float">
            <text:p>-62,2649307250977</text:p>
          </table:table-cell>
          <table:table-cell office:value-type="float" office:value="-62.2590408325195" calcext:value-type="float">
            <text:p>-62,2590408325195</text:p>
          </table:table-cell>
          <table:table-cell office:value-type="float" office:value="-62.285945892334" calcext:value-type="float">
            <text:p>-62,285945892334</text:p>
          </table:table-cell>
          <table:table-cell office:value-type="float" office:value="-62.2723121643066" calcext:value-type="float">
            <text:p>-62,2723121643066</text:p>
          </table:table-cell>
          <table:table-cell office:value-type="float" office:value="-62.2716102600098" calcext:value-type="float">
            <text:p>-62,2716102600098</text:p>
          </table:table-cell>
          <table:table-cell office:value-type="float" office:value="-62.2966804504395" calcext:value-type="float">
            <text:p>-62,2966804504395</text:p>
          </table:table-cell>
          <table:table-cell office:value-type="float" office:value="-62.2884788513184" calcext:value-type="float">
            <text:p>-62,2884788513184</text:p>
          </table:table-cell>
          <table:table-cell office:value-type="float" office:value="-62.2704467773438" calcext:value-type="float">
            <text:p>-62,2704467773438</text:p>
          </table:table-cell>
          <table:table-cell office:value-type="float" office:value="-62.2857360839844" calcext:value-type="float">
            <text:p>-62,2857360839844</text:p>
          </table:table-cell>
          <table:table-cell office:value-type="float" office:value="-62.2698669433594" calcext:value-type="float">
            <text:p>-62,2698669433594</text:p>
          </table:table-cell>
          <table:table-cell office:value-type="float" office:value="-62.2901039123535" calcext:value-type="float">
            <text:p>-62,2901039123535</text:p>
          </table:table-cell>
          <table:table-cell office:value-type="float" office:value="-62.2710723876953" calcext:value-type="float">
            <text:p>-62,2710723876953</text:p>
          </table:table-cell>
          <table:table-cell office:value-type="float" office:value="-62.2820358276367" calcext:value-type="float">
            <text:p>-62,2820358276367</text:p>
          </table:table-cell>
          <table:table-cell office:value-type="float" office:value="-62.3017196655273" calcext:value-type="float">
            <text:p>-62,3017196655273</text:p>
          </table:table-cell>
          <table:table-cell office:value-type="float" office:value="-62.2899780273438" calcext:value-type="float">
            <text:p>-62,2899780273438</text:p>
          </table:table-cell>
          <table:table-cell office:value-type="float" office:value="-62.2975120544434" calcext:value-type="float">
            <text:p>-62,2975120544434</text:p>
          </table:table-cell>
          <table:table-cell office:value-type="float" office:value="-62.2708244323731" calcext:value-type="float">
            <text:p>-62,2708244323731</text:p>
          </table:table-cell>
        </table:table-row>
        <table:table-row table:style-name="ro1">
          <table:table-cell office:value-type="float" office:value="-62.1913604736328" calcext:value-type="float">
            <text:p>-62,1913604736328</text:p>
          </table:table-cell>
          <table:table-cell office:value-type="float" office:value="-62.2025947570801" calcext:value-type="float">
            <text:p>-62,2025947570801</text:p>
          </table:table-cell>
          <table:table-cell office:value-type="float" office:value="-62.1891403198242" calcext:value-type="float">
            <text:p>-62,1891403198242</text:p>
          </table:table-cell>
          <table:table-cell office:value-type="float" office:value="-62.1878204345703" calcext:value-type="float">
            <text:p>-62,1878204345703</text:p>
          </table:table-cell>
          <table:table-cell office:value-type="float" office:value="-62.1807098388672" calcext:value-type="float">
            <text:p>-62,1807098388672</text:p>
          </table:table-cell>
          <table:table-cell office:value-type="float" office:value="-62.1814117431641" calcext:value-type="float">
            <text:p>-62,1814117431641</text:p>
          </table:table-cell>
          <table:table-cell office:value-type="float" office:value="-62.1853523254395" calcext:value-type="float">
            <text:p>-62,1853523254395</text:p>
          </table:table-cell>
          <table:table-cell office:value-type="float" office:value="-62.197940826416" calcext:value-type="float">
            <text:p>-62,197940826416</text:p>
          </table:table-cell>
          <table:table-cell office:value-type="float" office:value="-62.1875305175781" calcext:value-type="float">
            <text:p>-62,1875305175781</text:p>
          </table:table-cell>
          <table:table-cell office:value-type="float" office:value="-62.1853942871094" calcext:value-type="float">
            <text:p>-62,1853942871094</text:p>
          </table:table-cell>
          <table:table-cell office:value-type="float" office:value="-62.1765251159668" calcext:value-type="float">
            <text:p>-62,1765251159668</text:p>
          </table:table-cell>
          <table:table-cell office:value-type="float" office:value="-62.1863861083984" calcext:value-type="float">
            <text:p>-62,1863861083984</text:p>
          </table:table-cell>
          <table:table-cell office:value-type="float" office:value="-62.1825561523438" calcext:value-type="float">
            <text:p>-62,1825561523438</text:p>
          </table:table-cell>
          <table:table-cell office:value-type="float" office:value="-62.1790657043457" calcext:value-type="float">
            <text:p>-62,1790657043457</text:p>
          </table:table-cell>
          <table:table-cell office:value-type="float" office:value="-62.1950607299805" calcext:value-type="float">
            <text:p>-62,1950607299805</text:p>
          </table:table-cell>
          <table:table-cell office:value-type="float" office:value="-62.1827659606934" calcext:value-type="float">
            <text:p>-62,1827659606934</text:p>
          </table:table-cell>
          <table:table-cell office:value-type="float" office:value="-62.1665916442871" calcext:value-type="float">
            <text:p>-62,1665916442871</text:p>
          </table:table-cell>
          <table:table-cell office:value-type="float" office:value="-62.18408203125" calcext:value-type="float">
            <text:p>-62,18408203125</text:p>
          </table:table-cell>
          <table:table-cell office:value-type="float" office:value="-62.2018966674805" calcext:value-type="float">
            <text:p>-62,2018966674805</text:p>
          </table:table-cell>
          <table:table-cell office:value-type="float" office:value="-62.2009468078613" calcext:value-type="float">
            <text:p>-62,2009468078613</text:p>
          </table:table-cell>
          <table:table-cell office:value-type="float" office:value="-62.1877403259277" calcext:value-type="float">
            <text:p>-62,1877403259277</text:p>
          </table:table-cell>
          <table:table-cell office:value-type="float" office:value="-62.1879425048828" calcext:value-type="float">
            <text:p>-62,1879425048828</text:p>
          </table:table-cell>
          <table:table-cell office:value-type="float" office:value="-62.1930847167969" calcext:value-type="float">
            <text:p>-62,1930847167969</text:p>
          </table:table-cell>
          <table:table-cell office:value-type="float" office:value="-62.1880302429199" calcext:value-type="float">
            <text:p>-62,1880302429199</text:p>
          </table:table-cell>
          <table:table-cell office:value-type="float" office:value="-62.1881484985352" calcext:value-type="float">
            <text:p>-62,1881484985352</text:p>
          </table:table-cell>
          <table:table-cell office:value-type="float" office:value="-62.2109565734863" calcext:value-type="float">
            <text:p>-62,2109565734863</text:p>
          </table:table-cell>
          <table:table-cell office:value-type="float" office:value="-62.2009887695313" calcext:value-type="float">
            <text:p>-62,2009887695313</text:p>
          </table:table-cell>
          <table:table-cell office:value-type="float" office:value="-62.1725807189941" calcext:value-type="float">
            <text:p>-62,1725807189941</text:p>
          </table:table-cell>
          <table:table-cell office:value-type="float" office:value="-62.1900405883789" calcext:value-type="float">
            <text:p>-62,1900405883789</text:p>
          </table:table-cell>
          <table:table-cell office:value-type="float" office:value="-62.2043647766113" calcext:value-type="float">
            <text:p>-62,2043647766113</text:p>
          </table:table-cell>
          <table:table-cell office:value-type="float" office:value="-62.1951866149902" calcext:value-type="float">
            <text:p>-62,1951866149902</text:p>
          </table:table-cell>
          <table:table-cell office:value-type="float" office:value="-62.1775054931641" calcext:value-type="float">
            <text:p>-62,1775054931641</text:p>
          </table:table-cell>
          <table:table-cell office:value-type="float" office:value="-62.1874504089356" calcext:value-type="float">
            <text:p>-62,1874504089356</text:p>
          </table:table-cell>
          <table:table-cell office:value-type="float" office:value="-62.1763572692871" calcext:value-type="float">
            <text:p>-62,1763572692871</text:p>
          </table:table-cell>
          <table:table-cell office:value-type="float" office:value="-62.171142578125" calcext:value-type="float">
            <text:p>-62,171142578125</text:p>
          </table:table-cell>
          <table:table-cell office:value-type="float" office:value="-62.1731147766113" calcext:value-type="float">
            <text:p>-62,1731147766113</text:p>
          </table:table-cell>
          <table:table-cell office:value-type="float" office:value="-62.1910705566406" calcext:value-type="float">
            <text:p>-62,1910705566406</text:p>
          </table:table-cell>
          <table:table-cell office:value-type="float" office:value="-62.1843681335449" calcext:value-type="float">
            <text:p>-62,1843681335449</text:p>
          </table:table-cell>
          <table:table-cell office:value-type="float" office:value="-62.1953887939453" calcext:value-type="float">
            <text:p>-62,1953887939453</text:p>
          </table:table-cell>
          <table:table-cell office:value-type="float" office:value="-62.1752891540527" calcext:value-type="float">
            <text:p>-62,1752891540527</text:p>
          </table:table-cell>
          <table:table-cell office:value-type="float" office:value="-62.1836280822754" calcext:value-type="float">
            <text:p>-62,1836280822754</text:p>
          </table:table-cell>
          <table:table-cell office:value-type="float" office:value="-62.1821479797363" calcext:value-type="float">
            <text:p>-62,1821479797363</text:p>
          </table:table-cell>
          <table:table-cell office:value-type="float" office:value="-62.1863403320313" calcext:value-type="float">
            <text:p>-62,1863403320313</text:p>
          </table:table-cell>
          <table:table-cell office:value-type="float" office:value="-62.1804656982422" calcext:value-type="float">
            <text:p>-62,1804656982422</text:p>
          </table:table-cell>
          <table:table-cell office:value-type="float" office:value="-62.1803817749023" calcext:value-type="float">
            <text:p>-62,1803817749023</text:p>
          </table:table-cell>
          <table:table-cell office:value-type="float" office:value="-62.2051887512207" calcext:value-type="float">
            <text:p>-62,2051887512207</text:p>
          </table:table-cell>
          <table:table-cell office:value-type="float" office:value="-62.1667518615723" calcext:value-type="float">
            <text:p>-62,1667518615723</text:p>
          </table:table-cell>
          <table:table-cell office:value-type="float" office:value="-62.1916465759277" calcext:value-type="float">
            <text:p>-62,1916465759277</text:p>
          </table:table-cell>
          <table:table-cell office:value-type="float" office:value="-62.1881484985352" calcext:value-type="float">
            <text:p>-62,1881484985352</text:p>
          </table:table-cell>
          <table:table-cell office:value-type="float" office:value="-62.181453704834" calcext:value-type="float">
            <text:p>-62,181453704834</text:p>
          </table:table-cell>
          <table:table-cell office:value-type="float" office:value="-62.1922187805176" calcext:value-type="float">
            <text:p>-62,1922187805176</text:p>
          </table:table-cell>
          <table:table-cell office:value-type="float" office:value="-62.1809997558594" calcext:value-type="float">
            <text:p>-62,1809997558594</text:p>
          </table:table-cell>
          <table:table-cell office:value-type="float" office:value="-62.1764831542969" calcext:value-type="float">
            <text:p>-62,1764831542969</text:p>
          </table:table-cell>
          <table:table-cell office:value-type="float" office:value="-62.1756210327148" calcext:value-type="float">
            <text:p>-62,1756210327148</text:p>
          </table:table-cell>
          <table:table-cell office:value-type="float" office:value="-62.1833839416504" calcext:value-type="float">
            <text:p>-62,1833839416504</text:p>
          </table:table-cell>
          <table:table-cell office:value-type="float" office:value="-62.1767692565918" calcext:value-type="float">
            <text:p>-62,1767692565918</text:p>
          </table:table-cell>
          <table:table-cell office:value-type="float" office:value="-62.1760292053223" calcext:value-type="float">
            <text:p>-62,1760292053223</text:p>
          </table:table-cell>
          <table:table-cell office:value-type="float" office:value="-62.1933364868164" calcext:value-type="float">
            <text:p>-62,1933364868164</text:p>
          </table:table-cell>
          <table:table-cell office:value-type="float" office:value="-62.1935386657715" calcext:value-type="float">
            <text:p>-62,1935386657715</text:p>
          </table:table-cell>
          <table:table-cell office:value-type="float" office:value="-62.1871643066406" calcext:value-type="float">
            <text:p>-62,1871643066406</text:p>
          </table:table-cell>
          <table:table-cell office:value-type="float" office:value="-62.1887245178223" calcext:value-type="float">
            <text:p>-62,1887245178223</text:p>
          </table:table-cell>
          <table:table-cell office:value-type="float" office:value="-62.1915626525879" calcext:value-type="float">
            <text:p>-62,1915626525879</text:p>
          </table:table-cell>
          <table:table-cell office:value-type="float" office:value="-62.1863403320313" calcext:value-type="float">
            <text:p>-62,1863403320313</text:p>
          </table:table-cell>
          <table:table-cell office:value-type="float" office:value="-62.1948966979981" calcext:value-type="float">
            <text:p>-62,1948966979981</text:p>
          </table:table-cell>
          <table:table-cell office:value-type="float" office:value="-62.223087310791" calcext:value-type="float">
            <text:p>-62,223087310791</text:p>
          </table:table-cell>
          <table:table-cell office:value-type="float" office:value="-62.1888084411621" calcext:value-type="float">
            <text:p>-62,1888084411621</text:p>
          </table:table-cell>
          <table:table-cell office:value-type="float" office:value="-62.2085266113281" calcext:value-type="float">
            <text:p>-62,2085266113281</text:p>
          </table:table-cell>
          <table:table-cell office:value-type="float" office:value="-62.1851921081543" calcext:value-type="float">
            <text:p>-62,1851921081543</text:p>
          </table:table-cell>
          <table:table-cell office:value-type="float" office:value="-62.1947288513184" calcext:value-type="float">
            <text:p>-62,1947288513184</text:p>
          </table:table-cell>
          <table:table-cell office:value-type="float" office:value="-62.1789054870606" calcext:value-type="float">
            <text:p>-62,1789054870606</text:p>
          </table:table-cell>
          <table:table-cell office:value-type="float" office:value="-62.1977806091309" calcext:value-type="float">
            <text:p>-62,1977806091309</text:p>
          </table:table-cell>
          <table:table-cell office:value-type="float" office:value="-62.1956367492676" calcext:value-type="float">
            <text:p>-62,1956367492676</text:p>
          </table:table-cell>
          <table:table-cell office:value-type="float" office:value="-62.1759490966797" calcext:value-type="float">
            <text:p>-62,1759490966797</text:p>
          </table:table-cell>
          <table:table-cell office:value-type="float" office:value="-62.1868362426758" calcext:value-type="float">
            <text:p>-62,1868362426758</text:p>
          </table:table-cell>
          <table:table-cell office:value-type="float" office:value="-62.1842002868652" calcext:value-type="float">
            <text:p>-62,1842002868652</text:p>
          </table:table-cell>
          <table:table-cell office:value-type="float" office:value="-62.1837501525879" calcext:value-type="float">
            <text:p>-62,1837501525879</text:p>
          </table:table-cell>
          <table:table-cell office:value-type="float" office:value="-62.1812858581543" calcext:value-type="float">
            <text:p>-62,1812858581543</text:p>
          </table:table-cell>
          <table:table-cell office:value-type="float" office:value="-62.1819458007813" calcext:value-type="float">
            <text:p>-62,1819458007813</text:p>
          </table:table-cell>
          <table:table-cell office:value-type="float" office:value="-62.1919364929199" calcext:value-type="float">
            <text:p>-62,1919364929199</text:p>
          </table:table-cell>
          <table:table-cell office:value-type="float" office:value="-62.1902503967285" calcext:value-type="float">
            <text:p>-62,1902503967285</text:p>
          </table:table-cell>
          <table:table-cell office:value-type="float" office:value="-62.1807098388672" calcext:value-type="float">
            <text:p>-62,1807098388672</text:p>
          </table:table-cell>
          <table:table-cell office:value-type="float" office:value="-62.1860542297363" calcext:value-type="float">
            <text:p>-62,1860542297363</text:p>
          </table:table-cell>
          <table:table-cell office:value-type="float" office:value="-62.2040367126465" calcext:value-type="float">
            <text:p>-62,2040367126465</text:p>
          </table:table-cell>
          <table:table-cell office:value-type="float" office:value="-62.1798095703125" calcext:value-type="float">
            <text:p>-62,1798095703125</text:p>
          </table:table-cell>
          <table:table-cell office:value-type="float" office:value="-62.1943626403809" calcext:value-type="float">
            <text:p>-62,1943626403809</text:p>
          </table:table-cell>
          <table:table-cell office:value-type="float" office:value="-62.1803817749023" calcext:value-type="float">
            <text:p>-62,1803817749023</text:p>
          </table:table-cell>
          <table:table-cell office:value-type="float" office:value="-62.1860961914063" calcext:value-type="float">
            <text:p>-62,1860961914063</text:p>
          </table:table-cell>
          <table:table-cell office:value-type="float" office:value="-62.1950607299805" calcext:value-type="float">
            <text:p>-62,1950607299805</text:p>
          </table:table-cell>
          <table:table-cell office:value-type="float" office:value="-62.1710586547852" calcext:value-type="float">
            <text:p>-62,1710586547852</text:p>
          </table:table-cell>
          <table:table-cell office:value-type="float" office:value="-62.1857681274414" calcext:value-type="float">
            <text:p>-62,1857681274414</text:p>
          </table:table-cell>
          <table:table-cell office:value-type="float" office:value="-62.1916465759277" calcext:value-type="float">
            <text:p>-62,1916465759277</text:p>
          </table:table-cell>
          <table:table-cell office:value-type="float" office:value="-62.2035446166992" calcext:value-type="float">
            <text:p>-62,2035446166992</text:p>
          </table:table-cell>
          <table:table-cell office:value-type="float" office:value="-62.2041625976563" calcext:value-type="float">
            <text:p>-62,2041625976563</text:p>
          </table:table-cell>
          <table:table-cell office:value-type="float" office:value="-62.1979026794434" calcext:value-type="float">
            <text:p>-62,1979026794434</text:p>
          </table:table-cell>
          <table:table-cell office:value-type="float" office:value="-62.2018966674805" calcext:value-type="float">
            <text:p>-62,2018966674805</text:p>
          </table:table-cell>
          <table:table-cell office:value-type="float" office:value="-62.1890563964844" calcext:value-type="float">
            <text:p>-62,1890563964844</text:p>
          </table:table-cell>
          <table:table-cell office:value-type="float" office:value="-62.2004547119141" calcext:value-type="float">
            <text:p>-62,2004547119141</text:p>
          </table:table-cell>
          <table:table-cell office:value-type="float" office:value="-62.1657295227051" calcext:value-type="float">
            <text:p>-62,1657295227051</text:p>
          </table:table-cell>
          <table:table-cell office:value-type="float" office:value="-62.184326171875" calcext:value-type="float">
            <text:p>-62,184326171875</text:p>
          </table:table-cell>
          <table:table-cell office:value-type="float" office:value="-62.1826820373535" calcext:value-type="float">
            <text:p>-62,1826820373535</text:p>
          </table:table-cell>
          <table:table-cell office:value-type="float" office:value="-62.1819458007813" calcext:value-type="float">
            <text:p>-62,1819458007813</text:p>
          </table:table-cell>
          <table:table-cell office:value-type="float" office:value="-62.1694602966309" calcext:value-type="float">
            <text:p>-62,1694602966309</text:p>
          </table:table-cell>
          <table:table-cell office:value-type="float" office:value="-62.1864204406738" calcext:value-type="float">
            <text:p>-62,1864204406738</text:p>
          </table:table-cell>
          <table:table-cell office:value-type="float" office:value="-62.1727447509766" calcext:value-type="float">
            <text:p>-62,1727447509766</text:p>
          </table:table-cell>
          <table:table-cell office:value-type="float" office:value="-62.1905364990234" calcext:value-type="float">
            <text:p>-62,1905364990234</text:p>
          </table:table-cell>
          <table:table-cell office:value-type="float" office:value="-62.1833839416504" calcext:value-type="float">
            <text:p>-62,1833839416504</text:p>
          </table:table-cell>
          <table:table-cell office:value-type="float" office:value="-62.1915626525879" calcext:value-type="float">
            <text:p>-62,1915626525879</text:p>
          </table:table-cell>
          <table:table-cell office:value-type="float" office:value="-62.193660736084" calcext:value-type="float">
            <text:p>-62,193660736084</text:p>
          </table:table-cell>
          <table:table-cell office:value-type="float" office:value="-62.1594543457031" calcext:value-type="float">
            <text:p>-62,1594543457031</text:p>
          </table:table-cell>
          <table:table-cell office:value-type="float" office:value="-62.1944046020508" calcext:value-type="float">
            <text:p>-62,1944046020508</text:p>
          </table:table-cell>
          <table:table-cell office:value-type="float" office:value="-62.2674598693848" calcext:value-type="float">
            <text:p>-62,2674598693848</text:p>
          </table:table-cell>
          <table:table-cell office:value-type="float" office:value="-62.2607841491699" calcext:value-type="float">
            <text:p>-62,2607841491699</text:p>
          </table:table-cell>
          <table:table-cell office:value-type="float" office:value="-62.2835350036621" calcext:value-type="float">
            <text:p>-62,2835350036621</text:p>
          </table:table-cell>
          <table:table-cell office:value-type="float" office:value="-62.2705688476563" calcext:value-type="float">
            <text:p>-62,2705688476563</text:p>
          </table:table-cell>
          <table:table-cell office:value-type="float" office:value="-62.266170501709" calcext:value-type="float">
            <text:p>-62,266170501709</text:p>
          </table:table-cell>
          <table:table-cell office:value-type="float" office:value="-62.2663803100586" calcext:value-type="float">
            <text:p>-62,2663803100586</text:p>
          </table:table-cell>
          <table:table-cell office:value-type="float" office:value="-62.2511253356934" calcext:value-type="float">
            <text:p>-62,2511253356934</text:p>
          </table:table-cell>
          <table:table-cell office:value-type="float" office:value="-62.2761383056641" calcext:value-type="float">
            <text:p>-62,2761383056641</text:p>
          </table:table-cell>
          <table:table-cell office:value-type="float" office:value="-62.269947052002" calcext:value-type="float">
            <text:p>-62,269947052002</text:p>
          </table:table-cell>
          <table:table-cell office:value-type="float" office:value="-62.2881469726563" calcext:value-type="float">
            <text:p>-62,2881469726563</text:p>
          </table:table-cell>
          <table:table-cell office:value-type="float" office:value="-62.2674598693848" calcext:value-type="float">
            <text:p>-62,2674598693848</text:p>
          </table:table-cell>
          <table:table-cell office:value-type="float" office:value="-62.2738914489746" calcext:value-type="float">
            <text:p>-62,2738914489746</text:p>
          </table:table-cell>
          <table:table-cell office:value-type="float" office:value="-62.2589988708496" calcext:value-type="float">
            <text:p>-62,2589988708496</text:p>
          </table:table-cell>
          <table:table-cell office:value-type="float" office:value="-62.2765502929688" calcext:value-type="float">
            <text:p>-62,2765502929688</text:p>
          </table:table-cell>
          <table:table-cell office:value-type="float" office:value="-62.2875671386719" calcext:value-type="float">
            <text:p>-62,2875671386719</text:p>
          </table:table-cell>
          <table:table-cell office:value-type="float" office:value="-62.2650527954102" calcext:value-type="float">
            <text:p>-62,2650527954102</text:p>
          </table:table-cell>
          <table:table-cell office:value-type="float" office:value="-62.2904777526856" calcext:value-type="float">
            <text:p>-62,2904777526856</text:p>
          </table:table-cell>
          <table:table-cell office:value-type="float" office:value="-62.2976379394531" calcext:value-type="float">
            <text:p>-62,2976379394531</text:p>
          </table:table-cell>
          <table:table-cell office:value-type="float" office:value="-62.2734375" calcext:value-type="float">
            <text:p>-62,2734375</text:p>
          </table:table-cell>
          <table:table-cell office:value-type="float" office:value="-62.2730216979981" calcext:value-type="float">
            <text:p>-62,2730216979981</text:p>
          </table:table-cell>
          <table:table-cell office:value-type="float" office:value="-62.2804565429688" calcext:value-type="float">
            <text:p>-62,2804565429688</text:p>
          </table:table-cell>
          <table:table-cell office:value-type="float" office:value="-62.2629776000977" calcext:value-type="float">
            <text:p>-62,2629776000977</text:p>
          </table:table-cell>
          <table:table-cell office:value-type="float" office:value="-62.2712783813477" calcext:value-type="float">
            <text:p>-62,2712783813477</text:p>
          </table:table-cell>
          <table:table-cell office:value-type="float" office:value="-62.2694511413574" calcext:value-type="float">
            <text:p>-62,2694511413574</text:p>
          </table:table-cell>
          <table:table-cell office:value-type="float" office:value="-62.2666702270508" calcext:value-type="float">
            <text:p>-62,2666702270508</text:p>
          </table:table-cell>
          <table:table-cell office:value-type="float" office:value="-62.2828254699707" calcext:value-type="float">
            <text:p>-62,2828254699707</text:p>
          </table:table-cell>
          <table:table-cell office:value-type="float" office:value="-62.2757186889648" calcext:value-type="float">
            <text:p>-62,2757186889648</text:p>
          </table:table-cell>
          <table:table-cell office:value-type="float" office:value="-62.2719841003418" calcext:value-type="float">
            <text:p>-62,2719841003418</text:p>
          </table:table-cell>
          <table:table-cell office:value-type="float" office:value="-62.2745590209961" calcext:value-type="float">
            <text:p>-62,2745590209961</text:p>
          </table:table-cell>
          <table:table-cell office:value-type="float" office:value="-62.258171081543" calcext:value-type="float">
            <text:p>-62,258171081543</text:p>
          </table:table-cell>
          <table:table-cell office:value-type="float" office:value="-62.2731056213379" calcext:value-type="float">
            <text:p>-62,2731056213379</text:p>
          </table:table-cell>
          <table:table-cell office:value-type="float" office:value="-62.268123626709" calcext:value-type="float">
            <text:p>-62,268123626709</text:p>
          </table:table-cell>
          <table:table-cell office:value-type="float" office:value="-62.2690391540527" calcext:value-type="float">
            <text:p>-62,2690391540527</text:p>
          </table:table-cell>
          <table:table-cell office:value-type="float" office:value="-62.2738075256348" calcext:value-type="float">
            <text:p>-62,2738075256348</text:p>
          </table:table-cell>
          <table:table-cell office:value-type="float" office:value="-62.2487640380859" calcext:value-type="float">
            <text:p>-62,2487640380859</text:p>
          </table:table-cell>
          <table:table-cell office:value-type="float" office:value="-62.2839469909668" calcext:value-type="float">
            <text:p>-62,2839469909668</text:p>
          </table:table-cell>
          <table:table-cell office:value-type="float" office:value="-62.2648048400879" calcext:value-type="float">
            <text:p>-62,2648048400879</text:p>
          </table:table-cell>
          <table:table-cell office:value-type="float" office:value="-62.2699890136719" calcext:value-type="float">
            <text:p>-62,2699890136719</text:p>
          </table:table-cell>
          <table:table-cell office:value-type="float" office:value="-62.2663803100586" calcext:value-type="float">
            <text:p>-62,2663803100586</text:p>
          </table:table-cell>
          <table:table-cell office:value-type="float" office:value="-62.2853202819824" calcext:value-type="float">
            <text:p>-62,2853202819824</text:p>
          </table:table-cell>
          <table:table-cell office:value-type="float" office:value="-62.270320892334" calcext:value-type="float">
            <text:p>-62,270320892334</text:p>
          </table:table-cell>
          <table:table-cell office:value-type="float" office:value="-62.2694931030273" calcext:value-type="float">
            <text:p>-62,2694931030273</text:p>
          </table:table-cell>
          <table:table-cell office:value-type="float" office:value="-62.264762878418" calcext:value-type="float">
            <text:p>-62,264762878418</text:p>
          </table:table-cell>
          <table:table-cell office:value-type="float" office:value="-62.2840728759766" calcext:value-type="float">
            <text:p>-62,2840728759766</text:p>
          </table:table-cell>
          <table:table-cell office:value-type="float" office:value="-62.2596626281738" calcext:value-type="float">
            <text:p>-62,2596626281738</text:p>
          </table:table-cell>
          <table:table-cell office:value-type="float" office:value="-62.2848205566406" calcext:value-type="float">
            <text:p>-62,2848205566406</text:p>
          </table:table-cell>
          <table:table-cell office:value-type="float" office:value="-62.2716522216797" calcext:value-type="float">
            <text:p>-62,2716522216797</text:p>
          </table:table-cell>
          <table:table-cell office:value-type="float" office:value="-62.2549362182617" calcext:value-type="float">
            <text:p>-62,2549362182617</text:p>
          </table:table-cell>
          <table:table-cell office:value-type="float" office:value="-62.2878150939941" calcext:value-type="float">
            <text:p>-62,2878150939941</text:p>
          </table:table-cell>
          <table:table-cell office:value-type="float" office:value="-62.2771759033203" calcext:value-type="float">
            <text:p>-62,2771759033203</text:p>
          </table:table-cell>
          <table:table-cell office:value-type="float" office:value="-62.2746810913086" calcext:value-type="float">
            <text:p>-62,2746810913086</text:p>
          </table:table-cell>
          <table:table-cell office:value-type="float" office:value="-62.272274017334" calcext:value-type="float">
            <text:p>-62,272274017334</text:p>
          </table:table-cell>
          <table:table-cell office:value-type="float" office:value="-62.2804985046387" calcext:value-type="float">
            <text:p>-62,2804985046387</text:p>
          </table:table-cell>
          <table:table-cell office:value-type="float" office:value="-62.2623558044434" calcext:value-type="float">
            <text:p>-62,2623558044434</text:p>
          </table:table-cell>
          <table:table-cell office:value-type="float" office:value="-62.2736015319824" calcext:value-type="float">
            <text:p>-62,2736015319824</text:p>
          </table:table-cell>
          <table:table-cell office:value-type="float" office:value="-62.2792510986328" calcext:value-type="float">
            <text:p>-62,2792510986328</text:p>
          </table:table-cell>
          <table:table-cell office:value-type="float" office:value="-62.2659225463867" calcext:value-type="float">
            <text:p>-62,2659225463867</text:p>
          </table:table-cell>
          <table:table-cell office:value-type="float" office:value="-62.2733955383301" calcext:value-type="float">
            <text:p>-62,2733955383301</text:p>
          </table:table-cell>
          <table:table-cell office:value-type="float" office:value="-62.2841148376465" calcext:value-type="float">
            <text:p>-62,2841148376465</text:p>
          </table:table-cell>
          <table:table-cell office:value-type="float" office:value="-62.2679138183594" calcext:value-type="float">
            <text:p>-62,2679138183594</text:p>
          </table:table-cell>
          <table:table-cell office:value-type="float" office:value="-62.2678337097168" calcext:value-type="float">
            <text:p>-62,2678337097168</text:p>
          </table:table-cell>
          <table:table-cell office:value-type="float" office:value="-62.2848205566406" calcext:value-type="float">
            <text:p>-62,2848205566406</text:p>
          </table:table-cell>
          <table:table-cell office:value-type="float" office:value="-62.2735595703125" calcext:value-type="float">
            <text:p>-62,2735595703125</text:p>
          </table:table-cell>
          <table:table-cell office:value-type="float" office:value="-62.2928504943848" calcext:value-type="float">
            <text:p>-62,2928504943848</text:p>
          </table:table-cell>
          <table:table-cell office:value-type="float" office:value="-62.2929306030273" calcext:value-type="float">
            <text:p>-62,2929306030273</text:p>
          </table:table-cell>
          <table:table-cell office:value-type="float" office:value="-62.2789611816406" calcext:value-type="float">
            <text:p>-62,2789611816406</text:p>
          </table:table-cell>
          <table:table-cell office:value-type="float" office:value="-62.2684936523438" calcext:value-type="float">
            <text:p>-62,2684936523438</text:p>
          </table:table-cell>
          <table:table-cell office:value-type="float" office:value="-62.2766342163086" calcext:value-type="float">
            <text:p>-62,2766342163086</text:p>
          </table:table-cell>
          <table:table-cell office:value-type="float" office:value="-62.2728157043457" calcext:value-type="float">
            <text:p>-62,2728157043457</text:p>
          </table:table-cell>
          <table:table-cell office:value-type="float" office:value="-62.2747230529785" calcext:value-type="float">
            <text:p>-62,2747230529785</text:p>
          </table:table-cell>
          <table:table-cell office:value-type="float" office:value="-62.2785873413086" calcext:value-type="float">
            <text:p>-62,2785873413086</text:p>
          </table:table-cell>
          <table:table-cell office:value-type="float" office:value="-62.2611923217773" calcext:value-type="float">
            <text:p>-62,2611923217773</text:p>
          </table:table-cell>
          <table:table-cell office:value-type="float" office:value="-62.2570114135742" calcext:value-type="float">
            <text:p>-62,2570114135742</text:p>
          </table:table-cell>
          <table:table-cell office:value-type="float" office:value="-62.2707824707031" calcext:value-type="float">
            <text:p>-62,2707824707031</text:p>
          </table:table-cell>
          <table:table-cell office:value-type="float" office:value="-62.2800827026367" calcext:value-type="float">
            <text:p>-62,2800827026367</text:p>
          </table:table-cell>
          <table:table-cell office:value-type="float" office:value="-62.2810401916504" calcext:value-type="float">
            <text:p>-62,2810401916504</text:p>
          </table:table-cell>
          <table:table-cell office:value-type="float" office:value="-62.2735595703125" calcext:value-type="float">
            <text:p>-62,2735595703125</text:p>
          </table:table-cell>
          <table:table-cell office:value-type="float" office:value="-62.2666702270508" calcext:value-type="float">
            <text:p>-62,2666702270508</text:p>
          </table:table-cell>
          <table:table-cell office:value-type="float" office:value="-62.2693290710449" calcext:value-type="float">
            <text:p>-62,2693290710449</text:p>
          </table:table-cell>
          <table:table-cell office:value-type="float" office:value="-62.2720642089844" calcext:value-type="float">
            <text:p>-62,2720642089844</text:p>
          </table:table-cell>
          <table:table-cell office:value-type="float" office:value="-62.2734375" calcext:value-type="float">
            <text:p>-62,2734375</text:p>
          </table:table-cell>
          <table:table-cell office:value-type="float" office:value="-62.271858215332" calcext:value-type="float">
            <text:p>-62,271858215332</text:p>
          </table:table-cell>
          <table:table-cell office:value-type="float" office:value="-62.2865715026856" calcext:value-type="float">
            <text:p>-62,2865715026856</text:p>
          </table:table-cell>
          <table:table-cell office:value-type="float" office:value="-62.267707824707" calcext:value-type="float">
            <text:p>-62,267707824707</text:p>
          </table:table-cell>
          <table:table-cell office:value-type="float" office:value="-62.2764282226563" calcext:value-type="float">
            <text:p>-62,2764282226563</text:p>
          </table:table-cell>
          <table:table-cell office:value-type="float" office:value="-62.2699089050293" calcext:value-type="float">
            <text:p>-62,2699089050293</text:p>
          </table:table-cell>
          <table:table-cell office:value-type="float" office:value="-62.253360748291" calcext:value-type="float">
            <text:p>-62,253360748291</text:p>
          </table:table-cell>
          <table:table-cell office:value-type="float" office:value="-62.2779235839844" calcext:value-type="float">
            <text:p>-62,2779235839844</text:p>
          </table:table-cell>
          <table:table-cell office:value-type="float" office:value="-62.2751388549805" calcext:value-type="float">
            <text:p>-62,2751388549805</text:p>
          </table:table-cell>
          <table:table-cell office:value-type="float" office:value="-62.2792091369629" calcext:value-type="float">
            <text:p>-62,2792091369629</text:p>
          </table:table-cell>
          <table:table-cell office:value-type="float" office:value="-62.2725257873535" calcext:value-type="float">
            <text:p>-62,2725257873535</text:p>
          </table:table-cell>
          <table:table-cell office:value-type="float" office:value="-62.2743110656738" calcext:value-type="float">
            <text:p>-62,2743110656738</text:p>
          </table:table-cell>
          <table:table-cell office:value-type="float" office:value="-62.2640953063965" calcext:value-type="float">
            <text:p>-62,2640953063965</text:p>
          </table:table-cell>
          <table:table-cell office:value-type="float" office:value="-62.2941818237305" calcext:value-type="float">
            <text:p>-62,2941818237305</text:p>
          </table:table-cell>
          <table:table-cell office:value-type="float" office:value="-62.2856140136719" calcext:value-type="float">
            <text:p>-62,2856140136719</text:p>
          </table:table-cell>
          <table:table-cell office:value-type="float" office:value="-62.256721496582" calcext:value-type="float">
            <text:p>-62,256721496582</text:p>
          </table:table-cell>
          <table:table-cell office:value-type="float" office:value="-62.2687034606934" calcext:value-type="float">
            <text:p>-62,2687034606934</text:p>
          </table:table-cell>
          <table:table-cell office:value-type="float" office:value="-62.2602005004883" calcext:value-type="float">
            <text:p>-62,2602005004883</text:p>
          </table:table-cell>
          <table:table-cell office:value-type="float" office:value="-62.2719421386719" calcext:value-type="float">
            <text:p>-62,2719421386719</text:p>
          </table:table-cell>
          <table:table-cell office:value-type="float" office:value="-62.268123626709" calcext:value-type="float">
            <text:p>-62,268123626709</text:p>
          </table:table-cell>
          <table:table-cell office:value-type="float" office:value="-62.269947052002" calcext:value-type="float">
            <text:p>-62,269947052002</text:p>
          </table:table-cell>
          <table:table-cell office:value-type="float" office:value="-62.2798767089844" calcext:value-type="float">
            <text:p>-62,2798767089844</text:p>
          </table:table-cell>
          <table:table-cell office:value-type="float" office:value="-62.2615280151367" calcext:value-type="float">
            <text:p>-62,2615280151367</text:p>
          </table:table-cell>
          <table:table-cell office:value-type="float" office:value="-62.2716102600098" calcext:value-type="float">
            <text:p>-62,2716102600098</text:p>
          </table:table-cell>
          <table:table-cell office:value-type="float" office:value="-62.2934341430664" calcext:value-type="float">
            <text:p>-62,2934341430664</text:p>
          </table:table-cell>
          <table:table-cell office:value-type="float" office:value="-62.2735176086426" calcext:value-type="float">
            <text:p>-62,2735176086426</text:p>
          </table:table-cell>
          <table:table-cell office:value-type="float" office:value="-62.285945892334" calcext:value-type="float">
            <text:p>-62,285945892334</text:p>
          </table:table-cell>
          <table:table-cell office:value-type="float" office:value="-62.2880668640137" calcext:value-type="float">
            <text:p>-62,2880668640137</text:p>
          </table:table-cell>
          <table:table-cell office:value-type="float" office:value="-62.2846565246582" calcext:value-type="float">
            <text:p>-62,2846565246582</text:p>
          </table:table-cell>
          <table:table-cell office:value-type="float" office:value="-62.2739753723145" calcext:value-type="float">
            <text:p>-62,2739753723145</text:p>
          </table:table-cell>
          <table:table-cell office:value-type="float" office:value="-62.2789192199707" calcext:value-type="float">
            <text:p>-62,2789192199707</text:p>
          </table:table-cell>
          <table:table-cell office:value-type="float" office:value="-62.2620658874512" calcext:value-type="float">
            <text:p>-62,2620658874512</text:p>
          </table:table-cell>
          <table:table-cell office:value-type="float" office:value="-62.2745170593262" calcext:value-type="float">
            <text:p>-62,2745170593262</text:p>
          </table:table-cell>
          <table:table-cell office:value-type="float" office:value="-62.2664184570313" calcext:value-type="float">
            <text:p>-62,2664184570313</text:p>
          </table:table-cell>
          <table:table-cell office:value-type="float" office:value="-62.2587089538574" calcext:value-type="float">
            <text:p>-62,2587089538574</text:p>
          </table:table-cell>
          <table:table-cell office:value-type="float" office:value="-62.267707824707" calcext:value-type="float">
            <text:p>-62,267707824707</text:p>
          </table:table-cell>
          <table:table-cell office:value-type="float" office:value="-62.2761383056641" calcext:value-type="float">
            <text:p>-62,2761383056641</text:p>
          </table:table-cell>
          <table:table-cell office:value-type="float" office:value="-62.2632675170898" calcext:value-type="float">
            <text:p>-62,2632675170898</text:p>
          </table:table-cell>
          <table:table-cell office:value-type="float" office:value="-62.2758865356445" calcext:value-type="float">
            <text:p>-62,2758865356445</text:p>
          </table:table-cell>
          <table:table-cell office:value-type="float" office:value="-62.2439231872559" calcext:value-type="float">
            <text:p>-62,2439231872559</text:p>
          </table:table-cell>
          <table:table-cell office:value-type="float" office:value="-62.2608604431152" calcext:value-type="float">
            <text:p>-62,2608604431152</text:p>
          </table:table-cell>
          <table:table-cell office:value-type="float" office:value="-62.2560958862305" calcext:value-type="float">
            <text:p>-62,2560958862305</text:p>
          </table:table-cell>
          <table:table-cell office:value-type="float" office:value="-62.2708244323731" calcext:value-type="float">
            <text:p>-62,2708244323731</text:p>
          </table:table-cell>
          <table:table-cell office:value-type="float" office:value="-62.2717742919922" calcext:value-type="float">
            <text:p>-62,2717742919922</text:p>
          </table:table-cell>
          <table:table-cell office:value-type="float" office:value="-62.2692031860352" calcext:value-type="float">
            <text:p>-62,2692031860352</text:p>
          </table:table-cell>
          <table:table-cell office:value-type="float" office:value="-62.2717323303223" calcext:value-type="float">
            <text:p>-62,2717323303223</text:p>
          </table:table-cell>
          <table:table-cell office:value-type="float" office:value="-62.263973236084" calcext:value-type="float">
            <text:p>-62,263973236084</text:p>
          </table:table-cell>
          <table:table-cell office:value-type="float" office:value="-62.2611923217773" calcext:value-type="float">
            <text:p>-62,2611923217773</text:p>
          </table:table-cell>
          <table:table-cell office:value-type="float" office:value="-62.2723541259766" calcext:value-type="float">
            <text:p>-62,2723541259766</text:p>
          </table:table-cell>
          <table:table-cell office:value-type="float" office:value="-62.2711524963379" calcext:value-type="float">
            <text:p>-62,2711524963379</text:p>
          </table:table-cell>
          <table:table-cell office:value-type="float" office:value="-62.2891464233398" calcext:value-type="float">
            <text:p>-62,2891464233398</text:p>
          </table:table-cell>
          <table:table-cell office:value-type="float" office:value="-62.2809982299805" calcext:value-type="float">
            <text:p>-62,2809982299805</text:p>
          </table:table-cell>
          <table:table-cell office:value-type="float" office:value="-62.2637252807617" calcext:value-type="float">
            <text:p>-62,2637252807617</text:p>
          </table:table-cell>
          <table:table-cell office:value-type="float" office:value="-62.252368927002" calcext:value-type="float">
            <text:p>-62,252368927002</text:p>
          </table:table-cell>
          <table:table-cell office:value-type="float" office:value="-62.2737274169922" calcext:value-type="float">
            <text:p>-62,2737274169922</text:p>
          </table:table-cell>
          <table:table-cell office:value-type="float" office:value="-62.2938041687012" calcext:value-type="float">
            <text:p>-62,2938041687012</text:p>
          </table:table-cell>
          <table:table-cell office:value-type="float" office:value="-62.2743530273438" calcext:value-type="float">
            <text:p>-62,2743530273438</text:p>
          </table:table-cell>
          <table:table-cell office:value-type="float" office:value="-62.2921867370606" calcext:value-type="float">
            <text:p>-62,2921867370606</text:p>
          </table:table-cell>
          <table:table-cell office:value-type="float" office:value="-62.2810401916504" calcext:value-type="float">
            <text:p>-62,2810401916504</text:p>
          </table:table-cell>
          <table:table-cell office:value-type="float" office:value="-62.2731895446777" calcext:value-type="float">
            <text:p>-62,2731895446777</text:p>
          </table:table-cell>
          <table:table-cell office:value-type="float" office:value="-62.2616958618164" calcext:value-type="float">
            <text:p>-62,2616958618164</text:p>
          </table:table-cell>
          <table:table-cell office:value-type="float" office:value="-62.2835350036621" calcext:value-type="float">
            <text:p>-62,2835350036621</text:p>
          </table:table-cell>
          <table:table-cell office:value-type="float" office:value="-62.2849464416504" calcext:value-type="float">
            <text:p>-62,2849464416504</text:p>
          </table:table-cell>
          <table:table-cell office:value-type="float" office:value="-62.2923927307129" calcext:value-type="float">
            <text:p>-62,2923927307129</text:p>
          </table:table-cell>
          <table:table-cell office:value-type="float" office:value="-62.2743911743164" calcext:value-type="float">
            <text:p>-62,2743911743164</text:p>
          </table:table-cell>
          <table:table-cell office:value-type="float" office:value="-62.2476043701172" calcext:value-type="float">
            <text:p>-62,2476043701172</text:p>
          </table:table-cell>
          <table:table-cell office:value-type="float" office:value="-62.2687873840332" calcext:value-type="float">
            <text:p>-62,2687873840332</text:p>
          </table:table-cell>
          <table:table-cell office:value-type="float" office:value="-62.2755928039551" calcext:value-type="float">
            <text:p>-62,2755928039551</text:p>
          </table:table-cell>
          <table:table-cell office:value-type="float" office:value="-62.2856140136719" calcext:value-type="float">
            <text:p>-62,2856140136719</text:p>
          </table:table-cell>
          <table:table-cell office:value-type="float" office:value="-62.2670860290527" calcext:value-type="float">
            <text:p>-62,2670860290527</text:p>
          </table:table-cell>
          <table:table-cell office:value-type="float" office:value="-62.2610740661621" calcext:value-type="float">
            <text:p>-62,2610740661621</text:p>
          </table:table-cell>
          <table:table-cell office:value-type="float" office:value="-62.2667961120606" calcext:value-type="float">
            <text:p>-62,2667961120606</text:p>
          </table:table-cell>
          <table:table-cell office:value-type="float" office:value="-62.2662963867188" calcext:value-type="float">
            <text:p>-62,2662963867188</text:p>
          </table:table-cell>
          <table:table-cell office:value-type="float" office:value="-62.2796249389648" calcext:value-type="float">
            <text:p>-62,2796249389648</text:p>
          </table:table-cell>
          <table:table-cell office:value-type="float" office:value="-62.2639312744141" calcext:value-type="float">
            <text:p>-62,2639312744141</text:p>
          </table:table-cell>
          <table:table-cell office:value-type="float" office:value="-62.2682456970215" calcext:value-type="float">
            <text:p>-62,2682456970215</text:p>
          </table:table-cell>
          <table:table-cell office:value-type="float" office:value="-62.2663803100586" calcext:value-type="float">
            <text:p>-62,2663803100586</text:p>
          </table:table-cell>
          <table:table-cell office:value-type="float" office:value="-62.2747650146484" calcext:value-type="float">
            <text:p>-62,2747650146484</text:p>
          </table:table-cell>
          <table:table-cell office:value-type="float" office:value="-62.2681655883789" calcext:value-type="float">
            <text:p>-62,2681655883789</text:p>
          </table:table-cell>
          <table:table-cell office:value-type="float" office:value="-62.2824096679688" calcext:value-type="float">
            <text:p>-62,2824096679688</text:p>
          </table:table-cell>
          <table:table-cell office:value-type="float" office:value="-62.2932243347168" calcext:value-type="float">
            <text:p>-62,2932243347168</text:p>
          </table:table-cell>
          <table:table-cell office:value-type="float" office:value="-62.2774658203125" calcext:value-type="float">
            <text:p>-62,2774658203125</text:p>
          </table:table-cell>
          <table:table-cell office:value-type="float" office:value="-62.2778816223145" calcext:value-type="float">
            <text:p>-62,2778816223145</text:p>
          </table:table-cell>
          <table:table-cell office:value-type="float" office:value="-62.2738494873047" calcext:value-type="float">
            <text:p>-62,2738494873047</text:p>
          </table:table-cell>
          <table:table-cell office:value-type="float" office:value="-62.2706985473633" calcext:value-type="float">
            <text:p>-62,2706985473633</text:p>
          </table:table-cell>
          <table:table-cell office:value-type="float" office:value="-62.2685356140137" calcext:value-type="float">
            <text:p>-62,2685356140137</text:p>
          </table:table-cell>
          <table:table-cell office:value-type="float" office:value="-62.2905197143555" calcext:value-type="float">
            <text:p>-62,2905197143555</text:p>
          </table:table-cell>
          <table:table-cell office:value-type="float" office:value="-62.2846145629883" calcext:value-type="float">
            <text:p>-62,2846145629883</text:p>
          </table:table-cell>
          <table:table-cell office:value-type="float" office:value="-62.2588729858398" calcext:value-type="float">
            <text:p>-62,2588729858398</text:p>
          </table:table-cell>
          <table:table-cell office:value-type="float" office:value="-62.2776336669922" calcext:value-type="float">
            <text:p>-62,2776336669922</text:p>
          </table:table-cell>
          <table:table-cell office:value-type="float" office:value="-62.2868194580078" calcext:value-type="float">
            <text:p>-62,2868194580078</text:p>
          </table:table-cell>
          <table:table-cell office:value-type="float" office:value="-62.2709465026856" calcext:value-type="float">
            <text:p>-62,2709465026856</text:p>
          </table:table-cell>
          <table:table-cell office:value-type="float" office:value="-62.2717742919922" calcext:value-type="float">
            <text:p>-62,2717742919922</text:p>
          </table:table-cell>
          <table:table-cell office:value-type="float" office:value="-62.2692451477051" calcext:value-type="float">
            <text:p>-62,2692451477051</text:p>
          </table:table-cell>
          <table:table-cell office:value-type="float" office:value="-62.2801246643066" calcext:value-type="float">
            <text:p>-62,2801246643066</text:p>
          </table:table-cell>
          <table:table-cell office:value-type="float" office:value="-62.2819938659668" calcext:value-type="float">
            <text:p>-62,2819938659668</text:p>
          </table:table-cell>
          <table:table-cell office:value-type="float" office:value="-62.2645568847656" calcext:value-type="float">
            <text:p>-62,2645568847656</text:p>
          </table:table-cell>
          <table:table-cell office:value-type="float" office:value="-62.2685356140137" calcext:value-type="float">
            <text:p>-62,2685356140137</text:p>
          </table:table-cell>
          <table:table-cell office:value-type="float" office:value="-62.2619018554688" calcext:value-type="float">
            <text:p>-62,2619018554688</text:p>
          </table:table-cell>
          <table:table-cell office:value-type="float" office:value="-62.2686614990234" calcext:value-type="float">
            <text:p>-62,2686614990234</text:p>
          </table:table-cell>
          <table:table-cell office:value-type="float" office:value="-62.2616119384766" calcext:value-type="float">
            <text:p>-62,2616119384766</text:p>
          </table:table-cell>
          <table:table-cell office:value-type="float" office:value="-62.2789192199707" calcext:value-type="float">
            <text:p>-62,2789192199707</text:p>
          </table:table-cell>
          <table:table-cell office:value-type="float" office:value="-62.2543144226074" calcext:value-type="float">
            <text:p>-62,2543144226074</text:p>
          </table:table-cell>
          <table:table-cell office:value-type="float" office:value="-62.2693290710449" calcext:value-type="float">
            <text:p>-62,2693290710449</text:p>
          </table:table-cell>
          <table:table-cell office:value-type="float" office:value="-62.2565116882324" calcext:value-type="float">
            <text:p>-62,2565116882324</text:p>
          </table:table-cell>
          <table:table-cell office:value-type="float" office:value="-62.2653427124023" calcext:value-type="float">
            <text:p>-62,2653427124023</text:p>
          </table:table-cell>
          <table:table-cell office:value-type="float" office:value="-62.2866096496582" calcext:value-type="float">
            <text:p>-62,2866096496582</text:p>
          </table:table-cell>
          <table:table-cell office:value-type="float" office:value="-62.2786712646484" calcext:value-type="float">
            <text:p>-62,2786712646484</text:p>
          </table:table-cell>
          <table:table-cell office:value-type="float" office:value="-62.2463188171387" calcext:value-type="float">
            <text:p>-62,2463188171387</text:p>
          </table:table-cell>
          <table:table-cell office:value-type="float" office:value="-62.2748069763184" calcext:value-type="float">
            <text:p>-62,2748069763184</text:p>
          </table:table-cell>
          <table:table-cell office:value-type="float" office:value="-62.2636833190918" calcext:value-type="float">
            <text:p>-62,2636833190918</text:p>
          </table:table-cell>
          <table:table-cell office:value-type="float" office:value="-62.27734375" calcext:value-type="float">
            <text:p>-62,27734375</text:p>
          </table:table-cell>
          <table:table-cell office:value-type="float" office:value="-62.2856140136719" calcext:value-type="float">
            <text:p>-62,2856140136719</text:p>
          </table:table-cell>
          <table:table-cell office:value-type="float" office:value="-62.2735595703125" calcext:value-type="float">
            <text:p>-62,2735595703125</text:p>
          </table:table-cell>
          <table:table-cell office:value-type="float" office:value="-62.2625236511231" calcext:value-type="float">
            <text:p>-62,2625236511231</text:p>
          </table:table-cell>
          <table:table-cell office:value-type="float" office:value="-62.263973236084" calcext:value-type="float">
            <text:p>-62,263973236084</text:p>
          </table:table-cell>
          <table:table-cell office:value-type="float" office:value="-62.2705688476563" calcext:value-type="float">
            <text:p>-62,2705688476563</text:p>
          </table:table-cell>
          <table:table-cell office:value-type="float" office:value="-62.2874450683594" calcext:value-type="float">
            <text:p>-62,2874450683594</text:p>
          </table:table-cell>
          <table:table-cell office:value-type="float" office:value="-62.2537345886231" calcext:value-type="float">
            <text:p>-62,2537345886231</text:p>
          </table:table-cell>
          <table:table-cell office:value-type="float" office:value="-62.2875671386719" calcext:value-type="float">
            <text:p>-62,2875671386719</text:p>
          </table:table-cell>
          <table:table-cell office:value-type="float" office:value="-62.2775917053223" calcext:value-type="float">
            <text:p>-62,2775917053223</text:p>
          </table:table-cell>
          <table:table-cell office:value-type="float" office:value="-62.2729377746582" calcext:value-type="float">
            <text:p>-62,2729377746582</text:p>
          </table:table-cell>
          <table:table-cell office:value-type="float" office:value="-62.2747650146484" calcext:value-type="float">
            <text:p>-62,2747650146484</text:p>
          </table:table-cell>
          <table:table-cell office:value-type="float" office:value="-62.2638053894043" calcext:value-type="float">
            <text:p>-62,2638053894043</text:p>
          </table:table-cell>
          <table:table-cell office:value-type="float" office:value="-62.2717742919922" calcext:value-type="float">
            <text:p>-62,2717742919922</text:p>
          </table:table-cell>
          <table:table-cell office:value-type="float" office:value="-62.2708244323731" calcext:value-type="float">
            <text:p>-62,2708244323731</text:p>
          </table:table-cell>
          <table:table-cell office:value-type="float" office:value="-62.2849884033203" calcext:value-type="float">
            <text:p>-62,2849884033203</text:p>
          </table:table-cell>
          <table:table-cell office:value-type="float" office:value="-62.2813720703125" calcext:value-type="float">
            <text:p>-62,2813720703125</text:p>
          </table:table-cell>
          <table:table-cell office:value-type="float" office:value="-62.2614059448242" calcext:value-type="float">
            <text:p>-62,2614059448242</text:p>
          </table:table-cell>
          <table:table-cell office:value-type="float" office:value="-62.2884788513184" calcext:value-type="float">
            <text:p>-62,2884788513184</text:p>
          </table:table-cell>
          <table:table-cell office:value-type="float" office:value="-62.2821998596191" calcext:value-type="float">
            <text:p>-62,2821998596191</text:p>
          </table:table-cell>
          <table:table-cell office:value-type="float" office:value="-62.2798767089844" calcext:value-type="float">
            <text:p>-62,2798767089844</text:p>
          </table:table-cell>
          <table:table-cell office:value-type="float" office:value="-62.2777137756348" calcext:value-type="float">
            <text:p>-62,2777137756348</text:p>
          </table:table-cell>
          <table:table-cell office:value-type="float" office:value="-62.2731475830078" calcext:value-type="float">
            <text:p>-62,2731475830078</text:p>
          </table:table-cell>
          <table:table-cell office:value-type="float" office:value="-62.2723121643066" calcext:value-type="float">
            <text:p>-62,2723121643066</text:p>
          </table:table-cell>
          <table:table-cell office:value-type="float" office:value="-62.2822875976563" calcext:value-type="float">
            <text:p>-62,2822875976563</text:p>
          </table:table-cell>
          <table:table-cell office:value-type="float" office:value="-62.2786712646484" calcext:value-type="float">
            <text:p>-62,2786712646484</text:p>
          </table:table-cell>
          <table:table-cell office:value-type="float" office:value="-62.2615280151367" calcext:value-type="float">
            <text:p>-62,2615280151367</text:p>
          </table:table-cell>
          <table:table-cell office:value-type="float" office:value="-62.2658805847168" calcext:value-type="float">
            <text:p>-62,2658805847168</text:p>
          </table:table-cell>
          <table:table-cell office:value-type="float" office:value="-62.2596206665039" calcext:value-type="float">
            <text:p>-62,2596206665039</text:p>
          </table:table-cell>
          <table:table-cell office:value-type="float" office:value="-62.2573013305664" calcext:value-type="float">
            <text:p>-62,2573013305664</text:p>
          </table:table-cell>
          <table:table-cell office:value-type="float" office:value="-62.2870674133301" calcext:value-type="float">
            <text:p>-62,2870674133301</text:p>
          </table:table-cell>
          <table:table-cell office:value-type="float" office:value="-62.2892684936523" calcext:value-type="float">
            <text:p>-62,2892684936523</text:p>
          </table:table-cell>
          <table:table-cell office:value-type="float" office:value="-62.2829895019531" calcext:value-type="float">
            <text:p>-62,2829895019531</text:p>
          </table:table-cell>
          <table:table-cell office:value-type="float" office:value="-62.3056793212891" calcext:value-type="float">
            <text:p>-62,3056793212891</text:p>
          </table:table-cell>
          <table:table-cell office:value-type="float" office:value="-62.2760543823242" calcext:value-type="float">
            <text:p>-62,2760543823242</text:p>
          </table:table-cell>
          <table:table-cell office:value-type="float" office:value="-62.2735176086426" calcext:value-type="float">
            <text:p>-62,2735176086426</text:p>
          </table:table-cell>
          <table:table-cell office:value-type="float" office:value="-62.2827415466309" calcext:value-type="float">
            <text:p>-62,2827415466309</text:p>
          </table:table-cell>
          <table:table-cell office:value-type="float" office:value="-62.2809562683106" calcext:value-type="float">
            <text:p>-62,2809562683106</text:p>
          </table:table-cell>
          <table:table-cell office:value-type="float" office:value="-62.2839469909668" calcext:value-type="float">
            <text:p>-62,2839469909668</text:p>
          </table:table-cell>
          <table:table-cell office:value-type="float" office:value="-62.2836570739746" calcext:value-type="float">
            <text:p>-62,2836570739746</text:p>
          </table:table-cell>
          <table:table-cell office:value-type="float" office:value="-62.2772178649902" calcext:value-type="float">
            <text:p>-62,2772178649902</text:p>
          </table:table-cell>
          <table:table-cell office:value-type="float" office:value="-62.2890205383301" calcext:value-type="float">
            <text:p>-62,2890205383301</text:p>
          </table:table-cell>
          <table:table-cell office:value-type="float" office:value="-62.246940612793" calcext:value-type="float">
            <text:p>-62,246940612793</text:p>
          </table:table-cell>
          <table:table-cell office:value-type="float" office:value="-62.2900199890137" calcext:value-type="float">
            <text:p>-62,2900199890137</text:p>
          </table:table-cell>
          <table:table-cell office:value-type="float" office:value="-62.269287109375" calcext:value-type="float">
            <text:p>-62,269287109375</text:p>
          </table:table-cell>
          <table:table-cell office:value-type="float" office:value="-62.2785453796387" calcext:value-type="float">
            <text:p>-62,2785453796387</text:p>
          </table:table-cell>
          <table:table-cell office:value-type="float" office:value="-62.2658004760742" calcext:value-type="float">
            <text:p>-62,2658004760742</text:p>
          </table:table-cell>
          <table:table-cell office:value-type="float" office:value="-62.2759284973145" calcext:value-type="float">
            <text:p>-62,2759284973145</text:p>
          </table:table-cell>
          <table:table-cell office:value-type="float" office:value="-62.2910995483398" calcext:value-type="float">
            <text:p>-62,2910995483398</text:p>
          </table:table-cell>
          <table:table-cell office:value-type="float" office:value="-62.2862739562988" calcext:value-type="float">
            <text:p>-62,2862739562988</text:p>
          </table:table-cell>
          <table:table-cell office:value-type="float" office:value="-62.2703628540039" calcext:value-type="float">
            <text:p>-62,2703628540039</text:p>
          </table:table-cell>
          <table:table-cell office:value-type="float" office:value="-62.290397644043" calcext:value-type="float">
            <text:p>-62,290397644043</text:p>
          </table:table-cell>
          <table:table-cell office:value-type="float" office:value="-62.2766761779785" calcext:value-type="float">
            <text:p>-62,2766761779785</text:p>
          </table:table-cell>
          <table:table-cell office:value-type="float" office:value="-62.4187774658203" calcext:value-type="float">
            <text:p>-62,4187774658203</text:p>
          </table:table-cell>
          <table:table-cell office:value-type="float" office:value="-62.4343299865723" calcext:value-type="float">
            <text:p>-62,4343299865723</text:p>
          </table:table-cell>
          <table:table-cell office:value-type="float" office:value="-62.4389419555664" calcext:value-type="float">
            <text:p>-62,4389419555664</text:p>
          </table:table-cell>
          <table:table-cell office:value-type="float" office:value="-62.434455871582" calcext:value-type="float">
            <text:p>-62,434455871582</text:p>
          </table:table-cell>
          <table:table-cell office:value-type="float" office:value="-62.4342422485352" calcext:value-type="float">
            <text:p>-62,4342422485352</text:p>
          </table:table-cell>
          <table:table-cell office:value-type="float" office:value="-62.4402542114258" calcext:value-type="float">
            <text:p>-62,4402542114258</text:p>
          </table:table-cell>
          <table:table-cell office:value-type="float" office:value="-62.4422836303711" calcext:value-type="float">
            <text:p>-62,4422836303711</text:p>
          </table:table-cell>
          <table:table-cell office:value-type="float" office:value="-62.4387283325195" calcext:value-type="float">
            <text:p>-62,4387283325195</text:p>
          </table:table-cell>
          <table:table-cell office:value-type="float" office:value="-62.4346237182617" calcext:value-type="float">
            <text:p>-62,4346237182617</text:p>
          </table:table-cell>
          <table:table-cell office:value-type="float" office:value="-62.4321327209473" calcext:value-type="float">
            <text:p>-62,4321327209473</text:p>
          </table:table-cell>
          <table:table-cell office:value-type="float" office:value="-62.4213981628418" calcext:value-type="float">
            <text:p>-62,4213981628418</text:p>
          </table:table-cell>
          <table:table-cell office:value-type="float" office:value="-62.4260025024414" calcext:value-type="float">
            <text:p>-62,4260025024414</text:p>
          </table:table-cell>
          <table:table-cell office:value-type="float" office:value="-62.4312400817871" calcext:value-type="float">
            <text:p>-62,4312400817871</text:p>
          </table:table-cell>
          <table:table-cell office:value-type="float" office:value="-62.4438133239746" calcext:value-type="float">
            <text:p>-62,4438133239746</text:p>
          </table:table-cell>
          <table:table-cell office:value-type="float" office:value="-62.4538497924805" calcext:value-type="float">
            <text:p>-62,4538497924805</text:p>
          </table:table-cell>
          <table:table-cell office:value-type="float" office:value="-62.4424514770508" calcext:value-type="float">
            <text:p>-62,4424514770508</text:p>
          </table:table-cell>
          <table:table-cell office:value-type="float" office:value="-62.4326362609863" calcext:value-type="float">
            <text:p>-62,4326362609863</text:p>
          </table:table-cell>
          <table:table-cell office:value-type="float" office:value="-62.4438934326172" calcext:value-type="float">
            <text:p>-62,4438934326172</text:p>
          </table:table-cell>
          <table:table-cell office:value-type="float" office:value="-62.450927734375" calcext:value-type="float">
            <text:p>-62,450927734375</text:p>
          </table:table-cell>
          <table:table-cell office:value-type="float" office:value="-62.4300155639648" calcext:value-type="float">
            <text:p>-62,4300155639648</text:p>
          </table:table-cell>
          <table:table-cell office:value-type="float" office:value="-62.4342422485352" calcext:value-type="float">
            <text:p>-62,4342422485352</text:p>
          </table:table-cell>
          <table:table-cell office:value-type="float" office:value="-62.4267997741699" calcext:value-type="float">
            <text:p>-62,4267997741699</text:p>
          </table:table-cell>
          <table:table-cell office:value-type="float" office:value="-62.4241828918457" calcext:value-type="float">
            <text:p>-62,4241828918457</text:p>
          </table:table-cell>
          <table:table-cell office:value-type="float" office:value="-62.4257469177246" calcext:value-type="float">
            <text:p>-62,4257469177246</text:p>
          </table:table-cell>
          <table:table-cell office:value-type="float" office:value="-62.4340744018555" calcext:value-type="float">
            <text:p>-62,4340744018555</text:p>
          </table:table-cell>
          <table:table-cell office:value-type="float" office:value="-62.4216918945313" calcext:value-type="float">
            <text:p>-62,4216918945313</text:p>
          </table:table-cell>
          <table:table-cell office:value-type="float" office:value="-62.424690246582" calcext:value-type="float">
            <text:p>-62,424690246582</text:p>
          </table:table-cell>
          <table:table-cell office:value-type="float" office:value="-62.4425392150879" calcext:value-type="float">
            <text:p>-62,4425392150879</text:p>
          </table:table-cell>
          <table:table-cell office:value-type="float" office:value="-62.4225769042969" calcext:value-type="float">
            <text:p>-62,4225769042969</text:p>
          </table:table-cell>
          <table:table-cell office:value-type="float" office:value="-62.4243087768555" calcext:value-type="float">
            <text:p>-62,4243087768555</text:p>
          </table:table-cell>
          <table:table-cell office:value-type="float" office:value="-62.4574966430664" calcext:value-type="float">
            <text:p>-62,4574966430664</text:p>
          </table:table-cell>
          <table:table-cell office:value-type="float" office:value="-62.4351768493652" calcext:value-type="float">
            <text:p>-62,4351768493652</text:p>
          </table:table-cell>
          <table:table-cell office:value-type="float" office:value="-62.4053192138672" calcext:value-type="float">
            <text:p>-62,4053192138672</text:p>
          </table:table-cell>
          <table:table-cell office:value-type="float" office:value="-62.4349250793457" calcext:value-type="float">
            <text:p>-62,4349250793457</text:p>
          </table:table-cell>
          <table:table-cell office:value-type="float" office:value="-62.4342041015625" calcext:value-type="float">
            <text:p>-62,4342041015625</text:p>
          </table:table-cell>
          <table:table-cell office:value-type="float" office:value="-62.439022064209" calcext:value-type="float">
            <text:p>-62,439022064209</text:p>
          </table:table-cell>
          <table:table-cell office:value-type="float" office:value="-62.4316635131836" calcext:value-type="float">
            <text:p>-62,4316635131836</text:p>
          </table:table-cell>
          <table:table-cell office:value-type="float" office:value="-62.4348793029785" calcext:value-type="float">
            <text:p>-62,4348793029785</text:p>
          </table:table-cell>
          <table:table-cell office:value-type="float" office:value="-62.4338226318359" calcext:value-type="float">
            <text:p>-62,4338226318359</text:p>
          </table:table-cell>
          <table:table-cell office:value-type="float" office:value="-62.4250297546387" calcext:value-type="float">
            <text:p>-62,4250297546387</text:p>
          </table:table-cell>
          <table:table-cell office:value-type="float" office:value="-62.4264640808106" calcext:value-type="float">
            <text:p>-62,4264640808106</text:p>
          </table:table-cell>
          <table:table-cell office:value-type="float" office:value="-62.4537696838379" calcext:value-type="float">
            <text:p>-62,4537696838379</text:p>
          </table:table-cell>
          <table:table-cell office:value-type="float" office:value="-62.4336090087891" calcext:value-type="float">
            <text:p>-62,4336090087891</text:p>
          </table:table-cell>
          <table:table-cell office:value-type="float" office:value="-62.4485549926758" calcext:value-type="float">
            <text:p>-62,4485549926758</text:p>
          </table:table-cell>
          <table:table-cell office:value-type="float" office:value="-62.4443588256836" calcext:value-type="float">
            <text:p>-62,4443588256836</text:p>
          </table:table-cell>
          <table:table-cell office:value-type="float" office:value="-62.4382667541504" calcext:value-type="float">
            <text:p>-62,4382667541504</text:p>
          </table:table-cell>
        </table:table-row>
        <table:table-row table:style-name="ro1">
          <table:table-cell office:value-type="float" office:value="-62.2908935546875" calcext:value-type="float">
            <text:p>-62,2908935546875</text:p>
          </table:table-cell>
          <table:table-cell office:value-type="float" office:value="-62.290225982666" calcext:value-type="float">
            <text:p>-62,290225982666</text:p>
          </table:table-cell>
          <table:table-cell office:value-type="float" office:value="-62.2664604187012" calcext:value-type="float">
            <text:p>-62,2664604187012</text:p>
          </table:table-cell>
          <table:table-cell office:value-type="float" office:value="-62.2821998596191" calcext:value-type="float">
            <text:p>-62,2821998596191</text:p>
          </table:table-cell>
          <table:table-cell office:value-type="float" office:value="-62.2700729370117" calcext:value-type="float">
            <text:p>-62,2700729370117</text:p>
          </table:table-cell>
          <table:table-cell office:value-type="float" office:value="-62.2810401916504" calcext:value-type="float">
            <text:p>-62,2810401916504</text:p>
          </table:table-cell>
          <table:table-cell office:value-type="float" office:value="-62.2741432189941" calcext:value-type="float">
            <text:p>-62,2741432189941</text:p>
          </table:table-cell>
          <table:table-cell office:value-type="float" office:value="-62.2861938476563" calcext:value-type="float">
            <text:p>-62,2861938476563</text:p>
          </table:table-cell>
          <table:table-cell office:value-type="float" office:value="-62.2998847961426" calcext:value-type="float">
            <text:p>-62,2998847961426</text:p>
          </table:table-cell>
          <table:table-cell office:value-type="float" office:value="-62.280704498291" calcext:value-type="float">
            <text:p>-62,280704498291</text:p>
          </table:table-cell>
          <table:table-cell office:value-type="float" office:value="-62.2965965270996" calcext:value-type="float">
            <text:p>-62,2965965270996</text:p>
          </table:table-cell>
          <table:table-cell office:value-type="float" office:value="-62.2692451477051" calcext:value-type="float">
            <text:p>-62,2692451477051</text:p>
          </table:table-cell>
          <table:table-cell office:value-type="float" office:value="-62.2968444824219" calcext:value-type="float">
            <text:p>-62,2968444824219</text:p>
          </table:table-cell>
          <table:table-cell office:value-type="float" office:value="-62.2933921813965" calcext:value-type="float">
            <text:p>-62,2933921813965</text:p>
          </table:table-cell>
          <table:table-cell office:value-type="float" office:value="-62.2873992919922" calcext:value-type="float">
            <text:p>-62,2873992919922</text:p>
          </table:table-cell>
          <table:table-cell office:value-type="float" office:value="-62.2983436584473" calcext:value-type="float">
            <text:p>-62,2983436584473</text:p>
          </table:table-cell>
          <table:table-cell office:value-type="float" office:value="-62.3009300231934" calcext:value-type="float">
            <text:p>-62,3009300231934</text:p>
          </table:table-cell>
          <table:table-cell office:value-type="float" office:value="-62.3012199401856" calcext:value-type="float">
            <text:p>-62,3012199401856</text:p>
          </table:table-cell>
          <table:table-cell office:value-type="float" office:value="-62.2913932800293" calcext:value-type="float">
            <text:p>-62,2913932800293</text:p>
          </table:table-cell>
          <table:table-cell office:value-type="float" office:value="-62.300178527832" calcext:value-type="float">
            <text:p>-62,300178527832</text:p>
          </table:table-cell>
          <table:table-cell office:value-type="float" office:value="-62.2823715209961" calcext:value-type="float">
            <text:p>-62,2823715209961</text:p>
          </table:table-cell>
          <table:table-cell office:value-type="float" office:value="-62.2912292480469" calcext:value-type="float">
            <text:p>-62,2912292480469</text:p>
          </table:table-cell>
          <table:table-cell office:value-type="float" office:value="-62.2924346923828" calcext:value-type="float">
            <text:p>-62,2924346923828</text:p>
          </table:table-cell>
          <table:table-cell office:value-type="float" office:value="-62.2718162536621" calcext:value-type="float">
            <text:p>-62,2718162536621</text:p>
          </table:table-cell>
          <table:table-cell office:value-type="float" office:value="-62.2760543823242" calcext:value-type="float">
            <text:p>-62,2760543823242</text:p>
          </table:table-cell>
          <table:table-cell office:value-type="float" office:value="-62.2815780639648" calcext:value-type="float">
            <text:p>-62,2815780639648</text:p>
          </table:table-cell>
          <table:table-cell office:value-type="float" office:value="-62.2851943969727" calcext:value-type="float">
            <text:p>-62,2851943969727</text:p>
          </table:table-cell>
          <table:table-cell office:value-type="float" office:value="-62.2868194580078" calcext:value-type="float">
            <text:p>-62,2868194580078</text:p>
          </table:table-cell>
          <table:table-cell office:value-type="float" office:value="-62.2757186889648" calcext:value-type="float">
            <text:p>-62,2757186889648</text:p>
          </table:table-cell>
          <table:table-cell office:value-type="float" office:value="-62.290225982666" calcext:value-type="float">
            <text:p>-62,290225982666</text:p>
          </table:table-cell>
          <table:table-cell office:value-type="float" office:value="-62.3025512695313" calcext:value-type="float">
            <text:p>-62,3025512695313</text:p>
          </table:table-cell>
          <table:table-cell office:value-type="float" office:value="-62.2752227783203" calcext:value-type="float">
            <text:p>-62,2752227783203</text:p>
          </table:table-cell>
          <table:table-cell office:value-type="float" office:value="-62.2741813659668" calcext:value-type="float">
            <text:p>-62,2741813659668</text:p>
          </table:table-cell>
          <table:table-cell office:value-type="float" office:value="-62.2499656677246" calcext:value-type="float">
            <text:p>-62,2499656677246</text:p>
          </table:table-cell>
          <table:table-cell office:value-type="float" office:value="-62.2967224121094" calcext:value-type="float">
            <text:p>-62,2967224121094</text:p>
          </table:table-cell>
          <table:table-cell office:value-type="float" office:value="-62.2779235839844" calcext:value-type="float">
            <text:p>-62,2779235839844</text:p>
          </table:table-cell>
          <table:table-cell office:value-type="float" office:value="-62.2968444824219" calcext:value-type="float">
            <text:p>-62,2968444824219</text:p>
          </table:table-cell>
          <table:table-cell office:value-type="float" office:value="-62.2766761779785" calcext:value-type="float">
            <text:p>-62,2766761779785</text:p>
          </table:table-cell>
          <table:table-cell office:value-type="float" office:value="-62.2802505493164" calcext:value-type="float">
            <text:p>-62,2802505493164</text:p>
          </table:table-cell>
          <table:table-cell office:value-type="float" office:value="-62.278507232666" calcext:value-type="float">
            <text:p>-62,278507232666</text:p>
          </table:table-cell>
          <table:table-cell office:value-type="float" office:value="-62.2899360656738" calcext:value-type="float">
            <text:p>-62,2899360656738</text:p>
          </table:table-cell>
          <table:table-cell office:value-type="float" office:value="-62.2916831970215" calcext:value-type="float">
            <text:p>-62,2916831970215</text:p>
          </table:table-cell>
          <table:table-cell office:value-type="float" office:value="-62.287899017334" calcext:value-type="float">
            <text:p>-62,287899017334</text:p>
          </table:table-cell>
          <table:table-cell office:value-type="float" office:value="-62.2890205383301" calcext:value-type="float">
            <text:p>-62,2890205383301</text:p>
          </table:table-cell>
          <table:table-cell office:value-type="float" office:value="-62.2689971923828" calcext:value-type="float">
            <text:p>-62,2689971923828</text:p>
          </table:table-cell>
          <table:table-cell office:value-type="float" office:value="-62.30859375" calcext:value-type="float">
            <text:p>-62,30859375</text:p>
          </table:table-cell>
          <table:table-cell office:value-type="float" office:value="-62.2866096496582" calcext:value-type="float">
            <text:p>-62,2866096496582</text:p>
          </table:table-cell>
          <table:table-cell office:value-type="float" office:value="-62.2997627258301" calcext:value-type="float">
            <text:p>-62,2997627258301</text:p>
          </table:table-cell>
          <table:table-cell office:value-type="float" office:value="-62.287899017334" calcext:value-type="float">
            <text:p>-62,287899017334</text:p>
          </table:table-cell>
          <table:table-cell office:value-type="float" office:value="-62.3132247924805" calcext:value-type="float">
            <text:p>-62,3132247924805</text:p>
          </table:table-cell>
          <table:table-cell office:value-type="float" office:value="-62.2868995666504" calcext:value-type="float">
            <text:p>-62,2868995666504</text:p>
          </table:table-cell>
          <table:table-cell office:value-type="float" office:value="-62.3098068237305" calcext:value-type="float">
            <text:p>-62,3098068237305</text:p>
          </table:table-cell>
          <table:table-cell office:value-type="float" office:value="-62.2991790771484" calcext:value-type="float">
            <text:p>-62,2991790771484</text:p>
          </table:table-cell>
          <table:table-cell office:value-type="float" office:value="-62.2836151123047" calcext:value-type="float">
            <text:p>-62,2836151123047</text:p>
          </table:table-cell>
          <table:table-cell office:value-type="float" office:value="-62.2937622070313" calcext:value-type="float">
            <text:p>-62,2937622070313</text:p>
          </table:table-cell>
          <table:table-cell office:value-type="float" office:value="-62.3035087585449" calcext:value-type="float">
            <text:p>-62,3035087585449</text:p>
          </table:table-cell>
          <table:table-cell office:value-type="float" office:value="-62.2848625183106" calcext:value-type="float">
            <text:p>-62,2848625183106</text:p>
          </table:table-cell>
          <table:table-cell office:value-type="float" office:value="-62.2777976989746" calcext:value-type="float">
            <text:p>-62,2777976989746</text:p>
          </table:table-cell>
          <table:table-cell office:value-type="float" office:value="-62.2910575866699" calcext:value-type="float">
            <text:p>-62,2910575866699</text:p>
          </table:table-cell>
          <table:table-cell office:value-type="float" office:value="-62.2961387634277" calcext:value-type="float">
            <text:p>-62,2961387634277</text:p>
          </table:table-cell>
          <table:table-cell office:value-type="float" office:value="-62.2794151306152" calcext:value-type="float">
            <text:p>-62,2794151306152</text:p>
          </table:table-cell>
          <table:table-cell office:value-type="float" office:value="-62.3010520935059" calcext:value-type="float">
            <text:p>-62,3010520935059</text:p>
          </table:table-cell>
          <table:table-cell office:value-type="float" office:value="-62.2850303649902" calcext:value-type="float">
            <text:p>-62,2850303649902</text:p>
          </table:table-cell>
          <table:table-cell office:value-type="float" office:value="-62.2632255554199" calcext:value-type="float">
            <text:p>-62,2632255554199</text:p>
          </table:table-cell>
          <table:table-cell office:value-type="float" office:value="-62.275764465332" calcext:value-type="float">
            <text:p>-62,275764465332</text:p>
          </table:table-cell>
          <table:table-cell office:value-type="float" office:value="-62.2812461853027" calcext:value-type="float">
            <text:p>-62,2812461853027</text:p>
          </table:table-cell>
          <table:table-cell office:value-type="float" office:value="-62.2882308959961" calcext:value-type="float">
            <text:p>-62,2882308959961</text:p>
          </table:table-cell>
          <table:table-cell office:value-type="float" office:value="-62.2906036376953" calcext:value-type="float">
            <text:p>-62,2906036376953</text:p>
          </table:table-cell>
          <table:table-cell office:value-type="float" office:value="-62.2856140136719" calcext:value-type="float">
            <text:p>-62,2856140136719</text:p>
          </table:table-cell>
          <table:table-cell office:value-type="float" office:value="-62.295597076416" calcext:value-type="float">
            <text:p>-62,295597076416</text:p>
          </table:table-cell>
          <table:table-cell office:value-type="float" office:value="-62.2986755371094" calcext:value-type="float">
            <text:p>-62,2986755371094</text:p>
          </table:table-cell>
          <table:table-cell office:value-type="float" office:value="-62.3034248352051" calcext:value-type="float">
            <text:p>-62,3034248352051</text:p>
          </table:table-cell>
          <table:table-cell office:value-type="float" office:value="-62.2780876159668" calcext:value-type="float">
            <text:p>-62,2780876159668</text:p>
          </table:table-cell>
          <table:table-cell office:value-type="float" office:value="-62.3098449707031" calcext:value-type="float">
            <text:p>-62,3098449707031</text:p>
          </table:table-cell>
          <table:table-cell office:value-type="float" office:value="-62.3041763305664" calcext:value-type="float">
            <text:p>-62,3041763305664</text:p>
          </table:table-cell>
          <table:table-cell office:value-type="float" office:value="-62.301887512207" calcext:value-type="float">
            <text:p>-62,301887512207</text:p>
          </table:table-cell>
          <table:table-cell office:value-type="float" office:value="-62.2970123291016" calcext:value-type="float">
            <text:p>-62,2970123291016</text:p>
          </table:table-cell>
          <table:table-cell office:value-type="float" office:value="-62.3226165771484" calcext:value-type="float">
            <text:p>-62,3226165771484</text:p>
          </table:table-cell>
          <table:table-cell office:value-type="float" office:value="-62.3048439025879" calcext:value-type="float">
            <text:p>-62,3048439025879</text:p>
          </table:table-cell>
          <table:table-cell office:value-type="float" office:value="-62.2948913574219" calcext:value-type="float">
            <text:p>-62,2948913574219</text:p>
          </table:table-cell>
          <table:table-cell office:value-type="float" office:value="-62.300178527832" calcext:value-type="float">
            <text:p>-62,300178527832</text:p>
          </table:table-cell>
          <table:table-cell office:value-type="float" office:value="-62.2813720703125" calcext:value-type="float">
            <text:p>-62,2813720703125</text:p>
          </table:table-cell>
          <table:table-cell office:value-type="float" office:value="-62.2898941040039" calcext:value-type="float">
            <text:p>-62,2898941040039</text:p>
          </table:table-cell>
          <table:table-cell office:value-type="float" office:value="-62.2953453063965" calcext:value-type="float">
            <text:p>-62,2953453063965</text:p>
          </table:table-cell>
          <table:table-cell office:value-type="float" office:value="-62.2932662963867" calcext:value-type="float">
            <text:p>-62,2932662963867</text:p>
          </table:table-cell>
          <table:table-cell office:value-type="float" office:value="-62.297306060791" calcext:value-type="float">
            <text:p>-62,297306060791</text:p>
          </table:table-cell>
          <table:table-cell office:value-type="float" office:value="-62.2792510986328" calcext:value-type="float">
            <text:p>-62,2792510986328</text:p>
          </table:table-cell>
          <table:table-cell office:value-type="float" office:value="-62.2810821533203" calcext:value-type="float">
            <text:p>-62,2810821533203</text:p>
          </table:table-cell>
          <table:table-cell office:value-type="float" office:value="-62.2821998596191" calcext:value-type="float">
            <text:p>-62,2821998596191</text:p>
          </table:table-cell>
          <table:table-cell office:value-type="float" office:value="-62.2900199890137" calcext:value-type="float">
            <text:p>-62,2900199890137</text:p>
          </table:table-cell>
          <table:table-cell office:value-type="float" office:value="-62.2916450500488" calcext:value-type="float">
            <text:p>-62,2916450500488</text:p>
          </table:table-cell>
          <table:table-cell office:value-type="float" office:value="-62.2668380737305" calcext:value-type="float">
            <text:p>-62,2668380737305</text:p>
          </table:table-cell>
          <table:table-cell office:value-type="float" office:value="-62.2846145629883" calcext:value-type="float">
            <text:p>-62,2846145629883</text:p>
          </table:table-cell>
          <table:table-cell office:value-type="float" office:value="-62.2881889343262" calcext:value-type="float">
            <text:p>-62,2881889343262</text:p>
          </table:table-cell>
          <table:table-cell office:value-type="float" office:value="-62.2921867370606" calcext:value-type="float">
            <text:p>-62,2921867370606</text:p>
          </table:table-cell>
          <table:table-cell office:value-type="float" office:value="-62.2886505126953" calcext:value-type="float">
            <text:p>-62,2886505126953</text:p>
          </table:table-cell>
          <table:table-cell office:value-type="float" office:value="-62.294059753418" calcext:value-type="float">
            <text:p>-62,294059753418</text:p>
          </table:table-cell>
          <table:table-cell office:value-type="float" office:value="-62.2955131530762" calcext:value-type="float">
            <text:p>-62,2955131530762</text:p>
          </table:table-cell>
          <table:table-cell office:value-type="float" office:value="-62.2966804504395" calcext:value-type="float">
            <text:p>-62,2966804504395</text:p>
          </table:table-cell>
          <table:table-cell office:value-type="float" office:value="-62.2775077819824" calcext:value-type="float">
            <text:p>-62,2775077819824</text:p>
          </table:table-cell>
          <table:table-cell office:value-type="float" office:value="-62.2946434020996" calcext:value-type="float">
            <text:p>-62,2946434020996</text:p>
          </table:table-cell>
          <table:table-cell office:value-type="float" office:value="-62.2925186157227" calcext:value-type="float">
            <text:p>-62,2925186157227</text:p>
          </table:table-cell>
          <table:table-cell office:value-type="float" office:value="-62.2951812744141" calcext:value-type="float">
            <text:p>-62,2951812744141</text:p>
          </table:table-cell>
          <table:table-cell office:value-type="float" office:value="-62.302303314209" calcext:value-type="float">
            <text:p>-62,302303314209</text:p>
          </table:table-cell>
          <table:table-cell office:value-type="float" office:value="-62.2725257873535" calcext:value-type="float">
            <text:p>-62,2725257873535</text:p>
          </table:table-cell>
          <table:table-cell office:value-type="float" office:value="-62.279167175293" calcext:value-type="float">
            <text:p>-62,279167175293</text:p>
          </table:table-cell>
          <table:table-cell office:value-type="float" office:value="-62.280704498291" calcext:value-type="float">
            <text:p>-62,280704498291</text:p>
          </table:table-cell>
          <table:table-cell office:value-type="float" office:value="-62.2966384887695" calcext:value-type="float">
            <text:p>-62,2966384887695</text:p>
          </table:table-cell>
          <table:table-cell office:value-type="float" office:value="-62.2951393127441" calcext:value-type="float">
            <text:p>-62,2951393127441</text:p>
          </table:table-cell>
          <table:table-cell office:value-type="float" office:value="-62.2977180480957" calcext:value-type="float">
            <text:p>-62,2977180480957</text:p>
          </table:table-cell>
          <table:table-cell office:value-type="float" office:value="-62.3103904724121" calcext:value-type="float">
            <text:p>-62,3103904724121</text:p>
          </table:table-cell>
          <table:table-cell office:value-type="float" office:value="-62.2976379394531" calcext:value-type="float">
            <text:p>-62,2976379394531</text:p>
          </table:table-cell>
          <table:table-cell office:value-type="float" office:value="-62.2994270324707" calcext:value-type="float">
            <text:p>-62,2994270324707</text:p>
          </table:table-cell>
          <table:table-cell office:value-type="float" office:value="-62.2875671386719" calcext:value-type="float">
            <text:p>-62,2875671386719</text:p>
          </table:table-cell>
          <table:table-cell office:value-type="float" office:value="-62.2922286987305" calcext:value-type="float">
            <text:p>-62,2922286987305</text:p>
          </table:table-cell>
          <table:table-cell office:value-type="float" office:value="-62.279712677002" calcext:value-type="float">
            <text:p>-62,279712677002</text:p>
          </table:table-cell>
          <table:table-cell office:value-type="float" office:value="-62.2808303833008" calcext:value-type="float">
            <text:p>-62,2808303833008</text:p>
          </table:table-cell>
          <table:table-cell office:value-type="float" office:value="-62.2816619873047" calcext:value-type="float">
            <text:p>-62,2816619873047</text:p>
          </table:table-cell>
          <table:table-cell office:value-type="float" office:value="-62.2633514404297" calcext:value-type="float">
            <text:p>-62,2633514404297</text:p>
          </table:table-cell>
          <table:table-cell office:value-type="float" office:value="-62.2886505126953" calcext:value-type="float">
            <text:p>-62,2886505126953</text:p>
          </table:table-cell>
          <table:table-cell office:value-type="float" office:value="-62.2789192199707" calcext:value-type="float">
            <text:p>-62,2789192199707</text:p>
          </table:table-cell>
          <table:table-cell office:value-type="float" office:value="-62.2805824279785" calcext:value-type="float">
            <text:p>-62,2805824279785</text:p>
          </table:table-cell>
          <table:table-cell office:value-type="float" office:value="-62.2785873413086" calcext:value-type="float">
            <text:p>-62,2785873413086</text:p>
          </table:table-cell>
          <table:table-cell office:value-type="float" office:value="-62.2947654724121" calcext:value-type="float">
            <text:p>-62,2947654724121</text:p>
          </table:table-cell>
          <table:table-cell office:value-type="float" office:value="-62.2713623046875" calcext:value-type="float">
            <text:p>-62,2713623046875</text:p>
          </table:table-cell>
          <table:table-cell office:value-type="float" office:value="-62.3020935058594" calcext:value-type="float">
            <text:p>-62,3020935058594</text:p>
          </table:table-cell>
          <table:table-cell office:value-type="float" office:value="-62.2993431091309" calcext:value-type="float">
            <text:p>-62,2993431091309</text:p>
          </table:table-cell>
          <table:table-cell office:value-type="float" office:value="-62.2731475830078" calcext:value-type="float">
            <text:p>-62,2731475830078</text:p>
          </table:table-cell>
          <table:table-cell office:value-type="float" office:value="-62.2782135009766" calcext:value-type="float">
            <text:p>-62,2782135009766</text:p>
          </table:table-cell>
          <table:table-cell office:value-type="float" office:value="-62.2917671203613" calcext:value-type="float">
            <text:p>-62,2917671203613</text:p>
          </table:table-cell>
          <table:table-cell office:value-type="float" office:value="-62.2976379394531" calcext:value-type="float">
            <text:p>-62,2976379394531</text:p>
          </table:table-cell>
          <table:table-cell office:value-type="float" office:value="-62.288688659668" calcext:value-type="float">
            <text:p>-62,288688659668</text:p>
          </table:table-cell>
          <table:table-cell office:value-type="float" office:value="-62.2809982299805" calcext:value-type="float">
            <text:p>-62,2809982299805</text:p>
          </table:table-cell>
          <table:table-cell office:value-type="float" office:value="-62.3114738464356" calcext:value-type="float">
            <text:p>-62,3114738464356</text:p>
          </table:table-cell>
          <table:table-cell office:value-type="float" office:value="-62.2924346923828" calcext:value-type="float">
            <text:p>-62,2924346923828</text:p>
          </table:table-cell>
          <table:table-cell office:value-type="float" office:value="-62.2615280151367" calcext:value-type="float">
            <text:p>-62,2615280151367</text:p>
          </table:table-cell>
          <table:table-cell office:value-type="float" office:value="-62.2910995483398" calcext:value-type="float">
            <text:p>-62,2910995483398</text:p>
          </table:table-cell>
          <table:table-cell office:value-type="float" office:value="-62.2857780456543" calcext:value-type="float">
            <text:p>-62,2857780456543</text:p>
          </table:table-cell>
          <table:table-cell office:value-type="float" office:value="-62.2947654724121" calcext:value-type="float">
            <text:p>-62,2947654724121</text:p>
          </table:table-cell>
          <table:table-cell office:value-type="float" office:value="-62.283576965332" calcext:value-type="float">
            <text:p>-62,283576965332</text:p>
          </table:table-cell>
          <table:table-cell office:value-type="float" office:value="-62.2721481323242" calcext:value-type="float">
            <text:p>-62,2721481323242</text:p>
          </table:table-cell>
          <table:table-cell office:value-type="float" office:value="-62.2790870666504" calcext:value-type="float">
            <text:p>-62,2790870666504</text:p>
          </table:table-cell>
          <table:table-cell office:value-type="float" office:value="-62.2753448486328" calcext:value-type="float">
            <text:p>-62,2753448486328</text:p>
          </table:table-cell>
          <table:table-cell office:value-type="float" office:value="-62.2907676696777" calcext:value-type="float">
            <text:p>-62,2907676696777</text:p>
          </table:table-cell>
          <table:table-cell office:value-type="float" office:value="-62.2869415283203" calcext:value-type="float">
            <text:p>-62,2869415283203</text:p>
          </table:table-cell>
          <table:table-cell office:value-type="float" office:value="-62.2792091369629" calcext:value-type="float">
            <text:p>-62,2792091369629</text:p>
          </table:table-cell>
          <table:table-cell office:value-type="float" office:value="-62.2919731140137" calcext:value-type="float">
            <text:p>-62,2919731140137</text:p>
          </table:table-cell>
          <table:table-cell office:value-type="float" office:value="-62.2798347473145" calcext:value-type="float">
            <text:p>-62,2798347473145</text:p>
          </table:table-cell>
          <table:table-cell office:value-type="float" office:value="-62.2820777893066" calcext:value-type="float">
            <text:p>-62,2820777893066</text:p>
          </table:table-cell>
          <table:table-cell office:value-type="float" office:value="-62.2945137023926" calcext:value-type="float">
            <text:p>-62,2945137023926</text:p>
          </table:table-cell>
          <table:table-cell office:value-type="float" office:value="-62.3043403625488" calcext:value-type="float">
            <text:p>-62,3043403625488</text:p>
          </table:table-cell>
          <table:table-cell office:value-type="float" office:value="-62.296802520752" calcext:value-type="float">
            <text:p>-62,296802520752</text:p>
          </table:table-cell>
          <table:table-cell office:value-type="float" office:value="-62.3347358703613" calcext:value-type="float">
            <text:p>-62,3347358703613</text:p>
          </table:table-cell>
          <table:table-cell office:value-type="float" office:value="-62.2956809997559" calcext:value-type="float">
            <text:p>-62,2956809997559</text:p>
          </table:table-cell>
          <table:table-cell office:value-type="float" office:value="-62.2755165100098" calcext:value-type="float">
            <text:p>-62,2755165100098</text:p>
          </table:table-cell>
          <table:table-cell office:value-type="float" office:value="-62.2880249023438" calcext:value-type="float">
            <text:p>-62,2880249023438</text:p>
          </table:table-cell>
          <table:table-cell office:value-type="float" office:value="-62.2927665710449" calcext:value-type="float">
            <text:p>-62,2927665710449</text:p>
          </table:table-cell>
          <table:table-cell office:value-type="float" office:value="-62.2849884033203" calcext:value-type="float">
            <text:p>-62,2849884033203</text:p>
          </table:table-cell>
          <table:table-cell office:value-type="float" office:value="-62.2968444824219" calcext:value-type="float">
            <text:p>-62,2968444824219</text:p>
          </table:table-cell>
          <table:table-cell office:value-type="float" office:value="-62.2870674133301" calcext:value-type="float">
            <text:p>-62,2870674133301</text:p>
          </table:table-cell>
          <table:table-cell office:value-type="float" office:value="-62.259162902832" calcext:value-type="float">
            <text:p>-62,259162902832</text:p>
          </table:table-cell>
          <table:table-cell office:value-type="float" office:value="-62.2706985473633" calcext:value-type="float">
            <text:p>-62,2706985473633</text:p>
          </table:table-cell>
          <table:table-cell office:value-type="float" office:value="-62.2878570556641" calcext:value-type="float">
            <text:p>-62,2878570556641</text:p>
          </table:table-cell>
          <table:table-cell office:value-type="float" office:value="-62.2952651977539" calcext:value-type="float">
            <text:p>-62,2952651977539</text:p>
          </table:table-cell>
          <table:table-cell office:value-type="float" office:value="-62.2906036376953" calcext:value-type="float">
            <text:p>-62,2906036376953</text:p>
          </table:table-cell>
          <table:table-cell office:value-type="float" office:value="-62.3080520629883" calcext:value-type="float">
            <text:p>-62,3080520629883</text:p>
          </table:table-cell>
          <table:table-cell office:value-type="float" office:value="-62.2880249023438" calcext:value-type="float">
            <text:p>-62,2880249023438</text:p>
          </table:table-cell>
          <table:table-cell office:value-type="float" office:value="-62.2792930603027" calcext:value-type="float">
            <text:p>-62,2792930603027</text:p>
          </table:table-cell>
          <table:table-cell office:value-type="float" office:value="-62.277961730957" calcext:value-type="float">
            <text:p>-62,277961730957</text:p>
          </table:table-cell>
          <table:table-cell office:value-type="float" office:value="-62.3021774291992" calcext:value-type="float">
            <text:p>-62,3021774291992</text:p>
          </table:table-cell>
          <table:table-cell office:value-type="float" office:value="-62.2945976257324" calcext:value-type="float">
            <text:p>-62,2945976257324</text:p>
          </table:table-cell>
          <table:table-cell office:value-type="float" office:value="-62.2913551330566" calcext:value-type="float">
            <text:p>-62,2913551330566</text:p>
          </table:table-cell>
          <table:table-cell office:value-type="float" office:value="-62.290397644043" calcext:value-type="float">
            <text:p>-62,290397644043</text:p>
          </table:table-cell>
          <table:table-cell office:value-type="float" office:value="-62.2853622436523" calcext:value-type="float">
            <text:p>-62,2853622436523</text:p>
          </table:table-cell>
          <table:table-cell office:value-type="float" office:value="-62.3022575378418" calcext:value-type="float">
            <text:p>-62,3022575378418</text:p>
          </table:table-cell>
          <table:table-cell office:value-type="float" office:value="-62.2830314636231" calcext:value-type="float">
            <text:p>-62,2830314636231</text:p>
          </table:table-cell>
          <table:table-cell office:value-type="float" office:value="-62.2942237854004" calcext:value-type="float">
            <text:p>-62,2942237854004</text:p>
          </table:table-cell>
          <table:table-cell office:value-type="float" office:value="-62.3050117492676" calcext:value-type="float">
            <text:p>-62,3050117492676</text:p>
          </table:table-cell>
          <table:table-cell office:value-type="float" office:value="-62.2917251586914" calcext:value-type="float">
            <text:p>-62,2917251586914</text:p>
          </table:table-cell>
          <table:table-cell office:value-type="float" office:value="-62.3038444519043" calcext:value-type="float">
            <text:p>-62,3038444519043</text:p>
          </table:table-cell>
          <table:table-cell office:value-type="float" office:value="-62.287483215332" calcext:value-type="float">
            <text:p>-62,287483215332</text:p>
          </table:table-cell>
          <table:table-cell office:value-type="float" office:value="-62.2652206420898" calcext:value-type="float">
            <text:p>-62,2652206420898</text:p>
          </table:table-cell>
          <table:table-cell office:value-type="float" office:value="-62.2863159179688" calcext:value-type="float">
            <text:p>-62,2863159179688</text:p>
          </table:table-cell>
          <table:table-cell office:value-type="float" office:value="-62.2770538330078" calcext:value-type="float">
            <text:p>-62,2770538330078</text:p>
          </table:table-cell>
          <table:table-cell office:value-type="float" office:value="-62.2702789306641" calcext:value-type="float">
            <text:p>-62,2702789306641</text:p>
          </table:table-cell>
          <table:table-cell office:value-type="float" office:value="-62.2820777893066" calcext:value-type="float">
            <text:p>-62,2820777893066</text:p>
          </table:table-cell>
          <table:table-cell office:value-type="float" office:value="-62.274227142334" calcext:value-type="float">
            <text:p>-62,274227142334</text:p>
          </table:table-cell>
          <table:table-cell office:value-type="float" office:value="-62.2953872680664" calcext:value-type="float">
            <text:p>-62,2953872680664</text:p>
          </table:table-cell>
          <table:table-cell office:value-type="float" office:value="-62.2556800842285" calcext:value-type="float">
            <text:p>-62,2556800842285</text:p>
          </table:table-cell>
          <table:table-cell office:value-type="float" office:value="-62.285400390625" calcext:value-type="float">
            <text:p>-62,285400390625</text:p>
          </table:table-cell>
          <table:table-cell office:value-type="float" office:value="-62.285572052002" calcext:value-type="float">
            <text:p>-62,285572052002</text:p>
          </table:table-cell>
          <table:table-cell office:value-type="float" office:value="-62.2849044799805" calcext:value-type="float">
            <text:p>-62,2849044799805</text:p>
          </table:table-cell>
          <table:table-cell office:value-type="float" office:value="-62.2951393127441" calcext:value-type="float">
            <text:p>-62,2951393127441</text:p>
          </table:table-cell>
          <table:table-cell office:value-type="float" office:value="-62.2814979553223" calcext:value-type="float">
            <text:p>-62,2814979553223</text:p>
          </table:table-cell>
          <table:table-cell office:value-type="float" office:value="-62.2864456176758" calcext:value-type="float">
            <text:p>-62,2864456176758</text:p>
          </table:table-cell>
          <table:table-cell office:value-type="float" office:value="-62.2851104736328" calcext:value-type="float">
            <text:p>-62,2851104736328</text:p>
          </table:table-cell>
          <table:table-cell office:value-type="float" office:value="-62.2854461669922" calcext:value-type="float">
            <text:p>-62,2854461669922</text:p>
          </table:table-cell>
          <table:table-cell office:value-type="float" office:value="-62.2930603027344" calcext:value-type="float">
            <text:p>-62,2930603027344</text:p>
          </table:table-cell>
          <table:table-cell office:value-type="float" office:value="-62.3000907897949" calcext:value-type="float">
            <text:p>-62,3000907897949</text:p>
          </table:table-cell>
          <table:table-cell office:value-type="float" office:value="-62.3058471679688" calcext:value-type="float">
            <text:p>-62,3058471679688</text:p>
          </table:table-cell>
          <table:table-cell office:value-type="float" office:value="-62.3080940246582" calcext:value-type="float">
            <text:p>-62,3080940246582</text:p>
          </table:table-cell>
          <table:table-cell office:value-type="float" office:value="-62.2918090820313" calcext:value-type="float">
            <text:p>-62,2918090820313</text:p>
          </table:table-cell>
          <table:table-cell office:value-type="float" office:value="-62.2982635498047" calcext:value-type="float">
            <text:p>-62,2982635498047</text:p>
          </table:table-cell>
          <table:table-cell office:value-type="float" office:value="-62.2633934020996" calcext:value-type="float">
            <text:p>-62,2633934020996</text:p>
          </table:table-cell>
          <table:table-cell office:value-type="float" office:value="-62.2845726013184" calcext:value-type="float">
            <text:p>-62,2845726013184</text:p>
          </table:table-cell>
          <table:table-cell office:value-type="float" office:value="-62.2796249389648" calcext:value-type="float">
            <text:p>-62,2796249389648</text:p>
          </table:table-cell>
          <table:table-cell office:value-type="float" office:value="-62.2913932800293" calcext:value-type="float">
            <text:p>-62,2913932800293</text:p>
          </table:table-cell>
          <table:table-cell office:value-type="float" office:value="-62.2891044616699" calcext:value-type="float">
            <text:p>-62,2891044616699</text:p>
          </table:table-cell>
          <table:table-cell office:value-type="float" office:value="-62.2804985046387" calcext:value-type="float">
            <text:p>-62,2804985046387</text:p>
          </table:table-cell>
          <table:table-cell office:value-type="float" office:value="-62.2834091186523" calcext:value-type="float">
            <text:p>-62,2834091186523</text:p>
          </table:table-cell>
          <table:table-cell office:value-type="float" office:value="-62.2846984863281" calcext:value-type="float">
            <text:p>-62,2846984863281</text:p>
          </table:table-cell>
          <table:table-cell office:value-type="float" office:value="-62.2706985473633" calcext:value-type="float">
            <text:p>-62,2706985473633</text:p>
          </table:table-cell>
          <table:table-cell office:value-type="float" office:value="-62.2797508239746" calcext:value-type="float">
            <text:p>-62,2797508239746</text:p>
          </table:table-cell>
          <table:table-cell office:value-type="float" office:value="-62.3009719848633" calcext:value-type="float">
            <text:p>-62,3009719848633</text:p>
          </table:table-cell>
          <table:table-cell office:value-type="float" office:value="-62.2905197143555" calcext:value-type="float">
            <text:p>-62,2905197143555</text:p>
          </table:table-cell>
          <table:table-cell office:value-type="float" office:value="-62.2985916137695" calcext:value-type="float">
            <text:p>-62,2985916137695</text:p>
          </table:table-cell>
          <table:table-cell office:value-type="float" office:value="-62.2892684936523" calcext:value-type="float">
            <text:p>-62,2892684936523</text:p>
          </table:table-cell>
          <table:table-cell office:value-type="float" office:value="-62.2899780273438" calcext:value-type="float">
            <text:p>-62,2899780273438</text:p>
          </table:table-cell>
          <table:table-cell office:value-type="float" office:value="-62.2922286987305" calcext:value-type="float">
            <text:p>-62,2922286987305</text:p>
          </table:table-cell>
          <table:table-cell office:value-type="float" office:value="-62.2978439331055" calcext:value-type="float">
            <text:p>-62,2978439331055</text:p>
          </table:table-cell>
          <table:table-cell office:value-type="float" office:value="-62.3001327514648" calcext:value-type="float">
            <text:p>-62,3001327514648</text:p>
          </table:table-cell>
          <table:table-cell office:value-type="float" office:value="-62.2814559936523" calcext:value-type="float">
            <text:p>-62,2814559936523</text:p>
          </table:table-cell>
          <table:table-cell office:value-type="float" office:value="-62.2797927856445" calcext:value-type="float">
            <text:p>-62,2797927856445</text:p>
          </table:table-cell>
          <table:table-cell office:value-type="float" office:value="-62.2963905334473" calcext:value-type="float">
            <text:p>-62,2963905334473</text:p>
          </table:table-cell>
          <table:table-cell office:value-type="float" office:value="-62.2728157043457" calcext:value-type="float">
            <text:p>-62,2728157043457</text:p>
          </table:table-cell>
          <table:table-cell office:value-type="float" office:value="-62.2763442993164" calcext:value-type="float">
            <text:p>-62,2763442993164</text:p>
          </table:table-cell>
          <table:table-cell office:value-type="float" office:value="-62.2902679443359" calcext:value-type="float">
            <text:p>-62,2902679443359</text:p>
          </table:table-cell>
          <table:table-cell office:value-type="float" office:value="-62.2873153686523" calcext:value-type="float">
            <text:p>-62,2873153686523</text:p>
          </table:table-cell>
          <table:table-cell office:value-type="float" office:value="-62.2878150939941" calcext:value-type="float">
            <text:p>-62,2878150939941</text:p>
          </table:table-cell>
          <table:table-cell office:value-type="float" office:value="-62.3000106811523" calcext:value-type="float">
            <text:p>-62,3000106811523</text:p>
          </table:table-cell>
          <table:table-cell office:value-type="float" office:value="-62.2890205383301" calcext:value-type="float">
            <text:p>-62,2890205383301</text:p>
          </table:table-cell>
          <table:table-cell office:value-type="float" office:value="-62.3055114746094" calcext:value-type="float">
            <text:p>-62,3055114746094</text:p>
          </table:table-cell>
          <table:table-cell office:value-type="float" office:value="-62.3035507202148" calcext:value-type="float">
            <text:p>-62,3035507202148</text:p>
          </table:table-cell>
          <table:table-cell office:value-type="float" office:value="-62.2693672180176" calcext:value-type="float">
            <text:p>-62,2693672180176</text:p>
          </table:table-cell>
          <table:table-cell office:value-type="float" office:value="-62.2698669433594" calcext:value-type="float">
            <text:p>-62,2698669433594</text:p>
          </table:table-cell>
          <table:table-cell office:value-type="float" office:value="-62.2813301086426" calcext:value-type="float">
            <text:p>-62,2813301086426</text:p>
          </table:table-cell>
          <table:table-cell office:value-type="float" office:value="-62.2645988464356" calcext:value-type="float">
            <text:p>-62,2645988464356</text:p>
          </table:table-cell>
          <table:table-cell office:value-type="float" office:value="-62.2820358276367" calcext:value-type="float">
            <text:p>-62,2820358276367</text:p>
          </table:table-cell>
          <table:table-cell office:value-type="float" office:value="-62.2831153869629" calcext:value-type="float">
            <text:p>-62,2831153869629</text:p>
          </table:table-cell>
          <table:table-cell office:value-type="float" office:value="-62.2878150939941" calcext:value-type="float">
            <text:p>-62,2878150939941</text:p>
          </table:table-cell>
          <table:table-cell office:value-type="float" office:value="-62.2936820983887" calcext:value-type="float">
            <text:p>-62,2936820983887</text:p>
          </table:table-cell>
          <table:table-cell office:value-type="float" office:value="-62.2872314453125" calcext:value-type="float">
            <text:p>-62,2872314453125</text:p>
          </table:table-cell>
          <table:table-cell office:value-type="float" office:value="-62.269287109375" calcext:value-type="float">
            <text:p>-62,269287109375</text:p>
          </table:table-cell>
          <table:table-cell office:value-type="float" office:value="-62.2732276916504" calcext:value-type="float">
            <text:p>-62,2732276916504</text:p>
          </table:table-cell>
          <table:table-cell office:value-type="float" office:value="-62.2890625" calcext:value-type="float">
            <text:p>-62,2890625</text:p>
          </table:table-cell>
          <table:table-cell office:value-type="float" office:value="-62.2638053894043" calcext:value-type="float">
            <text:p>-62,2638053894043</text:p>
          </table:table-cell>
          <table:table-cell office:value-type="float" office:value="-62.2535667419434" calcext:value-type="float">
            <text:p>-62,2535667419434</text:p>
          </table:table-cell>
          <table:table-cell office:value-type="float" office:value="-62.2731475830078" calcext:value-type="float">
            <text:p>-62,2731475830078</text:p>
          </table:table-cell>
          <table:table-cell office:value-type="float" office:value="-62.2893104553223" calcext:value-type="float">
            <text:p>-62,2893104553223</text:p>
          </table:table-cell>
          <table:table-cell office:value-type="float" office:value="-62.2755508422852" calcext:value-type="float">
            <text:p>-62,2755508422852</text:p>
          </table:table-cell>
          <table:table-cell office:value-type="float" office:value="-62.2569694519043" calcext:value-type="float">
            <text:p>-62,2569694519043</text:p>
          </table:table-cell>
          <table:table-cell office:value-type="float" office:value="-62.2805404663086" calcext:value-type="float">
            <text:p>-62,2805404663086</text:p>
          </table:table-cell>
          <table:table-cell office:value-type="float" office:value="-62.2766761779785" calcext:value-type="float">
            <text:p>-62,2766761779785</text:p>
          </table:table-cell>
          <table:table-cell office:value-type="float" office:value="-62.2717742919922" calcext:value-type="float">
            <text:p>-62,2717742919922</text:p>
          </table:table-cell>
          <table:table-cell office:value-type="float" office:value="-62.2934341430664" calcext:value-type="float">
            <text:p>-62,2934341430664</text:p>
          </table:table-cell>
          <table:table-cell office:value-type="float" office:value="-62.2884788513184" calcext:value-type="float">
            <text:p>-62,2884788513184</text:p>
          </table:table-cell>
          <table:table-cell office:value-type="float" office:value="-62.2904396057129" calcext:value-type="float">
            <text:p>-62,2904396057129</text:p>
          </table:table-cell>
          <table:table-cell office:value-type="float" office:value="-62.2880249023438" calcext:value-type="float">
            <text:p>-62,2880249023438</text:p>
          </table:table-cell>
          <table:table-cell office:value-type="float" office:value="-62.275634765625" calcext:value-type="float">
            <text:p>-62,275634765625</text:p>
          </table:table-cell>
          <table:table-cell office:value-type="float" office:value="-62.2722320556641" calcext:value-type="float">
            <text:p>-62,2722320556641</text:p>
          </table:table-cell>
          <table:table-cell office:value-type="float" office:value="-62.2683296203613" calcext:value-type="float">
            <text:p>-62,2683296203613</text:p>
          </table:table-cell>
          <table:table-cell office:value-type="float" office:value="-62.2743530273438" calcext:value-type="float">
            <text:p>-62,2743530273438</text:p>
          </table:table-cell>
          <table:table-cell office:value-type="float" office:value="-62.2701568603516" calcext:value-type="float">
            <text:p>-62,2701568603516</text:p>
          </table:table-cell>
          <table:table-cell office:value-type="float" office:value="-62.2767562866211" calcext:value-type="float">
            <text:p>-62,2767562866211</text:p>
          </table:table-cell>
          <table:table-cell office:value-type="float" office:value="-62.2942237854004" calcext:value-type="float">
            <text:p>-62,2942237854004</text:p>
          </table:table-cell>
          <table:table-cell office:value-type="float" office:value="-62.2864456176758" calcext:value-type="float">
            <text:p>-62,2864456176758</text:p>
          </table:table-cell>
          <table:table-cell office:value-type="float" office:value="-62.2897300720215" calcext:value-type="float">
            <text:p>-62,2897300720215</text:p>
          </table:table-cell>
          <table:table-cell office:value-type="float" office:value="-62.2789611816406" calcext:value-type="float">
            <text:p>-62,2789611816406</text:p>
          </table:table-cell>
          <table:table-cell office:value-type="float" office:value="-62.2796249389648" calcext:value-type="float">
            <text:p>-62,2796249389648</text:p>
          </table:table-cell>
          <table:table-cell office:value-type="float" office:value="-62.2939758300781" calcext:value-type="float">
            <text:p>-62,2939758300781</text:p>
          </table:table-cell>
          <table:table-cell office:value-type="float" office:value="-62.2989273071289" calcext:value-type="float">
            <text:p>-62,2989273071289</text:p>
          </table:table-cell>
          <table:table-cell office:value-type="float" office:value="-62.2870674133301" calcext:value-type="float">
            <text:p>-62,2870674133301</text:p>
          </table:table-cell>
          <table:table-cell office:value-type="float" office:value="-62.2906455993652" calcext:value-type="float">
            <text:p>-62,2906455993652</text:p>
          </table:table-cell>
          <table:table-cell office:value-type="float" office:value="-62.2953872680664" calcext:value-type="float">
            <text:p>-62,2953872680664</text:p>
          </table:table-cell>
          <table:table-cell office:value-type="float" office:value="-62.274227142334" calcext:value-type="float">
            <text:p>-62,274227142334</text:p>
          </table:table-cell>
          <table:table-cell office:value-type="float" office:value="-62.2815361022949" calcext:value-type="float">
            <text:p>-62,2815361022949</text:p>
          </table:table-cell>
          <table:table-cell office:value-type="float" office:value="-62.279541015625" calcext:value-type="float">
            <text:p>-62,279541015625</text:p>
          </table:table-cell>
          <table:table-cell office:value-type="float" office:value="-62.2773017883301" calcext:value-type="float">
            <text:p>-62,2773017883301</text:p>
          </table:table-cell>
          <table:table-cell office:value-type="float" office:value="-62.2896041870117" calcext:value-type="float">
            <text:p>-62,2896041870117</text:p>
          </table:table-cell>
          <table:table-cell office:value-type="float" office:value="-62.2846565246582" calcext:value-type="float">
            <text:p>-62,2846565246582</text:p>
          </table:table-cell>
          <table:table-cell office:value-type="float" office:value="-62.2995948791504" calcext:value-type="float">
            <text:p>-62,2995948791504</text:p>
          </table:table-cell>
          <table:table-cell office:value-type="float" office:value="-62.2884368896484" calcext:value-type="float">
            <text:p>-62,2884368896484</text:p>
          </table:table-cell>
          <table:table-cell office:value-type="float" office:value="-62.2887725830078" calcext:value-type="float">
            <text:p>-62,2887725830078</text:p>
          </table:table-cell>
          <table:table-cell office:value-type="float" office:value="-62.2924346923828" calcext:value-type="float">
            <text:p>-62,2924346923828</text:p>
          </table:table-cell>
          <table:table-cell office:value-type="float" office:value="-62.2918090820313" calcext:value-type="float">
            <text:p>-62,2918090820313</text:p>
          </table:table-cell>
          <table:table-cell office:value-type="float" office:value="-62.2797508239746" calcext:value-type="float">
            <text:p>-62,2797508239746</text:p>
          </table:table-cell>
          <table:table-cell office:value-type="float" office:value="-62.2858619689941" calcext:value-type="float">
            <text:p>-62,2858619689941</text:p>
          </table:table-cell>
          <table:table-cell office:value-type="float" office:value="-62.298469543457" calcext:value-type="float">
            <text:p>-62,298469543457</text:p>
          </table:table-cell>
          <table:table-cell office:value-type="float" office:value="-62.2943878173828" calcext:value-type="float">
            <text:p>-62,2943878173828</text:p>
          </table:table-cell>
          <table:table-cell office:value-type="float" office:value="-62.2838249206543" calcext:value-type="float">
            <text:p>-62,2838249206543</text:p>
          </table:table-cell>
          <table:table-cell office:value-type="float" office:value="-62.3006782531738" calcext:value-type="float">
            <text:p>-62,3006782531738</text:p>
          </table:table-cell>
          <table:table-cell office:value-type="float" office:value="-62.2896041870117" calcext:value-type="float">
            <text:p>-62,2896041870117</text:p>
          </table:table-cell>
          <table:table-cell office:value-type="float" office:value="-62.2937240600586" calcext:value-type="float">
            <text:p>-62,2937240600586</text:p>
          </table:table-cell>
          <table:table-cell office:value-type="float" office:value="-62.2926826477051" calcext:value-type="float">
            <text:p>-62,2926826477051</text:p>
          </table:table-cell>
          <table:table-cell office:value-type="float" office:value="-62.2816619873047" calcext:value-type="float">
            <text:p>-62,2816619873047</text:p>
          </table:table-cell>
          <table:table-cell office:value-type="float" office:value="-62.2931022644043" calcext:value-type="float">
            <text:p>-62,2931022644043</text:p>
          </table:table-cell>
          <table:table-cell office:value-type="float" office:value="-62.3041343688965" calcext:value-type="float">
            <text:p>-62,3041343688965</text:p>
          </table:table-cell>
          <table:table-cell office:value-type="float" office:value="-62.2774658203125" calcext:value-type="float">
            <text:p>-62,2774658203125</text:p>
          </table:table-cell>
          <table:table-cell office:value-type="float" office:value="-62.2789192199707" calcext:value-type="float">
            <text:p>-62,2789192199707</text:p>
          </table:table-cell>
          <table:table-cell office:value-type="float" office:value="-62.2987213134766" calcext:value-type="float">
            <text:p>-62,2987213134766</text:p>
          </table:table-cell>
          <table:table-cell office:value-type="float" office:value="-62.2918510437012" calcext:value-type="float">
            <text:p>-62,2918510437012</text:p>
          </table:table-cell>
          <table:table-cell office:value-type="float" office:value="-62.287483215332" calcext:value-type="float">
            <text:p>-62,287483215332</text:p>
          </table:table-cell>
          <table:table-cell office:value-type="float" office:value="-62.2846984863281" calcext:value-type="float">
            <text:p>-62,2846984863281</text:p>
          </table:table-cell>
          <table:table-cell office:value-type="float" office:value="-62.2785453796387" calcext:value-type="float">
            <text:p>-62,2785453796387</text:p>
          </table:table-cell>
          <table:table-cell office:value-type="float" office:value="-62.2773818969727" calcext:value-type="float">
            <text:p>-62,2773818969727</text:p>
          </table:table-cell>
          <table:table-cell office:value-type="float" office:value="-62.2951812744141" calcext:value-type="float">
            <text:p>-62,2951812744141</text:p>
          </table:table-cell>
          <table:table-cell office:value-type="float" office:value="-62.2691612243652" calcext:value-type="float">
            <text:p>-62,2691612243652</text:p>
          </table:table-cell>
          <table:table-cell office:value-type="float" office:value="-62.2834091186523" calcext:value-type="float">
            <text:p>-62,2834091186523</text:p>
          </table:table-cell>
          <table:table-cell office:value-type="float" office:value="-62.2778816223145" calcext:value-type="float">
            <text:p>-62,2778816223145</text:p>
          </table:table-cell>
          <table:table-cell office:value-type="float" office:value="-62.2841148376465" calcext:value-type="float">
            <text:p>-62,2841148376465</text:p>
          </table:table-cell>
          <table:table-cell office:value-type="float" office:value="-62.290397644043" calcext:value-type="float">
            <text:p>-62,290397644043</text:p>
          </table:table-cell>
          <table:table-cell office:value-type="float" office:value="-62.2870254516602" calcext:value-type="float">
            <text:p>-62,2870254516602</text:p>
          </table:table-cell>
          <table:table-cell office:value-type="float" office:value="-62.3030090332031" calcext:value-type="float">
            <text:p>-62,3030090332031</text:p>
          </table:table-cell>
          <table:table-cell office:value-type="float" office:value="-62.3005104064941" calcext:value-type="float">
            <text:p>-62,3005104064941</text:p>
          </table:table-cell>
          <table:table-cell office:value-type="float" office:value="-62.2818260192871" calcext:value-type="float">
            <text:p>-62,2818260192871</text:p>
          </table:table-cell>
          <table:table-cell office:value-type="float" office:value="-62.2760124206543" calcext:value-type="float">
            <text:p>-62,2760124206543</text:p>
          </table:table-cell>
          <table:table-cell office:value-type="float" office:value="-62.267707824707" calcext:value-type="float">
            <text:p>-62,267707824707</text:p>
          </table:table-cell>
          <table:table-cell office:value-type="float" office:value="-62.2746429443359" calcext:value-type="float">
            <text:p>-62,2746429443359</text:p>
          </table:table-cell>
          <table:table-cell office:value-type="float" office:value="-62.2930183410645" calcext:value-type="float">
            <text:p>-62,2930183410645</text:p>
          </table:table-cell>
          <table:table-cell office:value-type="float" office:value="-62.2860260009766" calcext:value-type="float">
            <text:p>-62,2860260009766</text:p>
          </table:table-cell>
          <table:table-cell office:value-type="float" office:value="-62.2821617126465" calcext:value-type="float">
            <text:p>-62,2821617126465</text:p>
          </table:table-cell>
          <table:table-cell office:value-type="float" office:value="-62.2884368896484" calcext:value-type="float">
            <text:p>-62,2884368896484</text:p>
          </table:table-cell>
          <table:table-cell office:value-type="float" office:value="-62.3033866882324" calcext:value-type="float">
            <text:p>-62,3033866882324</text:p>
          </table:table-cell>
          <table:table-cell office:value-type="float" office:value="-62.2929763793945" calcext:value-type="float">
            <text:p>-62,2929763793945</text:p>
          </table:table-cell>
          <table:table-cell office:value-type="float" office:value="-62.2788772583008" calcext:value-type="float">
            <text:p>-62,2788772583008</text:p>
          </table:table-cell>
          <table:table-cell office:value-type="float" office:value="-62.2847404479981" calcext:value-type="float">
            <text:p>-62,2847404479981</text:p>
          </table:table-cell>
          <table:table-cell office:value-type="float" office:value="-62.3063049316406" calcext:value-type="float">
            <text:p>-62,3063049316406</text:p>
          </table:table-cell>
          <table:table-cell office:value-type="float" office:value="-62.2800025939941" calcext:value-type="float">
            <text:p>-62,2800025939941</text:p>
          </table:table-cell>
          <table:table-cell office:value-type="float" office:value="-62.2859039306641" calcext:value-type="float">
            <text:p>-62,2859039306641</text:p>
          </table:table-cell>
          <table:table-cell office:value-type="float" office:value="-62.274227142334" calcext:value-type="float">
            <text:p>-62,274227142334</text:p>
          </table:table-cell>
          <table:table-cell office:value-type="float" office:value="-62.2840728759766" calcext:value-type="float">
            <text:p>-62,2840728759766</text:p>
          </table:table-cell>
          <table:table-cell office:value-type="float" office:value="-62.3088035583496" calcext:value-type="float">
            <text:p>-62,3088035583496</text:p>
          </table:table-cell>
          <table:table-cell office:value-type="float" office:value="-62.2842788696289" calcext:value-type="float">
            <text:p>-62,2842788696289</text:p>
          </table:table-cell>
          <table:table-cell office:value-type="float" office:value="-62.304012298584" calcext:value-type="float">
            <text:p>-62,304012298584</text:p>
          </table:table-cell>
          <table:table-cell office:value-type="float" office:value="-62.2922286987305" calcext:value-type="float">
            <text:p>-62,2922286987305</text:p>
          </table:table-cell>
          <table:table-cell office:value-type="float" office:value="-62.2976379394531" calcext:value-type="float">
            <text:p>-62,2976379394531</text:p>
          </table:table-cell>
          <table:table-cell office:value-type="float" office:value="-62.2983436584473" calcext:value-type="float">
            <text:p>-62,2983436584473</text:p>
          </table:table-cell>
          <table:table-cell office:value-type="float" office:value="-62.2732696533203" calcext:value-type="float">
            <text:p>-62,2732696533203</text:p>
          </table:table-cell>
          <table:table-cell office:value-type="float" office:value="-62.2823715209961" calcext:value-type="float">
            <text:p>-62,2823715209961</text:p>
          </table:table-cell>
          <table:table-cell office:value-type="float" office:value="-62.2918930053711" calcext:value-type="float">
            <text:p>-62,2918930053711</text:p>
          </table:table-cell>
          <table:table-cell office:value-type="float" office:value="-62.284782409668" calcext:value-type="float">
            <text:p>-62,284782409668</text:p>
          </table:table-cell>
          <table:table-cell office:value-type="float" office:value="-62.2928085327148" calcext:value-type="float">
            <text:p>-62,2928085327148</text:p>
          </table:table-cell>
          <table:table-cell office:value-type="float" office:value="-62.2800025939941" calcext:value-type="float">
            <text:p>-62,2800025939941</text:p>
          </table:table-cell>
          <table:table-cell office:value-type="float" office:value="-62.2743530273438" calcext:value-type="float">
            <text:p>-62,2743530273438</text:p>
          </table:table-cell>
          <table:table-cell office:value-type="float" office:value="-62.2879409790039" calcext:value-type="float">
            <text:p>-62,2879409790039</text:p>
          </table:table-cell>
          <table:table-cell office:value-type="float" office:value="-62.2853202819824" calcext:value-type="float">
            <text:p>-62,2853202819824</text:p>
          </table:table-cell>
          <table:table-cell office:value-type="float" office:value="-62.2872734069824" calcext:value-type="float">
            <text:p>-62,2872734069824</text:p>
          </table:table-cell>
          <table:table-cell office:value-type="float" office:value="-62.2787551879883" calcext:value-type="float">
            <text:p>-62,2787551879883</text:p>
          </table:table-cell>
          <table:table-cell office:value-type="float" office:value="-62.2812461853027" calcext:value-type="float">
            <text:p>-62,2812461853027</text:p>
          </table:table-cell>
          <table:table-cell office:value-type="float" office:value="-62.2959289550781" calcext:value-type="float">
            <text:p>-62,2959289550781</text:p>
          </table:table-cell>
          <table:table-cell office:value-type="float" office:value="-62.2823715209961" calcext:value-type="float">
            <text:p>-62,2823715209961</text:p>
          </table:table-cell>
          <table:table-cell office:value-type="float" office:value="-62.2800407409668" calcext:value-type="float">
            <text:p>-62,2800407409668</text:p>
          </table:table-cell>
          <table:table-cell office:value-type="float" office:value="-62.2938041687012" calcext:value-type="float">
            <text:p>-62,2938041687012</text:p>
          </table:table-cell>
          <table:table-cell office:value-type="float" office:value="-62.2844085693359" calcext:value-type="float">
            <text:p>-62,2844085693359</text:p>
          </table:table-cell>
          <table:table-cell office:value-type="float" office:value="-62.2872314453125" calcext:value-type="float">
            <text:p>-62,2872314453125</text:p>
          </table:table-cell>
          <table:table-cell office:value-type="float" office:value="-62.2690773010254" calcext:value-type="float">
            <text:p>-62,2690773010254</text:p>
          </table:table-cell>
          <table:table-cell office:value-type="float" office:value="-62.2725257873535" calcext:value-type="float">
            <text:p>-62,2725257873535</text:p>
          </table:table-cell>
          <table:table-cell office:value-type="float" office:value="-62.3118896484375" calcext:value-type="float">
            <text:p>-62,3118896484375</text:p>
          </table:table-cell>
          <table:table-cell office:value-type="float" office:value="-62.2937622070313" calcext:value-type="float">
            <text:p>-62,2937622070313</text:p>
          </table:table-cell>
          <table:table-cell office:value-type="float" office:value="-62.291561126709" calcext:value-type="float">
            <text:p>-62,291561126709</text:p>
          </table:table-cell>
          <table:table-cell office:value-type="float" office:value="-62.2961769104004" calcext:value-type="float">
            <text:p>-62,2961769104004</text:p>
          </table:table-cell>
          <table:table-cell office:value-type="float" office:value="-62.3013038635254" calcext:value-type="float">
            <text:p>-62,3013038635254</text:p>
          </table:table-cell>
          <table:table-cell office:value-type="float" office:value="-62.2788772583008" calcext:value-type="float">
            <text:p>-62,2788772583008</text:p>
          </table:table-cell>
          <table:table-cell office:value-type="float" office:value="-62.2986755371094" calcext:value-type="float">
            <text:p>-62,2986755371094</text:p>
          </table:table-cell>
          <table:table-cell office:value-type="float" office:value="-62.3215293884277" calcext:value-type="float">
            <text:p>-62,3215293884277</text:p>
          </table:table-cell>
          <table:table-cell office:value-type="float" office:value="-62.4743118286133" calcext:value-type="float">
            <text:p>-62,4743118286133</text:p>
          </table:table-cell>
          <table:table-cell office:value-type="float" office:value="-62.478946685791" calcext:value-type="float">
            <text:p>-62,478946685791</text:p>
          </table:table-cell>
          <table:table-cell office:value-type="float" office:value="-62.4670066833496" calcext:value-type="float">
            <text:p>-62,4670066833496</text:p>
          </table:table-cell>
          <table:table-cell office:value-type="float" office:value="-62.4661979675293" calcext:value-type="float">
            <text:p>-62,4661979675293</text:p>
          </table:table-cell>
          <table:table-cell office:value-type="float" office:value="-62.4583435058594" calcext:value-type="float">
            <text:p>-62,4583435058594</text:p>
          </table:table-cell>
          <table:table-cell office:value-type="float" office:value="-62.4735450744629" calcext:value-type="float">
            <text:p>-62,4735450744629</text:p>
          </table:table-cell>
          <table:table-cell office:value-type="float" office:value="-62.4784774780273" calcext:value-type="float">
            <text:p>-62,4784774780273</text:p>
          </table:table-cell>
          <table:table-cell office:value-type="float" office:value="-62.4783897399902" calcext:value-type="float">
            <text:p>-62,4783897399902</text:p>
          </table:table-cell>
          <table:table-cell office:value-type="float" office:value="-62.4671287536621" calcext:value-type="float">
            <text:p>-62,4671287536621</text:p>
          </table:table-cell>
          <table:table-cell office:value-type="float" office:value="-62.4822196960449" calcext:value-type="float">
            <text:p>-62,4822196960449</text:p>
          </table:table-cell>
          <table:table-cell office:value-type="float" office:value="-62.4566078186035" calcext:value-type="float">
            <text:p>-62,4566078186035</text:p>
          </table:table-cell>
          <table:table-cell office:value-type="float" office:value="-62.4736747741699" calcext:value-type="float">
            <text:p>-62,4736747741699</text:p>
          </table:table-cell>
          <table:table-cell office:value-type="float" office:value="-62.4801750183106" calcext:value-type="float">
            <text:p>-62,4801750183106</text:p>
          </table:table-cell>
          <table:table-cell office:value-type="float" office:value="-62.491325378418" calcext:value-type="float">
            <text:p>-62,491325378418</text:p>
          </table:table-cell>
          <table:table-cell office:value-type="float" office:value="-62.4632263183594" calcext:value-type="float">
            <text:p>-62,4632263183594</text:p>
          </table:table-cell>
          <table:table-cell office:value-type="float" office:value="-62.4712905883789" calcext:value-type="float">
            <text:p>-62,4712905883789</text:p>
          </table:table-cell>
          <table:table-cell office:value-type="float" office:value="-62.5003128051758" calcext:value-type="float">
            <text:p>-62,5003128051758</text:p>
          </table:table-cell>
          <table:table-cell office:value-type="float" office:value="-62.4673461914063" calcext:value-type="float">
            <text:p>-62,4673461914063</text:p>
          </table:table-cell>
          <table:table-cell office:value-type="float" office:value="-62.4866409301758" calcext:value-type="float">
            <text:p>-62,4866409301758</text:p>
          </table:table-cell>
          <table:table-cell office:value-type="float" office:value="-62.4869384765625" calcext:value-type="float">
            <text:p>-62,4869384765625</text:p>
          </table:table-cell>
          <table:table-cell office:value-type="float" office:value="-62.4765205383301" calcext:value-type="float">
            <text:p>-62,4765205383301</text:p>
          </table:table-cell>
          <table:table-cell office:value-type="float" office:value="-62.4827728271484" calcext:value-type="float">
            <text:p>-62,4827728271484</text:p>
          </table:table-cell>
          <table:table-cell office:value-type="float" office:value="-62.4906425476074" calcext:value-type="float">
            <text:p>-62,4906425476074</text:p>
          </table:table-cell>
          <table:table-cell office:value-type="float" office:value="-62.466495513916" calcext:value-type="float">
            <text:p>-62,466495513916</text:p>
          </table:table-cell>
          <table:table-cell office:value-type="float" office:value="-62.4625473022461" calcext:value-type="float">
            <text:p>-62,4625473022461</text:p>
          </table:table-cell>
          <table:table-cell office:value-type="float" office:value="-62.4799652099609" calcext:value-type="float">
            <text:p>-62,4799652099609</text:p>
          </table:table-cell>
          <table:table-cell office:value-type="float" office:value="-62.4793281555176" calcext:value-type="float">
            <text:p>-62,4793281555176</text:p>
          </table:table-cell>
          <table:table-cell office:value-type="float" office:value="-62.4837913513184" calcext:value-type="float">
            <text:p>-62,4837913513184</text:p>
          </table:table-cell>
          <table:table-cell office:value-type="float" office:value="-62.4645004272461" calcext:value-type="float">
            <text:p>-62,4645004272461</text:p>
          </table:table-cell>
          <table:table-cell office:value-type="float" office:value="-62.4680252075195" calcext:value-type="float">
            <text:p>-62,4680252075195</text:p>
          </table:table-cell>
          <table:table-cell office:value-type="float" office:value="-62.4554634094238" calcext:value-type="float">
            <text:p>-62,4554634094238</text:p>
          </table:table-cell>
          <table:table-cell office:value-type="float" office:value="-62.4921798706055" calcext:value-type="float">
            <text:p>-62,4921798706055</text:p>
          </table:table-cell>
          <table:table-cell office:value-type="float" office:value="-62.4609336853027" calcext:value-type="float">
            <text:p>-62,4609336853027</text:p>
          </table:table-cell>
          <table:table-cell office:value-type="float" office:value="-62.4554634094238" calcext:value-type="float">
            <text:p>-62,4554634094238</text:p>
          </table:table-cell>
          <table:table-cell office:value-type="float" office:value="-62.4901313781738" calcext:value-type="float">
            <text:p>-62,4901313781738</text:p>
          </table:table-cell>
        </table:table-row>
        <table:table-row table:style-name="ro1">
          <table:table-cell office:value-type="float" office:value="-62.2629356384277" calcext:value-type="float">
            <text:p>-62,2629356384277</text:p>
          </table:table-cell>
          <table:table-cell office:value-type="float" office:value="-62.275260925293" calcext:value-type="float">
            <text:p>-62,275260925293</text:p>
          </table:table-cell>
          <table:table-cell office:value-type="float" office:value="-62.2673759460449" calcext:value-type="float">
            <text:p>-62,2673759460449</text:p>
          </table:table-cell>
          <table:table-cell office:value-type="float" office:value="-62.256591796875" calcext:value-type="float">
            <text:p>-62,256591796875</text:p>
          </table:table-cell>
          <table:table-cell office:value-type="float" office:value="-62.261775970459" calcext:value-type="float">
            <text:p>-62,261775970459</text:p>
          </table:table-cell>
          <table:table-cell office:value-type="float" office:value="-62.2595367431641" calcext:value-type="float">
            <text:p>-62,2595367431641</text:p>
          </table:table-cell>
          <table:table-cell office:value-type="float" office:value="-62.2466926574707" calcext:value-type="float">
            <text:p>-62,2466926574707</text:p>
          </table:table-cell>
          <table:table-cell office:value-type="float" office:value="-62.2794151306152" calcext:value-type="float">
            <text:p>-62,2794151306152</text:p>
          </table:table-cell>
          <table:table-cell office:value-type="float" office:value="-62.2592468261719" calcext:value-type="float">
            <text:p>-62,2592468261719</text:p>
          </table:table-cell>
          <table:table-cell office:value-type="float" office:value="-62.2725257873535" calcext:value-type="float">
            <text:p>-62,2725257873535</text:p>
          </table:table-cell>
          <table:table-cell office:value-type="float" office:value="-62.2678337097168" calcext:value-type="float">
            <text:p>-62,2678337097168</text:p>
          </table:table-cell>
          <table:table-cell office:value-type="float" office:value="-62.2570877075195" calcext:value-type="float">
            <text:p>-62,2570877075195</text:p>
          </table:table-cell>
          <table:table-cell office:value-type="float" office:value="-62.2585029602051" calcext:value-type="float">
            <text:p>-62,2585029602051</text:p>
          </table:table-cell>
          <table:table-cell office:value-type="float" office:value="-62.283073425293" calcext:value-type="float">
            <text:p>-62,283073425293</text:p>
          </table:table-cell>
          <table:table-cell office:value-type="float" office:value="-62.2571334838867" calcext:value-type="float">
            <text:p>-62,2571334838867</text:p>
          </table:table-cell>
          <table:table-cell office:value-type="float" office:value="-62.2619857788086" calcext:value-type="float">
            <text:p>-62,2619857788086</text:p>
          </table:table-cell>
          <table:table-cell office:value-type="float" office:value="-62.2488059997559" calcext:value-type="float">
            <text:p>-62,2488059997559</text:p>
          </table:table-cell>
          <table:table-cell office:value-type="float" office:value="-62.2785873413086" calcext:value-type="float">
            <text:p>-62,2785873413086</text:p>
          </table:table-cell>
          <table:table-cell office:value-type="float" office:value="-62.2684936523438" calcext:value-type="float">
            <text:p>-62,2684936523438</text:p>
          </table:table-cell>
          <table:table-cell office:value-type="float" office:value="-62.274097442627" calcext:value-type="float">
            <text:p>-62,274097442627</text:p>
          </table:table-cell>
          <table:table-cell office:value-type="float" office:value="-62.2599105834961" calcext:value-type="float">
            <text:p>-62,2599105834961</text:p>
          </table:table-cell>
          <table:table-cell office:value-type="float" office:value="-62.2753448486328" calcext:value-type="float">
            <text:p>-62,2753448486328</text:p>
          </table:table-cell>
          <table:table-cell office:value-type="float" office:value="-62.2801246643066" calcext:value-type="float">
            <text:p>-62,2801246643066</text:p>
          </table:table-cell>
          <table:table-cell office:value-type="float" office:value="-62.2760963439941" calcext:value-type="float">
            <text:p>-62,2760963439941</text:p>
          </table:table-cell>
          <table:table-cell office:value-type="float" office:value="-62.2781295776367" calcext:value-type="float">
            <text:p>-62,2781295776367</text:p>
          </table:table-cell>
          <table:table-cell office:value-type="float" office:value="-62.2827835083008" calcext:value-type="float">
            <text:p>-62,2827835083008</text:p>
          </table:table-cell>
          <table:table-cell office:value-type="float" office:value="-62.2636833190918" calcext:value-type="float">
            <text:p>-62,2636833190918</text:p>
          </table:table-cell>
          <table:table-cell office:value-type="float" office:value="-62.2814559936523" calcext:value-type="float">
            <text:p>-62,2814559936523</text:p>
          </table:table-cell>
          <table:table-cell office:value-type="float" office:value="-62.27734375" calcext:value-type="float">
            <text:p>-62,27734375</text:p>
          </table:table-cell>
          <table:table-cell office:value-type="float" office:value="-62.2806625366211" calcext:value-type="float">
            <text:p>-62,2806625366211</text:p>
          </table:table-cell>
          <table:table-cell office:value-type="float" office:value="-62.2787132263184" calcext:value-type="float">
            <text:p>-62,2787132263184</text:p>
          </table:table-cell>
          <table:table-cell office:value-type="float" office:value="-62.2589569091797" calcext:value-type="float">
            <text:p>-62,2589569091797</text:p>
          </table:table-cell>
          <table:table-cell office:value-type="float" office:value="-62.2773017883301" calcext:value-type="float">
            <text:p>-62,2773017883301</text:p>
          </table:table-cell>
          <table:table-cell office:value-type="float" office:value="-62.2685356140137" calcext:value-type="float">
            <text:p>-62,2685356140137</text:p>
          </table:table-cell>
          <table:table-cell office:value-type="float" office:value="-62.2783393859863" calcext:value-type="float">
            <text:p>-62,2783393859863</text:p>
          </table:table-cell>
          <table:table-cell office:value-type="float" office:value="-62.2658805847168" calcext:value-type="float">
            <text:p>-62,2658805847168</text:p>
          </table:table-cell>
          <table:table-cell office:value-type="float" office:value="-62.2560119628906" calcext:value-type="float">
            <text:p>-62,2560119628906</text:p>
          </table:table-cell>
          <table:table-cell office:value-type="float" office:value="-62.2693290710449" calcext:value-type="float">
            <text:p>-62,2693290710449</text:p>
          </table:table-cell>
          <table:table-cell office:value-type="float" office:value="-62.2873992919922" calcext:value-type="float">
            <text:p>-62,2873992919922</text:p>
          </table:table-cell>
          <table:table-cell office:value-type="float" office:value="-62.2616539001465" calcext:value-type="float">
            <text:p>-62,2616539001465</text:p>
          </table:table-cell>
          <table:table-cell office:value-type="float" office:value="-62.2864456176758" calcext:value-type="float">
            <text:p>-62,2864456176758</text:p>
          </table:table-cell>
          <table:table-cell office:value-type="float" office:value="-62.2602424621582" calcext:value-type="float">
            <text:p>-62,2602424621582</text:p>
          </table:table-cell>
          <table:table-cell office:value-type="float" office:value="-62.2713203430176" calcext:value-type="float">
            <text:p>-62,2713203430176</text:p>
          </table:table-cell>
          <table:table-cell office:value-type="float" office:value="-62.2670059204102" calcext:value-type="float">
            <text:p>-62,2670059204102</text:p>
          </table:table-cell>
          <table:table-cell office:value-type="float" office:value="-62.2722320556641" calcext:value-type="float">
            <text:p>-62,2722320556641</text:p>
          </table:table-cell>
          <table:table-cell office:value-type="float" office:value="-62.2750549316406" calcext:value-type="float">
            <text:p>-62,2750549316406</text:p>
          </table:table-cell>
          <table:table-cell office:value-type="float" office:value="-62.275764465332" calcext:value-type="float">
            <text:p>-62,275764465332</text:p>
          </table:table-cell>
          <table:table-cell office:value-type="float" office:value="-62.2820777893066" calcext:value-type="float">
            <text:p>-62,2820777893066</text:p>
          </table:table-cell>
          <table:table-cell office:value-type="float" office:value="-62.2725257873535" calcext:value-type="float">
            <text:p>-62,2725257873535</text:p>
          </table:table-cell>
          <table:table-cell office:value-type="float" office:value="-62.2681655883789" calcext:value-type="float">
            <text:p>-62,2681655883789</text:p>
          </table:table-cell>
          <table:table-cell office:value-type="float" office:value="-62.267749786377" calcext:value-type="float">
            <text:p>-62,267749786377</text:p>
          </table:table-cell>
          <table:table-cell office:value-type="float" office:value="-62.2713623046875" calcext:value-type="float">
            <text:p>-62,2713623046875</text:p>
          </table:table-cell>
          <table:table-cell office:value-type="float" office:value="-62.2837409973145" calcext:value-type="float">
            <text:p>-62,2837409973145</text:p>
          </table:table-cell>
          <table:table-cell office:value-type="float" office:value="-62.2702789306641" calcext:value-type="float">
            <text:p>-62,2702789306641</text:p>
          </table:table-cell>
          <table:table-cell office:value-type="float" office:value="-62.2454948425293" calcext:value-type="float">
            <text:p>-62,2454948425293</text:p>
          </table:table-cell>
          <table:table-cell office:value-type="float" office:value="-62.2713623046875" calcext:value-type="float">
            <text:p>-62,2713623046875</text:p>
          </table:table-cell>
          <table:table-cell office:value-type="float" office:value="-62.2710723876953" calcext:value-type="float">
            <text:p>-62,2710723876953</text:p>
          </table:table-cell>
          <table:table-cell office:value-type="float" office:value="-62.2979736328125" calcext:value-type="float">
            <text:p>-62,2979736328125</text:p>
          </table:table-cell>
          <table:table-cell office:value-type="float" office:value="-62.2695350646973" calcext:value-type="float">
            <text:p>-62,2695350646973</text:p>
          </table:table-cell>
          <table:table-cell office:value-type="float" office:value="-62.2739753723145" calcext:value-type="float">
            <text:p>-62,2739753723145</text:p>
          </table:table-cell>
          <table:table-cell office:value-type="float" office:value="-62.2690391540527" calcext:value-type="float">
            <text:p>-62,2690391540527</text:p>
          </table:table-cell>
          <table:table-cell office:value-type="float" office:value="-62.2635154724121" calcext:value-type="float">
            <text:p>-62,2635154724121</text:p>
          </table:table-cell>
          <table:table-cell office:value-type="float" office:value="-62.2717742919922" calcext:value-type="float">
            <text:p>-62,2717742919922</text:p>
          </table:table-cell>
          <table:table-cell office:value-type="float" office:value="-62.2647209167481" calcext:value-type="float">
            <text:p>-62,2647209167481</text:p>
          </table:table-cell>
          <table:table-cell office:value-type="float" office:value="-62.2622337341309" calcext:value-type="float">
            <text:p>-62,2622337341309</text:p>
          </table:table-cell>
          <table:table-cell office:value-type="float" office:value="-62.2613220214844" calcext:value-type="float">
            <text:p>-62,2613220214844</text:p>
          </table:table-cell>
          <table:table-cell office:value-type="float" office:value="-62.2522850036621" calcext:value-type="float">
            <text:p>-62,2522850036621</text:p>
          </table:table-cell>
          <table:table-cell office:value-type="float" office:value="-62.2733116149902" calcext:value-type="float">
            <text:p>-62,2733116149902</text:p>
          </table:table-cell>
          <table:table-cell office:value-type="float" office:value="-62.2857780456543" calcext:value-type="float">
            <text:p>-62,2857780456543</text:p>
          </table:table-cell>
          <table:table-cell office:value-type="float" office:value="-62.2798347473145" calcext:value-type="float">
            <text:p>-62,2798347473145</text:p>
          </table:table-cell>
          <table:table-cell office:value-type="float" office:value="-62.2684135437012" calcext:value-type="float">
            <text:p>-62,2684135437012</text:p>
          </table:table-cell>
          <table:table-cell office:value-type="float" office:value="-62.2736854553223" calcext:value-type="float">
            <text:p>-62,2736854553223</text:p>
          </table:table-cell>
          <table:table-cell office:value-type="float" office:value="-62.2713203430176" calcext:value-type="float">
            <text:p>-62,2713203430176</text:p>
          </table:table-cell>
          <table:table-cell office:value-type="float" office:value="-62.2522010803223" calcext:value-type="float">
            <text:p>-62,2522010803223</text:p>
          </table:table-cell>
          <table:table-cell office:value-type="float" office:value="-62.2765083312988" calcext:value-type="float">
            <text:p>-62,2765083312988</text:p>
          </table:table-cell>
          <table:table-cell office:value-type="float" office:value="-62.2795829772949" calcext:value-type="float">
            <text:p>-62,2795829772949</text:p>
          </table:table-cell>
          <table:table-cell office:value-type="float" office:value="-62.2861518859863" calcext:value-type="float">
            <text:p>-62,2861518859863</text:p>
          </table:table-cell>
          <table:table-cell office:value-type="float" office:value="-62.252368927002" calcext:value-type="float">
            <text:p>-62,252368927002</text:p>
          </table:table-cell>
          <table:table-cell office:value-type="float" office:value="-62.2683296203613" calcext:value-type="float">
            <text:p>-62,2683296203613</text:p>
          </table:table-cell>
          <table:table-cell office:value-type="float" office:value="-62.2672958374023" calcext:value-type="float">
            <text:p>-62,2672958374023</text:p>
          </table:table-cell>
          <table:table-cell office:value-type="float" office:value="-62.251579284668" calcext:value-type="float">
            <text:p>-62,251579284668</text:p>
          </table:table-cell>
          <table:table-cell office:value-type="float" office:value="-62.2526588439941" calcext:value-type="float">
            <text:p>-62,2526588439941</text:p>
          </table:table-cell>
          <table:table-cell office:value-type="float" office:value="-62.2819938659668" calcext:value-type="float">
            <text:p>-62,2819938659668</text:p>
          </table:table-cell>
          <table:table-cell office:value-type="float" office:value="-62.2512474060059" calcext:value-type="float">
            <text:p>-62,2512474060059</text:p>
          </table:table-cell>
          <table:table-cell office:value-type="float" office:value="-62.2594947814941" calcext:value-type="float">
            <text:p>-62,2594947814941</text:p>
          </table:table-cell>
          <table:table-cell office:value-type="float" office:value="-62.2513732910156" calcext:value-type="float">
            <text:p>-62,2513732910156</text:p>
          </table:table-cell>
          <table:table-cell office:value-type="float" office:value="-62.2575912475586" calcext:value-type="float">
            <text:p>-62,2575912475586</text:p>
          </table:table-cell>
          <table:table-cell office:value-type="float" office:value="-62.2676658630371" calcext:value-type="float">
            <text:p>-62,2676658630371</text:p>
          </table:table-cell>
          <table:table-cell office:value-type="float" office:value="-62.2730216979981" calcext:value-type="float">
            <text:p>-62,2730216979981</text:p>
          </table:table-cell>
          <table:table-cell office:value-type="float" office:value="-62.2652206420898" calcext:value-type="float">
            <text:p>-62,2652206420898</text:p>
          </table:table-cell>
          <table:table-cell office:value-type="float" office:value="-62.2663803100586" calcext:value-type="float">
            <text:p>-62,2663803100586</text:p>
          </table:table-cell>
          <table:table-cell office:value-type="float" office:value="-62.2684936523438" calcext:value-type="float">
            <text:p>-62,2684936523438</text:p>
          </table:table-cell>
          <table:table-cell office:value-type="float" office:value="-62.2675857543945" calcext:value-type="float">
            <text:p>-62,2675857543945</text:p>
          </table:table-cell>
          <table:table-cell office:value-type="float" office:value="-62.2735595703125" calcext:value-type="float">
            <text:p>-62,2735595703125</text:p>
          </table:table-cell>
          <table:table-cell office:value-type="float" office:value="-62.2543563842773" calcext:value-type="float">
            <text:p>-62,2543563842773</text:p>
          </table:table-cell>
          <table:table-cell office:value-type="float" office:value="-62.2630195617676" calcext:value-type="float">
            <text:p>-62,2630195617676</text:p>
          </table:table-cell>
          <table:table-cell office:value-type="float" office:value="-62.280876159668" calcext:value-type="float">
            <text:p>-62,280876159668</text:p>
          </table:table-cell>
          <table:table-cell office:value-type="float" office:value="-62.2645988464356" calcext:value-type="float">
            <text:p>-62,2645988464356</text:p>
          </table:table-cell>
          <table:table-cell office:value-type="float" office:value="-62.2552261352539" calcext:value-type="float">
            <text:p>-62,2552261352539</text:p>
          </table:table-cell>
          <table:table-cell office:value-type="float" office:value="-62.264762878418" calcext:value-type="float">
            <text:p>-62,264762878418</text:p>
          </table:table-cell>
          <table:table-cell office:value-type="float" office:value="-62.2775077819824" calcext:value-type="float">
            <text:p>-62,2775077819824</text:p>
          </table:table-cell>
          <table:table-cell office:value-type="float" office:value="-62.2644729614258" calcext:value-type="float">
            <text:p>-62,2644729614258</text:p>
          </table:table-cell>
          <table:table-cell office:value-type="float" office:value="-62.2611122131348" calcext:value-type="float">
            <text:p>-62,2611122131348</text:p>
          </table:table-cell>
          <table:table-cell office:value-type="float" office:value="-62.2841567993164" calcext:value-type="float">
            <text:p>-62,2841567993164</text:p>
          </table:table-cell>
          <table:table-cell office:value-type="float" office:value="-62.269287109375" calcext:value-type="float">
            <text:p>-62,269287109375</text:p>
          </table:table-cell>
          <table:table-cell office:value-type="float" office:value="-62.2761383056641" calcext:value-type="float">
            <text:p>-62,2761383056641</text:p>
          </table:table-cell>
          <table:table-cell office:value-type="float" office:value="-62.2935562133789" calcext:value-type="float">
            <text:p>-62,2935562133789</text:p>
          </table:table-cell>
          <table:table-cell office:value-type="float" office:value="-62.2683296203613" calcext:value-type="float">
            <text:p>-62,2683296203613</text:p>
          </table:table-cell>
          <table:table-cell office:value-type="float" office:value="-62.2420997619629" calcext:value-type="float">
            <text:p>-62,2420997619629</text:p>
          </table:table-cell>
          <table:table-cell office:value-type="float" office:value="-62.2606964111328" calcext:value-type="float">
            <text:p>-62,2606964111328</text:p>
          </table:table-cell>
          <table:table-cell office:value-type="float" office:value="-62.2593307495117" calcext:value-type="float">
            <text:p>-62,2593307495117</text:p>
          </table:table-cell>
          <table:table-cell office:value-type="float" office:value="-62.2677917480469" calcext:value-type="float">
            <text:p>-62,2677917480469</text:p>
          </table:table-cell>
          <table:table-cell office:value-type="float" office:value="-62.2730216979981" calcext:value-type="float">
            <text:p>-62,2730216979981</text:p>
          </table:table-cell>
          <table:table-cell office:value-type="float" office:value="-62.2655487060547" calcext:value-type="float">
            <text:p>-62,2655487060547</text:p>
          </table:table-cell>
          <table:table-cell office:value-type="float" office:value="-62.2566795349121" calcext:value-type="float">
            <text:p>-62,2566795349121</text:p>
          </table:table-cell>
          <table:table-cell office:value-type="float" office:value="-62.2616958618164" calcext:value-type="float">
            <text:p>-62,2616958618164</text:p>
          </table:table-cell>
          <table:table-cell office:value-type="float" office:value="-62.2853202819824" calcext:value-type="float">
            <text:p>-62,2853202819824</text:p>
          </table:table-cell>
          <table:table-cell office:value-type="float" office:value="-62.2588310241699" calcext:value-type="float">
            <text:p>-62,2588310241699</text:p>
          </table:table-cell>
          <table:table-cell office:value-type="float" office:value="-62.2600746154785" calcext:value-type="float">
            <text:p>-62,2600746154785</text:p>
          </table:table-cell>
          <table:table-cell office:value-type="float" office:value="-62.2744750976563" calcext:value-type="float">
            <text:p>-62,2744750976563</text:p>
          </table:table-cell>
          <table:table-cell office:value-type="float" office:value="-62.2594528198242" calcext:value-type="float">
            <text:p>-62,2594528198242</text:p>
          </table:table-cell>
          <table:table-cell office:value-type="float" office:value="-62.2582130432129" calcext:value-type="float">
            <text:p>-62,2582130432129</text:p>
          </table:table-cell>
          <table:table-cell office:value-type="float" office:value="-62.2722320556641" calcext:value-type="float">
            <text:p>-62,2722320556641</text:p>
          </table:table-cell>
          <table:table-cell office:value-type="float" office:value="-62.269287109375" calcext:value-type="float">
            <text:p>-62,269287109375</text:p>
          </table:table-cell>
          <table:table-cell office:value-type="float" office:value="-62.2696571350098" calcext:value-type="float">
            <text:p>-62,2696571350098</text:p>
          </table:table-cell>
          <table:table-cell office:value-type="float" office:value="-62.2849044799805" calcext:value-type="float">
            <text:p>-62,2849044799805</text:p>
          </table:table-cell>
          <table:table-cell office:value-type="float" office:value="-62.3012199401856" calcext:value-type="float">
            <text:p>-62,3012199401856</text:p>
          </table:table-cell>
          <table:table-cell office:value-type="float" office:value="-62.283576965332" calcext:value-type="float">
            <text:p>-62,283576965332</text:p>
          </table:table-cell>
          <table:table-cell office:value-type="float" office:value="-62.2520790100098" calcext:value-type="float">
            <text:p>-62,2520790100098</text:p>
          </table:table-cell>
          <table:table-cell office:value-type="float" office:value="-62.2667541503906" calcext:value-type="float">
            <text:p>-62,2667541503906</text:p>
          </table:table-cell>
          <table:table-cell office:value-type="float" office:value="-62.2683296203613" calcext:value-type="float">
            <text:p>-62,2683296203613</text:p>
          </table:table-cell>
          <table:table-cell office:value-type="float" office:value="-62.263599395752" calcext:value-type="float">
            <text:p>-62,263599395752</text:p>
          </table:table-cell>
          <table:table-cell office:value-type="float" office:value="-62.2470245361328" calcext:value-type="float">
            <text:p>-62,2470245361328</text:p>
          </table:table-cell>
          <table:table-cell office:value-type="float" office:value="-62.2539405822754" calcext:value-type="float">
            <text:p>-62,2539405822754</text:p>
          </table:table-cell>
          <table:table-cell office:value-type="float" office:value="-62.2706108093262" calcext:value-type="float">
            <text:p>-62,2706108093262</text:p>
          </table:table-cell>
          <table:table-cell office:value-type="float" office:value="-62.2898559570313" calcext:value-type="float">
            <text:p>-62,2898559570313</text:p>
          </table:table-cell>
          <table:table-cell office:value-type="float" office:value="-62.2689552307129" calcext:value-type="float">
            <text:p>-62,2689552307129</text:p>
          </table:table-cell>
          <table:table-cell office:value-type="float" office:value="-62.2746810913086" calcext:value-type="float">
            <text:p>-62,2746810913086</text:p>
          </table:table-cell>
          <table:table-cell office:value-type="float" office:value="-62.2532768249512" calcext:value-type="float">
            <text:p>-62,2532768249512</text:p>
          </table:table-cell>
          <table:table-cell office:value-type="float" office:value="-62.2494277954102" calcext:value-type="float">
            <text:p>-62,2494277954102</text:p>
          </table:table-cell>
          <table:table-cell office:value-type="float" office:value="-62.2611923217773" calcext:value-type="float">
            <text:p>-62,2611923217773</text:p>
          </table:table-cell>
          <table:table-cell office:value-type="float" office:value="-62.266170501709" calcext:value-type="float">
            <text:p>-62,266170501709</text:p>
          </table:table-cell>
          <table:table-cell office:value-type="float" office:value="-62.2697410583496" calcext:value-type="float">
            <text:p>-62,2697410583496</text:p>
          </table:table-cell>
          <table:table-cell office:value-type="float" office:value="-62.2707366943359" calcext:value-type="float">
            <text:p>-62,2707366943359</text:p>
          </table:table-cell>
          <table:table-cell office:value-type="float" office:value="-62.2792930603027" calcext:value-type="float">
            <text:p>-62,2792930603027</text:p>
          </table:table-cell>
          <table:table-cell office:value-type="float" office:value="-62.2888984680176" calcext:value-type="float">
            <text:p>-62,2888984680176</text:p>
          </table:table-cell>
          <table:table-cell office:value-type="float" office:value="-62.2943496704102" calcext:value-type="float">
            <text:p>-62,2943496704102</text:p>
          </table:table-cell>
          <table:table-cell office:value-type="float" office:value="-62.2801246643066" calcext:value-type="float">
            <text:p>-62,2801246643066</text:p>
          </table:table-cell>
          <table:table-cell office:value-type="float" office:value="-62.274600982666" calcext:value-type="float">
            <text:p>-62,274600982666</text:p>
          </table:table-cell>
          <table:table-cell office:value-type="float" office:value="-62.2737274169922" calcext:value-type="float">
            <text:p>-62,2737274169922</text:p>
          </table:table-cell>
          <table:table-cell office:value-type="float" office:value="-62.3055114746094" calcext:value-type="float">
            <text:p>-62,3055114746094</text:p>
          </table:table-cell>
          <table:table-cell office:value-type="float" office:value="-62.2559280395508" calcext:value-type="float">
            <text:p>-62,2559280395508</text:p>
          </table:table-cell>
          <table:table-cell office:value-type="float" office:value="-62.2575492858887" calcext:value-type="float">
            <text:p>-62,2575492858887</text:p>
          </table:table-cell>
          <table:table-cell office:value-type="float" office:value="-62.2715682983398" calcext:value-type="float">
            <text:p>-62,2715682983398</text:p>
          </table:table-cell>
          <table:table-cell office:value-type="float" office:value="-62.2872314453125" calcext:value-type="float">
            <text:p>-62,2872314453125</text:p>
          </table:table-cell>
          <table:table-cell office:value-type="float" office:value="-62.2672119140625" calcext:value-type="float">
            <text:p>-62,2672119140625</text:p>
          </table:table-cell>
          <table:table-cell office:value-type="float" office:value="-62.268913269043" calcext:value-type="float">
            <text:p>-62,268913269043</text:p>
          </table:table-cell>
          <table:table-cell office:value-type="float" office:value="-62.2807884216309" calcext:value-type="float">
            <text:p>-62,2807884216309</text:p>
          </table:table-cell>
          <table:table-cell office:value-type="float" office:value="-62.2716941833496" calcext:value-type="float">
            <text:p>-62,2716941833496</text:p>
          </table:table-cell>
          <table:table-cell office:value-type="float" office:value="-62.251579284668" calcext:value-type="float">
            <text:p>-62,251579284668</text:p>
          </table:table-cell>
          <table:table-cell office:value-type="float" office:value="-62.2721061706543" calcext:value-type="float">
            <text:p>-62,2721061706543</text:p>
          </table:table-cell>
          <table:table-cell office:value-type="float" office:value="-62.2727317810059" calcext:value-type="float">
            <text:p>-62,2727317810059</text:p>
          </table:table-cell>
          <table:table-cell office:value-type="float" office:value="-62.2600326538086" calcext:value-type="float">
            <text:p>-62,2600326538086</text:p>
          </table:table-cell>
          <table:table-cell office:value-type="float" office:value="-62.2706108093262" calcext:value-type="float">
            <text:p>-62,2706108093262</text:p>
          </table:table-cell>
          <table:table-cell office:value-type="float" office:value="-62.2428855895996" calcext:value-type="float">
            <text:p>-62,2428855895996</text:p>
          </table:table-cell>
          <table:table-cell office:value-type="float" office:value="-62.2664184570313" calcext:value-type="float">
            <text:p>-62,2664184570313</text:p>
          </table:table-cell>
          <table:table-cell office:value-type="float" office:value="-62.2784652709961" calcext:value-type="float">
            <text:p>-62,2784652709961</text:p>
          </table:table-cell>
          <table:table-cell office:value-type="float" office:value="-62.2816619873047" calcext:value-type="float">
            <text:p>-62,2816619873047</text:p>
          </table:table-cell>
          <table:table-cell office:value-type="float" office:value="-62.2562637329102" calcext:value-type="float">
            <text:p>-62,2562637329102</text:p>
          </table:table-cell>
          <table:table-cell office:value-type="float" office:value="-62.2721061706543" calcext:value-type="float">
            <text:p>-62,2721061706543</text:p>
          </table:table-cell>
          <table:table-cell office:value-type="float" office:value="-62.2579231262207" calcext:value-type="float">
            <text:p>-62,2579231262207</text:p>
          </table:table-cell>
          <table:table-cell office:value-type="float" office:value="-62.2841148376465" calcext:value-type="float">
            <text:p>-62,2841148376465</text:p>
          </table:table-cell>
          <table:table-cell office:value-type="float" office:value="-62.2745590209961" calcext:value-type="float">
            <text:p>-62,2745590209961</text:p>
          </table:table-cell>
          <table:table-cell office:value-type="float" office:value="-62.2579231262207" calcext:value-type="float">
            <text:p>-62,2579231262207</text:p>
          </table:table-cell>
          <table:table-cell office:value-type="float" office:value="-62.2639312744141" calcext:value-type="float">
            <text:p>-62,2639312744141</text:p>
          </table:table-cell>
          <table:table-cell office:value-type="float" office:value="-62.2675437927246" calcext:value-type="float">
            <text:p>-62,2675437927246</text:p>
          </table:table-cell>
          <table:table-cell office:value-type="float" office:value="-62.2744750976563" calcext:value-type="float">
            <text:p>-62,2744750976563</text:p>
          </table:table-cell>
          <table:table-cell office:value-type="float" office:value="-62.2473564147949" calcext:value-type="float">
            <text:p>-62,2473564147949</text:p>
          </table:table-cell>
          <table:table-cell office:value-type="float" office:value="-62.2733955383301" calcext:value-type="float">
            <text:p>-62,2733955383301</text:p>
          </table:table-cell>
          <table:table-cell office:value-type="float" office:value="-62.2631454467773" calcext:value-type="float">
            <text:p>-62,2631454467773</text:p>
          </table:table-cell>
          <table:table-cell office:value-type="float" office:value="-62.2829093933106" calcext:value-type="float">
            <text:p>-62,2829093933106</text:p>
          </table:table-cell>
          <table:table-cell office:value-type="float" office:value="-62.2575912475586" calcext:value-type="float">
            <text:p>-62,2575912475586</text:p>
          </table:table-cell>
          <table:table-cell office:value-type="float" office:value="-62.2437973022461" calcext:value-type="float">
            <text:p>-62,2437973022461</text:p>
          </table:table-cell>
          <table:table-cell office:value-type="float" office:value="-62.2610740661621" calcext:value-type="float">
            <text:p>-62,2610740661621</text:p>
          </table:table-cell>
          <table:table-cell office:value-type="float" office:value="-62.2628936767578" calcext:value-type="float">
            <text:p>-62,2628936767578</text:p>
          </table:table-cell>
          <table:table-cell office:value-type="float" office:value="-62.2684135437012" calcext:value-type="float">
            <text:p>-62,2684135437012</text:p>
          </table:table-cell>
          <table:table-cell office:value-type="float" office:value="-62.2803726196289" calcext:value-type="float">
            <text:p>-62,2803726196289</text:p>
          </table:table-cell>
          <table:table-cell office:value-type="float" office:value="-62.2720222473145" calcext:value-type="float">
            <text:p>-62,2720222473145</text:p>
          </table:table-cell>
          <table:table-cell office:value-type="float" office:value="-62.2612800598145" calcext:value-type="float">
            <text:p>-62,2612800598145</text:p>
          </table:table-cell>
          <table:table-cell office:value-type="float" office:value="-62.2684555053711" calcext:value-type="float">
            <text:p>-62,2684555053711</text:p>
          </table:table-cell>
          <table:table-cell office:value-type="float" office:value="-62.2693290710449" calcext:value-type="float">
            <text:p>-62,2693290710449</text:p>
          </table:table-cell>
          <table:table-cell office:value-type="float" office:value="-62.2741432189941" calcext:value-type="float">
            <text:p>-62,2741432189941</text:p>
          </table:table-cell>
          <table:table-cell office:value-type="float" office:value="-62.2714042663574" calcext:value-type="float">
            <text:p>-62,2714042663574</text:p>
          </table:table-cell>
          <table:table-cell office:value-type="float" office:value="-62.2627296447754" calcext:value-type="float">
            <text:p>-62,2627296447754</text:p>
          </table:table-cell>
          <table:table-cell office:value-type="float" office:value="-62.2534446716309" calcext:value-type="float">
            <text:p>-62,2534446716309</text:p>
          </table:table-cell>
          <table:table-cell office:value-type="float" office:value="-62.2530288696289" calcext:value-type="float">
            <text:p>-62,2530288696289</text:p>
          </table:table-cell>
          <table:table-cell office:value-type="float" office:value="-62.2721900939941" calcext:value-type="float">
            <text:p>-62,2721900939941</text:p>
          </table:table-cell>
          <table:table-cell office:value-type="float" office:value="-62.278377532959" calcext:value-type="float">
            <text:p>-62,278377532959</text:p>
          </table:table-cell>
          <table:table-cell office:value-type="float" office:value="-62.2641410827637" calcext:value-type="float">
            <text:p>-62,2641410827637</text:p>
          </table:table-cell>
          <table:table-cell office:value-type="float" office:value="-62.2715682983398" calcext:value-type="float">
            <text:p>-62,2715682983398</text:p>
          </table:table-cell>
          <table:table-cell office:value-type="float" office:value="-62.2595367431641" calcext:value-type="float">
            <text:p>-62,2595367431641</text:p>
          </table:table-cell>
          <table:table-cell office:value-type="float" office:value="-62.2546882629395" calcext:value-type="float">
            <text:p>-62,2546882629395</text:p>
          </table:table-cell>
          <table:table-cell office:value-type="float" office:value="-62.270320892334" calcext:value-type="float">
            <text:p>-62,270320892334</text:p>
          </table:table-cell>
          <table:table-cell office:value-type="float" office:value="-62.2857780456543" calcext:value-type="float">
            <text:p>-62,2857780456543</text:p>
          </table:table-cell>
          <table:table-cell office:value-type="float" office:value="-62.2740592956543" calcext:value-type="float">
            <text:p>-62,2740592956543</text:p>
          </table:table-cell>
          <table:table-cell office:value-type="float" office:value="-62.2411041259766" calcext:value-type="float">
            <text:p>-62,2411041259766</text:p>
          </table:table-cell>
          <table:table-cell office:value-type="float" office:value="-62.2481422424316" calcext:value-type="float">
            <text:p>-62,2481422424316</text:p>
          </table:table-cell>
          <table:table-cell office:value-type="float" office:value="-62.2816200256348" calcext:value-type="float">
            <text:p>-62,2816200256348</text:p>
          </table:table-cell>
          <table:table-cell office:value-type="float" office:value="-62.2825775146484" calcext:value-type="float">
            <text:p>-62,2825775146484</text:p>
          </table:table-cell>
          <table:table-cell office:value-type="float" office:value="-62.2839050292969" calcext:value-type="float">
            <text:p>-62,2839050292969</text:p>
          </table:table-cell>
          <table:table-cell office:value-type="float" office:value="-62.2667541503906" calcext:value-type="float">
            <text:p>-62,2667541503906</text:p>
          </table:table-cell>
          <table:table-cell office:value-type="float" office:value="-62.2543563842773" calcext:value-type="float">
            <text:p>-62,2543563842773</text:p>
          </table:table-cell>
          <table:table-cell office:value-type="float" office:value="-62.2496337890625" calcext:value-type="float">
            <text:p>-62,2496337890625</text:p>
          </table:table-cell>
          <table:table-cell office:value-type="float" office:value="-62.2737274169922" calcext:value-type="float">
            <text:p>-62,2737274169922</text:p>
          </table:table-cell>
          <table:table-cell office:value-type="float" office:value="-62.2650947570801" calcext:value-type="float">
            <text:p>-62,2650947570801</text:p>
          </table:table-cell>
          <table:table-cell office:value-type="float" office:value="-62.2700309753418" calcext:value-type="float">
            <text:p>-62,2700309753418</text:p>
          </table:table-cell>
          <table:table-cell office:value-type="float" office:value="-62.2618179321289" calcext:value-type="float">
            <text:p>-62,2618179321289</text:p>
          </table:table-cell>
          <table:table-cell office:value-type="float" office:value="-62.2754707336426" calcext:value-type="float">
            <text:p>-62,2754707336426</text:p>
          </table:table-cell>
          <table:table-cell office:value-type="float" office:value="-62.2655487060547" calcext:value-type="float">
            <text:p>-62,2655487060547</text:p>
          </table:table-cell>
          <table:table-cell office:value-type="float" office:value="-62.2558479309082" calcext:value-type="float">
            <text:p>-62,2558479309082</text:p>
          </table:table-cell>
          <table:table-cell office:value-type="float" office:value="-62.2650108337402" calcext:value-type="float">
            <text:p>-62,2650108337402</text:p>
          </table:table-cell>
          <table:table-cell office:value-type="float" office:value="-62.2786712646484" calcext:value-type="float">
            <text:p>-62,2786712646484</text:p>
          </table:table-cell>
          <table:table-cell office:value-type="float" office:value="-62.2711143493652" calcext:value-type="float">
            <text:p>-62,2711143493652</text:p>
          </table:table-cell>
          <table:table-cell office:value-type="float" office:value="-62.2565536499023" calcext:value-type="float">
            <text:p>-62,2565536499023</text:p>
          </table:table-cell>
          <table:table-cell office:value-type="float" office:value="-62.2553482055664" calcext:value-type="float">
            <text:p>-62,2553482055664</text:p>
          </table:table-cell>
          <table:table-cell office:value-type="float" office:value="-62.2632675170898" calcext:value-type="float">
            <text:p>-62,2632675170898</text:p>
          </table:table-cell>
          <table:table-cell office:value-type="float" office:value="-62.2588310241699" calcext:value-type="float">
            <text:p>-62,2588310241699</text:p>
          </table:table-cell>
          <table:table-cell office:value-type="float" office:value="-62.2824516296387" calcext:value-type="float">
            <text:p>-62,2824516296387</text:p>
          </table:table-cell>
          <table:table-cell office:value-type="float" office:value="-62.257381439209" calcext:value-type="float">
            <text:p>-62,257381439209</text:p>
          </table:table-cell>
          <table:table-cell office:value-type="float" office:value="-62.2650527954102" calcext:value-type="float">
            <text:p>-62,2650527954102</text:p>
          </table:table-cell>
          <table:table-cell office:value-type="float" office:value="-62.2763023376465" calcext:value-type="float">
            <text:p>-62,2763023376465</text:p>
          </table:table-cell>
          <table:table-cell office:value-type="float" office:value="-62.2633934020996" calcext:value-type="float">
            <text:p>-62,2633934020996</text:p>
          </table:table-cell>
          <table:table-cell office:value-type="float" office:value="-62.2604904174805" calcext:value-type="float">
            <text:p>-62,2604904174805</text:p>
          </table:table-cell>
          <table:table-cell office:value-type="float" office:value="-62.267707824707" calcext:value-type="float">
            <text:p>-62,267707824707</text:p>
          </table:table-cell>
          <table:table-cell office:value-type="float" office:value="-62.2711944580078" calcext:value-type="float">
            <text:p>-62,2711944580078</text:p>
          </table:table-cell>
          <table:table-cell office:value-type="float" office:value="-62.2726097106934" calcext:value-type="float">
            <text:p>-62,2726097106934</text:p>
          </table:table-cell>
          <table:table-cell office:value-type="float" office:value="-62.2716941833496" calcext:value-type="float">
            <text:p>-62,2716941833496</text:p>
          </table:table-cell>
          <table:table-cell office:value-type="float" office:value="-62.2802925109863" calcext:value-type="float">
            <text:p>-62,2802925109863</text:p>
          </table:table-cell>
          <table:table-cell office:value-type="float" office:value="-62.269287109375" calcext:value-type="float">
            <text:p>-62,269287109375</text:p>
          </table:table-cell>
          <table:table-cell office:value-type="float" office:value="-62.2724380493164" calcext:value-type="float">
            <text:p>-62,2724380493164</text:p>
          </table:table-cell>
          <table:table-cell office:value-type="float" office:value="-62.2858200073242" calcext:value-type="float">
            <text:p>-62,2858200073242</text:p>
          </table:table-cell>
          <table:table-cell office:value-type="float" office:value="-62.2574653625488" calcext:value-type="float">
            <text:p>-62,2574653625488</text:p>
          </table:table-cell>
          <table:table-cell office:value-type="float" office:value="-62.2765083312988" calcext:value-type="float">
            <text:p>-62,2765083312988</text:p>
          </table:table-cell>
          <table:table-cell office:value-type="float" office:value="-62.2686614990234" calcext:value-type="float">
            <text:p>-62,2686614990234</text:p>
          </table:table-cell>
          <table:table-cell office:value-type="float" office:value="-62.262149810791" calcext:value-type="float">
            <text:p>-62,262149810791</text:p>
          </table:table-cell>
          <table:table-cell office:value-type="float" office:value="-62.2690773010254" calcext:value-type="float">
            <text:p>-62,2690773010254</text:p>
          </table:table-cell>
          <table:table-cell office:value-type="float" office:value="-62.2616119384766" calcext:value-type="float">
            <text:p>-62,2616119384766</text:p>
          </table:table-cell>
          <table:table-cell office:value-type="float" office:value="-62.2639312744141" calcext:value-type="float">
            <text:p>-62,2639312744141</text:p>
          </table:table-cell>
          <table:table-cell office:value-type="float" office:value="-62.2558937072754" calcext:value-type="float">
            <text:p>-62,2558937072754</text:p>
          </table:table-cell>
          <table:table-cell office:value-type="float" office:value="-62.2650947570801" calcext:value-type="float">
            <text:p>-62,2650947570801</text:p>
          </table:table-cell>
          <table:table-cell office:value-type="float" office:value="-62.2641410827637" calcext:value-type="float">
            <text:p>-62,2641410827637</text:p>
          </table:table-cell>
          <table:table-cell office:value-type="float" office:value="-62.2752227783203" calcext:value-type="float">
            <text:p>-62,2752227783203</text:p>
          </table:table-cell>
          <table:table-cell office:value-type="float" office:value="-62.268913269043" calcext:value-type="float">
            <text:p>-62,268913269043</text:p>
          </table:table-cell>
          <table:table-cell office:value-type="float" office:value="-62.2816619873047" calcext:value-type="float">
            <text:p>-62,2816619873047</text:p>
          </table:table-cell>
          <table:table-cell office:value-type="float" office:value="-62.2543144226074" calcext:value-type="float">
            <text:p>-62,2543144226074</text:p>
          </table:table-cell>
          <table:table-cell office:value-type="float" office:value="-62.2666282653809" calcext:value-type="float">
            <text:p>-62,2666282653809</text:p>
          </table:table-cell>
          <table:table-cell office:value-type="float" office:value="-62.2668800354004" calcext:value-type="float">
            <text:p>-62,2668800354004</text:p>
          </table:table-cell>
          <table:table-cell office:value-type="float" office:value="-62.2815780639648" calcext:value-type="float">
            <text:p>-62,2815780639648</text:p>
          </table:table-cell>
          <table:table-cell office:value-type="float" office:value="-62.2675437927246" calcext:value-type="float">
            <text:p>-62,2675437927246</text:p>
          </table:table-cell>
          <table:table-cell office:value-type="float" office:value="-62.294849395752" calcext:value-type="float">
            <text:p>-62,294849395752</text:p>
          </table:table-cell>
          <table:table-cell office:value-type="float" office:value="-62.2829093933106" calcext:value-type="float">
            <text:p>-62,2829093933106</text:p>
          </table:table-cell>
          <table:table-cell office:value-type="float" office:value="-62.2648048400879" calcext:value-type="float">
            <text:p>-62,2648048400879</text:p>
          </table:table-cell>
          <table:table-cell office:value-type="float" office:value="-62.2764282226563" calcext:value-type="float">
            <text:p>-62,2764282226563</text:p>
          </table:table-cell>
          <table:table-cell office:value-type="float" office:value="-62.271858215332" calcext:value-type="float">
            <text:p>-62,271858215332</text:p>
          </table:table-cell>
          <table:table-cell office:value-type="float" office:value="-62.275260925293" calcext:value-type="float">
            <text:p>-62,275260925293</text:p>
          </table:table-cell>
          <table:table-cell office:value-type="float" office:value="-62.2594528198242" calcext:value-type="float">
            <text:p>-62,2594528198242</text:p>
          </table:table-cell>
          <table:table-cell office:value-type="float" office:value="-62.2856941223145" calcext:value-type="float">
            <text:p>-62,2856941223145</text:p>
          </table:table-cell>
          <table:table-cell office:value-type="float" office:value="-62.2733535766602" calcext:value-type="float">
            <text:p>-62,2733535766602</text:p>
          </table:table-cell>
          <table:table-cell office:value-type="float" office:value="-62.2684555053711" calcext:value-type="float">
            <text:p>-62,2684555053711</text:p>
          </table:table-cell>
          <table:table-cell office:value-type="float" office:value="-62.2628135681152" calcext:value-type="float">
            <text:p>-62,2628135681152</text:p>
          </table:table-cell>
          <table:table-cell office:value-type="float" office:value="-62.2850723266602" calcext:value-type="float">
            <text:p>-62,2850723266602</text:p>
          </table:table-cell>
          <table:table-cell office:value-type="float" office:value="-62.2836990356445" calcext:value-type="float">
            <text:p>-62,2836990356445</text:p>
          </table:table-cell>
          <table:table-cell office:value-type="float" office:value="-62.2751388549805" calcext:value-type="float">
            <text:p>-62,2751388549805</text:p>
          </table:table-cell>
          <table:table-cell office:value-type="float" office:value="-62.2672958374023" calcext:value-type="float">
            <text:p>-62,2672958374023</text:p>
          </table:table-cell>
          <table:table-cell office:value-type="float" office:value="-62.2723960876465" calcext:value-type="float">
            <text:p>-62,2723960876465</text:p>
          </table:table-cell>
          <table:table-cell office:value-type="float" office:value="-62.2702369689941" calcext:value-type="float">
            <text:p>-62,2702369689941</text:p>
          </table:table-cell>
          <table:table-cell office:value-type="float" office:value="-62.2821159362793" calcext:value-type="float">
            <text:p>-62,2821159362793</text:p>
          </table:table-cell>
          <table:table-cell office:value-type="float" office:value="-62.2953872680664" calcext:value-type="float">
            <text:p>-62,2953872680664</text:p>
          </table:table-cell>
          <table:table-cell office:value-type="float" office:value="-62.2733535766602" calcext:value-type="float">
            <text:p>-62,2733535766602</text:p>
          </table:table-cell>
          <table:table-cell office:value-type="float" office:value="-62.2861938476563" calcext:value-type="float">
            <text:p>-62,2861938476563</text:p>
          </table:table-cell>
          <table:table-cell office:value-type="float" office:value="-62.2677917480469" calcext:value-type="float">
            <text:p>-62,2677917480469</text:p>
          </table:table-cell>
          <table:table-cell office:value-type="float" office:value="-62.278003692627" calcext:value-type="float">
            <text:p>-62,278003692627</text:p>
          </table:table-cell>
          <table:table-cell office:value-type="float" office:value="-62.267749786377" calcext:value-type="float">
            <text:p>-62,267749786377</text:p>
          </table:table-cell>
          <table:table-cell office:value-type="float" office:value="-62.2711524963379" calcext:value-type="float">
            <text:p>-62,2711524963379</text:p>
          </table:table-cell>
          <table:table-cell office:value-type="float" office:value="-62.2792930603027" calcext:value-type="float">
            <text:p>-62,2792930603027</text:p>
          </table:table-cell>
          <table:table-cell office:value-type="float" office:value="-62.2675018310547" calcext:value-type="float">
            <text:p>-62,2675018310547</text:p>
          </table:table-cell>
          <table:table-cell office:value-type="float" office:value="-62.2814559936523" calcext:value-type="float">
            <text:p>-62,2814559936523</text:p>
          </table:table-cell>
          <table:table-cell office:value-type="float" office:value="-62.2804565429688" calcext:value-type="float">
            <text:p>-62,2804565429688</text:p>
          </table:table-cell>
          <table:table-cell office:value-type="float" office:value="-62.2594108581543" calcext:value-type="float">
            <text:p>-62,2594108581543</text:p>
          </table:table-cell>
          <table:table-cell office:value-type="float" office:value="-62.2690391540527" calcext:value-type="float">
            <text:p>-62,2690391540527</text:p>
          </table:table-cell>
          <table:table-cell office:value-type="float" office:value="-62.274097442627" calcext:value-type="float">
            <text:p>-62,274097442627</text:p>
          </table:table-cell>
          <table:table-cell office:value-type="float" office:value="-62.266544342041" calcext:value-type="float">
            <text:p>-62,266544342041</text:p>
          </table:table-cell>
          <table:table-cell office:value-type="float" office:value="-62.2907676696777" calcext:value-type="float">
            <text:p>-62,2907676696777</text:p>
          </table:table-cell>
          <table:table-cell office:value-type="float" office:value="-62.2640151977539" calcext:value-type="float">
            <text:p>-62,2640151977539</text:p>
          </table:table-cell>
          <table:table-cell office:value-type="float" office:value="-62.2716522216797" calcext:value-type="float">
            <text:p>-62,2716522216797</text:p>
          </table:table-cell>
          <table:table-cell office:value-type="float" office:value="-62.2611541748047" calcext:value-type="float">
            <text:p>-62,2611541748047</text:p>
          </table:table-cell>
          <table:table-cell office:value-type="float" office:value="-62.2629356384277" calcext:value-type="float">
            <text:p>-62,2629356384277</text:p>
          </table:table-cell>
          <table:table-cell office:value-type="float" office:value="-62.2614059448242" calcext:value-type="float">
            <text:p>-62,2614059448242</text:p>
          </table:table-cell>
          <table:table-cell office:value-type="float" office:value="-62.2821617126465" calcext:value-type="float">
            <text:p>-62,2821617126465</text:p>
          </table:table-cell>
          <table:table-cell office:value-type="float" office:value="-62.2738914489746" calcext:value-type="float">
            <text:p>-62,2738914489746</text:p>
          </table:table-cell>
          <table:table-cell office:value-type="float" office:value="-62.2763442993164" calcext:value-type="float">
            <text:p>-62,2763442993164</text:p>
          </table:table-cell>
          <table:table-cell office:value-type="float" office:value="-62.2696189880371" calcext:value-type="float">
            <text:p>-62,2696189880371</text:p>
          </table:table-cell>
          <table:table-cell office:value-type="float" office:value="-62.2449150085449" calcext:value-type="float">
            <text:p>-62,2449150085449</text:p>
          </table:table-cell>
          <table:table-cell office:value-type="float" office:value="-62.2799606323242" calcext:value-type="float">
            <text:p>-62,2799606323242</text:p>
          </table:table-cell>
          <table:table-cell office:value-type="float" office:value="-62.2731475830078" calcext:value-type="float">
            <text:p>-62,2731475830078</text:p>
          </table:table-cell>
          <table:table-cell office:value-type="float" office:value="-62.2829895019531" calcext:value-type="float">
            <text:p>-62,2829895019531</text:p>
          </table:table-cell>
          <table:table-cell office:value-type="float" office:value="-62.2660064697266" calcext:value-type="float">
            <text:p>-62,2660064697266</text:p>
          </table:table-cell>
          <table:table-cell office:value-type="float" office:value="-62.2686233520508" calcext:value-type="float">
            <text:p>-62,2686233520508</text:p>
          </table:table-cell>
          <table:table-cell office:value-type="float" office:value="-62.2763862609863" calcext:value-type="float">
            <text:p>-62,2763862609863</text:p>
          </table:table-cell>
          <table:table-cell office:value-type="float" office:value="-62.274600982666" calcext:value-type="float">
            <text:p>-62,274600982666</text:p>
          </table:table-cell>
          <table:table-cell office:value-type="float" office:value="-62.2679138183594" calcext:value-type="float">
            <text:p>-62,2679138183594</text:p>
          </table:table-cell>
          <table:table-cell office:value-type="float" office:value="-62.2582130432129" calcext:value-type="float">
            <text:p>-62,2582130432129</text:p>
          </table:table-cell>
          <table:table-cell office:value-type="float" office:value="-62.2572174072266" calcext:value-type="float">
            <text:p>-62,2572174072266</text:p>
          </table:table-cell>
          <table:table-cell office:value-type="float" office:value="-62.2704887390137" calcext:value-type="float">
            <text:p>-62,2704887390137</text:p>
          </table:table-cell>
          <table:table-cell office:value-type="float" office:value="-62.2864456176758" calcext:value-type="float">
            <text:p>-62,2864456176758</text:p>
          </table:table-cell>
          <table:table-cell office:value-type="float" office:value="-62.2713203430176" calcext:value-type="float">
            <text:p>-62,2713203430176</text:p>
          </table:table-cell>
          <table:table-cell office:value-type="float" office:value="-62.2687873840332" calcext:value-type="float">
            <text:p>-62,2687873840332</text:p>
          </table:table-cell>
          <table:table-cell office:value-type="float" office:value="-62.2713623046875" calcext:value-type="float">
            <text:p>-62,2713623046875</text:p>
          </table:table-cell>
          <table:table-cell office:value-type="float" office:value="-62.2758865356445" calcext:value-type="float">
            <text:p>-62,2758865356445</text:p>
          </table:table-cell>
          <table:table-cell office:value-type="float" office:value="-62.2701988220215" calcext:value-type="float">
            <text:p>-62,2701988220215</text:p>
          </table:table-cell>
          <table:table-cell office:value-type="float" office:value="-62.2789611816406" calcext:value-type="float">
            <text:p>-62,2789611816406</text:p>
          </table:table-cell>
          <table:table-cell office:value-type="float" office:value="-62.2582511901856" calcext:value-type="float">
            <text:p>-62,2582511901856</text:p>
          </table:table-cell>
          <table:table-cell office:value-type="float" office:value="-62.2795829772949" calcext:value-type="float">
            <text:p>-62,2795829772949</text:p>
          </table:table-cell>
          <table:table-cell office:value-type="float" office:value="-62.2635154724121" calcext:value-type="float">
            <text:p>-62,2635154724121</text:p>
          </table:table-cell>
          <table:table-cell office:value-type="float" office:value="-62.2659645080566" calcext:value-type="float">
            <text:p>-62,2659645080566</text:p>
          </table:table-cell>
          <table:table-cell office:value-type="float" office:value="-62.2673759460449" calcext:value-type="float">
            <text:p>-62,2673759460449</text:p>
          </table:table-cell>
          <table:table-cell office:value-type="float" office:value="-62.2534866333008" calcext:value-type="float">
            <text:p>-62,2534866333008</text:p>
          </table:table-cell>
          <table:table-cell office:value-type="float" office:value="-62.2826995849609" calcext:value-type="float">
            <text:p>-62,2826995849609</text:p>
          </table:table-cell>
          <table:table-cell office:value-type="float" office:value="-62.2790451049805" calcext:value-type="float">
            <text:p>-62,2790451049805</text:p>
          </table:table-cell>
          <table:table-cell office:value-type="float" office:value="-62.2774658203125" calcext:value-type="float">
            <text:p>-62,2774658203125</text:p>
          </table:table-cell>
          <table:table-cell office:value-type="float" office:value="-62.2732276916504" calcext:value-type="float">
            <text:p>-62,2732276916504</text:p>
          </table:table-cell>
          <table:table-cell office:value-type="float" office:value="-62.273063659668" calcext:value-type="float">
            <text:p>-62,273063659668</text:p>
          </table:table-cell>
          <table:table-cell office:value-type="float" office:value="-62.2864456176758" calcext:value-type="float">
            <text:p>-62,2864456176758</text:p>
          </table:table-cell>
          <table:table-cell office:value-type="float" office:value="-62.2789192199707" calcext:value-type="float">
            <text:p>-62,2789192199707</text:p>
          </table:table-cell>
          <table:table-cell office:value-type="float" office:value="-62.2685356140137" calcext:value-type="float">
            <text:p>-62,2685356140137</text:p>
          </table:table-cell>
          <table:table-cell office:value-type="float" office:value="-62.2729797363281" calcext:value-type="float">
            <text:p>-62,2729797363281</text:p>
          </table:table-cell>
          <table:table-cell office:value-type="float" office:value="-62.2784233093262" calcext:value-type="float">
            <text:p>-62,2784233093262</text:p>
          </table:table-cell>
          <table:table-cell office:value-type="float" office:value="-62.259162902832" calcext:value-type="float">
            <text:p>-62,259162902832</text:p>
          </table:table-cell>
          <table:table-cell office:value-type="float" office:value="-62.4636917114258" calcext:value-type="float">
            <text:p>-62,4636917114258</text:p>
          </table:table-cell>
          <table:table-cell office:value-type="float" office:value="-62.504280090332" calcext:value-type="float">
            <text:p>-62,504280090332</text:p>
          </table:table-cell>
          <table:table-cell office:value-type="float" office:value="-62.5051307678223" calcext:value-type="float">
            <text:p>-62,5051307678223</text:p>
          </table:table-cell>
          <table:table-cell office:value-type="float" office:value="-62.5103759765625" calcext:value-type="float">
            <text:p>-62,5103759765625</text:p>
          </table:table-cell>
          <table:table-cell office:value-type="float" office:value="-62.4872817993164" calcext:value-type="float">
            <text:p>-62,4872817993164</text:p>
          </table:table-cell>
          <table:table-cell office:value-type="float" office:value="-62.5005683898926" calcext:value-type="float">
            <text:p>-62,5005683898926</text:p>
          </table:table-cell>
          <table:table-cell office:value-type="float" office:value="-62.4853248596191" calcext:value-type="float">
            <text:p>-62,4853248596191</text:p>
          </table:table-cell>
          <table:table-cell office:value-type="float" office:value="-62.4874076843262" calcext:value-type="float">
            <text:p>-62,4874076843262</text:p>
          </table:table-cell>
          <table:table-cell office:value-type="float" office:value="-62.4848136901856" calcext:value-type="float">
            <text:p>-62,4848136901856</text:p>
          </table:table-cell>
          <table:table-cell office:value-type="float" office:value="-62.4891128540039" calcext:value-type="float">
            <text:p>-62,4891128540039</text:p>
          </table:table-cell>
          <table:table-cell office:value-type="float" office:value="-62.4869384765625" calcext:value-type="float">
            <text:p>-62,4869384765625</text:p>
          </table:table-cell>
          <table:table-cell office:value-type="float" office:value="-62.5072212219238" calcext:value-type="float">
            <text:p>-62,5072212219238</text:p>
          </table:table-cell>
          <table:table-cell office:value-type="float" office:value="-62.4911956787109" calcext:value-type="float">
            <text:p>-62,4911956787109</text:p>
          </table:table-cell>
          <table:table-cell office:value-type="float" office:value="-62.4875373840332" calcext:value-type="float">
            <text:p>-62,4875373840332</text:p>
          </table:table-cell>
          <table:table-cell office:value-type="float" office:value="-62.4860458374023" calcext:value-type="float">
            <text:p>-62,4860458374023</text:p>
          </table:table-cell>
          <table:table-cell office:value-type="float" office:value="-62.4826850891113" calcext:value-type="float">
            <text:p>-62,4826850891113</text:p>
          </table:table-cell>
          <table:table-cell office:value-type="float" office:value="-62.498779296875" calcext:value-type="float">
            <text:p>-62,498779296875</text:p>
          </table:table-cell>
          <table:table-cell office:value-type="float" office:value="-62.5115737915039" calcext:value-type="float">
            <text:p>-62,5115737915039</text:p>
          </table:table-cell>
          <table:table-cell office:value-type="float" office:value="-62.4843482971191" calcext:value-type="float">
            <text:p>-62,4843482971191</text:p>
          </table:table-cell>
          <table:table-cell office:value-type="float" office:value="-62.5090141296387" calcext:value-type="float">
            <text:p>-62,5090141296387</text:p>
          </table:table-cell>
          <table:table-cell office:value-type="float" office:value="-62.5061569213867" calcext:value-type="float">
            <text:p>-62,5061569213867</text:p>
          </table:table-cell>
          <table:table-cell office:value-type="float" office:value="-62.5040245056152" calcext:value-type="float">
            <text:p>-62,5040245056152</text:p>
          </table:table-cell>
          <table:table-cell office:value-type="float" office:value="-62.4864311218262" calcext:value-type="float">
            <text:p>-62,4864311218262</text:p>
          </table:table-cell>
          <table:table-cell office:value-type="float" office:value="-62.4901733398438" calcext:value-type="float">
            <text:p>-62,4901733398438</text:p>
          </table:table-cell>
          <table:table-cell office:value-type="float" office:value="-62.5016784667969" calcext:value-type="float">
            <text:p>-62,5016784667969</text:p>
          </table:table-cell>
          <table:table-cell office:value-type="float" office:value="-62.4894943237305" calcext:value-type="float">
            <text:p>-62,4894943237305</text:p>
          </table:table-cell>
          <table:table-cell office:value-type="float" office:value="-62.4952430725098" calcext:value-type="float">
            <text:p>-62,4952430725098</text:p>
          </table:table-cell>
          <table:table-cell office:value-type="float" office:value="-62.5083732604981" calcext:value-type="float">
            <text:p>-62,5083732604981</text:p>
          </table:table-cell>
          <table:table-cell office:value-type="float" office:value="-62.507438659668" calcext:value-type="float">
            <text:p>-62,507438659668</text:p>
          </table:table-cell>
          <table:table-cell office:value-type="float" office:value="-62.4873657226563" calcext:value-type="float">
            <text:p>-62,4873657226563</text:p>
          </table:table-cell>
          <table:table-cell office:value-type="float" office:value="-62.4914970397949" calcext:value-type="float">
            <text:p>-62,4914970397949</text:p>
          </table:table-cell>
          <table:table-cell office:value-type="float" office:value="-62.4861335754395" calcext:value-type="float">
            <text:p>-62,4861335754395</text:p>
          </table:table-cell>
          <table:table-cell office:value-type="float" office:value="-62.4980163574219" calcext:value-type="float">
            <text:p>-62,4980163574219</text:p>
          </table:table-cell>
          <table:table-cell office:value-type="float" office:value="-62.5044097900391" calcext:value-type="float">
            <text:p>-62,5044097900391</text:p>
          </table:table-cell>
          <table:table-cell office:value-type="float" office:value="-62.5009536743164" calcext:value-type="float">
            <text:p>-62,5009536743164</text:p>
          </table:table-cell>
          <table:table-cell office:value-type="float" office:value="-62.4891548156738" calcext:value-type="float">
            <text:p>-62,4891548156738</text:p>
          </table:table-cell>
          <table:table-cell office:value-type="float" office:value="-62.4569053649902" calcext:value-type="float">
            <text:p>-62,4569053649902</text:p>
          </table:table-cell>
          <table:table-cell office:value-type="float" office:value="-62.4765663146973" calcext:value-type="float">
            <text:p>-62,4765663146973</text:p>
          </table:table-cell>
          <table:table-cell office:value-type="float" office:value="-62.4941368103027" calcext:value-type="float">
            <text:p>-62,4941368103027</text:p>
          </table:table-cell>
          <table:table-cell office:value-type="float" office:value="-62.4803924560547" calcext:value-type="float">
            <text:p>-62,4803924560547</text:p>
          </table:table-cell>
          <table:table-cell office:value-type="float" office:value="-62.4909858703613" calcext:value-type="float">
            <text:p>-62,4909858703613</text:p>
          </table:table-cell>
          <table:table-cell office:value-type="float" office:value="-62.5039367675781" calcext:value-type="float">
            <text:p>-62,5039367675781</text:p>
          </table:table-cell>
          <table:table-cell office:value-type="float" office:value="-62.4893264770508" calcext:value-type="float">
            <text:p>-62,4893264770508</text:p>
          </table:table-cell>
          <table:table-cell office:value-type="float" office:value="-62.4947357177734" calcext:value-type="float">
            <text:p>-62,4947357177734</text:p>
          </table:table-cell>
          <table:table-cell office:value-type="float" office:value="-62.4914970397949" calcext:value-type="float">
            <text:p>-62,4914970397949</text:p>
          </table:table-cell>
          <table:table-cell office:value-type="float" office:value="-62.5001831054688" calcext:value-type="float">
            <text:p>-62,5001831054688</text:p>
          </table:table-cell>
          <table:table-cell office:value-type="float" office:value="-62.4958000183106" calcext:value-type="float">
            <text:p>-62,4958000183106</text:p>
          </table:table-cell>
          <table:table-cell office:value-type="float" office:value="-62.4919204711914" calcext:value-type="float">
            <text:p>-62,4919204711914</text:p>
          </table:table-cell>
          <table:table-cell office:value-type="float" office:value="-62.5049171447754" calcext:value-type="float">
            <text:p>-62,5049171447754</text:p>
          </table:table-cell>
          <table:table-cell office:value-type="float" office:value="-62.4880447387695" calcext:value-type="float">
            <text:p>-62,4880447387695</text:p>
          </table:table-cell>
          <table:table-cell office:value-type="float" office:value="-62.4860458374023" calcext:value-type="float">
            <text:p>-62,4860458374023</text:p>
          </table:table-cell>
          <table:table-cell office:value-type="float" office:value="-62.4795799255371" calcext:value-type="float">
            <text:p>-62,4795799255371</text:p>
          </table:table-cell>
          <table:table-cell office:value-type="float" office:value="-62.4866409301758" calcext:value-type="float">
            <text:p>-62,4866409301758</text:p>
          </table:table-cell>
          <table:table-cell office:value-type="float" office:value="-62.4938812255859" calcext:value-type="float">
            <text:p>-62,4938812255859</text:p>
          </table:table-cell>
          <table:table-cell office:value-type="float" office:value="-62.5148162841797" calcext:value-type="float">
            <text:p>-62,5148162841797</text:p>
          </table:table-cell>
          <table:table-cell office:value-type="float" office:value="-62.4941787719727" calcext:value-type="float">
            <text:p>-62,4941787719727</text:p>
          </table:table-cell>
          <table:table-cell office:value-type="float" office:value="-62.4987335205078" calcext:value-type="float">
            <text:p>-62,4987335205078</text:p>
          </table:table-cell>
          <table:table-cell office:value-type="float" office:value="-62.4958419799805" calcext:value-type="float">
            <text:p>-62,4958419799805</text:p>
          </table:table-cell>
          <table:table-cell office:value-type="float" office:value="-62.4958801269531" calcext:value-type="float">
            <text:p>-62,4958801269531</text:p>
          </table:table-cell>
          <table:table-cell office:value-type="float" office:value="-62.5083312988281" calcext:value-type="float">
            <text:p>-62,5083312988281</text:p>
          </table:table-cell>
          <table:table-cell office:value-type="float" office:value="-62.5008697509766" calcext:value-type="float">
            <text:p>-62,5008697509766</text:p>
          </table:table-cell>
          <table:table-cell office:value-type="float" office:value="-62.5054740905762" calcext:value-type="float">
            <text:p>-62,5054740905762</text:p>
          </table:table-cell>
        </table:table-row>
        <table:table-row table:style-name="ro1">
          <table:table-cell office:value-type="float" office:value="-62.2536087036133" calcext:value-type="float">
            <text:p>-62,2536087036133</text:p>
          </table:table-cell>
          <table:table-cell office:value-type="float" office:value="-62.2368049621582" calcext:value-type="float">
            <text:p>-62,2368049621582</text:p>
          </table:table-cell>
          <table:table-cell office:value-type="float" office:value="-62.2644309997559" calcext:value-type="float">
            <text:p>-62,2644309997559</text:p>
          </table:table-cell>
          <table:table-cell office:value-type="float" office:value="-62.2619857788086" calcext:value-type="float">
            <text:p>-62,2619857788086</text:p>
          </table:table-cell>
          <table:table-cell office:value-type="float" office:value="-62.2694931030273" calcext:value-type="float">
            <text:p>-62,2694931030273</text:p>
          </table:table-cell>
          <table:table-cell office:value-type="float" office:value="-62.2782135009766" calcext:value-type="float">
            <text:p>-62,2782135009766</text:p>
          </table:table-cell>
          <table:table-cell office:value-type="float" office:value="-62.2491798400879" calcext:value-type="float">
            <text:p>-62,2491798400879</text:p>
          </table:table-cell>
          <table:table-cell office:value-type="float" office:value="-62.2480201721191" calcext:value-type="float">
            <text:p>-62,2480201721191</text:p>
          </table:table-cell>
          <table:table-cell office:value-type="float" office:value="-62.2573013305664" calcext:value-type="float">
            <text:p>-62,2573013305664</text:p>
          </table:table-cell>
          <table:table-cell office:value-type="float" office:value="-62.2619857788086" calcext:value-type="float">
            <text:p>-62,2619857788086</text:p>
          </table:table-cell>
          <table:table-cell office:value-type="float" office:value="-62.2660484313965" calcext:value-type="float">
            <text:p>-62,2660484313965</text:p>
          </table:table-cell>
          <table:table-cell office:value-type="float" office:value="-62.2734794616699" calcext:value-type="float">
            <text:p>-62,2734794616699</text:p>
          </table:table-cell>
          <table:table-cell office:value-type="float" office:value="-62.2586669921875" calcext:value-type="float">
            <text:p>-62,2586669921875</text:p>
          </table:table-cell>
          <table:table-cell office:value-type="float" office:value="-62.246940612793" calcext:value-type="float">
            <text:p>-62,246940612793</text:p>
          </table:table-cell>
          <table:table-cell office:value-type="float" office:value="-62.2817039489746" calcext:value-type="float">
            <text:p>-62,2817039489746</text:p>
          </table:table-cell>
          <table:table-cell office:value-type="float" office:value="-62.2596206665039" calcext:value-type="float">
            <text:p>-62,2596206665039</text:p>
          </table:table-cell>
          <table:table-cell office:value-type="float" office:value="-62.2704048156738" calcext:value-type="float">
            <text:p>-62,2704048156738</text:p>
          </table:table-cell>
          <table:table-cell office:value-type="float" office:value="-62.2610321044922" calcext:value-type="float">
            <text:p>-62,2610321044922</text:p>
          </table:table-cell>
          <table:table-cell office:value-type="float" office:value="-62.277961730957" calcext:value-type="float">
            <text:p>-62,277961730957</text:p>
          </table:table-cell>
          <table:table-cell office:value-type="float" office:value="-62.2577133178711" calcext:value-type="float">
            <text:p>-62,2577133178711</text:p>
          </table:table-cell>
          <table:table-cell office:value-type="float" office:value="-62.2347831726074" calcext:value-type="float">
            <text:p>-62,2347831726074</text:p>
          </table:table-cell>
          <table:table-cell office:value-type="float" office:value="-62.2427635192871" calcext:value-type="float">
            <text:p>-62,2427635192871</text:p>
          </table:table-cell>
          <table:table-cell office:value-type="float" office:value="-62.2559700012207" calcext:value-type="float">
            <text:p>-62,2559700012207</text:p>
          </table:table-cell>
          <table:table-cell office:value-type="float" office:value="-62.2583351135254" calcext:value-type="float">
            <text:p>-62,2583351135254</text:p>
          </table:table-cell>
          <table:table-cell office:value-type="float" office:value="-62.2759284973145" calcext:value-type="float">
            <text:p>-62,2759284973145</text:p>
          </table:table-cell>
          <table:table-cell office:value-type="float" office:value="-62.2788772583008" calcext:value-type="float">
            <text:p>-62,2788772583008</text:p>
          </table:table-cell>
          <table:table-cell office:value-type="float" office:value="-62.2617340087891" calcext:value-type="float">
            <text:p>-62,2617340087891</text:p>
          </table:table-cell>
          <table:table-cell office:value-type="float" office:value="-62.2624816894531" calcext:value-type="float">
            <text:p>-62,2624816894531</text:p>
          </table:table-cell>
          <table:table-cell office:value-type="float" office:value="-62.2600326538086" calcext:value-type="float">
            <text:p>-62,2600326538086</text:p>
          </table:table-cell>
          <table:table-cell office:value-type="float" office:value="-62.2455368041992" calcext:value-type="float">
            <text:p>-62,2455368041992</text:p>
          </table:table-cell>
          <table:table-cell office:value-type="float" office:value="-62.275260925293" calcext:value-type="float">
            <text:p>-62,275260925293</text:p>
          </table:table-cell>
          <table:table-cell office:value-type="float" office:value="-62.2804985046387" calcext:value-type="float">
            <text:p>-62,2804985046387</text:p>
          </table:table-cell>
          <table:table-cell office:value-type="float" office:value="-62.2497177124023" calcext:value-type="float">
            <text:p>-62,2497177124023</text:p>
          </table:table-cell>
          <table:table-cell office:value-type="float" office:value="-62.2576713562012" calcext:value-type="float">
            <text:p>-62,2576713562012</text:p>
          </table:table-cell>
          <table:table-cell office:value-type="float" office:value="-62.2528648376465" calcext:value-type="float">
            <text:p>-62,2528648376465</text:p>
          </table:table-cell>
          <table:table-cell office:value-type="float" office:value="-62.2834091186523" calcext:value-type="float">
            <text:p>-62,2834091186523</text:p>
          </table:table-cell>
          <table:table-cell office:value-type="float" office:value="-62.2560577392578" calcext:value-type="float">
            <text:p>-62,2560577392578</text:p>
          </table:table-cell>
          <table:table-cell office:value-type="float" office:value="-62.2772178649902" calcext:value-type="float">
            <text:p>-62,2772178649902</text:p>
          </table:table-cell>
          <table:table-cell office:value-type="float" office:value="-62.2672958374023" calcext:value-type="float">
            <text:p>-62,2672958374023</text:p>
          </table:table-cell>
          <table:table-cell office:value-type="float" office:value="-62.2809104919434" calcext:value-type="float">
            <text:p>-62,2809104919434</text:p>
          </table:table-cell>
          <table:table-cell office:value-type="float" office:value="-62.2782516479492" calcext:value-type="float">
            <text:p>-62,2782516479492</text:p>
          </table:table-cell>
          <table:table-cell office:value-type="float" office:value="-62.2737274169922" calcext:value-type="float">
            <text:p>-62,2737274169922</text:p>
          </table:table-cell>
          <table:table-cell office:value-type="float" office:value="-62.2595367431641" calcext:value-type="float">
            <text:p>-62,2595367431641</text:p>
          </table:table-cell>
          <table:table-cell office:value-type="float" office:value="-62.2500877380371" calcext:value-type="float">
            <text:p>-62,2500877380371</text:p>
          </table:table-cell>
          <table:table-cell office:value-type="float" office:value="-62.2557640075684" calcext:value-type="float">
            <text:p>-62,2557640075684</text:p>
          </table:table-cell>
          <table:table-cell office:value-type="float" office:value="-62.2692031860352" calcext:value-type="float">
            <text:p>-62,2692031860352</text:p>
          </table:table-cell>
          <table:table-cell office:value-type="float" office:value="-62.2791252136231" calcext:value-type="float">
            <text:p>-62,2791252136231</text:p>
          </table:table-cell>
          <table:table-cell office:value-type="float" office:value="-62.2765502929688" calcext:value-type="float">
            <text:p>-62,2765502929688</text:p>
          </table:table-cell>
          <table:table-cell office:value-type="float" office:value="-62.2685356140137" calcext:value-type="float">
            <text:p>-62,2685356140137</text:p>
          </table:table-cell>
          <table:table-cell office:value-type="float" office:value="-62.2577972412109" calcext:value-type="float">
            <text:p>-62,2577972412109</text:p>
          </table:table-cell>
          <table:table-cell office:value-type="float" office:value="-62.2778816223145" calcext:value-type="float">
            <text:p>-62,2778816223145</text:p>
          </table:table-cell>
          <table:table-cell office:value-type="float" office:value="-62.2667541503906" calcext:value-type="float">
            <text:p>-62,2667541503906</text:p>
          </table:table-cell>
          <table:table-cell office:value-type="float" office:value="-62.2568855285645" calcext:value-type="float">
            <text:p>-62,2568855285645</text:p>
          </table:table-cell>
          <table:table-cell office:value-type="float" office:value="-62.2428436279297" calcext:value-type="float">
            <text:p>-62,2428436279297</text:p>
          </table:table-cell>
          <table:table-cell office:value-type="float" office:value="-62.2560577392578" calcext:value-type="float">
            <text:p>-62,2560577392578</text:p>
          </table:table-cell>
          <table:table-cell office:value-type="float" office:value="-62.2517471313477" calcext:value-type="float">
            <text:p>-62,2517471313477</text:p>
          </table:table-cell>
          <table:table-cell office:value-type="float" office:value="-62.2536926269531" calcext:value-type="float">
            <text:p>-62,2536926269531</text:p>
          </table:table-cell>
          <table:table-cell office:value-type="float" office:value="-62.2743530273438" calcext:value-type="float">
            <text:p>-62,2743530273438</text:p>
          </table:table-cell>
          <table:table-cell office:value-type="float" office:value="-62.2743911743164" calcext:value-type="float">
            <text:p>-62,2743911743164</text:p>
          </table:table-cell>
          <table:table-cell office:value-type="float" office:value="-62.2686614990234" calcext:value-type="float">
            <text:p>-62,2686614990234</text:p>
          </table:table-cell>
          <table:table-cell office:value-type="float" office:value="-62.2671699523926" calcext:value-type="float">
            <text:p>-62,2671699523926</text:p>
          </table:table-cell>
          <table:table-cell office:value-type="float" office:value="-62.2706527709961" calcext:value-type="float">
            <text:p>-62,2706527709961</text:p>
          </table:table-cell>
          <table:table-cell office:value-type="float" office:value="-62.238956451416" calcext:value-type="float">
            <text:p>-62,238956451416</text:p>
          </table:table-cell>
          <table:table-cell office:value-type="float" office:value="-62.2564315795898" calcext:value-type="float">
            <text:p>-62,2564315795898</text:p>
          </table:table-cell>
          <table:table-cell office:value-type="float" office:value="-62.2474784851074" calcext:value-type="float">
            <text:p>-62,2474784851074</text:p>
          </table:table-cell>
          <table:table-cell office:value-type="float" office:value="-62.2550582885742" calcext:value-type="float">
            <text:p>-62,2550582885742</text:p>
          </table:table-cell>
          <table:table-cell office:value-type="float" office:value="-62.2775917053223" calcext:value-type="float">
            <text:p>-62,2775917053223</text:p>
          </table:table-cell>
          <table:table-cell office:value-type="float" office:value="-62.2559700012207" calcext:value-type="float">
            <text:p>-62,2559700012207</text:p>
          </table:table-cell>
          <table:table-cell office:value-type="float" office:value="-62.2539405822754" calcext:value-type="float">
            <text:p>-62,2539405822754</text:p>
          </table:table-cell>
          <table:table-cell office:value-type="float" office:value="-62.2585411071777" calcext:value-type="float">
            <text:p>-62,2585411071777</text:p>
          </table:table-cell>
          <table:table-cell office:value-type="float" office:value="-62.2775497436523" calcext:value-type="float">
            <text:p>-62,2775497436523</text:p>
          </table:table-cell>
          <table:table-cell office:value-type="float" office:value="-62.2760124206543" calcext:value-type="float">
            <text:p>-62,2760124206543</text:p>
          </table:table-cell>
          <table:table-cell office:value-type="float" office:value="-62.2778816223145" calcext:value-type="float">
            <text:p>-62,2778816223145</text:p>
          </table:table-cell>
          <table:table-cell office:value-type="float" office:value="-62.2573432922363" calcext:value-type="float">
            <text:p>-62,2573432922363</text:p>
          </table:table-cell>
          <table:table-cell office:value-type="float" office:value="-62.2662544250488" calcext:value-type="float">
            <text:p>-62,2662544250488</text:p>
          </table:table-cell>
          <table:table-cell office:value-type="float" office:value="-62.2480201721191" calcext:value-type="float">
            <text:p>-62,2480201721191</text:p>
          </table:table-cell>
          <table:table-cell office:value-type="float" office:value="-62.2437973022461" calcext:value-type="float">
            <text:p>-62,2437973022461</text:p>
          </table:table-cell>
          <table:table-cell office:value-type="float" office:value="-62.2517051696777" calcext:value-type="float">
            <text:p>-62,2517051696777</text:p>
          </table:table-cell>
          <table:table-cell office:value-type="float" office:value="-62.2565536499023" calcext:value-type="float">
            <text:p>-62,2565536499023</text:p>
          </table:table-cell>
          <table:table-cell office:value-type="float" office:value="-62.2613220214844" calcext:value-type="float">
            <text:p>-62,2613220214844</text:p>
          </table:table-cell>
          <table:table-cell office:value-type="float" office:value="-62.2645568847656" calcext:value-type="float">
            <text:p>-62,2645568847656</text:p>
          </table:table-cell>
          <table:table-cell office:value-type="float" office:value="-62.2611923217773" calcext:value-type="float">
            <text:p>-62,2611923217773</text:p>
          </table:table-cell>
          <table:table-cell office:value-type="float" office:value="-62.2743110656738" calcext:value-type="float">
            <text:p>-62,2743110656738</text:p>
          </table:table-cell>
          <table:table-cell office:value-type="float" office:value="-62.2694511413574" calcext:value-type="float">
            <text:p>-62,2694511413574</text:p>
          </table:table-cell>
          <table:table-cell office:value-type="float" office:value="-62.2767181396484" calcext:value-type="float">
            <text:p>-62,2767181396484</text:p>
          </table:table-cell>
          <table:table-cell office:value-type="float" office:value="-62.2632675170898" calcext:value-type="float">
            <text:p>-62,2632675170898</text:p>
          </table:table-cell>
          <table:table-cell office:value-type="float" office:value="-62.2633094787598" calcext:value-type="float">
            <text:p>-62,2633094787598</text:p>
          </table:table-cell>
          <table:table-cell office:value-type="float" office:value="-62.242431640625" calcext:value-type="float">
            <text:p>-62,242431640625</text:p>
          </table:table-cell>
          <table:table-cell office:value-type="float" office:value="-62.2560119628906" calcext:value-type="float">
            <text:p>-62,2560119628906</text:p>
          </table:table-cell>
          <table:table-cell office:value-type="float" office:value="-62.2504615783691" calcext:value-type="float">
            <text:p>-62,2504615783691</text:p>
          </table:table-cell>
          <table:table-cell office:value-type="float" office:value="-62.250545501709" calcext:value-type="float">
            <text:p>-62,250545501709</text:p>
          </table:table-cell>
          <table:table-cell office:value-type="float" office:value="-62.2525749206543" calcext:value-type="float">
            <text:p>-62,2525749206543</text:p>
          </table:table-cell>
          <table:table-cell office:value-type="float" office:value="-62.2495918273926" calcext:value-type="float">
            <text:p>-62,2495918273926</text:p>
          </table:table-cell>
          <table:table-cell office:value-type="float" office:value="-62.2645149230957" calcext:value-type="float">
            <text:p>-62,2645149230957</text:p>
          </table:table-cell>
          <table:table-cell office:value-type="float" office:value="-62.2602424621582" calcext:value-type="float">
            <text:p>-62,2602424621582</text:p>
          </table:table-cell>
          <table:table-cell office:value-type="float" office:value="-62.2653846740723" calcext:value-type="float">
            <text:p>-62,2653846740723</text:p>
          </table:table-cell>
          <table:table-cell office:value-type="float" office:value="-62.2662544250488" calcext:value-type="float">
            <text:p>-62,2662544250488</text:p>
          </table:table-cell>
          <table:table-cell office:value-type="float" office:value="-62.2800025939941" calcext:value-type="float">
            <text:p>-62,2800025939941</text:p>
          </table:table-cell>
          <table:table-cell office:value-type="float" office:value="-62.2642631530762" calcext:value-type="float">
            <text:p>-62,2642631530762</text:p>
          </table:table-cell>
          <table:table-cell office:value-type="float" office:value="-62.2427635192871" calcext:value-type="float">
            <text:p>-62,2427635192871</text:p>
          </table:table-cell>
          <table:table-cell office:value-type="float" office:value="-62.2825775146484" calcext:value-type="float">
            <text:p>-62,2825775146484</text:p>
          </table:table-cell>
          <table:table-cell office:value-type="float" office:value="-62.2574653625488" calcext:value-type="float">
            <text:p>-62,2574653625488</text:p>
          </table:table-cell>
          <table:table-cell office:value-type="float" office:value="-62.2643508911133" calcext:value-type="float">
            <text:p>-62,2643508911133</text:p>
          </table:table-cell>
          <table:table-cell office:value-type="float" office:value="-62.2474784851074" calcext:value-type="float">
            <text:p>-62,2474784851074</text:p>
          </table:table-cell>
          <table:table-cell office:value-type="float" office:value="-62.2738494873047" calcext:value-type="float">
            <text:p>-62,2738494873047</text:p>
          </table:table-cell>
          <table:table-cell office:value-type="float" office:value="-62.2717323303223" calcext:value-type="float">
            <text:p>-62,2717323303223</text:p>
          </table:table-cell>
          <table:table-cell office:value-type="float" office:value="-62.2740173339844" calcext:value-type="float">
            <text:p>-62,2740173339844</text:p>
          </table:table-cell>
          <table:table-cell office:value-type="float" office:value="-62.2458267211914" calcext:value-type="float">
            <text:p>-62,2458267211914</text:p>
          </table:table-cell>
          <table:table-cell office:value-type="float" office:value="-62.2539825439453" calcext:value-type="float">
            <text:p>-62,2539825439453</text:p>
          </table:table-cell>
          <table:table-cell office:value-type="float" office:value="-62.2692031860352" calcext:value-type="float">
            <text:p>-62,2692031860352</text:p>
          </table:table-cell>
          <table:table-cell office:value-type="float" office:value="-62.2765502929688" calcext:value-type="float">
            <text:p>-62,2765502929688</text:p>
          </table:table-cell>
          <table:table-cell office:value-type="float" office:value="-62.2483901977539" calcext:value-type="float">
            <text:p>-62,2483901977539</text:p>
          </table:table-cell>
          <table:table-cell office:value-type="float" office:value="-62.26318359375" calcext:value-type="float">
            <text:p>-62,26318359375</text:p>
          </table:table-cell>
          <table:table-cell office:value-type="float" office:value="-62.2726898193359" calcext:value-type="float">
            <text:p>-62,2726898193359</text:p>
          </table:table-cell>
          <table:table-cell office:value-type="float" office:value="-62.272647857666" calcext:value-type="float">
            <text:p>-62,272647857666</text:p>
          </table:table-cell>
          <table:table-cell office:value-type="float" office:value="-62.2595367431641" calcext:value-type="float">
            <text:p>-62,2595367431641</text:p>
          </table:table-cell>
          <table:table-cell office:value-type="float" office:value="-62.2651786804199" calcext:value-type="float">
            <text:p>-62,2651786804199</text:p>
          </table:table-cell>
          <table:table-cell office:value-type="float" office:value="-62.2807884216309" calcext:value-type="float">
            <text:p>-62,2807884216309</text:p>
          </table:table-cell>
          <table:table-cell office:value-type="float" office:value="-62.2633094787598" calcext:value-type="float">
            <text:p>-62,2633094787598</text:p>
          </table:table-cell>
          <table:table-cell office:value-type="float" office:value="-62.2619018554688" calcext:value-type="float">
            <text:p>-62,2619018554688</text:p>
          </table:table-cell>
          <table:table-cell office:value-type="float" office:value="-62.2702789306641" calcext:value-type="float">
            <text:p>-62,2702789306641</text:p>
          </table:table-cell>
          <table:table-cell office:value-type="float" office:value="-62.2694091796875" calcext:value-type="float">
            <text:p>-62,2694091796875</text:p>
          </table:table-cell>
          <table:table-cell office:value-type="float" office:value="-62.2486381530762" calcext:value-type="float">
            <text:p>-62,2486381530762</text:p>
          </table:table-cell>
          <table:table-cell office:value-type="float" office:value="-62.2626876831055" calcext:value-type="float">
            <text:p>-62,2626876831055</text:p>
          </table:table-cell>
          <table:table-cell office:value-type="float" office:value="-62.2607383728027" calcext:value-type="float">
            <text:p>-62,2607383728027</text:p>
          </table:table-cell>
          <table:table-cell office:value-type="float" office:value="-62.2669639587402" calcext:value-type="float">
            <text:p>-62,2669639587402</text:p>
          </table:table-cell>
          <table:table-cell office:value-type="float" office:value="-62.2713623046875" calcext:value-type="float">
            <text:p>-62,2713623046875</text:p>
          </table:table-cell>
          <table:table-cell office:value-type="float" office:value="-62.2711524963379" calcext:value-type="float">
            <text:p>-62,2711524963379</text:p>
          </table:table-cell>
          <table:table-cell office:value-type="float" office:value="-62.2814140319824" calcext:value-type="float">
            <text:p>-62,2814140319824</text:p>
          </table:table-cell>
          <table:table-cell office:value-type="float" office:value="-62.2705268859863" calcext:value-type="float">
            <text:p>-62,2705268859863</text:p>
          </table:table-cell>
          <table:table-cell office:value-type="float" office:value="-62.2690391540527" calcext:value-type="float">
            <text:p>-62,2690391540527</text:p>
          </table:table-cell>
          <table:table-cell office:value-type="float" office:value="-62.2597427368164" calcext:value-type="float">
            <text:p>-62,2597427368164</text:p>
          </table:table-cell>
          <table:table-cell office:value-type="float" office:value="-62.2675857543945" calcext:value-type="float">
            <text:p>-62,2675857543945</text:p>
          </table:table-cell>
          <table:table-cell office:value-type="float" office:value="-62.2737274169922" calcext:value-type="float">
            <text:p>-62,2737274169922</text:p>
          </table:table-cell>
          <table:table-cell office:value-type="float" office:value="-62.2827415466309" calcext:value-type="float">
            <text:p>-62,2827415466309</text:p>
          </table:table-cell>
          <table:table-cell office:value-type="float" office:value="-62.26513671875" calcext:value-type="float">
            <text:p>-62,26513671875</text:p>
          </table:table-cell>
          <table:table-cell office:value-type="float" office:value="-62.2497978210449" calcext:value-type="float">
            <text:p>-62,2497978210449</text:p>
          </table:table-cell>
          <table:table-cell office:value-type="float" office:value="-62.2589988708496" calcext:value-type="float">
            <text:p>-62,2589988708496</text:p>
          </table:table-cell>
          <table:table-cell office:value-type="float" office:value="-62.2620658874512" calcext:value-type="float">
            <text:p>-62,2620658874512</text:p>
          </table:table-cell>
          <table:table-cell office:value-type="float" office:value="-62.2664184570313" calcext:value-type="float">
            <text:p>-62,2664184570313</text:p>
          </table:table-cell>
          <table:table-cell office:value-type="float" office:value="-62.2704048156738" calcext:value-type="float">
            <text:p>-62,2704048156738</text:p>
          </table:table-cell>
          <table:table-cell office:value-type="float" office:value="-62.2796249389648" calcext:value-type="float">
            <text:p>-62,2796249389648</text:p>
          </table:table-cell>
          <table:table-cell office:value-type="float" office:value="-62.2519950866699" calcext:value-type="float">
            <text:p>-62,2519950866699</text:p>
          </table:table-cell>
          <table:table-cell office:value-type="float" office:value="-62.2605705261231" calcext:value-type="float">
            <text:p>-62,2605705261231</text:p>
          </table:table-cell>
          <table:table-cell office:value-type="float" office:value="-62.2640609741211" calcext:value-type="float">
            <text:p>-62,2640609741211</text:p>
          </table:table-cell>
          <table:table-cell office:value-type="float" office:value="-62.2643508911133" calcext:value-type="float">
            <text:p>-62,2643508911133</text:p>
          </table:table-cell>
          <table:table-cell office:value-type="float" office:value="-62.2553062438965" calcext:value-type="float">
            <text:p>-62,2553062438965</text:p>
          </table:table-cell>
          <table:table-cell office:value-type="float" office:value="-62.2678337097168" calcext:value-type="float">
            <text:p>-62,2678337097168</text:p>
          </table:table-cell>
          <table:table-cell office:value-type="float" office:value="-62.2671279907227" calcext:value-type="float">
            <text:p>-62,2671279907227</text:p>
          </table:table-cell>
          <table:table-cell office:value-type="float" office:value="-62.2554359436035" calcext:value-type="float">
            <text:p>-62,2554359436035</text:p>
          </table:table-cell>
          <table:table-cell office:value-type="float" office:value="-62.2447090148926" calcext:value-type="float">
            <text:p>-62,2447090148926</text:p>
          </table:table-cell>
          <table:table-cell office:value-type="float" office:value="-62.2700309753418" calcext:value-type="float">
            <text:p>-62,2700309753418</text:p>
          </table:table-cell>
          <table:table-cell office:value-type="float" office:value="-62.2604064941406" calcext:value-type="float">
            <text:p>-62,2604064941406</text:p>
          </table:table-cell>
          <table:table-cell office:value-type="float" office:value="-62.2723960876465" calcext:value-type="float">
            <text:p>-62,2723960876465</text:p>
          </table:table-cell>
          <table:table-cell office:value-type="float" office:value="-62.2482681274414" calcext:value-type="float">
            <text:p>-62,2482681274414</text:p>
          </table:table-cell>
          <table:table-cell office:value-type="float" office:value="-62.2662544250488" calcext:value-type="float">
            <text:p>-62,2662544250488</text:p>
          </table:table-cell>
          <table:table-cell office:value-type="float" office:value="-62.2526588439941" calcext:value-type="float">
            <text:p>-62,2526588439941</text:p>
          </table:table-cell>
          <table:table-cell office:value-type="float" office:value="-62.2652206420898" calcext:value-type="float">
            <text:p>-62,2652206420898</text:p>
          </table:table-cell>
          <table:table-cell office:value-type="float" office:value="-62.2570533752441" calcext:value-type="float">
            <text:p>-62,2570533752441</text:p>
          </table:table-cell>
          <table:table-cell office:value-type="float" office:value="-62.2650527954102" calcext:value-type="float">
            <text:p>-62,2650527954102</text:p>
          </table:table-cell>
          <table:table-cell office:value-type="float" office:value="-62.2785873413086" calcext:value-type="float">
            <text:p>-62,2785873413086</text:p>
          </table:table-cell>
          <table:table-cell office:value-type="float" office:value="-62.2536087036133" calcext:value-type="float">
            <text:p>-62,2536087036133</text:p>
          </table:table-cell>
          <table:table-cell office:value-type="float" office:value="-62.2708625793457" calcext:value-type="float">
            <text:p>-62,2708625793457</text:p>
          </table:table-cell>
          <table:table-cell office:value-type="float" office:value="-62.2805824279785" calcext:value-type="float">
            <text:p>-62,2805824279785</text:p>
          </table:table-cell>
          <table:table-cell office:value-type="float" office:value="-62.2755165100098" calcext:value-type="float">
            <text:p>-62,2755165100098</text:p>
          </table:table-cell>
          <table:table-cell office:value-type="float" office:value="-62.2678756713867" calcext:value-type="float">
            <text:p>-62,2678756713867</text:p>
          </table:table-cell>
          <table:table-cell office:value-type="float" office:value="-62.2734794616699" calcext:value-type="float">
            <text:p>-62,2734794616699</text:p>
          </table:table-cell>
          <table:table-cell office:value-type="float" office:value="-62.2705688476563" calcext:value-type="float">
            <text:p>-62,2705688476563</text:p>
          </table:table-cell>
          <table:table-cell office:value-type="float" office:value="-62.275806427002" calcext:value-type="float">
            <text:p>-62,275806427002</text:p>
          </table:table-cell>
          <table:table-cell office:value-type="float" office:value="-62.2807464599609" calcext:value-type="float">
            <text:p>-62,2807464599609</text:p>
          </table:table-cell>
          <table:table-cell office:value-type="float" office:value="-62.2637252807617" calcext:value-type="float">
            <text:p>-62,2637252807617</text:p>
          </table:table-cell>
          <table:table-cell office:value-type="float" office:value="-62.2451629638672" calcext:value-type="float">
            <text:p>-62,2451629638672</text:p>
          </table:table-cell>
          <table:table-cell office:value-type="float" office:value="-62.260612487793" calcext:value-type="float">
            <text:p>-62,260612487793</text:p>
          </table:table-cell>
          <table:table-cell office:value-type="float" office:value="-62.275806427002" calcext:value-type="float">
            <text:p>-62,275806427002</text:p>
          </table:table-cell>
          <table:table-cell office:value-type="float" office:value="-62.2848625183106" calcext:value-type="float">
            <text:p>-62,2848625183106</text:p>
          </table:table-cell>
          <table:table-cell office:value-type="float" office:value="-62.2577972412109" calcext:value-type="float">
            <text:p>-62,2577972412109</text:p>
          </table:table-cell>
          <table:table-cell office:value-type="float" office:value="-62.2713203430176" calcext:value-type="float">
            <text:p>-62,2713203430176</text:p>
          </table:table-cell>
          <table:table-cell office:value-type="float" office:value="-62.2647209167481" calcext:value-type="float">
            <text:p>-62,2647209167481</text:p>
          </table:table-cell>
          <table:table-cell office:value-type="float" office:value="-62.2873992919922" calcext:value-type="float">
            <text:p>-62,2873992919922</text:p>
          </table:table-cell>
          <table:table-cell office:value-type="float" office:value="-62.2898139953613" calcext:value-type="float">
            <text:p>-62,2898139953613</text:p>
          </table:table-cell>
          <table:table-cell office:value-type="float" office:value="-62.2663383483887" calcext:value-type="float">
            <text:p>-62,2663383483887</text:p>
          </table:table-cell>
          <table:table-cell office:value-type="float" office:value="-62.2656745910645" calcext:value-type="float">
            <text:p>-62,2656745910645</text:p>
          </table:table-cell>
          <table:table-cell office:value-type="float" office:value="-62.2688255310059" calcext:value-type="float">
            <text:p>-62,2688255310059</text:p>
          </table:table-cell>
          <table:table-cell office:value-type="float" office:value="-62.2609443664551" calcext:value-type="float">
            <text:p>-62,2609443664551</text:p>
          </table:table-cell>
          <table:table-cell office:value-type="float" office:value="-62.2631034851074" calcext:value-type="float">
            <text:p>-62,2631034851074</text:p>
          </table:table-cell>
          <table:table-cell office:value-type="float" office:value="-62.2493019104004" calcext:value-type="float">
            <text:p>-62,2493019104004</text:p>
          </table:table-cell>
          <table:table-cell office:value-type="float" office:value="-62.2601165771484" calcext:value-type="float">
            <text:p>-62,2601165771484</text:p>
          </table:table-cell>
          <table:table-cell office:value-type="float" office:value="-62.2614059448242" calcext:value-type="float">
            <text:p>-62,2614059448242</text:p>
          </table:table-cell>
          <table:table-cell office:value-type="float" office:value="-62.2456207275391" calcext:value-type="float">
            <text:p>-62,2456207275391</text:p>
          </table:table-cell>
          <table:table-cell office:value-type="float" office:value="-62.2497596740723" calcext:value-type="float">
            <text:p>-62,2497596740723</text:p>
          </table:table-cell>
          <table:table-cell office:value-type="float" office:value="-62.259162902832" calcext:value-type="float">
            <text:p>-62,259162902832</text:p>
          </table:table-cell>
          <table:table-cell office:value-type="float" office:value="-62.2781715393066" calcext:value-type="float">
            <text:p>-62,2781715393066</text:p>
          </table:table-cell>
          <table:table-cell office:value-type="float" office:value="-62.254810333252" calcext:value-type="float">
            <text:p>-62,254810333252</text:p>
          </table:table-cell>
          <table:table-cell office:value-type="float" office:value="-62.2805404663086" calcext:value-type="float">
            <text:p>-62,2805404663086</text:p>
          </table:table-cell>
          <table:table-cell office:value-type="float" office:value="-62.2730216979981" calcext:value-type="float">
            <text:p>-62,2730216979981</text:p>
          </table:table-cell>
          <table:table-cell office:value-type="float" office:value="-62.2772598266602" calcext:value-type="float">
            <text:p>-62,2772598266602</text:p>
          </table:table-cell>
          <table:table-cell office:value-type="float" office:value="-62.2626876831055" calcext:value-type="float">
            <text:p>-62,2626876831055</text:p>
          </table:table-cell>
          <table:table-cell office:value-type="float" office:value="-62.2743530273438" calcext:value-type="float">
            <text:p>-62,2743530273438</text:p>
          </table:table-cell>
          <table:table-cell office:value-type="float" office:value="-62.2829513549805" calcext:value-type="float">
            <text:p>-62,2829513549805</text:p>
          </table:table-cell>
          <table:table-cell office:value-type="float" office:value="-62.2861938476563" calcext:value-type="float">
            <text:p>-62,2861938476563</text:p>
          </table:table-cell>
          <table:table-cell office:value-type="float" office:value="-62.2612800598145" calcext:value-type="float">
            <text:p>-62,2612800598145</text:p>
          </table:table-cell>
          <table:table-cell office:value-type="float" office:value="-62.269287109375" calcext:value-type="float">
            <text:p>-62,269287109375</text:p>
          </table:table-cell>
          <table:table-cell office:value-type="float" office:value="-62.2792091369629" calcext:value-type="float">
            <text:p>-62,2792091369629</text:p>
          </table:table-cell>
          <table:table-cell office:value-type="float" office:value="-62.2490539550781" calcext:value-type="float">
            <text:p>-62,2490539550781</text:p>
          </table:table-cell>
          <table:table-cell office:value-type="float" office:value="-62.2638473510742" calcext:value-type="float">
            <text:p>-62,2638473510742</text:p>
          </table:table-cell>
          <table:table-cell office:value-type="float" office:value="-62.2570533752441" calcext:value-type="float">
            <text:p>-62,2570533752441</text:p>
          </table:table-cell>
          <table:table-cell office:value-type="float" office:value="-62.263973236084" calcext:value-type="float">
            <text:p>-62,263973236084</text:p>
          </table:table-cell>
          <table:table-cell office:value-type="float" office:value="-62.266544342041" calcext:value-type="float">
            <text:p>-62,266544342041</text:p>
          </table:table-cell>
          <table:table-cell office:value-type="float" office:value="-62.2597007751465" calcext:value-type="float">
            <text:p>-62,2597007751465</text:p>
          </table:table-cell>
          <table:table-cell office:value-type="float" office:value="-62.285572052002" calcext:value-type="float">
            <text:p>-62,285572052002</text:p>
          </table:table-cell>
          <table:table-cell office:value-type="float" office:value="-62.2695770263672" calcext:value-type="float">
            <text:p>-62,2695770263672</text:p>
          </table:table-cell>
          <table:table-cell office:value-type="float" office:value="-62.2585830688477" calcext:value-type="float">
            <text:p>-62,2585830688477</text:p>
          </table:table-cell>
          <table:table-cell office:value-type="float" office:value="-62.2619438171387" calcext:value-type="float">
            <text:p>-62,2619438171387</text:p>
          </table:table-cell>
          <table:table-cell office:value-type="float" office:value="-62.2626037597656" calcext:value-type="float">
            <text:p>-62,2626037597656</text:p>
          </table:table-cell>
          <table:table-cell office:value-type="float" office:value="-62.2688713073731" calcext:value-type="float">
            <text:p>-62,2688713073731</text:p>
          </table:table-cell>
          <table:table-cell office:value-type="float" office:value="-62.2683296203613" calcext:value-type="float">
            <text:p>-62,2683296203613</text:p>
          </table:table-cell>
          <table:table-cell office:value-type="float" office:value="-62.2597846984863" calcext:value-type="float">
            <text:p>-62,2597846984863</text:p>
          </table:table-cell>
          <table:table-cell office:value-type="float" office:value="-62.2771339416504" calcext:value-type="float">
            <text:p>-62,2771339416504</text:p>
          </table:table-cell>
          <table:table-cell office:value-type="float" office:value="-62.2662963867188" calcext:value-type="float">
            <text:p>-62,2662963867188</text:p>
          </table:table-cell>
          <table:table-cell office:value-type="float" office:value="-62.2553901672363" calcext:value-type="float">
            <text:p>-62,2553901672363</text:p>
          </table:table-cell>
          <table:table-cell office:value-type="float" office:value="-62.2717742919922" calcext:value-type="float">
            <text:p>-62,2717742919922</text:p>
          </table:table-cell>
          <table:table-cell office:value-type="float" office:value="-62.247688293457" calcext:value-type="float">
            <text:p>-62,247688293457</text:p>
          </table:table-cell>
          <table:table-cell office:value-type="float" office:value="-62.2569274902344" calcext:value-type="float">
            <text:p>-62,2569274902344</text:p>
          </table:table-cell>
          <table:table-cell office:value-type="float" office:value="-62.2811660766602" calcext:value-type="float">
            <text:p>-62,2811660766602</text:p>
          </table:table-cell>
          <table:table-cell office:value-type="float" office:value="-62.2841567993164" calcext:value-type="float">
            <text:p>-62,2841567993164</text:p>
          </table:table-cell>
          <table:table-cell office:value-type="float" office:value="-62.2778816223145" calcext:value-type="float">
            <text:p>-62,2778816223145</text:p>
          </table:table-cell>
          <table:table-cell office:value-type="float" office:value="-62.2597846984863" calcext:value-type="float">
            <text:p>-62,2597846984863</text:p>
          </table:table-cell>
          <table:table-cell office:value-type="float" office:value="-62.2708244323731" calcext:value-type="float">
            <text:p>-62,2708244323731</text:p>
          </table:table-cell>
          <table:table-cell office:value-type="float" office:value="-62.2560958862305" calcext:value-type="float">
            <text:p>-62,2560958862305</text:p>
          </table:table-cell>
          <table:table-cell office:value-type="float" office:value="-62.2705268859863" calcext:value-type="float">
            <text:p>-62,2705268859863</text:p>
          </table:table-cell>
          <table:table-cell office:value-type="float" office:value="-62.2678756713867" calcext:value-type="float">
            <text:p>-62,2678756713867</text:p>
          </table:table-cell>
          <table:table-cell office:value-type="float" office:value="-62.2556800842285" calcext:value-type="float">
            <text:p>-62,2556800842285</text:p>
          </table:table-cell>
          <table:table-cell office:value-type="float" office:value="-62.2765922546387" calcext:value-type="float">
            <text:p>-62,2765922546387</text:p>
          </table:table-cell>
          <table:table-cell office:value-type="float" office:value="-62.2801246643066" calcext:value-type="float">
            <text:p>-62,2801246643066</text:p>
          </table:table-cell>
          <table:table-cell office:value-type="float" office:value="-62.2699089050293" calcext:value-type="float">
            <text:p>-62,2699089050293</text:p>
          </table:table-cell>
          <table:table-cell office:value-type="float" office:value="-62.2623558044434" calcext:value-type="float">
            <text:p>-62,2623558044434</text:p>
          </table:table-cell>
          <table:table-cell office:value-type="float" office:value="-62.2796249389648" calcext:value-type="float">
            <text:p>-62,2796249389648</text:p>
          </table:table-cell>
          <table:table-cell office:value-type="float" office:value="-62.2598686218262" calcext:value-type="float">
            <text:p>-62,2598686218262</text:p>
          </table:table-cell>
          <table:table-cell office:value-type="float" office:value="-62.2532386779785" calcext:value-type="float">
            <text:p>-62,2532386779785</text:p>
          </table:table-cell>
          <table:table-cell office:value-type="float" office:value="-62.2423057556152" calcext:value-type="float">
            <text:p>-62,2423057556152</text:p>
          </table:table-cell>
          <table:table-cell office:value-type="float" office:value="-62.2692031860352" calcext:value-type="float">
            <text:p>-62,2692031860352</text:p>
          </table:table-cell>
          <table:table-cell office:value-type="float" office:value="-62.267749786377" calcext:value-type="float">
            <text:p>-62,267749786377</text:p>
          </table:table-cell>
          <table:table-cell office:value-type="float" office:value="-62.2790451049805" calcext:value-type="float">
            <text:p>-62,2790451049805</text:p>
          </table:table-cell>
          <table:table-cell office:value-type="float" office:value="-62.2660903930664" calcext:value-type="float">
            <text:p>-62,2660903930664</text:p>
          </table:table-cell>
          <table:table-cell office:value-type="float" office:value="-62.275764465332" calcext:value-type="float">
            <text:p>-62,275764465332</text:p>
          </table:table-cell>
          <table:table-cell office:value-type="float" office:value="-62.295597076416" calcext:value-type="float">
            <text:p>-62,295597076416</text:p>
          </table:table-cell>
          <table:table-cell office:value-type="float" office:value="-62.2573013305664" calcext:value-type="float">
            <text:p>-62,2573013305664</text:p>
          </table:table-cell>
          <table:table-cell office:value-type="float" office:value="-62.2494697570801" calcext:value-type="float">
            <text:p>-62,2494697570801</text:p>
          </table:table-cell>
          <table:table-cell office:value-type="float" office:value="-62.2714424133301" calcext:value-type="float">
            <text:p>-62,2714424133301</text:p>
          </table:table-cell>
          <table:table-cell office:value-type="float" office:value="-62.2737693786621" calcext:value-type="float">
            <text:p>-62,2737693786621</text:p>
          </table:table-cell>
          <table:table-cell office:value-type="float" office:value="-62.2677917480469" calcext:value-type="float">
            <text:p>-62,2677917480469</text:p>
          </table:table-cell>
          <table:table-cell office:value-type="float" office:value="-62.2705688476563" calcext:value-type="float">
            <text:p>-62,2705688476563</text:p>
          </table:table-cell>
          <table:table-cell office:value-type="float" office:value="-62.2727317810059" calcext:value-type="float">
            <text:p>-62,2727317810059</text:p>
          </table:table-cell>
          <table:table-cell office:value-type="float" office:value="-62.2713203430176" calcext:value-type="float">
            <text:p>-62,2713203430176</text:p>
          </table:table-cell>
          <table:table-cell office:value-type="float" office:value="-62.2723541259766" calcext:value-type="float">
            <text:p>-62,2723541259766</text:p>
          </table:table-cell>
          <table:table-cell office:value-type="float" office:value="-62.2798347473145" calcext:value-type="float">
            <text:p>-62,2798347473145</text:p>
          </table:table-cell>
          <table:table-cell office:value-type="float" office:value="-62.2756805419922" calcext:value-type="float">
            <text:p>-62,2756805419922</text:p>
          </table:table-cell>
          <table:table-cell office:value-type="float" office:value="-62.2667541503906" calcext:value-type="float">
            <text:p>-62,2667541503906</text:p>
          </table:table-cell>
          <table:table-cell office:value-type="float" office:value="-62.286735534668" calcext:value-type="float">
            <text:p>-62,286735534668</text:p>
          </table:table-cell>
          <table:table-cell office:value-type="float" office:value="-62.297306060791" calcext:value-type="float">
            <text:p>-62,297306060791</text:p>
          </table:table-cell>
          <table:table-cell office:value-type="float" office:value="-62.2719841003418" calcext:value-type="float">
            <text:p>-62,2719841003418</text:p>
          </table:table-cell>
          <table:table-cell office:value-type="float" office:value="-62.2627296447754" calcext:value-type="float">
            <text:p>-62,2627296447754</text:p>
          </table:table-cell>
          <table:table-cell office:value-type="float" office:value="-62.2574653625488" calcext:value-type="float">
            <text:p>-62,2574653625488</text:p>
          </table:table-cell>
          <table:table-cell office:value-type="float" office:value="-62.2619018554688" calcext:value-type="float">
            <text:p>-62,2619018554688</text:p>
          </table:table-cell>
          <table:table-cell office:value-type="float" office:value="-62.2671279907227" calcext:value-type="float">
            <text:p>-62,2671279907227</text:p>
          </table:table-cell>
          <table:table-cell office:value-type="float" office:value="-62.2856941223145" calcext:value-type="float">
            <text:p>-62,2856941223145</text:p>
          </table:table-cell>
          <table:table-cell office:value-type="float" office:value="-62.2734794616699" calcext:value-type="float">
            <text:p>-62,2734794616699</text:p>
          </table:table-cell>
          <table:table-cell office:value-type="float" office:value="-62.2528228759766" calcext:value-type="float">
            <text:p>-62,2528228759766</text:p>
          </table:table-cell>
          <table:table-cell office:value-type="float" office:value="-62.2864456176758" calcext:value-type="float">
            <text:p>-62,2864456176758</text:p>
          </table:table-cell>
          <table:table-cell office:value-type="float" office:value="-62.2618598937988" calcext:value-type="float">
            <text:p>-62,2618598937988</text:p>
          </table:table-cell>
          <table:table-cell office:value-type="float" office:value="-62.2758865356445" calcext:value-type="float">
            <text:p>-62,2758865356445</text:p>
          </table:table-cell>
          <table:table-cell office:value-type="float" office:value="-62.2662544250488" calcext:value-type="float">
            <text:p>-62,2662544250488</text:p>
          </table:table-cell>
          <table:table-cell office:value-type="float" office:value="-62.2666282653809" calcext:value-type="float">
            <text:p>-62,2666282653809</text:p>
          </table:table-cell>
          <table:table-cell office:value-type="float" office:value="-62.2807464599609" calcext:value-type="float">
            <text:p>-62,2807464599609</text:p>
          </table:table-cell>
          <table:table-cell office:value-type="float" office:value="-62.2716102600098" calcext:value-type="float">
            <text:p>-62,2716102600098</text:p>
          </table:table-cell>
          <table:table-cell office:value-type="float" office:value="-62.2683715820313" calcext:value-type="float">
            <text:p>-62,2683715820313</text:p>
          </table:table-cell>
          <table:table-cell office:value-type="float" office:value="-62.2650947570801" calcext:value-type="float">
            <text:p>-62,2650947570801</text:p>
          </table:table-cell>
          <table:table-cell office:value-type="float" office:value="-62.2720222473145" calcext:value-type="float">
            <text:p>-62,2720222473145</text:p>
          </table:table-cell>
          <table:table-cell office:value-type="float" office:value="-62.2631454467773" calcext:value-type="float">
            <text:p>-62,2631454467773</text:p>
          </table:table-cell>
          <table:table-cell office:value-type="float" office:value="-62.2912712097168" calcext:value-type="float">
            <text:p>-62,2912712097168</text:p>
          </table:table-cell>
          <table:table-cell office:value-type="float" office:value="-62.2664184570313" calcext:value-type="float">
            <text:p>-62,2664184570313</text:p>
          </table:table-cell>
          <table:table-cell office:value-type="float" office:value="-62.2581291198731" calcext:value-type="float">
            <text:p>-62,2581291198731</text:p>
          </table:table-cell>
          <table:table-cell office:value-type="float" office:value="-62.2778816223145" calcext:value-type="float">
            <text:p>-62,2778816223145</text:p>
          </table:table-cell>
          <table:table-cell office:value-type="float" office:value="-62.2500877380371" calcext:value-type="float">
            <text:p>-62,2500877380371</text:p>
          </table:table-cell>
          <table:table-cell office:value-type="float" office:value="-62.2819519042969" calcext:value-type="float">
            <text:p>-62,2819519042969</text:p>
          </table:table-cell>
          <table:table-cell office:value-type="float" office:value="-62.2758865356445" calcext:value-type="float">
            <text:p>-62,2758865356445</text:p>
          </table:table-cell>
          <table:table-cell office:value-type="float" office:value="-62.2568016052246" calcext:value-type="float">
            <text:p>-62,2568016052246</text:p>
          </table:table-cell>
          <table:table-cell office:value-type="float" office:value="-62.2787971496582" calcext:value-type="float">
            <text:p>-62,2787971496582</text:p>
          </table:table-cell>
          <table:table-cell office:value-type="float" office:value="-62.2681655883789" calcext:value-type="float">
            <text:p>-62,2681655883789</text:p>
          </table:table-cell>
          <table:table-cell office:value-type="float" office:value="-62.3020095825195" calcext:value-type="float">
            <text:p>-62,3020095825195</text:p>
          </table:table-cell>
          <table:table-cell office:value-type="float" office:value="-62.2720222473145" calcext:value-type="float">
            <text:p>-62,2720222473145</text:p>
          </table:table-cell>
          <table:table-cell office:value-type="float" office:value="-62.2668380737305" calcext:value-type="float">
            <text:p>-62,2668380737305</text:p>
          </table:table-cell>
          <table:table-cell office:value-type="float" office:value="-62.2497596740723" calcext:value-type="float">
            <text:p>-62,2497596740723</text:p>
          </table:table-cell>
          <table:table-cell office:value-type="float" office:value="-62.2358131408691" calcext:value-type="float">
            <text:p>-62,2358131408691</text:p>
          </table:table-cell>
          <table:table-cell office:value-type="float" office:value="-62.2569694519043" calcext:value-type="float">
            <text:p>-62,2569694519043</text:p>
          </table:table-cell>
          <table:table-cell office:value-type="float" office:value="-62.2697830200195" calcext:value-type="float">
            <text:p>-62,2697830200195</text:p>
          </table:table-cell>
          <table:table-cell office:value-type="float" office:value="-62.2797927856445" calcext:value-type="float">
            <text:p>-62,2797927856445</text:p>
          </table:table-cell>
          <table:table-cell office:value-type="float" office:value="-62.2760543823242" calcext:value-type="float">
            <text:p>-62,2760543823242</text:p>
          </table:table-cell>
          <table:table-cell office:value-type="float" office:value="-62.2579612731934" calcext:value-type="float">
            <text:p>-62,2579612731934</text:p>
          </table:table-cell>
          <table:table-cell office:value-type="float" office:value="-62.2526168823242" calcext:value-type="float">
            <text:p>-62,2526168823242</text:p>
          </table:table-cell>
          <table:table-cell office:value-type="float" office:value="-62.2585830688477" calcext:value-type="float">
            <text:p>-62,2585830688477</text:p>
          </table:table-cell>
          <table:table-cell office:value-type="float" office:value="-62.2702789306641" calcext:value-type="float">
            <text:p>-62,2702789306641</text:p>
          </table:table-cell>
          <table:table-cell office:value-type="float" office:value="-62.2752227783203" calcext:value-type="float">
            <text:p>-62,2752227783203</text:p>
          </table:table-cell>
          <table:table-cell office:value-type="float" office:value="-62.2659645080566" calcext:value-type="float">
            <text:p>-62,2659645080566</text:p>
          </table:table-cell>
          <table:table-cell office:value-type="float" office:value="-62.2796669006348" calcext:value-type="float">
            <text:p>-62,2796669006348</text:p>
          </table:table-cell>
          <table:table-cell office:value-type="float" office:value="-62.2704048156738" calcext:value-type="float">
            <text:p>-62,2704048156738</text:p>
          </table:table-cell>
          <table:table-cell office:value-type="float" office:value="-62.2750968933106" calcext:value-type="float">
            <text:p>-62,2750968933106</text:p>
          </table:table-cell>
          <table:table-cell office:value-type="float" office:value="-62.2630195617676" calcext:value-type="float">
            <text:p>-62,2630195617676</text:p>
          </table:table-cell>
          <table:table-cell office:value-type="float" office:value="-62.2541465759277" calcext:value-type="float">
            <text:p>-62,2541465759277</text:p>
          </table:table-cell>
          <table:table-cell office:value-type="float" office:value="-62.2678756713867" calcext:value-type="float">
            <text:p>-62,2678756713867</text:p>
          </table:table-cell>
          <table:table-cell office:value-type="float" office:value="-62.2710723876953" calcext:value-type="float">
            <text:p>-62,2710723876953</text:p>
          </table:table-cell>
          <table:table-cell office:value-type="float" office:value="-62.260612487793" calcext:value-type="float">
            <text:p>-62,260612487793</text:p>
          </table:table-cell>
          <table:table-cell office:value-type="float" office:value="-62.2698249816895" calcext:value-type="float">
            <text:p>-62,2698249816895</text:p>
          </table:table-cell>
          <table:table-cell office:value-type="float" office:value="-62.2765083312988" calcext:value-type="float">
            <text:p>-62,2765083312988</text:p>
          </table:table-cell>
          <table:table-cell office:value-type="float" office:value="-62.2829895019531" calcext:value-type="float">
            <text:p>-62,2829895019531</text:p>
          </table:table-cell>
          <table:table-cell office:value-type="float" office:value="-62.2987632751465" calcext:value-type="float">
            <text:p>-62,2987632751465</text:p>
          </table:table-cell>
          <table:table-cell office:value-type="float" office:value="-62.280876159668" calcext:value-type="float">
            <text:p>-62,280876159668</text:p>
          </table:table-cell>
          <table:table-cell office:value-type="float" office:value="-62.2820358276367" calcext:value-type="float">
            <text:p>-62,2820358276367</text:p>
          </table:table-cell>
          <table:table-cell office:value-type="float" office:value="-62.2762184143066" calcext:value-type="float">
            <text:p>-62,2762184143066</text:p>
          </table:table-cell>
          <table:table-cell office:value-type="float" office:value="-62.2634353637695" calcext:value-type="float">
            <text:p>-62,2634353637695</text:p>
          </table:table-cell>
          <table:table-cell office:value-type="float" office:value="-62.2641410827637" calcext:value-type="float">
            <text:p>-62,2641410827637</text:p>
          </table:table-cell>
          <table:table-cell office:value-type="float" office:value="-62.2741813659668" calcext:value-type="float">
            <text:p>-62,2741813659668</text:p>
          </table:table-cell>
          <table:table-cell office:value-type="float" office:value="-62.2738494873047" calcext:value-type="float">
            <text:p>-62,2738494873047</text:p>
          </table:table-cell>
          <table:table-cell office:value-type="float" office:value="-62.2691192626953" calcext:value-type="float">
            <text:p>-62,2691192626953</text:p>
          </table:table-cell>
          <table:table-cell office:value-type="float" office:value="-62.277961730957" calcext:value-type="float">
            <text:p>-62,277961730957</text:p>
          </table:table-cell>
          <table:table-cell office:value-type="float" office:value="-62.2711944580078" calcext:value-type="float">
            <text:p>-62,2711944580078</text:p>
          </table:table-cell>
          <table:table-cell office:value-type="float" office:value="-62.2763442993164" calcext:value-type="float">
            <text:p>-62,2763442993164</text:p>
          </table:table-cell>
          <table:table-cell office:value-type="float" office:value="-62.2774238586426" calcext:value-type="float">
            <text:p>-62,2774238586426</text:p>
          </table:table-cell>
          <table:table-cell office:value-type="float" office:value="-62.2846984863281" calcext:value-type="float">
            <text:p>-62,2846984863281</text:p>
          </table:table-cell>
          <table:table-cell office:value-type="float" office:value="-62.2827835083008" calcext:value-type="float">
            <text:p>-62,2827835083008</text:p>
          </table:table-cell>
          <table:table-cell office:value-type="float" office:value="-62.2856559753418" calcext:value-type="float">
            <text:p>-62,2856559753418</text:p>
          </table:table-cell>
          <table:table-cell office:value-type="float" office:value="-62.277961730957" calcext:value-type="float">
            <text:p>-62,277961730957</text:p>
          </table:table-cell>
          <table:table-cell office:value-type="float" office:value="-62.2673759460449" calcext:value-type="float">
            <text:p>-62,2673759460449</text:p>
          </table:table-cell>
          <table:table-cell office:value-type="float" office:value="-62.2819938659668" calcext:value-type="float">
            <text:p>-62,2819938659668</text:p>
          </table:table-cell>
          <table:table-cell office:value-type="float" office:value="-62.2708244323731" calcext:value-type="float">
            <text:p>-62,2708244323731</text:p>
          </table:table-cell>
          <table:table-cell office:value-type="float" office:value="-62.2724838256836" calcext:value-type="float">
            <text:p>-62,2724838256836</text:p>
          </table:table-cell>
          <table:table-cell office:value-type="float" office:value="-62.2463188171387" calcext:value-type="float">
            <text:p>-62,2463188171387</text:p>
          </table:table-cell>
          <table:table-cell office:value-type="float" office:value="-62.2886085510254" calcext:value-type="float">
            <text:p>-62,2886085510254</text:p>
          </table:table-cell>
          <table:table-cell office:value-type="float" office:value="-62.2800407409668" calcext:value-type="float">
            <text:p>-62,2800407409668</text:p>
          </table:table-cell>
          <table:table-cell office:value-type="float" office:value="-62.2621917724609" calcext:value-type="float">
            <text:p>-62,2621917724609</text:p>
          </table:table-cell>
          <table:table-cell office:value-type="float" office:value="-62.2728996276856" calcext:value-type="float">
            <text:p>-62,2728996276856</text:p>
          </table:table-cell>
          <table:table-cell office:value-type="float" office:value="-62.2765502929688" calcext:value-type="float">
            <text:p>-62,2765502929688</text:p>
          </table:table-cell>
          <table:table-cell office:value-type="float" office:value="-62.2725677490234" calcext:value-type="float">
            <text:p>-62,2725677490234</text:p>
          </table:table-cell>
          <table:table-cell office:value-type="float" office:value="-62.2700729370117" calcext:value-type="float">
            <text:p>-62,2700729370117</text:p>
          </table:table-cell>
          <table:table-cell office:value-type="float" office:value="-62.2735595703125" calcext:value-type="float">
            <text:p>-62,2735595703125</text:p>
          </table:table-cell>
          <table:table-cell office:value-type="float" office:value="-62.2658805847168" calcext:value-type="float">
            <text:p>-62,2658805847168</text:p>
          </table:table-cell>
          <table:table-cell office:value-type="float" office:value="-62.2893943786621" calcext:value-type="float">
            <text:p>-62,2893943786621</text:p>
          </table:table-cell>
          <table:table-cell office:value-type="float" office:value="-62.2666702270508" calcext:value-type="float">
            <text:p>-62,2666702270508</text:p>
          </table:table-cell>
          <table:table-cell office:value-type="float" office:value="-62.2731475830078" calcext:value-type="float">
            <text:p>-62,2731475830078</text:p>
          </table:table-cell>
          <table:table-cell office:value-type="float" office:value="-62.352481842041" calcext:value-type="float">
            <text:p>-62,352481842041</text:p>
          </table:table-cell>
          <table:table-cell office:value-type="float" office:value="-62.478816986084" calcext:value-type="float">
            <text:p>-62,478816986084</text:p>
          </table:table-cell>
          <table:table-cell office:value-type="float" office:value="-62.4661102294922" calcext:value-type="float">
            <text:p>-62,4661102294922</text:p>
          </table:table-cell>
          <table:table-cell office:value-type="float" office:value="-62.4784774780273" calcext:value-type="float">
            <text:p>-62,4784774780273</text:p>
          </table:table-cell>
          <table:table-cell office:value-type="float" office:value="-62.4541893005371" calcext:value-type="float">
            <text:p>-62,4541893005371</text:p>
          </table:table-cell>
          <table:table-cell office:value-type="float" office:value="-62.4434318542481" calcext:value-type="float">
            <text:p>-62,4434318542481</text:p>
          </table:table-cell>
          <table:table-cell office:value-type="float" office:value="-62.4687461853027" calcext:value-type="float">
            <text:p>-62,4687461853027</text:p>
          </table:table-cell>
          <table:table-cell office:value-type="float" office:value="-62.4519004821777" calcext:value-type="float">
            <text:p>-62,4519004821777</text:p>
          </table:table-cell>
          <table:table-cell office:value-type="float" office:value="-62.4742240905762" calcext:value-type="float">
            <text:p>-62,4742240905762</text:p>
          </table:table-cell>
          <table:table-cell office:value-type="float" office:value="-62.4880447387695" calcext:value-type="float">
            <text:p>-62,4880447387695</text:p>
          </table:table-cell>
          <table:table-cell office:value-type="float" office:value="-62.4380073547363" calcext:value-type="float">
            <text:p>-62,4380073547363</text:p>
          </table:table-cell>
          <table:table-cell office:value-type="float" office:value="-62.4530487060547" calcext:value-type="float">
            <text:p>-62,4530487060547</text:p>
          </table:table-cell>
          <table:table-cell office:value-type="float" office:value="-62.4741020202637" calcext:value-type="float">
            <text:p>-62,4741020202637</text:p>
          </table:table-cell>
          <table:table-cell office:value-type="float" office:value="-62.4609794616699" calcext:value-type="float">
            <text:p>-62,4609794616699</text:p>
          </table:table-cell>
          <table:table-cell office:value-type="float" office:value="-62.4422836303711" calcext:value-type="float">
            <text:p>-62,4422836303711</text:p>
          </table:table-cell>
          <table:table-cell office:value-type="float" office:value="-62.4706115722656" calcext:value-type="float">
            <text:p>-62,4706115722656</text:p>
          </table:table-cell>
          <table:table-cell office:value-type="float" office:value="-62.4860038757324" calcext:value-type="float">
            <text:p>-62,4860038757324</text:p>
          </table:table-cell>
          <table:table-cell office:value-type="float" office:value="-62.4657287597656" calcext:value-type="float">
            <text:p>-62,4657287597656</text:p>
          </table:table-cell>
          <table:table-cell office:value-type="float" office:value="-62.4284934997559" calcext:value-type="float">
            <text:p>-62,4284934997559</text:p>
          </table:table-cell>
          <table:table-cell office:value-type="float" office:value="-62.4632263183594" calcext:value-type="float">
            <text:p>-62,4632263183594</text:p>
          </table:table-cell>
          <table:table-cell office:value-type="float" office:value="-62.4610633850098" calcext:value-type="float">
            <text:p>-62,4610633850098</text:p>
          </table:table-cell>
          <table:table-cell office:value-type="float" office:value="-62.4602127075195" calcext:value-type="float">
            <text:p>-62,4602127075195</text:p>
          </table:table-cell>
          <table:table-cell office:value-type="float" office:value="-62.4796257019043" calcext:value-type="float">
            <text:p>-62,4796257019043</text:p>
          </table:table-cell>
          <table:table-cell office:value-type="float" office:value="-62.4641609191895" calcext:value-type="float">
            <text:p>-62,4641609191895</text:p>
          </table:table-cell>
          <table:table-cell office:value-type="float" office:value="-62.4610633850098" calcext:value-type="float">
            <text:p>-62,4610633850098</text:p>
          </table:table-cell>
          <table:table-cell office:value-type="float" office:value="-62.4592399597168" calcext:value-type="float">
            <text:p>-62,4592399597168</text:p>
          </table:table-cell>
          <table:table-cell office:value-type="float" office:value="-62.4649658203125" calcext:value-type="float">
            <text:p>-62,4649658203125</text:p>
          </table:table-cell>
          <table:table-cell office:value-type="float" office:value="-62.4720573425293" calcext:value-type="float">
            <text:p>-62,4720573425293</text:p>
          </table:table-cell>
          <table:table-cell office:value-type="float" office:value="-62.4541893005371" calcext:value-type="float">
            <text:p>-62,4541893005371</text:p>
          </table:table-cell>
          <table:table-cell office:value-type="float" office:value="-62.4709968566895" calcext:value-type="float">
            <text:p>-62,4709968566895</text:p>
          </table:table-cell>
          <table:table-cell office:value-type="float" office:value="-62.4600868225098" calcext:value-type="float">
            <text:p>-62,4600868225098</text:p>
          </table:table-cell>
          <table:table-cell office:value-type="float" office:value="-62.4705696105957" calcext:value-type="float">
            <text:p>-62,4705696105957</text:p>
          </table:table-cell>
          <table:table-cell office:value-type="float" office:value="-62.4468193054199" calcext:value-type="float">
            <text:p>-62,4468193054199</text:p>
          </table:table-cell>
          <table:table-cell office:value-type="float" office:value="-62.4603843688965" calcext:value-type="float">
            <text:p>-62,4603843688965</text:p>
          </table:table-cell>
          <table:table-cell office:value-type="float" office:value="-62.4684066772461" calcext:value-type="float">
            <text:p>-62,4684066772461</text:p>
          </table:table-cell>
          <table:table-cell office:value-type="float" office:value="-62.4681053161621" calcext:value-type="float">
            <text:p>-62,4681053161621</text:p>
          </table:table-cell>
          <table:table-cell office:value-type="float" office:value="-62.4421577453613" calcext:value-type="float">
            <text:p>-62,4421577453613</text:p>
          </table:table-cell>
          <table:table-cell office:value-type="float" office:value="-62.4611892700195" calcext:value-type="float">
            <text:p>-62,4611892700195</text:p>
          </table:table-cell>
          <table:table-cell office:value-type="float" office:value="-62.4588127136231" calcext:value-type="float">
            <text:p>-62,4588127136231</text:p>
          </table:table-cell>
          <table:table-cell office:value-type="float" office:value="-62.4718017578125" calcext:value-type="float">
            <text:p>-62,4718017578125</text:p>
          </table:table-cell>
          <table:table-cell office:value-type="float" office:value="-62.4533882141113" calcext:value-type="float">
            <text:p>-62,4533882141113</text:p>
          </table:table-cell>
          <table:table-cell office:value-type="float" office:value="-62.4453773498535" calcext:value-type="float">
            <text:p>-62,4453773498535</text:p>
          </table:table-cell>
          <table:table-cell office:value-type="float" office:value="-62.4549102783203" calcext:value-type="float">
            <text:p>-62,4549102783203</text:p>
          </table:table-cell>
          <table:table-cell office:value-type="float" office:value="-62.4729957580566" calcext:value-type="float">
            <text:p>-62,4729957580566</text:p>
          </table:table-cell>
          <table:table-cell office:value-type="float" office:value="-62.4791984558106" calcext:value-type="float">
            <text:p>-62,4791984558106</text:p>
          </table:table-cell>
          <table:table-cell office:value-type="float" office:value="-62.4735450744629" calcext:value-type="float">
            <text:p>-62,4735450744629</text:p>
          </table:table-cell>
          <table:table-cell office:value-type="float" office:value="-62.4683647155762" calcext:value-type="float">
            <text:p>-62,4683647155762</text:p>
          </table:table-cell>
          <table:table-cell office:value-type="float" office:value="-62.4505462646484" calcext:value-type="float">
            <text:p>-62,4505462646484</text:p>
          </table:table-cell>
          <table:table-cell office:value-type="float" office:value="-62.4332275390625" calcext:value-type="float">
            <text:p>-62,4332275390625</text:p>
          </table:table-cell>
          <table:table-cell office:value-type="float" office:value="-62.4546127319336" calcext:value-type="float">
            <text:p>-62,4546127319336</text:p>
          </table:table-cell>
          <table:table-cell office:value-type="float" office:value="-62.4484710693359" calcext:value-type="float">
            <text:p>-62,4484710693359</text:p>
          </table:table-cell>
        </table:table-row>
        <table:table-row table:style-name="ro1">
          <table:table-cell office:value-type="float" office:value="-62.2687454223633" calcext:value-type="float">
            <text:p>-62,2687454223633</text:p>
          </table:table-cell>
          <table:table-cell office:value-type="float" office:value="-62.2647209167481" calcext:value-type="float">
            <text:p>-62,2647209167481</text:p>
          </table:table-cell>
          <table:table-cell office:value-type="float" office:value="-62.2650947570801" calcext:value-type="float">
            <text:p>-62,2650947570801</text:p>
          </table:table-cell>
          <table:table-cell office:value-type="float" office:value="-62.275764465332" calcext:value-type="float">
            <text:p>-62,275764465332</text:p>
          </table:table-cell>
          <table:table-cell office:value-type="float" office:value="-62.285530090332" calcext:value-type="float">
            <text:p>-62,285530090332</text:p>
          </table:table-cell>
          <table:table-cell office:value-type="float" office:value="-62.2872734069824" calcext:value-type="float">
            <text:p>-62,2872734069824</text:p>
          </table:table-cell>
          <table:table-cell office:value-type="float" office:value="-62.26513671875" calcext:value-type="float">
            <text:p>-62,26513671875</text:p>
          </table:table-cell>
          <table:table-cell office:value-type="float" office:value="-62.2652206420898" calcext:value-type="float">
            <text:p>-62,2652206420898</text:p>
          </table:table-cell>
          <table:table-cell office:value-type="float" office:value="-62.2487640380859" calcext:value-type="float">
            <text:p>-62,2487640380859</text:p>
          </table:table-cell>
          <table:table-cell office:value-type="float" office:value="-62.2563056945801" calcext:value-type="float">
            <text:p>-62,2563056945801</text:p>
          </table:table-cell>
          <table:table-cell office:value-type="float" office:value="-62.2630615234375" calcext:value-type="float">
            <text:p>-62,2630615234375</text:p>
          </table:table-cell>
          <table:table-cell office:value-type="float" office:value="-62.2558937072754" calcext:value-type="float">
            <text:p>-62,2558937072754</text:p>
          </table:table-cell>
          <table:table-cell office:value-type="float" office:value="-62.2756805419922" calcext:value-type="float">
            <text:p>-62,2756805419922</text:p>
          </table:table-cell>
          <table:table-cell office:value-type="float" office:value="-62.2655906677246" calcext:value-type="float">
            <text:p>-62,2655906677246</text:p>
          </table:table-cell>
          <table:table-cell office:value-type="float" office:value="-62.2653007507324" calcext:value-type="float">
            <text:p>-62,2653007507324</text:p>
          </table:table-cell>
          <table:table-cell office:value-type="float" office:value="-62.266716003418" calcext:value-type="float">
            <text:p>-62,266716003418</text:p>
          </table:table-cell>
          <table:table-cell office:value-type="float" office:value="-62.2733116149902" calcext:value-type="float">
            <text:p>-62,2733116149902</text:p>
          </table:table-cell>
          <table:table-cell office:value-type="float" office:value="-62.2813720703125" calcext:value-type="float">
            <text:p>-62,2813720703125</text:p>
          </table:table-cell>
          <table:table-cell office:value-type="float" office:value="-62.2629356384277" calcext:value-type="float">
            <text:p>-62,2629356384277</text:p>
          </table:table-cell>
          <table:table-cell office:value-type="float" office:value="-62.2832870483398" calcext:value-type="float">
            <text:p>-62,2832870483398</text:p>
          </table:table-cell>
          <table:table-cell office:value-type="float" office:value="-62.2808303833008" calcext:value-type="float">
            <text:p>-62,2808303833008</text:p>
          </table:table-cell>
          <table:table-cell office:value-type="float" office:value="-62.286735534668" calcext:value-type="float">
            <text:p>-62,286735534668</text:p>
          </table:table-cell>
          <table:table-cell office:value-type="float" office:value="-62.2849044799805" calcext:value-type="float">
            <text:p>-62,2849044799805</text:p>
          </table:table-cell>
          <table:table-cell office:value-type="float" office:value="-62.2715263366699" calcext:value-type="float">
            <text:p>-62,2715263366699</text:p>
          </table:table-cell>
          <table:table-cell office:value-type="float" office:value="-62.2493858337402" calcext:value-type="float">
            <text:p>-62,2493858337402</text:p>
          </table:table-cell>
          <table:table-cell office:value-type="float" office:value="-62.2622337341309" calcext:value-type="float">
            <text:p>-62,2622337341309</text:p>
          </table:table-cell>
          <table:table-cell office:value-type="float" office:value="-62.2589569091797" calcext:value-type="float">
            <text:p>-62,2589569091797</text:p>
          </table:table-cell>
          <table:table-cell office:value-type="float" office:value="-62.2525329589844" calcext:value-type="float">
            <text:p>-62,2525329589844</text:p>
          </table:table-cell>
          <table:table-cell office:value-type="float" office:value="-62.2612800598145" calcext:value-type="float">
            <text:p>-62,2612800598145</text:p>
          </table:table-cell>
          <table:table-cell office:value-type="float" office:value="-62.2707366943359" calcext:value-type="float">
            <text:p>-62,2707366943359</text:p>
          </table:table-cell>
          <table:table-cell office:value-type="float" office:value="-62.2691192626953" calcext:value-type="float">
            <text:p>-62,2691192626953</text:p>
          </table:table-cell>
          <table:table-cell office:value-type="float" office:value="-62.2771759033203" calcext:value-type="float">
            <text:p>-62,2771759033203</text:p>
          </table:table-cell>
          <table:table-cell office:value-type="float" office:value="-62.2597007751465" calcext:value-type="float">
            <text:p>-62,2597007751465</text:p>
          </table:table-cell>
          <table:table-cell office:value-type="float" office:value="-62.2674598693848" calcext:value-type="float">
            <text:p>-62,2674598693848</text:p>
          </table:table-cell>
          <table:table-cell office:value-type="float" office:value="-62.2747230529785" calcext:value-type="float">
            <text:p>-62,2747230529785</text:p>
          </table:table-cell>
          <table:table-cell office:value-type="float" office:value="-62.2659645080566" calcext:value-type="float">
            <text:p>-62,2659645080566</text:p>
          </table:table-cell>
          <table:table-cell office:value-type="float" office:value="-62.2466926574707" calcext:value-type="float">
            <text:p>-62,2466926574707</text:p>
          </table:table-cell>
          <table:table-cell office:value-type="float" office:value="-62.2536087036133" calcext:value-type="float">
            <text:p>-62,2536087036133</text:p>
          </table:table-cell>
          <table:table-cell office:value-type="float" office:value="-62.2614059448242" calcext:value-type="float">
            <text:p>-62,2614059448242</text:p>
          </table:table-cell>
          <table:table-cell office:value-type="float" office:value="-62.2563858032227" calcext:value-type="float">
            <text:p>-62,2563858032227</text:p>
          </table:table-cell>
          <table:table-cell office:value-type="float" office:value="-62.2497596740723" calcext:value-type="float">
            <text:p>-62,2497596740723</text:p>
          </table:table-cell>
          <table:table-cell office:value-type="float" office:value="-62.2826614379883" calcext:value-type="float">
            <text:p>-62,2826614379883</text:p>
          </table:table-cell>
          <table:table-cell office:value-type="float" office:value="-62.287483215332" calcext:value-type="float">
            <text:p>-62,287483215332</text:p>
          </table:table-cell>
          <table:table-cell office:value-type="float" office:value="-62.2727317810059" calcext:value-type="float">
            <text:p>-62,2727317810059</text:p>
          </table:table-cell>
          <table:table-cell office:value-type="float" office:value="-62.2687454223633" calcext:value-type="float">
            <text:p>-62,2687454223633</text:p>
          </table:table-cell>
          <table:table-cell office:value-type="float" office:value="-62.278507232666" calcext:value-type="float">
            <text:p>-62,278507232666</text:p>
          </table:table-cell>
          <table:table-cell office:value-type="float" office:value="-62.2785873413086" calcext:value-type="float">
            <text:p>-62,2785873413086</text:p>
          </table:table-cell>
          <table:table-cell office:value-type="float" office:value="-62.2420997619629" calcext:value-type="float">
            <text:p>-62,2420997619629</text:p>
          </table:table-cell>
          <table:table-cell office:value-type="float" office:value="-62.285530090332" calcext:value-type="float">
            <text:p>-62,285530090332</text:p>
          </table:table-cell>
          <table:table-cell office:value-type="float" office:value="-62.2711944580078" calcext:value-type="float">
            <text:p>-62,2711944580078</text:p>
          </table:table-cell>
          <table:table-cell office:value-type="float" office:value="-62.2865295410156" calcext:value-type="float">
            <text:p>-62,2865295410156</text:p>
          </table:table-cell>
          <table:table-cell office:value-type="float" office:value="-62.2864875793457" calcext:value-type="float">
            <text:p>-62,2864875793457</text:p>
          </table:table-cell>
          <table:table-cell office:value-type="float" office:value="-62.2949333190918" calcext:value-type="float">
            <text:p>-62,2949333190918</text:p>
          </table:table-cell>
          <table:table-cell office:value-type="float" office:value="-62.2742691040039" calcext:value-type="float">
            <text:p>-62,2742691040039</text:p>
          </table:table-cell>
          <table:table-cell office:value-type="float" office:value="-62.2765922546387" calcext:value-type="float">
            <text:p>-62,2765922546387</text:p>
          </table:table-cell>
          <table:table-cell office:value-type="float" office:value="-62.2767181396484" calcext:value-type="float">
            <text:p>-62,2767181396484</text:p>
          </table:table-cell>
          <table:table-cell office:value-type="float" office:value="-62.2733955383301" calcext:value-type="float">
            <text:p>-62,2733955383301</text:p>
          </table:table-cell>
          <table:table-cell office:value-type="float" office:value="-62.2527809143066" calcext:value-type="float">
            <text:p>-62,2527809143066</text:p>
          </table:table-cell>
          <table:table-cell office:value-type="float" office:value="-62.2539825439453" calcext:value-type="float">
            <text:p>-62,2539825439453</text:p>
          </table:table-cell>
          <table:table-cell office:value-type="float" office:value="-62.2763442993164" calcext:value-type="float">
            <text:p>-62,2763442993164</text:p>
          </table:table-cell>
          <table:table-cell office:value-type="float" office:value="-62.2668800354004" calcext:value-type="float">
            <text:p>-62,2668800354004</text:p>
          </table:table-cell>
          <table:table-cell office:value-type="float" office:value="-62.2861099243164" calcext:value-type="float">
            <text:p>-62,2861099243164</text:p>
          </table:table-cell>
          <table:table-cell office:value-type="float" office:value="-62.2670860290527" calcext:value-type="float">
            <text:p>-62,2670860290527</text:p>
          </table:table-cell>
          <table:table-cell office:value-type="float" office:value="-62.2788352966309" calcext:value-type="float">
            <text:p>-62,2788352966309</text:p>
          </table:table-cell>
          <table:table-cell office:value-type="float" office:value="-62.2672119140625" calcext:value-type="float">
            <text:p>-62,2672119140625</text:p>
          </table:table-cell>
          <table:table-cell office:value-type="float" office:value="-62.2835350036621" calcext:value-type="float">
            <text:p>-62,2835350036621</text:p>
          </table:table-cell>
          <table:table-cell office:value-type="float" office:value="-62.2619018554688" calcext:value-type="float">
            <text:p>-62,2619018554688</text:p>
          </table:table-cell>
          <table:table-cell office:value-type="float" office:value="-62.2749710083008" calcext:value-type="float">
            <text:p>-62,2749710083008</text:p>
          </table:table-cell>
          <table:table-cell office:value-type="float" office:value="-62.2711143493652" calcext:value-type="float">
            <text:p>-62,2711143493652</text:p>
          </table:table-cell>
          <table:table-cell office:value-type="float" office:value="-62.2720222473145" calcext:value-type="float">
            <text:p>-62,2720222473145</text:p>
          </table:table-cell>
          <table:table-cell office:value-type="float" office:value="-62.2638893127441" calcext:value-type="float">
            <text:p>-62,2638893127441</text:p>
          </table:table-cell>
          <table:table-cell office:value-type="float" office:value="-62.2750129699707" calcext:value-type="float">
            <text:p>-62,2750129699707</text:p>
          </table:table-cell>
          <table:table-cell office:value-type="float" office:value="-62.2632255554199" calcext:value-type="float">
            <text:p>-62,2632255554199</text:p>
          </table:table-cell>
          <table:table-cell office:value-type="float" office:value="-62.2794151306152" calcext:value-type="float">
            <text:p>-62,2794151306152</text:p>
          </table:table-cell>
          <table:table-cell office:value-type="float" office:value="-62.2812881469727" calcext:value-type="float">
            <text:p>-62,2812881469727</text:p>
          </table:table-cell>
          <table:table-cell office:value-type="float" office:value="-62.272647857666" calcext:value-type="float">
            <text:p>-62,272647857666</text:p>
          </table:table-cell>
          <table:table-cell office:value-type="float" office:value="-62.2883949279785" calcext:value-type="float">
            <text:p>-62,2883949279785</text:p>
          </table:table-cell>
          <table:table-cell office:value-type="float" office:value="-62.2788772583008" calcext:value-type="float">
            <text:p>-62,2788772583008</text:p>
          </table:table-cell>
          <table:table-cell office:value-type="float" office:value="-62.2861099243164" calcext:value-type="float">
            <text:p>-62,2861099243164</text:p>
          </table:table-cell>
          <table:table-cell office:value-type="float" office:value="-62.2868194580078" calcext:value-type="float">
            <text:p>-62,2868194580078</text:p>
          </table:table-cell>
          <table:table-cell office:value-type="float" office:value="-62.2981796264648" calcext:value-type="float">
            <text:p>-62,2981796264648</text:p>
          </table:table-cell>
          <table:table-cell office:value-type="float" office:value="-62.2815780639648" calcext:value-type="float">
            <text:p>-62,2815780639648</text:p>
          </table:table-cell>
          <table:table-cell office:value-type="float" office:value="-62.257381439209" calcext:value-type="float">
            <text:p>-62,257381439209</text:p>
          </table:table-cell>
          <table:table-cell office:value-type="float" office:value="-62.2839469909668" calcext:value-type="float">
            <text:p>-62,2839469909668</text:p>
          </table:table-cell>
          <table:table-cell office:value-type="float" office:value="-62.2624816894531" calcext:value-type="float">
            <text:p>-62,2624816894531</text:p>
          </table:table-cell>
          <table:table-cell office:value-type="float" office:value="-62.2779235839844" calcext:value-type="float">
            <text:p>-62,2779235839844</text:p>
          </table:table-cell>
          <table:table-cell office:value-type="float" office:value="-62.2734375" calcext:value-type="float">
            <text:p>-62,2734375</text:p>
          </table:table-cell>
          <table:table-cell office:value-type="float" office:value="-62.2779235839844" calcext:value-type="float">
            <text:p>-62,2779235839844</text:p>
          </table:table-cell>
          <table:table-cell office:value-type="float" office:value="-62.2716941833496" calcext:value-type="float">
            <text:p>-62,2716941833496</text:p>
          </table:table-cell>
          <table:table-cell office:value-type="float" office:value="-62.2769660949707" calcext:value-type="float">
            <text:p>-62,2769660949707</text:p>
          </table:table-cell>
          <table:table-cell office:value-type="float" office:value="-62.2704048156738" calcext:value-type="float">
            <text:p>-62,2704048156738</text:p>
          </table:table-cell>
          <table:table-cell office:value-type="float" office:value="-62.2828674316406" calcext:value-type="float">
            <text:p>-62,2828674316406</text:p>
          </table:table-cell>
          <table:table-cell office:value-type="float" office:value="-62.2674598693848" calcext:value-type="float">
            <text:p>-62,2674598693848</text:p>
          </table:table-cell>
          <table:table-cell office:value-type="float" office:value="-62.2814140319824" calcext:value-type="float">
            <text:p>-62,2814140319824</text:p>
          </table:table-cell>
          <table:table-cell office:value-type="float" office:value="-62.2654685974121" calcext:value-type="float">
            <text:p>-62,2654685974121</text:p>
          </table:table-cell>
          <table:table-cell office:value-type="float" office:value="-62.2693290710449" calcext:value-type="float">
            <text:p>-62,2693290710449</text:p>
          </table:table-cell>
          <table:table-cell office:value-type="float" office:value="-62.2732276916504" calcext:value-type="float">
            <text:p>-62,2732276916504</text:p>
          </table:table-cell>
          <table:table-cell office:value-type="float" office:value="-62.2646408081055" calcext:value-type="float">
            <text:p>-62,2646408081055</text:p>
          </table:table-cell>
          <table:table-cell office:value-type="float" office:value="-62.2683296203613" calcext:value-type="float">
            <text:p>-62,2683296203613</text:p>
          </table:table-cell>
          <table:table-cell office:value-type="float" office:value="-62.2824096679688" calcext:value-type="float">
            <text:p>-62,2824096679688</text:p>
          </table:table-cell>
          <table:table-cell office:value-type="float" office:value="-62.2636833190918" calcext:value-type="float">
            <text:p>-62,2636833190918</text:p>
          </table:table-cell>
          <table:table-cell office:value-type="float" office:value="-62.2656745910645" calcext:value-type="float">
            <text:p>-62,2656745910645</text:p>
          </table:table-cell>
          <table:table-cell office:value-type="float" office:value="-62.2755928039551" calcext:value-type="float">
            <text:p>-62,2755928039551</text:p>
          </table:table-cell>
          <table:table-cell office:value-type="float" office:value="-62.2594947814941" calcext:value-type="float">
            <text:p>-62,2594947814941</text:p>
          </table:table-cell>
          <table:table-cell office:value-type="float" office:value="-62.2701568603516" calcext:value-type="float">
            <text:p>-62,2701568603516</text:p>
          </table:table-cell>
          <table:table-cell office:value-type="float" office:value="-62.2632675170898" calcext:value-type="float">
            <text:p>-62,2632675170898</text:p>
          </table:table-cell>
          <table:table-cell office:value-type="float" office:value="-62.2606964111328" calcext:value-type="float">
            <text:p>-62,2606964111328</text:p>
          </table:table-cell>
          <table:table-cell office:value-type="float" office:value="-62.26318359375" calcext:value-type="float">
            <text:p>-62,26318359375</text:p>
          </table:table-cell>
          <table:table-cell office:value-type="float" office:value="-62.2673759460449" calcext:value-type="float">
            <text:p>-62,2673759460449</text:p>
          </table:table-cell>
          <table:table-cell office:value-type="float" office:value="-62.2772598266602" calcext:value-type="float">
            <text:p>-62,2772598266602</text:p>
          </table:table-cell>
          <table:table-cell office:value-type="float" office:value="-62.2873573303223" calcext:value-type="float">
            <text:p>-62,2873573303223</text:p>
          </table:table-cell>
          <table:table-cell office:value-type="float" office:value="-62.2898559570313" calcext:value-type="float">
            <text:p>-62,2898559570313</text:p>
          </table:table-cell>
          <table:table-cell office:value-type="float" office:value="-62.2922706604004" calcext:value-type="float">
            <text:p>-62,2922706604004</text:p>
          </table:table-cell>
          <table:table-cell office:value-type="float" office:value="-62.2842788696289" calcext:value-type="float">
            <text:p>-62,2842788696289</text:p>
          </table:table-cell>
          <table:table-cell office:value-type="float" office:value="-62.2738075256348" calcext:value-type="float">
            <text:p>-62,2738075256348</text:p>
          </table:table-cell>
          <table:table-cell office:value-type="float" office:value="-62.2674598693848" calcext:value-type="float">
            <text:p>-62,2674598693848</text:p>
          </table:table-cell>
          <table:table-cell office:value-type="float" office:value="-62.2778816223145" calcext:value-type="float">
            <text:p>-62,2778816223145</text:p>
          </table:table-cell>
          <table:table-cell office:value-type="float" office:value="-62.2864456176758" calcext:value-type="float">
            <text:p>-62,2864456176758</text:p>
          </table:table-cell>
          <table:table-cell office:value-type="float" office:value="-62.2904396057129" calcext:value-type="float">
            <text:p>-62,2904396057129</text:p>
          </table:table-cell>
          <table:table-cell office:value-type="float" office:value="-62.2811241149902" calcext:value-type="float">
            <text:p>-62,2811241149902</text:p>
          </table:table-cell>
          <table:table-cell office:value-type="float" office:value="-62.2794990539551" calcext:value-type="float">
            <text:p>-62,2794990539551</text:p>
          </table:table-cell>
          <table:table-cell office:value-type="float" office:value="-62.2580871582031" calcext:value-type="float">
            <text:p>-62,2580871582031</text:p>
          </table:table-cell>
          <table:table-cell office:value-type="float" office:value="-62.2710723876953" calcext:value-type="float">
            <text:p>-62,2710723876953</text:p>
          </table:table-cell>
          <table:table-cell office:value-type="float" office:value="-62.2621917724609" calcext:value-type="float">
            <text:p>-62,2621917724609</text:p>
          </table:table-cell>
          <table:table-cell office:value-type="float" office:value="-62.2861518859863" calcext:value-type="float">
            <text:p>-62,2861518859863</text:p>
          </table:table-cell>
          <table:table-cell office:value-type="float" office:value="-62.2844085693359" calcext:value-type="float">
            <text:p>-62,2844085693359</text:p>
          </table:table-cell>
          <table:table-cell office:value-type="float" office:value="-62.2820777893066" calcext:value-type="float">
            <text:p>-62,2820777893066</text:p>
          </table:table-cell>
          <table:table-cell office:value-type="float" office:value="-62.2841949462891" calcext:value-type="float">
            <text:p>-62,2841949462891</text:p>
          </table:table-cell>
          <table:table-cell office:value-type="float" office:value="-62.2699890136719" calcext:value-type="float">
            <text:p>-62,2699890136719</text:p>
          </table:table-cell>
          <table:table-cell office:value-type="float" office:value="-62.2745170593262" calcext:value-type="float">
            <text:p>-62,2745170593262</text:p>
          </table:table-cell>
          <table:table-cell office:value-type="float" office:value="-62.2662963867188" calcext:value-type="float">
            <text:p>-62,2662963867188</text:p>
          </table:table-cell>
          <table:table-cell office:value-type="float" office:value="-62.2561836242676" calcext:value-type="float">
            <text:p>-62,2561836242676</text:p>
          </table:table-cell>
          <table:table-cell office:value-type="float" office:value="-62.2678337097168" calcext:value-type="float">
            <text:p>-62,2678337097168</text:p>
          </table:table-cell>
          <table:table-cell office:value-type="float" office:value="-62.2623558044434" calcext:value-type="float">
            <text:p>-62,2623558044434</text:p>
          </table:table-cell>
          <table:table-cell office:value-type="float" office:value="-62.2590827941895" calcext:value-type="float">
            <text:p>-62,2590827941895</text:p>
          </table:table-cell>
          <table:table-cell office:value-type="float" office:value="-62.2585411071777" calcext:value-type="float">
            <text:p>-62,2585411071777</text:p>
          </table:table-cell>
          <table:table-cell office:value-type="float" office:value="-62.2768821716309" calcext:value-type="float">
            <text:p>-62,2768821716309</text:p>
          </table:table-cell>
          <table:table-cell office:value-type="float" office:value="-62.2727317810059" calcext:value-type="float">
            <text:p>-62,2727317810059</text:p>
          </table:table-cell>
          <table:table-cell office:value-type="float" office:value="-62.263557434082" calcext:value-type="float">
            <text:p>-62,263557434082</text:p>
          </table:table-cell>
          <table:table-cell office:value-type="float" office:value="-62.271900177002" calcext:value-type="float">
            <text:p>-62,271900177002</text:p>
          </table:table-cell>
          <table:table-cell office:value-type="float" office:value="-62.2824935913086" calcext:value-type="float">
            <text:p>-62,2824935913086</text:p>
          </table:table-cell>
          <table:table-cell office:value-type="float" office:value="-62.2865715026856" calcext:value-type="float">
            <text:p>-62,2865715026856</text:p>
          </table:table-cell>
          <table:table-cell office:value-type="float" office:value="-62.2821159362793" calcext:value-type="float">
            <text:p>-62,2821159362793</text:p>
          </table:table-cell>
          <table:table-cell office:value-type="float" office:value="-62.2746429443359" calcext:value-type="float">
            <text:p>-62,2746429443359</text:p>
          </table:table-cell>
          <table:table-cell office:value-type="float" office:value="-62.2796669006348" calcext:value-type="float">
            <text:p>-62,2796669006348</text:p>
          </table:table-cell>
          <table:table-cell office:value-type="float" office:value="-62.2704887390137" calcext:value-type="float">
            <text:p>-62,2704887390137</text:p>
          </table:table-cell>
          <table:table-cell office:value-type="float" office:value="-62.2735176086426" calcext:value-type="float">
            <text:p>-62,2735176086426</text:p>
          </table:table-cell>
          <table:table-cell office:value-type="float" office:value="-62.2725257873535" calcext:value-type="float">
            <text:p>-62,2725257873535</text:p>
          </table:table-cell>
          <table:table-cell office:value-type="float" office:value="-62.2604064941406" calcext:value-type="float">
            <text:p>-62,2604064941406</text:p>
          </table:table-cell>
          <table:table-cell office:value-type="float" office:value="-62.2512893676758" calcext:value-type="float">
            <text:p>-62,2512893676758</text:p>
          </table:table-cell>
          <table:table-cell office:value-type="float" office:value="-62.2728996276856" calcext:value-type="float">
            <text:p>-62,2728996276856</text:p>
          </table:table-cell>
          <table:table-cell office:value-type="float" office:value="-62.2640953063965" calcext:value-type="float">
            <text:p>-62,2640953063965</text:p>
          </table:table-cell>
          <table:table-cell office:value-type="float" office:value="-62.2734375" calcext:value-type="float">
            <text:p>-62,2734375</text:p>
          </table:table-cell>
          <table:table-cell office:value-type="float" office:value="-62.2762184143066" calcext:value-type="float">
            <text:p>-62,2762184143066</text:p>
          </table:table-cell>
          <table:table-cell office:value-type="float" office:value="-62.2660903930664" calcext:value-type="float">
            <text:p>-62,2660903930664</text:p>
          </table:table-cell>
          <table:table-cell office:value-type="float" office:value="-62.2625236511231" calcext:value-type="float">
            <text:p>-62,2625236511231</text:p>
          </table:table-cell>
          <table:table-cell office:value-type="float" office:value="-62.2725677490234" calcext:value-type="float">
            <text:p>-62,2725677490234</text:p>
          </table:table-cell>
          <table:table-cell office:value-type="float" office:value="-62.257755279541" calcext:value-type="float">
            <text:p>-62,257755279541</text:p>
          </table:table-cell>
          <table:table-cell office:value-type="float" office:value="-62.2687873840332" calcext:value-type="float">
            <text:p>-62,2687873840332</text:p>
          </table:table-cell>
          <table:table-cell office:value-type="float" office:value="-62.2754325866699" calcext:value-type="float">
            <text:p>-62,2754325866699</text:p>
          </table:table-cell>
          <table:table-cell office:value-type="float" office:value="-62.2782135009766" calcext:value-type="float">
            <text:p>-62,2782135009766</text:p>
          </table:table-cell>
          <table:table-cell office:value-type="float" office:value="-62.278507232666" calcext:value-type="float">
            <text:p>-62,278507232666</text:p>
          </table:table-cell>
          <table:table-cell office:value-type="float" office:value="-62.2728996276856" calcext:value-type="float">
            <text:p>-62,2728996276856</text:p>
          </table:table-cell>
          <table:table-cell office:value-type="float" office:value="-62.280704498291" calcext:value-type="float">
            <text:p>-62,280704498291</text:p>
          </table:table-cell>
          <table:table-cell office:value-type="float" office:value="-62.2734794616699" calcext:value-type="float">
            <text:p>-62,2734794616699</text:p>
          </table:table-cell>
          <table:table-cell office:value-type="float" office:value="-62.2751388549805" calcext:value-type="float">
            <text:p>-62,2751388549805</text:p>
          </table:table-cell>
          <table:table-cell office:value-type="float" office:value="-62.2676658630371" calcext:value-type="float">
            <text:p>-62,2676658630371</text:p>
          </table:table-cell>
          <table:table-cell office:value-type="float" office:value="-62.2646789550781" calcext:value-type="float">
            <text:p>-62,2646789550781</text:p>
          </table:table-cell>
          <table:table-cell office:value-type="float" office:value="-62.2638893127441" calcext:value-type="float">
            <text:p>-62,2638893127441</text:p>
          </table:table-cell>
          <table:table-cell office:value-type="float" office:value="-62.2861938476563" calcext:value-type="float">
            <text:p>-62,2861938476563</text:p>
          </table:table-cell>
          <table:table-cell office:value-type="float" office:value="-62.2790870666504" calcext:value-type="float">
            <text:p>-62,2790870666504</text:p>
          </table:table-cell>
          <table:table-cell office:value-type="float" office:value="-62.279541015625" calcext:value-type="float">
            <text:p>-62,279541015625</text:p>
          </table:table-cell>
          <table:table-cell office:value-type="float" office:value="-62.2570533752441" calcext:value-type="float">
            <text:p>-62,2570533752441</text:p>
          </table:table-cell>
          <table:table-cell office:value-type="float" office:value="-62.2794990539551" calcext:value-type="float">
            <text:p>-62,2794990539551</text:p>
          </table:table-cell>
          <table:table-cell office:value-type="float" office:value="-62.2726898193359" calcext:value-type="float">
            <text:p>-62,2726898193359</text:p>
          </table:table-cell>
          <table:table-cell office:value-type="float" office:value="-62.2685775756836" calcext:value-type="float">
            <text:p>-62,2685775756836</text:p>
          </table:table-cell>
          <table:table-cell office:value-type="float" office:value="-62.271900177002" calcext:value-type="float">
            <text:p>-62,271900177002</text:p>
          </table:table-cell>
          <table:table-cell office:value-type="float" office:value="-62.2653846740723" calcext:value-type="float">
            <text:p>-62,2653846740723</text:p>
          </table:table-cell>
          <table:table-cell office:value-type="float" office:value="-62.2854461669922" calcext:value-type="float">
            <text:p>-62,2854461669922</text:p>
          </table:table-cell>
          <table:table-cell office:value-type="float" office:value="-62.2856941223145" calcext:value-type="float">
            <text:p>-62,2856941223145</text:p>
          </table:table-cell>
          <table:table-cell office:value-type="float" office:value="-62.2619857788086" calcext:value-type="float">
            <text:p>-62,2619857788086</text:p>
          </table:table-cell>
          <table:table-cell office:value-type="float" office:value="-62.2870674133301" calcext:value-type="float">
            <text:p>-62,2870674133301</text:p>
          </table:table-cell>
          <table:table-cell office:value-type="float" office:value="-62.2949752807617" calcext:value-type="float">
            <text:p>-62,2949752807617</text:p>
          </table:table-cell>
          <table:table-cell office:value-type="float" office:value="-62.2711944580078" calcext:value-type="float">
            <text:p>-62,2711944580078</text:p>
          </table:table-cell>
          <table:table-cell office:value-type="float" office:value="-62.2891883850098" calcext:value-type="float">
            <text:p>-62,2891883850098</text:p>
          </table:table-cell>
          <table:table-cell office:value-type="float" office:value="-62.3059272766113" calcext:value-type="float">
            <text:p>-62,3059272766113</text:p>
          </table:table-cell>
          <table:table-cell office:value-type="float" office:value="-62.2619438171387" calcext:value-type="float">
            <text:p>-62,2619438171387</text:p>
          </table:table-cell>
          <table:table-cell office:value-type="float" office:value="-62.2823295593262" calcext:value-type="float">
            <text:p>-62,2823295593262</text:p>
          </table:table-cell>
          <table:table-cell office:value-type="float" office:value="-62.2870674133301" calcext:value-type="float">
            <text:p>-62,2870674133301</text:p>
          </table:table-cell>
          <table:table-cell office:value-type="float" office:value="-62.2794990539551" calcext:value-type="float">
            <text:p>-62,2794990539551</text:p>
          </table:table-cell>
          <table:table-cell office:value-type="float" office:value="-62.2805824279785" calcext:value-type="float">
            <text:p>-62,2805824279785</text:p>
          </table:table-cell>
          <table:table-cell office:value-type="float" office:value="-62.2813720703125" calcext:value-type="float">
            <text:p>-62,2813720703125</text:p>
          </table:table-cell>
          <table:table-cell office:value-type="float" office:value="-62.2876930236816" calcext:value-type="float">
            <text:p>-62,2876930236816</text:p>
          </table:table-cell>
          <table:table-cell office:value-type="float" office:value="-62.2598266601563" calcext:value-type="float">
            <text:p>-62,2598266601563</text:p>
          </table:table-cell>
          <table:table-cell office:value-type="float" office:value="-62.2679138183594" calcext:value-type="float">
            <text:p>-62,2679138183594</text:p>
          </table:table-cell>
          <table:table-cell office:value-type="float" office:value="-62.2700309753418" calcext:value-type="float">
            <text:p>-62,2700309753418</text:p>
          </table:table-cell>
          <table:table-cell office:value-type="float" office:value="-62.272274017334" calcext:value-type="float">
            <text:p>-62,272274017334</text:p>
          </table:table-cell>
          <table:table-cell office:value-type="float" office:value="-62.2588310241699" calcext:value-type="float">
            <text:p>-62,2588310241699</text:p>
          </table:table-cell>
          <table:table-cell office:value-type="float" office:value="-62.2722320556641" calcext:value-type="float">
            <text:p>-62,2722320556641</text:p>
          </table:table-cell>
          <table:table-cell office:value-type="float" office:value="-62.2799606323242" calcext:value-type="float">
            <text:p>-62,2799606323242</text:p>
          </table:table-cell>
          <table:table-cell office:value-type="float" office:value="-62.3012199401856" calcext:value-type="float">
            <text:p>-62,3012199401856</text:p>
          </table:table-cell>
          <table:table-cell office:value-type="float" office:value="-62.2763023376465" calcext:value-type="float">
            <text:p>-62,2763023376465</text:p>
          </table:table-cell>
          <table:table-cell office:value-type="float" office:value="-62.2920570373535" calcext:value-type="float">
            <text:p>-62,2920570373535</text:p>
          </table:table-cell>
          <table:table-cell office:value-type="float" office:value="-62.2796249389648" calcext:value-type="float">
            <text:p>-62,2796249389648</text:p>
          </table:table-cell>
          <table:table-cell office:value-type="float" office:value="-62.273063659668" calcext:value-type="float">
            <text:p>-62,273063659668</text:p>
          </table:table-cell>
          <table:table-cell office:value-type="float" office:value="-62.2603645324707" calcext:value-type="float">
            <text:p>-62,2603645324707</text:p>
          </table:table-cell>
          <table:table-cell office:value-type="float" office:value="-62.2563056945801" calcext:value-type="float">
            <text:p>-62,2563056945801</text:p>
          </table:table-cell>
          <table:table-cell office:value-type="float" office:value="-62.2754325866699" calcext:value-type="float">
            <text:p>-62,2754325866699</text:p>
          </table:table-cell>
          <table:table-cell office:value-type="float" office:value="-62.2631454467773" calcext:value-type="float">
            <text:p>-62,2631454467773</text:p>
          </table:table-cell>
          <table:table-cell office:value-type="float" office:value="-62.2829093933106" calcext:value-type="float">
            <text:p>-62,2829093933106</text:p>
          </table:table-cell>
          <table:table-cell office:value-type="float" office:value="-62.2825775146484" calcext:value-type="float">
            <text:p>-62,2825775146484</text:p>
          </table:table-cell>
          <table:table-cell office:value-type="float" office:value="-62.2605323791504" calcext:value-type="float">
            <text:p>-62,2605323791504</text:p>
          </table:table-cell>
          <table:table-cell office:value-type="float" office:value="-62.273063659668" calcext:value-type="float">
            <text:p>-62,273063659668</text:p>
          </table:table-cell>
          <table:table-cell office:value-type="float" office:value="-62.2649688720703" calcext:value-type="float">
            <text:p>-62,2649688720703</text:p>
          </table:table-cell>
          <table:table-cell office:value-type="float" office:value="-62.2692451477051" calcext:value-type="float">
            <text:p>-62,2692451477051</text:p>
          </table:table-cell>
          <table:table-cell office:value-type="float" office:value="-62.2833251953125" calcext:value-type="float">
            <text:p>-62,2833251953125</text:p>
          </table:table-cell>
          <table:table-cell office:value-type="float" office:value="-62.2646789550781" calcext:value-type="float">
            <text:p>-62,2646789550781</text:p>
          </table:table-cell>
          <table:table-cell office:value-type="float" office:value="-62.2777557373047" calcext:value-type="float">
            <text:p>-62,2777557373047</text:p>
          </table:table-cell>
          <table:table-cell office:value-type="float" office:value="-62.2704048156738" calcext:value-type="float">
            <text:p>-62,2704048156738</text:p>
          </table:table-cell>
          <table:table-cell office:value-type="float" office:value="-62.2548522949219" calcext:value-type="float">
            <text:p>-62,2548522949219</text:p>
          </table:table-cell>
          <table:table-cell office:value-type="float" office:value="-62.2771759033203" calcext:value-type="float">
            <text:p>-62,2771759033203</text:p>
          </table:table-cell>
          <table:table-cell office:value-type="float" office:value="-62.2658805847168" calcext:value-type="float">
            <text:p>-62,2658805847168</text:p>
          </table:table-cell>
          <table:table-cell office:value-type="float" office:value="-62.2665863037109" calcext:value-type="float">
            <text:p>-62,2665863037109</text:p>
          </table:table-cell>
          <table:table-cell office:value-type="float" office:value="-62.2781295776367" calcext:value-type="float">
            <text:p>-62,2781295776367</text:p>
          </table:table-cell>
          <table:table-cell office:value-type="float" office:value="-62.2796249389648" calcext:value-type="float">
            <text:p>-62,2796249389648</text:p>
          </table:table-cell>
          <table:table-cell office:value-type="float" office:value="-62.2691612243652" calcext:value-type="float">
            <text:p>-62,2691612243652</text:p>
          </table:table-cell>
          <table:table-cell office:value-type="float" office:value="-62.2896881103516" calcext:value-type="float">
            <text:p>-62,2896881103516</text:p>
          </table:table-cell>
          <table:table-cell office:value-type="float" office:value="-62.262149810791" calcext:value-type="float">
            <text:p>-62,262149810791</text:p>
          </table:table-cell>
          <table:table-cell office:value-type="float" office:value="-62.2614860534668" calcext:value-type="float">
            <text:p>-62,2614860534668</text:p>
          </table:table-cell>
          <table:table-cell office:value-type="float" office:value="-62.2568397521973" calcext:value-type="float">
            <text:p>-62,2568397521973</text:p>
          </table:table-cell>
          <table:table-cell office:value-type="float" office:value="-62.2753448486328" calcext:value-type="float">
            <text:p>-62,2753448486328</text:p>
          </table:table-cell>
          <table:table-cell office:value-type="float" office:value="-62.2841949462891" calcext:value-type="float">
            <text:p>-62,2841949462891</text:p>
          </table:table-cell>
          <table:table-cell office:value-type="float" office:value="-62.2712364196777" calcext:value-type="float">
            <text:p>-62,2712364196777</text:p>
          </table:table-cell>
          <table:table-cell office:value-type="float" office:value="-62.2539405822754" calcext:value-type="float">
            <text:p>-62,2539405822754</text:p>
          </table:table-cell>
          <table:table-cell office:value-type="float" office:value="-62.2744750976563" calcext:value-type="float">
            <text:p>-62,2744750976563</text:p>
          </table:table-cell>
          <table:table-cell office:value-type="float" office:value="-62.2912292480469" calcext:value-type="float">
            <text:p>-62,2912292480469</text:p>
          </table:table-cell>
          <table:table-cell office:value-type="float" office:value="-62.2579612731934" calcext:value-type="float">
            <text:p>-62,2579612731934</text:p>
          </table:table-cell>
          <table:table-cell office:value-type="float" office:value="-62.2866516113281" calcext:value-type="float">
            <text:p>-62,2866516113281</text:p>
          </table:table-cell>
          <table:table-cell office:value-type="float" office:value="-62.2583770751953" calcext:value-type="float">
            <text:p>-62,2583770751953</text:p>
          </table:table-cell>
          <table:table-cell table:number-columns-repeated="2" office:value-type="float" office:value="-62.2632255554199" calcext:value-type="float">
            <text:p>-62,2632255554199</text:p>
          </table:table-cell>
          <table:table-cell office:value-type="float" office:value="-62.2723960876465" calcext:value-type="float">
            <text:p>-62,2723960876465</text:p>
          </table:table-cell>
          <table:table-cell office:value-type="float" office:value="-62.259578704834" calcext:value-type="float">
            <text:p>-62,259578704834</text:p>
          </table:table-cell>
          <table:table-cell table:number-columns-repeated="2" office:value-type="float" office:value="-62.2683296203613" calcext:value-type="float">
            <text:p>-62,2683296203613</text:p>
          </table:table-cell>
          <table:table-cell office:value-type="float" office:value="-62.2787551879883" calcext:value-type="float">
            <text:p>-62,2787551879883</text:p>
          </table:table-cell>
          <table:table-cell office:value-type="float" office:value="-62.2642211914063" calcext:value-type="float">
            <text:p>-62,2642211914063</text:p>
          </table:table-cell>
          <table:table-cell office:value-type="float" office:value="-62.2663803100586" calcext:value-type="float">
            <text:p>-62,2663803100586</text:p>
          </table:table-cell>
          <table:table-cell office:value-type="float" office:value="-62.2788772583008" calcext:value-type="float">
            <text:p>-62,2788772583008</text:p>
          </table:table-cell>
          <table:table-cell office:value-type="float" office:value="-62.272274017334" calcext:value-type="float">
            <text:p>-62,272274017334</text:p>
          </table:table-cell>
          <table:table-cell office:value-type="float" office:value="-62.2579612731934" calcext:value-type="float">
            <text:p>-62,2579612731934</text:p>
          </table:table-cell>
          <table:table-cell office:value-type="float" office:value="-62.2777137756348" calcext:value-type="float">
            <text:p>-62,2777137756348</text:p>
          </table:table-cell>
          <table:table-cell office:value-type="float" office:value="-62.2409439086914" calcext:value-type="float">
            <text:p>-62,2409439086914</text:p>
          </table:table-cell>
          <table:table-cell office:value-type="float" office:value="-62.2612380981445" calcext:value-type="float">
            <text:p>-62,2612380981445</text:p>
          </table:table-cell>
          <table:table-cell office:value-type="float" office:value="-62.271900177002" calcext:value-type="float">
            <text:p>-62,271900177002</text:p>
          </table:table-cell>
          <table:table-cell office:value-type="float" office:value="-62.2671279907227" calcext:value-type="float">
            <text:p>-62,2671279907227</text:p>
          </table:table-cell>
          <table:table-cell office:value-type="float" office:value="-62.2581291198731" calcext:value-type="float">
            <text:p>-62,2581291198731</text:p>
          </table:table-cell>
          <table:table-cell office:value-type="float" office:value="-62.2691192626953" calcext:value-type="float">
            <text:p>-62,2691192626953</text:p>
          </table:table-cell>
          <table:table-cell office:value-type="float" office:value="-62.248722076416" calcext:value-type="float">
            <text:p>-62,248722076416</text:p>
          </table:table-cell>
          <table:table-cell office:value-type="float" office:value="-62.2725677490234" calcext:value-type="float">
            <text:p>-62,2725677490234</text:p>
          </table:table-cell>
          <table:table-cell office:value-type="float" office:value="-62.2486801147461" calcext:value-type="float">
            <text:p>-62,2486801147461</text:p>
          </table:table-cell>
          <table:table-cell office:value-type="float" office:value="-62.2752227783203" calcext:value-type="float">
            <text:p>-62,2752227783203</text:p>
          </table:table-cell>
          <table:table-cell office:value-type="float" office:value="-62.2678756713867" calcext:value-type="float">
            <text:p>-62,2678756713867</text:p>
          </table:table-cell>
          <table:table-cell office:value-type="float" office:value="-62.2757186889648" calcext:value-type="float">
            <text:p>-62,2757186889648</text:p>
          </table:table-cell>
          <table:table-cell office:value-type="float" office:value="-62.2649307250977" calcext:value-type="float">
            <text:p>-62,2649307250977</text:p>
          </table:table-cell>
          <table:table-cell office:value-type="float" office:value="-62.2819519042969" calcext:value-type="float">
            <text:p>-62,2819519042969</text:p>
          </table:table-cell>
          <table:table-cell office:value-type="float" office:value="-62.2820358276367" calcext:value-type="float">
            <text:p>-62,2820358276367</text:p>
          </table:table-cell>
          <table:table-cell office:value-type="float" office:value="-62.2682876586914" calcext:value-type="float">
            <text:p>-62,2682876586914</text:p>
          </table:table-cell>
          <table:table-cell office:value-type="float" office:value="-62.272274017334" calcext:value-type="float">
            <text:p>-62,272274017334</text:p>
          </table:table-cell>
          <table:table-cell office:value-type="float" office:value="-62.2775497436523" calcext:value-type="float">
            <text:p>-62,2775497436523</text:p>
          </table:table-cell>
          <table:table-cell office:value-type="float" office:value="-62.2629356384277" calcext:value-type="float">
            <text:p>-62,2629356384277</text:p>
          </table:table-cell>
          <table:table-cell office:value-type="float" office:value="-62.2640609741211" calcext:value-type="float">
            <text:p>-62,2640609741211</text:p>
          </table:table-cell>
          <table:table-cell office:value-type="float" office:value="-62.2573432922363" calcext:value-type="float">
            <text:p>-62,2573432922363</text:p>
          </table:table-cell>
          <table:table-cell office:value-type="float" office:value="-62.2526969909668" calcext:value-type="float">
            <text:p>-62,2526969909668</text:p>
          </table:table-cell>
          <table:table-cell office:value-type="float" office:value="-62.2768402099609" calcext:value-type="float">
            <text:p>-62,2768402099609</text:p>
          </table:table-cell>
          <table:table-cell office:value-type="float" office:value="-62.2700309753418" calcext:value-type="float">
            <text:p>-62,2700309753418</text:p>
          </table:table-cell>
          <table:table-cell office:value-type="float" office:value="-62.2724838256836" calcext:value-type="float">
            <text:p>-62,2724838256836</text:p>
          </table:table-cell>
          <table:table-cell office:value-type="float" office:value="-62.2766342163086" calcext:value-type="float">
            <text:p>-62,2766342163086</text:p>
          </table:table-cell>
          <table:table-cell office:value-type="float" office:value="-62.2647209167481" calcext:value-type="float">
            <text:p>-62,2647209167481</text:p>
          </table:table-cell>
          <table:table-cell office:value-type="float" office:value="-62.2639312744141" calcext:value-type="float">
            <text:p>-62,2639312744141</text:p>
          </table:table-cell>
          <table:table-cell office:value-type="float" office:value="-62.2784652709961" calcext:value-type="float">
            <text:p>-62,2784652709961</text:p>
          </table:table-cell>
          <table:table-cell office:value-type="float" office:value="-62.2672958374023" calcext:value-type="float">
            <text:p>-62,2672958374023</text:p>
          </table:table-cell>
          <table:table-cell office:value-type="float" office:value="-62.2575073242188" calcext:value-type="float">
            <text:p>-62,2575073242188</text:p>
          </table:table-cell>
          <table:table-cell office:value-type="float" office:value="-62.2642211914063" calcext:value-type="float">
            <text:p>-62,2642211914063</text:p>
          </table:table-cell>
          <table:table-cell office:value-type="float" office:value="-62.2676239013672" calcext:value-type="float">
            <text:p>-62,2676239013672</text:p>
          </table:table-cell>
          <table:table-cell office:value-type="float" office:value="-62.271484375" calcext:value-type="float">
            <text:p>-62,271484375</text:p>
          </table:table-cell>
          <table:table-cell office:value-type="float" office:value="-62.2790031433106" calcext:value-type="float">
            <text:p>-62,2790031433106</text:p>
          </table:table-cell>
          <table:table-cell office:value-type="float" office:value="-62.2558097839356" calcext:value-type="float">
            <text:p>-62,2558097839356</text:p>
          </table:table-cell>
          <table:table-cell office:value-type="float" office:value="-62.2696189880371" calcext:value-type="float">
            <text:p>-62,2696189880371</text:p>
          </table:table-cell>
          <table:table-cell office:value-type="float" office:value="-62.2754325866699" calcext:value-type="float">
            <text:p>-62,2754325866699</text:p>
          </table:table-cell>
          <table:table-cell office:value-type="float" office:value="-62.2437553405762" calcext:value-type="float">
            <text:p>-62,2437553405762</text:p>
          </table:table-cell>
          <table:table-cell office:value-type="float" office:value="-62.279541015625" calcext:value-type="float">
            <text:p>-62,279541015625</text:p>
          </table:table-cell>
          <table:table-cell office:value-type="float" office:value="-62.2677917480469" calcext:value-type="float">
            <text:p>-62,2677917480469</text:p>
          </table:table-cell>
          <table:table-cell office:value-type="float" office:value="-62.2758865356445" calcext:value-type="float">
            <text:p>-62,2758865356445</text:p>
          </table:table-cell>
          <table:table-cell office:value-type="float" office:value="-62.2577972412109" calcext:value-type="float">
            <text:p>-62,2577972412109</text:p>
          </table:table-cell>
          <table:table-cell office:value-type="float" office:value="-62.2653007507324" calcext:value-type="float">
            <text:p>-62,2653007507324</text:p>
          </table:table-cell>
          <table:table-cell office:value-type="float" office:value="-62.2531127929688" calcext:value-type="float">
            <text:p>-62,2531127929688</text:p>
          </table:table-cell>
          <table:table-cell office:value-type="float" office:value="-62.2705268859863" calcext:value-type="float">
            <text:p>-62,2705268859863</text:p>
          </table:table-cell>
          <table:table-cell office:value-type="float" office:value="-62.2643508911133" calcext:value-type="float">
            <text:p>-62,2643508911133</text:p>
          </table:table-cell>
          <table:table-cell office:value-type="float" office:value="-62.2619438171387" calcext:value-type="float">
            <text:p>-62,2619438171387</text:p>
          </table:table-cell>
          <table:table-cell office:value-type="float" office:value="-62.261775970459" calcext:value-type="float">
            <text:p>-62,261775970459</text:p>
          </table:table-cell>
          <table:table-cell office:value-type="float" office:value="-62.2650108337402" calcext:value-type="float">
            <text:p>-62,2650108337402</text:p>
          </table:table-cell>
          <table:table-cell office:value-type="float" office:value="-62.2626876831055" calcext:value-type="float">
            <text:p>-62,2626876831055</text:p>
          </table:table-cell>
          <table:table-cell office:value-type="float" office:value="-62.2516632080078" calcext:value-type="float">
            <text:p>-62,2516632080078</text:p>
          </table:table-cell>
          <table:table-cell office:value-type="float" office:value="-62.2643089294434" calcext:value-type="float">
            <text:p>-62,2643089294434</text:p>
          </table:table-cell>
          <table:table-cell office:value-type="float" office:value="-62.2456207275391" calcext:value-type="float">
            <text:p>-62,2456207275391</text:p>
          </table:table-cell>
          <table:table-cell office:value-type="float" office:value="-62.2529487609863" calcext:value-type="float">
            <text:p>-62,2529487609863</text:p>
          </table:table-cell>
          <table:table-cell office:value-type="float" office:value="-62.2814979553223" calcext:value-type="float">
            <text:p>-62,2814979553223</text:p>
          </table:table-cell>
          <table:table-cell office:value-type="float" office:value="-62.254768371582" calcext:value-type="float">
            <text:p>-62,254768371582</text:p>
          </table:table-cell>
          <table:table-cell office:value-type="float" office:value="-62.2624816894531" calcext:value-type="float">
            <text:p>-62,2624816894531</text:p>
          </table:table-cell>
          <table:table-cell office:value-type="float" office:value="-62.2620658874512" calcext:value-type="float">
            <text:p>-62,2620658874512</text:p>
          </table:table-cell>
          <table:table-cell office:value-type="float" office:value="-62.261775970459" calcext:value-type="float">
            <text:p>-62,261775970459</text:p>
          </table:table-cell>
          <table:table-cell office:value-type="float" office:value="-62.2801666259766" calcext:value-type="float">
            <text:p>-62,2801666259766</text:p>
          </table:table-cell>
          <table:table-cell office:value-type="float" office:value="-62.2613220214844" calcext:value-type="float">
            <text:p>-62,2613220214844</text:p>
          </table:table-cell>
          <table:table-cell office:value-type="float" office:value="-62.2695770263672" calcext:value-type="float">
            <text:p>-62,2695770263672</text:p>
          </table:table-cell>
          <table:table-cell office:value-type="float" office:value="-62.2471084594727" calcext:value-type="float">
            <text:p>-62,2471084594727</text:p>
          </table:table-cell>
          <table:table-cell office:value-type="float" office:value="-62.2709045410156" calcext:value-type="float">
            <text:p>-62,2709045410156</text:p>
          </table:table-cell>
          <table:table-cell office:value-type="float" office:value="-62.2856559753418" calcext:value-type="float">
            <text:p>-62,2856559753418</text:p>
          </table:table-cell>
          <table:table-cell office:value-type="float" office:value="-62.2773017883301" calcext:value-type="float">
            <text:p>-62,2773017883301</text:p>
          </table:table-cell>
          <table:table-cell office:value-type="float" office:value="-62.2664184570313" calcext:value-type="float">
            <text:p>-62,2664184570313</text:p>
          </table:table-cell>
          <table:table-cell office:value-type="float" office:value="-62.2533187866211" calcext:value-type="float">
            <text:p>-62,2533187866211</text:p>
          </table:table-cell>
          <table:table-cell office:value-type="float" office:value="-62.2728576660156" calcext:value-type="float">
            <text:p>-62,2728576660156</text:p>
          </table:table-cell>
          <table:table-cell office:value-type="float" office:value="-62.2803726196289" calcext:value-type="float">
            <text:p>-62,2803726196289</text:p>
          </table:table-cell>
          <table:table-cell office:value-type="float" office:value="-62.2841949462891" calcext:value-type="float">
            <text:p>-62,2841949462891</text:p>
          </table:table-cell>
          <table:table-cell office:value-type="float" office:value="-62.2758483886719" calcext:value-type="float">
            <text:p>-62,2758483886719</text:p>
          </table:table-cell>
          <table:table-cell office:value-type="float" office:value="-62.4101219177246" calcext:value-type="float">
            <text:p>-62,4101219177246</text:p>
          </table:table-cell>
          <table:table-cell office:value-type="float" office:value="-62.4762229919434" calcext:value-type="float">
            <text:p>-62,4762229919434</text:p>
          </table:table-cell>
          <table:table-cell office:value-type="float" office:value="-62.4783096313477" calcext:value-type="float">
            <text:p>-62,4783096313477</text:p>
          </table:table-cell>
          <table:table-cell office:value-type="float" office:value="-62.4911956787109" calcext:value-type="float">
            <text:p>-62,4911956787109</text:p>
          </table:table-cell>
          <table:table-cell office:value-type="float" office:value="-62.4540634155273" calcext:value-type="float">
            <text:p>-62,4540634155273</text:p>
          </table:table-cell>
          <table:table-cell office:value-type="float" office:value="-62.4873237609863" calcext:value-type="float">
            <text:p>-62,4873237609863</text:p>
          </table:table-cell>
          <table:table-cell office:value-type="float" office:value="-62.4733772277832" calcext:value-type="float">
            <text:p>-62,4733772277832</text:p>
          </table:table-cell>
          <table:table-cell office:value-type="float" office:value="-62.4703178405762" calcext:value-type="float">
            <text:p>-62,4703178405762</text:p>
          </table:table-cell>
          <table:table-cell office:value-type="float" office:value="-62.4554214477539" calcext:value-type="float">
            <text:p>-62,4554214477539</text:p>
          </table:table-cell>
          <table:table-cell office:value-type="float" office:value="-62.4768180847168" calcext:value-type="float">
            <text:p>-62,4768180847168</text:p>
          </table:table-cell>
          <table:table-cell office:value-type="float" office:value="-62.48876953125" calcext:value-type="float">
            <text:p>-62,48876953125</text:p>
          </table:table-cell>
          <table:table-cell office:value-type="float" office:value="-62.4675979614258" calcext:value-type="float">
            <text:p>-62,4675979614258</text:p>
          </table:table-cell>
          <table:table-cell office:value-type="float" office:value="-62.4674263000488" calcext:value-type="float">
            <text:p>-62,4674263000488</text:p>
          </table:table-cell>
          <table:table-cell office:value-type="float" office:value="-62.4868583679199" calcext:value-type="float">
            <text:p>-62,4868583679199</text:p>
          </table:table-cell>
          <table:table-cell office:value-type="float" office:value="-62.4654312133789" calcext:value-type="float">
            <text:p>-62,4654312133789</text:p>
          </table:table-cell>
          <table:table-cell office:value-type="float" office:value="-62.4800071716309" calcext:value-type="float">
            <text:p>-62,4800071716309</text:p>
          </table:table-cell>
          <table:table-cell office:value-type="float" office:value="-62.4833641052246" calcext:value-type="float">
            <text:p>-62,4833641052246</text:p>
          </table:table-cell>
          <table:table-cell office:value-type="float" office:value="-62.4849395751953" calcext:value-type="float">
            <text:p>-62,4849395751953</text:p>
          </table:table-cell>
          <table:table-cell office:value-type="float" office:value="-62.4728660583496" calcext:value-type="float">
            <text:p>-62,4728660583496</text:p>
          </table:table-cell>
          <table:table-cell office:value-type="float" office:value="-62.4387702941895" calcext:value-type="float">
            <text:p>-62,4387702941895</text:p>
          </table:table-cell>
          <table:table-cell office:value-type="float" office:value="-62.4698905944824" calcext:value-type="float">
            <text:p>-62,4698905944824</text:p>
          </table:table-cell>
          <table:table-cell office:value-type="float" office:value="-62.4614028930664" calcext:value-type="float">
            <text:p>-62,4614028930664</text:p>
          </table:table-cell>
          <table:table-cell office:value-type="float" office:value="-62.4538497924805" calcext:value-type="float">
            <text:p>-62,4538497924805</text:p>
          </table:table-cell>
          <table:table-cell office:value-type="float" office:value="-62.4618682861328" calcext:value-type="float">
            <text:p>-62,4618682861328</text:p>
          </table:table-cell>
          <table:table-cell office:value-type="float" office:value="-62.4775428771973" calcext:value-type="float">
            <text:p>-62,4775428771973</text:p>
          </table:table-cell>
          <table:table-cell office:value-type="float" office:value="-62.4510536193848" calcext:value-type="float">
            <text:p>-62,4510536193848</text:p>
          </table:table-cell>
          <table:table-cell office:value-type="float" office:value="-62.4854545593262" calcext:value-type="float">
            <text:p>-62,4854545593262</text:p>
          </table:table-cell>
          <table:table-cell office:value-type="float" office:value="-62.4690017700195" calcext:value-type="float">
            <text:p>-62,4690017700195</text:p>
          </table:table-cell>
          <table:table-cell office:value-type="float" office:value="-62.4670066833496" calcext:value-type="float">
            <text:p>-62,4670066833496</text:p>
          </table:table-cell>
          <table:table-cell office:value-type="float" office:value="-62.4751586914063" calcext:value-type="float">
            <text:p>-62,4751586914063</text:p>
          </table:table-cell>
          <table:table-cell office:value-type="float" office:value="-62.4660682678223" calcext:value-type="float">
            <text:p>-62,4660682678223</text:p>
          </table:table-cell>
          <table:table-cell office:value-type="float" office:value="-62.4689140319824" calcext:value-type="float">
            <text:p>-62,4689140319824</text:p>
          </table:table-cell>
          <table:table-cell office:value-type="float" office:value="-62.4779663085938" calcext:value-type="float">
            <text:p>-62,4779663085938</text:p>
          </table:table-cell>
          <table:table-cell office:value-type="float" office:value="-62.4650955200195" calcext:value-type="float">
            <text:p>-62,4650955200195</text:p>
          </table:table-cell>
          <table:table-cell office:value-type="float" office:value="-62.4762229919434" calcext:value-type="float">
            <text:p>-62,4762229919434</text:p>
          </table:table-cell>
          <table:table-cell office:value-type="float" office:value="-62.466495513916" calcext:value-type="float">
            <text:p>-62,466495513916</text:p>
          </table:table-cell>
          <table:table-cell office:value-type="float" office:value="-62.4548301696777" calcext:value-type="float">
            <text:p>-62,4548301696777</text:p>
          </table:table-cell>
          <table:table-cell office:value-type="float" office:value="-62.4466896057129" calcext:value-type="float">
            <text:p>-62,4466896057129</text:p>
          </table:table-cell>
          <table:table-cell office:value-type="float" office:value="-62.4658584594727" calcext:value-type="float">
            <text:p>-62,4658584594727</text:p>
          </table:table-cell>
          <table:table-cell office:value-type="float" office:value="-62.4540214538574" calcext:value-type="float">
            <text:p>-62,4540214538574</text:p>
          </table:table-cell>
          <table:table-cell office:value-type="float" office:value="-62.4529609680176" calcext:value-type="float">
            <text:p>-62,4529609680176</text:p>
          </table:table-cell>
          <table:table-cell office:value-type="float" office:value="-62.4647521972656" calcext:value-type="float">
            <text:p>-62,4647521972656</text:p>
          </table:table-cell>
          <table:table-cell office:value-type="float" office:value="-62.4739303588867" calcext:value-type="float">
            <text:p>-62,4739303588867</text:p>
          </table:table-cell>
          <table:table-cell office:value-type="float" office:value="-62.4676399230957" calcext:value-type="float">
            <text:p>-62,4676399230957</text:p>
          </table:table-cell>
          <table:table-cell office:value-type="float" office:value="-62.4591941833496" calcext:value-type="float">
            <text:p>-62,4591941833496</text:p>
          </table:table-cell>
          <table:table-cell office:value-type="float" office:value="-62.4681930541992" calcext:value-type="float">
            <text:p>-62,4681930541992</text:p>
          </table:table-cell>
          <table:table-cell office:value-type="float" office:value="-62.4676856994629" calcext:value-type="float">
            <text:p>-62,4676856994629</text:p>
          </table:table-cell>
          <table:table-cell office:value-type="float" office:value="-62.4637794494629" calcext:value-type="float">
            <text:p>-62,4637794494629</text:p>
          </table:table-cell>
          <table:table-cell office:value-type="float" office:value="-62.462760925293" calcext:value-type="float">
            <text:p>-62,462760925293</text:p>
          </table:table-cell>
          <table:table-cell office:value-type="float" office:value="-62.4514770507813" calcext:value-type="float">
            <text:p>-62,4514770507813</text:p>
          </table:table-cell>
          <table:table-cell office:value-type="float" office:value="-62.4649238586426" calcext:value-type="float">
            <text:p>-62,4649238586426</text:p>
          </table:table-cell>
          <table:table-cell office:value-type="float" office:value="-62.4857940673828" calcext:value-type="float">
            <text:p>-62,4857940673828</text:p>
          </table:table-cell>
          <table:table-cell office:value-type="float" office:value="-62.4726104736328" calcext:value-type="float">
            <text:p>-62,4726104736328</text:p>
          </table:table-cell>
          <table:table-cell office:value-type="float" office:value="-62.4823875427246" calcext:value-type="float">
            <text:p>-62,4823875427246</text:p>
          </table:table-cell>
          <table:table-cell office:value-type="float" office:value="-62.4818801879883" calcext:value-type="float">
            <text:p>-62,4818801879883</text:p>
          </table:table-cell>
          <table:table-cell office:value-type="float" office:value="-62.4729957580566" calcext:value-type="float">
            <text:p>-62,4729957580566</text:p>
          </table:table-cell>
          <table:table-cell office:value-type="float" office:value="-62.4657707214356" calcext:value-type="float">
            <text:p>-62,4657707214356</text:p>
          </table:table-cell>
          <table:table-cell office:value-type="float" office:value="-62.4743118286133" calcext:value-type="float">
            <text:p>-62,4743118286133</text:p>
          </table:table-cell>
          <table:table-cell office:value-type="float" office:value="-62.4858322143555" calcext:value-type="float">
            <text:p>-62,4858322143555</text:p>
          </table:table-cell>
          <table:table-cell office:value-type="float" office:value="-62.4637336730957" calcext:value-type="float">
            <text:p>-62,4637336730957</text:p>
          </table:table-cell>
          <table:table-cell office:value-type="float" office:value="-62.4703598022461" calcext:value-type="float">
            <text:p>-62,4703598022461</text:p>
          </table:table-cell>
          <table:table-cell office:value-type="float" office:value="-62.4750328063965" calcext:value-type="float">
            <text:p>-62,4750328063965</text:p>
          </table:table-cell>
          <table:table-cell office:value-type="float" office:value="-62.4744338989258" calcext:value-type="float">
            <text:p>-62,4744338989258</text:p>
          </table:table-cell>
          <table:table-cell office:value-type="float" office:value="-62.4914093017578" calcext:value-type="float">
            <text:p>-62,4914093017578</text:p>
          </table:table-cell>
          <table:table-cell office:value-type="float" office:value="-62.4880905151367" calcext:value-type="float">
            <text:p>-62,4880905151367</text:p>
          </table:table-cell>
          <table:table-cell office:value-type="float" office:value="-62.463565826416" calcext:value-type="float">
            <text:p>-62,463565826416</text:p>
          </table:table-cell>
          <table:table-cell office:value-type="float" office:value="-62.4548683166504" calcext:value-type="float">
            <text:p>-62,4548683166504</text:p>
          </table:table-cell>
          <table:table-cell office:value-type="float" office:value="-62.455509185791" calcext:value-type="float">
            <text:p>-62,455509185791</text:p>
          </table:table-cell>
          <table:table-cell office:value-type="float" office:value="-62.4905166625977" calcext:value-type="float">
            <text:p>-62,4905166625977</text:p>
          </table:table-cell>
          <table:table-cell office:value-type="float" office:value="-62.4712524414063" calcext:value-type="float">
            <text:p>-62,4712524414063</text:p>
          </table:table-cell>
          <table:table-cell office:value-type="float" office:value="-62.4701461791992" calcext:value-type="float">
            <text:p>-62,4701461791992</text:p>
          </table:table-cell>
          <table:table-cell office:value-type="float" office:value="-62.4711227416992" calcext:value-type="float">
            <text:p>-62,4711227416992</text:p>
          </table:table-cell>
          <table:table-cell office:value-type="float" office:value="-62.4770736694336" calcext:value-type="float">
            <text:p>-62,4770736694336</text:p>
          </table:table-cell>
          <table:table-cell office:value-type="float" office:value="-62.4754600524902" calcext:value-type="float">
            <text:p>-62,4754600524902</text:p>
          </table:table-cell>
          <table:table-cell office:value-type="float" office:value="-62.4845581054688" calcext:value-type="float">
            <text:p>-62,4845581054688</text:p>
          </table:table-cell>
        </table:table-row>
        <table:table-row table:style-name="ro1">
          <table:table-cell office:value-type="float" office:value="-62.2763862609863" calcext:value-type="float">
            <text:p>-62,2763862609863</text:p>
          </table:table-cell>
          <table:table-cell office:value-type="float" office:value="-62.2619018554688" calcext:value-type="float">
            <text:p>-62,2619018554688</text:p>
          </table:table-cell>
          <table:table-cell office:value-type="float" office:value="-62.2812461853027" calcext:value-type="float">
            <text:p>-62,2812461853027</text:p>
          </table:table-cell>
          <table:table-cell office:value-type="float" office:value="-62.2689552307129" calcext:value-type="float">
            <text:p>-62,2689552307129</text:p>
          </table:table-cell>
          <table:table-cell office:value-type="float" office:value="-62.2696189880371" calcext:value-type="float">
            <text:p>-62,2696189880371</text:p>
          </table:table-cell>
          <table:table-cell office:value-type="float" office:value="-62.2764282226563" calcext:value-type="float">
            <text:p>-62,2764282226563</text:p>
          </table:table-cell>
          <table:table-cell office:value-type="float" office:value="-62.2831993103027" calcext:value-type="float">
            <text:p>-62,2831993103027</text:p>
          </table:table-cell>
          <table:table-cell office:value-type="float" office:value="-62.2857780456543" calcext:value-type="float">
            <text:p>-62,2857780456543</text:p>
          </table:table-cell>
          <table:table-cell office:value-type="float" office:value="-62.2675018310547" calcext:value-type="float">
            <text:p>-62,2675018310547</text:p>
          </table:table-cell>
          <table:table-cell office:value-type="float" office:value="-62.2722320556641" calcext:value-type="float">
            <text:p>-62,2722320556641</text:p>
          </table:table-cell>
          <table:table-cell office:value-type="float" office:value="-62.2653427124023" calcext:value-type="float">
            <text:p>-62,2653427124023</text:p>
          </table:table-cell>
          <table:table-cell office:value-type="float" office:value="-62.2578392028809" calcext:value-type="float">
            <text:p>-62,2578392028809</text:p>
          </table:table-cell>
          <table:table-cell office:value-type="float" office:value="-62.2823715209961" calcext:value-type="float">
            <text:p>-62,2823715209961</text:p>
          </table:table-cell>
          <table:table-cell office:value-type="float" office:value="-62.2868995666504" calcext:value-type="float">
            <text:p>-62,2868995666504</text:p>
          </table:table-cell>
          <table:table-cell office:value-type="float" office:value="-62.2838249206543" calcext:value-type="float">
            <text:p>-62,2838249206543</text:p>
          </table:table-cell>
          <table:table-cell office:value-type="float" office:value="-62.2832450866699" calcext:value-type="float">
            <text:p>-62,2832450866699</text:p>
          </table:table-cell>
          <table:table-cell office:value-type="float" office:value="-62.2713623046875" calcext:value-type="float">
            <text:p>-62,2713623046875</text:p>
          </table:table-cell>
          <table:table-cell office:value-type="float" office:value="-62.2830314636231" calcext:value-type="float">
            <text:p>-62,2830314636231</text:p>
          </table:table-cell>
          <table:table-cell office:value-type="float" office:value="-62.2910995483398" calcext:value-type="float">
            <text:p>-62,2910995483398</text:p>
          </table:table-cell>
          <table:table-cell office:value-type="float" office:value="-62.2667961120606" calcext:value-type="float">
            <text:p>-62,2667961120606</text:p>
          </table:table-cell>
          <table:table-cell office:value-type="float" office:value="-62.2864456176758" calcext:value-type="float">
            <text:p>-62,2864456176758</text:p>
          </table:table-cell>
          <table:table-cell office:value-type="float" office:value="-62.2781715393066" calcext:value-type="float">
            <text:p>-62,2781715393066</text:p>
          </table:table-cell>
          <table:table-cell office:value-type="float" office:value="-62.2687873840332" calcext:value-type="float">
            <text:p>-62,2687873840332</text:p>
          </table:table-cell>
          <table:table-cell office:value-type="float" office:value="-62.2873573303223" calcext:value-type="float">
            <text:p>-62,2873573303223</text:p>
          </table:table-cell>
          <table:table-cell office:value-type="float" office:value="-62.2818260192871" calcext:value-type="float">
            <text:p>-62,2818260192871</text:p>
          </table:table-cell>
          <table:table-cell office:value-type="float" office:value="-62.3070106506348" calcext:value-type="float">
            <text:p>-62,3070106506348</text:p>
          </table:table-cell>
          <table:table-cell office:value-type="float" office:value="-62.280876159668" calcext:value-type="float">
            <text:p>-62,280876159668</text:p>
          </table:table-cell>
          <table:table-cell office:value-type="float" office:value="-62.2509994506836" calcext:value-type="float">
            <text:p>-62,2509994506836</text:p>
          </table:table-cell>
          <table:table-cell office:value-type="float" office:value="-62.2662544250488" calcext:value-type="float">
            <text:p>-62,2662544250488</text:p>
          </table:table-cell>
          <table:table-cell office:value-type="float" office:value="-62.2594108581543" calcext:value-type="float">
            <text:p>-62,2594108581543</text:p>
          </table:table-cell>
          <table:table-cell office:value-type="float" office:value="-62.2692031860352" calcext:value-type="float">
            <text:p>-62,2692031860352</text:p>
          </table:table-cell>
          <table:table-cell office:value-type="float" office:value="-62.263557434082" calcext:value-type="float">
            <text:p>-62,263557434082</text:p>
          </table:table-cell>
          <table:table-cell office:value-type="float" office:value="-62.2558479309082" calcext:value-type="float">
            <text:p>-62,2558479309082</text:p>
          </table:table-cell>
          <table:table-cell office:value-type="float" office:value="-62.2998847961426" calcext:value-type="float">
            <text:p>-62,2998847961426</text:p>
          </table:table-cell>
          <table:table-cell office:value-type="float" office:value="-62.2784233093262" calcext:value-type="float">
            <text:p>-62,2784233093262</text:p>
          </table:table-cell>
          <table:table-cell office:value-type="float" office:value="-62.2852363586426" calcext:value-type="float">
            <text:p>-62,2852363586426</text:p>
          </table:table-cell>
          <table:table-cell office:value-type="float" office:value="-62.2916831970215" calcext:value-type="float">
            <text:p>-62,2916831970215</text:p>
          </table:table-cell>
          <table:table-cell office:value-type="float" office:value="-62.2932662963867" calcext:value-type="float">
            <text:p>-62,2932662963867</text:p>
          </table:table-cell>
          <table:table-cell office:value-type="float" office:value="-62.2778396606445" calcext:value-type="float">
            <text:p>-62,2778396606445</text:p>
          </table:table-cell>
          <table:table-cell office:value-type="float" office:value="-62.272647857666" calcext:value-type="float">
            <text:p>-62,272647857666</text:p>
          </table:table-cell>
          <table:table-cell office:value-type="float" office:value="-62.2748489379883" calcext:value-type="float">
            <text:p>-62,2748489379883</text:p>
          </table:table-cell>
          <table:table-cell office:value-type="float" office:value="-62.2707824707031" calcext:value-type="float">
            <text:p>-62,2707824707031</text:p>
          </table:table-cell>
          <table:table-cell office:value-type="float" office:value="-62.2708244323731" calcext:value-type="float">
            <text:p>-62,2708244323731</text:p>
          </table:table-cell>
          <table:table-cell office:value-type="float" office:value="-62.2781715393066" calcext:value-type="float">
            <text:p>-62,2781715393066</text:p>
          </table:table-cell>
          <table:table-cell office:value-type="float" office:value="-62.2788352966309" calcext:value-type="float">
            <text:p>-62,2788352966309</text:p>
          </table:table-cell>
          <table:table-cell office:value-type="float" office:value="-62.2782936096191" calcext:value-type="float">
            <text:p>-62,2782936096191</text:p>
          </table:table-cell>
          <table:table-cell office:value-type="float" office:value="-62.2653007507324" calcext:value-type="float">
            <text:p>-62,2653007507324</text:p>
          </table:table-cell>
          <table:table-cell office:value-type="float" office:value="-62.2545623779297" calcext:value-type="float">
            <text:p>-62,2545623779297</text:p>
          </table:table-cell>
          <table:table-cell office:value-type="float" office:value="-62.2594947814941" calcext:value-type="float">
            <text:p>-62,2594947814941</text:p>
          </table:table-cell>
          <table:table-cell office:value-type="float" office:value="-62.2814140319824" calcext:value-type="float">
            <text:p>-62,2814140319824</text:p>
          </table:table-cell>
          <table:table-cell office:value-type="float" office:value="-62.2628135681152" calcext:value-type="float">
            <text:p>-62,2628135681152</text:p>
          </table:table-cell>
          <table:table-cell office:value-type="float" office:value="-62.2665863037109" calcext:value-type="float">
            <text:p>-62,2665863037109</text:p>
          </table:table-cell>
          <table:table-cell office:value-type="float" office:value="-62.2698669433594" calcext:value-type="float">
            <text:p>-62,2698669433594</text:p>
          </table:table-cell>
          <table:table-cell office:value-type="float" office:value="-62.275634765625" calcext:value-type="float">
            <text:p>-62,275634765625</text:p>
          </table:table-cell>
          <table:table-cell office:value-type="float" office:value="-62.2947235107422" calcext:value-type="float">
            <text:p>-62,2947235107422</text:p>
          </table:table-cell>
          <table:table-cell office:value-type="float" office:value="-62.2840309143066" calcext:value-type="float">
            <text:p>-62,2840309143066</text:p>
          </table:table-cell>
          <table:table-cell office:value-type="float" office:value="-62.2686233520508" calcext:value-type="float">
            <text:p>-62,2686233520508</text:p>
          </table:table-cell>
          <table:table-cell office:value-type="float" office:value="-62.2736854553223" calcext:value-type="float">
            <text:p>-62,2736854553223</text:p>
          </table:table-cell>
          <table:table-cell office:value-type="float" office:value="-62.286735534668" calcext:value-type="float">
            <text:p>-62,286735534668</text:p>
          </table:table-cell>
          <table:table-cell office:value-type="float" office:value="-62.2667961120606" calcext:value-type="float">
            <text:p>-62,2667961120606</text:p>
          </table:table-cell>
          <table:table-cell office:value-type="float" office:value="-62.2621917724609" calcext:value-type="float">
            <text:p>-62,2621917724609</text:p>
          </table:table-cell>
          <table:table-cell office:value-type="float" office:value="-62.2598266601563" calcext:value-type="float">
            <text:p>-62,2598266601563</text:p>
          </table:table-cell>
          <table:table-cell office:value-type="float" office:value="-62.2817459106445" calcext:value-type="float">
            <text:p>-62,2817459106445</text:p>
          </table:table-cell>
          <table:table-cell office:value-type="float" office:value="-62.2809104919434" calcext:value-type="float">
            <text:p>-62,2809104919434</text:p>
          </table:table-cell>
          <table:table-cell office:value-type="float" office:value="-62.277961730957" calcext:value-type="float">
            <text:p>-62,277961730957</text:p>
          </table:table-cell>
          <table:table-cell office:value-type="float" office:value="-62.2783393859863" calcext:value-type="float">
            <text:p>-62,2783393859863</text:p>
          </table:table-cell>
          <table:table-cell office:value-type="float" office:value="-62.2938919067383" calcext:value-type="float">
            <text:p>-62,2938919067383</text:p>
          </table:table-cell>
          <table:table-cell office:value-type="float" office:value="-62.2879409790039" calcext:value-type="float">
            <text:p>-62,2879409790039</text:p>
          </table:table-cell>
          <table:table-cell office:value-type="float" office:value="-62.2939758300781" calcext:value-type="float">
            <text:p>-62,2939758300781</text:p>
          </table:table-cell>
          <table:table-cell office:value-type="float" office:value="-62.2676658630371" calcext:value-type="float">
            <text:p>-62,2676658630371</text:p>
          </table:table-cell>
          <table:table-cell office:value-type="float" office:value="-62.2586669921875" calcext:value-type="float">
            <text:p>-62,2586669921875</text:p>
          </table:table-cell>
          <table:table-cell office:value-type="float" office:value="-62.2728157043457" calcext:value-type="float">
            <text:p>-62,2728157043457</text:p>
          </table:table-cell>
          <table:table-cell office:value-type="float" office:value="-62.2758483886719" calcext:value-type="float">
            <text:p>-62,2758483886719</text:p>
          </table:table-cell>
          <table:table-cell office:value-type="float" office:value="-62.252326965332" calcext:value-type="float">
            <text:p>-62,252326965332</text:p>
          </table:table-cell>
          <table:table-cell office:value-type="float" office:value="-62.274600982666" calcext:value-type="float">
            <text:p>-62,274600982666</text:p>
          </table:table-cell>
          <table:table-cell office:value-type="float" office:value="-62.2704048156738" calcext:value-type="float">
            <text:p>-62,2704048156738</text:p>
          </table:table-cell>
          <table:table-cell office:value-type="float" office:value="-62.2683296203613" calcext:value-type="float">
            <text:p>-62,2683296203613</text:p>
          </table:table-cell>
          <table:table-cell office:value-type="float" office:value="-62.2722320556641" calcext:value-type="float">
            <text:p>-62,2722320556641</text:p>
          </table:table-cell>
          <table:table-cell office:value-type="float" office:value="-62.2799606323242" calcext:value-type="float">
            <text:p>-62,2799606323242</text:p>
          </table:table-cell>
          <table:table-cell office:value-type="float" office:value="-62.2785873413086" calcext:value-type="float">
            <text:p>-62,2785873413086</text:p>
          </table:table-cell>
          <table:table-cell office:value-type="float" office:value="-62.2739753723145" calcext:value-type="float">
            <text:p>-62,2739753723145</text:p>
          </table:table-cell>
          <table:table-cell office:value-type="float" office:value="-62.2838249206543" calcext:value-type="float">
            <text:p>-62,2838249206543</text:p>
          </table:table-cell>
          <table:table-cell office:value-type="float" office:value="-62.2662963867188" calcext:value-type="float">
            <text:p>-62,2662963867188</text:p>
          </table:table-cell>
          <table:table-cell office:value-type="float" office:value="-62.2682037353516" calcext:value-type="float">
            <text:p>-62,2682037353516</text:p>
          </table:table-cell>
          <table:table-cell office:value-type="float" office:value="-62.2668800354004" calcext:value-type="float">
            <text:p>-62,2668800354004</text:p>
          </table:table-cell>
          <table:table-cell office:value-type="float" office:value="-62.2570114135742" calcext:value-type="float">
            <text:p>-62,2570114135742</text:p>
          </table:table-cell>
          <table:table-cell office:value-type="float" office:value="-62.2765083312988" calcext:value-type="float">
            <text:p>-62,2765083312988</text:p>
          </table:table-cell>
          <table:table-cell office:value-type="float" office:value="-62.2608604431152" calcext:value-type="float">
            <text:p>-62,2608604431152</text:p>
          </table:table-cell>
          <table:table-cell office:value-type="float" office:value="-62.2772598266602" calcext:value-type="float">
            <text:p>-62,2772598266602</text:p>
          </table:table-cell>
          <table:table-cell office:value-type="float" office:value="-62.2687034606934" calcext:value-type="float">
            <text:p>-62,2687034606934</text:p>
          </table:table-cell>
          <table:table-cell office:value-type="float" office:value="-62.266716003418" calcext:value-type="float">
            <text:p>-62,266716003418</text:p>
          </table:table-cell>
          <table:table-cell office:value-type="float" office:value="-62.2619857788086" calcext:value-type="float">
            <text:p>-62,2619857788086</text:p>
          </table:table-cell>
          <table:table-cell office:value-type="float" office:value="-62.2817039489746" calcext:value-type="float">
            <text:p>-62,2817039489746</text:p>
          </table:table-cell>
          <table:table-cell office:value-type="float" office:value="-62.2948913574219" calcext:value-type="float">
            <text:p>-62,2948913574219</text:p>
          </table:table-cell>
          <table:table-cell office:value-type="float" office:value="-62.2812461853027" calcext:value-type="float">
            <text:p>-62,2812461853027</text:p>
          </table:table-cell>
          <table:table-cell office:value-type="float" office:value="-62.2841949462891" calcext:value-type="float">
            <text:p>-62,2841949462891</text:p>
          </table:table-cell>
          <table:table-cell office:value-type="float" office:value="-62.2747650146484" calcext:value-type="float">
            <text:p>-62,2747650146484</text:p>
          </table:table-cell>
          <table:table-cell office:value-type="float" office:value="-62.2797927856445" calcext:value-type="float">
            <text:p>-62,2797927856445</text:p>
          </table:table-cell>
          <table:table-cell office:value-type="float" office:value="-62.2895660400391" calcext:value-type="float">
            <text:p>-62,2895660400391</text:p>
          </table:table-cell>
          <table:table-cell office:value-type="float" office:value="-62.267707824707" calcext:value-type="float">
            <text:p>-62,267707824707</text:p>
          </table:table-cell>
          <table:table-cell office:value-type="float" office:value="-62.2733116149902" calcext:value-type="float">
            <text:p>-62,2733116149902</text:p>
          </table:table-cell>
          <table:table-cell office:value-type="float" office:value="-62.2801246643066" calcext:value-type="float">
            <text:p>-62,2801246643066</text:p>
          </table:table-cell>
          <table:table-cell office:value-type="float" office:value="-62.2703628540039" calcext:value-type="float">
            <text:p>-62,2703628540039</text:p>
          </table:table-cell>
          <table:table-cell office:value-type="float" office:value="-62.2575912475586" calcext:value-type="float">
            <text:p>-62,2575912475586</text:p>
          </table:table-cell>
          <table:table-cell office:value-type="float" office:value="-62.2773017883301" calcext:value-type="float">
            <text:p>-62,2773017883301</text:p>
          </table:table-cell>
          <table:table-cell office:value-type="float" office:value="-62.2774238586426" calcext:value-type="float">
            <text:p>-62,2774238586426</text:p>
          </table:table-cell>
          <table:table-cell office:value-type="float" office:value="-62.2929306030273" calcext:value-type="float">
            <text:p>-62,2929306030273</text:p>
          </table:table-cell>
          <table:table-cell office:value-type="float" office:value="-62.2775497436523" calcext:value-type="float">
            <text:p>-62,2775497436523</text:p>
          </table:table-cell>
          <table:table-cell office:value-type="float" office:value="-62.2754325866699" calcext:value-type="float">
            <text:p>-62,2754325866699</text:p>
          </table:table-cell>
          <table:table-cell office:value-type="float" office:value="-62.2869834899902" calcext:value-type="float">
            <text:p>-62,2869834899902</text:p>
          </table:table-cell>
          <table:table-cell office:value-type="float" office:value="-62.280704498291" calcext:value-type="float">
            <text:p>-62,280704498291</text:p>
          </table:table-cell>
          <table:table-cell office:value-type="float" office:value="-62.272647857666" calcext:value-type="float">
            <text:p>-62,272647857666</text:p>
          </table:table-cell>
          <table:table-cell office:value-type="float" office:value="-62.2814979553223" calcext:value-type="float">
            <text:p>-62,2814979553223</text:p>
          </table:table-cell>
          <table:table-cell office:value-type="float" office:value="-62.2685356140137" calcext:value-type="float">
            <text:p>-62,2685356140137</text:p>
          </table:table-cell>
          <table:table-cell office:value-type="float" office:value="-62.279541015625" calcext:value-type="float">
            <text:p>-62,279541015625</text:p>
          </table:table-cell>
          <table:table-cell office:value-type="float" office:value="-62.2729377746582" calcext:value-type="float">
            <text:p>-62,2729377746582</text:p>
          </table:table-cell>
          <table:table-cell office:value-type="float" office:value="-62.2597427368164" calcext:value-type="float">
            <text:p>-62,2597427368164</text:p>
          </table:table-cell>
          <table:table-cell office:value-type="float" office:value="-62.2801666259766" calcext:value-type="float">
            <text:p>-62,2801666259766</text:p>
          </table:table-cell>
          <table:table-cell office:value-type="float" office:value="-62.2630195617676" calcext:value-type="float">
            <text:p>-62,2630195617676</text:p>
          </table:table-cell>
          <table:table-cell office:value-type="float" office:value="-62.2613220214844" calcext:value-type="float">
            <text:p>-62,2613220214844</text:p>
          </table:table-cell>
          <table:table-cell office:value-type="float" office:value="-62.2711143493652" calcext:value-type="float">
            <text:p>-62,2711143493652</text:p>
          </table:table-cell>
          <table:table-cell office:value-type="float" office:value="-62.2873992919922" calcext:value-type="float">
            <text:p>-62,2873992919922</text:p>
          </table:table-cell>
          <table:table-cell office:value-type="float" office:value="-62.2733116149902" calcext:value-type="float">
            <text:p>-62,2733116149902</text:p>
          </table:table-cell>
          <table:table-cell office:value-type="float" office:value="-62.2557640075684" calcext:value-type="float">
            <text:p>-62,2557640075684</text:p>
          </table:table-cell>
          <table:table-cell office:value-type="float" office:value="-62.2949333190918" calcext:value-type="float">
            <text:p>-62,2949333190918</text:p>
          </table:table-cell>
          <table:table-cell office:value-type="float" office:value="-62.2611122131348" calcext:value-type="float">
            <text:p>-62,2611122131348</text:p>
          </table:table-cell>
          <table:table-cell office:value-type="float" office:value="-62.2694511413574" calcext:value-type="float">
            <text:p>-62,2694511413574</text:p>
          </table:table-cell>
          <table:table-cell office:value-type="float" office:value="-62.2707366943359" calcext:value-type="float">
            <text:p>-62,2707366943359</text:p>
          </table:table-cell>
          <table:table-cell office:value-type="float" office:value="-62.2857360839844" calcext:value-type="float">
            <text:p>-62,2857360839844</text:p>
          </table:table-cell>
          <table:table-cell office:value-type="float" office:value="-62.2685356140137" calcext:value-type="float">
            <text:p>-62,2685356140137</text:p>
          </table:table-cell>
          <table:table-cell office:value-type="float" office:value="-62.2616958618164" calcext:value-type="float">
            <text:p>-62,2616958618164</text:p>
          </table:table-cell>
          <table:table-cell office:value-type="float" office:value="-62.2765083312988" calcext:value-type="float">
            <text:p>-62,2765083312988</text:p>
          </table:table-cell>
          <table:table-cell office:value-type="float" office:value="-62.2847404479981" calcext:value-type="float">
            <text:p>-62,2847404479981</text:p>
          </table:table-cell>
          <table:table-cell office:value-type="float" office:value="-62.2701148986816" calcext:value-type="float">
            <text:p>-62,2701148986816</text:p>
          </table:table-cell>
          <table:table-cell office:value-type="float" office:value="-62.2838668823242" calcext:value-type="float">
            <text:p>-62,2838668823242</text:p>
          </table:table-cell>
          <table:table-cell office:value-type="float" office:value="-62.2521171569824" calcext:value-type="float">
            <text:p>-62,2521171569824</text:p>
          </table:table-cell>
          <table:table-cell office:value-type="float" office:value="-62.2753448486328" calcext:value-type="float">
            <text:p>-62,2753448486328</text:p>
          </table:table-cell>
          <table:table-cell office:value-type="float" office:value="-62.275634765625" calcext:value-type="float">
            <text:p>-62,275634765625</text:p>
          </table:table-cell>
          <table:table-cell office:value-type="float" office:value="-62.2807464599609" calcext:value-type="float">
            <text:p>-62,2807464599609</text:p>
          </table:table-cell>
          <table:table-cell office:value-type="float" office:value="-62.2728996276856" calcext:value-type="float">
            <text:p>-62,2728996276856</text:p>
          </table:table-cell>
          <table:table-cell office:value-type="float" office:value="-62.2644729614258" calcext:value-type="float">
            <text:p>-62,2644729614258</text:p>
          </table:table-cell>
          <table:table-cell office:value-type="float" office:value="-62.2802085876465" calcext:value-type="float">
            <text:p>-62,2802085876465</text:p>
          </table:table-cell>
          <table:table-cell office:value-type="float" office:value="-62.2765083312988" calcext:value-type="float">
            <text:p>-62,2765083312988</text:p>
          </table:table-cell>
          <table:table-cell office:value-type="float" office:value="-62.2583770751953" calcext:value-type="float">
            <text:p>-62,2583770751953</text:p>
          </table:table-cell>
          <table:table-cell office:value-type="float" office:value="-62.2824516296387" calcext:value-type="float">
            <text:p>-62,2824516296387</text:p>
          </table:table-cell>
          <table:table-cell office:value-type="float" office:value="-62.2721481323242" calcext:value-type="float">
            <text:p>-62,2721481323242</text:p>
          </table:table-cell>
          <table:table-cell office:value-type="float" office:value="-62.2904396057129" calcext:value-type="float">
            <text:p>-62,2904396057129</text:p>
          </table:table-cell>
          <table:table-cell office:value-type="float" office:value="-62.2702789306641" calcext:value-type="float">
            <text:p>-62,2702789306641</text:p>
          </table:table-cell>
          <table:table-cell office:value-type="float" office:value="-62.2746810913086" calcext:value-type="float">
            <text:p>-62,2746810913086</text:p>
          </table:table-cell>
          <table:table-cell office:value-type="float" office:value="-62.2706985473633" calcext:value-type="float">
            <text:p>-62,2706985473633</text:p>
          </table:table-cell>
          <table:table-cell office:value-type="float" office:value="-62.2696571350098" calcext:value-type="float">
            <text:p>-62,2696571350098</text:p>
          </table:table-cell>
          <table:table-cell office:value-type="float" office:value="-62.2630615234375" calcext:value-type="float">
            <text:p>-62,2630615234375</text:p>
          </table:table-cell>
          <table:table-cell office:value-type="float" office:value="-62.2749710083008" calcext:value-type="float">
            <text:p>-62,2749710083008</text:p>
          </table:table-cell>
          <table:table-cell office:value-type="float" office:value="-62.2704467773438" calcext:value-type="float">
            <text:p>-62,2704467773438</text:p>
          </table:table-cell>
          <table:table-cell office:value-type="float" office:value="-62.2795829772949" calcext:value-type="float">
            <text:p>-62,2795829772949</text:p>
          </table:table-cell>
          <table:table-cell office:value-type="float" office:value="-62.2765922546387" calcext:value-type="float">
            <text:p>-62,2765922546387</text:p>
          </table:table-cell>
          <table:table-cell office:value-type="float" office:value="-62.278003692627" calcext:value-type="float">
            <text:p>-62,278003692627</text:p>
          </table:table-cell>
          <table:table-cell office:value-type="float" office:value="-62.2685775756836" calcext:value-type="float">
            <text:p>-62,2685775756836</text:p>
          </table:table-cell>
          <table:table-cell office:value-type="float" office:value="-62.2893104553223" calcext:value-type="float">
            <text:p>-62,2893104553223</text:p>
          </table:table-cell>
          <table:table-cell office:value-type="float" office:value="-62.2716102600098" calcext:value-type="float">
            <text:p>-62,2716102600098</text:p>
          </table:table-cell>
          <table:table-cell office:value-type="float" office:value="-62.2616119384766" calcext:value-type="float">
            <text:p>-62,2616119384766</text:p>
          </table:table-cell>
          <table:table-cell office:value-type="float" office:value="-62.2861099243164" calcext:value-type="float">
            <text:p>-62,2861099243164</text:p>
          </table:table-cell>
          <table:table-cell office:value-type="float" office:value="-62.2558479309082" calcext:value-type="float">
            <text:p>-62,2558479309082</text:p>
          </table:table-cell>
          <table:table-cell office:value-type="float" office:value="-62.2568016052246" calcext:value-type="float">
            <text:p>-62,2568016052246</text:p>
          </table:table-cell>
          <table:table-cell office:value-type="float" office:value="-62.272647857666" calcext:value-type="float">
            <text:p>-62,272647857666</text:p>
          </table:table-cell>
          <table:table-cell office:value-type="float" office:value="-62.2634735107422" calcext:value-type="float">
            <text:p>-62,2634735107422</text:p>
          </table:table-cell>
          <table:table-cell office:value-type="float" office:value="-62.2679138183594" calcext:value-type="float">
            <text:p>-62,2679138183594</text:p>
          </table:table-cell>
          <table:table-cell office:value-type="float" office:value="-62.2664184570313" calcext:value-type="float">
            <text:p>-62,2664184570313</text:p>
          </table:table-cell>
          <table:table-cell office:value-type="float" office:value="-62.2698249816895" calcext:value-type="float">
            <text:p>-62,2698249816895</text:p>
          </table:table-cell>
          <table:table-cell office:value-type="float" office:value="-62.269947052002" calcext:value-type="float">
            <text:p>-62,269947052002</text:p>
          </table:table-cell>
          <table:table-cell office:value-type="float" office:value="-62.2790031433106" calcext:value-type="float">
            <text:p>-62,2790031433106</text:p>
          </table:table-cell>
          <table:table-cell office:value-type="float" office:value="-62.2631454467773" calcext:value-type="float">
            <text:p>-62,2631454467773</text:p>
          </table:table-cell>
          <table:table-cell office:value-type="float" office:value="-62.2852783203125" calcext:value-type="float">
            <text:p>-62,2852783203125</text:p>
          </table:table-cell>
          <table:table-cell office:value-type="float" office:value="-62.2751388549805" calcext:value-type="float">
            <text:p>-62,2751388549805</text:p>
          </table:table-cell>
          <table:table-cell office:value-type="float" office:value="-62.2986373901367" calcext:value-type="float">
            <text:p>-62,2986373901367</text:p>
          </table:table-cell>
          <table:table-cell office:value-type="float" office:value="-62.2587509155273" calcext:value-type="float">
            <text:p>-62,2587509155273</text:p>
          </table:table-cell>
          <table:table-cell office:value-type="float" office:value="-62.2799606323242" calcext:value-type="float">
            <text:p>-62,2799606323242</text:p>
          </table:table-cell>
          <table:table-cell office:value-type="float" office:value="-62.2616119384766" calcext:value-type="float">
            <text:p>-62,2616119384766</text:p>
          </table:table-cell>
          <table:table-cell office:value-type="float" office:value="-62.2690391540527" calcext:value-type="float">
            <text:p>-62,2690391540527</text:p>
          </table:table-cell>
          <table:table-cell office:value-type="float" office:value="-62.265510559082" calcext:value-type="float">
            <text:p>-62,265510559082</text:p>
          </table:table-cell>
          <table:table-cell office:value-type="float" office:value="-62.2568855285645" calcext:value-type="float">
            <text:p>-62,2568855285645</text:p>
          </table:table-cell>
          <table:table-cell office:value-type="float" office:value="-62.2738075256348" calcext:value-type="float">
            <text:p>-62,2738075256348</text:p>
          </table:table-cell>
          <table:table-cell office:value-type="float" office:value="-62.2743911743164" calcext:value-type="float">
            <text:p>-62,2743911743164</text:p>
          </table:table-cell>
          <table:table-cell office:value-type="float" office:value="-62.2596206665039" calcext:value-type="float">
            <text:p>-62,2596206665039</text:p>
          </table:table-cell>
          <table:table-cell office:value-type="float" office:value="-62.3028030395508" calcext:value-type="float">
            <text:p>-62,3028030395508</text:p>
          </table:table-cell>
          <table:table-cell office:value-type="float" office:value="-62.2719421386719" calcext:value-type="float">
            <text:p>-62,2719421386719</text:p>
          </table:table-cell>
          <table:table-cell office:value-type="float" office:value="-62.2742691040039" calcext:value-type="float">
            <text:p>-62,2742691040039</text:p>
          </table:table-cell>
          <table:table-cell office:value-type="float" office:value="-62.2736434936523" calcext:value-type="float">
            <text:p>-62,2736434936523</text:p>
          </table:table-cell>
          <table:table-cell office:value-type="float" office:value="-62.2675018310547" calcext:value-type="float">
            <text:p>-62,2675018310547</text:p>
          </table:table-cell>
          <table:table-cell office:value-type="float" office:value="-62.285400390625" calcext:value-type="float">
            <text:p>-62,285400390625</text:p>
          </table:table-cell>
          <table:table-cell office:value-type="float" office:value="-62.2771339416504" calcext:value-type="float">
            <text:p>-62,2771339416504</text:p>
          </table:table-cell>
          <table:table-cell office:value-type="float" office:value="-62.2766761779785" calcext:value-type="float">
            <text:p>-62,2766761779785</text:p>
          </table:table-cell>
          <table:table-cell office:value-type="float" office:value="-62.2723541259766" calcext:value-type="float">
            <text:p>-62,2723541259766</text:p>
          </table:table-cell>
          <table:table-cell office:value-type="float" office:value="-62.2574653625488" calcext:value-type="float">
            <text:p>-62,2574653625488</text:p>
          </table:table-cell>
          <table:table-cell office:value-type="float" office:value="-62.2652587890625" calcext:value-type="float">
            <text:p>-62,2652587890625</text:p>
          </table:table-cell>
          <table:table-cell office:value-type="float" office:value="-62.2881469726563" calcext:value-type="float">
            <text:p>-62,2881469726563</text:p>
          </table:table-cell>
          <table:table-cell office:value-type="float" office:value="-62.2834930419922" calcext:value-type="float">
            <text:p>-62,2834930419922</text:p>
          </table:table-cell>
          <table:table-cell office:value-type="float" office:value="-62.2705268859863" calcext:value-type="float">
            <text:p>-62,2705268859863</text:p>
          </table:table-cell>
          <table:table-cell office:value-type="float" office:value="-62.2687034606934" calcext:value-type="float">
            <text:p>-62,2687034606934</text:p>
          </table:table-cell>
          <table:table-cell office:value-type="float" office:value="-62.2756805419922" calcext:value-type="float">
            <text:p>-62,2756805419922</text:p>
          </table:table-cell>
          <table:table-cell office:value-type="float" office:value="-62.2759284973145" calcext:value-type="float">
            <text:p>-62,2759284973145</text:p>
          </table:table-cell>
          <table:table-cell office:value-type="float" office:value="-62.2739753723145" calcext:value-type="float">
            <text:p>-62,2739753723145</text:p>
          </table:table-cell>
          <table:table-cell office:value-type="float" office:value="-62.2763862609863" calcext:value-type="float">
            <text:p>-62,2763862609863</text:p>
          </table:table-cell>
          <table:table-cell office:value-type="float" office:value="-62.2673759460449" calcext:value-type="float">
            <text:p>-62,2673759460449</text:p>
          </table:table-cell>
          <table:table-cell office:value-type="float" office:value="-62.2794151306152" calcext:value-type="float">
            <text:p>-62,2794151306152</text:p>
          </table:table-cell>
          <table:table-cell office:value-type="float" office:value="-62.2650527954102" calcext:value-type="float">
            <text:p>-62,2650527954102</text:p>
          </table:table-cell>
          <table:table-cell office:value-type="float" office:value="-62.2737693786621" calcext:value-type="float">
            <text:p>-62,2737693786621</text:p>
          </table:table-cell>
          <table:table-cell office:value-type="float" office:value="-62.2898139953613" calcext:value-type="float">
            <text:p>-62,2898139953613</text:p>
          </table:table-cell>
          <table:table-cell office:value-type="float" office:value="-62.2758865356445" calcext:value-type="float">
            <text:p>-62,2758865356445</text:p>
          </table:table-cell>
          <table:table-cell office:value-type="float" office:value="-62.2806625366211" calcext:value-type="float">
            <text:p>-62,2806625366211</text:p>
          </table:table-cell>
          <table:table-cell office:value-type="float" office:value="-62.2744750976563" calcext:value-type="float">
            <text:p>-62,2744750976563</text:p>
          </table:table-cell>
          <table:table-cell office:value-type="float" office:value="-62.2996368408203" calcext:value-type="float">
            <text:p>-62,2996368408203</text:p>
          </table:table-cell>
          <table:table-cell office:value-type="float" office:value="-62.2706108093262" calcext:value-type="float">
            <text:p>-62,2706108093262</text:p>
          </table:table-cell>
          <table:table-cell office:value-type="float" office:value="-62.2687873840332" calcext:value-type="float">
            <text:p>-62,2687873840332</text:p>
          </table:table-cell>
          <table:table-cell office:value-type="float" office:value="-62.2813720703125" calcext:value-type="float">
            <text:p>-62,2813720703125</text:p>
          </table:table-cell>
          <table:table-cell office:value-type="float" office:value="-62.2753028869629" calcext:value-type="float">
            <text:p>-62,2753028869629</text:p>
          </table:table-cell>
          <table:table-cell office:value-type="float" office:value="-62.2757186889648" calcext:value-type="float">
            <text:p>-62,2757186889648</text:p>
          </table:table-cell>
          <table:table-cell office:value-type="float" office:value="-62.2711143493652" calcext:value-type="float">
            <text:p>-62,2711143493652</text:p>
          </table:table-cell>
          <table:table-cell office:value-type="float" office:value="-62.283576965332" calcext:value-type="float">
            <text:p>-62,283576965332</text:p>
          </table:table-cell>
          <table:table-cell office:value-type="float" office:value="-62.2534446716309" calcext:value-type="float">
            <text:p>-62,2534446716309</text:p>
          </table:table-cell>
          <table:table-cell office:value-type="float" office:value="-62.2898941040039" calcext:value-type="float">
            <text:p>-62,2898941040039</text:p>
          </table:table-cell>
          <table:table-cell office:value-type="float" office:value="-62.2810821533203" calcext:value-type="float">
            <text:p>-62,2810821533203</text:p>
          </table:table-cell>
          <table:table-cell office:value-type="float" office:value="-62.2672119140625" calcext:value-type="float">
            <text:p>-62,2672119140625</text:p>
          </table:table-cell>
          <table:table-cell office:value-type="float" office:value="-62.2714424133301" calcext:value-type="float">
            <text:p>-62,2714424133301</text:p>
          </table:table-cell>
          <table:table-cell office:value-type="float" office:value="-62.2821617126465" calcext:value-type="float">
            <text:p>-62,2821617126465</text:p>
          </table:table-cell>
          <table:table-cell office:value-type="float" office:value="-62.2727317810059" calcext:value-type="float">
            <text:p>-62,2727317810059</text:p>
          </table:table-cell>
          <table:table-cell office:value-type="float" office:value="-62.2818260192871" calcext:value-type="float">
            <text:p>-62,2818260192871</text:p>
          </table:table-cell>
          <table:table-cell office:value-type="float" office:value="-62.2891464233398" calcext:value-type="float">
            <text:p>-62,2891464233398</text:p>
          </table:table-cell>
          <table:table-cell office:value-type="float" office:value="-62.2679557800293" calcext:value-type="float">
            <text:p>-62,2679557800293</text:p>
          </table:table-cell>
          <table:table-cell office:value-type="float" office:value="-62.2733535766602" calcext:value-type="float">
            <text:p>-62,2733535766602</text:p>
          </table:table-cell>
          <table:table-cell office:value-type="float" office:value="-62.278003692627" calcext:value-type="float">
            <text:p>-62,278003692627</text:p>
          </table:table-cell>
          <table:table-cell office:value-type="float" office:value="-62.2682876586914" calcext:value-type="float">
            <text:p>-62,2682876586914</text:p>
          </table:table-cell>
          <table:table-cell office:value-type="float" office:value="-62.2690391540527" calcext:value-type="float">
            <text:p>-62,2690391540527</text:p>
          </table:table-cell>
          <table:table-cell office:value-type="float" office:value="-62.259162902832" calcext:value-type="float">
            <text:p>-62,259162902832</text:p>
          </table:table-cell>
          <table:table-cell office:value-type="float" office:value="-62.2640151977539" calcext:value-type="float">
            <text:p>-62,2640151977539</text:p>
          </table:table-cell>
          <table:table-cell office:value-type="float" office:value="-62.2750968933106" calcext:value-type="float">
            <text:p>-62,2750968933106</text:p>
          </table:table-cell>
          <table:table-cell office:value-type="float" office:value="-62.2650947570801" calcext:value-type="float">
            <text:p>-62,2650947570801</text:p>
          </table:table-cell>
          <table:table-cell office:value-type="float" office:value="-62.2662124633789" calcext:value-type="float">
            <text:p>-62,2662124633789</text:p>
          </table:table-cell>
          <table:table-cell office:value-type="float" office:value="-62.2623138427734" calcext:value-type="float">
            <text:p>-62,2623138427734</text:p>
          </table:table-cell>
          <table:table-cell office:value-type="float" office:value="-62.267333984375" calcext:value-type="float">
            <text:p>-62,267333984375</text:p>
          </table:table-cell>
          <table:table-cell office:value-type="float" office:value="-62.2724380493164" calcext:value-type="float">
            <text:p>-62,2724380493164</text:p>
          </table:table-cell>
          <table:table-cell office:value-type="float" office:value="-62.2779235839844" calcext:value-type="float">
            <text:p>-62,2779235839844</text:p>
          </table:table-cell>
          <table:table-cell office:value-type="float" office:value="-62.2829093933106" calcext:value-type="float">
            <text:p>-62,2829093933106</text:p>
          </table:table-cell>
          <table:table-cell office:value-type="float" office:value="-62.2904777526856" calcext:value-type="float">
            <text:p>-62,2904777526856</text:p>
          </table:table-cell>
          <table:table-cell office:value-type="float" office:value="-62.2828254699707" calcext:value-type="float">
            <text:p>-62,2828254699707</text:p>
          </table:table-cell>
          <table:table-cell office:value-type="float" office:value="-62.2970542907715" calcext:value-type="float">
            <text:p>-62,2970542907715</text:p>
          </table:table-cell>
          <table:table-cell office:value-type="float" office:value="-62.2729797363281" calcext:value-type="float">
            <text:p>-62,2729797363281</text:p>
          </table:table-cell>
          <table:table-cell office:value-type="float" office:value="-62.2811241149902" calcext:value-type="float">
            <text:p>-62,2811241149902</text:p>
          </table:table-cell>
          <table:table-cell office:value-type="float" office:value="-62.2815780639648" calcext:value-type="float">
            <text:p>-62,2815780639648</text:p>
          </table:table-cell>
          <table:table-cell office:value-type="float" office:value="-62.2864875793457" calcext:value-type="float">
            <text:p>-62,2864875793457</text:p>
          </table:table-cell>
          <table:table-cell office:value-type="float" office:value="-62.2723121643066" calcext:value-type="float">
            <text:p>-62,2723121643066</text:p>
          </table:table-cell>
          <table:table-cell office:value-type="float" office:value="-62.2751808166504" calcext:value-type="float">
            <text:p>-62,2751808166504</text:p>
          </table:table-cell>
          <table:table-cell office:value-type="float" office:value="-62.2796249389648" calcext:value-type="float">
            <text:p>-62,2796249389648</text:p>
          </table:table-cell>
          <table:table-cell office:value-type="float" office:value="-62.2594108581543" calcext:value-type="float">
            <text:p>-62,2594108581543</text:p>
          </table:table-cell>
          <table:table-cell office:value-type="float" office:value="-62.2797927856445" calcext:value-type="float">
            <text:p>-62,2797927856445</text:p>
          </table:table-cell>
          <table:table-cell office:value-type="float" office:value="-62.2688713073731" calcext:value-type="float">
            <text:p>-62,2688713073731</text:p>
          </table:table-cell>
          <table:table-cell office:value-type="float" office:value="-62.2658004760742" calcext:value-type="float">
            <text:p>-62,2658004760742</text:p>
          </table:table-cell>
          <table:table-cell office:value-type="float" office:value="-62.2868194580078" calcext:value-type="float">
            <text:p>-62,2868194580078</text:p>
          </table:table-cell>
          <table:table-cell office:value-type="float" office:value="-62.2809562683106" calcext:value-type="float">
            <text:p>-62,2809562683106</text:p>
          </table:table-cell>
          <table:table-cell office:value-type="float" office:value="-62.2762184143066" calcext:value-type="float">
            <text:p>-62,2762184143066</text:p>
          </table:table-cell>
          <table:table-cell office:value-type="float" office:value="-62.2850723266602" calcext:value-type="float">
            <text:p>-62,2850723266602</text:p>
          </table:table-cell>
          <table:table-cell office:value-type="float" office:value="-62.2579612731934" calcext:value-type="float">
            <text:p>-62,2579612731934</text:p>
          </table:table-cell>
          <table:table-cell office:value-type="float" office:value="-62.2823715209961" calcext:value-type="float">
            <text:p>-62,2823715209961</text:p>
          </table:table-cell>
          <table:table-cell office:value-type="float" office:value="-62.2880249023438" calcext:value-type="float">
            <text:p>-62,2880249023438</text:p>
          </table:table-cell>
          <table:table-cell office:value-type="float" office:value="-62.2818260192871" calcext:value-type="float">
            <text:p>-62,2818260192871</text:p>
          </table:table-cell>
          <table:table-cell office:value-type="float" office:value="-62.2914772033691" calcext:value-type="float">
            <text:p>-62,2914772033691</text:p>
          </table:table-cell>
          <table:table-cell office:value-type="float" office:value="-62.2788352966309" calcext:value-type="float">
            <text:p>-62,2788352966309</text:p>
          </table:table-cell>
          <table:table-cell office:value-type="float" office:value="-62.2865295410156" calcext:value-type="float">
            <text:p>-62,2865295410156</text:p>
          </table:table-cell>
          <table:table-cell office:value-type="float" office:value="-62.278377532959" calcext:value-type="float">
            <text:p>-62,278377532959</text:p>
          </table:table-cell>
          <table:table-cell office:value-type="float" office:value="-62.2811241149902" calcext:value-type="float">
            <text:p>-62,2811241149902</text:p>
          </table:table-cell>
          <table:table-cell office:value-type="float" office:value="-62.2813301086426" calcext:value-type="float">
            <text:p>-62,2813301086426</text:p>
          </table:table-cell>
          <table:table-cell office:value-type="float" office:value="-62.278507232666" calcext:value-type="float">
            <text:p>-62,278507232666</text:p>
          </table:table-cell>
          <table:table-cell office:value-type="float" office:value="-62.2682876586914" calcext:value-type="float">
            <text:p>-62,2682876586914</text:p>
          </table:table-cell>
          <table:table-cell office:value-type="float" office:value="-62.2710304260254" calcext:value-type="float">
            <text:p>-62,2710304260254</text:p>
          </table:table-cell>
          <table:table-cell office:value-type="float" office:value="-62.2766761779785" calcext:value-type="float">
            <text:p>-62,2766761779785</text:p>
          </table:table-cell>
          <table:table-cell office:value-type="float" office:value="-62.2879829406738" calcext:value-type="float">
            <text:p>-62,2879829406738</text:p>
          </table:table-cell>
          <table:table-cell office:value-type="float" office:value="-62.2686614990234" calcext:value-type="float">
            <text:p>-62,2686614990234</text:p>
          </table:table-cell>
          <table:table-cell office:value-type="float" office:value="-62.2949333190918" calcext:value-type="float">
            <text:p>-62,2949333190918</text:p>
          </table:table-cell>
          <table:table-cell office:value-type="float" office:value="-62.2942657470703" calcext:value-type="float">
            <text:p>-62,2942657470703</text:p>
          </table:table-cell>
          <table:table-cell office:value-type="float" office:value="-62.2695770263672" calcext:value-type="float">
            <text:p>-62,2695770263672</text:p>
          </table:table-cell>
          <table:table-cell office:value-type="float" office:value="-62.2886505126953" calcext:value-type="float">
            <text:p>-62,2886505126953</text:p>
          </table:table-cell>
          <table:table-cell office:value-type="float" office:value="-62.2865715026856" calcext:value-type="float">
            <text:p>-62,2865715026856</text:p>
          </table:table-cell>
          <table:table-cell office:value-type="float" office:value="-62.2743911743164" calcext:value-type="float">
            <text:p>-62,2743911743164</text:p>
          </table:table-cell>
          <table:table-cell office:value-type="float" office:value="-62.2796249389648" calcext:value-type="float">
            <text:p>-62,2796249389648</text:p>
          </table:table-cell>
          <table:table-cell office:value-type="float" office:value="-62.2839050292969" calcext:value-type="float">
            <text:p>-62,2839050292969</text:p>
          </table:table-cell>
          <table:table-cell office:value-type="float" office:value="-62.2841567993164" calcext:value-type="float">
            <text:p>-62,2841567993164</text:p>
          </table:table-cell>
          <table:table-cell office:value-type="float" office:value="-62.2605323791504" calcext:value-type="float">
            <text:p>-62,2605323791504</text:p>
          </table:table-cell>
          <table:table-cell office:value-type="float" office:value="-62.2721061706543" calcext:value-type="float">
            <text:p>-62,2721061706543</text:p>
          </table:table-cell>
          <table:table-cell office:value-type="float" office:value="-62.2799606323242" calcext:value-type="float">
            <text:p>-62,2799606323242</text:p>
          </table:table-cell>
          <table:table-cell office:value-type="float" office:value="-62.2781295776367" calcext:value-type="float">
            <text:p>-62,2781295776367</text:p>
          </table:table-cell>
          <table:table-cell office:value-type="float" office:value="-62.2873153686523" calcext:value-type="float">
            <text:p>-62,2873153686523</text:p>
          </table:table-cell>
          <table:table-cell office:value-type="float" office:value="-62.2824935913086" calcext:value-type="float">
            <text:p>-62,2824935913086</text:p>
          </table:table-cell>
          <table:table-cell office:value-type="float" office:value="-62.2794151306152" calcext:value-type="float">
            <text:p>-62,2794151306152</text:p>
          </table:table-cell>
          <table:table-cell office:value-type="float" office:value="-62.2672538757324" calcext:value-type="float">
            <text:p>-62,2672538757324</text:p>
          </table:table-cell>
          <table:table-cell office:value-type="float" office:value="-62.2844085693359" calcext:value-type="float">
            <text:p>-62,2844085693359</text:p>
          </table:table-cell>
          <table:table-cell office:value-type="float" office:value="-62.3024711608887" calcext:value-type="float">
            <text:p>-62,3024711608887</text:p>
          </table:table-cell>
          <table:table-cell office:value-type="float" office:value="-62.274600982666" calcext:value-type="float">
            <text:p>-62,274600982666</text:p>
          </table:table-cell>
          <table:table-cell office:value-type="float" office:value="-62.2798347473145" calcext:value-type="float">
            <text:p>-62,2798347473145</text:p>
          </table:table-cell>
          <table:table-cell office:value-type="float" office:value="-62.2780876159668" calcext:value-type="float">
            <text:p>-62,2780876159668</text:p>
          </table:table-cell>
          <table:table-cell office:value-type="float" office:value="-62.2820358276367" calcext:value-type="float">
            <text:p>-62,2820358276367</text:p>
          </table:table-cell>
          <table:table-cell office:value-type="float" office:value="-62.2942237854004" calcext:value-type="float">
            <text:p>-62,2942237854004</text:p>
          </table:table-cell>
          <table:table-cell office:value-type="float" office:value="-62.267333984375" calcext:value-type="float">
            <text:p>-62,267333984375</text:p>
          </table:table-cell>
          <table:table-cell office:value-type="float" office:value="-62.2756805419922" calcext:value-type="float">
            <text:p>-62,2756805419922</text:p>
          </table:table-cell>
          <table:table-cell office:value-type="float" office:value="-62.2738075256348" calcext:value-type="float">
            <text:p>-62,2738075256348</text:p>
          </table:table-cell>
          <table:table-cell office:value-type="float" office:value="-62.2874450683594" calcext:value-type="float">
            <text:p>-62,2874450683594</text:p>
          </table:table-cell>
          <table:table-cell office:value-type="float" office:value="-62.2776718139648" calcext:value-type="float">
            <text:p>-62,2776718139648</text:p>
          </table:table-cell>
          <table:table-cell office:value-type="float" office:value="-62.3030548095703" calcext:value-type="float">
            <text:p>-62,3030548095703</text:p>
          </table:table-cell>
          <table:table-cell office:value-type="float" office:value="-62.2736015319824" calcext:value-type="float">
            <text:p>-62,2736015319824</text:p>
          </table:table-cell>
          <table:table-cell office:value-type="float" office:value="-62.2906875610352" calcext:value-type="float">
            <text:p>-62,2906875610352</text:p>
          </table:table-cell>
          <table:table-cell office:value-type="float" office:value="-62.2851943969727" calcext:value-type="float">
            <text:p>-62,2851943969727</text:p>
          </table:table-cell>
          <table:table-cell office:value-type="float" office:value="-62.2715682983398" calcext:value-type="float">
            <text:p>-62,2715682983398</text:p>
          </table:table-cell>
          <table:table-cell office:value-type="float" office:value="-62.2773017883301" calcext:value-type="float">
            <text:p>-62,2773017883301</text:p>
          </table:table-cell>
          <table:table-cell office:value-type="float" office:value="-62.2745590209961" calcext:value-type="float">
            <text:p>-62,2745590209961</text:p>
          </table:table-cell>
          <table:table-cell office:value-type="float" office:value="-62.2770080566406" calcext:value-type="float">
            <text:p>-62,2770080566406</text:p>
          </table:table-cell>
          <table:table-cell office:value-type="float" office:value="-62.2684936523438" calcext:value-type="float">
            <text:p>-62,2684936523438</text:p>
          </table:table-cell>
          <table:table-cell office:value-type="float" office:value="-62.2786712646484" calcext:value-type="float">
            <text:p>-62,2786712646484</text:p>
          </table:table-cell>
          <table:table-cell office:value-type="float" office:value="-62.2676239013672" calcext:value-type="float">
            <text:p>-62,2676239013672</text:p>
          </table:table-cell>
          <table:table-cell office:value-type="float" office:value="-62.294807434082" calcext:value-type="float">
            <text:p>-62,294807434082</text:p>
          </table:table-cell>
          <table:table-cell office:value-type="float" office:value="-62.2989273071289" calcext:value-type="float">
            <text:p>-62,2989273071289</text:p>
          </table:table-cell>
          <table:table-cell office:value-type="float" office:value="-62.2898559570313" calcext:value-type="float">
            <text:p>-62,2898559570313</text:p>
          </table:table-cell>
          <table:table-cell office:value-type="float" office:value="-62.2865295410156" calcext:value-type="float">
            <text:p>-62,2865295410156</text:p>
          </table:table-cell>
          <table:table-cell office:value-type="float" office:value="-62.2731056213379" calcext:value-type="float">
            <text:p>-62,2731056213379</text:p>
          </table:table-cell>
          <table:table-cell office:value-type="float" office:value="-62.2788772583008" calcext:value-type="float">
            <text:p>-62,2788772583008</text:p>
          </table:table-cell>
          <table:table-cell office:value-type="float" office:value="-62.287483215332" calcext:value-type="float">
            <text:p>-62,287483215332</text:p>
          </table:table-cell>
          <table:table-cell office:value-type="float" office:value="-62.2736854553223" calcext:value-type="float">
            <text:p>-62,2736854553223</text:p>
          </table:table-cell>
          <table:table-cell office:value-type="float" office:value="-62.2832450866699" calcext:value-type="float">
            <text:p>-62,2832450866699</text:p>
          </table:table-cell>
          <table:table-cell office:value-type="float" office:value="-62.2729797363281" calcext:value-type="float">
            <text:p>-62,2729797363281</text:p>
          </table:table-cell>
          <table:table-cell office:value-type="float" office:value="-62.2781295776367" calcext:value-type="float">
            <text:p>-62,2781295776367</text:p>
          </table:table-cell>
          <table:table-cell office:value-type="float" office:value="-62.3057632446289" calcext:value-type="float">
            <text:p>-62,3057632446289</text:p>
          </table:table-cell>
          <table:table-cell office:value-type="float" office:value="-62.2729797363281" calcext:value-type="float">
            <text:p>-62,2729797363281</text:p>
          </table:table-cell>
          <table:table-cell office:value-type="float" office:value="-62.2704887390137" calcext:value-type="float">
            <text:p>-62,2704887390137</text:p>
          </table:table-cell>
          <table:table-cell office:value-type="float" office:value="-62.2883148193359" calcext:value-type="float">
            <text:p>-62,2883148193359</text:p>
          </table:table-cell>
          <table:table-cell office:value-type="float" office:value="-62.2925605773926" calcext:value-type="float">
            <text:p>-62,2925605773926</text:p>
          </table:table-cell>
          <table:table-cell office:value-type="float" office:value="-62.2655906677246" calcext:value-type="float">
            <text:p>-62,2655906677246</text:p>
          </table:table-cell>
          <table:table-cell office:value-type="float" office:value="-62.2675437927246" calcext:value-type="float">
            <text:p>-62,2675437927246</text:p>
          </table:table-cell>
          <table:table-cell office:value-type="float" office:value="-62.275634765625" calcext:value-type="float">
            <text:p>-62,275634765625</text:p>
          </table:table-cell>
          <table:table-cell office:value-type="float" office:value="-62.2799606323242" calcext:value-type="float">
            <text:p>-62,2799606323242</text:p>
          </table:table-cell>
          <table:table-cell office:value-type="float" office:value="-62.2712364196777" calcext:value-type="float">
            <text:p>-62,2712364196777</text:p>
          </table:table-cell>
          <table:table-cell office:value-type="float" office:value="-62.3028411865234" calcext:value-type="float">
            <text:p>-62,3028411865234</text:p>
          </table:table-cell>
          <table:table-cell office:value-type="float" office:value="-62.2809562683106" calcext:value-type="float">
            <text:p>-62,2809562683106</text:p>
          </table:table-cell>
          <table:table-cell office:value-type="float" office:value="-62.2881469726563" calcext:value-type="float">
            <text:p>-62,2881469726563</text:p>
          </table:table-cell>
          <table:table-cell office:value-type="float" office:value="-62.2963027954102" calcext:value-type="float">
            <text:p>-62,2963027954102</text:p>
          </table:table-cell>
          <table:table-cell office:value-type="float" office:value="-62.286735534668" calcext:value-type="float">
            <text:p>-62,286735534668</text:p>
          </table:table-cell>
          <table:table-cell office:value-type="float" office:value="-62.310718536377" calcext:value-type="float">
            <text:p>-62,310718536377</text:p>
          </table:table-cell>
          <table:table-cell office:value-type="float" office:value="-62.3075103759766" calcext:value-type="float">
            <text:p>-62,3075103759766</text:p>
          </table:table-cell>
          <table:table-cell office:value-type="float" office:value="-62.287899017334" calcext:value-type="float">
            <text:p>-62,287899017334</text:p>
          </table:table-cell>
          <table:table-cell office:value-type="float" office:value="-62.290225982666" calcext:value-type="float">
            <text:p>-62,290225982666</text:p>
          </table:table-cell>
          <table:table-cell office:value-type="float" office:value="-62.2857360839844" calcext:value-type="float">
            <text:p>-62,2857360839844</text:p>
          </table:table-cell>
          <table:table-cell office:value-type="float" office:value="-62.3016777038574" calcext:value-type="float">
            <text:p>-62,3016777038574</text:p>
          </table:table-cell>
          <table:table-cell office:value-type="float" office:value="-62.2931823730469" calcext:value-type="float">
            <text:p>-62,2931823730469</text:p>
          </table:table-cell>
          <table:table-cell office:value-type="float" office:value="-62.2870674133301" calcext:value-type="float">
            <text:p>-62,2870674133301</text:p>
          </table:table-cell>
          <table:table-cell office:value-type="float" office:value="-62.2765083312988" calcext:value-type="float">
            <text:p>-62,2765083312988</text:p>
          </table:table-cell>
          <table:table-cell office:value-type="float" office:value="-62.2763023376465" calcext:value-type="float">
            <text:p>-62,2763023376465</text:p>
          </table:table-cell>
          <table:table-cell office:value-type="float" office:value="-62.2918090820313" calcext:value-type="float">
            <text:p>-62,2918090820313</text:p>
          </table:table-cell>
          <table:table-cell office:value-type="float" office:value="-62.2728996276856" calcext:value-type="float">
            <text:p>-62,2728996276856</text:p>
          </table:table-cell>
          <table:table-cell office:value-type="float" office:value="-62.2846984863281" calcext:value-type="float">
            <text:p>-62,2846984863281</text:p>
          </table:table-cell>
          <table:table-cell office:value-type="float" office:value="-62.2938461303711" calcext:value-type="float">
            <text:p>-62,2938461303711</text:p>
          </table:table-cell>
          <table:table-cell office:value-type="float" office:value="-62.2820358276367" calcext:value-type="float">
            <text:p>-62,2820358276367</text:p>
          </table:table-cell>
          <table:table-cell office:value-type="float" office:value="-62.2872314453125" calcext:value-type="float">
            <text:p>-62,2872314453125</text:p>
          </table:table-cell>
          <table:table-cell office:value-type="float" office:value="-62.2608222961426" calcext:value-type="float">
            <text:p>-62,2608222961426</text:p>
          </table:table-cell>
          <table:table-cell office:value-type="float" office:value="-62.3002624511719" calcext:value-type="float">
            <text:p>-62,3002624511719</text:p>
          </table:table-cell>
          <table:table-cell office:value-type="float" office:value="-62.2969284057617" calcext:value-type="float">
            <text:p>-62,2969284057617</text:p>
          </table:table-cell>
          <table:table-cell office:value-type="float" office:value="-62.2764663696289" calcext:value-type="float">
            <text:p>-62,2764663696289</text:p>
          </table:table-cell>
          <table:table-cell office:value-type="float" office:value="-62.2898559570313" calcext:value-type="float">
            <text:p>-62,2898559570313</text:p>
          </table:table-cell>
          <table:table-cell office:value-type="float" office:value="-62.272274017334" calcext:value-type="float">
            <text:p>-62,272274017334</text:p>
          </table:table-cell>
          <table:table-cell office:value-type="float" office:value="-62.2797927856445" calcext:value-type="float">
            <text:p>-62,2797927856445</text:p>
          </table:table-cell>
          <table:table-cell office:value-type="float" office:value="-62.2918930053711" calcext:value-type="float">
            <text:p>-62,2918930053711</text:p>
          </table:table-cell>
          <table:table-cell office:value-type="float" office:value="-62.2974281311035" calcext:value-type="float">
            <text:p>-62,2974281311035</text:p>
          </table:table-cell>
          <table:table-cell office:value-type="float" office:value="-62.4306488037109" calcext:value-type="float">
            <text:p>-62,4306488037109</text:p>
          </table:table-cell>
          <table:table-cell office:value-type="float" office:value="-62.4717597961426" calcext:value-type="float">
            <text:p>-62,4717597961426</text:p>
          </table:table-cell>
          <table:table-cell office:value-type="float" office:value="-62.4589004516602" calcext:value-type="float">
            <text:p>-62,4589004516602</text:p>
          </table:table-cell>
          <table:table-cell office:value-type="float" office:value="-62.4793281555176" calcext:value-type="float">
            <text:p>-62,4793281555176</text:p>
          </table:table-cell>
          <table:table-cell office:value-type="float" office:value="-62.4735450744629" calcext:value-type="float">
            <text:p>-62,4735450744629</text:p>
          </table:table-cell>
          <table:table-cell office:value-type="float" office:value="-62.4809417724609" calcext:value-type="float">
            <text:p>-62,4809417724609</text:p>
          </table:table-cell>
          <table:table-cell office:value-type="float" office:value="-62.4605522155762" calcext:value-type="float">
            <text:p>-62,4605522155762</text:p>
          </table:table-cell>
          <table:table-cell office:value-type="float" office:value="-62.4711227416992" calcext:value-type="float">
            <text:p>-62,4711227416992</text:p>
          </table:table-cell>
          <table:table-cell office:value-type="float" office:value="-62.48779296875" calcext:value-type="float">
            <text:p>-62,48779296875</text:p>
          </table:table-cell>
          <table:table-cell office:value-type="float" office:value="-62.4902191162109" calcext:value-type="float">
            <text:p>-62,4902191162109</text:p>
          </table:table-cell>
          <table:table-cell office:value-type="float" office:value="-62.4791984558106" calcext:value-type="float">
            <text:p>-62,4791984558106</text:p>
          </table:table-cell>
          <table:table-cell office:value-type="float" office:value="-62.5074768066406" calcext:value-type="float">
            <text:p>-62,5074768066406</text:p>
          </table:table-cell>
          <table:table-cell office:value-type="float" office:value="-62.484302520752" calcext:value-type="float">
            <text:p>-62,484302520752</text:p>
          </table:table-cell>
          <table:table-cell office:value-type="float" office:value="-62.4698524475098" calcext:value-type="float">
            <text:p>-62,4698524475098</text:p>
          </table:table-cell>
          <table:table-cell office:value-type="float" office:value="-62.4861717224121" calcext:value-type="float">
            <text:p>-62,4861717224121</text:p>
          </table:table-cell>
          <table:table-cell office:value-type="float" office:value="-62.4650955200195" calcext:value-type="float">
            <text:p>-62,4650955200195</text:p>
          </table:table-cell>
          <table:table-cell office:value-type="float" office:value="-62.4524955749512" calcext:value-type="float">
            <text:p>-62,4524955749512</text:p>
          </table:table-cell>
          <table:table-cell office:value-type="float" office:value="-62.4884719848633" calcext:value-type="float">
            <text:p>-62,4884719848633</text:p>
          </table:table-cell>
          <table:table-cell office:value-type="float" office:value="-62.4610633850098" calcext:value-type="float">
            <text:p>-62,4610633850098</text:p>
          </table:table-cell>
          <table:table-cell office:value-type="float" office:value="-62.4713363647461" calcext:value-type="float">
            <text:p>-62,4713363647461</text:p>
          </table:table-cell>
          <table:table-cell office:value-type="float" office:value="-62.4811134338379" calcext:value-type="float">
            <text:p>-62,4811134338379</text:p>
          </table:table-cell>
          <table:table-cell office:value-type="float" office:value="-62.4871978759766" calcext:value-type="float">
            <text:p>-62,4871978759766</text:p>
          </table:table-cell>
          <table:table-cell office:value-type="float" office:value="-62.4803924560547" calcext:value-type="float">
            <text:p>-62,4803924560547</text:p>
          </table:table-cell>
          <table:table-cell office:value-type="float" office:value="-62.4719314575195" calcext:value-type="float">
            <text:p>-62,4719314575195</text:p>
          </table:table-cell>
          <table:table-cell office:value-type="float" office:value="-62.4775428771973" calcext:value-type="float">
            <text:p>-62,4775428771973</text:p>
          </table:table-cell>
          <table:table-cell office:value-type="float" office:value="-62.4717597961426" calcext:value-type="float">
            <text:p>-62,4717597961426</text:p>
          </table:table-cell>
          <table:table-cell office:value-type="float" office:value="-62.4692535400391" calcext:value-type="float">
            <text:p>-62,4692535400391</text:p>
          </table:table-cell>
          <table:table-cell office:value-type="float" office:value="-62.4871101379395" calcext:value-type="float">
            <text:p>-62,4871101379395</text:p>
          </table:table-cell>
          <table:table-cell office:value-type="float" office:value="-62.4690856933594" calcext:value-type="float">
            <text:p>-62,4690856933594</text:p>
          </table:table-cell>
          <table:table-cell office:value-type="float" office:value="-62.482177734375" calcext:value-type="float">
            <text:p>-62,482177734375</text:p>
          </table:table-cell>
          <table:table-cell office:value-type="float" office:value="-62.4905166625977" calcext:value-type="float">
            <text:p>-62,4905166625977</text:p>
          </table:table-cell>
          <table:table-cell office:value-type="float" office:value="-62.4940528869629" calcext:value-type="float">
            <text:p>-62,4940528869629</text:p>
          </table:table-cell>
        </table:table-row>
        <table:table-row table:style-name="ro1">
          <table:table-cell office:value-type="float" office:value="-62.2954711914063" calcext:value-type="float">
            <text:p>-62,2954711914063</text:p>
          </table:table-cell>
          <table:table-cell office:value-type="float" office:value="-62.294059753418" calcext:value-type="float">
            <text:p>-62,294059753418</text:p>
          </table:table-cell>
          <table:table-cell office:value-type="float" office:value="-62.285530090332" calcext:value-type="float">
            <text:p>-62,285530090332</text:p>
          </table:table-cell>
          <table:table-cell office:value-type="float" office:value="-62.3044700622559" calcext:value-type="float">
            <text:p>-62,3044700622559</text:p>
          </table:table-cell>
          <table:table-cell office:value-type="float" office:value="-62.2887725830078" calcext:value-type="float">
            <text:p>-62,2887725830078</text:p>
          </table:table-cell>
          <table:table-cell office:value-type="float" office:value="-62.2829513549805" calcext:value-type="float">
            <text:p>-62,2829513549805</text:p>
          </table:table-cell>
          <table:table-cell office:value-type="float" office:value="-62.2867774963379" calcext:value-type="float">
            <text:p>-62,2867774963379</text:p>
          </table:table-cell>
          <table:table-cell office:value-type="float" office:value="-62.2746810913086" calcext:value-type="float">
            <text:p>-62,2746810913086</text:p>
          </table:table-cell>
          <table:table-cell office:value-type="float" office:value="-62.2901039123535" calcext:value-type="float">
            <text:p>-62,2901039123535</text:p>
          </table:table-cell>
          <table:table-cell office:value-type="float" office:value="-62.2956809997559" calcext:value-type="float">
            <text:p>-62,2956809997559</text:p>
          </table:table-cell>
          <table:table-cell office:value-type="float" office:value="-62.285945892334" calcext:value-type="float">
            <text:p>-62,285945892334</text:p>
          </table:table-cell>
          <table:table-cell office:value-type="float" office:value="-62.286735534668" calcext:value-type="float">
            <text:p>-62,286735534668</text:p>
          </table:table-cell>
          <table:table-cell office:value-type="float" office:value="-62.3099708557129" calcext:value-type="float">
            <text:p>-62,3099708557129</text:p>
          </table:table-cell>
          <table:table-cell office:value-type="float" office:value="-62.2723960876465" calcext:value-type="float">
            <text:p>-62,2723960876465</text:p>
          </table:table-cell>
          <table:table-cell office:value-type="float" office:value="-62.3115577697754" calcext:value-type="float">
            <text:p>-62,3115577697754</text:p>
          </table:table-cell>
          <table:table-cell office:value-type="float" office:value="-62.319278717041" calcext:value-type="float">
            <text:p>-62,319278717041</text:p>
          </table:table-cell>
          <table:table-cell office:value-type="float" office:value="-62.2935562133789" calcext:value-type="float">
            <text:p>-62,2935562133789</text:p>
          </table:table-cell>
          <table:table-cell office:value-type="float" office:value="-62.2920150756836" calcext:value-type="float">
            <text:p>-62,2920150756836</text:p>
          </table:table-cell>
          <table:table-cell office:value-type="float" office:value="-62.2964324951172" calcext:value-type="float">
            <text:p>-62,2964324951172</text:p>
          </table:table-cell>
          <table:table-cell office:value-type="float" office:value="-62.2992172241211" calcext:value-type="float">
            <text:p>-62,2992172241211</text:p>
          </table:table-cell>
          <table:table-cell office:value-type="float" office:value="-62.2802085876465" calcext:value-type="float">
            <text:p>-62,2802085876465</text:p>
          </table:table-cell>
          <table:table-cell office:value-type="float" office:value="-62.2981796264648" calcext:value-type="float">
            <text:p>-62,2981796264648</text:p>
          </table:table-cell>
          <table:table-cell office:value-type="float" office:value="-62.2898559570313" calcext:value-type="float">
            <text:p>-62,2898559570313</text:p>
          </table:table-cell>
          <table:table-cell office:value-type="float" office:value="-62.2893524169922" calcext:value-type="float">
            <text:p>-62,2893524169922</text:p>
          </table:table-cell>
          <table:table-cell office:value-type="float" office:value="-62.2931823730469" calcext:value-type="float">
            <text:p>-62,2931823730469</text:p>
          </table:table-cell>
          <table:table-cell office:value-type="float" office:value="-62.3062171936035" calcext:value-type="float">
            <text:p>-62,3062171936035</text:p>
          </table:table-cell>
          <table:table-cell office:value-type="float" office:value="-62.3051376342773" calcext:value-type="float">
            <text:p>-62,3051376342773</text:p>
          </table:table-cell>
          <table:table-cell office:value-type="float" office:value="-62.3060531616211" calcext:value-type="float">
            <text:p>-62,3060531616211</text:p>
          </table:table-cell>
          <table:table-cell office:value-type="float" office:value="-62.2917671203613" calcext:value-type="float">
            <text:p>-62,2917671203613</text:p>
          </table:table-cell>
          <table:table-cell office:value-type="float" office:value="-62.2956390380859" calcext:value-type="float">
            <text:p>-62,2956390380859</text:p>
          </table:table-cell>
          <table:table-cell office:value-type="float" office:value="-62.2981376647949" calcext:value-type="float">
            <text:p>-62,2981376647949</text:p>
          </table:table-cell>
          <table:table-cell office:value-type="float" office:value="-62.2996788024902" calcext:value-type="float">
            <text:p>-62,2996788024902</text:p>
          </table:table-cell>
          <table:table-cell office:value-type="float" office:value="-62.2862358093262" calcext:value-type="float">
            <text:p>-62,2862358093262</text:p>
          </table:table-cell>
          <table:table-cell office:value-type="float" office:value="-62.2958068847656" calcext:value-type="float">
            <text:p>-62,2958068847656</text:p>
          </table:table-cell>
          <table:table-cell office:value-type="float" office:value="-62.2876091003418" calcext:value-type="float">
            <text:p>-62,2876091003418</text:p>
          </table:table-cell>
          <table:table-cell office:value-type="float" office:value="-62.295223236084" calcext:value-type="float">
            <text:p>-62,295223236084</text:p>
          </table:table-cell>
          <table:table-cell office:value-type="float" office:value="-62.2849464416504" calcext:value-type="float">
            <text:p>-62,2849464416504</text:p>
          </table:table-cell>
          <table:table-cell office:value-type="float" office:value="-62.2864875793457" calcext:value-type="float">
            <text:p>-62,2864875793457</text:p>
          </table:table-cell>
          <table:table-cell office:value-type="float" office:value="-62.2840309143066" calcext:value-type="float">
            <text:p>-62,2840309143066</text:p>
          </table:table-cell>
          <table:table-cell office:value-type="float" office:value="-62.2881889343262" calcext:value-type="float">
            <text:p>-62,2881889343262</text:p>
          </table:table-cell>
          <table:table-cell office:value-type="float" office:value="-62.3012199401856" calcext:value-type="float">
            <text:p>-62,3012199401856</text:p>
          </table:table-cell>
          <table:table-cell office:value-type="float" office:value="-62.2844505310059" calcext:value-type="float">
            <text:p>-62,2844505310059</text:p>
          </table:table-cell>
          <table:table-cell office:value-type="float" office:value="-62.2888565063477" calcext:value-type="float">
            <text:p>-62,2888565063477</text:p>
          </table:table-cell>
          <table:table-cell office:value-type="float" office:value="-62.2820358276367" calcext:value-type="float">
            <text:p>-62,2820358276367</text:p>
          </table:table-cell>
          <table:table-cell office:value-type="float" office:value="-62.3017616271973" calcext:value-type="float">
            <text:p>-62,3017616271973</text:p>
          </table:table-cell>
          <table:table-cell office:value-type="float" office:value="-62.2963485717773" calcext:value-type="float">
            <text:p>-62,2963485717773</text:p>
          </table:table-cell>
          <table:table-cell office:value-type="float" office:value="-62.3025512695313" calcext:value-type="float">
            <text:p>-62,3025512695313</text:p>
          </table:table-cell>
          <table:table-cell office:value-type="float" office:value="-62.3101768493652" calcext:value-type="float">
            <text:p>-62,3101768493652</text:p>
          </table:table-cell>
          <table:table-cell office:value-type="float" office:value="-62.3020515441895" calcext:value-type="float">
            <text:p>-62,3020515441895</text:p>
          </table:table-cell>
          <table:table-cell office:value-type="float" office:value="-62.2787971496582" calcext:value-type="float">
            <text:p>-62,2787971496582</text:p>
          </table:table-cell>
          <table:table-cell office:value-type="float" office:value="-62.2795829772949" calcext:value-type="float">
            <text:p>-62,2795829772949</text:p>
          </table:table-cell>
          <table:table-cell office:value-type="float" office:value="-62.287899017334" calcext:value-type="float">
            <text:p>-62,287899017334</text:p>
          </table:table-cell>
          <table:table-cell office:value-type="float" office:value="-62.2741813659668" calcext:value-type="float">
            <text:p>-62,2741813659668</text:p>
          </table:table-cell>
          <table:table-cell office:value-type="float" office:value="-62.2878150939941" calcext:value-type="float">
            <text:p>-62,2878150939941</text:p>
          </table:table-cell>
          <table:table-cell office:value-type="float" office:value="-62.3078880310059" calcext:value-type="float">
            <text:p>-62,3078880310059</text:p>
          </table:table-cell>
          <table:table-cell office:value-type="float" office:value="-62.3067626953125" calcext:value-type="float">
            <text:p>-62,3067626953125</text:p>
          </table:table-cell>
          <table:table-cell office:value-type="float" office:value="-62.3040924072266" calcext:value-type="float">
            <text:p>-62,3040924072266</text:p>
          </table:table-cell>
          <table:table-cell office:value-type="float" office:value="-62.2945976257324" calcext:value-type="float">
            <text:p>-62,2945976257324</text:p>
          </table:table-cell>
          <table:table-cell office:value-type="float" office:value="-62.3007164001465" calcext:value-type="float">
            <text:p>-62,3007164001465</text:p>
          </table:table-cell>
          <table:table-cell office:value-type="float" office:value="-62.3085136413574" calcext:value-type="float">
            <text:p>-62,3085136413574</text:p>
          </table:table-cell>
          <table:table-cell office:value-type="float" office:value="-62.2938919067383" calcext:value-type="float">
            <text:p>-62,2938919067383</text:p>
          </table:table-cell>
          <table:table-cell office:value-type="float" office:value="-62.3038864135742" calcext:value-type="float">
            <text:p>-62,3038864135742</text:p>
          </table:table-cell>
          <table:table-cell office:value-type="float" office:value="-62.2945976257324" calcext:value-type="float">
            <text:p>-62,2945976257324</text:p>
          </table:table-cell>
          <table:table-cell office:value-type="float" office:value="-62.2989273071289" calcext:value-type="float">
            <text:p>-62,2989273071289</text:p>
          </table:table-cell>
          <table:table-cell office:value-type="float" office:value="-62.3133087158203" calcext:value-type="float">
            <text:p>-62,3133087158203</text:p>
          </table:table-cell>
          <table:table-cell office:value-type="float" office:value="-62.2945594787598" calcext:value-type="float">
            <text:p>-62,2945594787598</text:p>
          </table:table-cell>
          <table:table-cell office:value-type="float" office:value="-62.2928886413574" calcext:value-type="float">
            <text:p>-62,2928886413574</text:p>
          </table:table-cell>
          <table:table-cell office:value-type="float" office:value="-62.2940177917481" calcext:value-type="float">
            <text:p>-62,2940177917481</text:p>
          </table:table-cell>
          <table:table-cell office:value-type="float" office:value="-62.3012199401856" calcext:value-type="float">
            <text:p>-62,3012199401856</text:p>
          </table:table-cell>
          <table:table-cell office:value-type="float" office:value="-62.2852783203125" calcext:value-type="float">
            <text:p>-62,2852783203125</text:p>
          </table:table-cell>
          <table:table-cell office:value-type="float" office:value="-62.2873573303223" calcext:value-type="float">
            <text:p>-62,2873573303223</text:p>
          </table:table-cell>
          <table:table-cell office:value-type="float" office:value="-62.2965126037598" calcext:value-type="float">
            <text:p>-62,2965126037598</text:p>
          </table:table-cell>
          <table:table-cell office:value-type="float" office:value="-62.2970542907715" calcext:value-type="float">
            <text:p>-62,2970542907715</text:p>
          </table:table-cell>
          <table:table-cell office:value-type="float" office:value="-62.2768821716309" calcext:value-type="float">
            <text:p>-62,2768821716309</text:p>
          </table:table-cell>
          <table:table-cell office:value-type="float" office:value="-62.2838249206543" calcext:value-type="float">
            <text:p>-62,2838249206543</text:p>
          </table:table-cell>
          <table:table-cell office:value-type="float" office:value="-62.3146018981934" calcext:value-type="float">
            <text:p>-62,3146018981934</text:p>
          </table:table-cell>
          <table:table-cell office:value-type="float" office:value="-62.2831153869629" calcext:value-type="float">
            <text:p>-62,2831153869629</text:p>
          </table:table-cell>
          <table:table-cell office:value-type="float" office:value="-62.2988891601563" calcext:value-type="float">
            <text:p>-62,2988891601563</text:p>
          </table:table-cell>
          <table:table-cell office:value-type="float" office:value="-62.2835350036621" calcext:value-type="float">
            <text:p>-62,2835350036621</text:p>
          </table:table-cell>
          <table:table-cell office:value-type="float" office:value="-62.2766761779785" calcext:value-type="float">
            <text:p>-62,2766761779785</text:p>
          </table:table-cell>
          <table:table-cell office:value-type="float" office:value="-62.2901458740234" calcext:value-type="float">
            <text:p>-62,2901458740234</text:p>
          </table:table-cell>
          <table:table-cell office:value-type="float" office:value="-62.271900177002" calcext:value-type="float">
            <text:p>-62,271900177002</text:p>
          </table:table-cell>
          <table:table-cell office:value-type="float" office:value="-62.2956390380859" calcext:value-type="float">
            <text:p>-62,2956390380859</text:p>
          </table:table-cell>
          <table:table-cell office:value-type="float" office:value="-62.2868614196777" calcext:value-type="float">
            <text:p>-62,2868614196777</text:p>
          </table:table-cell>
          <table:table-cell office:value-type="float" office:value="-62.2759704589844" calcext:value-type="float">
            <text:p>-62,2759704589844</text:p>
          </table:table-cell>
          <table:table-cell office:value-type="float" office:value="-62.2856140136719" calcext:value-type="float">
            <text:p>-62,2856140136719</text:p>
          </table:table-cell>
          <table:table-cell office:value-type="float" office:value="-62.3081359863281" calcext:value-type="float">
            <text:p>-62,3081359863281</text:p>
          </table:table-cell>
          <table:table-cell office:value-type="float" office:value="-62.2754707336426" calcext:value-type="float">
            <text:p>-62,2754707336426</text:p>
          </table:table-cell>
          <table:table-cell office:value-type="float" office:value="-62.3032188415527" calcext:value-type="float">
            <text:p>-62,3032188415527</text:p>
          </table:table-cell>
          <table:table-cell office:value-type="float" office:value="-62.3018455505371" calcext:value-type="float">
            <text:p>-62,3018455505371</text:p>
          </table:table-cell>
          <table:table-cell office:value-type="float" office:value="-62.2907676696777" calcext:value-type="float">
            <text:p>-62,2907676696777</text:p>
          </table:table-cell>
          <table:table-cell office:value-type="float" office:value="-62.2871513366699" calcext:value-type="float">
            <text:p>-62,2871513366699</text:p>
          </table:table-cell>
          <table:table-cell office:value-type="float" office:value="-62.301383972168" calcext:value-type="float">
            <text:p>-62,301383972168</text:p>
          </table:table-cell>
          <table:table-cell office:value-type="float" office:value="-62.2916450500488" calcext:value-type="float">
            <text:p>-62,2916450500488</text:p>
          </table:table-cell>
          <table:table-cell office:value-type="float" office:value="-62.2975120544434" calcext:value-type="float">
            <text:p>-62,2975120544434</text:p>
          </table:table-cell>
          <table:table-cell office:value-type="float" office:value="-62.3068428039551" calcext:value-type="float">
            <text:p>-62,3068428039551</text:p>
          </table:table-cell>
          <table:table-cell office:value-type="float" office:value="-62.298511505127" calcext:value-type="float">
            <text:p>-62,298511505127</text:p>
          </table:table-cell>
          <table:table-cell office:value-type="float" office:value="-62.2954711914063" calcext:value-type="float">
            <text:p>-62,2954711914063</text:p>
          </table:table-cell>
          <table:table-cell office:value-type="float" office:value="-62.2937240600586" calcext:value-type="float">
            <text:p>-62,2937240600586</text:p>
          </table:table-cell>
          <table:table-cell office:value-type="float" office:value="-62.2968444824219" calcext:value-type="float">
            <text:p>-62,2968444824219</text:p>
          </table:table-cell>
          <table:table-cell office:value-type="float" office:value="-62.3020095825195" calcext:value-type="float">
            <text:p>-62,3020095825195</text:p>
          </table:table-cell>
          <table:table-cell office:value-type="float" office:value="-62.2916450500488" calcext:value-type="float">
            <text:p>-62,2916450500488</text:p>
          </table:table-cell>
          <table:table-cell office:value-type="float" office:value="-62.3058471679688" calcext:value-type="float">
            <text:p>-62,3058471679688</text:p>
          </table:table-cell>
          <table:table-cell office:value-type="float" office:value="-62.304012298584" calcext:value-type="float">
            <text:p>-62,304012298584</text:p>
          </table:table-cell>
          <table:table-cell office:value-type="float" office:value="-62.313892364502" calcext:value-type="float">
            <text:p>-62,313892364502</text:p>
          </table:table-cell>
          <table:table-cell office:value-type="float" office:value="-62.3207778930664" calcext:value-type="float">
            <text:p>-62,3207778930664</text:p>
          </table:table-cell>
          <table:table-cell office:value-type="float" office:value="-62.3051376342773" calcext:value-type="float">
            <text:p>-62,3051376342773</text:p>
          </table:table-cell>
          <table:table-cell office:value-type="float" office:value="-62.2894401550293" calcext:value-type="float">
            <text:p>-62,2894401550293</text:p>
          </table:table-cell>
          <table:table-cell office:value-type="float" office:value="-62.302677154541" calcext:value-type="float">
            <text:p>-62,302677154541</text:p>
          </table:table-cell>
          <table:table-cell office:value-type="float" office:value="-62.2916030883789" calcext:value-type="float">
            <text:p>-62,2916030883789</text:p>
          </table:table-cell>
          <table:table-cell office:value-type="float" office:value="-62.2893104553223" calcext:value-type="float">
            <text:p>-62,2893104553223</text:p>
          </table:table-cell>
          <table:table-cell office:value-type="float" office:value="-62.2886085510254" calcext:value-type="float">
            <text:p>-62,2886085510254</text:p>
          </table:table-cell>
          <table:table-cell office:value-type="float" office:value="-62.2992172241211" calcext:value-type="float">
            <text:p>-62,2992172241211</text:p>
          </table:table-cell>
          <table:table-cell office:value-type="float" office:value="-62.305591583252" calcext:value-type="float">
            <text:p>-62,305591583252</text:p>
          </table:table-cell>
          <table:table-cell office:value-type="float" office:value="-62.2937622070313" calcext:value-type="float">
            <text:p>-62,2937622070313</text:p>
          </table:table-cell>
          <table:table-cell office:value-type="float" office:value="-62.3159790039063" calcext:value-type="float">
            <text:p>-62,3159790039063</text:p>
          </table:table-cell>
          <table:table-cell office:value-type="float" office:value="-62.2923088073731" calcext:value-type="float">
            <text:p>-62,2923088073731</text:p>
          </table:table-cell>
          <table:table-cell office:value-type="float" office:value="-62.2896041870117" calcext:value-type="float">
            <text:p>-62,2896041870117</text:p>
          </table:table-cell>
          <table:table-cell office:value-type="float" office:value="-62.3052597045898" calcext:value-type="float">
            <text:p>-62,3052597045898</text:p>
          </table:table-cell>
          <table:table-cell office:value-type="float" office:value="-62.2897720336914" calcext:value-type="float">
            <text:p>-62,2897720336914</text:p>
          </table:table-cell>
          <table:table-cell office:value-type="float" office:value="-62.3093032836914" calcext:value-type="float">
            <text:p>-62,3093032836914</text:p>
          </table:table-cell>
          <table:table-cell office:value-type="float" office:value="-62.2898941040039" calcext:value-type="float">
            <text:p>-62,2898941040039</text:p>
          </table:table-cell>
          <table:table-cell office:value-type="float" office:value="-62.3048439025879" calcext:value-type="float">
            <text:p>-62,3048439025879</text:p>
          </table:table-cell>
          <table:table-cell office:value-type="float" office:value="-62.2968864440918" calcext:value-type="float">
            <text:p>-62,2968864440918</text:p>
          </table:table-cell>
          <table:table-cell office:value-type="float" office:value="-62.2781715393066" calcext:value-type="float">
            <text:p>-62,2781715393066</text:p>
          </table:table-cell>
          <table:table-cell office:value-type="float" office:value="-62.2773818969727" calcext:value-type="float">
            <text:p>-62,2773818969727</text:p>
          </table:table-cell>
          <table:table-cell office:value-type="float" office:value="-62.2961769104004" calcext:value-type="float">
            <text:p>-62,2961769104004</text:p>
          </table:table-cell>
          <table:table-cell office:value-type="float" office:value="-62.2754325866699" calcext:value-type="float">
            <text:p>-62,2754325866699</text:p>
          </table:table-cell>
          <table:table-cell office:value-type="float" office:value="-62.2841567993164" calcext:value-type="float">
            <text:p>-62,2841567993164</text:p>
          </table:table-cell>
          <table:table-cell office:value-type="float" office:value="-62.2963905334473" calcext:value-type="float">
            <text:p>-62,2963905334473</text:p>
          </table:table-cell>
          <table:table-cell office:value-type="float" office:value="-62.3056335449219" calcext:value-type="float">
            <text:p>-62,3056335449219</text:p>
          </table:table-cell>
          <table:table-cell office:value-type="float" office:value="-62.3141822814941" calcext:value-type="float">
            <text:p>-62,3141822814941</text:p>
          </table:table-cell>
          <table:table-cell office:value-type="float" office:value="-62.2925605773926" calcext:value-type="float">
            <text:p>-62,2925605773926</text:p>
          </table:table-cell>
          <table:table-cell office:value-type="float" office:value="-62.2896041870117" calcext:value-type="float">
            <text:p>-62,2896041870117</text:p>
          </table:table-cell>
          <table:table-cell office:value-type="float" office:value="-62.3242835998535" calcext:value-type="float">
            <text:p>-62,3242835998535</text:p>
          </table:table-cell>
          <table:table-cell office:value-type="float" office:value="-62.2921867370606" calcext:value-type="float">
            <text:p>-62,2921867370606</text:p>
          </table:table-cell>
          <table:table-cell office:value-type="float" office:value="-62.3110160827637" calcext:value-type="float">
            <text:p>-62,3110160827637</text:p>
          </table:table-cell>
          <table:table-cell office:value-type="float" office:value="-62.3076362609863" calcext:value-type="float">
            <text:p>-62,3076362609863</text:p>
          </table:table-cell>
          <table:table-cell office:value-type="float" office:value="-62.279712677002" calcext:value-type="float">
            <text:p>-62,279712677002</text:p>
          </table:table-cell>
          <table:table-cell office:value-type="float" office:value="-62.2862739562988" calcext:value-type="float">
            <text:p>-62,2862739562988</text:p>
          </table:table-cell>
          <table:table-cell office:value-type="float" office:value="-62.3128509521484" calcext:value-type="float">
            <text:p>-62,3128509521484</text:p>
          </table:table-cell>
          <table:table-cell office:value-type="float" office:value="-62.2876091003418" calcext:value-type="float">
            <text:p>-62,2876091003418</text:p>
          </table:table-cell>
          <table:table-cell office:value-type="float" office:value="-62.3035507202148" calcext:value-type="float">
            <text:p>-62,3035507202148</text:p>
          </table:table-cell>
          <table:table-cell office:value-type="float" office:value="-62.2725257873535" calcext:value-type="float">
            <text:p>-62,2725257873535</text:p>
          </table:table-cell>
          <table:table-cell office:value-type="float" office:value="-62.2949752807617" calcext:value-type="float">
            <text:p>-62,2949752807617</text:p>
          </table:table-cell>
          <table:table-cell office:value-type="float" office:value="-62.3093452453613" calcext:value-type="float">
            <text:p>-62,3093452453613</text:p>
          </table:table-cell>
          <table:table-cell office:value-type="float" office:value="-62.275806427002" calcext:value-type="float">
            <text:p>-62,275806427002</text:p>
          </table:table-cell>
          <table:table-cell office:value-type="float" office:value="-62.2930183410645" calcext:value-type="float">
            <text:p>-62,2930183410645</text:p>
          </table:table-cell>
          <table:table-cell office:value-type="float" office:value="-62.3008880615234" calcext:value-type="float">
            <text:p>-62,3008880615234</text:p>
          </table:table-cell>
          <table:table-cell office:value-type="float" office:value="-62.2917671203613" calcext:value-type="float">
            <text:p>-62,2917671203613</text:p>
          </table:table-cell>
          <table:table-cell office:value-type="float" office:value="-62.2899780273438" calcext:value-type="float">
            <text:p>-62,2899780273438</text:p>
          </table:table-cell>
          <table:table-cell office:value-type="float" office:value="-62.2903518676758" calcext:value-type="float">
            <text:p>-62,2903518676758</text:p>
          </table:table-cell>
          <table:table-cell office:value-type="float" office:value="-62.2942237854004" calcext:value-type="float">
            <text:p>-62,2942237854004</text:p>
          </table:table-cell>
          <table:table-cell office:value-type="float" office:value="-62.2989273071289" calcext:value-type="float">
            <text:p>-62,2989273071289</text:p>
          </table:table-cell>
          <table:table-cell office:value-type="float" office:value="-62.3093872070313" calcext:value-type="float">
            <text:p>-62,3093872070313</text:p>
          </table:table-cell>
          <table:table-cell office:value-type="float" office:value="-62.3043022155762" calcext:value-type="float">
            <text:p>-62,3043022155762</text:p>
          </table:table-cell>
          <table:table-cell office:value-type="float" office:value="-62.2640953063965" calcext:value-type="float">
            <text:p>-62,2640953063965</text:p>
          </table:table-cell>
          <table:table-cell office:value-type="float" office:value="-62.3010520935059" calcext:value-type="float">
            <text:p>-62,3010520935059</text:p>
          </table:table-cell>
          <table:table-cell office:value-type="float" office:value="-62.3044242858887" calcext:value-type="float">
            <text:p>-62,3044242858887</text:p>
          </table:table-cell>
          <table:table-cell office:value-type="float" office:value="-62.3151435852051" calcext:value-type="float">
            <text:p>-62,3151435852051</text:p>
          </table:table-cell>
          <table:table-cell office:value-type="float" office:value="-62.2916030883789" calcext:value-type="float">
            <text:p>-62,2916030883789</text:p>
          </table:table-cell>
          <table:table-cell office:value-type="float" office:value="-62.2932662963867" calcext:value-type="float">
            <text:p>-62,2932662963867</text:p>
          </table:table-cell>
          <table:table-cell office:value-type="float" office:value="-62.3238677978516" calcext:value-type="float">
            <text:p>-62,3238677978516</text:p>
          </table:table-cell>
          <table:table-cell office:value-type="float" office:value="-62.2913932800293" calcext:value-type="float">
            <text:p>-62,2913932800293</text:p>
          </table:table-cell>
          <table:table-cell office:value-type="float" office:value="-62.3098869323731" calcext:value-type="float">
            <text:p>-62,3098869323731</text:p>
          </table:table-cell>
          <table:table-cell office:value-type="float" office:value="-62.2993888854981" calcext:value-type="float">
            <text:p>-62,2993888854981</text:p>
          </table:table-cell>
          <table:table-cell office:value-type="float" office:value="-62.3030090332031" calcext:value-type="float">
            <text:p>-62,3030090332031</text:p>
          </table:table-cell>
          <table:table-cell office:value-type="float" office:value="-62.3032608032227" calcext:value-type="float">
            <text:p>-62,3032608032227</text:p>
          </table:table-cell>
          <table:table-cell office:value-type="float" office:value="-62.2972640991211" calcext:value-type="float">
            <text:p>-62,2972640991211</text:p>
          </table:table-cell>
          <table:table-cell office:value-type="float" office:value="-62.2948913574219" calcext:value-type="float">
            <text:p>-62,2948913574219</text:p>
          </table:table-cell>
          <table:table-cell office:value-type="float" office:value="-62.287525177002" calcext:value-type="float">
            <text:p>-62,287525177002</text:p>
          </table:table-cell>
          <table:table-cell office:value-type="float" office:value="-62.2814559936523" calcext:value-type="float">
            <text:p>-62,2814559936523</text:p>
          </table:table-cell>
          <table:table-cell office:value-type="float" office:value="-62.3189430236816" calcext:value-type="float">
            <text:p>-62,3189430236816</text:p>
          </table:table-cell>
          <table:table-cell office:value-type="float" office:value="-62.3243713378906" calcext:value-type="float">
            <text:p>-62,3243713378906</text:p>
          </table:table-cell>
          <table:table-cell office:value-type="float" office:value="-62.2918510437012" calcext:value-type="float">
            <text:p>-62,2918510437012</text:p>
          </table:table-cell>
          <table:table-cell office:value-type="float" office:value="-62.3168144226074" calcext:value-type="float">
            <text:p>-62,3168144226074</text:p>
          </table:table-cell>
          <table:table-cell office:value-type="float" office:value="-62.2991371154785" calcext:value-type="float">
            <text:p>-62,2991371154785</text:p>
          </table:table-cell>
          <table:table-cell office:value-type="float" office:value="-62.3093452453613" calcext:value-type="float">
            <text:p>-62,3093452453613</text:p>
          </table:table-cell>
          <table:table-cell office:value-type="float" office:value="-62.2888565063477" calcext:value-type="float">
            <text:p>-62,2888565063477</text:p>
          </table:table-cell>
          <table:table-cell office:value-type="float" office:value="-62.3125610351563" calcext:value-type="float">
            <text:p>-62,3125610351563</text:p>
          </table:table-cell>
          <table:table-cell office:value-type="float" office:value="-62.2935562133789" calcext:value-type="float">
            <text:p>-62,2935562133789</text:p>
          </table:table-cell>
          <table:table-cell office:value-type="float" office:value="-62.3021774291992" calcext:value-type="float">
            <text:p>-62,3021774291992</text:p>
          </table:table-cell>
          <table:table-cell office:value-type="float" office:value="-62.3086776733398" calcext:value-type="float">
            <text:p>-62,3086776733398</text:p>
          </table:table-cell>
          <table:table-cell office:value-type="float" office:value="-62.3234939575195" calcext:value-type="float">
            <text:p>-62,3234939575195</text:p>
          </table:table-cell>
          <table:table-cell office:value-type="float" office:value="-62.2956390380859" calcext:value-type="float">
            <text:p>-62,2956390380859</text:p>
          </table:table-cell>
          <table:table-cell office:value-type="float" office:value="-62.3025512695313" calcext:value-type="float">
            <text:p>-62,3025512695313</text:p>
          </table:table-cell>
          <table:table-cell office:value-type="float" office:value="-62.2958869934082" calcext:value-type="float">
            <text:p>-62,2958869934082</text:p>
          </table:table-cell>
          <table:table-cell office:value-type="float" office:value="-62.3074684143066" calcext:value-type="float">
            <text:p>-62,3074684143066</text:p>
          </table:table-cell>
          <table:table-cell office:value-type="float" office:value="-62.2849464416504" calcext:value-type="float">
            <text:p>-62,2849464416504</text:p>
          </table:table-cell>
          <table:table-cell office:value-type="float" office:value="-62.2694931030273" calcext:value-type="float">
            <text:p>-62,2694931030273</text:p>
          </table:table-cell>
          <table:table-cell office:value-type="float" office:value="-62.2969284057617" calcext:value-type="float">
            <text:p>-62,2969284057617</text:p>
          </table:table-cell>
          <table:table-cell office:value-type="float" office:value="-62.2839050292969" calcext:value-type="float">
            <text:p>-62,2839050292969</text:p>
          </table:table-cell>
          <table:table-cell office:value-type="float" office:value="-62.3046379089356" calcext:value-type="float">
            <text:p>-62,3046379089356</text:p>
          </table:table-cell>
          <table:table-cell office:value-type="float" office:value="-62.3171501159668" calcext:value-type="float">
            <text:p>-62,3171501159668</text:p>
          </table:table-cell>
          <table:table-cell office:value-type="float" office:value="-62.2881050109863" calcext:value-type="float">
            <text:p>-62,2881050109863</text:p>
          </table:table-cell>
          <table:table-cell office:value-type="float" office:value="-62.3029670715332" calcext:value-type="float">
            <text:p>-62,3029670715332</text:p>
          </table:table-cell>
          <table:table-cell office:value-type="float" office:value="-62.3037605285645" calcext:value-type="float">
            <text:p>-62,3037605285645</text:p>
          </table:table-cell>
          <table:table-cell office:value-type="float" office:value="-62.3023872375488" calcext:value-type="float">
            <text:p>-62,3023872375488</text:p>
          </table:table-cell>
          <table:table-cell office:value-type="float" office:value="-62.3092613220215" calcext:value-type="float">
            <text:p>-62,3092613220215</text:p>
          </table:table-cell>
          <table:table-cell office:value-type="float" office:value="-62.3013038635254" calcext:value-type="float">
            <text:p>-62,3013038635254</text:p>
          </table:table-cell>
          <table:table-cell office:value-type="float" office:value="-62.2983436584473" calcext:value-type="float">
            <text:p>-62,2983436584473</text:p>
          </table:table-cell>
          <table:table-cell office:value-type="float" office:value="-62.285945892334" calcext:value-type="float">
            <text:p>-62,285945892334</text:p>
          </table:table-cell>
          <table:table-cell office:value-type="float" office:value="-62.3052597045898" calcext:value-type="float">
            <text:p>-62,3052597045898</text:p>
          </table:table-cell>
          <table:table-cell office:value-type="float" office:value="-62.3097229003906" calcext:value-type="float">
            <text:p>-62,3097229003906</text:p>
          </table:table-cell>
          <table:table-cell office:value-type="float" office:value="-62.2760124206543" calcext:value-type="float">
            <text:p>-62,2760124206543</text:p>
          </table:table-cell>
          <table:table-cell office:value-type="float" office:value="-62.3097648620606" calcext:value-type="float">
            <text:p>-62,3097648620606</text:p>
          </table:table-cell>
          <table:table-cell office:value-type="float" office:value="-62.290397644043" calcext:value-type="float">
            <text:p>-62,290397644043</text:p>
          </table:table-cell>
          <table:table-cell office:value-type="float" office:value="-62.2794570922852" calcext:value-type="float">
            <text:p>-62,2794570922852</text:p>
          </table:table-cell>
          <table:table-cell office:value-type="float" office:value="-62.2866096496582" calcext:value-type="float">
            <text:p>-62,2866096496582</text:p>
          </table:table-cell>
          <table:table-cell office:value-type="float" office:value="-62.2894401550293" calcext:value-type="float">
            <text:p>-62,2894401550293</text:p>
          </table:table-cell>
          <table:table-cell office:value-type="float" office:value="-62.3001327514648" calcext:value-type="float">
            <text:p>-62,3001327514648</text:p>
          </table:table-cell>
          <table:table-cell office:value-type="float" office:value="-62.2889785766602" calcext:value-type="float">
            <text:p>-62,2889785766602</text:p>
          </table:table-cell>
          <table:table-cell office:value-type="float" office:value="-62.2901840209961" calcext:value-type="float">
            <text:p>-62,2901840209961</text:p>
          </table:table-cell>
          <table:table-cell office:value-type="float" office:value="-62.3052215576172" calcext:value-type="float">
            <text:p>-62,3052215576172</text:p>
          </table:table-cell>
          <table:table-cell office:value-type="float" office:value="-62.2982635498047" calcext:value-type="float">
            <text:p>-62,2982635498047</text:p>
          </table:table-cell>
          <table:table-cell office:value-type="float" office:value="-62.2929306030273" calcext:value-type="float">
            <text:p>-62,2929306030273</text:p>
          </table:table-cell>
          <table:table-cell office:value-type="float" office:value="-62.2957229614258" calcext:value-type="float">
            <text:p>-62,2957229614258</text:p>
          </table:table-cell>
          <table:table-cell office:value-type="float" office:value="-62.279541015625" calcext:value-type="float">
            <text:p>-62,279541015625</text:p>
          </table:table-cell>
          <table:table-cell office:value-type="float" office:value="-62.2893524169922" calcext:value-type="float">
            <text:p>-62,2893524169922</text:p>
          </table:table-cell>
          <table:table-cell office:value-type="float" office:value="-62.3104286193848" calcext:value-type="float">
            <text:p>-62,3104286193848</text:p>
          </table:table-cell>
          <table:table-cell office:value-type="float" office:value="-62.2972221374512" calcext:value-type="float">
            <text:p>-62,2972221374512</text:p>
          </table:table-cell>
          <table:table-cell office:value-type="float" office:value="-62.2916450500488" calcext:value-type="float">
            <text:p>-62,2916450500488</text:p>
          </table:table-cell>
          <table:table-cell office:value-type="float" office:value="-62.2851943969727" calcext:value-type="float">
            <text:p>-62,2851943969727</text:p>
          </table:table-cell>
          <table:table-cell office:value-type="float" office:value="-62.283073425293" calcext:value-type="float">
            <text:p>-62,283073425293</text:p>
          </table:table-cell>
          <table:table-cell office:value-type="float" office:value="-62.3089294433594" calcext:value-type="float">
            <text:p>-62,3089294433594</text:p>
          </table:table-cell>
          <table:table-cell office:value-type="float" office:value="-62.30859375" calcext:value-type="float">
            <text:p>-62,30859375</text:p>
          </table:table-cell>
          <table:table-cell office:value-type="float" office:value="-62.2993888854981" calcext:value-type="float">
            <text:p>-62,2993888854981</text:p>
          </table:table-cell>
          <table:table-cell office:value-type="float" office:value="-62.2896881103516" calcext:value-type="float">
            <text:p>-62,2896881103516</text:p>
          </table:table-cell>
          <table:table-cell office:value-type="float" office:value="-62.3047599792481" calcext:value-type="float">
            <text:p>-62,3047599792481</text:p>
          </table:table-cell>
          <table:table-cell office:value-type="float" office:value="-62.2838249206543" calcext:value-type="float">
            <text:p>-62,2838249206543</text:p>
          </table:table-cell>
          <table:table-cell office:value-type="float" office:value="-62.2898139953613" calcext:value-type="float">
            <text:p>-62,2898139953613</text:p>
          </table:table-cell>
          <table:table-cell office:value-type="float" office:value="-62.2861938476563" calcext:value-type="float">
            <text:p>-62,2861938476563</text:p>
          </table:table-cell>
          <table:table-cell office:value-type="float" office:value="-62.3028411865234" calcext:value-type="float">
            <text:p>-62,3028411865234</text:p>
          </table:table-cell>
          <table:table-cell office:value-type="float" office:value="-62.285400390625" calcext:value-type="float">
            <text:p>-62,285400390625</text:p>
          </table:table-cell>
          <table:table-cell office:value-type="float" office:value="-62.3071784973145" calcext:value-type="float">
            <text:p>-62,3071784973145</text:p>
          </table:table-cell>
          <table:table-cell office:value-type="float" office:value="-62.3051376342773" calcext:value-type="float">
            <text:p>-62,3051376342773</text:p>
          </table:table-cell>
          <table:table-cell office:value-type="float" office:value="-62.3122634887695" calcext:value-type="float">
            <text:p>-62,3122634887695</text:p>
          </table:table-cell>
          <table:table-cell office:value-type="float" office:value="-62.2906875610352" calcext:value-type="float">
            <text:p>-62,2906875610352</text:p>
          </table:table-cell>
          <table:table-cell office:value-type="float" office:value="-62.2933082580566" calcext:value-type="float">
            <text:p>-62,2933082580566</text:p>
          </table:table-cell>
          <table:table-cell office:value-type="float" office:value="-62.3022575378418" calcext:value-type="float">
            <text:p>-62,3022575378418</text:p>
          </table:table-cell>
          <table:table-cell office:value-type="float" office:value="-62.277961730957" calcext:value-type="float">
            <text:p>-62,277961730957</text:p>
          </table:table-cell>
          <table:table-cell office:value-type="float" office:value="-62.2805404663086" calcext:value-type="float">
            <text:p>-62,2805404663086</text:p>
          </table:table-cell>
          <table:table-cell office:value-type="float" office:value="-62.293514251709" calcext:value-type="float">
            <text:p>-62,293514251709</text:p>
          </table:table-cell>
          <table:table-cell office:value-type="float" office:value="-62.294849395752" calcext:value-type="float">
            <text:p>-62,294849395752</text:p>
          </table:table-cell>
          <table:table-cell office:value-type="float" office:value="-62.2988471984863" calcext:value-type="float">
            <text:p>-62,2988471984863</text:p>
          </table:table-cell>
          <table:table-cell office:value-type="float" office:value="-62.2913131713867" calcext:value-type="float">
            <text:p>-62,2913131713867</text:p>
          </table:table-cell>
          <table:table-cell office:value-type="float" office:value="-62.2898559570313" calcext:value-type="float">
            <text:p>-62,2898559570313</text:p>
          </table:table-cell>
          <table:table-cell office:value-type="float" office:value="-62.2766761779785" calcext:value-type="float">
            <text:p>-62,2766761779785</text:p>
          </table:table-cell>
          <table:table-cell office:value-type="float" office:value="-62.2960548400879" calcext:value-type="float">
            <text:p>-62,2960548400879</text:p>
          </table:table-cell>
          <table:table-cell office:value-type="float" office:value="-62.3007164001465" calcext:value-type="float">
            <text:p>-62,3007164001465</text:p>
          </table:table-cell>
          <table:table-cell office:value-type="float" office:value="-62.3012199401856" calcext:value-type="float">
            <text:p>-62,3012199401856</text:p>
          </table:table-cell>
          <table:table-cell office:value-type="float" office:value="-62.2897300720215" calcext:value-type="float">
            <text:p>-62,2897300720215</text:p>
          </table:table-cell>
          <table:table-cell office:value-type="float" office:value="-62.2819938659668" calcext:value-type="float">
            <text:p>-62,2819938659668</text:p>
          </table:table-cell>
          <table:table-cell office:value-type="float" office:value="-62.3152694702148" calcext:value-type="float">
            <text:p>-62,3152694702148</text:p>
          </table:table-cell>
          <table:table-cell office:value-type="float" office:value="-62.2973861694336" calcext:value-type="float">
            <text:p>-62,2973861694336</text:p>
          </table:table-cell>
          <table:table-cell office:value-type="float" office:value="-62.2951812744141" calcext:value-type="float">
            <text:p>-62,2951812744141</text:p>
          </table:table-cell>
          <table:table-cell office:value-type="float" office:value="-62.3059692382813" calcext:value-type="float">
            <text:p>-62,3059692382813</text:p>
          </table:table-cell>
          <table:table-cell office:value-type="float" office:value="-62.3322257995606" calcext:value-type="float">
            <text:p>-62,3322257995606</text:p>
          </table:table-cell>
          <table:table-cell office:value-type="float" office:value="-62.304801940918" calcext:value-type="float">
            <text:p>-62,304801940918</text:p>
          </table:table-cell>
          <table:table-cell office:value-type="float" office:value="-62.2772598266602" calcext:value-type="float">
            <text:p>-62,2772598266602</text:p>
          </table:table-cell>
          <table:table-cell office:value-type="float" office:value="-62.294807434082" calcext:value-type="float">
            <text:p>-62,294807434082</text:p>
          </table:table-cell>
          <table:table-cell office:value-type="float" office:value="-62.304801940918" calcext:value-type="float">
            <text:p>-62,304801940918</text:p>
          </table:table-cell>
          <table:table-cell office:value-type="float" office:value="-62.2947235107422" calcext:value-type="float">
            <text:p>-62,2947235107422</text:p>
          </table:table-cell>
          <table:table-cell office:value-type="float" office:value="-62.2753448486328" calcext:value-type="float">
            <text:p>-62,2753448486328</text:p>
          </table:table-cell>
          <table:table-cell office:value-type="float" office:value="-62.2802505493164" calcext:value-type="float">
            <text:p>-62,2802505493164</text:p>
          </table:table-cell>
          <table:table-cell office:value-type="float" office:value="-62.2706985473633" calcext:value-type="float">
            <text:p>-62,2706985473633</text:p>
          </table:table-cell>
          <table:table-cell office:value-type="float" office:value="-62.3025512695313" calcext:value-type="float">
            <text:p>-62,3025512695313</text:p>
          </table:table-cell>
          <table:table-cell office:value-type="float" office:value="-62.2949752807617" calcext:value-type="float">
            <text:p>-62,2949752807617</text:p>
          </table:table-cell>
          <table:table-cell office:value-type="float" office:value="-62.3025131225586" calcext:value-type="float">
            <text:p>-62,3025131225586</text:p>
          </table:table-cell>
          <table:table-cell office:value-type="float" office:value="-62.2801666259766" calcext:value-type="float">
            <text:p>-62,2801666259766</text:p>
          </table:table-cell>
          <table:table-cell office:value-type="float" office:value="-62.3145179748535" calcext:value-type="float">
            <text:p>-62,3145179748535</text:p>
          </table:table-cell>
          <table:table-cell office:value-type="float" office:value="-62.3076362609863" calcext:value-type="float">
            <text:p>-62,3076362609863</text:p>
          </table:table-cell>
          <table:table-cell office:value-type="float" office:value="-62.3021774291992" calcext:value-type="float">
            <text:p>-62,3021774291992</text:p>
          </table:table-cell>
          <table:table-cell office:value-type="float" office:value="-62.2813720703125" calcext:value-type="float">
            <text:p>-62,2813720703125</text:p>
          </table:table-cell>
          <table:table-cell office:value-type="float" office:value="-62.275260925293" calcext:value-type="float">
            <text:p>-62,275260925293</text:p>
          </table:table-cell>
          <table:table-cell office:value-type="float" office:value="-62.2743530273438" calcext:value-type="float">
            <text:p>-62,2743530273438</text:p>
          </table:table-cell>
          <table:table-cell office:value-type="float" office:value="-62.2920570373535" calcext:value-type="float">
            <text:p>-62,2920570373535</text:p>
          </table:table-cell>
          <table:table-cell office:value-type="float" office:value="-62.2824096679688" calcext:value-type="float">
            <text:p>-62,2824096679688</text:p>
          </table:table-cell>
          <table:table-cell office:value-type="float" office:value="-62.2763023376465" calcext:value-type="float">
            <text:p>-62,2763023376465</text:p>
          </table:table-cell>
          <table:table-cell office:value-type="float" office:value="-62.3116798400879" calcext:value-type="float">
            <text:p>-62,3116798400879</text:p>
          </table:table-cell>
          <table:table-cell office:value-type="float" office:value="-62.2761383056641" calcext:value-type="float">
            <text:p>-62,2761383056641</text:p>
          </table:table-cell>
          <table:table-cell office:value-type="float" office:value="-62.2920989990234" calcext:value-type="float">
            <text:p>-62,2920989990234</text:p>
          </table:table-cell>
          <table:table-cell office:value-type="float" office:value="-62.3087196350098" calcext:value-type="float">
            <text:p>-62,3087196350098</text:p>
          </table:table-cell>
          <table:table-cell office:value-type="float" office:value="-62.2775917053223" calcext:value-type="float">
            <text:p>-62,2775917053223</text:p>
          </table:table-cell>
          <table:table-cell office:value-type="float" office:value="-62.3172721862793" calcext:value-type="float">
            <text:p>-62,3172721862793</text:p>
          </table:table-cell>
          <table:table-cell office:value-type="float" office:value="-62.3014678955078" calcext:value-type="float">
            <text:p>-62,3014678955078</text:p>
          </table:table-cell>
          <table:table-cell office:value-type="float" office:value="-62.3038864135742" calcext:value-type="float">
            <text:p>-62,3038864135742</text:p>
          </table:table-cell>
          <table:table-cell office:value-type="float" office:value="-62.294059753418" calcext:value-type="float">
            <text:p>-62,294059753418</text:p>
          </table:table-cell>
          <table:table-cell office:value-type="float" office:value="-62.2995109558106" calcext:value-type="float">
            <text:p>-62,2995109558106</text:p>
          </table:table-cell>
          <table:table-cell office:value-type="float" office:value="-62.2993011474609" calcext:value-type="float">
            <text:p>-62,2993011474609</text:p>
          </table:table-cell>
          <table:table-cell office:value-type="float" office:value="-62.2913551330566" calcext:value-type="float">
            <text:p>-62,2913551330566</text:p>
          </table:table-cell>
          <table:table-cell office:value-type="float" office:value="-62.2788772583008" calcext:value-type="float">
            <text:p>-62,2788772583008</text:p>
          </table:table-cell>
          <table:table-cell office:value-type="float" office:value="-62.2792930603027" calcext:value-type="float">
            <text:p>-62,2792930603027</text:p>
          </table:table-cell>
          <table:table-cell office:value-type="float" office:value="-62.2981796264648" calcext:value-type="float">
            <text:p>-62,2981796264648</text:p>
          </table:table-cell>
          <table:table-cell office:value-type="float" office:value="-62.2998847961426" calcext:value-type="float">
            <text:p>-62,2998847961426</text:p>
          </table:table-cell>
          <table:table-cell office:value-type="float" office:value="-62.2915191650391" calcext:value-type="float">
            <text:p>-62,2915191650391</text:p>
          </table:table-cell>
          <table:table-cell office:value-type="float" office:value="-62.2891883850098" calcext:value-type="float">
            <text:p>-62,2891883850098</text:p>
          </table:table-cell>
          <table:table-cell office:value-type="float" office:value="-62.311222076416" calcext:value-type="float">
            <text:p>-62,311222076416</text:p>
          </table:table-cell>
          <table:table-cell office:value-type="float" office:value="-62.2843246459961" calcext:value-type="float">
            <text:p>-62,2843246459961</text:p>
          </table:table-cell>
          <table:table-cell office:value-type="float" office:value="-62.2935562133789" calcext:value-type="float">
            <text:p>-62,2935562133789</text:p>
          </table:table-cell>
          <table:table-cell office:value-type="float" office:value="-62.3025512695313" calcext:value-type="float">
            <text:p>-62,3025512695313</text:p>
          </table:table-cell>
          <table:table-cell office:value-type="float" office:value="-62.2696571350098" calcext:value-type="float">
            <text:p>-62,2696571350098</text:p>
          </table:table-cell>
          <table:table-cell office:value-type="float" office:value="-62.2870674133301" calcext:value-type="float">
            <text:p>-62,2870674133301</text:p>
          </table:table-cell>
          <table:table-cell office:value-type="float" office:value="-62.3098068237305" calcext:value-type="float">
            <text:p>-62,3098068237305</text:p>
          </table:table-cell>
          <table:table-cell office:value-type="float" office:value="-62.3192367553711" calcext:value-type="float">
            <text:p>-62,3192367553711</text:p>
          </table:table-cell>
          <table:table-cell office:value-type="float" office:value="-62.2873992919922" calcext:value-type="float">
            <text:p>-62,2873992919922</text:p>
          </table:table-cell>
          <table:table-cell office:value-type="float" office:value="-62.294059753418" calcext:value-type="float">
            <text:p>-62,294059753418</text:p>
          </table:table-cell>
          <table:table-cell office:value-type="float" office:value="-62.288272857666" calcext:value-type="float">
            <text:p>-62,288272857666</text:p>
          </table:table-cell>
          <table:table-cell office:value-type="float" office:value="-62.2997627258301" calcext:value-type="float">
            <text:p>-62,2997627258301</text:p>
          </table:table-cell>
          <table:table-cell office:value-type="float" office:value="-62.2902679443359" calcext:value-type="float">
            <text:p>-62,2902679443359</text:p>
          </table:table-cell>
          <table:table-cell office:value-type="float" office:value="-62.2904396057129" calcext:value-type="float">
            <text:p>-62,2904396057129</text:p>
          </table:table-cell>
          <table:table-cell office:value-type="float" office:value="-62.307056427002" calcext:value-type="float">
            <text:p>-62,307056427002</text:p>
          </table:table-cell>
          <table:table-cell office:value-type="float" office:value="-62.2923927307129" calcext:value-type="float">
            <text:p>-62,2923927307129</text:p>
          </table:table-cell>
          <table:table-cell office:value-type="float" office:value="-62.2916450500488" calcext:value-type="float">
            <text:p>-62,2916450500488</text:p>
          </table:table-cell>
          <table:table-cell office:value-type="float" office:value="-62.2891883850098" calcext:value-type="float">
            <text:p>-62,2891883850098</text:p>
          </table:table-cell>
          <table:table-cell office:value-type="float" office:value="-62.2910575866699" calcext:value-type="float">
            <text:p>-62,2910575866699</text:p>
          </table:table-cell>
          <table:table-cell office:value-type="float" office:value="-62.3019256591797" calcext:value-type="float">
            <text:p>-62,3019256591797</text:p>
          </table:table-cell>
          <table:table-cell office:value-type="float" office:value="-62.2821617126465" calcext:value-type="float">
            <text:p>-62,2821617126465</text:p>
          </table:table-cell>
          <table:table-cell office:value-type="float" office:value="-62.3098068237305" calcext:value-type="float">
            <text:p>-62,3098068237305</text:p>
          </table:table-cell>
          <table:table-cell office:value-type="float" office:value="-62.2975959777832" calcext:value-type="float">
            <text:p>-62,2975959777832</text:p>
          </table:table-cell>
          <table:table-cell office:value-type="float" office:value="-62.2999687194824" calcext:value-type="float">
            <text:p>-62,2999687194824</text:p>
          </table:table-cell>
          <table:table-cell office:value-type="float" office:value="-62.2918090820313" calcext:value-type="float">
            <text:p>-62,2918090820313</text:p>
          </table:table-cell>
          <table:table-cell office:value-type="float" office:value="-62.2970123291016" calcext:value-type="float">
            <text:p>-62,2970123291016</text:p>
          </table:table-cell>
          <table:table-cell office:value-type="float" office:value="-62.3052215576172" calcext:value-type="float">
            <text:p>-62,3052215576172</text:p>
          </table:table-cell>
          <table:table-cell office:value-type="float" office:value="-62.2993431091309" calcext:value-type="float">
            <text:p>-62,2993431091309</text:p>
          </table:table-cell>
          <table:table-cell office:value-type="float" office:value="-62.2839469909668" calcext:value-type="float">
            <text:p>-62,2839469909668</text:p>
          </table:table-cell>
          <table:table-cell office:value-type="float" office:value="-62.3123054504395" calcext:value-type="float">
            <text:p>-62,3123054504395</text:p>
          </table:table-cell>
          <table:table-cell office:value-type="float" office:value="-62.2998008728027" calcext:value-type="float">
            <text:p>-62,2998008728027</text:p>
          </table:table-cell>
          <table:table-cell office:value-type="float" office:value="-62.2979316711426" calcext:value-type="float">
            <text:p>-62,2979316711426</text:p>
          </table:table-cell>
          <table:table-cell office:value-type="float" office:value="-62.2929763793945" calcext:value-type="float">
            <text:p>-62,2929763793945</text:p>
          </table:table-cell>
          <table:table-cell office:value-type="float" office:value="-62.2957229614258" calcext:value-type="float">
            <text:p>-62,2957229614258</text:p>
          </table:table-cell>
          <table:table-cell office:value-type="float" office:value="-62.2958869934082" calcext:value-type="float">
            <text:p>-62,2958869934082</text:p>
          </table:table-cell>
          <table:table-cell office:value-type="float" office:value="-62.3135566711426" calcext:value-type="float">
            <text:p>-62,3135566711426</text:p>
          </table:table-cell>
          <table:table-cell office:value-type="float" office:value="-62.2913551330566" calcext:value-type="float">
            <text:p>-62,2913551330566</text:p>
          </table:table-cell>
          <table:table-cell office:value-type="float" office:value="-62.3095970153809" calcext:value-type="float">
            <text:p>-62,3095970153809</text:p>
          </table:table-cell>
          <table:table-cell office:value-type="float" office:value="-62.2914352416992" calcext:value-type="float">
            <text:p>-62,2914352416992</text:p>
          </table:table-cell>
          <table:table-cell office:value-type="float" office:value="-62.3037605285645" calcext:value-type="float">
            <text:p>-62,3037605285645</text:p>
          </table:table-cell>
          <table:table-cell office:value-type="float" office:value="-62.2962188720703" calcext:value-type="float">
            <text:p>-62,2962188720703</text:p>
          </table:table-cell>
          <table:table-cell office:value-type="float" office:value="-62.3159790039063" calcext:value-type="float">
            <text:p>-62,3159790039063</text:p>
          </table:table-cell>
          <table:table-cell office:value-type="float" office:value="-62.2896041870117" calcext:value-type="float">
            <text:p>-62,2896041870117</text:p>
          </table:table-cell>
          <table:table-cell office:value-type="float" office:value="-62.3153076171875" calcext:value-type="float">
            <text:p>-62,3153076171875</text:p>
          </table:table-cell>
          <table:table-cell office:value-type="float" office:value="-62.2908935546875" calcext:value-type="float">
            <text:p>-62,2908935546875</text:p>
          </table:table-cell>
          <table:table-cell office:value-type="float" office:value="-62.278507232666" calcext:value-type="float">
            <text:p>-62,278507232666</text:p>
          </table:table-cell>
          <table:table-cell office:value-type="float" office:value="-62.4647521972656" calcext:value-type="float">
            <text:p>-62,4647521972656</text:p>
          </table:table-cell>
          <table:table-cell office:value-type="float" office:value="-62.5103759765625" calcext:value-type="float">
            <text:p>-62,5103759765625</text:p>
          </table:table-cell>
          <table:table-cell office:value-type="float" office:value="-62.4850692749023" calcext:value-type="float">
            <text:p>-62,4850692749023</text:p>
          </table:table-cell>
          <table:table-cell office:value-type="float" office:value="-62.5095252990723" calcext:value-type="float">
            <text:p>-62,5095252990723</text:p>
          </table:table-cell>
          <table:table-cell office:value-type="float" office:value="-62.5070533752441" calcext:value-type="float">
            <text:p>-62,5070533752441</text:p>
          </table:table-cell>
          <table:table-cell office:value-type="float" office:value="-62.5143051147461" calcext:value-type="float">
            <text:p>-62,5143051147461</text:p>
          </table:table-cell>
          <table:table-cell office:value-type="float" office:value="-62.4871978759766" calcext:value-type="float">
            <text:p>-62,4871978759766</text:p>
          </table:table-cell>
          <table:table-cell office:value-type="float" office:value="-62.5013809204102" calcext:value-type="float">
            <text:p>-62,5013809204102</text:p>
          </table:table-cell>
          <table:table-cell office:value-type="float" office:value="-62.5094833374023" calcext:value-type="float">
            <text:p>-62,5094833374023</text:p>
          </table:table-cell>
          <table:table-cell office:value-type="float" office:value="-62.4936256408691" calcext:value-type="float">
            <text:p>-62,4936256408691</text:p>
          </table:table-cell>
          <table:table-cell office:value-type="float" office:value="-62.4978866577148" calcext:value-type="float">
            <text:p>-62,4978866577148</text:p>
          </table:table-cell>
          <table:table-cell office:value-type="float" office:value="-62.5030822753906" calcext:value-type="float">
            <text:p>-62,5030822753906</text:p>
          </table:table-cell>
          <table:table-cell office:value-type="float" office:value="-62.4932441711426" calcext:value-type="float">
            <text:p>-62,4932441711426</text:p>
          </table:table-cell>
          <table:table-cell office:value-type="float" office:value="-62.5097389221191" calcext:value-type="float">
            <text:p>-62,5097389221191</text:p>
          </table:table-cell>
          <table:table-cell office:value-type="float" office:value="-62.5117454528809" calcext:value-type="float">
            <text:p>-62,5117454528809</text:p>
          </table:table-cell>
          <table:table-cell office:value-type="float" office:value="-62.4956283569336" calcext:value-type="float">
            <text:p>-62,4956283569336</text:p>
          </table:table-cell>
          <table:table-cell office:value-type="float" office:value="-62.5029144287109" calcext:value-type="float">
            <text:p>-62,5029144287109</text:p>
          </table:table-cell>
          <table:table-cell office:value-type="float" office:value="-62.5066261291504" calcext:value-type="float">
            <text:p>-62,5066261291504</text:p>
          </table:table-cell>
          <table:table-cell office:value-type="float" office:value="-62.5006103515625" calcext:value-type="float">
            <text:p>-62,5006103515625</text:p>
          </table:table-cell>
          <table:table-cell office:value-type="float" office:value="-62.4981422424316" calcext:value-type="float">
            <text:p>-62,4981422424316</text:p>
          </table:table-cell>
          <table:table-cell office:value-type="float" office:value="-62.499080657959" calcext:value-type="float">
            <text:p>-62,499080657959</text:p>
          </table:table-cell>
          <table:table-cell office:value-type="float" office:value="-62.4986953735352" calcext:value-type="float">
            <text:p>-62,4986953735352</text:p>
          </table:table-cell>
          <table:table-cell office:value-type="float" office:value="-62.4719314575195" calcext:value-type="float">
            <text:p>-62,4719314575195</text:p>
          </table:table-cell>
          <table:table-cell office:value-type="float" office:value="-62.5045356750488" calcext:value-type="float">
            <text:p>-62,5045356750488</text:p>
          </table:table-cell>
          <table:table-cell office:value-type="float" office:value="-62.4873657226563" calcext:value-type="float">
            <text:p>-62,4873657226563</text:p>
          </table:table-cell>
          <table:table-cell office:value-type="float" office:value="-62.4922599792481" calcext:value-type="float">
            <text:p>-62,4922599792481</text:p>
          </table:table-cell>
          <table:table-cell office:value-type="float" office:value="-62.4963073730469" calcext:value-type="float">
            <text:p>-62,4963073730469</text:p>
          </table:table-cell>
          <table:table-cell office:value-type="float" office:value="-62.5142631530762" calcext:value-type="float">
            <text:p>-62,5142631530762</text:p>
          </table:table-cell>
          <table:table-cell office:value-type="float" office:value="-62.4944763183594" calcext:value-type="float">
            <text:p>-62,4944763183594</text:p>
          </table:table-cell>
          <table:table-cell office:value-type="float" office:value="-62.4989929199219" calcext:value-type="float">
            <text:p>-62,4989929199219</text:p>
          </table:table-cell>
          <table:table-cell office:value-type="float" office:value="-62.4857521057129" calcext:value-type="float">
            <text:p>-62,4857521057129</text:p>
          </table:table-cell>
          <table:table-cell office:value-type="float" office:value="-62.5017623901367" calcext:value-type="float">
            <text:p>-62,5017623901367</text:p>
          </table:table-cell>
          <table:table-cell office:value-type="float" office:value="-62.4945182800293" calcext:value-type="float">
            <text:p>-62,4945182800293</text:p>
          </table:table-cell>
          <table:table-cell office:value-type="float" office:value="-62.4943084716797" calcext:value-type="float">
            <text:p>-62,4943084716797</text:p>
          </table:table-cell>
          <table:table-cell office:value-type="float" office:value="-62.4964370727539" calcext:value-type="float">
            <text:p>-62,4964370727539</text:p>
          </table:table-cell>
          <table:table-cell office:value-type="float" office:value="-62.4930725097656" calcext:value-type="float">
            <text:p>-62,4930725097656</text:p>
          </table:table-cell>
          <table:table-cell office:value-type="float" office:value="-62.4874954223633" calcext:value-type="float">
            <text:p>-62,4874954223633</text:p>
          </table:table-cell>
          <table:table-cell office:value-type="float" office:value="-62.498908996582" calcext:value-type="float">
            <text:p>-62,498908996582</text:p>
          </table:table-cell>
          <table:table-cell office:value-type="float" office:value="-62.5127258300781" calcext:value-type="float">
            <text:p>-62,5127258300781</text:p>
          </table:table-cell>
          <table:table-cell office:value-type="float" office:value="-62.5021018981934" calcext:value-type="float">
            <text:p>-62,5021018981934</text:p>
          </table:table-cell>
          <table:table-cell office:value-type="float" office:value="-62.5048332214356" calcext:value-type="float">
            <text:p>-62,5048332214356</text:p>
          </table:table-cell>
          <table:table-cell office:value-type="float" office:value="-62.5037689208984" calcext:value-type="float">
            <text:p>-62,5037689208984</text:p>
          </table:table-cell>
          <table:table-cell office:value-type="float" office:value="-62.513069152832" calcext:value-type="float">
            <text:p>-62,513069152832</text:p>
          </table:table-cell>
          <table:table-cell office:value-type="float" office:value="-62.4887275695801" calcext:value-type="float">
            <text:p>-62,4887275695801</text:p>
          </table:table-cell>
          <table:table-cell office:value-type="float" office:value="-62.494010925293" calcext:value-type="float">
            <text:p>-62,494010925293</text:p>
          </table:table-cell>
          <table:table-cell office:value-type="float" office:value="-62.4975433349609" calcext:value-type="float">
            <text:p>-62,4975433349609</text:p>
          </table:table-cell>
          <table:table-cell office:value-type="float" office:value="-62.497371673584" calcext:value-type="float">
            <text:p>-62,497371673584</text:p>
          </table:table-cell>
          <table:table-cell office:value-type="float" office:value="-62.5044937133789" calcext:value-type="float">
            <text:p>-62,5044937133789</text:p>
          </table:table-cell>
          <table:table-cell office:value-type="float" office:value="-62.5214347839356" calcext:value-type="float">
            <text:p>-62,5214347839356</text:p>
          </table:table-cell>
          <table:table-cell office:value-type="float" office:value="-62.4946899414063" calcext:value-type="float">
            <text:p>-62,4946899414063</text:p>
          </table:table-cell>
          <table:table-cell office:value-type="float" office:value="-62.5053443908691" calcext:value-type="float">
            <text:p>-62,5053443908691</text:p>
          </table:table-cell>
          <table:table-cell office:value-type="float" office:value="-62.5221252441406" calcext:value-type="float">
            <text:p>-62,5221252441406</text:p>
          </table:table-cell>
          <table:table-cell office:value-type="float" office:value="-62.5040245056152" calcext:value-type="float">
            <text:p>-62,5040245056152</text:p>
          </table:table-cell>
          <table:table-cell office:value-type="float" office:value="-62.5024871826172" calcext:value-type="float">
            <text:p>-62,5024871826172</text:p>
          </table:table-cell>
          <table:table-cell office:value-type="float" office:value="-62.5070114135742" calcext:value-type="float">
            <text:p>-62,5070114135742</text:p>
          </table:table-cell>
          <table:table-cell office:value-type="float" office:value="-62.5091857910156" calcext:value-type="float">
            <text:p>-62,5091857910156</text:p>
          </table:table-cell>
          <table:table-cell office:value-type="float" office:value="-62.4968223571777" calcext:value-type="float">
            <text:p>-62,4968223571777</text:p>
          </table:table-cell>
        </table:table-row>
        <table:table-row table:style-name="ro1">
          <table:table-cell office:value-type="float" office:value="-62.2656745910645" calcext:value-type="float">
            <text:p>-62,2656745910645</text:p>
          </table:table-cell>
          <table:table-cell office:value-type="float" office:value="-62.2744750976563" calcext:value-type="float">
            <text:p>-62,2744750976563</text:p>
          </table:table-cell>
          <table:table-cell office:value-type="float" office:value="-62.2776336669922" calcext:value-type="float">
            <text:p>-62,2776336669922</text:p>
          </table:table-cell>
          <table:table-cell office:value-type="float" office:value="-62.2679138183594" calcext:value-type="float">
            <text:p>-62,2679138183594</text:p>
          </table:table-cell>
          <table:table-cell office:value-type="float" office:value="-62.2716941833496" calcext:value-type="float">
            <text:p>-62,2716941833496</text:p>
          </table:table-cell>
          <table:table-cell office:value-type="float" office:value="-62.2907676696777" calcext:value-type="float">
            <text:p>-62,2907676696777</text:p>
          </table:table-cell>
          <table:table-cell office:value-type="float" office:value="-62.2784233093262" calcext:value-type="float">
            <text:p>-62,2784233093262</text:p>
          </table:table-cell>
          <table:table-cell office:value-type="float" office:value="-62.2791252136231" calcext:value-type="float">
            <text:p>-62,2791252136231</text:p>
          </table:table-cell>
          <table:table-cell office:value-type="float" office:value="-62.2720222473145" calcext:value-type="float">
            <text:p>-62,2720222473145</text:p>
          </table:table-cell>
          <table:table-cell office:value-type="float" office:value="-62.2680816650391" calcext:value-type="float">
            <text:p>-62,2680816650391</text:p>
          </table:table-cell>
          <table:table-cell office:value-type="float" office:value="-62.2772598266602" calcext:value-type="float">
            <text:p>-62,2772598266602</text:p>
          </table:table-cell>
          <table:table-cell office:value-type="float" office:value="-62.2773818969727" calcext:value-type="float">
            <text:p>-62,2773818969727</text:p>
          </table:table-cell>
          <table:table-cell office:value-type="float" office:value="-62.259578704834" calcext:value-type="float">
            <text:p>-62,259578704834</text:p>
          </table:table-cell>
          <table:table-cell office:value-type="float" office:value="-62.2844085693359" calcext:value-type="float">
            <text:p>-62,2844085693359</text:p>
          </table:table-cell>
          <table:table-cell office:value-type="float" office:value="-62.2690773010254" calcext:value-type="float">
            <text:p>-62,2690773010254</text:p>
          </table:table-cell>
          <table:table-cell office:value-type="float" office:value="-62.2544784545898" calcext:value-type="float">
            <text:p>-62,2544784545898</text:p>
          </table:table-cell>
          <table:table-cell office:value-type="float" office:value="-62.2832870483398" calcext:value-type="float">
            <text:p>-62,2832870483398</text:p>
          </table:table-cell>
          <table:table-cell office:value-type="float" office:value="-62.273063659668" calcext:value-type="float">
            <text:p>-62,273063659668</text:p>
          </table:table-cell>
          <table:table-cell office:value-type="float" office:value="-62.2650108337402" calcext:value-type="float">
            <text:p>-62,2650108337402</text:p>
          </table:table-cell>
          <table:table-cell office:value-type="float" office:value="-62.2775497436523" calcext:value-type="float">
            <text:p>-62,2775497436523</text:p>
          </table:table-cell>
          <table:table-cell office:value-type="float" office:value="-62.2710723876953" calcext:value-type="float">
            <text:p>-62,2710723876953</text:p>
          </table:table-cell>
          <table:table-cell office:value-type="float" office:value="-62.284782409668" calcext:value-type="float">
            <text:p>-62,284782409668</text:p>
          </table:table-cell>
          <table:table-cell office:value-type="float" office:value="-62.2737693786621" calcext:value-type="float">
            <text:p>-62,2737693786621</text:p>
          </table:table-cell>
          <table:table-cell office:value-type="float" office:value="-62.2713623046875" calcext:value-type="float">
            <text:p>-62,2713623046875</text:p>
          </table:table-cell>
          <table:table-cell office:value-type="float" office:value="-62.2610740661621" calcext:value-type="float">
            <text:p>-62,2610740661621</text:p>
          </table:table-cell>
          <table:table-cell office:value-type="float" office:value="-62.2712783813477" calcext:value-type="float">
            <text:p>-62,2712783813477</text:p>
          </table:table-cell>
          <table:table-cell office:value-type="float" office:value="-62.2629776000977" calcext:value-type="float">
            <text:p>-62,2629776000977</text:p>
          </table:table-cell>
          <table:table-cell office:value-type="float" office:value="-62.2706985473633" calcext:value-type="float">
            <text:p>-62,2706985473633</text:p>
          </table:table-cell>
          <table:table-cell office:value-type="float" office:value="-62.2698669433594" calcext:value-type="float">
            <text:p>-62,2698669433594</text:p>
          </table:table-cell>
          <table:table-cell office:value-type="float" office:value="-62.2771339416504" calcext:value-type="float">
            <text:p>-62,2771339416504</text:p>
          </table:table-cell>
          <table:table-cell office:value-type="float" office:value="-62.2683715820313" calcext:value-type="float">
            <text:p>-62,2683715820313</text:p>
          </table:table-cell>
          <table:table-cell office:value-type="float" office:value="-62.2711944580078" calcext:value-type="float">
            <text:p>-62,2711944580078</text:p>
          </table:table-cell>
          <table:table-cell office:value-type="float" office:value="-62.250171661377" calcext:value-type="float">
            <text:p>-62,250171661377</text:p>
          </table:table-cell>
          <table:table-cell office:value-type="float" office:value="-62.2705268859863" calcext:value-type="float">
            <text:p>-62,2705268859863</text:p>
          </table:table-cell>
          <table:table-cell office:value-type="float" office:value="-62.259952545166" calcext:value-type="float">
            <text:p>-62,259952545166</text:p>
          </table:table-cell>
          <table:table-cell office:value-type="float" office:value="-62.2827415466309" calcext:value-type="float">
            <text:p>-62,2827415466309</text:p>
          </table:table-cell>
          <table:table-cell office:value-type="float" office:value="-62.2775077819824" calcext:value-type="float">
            <text:p>-62,2775077819824</text:p>
          </table:table-cell>
          <table:table-cell office:value-type="float" office:value="-62.2738075256348" calcext:value-type="float">
            <text:p>-62,2738075256348</text:p>
          </table:table-cell>
          <table:table-cell office:value-type="float" office:value="-62.2646789550781" calcext:value-type="float">
            <text:p>-62,2646789550781</text:p>
          </table:table-cell>
          <table:table-cell office:value-type="float" office:value="-62.2469825744629" calcext:value-type="float">
            <text:p>-62,2469825744629</text:p>
          </table:table-cell>
          <table:table-cell office:value-type="float" office:value="-62.2454528808594" calcext:value-type="float">
            <text:p>-62,2454528808594</text:p>
          </table:table-cell>
          <table:table-cell office:value-type="float" office:value="-62.2868614196777" calcext:value-type="float">
            <text:p>-62,2868614196777</text:p>
          </table:table-cell>
          <table:table-cell office:value-type="float" office:value="-62.2764663696289" calcext:value-type="float">
            <text:p>-62,2764663696289</text:p>
          </table:table-cell>
          <table:table-cell office:value-type="float" office:value="-62.2481002807617" calcext:value-type="float">
            <text:p>-62,2481002807617</text:p>
          </table:table-cell>
          <table:table-cell office:value-type="float" office:value="-62.2522430419922" calcext:value-type="float">
            <text:p>-62,2522430419922</text:p>
          </table:table-cell>
          <table:table-cell office:value-type="float" office:value="-62.2631454467773" calcext:value-type="float">
            <text:p>-62,2631454467773</text:p>
          </table:table-cell>
          <table:table-cell office:value-type="float" office:value="-62.2671279907227" calcext:value-type="float">
            <text:p>-62,2671279907227</text:p>
          </table:table-cell>
          <table:table-cell office:value-type="float" office:value="-62.2724380493164" calcext:value-type="float">
            <text:p>-62,2724380493164</text:p>
          </table:table-cell>
          <table:table-cell office:value-type="float" office:value="-62.274097442627" calcext:value-type="float">
            <text:p>-62,274097442627</text:p>
          </table:table-cell>
          <table:table-cell office:value-type="float" office:value="-62.2586669921875" calcext:value-type="float">
            <text:p>-62,2586669921875</text:p>
          </table:table-cell>
          <table:table-cell office:value-type="float" office:value="-62.2675857543945" calcext:value-type="float">
            <text:p>-62,2675857543945</text:p>
          </table:table-cell>
          <table:table-cell office:value-type="float" office:value="-62.280876159668" calcext:value-type="float">
            <text:p>-62,280876159668</text:p>
          </table:table-cell>
          <table:table-cell office:value-type="float" office:value="-62.2670059204102" calcext:value-type="float">
            <text:p>-62,2670059204102</text:p>
          </table:table-cell>
          <table:table-cell office:value-type="float" office:value="-62.2643508911133" calcext:value-type="float">
            <text:p>-62,2643508911133</text:p>
          </table:table-cell>
          <table:table-cell office:value-type="float" office:value="-62.2486381530762" calcext:value-type="float">
            <text:p>-62,2486381530762</text:p>
          </table:table-cell>
          <table:table-cell office:value-type="float" office:value="-62.2619438171387" calcext:value-type="float">
            <text:p>-62,2619438171387</text:p>
          </table:table-cell>
          <table:table-cell office:value-type="float" office:value="-62.2609443664551" calcext:value-type="float">
            <text:p>-62,2609443664551</text:p>
          </table:table-cell>
          <table:table-cell office:value-type="float" office:value="-62.2671699523926" calcext:value-type="float">
            <text:p>-62,2671699523926</text:p>
          </table:table-cell>
          <table:table-cell office:value-type="float" office:value="-62.2680816650391" calcext:value-type="float">
            <text:p>-62,2680816650391</text:p>
          </table:table-cell>
          <table:table-cell office:value-type="float" office:value="-62.2748908996582" calcext:value-type="float">
            <text:p>-62,2748908996582</text:p>
          </table:table-cell>
          <table:table-cell office:value-type="float" office:value="-62.2722320556641" calcext:value-type="float">
            <text:p>-62,2722320556641</text:p>
          </table:table-cell>
          <table:table-cell office:value-type="float" office:value="-62.2563056945801" calcext:value-type="float">
            <text:p>-62,2563056945801</text:p>
          </table:table-cell>
          <table:table-cell office:value-type="float" office:value="-62.2636413574219" calcext:value-type="float">
            <text:p>-62,2636413574219</text:p>
          </table:table-cell>
          <table:table-cell office:value-type="float" office:value="-62.2700309753418" calcext:value-type="float">
            <text:p>-62,2700309753418</text:p>
          </table:table-cell>
          <table:table-cell office:value-type="float" office:value="-62.2658386230469" calcext:value-type="float">
            <text:p>-62,2658386230469</text:p>
          </table:table-cell>
          <table:table-cell office:value-type="float" office:value="-62.2599906921387" calcext:value-type="float">
            <text:p>-62,2599906921387</text:p>
          </table:table-cell>
          <table:table-cell office:value-type="float" office:value="-62.2560119628906" calcext:value-type="float">
            <text:p>-62,2560119628906</text:p>
          </table:table-cell>
          <table:table-cell office:value-type="float" office:value="-62.2621917724609" calcext:value-type="float">
            <text:p>-62,2621917724609</text:p>
          </table:table-cell>
          <table:table-cell office:value-type="float" office:value="-62.2683715820313" calcext:value-type="float">
            <text:p>-62,2683715820313</text:p>
          </table:table-cell>
          <table:table-cell office:value-type="float" office:value="-62.2611923217773" calcext:value-type="float">
            <text:p>-62,2611923217773</text:p>
          </table:table-cell>
          <table:table-cell office:value-type="float" office:value="-62.2709045410156" calcext:value-type="float">
            <text:p>-62,2709045410156</text:p>
          </table:table-cell>
          <table:table-cell office:value-type="float" office:value="-62.2777557373047" calcext:value-type="float">
            <text:p>-62,2777557373047</text:p>
          </table:table-cell>
          <table:table-cell office:value-type="float" office:value="-62.264762878418" calcext:value-type="float">
            <text:p>-62,264762878418</text:p>
          </table:table-cell>
          <table:table-cell office:value-type="float" office:value="-62.2721061706543" calcext:value-type="float">
            <text:p>-62,2721061706543</text:p>
          </table:table-cell>
          <table:table-cell office:value-type="float" office:value="-62.2418937683106" calcext:value-type="float">
            <text:p>-62,2418937683106</text:p>
          </table:table-cell>
          <table:table-cell office:value-type="float" office:value="-62.2669219970703" calcext:value-type="float">
            <text:p>-62,2669219970703</text:p>
          </table:table-cell>
          <table:table-cell office:value-type="float" office:value="-62.2420158386231" calcext:value-type="float">
            <text:p>-62,2420158386231</text:p>
          </table:table-cell>
          <table:table-cell office:value-type="float" office:value="-62.2534446716309" calcext:value-type="float">
            <text:p>-62,2534446716309</text:p>
          </table:table-cell>
          <table:table-cell office:value-type="float" office:value="-62.2471504211426" calcext:value-type="float">
            <text:p>-62,2471504211426</text:p>
          </table:table-cell>
          <table:table-cell office:value-type="float" office:value="-62.2575912475586" calcext:value-type="float">
            <text:p>-62,2575912475586</text:p>
          </table:table-cell>
          <table:table-cell office:value-type="float" office:value="-62.2524070739746" calcext:value-type="float">
            <text:p>-62,2524070739746</text:p>
          </table:table-cell>
          <table:table-cell office:value-type="float" office:value="-62.2591209411621" calcext:value-type="float">
            <text:p>-62,2591209411621</text:p>
          </table:table-cell>
          <table:table-cell office:value-type="float" office:value="-62.2500495910645" calcext:value-type="float">
            <text:p>-62,2500495910645</text:p>
          </table:table-cell>
          <table:table-cell office:value-type="float" office:value="-62.235897064209" calcext:value-type="float">
            <text:p>-62,235897064209</text:p>
          </table:table-cell>
          <table:table-cell office:value-type="float" office:value="-62.2531127929688" calcext:value-type="float">
            <text:p>-62,2531127929688</text:p>
          </table:table-cell>
          <table:table-cell office:value-type="float" office:value="-62.262149810791" calcext:value-type="float">
            <text:p>-62,262149810791</text:p>
          </table:table-cell>
          <table:table-cell office:value-type="float" office:value="-62.2662544250488" calcext:value-type="float">
            <text:p>-62,2662544250488</text:p>
          </table:table-cell>
          <table:table-cell office:value-type="float" office:value="-62.263973236084" calcext:value-type="float">
            <text:p>-62,263973236084</text:p>
          </table:table-cell>
          <table:table-cell office:value-type="float" office:value="-62.2695350646973" calcext:value-type="float">
            <text:p>-62,2695350646973</text:p>
          </table:table-cell>
          <table:table-cell office:value-type="float" office:value="-62.2406539916992" calcext:value-type="float">
            <text:p>-62,2406539916992</text:p>
          </table:table-cell>
          <table:table-cell office:value-type="float" office:value="-62.2517471313477" calcext:value-type="float">
            <text:p>-62,2517471313477</text:p>
          </table:table-cell>
          <table:table-cell office:value-type="float" office:value="-62.2684555053711" calcext:value-type="float">
            <text:p>-62,2684555053711</text:p>
          </table:table-cell>
          <table:table-cell office:value-type="float" office:value="-62.2493438720703" calcext:value-type="float">
            <text:p>-62,2493438720703</text:p>
          </table:table-cell>
          <table:table-cell office:value-type="float" office:value="-62.2543563842773" calcext:value-type="float">
            <text:p>-62,2543563842773</text:p>
          </table:table-cell>
          <table:table-cell office:value-type="float" office:value="-62.2549362182617" calcext:value-type="float">
            <text:p>-62,2549362182617</text:p>
          </table:table-cell>
          <table:table-cell office:value-type="float" office:value="-62.2488899230957" calcext:value-type="float">
            <text:p>-62,2488899230957</text:p>
          </table:table-cell>
          <table:table-cell office:value-type="float" office:value="-62.2468185424805" calcext:value-type="float">
            <text:p>-62,2468185424805</text:p>
          </table:table-cell>
          <table:table-cell office:value-type="float" office:value="-62.2586250305176" calcext:value-type="float">
            <text:p>-62,2586250305176</text:p>
          </table:table-cell>
          <table:table-cell office:value-type="float" office:value="-62.259952545166" calcext:value-type="float">
            <text:p>-62,259952545166</text:p>
          </table:table-cell>
          <table:table-cell office:value-type="float" office:value="-62.2464027404785" calcext:value-type="float">
            <text:p>-62,2464027404785</text:p>
          </table:table-cell>
          <table:table-cell office:value-type="float" office:value="-62.2437553405762" calcext:value-type="float">
            <text:p>-62,2437553405762</text:p>
          </table:table-cell>
          <table:table-cell office:value-type="float" office:value="-62.2449569702148" calcext:value-type="float">
            <text:p>-62,2449569702148</text:p>
          </table:table-cell>
          <table:table-cell office:value-type="float" office:value="-62.2402420043945" calcext:value-type="float">
            <text:p>-62,2402420043945</text:p>
          </table:table-cell>
          <table:table-cell office:value-type="float" office:value="-62.2494277954102" calcext:value-type="float">
            <text:p>-62,2494277954102</text:p>
          </table:table-cell>
          <table:table-cell office:value-type="float" office:value="-62.2447090148926" calcext:value-type="float">
            <text:p>-62,2447090148926</text:p>
          </table:table-cell>
          <table:table-cell office:value-type="float" office:value="-62.2522430419922" calcext:value-type="float">
            <text:p>-62,2522430419922</text:p>
          </table:table-cell>
          <table:table-cell office:value-type="float" office:value="-62.2562637329102" calcext:value-type="float">
            <text:p>-62,2562637329102</text:p>
          </table:table-cell>
          <table:table-cell office:value-type="float" office:value="-62.2500076293945" calcext:value-type="float">
            <text:p>-62,2500076293945</text:p>
          </table:table-cell>
          <table:table-cell office:value-type="float" office:value="-62.2387084960938" calcext:value-type="float">
            <text:p>-62,2387084960938</text:p>
          </table:table-cell>
          <table:table-cell office:value-type="float" office:value="-62.2389984130859" calcext:value-type="float">
            <text:p>-62,2389984130859</text:p>
          </table:table-cell>
          <table:table-cell office:value-type="float" office:value="-62.2245330810547" calcext:value-type="float">
            <text:p>-62,2245330810547</text:p>
          </table:table-cell>
          <table:table-cell office:value-type="float" office:value="-62.2322578430176" calcext:value-type="float">
            <text:p>-62,2322578430176</text:p>
          </table:table-cell>
          <table:table-cell office:value-type="float" office:value="-62.2502555847168" calcext:value-type="float">
            <text:p>-62,2502555847168</text:p>
          </table:table-cell>
          <table:table-cell office:value-type="float" office:value="-62.2418518066406" calcext:value-type="float">
            <text:p>-62,2418518066406</text:p>
          </table:table-cell>
          <table:table-cell office:value-type="float" office:value="-62.2500076293945" calcext:value-type="float">
            <text:p>-62,2500076293945</text:p>
          </table:table-cell>
          <table:table-cell office:value-type="float" office:value="-62.2611122131348" calcext:value-type="float">
            <text:p>-62,2611122131348</text:p>
          </table:table-cell>
          <table:table-cell office:value-type="float" office:value="-62.2662963867188" calcext:value-type="float">
            <text:p>-62,2662963867188</text:p>
          </table:table-cell>
          <table:table-cell office:value-type="float" office:value="-62.2600746154785" calcext:value-type="float">
            <text:p>-62,2600746154785</text:p>
          </table:table-cell>
          <table:table-cell office:value-type="float" office:value="-62.2298622131348" calcext:value-type="float">
            <text:p>-62,2298622131348</text:p>
          </table:table-cell>
          <table:table-cell office:value-type="float" office:value="-62.2442932128906" calcext:value-type="float">
            <text:p>-62,2442932128906</text:p>
          </table:table-cell>
          <table:table-cell office:value-type="float" office:value="-62.2282485961914" calcext:value-type="float">
            <text:p>-62,2282485961914</text:p>
          </table:table-cell>
          <table:table-cell office:value-type="float" office:value="-62.2380065917969" calcext:value-type="float">
            <text:p>-62,2380065917969</text:p>
          </table:table-cell>
          <table:table-cell office:value-type="float" office:value="-62.2292861938477" calcext:value-type="float">
            <text:p>-62,2292861938477</text:p>
          </table:table-cell>
          <table:table-cell office:value-type="float" office:value="-62.2500076293945" calcext:value-type="float">
            <text:p>-62,2500076293945</text:p>
          </table:table-cell>
          <table:table-cell office:value-type="float" office:value="-62.2311859130859" calcext:value-type="float">
            <text:p>-62,2311859130859</text:p>
          </table:table-cell>
          <table:table-cell office:value-type="float" office:value="-62.2375106811523" calcext:value-type="float">
            <text:p>-62,2375106811523</text:p>
          </table:table-cell>
          <table:table-cell office:value-type="float" office:value="-62.2321357727051" calcext:value-type="float">
            <text:p>-62,2321357727051</text:p>
          </table:table-cell>
          <table:table-cell office:value-type="float" office:value="-62.2330856323242" calcext:value-type="float">
            <text:p>-62,2330856323242</text:p>
          </table:table-cell>
          <table:table-cell office:value-type="float" office:value="-62.2436752319336" calcext:value-type="float">
            <text:p>-62,2436752319336</text:p>
          </table:table-cell>
          <table:table-cell office:value-type="float" office:value="-62.2210693359375" calcext:value-type="float">
            <text:p>-62,2210693359375</text:p>
          </table:table-cell>
          <table:table-cell office:value-type="float" office:value="-62.2488479614258" calcext:value-type="float">
            <text:p>-62,2488479614258</text:p>
          </table:table-cell>
          <table:table-cell office:value-type="float" office:value="-62.2418518066406" calcext:value-type="float">
            <text:p>-62,2418518066406</text:p>
          </table:table-cell>
          <table:table-cell office:value-type="float" office:value="-62.2360610961914" calcext:value-type="float">
            <text:p>-62,2360610961914</text:p>
          </table:table-cell>
          <table:table-cell office:value-type="float" office:value="-62.2232551574707" calcext:value-type="float">
            <text:p>-62,2232551574707</text:p>
          </table:table-cell>
          <table:table-cell office:value-type="float" office:value="-62.2357292175293" calcext:value-type="float">
            <text:p>-62,2357292175293</text:p>
          </table:table-cell>
          <table:table-cell office:value-type="float" office:value="-62.2356452941895" calcext:value-type="float">
            <text:p>-62,2356452941895</text:p>
          </table:table-cell>
          <table:table-cell office:value-type="float" office:value="-62.245662689209" calcext:value-type="float">
            <text:p>-62,245662689209</text:p>
          </table:table-cell>
          <table:table-cell office:value-type="float" office:value="-62.2354011535645" calcext:value-type="float">
            <text:p>-62,2354011535645</text:p>
          </table:table-cell>
          <table:table-cell office:value-type="float" office:value="-62.2502136230469" calcext:value-type="float">
            <text:p>-62,2502136230469</text:p>
          </table:table-cell>
          <table:table-cell office:value-type="float" office:value="-62.2206954956055" calcext:value-type="float">
            <text:p>-62,2206954956055</text:p>
          </table:table-cell>
          <table:table-cell office:value-type="float" office:value="-62.2590827941895" calcext:value-type="float">
            <text:p>-62,2590827941895</text:p>
          </table:table-cell>
          <table:table-cell office:value-type="float" office:value="-62.2255249023438" calcext:value-type="float">
            <text:p>-62,2255249023438</text:p>
          </table:table-cell>
          <table:table-cell office:value-type="float" office:value="-62.2342033386231" calcext:value-type="float">
            <text:p>-62,2342033386231</text:p>
          </table:table-cell>
          <table:table-cell office:value-type="float" office:value="-62.2451248168945" calcext:value-type="float">
            <text:p>-62,2451248168945</text:p>
          </table:table-cell>
          <table:table-cell office:value-type="float" office:value="-62.2222633361816" calcext:value-type="float">
            <text:p>-62,2222633361816</text:p>
          </table:table-cell>
          <table:table-cell office:value-type="float" office:value="-62.2290382385254" calcext:value-type="float">
            <text:p>-62,2290382385254</text:p>
          </table:table-cell>
          <table:table-cell office:value-type="float" office:value="-62.2146301269531" calcext:value-type="float">
            <text:p>-62,2146301269531</text:p>
          </table:table-cell>
          <table:table-cell office:value-type="float" office:value="-62.2303581237793" calcext:value-type="float">
            <text:p>-62,2303581237793</text:p>
          </table:table-cell>
          <table:table-cell office:value-type="float" office:value="-62.2197456359863" calcext:value-type="float">
            <text:p>-62,2197456359863</text:p>
          </table:table-cell>
          <table:table-cell office:value-type="float" office:value="-62.214714050293" calcext:value-type="float">
            <text:p>-62,214714050293</text:p>
          </table:table-cell>
          <table:table-cell office:value-type="float" office:value="-62.2209854125977" calcext:value-type="float">
            <text:p>-62,2209854125977</text:p>
          </table:table-cell>
          <table:table-cell office:value-type="float" office:value="-62.2282066345215" calcext:value-type="float">
            <text:p>-62,2282066345215</text:p>
          </table:table-cell>
          <table:table-cell office:value-type="float" office:value="-62.2304000854492" calcext:value-type="float">
            <text:p>-62,2304000854492</text:p>
          </table:table-cell>
          <table:table-cell office:value-type="float" office:value="-62.2279167175293" calcext:value-type="float">
            <text:p>-62,2279167175293</text:p>
          </table:table-cell>
          <table:table-cell office:value-type="float" office:value="-62.2260627746582" calcext:value-type="float">
            <text:p>-62,2260627746582</text:p>
          </table:table-cell>
          <table:table-cell office:value-type="float" office:value="-62.2426795959473" calcext:value-type="float">
            <text:p>-62,2426795959473</text:p>
          </table:table-cell>
          <table:table-cell office:value-type="float" office:value="-62.2223472595215" calcext:value-type="float">
            <text:p>-62,2223472595215</text:p>
          </table:table-cell>
          <table:table-cell office:value-type="float" office:value="-62.2132682800293" calcext:value-type="float">
            <text:p>-62,2132682800293</text:p>
          </table:table-cell>
          <table:table-cell office:value-type="float" office:value="-62.2215614318848" calcext:value-type="float">
            <text:p>-62,2215614318848</text:p>
          </table:table-cell>
          <table:table-cell office:value-type="float" office:value="-62.2324256896973" calcext:value-type="float">
            <text:p>-62,2324256896973</text:p>
          </table:table-cell>
          <table:table-cell office:value-type="float" office:value="-62.2133941650391" calcext:value-type="float">
            <text:p>-62,2133941650391</text:p>
          </table:table-cell>
          <table:table-cell office:value-type="float" office:value="-62.2375946044922" calcext:value-type="float">
            <text:p>-62,2375946044922</text:p>
          </table:table-cell>
          <table:table-cell office:value-type="float" office:value="-62.2225074768066" calcext:value-type="float">
            <text:p>-62,2225074768066</text:p>
          </table:table-cell>
          <table:table-cell office:value-type="float" office:value="-62.2143020629883" calcext:value-type="float">
            <text:p>-62,2143020629883</text:p>
          </table:table-cell>
          <table:table-cell office:value-type="float" office:value="-62.2290763854981" calcext:value-type="float">
            <text:p>-62,2290763854981</text:p>
          </table:table-cell>
          <table:table-cell office:value-type="float" office:value="-62.242431640625" calcext:value-type="float">
            <text:p>-62,242431640625</text:p>
          </table:table-cell>
          <table:table-cell office:value-type="float" office:value="-62.2181777954102" calcext:value-type="float">
            <text:p>-62,2181777954102</text:p>
          </table:table-cell>
          <table:table-cell office:value-type="float" office:value="-62.2164039611816" calcext:value-type="float">
            <text:p>-62,2164039611816</text:p>
          </table:table-cell>
          <table:table-cell office:value-type="float" office:value="-62.2192916870117" calcext:value-type="float">
            <text:p>-62,2192916870117</text:p>
          </table:table-cell>
          <table:table-cell office:value-type="float" office:value="-62.2154541015625" calcext:value-type="float">
            <text:p>-62,2154541015625</text:p>
          </table:table-cell>
          <table:table-cell office:value-type="float" office:value="-62.2200736999512" calcext:value-type="float">
            <text:p>-62,2200736999512</text:p>
          </table:table-cell>
          <table:table-cell office:value-type="float" office:value="-62.2034187316895" calcext:value-type="float">
            <text:p>-62,2034187316895</text:p>
          </table:table-cell>
          <table:table-cell office:value-type="float" office:value="-62.2125701904297" calcext:value-type="float">
            <text:p>-62,2125701904297</text:p>
          </table:table-cell>
          <table:table-cell office:value-type="float" office:value="-62.2220573425293" calcext:value-type="float">
            <text:p>-62,2220573425293</text:p>
          </table:table-cell>
          <table:table-cell office:value-type="float" office:value="-62.2028846740723" calcext:value-type="float">
            <text:p>-62,2028846740723</text:p>
          </table:table-cell>
          <table:table-cell office:value-type="float" office:value="-62.2209854125977" calcext:value-type="float">
            <text:p>-62,2209854125977</text:p>
          </table:table-cell>
          <table:table-cell office:value-type="float" office:value="-62.2213554382324" calcext:value-type="float">
            <text:p>-62,2213554382324</text:p>
          </table:table-cell>
          <table:table-cell office:value-type="float" office:value="-62.2080764770508" calcext:value-type="float">
            <text:p>-62,2080764770508</text:p>
          </table:table-cell>
          <table:table-cell office:value-type="float" office:value="-62.210506439209" calcext:value-type="float">
            <text:p>-62,210506439209</text:p>
          </table:table-cell>
          <table:table-cell office:value-type="float" office:value="-62.2117042541504" calcext:value-type="float">
            <text:p>-62,2117042541504</text:p>
          </table:table-cell>
          <table:table-cell office:value-type="float" office:value="-62.2315979003906" calcext:value-type="float">
            <text:p>-62,2315979003906</text:p>
          </table:table-cell>
          <table:table-cell office:value-type="float" office:value="-62.2187156677246" calcext:value-type="float">
            <text:p>-62,2187156677246</text:p>
          </table:table-cell>
          <table:table-cell office:value-type="float" office:value="-62.2233772277832" calcext:value-type="float">
            <text:p>-62,2233772277832</text:p>
          </table:table-cell>
          <table:table-cell office:value-type="float" office:value="-62.2176856994629" calcext:value-type="float">
            <text:p>-62,2176856994629</text:p>
          </table:table-cell>
          <table:table-cell office:value-type="float" office:value="-62.2094345092773" calcext:value-type="float">
            <text:p>-62,2094345092773</text:p>
          </table:table-cell>
          <table:table-cell office:value-type="float" office:value="-62.2044067382813" calcext:value-type="float">
            <text:p>-62,2044067382813</text:p>
          </table:table-cell>
          <table:table-cell office:value-type="float" office:value="-62.2139701843262" calcext:value-type="float">
            <text:p>-62,2139701843262</text:p>
          </table:table-cell>
          <table:table-cell office:value-type="float" office:value="-62.2145500183106" calcext:value-type="float">
            <text:p>-62,2145500183106</text:p>
          </table:table-cell>
          <table:table-cell office:value-type="float" office:value="-62.1975708007813" calcext:value-type="float">
            <text:p>-62,1975708007813</text:p>
          </table:table-cell>
          <table:table-cell office:value-type="float" office:value="-62.1956367492676" calcext:value-type="float">
            <text:p>-62,1956367492676</text:p>
          </table:table-cell>
          <table:table-cell office:value-type="float" office:value="-62.1901245117188" calcext:value-type="float">
            <text:p>-62,1901245117188</text:p>
          </table:table-cell>
          <table:table-cell office:value-type="float" office:value="-62.199836730957" calcext:value-type="float">
            <text:p>-62,199836730957</text:p>
          </table:table-cell>
          <table:table-cell office:value-type="float" office:value="-62.1960487365723" calcext:value-type="float">
            <text:p>-62,1960487365723</text:p>
          </table:table-cell>
          <table:table-cell office:value-type="float" office:value="-62.198600769043" calcext:value-type="float">
            <text:p>-62,198600769043</text:p>
          </table:table-cell>
          <table:table-cell office:value-type="float" office:value="-62.2168960571289" calcext:value-type="float">
            <text:p>-62,2168960571289</text:p>
          </table:table-cell>
          <table:table-cell office:value-type="float" office:value="-62.2045288085938" calcext:value-type="float">
            <text:p>-62,2045288085938</text:p>
          </table:table-cell>
          <table:table-cell office:value-type="float" office:value="-62.2066764831543" calcext:value-type="float">
            <text:p>-62,2066764831543</text:p>
          </table:table-cell>
          <table:table-cell office:value-type="float" office:value="-62.2288703918457" calcext:value-type="float">
            <text:p>-62,2288703918457</text:p>
          </table:table-cell>
          <table:table-cell office:value-type="float" office:value="-62.1958427429199" calcext:value-type="float">
            <text:p>-62,1958427429199</text:p>
          </table:table-cell>
          <table:table-cell office:value-type="float" office:value="-62.2141342163086" calcext:value-type="float">
            <text:p>-62,2141342163086</text:p>
          </table:table-cell>
          <table:table-cell office:value-type="float" office:value="-62.1958045959473" calcext:value-type="float">
            <text:p>-62,1958045959473</text:p>
          </table:table-cell>
          <table:table-cell office:value-type="float" office:value="-62.1995468139648" calcext:value-type="float">
            <text:p>-62,1995468139648</text:p>
          </table:table-cell>
          <table:table-cell office:value-type="float" office:value="-62.2070007324219" calcext:value-type="float">
            <text:p>-62,2070007324219</text:p>
          </table:table-cell>
          <table:table-cell office:value-type="float" office:value="-62.2267227172852" calcext:value-type="float">
            <text:p>-62,2267227172852</text:p>
          </table:table-cell>
          <table:table-cell office:value-type="float" office:value="-62.1955146789551" calcext:value-type="float">
            <text:p>-62,1955146789551</text:p>
          </table:table-cell>
          <table:table-cell office:value-type="float" office:value="-62.2090225219727" calcext:value-type="float">
            <text:p>-62,2090225219727</text:p>
          </table:table-cell>
          <table:table-cell office:value-type="float" office:value="-62.200496673584" calcext:value-type="float">
            <text:p>-62,200496673584</text:p>
          </table:table-cell>
          <table:table-cell office:value-type="float" office:value="-62.1975288391113" calcext:value-type="float">
            <text:p>-62,1975288391113</text:p>
          </table:table-cell>
          <table:table-cell office:value-type="float" office:value="-62.2097663879395" calcext:value-type="float">
            <text:p>-62,2097663879395</text:p>
          </table:table-cell>
          <table:table-cell office:value-type="float" office:value="-62.197322845459" calcext:value-type="float">
            <text:p>-62,197322845459</text:p>
          </table:table-cell>
          <table:table-cell office:value-type="float" office:value="-62.2029647827148" calcext:value-type="float">
            <text:p>-62,2029647827148</text:p>
          </table:table-cell>
          <table:table-cell office:value-type="float" office:value="-62.2121963500977" calcext:value-type="float">
            <text:p>-62,2121963500977</text:p>
          </table:table-cell>
          <table:table-cell office:value-type="float" office:value="-62.2017288208008" calcext:value-type="float">
            <text:p>-62,2017288208008</text:p>
          </table:table-cell>
          <table:table-cell office:value-type="float" office:value="-62.1883544921875" calcext:value-type="float">
            <text:p>-62,1883544921875</text:p>
          </table:table-cell>
          <table:table-cell office:value-type="float" office:value="-62.2082405090332" calcext:value-type="float">
            <text:p>-62,2082405090332</text:p>
          </table:table-cell>
          <table:table-cell office:value-type="float" office:value="-62.1899185180664" calcext:value-type="float">
            <text:p>-62,1899185180664</text:p>
          </table:table-cell>
          <table:table-cell office:value-type="float" office:value="-62.2230072021484" calcext:value-type="float">
            <text:p>-62,2230072021484</text:p>
          </table:table-cell>
          <table:table-cell office:value-type="float" office:value="-62.1935806274414" calcext:value-type="float">
            <text:p>-62,1935806274414</text:p>
          </table:table-cell>
          <table:table-cell office:value-type="float" office:value="-62.1902084350586" calcext:value-type="float">
            <text:p>-62,1902084350586</text:p>
          </table:table-cell>
          <table:table-cell office:value-type="float" office:value="-62.1961708068848" calcext:value-type="float">
            <text:p>-62,1961708068848</text:p>
          </table:table-cell>
          <table:table-cell office:value-type="float" office:value="-62.2096405029297" calcext:value-type="float">
            <text:p>-62,2096405029297</text:p>
          </table:table-cell>
          <table:table-cell office:value-type="float" office:value="-62.1692962646484" calcext:value-type="float">
            <text:p>-62,1692962646484</text:p>
          </table:table-cell>
          <table:table-cell office:value-type="float" office:value="-62.2007827758789" calcext:value-type="float">
            <text:p>-62,2007827758789</text:p>
          </table:table-cell>
          <table:table-cell office:value-type="float" office:value="-62.2075805664063" calcext:value-type="float">
            <text:p>-62,2075805664063</text:p>
          </table:table-cell>
          <table:table-cell office:value-type="float" office:value="-62.1784515380859" calcext:value-type="float">
            <text:p>-62,1784515380859</text:p>
          </table:table-cell>
          <table:table-cell office:value-type="float" office:value="-62.1806678771973" calcext:value-type="float">
            <text:p>-62,1806678771973</text:p>
          </table:table-cell>
          <table:table-cell office:value-type="float" office:value="-62.1862602233887" calcext:value-type="float">
            <text:p>-62,1862602233887</text:p>
          </table:table-cell>
          <table:table-cell office:value-type="float" office:value="-62.2106323242188" calcext:value-type="float">
            <text:p>-62,2106323242188</text:p>
          </table:table-cell>
          <table:table-cell office:value-type="float" office:value="-62.1848182678223" calcext:value-type="float">
            <text:p>-62,1848182678223</text:p>
          </table:table-cell>
          <table:table-cell office:value-type="float" office:value="-62.1841659545898" calcext:value-type="float">
            <text:p>-62,1841659545898</text:p>
          </table:table-cell>
          <table:table-cell office:value-type="float" office:value="-62.1863403320313" calcext:value-type="float">
            <text:p>-62,1863403320313</text:p>
          </table:table-cell>
          <table:table-cell office:value-type="float" office:value="-62.1930847167969" calcext:value-type="float">
            <text:p>-62,1930847167969</text:p>
          </table:table-cell>
          <table:table-cell office:value-type="float" office:value="-62.2001647949219" calcext:value-type="float">
            <text:p>-62,2001647949219</text:p>
          </table:table-cell>
          <table:table-cell office:value-type="float" office:value="-62.1940727233887" calcext:value-type="float">
            <text:p>-62,1940727233887</text:p>
          </table:table-cell>
          <table:table-cell office:value-type="float" office:value="-62.1855621337891" calcext:value-type="float">
            <text:p>-62,1855621337891</text:p>
          </table:table-cell>
          <table:table-cell office:value-type="float" office:value="-62.1593360900879" calcext:value-type="float">
            <text:p>-62,1593360900879</text:p>
          </table:table-cell>
          <table:table-cell office:value-type="float" office:value="-62.1654396057129" calcext:value-type="float">
            <text:p>-62,1654396057129</text:p>
          </table:table-cell>
          <table:table-cell office:value-type="float" office:value="-62.1867942810059" calcext:value-type="float">
            <text:p>-62,1867942810059</text:p>
          </table:table-cell>
          <table:table-cell office:value-type="float" office:value="-62.2006988525391" calcext:value-type="float">
            <text:p>-62,2006988525391</text:p>
          </table:table-cell>
          <table:table-cell office:value-type="float" office:value="-62.1925506591797" calcext:value-type="float">
            <text:p>-62,1925506591797</text:p>
          </table:table-cell>
          <table:table-cell office:value-type="float" office:value="-62.1837501525879" calcext:value-type="float">
            <text:p>-62,1837501525879</text:p>
          </table:table-cell>
          <table:table-cell office:value-type="float" office:value="-62.1845741271973" calcext:value-type="float">
            <text:p>-62,1845741271973</text:p>
          </table:table-cell>
          <table:table-cell office:value-type="float" office:value="-62.1744270324707" calcext:value-type="float">
            <text:p>-62,1744270324707</text:p>
          </table:table-cell>
          <table:table-cell office:value-type="float" office:value="-62.171760559082" calcext:value-type="float">
            <text:p>-62,171760559082</text:p>
          </table:table-cell>
          <table:table-cell office:value-type="float" office:value="-62.1648254394531" calcext:value-type="float">
            <text:p>-62,1648254394531</text:p>
          </table:table-cell>
          <table:table-cell office:value-type="float" office:value="-62.1776275634766" calcext:value-type="float">
            <text:p>-62,1776275634766</text:p>
          </table:table-cell>
          <table:table-cell office:value-type="float" office:value="-62.1719245910645" calcext:value-type="float">
            <text:p>-62,1719245910645</text:p>
          </table:table-cell>
          <table:table-cell office:value-type="float" office:value="-62.1620826721191" calcext:value-type="float">
            <text:p>-62,1620826721191</text:p>
          </table:table-cell>
          <table:table-cell office:value-type="float" office:value="-62.1750450134277" calcext:value-type="float">
            <text:p>-62,1750450134277</text:p>
          </table:table-cell>
          <table:table-cell office:value-type="float" office:value="-62.1846160888672" calcext:value-type="float">
            <text:p>-62,1846160888672</text:p>
          </table:table-cell>
          <table:table-cell office:value-type="float" office:value="-62.1943626403809" calcext:value-type="float">
            <text:p>-62,1943626403809</text:p>
          </table:table-cell>
          <table:table-cell office:value-type="float" office:value="-62.1698303222656" calcext:value-type="float">
            <text:p>-62,1698303222656</text:p>
          </table:table-cell>
          <table:table-cell office:value-type="float" office:value="-62.1645431518555" calcext:value-type="float">
            <text:p>-62,1645431518555</text:p>
          </table:table-cell>
          <table:table-cell office:value-type="float" office:value="-62.1643753051758" calcext:value-type="float">
            <text:p>-62,1643753051758</text:p>
          </table:table-cell>
          <table:table-cell office:value-type="float" office:value="-62.1650314331055" calcext:value-type="float">
            <text:p>-62,1650314331055</text:p>
          </table:table-cell>
          <table:table-cell office:value-type="float" office:value="-62.1742210388184" calcext:value-type="float">
            <text:p>-62,1742210388184</text:p>
          </table:table-cell>
          <table:table-cell office:value-type="float" office:value="-62.1677398681641" calcext:value-type="float">
            <text:p>-62,1677398681641</text:p>
          </table:table-cell>
          <table:table-cell office:value-type="float" office:value="-62.1476593017578" calcext:value-type="float">
            <text:p>-62,1476593017578</text:p>
          </table:table-cell>
          <table:table-cell office:value-type="float" office:value="-62.1655654907227" calcext:value-type="float">
            <text:p>-62,1655654907227</text:p>
          </table:table-cell>
          <table:table-cell office:value-type="float" office:value="-62.1822319030762" calcext:value-type="float">
            <text:p>-62,1822319030762</text:p>
          </table:table-cell>
          <table:table-cell office:value-type="float" office:value="-62.1742210388184" calcext:value-type="float">
            <text:p>-62,1742210388184</text:p>
          </table:table-cell>
          <table:table-cell office:value-type="float" office:value="-62.1618728637695" calcext:value-type="float">
            <text:p>-62,1618728637695</text:p>
          </table:table-cell>
          <table:table-cell office:value-type="float" office:value="-62.1645774841309" calcext:value-type="float">
            <text:p>-62,1645774841309</text:p>
          </table:table-cell>
          <table:table-cell office:value-type="float" office:value="-62.1512222290039" calcext:value-type="float">
            <text:p>-62,1512222290039</text:p>
          </table:table-cell>
          <table:table-cell office:value-type="float" office:value="-62.1476593017578" calcext:value-type="float">
            <text:p>-62,1476593017578</text:p>
          </table:table-cell>
          <table:table-cell office:value-type="float" office:value="-62.1447563171387" calcext:value-type="float">
            <text:p>-62,1447563171387</text:p>
          </table:table-cell>
          <table:table-cell office:value-type="float" office:value="-62.1926765441895" calcext:value-type="float">
            <text:p>-62,1926765441895</text:p>
          </table:table-cell>
          <table:table-cell office:value-type="float" office:value="-62.1469230651856" calcext:value-type="float">
            <text:p>-62,1469230651856</text:p>
          </table:table-cell>
          <table:table-cell office:value-type="float" office:value="-62.1657295227051" calcext:value-type="float">
            <text:p>-62,1657295227051</text:p>
          </table:table-cell>
          <table:table-cell office:value-type="float" office:value="-62.1669616699219" calcext:value-type="float">
            <text:p>-62,1669616699219</text:p>
          </table:table-cell>
          <table:table-cell office:value-type="float" office:value="-62.1615867614746" calcext:value-type="float">
            <text:p>-62,1615867614746</text:p>
          </table:table-cell>
          <table:table-cell office:value-type="float" office:value="-62.1775932312012" calcext:value-type="float">
            <text:p>-62,1775932312012</text:p>
          </table:table-cell>
          <table:table-cell office:value-type="float" office:value="-62.1546211242676" calcext:value-type="float">
            <text:p>-62,1546211242676</text:p>
          </table:table-cell>
          <table:table-cell office:value-type="float" office:value="-62.1491737365723" calcext:value-type="float">
            <text:p>-62,1491737365723</text:p>
          </table:table-cell>
          <table:table-cell office:value-type="float" office:value="-62.1519165039063" calcext:value-type="float">
            <text:p>-62,1519165039063</text:p>
          </table:table-cell>
          <table:table-cell office:value-type="float" office:value="-62.1418113708496" calcext:value-type="float">
            <text:p>-62,1418113708496</text:p>
          </table:table-cell>
          <table:table-cell office:value-type="float" office:value="-62.1538009643555" calcext:value-type="float">
            <text:p>-62,1538009643555</text:p>
          </table:table-cell>
          <table:table-cell office:value-type="float" office:value="-62.1507759094238" calcext:value-type="float">
            <text:p>-62,1507759094238</text:p>
          </table:table-cell>
          <table:table-cell office:value-type="float" office:value="-62.1517562866211" calcext:value-type="float">
            <text:p>-62,1517562866211</text:p>
          </table:table-cell>
          <table:table-cell office:value-type="float" office:value="-62.1622428894043" calcext:value-type="float">
            <text:p>-62,1622428894043</text:p>
          </table:table-cell>
          <table:table-cell office:value-type="float" office:value="-62.1664657592773" calcext:value-type="float">
            <text:p>-62,1664657592773</text:p>
          </table:table-cell>
          <table:table-cell office:value-type="float" office:value="-62.165397644043" calcext:value-type="float">
            <text:p>-62,165397644043</text:p>
          </table:table-cell>
          <table:table-cell office:value-type="float" office:value="-62.14794921875" calcext:value-type="float">
            <text:p>-62,14794921875</text:p>
          </table:table-cell>
          <table:table-cell office:value-type="float" office:value="-62.1471290588379" calcext:value-type="float">
            <text:p>-62,1471290588379</text:p>
          </table:table-cell>
          <table:table-cell office:value-type="float" office:value="-62.1433219909668" calcext:value-type="float">
            <text:p>-62,1433219909668</text:p>
          </table:table-cell>
          <table:table-cell office:value-type="float" office:value="-62.1568756103516" calcext:value-type="float">
            <text:p>-62,1568756103516</text:p>
          </table:table-cell>
          <table:table-cell office:value-type="float" office:value="-62.1531066894531" calcext:value-type="float">
            <text:p>-62,1531066894531</text:p>
          </table:table-cell>
          <table:table-cell office:value-type="float" office:value="-62.1628189086914" calcext:value-type="float">
            <text:p>-62,1628189086914</text:p>
          </table:table-cell>
          <table:table-cell office:value-type="float" office:value="-62.1482772827148" calcext:value-type="float">
            <text:p>-62,1482772827148</text:p>
          </table:table-cell>
          <table:table-cell office:value-type="float" office:value="-62.1372718811035" calcext:value-type="float">
            <text:p>-62,1372718811035</text:p>
          </table:table-cell>
          <table:table-cell office:value-type="float" office:value="-62.112003326416" calcext:value-type="float">
            <text:p>-62,112003326416</text:p>
          </table:table-cell>
          <table:table-cell office:value-type="float" office:value="-62.1459808349609" calcext:value-type="float">
            <text:p>-62,1459808349609</text:p>
          </table:table-cell>
          <table:table-cell office:value-type="float" office:value="-62.1592102050781" calcext:value-type="float">
            <text:p>-62,1592102050781</text:p>
          </table:table-cell>
          <table:table-cell office:value-type="float" office:value="-62.1372718811035" calcext:value-type="float">
            <text:p>-62,1372718811035</text:p>
          </table:table-cell>
          <table:table-cell office:value-type="float" office:value="-62.1408309936523" calcext:value-type="float">
            <text:p>-62,1408309936523</text:p>
          </table:table-cell>
          <table:table-cell office:value-type="float" office:value="-62.1486434936523" calcext:value-type="float">
            <text:p>-62,1486434936523</text:p>
          </table:table-cell>
          <table:table-cell office:value-type="float" office:value="-62.1437759399414" calcext:value-type="float">
            <text:p>-62,1437759399414</text:p>
          </table:table-cell>
          <table:table-cell office:value-type="float" office:value="-62.1506500244141" calcext:value-type="float">
            <text:p>-62,1506500244141</text:p>
          </table:table-cell>
          <table:table-cell office:value-type="float" office:value="-62.1473731994629" calcext:value-type="float">
            <text:p>-62,1473731994629</text:p>
          </table:table-cell>
          <table:table-cell office:value-type="float" office:value="-62.1344108581543" calcext:value-type="float">
            <text:p>-62,1344108581543</text:p>
          </table:table-cell>
          <table:table-cell office:value-type="float" office:value="-62.1256713867188" calcext:value-type="float">
            <text:p>-62,1256713867188</text:p>
          </table:table-cell>
          <table:table-cell office:value-type="float" office:value="-62.149299621582" calcext:value-type="float">
            <text:p>-62,149299621582</text:p>
          </table:table-cell>
          <table:table-cell office:value-type="float" office:value="-62.1380081176758" calcext:value-type="float">
            <text:p>-62,1380081176758</text:p>
          </table:table-cell>
          <table:table-cell office:value-type="float" office:value="-62.1350631713867" calcext:value-type="float">
            <text:p>-62,1350631713867</text:p>
          </table:table-cell>
          <table:table-cell office:value-type="float" office:value="-62.1633110046387" calcext:value-type="float">
            <text:p>-62,1633110046387</text:p>
          </table:table-cell>
          <table:table-cell office:value-type="float" office:value="-62.1597023010254" calcext:value-type="float">
            <text:p>-62,1597023010254</text:p>
          </table:table-cell>
          <table:table-cell office:value-type="float" office:value="-62.1469230651856" calcext:value-type="float">
            <text:p>-62,1469230651856</text:p>
          </table:table-cell>
          <table:table-cell office:value-type="float" office:value="-62.1225280761719" calcext:value-type="float">
            <text:p>-62,1225280761719</text:p>
          </table:table-cell>
          <table:table-cell office:value-type="float" office:value="-62.143856048584" calcext:value-type="float">
            <text:p>-62,143856048584</text:p>
          </table:table-cell>
          <table:table-cell office:value-type="float" office:value="-62.1513862609863" calcext:value-type="float">
            <text:p>-62,1513862609863</text:p>
          </table:table-cell>
          <table:table-cell office:value-type="float" office:value="-62.1266899108887" calcext:value-type="float">
            <text:p>-62,1266899108887</text:p>
          </table:table-cell>
          <table:table-cell office:value-type="float" office:value="-62.127872467041" calcext:value-type="float">
            <text:p>-62,127872467041</text:p>
          </table:table-cell>
          <table:table-cell office:value-type="float" office:value="-62.1348609924316" calcext:value-type="float">
            <text:p>-62,1348609924316</text:p>
          </table:table-cell>
          <table:table-cell office:value-type="float" office:value="-62.1486854553223" calcext:value-type="float">
            <text:p>-62,1486854553223</text:p>
          </table:table-cell>
          <table:table-cell office:value-type="float" office:value="-62.1438140869141" calcext:value-type="float">
            <text:p>-62,1438140869141</text:p>
          </table:table-cell>
          <table:table-cell office:value-type="float" office:value="-62.1445541381836" calcext:value-type="float">
            <text:p>-62,1445541381836</text:p>
          </table:table-cell>
          <table:table-cell office:value-type="float" office:value="-62.1467208862305" calcext:value-type="float">
            <text:p>-62,1467208862305</text:p>
          </table:table-cell>
          <table:table-cell office:value-type="float" office:value="-62.1399307250977" calcext:value-type="float">
            <text:p>-62,1399307250977</text:p>
          </table:table-cell>
          <table:table-cell office:value-type="float" office:value="-62.1476593017578" calcext:value-type="float">
            <text:p>-62,1476593017578</text:p>
          </table:table-cell>
          <table:table-cell office:value-type="float" office:value="-62.1433639526367" calcext:value-type="float">
            <text:p>-62,1433639526367</text:p>
          </table:table-cell>
          <table:table-cell office:value-type="float" office:value="-62.1407890319824" calcext:value-type="float">
            <text:p>-62,1407890319824</text:p>
          </table:table-cell>
          <table:table-cell office:value-type="float" office:value="-62.133716583252" calcext:value-type="float">
            <text:p>-62,133716583252</text:p>
          </table:table-cell>
          <table:table-cell office:value-type="float" office:value="-62.1324501037598" calcext:value-type="float">
            <text:p>-62,1324501037598</text:p>
          </table:table-cell>
          <table:table-cell office:value-type="float" office:value="-62.1366996765137" calcext:value-type="float">
            <text:p>-62,1366996765137</text:p>
          </table:table-cell>
          <table:table-cell office:value-type="float" office:value="-62.1325302124023" calcext:value-type="float">
            <text:p>-62,1325302124023</text:p>
          </table:table-cell>
          <table:table-cell office:value-type="float" office:value="-62.1472969055176" calcext:value-type="float">
            <text:p>-62,1472969055176</text:p>
          </table:table-cell>
          <table:table-cell office:value-type="float" office:value="-62.1335945129395" calcext:value-type="float">
            <text:p>-62,1335945129395</text:p>
          </table:table-cell>
          <table:table-cell office:value-type="float" office:value="-62.1378021240234" calcext:value-type="float">
            <text:p>-62,1378021240234</text:p>
          </table:table-cell>
          <table:table-cell office:value-type="float" office:value="-62.1386222839356" calcext:value-type="float">
            <text:p>-62,1386222839356</text:p>
          </table:table-cell>
          <table:table-cell office:value-type="float" office:value="-62.133716583252" calcext:value-type="float">
            <text:p>-62,133716583252</text:p>
          </table:table-cell>
          <table:table-cell office:value-type="float" office:value="-62.1241607666016" calcext:value-type="float">
            <text:p>-62,1241607666016</text:p>
          </table:table-cell>
          <table:table-cell office:value-type="float" office:value="-62.1425857543945" calcext:value-type="float">
            <text:p>-62,1425857543945</text:p>
          </table:table-cell>
          <table:table-cell office:value-type="float" office:value="-62.1242408752441" calcext:value-type="float">
            <text:p>-62,1242408752441</text:p>
          </table:table-cell>
          <table:table-cell office:value-type="float" office:value="-62.1279983520508" calcext:value-type="float">
            <text:p>-62,1279983520508</text:p>
          </table:table-cell>
          <table:table-cell office:value-type="float" office:value="-62.1223640441895" calcext:value-type="float">
            <text:p>-62,1223640441895</text:p>
          </table:table-cell>
          <table:table-cell office:value-type="float" office:value="-62.1293029785156" calcext:value-type="float">
            <text:p>-62,1293029785156</text:p>
          </table:table-cell>
          <table:table-cell office:value-type="float" office:value="-62.127872467041" calcext:value-type="float">
            <text:p>-62,127872467041</text:p>
          </table:table-cell>
          <table:table-cell office:value-type="float" office:value="-62.1241188049316" calcext:value-type="float">
            <text:p>-62,1241188049316</text:p>
          </table:table-cell>
          <table:table-cell office:value-type="float" office:value="-62.1255874633789" calcext:value-type="float">
            <text:p>-62,1255874633789</text:p>
          </table:table-cell>
          <table:table-cell office:value-type="float" office:value="-62.1174697875977" calcext:value-type="float">
            <text:p>-62,1174697875977</text:p>
          </table:table-cell>
          <table:table-cell office:value-type="float" office:value="-62.1148567199707" calcext:value-type="float">
            <text:p>-62,1148567199707</text:p>
          </table:table-cell>
          <table:table-cell office:value-type="float" office:value="-62.1517143249512" calcext:value-type="float">
            <text:p>-62,1517143249512</text:p>
          </table:table-cell>
          <table:table-cell office:value-type="float" office:value="-62.1343688964844" calcext:value-type="float">
            <text:p>-62,1343688964844</text:p>
          </table:table-cell>
          <table:table-cell office:value-type="float" office:value="-62.1303672790527" calcext:value-type="float">
            <text:p>-62,1303672790527</text:p>
          </table:table-cell>
          <table:table-cell office:value-type="float" office:value="-62.1368217468262" calcext:value-type="float">
            <text:p>-62,1368217468262</text:p>
          </table:table-cell>
          <table:table-cell office:value-type="float" office:value="-62.1428337097168" calcext:value-type="float">
            <text:p>-62,1428337097168</text:p>
          </table:table-cell>
          <table:table-cell office:value-type="float" office:value="-62.1185302734375" calcext:value-type="float">
            <text:p>-62,1185302734375</text:p>
          </table:table-cell>
          <table:table-cell office:value-type="float" office:value="-62.1124114990234" calcext:value-type="float">
            <text:p>-62,1124114990234</text:p>
          </table:table-cell>
          <table:table-cell office:value-type="float" office:value="-62.1135940551758" calcext:value-type="float">
            <text:p>-62,1135940551758</text:p>
          </table:table-cell>
          <table:table-cell office:value-type="float" office:value="-62.0995826721191" calcext:value-type="float">
            <text:p>-62,0995826721191</text:p>
          </table:table-cell>
          <table:table-cell office:value-type="float" office:value="-62.1199569702148" calcext:value-type="float">
            <text:p>-62,1199569702148</text:p>
          </table:table-cell>
          <table:table-cell office:value-type="float" office:value="-62.1352310180664" calcext:value-type="float">
            <text:p>-62,1352310180664</text:p>
          </table:table-cell>
          <table:table-cell office:value-type="float" office:value="-62.1311416625977" calcext:value-type="float">
            <text:p>-62,1311416625977</text:p>
          </table:table-cell>
          <table:table-cell office:value-type="float" office:value="-62.2928886413574" calcext:value-type="float">
            <text:p>-62,2928886413574</text:p>
          </table:table-cell>
          <table:table-cell office:value-type="float" office:value="-62.3498420715332" calcext:value-type="float">
            <text:p>-62,3498420715332</text:p>
          </table:table-cell>
          <table:table-cell office:value-type="float" office:value="-62.3316421508789" calcext:value-type="float">
            <text:p>-62,3316421508789</text:p>
          </table:table-cell>
          <table:table-cell office:value-type="float" office:value="-62.3317642211914" calcext:value-type="float">
            <text:p>-62,3317642211914</text:p>
          </table:table-cell>
          <table:table-cell office:value-type="float" office:value="-62.3421821594238" calcext:value-type="float">
            <text:p>-62,3421821594238</text:p>
          </table:table-cell>
          <table:table-cell office:value-type="float" office:value="-62.3293418884277" calcext:value-type="float">
            <text:p>-62,3293418884277</text:p>
          </table:table-cell>
          <table:table-cell office:value-type="float" office:value="-62.3251609802246" calcext:value-type="float">
            <text:p>-62,3251609802246</text:p>
          </table:table-cell>
          <table:table-cell office:value-type="float" office:value="-62.3392944335938" calcext:value-type="float">
            <text:p>-62,3392944335938</text:p>
          </table:table-cell>
          <table:table-cell office:value-type="float" office:value="-62.323657989502" calcext:value-type="float">
            <text:p>-62,323657989502</text:p>
          </table:table-cell>
          <table:table-cell office:value-type="float" office:value="-62.3554191589356" calcext:value-type="float">
            <text:p>-62,3554191589356</text:p>
          </table:table-cell>
          <table:table-cell office:value-type="float" office:value="-62.3202323913574" calcext:value-type="float">
            <text:p>-62,3202323913574</text:p>
          </table:table-cell>
          <table:table-cell office:value-type="float" office:value="-62.3364906311035" calcext:value-type="float">
            <text:p>-62,3364906311035</text:p>
          </table:table-cell>
          <table:table-cell office:value-type="float" office:value="-62.3421401977539" calcext:value-type="float">
            <text:p>-62,3421401977539</text:p>
          </table:table-cell>
          <table:table-cell office:value-type="float" office:value="-62.3267478942871" calcext:value-type="float">
            <text:p>-62,3267478942871</text:p>
          </table:table-cell>
          <table:table-cell office:value-type="float" office:value="-62.3426818847656" calcext:value-type="float">
            <text:p>-62,3426818847656</text:p>
          </table:table-cell>
          <table:table-cell office:value-type="float" office:value="-62.3270835876465" calcext:value-type="float">
            <text:p>-62,3270835876465</text:p>
          </table:table-cell>
          <table:table-cell office:value-type="float" office:value="-62.3212814331055" calcext:value-type="float">
            <text:p>-62,3212814331055</text:p>
          </table:table-cell>
          <table:table-cell office:value-type="float" office:value="-62.3060111999512" calcext:value-type="float">
            <text:p>-62,3060111999512</text:p>
          </table:table-cell>
          <table:table-cell office:value-type="float" office:value="-62.3327293395996" calcext:value-type="float">
            <text:p>-62,3327293395996</text:p>
          </table:table-cell>
          <table:table-cell office:value-type="float" office:value="-62.3148956298828" calcext:value-type="float">
            <text:p>-62,3148956298828</text:p>
          </table:table-cell>
          <table:table-cell office:value-type="float" office:value="-62.3291778564453" calcext:value-type="float">
            <text:p>-62,3291778564453</text:p>
          </table:table-cell>
          <table:table-cell office:value-type="float" office:value="-62.3234519958496" calcext:value-type="float">
            <text:p>-62,3234519958496</text:p>
          </table:table-cell>
          <table:table-cell office:value-type="float" office:value="-62.3224487304688" calcext:value-type="float">
            <text:p>-62,3224487304688</text:p>
          </table:table-cell>
          <table:table-cell office:value-type="float" office:value="-62.3210296630859" calcext:value-type="float">
            <text:p>-62,3210296630859</text:p>
          </table:table-cell>
          <table:table-cell office:value-type="float" office:value="-62.3235778808594" calcext:value-type="float">
            <text:p>-62,3235778808594</text:p>
          </table:table-cell>
          <table:table-cell office:value-type="float" office:value="-62.3331909179688" calcext:value-type="float">
            <text:p>-62,3331909179688</text:p>
          </table:table-cell>
          <table:table-cell office:value-type="float" office:value="-62.3302192687988" calcext:value-type="float">
            <text:p>-62,3302192687988</text:p>
          </table:table-cell>
          <table:table-cell office:value-type="float" office:value="-62.3305130004883" calcext:value-type="float">
            <text:p>-62,3305130004883</text:p>
          </table:table-cell>
          <table:table-cell office:value-type="float" office:value="-62.3269195556641" calcext:value-type="float">
            <text:p>-62,3269195556641</text:p>
          </table:table-cell>
          <table:table-cell office:value-type="float" office:value="-62.3293418884277" calcext:value-type="float">
            <text:p>-62,3293418884277</text:p>
          </table:table-cell>
          <table:table-cell office:value-type="float" office:value="-62.319149017334" calcext:value-type="float">
            <text:p>-62,319149017334</text:p>
          </table:table-cell>
          <table:table-cell office:value-type="float" office:value="-62.3244972229004" calcext:value-type="float">
            <text:p>-62,3244972229004</text:p>
          </table:table-cell>
          <table:table-cell office:value-type="float" office:value="-62.3211135864258" calcext:value-type="float">
            <text:p>-62,3211135864258</text:p>
          </table:table-cell>
          <table:table-cell office:value-type="float" office:value="-62.3107643127441" calcext:value-type="float">
            <text:p>-62,3107643127441</text:p>
          </table:table-cell>
          <table:table-cell office:value-type="float" office:value="-62.3210296630859" calcext:value-type="float">
            <text:p>-62,3210296630859</text:p>
          </table:table-cell>
          <table:table-cell office:value-type="float" office:value="-62.3248672485352" calcext:value-type="float">
            <text:p>-62,3248672485352</text:p>
          </table:table-cell>
          <table:table-cell office:value-type="float" office:value="-62.327335357666" calcext:value-type="float">
            <text:p>-62,327335357666</text:p>
          </table:table-cell>
          <table:table-cell office:value-type="float" office:value="-62.3327713012695" calcext:value-type="float">
            <text:p>-62,3327713012695</text:p>
          </table:table-cell>
          <table:table-cell office:value-type="float" office:value="-62.3130569458008" calcext:value-type="float">
            <text:p>-62,3130569458008</text:p>
          </table:table-cell>
          <table:table-cell office:value-type="float" office:value="-62.3425178527832" calcext:value-type="float">
            <text:p>-62,3425178527832</text:p>
          </table:table-cell>
          <table:table-cell office:value-type="float" office:value="-62.3422241210938" calcext:value-type="float">
            <text:p>-62,3422241210938</text:p>
          </table:table-cell>
          <table:table-cell office:value-type="float" office:value="-62.3258323669434" calcext:value-type="float">
            <text:p>-62,3258323669434</text:p>
          </table:table-cell>
          <table:table-cell office:value-type="float" office:value="-62.3274192810059" calcext:value-type="float">
            <text:p>-62,3274192810059</text:p>
          </table:table-cell>
          <table:table-cell office:value-type="float" office:value="-62.3042182922363" calcext:value-type="float">
            <text:p>-62,3042182922363</text:p>
          </table:table-cell>
          <table:table-cell office:value-type="float" office:value="-62.3035087585449" calcext:value-type="float">
            <text:p>-62,3035087585449</text:p>
          </table:table-cell>
          <table:table-cell office:value-type="float" office:value="-62.3128890991211" calcext:value-type="float">
            <text:p>-62,3128890991211</text:p>
          </table:table-cell>
          <table:table-cell office:value-type="float" office:value="-62.3180236816406" calcext:value-type="float">
            <text:p>-62,3180236816406</text:p>
          </table:table-cell>
        </table:table-row>
        <table:table-row table:style-name="ro1">
          <table:table-cell office:value-type="float" office:value="-62.0664710998535" calcext:value-type="float">
            <text:p>-62,0664710998535</text:p>
          </table:table-cell>
          <table:table-cell office:value-type="float" office:value="-62.0609588623047" calcext:value-type="float">
            <text:p>-62,0609588623047</text:p>
          </table:table-cell>
          <table:table-cell office:value-type="float" office:value="-62.0633506774902" calcext:value-type="float">
            <text:p>-62,0633506774902</text:p>
          </table:table-cell>
          <table:table-cell office:value-type="float" office:value="-62.0565452575684" calcext:value-type="float">
            <text:p>-62,0565452575684</text:p>
          </table:table-cell>
          <table:table-cell office:value-type="float" office:value="-62.0563430786133" calcext:value-type="float">
            <text:p>-62,0563430786133</text:p>
          </table:table-cell>
          <table:table-cell office:value-type="float" office:value="-62.0709342956543" calcext:value-type="float">
            <text:p>-62,0709342956543</text:p>
          </table:table-cell>
          <table:table-cell office:value-type="float" office:value="-62.0741386413574" calcext:value-type="float">
            <text:p>-62,0741386413574</text:p>
          </table:table-cell>
          <table:table-cell office:value-type="float" office:value="-62.0758056640625" calcext:value-type="float">
            <text:p>-62,0758056640625</text:p>
          </table:table-cell>
          <table:table-cell office:value-type="float" office:value="-62.065055847168" calcext:value-type="float">
            <text:p>-62,065055847168</text:p>
          </table:table-cell>
          <table:table-cell office:value-type="float" office:value="-62.0712623596191" calcext:value-type="float">
            <text:p>-62,0712623596191</text:p>
          </table:table-cell>
          <table:table-cell office:value-type="float" office:value="-62.0689468383789" calcext:value-type="float">
            <text:p>-62,0689468383789</text:p>
          </table:table-cell>
          <table:table-cell office:value-type="float" office:value="-62.0708122253418" calcext:value-type="float">
            <text:p>-62,0708122253418</text:p>
          </table:table-cell>
          <table:table-cell office:value-type="float" office:value="-62.0600280761719" calcext:value-type="float">
            <text:p>-62,0600280761719</text:p>
          </table:table-cell>
          <table:table-cell office:value-type="float" office:value="-62.0692329406738" calcext:value-type="float">
            <text:p>-62,0692329406738</text:p>
          </table:table-cell>
          <table:table-cell office:value-type="float" office:value="-62.0533065795898" calcext:value-type="float">
            <text:p>-62,0533065795898</text:p>
          </table:table-cell>
          <table:table-cell office:value-type="float" office:value="-62.0686225891113" calcext:value-type="float">
            <text:p>-62,0686225891113</text:p>
          </table:table-cell>
          <table:table-cell office:value-type="float" office:value="-62.0733680725098" calcext:value-type="float">
            <text:p>-62,0733680725098</text:p>
          </table:table-cell>
          <table:table-cell office:value-type="float" office:value="-62.0578422546387" calcext:value-type="float">
            <text:p>-62,0578422546387</text:p>
          </table:table-cell>
          <table:table-cell office:value-type="float" office:value="-62.0741806030273" calcext:value-type="float">
            <text:p>-62,0741806030273</text:p>
          </table:table-cell>
          <table:table-cell office:value-type="float" office:value="-62.0583686828613" calcext:value-type="float">
            <text:p>-62,0583686828613</text:p>
          </table:table-cell>
          <table:table-cell office:value-type="float" office:value="-62.0478439331055" calcext:value-type="float">
            <text:p>-62,0478439331055</text:p>
          </table:table-cell>
          <table:table-cell office:value-type="float" office:value="-62.0626640319824" calcext:value-type="float">
            <text:p>-62,0626640319824</text:p>
          </table:table-cell>
          <table:table-cell office:value-type="float" office:value="-62.0461044311523" calcext:value-type="float">
            <text:p>-62,0461044311523</text:p>
          </table:table-cell>
          <table:table-cell office:value-type="float" office:value="-62.0615692138672" calcext:value-type="float">
            <text:p>-62,0615692138672</text:p>
          </table:table-cell>
          <table:table-cell office:value-type="float" office:value="-62.060230255127" calcext:value-type="float">
            <text:p>-62,060230255127</text:p>
          </table:table-cell>
          <table:table-cell office:value-type="float" office:value="-62.0522918701172" calcext:value-type="float">
            <text:p>-62,0522918701172</text:p>
          </table:table-cell>
          <table:table-cell office:value-type="float" office:value="-62.0585708618164" calcext:value-type="float">
            <text:p>-62,0585708618164</text:p>
          </table:table-cell>
          <table:table-cell office:value-type="float" office:value="-62.0555725097656" calcext:value-type="float">
            <text:p>-62,0555725097656</text:p>
          </table:table-cell>
          <table:table-cell office:value-type="float" office:value="-62.0484466552734" calcext:value-type="float">
            <text:p>-62,0484466552734</text:p>
          </table:table-cell>
          <table:table-cell office:value-type="float" office:value="-62.0607986450195" calcext:value-type="float">
            <text:p>-62,0607986450195</text:p>
          </table:table-cell>
          <table:table-cell office:value-type="float" office:value="-62.0459403991699" calcext:value-type="float">
            <text:p>-62,0459403991699</text:p>
          </table:table-cell>
          <table:table-cell office:value-type="float" office:value="-62.0536689758301" calcext:value-type="float">
            <text:p>-62,0536689758301</text:p>
          </table:table-cell>
          <table:table-cell office:value-type="float" office:value="-62.0597038269043" calcext:value-type="float">
            <text:p>-62,0597038269043</text:p>
          </table:table-cell>
          <table:table-cell office:value-type="float" office:value="-62.0680541992188" calcext:value-type="float">
            <text:p>-62,0680541992188</text:p>
          </table:table-cell>
          <table:table-cell office:value-type="float" office:value="-62.0605964660645" calcext:value-type="float">
            <text:p>-62,0605964660645</text:p>
          </table:table-cell>
          <table:table-cell office:value-type="float" office:value="-62.0539932250977" calcext:value-type="float">
            <text:p>-62,0539932250977</text:p>
          </table:table-cell>
          <table:table-cell office:value-type="float" office:value="-62.0630264282227" calcext:value-type="float">
            <text:p>-62,0630264282227</text:p>
          </table:table-cell>
          <table:table-cell office:value-type="float" office:value="-62.0574340820313" calcext:value-type="float">
            <text:p>-62,0574340820313</text:p>
          </table:table-cell>
          <table:table-cell office:value-type="float" office:value="-62.0547218322754" calcext:value-type="float">
            <text:p>-62,0547218322754</text:p>
          </table:table-cell>
          <table:table-cell office:value-type="float" office:value="-62.0590972900391" calcext:value-type="float">
            <text:p>-62,0590972900391</text:p>
          </table:table-cell>
          <table:table-cell office:value-type="float" office:value="-62.0659866333008" calcext:value-type="float">
            <text:p>-62,0659866333008</text:p>
          </table:table-cell>
          <table:table-cell office:value-type="float" office:value="-62.0453758239746" calcext:value-type="float">
            <text:p>-62,0453758239746</text:p>
          </table:table-cell>
          <table:table-cell office:value-type="float" office:value="-62.0735702514648" calcext:value-type="float">
            <text:p>-62,0735702514648</text:p>
          </table:table-cell>
          <table:table-cell office:value-type="float" office:value="-62.0502700805664" calcext:value-type="float">
            <text:p>-62,0502700805664</text:p>
          </table:table-cell>
          <table:table-cell office:value-type="float" office:value="-62.0496597290039" calcext:value-type="float">
            <text:p>-62,0496597290039</text:p>
          </table:table-cell>
          <table:table-cell office:value-type="float" office:value="-62.0429077148438" calcext:value-type="float">
            <text:p>-62,0429077148438</text:p>
          </table:table-cell>
          <table:table-cell office:value-type="float" office:value="-62.0380554199219" calcext:value-type="float">
            <text:p>-62,0380554199219</text:p>
          </table:table-cell>
          <table:table-cell office:value-type="float" office:value="-62.0504722595215" calcext:value-type="float">
            <text:p>-62,0504722595215</text:p>
          </table:table-cell>
          <table:table-cell office:value-type="float" office:value="-62.0723533630371" calcext:value-type="float">
            <text:p>-62,0723533630371</text:p>
          </table:table-cell>
          <table:table-cell office:value-type="float" office:value="-62.0500679016113" calcext:value-type="float">
            <text:p>-62,0500679016113</text:p>
          </table:table-cell>
          <table:table-cell office:value-type="float" office:value="-62.0618515014648" calcext:value-type="float">
            <text:p>-62,0618515014648</text:p>
          </table:table-cell>
          <table:table-cell office:value-type="float" office:value="-62.0675277709961" calcext:value-type="float">
            <text:p>-62,0675277709961</text:p>
          </table:table-cell>
          <table:table-cell office:value-type="float" office:value="-62.0592575073242" calcext:value-type="float">
            <text:p>-62,0592575073242</text:p>
          </table:table-cell>
          <table:table-cell office:value-type="float" office:value="-62.0522537231445" calcext:value-type="float">
            <text:p>-62,0522537231445</text:p>
          </table:table-cell>
          <table:table-cell office:value-type="float" office:value="-62.0515251159668" calcext:value-type="float">
            <text:p>-62,0515251159668</text:p>
          </table:table-cell>
          <table:table-cell office:value-type="float" office:value="-62.0440826416016" calcext:value-type="float">
            <text:p>-62,0440826416016</text:p>
          </table:table-cell>
          <table:table-cell office:value-type="float" office:value="-62.0458183288574" calcext:value-type="float">
            <text:p>-62,0458183288574</text:p>
          </table:table-cell>
          <table:table-cell office:value-type="float" office:value="-62.0543174743652" calcext:value-type="float">
            <text:p>-62,0543174743652</text:p>
          </table:table-cell>
          <table:table-cell office:value-type="float" office:value="-62.0410461425781" calcext:value-type="float">
            <text:p>-62,0410461425781</text:p>
          </table:table-cell>
          <table:table-cell office:value-type="float" office:value="-62.0469131469727" calcext:value-type="float">
            <text:p>-62,0469131469727</text:p>
          </table:table-cell>
          <table:table-cell office:value-type="float" office:value="-62.029167175293" calcext:value-type="float">
            <text:p>-62,029167175293</text:p>
          </table:table-cell>
          <table:table-cell office:value-type="float" office:value="-62.0369682312012" calcext:value-type="float">
            <text:p>-62,0369682312012</text:p>
          </table:table-cell>
          <table:table-cell office:value-type="float" office:value="-62.0363998413086" calcext:value-type="float">
            <text:p>-62,0363998413086</text:p>
          </table:table-cell>
          <table:table-cell office:value-type="float" office:value="-62.0329246520996" calcext:value-type="float">
            <text:p>-62,0329246520996</text:p>
          </table:table-cell>
          <table:table-cell office:value-type="float" office:value="-62.0459785461426" calcext:value-type="float">
            <text:p>-62,0459785461426</text:p>
          </table:table-cell>
          <table:table-cell office:value-type="float" office:value="-62.032039642334" calcext:value-type="float">
            <text:p>-62,032039642334</text:p>
          </table:table-cell>
          <table:table-cell office:value-type="float" office:value="-62.059139251709" calcext:value-type="float">
            <text:p>-62,059139251709</text:p>
          </table:table-cell>
          <table:table-cell office:value-type="float" office:value="-62.0649719238281" calcext:value-type="float">
            <text:p>-62,0649719238281</text:p>
          </table:table-cell>
          <table:table-cell office:value-type="float" office:value="-62.0568695068359" calcext:value-type="float">
            <text:p>-62,0568695068359</text:p>
          </table:table-cell>
          <table:table-cell office:value-type="float" office:value="-62.0394325256348" calcext:value-type="float">
            <text:p>-62,0394325256348</text:p>
          </table:table-cell>
          <table:table-cell office:value-type="float" office:value="-62.0379791259766" calcext:value-type="float">
            <text:p>-62,0379791259766</text:p>
          </table:table-cell>
          <table:table-cell office:value-type="float" office:value="-62.0420989990234" calcext:value-type="float">
            <text:p>-62,0420989990234</text:p>
          </table:table-cell>
          <table:table-cell office:value-type="float" office:value="-62.0467071533203" calcext:value-type="float">
            <text:p>-62,0467071533203</text:p>
          </table:table-cell>
          <table:table-cell office:value-type="float" office:value="-62.0354309082031" calcext:value-type="float">
            <text:p>-62,0354309082031</text:p>
          </table:table-cell>
          <table:table-cell office:value-type="float" office:value="-62.0552062988281" calcext:value-type="float">
            <text:p>-62,0552062988281</text:p>
          </table:table-cell>
          <table:table-cell office:value-type="float" office:value="-62.035831451416" calcext:value-type="float">
            <text:p>-62,035831451416</text:p>
          </table:table-cell>
          <table:table-cell office:value-type="float" office:value="-62.0400352478027" calcext:value-type="float">
            <text:p>-62,0400352478027</text:p>
          </table:table-cell>
          <table:table-cell office:value-type="float" office:value="-62.0407638549805" calcext:value-type="float">
            <text:p>-62,0407638549805</text:p>
          </table:table-cell>
          <table:table-cell office:value-type="float" office:value="-62.0501861572266" calcext:value-type="float">
            <text:p>-62,0501861572266</text:p>
          </table:table-cell>
          <table:table-cell office:value-type="float" office:value="-62.0307464599609" calcext:value-type="float">
            <text:p>-62,0307464599609</text:p>
          </table:table-cell>
          <table:table-cell office:value-type="float" office:value="-62.0454177856445" calcext:value-type="float">
            <text:p>-62,0454177856445</text:p>
          </table:table-cell>
          <table:table-cell office:value-type="float" office:value="-62.0400352478027" calcext:value-type="float">
            <text:p>-62,0400352478027</text:p>
          </table:table-cell>
          <table:table-cell office:value-type="float" office:value="-62.0318336486816" calcext:value-type="float">
            <text:p>-62,0318336486816</text:p>
          </table:table-cell>
          <table:table-cell office:value-type="float" office:value="-62.0671653747559" calcext:value-type="float">
            <text:p>-62,0671653747559</text:p>
          </table:table-cell>
          <table:table-cell office:value-type="float" office:value="-62.0303382873535" calcext:value-type="float">
            <text:p>-62,0303382873535</text:p>
          </table:table-cell>
          <table:table-cell office:value-type="float" office:value="-62.0470314025879" calcext:value-type="float">
            <text:p>-62,0470314025879</text:p>
          </table:table-cell>
          <table:table-cell office:value-type="float" office:value="-62.0654220581055" calcext:value-type="float">
            <text:p>-62,0654220581055</text:p>
          </table:table-cell>
          <table:table-cell office:value-type="float" office:value="-62.0344619750977" calcext:value-type="float">
            <text:p>-62,0344619750977</text:p>
          </table:table-cell>
          <table:table-cell office:value-type="float" office:value="-62.0329666137695" calcext:value-type="float">
            <text:p>-62,0329666137695</text:p>
          </table:table-cell>
          <table:table-cell office:value-type="float" office:value="-62.0499877929688" calcext:value-type="float">
            <text:p>-62,0499877929688</text:p>
          </table:table-cell>
          <table:table-cell office:value-type="float" office:value="-62.0376930236816" calcext:value-type="float">
            <text:p>-62,0376930236816</text:p>
          </table:table-cell>
          <table:table-cell office:value-type="float" office:value="-62.0368041992188" calcext:value-type="float">
            <text:p>-62,0368041992188</text:p>
          </table:table-cell>
          <table:table-cell office:value-type="float" office:value="-62.0326843261719" calcext:value-type="float">
            <text:p>-62,0326843261719</text:p>
          </table:table-cell>
          <table:table-cell office:value-type="float" office:value="-62.0270309448242" calcext:value-type="float">
            <text:p>-62,0270309448242</text:p>
          </table:table-cell>
          <table:table-cell office:value-type="float" office:value="-62.0491371154785" calcext:value-type="float">
            <text:p>-62,0491371154785</text:p>
          </table:table-cell>
          <table:table-cell office:value-type="float" office:value="-62.0370025634766" calcext:value-type="float">
            <text:p>-62,0370025634766</text:p>
          </table:table-cell>
          <table:table-cell office:value-type="float" office:value="-62.0193634033203" calcext:value-type="float">
            <text:p>-62,0193634033203</text:p>
          </table:table-cell>
          <table:table-cell office:value-type="float" office:value="-62.0396728515625" calcext:value-type="float">
            <text:p>-62,0396728515625</text:p>
          </table:table-cell>
          <table:table-cell office:value-type="float" office:value="-62.0433120727539" calcext:value-type="float">
            <text:p>-62,0433120727539</text:p>
          </table:table-cell>
          <table:table-cell office:value-type="float" office:value="-62.0210571289063" calcext:value-type="float">
            <text:p>-62,0210571289063</text:p>
          </table:table-cell>
          <table:table-cell office:value-type="float" office:value="-62.0422592163086" calcext:value-type="float">
            <text:p>-62,0422592163086</text:p>
          </table:table-cell>
          <table:table-cell office:value-type="float" office:value="-62.0382194519043" calcext:value-type="float">
            <text:p>-62,0382194519043</text:p>
          </table:table-cell>
          <table:table-cell office:value-type="float" office:value="-62.0318756103516" calcext:value-type="float">
            <text:p>-62,0318756103516</text:p>
          </table:table-cell>
          <table:table-cell office:value-type="float" office:value="-62.0509147644043" calcext:value-type="float">
            <text:p>-62,0509147644043</text:p>
          </table:table-cell>
          <table:table-cell office:value-type="float" office:value="-62.0214614868164" calcext:value-type="float">
            <text:p>-62,0214614868164</text:p>
          </table:table-cell>
          <table:table-cell office:value-type="float" office:value="-62.0224723815918" calcext:value-type="float">
            <text:p>-62,0224723815918</text:p>
          </table:table-cell>
          <table:table-cell office:value-type="float" office:value="-62.0322380065918" calcext:value-type="float">
            <text:p>-62,0322380065918</text:p>
          </table:table-cell>
          <table:table-cell office:value-type="float" office:value="-62.029411315918" calcext:value-type="float">
            <text:p>-62,029411315918</text:p>
          </table:table-cell>
          <table:table-cell office:value-type="float" office:value="-62.0387420654297" calcext:value-type="float">
            <text:p>-62,0387420654297</text:p>
          </table:table-cell>
          <table:table-cell office:value-type="float" office:value="-62.0413322448731" calcext:value-type="float">
            <text:p>-62,0413322448731</text:p>
          </table:table-cell>
          <table:table-cell office:value-type="float" office:value="-62.012149810791" calcext:value-type="float">
            <text:p>-62,012149810791</text:p>
          </table:table-cell>
          <table:table-cell office:value-type="float" office:value="-62.0309867858887" calcext:value-type="float">
            <text:p>-62,0309867858887</text:p>
          </table:table-cell>
          <table:table-cell office:value-type="float" office:value="-62.1190605163574" calcext:value-type="float">
            <text:p>-62,1190605163574</text:p>
          </table:table-cell>
          <table:table-cell office:value-type="float" office:value="-62.2440452575684" calcext:value-type="float">
            <text:p>-62,2440452575684</text:p>
          </table:table-cell>
          <table:table-cell office:value-type="float" office:value="-62.2165298461914" calcext:value-type="float">
            <text:p>-62,2165298461914</text:p>
          </table:table-cell>
          <table:table-cell office:value-type="float" office:value="-62.2325057983398" calcext:value-type="float">
            <text:p>-62,2325057983398</text:p>
          </table:table-cell>
          <table:table-cell office:value-type="float" office:value="-62.2230491638184" calcext:value-type="float">
            <text:p>-62,2230491638184</text:p>
          </table:table-cell>
          <table:table-cell office:value-type="float" office:value="-62.2319679260254" calcext:value-type="float">
            <text:p>-62,2319679260254</text:p>
          </table:table-cell>
          <table:table-cell office:value-type="float" office:value="-62.2334976196289" calcext:value-type="float">
            <text:p>-62,2334976196289</text:p>
          </table:table-cell>
          <table:table-cell office:value-type="float" office:value="-62.2393302917481" calcext:value-type="float">
            <text:p>-62,2393302917481</text:p>
          </table:table-cell>
          <table:table-cell office:value-type="float" office:value="-62.2270545959473" calcext:value-type="float">
            <text:p>-62,2270545959473</text:p>
          </table:table-cell>
          <table:table-cell office:value-type="float" office:value="-62.2430953979492" calcext:value-type="float">
            <text:p>-62,2430953979492</text:p>
          </table:table-cell>
          <table:table-cell office:value-type="float" office:value="-62.2430534362793" calcext:value-type="float">
            <text:p>-62,2430534362793</text:p>
          </table:table-cell>
          <table:table-cell office:value-type="float" office:value="-62.2311859130859" calcext:value-type="float">
            <text:p>-62,2311859130859</text:p>
          </table:table-cell>
          <table:table-cell office:value-type="float" office:value="-62.2303581237793" calcext:value-type="float">
            <text:p>-62,2303581237793</text:p>
          </table:table-cell>
          <table:table-cell office:value-type="float" office:value="-62.2438812255859" calcext:value-type="float">
            <text:p>-62,2438812255859</text:p>
          </table:table-cell>
          <table:table-cell office:value-type="float" office:value="-62.2264785766602" calcext:value-type="float">
            <text:p>-62,2264785766602</text:p>
          </table:table-cell>
          <table:table-cell office:value-type="float" office:value="-62.214714050293" calcext:value-type="float">
            <text:p>-62,214714050293</text:p>
          </table:table-cell>
          <table:table-cell office:value-type="float" office:value="-62.2297821044922" calcext:value-type="float">
            <text:p>-62,2297821044922</text:p>
          </table:table-cell>
          <table:table-cell office:value-type="float" office:value="-62.23486328125" calcext:value-type="float">
            <text:p>-62,23486328125</text:p>
          </table:table-cell>
          <table:table-cell office:value-type="float" office:value="-62.2457847595215" calcext:value-type="float">
            <text:p>-62,2457847595215</text:p>
          </table:table-cell>
          <table:table-cell office:value-type="float" office:value="-62.2296943664551" calcext:value-type="float">
            <text:p>-62,2296943664551</text:p>
          </table:table-cell>
          <table:table-cell office:value-type="float" office:value="-62.2367248535156" calcext:value-type="float">
            <text:p>-62,2367248535156</text:p>
          </table:table-cell>
          <table:table-cell office:value-type="float" office:value="-62.2252349853516" calcext:value-type="float">
            <text:p>-62,2252349853516</text:p>
          </table:table-cell>
          <table:table-cell office:value-type="float" office:value="-62.2341613769531" calcext:value-type="float">
            <text:p>-62,2341613769531</text:p>
          </table:table-cell>
          <table:table-cell office:value-type="float" office:value="-62.2113723754883" calcext:value-type="float">
            <text:p>-62,2113723754883</text:p>
          </table:table-cell>
          <table:table-cell office:value-type="float" office:value="-62.2099723815918" calcext:value-type="float">
            <text:p>-62,2099723815918</text:p>
          </table:table-cell>
          <table:table-cell office:value-type="float" office:value="-62.2249908447266" calcext:value-type="float">
            <text:p>-62,2249908447266</text:p>
          </table:table-cell>
          <table:table-cell office:value-type="float" office:value="-62.2346992492676" calcext:value-type="float">
            <text:p>-62,2346992492676</text:p>
          </table:table-cell>
          <table:table-cell office:value-type="float" office:value="-62.2322578430176" calcext:value-type="float">
            <text:p>-62,2322578430176</text:p>
          </table:table-cell>
          <table:table-cell office:value-type="float" office:value="-62.2287483215332" calcext:value-type="float">
            <text:p>-62,2287483215332</text:p>
          </table:table-cell>
          <table:table-cell office:value-type="float" office:value="-62.2210273742676" calcext:value-type="float">
            <text:p>-62,2210273742676</text:p>
          </table:table-cell>
          <table:table-cell office:value-type="float" office:value="-62.2249908447266" calcext:value-type="float">
            <text:p>-62,2249908447266</text:p>
          </table:table-cell>
          <table:table-cell office:value-type="float" office:value="-62.2166519165039" calcext:value-type="float">
            <text:p>-62,2166519165039</text:p>
          </table:table-cell>
          <table:table-cell office:value-type="float" office:value="-62.2098083496094" calcext:value-type="float">
            <text:p>-62,2098083496094</text:p>
          </table:table-cell>
          <table:table-cell office:value-type="float" office:value="-62.2068367004395" calcext:value-type="float">
            <text:p>-62,2068367004395</text:p>
          </table:table-cell>
          <table:table-cell office:value-type="float" office:value="-62.2107124328613" calcext:value-type="float">
            <text:p>-62,2107124328613</text:p>
          </table:table-cell>
          <table:table-cell office:value-type="float" office:value="-62.2167358398438" calcext:value-type="float">
            <text:p>-62,2167358398438</text:p>
          </table:table-cell>
          <table:table-cell office:value-type="float" office:value="-62.2199554443359" calcext:value-type="float">
            <text:p>-62,2199554443359</text:p>
          </table:table-cell>
          <table:table-cell office:value-type="float" office:value="-62.2288703918457" calcext:value-type="float">
            <text:p>-62,2288703918457</text:p>
          </table:table-cell>
          <table:table-cell office:value-type="float" office:value="-62.2279624938965" calcext:value-type="float">
            <text:p>-62,2279624938965</text:p>
          </table:table-cell>
          <table:table-cell office:value-type="float" office:value="-62.2426376342773" calcext:value-type="float">
            <text:p>-62,2426376342773</text:p>
          </table:table-cell>
          <table:table-cell office:value-type="float" office:value="-62.243465423584" calcext:value-type="float">
            <text:p>-62,243465423584</text:p>
          </table:table-cell>
          <table:table-cell office:value-type="float" office:value="-62.2502136230469" calcext:value-type="float">
            <text:p>-62,2502136230469</text:p>
          </table:table-cell>
          <table:table-cell office:value-type="float" office:value="-62.235897064209" calcext:value-type="float">
            <text:p>-62,235897064209</text:p>
          </table:table-cell>
          <table:table-cell office:value-type="float" office:value="-62.217643737793" calcext:value-type="float">
            <text:p>-62,217643737793</text:p>
          </table:table-cell>
          <table:table-cell office:value-type="float" office:value="-62.2093925476074" calcext:value-type="float">
            <text:p>-62,2093925476074</text:p>
          </table:table-cell>
          <table:table-cell office:value-type="float" office:value="-62.2249908447266" calcext:value-type="float">
            <text:p>-62,2249908447266</text:p>
          </table:table-cell>
          <table:table-cell office:value-type="float" office:value="-62.2238731384277" calcext:value-type="float">
            <text:p>-62,2238731384277</text:p>
          </table:table-cell>
          <table:table-cell office:value-type="float" office:value="-62.2364349365234" calcext:value-type="float">
            <text:p>-62,2364349365234</text:p>
          </table:table-cell>
          <table:table-cell office:value-type="float" office:value="-62.2293663024902" calcext:value-type="float">
            <text:p>-62,2293663024902</text:p>
          </table:table-cell>
          <table:table-cell office:value-type="float" office:value="-62.2277145385742" calcext:value-type="float">
            <text:p>-62,2277145385742</text:p>
          </table:table-cell>
          <table:table-cell office:value-type="float" office:value="-62.2363090515137" calcext:value-type="float">
            <text:p>-62,2363090515137</text:p>
          </table:table-cell>
          <table:table-cell office:value-type="float" office:value="-62.2257308959961" calcext:value-type="float">
            <text:p>-62,2257308959961</text:p>
          </table:table-cell>
          <table:table-cell office:value-type="float" office:value="-62.2347831726074" calcext:value-type="float">
            <text:p>-62,2347831726074</text:p>
          </table:table-cell>
          <table:table-cell office:value-type="float" office:value="-62.2140502929688" calcext:value-type="float">
            <text:p>-62,2140502929688</text:p>
          </table:table-cell>
          <table:table-cell office:value-type="float" office:value="-62.2223472595215" calcext:value-type="float">
            <text:p>-62,2223472595215</text:p>
          </table:table-cell>
          <table:table-cell office:value-type="float" office:value="-62.215991973877" calcext:value-type="float">
            <text:p>-62,215991973877</text:p>
          </table:table-cell>
          <table:table-cell office:value-type="float" office:value="-62.219123840332" calcext:value-type="float">
            <text:p>-62,219123840332</text:p>
          </table:table-cell>
          <table:table-cell office:value-type="float" office:value="-62.2162818908691" calcext:value-type="float">
            <text:p>-62,2162818908691</text:p>
          </table:table-cell>
          <table:table-cell office:value-type="float" office:value="-62.2289123535156" calcext:value-type="float">
            <text:p>-62,2289123535156</text:p>
          </table:table-cell>
          <table:table-cell office:value-type="float" office:value="-62.2077865600586" calcext:value-type="float">
            <text:p>-62,2077865600586</text:p>
          </table:table-cell>
          <table:table-cell office:value-type="float" office:value="-62.2154159545898" calcext:value-type="float">
            <text:p>-62,2154159545898</text:p>
          </table:table-cell>
          <table:table-cell office:value-type="float" office:value="-62.224494934082" calcext:value-type="float">
            <text:p>-62,224494934082</text:p>
          </table:table-cell>
          <table:table-cell office:value-type="float" office:value="-62.2185096740723" calcext:value-type="float">
            <text:p>-62,2185096740723</text:p>
          </table:table-cell>
          <table:table-cell office:value-type="float" office:value="-62.2096824645996" calcext:value-type="float">
            <text:p>-62,2096824645996</text:p>
          </table:table-cell>
          <table:table-cell office:value-type="float" office:value="-62.2168617248535" calcext:value-type="float">
            <text:p>-62,2168617248535</text:p>
          </table:table-cell>
          <table:table-cell table:number-columns-repeated="2" office:value-type="float" office:value="-62.2059326171875" calcext:value-type="float">
            <text:p>-62,2059326171875</text:p>
          </table:table-cell>
          <table:table-cell office:value-type="float" office:value="-62.2217674255371" calcext:value-type="float">
            <text:p>-62,2217674255371</text:p>
          </table:table-cell>
          <table:table-cell office:value-type="float" office:value="-62.2240371704102" calcext:value-type="float">
            <text:p>-62,2240371704102</text:p>
          </table:table-cell>
          <table:table-cell office:value-type="float" office:value="-62.214714050293" calcext:value-type="float">
            <text:p>-62,214714050293</text:p>
          </table:table-cell>
          <table:table-cell office:value-type="float" office:value="-62.1821479797363" calcext:value-type="float">
            <text:p>-62,1821479797363</text:p>
          </table:table-cell>
          <table:table-cell office:value-type="float" office:value="-62.2197036743164" calcext:value-type="float">
            <text:p>-62,2197036743164</text:p>
          </table:table-cell>
          <table:table-cell office:value-type="float" office:value="-62.2100524902344" calcext:value-type="float">
            <text:p>-62,2100524902344</text:p>
          </table:table-cell>
          <table:table-cell office:value-type="float" office:value="-62.2164039611816" calcext:value-type="float">
            <text:p>-62,2164039611816</text:p>
          </table:table-cell>
          <table:table-cell office:value-type="float" office:value="-62.2060966491699" calcext:value-type="float">
            <text:p>-62,2060966491699</text:p>
          </table:table-cell>
          <table:table-cell office:value-type="float" office:value="-62.2249069213867" calcext:value-type="float">
            <text:p>-62,2249069213867</text:p>
          </table:table-cell>
          <table:table-cell office:value-type="float" office:value="-62.2254829406738" calcext:value-type="float">
            <text:p>-62,2254829406738</text:p>
          </table:table-cell>
          <table:table-cell office:value-type="float" office:value="-62.1989288330078" calcext:value-type="float">
            <text:p>-62,1989288330078</text:p>
          </table:table-cell>
          <table:table-cell office:value-type="float" office:value="-62.227424621582" calcext:value-type="float">
            <text:p>-62,227424621582</text:p>
          </table:table-cell>
          <table:table-cell office:value-type="float" office:value="-62.2242851257324" calcext:value-type="float">
            <text:p>-62,2242851257324</text:p>
          </table:table-cell>
          <table:table-cell office:value-type="float" office:value="-62.2238731384277" calcext:value-type="float">
            <text:p>-62,2238731384277</text:p>
          </table:table-cell>
          <table:table-cell office:value-type="float" office:value="-62.2428436279297" calcext:value-type="float">
            <text:p>-62,2428436279297</text:p>
          </table:table-cell>
          <table:table-cell office:value-type="float" office:value="-62.2193336486816" calcext:value-type="float">
            <text:p>-62,2193336486816</text:p>
          </table:table-cell>
          <table:table-cell office:value-type="float" office:value="-62.2138442993164" calcext:value-type="float">
            <text:p>-62,2138442993164</text:p>
          </table:table-cell>
          <table:table-cell office:value-type="float" office:value="-62.2084846496582" calcext:value-type="float">
            <text:p>-62,2084846496582</text:p>
          </table:table-cell>
          <table:table-cell office:value-type="float" office:value="-62.2138061523438" calcext:value-type="float">
            <text:p>-62,2138061523438</text:p>
          </table:table-cell>
          <table:table-cell office:value-type="float" office:value="-62.2388305664063" calcext:value-type="float">
            <text:p>-62,2388305664063</text:p>
          </table:table-cell>
          <table:table-cell office:value-type="float" office:value="-62.1923866271973" calcext:value-type="float">
            <text:p>-62,1923866271973</text:p>
          </table:table-cell>
          <table:table-cell office:value-type="float" office:value="-62.2125701904297" calcext:value-type="float">
            <text:p>-62,2125701904297</text:p>
          </table:table-cell>
          <table:table-cell office:value-type="float" office:value="-62.2046546936035" calcext:value-type="float">
            <text:p>-62,2046546936035</text:p>
          </table:table-cell>
          <table:table-cell office:value-type="float" office:value="-62.2119102478027" calcext:value-type="float">
            <text:p>-62,2119102478027</text:p>
          </table:table-cell>
          <table:table-cell office:value-type="float" office:value="-62.2187576293945" calcext:value-type="float">
            <text:p>-62,2187576293945</text:p>
          </table:table-cell>
          <table:table-cell office:value-type="float" office:value="-62.2292022705078" calcext:value-type="float">
            <text:p>-62,2292022705078</text:p>
          </table:table-cell>
          <table:table-cell office:value-type="float" office:value="-62.2146301269531" calcext:value-type="float">
            <text:p>-62,2146301269531</text:p>
          </table:table-cell>
          <table:table-cell office:value-type="float" office:value="-62.2143821716309" calcext:value-type="float">
            <text:p>-62,2143821716309</text:p>
          </table:table-cell>
          <table:table-cell office:value-type="float" office:value="-62.2275505065918" calcext:value-type="float">
            <text:p>-62,2275505065918</text:p>
          </table:table-cell>
          <table:table-cell office:value-type="float" office:value="-62.2216453552246" calcext:value-type="float">
            <text:p>-62,2216453552246</text:p>
          </table:table-cell>
          <table:table-cell office:value-type="float" office:value="-62.1962966918945" calcext:value-type="float">
            <text:p>-62,1962966918945</text:p>
          </table:table-cell>
          <table:table-cell office:value-type="float" office:value="-62.2133102416992" calcext:value-type="float">
            <text:p>-62,2133102416992</text:p>
          </table:table-cell>
          <table:table-cell office:value-type="float" office:value="-62.2067947387695" calcext:value-type="float">
            <text:p>-62,2067947387695</text:p>
          </table:table-cell>
          <table:table-cell office:value-type="float" office:value="-62.2009048461914" calcext:value-type="float">
            <text:p>-62,2009048461914</text:p>
          </table:table-cell>
          <table:table-cell office:value-type="float" office:value="-62.1748390197754" calcext:value-type="float">
            <text:p>-62,1748390197754</text:p>
          </table:table-cell>
          <table:table-cell office:value-type="float" office:value="-62.2155380249023" calcext:value-type="float">
            <text:p>-62,2155380249023</text:p>
          </table:table-cell>
          <table:table-cell office:value-type="float" office:value="-62.1868362426758" calcext:value-type="float">
            <text:p>-62,1868362426758</text:p>
          </table:table-cell>
          <table:table-cell office:value-type="float" office:value="-62.2018127441406" calcext:value-type="float">
            <text:p>-62,2018127441406</text:p>
          </table:table-cell>
          <table:table-cell office:value-type="float" office:value="-62.2017288208008" calcext:value-type="float">
            <text:p>-62,2017288208008</text:p>
          </table:table-cell>
          <table:table-cell office:value-type="float" office:value="-62.2170639038086" calcext:value-type="float">
            <text:p>-62,2170639038086</text:p>
          </table:table-cell>
          <table:table-cell office:value-type="float" office:value="-62.2237510681152" calcext:value-type="float">
            <text:p>-62,2237510681152</text:p>
          </table:table-cell>
          <table:table-cell office:value-type="float" office:value="-62.2203216552734" calcext:value-type="float">
            <text:p>-62,2203216552734</text:p>
          </table:table-cell>
          <table:table-cell office:value-type="float" office:value="-62.1975288391113" calcext:value-type="float">
            <text:p>-62,1975288391113</text:p>
          </table:table-cell>
          <table:table-cell office:value-type="float" office:value="-62.1953887939453" calcext:value-type="float">
            <text:p>-62,1953887939453</text:p>
          </table:table-cell>
          <table:table-cell office:value-type="float" office:value="-62.2016487121582" calcext:value-type="float">
            <text:p>-62,2016487121582</text:p>
          </table:table-cell>
          <table:table-cell office:value-type="float" office:value="-62.208610534668" calcext:value-type="float">
            <text:p>-62,208610534668</text:p>
          </table:table-cell>
          <table:table-cell office:value-type="float" office:value="-62.2075004577637" calcext:value-type="float">
            <text:p>-62,2075004577637</text:p>
          </table:table-cell>
          <table:table-cell office:value-type="float" office:value="-62.2067947387695" calcext:value-type="float">
            <text:p>-62,2067947387695</text:p>
          </table:table-cell>
          <table:table-cell office:value-type="float" office:value="-62.2084007263184" calcext:value-type="float">
            <text:p>-62,2084007263184</text:p>
          </table:table-cell>
          <table:table-cell office:value-type="float" office:value="-62.2146720886231" calcext:value-type="float">
            <text:p>-62,2146720886231</text:p>
          </table:table-cell>
          <table:table-cell office:value-type="float" office:value="-62.2197875976563" calcext:value-type="float">
            <text:p>-62,2197875976563</text:p>
          </table:table-cell>
          <table:table-cell office:value-type="float" office:value="-62.2104225158691" calcext:value-type="float">
            <text:p>-62,2104225158691</text:p>
          </table:table-cell>
          <table:table-cell office:value-type="float" office:value="-62.1950607299805" calcext:value-type="float">
            <text:p>-62,1950607299805</text:p>
          </table:table-cell>
          <table:table-cell office:value-type="float" office:value="-62.1935386657715" calcext:value-type="float">
            <text:p>-62,1935386657715</text:p>
          </table:table-cell>
          <table:table-cell office:value-type="float" office:value="-62.2140502929688" calcext:value-type="float">
            <text:p>-62,2140502929688</text:p>
          </table:table-cell>
          <table:table-cell office:value-type="float" office:value="-62.2179298400879" calcext:value-type="float">
            <text:p>-62,2179298400879</text:p>
          </table:table-cell>
          <table:table-cell office:value-type="float" office:value="-62.2046966552734" calcext:value-type="float">
            <text:p>-62,2046966552734</text:p>
          </table:table-cell>
          <table:table-cell office:value-type="float" office:value="-62.2017288208008" calcext:value-type="float">
            <text:p>-62,2017288208008</text:p>
          </table:table-cell>
          <table:table-cell office:value-type="float" office:value="-62.2040786743164" calcext:value-type="float">
            <text:p>-62,2040786743164</text:p>
          </table:table-cell>
          <table:table-cell office:value-type="float" office:value="-62.2025947570801" calcext:value-type="float">
            <text:p>-62,2025947570801</text:p>
          </table:table-cell>
          <table:table-cell office:value-type="float" office:value="-62.2018966674805" calcext:value-type="float">
            <text:p>-62,2018966674805</text:p>
          </table:table-cell>
          <table:table-cell office:value-type="float" office:value="-62.1934547424316" calcext:value-type="float">
            <text:p>-62,1934547424316</text:p>
          </table:table-cell>
          <table:table-cell office:value-type="float" office:value="-62.2168960571289" calcext:value-type="float">
            <text:p>-62,2168960571289</text:p>
          </table:table-cell>
          <table:table-cell office:value-type="float" office:value="-62.196662902832" calcext:value-type="float">
            <text:p>-62,196662902832</text:p>
          </table:table-cell>
          <table:table-cell office:value-type="float" office:value="-62.2173118591309" calcext:value-type="float">
            <text:p>-62,2173118591309</text:p>
          </table:table-cell>
          <table:table-cell office:value-type="float" office:value="-62.203914642334" calcext:value-type="float">
            <text:p>-62,203914642334</text:p>
          </table:table-cell>
          <table:table-cell office:value-type="float" office:value="-62.2171058654785" calcext:value-type="float">
            <text:p>-62,2171058654785</text:p>
          </table:table-cell>
          <table:table-cell office:value-type="float" office:value="-62.2073745727539" calcext:value-type="float">
            <text:p>-62,2073745727539</text:p>
          </table:table-cell>
          <table:table-cell office:value-type="float" office:value="-62.2090644836426" calcext:value-type="float">
            <text:p>-62,2090644836426</text:p>
          </table:table-cell>
          <table:table-cell office:value-type="float" office:value="-62.1788635253906" calcext:value-type="float">
            <text:p>-62,1788635253906</text:p>
          </table:table-cell>
          <table:table-cell office:value-type="float" office:value="-62.2078666687012" calcext:value-type="float">
            <text:p>-62,2078666687012</text:p>
          </table:table-cell>
          <table:table-cell office:value-type="float" office:value="-62.1965026855469" calcext:value-type="float">
            <text:p>-62,1965026855469</text:p>
          </table:table-cell>
          <table:table-cell office:value-type="float" office:value="-62.1713485717773" calcext:value-type="float">
            <text:p>-62,1713485717773</text:p>
          </table:table-cell>
          <table:table-cell office:value-type="float" office:value="-62.1999206542969" calcext:value-type="float">
            <text:p>-62,1999206542969</text:p>
          </table:table-cell>
          <table:table-cell office:value-type="float" office:value="-62.1951866149902" calcext:value-type="float">
            <text:p>-62,1951866149902</text:p>
          </table:table-cell>
          <table:table-cell office:value-type="float" office:value="-62.2136840820313" calcext:value-type="float">
            <text:p>-62,2136840820313</text:p>
          </table:table-cell>
          <table:table-cell office:value-type="float" office:value="-62.2148742675781" calcext:value-type="float">
            <text:p>-62,2148742675781</text:p>
          </table:table-cell>
          <table:table-cell office:value-type="float" office:value="-62.2105484008789" calcext:value-type="float">
            <text:p>-62,2105484008789</text:p>
          </table:table-cell>
          <table:table-cell office:value-type="float" office:value="-62.1887664794922" calcext:value-type="float">
            <text:p>-62,1887664794922</text:p>
          </table:table-cell>
          <table:table-cell office:value-type="float" office:value="-62.2023048400879" calcext:value-type="float">
            <text:p>-62,2023048400879</text:p>
          </table:table-cell>
          <table:table-cell office:value-type="float" office:value="-62.1822738647461" calcext:value-type="float">
            <text:p>-62,1822738647461</text:p>
          </table:table-cell>
          <table:table-cell office:value-type="float" office:value="-62.2120704650879" calcext:value-type="float">
            <text:p>-62,2120704650879</text:p>
          </table:table-cell>
          <table:table-cell office:value-type="float" office:value="-62.1939086914063" calcext:value-type="float">
            <text:p>-62,1939086914063</text:p>
          </table:table-cell>
          <table:table-cell office:value-type="float" office:value="-62.1831359863281" calcext:value-type="float">
            <text:p>-62,1831359863281</text:p>
          </table:table-cell>
          <table:table-cell office:value-type="float" office:value="-62.1980247497559" calcext:value-type="float">
            <text:p>-62,1980247497559</text:p>
          </table:table-cell>
          <table:table-cell office:value-type="float" office:value="-62.2009887695313" calcext:value-type="float">
            <text:p>-62,2009887695313</text:p>
          </table:table-cell>
          <table:table-cell office:value-type="float" office:value="-62.2087745666504" calcext:value-type="float">
            <text:p>-62,2087745666504</text:p>
          </table:table-cell>
          <table:table-cell office:value-type="float" office:value="-62.2023468017578" calcext:value-type="float">
            <text:p>-62,2023468017578</text:p>
          </table:table-cell>
          <table:table-cell office:value-type="float" office:value="-62.2097244262695" calcext:value-type="float">
            <text:p>-62,2097244262695</text:p>
          </table:table-cell>
          <table:table-cell office:value-type="float" office:value="-62.1848602294922" calcext:value-type="float">
            <text:p>-62,1848602294922</text:p>
          </table:table-cell>
          <table:table-cell office:value-type="float" office:value="-62.2059326171875" calcext:value-type="float">
            <text:p>-62,2059326171875</text:p>
          </table:table-cell>
          <table:table-cell office:value-type="float" office:value="-62.1971206665039" calcext:value-type="float">
            <text:p>-62,1971206665039</text:p>
          </table:table-cell>
          <table:table-cell office:value-type="float" office:value="-62.185848236084" calcext:value-type="float">
            <text:p>-62,185848236084</text:p>
          </table:table-cell>
          <table:table-cell office:value-type="float" office:value="-62.2072105407715" calcext:value-type="float">
            <text:p>-62,2072105407715</text:p>
          </table:table-cell>
          <table:table-cell office:value-type="float" office:value="-62.1911926269531" calcext:value-type="float">
            <text:p>-62,1911926269531</text:p>
          </table:table-cell>
          <table:table-cell office:value-type="float" office:value="-62.200740814209" calcext:value-type="float">
            <text:p>-62,200740814209</text:p>
          </table:table-cell>
          <table:table-cell office:value-type="float" office:value="-62.1872482299805" calcext:value-type="float">
            <text:p>-62,1872482299805</text:p>
          </table:table-cell>
          <table:table-cell office:value-type="float" office:value="-62.1920166015625" calcext:value-type="float">
            <text:p>-62,1920166015625</text:p>
          </table:table-cell>
          <table:table-cell office:value-type="float" office:value="-62.1980628967285" calcext:value-type="float">
            <text:p>-62,1980628967285</text:p>
          </table:table-cell>
          <table:table-cell office:value-type="float" office:value="-62.1914405822754" calcext:value-type="float">
            <text:p>-62,1914405822754</text:p>
          </table:table-cell>
          <table:table-cell office:value-type="float" office:value="-62.2044067382813" calcext:value-type="float">
            <text:p>-62,2044067382813</text:p>
          </table:table-cell>
          <table:table-cell office:value-type="float" office:value="-62.1910285949707" calcext:value-type="float">
            <text:p>-62,1910285949707</text:p>
          </table:table-cell>
          <table:table-cell office:value-type="float" office:value="-62.1868743896484" calcext:value-type="float">
            <text:p>-62,1868743896484</text:p>
          </table:table-cell>
          <table:table-cell office:value-type="float" office:value="-62.2088584899902" calcext:value-type="float">
            <text:p>-62,2088584899902</text:p>
          </table:table-cell>
          <table:table-cell office:value-type="float" office:value="-62.214714050293" calcext:value-type="float">
            <text:p>-62,214714050293</text:p>
          </table:table-cell>
          <table:table-cell office:value-type="float" office:value="-62.2036247253418" calcext:value-type="float">
            <text:p>-62,2036247253418</text:p>
          </table:table-cell>
          <table:table-cell office:value-type="float" office:value="-62.1947708129883" calcext:value-type="float">
            <text:p>-62,1947708129883</text:p>
          </table:table-cell>
          <table:table-cell office:value-type="float" office:value="-62.1880302429199" calcext:value-type="float">
            <text:p>-62,1880302429199</text:p>
          </table:table-cell>
          <table:table-cell office:value-type="float" office:value="-62.2048187255859" calcext:value-type="float">
            <text:p>-62,2048187255859</text:p>
          </table:table-cell>
          <table:table-cell office:value-type="float" office:value="-62.2121543884277" calcext:value-type="float">
            <text:p>-62,2121543884277</text:p>
          </table:table-cell>
          <table:table-cell office:value-type="float" office:value="-62.197696685791" calcext:value-type="float">
            <text:p>-62,197696685791</text:p>
          </table:table-cell>
          <table:table-cell office:value-type="float" office:value="-62.2050666809082" calcext:value-type="float">
            <text:p>-62,2050666809082</text:p>
          </table:table-cell>
          <table:table-cell office:value-type="float" office:value="-62.2074165344238" calcext:value-type="float">
            <text:p>-62,2074165344238</text:p>
          </table:table-cell>
          <table:table-cell office:value-type="float" office:value="-62.1691360473633" calcext:value-type="float">
            <text:p>-62,1691360473633</text:p>
          </table:table-cell>
          <table:table-cell office:value-type="float" office:value="-62.1919364929199" calcext:value-type="float">
            <text:p>-62,1919364929199</text:p>
          </table:table-cell>
          <table:table-cell office:value-type="float" office:value="-62.1874122619629" calcext:value-type="float">
            <text:p>-62,1874122619629</text:p>
          </table:table-cell>
          <table:table-cell office:value-type="float" office:value="-62.1959228515625" calcext:value-type="float">
            <text:p>-62,1959228515625</text:p>
          </table:table-cell>
          <table:table-cell office:value-type="float" office:value="-62.199836730957" calcext:value-type="float">
            <text:p>-62,199836730957</text:p>
          </table:table-cell>
          <table:table-cell office:value-type="float" office:value="-62.1859283447266" calcext:value-type="float">
            <text:p>-62,1859283447266</text:p>
          </table:table-cell>
          <table:table-cell office:value-type="float" office:value="-62.1945686340332" calcext:value-type="float">
            <text:p>-62,1945686340332</text:p>
          </table:table-cell>
          <table:table-cell office:value-type="float" office:value="-62.1782035827637" calcext:value-type="float">
            <text:p>-62,1782035827637</text:p>
          </table:table-cell>
          <table:table-cell office:value-type="float" office:value="-62.2136840820313" calcext:value-type="float">
            <text:p>-62,2136840820313</text:p>
          </table:table-cell>
          <table:table-cell office:value-type="float" office:value="-62.1825561523438" calcext:value-type="float">
            <text:p>-62,1825561523438</text:p>
          </table:table-cell>
          <table:table-cell office:value-type="float" office:value="-62.2036247253418" calcext:value-type="float">
            <text:p>-62,2036247253418</text:p>
          </table:table-cell>
          <table:table-cell office:value-type="float" office:value="-62.1899604797363" calcext:value-type="float">
            <text:p>-62,1899604797363</text:p>
          </table:table-cell>
          <table:table-cell office:value-type="float" office:value="-62.1869583129883" calcext:value-type="float">
            <text:p>-62,1869583129883</text:p>
          </table:table-cell>
          <table:table-cell office:value-type="float" office:value="-62.2306060791016" calcext:value-type="float">
            <text:p>-62,2306060791016</text:p>
          </table:table-cell>
          <table:table-cell office:value-type="float" office:value="-62.1901664733887" calcext:value-type="float">
            <text:p>-62,1901664733887</text:p>
          </table:table-cell>
          <table:table-cell office:value-type="float" office:value="-62.1962127685547" calcext:value-type="float">
            <text:p>-62,1962127685547</text:p>
          </table:table-cell>
          <table:table-cell office:value-type="float" office:value="-62.2080764770508" calcext:value-type="float">
            <text:p>-62,2080764770508</text:p>
          </table:table-cell>
          <table:table-cell office:value-type="float" office:value="-62.1971206665039" calcext:value-type="float">
            <text:p>-62,1971206665039</text:p>
          </table:table-cell>
          <table:table-cell office:value-type="float" office:value="-62.1983528137207" calcext:value-type="float">
            <text:p>-62,1983528137207</text:p>
          </table:table-cell>
          <table:table-cell office:value-type="float" office:value="-62.1899604797363" calcext:value-type="float">
            <text:p>-62,1899604797363</text:p>
          </table:table-cell>
          <table:table-cell office:value-type="float" office:value="-62.2089004516602" calcext:value-type="float">
            <text:p>-62,2089004516602</text:p>
          </table:table-cell>
          <table:table-cell office:value-type="float" office:value="-62.1905364990234" calcext:value-type="float">
            <text:p>-62,1905364990234</text:p>
          </table:table-cell>
          <table:table-cell office:value-type="float" office:value="-62.205436706543" calcext:value-type="float">
            <text:p>-62,205436706543</text:p>
          </table:table-cell>
          <table:table-cell office:value-type="float" office:value="-62.2066345214844" calcext:value-type="float">
            <text:p>-62,2066345214844</text:p>
          </table:table-cell>
          <table:table-cell office:value-type="float" office:value="-62.1945266723633" calcext:value-type="float">
            <text:p>-62,1945266723633</text:p>
          </table:table-cell>
          <table:table-cell office:value-type="float" office:value="-62.1917686462402" calcext:value-type="float">
            <text:p>-62,1917686462402</text:p>
          </table:table-cell>
          <table:table-cell office:value-type="float" office:value="-62.172004699707" calcext:value-type="float">
            <text:p>-62,172004699707</text:p>
          </table:table-cell>
          <table:table-cell office:value-type="float" office:value="-62.1806678771973" calcext:value-type="float">
            <text:p>-62,1806678771973</text:p>
          </table:table-cell>
          <table:table-cell office:value-type="float" office:value="-62.1819458007813" calcext:value-type="float">
            <text:p>-62,1819458007813</text:p>
          </table:table-cell>
          <table:table-cell office:value-type="float" office:value="-62.1863861083984" calcext:value-type="float">
            <text:p>-62,1863861083984</text:p>
          </table:table-cell>
          <table:table-cell office:value-type="float" office:value="-62.1880302429199" calcext:value-type="float">
            <text:p>-62,1880302429199</text:p>
          </table:table-cell>
          <table:table-cell office:value-type="float" office:value="-62.1960067749023" calcext:value-type="float">
            <text:p>-62,1960067749023</text:p>
          </table:table-cell>
          <table:table-cell office:value-type="float" office:value="-62.1895484924316" calcext:value-type="float">
            <text:p>-62,1895484924316</text:p>
          </table:table-cell>
          <table:table-cell office:value-type="float" office:value="-62.1996726989746" calcext:value-type="float">
            <text:p>-62,1996726989746</text:p>
          </table:table-cell>
          <table:table-cell office:value-type="float" office:value="-62.2084846496582" calcext:value-type="float">
            <text:p>-62,2084846496582</text:p>
          </table:table-cell>
          <table:table-cell office:value-type="float" office:value="-62.1977806091309" calcext:value-type="float">
            <text:p>-62,1977806091309</text:p>
          </table:table-cell>
          <table:table-cell office:value-type="float" office:value="-62.1807098388672" calcext:value-type="float">
            <text:p>-62,1807098388672</text:p>
          </table:table-cell>
          <table:table-cell office:value-type="float" office:value="-62.2035026550293" calcext:value-type="float">
            <text:p>-62,2035026550293</text:p>
          </table:table-cell>
          <table:table-cell office:value-type="float" office:value="-62.1900825500488" calcext:value-type="float">
            <text:p>-62,1900825500488</text:p>
          </table:table-cell>
          <table:table-cell office:value-type="float" office:value="-62.1860122680664" calcext:value-type="float">
            <text:p>-62,1860122680664</text:p>
          </table:table-cell>
          <table:table-cell office:value-type="float" office:value="-62.2016868591309" calcext:value-type="float">
            <text:p>-62,2016868591309</text:p>
          </table:table-cell>
          <table:table-cell office:value-type="float" office:value="-62.1876564025879" calcext:value-type="float">
            <text:p>-62,1876564025879</text:p>
          </table:table-cell>
          <table:table-cell office:value-type="float" office:value="-62.1888084411621" calcext:value-type="float">
            <text:p>-62,1888084411621</text:p>
          </table:table-cell>
          <table:table-cell office:value-type="float" office:value="-62.2020606994629" calcext:value-type="float">
            <text:p>-62,2020606994629</text:p>
          </table:table-cell>
          <table:table-cell office:value-type="float" office:value="-62.1784934997559" calcext:value-type="float">
            <text:p>-62,1784934997559</text:p>
          </table:table-cell>
          <table:table-cell office:value-type="float" office:value="-62.1828880310059" calcext:value-type="float">
            <text:p>-62,1828880310059</text:p>
          </table:table-cell>
          <table:table-cell office:value-type="float" office:value="-62.1894264221191" calcext:value-type="float">
            <text:p>-62,1894264221191</text:p>
          </table:table-cell>
          <table:table-cell office:value-type="float" office:value="-62.1818199157715" calcext:value-type="float">
            <text:p>-62,1818199157715</text:p>
          </table:table-cell>
          <table:table-cell office:value-type="float" office:value="-62.1972389221191" calcext:value-type="float">
            <text:p>-62,1972389221191</text:p>
          </table:table-cell>
          <table:table-cell office:value-type="float" office:value="-62.1823120117188" calcext:value-type="float">
            <text:p>-62,1823120117188</text:p>
          </table:table-cell>
          <table:table-cell office:value-type="float" office:value="-62.1768913269043" calcext:value-type="float">
            <text:p>-62,1768913269043</text:p>
          </table:table-cell>
          <table:table-cell office:value-type="float" office:value="-62.1960906982422" calcext:value-type="float">
            <text:p>-62,1960906982422</text:p>
          </table:table-cell>
          <table:table-cell office:value-type="float" office:value="-62.1854362487793" calcext:value-type="float">
            <text:p>-62,1854362487793</text:p>
          </table:table-cell>
          <table:table-cell office:value-type="float" office:value="-62.1846580505371" calcext:value-type="float">
            <text:p>-62,1846580505371</text:p>
          </table:table-cell>
          <table:table-cell office:value-type="float" office:value="-62.1899185180664" calcext:value-type="float">
            <text:p>-62,1899185180664</text:p>
          </table:table-cell>
          <table:table-cell office:value-type="float" office:value="-62.1953048706055" calcext:value-type="float">
            <text:p>-62,1953048706055</text:p>
          </table:table-cell>
          <table:table-cell office:value-type="float" office:value="-62.179931640625" calcext:value-type="float">
            <text:p>-62,179931640625</text:p>
          </table:table-cell>
          <table:table-cell office:value-type="float" office:value="-62.1835479736328" calcext:value-type="float">
            <text:p>-62,1835479736328</text:p>
          </table:table-cell>
          <table:table-cell office:value-type="float" office:value="-62.1950187683106" calcext:value-type="float">
            <text:p>-62,1950187683106</text:p>
          </table:table-cell>
          <table:table-cell office:value-type="float" office:value="-62.1723785400391" calcext:value-type="float">
            <text:p>-62,1723785400391</text:p>
          </table:table-cell>
          <table:table-cell office:value-type="float" office:value="-62.1783714294434" calcext:value-type="float">
            <text:p>-62,1783714294434</text:p>
          </table:table-cell>
          <table:table-cell office:value-type="float" office:value="-62.1950187683106" calcext:value-type="float">
            <text:p>-62,1950187683106</text:p>
          </table:table-cell>
          <table:table-cell office:value-type="float" office:value="-62.1978187561035" calcext:value-type="float">
            <text:p>-62,1978187561035</text:p>
          </table:table-cell>
          <table:table-cell office:value-type="float" office:value="-62.2295341491699" calcext:value-type="float">
            <text:p>-62,2295341491699</text:p>
          </table:table-cell>
          <table:table-cell office:value-type="float" office:value="-62.2118644714356" calcext:value-type="float">
            <text:p>-62,2118644714356</text:p>
          </table:table-cell>
          <table:table-cell office:value-type="float" office:value="-62.2528648376465" calcext:value-type="float">
            <text:p>-62,2528648376465</text:p>
          </table:table-cell>
          <table:table-cell office:value-type="float" office:value="-62.2277984619141" calcext:value-type="float">
            <text:p>-62,2277984619141</text:p>
          </table:table-cell>
          <table:table-cell office:value-type="float" office:value="-62.2280426025391" calcext:value-type="float">
            <text:p>-62,2280426025391</text:p>
          </table:table-cell>
          <table:table-cell office:value-type="float" office:value="-62.2190017700195" calcext:value-type="float">
            <text:p>-62,2190017700195</text:p>
          </table:table-cell>
          <table:table-cell office:value-type="float" office:value="-62.2289543151856" calcext:value-type="float">
            <text:p>-62,2289543151856</text:p>
          </table:table-cell>
          <table:table-cell office:value-type="float" office:value="-62.2395782470703" calcext:value-type="float">
            <text:p>-62,2395782470703</text:p>
          </table:table-cell>
          <table:table-cell office:value-type="float" office:value="-62.2353630065918" calcext:value-type="float">
            <text:p>-62,2353630065918</text:p>
          </table:table-cell>
          <table:table-cell office:value-type="float" office:value="-62.2340774536133" calcext:value-type="float">
            <text:p>-62,2340774536133</text:p>
          </table:table-cell>
          <table:table-cell office:value-type="float" office:value="-62.2108383178711" calcext:value-type="float">
            <text:p>-62,2108383178711</text:p>
          </table:table-cell>
          <table:table-cell office:value-type="float" office:value="-62.223503112793" calcext:value-type="float">
            <text:p>-62,223503112793</text:p>
          </table:table-cell>
          <table:table-cell office:value-type="float" office:value="-62.2118644714356" calcext:value-type="float">
            <text:p>-62,2118644714356</text:p>
          </table:table-cell>
          <table:table-cell office:value-type="float" office:value="-62.2225074768066" calcext:value-type="float">
            <text:p>-62,2225074768066</text:p>
          </table:table-cell>
          <table:table-cell office:value-type="float" office:value="-62.2459487915039" calcext:value-type="float">
            <text:p>-62,2459487915039</text:p>
          </table:table-cell>
          <table:table-cell office:value-type="float" office:value="-62.2379608154297" calcext:value-type="float">
            <text:p>-62,2379608154297</text:p>
          </table:table-cell>
          <table:table-cell office:value-type="float" office:value="-62.2277145385742" calcext:value-type="float">
            <text:p>-62,2277145385742</text:p>
          </table:table-cell>
          <table:table-cell office:value-type="float" office:value="-62.2211074829102" calcext:value-type="float">
            <text:p>-62,2211074829102</text:p>
          </table:table-cell>
          <table:table-cell office:value-type="float" office:value="-62.2296562194824" calcext:value-type="float">
            <text:p>-62,2296562194824</text:p>
          </table:table-cell>
          <table:table-cell office:value-type="float" office:value="-62.2458648681641" calcext:value-type="float">
            <text:p>-62,2458648681641</text:p>
          </table:table-cell>
          <table:table-cell office:value-type="float" office:value="-62.2553482055664" calcext:value-type="float">
            <text:p>-62,2553482055664</text:p>
          </table:table-cell>
          <table:table-cell office:value-type="float" office:value="-62.2411918640137" calcext:value-type="float">
            <text:p>-62,2411918640137</text:p>
          </table:table-cell>
          <table:table-cell office:value-type="float" office:value="-62.2377586364746" calcext:value-type="float">
            <text:p>-62,2377586364746</text:p>
          </table:table-cell>
          <table:table-cell office:value-type="float" office:value="-62.2185897827148" calcext:value-type="float">
            <text:p>-62,2185897827148</text:p>
          </table:table-cell>
          <table:table-cell office:value-type="float" office:value="-62.2478942871094" calcext:value-type="float">
            <text:p>-62,2478942871094</text:p>
          </table:table-cell>
          <table:table-cell office:value-type="float" office:value="-62.2461967468262" calcext:value-type="float">
            <text:p>-62,2461967468262</text:p>
          </table:table-cell>
          <table:table-cell office:value-type="float" office:value="-62.229736328125" calcext:value-type="float">
            <text:p>-62,229736328125</text:p>
          </table:table-cell>
          <table:table-cell office:value-type="float" office:value="-62.2446670532227" calcext:value-type="float">
            <text:p>-62,2446670532227</text:p>
          </table:table-cell>
          <table:table-cell office:value-type="float" office:value="-62.2440032958984" calcext:value-type="float">
            <text:p>-62,2440032958984</text:p>
          </table:table-cell>
          <table:table-cell office:value-type="float" office:value="-62.2273826599121" calcext:value-type="float">
            <text:p>-62,2273826599121</text:p>
          </table:table-cell>
          <table:table-cell office:value-type="float" office:value="-62.2223052978516" calcext:value-type="float">
            <text:p>-62,2223052978516</text:p>
          </table:table-cell>
          <table:table-cell office:value-type="float" office:value="-62.2112045288086" calcext:value-type="float">
            <text:p>-62,2112045288086</text:p>
          </table:table-cell>
          <table:table-cell office:value-type="float" office:value="-62.2185096740723" calcext:value-type="float">
            <text:p>-62,2185096740723</text:p>
          </table:table-cell>
          <table:table-cell office:value-type="float" office:value="-62.2387886047363" calcext:value-type="float">
            <text:p>-62,2387886047363</text:p>
          </table:table-cell>
          <table:table-cell office:value-type="float" office:value="-62.2392044067383" calcext:value-type="float">
            <text:p>-62,2392044067383</text:p>
          </table:table-cell>
          <table:table-cell office:value-type="float" office:value="-62.2173957824707" calcext:value-type="float">
            <text:p>-62,2173957824707</text:p>
          </table:table-cell>
          <table:table-cell office:value-type="float" office:value="-62.2371368408203" calcext:value-type="float">
            <text:p>-62,2371368408203</text:p>
          </table:table-cell>
          <table:table-cell office:value-type="float" office:value="-62.2241630554199" calcext:value-type="float">
            <text:p>-62,2241630554199</text:p>
          </table:table-cell>
          <table:table-cell office:value-type="float" office:value="-62.2268447875977" calcext:value-type="float">
            <text:p>-62,2268447875977</text:p>
          </table:table-cell>
          <table:table-cell office:value-type="float" office:value="-62.2280883789063" calcext:value-type="float">
            <text:p>-62,2280883789063</text:p>
          </table:table-cell>
          <table:table-cell office:value-type="float" office:value="-62.2279624938965" calcext:value-type="float">
            <text:p>-62,2279624938965</text:p>
          </table:table-cell>
          <table:table-cell office:value-type="float" office:value="-62.2432174682617" calcext:value-type="float">
            <text:p>-62,2432174682617</text:p>
          </table:table-cell>
          <table:table-cell office:value-type="float" office:value="-62.2447929382324" calcext:value-type="float">
            <text:p>-62,2447929382324</text:p>
          </table:table-cell>
          <table:table-cell office:value-type="float" office:value="-62.2367668151856" calcext:value-type="float">
            <text:p>-62,2367668151856</text:p>
          </table:table-cell>
          <table:table-cell office:value-type="float" office:value="-62.2362251281738" calcext:value-type="float">
            <text:p>-62,2362251281738</text:p>
          </table:table-cell>
        </table:table-row>
        <table:table-row table:style-name="ro1">
          <table:table-cell office:value-type="float" office:value="-62.1953468322754" calcext:value-type="float">
            <text:p>-62,1953468322754</text:p>
          </table:table-cell>
          <table:table-cell office:value-type="float" office:value="-62.1755790710449" calcext:value-type="float">
            <text:p>-62,1755790710449</text:p>
          </table:table-cell>
          <table:table-cell office:value-type="float" office:value="-62.1702384948731" calcext:value-type="float">
            <text:p>-62,1702384948731</text:p>
          </table:table-cell>
          <table:table-cell office:value-type="float" office:value="-62.1957206726074" calcext:value-type="float">
            <text:p>-62,1957206726074</text:p>
          </table:table-cell>
          <table:table-cell office:value-type="float" office:value="-62.2045288085938" calcext:value-type="float">
            <text:p>-62,2045288085938</text:p>
          </table:table-cell>
          <table:table-cell office:value-type="float" office:value="-62.1981468200684" calcext:value-type="float">
            <text:p>-62,1981468200684</text:p>
          </table:table-cell>
          <table:table-cell office:value-type="float" office:value="-62.1961288452148" calcext:value-type="float">
            <text:p>-62,1961288452148</text:p>
          </table:table-cell>
          <table:table-cell office:value-type="float" office:value="-62.1833839416504" calcext:value-type="float">
            <text:p>-62,1833839416504</text:p>
          </table:table-cell>
          <table:table-cell office:value-type="float" office:value="-62.1806297302246" calcext:value-type="float">
            <text:p>-62,1806297302246</text:p>
          </table:table-cell>
          <table:table-cell office:value-type="float" office:value="-62.1816139221191" calcext:value-type="float">
            <text:p>-62,1816139221191</text:p>
          </table:table-cell>
          <table:table-cell office:value-type="float" office:value="-62.1940727233887" calcext:value-type="float">
            <text:p>-62,1940727233887</text:p>
          </table:table-cell>
          <table:table-cell office:value-type="float" office:value="-62.1862182617188" calcext:value-type="float">
            <text:p>-62,1862182617188</text:p>
          </table:table-cell>
          <table:table-cell office:value-type="float" office:value="-62.1854782104492" calcext:value-type="float">
            <text:p>-62,1854782104492</text:p>
          </table:table-cell>
          <table:table-cell office:value-type="float" office:value="-62.1893844604492" calcext:value-type="float">
            <text:p>-62,1893844604492</text:p>
          </table:table-cell>
          <table:table-cell office:value-type="float" office:value="-62.1992607116699" calcext:value-type="float">
            <text:p>-62,1992607116699</text:p>
          </table:table-cell>
          <table:table-cell office:value-type="float" office:value="-62.1967468261719" calcext:value-type="float">
            <text:p>-62,1967468261719</text:p>
          </table:table-cell>
          <table:table-cell office:value-type="float" office:value="-62.1988906860352" calcext:value-type="float">
            <text:p>-62,1988906860352</text:p>
          </table:table-cell>
          <table:table-cell office:value-type="float" office:value="-62.1892585754395" calcext:value-type="float">
            <text:p>-62,1892585754395</text:p>
          </table:table-cell>
          <table:table-cell office:value-type="float" office:value="-62.1975288391113" calcext:value-type="float">
            <text:p>-62,1975288391113</text:p>
          </table:table-cell>
          <table:table-cell office:value-type="float" office:value="-62.1763153076172" calcext:value-type="float">
            <text:p>-62,1763153076172</text:p>
          </table:table-cell>
          <table:table-cell office:value-type="float" office:value="-62.1936187744141" calcext:value-type="float">
            <text:p>-62,1936187744141</text:p>
          </table:table-cell>
          <table:table-cell office:value-type="float" office:value="-62.2040367126465" calcext:value-type="float">
            <text:p>-62,2040367126465</text:p>
          </table:table-cell>
          <table:table-cell office:value-type="float" office:value="-62.1710586547852" calcext:value-type="float">
            <text:p>-62,1710586547852</text:p>
          </table:table-cell>
          <table:table-cell office:value-type="float" office:value="-62.1945266723633" calcext:value-type="float">
            <text:p>-62,1945266723633</text:p>
          </table:table-cell>
          <table:table-cell office:value-type="float" office:value="-62.1791076660156" calcext:value-type="float">
            <text:p>-62,1791076660156</text:p>
          </table:table-cell>
          <table:table-cell office:value-type="float" office:value="-62.1803016662598" calcext:value-type="float">
            <text:p>-62,1803016662598</text:p>
          </table:table-cell>
          <table:table-cell office:value-type="float" office:value="-62.1851921081543" calcext:value-type="float">
            <text:p>-62,1851921081543</text:p>
          </table:table-cell>
          <table:table-cell office:value-type="float" office:value="-62.1844100952148" calcext:value-type="float">
            <text:p>-62,1844100952148</text:p>
          </table:table-cell>
          <table:table-cell office:value-type="float" office:value="-62.1900024414063" calcext:value-type="float">
            <text:p>-62,1900024414063</text:p>
          </table:table-cell>
          <table:table-cell office:value-type="float" office:value="-62.1809577941895" calcext:value-type="float">
            <text:p>-62,1809577941895</text:p>
          </table:table-cell>
          <table:table-cell office:value-type="float" office:value="-62.1780433654785" calcext:value-type="float">
            <text:p>-62,1780433654785</text:p>
          </table:table-cell>
          <table:table-cell office:value-type="float" office:value="-62.1925506591797" calcext:value-type="float">
            <text:p>-62,1925506591797</text:p>
          </table:table-cell>
          <table:table-cell office:value-type="float" office:value="-62.1759490966797" calcext:value-type="float">
            <text:p>-62,1759490966797</text:p>
          </table:table-cell>
          <table:table-cell office:value-type="float" office:value="-62.1928787231445" calcext:value-type="float">
            <text:p>-62,1928787231445</text:p>
          </table:table-cell>
          <table:table-cell office:value-type="float" office:value="-62.1735649108887" calcext:value-type="float">
            <text:p>-62,1735649108887</text:p>
          </table:table-cell>
          <table:table-cell office:value-type="float" office:value="-62.1921806335449" calcext:value-type="float">
            <text:p>-62,1921806335449</text:p>
          </table:table-cell>
          <table:table-cell office:value-type="float" office:value="-62.179931640625" calcext:value-type="float">
            <text:p>-62,179931640625</text:p>
          </table:table-cell>
          <table:table-cell office:value-type="float" office:value="-62.1918525695801" calcext:value-type="float">
            <text:p>-62,1918525695801</text:p>
          </table:table-cell>
          <table:table-cell office:value-type="float" office:value="-62.1929206848145" calcext:value-type="float">
            <text:p>-62,1929206848145</text:p>
          </table:table-cell>
          <table:table-cell office:value-type="float" office:value="-62.1874961853027" calcext:value-type="float">
            <text:p>-62,1874961853027</text:p>
          </table:table-cell>
          <table:table-cell office:value-type="float" office:value="-62.2011947631836" calcext:value-type="float">
            <text:p>-62,2011947631836</text:p>
          </table:table-cell>
          <table:table-cell office:value-type="float" office:value="-62.184986114502" calcext:value-type="float">
            <text:p>-62,184986114502</text:p>
          </table:table-cell>
          <table:table-cell office:value-type="float" office:value="-62.1727027893066" calcext:value-type="float">
            <text:p>-62,1727027893066</text:p>
          </table:table-cell>
          <table:table-cell office:value-type="float" office:value="-62.1888084411621" calcext:value-type="float">
            <text:p>-62,1888084411621</text:p>
          </table:table-cell>
          <table:table-cell office:value-type="float" office:value="-62.1831359863281" calcext:value-type="float">
            <text:p>-62,1831359863281</text:p>
          </table:table-cell>
          <table:table-cell office:value-type="float" office:value="-62.1767272949219" calcext:value-type="float">
            <text:p>-62,1767272949219</text:p>
          </table:table-cell>
          <table:table-cell office:value-type="float" office:value="-62.1909065246582" calcext:value-type="float">
            <text:p>-62,1909065246582</text:p>
          </table:table-cell>
          <table:table-cell office:value-type="float" office:value="-62.1692962646484" calcext:value-type="float">
            <text:p>-62,1692962646484</text:p>
          </table:table-cell>
          <table:table-cell office:value-type="float" office:value="-62.180835723877" calcext:value-type="float">
            <text:p>-62,180835723877</text:p>
          </table:table-cell>
          <table:table-cell office:value-type="float" office:value="-62.1791496276856" calcext:value-type="float">
            <text:p>-62,1791496276856</text:p>
          </table:table-cell>
          <table:table-cell office:value-type="float" office:value="-62.1895065307617" calcext:value-type="float">
            <text:p>-62,1895065307617</text:p>
          </table:table-cell>
          <table:table-cell office:value-type="float" office:value="-62.1762733459473" calcext:value-type="float">
            <text:p>-62,1762733459473</text:p>
          </table:table-cell>
          <table:table-cell office:value-type="float" office:value="-62.197940826416" calcext:value-type="float">
            <text:p>-62,197940826416</text:p>
          </table:table-cell>
          <table:table-cell office:value-type="float" office:value="-62.1995048522949" calcext:value-type="float">
            <text:p>-62,1995048522949</text:p>
          </table:table-cell>
          <table:table-cell office:value-type="float" office:value="-62.1820220947266" calcext:value-type="float">
            <text:p>-62,1820220947266</text:p>
          </table:table-cell>
          <table:table-cell office:value-type="float" office:value="-62.1722526550293" calcext:value-type="float">
            <text:p>-62,1722526550293</text:p>
          </table:table-cell>
          <table:table-cell office:value-type="float" office:value="-62.1695442199707" calcext:value-type="float">
            <text:p>-62,1695442199707</text:p>
          </table:table-cell>
          <table:table-cell office:value-type="float" office:value="-62.1829719543457" calcext:value-type="float">
            <text:p>-62,1829719543457</text:p>
          </table:table-cell>
          <table:table-cell office:value-type="float" office:value="-62.1877822875977" calcext:value-type="float">
            <text:p>-62,1877822875977</text:p>
          </table:table-cell>
          <table:table-cell office:value-type="float" office:value="-62.1832160949707" calcext:value-type="float">
            <text:p>-62,1832160949707</text:p>
          </table:table-cell>
          <table:table-cell office:value-type="float" office:value="-62.1778793334961" calcext:value-type="float">
            <text:p>-62,1778793334961</text:p>
          </table:table-cell>
          <table:table-cell office:value-type="float" office:value="-62.1728286743164" calcext:value-type="float">
            <text:p>-62,1728286743164</text:p>
          </table:table-cell>
          <table:table-cell office:value-type="float" office:value="-62.1610527038574" calcext:value-type="float">
            <text:p>-62,1610527038574</text:p>
          </table:table-cell>
          <table:table-cell office:value-type="float" office:value="-62.1867942810059" calcext:value-type="float">
            <text:p>-62,1867942810059</text:p>
          </table:table-cell>
          <table:table-cell office:value-type="float" office:value="-62.1797676086426" calcext:value-type="float">
            <text:p>-62,1797676086426</text:p>
          </table:table-cell>
          <table:table-cell office:value-type="float" office:value="-62.1785736083984" calcext:value-type="float">
            <text:p>-62,1785736083984</text:p>
          </table:table-cell>
          <table:table-cell office:value-type="float" office:value="-62.1727447509766" calcext:value-type="float">
            <text:p>-62,1727447509766</text:p>
          </table:table-cell>
          <table:table-cell office:value-type="float" office:value="-62.1894264221191" calcext:value-type="float">
            <text:p>-62,1894264221191</text:p>
          </table:table-cell>
          <table:table-cell office:value-type="float" office:value="-62.1709823608398" calcext:value-type="float">
            <text:p>-62,1709823608398</text:p>
          </table:table-cell>
          <table:table-cell office:value-type="float" office:value="-62.1772613525391" calcext:value-type="float">
            <text:p>-62,1772613525391</text:p>
          </table:table-cell>
          <table:table-cell office:value-type="float" office:value="-62.1839981079102" calcext:value-type="float">
            <text:p>-62,1839981079102</text:p>
          </table:table-cell>
          <table:table-cell office:value-type="float" office:value="-62.1707763671875" calcext:value-type="float">
            <text:p>-62,1707763671875</text:p>
          </table:table-cell>
          <table:table-cell office:value-type="float" office:value="-62.1939926147461" calcext:value-type="float">
            <text:p>-62,1939926147461</text:p>
          </table:table-cell>
          <table:table-cell office:value-type="float" office:value="-62.1786994934082" calcext:value-type="float">
            <text:p>-62,1786994934082</text:p>
          </table:table-cell>
          <table:table-cell office:value-type="float" office:value="-62.1869583129883" calcext:value-type="float">
            <text:p>-62,1869583129883</text:p>
          </table:table-cell>
          <table:table-cell office:value-type="float" office:value="-62.1775932312012" calcext:value-type="float">
            <text:p>-62,1775932312012</text:p>
          </table:table-cell>
          <table:table-cell office:value-type="float" office:value="-62.1685180664063" calcext:value-type="float">
            <text:p>-62,1685180664063</text:p>
          </table:table-cell>
          <table:table-cell office:value-type="float" office:value="-62.1697883605957" calcext:value-type="float">
            <text:p>-62,1697883605957</text:p>
          </table:table-cell>
          <table:table-cell office:value-type="float" office:value="-62.1981048583984" calcext:value-type="float">
            <text:p>-62,1981048583984</text:p>
          </table:table-cell>
          <table:table-cell office:value-type="float" office:value="-62.1951866149902" calcext:value-type="float">
            <text:p>-62,1951866149902</text:p>
          </table:table-cell>
          <table:table-cell office:value-type="float" office:value="-62.1889305114746" calcext:value-type="float">
            <text:p>-62,1889305114746</text:p>
          </table:table-cell>
          <table:table-cell office:value-type="float" office:value="-62.2072525024414" calcext:value-type="float">
            <text:p>-62,2072525024414</text:p>
          </table:table-cell>
          <table:table-cell office:value-type="float" office:value="-62.1690940856934" calcext:value-type="float">
            <text:p>-62,1690940856934</text:p>
          </table:table-cell>
          <table:table-cell office:value-type="float" office:value="-62.1940307617188" calcext:value-type="float">
            <text:p>-62,1940307617188</text:p>
          </table:table-cell>
          <table:table-cell office:value-type="float" office:value="-62.1963806152344" calcext:value-type="float">
            <text:p>-62,1963806152344</text:p>
          </table:table-cell>
          <table:table-cell office:value-type="float" office:value="-62.1845321655273" calcext:value-type="float">
            <text:p>-62,1845321655273</text:p>
          </table:table-cell>
          <table:table-cell office:value-type="float" office:value="-62.1902084350586" calcext:value-type="float">
            <text:p>-62,1902084350586</text:p>
          </table:table-cell>
          <table:table-cell office:value-type="float" office:value="-62.199878692627" calcext:value-type="float">
            <text:p>-62,199878692627</text:p>
          </table:table-cell>
          <table:table-cell office:value-type="float" office:value="-62.1938285827637" calcext:value-type="float">
            <text:p>-62,1938285827637</text:p>
          </table:table-cell>
          <table:table-cell office:value-type="float" office:value="-62.1912345886231" calcext:value-type="float">
            <text:p>-62,1912345886231</text:p>
          </table:table-cell>
          <table:table-cell office:value-type="float" office:value="-62.1739768981934" calcext:value-type="float">
            <text:p>-62,1739768981934</text:p>
          </table:table-cell>
          <table:table-cell office:value-type="float" office:value="-62.2037467956543" calcext:value-type="float">
            <text:p>-62,2037467956543</text:p>
          </table:table-cell>
          <table:table-cell office:value-type="float" office:value="-62.1980247497559" calcext:value-type="float">
            <text:p>-62,1980247497559</text:p>
          </table:table-cell>
          <table:table-cell office:value-type="float" office:value="-62.1804656982422" calcext:value-type="float">
            <text:p>-62,1804656982422</text:p>
          </table:table-cell>
          <table:table-cell office:value-type="float" office:value="-62.1907424926758" calcext:value-type="float">
            <text:p>-62,1907424926758</text:p>
          </table:table-cell>
          <table:table-cell office:value-type="float" office:value="-62.1844902038574" calcext:value-type="float">
            <text:p>-62,1844902038574</text:p>
          </table:table-cell>
          <table:table-cell office:value-type="float" office:value="-62.2016487121582" calcext:value-type="float">
            <text:p>-62,2016487121582</text:p>
          </table:table-cell>
          <table:table-cell office:value-type="float" office:value="-62.1801338195801" calcext:value-type="float">
            <text:p>-62,1801338195801</text:p>
          </table:table-cell>
          <table:table-cell office:value-type="float" office:value="-62.2037467956543" calcext:value-type="float">
            <text:p>-62,2037467956543</text:p>
          </table:table-cell>
          <table:table-cell office:value-type="float" office:value="-62.1791496276856" calcext:value-type="float">
            <text:p>-62,1791496276856</text:p>
          </table:table-cell>
          <table:table-cell office:value-type="float" office:value="-62.1816139221191" calcext:value-type="float">
            <text:p>-62,1816139221191</text:p>
          </table:table-cell>
          <table:table-cell table:number-columns-repeated="2" office:value-type="float" office:value="-62.1731986999512" calcext:value-type="float">
            <text:p>-62,1731986999512</text:p>
          </table:table-cell>
          <table:table-cell office:value-type="float" office:value="-62.1665077209473" calcext:value-type="float">
            <text:p>-62,1665077209473</text:p>
          </table:table-cell>
          <table:table-cell office:value-type="float" office:value="-62.1860542297363" calcext:value-type="float">
            <text:p>-62,1860542297363</text:p>
          </table:table-cell>
          <table:table-cell office:value-type="float" office:value="-62.1743431091309" calcext:value-type="float">
            <text:p>-62,1743431091309</text:p>
          </table:table-cell>
          <table:table-cell office:value-type="float" office:value="-62.1846580505371" calcext:value-type="float">
            <text:p>-62,1846580505371</text:p>
          </table:table-cell>
          <table:table-cell office:value-type="float" office:value="-62.1603164672852" calcext:value-type="float">
            <text:p>-62,1603164672852</text:p>
          </table:table-cell>
          <table:table-cell office:value-type="float" office:value="-62.1926345825195" calcext:value-type="float">
            <text:p>-62,1926345825195</text:p>
          </table:table-cell>
          <table:table-cell office:value-type="float" office:value="-62.1863403320313" calcext:value-type="float">
            <text:p>-62,1863403320313</text:p>
          </table:table-cell>
          <table:table-cell office:value-type="float" office:value="-62.18798828125" calcext:value-type="float">
            <text:p>-62,18798828125</text:p>
          </table:table-cell>
          <table:table-cell office:value-type="float" office:value="-62.1956367492676" calcext:value-type="float">
            <text:p>-62,1956367492676</text:p>
          </table:table-cell>
          <table:table-cell office:value-type="float" office:value="-62.2025146484375" calcext:value-type="float">
            <text:p>-62,2025146484375</text:p>
          </table:table-cell>
          <table:table-cell office:value-type="float" office:value="-62.1715965270996" calcext:value-type="float">
            <text:p>-62,1715965270996</text:p>
          </table:table-cell>
          <table:table-cell office:value-type="float" office:value="-62.1714324951172" calcext:value-type="float">
            <text:p>-62,1714324951172</text:p>
          </table:table-cell>
          <table:table-cell office:value-type="float" office:value="-62.1908645629883" calcext:value-type="float">
            <text:p>-62,1908645629883</text:p>
          </table:table-cell>
          <table:table-cell office:value-type="float" office:value="-62.1884803771973" calcext:value-type="float">
            <text:p>-62,1884803771973</text:p>
          </table:table-cell>
          <table:table-cell office:value-type="float" office:value="-62.1686401367188" calcext:value-type="float">
            <text:p>-62,1686401367188</text:p>
          </table:table-cell>
          <table:table-cell office:value-type="float" office:value="-62.1997146606445" calcext:value-type="float">
            <text:p>-62,1997146606445</text:p>
          </table:table-cell>
          <table:table-cell office:value-type="float" office:value="-62.177303314209" calcext:value-type="float">
            <text:p>-62,177303314209</text:p>
          </table:table-cell>
          <table:table-cell office:value-type="float" office:value="-62.2000045776367" calcext:value-type="float">
            <text:p>-62,2000045776367</text:p>
          </table:table-cell>
          <table:table-cell office:value-type="float" office:value="-62.1774673461914" calcext:value-type="float">
            <text:p>-62,1774673461914</text:p>
          </table:table-cell>
          <table:table-cell office:value-type="float" office:value="-62.1773834228516" calcext:value-type="float">
            <text:p>-62,1773834228516</text:p>
          </table:table-cell>
          <table:table-cell office:value-type="float" office:value="-62.1627349853516" calcext:value-type="float">
            <text:p>-62,1627349853516</text:p>
          </table:table-cell>
          <table:table-cell office:value-type="float" office:value="-62.1786155700684" calcext:value-type="float">
            <text:p>-62,1786155700684</text:p>
          </table:table-cell>
          <table:table-cell office:value-type="float" office:value="-62.1891822814941" calcext:value-type="float">
            <text:p>-62,1891822814941</text:p>
          </table:table-cell>
          <table:table-cell office:value-type="float" office:value="-62.1837921142578" calcext:value-type="float">
            <text:p>-62,1837921142578</text:p>
          </table:table-cell>
          <table:table-cell office:value-type="float" office:value="-62.1718864440918" calcext:value-type="float">
            <text:p>-62,1718864440918</text:p>
          </table:table-cell>
          <table:table-cell office:value-type="float" office:value="-62.1707344055176" calcext:value-type="float">
            <text:p>-62,1707344055176</text:p>
          </table:table-cell>
          <table:table-cell office:value-type="float" office:value="-62.1951446533203" calcext:value-type="float">
            <text:p>-62,1951446533203</text:p>
          </table:table-cell>
          <table:table-cell office:value-type="float" office:value="-62.1738929748535" calcext:value-type="float">
            <text:p>-62,1738929748535</text:p>
          </table:table-cell>
          <table:table-cell office:value-type="float" office:value="-62.1644592285156" calcext:value-type="float">
            <text:p>-62,1644592285156</text:p>
          </table:table-cell>
          <table:table-cell office:value-type="float" office:value="-62.1776275634766" calcext:value-type="float">
            <text:p>-62,1776275634766</text:p>
          </table:table-cell>
          <table:table-cell office:value-type="float" office:value="-62.1743431091309" calcext:value-type="float">
            <text:p>-62,1743431091309</text:p>
          </table:table-cell>
          <table:table-cell office:value-type="float" office:value="-62.1402969360352" calcext:value-type="float">
            <text:p>-62,1402969360352</text:p>
          </table:table-cell>
          <table:table-cell office:value-type="float" office:value="-62.1674957275391" calcext:value-type="float">
            <text:p>-62,1674957275391</text:p>
          </table:table-cell>
          <table:table-cell office:value-type="float" office:value="-62.1908264160156" calcext:value-type="float">
            <text:p>-62,1908264160156</text:p>
          </table:table-cell>
          <table:table-cell office:value-type="float" office:value="-62.1820678710938" calcext:value-type="float">
            <text:p>-62,1820678710938</text:p>
          </table:table-cell>
          <table:table-cell office:value-type="float" office:value="-62.1844902038574" calcext:value-type="float">
            <text:p>-62,1844902038574</text:p>
          </table:table-cell>
          <table:table-cell office:value-type="float" office:value="-62.1886825561523" calcext:value-type="float">
            <text:p>-62,1886825561523</text:p>
          </table:table-cell>
          <table:table-cell office:value-type="float" office:value="-62.1922187805176" calcext:value-type="float">
            <text:p>-62,1922187805176</text:p>
          </table:table-cell>
          <table:table-cell office:value-type="float" office:value="-62.1714744567871" calcext:value-type="float">
            <text:p>-62,1714744567871</text:p>
          </table:table-cell>
          <table:table-cell office:value-type="float" office:value="-62.1768913269043" calcext:value-type="float">
            <text:p>-62,1768913269043</text:p>
          </table:table-cell>
          <table:table-cell office:value-type="float" office:value="-62.1777534484863" calcext:value-type="float">
            <text:p>-62,1777534484863</text:p>
          </table:table-cell>
          <table:table-cell office:value-type="float" office:value="-62.1829719543457" calcext:value-type="float">
            <text:p>-62,1829719543457</text:p>
          </table:table-cell>
          <table:table-cell office:value-type="float" office:value="-62.1766052246094" calcext:value-type="float">
            <text:p>-62,1766052246094</text:p>
          </table:table-cell>
          <table:table-cell office:value-type="float" office:value="-62.1724967956543" calcext:value-type="float">
            <text:p>-62,1724967956543</text:p>
          </table:table-cell>
          <table:table-cell office:value-type="float" office:value="-62.1825981140137" calcext:value-type="float">
            <text:p>-62,1825981140137</text:p>
          </table:table-cell>
          <table:table-cell office:value-type="float" office:value="-62.1730728149414" calcext:value-type="float">
            <text:p>-62,1730728149414</text:p>
          </table:table-cell>
          <table:table-cell office:value-type="float" office:value="-62.1869583129883" calcext:value-type="float">
            <text:p>-62,1869583129883</text:p>
          </table:table-cell>
          <table:table-cell office:value-type="float" office:value="-62.1663436889648" calcext:value-type="float">
            <text:p>-62,1663436889648</text:p>
          </table:table-cell>
          <table:table-cell office:value-type="float" office:value="-62.1754150390625" calcext:value-type="float">
            <text:p>-62,1754150390625</text:p>
          </table:table-cell>
          <table:table-cell office:value-type="float" office:value="-62.1985206604004" calcext:value-type="float">
            <text:p>-62,1985206604004</text:p>
          </table:table-cell>
          <table:table-cell office:value-type="float" office:value="-62.1891822814941" calcext:value-type="float">
            <text:p>-62,1891822814941</text:p>
          </table:table-cell>
          <table:table-cell office:value-type="float" office:value="-62.1756591796875" calcext:value-type="float">
            <text:p>-62,1756591796875</text:p>
          </table:table-cell>
          <table:table-cell office:value-type="float" office:value="-62.1782035827637" calcext:value-type="float">
            <text:p>-62,1782035827637</text:p>
          </table:table-cell>
          <table:table-cell office:value-type="float" office:value="-62.1792716979981" calcext:value-type="float">
            <text:p>-62,1792716979981</text:p>
          </table:table-cell>
          <table:table-cell office:value-type="float" office:value="-62.1769332885742" calcext:value-type="float">
            <text:p>-62,1769332885742</text:p>
          </table:table-cell>
          <table:table-cell office:value-type="float" office:value="-62.1721305847168" calcext:value-type="float">
            <text:p>-62,1721305847168</text:p>
          </table:table-cell>
          <table:table-cell office:value-type="float" office:value="-62.1622848510742" calcext:value-type="float">
            <text:p>-62,1622848510742</text:p>
          </table:table-cell>
          <table:table-cell office:value-type="float" office:value="-62.167163848877" calcext:value-type="float">
            <text:p>-62,167163848877</text:p>
          </table:table-cell>
          <table:table-cell office:value-type="float" office:value="-62.1695861816406" calcext:value-type="float">
            <text:p>-62,1695861816406</text:p>
          </table:table-cell>
          <table:table-cell office:value-type="float" office:value="-62.1812858581543" calcext:value-type="float">
            <text:p>-62,1812858581543</text:p>
          </table:table-cell>
          <table:table-cell office:value-type="float" office:value="-62.1845741271973" calcext:value-type="float">
            <text:p>-62,1845741271973</text:p>
          </table:table-cell>
          <table:table-cell office:value-type="float" office:value="-62.1672859191895" calcext:value-type="float">
            <text:p>-62,1672859191895</text:p>
          </table:table-cell>
          <table:table-cell office:value-type="float" office:value="-62.1559715270996" calcext:value-type="float">
            <text:p>-62,1559715270996</text:p>
          </table:table-cell>
          <table:table-cell office:value-type="float" office:value="-62.1655235290527" calcext:value-type="float">
            <text:p>-62,1655235290527</text:p>
          </table:table-cell>
          <table:table-cell office:value-type="float" office:value="-62.1835899353027" calcext:value-type="float">
            <text:p>-62,1835899353027</text:p>
          </table:table-cell>
          <table:table-cell office:value-type="float" office:value="-62.1830940246582" calcext:value-type="float">
            <text:p>-62,1830940246582</text:p>
          </table:table-cell>
          <table:table-cell office:value-type="float" office:value="-62.1732788085938" calcext:value-type="float">
            <text:p>-62,1732788085938</text:p>
          </table:table-cell>
          <table:table-cell office:value-type="float" office:value="-62.1760711669922" calcext:value-type="float">
            <text:p>-62,1760711669922</text:p>
          </table:table-cell>
          <table:table-cell office:value-type="float" office:value="-62.1723365783691" calcext:value-type="float">
            <text:p>-62,1723365783691</text:p>
          </table:table-cell>
          <table:table-cell office:value-type="float" office:value="-62.1795997619629" calcext:value-type="float">
            <text:p>-62,1795997619629</text:p>
          </table:table-cell>
          <table:table-cell office:value-type="float" office:value="-62.187370300293" calcext:value-type="float">
            <text:p>-62,187370300293</text:p>
          </table:table-cell>
          <table:table-cell office:value-type="float" office:value="-62.1697044372559" calcext:value-type="float">
            <text:p>-62,1697044372559</text:p>
          </table:table-cell>
          <table:table-cell office:value-type="float" office:value="-62.1851501464844" calcext:value-type="float">
            <text:p>-62,1851501464844</text:p>
          </table:table-cell>
          <table:table-cell office:value-type="float" office:value="-62.1839179992676" calcext:value-type="float">
            <text:p>-62,1839179992676</text:p>
          </table:table-cell>
          <table:table-cell office:value-type="float" office:value="-62.1754951477051" calcext:value-type="float">
            <text:p>-62,1754951477051</text:p>
          </table:table-cell>
          <table:table-cell office:value-type="float" office:value="-62.1625289916992" calcext:value-type="float">
            <text:p>-62,1625289916992</text:p>
          </table:table-cell>
          <table:table-cell office:value-type="float" office:value="-62.1714324951172" calcext:value-type="float">
            <text:p>-62,1714324951172</text:p>
          </table:table-cell>
          <table:table-cell office:value-type="float" office:value="-62.1626129150391" calcext:value-type="float">
            <text:p>-62,1626129150391</text:p>
          </table:table-cell>
          <table:table-cell office:value-type="float" office:value="-62.1649513244629" calcext:value-type="float">
            <text:p>-62,1649513244629</text:p>
          </table:table-cell>
          <table:table-cell office:value-type="float" office:value="-62.1644172668457" calcext:value-type="float">
            <text:p>-62,1644172668457</text:p>
          </table:table-cell>
          <table:table-cell office:value-type="float" office:value="-62.1703643798828" calcext:value-type="float">
            <text:p>-62,1703643798828</text:p>
          </table:table-cell>
          <table:table-cell office:value-type="float" office:value="-62.1853942871094" calcext:value-type="float">
            <text:p>-62,1853942871094</text:p>
          </table:table-cell>
          <table:table-cell office:value-type="float" office:value="-62.1863403320313" calcext:value-type="float">
            <text:p>-62,1863403320313</text:p>
          </table:table-cell>
          <table:table-cell office:value-type="float" office:value="-62.1706924438477" calcext:value-type="float">
            <text:p>-62,1706924438477</text:p>
          </table:table-cell>
          <table:table-cell office:value-type="float" office:value="-62.1665496826172" calcext:value-type="float">
            <text:p>-62,1665496826172</text:p>
          </table:table-cell>
          <table:table-cell office:value-type="float" office:value="-62.1745109558106" calcext:value-type="float">
            <text:p>-62,1745109558106</text:p>
          </table:table-cell>
          <table:table-cell office:value-type="float" office:value="-62.1601524353027" calcext:value-type="float">
            <text:p>-62,1601524353027</text:p>
          </table:table-cell>
          <table:table-cell office:value-type="float" office:value="-62.1878204345703" calcext:value-type="float">
            <text:p>-62,1878204345703</text:p>
          </table:table-cell>
          <table:table-cell office:value-type="float" office:value="-62.1772613525391" calcext:value-type="float">
            <text:p>-62,1772613525391</text:p>
          </table:table-cell>
          <table:table-cell office:value-type="float" office:value="-62.1584739685059" calcext:value-type="float">
            <text:p>-62,1584739685059</text:p>
          </table:table-cell>
          <table:table-cell office:value-type="float" office:value="-62.1707344055176" calcext:value-type="float">
            <text:p>-62,1707344055176</text:p>
          </table:table-cell>
          <table:table-cell office:value-type="float" office:value="-62.1745529174805" calcext:value-type="float">
            <text:p>-62,1745529174805</text:p>
          </table:table-cell>
          <table:table-cell office:value-type="float" office:value="-62.1682319641113" calcext:value-type="float">
            <text:p>-62,1682319641113</text:p>
          </table:table-cell>
          <table:table-cell office:value-type="float" office:value="-62.1820678710938" calcext:value-type="float">
            <text:p>-62,1820678710938</text:p>
          </table:table-cell>
          <table:table-cell office:value-type="float" office:value="-62.1786155700684" calcext:value-type="float">
            <text:p>-62,1786155700684</text:p>
          </table:table-cell>
          <table:table-cell office:value-type="float" office:value="-62.1708564758301" calcext:value-type="float">
            <text:p>-62,1708564758301</text:p>
          </table:table-cell>
          <table:table-cell office:value-type="float" office:value="-62.1806678771973" calcext:value-type="float">
            <text:p>-62,1806678771973</text:p>
          </table:table-cell>
          <table:table-cell office:value-type="float" office:value="-62.1800155639648" calcext:value-type="float">
            <text:p>-62,1800155639648</text:p>
          </table:table-cell>
          <table:table-cell office:value-type="float" office:value="-62.1900024414063" calcext:value-type="float">
            <text:p>-62,1900024414063</text:p>
          </table:table-cell>
          <table:table-cell office:value-type="float" office:value="-62.18017578125" calcext:value-type="float">
            <text:p>-62,18017578125</text:p>
          </table:table-cell>
          <table:table-cell office:value-type="float" office:value="-62.1668357849121" calcext:value-type="float">
            <text:p>-62,1668357849121</text:p>
          </table:table-cell>
          <table:table-cell office:value-type="float" office:value="-62.1828079223633" calcext:value-type="float">
            <text:p>-62,1828079223633</text:p>
          </table:table-cell>
          <table:table-cell office:value-type="float" office:value="-62.1914024353027" calcext:value-type="float">
            <text:p>-62,1914024353027</text:p>
          </table:table-cell>
          <table:table-cell office:value-type="float" office:value="-62.1806678771973" calcext:value-type="float">
            <text:p>-62,1806678771973</text:p>
          </table:table-cell>
          <table:table-cell office:value-type="float" office:value="-62.1794395446777" calcext:value-type="float">
            <text:p>-62,1794395446777</text:p>
          </table:table-cell>
          <table:table-cell office:value-type="float" office:value="-62.1550750732422" calcext:value-type="float">
            <text:p>-62,1550750732422</text:p>
          </table:table-cell>
          <table:table-cell office:value-type="float" office:value="-62.1510581970215" calcext:value-type="float">
            <text:p>-62,1510581970215</text:p>
          </table:table-cell>
          <table:table-cell office:value-type="float" office:value="-62.1824378967285" calcext:value-type="float">
            <text:p>-62,1824378967285</text:p>
          </table:table-cell>
          <table:table-cell office:value-type="float" office:value="-62.1716766357422" calcext:value-type="float">
            <text:p>-62,1716766357422</text:p>
          </table:table-cell>
          <table:table-cell office:value-type="float" office:value="-62.1695022583008" calcext:value-type="float">
            <text:p>-62,1695022583008</text:p>
          </table:table-cell>
          <table:table-cell office:value-type="float" office:value="-62.1689262390137" calcext:value-type="float">
            <text:p>-62,1689262390137</text:p>
          </table:table-cell>
          <table:table-cell office:value-type="float" office:value="-62.1577377319336" calcext:value-type="float">
            <text:p>-62,1577377319336</text:p>
          </table:table-cell>
          <table:table-cell office:value-type="float" office:value="-62.1435661315918" calcext:value-type="float">
            <text:p>-62,1435661315918</text:p>
          </table:table-cell>
          <table:table-cell office:value-type="float" office:value="-62.1732406616211" calcext:value-type="float">
            <text:p>-62,1732406616211</text:p>
          </table:table-cell>
          <table:table-cell office:value-type="float" office:value="-62.1753311157227" calcext:value-type="float">
            <text:p>-62,1753311157227</text:p>
          </table:table-cell>
          <table:table-cell office:value-type="float" office:value="-62.1816139221191" calcext:value-type="float">
            <text:p>-62,1816139221191</text:p>
          </table:table-cell>
          <table:table-cell office:value-type="float" office:value="-62.1620407104492" calcext:value-type="float">
            <text:p>-62,1620407104492</text:p>
          </table:table-cell>
          <table:table-cell office:value-type="float" office:value="-62.1851081848145" calcext:value-type="float">
            <text:p>-62,1851081848145</text:p>
          </table:table-cell>
          <table:table-cell office:value-type="float" office:value="-62.1511001586914" calcext:value-type="float">
            <text:p>-62,1511001586914</text:p>
          </table:table-cell>
          <table:table-cell office:value-type="float" office:value="-62.1647453308106" calcext:value-type="float">
            <text:p>-62,1647453308106</text:p>
          </table:table-cell>
          <table:table-cell office:value-type="float" office:value="-62.1695442199707" calcext:value-type="float">
            <text:p>-62,1695442199707</text:p>
          </table:table-cell>
          <table:table-cell office:value-type="float" office:value="-62.1657295227051" calcext:value-type="float">
            <text:p>-62,1657295227051</text:p>
          </table:table-cell>
          <table:table-cell office:value-type="float" office:value="-62.1588821411133" calcext:value-type="float">
            <text:p>-62,1588821411133</text:p>
          </table:table-cell>
          <table:table-cell office:value-type="float" office:value="-62.166633605957" calcext:value-type="float">
            <text:p>-62,166633605957</text:p>
          </table:table-cell>
          <table:table-cell office:value-type="float" office:value="-62.1634712219238" calcext:value-type="float">
            <text:p>-62,1634712219238</text:p>
          </table:table-cell>
          <table:table-cell office:value-type="float" office:value="-62.1667518615723" calcext:value-type="float">
            <text:p>-62,1667518615723</text:p>
          </table:table-cell>
          <table:table-cell office:value-type="float" office:value="-62.1542129516602" calcext:value-type="float">
            <text:p>-62,1542129516602</text:p>
          </table:table-cell>
          <table:table-cell office:value-type="float" office:value="-62.1644172668457" calcext:value-type="float">
            <text:p>-62,1644172668457</text:p>
          </table:table-cell>
          <table:table-cell office:value-type="float" office:value="-62.1655235290527" calcext:value-type="float">
            <text:p>-62,1655235290527</text:p>
          </table:table-cell>
          <table:table-cell office:value-type="float" office:value="-62.1809577941895" calcext:value-type="float">
            <text:p>-62,1809577941895</text:p>
          </table:table-cell>
          <table:table-cell office:value-type="float" office:value="-62.1434059143066" calcext:value-type="float">
            <text:p>-62,1434059143066</text:p>
          </table:table-cell>
          <table:table-cell office:value-type="float" office:value="-62.1696281433106" calcext:value-type="float">
            <text:p>-62,1696281433106</text:p>
          </table:table-cell>
          <table:table-cell office:value-type="float" office:value="-62.176441192627" calcext:value-type="float">
            <text:p>-62,176441192627</text:p>
          </table:table-cell>
          <table:table-cell office:value-type="float" office:value="-62.1685600280762" calcext:value-type="float">
            <text:p>-62,1685600280762</text:p>
          </table:table-cell>
          <table:table-cell office:value-type="float" office:value="-62.1608085632324" calcext:value-type="float">
            <text:p>-62,1608085632324</text:p>
          </table:table-cell>
          <table:table-cell office:value-type="float" office:value="-62.1538848876953" calcext:value-type="float">
            <text:p>-62,1538848876953</text:p>
          </table:table-cell>
          <table:table-cell office:value-type="float" office:value="-62.1684341430664" calcext:value-type="float">
            <text:p>-62,1684341430664</text:p>
          </table:table-cell>
          <table:table-cell office:value-type="float" office:value="-62.145450592041" calcext:value-type="float">
            <text:p>-62,145450592041</text:p>
          </table:table-cell>
          <table:table-cell office:value-type="float" office:value="-62.1639251708984" calcext:value-type="float">
            <text:p>-62,1639251708984</text:p>
          </table:table-cell>
          <table:table-cell office:value-type="float" office:value="-62.1738510131836" calcext:value-type="float">
            <text:p>-62,1738510131836</text:p>
          </table:table-cell>
          <table:table-cell office:value-type="float" office:value="-62.1653594970703" calcext:value-type="float">
            <text:p>-62,1653594970703</text:p>
          </table:table-cell>
          <table:table-cell office:value-type="float" office:value="-62.1698303222656" calcext:value-type="float">
            <text:p>-62,1698303222656</text:p>
          </table:table-cell>
          <table:table-cell office:value-type="float" office:value="-62.1821479797363" calcext:value-type="float">
            <text:p>-62,1821479797363</text:p>
          </table:table-cell>
          <table:table-cell office:value-type="float" office:value="-62.1688842773438" calcext:value-type="float">
            <text:p>-62,1688842773438</text:p>
          </table:table-cell>
          <table:table-cell office:value-type="float" office:value="-62.1786155700684" calcext:value-type="float">
            <text:p>-62,1786155700684</text:p>
          </table:table-cell>
          <table:table-cell office:value-type="float" office:value="-62.1693382263184" calcext:value-type="float">
            <text:p>-62,1693382263184</text:p>
          </table:table-cell>
          <table:table-cell office:value-type="float" office:value="-62.1712684631348" calcext:value-type="float">
            <text:p>-62,1712684631348</text:p>
          </table:table-cell>
          <table:table-cell office:value-type="float" office:value="-62.1836280822754" calcext:value-type="float">
            <text:p>-62,1836280822754</text:p>
          </table:table-cell>
          <table:table-cell office:value-type="float" office:value="-62.1574516296387" calcext:value-type="float">
            <text:p>-62,1574516296387</text:p>
          </table:table-cell>
          <table:table-cell office:value-type="float" office:value="-62.1592521667481" calcext:value-type="float">
            <text:p>-62,1592521667481</text:p>
          </table:table-cell>
          <table:table-cell office:value-type="float" office:value="-62.1683158874512" calcext:value-type="float">
            <text:p>-62,1683158874512</text:p>
          </table:table-cell>
          <table:table-cell office:value-type="float" office:value="-62.165397644043" calcext:value-type="float">
            <text:p>-62,165397644043</text:p>
          </table:table-cell>
          <table:table-cell office:value-type="float" office:value="-62.1740188598633" calcext:value-type="float">
            <text:p>-62,1740188598633</text:p>
          </table:table-cell>
          <table:table-cell office:value-type="float" office:value="-62.1709823608398" calcext:value-type="float">
            <text:p>-62,1709823608398</text:p>
          </table:table-cell>
          <table:table-cell office:value-type="float" office:value="-62.1653594970703" calcext:value-type="float">
            <text:p>-62,1653594970703</text:p>
          </table:table-cell>
          <table:table-cell office:value-type="float" office:value="-62.1601524353027" calcext:value-type="float">
            <text:p>-62,1601524353027</text:p>
          </table:table-cell>
          <table:table-cell office:value-type="float" office:value="-62.1654396057129" calcext:value-type="float">
            <text:p>-62,1654396057129</text:p>
          </table:table-cell>
          <table:table-cell office:value-type="float" office:value="-62.179313659668" calcext:value-type="float">
            <text:p>-62,179313659668</text:p>
          </table:table-cell>
          <table:table-cell office:value-type="float" office:value="-62.1558532714844" calcext:value-type="float">
            <text:p>-62,1558532714844</text:p>
          </table:table-cell>
          <table:table-cell office:value-type="float" office:value="-62.1740608215332" calcext:value-type="float">
            <text:p>-62,1740608215332</text:p>
          </table:table-cell>
          <table:table-cell office:value-type="float" office:value="-62.1448402404785" calcext:value-type="float">
            <text:p>-62,1448402404785</text:p>
          </table:table-cell>
          <table:table-cell office:value-type="float" office:value="-62.1684761047363" calcext:value-type="float">
            <text:p>-62,1684761047363</text:p>
          </table:table-cell>
          <table:table-cell office:value-type="float" office:value="-62.1679039001465" calcext:value-type="float">
            <text:p>-62,1679039001465</text:p>
          </table:table-cell>
          <table:table-cell office:value-type="float" office:value="-62.1412391662598" calcext:value-type="float">
            <text:p>-62,1412391662598</text:p>
          </table:table-cell>
          <table:table-cell office:value-type="float" office:value="-62.1601524353027" calcext:value-type="float">
            <text:p>-62,1601524353027</text:p>
          </table:table-cell>
          <table:table-cell office:value-type="float" office:value="-62.1747169494629" calcext:value-type="float">
            <text:p>-62,1747169494629</text:p>
          </table:table-cell>
          <table:table-cell office:value-type="float" office:value="-62.1669616699219" calcext:value-type="float">
            <text:p>-62,1669616699219</text:p>
          </table:table-cell>
          <table:table-cell office:value-type="float" office:value="-62.1520843505859" calcext:value-type="float">
            <text:p>-62,1520843505859</text:p>
          </table:table-cell>
          <table:table-cell office:value-type="float" office:value="-62.1244850158691" calcext:value-type="float">
            <text:p>-62,1244850158691</text:p>
          </table:table-cell>
          <table:table-cell office:value-type="float" office:value="-62.1494178771973" calcext:value-type="float">
            <text:p>-62,1494178771973</text:p>
          </table:table-cell>
          <table:table-cell office:value-type="float" office:value="-62.1499938964844" calcext:value-type="float">
            <text:p>-62,1499938964844</text:p>
          </table:table-cell>
          <table:table-cell office:value-type="float" office:value="-62.1493377685547" calcext:value-type="float">
            <text:p>-62,1493377685547</text:p>
          </table:table-cell>
          <table:table-cell office:value-type="float" office:value="-62.1628189086914" calcext:value-type="float">
            <text:p>-62,1628189086914</text:p>
          </table:table-cell>
          <table:table-cell office:value-type="float" office:value="-62.1543350219727" calcext:value-type="float">
            <text:p>-62,1543350219727</text:p>
          </table:table-cell>
          <table:table-cell office:value-type="float" office:value="-62.1620826721191" calcext:value-type="float">
            <text:p>-62,1620826721191</text:p>
          </table:table-cell>
          <table:table-cell office:value-type="float" office:value="-62.1686820983887" calcext:value-type="float">
            <text:p>-62,1686820983887</text:p>
          </table:table-cell>
          <table:table-cell office:value-type="float" office:value="-62.1599884033203" calcext:value-type="float">
            <text:p>-62,1599884033203</text:p>
          </table:table-cell>
          <table:table-cell office:value-type="float" office:value="-62.1323280334473" calcext:value-type="float">
            <text:p>-62,1323280334473</text:p>
          </table:table-cell>
          <table:table-cell office:value-type="float" office:value="-62.1647453308106" calcext:value-type="float">
            <text:p>-62,1647453308106</text:p>
          </table:table-cell>
          <table:table-cell office:value-type="float" office:value="-62.1740989685059" calcext:value-type="float">
            <text:p>-62,1740989685059</text:p>
          </table:table-cell>
          <table:table-cell office:value-type="float" office:value="-62.165771484375" calcext:value-type="float">
            <text:p>-62,165771484375</text:p>
          </table:table-cell>
          <table:table-cell office:value-type="float" office:value="-62.1448822021484" calcext:value-type="float">
            <text:p>-62,1448822021484</text:p>
          </table:table-cell>
          <table:table-cell office:value-type="float" office:value="-62.1462287902832" calcext:value-type="float">
            <text:p>-62,1462287902832</text:p>
          </table:table-cell>
          <table:table-cell office:value-type="float" office:value="-62.1515502929688" calcext:value-type="float">
            <text:p>-62,1515502929688</text:p>
          </table:table-cell>
          <table:table-cell office:value-type="float" office:value="-62.1563034057617" calcext:value-type="float">
            <text:p>-62,1563034057617</text:p>
          </table:table-cell>
          <table:table-cell office:value-type="float" office:value="-62.1484375" calcext:value-type="float">
            <text:p>-62,1484375</text:p>
          </table:table-cell>
          <table:table-cell office:value-type="float" office:value="-62.1371459960938" calcext:value-type="float">
            <text:p>-62,1371459960938</text:p>
          </table:table-cell>
          <table:table-cell office:value-type="float" office:value="-62.1319999694824" calcext:value-type="float">
            <text:p>-62,1319999694824</text:p>
          </table:table-cell>
          <table:table-cell office:value-type="float" office:value="-62.1601524353027" calcext:value-type="float">
            <text:p>-62,1601524353027</text:p>
          </table:table-cell>
          <table:table-cell office:value-type="float" office:value="-62.1616706848145" calcext:value-type="float">
            <text:p>-62,1616706848145</text:p>
          </table:table-cell>
          <table:table-cell office:value-type="float" office:value="-62.1621589660645" calcext:value-type="float">
            <text:p>-62,1621589660645</text:p>
          </table:table-cell>
          <table:table-cell office:value-type="float" office:value="-62.1611785888672" calcext:value-type="float">
            <text:p>-62,1611785888672</text:p>
          </table:table-cell>
          <table:table-cell office:value-type="float" office:value="-62.1599464416504" calcext:value-type="float">
            <text:p>-62,1599464416504</text:p>
          </table:table-cell>
          <table:table-cell office:value-type="float" office:value="-62.1535987854004" calcext:value-type="float">
            <text:p>-62,1535987854004</text:p>
          </table:table-cell>
          <table:table-cell office:value-type="float" office:value="-62.1484375" calcext:value-type="float">
            <text:p>-62,1484375</text:p>
          </table:table-cell>
          <table:table-cell office:value-type="float" office:value="-62.167163848877" calcext:value-type="float">
            <text:p>-62,167163848877</text:p>
          </table:table-cell>
          <table:table-cell office:value-type="float" office:value="-62.1493835449219" calcext:value-type="float">
            <text:p>-62,1493835449219</text:p>
          </table:table-cell>
          <table:table-cell office:value-type="float" office:value="-62.1341247558594" calcext:value-type="float">
            <text:p>-62,1341247558594</text:p>
          </table:table-cell>
          <table:table-cell office:value-type="float" office:value="-62.1381721496582" calcext:value-type="float">
            <text:p>-62,1381721496582</text:p>
          </table:table-cell>
          <table:table-cell office:value-type="float" office:value="-62.1499137878418" calcext:value-type="float">
            <text:p>-62,1499137878418</text:p>
          </table:table-cell>
          <table:table-cell office:value-type="float" office:value="-62.1479072570801" calcext:value-type="float">
            <text:p>-62,1479072570801</text:p>
          </table:table-cell>
          <table:table-cell office:value-type="float" office:value="-62.1736907958984" calcext:value-type="float">
            <text:p>-62,1736907958984</text:p>
          </table:table-cell>
          <table:table-cell office:value-type="float" office:value="-62.150691986084" calcext:value-type="float">
            <text:p>-62,150691986084</text:p>
          </table:table-cell>
          <table:table-cell office:value-type="float" office:value="-62.147087097168" calcext:value-type="float">
            <text:p>-62,147087097168</text:p>
          </table:table-cell>
          <table:table-cell office:value-type="float" office:value="-62.1428337097168" calcext:value-type="float">
            <text:p>-62,1428337097168</text:p>
          </table:table-cell>
          <table:table-cell office:value-type="float" office:value="-62.1479072570801" calcext:value-type="float">
            <text:p>-62,1479072570801</text:p>
          </table:table-cell>
          <table:table-cell office:value-type="float" office:value="-62.167781829834" calcext:value-type="float">
            <text:p>-62,167781829834</text:p>
          </table:table-cell>
          <table:table-cell office:value-type="float" office:value="-62.1588821411133" calcext:value-type="float">
            <text:p>-62,1588821411133</text:p>
          </table:table-cell>
          <table:table-cell office:value-type="float" office:value="-62.1598243713379" calcext:value-type="float">
            <text:p>-62,1598243713379</text:p>
          </table:table-cell>
          <table:table-cell office:value-type="float" office:value="-62.1630630493164" calcext:value-type="float">
            <text:p>-62,1630630493164</text:p>
          </table:table-cell>
          <table:table-cell office:value-type="float" office:value="-62.1574058532715" calcext:value-type="float">
            <text:p>-62,1574058532715</text:p>
          </table:table-cell>
          <table:table-cell office:value-type="float" office:value="-62.157283782959" calcext:value-type="float">
            <text:p>-62,157283782959</text:p>
          </table:table-cell>
          <table:table-cell office:value-type="float" office:value="-62.1642913818359" calcext:value-type="float">
            <text:p>-62,1642913818359</text:p>
          </table:table-cell>
          <table:table-cell office:value-type="float" office:value="-62.1630630493164" calcext:value-type="float">
            <text:p>-62,1630630493164</text:p>
          </table:table-cell>
          <table:table-cell office:value-type="float" office:value="-62.1670417785645" calcext:value-type="float">
            <text:p>-62,1670417785645</text:p>
          </table:table-cell>
          <table:table-cell office:value-type="float" office:value="-62.1620826721191" calcext:value-type="float">
            <text:p>-62,1620826721191</text:p>
          </table:table-cell>
          <table:table-cell office:value-type="float" office:value="-62.1505241394043" calcext:value-type="float">
            <text:p>-62,1505241394043</text:p>
          </table:table-cell>
          <table:table-cell office:value-type="float" office:value="-62.1428756713867" calcext:value-type="float">
            <text:p>-62,1428756713867</text:p>
          </table:table-cell>
          <table:table-cell office:value-type="float" office:value="-62.1477851867676" calcext:value-type="float">
            <text:p>-62,1477851867676</text:p>
          </table:table-cell>
          <table:table-cell office:value-type="float" office:value="-62.1643333435059" calcext:value-type="float">
            <text:p>-62,1643333435059</text:p>
          </table:table-cell>
          <table:table-cell office:value-type="float" office:value="-62.1552352905273" calcext:value-type="float">
            <text:p>-62,1552352905273</text:p>
          </table:table-cell>
          <table:table-cell office:value-type="float" office:value="-62.1605224609375" calcext:value-type="float">
            <text:p>-62,1605224609375</text:p>
          </table:table-cell>
          <table:table-cell office:value-type="float" office:value="-62.1549491882324" calcext:value-type="float">
            <text:p>-62,1549491882324</text:p>
          </table:table-cell>
          <table:table-cell office:value-type="float" office:value="-62.1413192749023" calcext:value-type="float">
            <text:p>-62,1413192749023</text:p>
          </table:table-cell>
          <table:table-cell office:value-type="float" office:value="-62.1799736022949" calcext:value-type="float">
            <text:p>-62,1799736022949</text:p>
          </table:table-cell>
          <table:table-cell office:value-type="float" office:value="-62.1725807189941" calcext:value-type="float">
            <text:p>-62,1725807189941</text:p>
          </table:table-cell>
          <table:table-cell office:value-type="float" office:value="-62.1508522033691" calcext:value-type="float">
            <text:p>-62,1508522033691</text:p>
          </table:table-cell>
          <table:table-cell office:value-type="float" office:value="-62.1589660644531" calcext:value-type="float">
            <text:p>-62,1589660644531</text:p>
          </table:table-cell>
          <table:table-cell office:value-type="float" office:value="-62.1497039794922" calcext:value-type="float">
            <text:p>-62,1497039794922</text:p>
          </table:table-cell>
          <table:table-cell office:value-type="float" office:value="-62.164005279541" calcext:value-type="float">
            <text:p>-62,164005279541</text:p>
          </table:table-cell>
          <table:table-cell office:value-type="float" office:value="-62.16064453125" calcext:value-type="float">
            <text:p>-62,16064453125</text:p>
          </table:table-cell>
          <table:table-cell office:value-type="float" office:value="-62.1672859191895" calcext:value-type="float">
            <text:p>-62,1672859191895</text:p>
          </table:table-cell>
          <table:table-cell office:value-type="float" office:value="-62.1673698425293" calcext:value-type="float">
            <text:p>-62,1673698425293</text:p>
          </table:table-cell>
          <table:table-cell office:value-type="float" office:value="-62.1654396057129" calcext:value-type="float">
            <text:p>-62,1654396057129</text:p>
          </table:table-cell>
          <table:table-cell office:value-type="float" office:value="-62.1529426574707" calcext:value-type="float">
            <text:p>-62,1529426574707</text:p>
          </table:table-cell>
          <table:table-cell office:value-type="float" office:value="-62.1587600708008" calcext:value-type="float">
            <text:p>-62,1587600708008</text:p>
          </table:table-cell>
          <table:table-cell office:value-type="float" office:value="-62.1549491882324" calcext:value-type="float">
            <text:p>-62,1549491882324</text:p>
          </table:table-cell>
          <table:table-cell office:value-type="float" office:value="-62.1772193908691" calcext:value-type="float">
            <text:p>-62,1772193908691</text:p>
          </table:table-cell>
          <table:table-cell office:value-type="float" office:value="-62.147087097168" calcext:value-type="float">
            <text:p>-62,147087097168</text:p>
          </table:table-cell>
          <table:table-cell office:value-type="float" office:value="-62.1607284545898" calcext:value-type="float">
            <text:p>-62,1607284545898</text:p>
          </table:table-cell>
          <table:table-cell office:value-type="float" office:value="-62.1490936279297" calcext:value-type="float">
            <text:p>-62,1490936279297</text:p>
          </table:table-cell>
          <table:table-cell office:value-type="float" office:value="-62.1506080627441" calcext:value-type="float">
            <text:p>-62,1506080627441</text:p>
          </table:table-cell>
          <table:table-cell office:value-type="float" office:value="-62.1584320068359" calcext:value-type="float">
            <text:p>-62,1584320068359</text:p>
          </table:table-cell>
          <table:table-cell office:value-type="float" office:value="-62.1605606079102" calcext:value-type="float">
            <text:p>-62,1605606079102</text:p>
          </table:table-cell>
          <table:table-cell office:value-type="float" office:value="-62.1416473388672" calcext:value-type="float">
            <text:p>-62,1416473388672</text:p>
          </table:table-cell>
          <table:table-cell office:value-type="float" office:value="-62.1638412475586" calcext:value-type="float">
            <text:p>-62,1638412475586</text:p>
          </table:table-cell>
          <table:table-cell office:value-type="float" office:value="-62.1537170410156" calcext:value-type="float">
            <text:p>-62,1537170410156</text:p>
          </table:table-cell>
          <table:table-cell office:value-type="float" office:value="-62.1593742370606" calcext:value-type="float">
            <text:p>-62,1593742370606</text:p>
          </table:table-cell>
          <table:table-cell office:value-type="float" office:value="-62.1666717529297" calcext:value-type="float">
            <text:p>-62,1666717529297</text:p>
          </table:table-cell>
          <table:table-cell office:value-type="float" office:value="-62.1639251708984" calcext:value-type="float">
            <text:p>-62,1639251708984</text:p>
          </table:table-cell>
          <table:table-cell office:value-type="float" office:value="-62.1557693481445" calcext:value-type="float">
            <text:p>-62,1557693481445</text:p>
          </table:table-cell>
          <table:table-cell office:value-type="float" office:value="-62.1616706848145" calcext:value-type="float">
            <text:p>-62,1616706848145</text:p>
          </table:table-cell>
          <table:table-cell office:value-type="float" office:value="-62.1494598388672" calcext:value-type="float">
            <text:p>-62,1494598388672</text:p>
          </table:table-cell>
          <table:table-cell office:value-type="float" office:value="-62.1663856506348" calcext:value-type="float">
            <text:p>-62,1663856506348</text:p>
          </table:table-cell>
          <table:table-cell office:value-type="float" office:value="-62.1674537658691" calcext:value-type="float">
            <text:p>-62,1674537658691</text:p>
          </table:table-cell>
          <table:table-cell office:value-type="float" office:value="-62.1727447509766" calcext:value-type="float">
            <text:p>-62,1727447509766</text:p>
          </table:table-cell>
          <table:table-cell office:value-type="float" office:value="-62.1606864929199" calcext:value-type="float">
            <text:p>-62,1606864929199</text:p>
          </table:table-cell>
          <table:table-cell office:value-type="float" office:value="-62.1718864440918" calcext:value-type="float">
            <text:p>-62,1718864440918</text:p>
          </table:table-cell>
          <table:table-cell office:value-type="float" office:value="-62.2239151000977" calcext:value-type="float">
            <text:p>-62,2239151000977</text:p>
          </table:table-cell>
          <table:table-cell office:value-type="float" office:value="-62.2143020629883" calcext:value-type="float">
            <text:p>-62,2143020629883</text:p>
          </table:table-cell>
          <table:table-cell office:value-type="float" office:value="-62.2065925598145" calcext:value-type="float">
            <text:p>-62,2065925598145</text:p>
          </table:table-cell>
          <table:table-cell office:value-type="float" office:value="-62.2161979675293" calcext:value-type="float">
            <text:p>-62,2161979675293</text:p>
          </table:table-cell>
          <table:table-cell office:value-type="float" office:value="-62.2313537597656" calcext:value-type="float">
            <text:p>-62,2313537597656</text:p>
          </table:table-cell>
          <table:table-cell office:value-type="float" office:value="-62.2259788513184" calcext:value-type="float">
            <text:p>-62,2259788513184</text:p>
          </table:table-cell>
          <table:table-cell office:value-type="float" office:value="-62.2044067382813" calcext:value-type="float">
            <text:p>-62,2044067382813</text:p>
          </table:table-cell>
          <table:table-cell office:value-type="float" office:value="-62.2116203308106" calcext:value-type="float">
            <text:p>-62,2116203308106</text:p>
          </table:table-cell>
          <table:table-cell office:value-type="float" office:value="-62.2072525024414" calcext:value-type="float">
            <text:p>-62,2072525024414</text:p>
          </table:table-cell>
          <table:table-cell office:value-type="float" office:value="-62.2269287109375" calcext:value-type="float">
            <text:p>-62,2269287109375</text:p>
          </table:table-cell>
          <table:table-cell office:value-type="float" office:value="-62.215705871582" calcext:value-type="float">
            <text:p>-62,215705871582</text:p>
          </table:table-cell>
          <table:table-cell office:value-type="float" office:value="-62.232177734375" calcext:value-type="float">
            <text:p>-62,232177734375</text:p>
          </table:table-cell>
          <table:table-cell office:value-type="float" office:value="-62.2230491638184" calcext:value-type="float">
            <text:p>-62,2230491638184</text:p>
          </table:table-cell>
          <table:table-cell office:value-type="float" office:value="-62.2229232788086" calcext:value-type="float">
            <text:p>-62,2229232788086</text:p>
          </table:table-cell>
          <table:table-cell office:value-type="float" office:value="-62.2247848510742" calcext:value-type="float">
            <text:p>-62,2247848510742</text:p>
          </table:table-cell>
          <table:table-cell office:value-type="float" office:value="-62.2205696105957" calcext:value-type="float">
            <text:p>-62,2205696105957</text:p>
          </table:table-cell>
          <table:table-cell office:value-type="float" office:value="-62.2095184326172" calcext:value-type="float">
            <text:p>-62,2095184326172</text:p>
          </table:table-cell>
          <table:table-cell office:value-type="float" office:value="-62.2120323181152" calcext:value-type="float">
            <text:p>-62,2120323181152</text:p>
          </table:table-cell>
          <table:table-cell office:value-type="float" office:value="-62.2135581970215" calcext:value-type="float">
            <text:p>-62,2135581970215</text:p>
          </table:table-cell>
          <table:table-cell office:value-type="float" office:value="-62.1973648071289" calcext:value-type="float">
            <text:p>-62,1973648071289</text:p>
          </table:table-cell>
          <table:table-cell office:value-type="float" office:value="-62.2187156677246" calcext:value-type="float">
            <text:p>-62,2187156677246</text:p>
          </table:table-cell>
          <table:table-cell office:value-type="float" office:value="-62.2347412109375" calcext:value-type="float">
            <text:p>-62,2347412109375</text:p>
          </table:table-cell>
          <table:table-cell office:value-type="float" office:value="-62.2245750427246" calcext:value-type="float">
            <text:p>-62,2245750427246</text:p>
          </table:table-cell>
          <table:table-cell office:value-type="float" office:value="-62.2381324768066" calcext:value-type="float">
            <text:p>-62,2381324768066</text:p>
          </table:table-cell>
          <table:table-cell office:value-type="float" office:value="-62.2115364074707" calcext:value-type="float">
            <text:p>-62,2115364074707</text:p>
          </table:table-cell>
          <table:table-cell office:value-type="float" office:value="-62.2123603820801" calcext:value-type="float">
            <text:p>-62,2123603820801</text:p>
          </table:table-cell>
          <table:table-cell office:value-type="float" office:value="-62.2117042541504" calcext:value-type="float">
            <text:p>-62,2117042541504</text:p>
          </table:table-cell>
          <table:table-cell office:value-type="float" office:value="-62.2308540344238" calcext:value-type="float">
            <text:p>-62,2308540344238</text:p>
          </table:table-cell>
          <table:table-cell office:value-type="float" office:value="-62.2203636169434" calcext:value-type="float">
            <text:p>-62,2203636169434</text:p>
          </table:table-cell>
          <table:table-cell office:value-type="float" office:value="-62.2273826599121" calcext:value-type="float">
            <text:p>-62,2273826599121</text:p>
          </table:table-cell>
          <table:table-cell office:value-type="float" office:value="-62.2236289978027" calcext:value-type="float">
            <text:p>-62,2236289978027</text:p>
          </table:table-cell>
          <table:table-cell office:value-type="float" office:value="-62.2266387939453" calcext:value-type="float">
            <text:p>-62,2266387939453</text:p>
          </table:table-cell>
          <table:table-cell office:value-type="float" office:value="-62.2254829406738" calcext:value-type="float">
            <text:p>-62,2254829406738</text:p>
          </table:table-cell>
          <table:table-cell office:value-type="float" office:value="-62.2305221557617" calcext:value-type="float">
            <text:p>-62,2305221557617</text:p>
          </table:table-cell>
          <table:table-cell office:value-type="float" office:value="-62.2165298461914" calcext:value-type="float">
            <text:p>-62,2165298461914</text:p>
          </table:table-cell>
          <table:table-cell office:value-type="float" office:value="-62.2261047363281" calcext:value-type="float">
            <text:p>-62,2261047363281</text:p>
          </table:table-cell>
          <table:table-cell office:value-type="float" office:value="-62.2126502990723" calcext:value-type="float">
            <text:p>-62,2126502990723</text:p>
          </table:table-cell>
          <table:table-cell office:value-type="float" office:value="-62.2121543884277" calcext:value-type="float">
            <text:p>-62,2121543884277</text:p>
          </table:table-cell>
          <table:table-cell office:value-type="float" office:value="-62.2347831726074" calcext:value-type="float">
            <text:p>-62,2347831726074</text:p>
          </table:table-cell>
        </table:table-row>
        <table:table-row table:style-name="ro1">
          <table:table-cell office:value-type="float" office:value="-62.2344093322754" calcext:value-type="float">
            <text:p>-62,2344093322754</text:p>
          </table:table-cell>
          <table:table-cell office:value-type="float" office:value="-62.2346992492676" calcext:value-type="float">
            <text:p>-62,2346992492676</text:p>
          </table:table-cell>
          <table:table-cell office:value-type="float" office:value="-62.2442131042481" calcext:value-type="float">
            <text:p>-62,2442131042481</text:p>
          </table:table-cell>
          <table:table-cell office:value-type="float" office:value="-62.2466087341309" calcext:value-type="float">
            <text:p>-62,2466087341309</text:p>
          </table:table-cell>
          <table:table-cell office:value-type="float" office:value="-62.2575492858887" calcext:value-type="float">
            <text:p>-62,2575492858887</text:p>
          </table:table-cell>
          <table:table-cell office:value-type="float" office:value="-62.2417259216309" calcext:value-type="float">
            <text:p>-62,2417259216309</text:p>
          </table:table-cell>
          <table:table-cell office:value-type="float" office:value="-62.2403221130371" calcext:value-type="float">
            <text:p>-62,2403221130371</text:p>
          </table:table-cell>
          <table:table-cell office:value-type="float" office:value="-62.2315979003906" calcext:value-type="float">
            <text:p>-62,2315979003906</text:p>
          </table:table-cell>
          <table:table-cell office:value-type="float" office:value="-62.2309379577637" calcext:value-type="float">
            <text:p>-62,2309379577637</text:p>
          </table:table-cell>
          <table:table-cell office:value-type="float" office:value="-62.2343254089356" calcext:value-type="float">
            <text:p>-62,2343254089356</text:p>
          </table:table-cell>
          <table:table-cell office:value-type="float" office:value="-62.2459487915039" calcext:value-type="float">
            <text:p>-62,2459487915039</text:p>
          </table:table-cell>
          <table:table-cell office:value-type="float" office:value="-62.2305221557617" calcext:value-type="float">
            <text:p>-62,2305221557617</text:p>
          </table:table-cell>
          <table:table-cell office:value-type="float" office:value="-62.2336616516113" calcext:value-type="float">
            <text:p>-62,2336616516113</text:p>
          </table:table-cell>
          <table:table-cell office:value-type="float" office:value="-62.2466087341309" calcext:value-type="float">
            <text:p>-62,2466087341309</text:p>
          </table:table-cell>
          <table:table-cell office:value-type="float" office:value="-62.2269706726074" calcext:value-type="float">
            <text:p>-62,2269706726074</text:p>
          </table:table-cell>
          <table:table-cell office:value-type="float" office:value="-62.2368888854981" calcext:value-type="float">
            <text:p>-62,2368888854981</text:p>
          </table:table-cell>
          <table:table-cell office:value-type="float" office:value="-62.259204864502" calcext:value-type="float">
            <text:p>-62,259204864502</text:p>
          </table:table-cell>
          <table:table-cell office:value-type="float" office:value="-62.2442131042481" calcext:value-type="float">
            <text:p>-62,2442131042481</text:p>
          </table:table-cell>
          <table:table-cell office:value-type="float" office:value="-62.2442932128906" calcext:value-type="float">
            <text:p>-62,2442932128906</text:p>
          </table:table-cell>
          <table:table-cell office:value-type="float" office:value="-62.2299041748047" calcext:value-type="float">
            <text:p>-62,2299041748047</text:p>
          </table:table-cell>
          <table:table-cell office:value-type="float" office:value="-62.2302742004395" calcext:value-type="float">
            <text:p>-62,2302742004395</text:p>
          </table:table-cell>
          <table:table-cell office:value-type="float" office:value="-62.2334175109863" calcext:value-type="float">
            <text:p>-62,2334175109863</text:p>
          </table:table-cell>
          <table:table-cell office:value-type="float" office:value="-62.2403221130371" calcext:value-type="float">
            <text:p>-62,2403221130371</text:p>
          </table:table-cell>
          <table:table-cell office:value-type="float" office:value="-62.2292022705078" calcext:value-type="float">
            <text:p>-62,2292022705078</text:p>
          </table:table-cell>
          <table:table-cell office:value-type="float" office:value="-62.2296943664551" calcext:value-type="float">
            <text:p>-62,2296943664551</text:p>
          </table:table-cell>
          <table:table-cell office:value-type="float" office:value="-62.246940612793" calcext:value-type="float">
            <text:p>-62,246940612793</text:p>
          </table:table-cell>
          <table:table-cell office:value-type="float" office:value="-62.2368469238281" calcext:value-type="float">
            <text:p>-62,2368469238281</text:p>
          </table:table-cell>
          <table:table-cell office:value-type="float" office:value="-62.2425155639648" calcext:value-type="float">
            <text:p>-62,2425155639648</text:p>
          </table:table-cell>
          <table:table-cell office:value-type="float" office:value="-62.2419738769531" calcext:value-type="float">
            <text:p>-62,2419738769531</text:p>
          </table:table-cell>
          <table:table-cell office:value-type="float" office:value="-62.2569274902344" calcext:value-type="float">
            <text:p>-62,2569274902344</text:p>
          </table:table-cell>
          <table:table-cell office:value-type="float" office:value="-62.2670440673828" calcext:value-type="float">
            <text:p>-62,2670440673828</text:p>
          </table:table-cell>
          <table:table-cell office:value-type="float" office:value="-62.2542724609375" calcext:value-type="float">
            <text:p>-62,2542724609375</text:p>
          </table:table-cell>
          <table:table-cell office:value-type="float" office:value="-62.2456207275391" calcext:value-type="float">
            <text:p>-62,2456207275391</text:p>
          </table:table-cell>
          <table:table-cell office:value-type="float" office:value="-62.232177734375" calcext:value-type="float">
            <text:p>-62,232177734375</text:p>
          </table:table-cell>
          <table:table-cell office:value-type="float" office:value="-62.2284164428711" calcext:value-type="float">
            <text:p>-62,2284164428711</text:p>
          </table:table-cell>
          <table:table-cell office:value-type="float" office:value="-62.2581291198731" calcext:value-type="float">
            <text:p>-62,2581291198731</text:p>
          </table:table-cell>
          <table:table-cell office:value-type="float" office:value="-62.2636413574219" calcext:value-type="float">
            <text:p>-62,2636413574219</text:p>
          </table:table-cell>
          <table:table-cell office:value-type="float" office:value="-62.2276344299316" calcext:value-type="float">
            <text:p>-62,2276344299316</text:p>
          </table:table-cell>
          <table:table-cell office:value-type="float" office:value="-62.2363929748535" calcext:value-type="float">
            <text:p>-62,2363929748535</text:p>
          </table:table-cell>
          <table:table-cell office:value-type="float" office:value="-62.2433433532715" calcext:value-type="float">
            <text:p>-62,2433433532715</text:p>
          </table:table-cell>
          <table:table-cell office:value-type="float" office:value="-62.259578704834" calcext:value-type="float">
            <text:p>-62,259578704834</text:p>
          </table:table-cell>
          <table:table-cell office:value-type="float" office:value="-62.2389984130859" calcext:value-type="float">
            <text:p>-62,2389984130859</text:p>
          </table:table-cell>
          <table:table-cell office:value-type="float" office:value="-62.2388725280762" calcext:value-type="float">
            <text:p>-62,2388725280762</text:p>
          </table:table-cell>
          <table:table-cell office:value-type="float" office:value="-62.2387886047363" calcext:value-type="float">
            <text:p>-62,2387886047363</text:p>
          </table:table-cell>
          <table:table-cell office:value-type="float" office:value="-62.2497978210449" calcext:value-type="float">
            <text:p>-62,2497978210449</text:p>
          </table:table-cell>
          <table:table-cell office:value-type="float" office:value="-62.2435913085938" calcext:value-type="float">
            <text:p>-62,2435913085938</text:p>
          </table:table-cell>
          <table:table-cell office:value-type="float" office:value="-62.2459945678711" calcext:value-type="float">
            <text:p>-62,2459945678711</text:p>
          </table:table-cell>
          <table:table-cell office:value-type="float" office:value="-62.2592887878418" calcext:value-type="float">
            <text:p>-62,2592887878418</text:p>
          </table:table-cell>
          <table:table-cell office:value-type="float" office:value="-62.2355651855469" calcext:value-type="float">
            <text:p>-62,2355651855469</text:p>
          </table:table-cell>
          <table:table-cell office:value-type="float" office:value="-62.2481002807617" calcext:value-type="float">
            <text:p>-62,2481002807617</text:p>
          </table:table-cell>
          <table:table-cell office:value-type="float" office:value="-62.2500076293945" calcext:value-type="float">
            <text:p>-62,2500076293945</text:p>
          </table:table-cell>
          <table:table-cell office:value-type="float" office:value="-62.2391624450684" calcext:value-type="float">
            <text:p>-62,2391624450684</text:p>
          </table:table-cell>
          <table:table-cell office:value-type="float" office:value="-62.2530288696289" calcext:value-type="float">
            <text:p>-62,2530288696289</text:p>
          </table:table-cell>
          <table:table-cell office:value-type="float" office:value="-62.2492599487305" calcext:value-type="float">
            <text:p>-62,2492599487305</text:p>
          </table:table-cell>
          <table:table-cell office:value-type="float" office:value="-62.2419738769531" calcext:value-type="float">
            <text:p>-62,2419738769531</text:p>
          </table:table-cell>
          <table:table-cell office:value-type="float" office:value="-62.2465705871582" calcext:value-type="float">
            <text:p>-62,2465705871582</text:p>
          </table:table-cell>
          <table:table-cell office:value-type="float" office:value="-62.255184173584" calcext:value-type="float">
            <text:p>-62,255184173584</text:p>
          </table:table-cell>
          <table:table-cell office:value-type="float" office:value="-62.2503776550293" calcext:value-type="float">
            <text:p>-62,2503776550293</text:p>
          </table:table-cell>
          <table:table-cell office:value-type="float" office:value="-62.2490119934082" calcext:value-type="float">
            <text:p>-62,2490119934082</text:p>
          </table:table-cell>
          <table:table-cell office:value-type="float" office:value="-62.2476043701172" calcext:value-type="float">
            <text:p>-62,2476043701172</text:p>
          </table:table-cell>
          <table:table-cell office:value-type="float" office:value="-62.2733535766602" calcext:value-type="float">
            <text:p>-62,2733535766602</text:p>
          </table:table-cell>
          <table:table-cell office:value-type="float" office:value="-62.2604904174805" calcext:value-type="float">
            <text:p>-62,2604904174805</text:p>
          </table:table-cell>
          <table:table-cell office:value-type="float" office:value="-62.2553901672363" calcext:value-type="float">
            <text:p>-62,2553901672363</text:p>
          </table:table-cell>
          <table:table-cell office:value-type="float" office:value="-62.2558937072754" calcext:value-type="float">
            <text:p>-62,2558937072754</text:p>
          </table:table-cell>
          <table:table-cell office:value-type="float" office:value="-62.2445030212402" calcext:value-type="float">
            <text:p>-62,2445030212402</text:p>
          </table:table-cell>
          <table:table-cell office:value-type="float" office:value="-62.2380065917969" calcext:value-type="float">
            <text:p>-62,2380065917969</text:p>
          </table:table-cell>
          <table:table-cell office:value-type="float" office:value="-62.2731056213379" calcext:value-type="float">
            <text:p>-62,2731056213379</text:p>
          </table:table-cell>
          <table:table-cell office:value-type="float" office:value="-62.2453308105469" calcext:value-type="float">
            <text:p>-62,2453308105469</text:p>
          </table:table-cell>
          <table:table-cell office:value-type="float" office:value="-62.2498817443848" calcext:value-type="float">
            <text:p>-62,2498817443848</text:p>
          </table:table-cell>
          <table:table-cell office:value-type="float" office:value="-62.2458267211914" calcext:value-type="float">
            <text:p>-62,2458267211914</text:p>
          </table:table-cell>
          <table:table-cell office:value-type="float" office:value="-62.2430114746094" calcext:value-type="float">
            <text:p>-62,2430114746094</text:p>
          </table:table-cell>
          <table:table-cell office:value-type="float" office:value="-62.2396621704102" calcext:value-type="float">
            <text:p>-62,2396621704102</text:p>
          </table:table-cell>
          <table:table-cell office:value-type="float" office:value="-62.2506294250488" calcext:value-type="float">
            <text:p>-62,2506294250488</text:p>
          </table:table-cell>
          <table:table-cell office:value-type="float" office:value="-62.2393302917481" calcext:value-type="float">
            <text:p>-62,2393302917481</text:p>
          </table:table-cell>
          <table:table-cell office:value-type="float" office:value="-62.2512893676758" calcext:value-type="float">
            <text:p>-62,2512893676758</text:p>
          </table:table-cell>
          <table:table-cell office:value-type="float" office:value="-62.2559280395508" calcext:value-type="float">
            <text:p>-62,2559280395508</text:p>
          </table:table-cell>
          <table:table-cell office:value-type="float" office:value="-62.2514991760254" calcext:value-type="float">
            <text:p>-62,2514991760254</text:p>
          </table:table-cell>
          <table:table-cell office:value-type="float" office:value="-62.2368888854981" calcext:value-type="float">
            <text:p>-62,2368888854981</text:p>
          </table:table-cell>
          <table:table-cell office:value-type="float" office:value="-62.2342033386231" calcext:value-type="float">
            <text:p>-62,2342033386231</text:p>
          </table:table-cell>
          <table:table-cell office:value-type="float" office:value="-62.260612487793" calcext:value-type="float">
            <text:p>-62,260612487793</text:p>
          </table:table-cell>
          <table:table-cell office:value-type="float" office:value="-62.2412719726563" calcext:value-type="float">
            <text:p>-62,2412719726563</text:p>
          </table:table-cell>
          <table:table-cell office:value-type="float" office:value="-62.250171661377" calcext:value-type="float">
            <text:p>-62,250171661377</text:p>
          </table:table-cell>
          <table:table-cell office:value-type="float" office:value="-62.2664604187012" calcext:value-type="float">
            <text:p>-62,2664604187012</text:p>
          </table:table-cell>
          <table:table-cell office:value-type="float" office:value="-62.2714424133301" calcext:value-type="float">
            <text:p>-62,2714424133301</text:p>
          </table:table-cell>
          <table:table-cell office:value-type="float" office:value="-62.2421836853027" calcext:value-type="float">
            <text:p>-62,2421836853027</text:p>
          </table:table-cell>
          <table:table-cell office:value-type="float" office:value="-62.2494277954102" calcext:value-type="float">
            <text:p>-62,2494277954102</text:p>
          </table:table-cell>
          <table:table-cell office:value-type="float" office:value="-62.2541084289551" calcext:value-type="float">
            <text:p>-62,2541084289551</text:p>
          </table:table-cell>
          <table:table-cell office:value-type="float" office:value="-62.2546882629395" calcext:value-type="float">
            <text:p>-62,2546882629395</text:p>
          </table:table-cell>
          <table:table-cell office:value-type="float" office:value="-62.2705688476563" calcext:value-type="float">
            <text:p>-62,2705688476563</text:p>
          </table:table-cell>
          <table:table-cell office:value-type="float" office:value="-62.2711944580078" calcext:value-type="float">
            <text:p>-62,2711944580078</text:p>
          </table:table-cell>
          <table:table-cell office:value-type="float" office:value="-62.2604904174805" calcext:value-type="float">
            <text:p>-62,2604904174805</text:p>
          </table:table-cell>
          <table:table-cell office:value-type="float" office:value="-62.2581291198731" calcext:value-type="float">
            <text:p>-62,2581291198731</text:p>
          </table:table-cell>
          <table:table-cell office:value-type="float" office:value="-62.2579231262207" calcext:value-type="float">
            <text:p>-62,2579231262207</text:p>
          </table:table-cell>
          <table:table-cell office:value-type="float" office:value="-62.2685775756836" calcext:value-type="float">
            <text:p>-62,2685775756836</text:p>
          </table:table-cell>
          <table:table-cell office:value-type="float" office:value="-62.2850303649902" calcext:value-type="float">
            <text:p>-62,2850303649902</text:p>
          </table:table-cell>
          <table:table-cell office:value-type="float" office:value="-62.2645988464356" calcext:value-type="float">
            <text:p>-62,2645988464356</text:p>
          </table:table-cell>
          <table:table-cell office:value-type="float" office:value="-62.2664604187012" calcext:value-type="float">
            <text:p>-62,2664604187012</text:p>
          </table:table-cell>
          <table:table-cell office:value-type="float" office:value="-62.2580451965332" calcext:value-type="float">
            <text:p>-62,2580451965332</text:p>
          </table:table-cell>
          <table:table-cell office:value-type="float" office:value="-62.2678756713867" calcext:value-type="float">
            <text:p>-62,2678756713867</text:p>
          </table:table-cell>
          <table:table-cell office:value-type="float" office:value="-62.2713203430176" calcext:value-type="float">
            <text:p>-62,2713203430176</text:p>
          </table:table-cell>
          <table:table-cell office:value-type="float" office:value="-62.2565116882324" calcext:value-type="float">
            <text:p>-62,2565116882324</text:p>
          </table:table-cell>
          <table:table-cell office:value-type="float" office:value="-62.2519950866699" calcext:value-type="float">
            <text:p>-62,2519950866699</text:p>
          </table:table-cell>
          <table:table-cell office:value-type="float" office:value="-62.2484741210938" calcext:value-type="float">
            <text:p>-62,2484741210938</text:p>
          </table:table-cell>
          <table:table-cell office:value-type="float" office:value="-62.2463188171387" calcext:value-type="float">
            <text:p>-62,2463188171387</text:p>
          </table:table-cell>
          <table:table-cell office:value-type="float" office:value="-62.2646408081055" calcext:value-type="float">
            <text:p>-62,2646408081055</text:p>
          </table:table-cell>
          <table:table-cell office:value-type="float" office:value="-62.2728157043457" calcext:value-type="float">
            <text:p>-62,2728157043457</text:p>
          </table:table-cell>
          <table:table-cell office:value-type="float" office:value="-62.264762878418" calcext:value-type="float">
            <text:p>-62,264762878418</text:p>
          </table:table-cell>
          <table:table-cell office:value-type="float" office:value="-62.2398681640625" calcext:value-type="float">
            <text:p>-62,2398681640625</text:p>
          </table:table-cell>
          <table:table-cell office:value-type="float" office:value="-62.2598266601563" calcext:value-type="float">
            <text:p>-62,2598266601563</text:p>
          </table:table-cell>
          <table:table-cell office:value-type="float" office:value="-62.2624397277832" calcext:value-type="float">
            <text:p>-62,2624397277832</text:p>
          </table:table-cell>
          <table:table-cell office:value-type="float" office:value="-62.2804145812988" calcext:value-type="float">
            <text:p>-62,2804145812988</text:p>
          </table:table-cell>
          <table:table-cell office:value-type="float" office:value="-62.2827415466309" calcext:value-type="float">
            <text:p>-62,2827415466309</text:p>
          </table:table-cell>
          <table:table-cell office:value-type="float" office:value="-62.2815361022949" calcext:value-type="float">
            <text:p>-62,2815361022949</text:p>
          </table:table-cell>
          <table:table-cell office:value-type="float" office:value="-62.2577133178711" calcext:value-type="float">
            <text:p>-62,2577133178711</text:p>
          </table:table-cell>
          <table:table-cell office:value-type="float" office:value="-62.256721496582" calcext:value-type="float">
            <text:p>-62,256721496582</text:p>
          </table:table-cell>
          <table:table-cell office:value-type="float" office:value="-62.2566795349121" calcext:value-type="float">
            <text:p>-62,2566795349121</text:p>
          </table:table-cell>
          <table:table-cell office:value-type="float" office:value="-62.2691192626953" calcext:value-type="float">
            <text:p>-62,2691192626953</text:p>
          </table:table-cell>
          <table:table-cell office:value-type="float" office:value="-62.2538986206055" calcext:value-type="float">
            <text:p>-62,2538986206055</text:p>
          </table:table-cell>
          <table:table-cell office:value-type="float" office:value="-62.2511253356934" calcext:value-type="float">
            <text:p>-62,2511253356934</text:p>
          </table:table-cell>
          <table:table-cell office:value-type="float" office:value="-62.2726097106934" calcext:value-type="float">
            <text:p>-62,2726097106934</text:p>
          </table:table-cell>
          <table:table-cell office:value-type="float" office:value="-62.2694091796875" calcext:value-type="float">
            <text:p>-62,2694091796875</text:p>
          </table:table-cell>
          <table:table-cell office:value-type="float" office:value="-62.2746810913086" calcext:value-type="float">
            <text:p>-62,2746810913086</text:p>
          </table:table-cell>
          <table:table-cell office:value-type="float" office:value="-62.267333984375" calcext:value-type="float">
            <text:p>-62,267333984375</text:p>
          </table:table-cell>
          <table:table-cell office:value-type="float" office:value="-62.2796669006348" calcext:value-type="float">
            <text:p>-62,2796669006348</text:p>
          </table:table-cell>
          <table:table-cell office:value-type="float" office:value="-62.2689971923828" calcext:value-type="float">
            <text:p>-62,2689971923828</text:p>
          </table:table-cell>
          <table:table-cell office:value-type="float" office:value="-62.2820777893066" calcext:value-type="float">
            <text:p>-62,2820777893066</text:p>
          </table:table-cell>
          <table:table-cell office:value-type="float" office:value="-62.2743911743164" calcext:value-type="float">
            <text:p>-62,2743911743164</text:p>
          </table:table-cell>
          <table:table-cell office:value-type="float" office:value="-62.2765502929688" calcext:value-type="float">
            <text:p>-62,2765502929688</text:p>
          </table:table-cell>
          <table:table-cell office:value-type="float" office:value="-62.275806427002" calcext:value-type="float">
            <text:p>-62,275806427002</text:p>
          </table:table-cell>
          <table:table-cell office:value-type="float" office:value="-62.258171081543" calcext:value-type="float">
            <text:p>-62,258171081543</text:p>
          </table:table-cell>
          <table:table-cell office:value-type="float" office:value="-62.2677917480469" calcext:value-type="float">
            <text:p>-62,2677917480469</text:p>
          </table:table-cell>
          <table:table-cell office:value-type="float" office:value="-62.2706108093262" calcext:value-type="float">
            <text:p>-62,2706108093262</text:p>
          </table:table-cell>
          <table:table-cell office:value-type="float" office:value="-62.2619857788086" calcext:value-type="float">
            <text:p>-62,2619857788086</text:p>
          </table:table-cell>
          <table:table-cell office:value-type="float" office:value="-62.2555160522461" calcext:value-type="float">
            <text:p>-62,2555160522461</text:p>
          </table:table-cell>
          <table:table-cell office:value-type="float" office:value="-62.2624816894531" calcext:value-type="float">
            <text:p>-62,2624816894531</text:p>
          </table:table-cell>
          <table:table-cell office:value-type="float" office:value="-62.2695770263672" calcext:value-type="float">
            <text:p>-62,2695770263672</text:p>
          </table:table-cell>
          <table:table-cell office:value-type="float" office:value="-62.2727737426758" calcext:value-type="float">
            <text:p>-62,2727737426758</text:p>
          </table:table-cell>
          <table:table-cell office:value-type="float" office:value="-62.2760124206543" calcext:value-type="float">
            <text:p>-62,2760124206543</text:p>
          </table:table-cell>
          <table:table-cell office:value-type="float" office:value="-62.2727317810059" calcext:value-type="float">
            <text:p>-62,2727317810059</text:p>
          </table:table-cell>
          <table:table-cell office:value-type="float" office:value="-62.2832450866699" calcext:value-type="float">
            <text:p>-62,2832450866699</text:p>
          </table:table-cell>
          <table:table-cell office:value-type="float" office:value="-62.2817878723145" calcext:value-type="float">
            <text:p>-62,2817878723145</text:p>
          </table:table-cell>
          <table:table-cell office:value-type="float" office:value="-62.2711143493652" calcext:value-type="float">
            <text:p>-62,2711143493652</text:p>
          </table:table-cell>
          <table:table-cell office:value-type="float" office:value="-62.2753028869629" calcext:value-type="float">
            <text:p>-62,2753028869629</text:p>
          </table:table-cell>
          <table:table-cell office:value-type="float" office:value="-62.3048858642578" calcext:value-type="float">
            <text:p>-62,3048858642578</text:p>
          </table:table-cell>
          <table:table-cell office:value-type="float" office:value="-62.2611923217773" calcext:value-type="float">
            <text:p>-62,2611923217773</text:p>
          </table:table-cell>
          <table:table-cell office:value-type="float" office:value="-62.2648048400879" calcext:value-type="float">
            <text:p>-62,2648048400879</text:p>
          </table:table-cell>
          <table:table-cell office:value-type="float" office:value="-62.2637252807617" calcext:value-type="float">
            <text:p>-62,2637252807617</text:p>
          </table:table-cell>
          <table:table-cell office:value-type="float" office:value="-62.2724380493164" calcext:value-type="float">
            <text:p>-62,2724380493164</text:p>
          </table:table-cell>
          <table:table-cell office:value-type="float" office:value="-62.2860679626465" calcext:value-type="float">
            <text:p>-62,2860679626465</text:p>
          </table:table-cell>
          <table:table-cell office:value-type="float" office:value="-62.2766761779785" calcext:value-type="float">
            <text:p>-62,2766761779785</text:p>
          </table:table-cell>
          <table:table-cell office:value-type="float" office:value="-62.2716941833496" calcext:value-type="float">
            <text:p>-62,2716941833496</text:p>
          </table:table-cell>
          <table:table-cell office:value-type="float" office:value="-62.287109375" calcext:value-type="float">
            <text:p>-62,287109375</text:p>
          </table:table-cell>
          <table:table-cell office:value-type="float" office:value="-62.285945892334" calcext:value-type="float">
            <text:p>-62,285945892334</text:p>
          </table:table-cell>
          <table:table-cell office:value-type="float" office:value="-62.287483215332" calcext:value-type="float">
            <text:p>-62,287483215332</text:p>
          </table:table-cell>
          <table:table-cell office:value-type="float" office:value="-62.2893943786621" calcext:value-type="float">
            <text:p>-62,2893943786621</text:p>
          </table:table-cell>
          <table:table-cell office:value-type="float" office:value="-62.2706527709961" calcext:value-type="float">
            <text:p>-62,2706527709961</text:p>
          </table:table-cell>
          <table:table-cell office:value-type="float" office:value="-62.2831611633301" calcext:value-type="float">
            <text:p>-62,2831611633301</text:p>
          </table:table-cell>
          <table:table-cell office:value-type="float" office:value="-62.2933082580566" calcext:value-type="float">
            <text:p>-62,2933082580566</text:p>
          </table:table-cell>
          <table:table-cell office:value-type="float" office:value="-62.2686614990234" calcext:value-type="float">
            <text:p>-62,2686614990234</text:p>
          </table:table-cell>
          <table:table-cell office:value-type="float" office:value="-62.2828674316406" calcext:value-type="float">
            <text:p>-62,2828674316406</text:p>
          </table:table-cell>
          <table:table-cell office:value-type="float" office:value="-62.2930603027344" calcext:value-type="float">
            <text:p>-62,2930603027344</text:p>
          </table:table-cell>
          <table:table-cell office:value-type="float" office:value="-62.2770881652832" calcext:value-type="float">
            <text:p>-62,2770881652832</text:p>
          </table:table-cell>
          <table:table-cell office:value-type="float" office:value="-62.2777557373047" calcext:value-type="float">
            <text:p>-62,2777557373047</text:p>
          </table:table-cell>
          <table:table-cell office:value-type="float" office:value="-62.2727317810059" calcext:value-type="float">
            <text:p>-62,2727317810059</text:p>
          </table:table-cell>
          <table:table-cell office:value-type="float" office:value="-62.2828254699707" calcext:value-type="float">
            <text:p>-62,2828254699707</text:p>
          </table:table-cell>
          <table:table-cell office:value-type="float" office:value="-62.27734375" calcext:value-type="float">
            <text:p>-62,27734375</text:p>
          </table:table-cell>
          <table:table-cell office:value-type="float" office:value="-62.2868995666504" calcext:value-type="float">
            <text:p>-62,2868995666504</text:p>
          </table:table-cell>
          <table:table-cell office:value-type="float" office:value="-62.2898559570313" calcext:value-type="float">
            <text:p>-62,2898559570313</text:p>
          </table:table-cell>
          <table:table-cell office:value-type="float" office:value="-62.2832870483398" calcext:value-type="float">
            <text:p>-62,2832870483398</text:p>
          </table:table-cell>
          <table:table-cell office:value-type="float" office:value="-62.3000526428223" calcext:value-type="float">
            <text:p>-62,3000526428223</text:p>
          </table:table-cell>
          <table:table-cell office:value-type="float" office:value="-62.2895660400391" calcext:value-type="float">
            <text:p>-62,2895660400391</text:p>
          </table:table-cell>
          <table:table-cell office:value-type="float" office:value="-62.280876159668" calcext:value-type="float">
            <text:p>-62,280876159668</text:p>
          </table:table-cell>
          <table:table-cell office:value-type="float" office:value="-62.2680397033691" calcext:value-type="float">
            <text:p>-62,2680397033691</text:p>
          </table:table-cell>
          <table:table-cell office:value-type="float" office:value="-62.2753448486328" calcext:value-type="float">
            <text:p>-62,2753448486328</text:p>
          </table:table-cell>
          <table:table-cell office:value-type="float" office:value="-62.2725257873535" calcext:value-type="float">
            <text:p>-62,2725257873535</text:p>
          </table:table-cell>
          <table:table-cell office:value-type="float" office:value="-62.2893524169922" calcext:value-type="float">
            <text:p>-62,2893524169922</text:p>
          </table:table-cell>
          <table:table-cell office:value-type="float" office:value="-62.2754325866699" calcext:value-type="float">
            <text:p>-62,2754325866699</text:p>
          </table:table-cell>
          <table:table-cell office:value-type="float" office:value="-62.2693290710449" calcext:value-type="float">
            <text:p>-62,2693290710449</text:p>
          </table:table-cell>
          <table:table-cell office:value-type="float" office:value="-62.274097442627" calcext:value-type="float">
            <text:p>-62,274097442627</text:p>
          </table:table-cell>
          <table:table-cell office:value-type="float" office:value="-62.283073425293" calcext:value-type="float">
            <text:p>-62,283073425293</text:p>
          </table:table-cell>
          <table:table-cell office:value-type="float" office:value="-62.2842788696289" calcext:value-type="float">
            <text:p>-62,2842788696289</text:p>
          </table:table-cell>
          <table:table-cell office:value-type="float" office:value="-62.2916030883789" calcext:value-type="float">
            <text:p>-62,2916030883789</text:p>
          </table:table-cell>
          <table:table-cell office:value-type="float" office:value="-62.3080940246582" calcext:value-type="float">
            <text:p>-62,3080940246582</text:p>
          </table:table-cell>
          <table:table-cell office:value-type="float" office:value="-62.2837829589844" calcext:value-type="float">
            <text:p>-62,2837829589844</text:p>
          </table:table-cell>
          <table:table-cell office:value-type="float" office:value="-62.2996368408203" calcext:value-type="float">
            <text:p>-62,2996368408203</text:p>
          </table:table-cell>
          <table:table-cell office:value-type="float" office:value="-62.2809982299805" calcext:value-type="float">
            <text:p>-62,2809982299805</text:p>
          </table:table-cell>
          <table:table-cell office:value-type="float" office:value="-62.274227142334" calcext:value-type="float">
            <text:p>-62,274227142334</text:p>
          </table:table-cell>
          <table:table-cell office:value-type="float" office:value="-62.2825355529785" calcext:value-type="float">
            <text:p>-62,2825355529785</text:p>
          </table:table-cell>
          <table:table-cell office:value-type="float" office:value="-62.2752227783203" calcext:value-type="float">
            <text:p>-62,2752227783203</text:p>
          </table:table-cell>
          <table:table-cell office:value-type="float" office:value="-62.2738075256348" calcext:value-type="float">
            <text:p>-62,2738075256348</text:p>
          </table:table-cell>
          <table:table-cell office:value-type="float" office:value="-62.2955589294434" calcext:value-type="float">
            <text:p>-62,2955589294434</text:p>
          </table:table-cell>
          <table:table-cell office:value-type="float" office:value="-62.2811660766602" calcext:value-type="float">
            <text:p>-62,2811660766602</text:p>
          </table:table-cell>
          <table:table-cell office:value-type="float" office:value="-62.2996788024902" calcext:value-type="float">
            <text:p>-62,2996788024902</text:p>
          </table:table-cell>
          <table:table-cell office:value-type="float" office:value="-62.287525177002" calcext:value-type="float">
            <text:p>-62,287525177002</text:p>
          </table:table-cell>
          <table:table-cell office:value-type="float" office:value="-62.3035926818848" calcext:value-type="float">
            <text:p>-62,3035926818848</text:p>
          </table:table-cell>
          <table:table-cell office:value-type="float" office:value="-62.2708625793457" calcext:value-type="float">
            <text:p>-62,2708625793457</text:p>
          </table:table-cell>
          <table:table-cell office:value-type="float" office:value="-62.2904396057129" calcext:value-type="float">
            <text:p>-62,2904396057129</text:p>
          </table:table-cell>
          <table:table-cell office:value-type="float" office:value="-62.2918930053711" calcext:value-type="float">
            <text:p>-62,2918930053711</text:p>
          </table:table-cell>
          <table:table-cell office:value-type="float" office:value="-62.2754707336426" calcext:value-type="float">
            <text:p>-62,2754707336426</text:p>
          </table:table-cell>
          <table:table-cell office:value-type="float" office:value="-62.3119735717773" calcext:value-type="float">
            <text:p>-62,3119735717773</text:p>
          </table:table-cell>
          <table:table-cell office:value-type="float" office:value="-62.2852363586426" calcext:value-type="float">
            <text:p>-62,2852363586426</text:p>
          </table:table-cell>
          <table:table-cell office:value-type="float" office:value="-62.2804145812988" calcext:value-type="float">
            <text:p>-62,2804145812988</text:p>
          </table:table-cell>
          <table:table-cell office:value-type="float" office:value="-62.2820358276367" calcext:value-type="float">
            <text:p>-62,2820358276367</text:p>
          </table:table-cell>
          <table:table-cell office:value-type="float" office:value="-62.2876091003418" calcext:value-type="float">
            <text:p>-62,2876091003418</text:p>
          </table:table-cell>
          <table:table-cell office:value-type="float" office:value="-62.2964744567871" calcext:value-type="float">
            <text:p>-62,2964744567871</text:p>
          </table:table-cell>
          <table:table-cell office:value-type="float" office:value="-62.2987213134766" calcext:value-type="float">
            <text:p>-62,2987213134766</text:p>
          </table:table-cell>
          <table:table-cell office:value-type="float" office:value="-62.2797508239746" calcext:value-type="float">
            <text:p>-62,2797508239746</text:p>
          </table:table-cell>
          <table:table-cell office:value-type="float" office:value="-62.2782135009766" calcext:value-type="float">
            <text:p>-62,2782135009766</text:p>
          </table:table-cell>
          <table:table-cell office:value-type="float" office:value="-62.2811660766602" calcext:value-type="float">
            <text:p>-62,2811660766602</text:p>
          </table:table-cell>
          <table:table-cell office:value-type="float" office:value="-62.2793769836426" calcext:value-type="float">
            <text:p>-62,2793769836426</text:p>
          </table:table-cell>
          <table:table-cell office:value-type="float" office:value="-62.2957649230957" calcext:value-type="float">
            <text:p>-62,2957649230957</text:p>
          </table:table-cell>
          <table:table-cell office:value-type="float" office:value="-62.3062171936035" calcext:value-type="float">
            <text:p>-62,3062171936035</text:p>
          </table:table-cell>
          <table:table-cell office:value-type="float" office:value="-62.2975959777832" calcext:value-type="float">
            <text:p>-62,2975959777832</text:p>
          </table:table-cell>
          <table:table-cell office:value-type="float" office:value="-62.2887306213379" calcext:value-type="float">
            <text:p>-62,2887306213379</text:p>
          </table:table-cell>
          <table:table-cell office:value-type="float" office:value="-62.2693290710449" calcext:value-type="float">
            <text:p>-62,2693290710449</text:p>
          </table:table-cell>
          <table:table-cell office:value-type="float" office:value="-62.3007583618164" calcext:value-type="float">
            <text:p>-62,3007583618164</text:p>
          </table:table-cell>
          <table:table-cell office:value-type="float" office:value="-62.3021774291992" calcext:value-type="float">
            <text:p>-62,3021774291992</text:p>
          </table:table-cell>
          <table:table-cell office:value-type="float" office:value="-62.300220489502" calcext:value-type="float">
            <text:p>-62,300220489502</text:p>
          </table:table-cell>
          <table:table-cell office:value-type="float" office:value="-62.2984275817871" calcext:value-type="float">
            <text:p>-62,2984275817871</text:p>
          </table:table-cell>
          <table:table-cell office:value-type="float" office:value="-62.2879409790039" calcext:value-type="float">
            <text:p>-62,2879409790039</text:p>
          </table:table-cell>
          <table:table-cell office:value-type="float" office:value="-62.3001327514648" calcext:value-type="float">
            <text:p>-62,3001327514648</text:p>
          </table:table-cell>
          <table:table-cell office:value-type="float" office:value="-62.2980117797852" calcext:value-type="float">
            <text:p>-62,2980117797852</text:p>
          </table:table-cell>
          <table:table-cell office:value-type="float" office:value="-62.3014259338379" calcext:value-type="float">
            <text:p>-62,3014259338379</text:p>
          </table:table-cell>
          <table:table-cell office:value-type="float" office:value="-62.2744331359863" calcext:value-type="float">
            <text:p>-62,2744331359863</text:p>
          </table:table-cell>
          <table:table-cell office:value-type="float" office:value="-62.3140983581543" calcext:value-type="float">
            <text:p>-62,3140983581543</text:p>
          </table:table-cell>
          <table:table-cell office:value-type="float" office:value="-62.3072624206543" calcext:value-type="float">
            <text:p>-62,3072624206543</text:p>
          </table:table-cell>
          <table:table-cell office:value-type="float" office:value="-62.2890625" calcext:value-type="float">
            <text:p>-62,2890625</text:p>
          </table:table-cell>
          <table:table-cell office:value-type="float" office:value="-62.2968864440918" calcext:value-type="float">
            <text:p>-62,2968864440918</text:p>
          </table:table-cell>
          <table:table-cell office:value-type="float" office:value="-62.2876930236816" calcext:value-type="float">
            <text:p>-62,2876930236816</text:p>
          </table:table-cell>
          <table:table-cell office:value-type="float" office:value="-62.3204879760742" calcext:value-type="float">
            <text:p>-62,3204879760742</text:p>
          </table:table-cell>
          <table:table-cell office:value-type="float" office:value="-62.3086357116699" calcext:value-type="float">
            <text:p>-62,3086357116699</text:p>
          </table:table-cell>
          <table:table-cell office:value-type="float" office:value="-62.2923088073731" calcext:value-type="float">
            <text:p>-62,2923088073731</text:p>
          </table:table-cell>
          <table:table-cell office:value-type="float" office:value="-62.2929306030273" calcext:value-type="float">
            <text:p>-62,2929306030273</text:p>
          </table:table-cell>
          <table:table-cell office:value-type="float" office:value="-62.3157272338867" calcext:value-type="float">
            <text:p>-62,3157272338867</text:p>
          </table:table-cell>
          <table:table-cell office:value-type="float" office:value="-62.295597076416" calcext:value-type="float">
            <text:p>-62,295597076416</text:p>
          </table:table-cell>
          <table:table-cell office:value-type="float" office:value="-62.2859840393066" calcext:value-type="float">
            <text:p>-62,2859840393066</text:p>
          </table:table-cell>
          <table:table-cell office:value-type="float" office:value="-62.298469543457" calcext:value-type="float">
            <text:p>-62,298469543457</text:p>
          </table:table-cell>
          <table:table-cell office:value-type="float" office:value="-62.3059272766113" calcext:value-type="float">
            <text:p>-62,3059272766113</text:p>
          </table:table-cell>
          <table:table-cell office:value-type="float" office:value="-62.3159332275391" calcext:value-type="float">
            <text:p>-62,3159332275391</text:p>
          </table:table-cell>
          <table:table-cell office:value-type="float" office:value="-62.3105125427246" calcext:value-type="float">
            <text:p>-62,3105125427246</text:p>
          </table:table-cell>
          <table:table-cell office:value-type="float" office:value="-62.3085136413574" calcext:value-type="float">
            <text:p>-62,3085136413574</text:p>
          </table:table-cell>
          <table:table-cell office:value-type="float" office:value="-62.297306060791" calcext:value-type="float">
            <text:p>-62,297306060791</text:p>
          </table:table-cell>
          <table:table-cell office:value-type="float" office:value="-62.2991790771484" calcext:value-type="float">
            <text:p>-62,2991790771484</text:p>
          </table:table-cell>
          <table:table-cell office:value-type="float" office:value="-62.2862739562988" calcext:value-type="float">
            <text:p>-62,2862739562988</text:p>
          </table:table-cell>
          <table:table-cell office:value-type="float" office:value="-62.2994270324707" calcext:value-type="float">
            <text:p>-62,2994270324707</text:p>
          </table:table-cell>
          <table:table-cell office:value-type="float" office:value="-62.3176040649414" calcext:value-type="float">
            <text:p>-62,3176040649414</text:p>
          </table:table-cell>
          <table:table-cell office:value-type="float" office:value="-62.3128089904785" calcext:value-type="float">
            <text:p>-62,3128089904785</text:p>
          </table:table-cell>
          <table:table-cell office:value-type="float" office:value="-62.3102226257324" calcext:value-type="float">
            <text:p>-62,3102226257324</text:p>
          </table:table-cell>
          <table:table-cell office:value-type="float" office:value="-62.3320579528809" calcext:value-type="float">
            <text:p>-62,3320579528809</text:p>
          </table:table-cell>
          <table:table-cell office:value-type="float" office:value="-62.3146018981934" calcext:value-type="float">
            <text:p>-62,3146018981934</text:p>
          </table:table-cell>
          <table:table-cell office:value-type="float" office:value="-62.300594329834" calcext:value-type="float">
            <text:p>-62,300594329834</text:p>
          </table:table-cell>
          <table:table-cell office:value-type="float" office:value="-62.3021354675293" calcext:value-type="float">
            <text:p>-62,3021354675293</text:p>
          </table:table-cell>
          <table:table-cell office:value-type="float" office:value="-62.3096389770508" calcext:value-type="float">
            <text:p>-62,3096389770508</text:p>
          </table:table-cell>
          <table:table-cell office:value-type="float" office:value="-62.3328132629395" calcext:value-type="float">
            <text:p>-62,3328132629395</text:p>
          </table:table-cell>
          <table:table-cell office:value-type="float" office:value="-62.3184394836426" calcext:value-type="float">
            <text:p>-62,3184394836426</text:p>
          </table:table-cell>
          <table:table-cell office:value-type="float" office:value="-62.3014678955078" calcext:value-type="float">
            <text:p>-62,3014678955078</text:p>
          </table:table-cell>
          <table:table-cell office:value-type="float" office:value="-62.3252449035645" calcext:value-type="float">
            <text:p>-62,3252449035645</text:p>
          </table:table-cell>
          <table:table-cell office:value-type="float" office:value="-62.3290481567383" calcext:value-type="float">
            <text:p>-62,3290481567383</text:p>
          </table:table-cell>
          <table:table-cell office:value-type="float" office:value="-62.3087615966797" calcext:value-type="float">
            <text:p>-62,3087615966797</text:p>
          </table:table-cell>
          <table:table-cell office:value-type="float" office:value="-62.3175201416016" calcext:value-type="float">
            <text:p>-62,3175201416016</text:p>
          </table:table-cell>
          <table:table-cell office:value-type="float" office:value="-62.3185234069824" calcext:value-type="float">
            <text:p>-62,3185234069824</text:p>
          </table:table-cell>
          <table:table-cell office:value-type="float" office:value="-62.3105125427246" calcext:value-type="float">
            <text:p>-62,3105125427246</text:p>
          </table:table-cell>
          <table:table-cell office:value-type="float" office:value="-62.3293838500977" calcext:value-type="float">
            <text:p>-62,3293838500977</text:p>
          </table:table-cell>
          <table:table-cell office:value-type="float" office:value="-62.3325996398926" calcext:value-type="float">
            <text:p>-62,3325996398926</text:p>
          </table:table-cell>
          <table:table-cell office:value-type="float" office:value="-62.3211936950684" calcext:value-type="float">
            <text:p>-62,3211936950684</text:p>
          </table:table-cell>
          <table:table-cell office:value-type="float" office:value="-62.3259162902832" calcext:value-type="float">
            <text:p>-62,3259162902832</text:p>
          </table:table-cell>
          <table:table-cell office:value-type="float" office:value="-62.3390426635742" calcext:value-type="float">
            <text:p>-62,3390426635742</text:p>
          </table:table-cell>
          <table:table-cell office:value-type="float" office:value="-62.3196067810059" calcext:value-type="float">
            <text:p>-62,3196067810059</text:p>
          </table:table-cell>
          <table:table-cell office:value-type="float" office:value="-62.3143119812012" calcext:value-type="float">
            <text:p>-62,3143119812012</text:p>
          </table:table-cell>
          <table:table-cell office:value-type="float" office:value="-62.3365745544434" calcext:value-type="float">
            <text:p>-62,3365745544434</text:p>
          </table:table-cell>
          <table:table-cell office:value-type="float" office:value="-62.3118476867676" calcext:value-type="float">
            <text:p>-62,3118476867676</text:p>
          </table:table-cell>
          <table:table-cell office:value-type="float" office:value="-62.3234519958496" calcext:value-type="float">
            <text:p>-62,3234519958496</text:p>
          </table:table-cell>
          <table:table-cell office:value-type="float" office:value="-62.333854675293" calcext:value-type="float">
            <text:p>-62,333854675293</text:p>
          </table:table-cell>
          <table:table-cell office:value-type="float" office:value="-62.3350296020508" calcext:value-type="float">
            <text:p>-62,3350296020508</text:p>
          </table:table-cell>
          <table:table-cell office:value-type="float" office:value="-62.3439826965332" calcext:value-type="float">
            <text:p>-62,3439826965332</text:p>
          </table:table-cell>
          <table:table-cell office:value-type="float" office:value="-62.3441886901856" calcext:value-type="float">
            <text:p>-62,3441886901856</text:p>
          </table:table-cell>
          <table:table-cell office:value-type="float" office:value="-62.330680847168" calcext:value-type="float">
            <text:p>-62,330680847168</text:p>
          </table:table-cell>
          <table:table-cell office:value-type="float" office:value="-62.3450660705566" calcext:value-type="float">
            <text:p>-62,3450660705566</text:p>
          </table:table-cell>
          <table:table-cell office:value-type="float" office:value="-62.3338966369629" calcext:value-type="float">
            <text:p>-62,3338966369629</text:p>
          </table:table-cell>
          <table:table-cell office:value-type="float" office:value="-62.3494262695313" calcext:value-type="float">
            <text:p>-62,3494262695313</text:p>
          </table:table-cell>
          <table:table-cell office:value-type="float" office:value="-62.3502197265625" calcext:value-type="float">
            <text:p>-62,3502197265625</text:p>
          </table:table-cell>
          <table:table-cell office:value-type="float" office:value="-62.3209037780762" calcext:value-type="float">
            <text:p>-62,3209037780762</text:p>
          </table:table-cell>
          <table:table-cell office:value-type="float" office:value="-62.3458671569824" calcext:value-type="float">
            <text:p>-62,3458671569824</text:p>
          </table:table-cell>
          <table:table-cell office:value-type="float" office:value="-62.3379554748535" calcext:value-type="float">
            <text:p>-62,3379554748535</text:p>
          </table:table-cell>
          <table:table-cell office:value-type="float" office:value="-62.3426399230957" calcext:value-type="float">
            <text:p>-62,3426399230957</text:p>
          </table:table-cell>
          <table:table-cell office:value-type="float" office:value="-62.322696685791" calcext:value-type="float">
            <text:p>-62,322696685791</text:p>
          </table:table-cell>
          <table:table-cell office:value-type="float" office:value="-62.3294258117676" calcext:value-type="float">
            <text:p>-62,3294258117676</text:p>
          </table:table-cell>
          <table:table-cell office:value-type="float" office:value="-62.3452796936035" calcext:value-type="float">
            <text:p>-62,3452796936035</text:p>
          </table:table-cell>
          <table:table-cell office:value-type="float" office:value="-62.3350296020508" calcext:value-type="float">
            <text:p>-62,3350296020508</text:p>
          </table:table-cell>
          <table:table-cell office:value-type="float" office:value="-62.3477935791016" calcext:value-type="float">
            <text:p>-62,3477935791016</text:p>
          </table:table-cell>
          <table:table-cell office:value-type="float" office:value="-62.3337745666504" calcext:value-type="float">
            <text:p>-62,3337745666504</text:p>
          </table:table-cell>
          <table:table-cell office:value-type="float" office:value="-62.3393363952637" calcext:value-type="float">
            <text:p>-62,3393363952637</text:p>
          </table:table-cell>
          <table:table-cell office:value-type="float" office:value="-62.3424339294434" calcext:value-type="float">
            <text:p>-62,3424339294434</text:p>
          </table:table-cell>
          <table:table-cell office:value-type="float" office:value="-62.3304252624512" calcext:value-type="float">
            <text:p>-62,3304252624512</text:p>
          </table:table-cell>
          <table:table-cell office:value-type="float" office:value="-62.3290061950684" calcext:value-type="float">
            <text:p>-62,3290061950684</text:p>
          </table:table-cell>
          <table:table-cell office:value-type="float" office:value="-62.3524436950684" calcext:value-type="float">
            <text:p>-62,3524436950684</text:p>
          </table:table-cell>
          <table:table-cell office:value-type="float" office:value="-62.3583488464356" calcext:value-type="float">
            <text:p>-62,3583488464356</text:p>
          </table:table-cell>
          <table:table-cell office:value-type="float" office:value="-62.3360290527344" calcext:value-type="float">
            <text:p>-62,3360290527344</text:p>
          </table:table-cell>
          <table:table-cell office:value-type="float" office:value="-62.3347358703613" calcext:value-type="float">
            <text:p>-62,3347358703613</text:p>
          </table:table-cell>
          <table:table-cell office:value-type="float" office:value="-62.3252868652344" calcext:value-type="float">
            <text:p>-62,3252868652344</text:p>
          </table:table-cell>
          <table:table-cell office:value-type="float" office:value="-62.3446083068848" calcext:value-type="float">
            <text:p>-62,3446083068848</text:p>
          </table:table-cell>
          <table:table-cell office:value-type="float" office:value="-62.3672485351563" calcext:value-type="float">
            <text:p>-62,3672485351563</text:p>
          </table:table-cell>
          <table:table-cell office:value-type="float" office:value="-62.368335723877" calcext:value-type="float">
            <text:p>-62,368335723877</text:p>
          </table:table-cell>
          <table:table-cell office:value-type="float" office:value="-62.3610343933106" calcext:value-type="float">
            <text:p>-62,3610343933106</text:p>
          </table:table-cell>
          <table:table-cell office:value-type="float" office:value="-62.3583908081055" calcext:value-type="float">
            <text:p>-62,3583908081055</text:p>
          </table:table-cell>
          <table:table-cell office:value-type="float" office:value="-62.3485488891602" calcext:value-type="float">
            <text:p>-62,3485488891602</text:p>
          </table:table-cell>
          <table:table-cell office:value-type="float" office:value="-62.378963470459" calcext:value-type="float">
            <text:p>-62,378963470459</text:p>
          </table:table-cell>
          <table:table-cell office:value-type="float" office:value="-62.3633460998535" calcext:value-type="float">
            <text:p>-62,3633460998535</text:p>
          </table:table-cell>
          <table:table-cell office:value-type="float" office:value="-62.3623352050781" calcext:value-type="float">
            <text:p>-62,3623352050781</text:p>
          </table:table-cell>
          <table:table-cell office:value-type="float" office:value="-62.3578491210938" calcext:value-type="float">
            <text:p>-62,3578491210938</text:p>
          </table:table-cell>
          <table:table-cell office:value-type="float" office:value="-62.3524436950684" calcext:value-type="float">
            <text:p>-62,3524436950684</text:p>
          </table:table-cell>
          <table:table-cell office:value-type="float" office:value="-62.355583190918" calcext:value-type="float">
            <text:p>-62,355583190918</text:p>
          </table:table-cell>
          <table:table-cell office:value-type="float" office:value="-62.3575553894043" calcext:value-type="float">
            <text:p>-62,3575553894043</text:p>
          </table:table-cell>
          <table:table-cell office:value-type="float" office:value="-62.3593559265137" calcext:value-type="float">
            <text:p>-62,3593559265137</text:p>
          </table:table-cell>
          <table:table-cell office:value-type="float" office:value="-62.3811912536621" calcext:value-type="float">
            <text:p>-62,3811912536621</text:p>
          </table:table-cell>
          <table:table-cell office:value-type="float" office:value="-62.3529052734375" calcext:value-type="float">
            <text:p>-62,3529052734375</text:p>
          </table:table-cell>
          <table:table-cell office:value-type="float" office:value="-62.3651466369629" calcext:value-type="float">
            <text:p>-62,3651466369629</text:p>
          </table:table-cell>
          <table:table-cell office:value-type="float" office:value="-62.3705177307129" calcext:value-type="float">
            <text:p>-62,3705177307129</text:p>
          </table:table-cell>
          <table:table-cell office:value-type="float" office:value="-62.3626289367676" calcext:value-type="float">
            <text:p>-62,3626289367676</text:p>
          </table:table-cell>
          <table:table-cell office:value-type="float" office:value="-62.3717384338379" calcext:value-type="float">
            <text:p>-62,3717384338379</text:p>
          </table:table-cell>
          <table:table-cell office:value-type="float" office:value="-62.3679580688477" calcext:value-type="float">
            <text:p>-62,3679580688477</text:p>
          </table:table-cell>
          <table:table-cell office:value-type="float" office:value="-62.3522338867188" calcext:value-type="float">
            <text:p>-62,3522338867188</text:p>
          </table:table-cell>
          <table:table-cell office:value-type="float" office:value="-62.3735466003418" calcext:value-type="float">
            <text:p>-62,3735466003418</text:p>
          </table:table-cell>
          <table:table-cell office:value-type="float" office:value="-62.3988265991211" calcext:value-type="float">
            <text:p>-62,3988265991211</text:p>
          </table:table-cell>
          <table:table-cell office:value-type="float" office:value="-62.3867874145508" calcext:value-type="float">
            <text:p>-62,3867874145508</text:p>
          </table:table-cell>
          <table:table-cell office:value-type="float" office:value="-62.3602409362793" calcext:value-type="float">
            <text:p>-62,3602409362793</text:p>
          </table:table-cell>
          <table:table-cell office:value-type="float" office:value="-62.3712348937988" calcext:value-type="float">
            <text:p>-62,3712348937988</text:p>
          </table:table-cell>
          <table:table-cell office:value-type="float" office:value="-62.3719482421875" calcext:value-type="float">
            <text:p>-62,3719482421875</text:p>
          </table:table-cell>
          <table:table-cell office:value-type="float" office:value="-62.3685493469238" calcext:value-type="float">
            <text:p>-62,3685493469238</text:p>
          </table:table-cell>
          <table:table-cell office:value-type="float" office:value="-62.3871650695801" calcext:value-type="float">
            <text:p>-62,3871650695801</text:p>
          </table:table-cell>
          <table:table-cell office:value-type="float" office:value="-62.3545341491699" calcext:value-type="float">
            <text:p>-62,3545341491699</text:p>
          </table:table-cell>
          <table:table-cell office:value-type="float" office:value="-62.3752250671387" calcext:value-type="float">
            <text:p>-62,3752250671387</text:p>
          </table:table-cell>
          <table:table-cell office:value-type="float" office:value="-62.3861541748047" calcext:value-type="float">
            <text:p>-62,3861541748047</text:p>
          </table:table-cell>
          <table:table-cell office:value-type="float" office:value="-62.3843040466309" calcext:value-type="float">
            <text:p>-62,3843040466309</text:p>
          </table:table-cell>
          <table:table-cell office:value-type="float" office:value="-62.3834190368652" calcext:value-type="float">
            <text:p>-62,3834190368652</text:p>
          </table:table-cell>
          <table:table-cell office:value-type="float" office:value="-62.3801460266113" calcext:value-type="float">
            <text:p>-62,3801460266113</text:p>
          </table:table-cell>
          <table:table-cell office:value-type="float" office:value="-62.376651763916" calcext:value-type="float">
            <text:p>-62,376651763916</text:p>
          </table:table-cell>
          <table:table-cell office:value-type="float" office:value="-62.399040222168" calcext:value-type="float">
            <text:p>-62,399040222168</text:p>
          </table:table-cell>
          <table:table-cell office:value-type="float" office:value="-62.3788795471191" calcext:value-type="float">
            <text:p>-62,3788795471191</text:p>
          </table:table-cell>
          <table:table-cell office:value-type="float" office:value="-62.3628807067871" calcext:value-type="float">
            <text:p>-62,3628807067871</text:p>
          </table:table-cell>
          <table:table-cell office:value-type="float" office:value="-62.3926773071289" calcext:value-type="float">
            <text:p>-62,3926773071289</text:p>
          </table:table-cell>
          <table:table-cell office:value-type="float" office:value="-62.3849792480469" calcext:value-type="float">
            <text:p>-62,3849792480469</text:p>
          </table:table-cell>
          <table:table-cell office:value-type="float" office:value="-62.3656539916992" calcext:value-type="float">
            <text:p>-62,3656539916992</text:p>
          </table:table-cell>
          <table:table-cell office:value-type="float" office:value="-62.377326965332" calcext:value-type="float">
            <text:p>-62,377326965332</text:p>
          </table:table-cell>
          <table:table-cell office:value-type="float" office:value="-62.3618354797363" calcext:value-type="float">
            <text:p>-62,3618354797363</text:p>
          </table:table-cell>
          <table:table-cell office:value-type="float" office:value="-62.3806037902832" calcext:value-type="float">
            <text:p>-62,3806037902832</text:p>
          </table:table-cell>
          <table:table-cell office:value-type="float" office:value="-62.3837127685547" calcext:value-type="float">
            <text:p>-62,3837127685547</text:p>
          </table:table-cell>
          <table:table-cell office:value-type="float" office:value="-62.3682136535645" calcext:value-type="float">
            <text:p>-62,3682136535645</text:p>
          </table:table-cell>
          <table:table-cell office:value-type="float" office:value="-62.3885917663574" calcext:value-type="float">
            <text:p>-62,3885917663574</text:p>
          </table:table-cell>
          <table:table-cell office:value-type="float" office:value="-62.376148223877" calcext:value-type="float">
            <text:p>-62,376148223877</text:p>
          </table:table-cell>
          <table:table-cell office:value-type="float" office:value="-62.3828315734863" calcext:value-type="float">
            <text:p>-62,3828315734863</text:p>
          </table:table-cell>
          <table:table-cell office:value-type="float" office:value="-62.3907012939453" calcext:value-type="float">
            <text:p>-62,3907012939453</text:p>
          </table:table-cell>
          <table:table-cell office:value-type="float" office:value="-62.3765716552734" calcext:value-type="float">
            <text:p>-62,3765716552734</text:p>
          </table:table-cell>
          <table:table-cell office:value-type="float" office:value="-62.4081420898438" calcext:value-type="float">
            <text:p>-62,4081420898438</text:p>
          </table:table-cell>
          <table:table-cell office:value-type="float" office:value="-62.3745536804199" calcext:value-type="float">
            <text:p>-62,3745536804199</text:p>
          </table:table-cell>
          <table:table-cell office:value-type="float" office:value="-62.3840942382813" calcext:value-type="float">
            <text:p>-62,3840942382813</text:p>
          </table:table-cell>
          <table:table-cell office:value-type="float" office:value="-62.3912467956543" calcext:value-type="float">
            <text:p>-62,3912467956543</text:p>
          </table:table-cell>
          <table:table-cell office:value-type="float" office:value="-62.3961334228516" calcext:value-type="float">
            <text:p>-62,3961334228516</text:p>
          </table:table-cell>
          <table:table-cell office:value-type="float" office:value="-62.3842620849609" calcext:value-type="float">
            <text:p>-62,3842620849609</text:p>
          </table:table-cell>
          <table:table-cell office:value-type="float" office:value="-62.3882179260254" calcext:value-type="float">
            <text:p>-62,3882179260254</text:p>
          </table:table-cell>
          <table:table-cell office:value-type="float" office:value="-62.3830451965332" calcext:value-type="float">
            <text:p>-62,3830451965332</text:p>
          </table:table-cell>
          <table:table-cell office:value-type="float" office:value="-62.3792991638184" calcext:value-type="float">
            <text:p>-62,3792991638184</text:p>
          </table:table-cell>
          <table:table-cell office:value-type="float" office:value="-62.3913726806641" calcext:value-type="float">
            <text:p>-62,3913726806641</text:p>
          </table:table-cell>
          <table:table-cell office:value-type="float" office:value="-62.3924674987793" calcext:value-type="float">
            <text:p>-62,3924674987793</text:p>
          </table:table-cell>
          <table:table-cell office:value-type="float" office:value="-62.3984451293945" calcext:value-type="float">
            <text:p>-62,3984451293945</text:p>
          </table:table-cell>
          <table:table-cell office:value-type="float" office:value="-62.3782501220703" calcext:value-type="float">
            <text:p>-62,3782501220703</text:p>
          </table:table-cell>
          <table:table-cell office:value-type="float" office:value="-62.3835906982422" calcext:value-type="float">
            <text:p>-62,3835906982422</text:p>
          </table:table-cell>
          <table:table-cell office:value-type="float" office:value="-62.3374977111816" calcext:value-type="float">
            <text:p>-62,3374977111816</text:p>
          </table:table-cell>
          <table:table-cell office:value-type="float" office:value="-62.3585205078125" calcext:value-type="float">
            <text:p>-62,3585205078125</text:p>
          </table:table-cell>
          <table:table-cell office:value-type="float" office:value="-62.3482933044434" calcext:value-type="float">
            <text:p>-62,3482933044434</text:p>
          </table:table-cell>
          <table:table-cell office:value-type="float" office:value="-62.3364067077637" calcext:value-type="float">
            <text:p>-62,3364067077637</text:p>
          </table:table-cell>
          <table:table-cell office:value-type="float" office:value="-62.3312225341797" calcext:value-type="float">
            <text:p>-62,3312225341797</text:p>
          </table:table-cell>
          <table:table-cell office:value-type="float" office:value="-62.3591499328613" calcext:value-type="float">
            <text:p>-62,3591499328613</text:p>
          </table:table-cell>
          <table:table-cell office:value-type="float" office:value="-62.3422622680664" calcext:value-type="float">
            <text:p>-62,3422622680664</text:p>
          </table:table-cell>
          <table:table-cell office:value-type="float" office:value="-62.3463287353516" calcext:value-type="float">
            <text:p>-62,3463287353516</text:p>
          </table:table-cell>
          <table:table-cell office:value-type="float" office:value="-62.3502616882324" calcext:value-type="float">
            <text:p>-62,3502616882324</text:p>
          </table:table-cell>
          <table:table-cell office:value-type="float" office:value="-62.3295478820801" calcext:value-type="float">
            <text:p>-62,3295478820801</text:p>
          </table:table-cell>
          <table:table-cell office:value-type="float" office:value="-62.3230743408203" calcext:value-type="float">
            <text:p>-62,3230743408203</text:p>
          </table:table-cell>
          <table:table-cell office:value-type="float" office:value="-62.3425979614258" calcext:value-type="float">
            <text:p>-62,3425979614258</text:p>
          </table:table-cell>
          <table:table-cell office:value-type="float" office:value="-62.344482421875" calcext:value-type="float">
            <text:p>-62,344482421875</text:p>
          </table:table-cell>
          <table:table-cell office:value-type="float" office:value="-62.3687133789063" calcext:value-type="float">
            <text:p>-62,3687133789063</text:p>
          </table:table-cell>
          <table:table-cell office:value-type="float" office:value="-62.3401298522949" calcext:value-type="float">
            <text:p>-62,3401298522949</text:p>
          </table:table-cell>
          <table:table-cell office:value-type="float" office:value="-62.326789855957" calcext:value-type="float">
            <text:p>-62,326789855957</text:p>
          </table:table-cell>
          <table:table-cell office:value-type="float" office:value="-62.3396720886231" calcext:value-type="float">
            <text:p>-62,3396720886231</text:p>
          </table:table-cell>
          <table:table-cell office:value-type="float" office:value="-62.3490905761719" calcext:value-type="float">
            <text:p>-62,3490905761719</text:p>
          </table:table-cell>
          <table:table-cell office:value-type="float" office:value="-62.355712890625" calcext:value-type="float">
            <text:p>-62,355712890625</text:p>
          </table:table-cell>
          <table:table-cell office:value-type="float" office:value="-62.3337326049805" calcext:value-type="float">
            <text:p>-62,3337326049805</text:p>
          </table:table-cell>
          <table:table-cell office:value-type="float" office:value="-62.3595695495606" calcext:value-type="float">
            <text:p>-62,3595695495606</text:p>
          </table:table-cell>
          <table:table-cell office:value-type="float" office:value="-62.3341903686523" calcext:value-type="float">
            <text:p>-62,3341903686523</text:p>
          </table:table-cell>
          <table:table-cell office:value-type="float" office:value="-62.3050498962402" calcext:value-type="float">
            <text:p>-62,3050498962402</text:p>
          </table:table-cell>
          <table:table-cell office:value-type="float" office:value="-62.3375778198242" calcext:value-type="float">
            <text:p>-62,3375778198242</text:p>
          </table:table-cell>
          <table:table-cell office:value-type="float" office:value="-62.3675422668457" calcext:value-type="float">
            <text:p>-62,3675422668457</text:p>
          </table:table-cell>
          <table:table-cell office:value-type="float" office:value="-62.3342323303223" calcext:value-type="float">
            <text:p>-62,3342323303223</text:p>
          </table:table-cell>
          <table:table-cell office:value-type="float" office:value="-62.3363647460938" calcext:value-type="float">
            <text:p>-62,3363647460938</text:p>
          </table:table-cell>
          <table:table-cell office:value-type="float" office:value="-62.3491325378418" calcext:value-type="float">
            <text:p>-62,3491325378418</text:p>
          </table:table-cell>
          <table:table-cell office:value-type="float" office:value="-62.3258743286133" calcext:value-type="float">
            <text:p>-62,3258743286133</text:p>
          </table:table-cell>
          <table:table-cell office:value-type="float" office:value="-62.3348999023438" calcext:value-type="float">
            <text:p>-62,3348999023438</text:p>
          </table:table-cell>
          <table:table-cell office:value-type="float" office:value="-62.3563842773438" calcext:value-type="float">
            <text:p>-62,3563842773438</text:p>
          </table:table-cell>
          <table:table-cell office:value-type="float" office:value="-62.3539924621582" calcext:value-type="float">
            <text:p>-62,3539924621582</text:p>
          </table:table-cell>
          <table:table-cell office:value-type="float" office:value="-62.3672485351563" calcext:value-type="float">
            <text:p>-62,3672485351563</text:p>
          </table:table-cell>
        </table:table-row>
        <table:table-row table:style-name="ro1">
          <table:table-cell office:value-type="float" office:value="-62.2616539001465" calcext:value-type="float">
            <text:p>-62,2616539001465</text:p>
          </table:table-cell>
          <table:table-cell office:value-type="float" office:value="-62.253776550293" calcext:value-type="float">
            <text:p>-62,253776550293</text:p>
          </table:table-cell>
          <table:table-cell office:value-type="float" office:value="-62.2415199279785" calcext:value-type="float">
            <text:p>-62,2415199279785</text:p>
          </table:table-cell>
          <table:table-cell office:value-type="float" office:value="-62.2558937072754" calcext:value-type="float">
            <text:p>-62,2558937072754</text:p>
          </table:table-cell>
          <table:table-cell office:value-type="float" office:value="-62.2574234008789" calcext:value-type="float">
            <text:p>-62,2574234008789</text:p>
          </table:table-cell>
          <table:table-cell office:value-type="float" office:value="-62.2414779663086" calcext:value-type="float">
            <text:p>-62,2414779663086</text:p>
          </table:table-cell>
          <table:table-cell office:value-type="float" office:value="-62.2600326538086" calcext:value-type="float">
            <text:p>-62,2600326538086</text:p>
          </table:table-cell>
          <table:table-cell office:value-type="float" office:value="-62.2845726013184" calcext:value-type="float">
            <text:p>-62,2845726013184</text:p>
          </table:table-cell>
          <table:table-cell office:value-type="float" office:value="-62.2674598693848" calcext:value-type="float">
            <text:p>-62,2674598693848</text:p>
          </table:table-cell>
          <table:table-cell office:value-type="float" office:value="-62.2560958862305" calcext:value-type="float">
            <text:p>-62,2560958862305</text:p>
          </table:table-cell>
          <table:table-cell office:value-type="float" office:value="-62.2554359436035" calcext:value-type="float">
            <text:p>-62,2554359436035</text:p>
          </table:table-cell>
          <table:table-cell office:value-type="float" office:value="-62.2468605041504" calcext:value-type="float">
            <text:p>-62,2468605041504</text:p>
          </table:table-cell>
          <table:table-cell office:value-type="float" office:value="-62.2604904174805" calcext:value-type="float">
            <text:p>-62,2604904174805</text:p>
          </table:table-cell>
          <table:table-cell office:value-type="float" office:value="-62.2603645324707" calcext:value-type="float">
            <text:p>-62,2603645324707</text:p>
          </table:table-cell>
          <table:table-cell office:value-type="float" office:value="-62.2734794616699" calcext:value-type="float">
            <text:p>-62,2734794616699</text:p>
          </table:table-cell>
          <table:table-cell office:value-type="float" office:value="-62.2812881469727" calcext:value-type="float">
            <text:p>-62,2812881469727</text:p>
          </table:table-cell>
          <table:table-cell office:value-type="float" office:value="-62.2648468017578" calcext:value-type="float">
            <text:p>-62,2648468017578</text:p>
          </table:table-cell>
          <table:table-cell office:value-type="float" office:value="-62.2463607788086" calcext:value-type="float">
            <text:p>-62,2463607788086</text:p>
          </table:table-cell>
          <table:table-cell office:value-type="float" office:value="-62.2635154724121" calcext:value-type="float">
            <text:p>-62,2635154724121</text:p>
          </table:table-cell>
          <table:table-cell office:value-type="float" office:value="-62.2468986511231" calcext:value-type="float">
            <text:p>-62,2468986511231</text:p>
          </table:table-cell>
          <table:table-cell office:value-type="float" office:value="-62.2499656677246" calcext:value-type="float">
            <text:p>-62,2499656677246</text:p>
          </table:table-cell>
          <table:table-cell office:value-type="float" office:value="-62.2511672973633" calcext:value-type="float">
            <text:p>-62,2511672973633</text:p>
          </table:table-cell>
          <table:table-cell office:value-type="float" office:value="-62.2597846984863" calcext:value-type="float">
            <text:p>-62,2597846984863</text:p>
          </table:table-cell>
          <table:table-cell office:value-type="float" office:value="-62.2687454223633" calcext:value-type="float">
            <text:p>-62,2687454223633</text:p>
          </table:table-cell>
          <table:table-cell office:value-type="float" office:value="-62.2390785217285" calcext:value-type="float">
            <text:p>-62,2390785217285</text:p>
          </table:table-cell>
          <table:table-cell office:value-type="float" office:value="-62.2626876831055" calcext:value-type="float">
            <text:p>-62,2626876831055</text:p>
          </table:table-cell>
          <table:table-cell office:value-type="float" office:value="-62.2411460876465" calcext:value-type="float">
            <text:p>-62,2411460876465</text:p>
          </table:table-cell>
          <table:table-cell office:value-type="float" office:value="-62.2478523254395" calcext:value-type="float">
            <text:p>-62,2478523254395</text:p>
          </table:table-cell>
          <table:table-cell office:value-type="float" office:value="-62.2591209411621" calcext:value-type="float">
            <text:p>-62,2591209411621</text:p>
          </table:table-cell>
          <table:table-cell office:value-type="float" office:value="-62.2612380981445" calcext:value-type="float">
            <text:p>-62,2612380981445</text:p>
          </table:table-cell>
          <table:table-cell office:value-type="float" office:value="-62.2636413574219" calcext:value-type="float">
            <text:p>-62,2636413574219</text:p>
          </table:table-cell>
          <table:table-cell office:value-type="float" office:value="-62.2550163269043" calcext:value-type="float">
            <text:p>-62,2550163269043</text:p>
          </table:table-cell>
          <table:table-cell office:value-type="float" office:value="-62.2529487609863" calcext:value-type="float">
            <text:p>-62,2529487609863</text:p>
          </table:table-cell>
          <table:table-cell office:value-type="float" office:value="-62.2552261352539" calcext:value-type="float">
            <text:p>-62,2552261352539</text:p>
          </table:table-cell>
          <table:table-cell office:value-type="float" office:value="-62.2399101257324" calcext:value-type="float">
            <text:p>-62,2399101257324</text:p>
          </table:table-cell>
          <table:table-cell office:value-type="float" office:value="-62.2449150085449" calcext:value-type="float">
            <text:p>-62,2449150085449</text:p>
          </table:table-cell>
          <table:table-cell office:value-type="float" office:value="-62.2423477172852" calcext:value-type="float">
            <text:p>-62,2423477172852</text:p>
          </table:table-cell>
          <table:table-cell office:value-type="float" office:value="-62.2597427368164" calcext:value-type="float">
            <text:p>-62,2597427368164</text:p>
          </table:table-cell>
          <table:table-cell office:value-type="float" office:value="-62.2441711425781" calcext:value-type="float">
            <text:p>-62,2441711425781</text:p>
          </table:table-cell>
          <table:table-cell office:value-type="float" office:value="-62.2357292175293" calcext:value-type="float">
            <text:p>-62,2357292175293</text:p>
          </table:table-cell>
          <table:table-cell office:value-type="float" office:value="-62.2506294250488" calcext:value-type="float">
            <text:p>-62,2506294250488</text:p>
          </table:table-cell>
          <table:table-cell office:value-type="float" office:value="-62.2444190979004" calcext:value-type="float">
            <text:p>-62,2444190979004</text:p>
          </table:table-cell>
          <table:table-cell office:value-type="float" office:value="-62.2497978210449" calcext:value-type="float">
            <text:p>-62,2497978210449</text:p>
          </table:table-cell>
          <table:table-cell office:value-type="float" office:value="-62.250919342041" calcext:value-type="float">
            <text:p>-62,250919342041</text:p>
          </table:table-cell>
          <table:table-cell office:value-type="float" office:value="-62.2481422424316" calcext:value-type="float">
            <text:p>-62,2481422424316</text:p>
          </table:table-cell>
          <table:table-cell office:value-type="float" office:value="-62.2591209411621" calcext:value-type="float">
            <text:p>-62,2591209411621</text:p>
          </table:table-cell>
          <table:table-cell office:value-type="float" office:value="-62.2397422790527" calcext:value-type="float">
            <text:p>-62,2397422790527</text:p>
          </table:table-cell>
          <table:table-cell office:value-type="float" office:value="-62.2418518066406" calcext:value-type="float">
            <text:p>-62,2418518066406</text:p>
          </table:table-cell>
          <table:table-cell office:value-type="float" office:value="-62.2550582885742" calcext:value-type="float">
            <text:p>-62,2550582885742</text:p>
          </table:table-cell>
          <table:table-cell office:value-type="float" office:value="-62.2594108581543" calcext:value-type="float">
            <text:p>-62,2594108581543</text:p>
          </table:table-cell>
          <table:table-cell office:value-type="float" office:value="-62.245288848877" calcext:value-type="float">
            <text:p>-62,245288848877</text:p>
          </table:table-cell>
          <table:table-cell office:value-type="float" office:value="-62.2398262023926" calcext:value-type="float">
            <text:p>-62,2398262023926</text:p>
          </table:table-cell>
          <table:table-cell office:value-type="float" office:value="-62.2442131042481" calcext:value-type="float">
            <text:p>-62,2442131042481</text:p>
          </table:table-cell>
          <table:table-cell office:value-type="float" office:value="-62.2456207275391" calcext:value-type="float">
            <text:p>-62,2456207275391</text:p>
          </table:table-cell>
          <table:table-cell office:value-type="float" office:value="-62.2594947814941" calcext:value-type="float">
            <text:p>-62,2594947814941</text:p>
          </table:table-cell>
          <table:table-cell office:value-type="float" office:value="-62.2302742004395" calcext:value-type="float">
            <text:p>-62,2302742004395</text:p>
          </table:table-cell>
          <table:table-cell office:value-type="float" office:value="-62.2281265258789" calcext:value-type="float">
            <text:p>-62,2281265258789</text:p>
          </table:table-cell>
          <table:table-cell office:value-type="float" office:value="-62.2517051696777" calcext:value-type="float">
            <text:p>-62,2517051696777</text:p>
          </table:table-cell>
          <table:table-cell office:value-type="float" office:value="-62.2409019470215" calcext:value-type="float">
            <text:p>-62,2409019470215</text:p>
          </table:table-cell>
          <table:table-cell office:value-type="float" office:value="-62.2429695129395" calcext:value-type="float">
            <text:p>-62,2429695129395</text:p>
          </table:table-cell>
          <table:table-cell office:value-type="float" office:value="-62.2663803100586" calcext:value-type="float">
            <text:p>-62,2663803100586</text:p>
          </table:table-cell>
          <table:table-cell office:value-type="float" office:value="-62.2353630065918" calcext:value-type="float">
            <text:p>-62,2353630065918</text:p>
          </table:table-cell>
          <table:table-cell office:value-type="float" office:value="-62.2294082641602" calcext:value-type="float">
            <text:p>-62,2294082641602</text:p>
          </table:table-cell>
          <table:table-cell office:value-type="float" office:value="-62.2483100891113" calcext:value-type="float">
            <text:p>-62,2483100891113</text:p>
          </table:table-cell>
          <table:table-cell office:value-type="float" office:value="-62.2399520874023" calcext:value-type="float">
            <text:p>-62,2399520874023</text:p>
          </table:table-cell>
          <table:table-cell office:value-type="float" office:value="-62.2150840759277" calcext:value-type="float">
            <text:p>-62,2150840759277</text:p>
          </table:table-cell>
          <table:table-cell office:value-type="float" office:value="-62.2302742004395" calcext:value-type="float">
            <text:p>-62,2302742004395</text:p>
          </table:table-cell>
          <table:table-cell office:value-type="float" office:value="-62.2466926574707" calcext:value-type="float">
            <text:p>-62,2466926574707</text:p>
          </table:table-cell>
          <table:table-cell office:value-type="float" office:value="-62.2259788513184" calcext:value-type="float">
            <text:p>-62,2259788513184</text:p>
          </table:table-cell>
          <table:table-cell office:value-type="float" office:value="-62.2264785766602" calcext:value-type="float">
            <text:p>-62,2264785766602</text:p>
          </table:table-cell>
          <table:table-cell office:value-type="float" office:value="-62.2344932556152" calcext:value-type="float">
            <text:p>-62,2344932556152</text:p>
          </table:table-cell>
          <table:table-cell office:value-type="float" office:value="-62.2483100891113" calcext:value-type="float">
            <text:p>-62,2483100891113</text:p>
          </table:table-cell>
          <table:table-cell office:value-type="float" office:value="-62.2563056945801" calcext:value-type="float">
            <text:p>-62,2563056945801</text:p>
          </table:table-cell>
          <table:table-cell office:value-type="float" office:value="-62.2194976806641" calcext:value-type="float">
            <text:p>-62,2194976806641</text:p>
          </table:table-cell>
          <table:table-cell office:value-type="float" office:value="-62.2454528808594" calcext:value-type="float">
            <text:p>-62,2454528808594</text:p>
          </table:table-cell>
          <table:table-cell office:value-type="float" office:value="-62.2467765808106" calcext:value-type="float">
            <text:p>-62,2467765808106</text:p>
          </table:table-cell>
          <table:table-cell office:value-type="float" office:value="-62.2273826599121" calcext:value-type="float">
            <text:p>-62,2273826599121</text:p>
          </table:table-cell>
          <table:table-cell office:value-type="float" office:value="-62.2404899597168" calcext:value-type="float">
            <text:p>-62,2404899597168</text:p>
          </table:table-cell>
          <table:table-cell office:value-type="float" office:value="-62.2410278320313" calcext:value-type="float">
            <text:p>-62,2410278320313</text:p>
          </table:table-cell>
          <table:table-cell office:value-type="float" office:value="-62.2555160522461" calcext:value-type="float">
            <text:p>-62,2555160522461</text:p>
          </table:table-cell>
          <table:table-cell office:value-type="float" office:value="-62.2582511901856" calcext:value-type="float">
            <text:p>-62,2582511901856</text:p>
          </table:table-cell>
          <table:table-cell office:value-type="float" office:value="-62.2392463684082" calcext:value-type="float">
            <text:p>-62,2392463684082</text:p>
          </table:table-cell>
          <table:table-cell office:value-type="float" office:value="-62.2459106445313" calcext:value-type="float">
            <text:p>-62,2459106445313</text:p>
          </table:table-cell>
          <table:table-cell office:value-type="float" office:value="-62.232795715332" calcext:value-type="float">
            <text:p>-62,232795715332</text:p>
          </table:table-cell>
          <table:table-cell office:value-type="float" office:value="-62.2519950866699" calcext:value-type="float">
            <text:p>-62,2519950866699</text:p>
          </table:table-cell>
          <table:table-cell office:value-type="float" office:value="-62.2443771362305" calcext:value-type="float">
            <text:p>-62,2443771362305</text:p>
          </table:table-cell>
          <table:table-cell office:value-type="float" office:value="-62.2415618896484" calcext:value-type="float">
            <text:p>-62,2415618896484</text:p>
          </table:table-cell>
          <table:table-cell office:value-type="float" office:value="-62.2364768981934" calcext:value-type="float">
            <text:p>-62,2364768981934</text:p>
          </table:table-cell>
          <table:table-cell office:value-type="float" office:value="-62.210506439209" calcext:value-type="float">
            <text:p>-62,210506439209</text:p>
          </table:table-cell>
          <table:table-cell office:value-type="float" office:value="-62.2455368041992" calcext:value-type="float">
            <text:p>-62,2455368041992</text:p>
          </table:table-cell>
          <table:table-cell office:value-type="float" office:value="-62.2380485534668" calcext:value-type="float">
            <text:p>-62,2380485534668</text:p>
          </table:table-cell>
          <table:table-cell office:value-type="float" office:value="-62.231143951416" calcext:value-type="float">
            <text:p>-62,231143951416</text:p>
          </table:table-cell>
          <table:table-cell office:value-type="float" office:value="-62.2401580810547" calcext:value-type="float">
            <text:p>-62,2401580810547</text:p>
          </table:table-cell>
          <table:table-cell office:value-type="float" office:value="-62.2387886047363" calcext:value-type="float">
            <text:p>-62,2387886047363</text:p>
          </table:table-cell>
          <table:table-cell office:value-type="float" office:value="-62.2214775085449" calcext:value-type="float">
            <text:p>-62,2214775085449</text:p>
          </table:table-cell>
          <table:table-cell office:value-type="float" office:value="-62.2342414855957" calcext:value-type="float">
            <text:p>-62,2342414855957</text:p>
          </table:table-cell>
          <table:table-cell office:value-type="float" office:value="-62.2333717346191" calcext:value-type="float">
            <text:p>-62,2333717346191</text:p>
          </table:table-cell>
          <table:table-cell office:value-type="float" office:value="-62.2248229980469" calcext:value-type="float">
            <text:p>-62,2248229980469</text:p>
          </table:table-cell>
          <table:table-cell office:value-type="float" office:value="-62.2399520874023" calcext:value-type="float">
            <text:p>-62,2399520874023</text:p>
          </table:table-cell>
          <table:table-cell office:value-type="float" office:value="-62.2346153259277" calcext:value-type="float">
            <text:p>-62,2346153259277</text:p>
          </table:table-cell>
          <table:table-cell office:value-type="float" office:value="-62.2640953063965" calcext:value-type="float">
            <text:p>-62,2640953063965</text:p>
          </table:table-cell>
          <table:table-cell office:value-type="float" office:value="-62.2373046875" calcext:value-type="float">
            <text:p>-62,2373046875</text:p>
          </table:table-cell>
          <table:table-cell office:value-type="float" office:value="-62.2341194152832" calcext:value-type="float">
            <text:p>-62,2341194152832</text:p>
          </table:table-cell>
          <table:table-cell office:value-type="float" office:value="-62.2239532470703" calcext:value-type="float">
            <text:p>-62,2239532470703</text:p>
          </table:table-cell>
          <table:table-cell office:value-type="float" office:value="-62.2236671447754" calcext:value-type="float">
            <text:p>-62,2236671447754</text:p>
          </table:table-cell>
          <table:table-cell office:value-type="float" office:value="-62.2425155639648" calcext:value-type="float">
            <text:p>-62,2425155639648</text:p>
          </table:table-cell>
          <table:table-cell office:value-type="float" office:value="-62.2296180725098" calcext:value-type="float">
            <text:p>-62,2296180725098</text:p>
          </table:table-cell>
          <table:table-cell office:value-type="float" office:value="-62.2380065917969" calcext:value-type="float">
            <text:p>-62,2380065917969</text:p>
          </table:table-cell>
          <table:table-cell office:value-type="float" office:value="-62.2377166748047" calcext:value-type="float">
            <text:p>-62,2377166748047</text:p>
          </table:table-cell>
          <table:table-cell office:value-type="float" office:value="-62.2457046508789" calcext:value-type="float">
            <text:p>-62,2457046508789</text:p>
          </table:table-cell>
          <table:table-cell office:value-type="float" office:value="-62.2398681640625" calcext:value-type="float">
            <text:p>-62,2398681640625</text:p>
          </table:table-cell>
          <table:table-cell office:value-type="float" office:value="-62.2384986877441" calcext:value-type="float">
            <text:p>-62,2384986877441</text:p>
          </table:table-cell>
          <table:table-cell office:value-type="float" office:value="-62.2122802734375" calcext:value-type="float">
            <text:p>-62,2122802734375</text:p>
          </table:table-cell>
          <table:table-cell office:value-type="float" office:value="-62.2241630554199" calcext:value-type="float">
            <text:p>-62,2241630554199</text:p>
          </table:table-cell>
          <table:table-cell office:value-type="float" office:value="-62.2182998657227" calcext:value-type="float">
            <text:p>-62,2182998657227</text:p>
          </table:table-cell>
          <table:table-cell office:value-type="float" office:value="-62.2179298400879" calcext:value-type="float">
            <text:p>-62,2179298400879</text:p>
          </table:table-cell>
          <table:table-cell office:value-type="float" office:value="-62.2334175109863" calcext:value-type="float">
            <text:p>-62,2334175109863</text:p>
          </table:table-cell>
          <table:table-cell office:value-type="float" office:value="-62.2186317443848" calcext:value-type="float">
            <text:p>-62,2186317443848</text:p>
          </table:table-cell>
          <table:table-cell office:value-type="float" office:value="-62.2415199279785" calcext:value-type="float">
            <text:p>-62,2415199279785</text:p>
          </table:table-cell>
          <table:table-cell office:value-type="float" office:value="-62.2080345153809" calcext:value-type="float">
            <text:p>-62,2080345153809</text:p>
          </table:table-cell>
          <table:table-cell office:value-type="float" office:value="-62.2315979003906" calcext:value-type="float">
            <text:p>-62,2315979003906</text:p>
          </table:table-cell>
          <table:table-cell office:value-type="float" office:value="-62.2320518493652" calcext:value-type="float">
            <text:p>-62,2320518493652</text:p>
          </table:table-cell>
          <table:table-cell office:value-type="float" office:value="-62.2275085449219" calcext:value-type="float">
            <text:p>-62,2275085449219</text:p>
          </table:table-cell>
          <table:table-cell office:value-type="float" office:value="-62.2360191345215" calcext:value-type="float">
            <text:p>-62,2360191345215</text:p>
          </table:table-cell>
          <table:table-cell office:value-type="float" office:value="-62.240779876709" calcext:value-type="float">
            <text:p>-62,240779876709</text:p>
          </table:table-cell>
          <table:table-cell office:value-type="float" office:value="-62.2275085449219" calcext:value-type="float">
            <text:p>-62,2275085449219</text:p>
          </table:table-cell>
          <table:table-cell office:value-type="float" office:value="-62.2277984619141" calcext:value-type="float">
            <text:p>-62,2277984619141</text:p>
          </table:table-cell>
          <table:table-cell office:value-type="float" office:value="-62.2238731384277" calcext:value-type="float">
            <text:p>-62,2238731384277</text:p>
          </table:table-cell>
          <table:table-cell office:value-type="float" office:value="-62.2185897827148" calcext:value-type="float">
            <text:p>-62,2185897827148</text:p>
          </table:table-cell>
          <table:table-cell office:value-type="float" office:value="-62.2490959167481" calcext:value-type="float">
            <text:p>-62,2490959167481</text:p>
          </table:table-cell>
          <table:table-cell office:value-type="float" office:value="-62.2176856994629" calcext:value-type="float">
            <text:p>-62,2176856994629</text:p>
          </table:table-cell>
          <table:table-cell office:value-type="float" office:value="-62.2173957824707" calcext:value-type="float">
            <text:p>-62,2173957824707</text:p>
          </table:table-cell>
          <table:table-cell office:value-type="float" office:value="-62.232795715332" calcext:value-type="float">
            <text:p>-62,232795715332</text:p>
          </table:table-cell>
          <table:table-cell office:value-type="float" office:value="-62.2018547058106" calcext:value-type="float">
            <text:p>-62,2018547058106</text:p>
          </table:table-cell>
          <table:table-cell office:value-type="float" office:value="-62.2187576293945" calcext:value-type="float">
            <text:p>-62,2187576293945</text:p>
          </table:table-cell>
          <table:table-cell office:value-type="float" office:value="-62.2256889343262" calcext:value-type="float">
            <text:p>-62,2256889343262</text:p>
          </table:table-cell>
          <table:table-cell office:value-type="float" office:value="-62.242431640625" calcext:value-type="float">
            <text:p>-62,242431640625</text:p>
          </table:table-cell>
          <table:table-cell office:value-type="float" office:value="-62.2401580810547" calcext:value-type="float">
            <text:p>-62,2401580810547</text:p>
          </table:table-cell>
          <table:table-cell office:value-type="float" office:value="-62.2370567321777" calcext:value-type="float">
            <text:p>-62,2370567321777</text:p>
          </table:table-cell>
          <table:table-cell office:value-type="float" office:value="-62.2336196899414" calcext:value-type="float">
            <text:p>-62,2336196899414</text:p>
          </table:table-cell>
          <table:table-cell office:value-type="float" office:value="-62.2542304992676" calcext:value-type="float">
            <text:p>-62,2542304992676</text:p>
          </table:table-cell>
          <table:table-cell office:value-type="float" office:value="-62.2325477600098" calcext:value-type="float">
            <text:p>-62,2325477600098</text:p>
          </table:table-cell>
          <table:table-cell office:value-type="float" office:value="-62.2340774536133" calcext:value-type="float">
            <text:p>-62,2340774536133</text:p>
          </table:table-cell>
          <table:table-cell office:value-type="float" office:value="-62.2306900024414" calcext:value-type="float">
            <text:p>-62,2306900024414</text:p>
          </table:table-cell>
          <table:table-cell office:value-type="float" office:value="-62.2234611511231" calcext:value-type="float">
            <text:p>-62,2234611511231</text:p>
          </table:table-cell>
          <table:table-cell office:value-type="float" office:value="-62.227840423584" calcext:value-type="float">
            <text:p>-62,227840423584</text:p>
          </table:table-cell>
          <table:table-cell office:value-type="float" office:value="-62.2277145385742" calcext:value-type="float">
            <text:p>-62,2277145385742</text:p>
          </table:table-cell>
          <table:table-cell office:value-type="float" office:value="-62.2365570068359" calcext:value-type="float">
            <text:p>-62,2365570068359</text:p>
          </table:table-cell>
          <table:table-cell office:value-type="float" office:value="-62.2167739868164" calcext:value-type="float">
            <text:p>-62,2167739868164</text:p>
          </table:table-cell>
          <table:table-cell office:value-type="float" office:value="-62.2129364013672" calcext:value-type="float">
            <text:p>-62,2129364013672</text:p>
          </table:table-cell>
          <table:table-cell office:value-type="float" office:value="-62.213436126709" calcext:value-type="float">
            <text:p>-62,213436126709</text:p>
          </table:table-cell>
          <table:table-cell office:value-type="float" office:value="-62.2179718017578" calcext:value-type="float">
            <text:p>-62,2179718017578</text:p>
          </table:table-cell>
          <table:table-cell office:value-type="float" office:value="-62.2289962768555" calcext:value-type="float">
            <text:p>-62,2289962768555</text:p>
          </table:table-cell>
          <table:table-cell office:value-type="float" office:value="-62.2351112365723" calcext:value-type="float">
            <text:p>-62,2351112365723</text:p>
          </table:table-cell>
          <table:table-cell office:value-type="float" office:value="-62.212818145752" calcext:value-type="float">
            <text:p>-62,212818145752</text:p>
          </table:table-cell>
          <table:table-cell office:value-type="float" office:value="-62.2256469726563" calcext:value-type="float">
            <text:p>-62,2256469726563</text:p>
          </table:table-cell>
          <table:table-cell office:value-type="float" office:value="-62.2147979736328" calcext:value-type="float">
            <text:p>-62,2147979736328</text:p>
          </table:table-cell>
          <table:table-cell office:value-type="float" office:value="-62.22119140625" calcext:value-type="float">
            <text:p>-62,22119140625</text:p>
          </table:table-cell>
          <table:table-cell office:value-type="float" office:value="-62.2215194702148" calcext:value-type="float">
            <text:p>-62,2215194702148</text:p>
          </table:table-cell>
          <table:table-cell office:value-type="float" office:value="-62.2204895019531" calcext:value-type="float">
            <text:p>-62,2204895019531</text:p>
          </table:table-cell>
          <table:table-cell office:value-type="float" office:value="-62.2201995849609" calcext:value-type="float">
            <text:p>-62,2201995849609</text:p>
          </table:table-cell>
          <table:table-cell office:value-type="float" office:value="-62.2307739257813" calcext:value-type="float">
            <text:p>-62,2307739257813</text:p>
          </table:table-cell>
          <table:table-cell office:value-type="float" office:value="-62.2296943664551" calcext:value-type="float">
            <text:p>-62,2296943664551</text:p>
          </table:table-cell>
          <table:table-cell office:value-type="float" office:value="-62.2222633361816" calcext:value-type="float">
            <text:p>-62,2222633361816</text:p>
          </table:table-cell>
          <table:table-cell office:value-type="float" office:value="-62.2135581970215" calcext:value-type="float">
            <text:p>-62,2135581970215</text:p>
          </table:table-cell>
          <table:table-cell office:value-type="float" office:value="-62.2106704711914" calcext:value-type="float">
            <text:p>-62,2106704711914</text:p>
          </table:table-cell>
          <table:table-cell office:value-type="float" office:value="-62.2323417663574" calcext:value-type="float">
            <text:p>-62,2323417663574</text:p>
          </table:table-cell>
          <table:table-cell office:value-type="float" office:value="-62.2095184326172" calcext:value-type="float">
            <text:p>-62,2095184326172</text:p>
          </table:table-cell>
          <table:table-cell office:value-type="float" office:value="-62.2034606933594" calcext:value-type="float">
            <text:p>-62,2034606933594</text:p>
          </table:table-cell>
          <table:table-cell office:value-type="float" office:value="-62.2103004455566" calcext:value-type="float">
            <text:p>-62,2103004455566</text:p>
          </table:table-cell>
          <table:table-cell office:value-type="float" office:value="-62.2246170043945" calcext:value-type="float">
            <text:p>-62,2246170043945</text:p>
          </table:table-cell>
          <table:table-cell office:value-type="float" office:value="-62.2202796936035" calcext:value-type="float">
            <text:p>-62,2202796936035</text:p>
          </table:table-cell>
          <table:table-cell office:value-type="float" office:value="-62.2165298461914" calcext:value-type="float">
            <text:p>-62,2165298461914</text:p>
          </table:table-cell>
          <table:table-cell office:value-type="float" office:value="-62.2050666809082" calcext:value-type="float">
            <text:p>-62,2050666809082</text:p>
          </table:table-cell>
          <table:table-cell office:value-type="float" office:value="-62.2168617248535" calcext:value-type="float">
            <text:p>-62,2168617248535</text:p>
          </table:table-cell>
          <table:table-cell office:value-type="float" office:value="-62.2441291809082" calcext:value-type="float">
            <text:p>-62,2441291809082</text:p>
          </table:table-cell>
          <table:table-cell office:value-type="float" office:value="-62.2143821716309" calcext:value-type="float">
            <text:p>-62,2143821716309</text:p>
          </table:table-cell>
          <table:table-cell office:value-type="float" office:value="-62.2117042541504" calcext:value-type="float">
            <text:p>-62,2117042541504</text:p>
          </table:table-cell>
          <table:table-cell office:value-type="float" office:value="-62.2124443054199" calcext:value-type="float">
            <text:p>-62,2124443054199</text:p>
          </table:table-cell>
          <table:table-cell office:value-type="float" office:value="-62.2240371704102" calcext:value-type="float">
            <text:p>-62,2240371704102</text:p>
          </table:table-cell>
          <table:table-cell office:value-type="float" office:value="-62.213020324707" calcext:value-type="float">
            <text:p>-62,213020324707</text:p>
          </table:table-cell>
          <table:table-cell office:value-type="float" office:value="-62.215705871582" calcext:value-type="float">
            <text:p>-62,215705871582</text:p>
          </table:table-cell>
          <table:table-cell office:value-type="float" office:value="-62.2162818908691" calcext:value-type="float">
            <text:p>-62,2162818908691</text:p>
          </table:table-cell>
          <table:table-cell office:value-type="float" office:value="-62.2168960571289" calcext:value-type="float">
            <text:p>-62,2168960571289</text:p>
          </table:table-cell>
          <table:table-cell office:value-type="float" office:value="-62.2221412658691" calcext:value-type="float">
            <text:p>-62,2221412658691</text:p>
          </table:table-cell>
          <table:table-cell office:value-type="float" office:value="-62.2299423217773" calcext:value-type="float">
            <text:p>-62,2299423217773</text:p>
          </table:table-cell>
          <table:table-cell office:value-type="float" office:value="-62.2262687683106" calcext:value-type="float">
            <text:p>-62,2262687683106</text:p>
          </table:table-cell>
          <table:table-cell office:value-type="float" office:value="-62.2307319641113" calcext:value-type="float">
            <text:p>-62,2307319641113</text:p>
          </table:table-cell>
          <table:table-cell office:value-type="float" office:value="-62.2206115722656" calcext:value-type="float">
            <text:p>-62,2206115722656</text:p>
          </table:table-cell>
          <table:table-cell office:value-type="float" office:value="-62.2107543945313" calcext:value-type="float">
            <text:p>-62,2107543945313</text:p>
          </table:table-cell>
          <table:table-cell office:value-type="float" office:value="-62.2209014892578" calcext:value-type="float">
            <text:p>-62,2209014892578</text:p>
          </table:table-cell>
          <table:table-cell office:value-type="float" office:value="-62.2005386352539" calcext:value-type="float">
            <text:p>-62,2005386352539</text:p>
          </table:table-cell>
          <table:table-cell office:value-type="float" office:value="-62.2323417663574" calcext:value-type="float">
            <text:p>-62,2323417663574</text:p>
          </table:table-cell>
          <table:table-cell office:value-type="float" office:value="-62.2170219421387" calcext:value-type="float">
            <text:p>-62,2170219421387</text:p>
          </table:table-cell>
          <table:table-cell office:value-type="float" office:value="-62.2072525024414" calcext:value-type="float">
            <text:p>-62,2072525024414</text:p>
          </table:table-cell>
          <table:table-cell office:value-type="float" office:value="-62.2248649597168" calcext:value-type="float">
            <text:p>-62,2248649597168</text:p>
          </table:table-cell>
          <table:table-cell office:value-type="float" office:value="-62.2125701904297" calcext:value-type="float">
            <text:p>-62,2125701904297</text:p>
          </table:table-cell>
          <table:table-cell office:value-type="float" office:value="-62.2044067382813" calcext:value-type="float">
            <text:p>-62,2044067382813</text:p>
          </table:table-cell>
          <table:table-cell office:value-type="float" office:value="-62.213436126709" calcext:value-type="float">
            <text:p>-62,213436126709</text:p>
          </table:table-cell>
          <table:table-cell office:value-type="float" office:value="-62.2023468017578" calcext:value-type="float">
            <text:p>-62,2023468017578</text:p>
          </table:table-cell>
          <table:table-cell office:value-type="float" office:value="-62.215991973877" calcext:value-type="float">
            <text:p>-62,215991973877</text:p>
          </table:table-cell>
          <table:table-cell office:value-type="float" office:value="-62.2137603759766" calcext:value-type="float">
            <text:p>-62,2137603759766</text:p>
          </table:table-cell>
          <table:table-cell office:value-type="float" office:value="-62.2118644714356" calcext:value-type="float">
            <text:p>-62,2118644714356</text:p>
          </table:table-cell>
          <table:table-cell office:value-type="float" office:value="-62.1997528076172" calcext:value-type="float">
            <text:p>-62,1997528076172</text:p>
          </table:table-cell>
          <table:table-cell office:value-type="float" office:value="-62.2125282287598" calcext:value-type="float">
            <text:p>-62,2125282287598</text:p>
          </table:table-cell>
          <table:table-cell office:value-type="float" office:value="-62.2266006469727" calcext:value-type="float">
            <text:p>-62,2266006469727</text:p>
          </table:table-cell>
          <table:table-cell office:value-type="float" office:value="-62.2021827697754" calcext:value-type="float">
            <text:p>-62,2021827697754</text:p>
          </table:table-cell>
          <table:table-cell office:value-type="float" office:value="-62.2089424133301" calcext:value-type="float">
            <text:p>-62,2089424133301</text:p>
          </table:table-cell>
          <table:table-cell office:value-type="float" office:value="-62.2184257507324" calcext:value-type="float">
            <text:p>-62,2184257507324</text:p>
          </table:table-cell>
          <table:table-cell office:value-type="float" office:value="-62.2114562988281" calcext:value-type="float">
            <text:p>-62,2114562988281</text:p>
          </table:table-cell>
          <table:table-cell office:value-type="float" office:value="-62.2025947570801" calcext:value-type="float">
            <text:p>-62,2025947570801</text:p>
          </table:table-cell>
          <table:table-cell office:value-type="float" office:value="-62.2040786743164" calcext:value-type="float">
            <text:p>-62,2040786743164</text:p>
          </table:table-cell>
          <table:table-cell office:value-type="float" office:value="-62.2118644714356" calcext:value-type="float">
            <text:p>-62,2118644714356</text:p>
          </table:table-cell>
          <table:table-cell office:value-type="float" office:value="-62.2237510681152" calcext:value-type="float">
            <text:p>-62,2237510681152</text:p>
          </table:table-cell>
          <table:table-cell office:value-type="float" office:value="-62.2025146484375" calcext:value-type="float">
            <text:p>-62,2025146484375</text:p>
          </table:table-cell>
          <table:table-cell office:value-type="float" office:value="-62.2230491638184" calcext:value-type="float">
            <text:p>-62,2230491638184</text:p>
          </table:table-cell>
          <table:table-cell office:value-type="float" office:value="-62.210880279541" calcext:value-type="float">
            <text:p>-62,210880279541</text:p>
          </table:table-cell>
          <table:table-cell office:value-type="float" office:value="-62.2094345092773" calcext:value-type="float">
            <text:p>-62,2094345092773</text:p>
          </table:table-cell>
          <table:table-cell office:value-type="float" office:value="-62.2139282226563" calcext:value-type="float">
            <text:p>-62,2139282226563</text:p>
          </table:table-cell>
          <table:table-cell office:value-type="float" office:value="-62.2039947509766" calcext:value-type="float">
            <text:p>-62,2039947509766</text:p>
          </table:table-cell>
          <table:table-cell office:value-type="float" office:value="-62.214714050293" calcext:value-type="float">
            <text:p>-62,214714050293</text:p>
          </table:table-cell>
          <table:table-cell office:value-type="float" office:value="-62.1978187561035" calcext:value-type="float">
            <text:p>-62,1978187561035</text:p>
          </table:table-cell>
          <table:table-cell office:value-type="float" office:value="-62.2163619995117" calcext:value-type="float">
            <text:p>-62,2163619995117</text:p>
          </table:table-cell>
          <table:table-cell office:value-type="float" office:value="-62.210880279541" calcext:value-type="float">
            <text:p>-62,210880279541</text:p>
          </table:table-cell>
          <table:table-cell office:value-type="float" office:value="-62.2117042541504" calcext:value-type="float">
            <text:p>-62,2117042541504</text:p>
          </table:table-cell>
          <table:table-cell office:value-type="float" office:value="-62.221851348877" calcext:value-type="float">
            <text:p>-62,221851348877</text:p>
          </table:table-cell>
          <table:table-cell office:value-type="float" office:value="-62.2298202514648" calcext:value-type="float">
            <text:p>-62,2298202514648</text:p>
          </table:table-cell>
          <table:table-cell office:value-type="float" office:value="-62.2378845214844" calcext:value-type="float">
            <text:p>-62,2378845214844</text:p>
          </table:table-cell>
          <table:table-cell office:value-type="float" office:value="-62.2159080505371" calcext:value-type="float">
            <text:p>-62,2159080505371</text:p>
          </table:table-cell>
          <table:table-cell office:value-type="float" office:value="-62.2133522033691" calcext:value-type="float">
            <text:p>-62,2133522033691</text:p>
          </table:table-cell>
          <table:table-cell office:value-type="float" office:value="-62.215991973877" calcext:value-type="float">
            <text:p>-62,215991973877</text:p>
          </table:table-cell>
          <table:table-cell office:value-type="float" office:value="-62.2136840820313" calcext:value-type="float">
            <text:p>-62,2136840820313</text:p>
          </table:table-cell>
          <table:table-cell office:value-type="float" office:value="-62.2207794189453" calcext:value-type="float">
            <text:p>-62,2207794189453</text:p>
          </table:table-cell>
          <table:table-cell office:value-type="float" office:value="-62.2071266174316" calcext:value-type="float">
            <text:p>-62,2071266174316</text:p>
          </table:table-cell>
          <table:table-cell office:value-type="float" office:value="-62.2067947387695" calcext:value-type="float">
            <text:p>-62,2067947387695</text:p>
          </table:table-cell>
          <table:table-cell office:value-type="float" office:value="-62.2314338684082" calcext:value-type="float">
            <text:p>-62,2314338684082</text:p>
          </table:table-cell>
          <table:table-cell office:value-type="float" office:value="-62.2312278747559" calcext:value-type="float">
            <text:p>-62,2312278747559</text:p>
          </table:table-cell>
          <table:table-cell office:value-type="float" office:value="-62.2171058654785" calcext:value-type="float">
            <text:p>-62,2171058654785</text:p>
          </table:table-cell>
          <table:table-cell office:value-type="float" office:value="-62.2050666809082" calcext:value-type="float">
            <text:p>-62,2050666809082</text:p>
          </table:table-cell>
          <table:table-cell office:value-type="float" office:value="-62.2329635620117" calcext:value-type="float">
            <text:p>-62,2329635620117</text:p>
          </table:table-cell>
          <table:table-cell office:value-type="float" office:value="-62.2110023498535" calcext:value-type="float">
            <text:p>-62,2110023498535</text:p>
          </table:table-cell>
          <table:table-cell office:value-type="float" office:value="-62.2056427001953" calcext:value-type="float">
            <text:p>-62,2056427001953</text:p>
          </table:table-cell>
          <table:table-cell office:value-type="float" office:value="-62.2225914001465" calcext:value-type="float">
            <text:p>-62,2225914001465</text:p>
          </table:table-cell>
          <table:table-cell office:value-type="float" office:value="-62.1921424865723" calcext:value-type="float">
            <text:p>-62,1921424865723</text:p>
          </table:table-cell>
          <table:table-cell office:value-type="float" office:value="-62.2190437316895" calcext:value-type="float">
            <text:p>-62,2190437316895</text:p>
          </table:table-cell>
          <table:table-cell office:value-type="float" office:value="-62.2061386108398" calcext:value-type="float">
            <text:p>-62,2061386108398</text:p>
          </table:table-cell>
          <table:table-cell office:value-type="float" office:value="-62.2194557189941" calcext:value-type="float">
            <text:p>-62,2194557189941</text:p>
          </table:table-cell>
          <table:table-cell office:value-type="float" office:value="-62.2088584899902" calcext:value-type="float">
            <text:p>-62,2088584899902</text:p>
          </table:table-cell>
          <table:table-cell office:value-type="float" office:value="-62.2063026428223" calcext:value-type="float">
            <text:p>-62,2063026428223</text:p>
          </table:table-cell>
          <table:table-cell office:value-type="float" office:value="-62.1932106018066" calcext:value-type="float">
            <text:p>-62,1932106018066</text:p>
          </table:table-cell>
          <table:table-cell office:value-type="float" office:value="-62.2176017761231" calcext:value-type="float">
            <text:p>-62,2176017761231</text:p>
          </table:table-cell>
          <table:table-cell office:value-type="float" office:value="-62.2287063598633" calcext:value-type="float">
            <text:p>-62,2287063598633</text:p>
          </table:table-cell>
          <table:table-cell office:value-type="float" office:value="-62.203914642334" calcext:value-type="float">
            <text:p>-62,203914642334</text:p>
          </table:table-cell>
          <table:table-cell office:value-type="float" office:value="-62.2243690490723" calcext:value-type="float">
            <text:p>-62,2243690490723</text:p>
          </table:table-cell>
          <table:table-cell office:value-type="float" office:value="-62.2164039611816" calcext:value-type="float">
            <text:p>-62,2164039611816</text:p>
          </table:table-cell>
          <table:table-cell office:value-type="float" office:value="-62.1950607299805" calcext:value-type="float">
            <text:p>-62,1950607299805</text:p>
          </table:table-cell>
          <table:table-cell office:value-type="float" office:value="-62.2284164428711" calcext:value-type="float">
            <text:p>-62,2284164428711</text:p>
          </table:table-cell>
          <table:table-cell office:value-type="float" office:value="-62.2215614318848" calcext:value-type="float">
            <text:p>-62,2215614318848</text:p>
          </table:table-cell>
          <table:table-cell office:value-type="float" office:value="-62.2256469726563" calcext:value-type="float">
            <text:p>-62,2256469726563</text:p>
          </table:table-cell>
          <table:table-cell office:value-type="float" office:value="-62.2290382385254" calcext:value-type="float">
            <text:p>-62,2290382385254</text:p>
          </table:table-cell>
          <table:table-cell office:value-type="float" office:value="-62.210506439209" calcext:value-type="float">
            <text:p>-62,210506439209</text:p>
          </table:table-cell>
          <table:table-cell office:value-type="float" office:value="-62.2087326049805" calcext:value-type="float">
            <text:p>-62,2087326049805</text:p>
          </table:table-cell>
          <table:table-cell office:value-type="float" office:value="-62.2078666687012" calcext:value-type="float">
            <text:p>-62,2078666687012</text:p>
          </table:table-cell>
          <table:table-cell office:value-type="float" office:value="-62.2012786865234" calcext:value-type="float">
            <text:p>-62,2012786865234</text:p>
          </table:table-cell>
          <table:table-cell office:value-type="float" office:value="-62.2186737060547" calcext:value-type="float">
            <text:p>-62,2186737060547</text:p>
          </table:table-cell>
          <table:table-cell office:value-type="float" office:value="-62.2072525024414" calcext:value-type="float">
            <text:p>-62,2072525024414</text:p>
          </table:table-cell>
          <table:table-cell office:value-type="float" office:value="-62.1941566467285" calcext:value-type="float">
            <text:p>-62,1941566467285</text:p>
          </table:table-cell>
          <table:table-cell office:value-type="float" office:value="-62.1983528137207" calcext:value-type="float">
            <text:p>-62,1983528137207</text:p>
          </table:table-cell>
          <table:table-cell office:value-type="float" office:value="-62.2102584838867" calcext:value-type="float">
            <text:p>-62,2102584838867</text:p>
          </table:table-cell>
          <table:table-cell office:value-type="float" office:value="-62.2036628723145" calcext:value-type="float">
            <text:p>-62,2036628723145</text:p>
          </table:table-cell>
          <table:table-cell office:value-type="float" office:value="-62.1948547363281" calcext:value-type="float">
            <text:p>-62,1948547363281</text:p>
          </table:table-cell>
          <table:table-cell office:value-type="float" office:value="-62.2037887573242" calcext:value-type="float">
            <text:p>-62,2037887573242</text:p>
          </table:table-cell>
          <table:table-cell office:value-type="float" office:value="-62.2154960632324" calcext:value-type="float">
            <text:p>-62,2154960632324</text:p>
          </table:table-cell>
          <table:table-cell office:value-type="float" office:value="-62.2106704711914" calcext:value-type="float">
            <text:p>-62,2106704711914</text:p>
          </table:table-cell>
          <table:table-cell office:value-type="float" office:value="-62.1955528259277" calcext:value-type="float">
            <text:p>-62,1955528259277</text:p>
          </table:table-cell>
          <table:table-cell office:value-type="float" office:value="-62.2225532531738" calcext:value-type="float">
            <text:p>-62,2225532531738</text:p>
          </table:table-cell>
          <table:table-cell office:value-type="float" office:value="-62.2056007385254" calcext:value-type="float">
            <text:p>-62,2056007385254</text:p>
          </table:table-cell>
          <table:table-cell office:value-type="float" office:value="-62.2070007324219" calcext:value-type="float">
            <text:p>-62,2070007324219</text:p>
          </table:table-cell>
          <table:table-cell office:value-type="float" office:value="-62.1960906982422" calcext:value-type="float">
            <text:p>-62,1960906982422</text:p>
          </table:table-cell>
          <table:table-cell office:value-type="float" office:value="-62.2161560058594" calcext:value-type="float">
            <text:p>-62,2161560058594</text:p>
          </table:table-cell>
          <table:table-cell office:value-type="float" office:value="-62.2174339294434" calcext:value-type="float">
            <text:p>-62,2174339294434</text:p>
          </table:table-cell>
          <table:table-cell office:value-type="float" office:value="-62.2138061523438" calcext:value-type="float">
            <text:p>-62,2138061523438</text:p>
          </table:table-cell>
          <table:table-cell office:value-type="float" office:value="-62.2089004516602" calcext:value-type="float">
            <text:p>-62,2089004516602</text:p>
          </table:table-cell>
          <table:table-cell office:value-type="float" office:value="-62.2055625915527" calcext:value-type="float">
            <text:p>-62,2055625915527</text:p>
          </table:table-cell>
          <table:table-cell office:value-type="float" office:value="-62.2177238464356" calcext:value-type="float">
            <text:p>-62,2177238464356</text:p>
          </table:table-cell>
          <table:table-cell office:value-type="float" office:value="-62.217887878418" calcext:value-type="float">
            <text:p>-62,217887878418</text:p>
          </table:table-cell>
          <table:table-cell office:value-type="float" office:value="-62.2041206359863" calcext:value-type="float">
            <text:p>-62,2041206359863</text:p>
          </table:table-cell>
          <table:table-cell office:value-type="float" office:value="-62.218879699707" calcext:value-type="float">
            <text:p>-62,218879699707</text:p>
          </table:table-cell>
          <table:table-cell office:value-type="float" office:value="-62.2055206298828" calcext:value-type="float">
            <text:p>-62,2055206298828</text:p>
          </table:table-cell>
          <table:table-cell office:value-type="float" office:value="-62.2112045288086" calcext:value-type="float">
            <text:p>-62,2112045288086</text:p>
          </table:table-cell>
          <table:table-cell office:value-type="float" office:value="-62.1884803771973" calcext:value-type="float">
            <text:p>-62,1884803771973</text:p>
          </table:table-cell>
          <table:table-cell office:value-type="float" office:value="-62.2128562927246" calcext:value-type="float">
            <text:p>-62,2128562927246</text:p>
          </table:table-cell>
          <table:table-cell office:value-type="float" office:value="-62.2163200378418" calcext:value-type="float">
            <text:p>-62,2163200378418</text:p>
          </table:table-cell>
          <table:table-cell office:value-type="float" office:value="-62.2036628723145" calcext:value-type="float">
            <text:p>-62,2036628723145</text:p>
          </table:table-cell>
          <table:table-cell office:value-type="float" office:value="-62.2189178466797" calcext:value-type="float">
            <text:p>-62,2189178466797</text:p>
          </table:table-cell>
          <table:table-cell office:value-type="float" office:value="-62.2103004455566" calcext:value-type="float">
            <text:p>-62,2103004455566</text:p>
          </table:table-cell>
          <table:table-cell office:value-type="float" office:value="-62.2122383117676" calcext:value-type="float">
            <text:p>-62,2122383117676</text:p>
          </table:table-cell>
          <table:table-cell office:value-type="float" office:value="-62.1949806213379" calcext:value-type="float">
            <text:p>-62,1949806213379</text:p>
          </table:table-cell>
          <table:table-cell office:value-type="float" office:value="-62.1889724731445" calcext:value-type="float">
            <text:p>-62,1889724731445</text:p>
          </table:table-cell>
          <table:table-cell office:value-type="float" office:value="-62.2010726928711" calcext:value-type="float">
            <text:p>-62,2010726928711</text:p>
          </table:table-cell>
          <table:table-cell office:value-type="float" office:value="-62.2004547119141" calcext:value-type="float">
            <text:p>-62,2004547119141</text:p>
          </table:table-cell>
          <table:table-cell office:value-type="float" office:value="-62.2153739929199" calcext:value-type="float">
            <text:p>-62,2153739929199</text:p>
          </table:table-cell>
          <table:table-cell office:value-type="float" office:value="-62.2028427124023" calcext:value-type="float">
            <text:p>-62,2028427124023</text:p>
          </table:table-cell>
          <table:table-cell office:value-type="float" office:value="-62.1953468322754" calcext:value-type="float">
            <text:p>-62,1953468322754</text:p>
          </table:table-cell>
          <table:table-cell office:value-type="float" office:value="-62.2015228271484" calcext:value-type="float">
            <text:p>-62,2015228271484</text:p>
          </table:table-cell>
          <table:table-cell office:value-type="float" office:value="-62.2049865722656" calcext:value-type="float">
            <text:p>-62,2049865722656</text:p>
          </table:table-cell>
          <table:table-cell office:value-type="float" office:value="-62.2184677124023" calcext:value-type="float">
            <text:p>-62,2184677124023</text:p>
          </table:table-cell>
          <table:table-cell office:value-type="float" office:value="-62.2002067565918" calcext:value-type="float">
            <text:p>-62,2002067565918</text:p>
          </table:table-cell>
          <table:table-cell office:value-type="float" office:value="-62.1838760375977" calcext:value-type="float">
            <text:p>-62,1838760375977</text:p>
          </table:table-cell>
          <table:table-cell office:value-type="float" office:value="-62.1926765441895" calcext:value-type="float">
            <text:p>-62,1926765441895</text:p>
          </table:table-cell>
          <table:table-cell office:value-type="float" office:value="-62.1928367614746" calcext:value-type="float">
            <text:p>-62,1928367614746</text:p>
          </table:table-cell>
          <table:table-cell office:value-type="float" office:value="-62.2150840759277" calcext:value-type="float">
            <text:p>-62,2150840759277</text:p>
          </table:table-cell>
          <table:table-cell office:value-type="float" office:value="-62.2143821716309" calcext:value-type="float">
            <text:p>-62,2143821716309</text:p>
          </table:table-cell>
          <table:table-cell office:value-type="float" office:value="-62.2097663879395" calcext:value-type="float">
            <text:p>-62,2097663879395</text:p>
          </table:table-cell>
          <table:table-cell office:value-type="float" office:value="-62.1990547180176" calcext:value-type="float">
            <text:p>-62,1990547180176</text:p>
          </table:table-cell>
          <table:table-cell office:value-type="float" office:value="-62.2038726806641" calcext:value-type="float">
            <text:p>-62,2038726806641</text:p>
          </table:table-cell>
          <table:table-cell office:value-type="float" office:value="-62.2060546875" calcext:value-type="float">
            <text:p>-62,2060546875</text:p>
          </table:table-cell>
          <table:table-cell office:value-type="float" office:value="-62.2002487182617" calcext:value-type="float">
            <text:p>-62,2002487182617</text:p>
          </table:table-cell>
          <table:table-cell office:value-type="float" office:value="-62.2075386047363" calcext:value-type="float">
            <text:p>-62,2075386047363</text:p>
          </table:table-cell>
          <table:table-cell office:value-type="float" office:value="-62.1909484863281" calcext:value-type="float">
            <text:p>-62,1909484863281</text:p>
          </table:table-cell>
          <table:table-cell office:value-type="float" office:value="-62.203296661377" calcext:value-type="float">
            <text:p>-62,203296661377</text:p>
          </table:table-cell>
          <table:table-cell office:value-type="float" office:value="-62.1877822875977" calcext:value-type="float">
            <text:p>-62,1877822875977</text:p>
          </table:table-cell>
          <table:table-cell office:value-type="float" office:value="-62.2063446044922" calcext:value-type="float">
            <text:p>-62,2063446044922</text:p>
          </table:table-cell>
          <table:table-cell office:value-type="float" office:value="-62.200080871582" calcext:value-type="float">
            <text:p>-62,200080871582</text:p>
          </table:table-cell>
          <table:table-cell office:value-type="float" office:value="-62.2096824645996" calcext:value-type="float">
            <text:p>-62,2096824645996</text:p>
          </table:table-cell>
          <table:table-cell office:value-type="float" office:value="-62.213436126709" calcext:value-type="float">
            <text:p>-62,213436126709</text:p>
          </table:table-cell>
          <table:table-cell office:value-type="float" office:value="-62.2080345153809" calcext:value-type="float">
            <text:p>-62,2080345153809</text:p>
          </table:table-cell>
          <table:table-cell office:value-type="float" office:value="-62.2119102478027" calcext:value-type="float">
            <text:p>-62,2119102478027</text:p>
          </table:table-cell>
          <table:table-cell office:value-type="float" office:value="-62.205436706543" calcext:value-type="float">
            <text:p>-62,205436706543</text:p>
          </table:table-cell>
          <table:table-cell office:value-type="float" office:value="-62.2115783691406" calcext:value-type="float">
            <text:p>-62,2115783691406</text:p>
          </table:table-cell>
          <table:table-cell office:value-type="float" office:value="-62.2135581970215" calcext:value-type="float">
            <text:p>-62,2135581970215</text:p>
          </table:table-cell>
          <table:table-cell office:value-type="float" office:value="-62.208366394043" calcext:value-type="float">
            <text:p>-62,208366394043</text:p>
          </table:table-cell>
          <table:table-cell office:value-type="float" office:value="-62.1887664794922" calcext:value-type="float">
            <text:p>-62,1887664794922</text:p>
          </table:table-cell>
          <table:table-cell office:value-type="float" office:value="-62.2044486999512" calcext:value-type="float">
            <text:p>-62,2044486999512</text:p>
          </table:table-cell>
          <table:table-cell office:value-type="float" office:value="-62.1941566467285" calcext:value-type="float">
            <text:p>-62,1941566467285</text:p>
          </table:table-cell>
          <table:table-cell office:value-type="float" office:value="-62.1913604736328" calcext:value-type="float">
            <text:p>-62,1913604736328</text:p>
          </table:table-cell>
          <table:table-cell office:value-type="float" office:value="-62.2032127380371" calcext:value-type="float">
            <text:p>-62,2032127380371</text:p>
          </table:table-cell>
          <table:table-cell office:value-type="float" office:value="-62.210132598877" calcext:value-type="float">
            <text:p>-62,210132598877</text:p>
          </table:table-cell>
          <table:table-cell office:value-type="float" office:value="-62.2153739929199" calcext:value-type="float">
            <text:p>-62,2153739929199</text:p>
          </table:table-cell>
          <table:table-cell office:value-type="float" office:value="-62.1933364868164" calcext:value-type="float">
            <text:p>-62,1933364868164</text:p>
          </table:table-cell>
          <table:table-cell office:value-type="float" office:value="-62.2014808654785" calcext:value-type="float">
            <text:p>-62,2014808654785</text:p>
          </table:table-cell>
          <table:table-cell office:value-type="float" office:value="-62.1938705444336" calcext:value-type="float">
            <text:p>-62,1938705444336</text:p>
          </table:table-cell>
          <table:table-cell office:value-type="float" office:value="-62.2048187255859" calcext:value-type="float">
            <text:p>-62,2048187255859</text:p>
          </table:table-cell>
          <table:table-cell office:value-type="float" office:value="-62.1862182617188" calcext:value-type="float">
            <text:p>-62,1862182617188</text:p>
          </table:table-cell>
          <table:table-cell office:value-type="float" office:value="-62.0767784118652" calcext:value-type="float">
            <text:p>-62,0767784118652</text:p>
          </table:table-cell>
          <table:table-cell office:value-type="float" office:value="-62.0868911743164" calcext:value-type="float">
            <text:p>-62,0868911743164</text:p>
          </table:table-cell>
          <table:table-cell office:value-type="float" office:value="-62.0823020935059" calcext:value-type="float">
            <text:p>-62,0823020935059</text:p>
          </table:table-cell>
          <table:table-cell office:value-type="float" office:value="-62.0936851501465" calcext:value-type="float">
            <text:p>-62,0936851501465</text:p>
          </table:table-cell>
          <table:table-cell office:value-type="float" office:value="-62.0753974914551" calcext:value-type="float">
            <text:p>-62,0753974914551</text:p>
          </table:table-cell>
          <table:table-cell office:value-type="float" office:value="-62.0788879394531" calcext:value-type="float">
            <text:p>-62,0788879394531</text:p>
          </table:table-cell>
          <table:table-cell office:value-type="float" office:value="-62.0898971557617" calcext:value-type="float">
            <text:p>-62,0898971557617</text:p>
          </table:table-cell>
          <table:table-cell office:value-type="float" office:value="-62.1017379760742" calcext:value-type="float">
            <text:p>-62,1017379760742</text:p>
          </table:table-cell>
          <table:table-cell office:value-type="float" office:value="-62.112491607666" calcext:value-type="float">
            <text:p>-62,112491607666</text:p>
          </table:table-cell>
          <table:table-cell office:value-type="float" office:value="-62.0765342712402" calcext:value-type="float">
            <text:p>-62,0765342712402</text:p>
          </table:table-cell>
          <table:table-cell office:value-type="float" office:value="-62.0977516174316" calcext:value-type="float">
            <text:p>-62,0977516174316</text:p>
          </table:table-cell>
          <table:table-cell office:value-type="float" office:value="-62.1030387878418" calcext:value-type="float">
            <text:p>-62,1030387878418</text:p>
          </table:table-cell>
          <table:table-cell office:value-type="float" office:value="-62.0743408203125" calcext:value-type="float">
            <text:p>-62,0743408203125</text:p>
          </table:table-cell>
          <table:table-cell office:value-type="float" office:value="-62.1010055541992" calcext:value-type="float">
            <text:p>-62,1010055541992</text:p>
          </table:table-cell>
          <table:table-cell office:value-type="float" office:value="-62.0867309570313" calcext:value-type="float">
            <text:p>-62,0867309570313</text:p>
          </table:table-cell>
          <table:table-cell office:value-type="float" office:value="-62.0891265869141" calcext:value-type="float">
            <text:p>-62,0891265869141</text:p>
          </table:table-cell>
          <table:table-cell office:value-type="float" office:value="-62.0781211853027" calcext:value-type="float">
            <text:p>-62,0781211853027</text:p>
          </table:table-cell>
          <table:table-cell office:value-type="float" office:value="-62.0777130126953" calcext:value-type="float">
            <text:p>-62,0777130126953</text:p>
          </table:table-cell>
          <table:table-cell office:value-type="float" office:value="-62.0847396850586" calcext:value-type="float">
            <text:p>-62,0847396850586</text:p>
          </table:table-cell>
          <table:table-cell office:value-type="float" office:value="-62.0951042175293" calcext:value-type="float">
            <text:p>-62,0951042175293</text:p>
          </table:table-cell>
          <table:table-cell office:value-type="float" office:value="-62.0702056884766" calcext:value-type="float">
            <text:p>-62,0702056884766</text:p>
          </table:table-cell>
          <table:table-cell office:value-type="float" office:value="-62.0759239196777" calcext:value-type="float">
            <text:p>-62,0759239196777</text:p>
          </table:table-cell>
          <table:table-cell office:value-type="float" office:value="-62.0879058837891" calcext:value-type="float">
            <text:p>-62,0879058837891</text:p>
          </table:table-cell>
          <table:table-cell office:value-type="float" office:value="-62.1136360168457" calcext:value-type="float">
            <text:p>-62,1136360168457</text:p>
          </table:table-cell>
          <table:table-cell office:value-type="float" office:value="-62.0961227416992" calcext:value-type="float">
            <text:p>-62,0961227416992</text:p>
          </table:table-cell>
          <table:table-cell office:value-type="float" office:value="-62.0768585205078" calcext:value-type="float">
            <text:p>-62,0768585205078</text:p>
          </table:table-cell>
          <table:table-cell office:value-type="float" office:value="-62.0751533508301" calcext:value-type="float">
            <text:p>-62,0751533508301</text:p>
          </table:table-cell>
          <table:table-cell office:value-type="float" office:value="-62.0864028930664" calcext:value-type="float">
            <text:p>-62,0864028930664</text:p>
          </table:table-cell>
          <table:table-cell office:value-type="float" office:value="-62.1042251586914" calcext:value-type="float">
            <text:p>-62,1042251586914</text:p>
          </table:table-cell>
          <table:table-cell office:value-type="float" office:value="-62.0668792724609" calcext:value-type="float">
            <text:p>-62,0668792724609</text:p>
          </table:table-cell>
          <table:table-cell office:value-type="float" office:value="-62.1016998291016" calcext:value-type="float">
            <text:p>-62,1016998291016</text:p>
          </table:table-cell>
          <table:table-cell office:value-type="float" office:value="-62.0873794555664" calcext:value-type="float">
            <text:p>-62,0873794555664</text:p>
          </table:table-cell>
          <table:table-cell office:value-type="float" office:value="-62.0791702270508" calcext:value-type="float">
            <text:p>-62,0791702270508</text:p>
          </table:table-cell>
          <table:table-cell office:value-type="float" office:value="-62.0842132568359" calcext:value-type="float">
            <text:p>-62,0842132568359</text:p>
          </table:table-cell>
          <table:table-cell office:value-type="float" office:value="-62.0972213745117" calcext:value-type="float">
            <text:p>-62,0972213745117</text:p>
          </table:table-cell>
          <table:table-cell office:value-type="float" office:value="-62.1067047119141" calcext:value-type="float">
            <text:p>-62,1067047119141</text:p>
          </table:table-cell>
          <table:table-cell office:value-type="float" office:value="-62.0811233520508" calcext:value-type="float">
            <text:p>-62,0811233520508</text:p>
          </table:table-cell>
          <table:table-cell office:value-type="float" office:value="-62.1078071594238" calcext:value-type="float">
            <text:p>-62,1078071594238</text:p>
          </table:table-cell>
          <table:table-cell office:value-type="float" office:value="-62.0881118774414" calcext:value-type="float">
            <text:p>-62,0881118774414</text:p>
          </table:table-cell>
          <table:table-cell office:value-type="float" office:value="-62.0830726623535" calcext:value-type="float">
            <text:p>-62,0830726623535</text:p>
          </table:table-cell>
          <table:table-cell office:value-type="float" office:value="-62.0864448547363" calcext:value-type="float">
            <text:p>-62,0864448547363</text:p>
          </table:table-cell>
          <table:table-cell office:value-type="float" office:value="-62.0909156799316" calcext:value-type="float">
            <text:p>-62,0909156799316</text:p>
          </table:table-cell>
          <table:table-cell office:value-type="float" office:value="-62.0825843811035" calcext:value-type="float">
            <text:p>-62,0825843811035</text:p>
          </table:table-cell>
          <table:table-cell office:value-type="float" office:value="-62.0859184265137" calcext:value-type="float">
            <text:p>-62,0859184265137</text:p>
          </table:table-cell>
          <table:table-cell office:value-type="float" office:value="-62.0928688049316" calcext:value-type="float">
            <text:p>-62,0928688049316</text:p>
          </table:table-cell>
          <table:table-cell office:value-type="float" office:value="-62.0885200500488" calcext:value-type="float">
            <text:p>-62,0885200500488</text:p>
          </table:table-cell>
          <table:table-cell office:value-type="float" office:value="-62.0856323242188" calcext:value-type="float">
            <text:p>-62,0856323242188</text:p>
          </table:table-cell>
          <table:table-cell office:value-type="float" office:value="-62.0916862487793" calcext:value-type="float">
            <text:p>-62,0916862487793</text:p>
          </table:table-cell>
          <table:table-cell office:value-type="float" office:value="-62.0918121337891" calcext:value-type="float">
            <text:p>-62,0918121337891</text:p>
          </table:table-cell>
          <table:table-cell office:value-type="float" office:value="-62.0963668823242" calcext:value-type="float">
            <text:p>-62,0963668823242</text:p>
          </table:table-cell>
          <table:table-cell office:value-type="float" office:value="-62.078483581543" calcext:value-type="float">
            <text:p>-62,078483581543</text:p>
          </table:table-cell>
          <table:table-cell office:value-type="float" office:value="-62.0821380615234" calcext:value-type="float">
            <text:p>-62,0821380615234</text:p>
          </table:table-cell>
          <table:table-cell office:value-type="float" office:value="-62.0955505371094" calcext:value-type="float">
            <text:p>-62,0955505371094</text:p>
          </table:table-cell>
          <table:table-cell office:value-type="float" office:value="-62.0803527832031" calcext:value-type="float">
            <text:p>-62,0803527832031</text:p>
          </table:table-cell>
          <table:table-cell office:value-type="float" office:value="-62.0672035217285" calcext:value-type="float">
            <text:p>-62,0672035217285</text:p>
          </table:table-cell>
          <table:table-cell office:value-type="float" office:value="-62.0962867736816" calcext:value-type="float">
            <text:p>-62,0962867736816</text:p>
          </table:table-cell>
        </table:table-row>
        <table:table-row table:style-name="ro1">
          <table:table-cell office:value-type="float" office:value="-62.1303672790527" calcext:value-type="float">
            <text:p>-62,1303672790527</text:p>
          </table:table-cell>
          <table:table-cell office:value-type="float" office:value="-62.1376838684082" calcext:value-type="float">
            <text:p>-62,1376838684082</text:p>
          </table:table-cell>
          <table:table-cell office:value-type="float" office:value="-62.122974395752" calcext:value-type="float">
            <text:p>-62,122974395752</text:p>
          </table:table-cell>
          <table:table-cell office:value-type="float" office:value="-62.1562576293945" calcext:value-type="float">
            <text:p>-62,1562576293945</text:p>
          </table:table-cell>
          <table:table-cell office:value-type="float" office:value="-62.1409912109375" calcext:value-type="float">
            <text:p>-62,1409912109375</text:p>
          </table:table-cell>
          <table:table-cell office:value-type="float" office:value="-62.1385803222656" calcext:value-type="float">
            <text:p>-62,1385803222656</text:p>
          </table:table-cell>
          <table:table-cell office:value-type="float" office:value="-62.165771484375" calcext:value-type="float">
            <text:p>-62,165771484375</text:p>
          </table:table-cell>
          <table:table-cell office:value-type="float" office:value="-62.1380882263184" calcext:value-type="float">
            <text:p>-62,1380882263184</text:p>
          </table:table-cell>
          <table:table-cell office:value-type="float" office:value="-62.1574516296387" calcext:value-type="float">
            <text:p>-62,1574516296387</text:p>
          </table:table-cell>
          <table:table-cell office:value-type="float" office:value="-62.1304054260254" calcext:value-type="float">
            <text:p>-62,1304054260254</text:p>
          </table:table-cell>
          <table:table-cell office:value-type="float" office:value="-62.1585540771484" calcext:value-type="float">
            <text:p>-62,1585540771484</text:p>
          </table:table-cell>
          <table:table-cell office:value-type="float" office:value="-62.1407890319824" calcext:value-type="float">
            <text:p>-62,1407890319824</text:p>
          </table:table-cell>
          <table:table-cell office:value-type="float" office:value="-62.1423416137695" calcext:value-type="float">
            <text:p>-62,1423416137695</text:p>
          </table:table-cell>
          <table:table-cell office:value-type="float" office:value="-62.1357192993164" calcext:value-type="float">
            <text:p>-62,1357192993164</text:p>
          </table:table-cell>
          <table:table-cell office:value-type="float" office:value="-62.1274681091309" calcext:value-type="float">
            <text:p>-62,1274681091309</text:p>
          </table:table-cell>
          <table:table-cell office:value-type="float" office:value="-62.1468849182129" calcext:value-type="float">
            <text:p>-62,1468849182129</text:p>
          </table:table-cell>
          <table:table-cell office:value-type="float" office:value="-62.144100189209" calcext:value-type="float">
            <text:p>-62,144100189209</text:p>
          </table:table-cell>
          <table:table-cell office:value-type="float" office:value="-62.1484375" calcext:value-type="float">
            <text:p>-62,1484375</text:p>
          </table:table-cell>
          <table:table-cell office:value-type="float" office:value="-62.1264457702637" calcext:value-type="float">
            <text:p>-62,1264457702637</text:p>
          </table:table-cell>
          <table:table-cell office:value-type="float" office:value="-62.1519165039063" calcext:value-type="float">
            <text:p>-62,1519165039063</text:p>
          </table:table-cell>
          <table:table-cell office:value-type="float" office:value="-62.1401748657227" calcext:value-type="float">
            <text:p>-62,1401748657227</text:p>
          </table:table-cell>
          <table:table-cell office:value-type="float" office:value="-62.151180267334" calcext:value-type="float">
            <text:p>-62,151180267334</text:p>
          </table:table-cell>
          <table:table-cell office:value-type="float" office:value="-62.1611785888672" calcext:value-type="float">
            <text:p>-62,1611785888672</text:p>
          </table:table-cell>
          <table:table-cell office:value-type="float" office:value="-62.1370277404785" calcext:value-type="float">
            <text:p>-62,1370277404785</text:p>
          </table:table-cell>
          <table:table-cell office:value-type="float" office:value="-62.1465950012207" calcext:value-type="float">
            <text:p>-62,1465950012207</text:p>
          </table:table-cell>
          <table:table-cell office:value-type="float" office:value="-62.1541709899902" calcext:value-type="float">
            <text:p>-62,1541709899902</text:p>
          </table:table-cell>
          <table:table-cell office:value-type="float" office:value="-62.1329803466797" calcext:value-type="float">
            <text:p>-62,1329803466797</text:p>
          </table:table-cell>
          <table:table-cell office:value-type="float" office:value="-62.1485214233398" calcext:value-type="float">
            <text:p>-62,1485214233398</text:p>
          </table:table-cell>
          <table:table-cell office:value-type="float" office:value="-62.1463508605957" calcext:value-type="float">
            <text:p>-62,1463508605957</text:p>
          </table:table-cell>
          <table:table-cell office:value-type="float" office:value="-62.1388244628906" calcext:value-type="float">
            <text:p>-62,1388244628906</text:p>
          </table:table-cell>
          <table:table-cell office:value-type="float" office:value="-62.1456565856934" calcext:value-type="float">
            <text:p>-62,1456565856934</text:p>
          </table:table-cell>
          <table:table-cell office:value-type="float" office:value="-62.1379280090332" calcext:value-type="float">
            <text:p>-62,1379280090332</text:p>
          </table:table-cell>
          <table:table-cell office:value-type="float" office:value="-62.1472129821777" calcext:value-type="float">
            <text:p>-62,1472129821777</text:p>
          </table:table-cell>
          <table:table-cell office:value-type="float" office:value="-62.1299591064453" calcext:value-type="float">
            <text:p>-62,1299591064453</text:p>
          </table:table-cell>
          <table:table-cell office:value-type="float" office:value="-62.1274261474609" calcext:value-type="float">
            <text:p>-62,1274261474609</text:p>
          </table:table-cell>
          <table:table-cell office:value-type="float" office:value="-62.1425437927246" calcext:value-type="float">
            <text:p>-62,1425437927246</text:p>
          </table:table-cell>
          <table:table-cell office:value-type="float" office:value="-62.1315116882324" calcext:value-type="float">
            <text:p>-62,1315116882324</text:p>
          </table:table-cell>
          <table:table-cell office:value-type="float" office:value="-62.1362075805664" calcext:value-type="float">
            <text:p>-62,1362075805664</text:p>
          </table:table-cell>
          <table:table-cell office:value-type="float" office:value="-62.1343269348145" calcext:value-type="float">
            <text:p>-62,1343269348145</text:p>
          </table:table-cell>
          <table:table-cell office:value-type="float" office:value="-62.1372718811035" calcext:value-type="float">
            <text:p>-62,1372718811035</text:p>
          </table:table-cell>
          <table:table-cell office:value-type="float" office:value="-62.1526527404785" calcext:value-type="float">
            <text:p>-62,1526527404785</text:p>
          </table:table-cell>
          <table:table-cell office:value-type="float" office:value="-62.1313858032227" calcext:value-type="float">
            <text:p>-62,1313858032227</text:p>
          </table:table-cell>
          <table:table-cell office:value-type="float" office:value="-62.1274261474609" calcext:value-type="float">
            <text:p>-62,1274261474609</text:p>
          </table:table-cell>
          <table:table-cell office:value-type="float" office:value="-62.1384162902832" calcext:value-type="float">
            <text:p>-62,1384162902832</text:p>
          </table:table-cell>
          <table:table-cell office:value-type="float" office:value="-62.1389083862305" calcext:value-type="float">
            <text:p>-62,1389083862305</text:p>
          </table:table-cell>
          <table:table-cell office:value-type="float" office:value="-62.1363716125488" calcext:value-type="float">
            <text:p>-62,1363716125488</text:p>
          </table:table-cell>
          <table:table-cell office:value-type="float" office:value="-62.1297950744629" calcext:value-type="float">
            <text:p>-62,1297950744629</text:p>
          </table:table-cell>
          <table:table-cell office:value-type="float" office:value="-62.1560974121094" calcext:value-type="float">
            <text:p>-62,1560974121094</text:p>
          </table:table-cell>
          <table:table-cell office:value-type="float" office:value="-62.1446723937988" calcext:value-type="float">
            <text:p>-62,1446723937988</text:p>
          </table:table-cell>
          <table:table-cell office:value-type="float" office:value="-62.1372299194336" calcext:value-type="float">
            <text:p>-62,1372299194336</text:p>
          </table:table-cell>
          <table:table-cell office:value-type="float" office:value="-62.1315879821777" calcext:value-type="float">
            <text:p>-62,1315879821777</text:p>
          </table:table-cell>
          <table:table-cell office:value-type="float" office:value="-62.1450424194336" calcext:value-type="float">
            <text:p>-62,1450424194336</text:p>
          </table:table-cell>
          <table:table-cell office:value-type="float" office:value="-62.1396827697754" calcext:value-type="float">
            <text:p>-62,1396827697754</text:p>
          </table:table-cell>
          <table:table-cell office:value-type="float" office:value="-62.1449203491211" calcext:value-type="float">
            <text:p>-62,1449203491211</text:p>
          </table:table-cell>
          <table:table-cell office:value-type="float" office:value="-62.1471710205078" calcext:value-type="float">
            <text:p>-62,1471710205078</text:p>
          </table:table-cell>
          <table:table-cell table:number-columns-repeated="2" office:value-type="float" office:value="-62.1347389221191" calcext:value-type="float">
            <text:p>-62,1347389221191</text:p>
          </table:table-cell>
          <table:table-cell office:value-type="float" office:value="-62.1419715881348" calcext:value-type="float">
            <text:p>-62,1419715881348</text:p>
          </table:table-cell>
          <table:table-cell office:value-type="float" office:value="-62.1477851867676" calcext:value-type="float">
            <text:p>-62,1477851867676</text:p>
          </table:table-cell>
          <table:table-cell office:value-type="float" office:value="-62.1438980102539" calcext:value-type="float">
            <text:p>-62,1438980102539</text:p>
          </table:table-cell>
          <table:table-cell office:value-type="float" office:value="-62.142505645752" calcext:value-type="float">
            <text:p>-62,142505645752</text:p>
          </table:table-cell>
          <table:table-cell office:value-type="float" office:value="-62.1141662597656" calcext:value-type="float">
            <text:p>-62,1141662597656</text:p>
          </table:table-cell>
          <table:table-cell office:value-type="float" office:value="-62.1466369628906" calcext:value-type="float">
            <text:p>-62,1466369628906</text:p>
          </table:table-cell>
          <table:table-cell office:value-type="float" office:value="-62.1157951354981" calcext:value-type="float">
            <text:p>-62,1157951354981</text:p>
          </table:table-cell>
          <table:table-cell office:value-type="float" office:value="-62.1308135986328" calcext:value-type="float">
            <text:p>-62,1308135986328</text:p>
          </table:table-cell>
          <table:table-cell office:value-type="float" office:value="-62.1447563171387" calcext:value-type="float">
            <text:p>-62,1447563171387</text:p>
          </table:table-cell>
          <table:table-cell office:value-type="float" office:value="-62.1342086791992" calcext:value-type="float">
            <text:p>-62,1342086791992</text:p>
          </table:table-cell>
          <table:table-cell office:value-type="float" office:value="-62.1239967346191" calcext:value-type="float">
            <text:p>-62,1239967346191</text:p>
          </table:table-cell>
          <table:table-cell office:value-type="float" office:value="-62.1448822021484" calcext:value-type="float">
            <text:p>-62,1448822021484</text:p>
          </table:table-cell>
          <table:table-cell office:value-type="float" office:value="-62.1463928222656" calcext:value-type="float">
            <text:p>-62,1463928222656</text:p>
          </table:table-cell>
          <table:table-cell office:value-type="float" office:value="-62.1463508605957" calcext:value-type="float">
            <text:p>-62,1463508605957</text:p>
          </table:table-cell>
          <table:table-cell office:value-type="float" office:value="-62.14794921875" calcext:value-type="float">
            <text:p>-62,14794921875</text:p>
          </table:table-cell>
          <table:table-cell office:value-type="float" office:value="-62.1439781188965" calcext:value-type="float">
            <text:p>-62,1439781188965</text:p>
          </table:table-cell>
          <table:table-cell office:value-type="float" office:value="-62.1457366943359" calcext:value-type="float">
            <text:p>-62,1457366943359</text:p>
          </table:table-cell>
          <table:table-cell office:value-type="float" office:value="-62.1296730041504" calcext:value-type="float">
            <text:p>-62,1296730041504</text:p>
          </table:table-cell>
          <table:table-cell office:value-type="float" office:value="-62.148193359375" calcext:value-type="float">
            <text:p>-62,148193359375</text:p>
          </table:table-cell>
          <table:table-cell office:value-type="float" office:value="-62.1512641906738" calcext:value-type="float">
            <text:p>-62,1512641906738</text:p>
          </table:table-cell>
          <table:table-cell office:value-type="float" office:value="-62.1375160217285" calcext:value-type="float">
            <text:p>-62,1375160217285</text:p>
          </table:table-cell>
          <table:table-cell office:value-type="float" office:value="-62.1355934143066" calcext:value-type="float">
            <text:p>-62,1355934143066</text:p>
          </table:table-cell>
          <table:table-cell office:value-type="float" office:value="-62.1260414123535" calcext:value-type="float">
            <text:p>-62,1260414123535</text:p>
          </table:table-cell>
          <table:table-cell office:value-type="float" office:value="-62.1535148620606" calcext:value-type="float">
            <text:p>-62,1535148620606</text:p>
          </table:table-cell>
          <table:table-cell office:value-type="float" office:value="-62.1314697265625" calcext:value-type="float">
            <text:p>-62,1314697265625</text:p>
          </table:table-cell>
          <table:table-cell office:value-type="float" office:value="-62.1290588378906" calcext:value-type="float">
            <text:p>-62,1290588378906</text:p>
          </table:table-cell>
          <table:table-cell office:value-type="float" office:value="-62.1550331115723" calcext:value-type="float">
            <text:p>-62,1550331115723</text:p>
          </table:table-cell>
          <table:table-cell office:value-type="float" office:value="-62.1411972045898" calcext:value-type="float">
            <text:p>-62,1411972045898</text:p>
          </table:table-cell>
          <table:table-cell office:value-type="float" office:value="-62.1367797851563" calcext:value-type="float">
            <text:p>-62,1367797851563</text:p>
          </table:table-cell>
          <table:table-cell office:value-type="float" office:value="-62.1501998901367" calcext:value-type="float">
            <text:p>-62,1501998901367</text:p>
          </table:table-cell>
          <table:table-cell office:value-type="float" office:value="-62.1491355895996" calcext:value-type="float">
            <text:p>-62,1491355895996</text:p>
          </table:table-cell>
          <table:table-cell office:value-type="float" office:value="-62.1333503723145" calcext:value-type="float">
            <text:p>-62,1333503723145</text:p>
          </table:table-cell>
          <table:table-cell office:value-type="float" office:value="-62.1391944885254" calcext:value-type="float">
            <text:p>-62,1391944885254</text:p>
          </table:table-cell>
          <table:table-cell office:value-type="float" office:value="-62.1457786560059" calcext:value-type="float">
            <text:p>-62,1457786560059</text:p>
          </table:table-cell>
          <table:table-cell office:value-type="float" office:value="-62.1264038085938" calcext:value-type="float">
            <text:p>-62,1264038085938</text:p>
          </table:table-cell>
          <table:table-cell office:value-type="float" office:value="-62.1348991394043" calcext:value-type="float">
            <text:p>-62,1348991394043</text:p>
          </table:table-cell>
          <table:table-cell office:value-type="float" office:value="-62.1291847229004" calcext:value-type="float">
            <text:p>-62,1291847229004</text:p>
          </table:table-cell>
          <table:table-cell office:value-type="float" office:value="-62.1231002807617" calcext:value-type="float">
            <text:p>-62,1231002807617</text:p>
          </table:table-cell>
          <table:table-cell office:value-type="float" office:value="-62.1395225524902" calcext:value-type="float">
            <text:p>-62,1395225524902</text:p>
          </table:table-cell>
          <table:table-cell office:value-type="float" office:value="-62.1281585693359" calcext:value-type="float">
            <text:p>-62,1281585693359</text:p>
          </table:table-cell>
          <table:table-cell office:value-type="float" office:value="-62.1351051330566" calcext:value-type="float">
            <text:p>-62,1351051330566</text:p>
          </table:table-cell>
          <table:table-cell office:value-type="float" office:value="-62.1172637939453" calcext:value-type="float">
            <text:p>-62,1172637939453</text:p>
          </table:table-cell>
          <table:table-cell office:value-type="float" office:value="-62.121711730957" calcext:value-type="float">
            <text:p>-62,121711730957</text:p>
          </table:table-cell>
          <table:table-cell office:value-type="float" office:value="-62.1173057556152" calcext:value-type="float">
            <text:p>-62,1173057556152</text:p>
          </table:table-cell>
          <table:table-cell office:value-type="float" office:value="-62.1275062561035" calcext:value-type="float">
            <text:p>-62,1275062561035</text:p>
          </table:table-cell>
          <table:table-cell office:value-type="float" office:value="-62.1272621154785" calcext:value-type="float">
            <text:p>-62,1272621154785</text:p>
          </table:table-cell>
          <table:table-cell office:value-type="float" office:value="-62.1330642700195" calcext:value-type="float">
            <text:p>-62,1330642700195</text:p>
          </table:table-cell>
          <table:table-cell office:value-type="float" office:value="-62.1497039794922" calcext:value-type="float">
            <text:p>-62,1497039794922</text:p>
          </table:table-cell>
          <table:table-cell office:value-type="float" office:value="-62.1135520935059" calcext:value-type="float">
            <text:p>-62,1135520935059</text:p>
          </table:table-cell>
          <table:table-cell office:value-type="float" office:value="-62.1274681091309" calcext:value-type="float">
            <text:p>-62,1274681091309</text:p>
          </table:table-cell>
          <table:table-cell office:value-type="float" office:value="-62.1448822021484" calcext:value-type="float">
            <text:p>-62,1448822021484</text:p>
          </table:table-cell>
          <table:table-cell office:value-type="float" office:value="-62.1353912353516" calcext:value-type="float">
            <text:p>-62,1353912353516</text:p>
          </table:table-cell>
          <table:table-cell office:value-type="float" office:value="-62.1159172058106" calcext:value-type="float">
            <text:p>-62,1159172058106</text:p>
          </table:table-cell>
          <table:table-cell office:value-type="float" office:value="-62.1420135498047" calcext:value-type="float">
            <text:p>-62,1420135498047</text:p>
          </table:table-cell>
          <table:table-cell office:value-type="float" office:value="-62.1419715881348" calcext:value-type="float">
            <text:p>-62,1419715881348</text:p>
          </table:table-cell>
          <table:table-cell office:value-type="float" office:value="-62.1359634399414" calcext:value-type="float">
            <text:p>-62,1359634399414</text:p>
          </table:table-cell>
          <table:table-cell office:value-type="float" office:value="-62.129753112793" calcext:value-type="float">
            <text:p>-62,129753112793</text:p>
          </table:table-cell>
          <table:table-cell office:value-type="float" office:value="-62.1535568237305" calcext:value-type="float">
            <text:p>-62,1535568237305</text:p>
          </table:table-cell>
          <table:table-cell office:value-type="float" office:value="-62.1382102966309" calcext:value-type="float">
            <text:p>-62,1382102966309</text:p>
          </table:table-cell>
          <table:table-cell office:value-type="float" office:value="-62.1566734313965" calcext:value-type="float">
            <text:p>-62,1566734313965</text:p>
          </table:table-cell>
          <table:table-cell office:value-type="float" office:value="-62.1164054870606" calcext:value-type="float">
            <text:p>-62,1164054870606</text:p>
          </table:table-cell>
          <table:table-cell office:value-type="float" office:value="-62.1253433227539" calcext:value-type="float">
            <text:p>-62,1253433227539</text:p>
          </table:table-cell>
          <table:table-cell office:value-type="float" office:value="-62.1572418212891" calcext:value-type="float">
            <text:p>-62,1572418212891</text:p>
          </table:table-cell>
          <table:table-cell office:value-type="float" office:value="-62.1378860473633" calcext:value-type="float">
            <text:p>-62,1378860473633</text:p>
          </table:table-cell>
          <table:table-cell office:value-type="float" office:value="-62.1418952941895" calcext:value-type="float">
            <text:p>-62,1418952941895</text:p>
          </table:table-cell>
          <table:table-cell office:value-type="float" office:value="-62.1392784118652" calcext:value-type="float">
            <text:p>-62,1392784118652</text:p>
          </table:table-cell>
          <table:table-cell office:value-type="float" office:value="-62.1295890808106" calcext:value-type="float">
            <text:p>-62,1295890808106</text:p>
          </table:table-cell>
          <table:table-cell office:value-type="float" office:value="-62.1435317993164" calcext:value-type="float">
            <text:p>-62,1435317993164</text:p>
          </table:table-cell>
          <table:table-cell office:value-type="float" office:value="-62.1284866333008" calcext:value-type="float">
            <text:p>-62,1284866333008</text:p>
          </table:table-cell>
          <table:table-cell office:value-type="float" office:value="-62.1555633544922" calcext:value-type="float">
            <text:p>-62,1555633544922</text:p>
          </table:table-cell>
          <table:table-cell office:value-type="float" office:value="-62.1369438171387" calcext:value-type="float">
            <text:p>-62,1369438171387</text:p>
          </table:table-cell>
          <table:table-cell office:value-type="float" office:value="-62.1411170959473" calcext:value-type="float">
            <text:p>-62,1411170959473</text:p>
          </table:table-cell>
          <table:table-cell office:value-type="float" office:value="-62.1364555358887" calcext:value-type="float">
            <text:p>-62,1364555358887</text:p>
          </table:table-cell>
          <table:table-cell office:value-type="float" office:value="-62.1401329040527" calcext:value-type="float">
            <text:p>-62,1401329040527</text:p>
          </table:table-cell>
          <table:table-cell office:value-type="float" office:value="-62.149829864502" calcext:value-type="float">
            <text:p>-62,149829864502</text:p>
          </table:table-cell>
          <table:table-cell office:value-type="float" office:value="-62.1482353210449" calcext:value-type="float">
            <text:p>-62,1482353210449</text:p>
          </table:table-cell>
          <table:table-cell office:value-type="float" office:value="-62.1226463317871" calcext:value-type="float">
            <text:p>-62,1226463317871</text:p>
          </table:table-cell>
          <table:table-cell office:value-type="float" office:value="-62.1336364746094" calcext:value-type="float">
            <text:p>-62,1336364746094</text:p>
          </table:table-cell>
          <table:table-cell office:value-type="float" office:value="-62.129508972168" calcext:value-type="float">
            <text:p>-62,129508972168</text:p>
          </table:table-cell>
          <table:table-cell office:value-type="float" office:value="-62.1193046569824" calcext:value-type="float">
            <text:p>-62,1193046569824</text:p>
          </table:table-cell>
          <table:table-cell office:value-type="float" office:value="-62.1355514526367" calcext:value-type="float">
            <text:p>-62,1355514526367</text:p>
          </table:table-cell>
          <table:table-cell office:value-type="float" office:value="-62.1268920898438" calcext:value-type="float">
            <text:p>-62,1268920898438</text:p>
          </table:table-cell>
          <table:table-cell office:value-type="float" office:value="-62.1193046569824" calcext:value-type="float">
            <text:p>-62,1193046569824</text:p>
          </table:table-cell>
          <table:table-cell office:value-type="float" office:value="-62.1238746643066" calcext:value-type="float">
            <text:p>-62,1238746643066</text:p>
          </table:table-cell>
          <table:table-cell office:value-type="float" office:value="-62.1063003540039" calcext:value-type="float">
            <text:p>-62,1063003540039</text:p>
          </table:table-cell>
          <table:table-cell office:value-type="float" office:value="-62.1203651428223" calcext:value-type="float">
            <text:p>-62,1203651428223</text:p>
          </table:table-cell>
          <table:table-cell office:value-type="float" office:value="-62.1151847839356" calcext:value-type="float">
            <text:p>-62,1151847839356</text:p>
          </table:table-cell>
          <table:table-cell office:value-type="float" office:value="-62.1324081420898" calcext:value-type="float">
            <text:p>-62,1324081420898</text:p>
          </table:table-cell>
          <table:table-cell office:value-type="float" office:value="-62.1241989135742" calcext:value-type="float">
            <text:p>-62,1241989135742</text:p>
          </table:table-cell>
          <table:table-cell office:value-type="float" office:value="-62.1314277648926" calcext:value-type="float">
            <text:p>-62,1314277648926</text:p>
          </table:table-cell>
          <table:table-cell office:value-type="float" office:value="-62.1262855529785" calcext:value-type="float">
            <text:p>-62,1262855529785</text:p>
          </table:table-cell>
          <table:table-cell office:value-type="float" office:value="-62.1322059631348" calcext:value-type="float">
            <text:p>-62,1322059631348</text:p>
          </table:table-cell>
          <table:table-cell office:value-type="float" office:value="-62.1369438171387" calcext:value-type="float">
            <text:p>-62,1369438171387</text:p>
          </table:table-cell>
          <table:table-cell office:value-type="float" office:value="-62.1093978881836" calcext:value-type="float">
            <text:p>-62,1093978881836</text:p>
          </table:table-cell>
          <table:table-cell office:value-type="float" office:value="-62.1221580505371" calcext:value-type="float">
            <text:p>-62,1221580505371</text:p>
          </table:table-cell>
          <table:table-cell office:value-type="float" office:value="-62.1195068359375" calcext:value-type="float">
            <text:p>-62,1195068359375</text:p>
          </table:table-cell>
          <table:table-cell office:value-type="float" office:value="-62.1202812194824" calcext:value-type="float">
            <text:p>-62,1202812194824</text:p>
          </table:table-cell>
          <table:table-cell office:value-type="float" office:value="-62.1365776062012" calcext:value-type="float">
            <text:p>-62,1365776062012</text:p>
          </table:table-cell>
          <table:table-cell office:value-type="float" office:value="-62.1265678405762" calcext:value-type="float">
            <text:p>-62,1265678405762</text:p>
          </table:table-cell>
          <table:table-cell office:value-type="float" office:value="-62.1111068725586" calcext:value-type="float">
            <text:p>-62,1111068725586</text:p>
          </table:table-cell>
          <table:table-cell office:value-type="float" office:value="-62.148193359375" calcext:value-type="float">
            <text:p>-62,148193359375</text:p>
          </table:table-cell>
          <table:table-cell office:value-type="float" office:value="-62.127872467041" calcext:value-type="float">
            <text:p>-62,127872467041</text:p>
          </table:table-cell>
          <table:table-cell office:value-type="float" office:value="-62.1275901794434" calcext:value-type="float">
            <text:p>-62,1275901794434</text:p>
          </table:table-cell>
          <table:table-cell office:value-type="float" office:value="-62.1033668518066" calcext:value-type="float">
            <text:p>-62,1033668518066</text:p>
          </table:table-cell>
          <table:table-cell office:value-type="float" office:value="-62.1212997436523" calcext:value-type="float">
            <text:p>-62,1212997436523</text:p>
          </table:table-cell>
          <table:table-cell office:value-type="float" office:value="-62.1286125183106" calcext:value-type="float">
            <text:p>-62,1286125183106</text:p>
          </table:table-cell>
          <table:table-cell office:value-type="float" office:value="-62.1351051330566" calcext:value-type="float">
            <text:p>-62,1351051330566</text:p>
          </table:table-cell>
          <table:table-cell office:value-type="float" office:value="-62.1238327026367" calcext:value-type="float">
            <text:p>-62,1238327026367</text:p>
          </table:table-cell>
          <table:table-cell office:value-type="float" office:value="-62.119384765625" calcext:value-type="float">
            <text:p>-62,119384765625</text:p>
          </table:table-cell>
          <table:table-cell office:value-type="float" office:value="-62.1266479492188" calcext:value-type="float">
            <text:p>-62,1266479492188</text:p>
          </table:table-cell>
          <table:table-cell office:value-type="float" office:value="-62.1487236022949" calcext:value-type="float">
            <text:p>-62,1487236022949</text:p>
          </table:table-cell>
          <table:table-cell office:value-type="float" office:value="-62.1401748657227" calcext:value-type="float">
            <text:p>-62,1401748657227</text:p>
          </table:table-cell>
          <table:table-cell office:value-type="float" office:value="-62.1360855102539" calcext:value-type="float">
            <text:p>-62,1360855102539</text:p>
          </table:table-cell>
          <table:table-cell office:value-type="float" office:value="-62.1167755126953" calcext:value-type="float">
            <text:p>-62,1167755126953</text:p>
          </table:table-cell>
          <table:table-cell office:value-type="float" office:value="-62.1248550415039" calcext:value-type="float">
            <text:p>-62,1248550415039</text:p>
          </table:table-cell>
          <table:table-cell office:value-type="float" office:value="-62.1296730041504" calcext:value-type="float">
            <text:p>-62,1296730041504</text:p>
          </table:table-cell>
          <table:table-cell office:value-type="float" office:value="-62.1314697265625" calcext:value-type="float">
            <text:p>-62,1314697265625</text:p>
          </table:table-cell>
          <table:table-cell office:value-type="float" office:value="-62.1310195922852" calcext:value-type="float">
            <text:p>-62,1310195922852</text:p>
          </table:table-cell>
          <table:table-cell office:value-type="float" office:value="-62.1445541381836" calcext:value-type="float">
            <text:p>-62,1445541381836</text:p>
          </table:table-cell>
          <table:table-cell office:value-type="float" office:value="-62.1314277648926" calcext:value-type="float">
            <text:p>-62,1314277648926</text:p>
          </table:table-cell>
          <table:table-cell office:value-type="float" office:value="-62.1264038085938" calcext:value-type="float">
            <text:p>-62,1264038085938</text:p>
          </table:table-cell>
          <table:table-cell office:value-type="float" office:value="-62.1355514526367" calcext:value-type="float">
            <text:p>-62,1355514526367</text:p>
          </table:table-cell>
          <table:table-cell office:value-type="float" office:value="-62.1292228698731" calcext:value-type="float">
            <text:p>-62,1292228698731</text:p>
          </table:table-cell>
          <table:table-cell office:value-type="float" office:value="-62.116081237793" calcext:value-type="float">
            <text:p>-62,116081237793</text:p>
          </table:table-cell>
          <table:table-cell office:value-type="float" office:value="-62.1165313720703" calcext:value-type="float">
            <text:p>-62,1165313720703</text:p>
          </table:table-cell>
          <table:table-cell office:value-type="float" office:value="-62.1215858459473" calcext:value-type="float">
            <text:p>-62,1215858459473</text:p>
          </table:table-cell>
          <table:table-cell office:value-type="float" office:value="-62.1263618469238" calcext:value-type="float">
            <text:p>-62,1263618469238</text:p>
          </table:table-cell>
          <table:table-cell office:value-type="float" office:value="-62.1373977661133" calcext:value-type="float">
            <text:p>-62,1373977661133</text:p>
          </table:table-cell>
          <table:table-cell office:value-type="float" office:value="-62.1151847839356" calcext:value-type="float">
            <text:p>-62,1151847839356</text:p>
          </table:table-cell>
          <table:table-cell office:value-type="float" office:value="-62.1429138183594" calcext:value-type="float">
            <text:p>-62,1429138183594</text:p>
          </table:table-cell>
          <table:table-cell office:value-type="float" office:value="-62.1279563903809" calcext:value-type="float">
            <text:p>-62,1279563903809</text:p>
          </table:table-cell>
          <table:table-cell office:value-type="float" office:value="-62.1335525512695" calcext:value-type="float">
            <text:p>-62,1335525512695</text:p>
          </table:table-cell>
          <table:table-cell office:value-type="float" office:value="-62.1327743530273" calcext:value-type="float">
            <text:p>-62,1327743530273</text:p>
          </table:table-cell>
          <table:table-cell office:value-type="float" office:value="-62.1308135986328" calcext:value-type="float">
            <text:p>-62,1308135986328</text:p>
          </table:table-cell>
          <table:table-cell office:value-type="float" office:value="-62.1054458618164" calcext:value-type="float">
            <text:p>-62,1054458618164</text:p>
          </table:table-cell>
          <table:table-cell office:value-type="float" office:value="-62.1311836242676" calcext:value-type="float">
            <text:p>-62,1311836242676</text:p>
          </table:table-cell>
          <table:table-cell office:value-type="float" office:value="-62.1357192993164" calcext:value-type="float">
            <text:p>-62,1357192993164</text:p>
          </table:table-cell>
          <table:table-cell office:value-type="float" office:value="-62.1359214782715" calcext:value-type="float">
            <text:p>-62,1359214782715</text:p>
          </table:table-cell>
          <table:table-cell office:value-type="float" office:value="-62.1154289245606" calcext:value-type="float">
            <text:p>-62,1154289245606</text:p>
          </table:table-cell>
          <table:table-cell office:value-type="float" office:value="-62.1172637939453" calcext:value-type="float">
            <text:p>-62,1172637939453</text:p>
          </table:table-cell>
          <table:table-cell office:value-type="float" office:value="-62.1372718811035" calcext:value-type="float">
            <text:p>-62,1372718811035</text:p>
          </table:table-cell>
          <table:table-cell office:value-type="float" office:value="-62.1062202453613" calcext:value-type="float">
            <text:p>-62,1062202453613</text:p>
          </table:table-cell>
          <table:table-cell office:value-type="float" office:value="-62.1264877319336" calcext:value-type="float">
            <text:p>-62,1264877319336</text:p>
          </table:table-cell>
          <table:table-cell office:value-type="float" office:value="-62.1166114807129" calcext:value-type="float">
            <text:p>-62,1166114807129</text:p>
          </table:table-cell>
          <table:table-cell office:value-type="float" office:value="-62.125545501709" calcext:value-type="float">
            <text:p>-62,125545501709</text:p>
          </table:table-cell>
          <table:table-cell office:value-type="float" office:value="-62.1315879821777" calcext:value-type="float">
            <text:p>-62,1315879821777</text:p>
          </table:table-cell>
          <table:table-cell office:value-type="float" office:value="-62.1106605529785" calcext:value-type="float">
            <text:p>-62,1106605529785</text:p>
          </table:table-cell>
          <table:table-cell office:value-type="float" office:value="-62.1206932067871" calcext:value-type="float">
            <text:p>-62,1206932067871</text:p>
          </table:table-cell>
          <table:table-cell office:value-type="float" office:value="-62.1178779602051" calcext:value-type="float">
            <text:p>-62,1178779602051</text:p>
          </table:table-cell>
          <table:table-cell office:value-type="float" office:value="-62.121509552002" calcext:value-type="float">
            <text:p>-62,121509552002</text:p>
          </table:table-cell>
          <table:table-cell office:value-type="float" office:value="-62.1250991821289" calcext:value-type="float">
            <text:p>-62,1250991821289</text:p>
          </table:table-cell>
          <table:table-cell office:value-type="float" office:value="-62.1098861694336" calcext:value-type="float">
            <text:p>-62,1098861694336</text:p>
          </table:table-cell>
          <table:table-cell office:value-type="float" office:value="-62.1271820068359" calcext:value-type="float">
            <text:p>-62,1271820068359</text:p>
          </table:table-cell>
          <table:table-cell office:value-type="float" office:value="-62.1273460388184" calcext:value-type="float">
            <text:p>-62,1273460388184</text:p>
          </table:table-cell>
          <table:table-cell office:value-type="float" office:value="-62.1198768615723" calcext:value-type="float">
            <text:p>-62,1198768615723</text:p>
          </table:table-cell>
          <table:table-cell office:value-type="float" office:value="-62.1092338562012" calcext:value-type="float">
            <text:p>-62,1092338562012</text:p>
          </table:table-cell>
          <table:table-cell office:value-type="float" office:value="-62.1213417053223" calcext:value-type="float">
            <text:p>-62,1213417053223</text:p>
          </table:table-cell>
          <table:table-cell office:value-type="float" office:value="-62.1164054870606" calcext:value-type="float">
            <text:p>-62,1164054870606</text:p>
          </table:table-cell>
          <table:table-cell office:value-type="float" office:value="-62.1251792907715" calcext:value-type="float">
            <text:p>-62,1251792907715</text:p>
          </table:table-cell>
          <table:table-cell office:value-type="float" office:value="-62.1023902893066" calcext:value-type="float">
            <text:p>-62,1023902893066</text:p>
          </table:table-cell>
          <table:table-cell office:value-type="float" office:value="-62.1393966674805" calcext:value-type="float">
            <text:p>-62,1393966674805</text:p>
          </table:table-cell>
          <table:table-cell office:value-type="float" office:value="-62.1097221374512" calcext:value-type="float">
            <text:p>-62,1097221374512</text:p>
          </table:table-cell>
          <table:table-cell office:value-type="float" office:value="-62.1107025146484" calcext:value-type="float">
            <text:p>-62,1107025146484</text:p>
          </table:table-cell>
          <table:table-cell office:value-type="float" office:value="-62.115592956543" calcext:value-type="float">
            <text:p>-62,115592956543</text:p>
          </table:table-cell>
          <table:table-cell office:value-type="float" office:value="-62.1000709533691" calcext:value-type="float">
            <text:p>-62,1000709533691</text:p>
          </table:table-cell>
          <table:table-cell office:value-type="float" office:value="-62.0986442565918" calcext:value-type="float">
            <text:p>-62,0986442565918</text:p>
          </table:table-cell>
          <table:table-cell office:value-type="float" office:value="-62.1199150085449" calcext:value-type="float">
            <text:p>-62,1199150085449</text:p>
          </table:table-cell>
          <table:table-cell office:value-type="float" office:value="-62.1197509765625" calcext:value-type="float">
            <text:p>-62,1197509765625</text:p>
          </table:table-cell>
          <table:table-cell office:value-type="float" office:value="-62.1184883117676" calcext:value-type="float">
            <text:p>-62,1184883117676</text:p>
          </table:table-cell>
          <table:table-cell office:value-type="float" office:value="-62.1193428039551" calcext:value-type="float">
            <text:p>-62,1193428039551</text:p>
          </table:table-cell>
          <table:table-cell office:value-type="float" office:value="-62.1104583740234" calcext:value-type="float">
            <text:p>-62,1104583740234</text:p>
          </table:table-cell>
          <table:table-cell office:value-type="float" office:value="-62.1402969360352" calcext:value-type="float">
            <text:p>-62,1402969360352</text:p>
          </table:table-cell>
          <table:table-cell office:value-type="float" office:value="-62.1243629455566" calcext:value-type="float">
            <text:p>-62,1243629455566</text:p>
          </table:table-cell>
          <table:table-cell office:value-type="float" office:value="-62.1318397521973" calcext:value-type="float">
            <text:p>-62,1318397521973</text:p>
          </table:table-cell>
          <table:table-cell office:value-type="float" office:value="-62.1313858032227" calcext:value-type="float">
            <text:p>-62,1313858032227</text:p>
          </table:table-cell>
          <table:table-cell office:value-type="float" office:value="-62.0941696166992" calcext:value-type="float">
            <text:p>-62,0941696166992</text:p>
          </table:table-cell>
          <table:table-cell office:value-type="float" office:value="-62.1025924682617" calcext:value-type="float">
            <text:p>-62,1025924682617</text:p>
          </table:table-cell>
          <table:table-cell office:value-type="float" office:value="-62.1170997619629" calcext:value-type="float">
            <text:p>-62,1170997619629</text:p>
          </table:table-cell>
          <table:table-cell office:value-type="float" office:value="-62.1079330444336" calcext:value-type="float">
            <text:p>-62,1079330444336</text:p>
          </table:table-cell>
          <table:table-cell office:value-type="float" office:value="-62.1033668518066" calcext:value-type="float">
            <text:p>-62,1033668518066</text:p>
          </table:table-cell>
          <table:table-cell office:value-type="float" office:value="-62.1178779602051" calcext:value-type="float">
            <text:p>-62,1178779602051</text:p>
          </table:table-cell>
          <table:table-cell office:value-type="float" office:value="-62.1327743530273" calcext:value-type="float">
            <text:p>-62,1327743530273</text:p>
          </table:table-cell>
          <table:table-cell office:value-type="float" office:value="-62.1288986206055" calcext:value-type="float">
            <text:p>-62,1288986206055</text:p>
          </table:table-cell>
          <table:table-cell office:value-type="float" office:value="-62.1129417419434" calcext:value-type="float">
            <text:p>-62,1129417419434</text:p>
          </table:table-cell>
          <table:table-cell office:value-type="float" office:value="-62.1204071044922" calcext:value-type="float">
            <text:p>-62,1204071044922</text:p>
          </table:table-cell>
          <table:table-cell office:value-type="float" office:value="-62.1106605529785" calcext:value-type="float">
            <text:p>-62,1106605529785</text:p>
          </table:table-cell>
          <table:table-cell office:value-type="float" office:value="-62.1295471191406" calcext:value-type="float">
            <text:p>-62,1295471191406</text:p>
          </table:table-cell>
          <table:table-cell office:value-type="float" office:value="-62.1177139282227" calcext:value-type="float">
            <text:p>-62,1177139282227</text:p>
          </table:table-cell>
          <table:table-cell office:value-type="float" office:value="-62.121955871582" calcext:value-type="float">
            <text:p>-62,121955871582</text:p>
          </table:table-cell>
          <table:table-cell office:value-type="float" office:value="-62.1122894287109" calcext:value-type="float">
            <text:p>-62,1122894287109</text:p>
          </table:table-cell>
          <table:table-cell office:value-type="float" office:value="-62.0992546081543" calcext:value-type="float">
            <text:p>-62,0992546081543</text:p>
          </table:table-cell>
          <table:table-cell office:value-type="float" office:value="-62.1202812194824" calcext:value-type="float">
            <text:p>-62,1202812194824</text:p>
          </table:table-cell>
          <table:table-cell office:value-type="float" office:value="-62.1241607666016" calcext:value-type="float">
            <text:p>-62,1241607666016</text:p>
          </table:table-cell>
          <table:table-cell office:value-type="float" office:value="-62.1244850158691" calcext:value-type="float">
            <text:p>-62,1244850158691</text:p>
          </table:table-cell>
          <table:table-cell office:value-type="float" office:value="-62.1138000488281" calcext:value-type="float">
            <text:p>-62,1138000488281</text:p>
          </table:table-cell>
          <table:table-cell office:value-type="float" office:value="-62.1168556213379" calcext:value-type="float">
            <text:p>-62,1168556213379</text:p>
          </table:table-cell>
          <table:table-cell office:value-type="float" office:value="-62.1079330444336" calcext:value-type="float">
            <text:p>-62,1079330444336</text:p>
          </table:table-cell>
          <table:table-cell office:value-type="float" office:value="-62.1212615966797" calcext:value-type="float">
            <text:p>-62,1212615966797</text:p>
          </table:table-cell>
          <table:table-cell office:value-type="float" office:value="-62.1100082397461" calcext:value-type="float">
            <text:p>-62,1100082397461</text:p>
          </table:table-cell>
          <table:table-cell office:value-type="float" office:value="-62.1076889038086" calcext:value-type="float">
            <text:p>-62,1076889038086</text:p>
          </table:table-cell>
          <table:table-cell office:value-type="float" office:value="-62.1137161254883" calcext:value-type="float">
            <text:p>-62,1137161254883</text:p>
          </table:table-cell>
          <table:table-cell office:value-type="float" office:value="-62.1143302917481" calcext:value-type="float">
            <text:p>-62,1143302917481</text:p>
          </table:table-cell>
          <table:table-cell office:value-type="float" office:value="-62.1217956542969" calcext:value-type="float">
            <text:p>-62,1217956542969</text:p>
          </table:table-cell>
          <table:table-cell office:value-type="float" office:value="-62.1134719848633" calcext:value-type="float">
            <text:p>-62,1134719848633</text:p>
          </table:table-cell>
          <table:table-cell office:value-type="float" office:value="-62.1095199584961" calcext:value-type="float">
            <text:p>-62,1095199584961</text:p>
          </table:table-cell>
          <table:table-cell office:value-type="float" office:value="-62.1140022277832" calcext:value-type="float">
            <text:p>-62,1140022277832</text:p>
          </table:table-cell>
          <table:table-cell office:value-type="float" office:value="-62.1202392578125" calcext:value-type="float">
            <text:p>-62,1202392578125</text:p>
          </table:table-cell>
          <table:table-cell office:value-type="float" office:value="-62.1253433227539" calcext:value-type="float">
            <text:p>-62,1253433227539</text:p>
          </table:table-cell>
          <table:table-cell office:value-type="float" office:value="-62.1143684387207" calcext:value-type="float">
            <text:p>-62,1143684387207</text:p>
          </table:table-cell>
          <table:table-cell office:value-type="float" office:value="-62.1272201538086" calcext:value-type="float">
            <text:p>-62,1272201538086</text:p>
          </table:table-cell>
          <table:table-cell office:value-type="float" office:value="-62.1362075805664" calcext:value-type="float">
            <text:p>-62,1362075805664</text:p>
          </table:table-cell>
          <table:table-cell office:value-type="float" office:value="-62.1270980834961" calcext:value-type="float">
            <text:p>-62,1270980834961</text:p>
          </table:table-cell>
          <table:table-cell office:value-type="float" office:value="-62.1241989135742" calcext:value-type="float">
            <text:p>-62,1241989135742</text:p>
          </table:table-cell>
          <table:table-cell office:value-type="float" office:value="-62.1293869018555" calcext:value-type="float">
            <text:p>-62,1293869018555</text:p>
          </table:table-cell>
          <table:table-cell office:value-type="float" office:value="-62.1364135742188" calcext:value-type="float">
            <text:p>-62,1364135742188</text:p>
          </table:table-cell>
          <table:table-cell office:value-type="float" office:value="-62.1067047119141" calcext:value-type="float">
            <text:p>-62,1067047119141</text:p>
          </table:table-cell>
          <table:table-cell office:value-type="float" office:value="-62.1182441711426" calcext:value-type="float">
            <text:p>-62,1182441711426</text:p>
          </table:table-cell>
          <table:table-cell office:value-type="float" office:value="-62.1000289916992" calcext:value-type="float">
            <text:p>-62,1000289916992</text:p>
          </table:table-cell>
          <table:table-cell office:value-type="float" office:value="-62.0917701721191" calcext:value-type="float">
            <text:p>-62,0917701721191</text:p>
          </table:table-cell>
          <table:table-cell office:value-type="float" office:value="-62.1133918762207" calcext:value-type="float">
            <text:p>-62,1133918762207</text:p>
          </table:table-cell>
          <table:table-cell office:value-type="float" office:value="-62.0990524291992" calcext:value-type="float">
            <text:p>-62,0990524291992</text:p>
          </table:table-cell>
          <table:table-cell office:value-type="float" office:value="-62.1049575805664" calcext:value-type="float">
            <text:p>-62,1049575805664</text:p>
          </table:table-cell>
          <table:table-cell office:value-type="float" office:value="-62.1362495422363" calcext:value-type="float">
            <text:p>-62,1362495422363</text:p>
          </table:table-cell>
          <table:table-cell office:value-type="float" office:value="-62.1143684387207" calcext:value-type="float">
            <text:p>-62,1143684387207</text:p>
          </table:table-cell>
          <table:table-cell office:value-type="float" office:value="-62.1183662414551" calcext:value-type="float">
            <text:p>-62,1183662414551</text:p>
          </table:table-cell>
          <table:table-cell office:value-type="float" office:value="-62.1084213256836" calcext:value-type="float">
            <text:p>-62,1084213256836</text:p>
          </table:table-cell>
          <table:table-cell office:value-type="float" office:value="-62.1159591674805" calcext:value-type="float">
            <text:p>-62,1159591674805</text:p>
          </table:table-cell>
          <table:table-cell office:value-type="float" office:value="-62.1091117858887" calcext:value-type="float">
            <text:p>-62,1091117858887</text:p>
          </table:table-cell>
          <table:table-cell office:value-type="float" office:value="-62.1151847839356" calcext:value-type="float">
            <text:p>-62,1151847839356</text:p>
          </table:table-cell>
          <table:table-cell office:value-type="float" office:value="-62.1204490661621" calcext:value-type="float">
            <text:p>-62,1204490661621</text:p>
          </table:table-cell>
          <table:table-cell office:value-type="float" office:value="-62.1224021911621" calcext:value-type="float">
            <text:p>-62,1224021911621</text:p>
          </table:table-cell>
          <table:table-cell office:value-type="float" office:value="-62.1159172058106" calcext:value-type="float">
            <text:p>-62,1159172058106</text:p>
          </table:table-cell>
          <table:table-cell office:value-type="float" office:value="-62.1067047119141" calcext:value-type="float">
            <text:p>-62,1067047119141</text:p>
          </table:table-cell>
          <table:table-cell office:value-type="float" office:value="-62.0973472595215" calcext:value-type="float">
            <text:p>-62,0973472595215</text:p>
          </table:table-cell>
          <table:table-cell office:value-type="float" office:value="-62.1202392578125" calcext:value-type="float">
            <text:p>-62,1202392578125</text:p>
          </table:table-cell>
          <table:table-cell office:value-type="float" office:value="-62.1089515686035" calcext:value-type="float">
            <text:p>-62,1089515686035</text:p>
          </table:table-cell>
          <table:table-cell office:value-type="float" office:value="-62.1298332214356" calcext:value-type="float">
            <text:p>-62,1298332214356</text:p>
          </table:table-cell>
          <table:table-cell office:value-type="float" office:value="-62.1149406433106" calcext:value-type="float">
            <text:p>-62,1149406433106</text:p>
          </table:table-cell>
          <table:table-cell office:value-type="float" office:value="-62.1135139465332" calcext:value-type="float">
            <text:p>-62,1135139465332</text:p>
          </table:table-cell>
          <table:table-cell office:value-type="float" office:value="-62.1181221008301" calcext:value-type="float">
            <text:p>-62,1181221008301</text:p>
          </table:table-cell>
          <table:table-cell office:value-type="float" office:value="-62.1106185913086" calcext:value-type="float">
            <text:p>-62,1106185913086</text:p>
          </table:table-cell>
          <table:table-cell office:value-type="float" office:value="-62.1174278259277" calcext:value-type="float">
            <text:p>-62,1174278259277</text:p>
          </table:table-cell>
          <table:table-cell office:value-type="float" office:value="-62.106502532959" calcext:value-type="float">
            <text:p>-62,106502532959</text:p>
          </table:table-cell>
          <table:table-cell office:value-type="float" office:value="-62.0967330932617" calcext:value-type="float">
            <text:p>-62,0967330932617</text:p>
          </table:table-cell>
          <table:table-cell office:value-type="float" office:value="-62.1146965026856" calcext:value-type="float">
            <text:p>-62,1146965026856</text:p>
          </table:table-cell>
          <table:table-cell office:value-type="float" office:value="-62.1176719665527" calcext:value-type="float">
            <text:p>-62,1176719665527</text:p>
          </table:table-cell>
          <table:table-cell office:value-type="float" office:value="-62.1202392578125" calcext:value-type="float">
            <text:p>-62,1202392578125</text:p>
          </table:table-cell>
          <table:table-cell office:value-type="float" office:value="-62.1038131713867" calcext:value-type="float">
            <text:p>-62,1038131713867</text:p>
          </table:table-cell>
          <table:table-cell office:value-type="float" office:value="-62.1188163757324" calcext:value-type="float">
            <text:p>-62,1188163757324</text:p>
          </table:table-cell>
          <table:table-cell office:value-type="float" office:value="-62.1098861694336" calcext:value-type="float">
            <text:p>-62,1098861694336</text:p>
          </table:table-cell>
          <table:table-cell office:value-type="float" office:value="-62.1025161743164" calcext:value-type="float">
            <text:p>-62,1025161743164</text:p>
          </table:table-cell>
          <table:table-cell office:value-type="float" office:value="-62.1292610168457" calcext:value-type="float">
            <text:p>-62,1292610168457</text:p>
          </table:table-cell>
          <table:table-cell office:value-type="float" office:value="-62.1170616149902" calcext:value-type="float">
            <text:p>-62,1170616149902</text:p>
          </table:table-cell>
          <table:table-cell office:value-type="float" office:value="-62.1324920654297" calcext:value-type="float">
            <text:p>-62,1324920654297</text:p>
          </table:table-cell>
          <table:table-cell office:value-type="float" office:value="-62.0960426330566" calcext:value-type="float">
            <text:p>-62,0960426330566</text:p>
          </table:table-cell>
          <table:table-cell office:value-type="float" office:value="-62.1328964233398" calcext:value-type="float">
            <text:p>-62,1328964233398</text:p>
          </table:table-cell>
          <table:table-cell office:value-type="float" office:value="-62.0896949768066" calcext:value-type="float">
            <text:p>-62,0896949768066</text:p>
          </table:table-cell>
          <table:table-cell office:value-type="float" office:value="-62.1035346984863" calcext:value-type="float">
            <text:p>-62,1035346984863</text:p>
          </table:table-cell>
          <table:table-cell office:value-type="float" office:value="-62.1216278076172" calcext:value-type="float">
            <text:p>-62,1216278076172</text:p>
          </table:table-cell>
          <table:table-cell office:value-type="float" office:value="-62.1056900024414" calcext:value-type="float">
            <text:p>-62,1056900024414</text:p>
          </table:table-cell>
          <table:table-cell office:value-type="float" office:value="-62.1168975830078" calcext:value-type="float">
            <text:p>-62,1168975830078</text:p>
          </table:table-cell>
          <table:table-cell office:value-type="float" office:value="-62.1069145202637" calcext:value-type="float">
            <text:p>-62,1069145202637</text:p>
          </table:table-cell>
          <table:table-cell office:value-type="float" office:value="-62.1047515869141" calcext:value-type="float">
            <text:p>-62,1047515869141</text:p>
          </table:table-cell>
          <table:table-cell office:value-type="float" office:value="-62.1111068725586" calcext:value-type="float">
            <text:p>-62,1111068725586</text:p>
          </table:table-cell>
          <table:table-cell office:value-type="float" office:value="-62.1252593994141" calcext:value-type="float">
            <text:p>-62,1252593994141</text:p>
          </table:table-cell>
          <table:table-cell office:value-type="float" office:value="-62.1189346313477" calcext:value-type="float">
            <text:p>-62,1189346313477</text:p>
          </table:table-cell>
          <table:table-cell office:value-type="float" office:value="-62.1297149658203" calcext:value-type="float">
            <text:p>-62,1297149658203</text:p>
          </table:table-cell>
          <table:table-cell office:value-type="float" office:value="-62.1259155273438" calcext:value-type="float">
            <text:p>-62,1259155273438</text:p>
          </table:table-cell>
          <table:table-cell office:value-type="float" office:value="-62.1059722900391" calcext:value-type="float">
            <text:p>-62,1059722900391</text:p>
          </table:table-cell>
          <table:table-cell office:value-type="float" office:value="-62.1053657531738" calcext:value-type="float">
            <text:p>-62,1053657531738</text:p>
          </table:table-cell>
          <table:table-cell office:value-type="float" office:value="-62.1071586608887" calcext:value-type="float">
            <text:p>-62,1071586608887</text:p>
          </table:table-cell>
          <table:table-cell office:value-type="float" office:value="-62.105525970459" calcext:value-type="float">
            <text:p>-62,105525970459</text:p>
          </table:table-cell>
          <table:table-cell office:value-type="float" office:value="-62.1146125793457" calcext:value-type="float">
            <text:p>-62,1146125793457</text:p>
          </table:table-cell>
          <table:table-cell office:value-type="float" office:value="-62.1095581054688" calcext:value-type="float">
            <text:p>-62,1095581054688</text:p>
          </table:table-cell>
          <table:table-cell office:value-type="float" office:value="-62.1159172058106" calcext:value-type="float">
            <text:p>-62,1159172058106</text:p>
          </table:table-cell>
          <table:table-cell office:value-type="float" office:value="-62.1247711181641" calcext:value-type="float">
            <text:p>-62,1247711181641</text:p>
          </table:table-cell>
          <table:table-cell office:value-type="float" office:value="-62.0981140136719" calcext:value-type="float">
            <text:p>-62,0981140136719</text:p>
          </table:table-cell>
          <table:table-cell office:value-type="float" office:value="-62.0902252197266" calcext:value-type="float">
            <text:p>-62,0902252197266</text:p>
          </table:table-cell>
          <table:table-cell office:value-type="float" office:value="-62.1240386962891" calcext:value-type="float">
            <text:p>-62,1240386962891</text:p>
          </table:table-cell>
          <table:table-cell office:value-type="float" office:value="-62.1146125793457" calcext:value-type="float">
            <text:p>-62,1146125793457</text:p>
          </table:table-cell>
          <table:table-cell office:value-type="float" office:value="-62.1096000671387" calcext:value-type="float">
            <text:p>-62,1096000671387</text:p>
          </table:table-cell>
          <table:table-cell office:value-type="float" office:value="-62.1183242797852" calcext:value-type="float">
            <text:p>-62,1183242797852</text:p>
          </table:table-cell>
          <table:table-cell office:value-type="float" office:value="-62.1210174560547" calcext:value-type="float">
            <text:p>-62,1210174560547</text:p>
          </table:table-cell>
          <table:table-cell office:value-type="float" office:value="-62.1170616149902" calcext:value-type="float">
            <text:p>-62,1170616149902</text:p>
          </table:table-cell>
          <table:table-cell office:value-type="float" office:value="-62.1195068359375" calcext:value-type="float">
            <text:p>-62,1195068359375</text:p>
          </table:table-cell>
          <table:table-cell office:value-type="float" office:value="-62.1153450012207" calcext:value-type="float">
            <text:p>-62,1153450012207</text:p>
          </table:table-cell>
          <table:table-cell office:value-type="float" office:value="-62.1188163757324" calcext:value-type="float">
            <text:p>-62,1188163757324</text:p>
          </table:table-cell>
          <table:table-cell office:value-type="float" office:value="-62.1111907958984" calcext:value-type="float">
            <text:p>-62,1111907958984</text:p>
          </table:table-cell>
          <table:table-cell office:value-type="float" office:value="-62.1036109924316" calcext:value-type="float">
            <text:p>-62,1036109924316</text:p>
          </table:table-cell>
          <table:table-cell office:value-type="float" office:value="-62.1199569702148" calcext:value-type="float">
            <text:p>-62,1199569702148</text:p>
          </table:table-cell>
          <table:table-cell office:value-type="float" office:value="-62.1083374023438" calcext:value-type="float">
            <text:p>-62,1083374023438</text:p>
          </table:table-cell>
          <table:table-cell office:value-type="float" office:value="-62.1047515869141" calcext:value-type="float">
            <text:p>-62,1047515869141</text:p>
          </table:table-cell>
          <table:table-cell office:value-type="float" office:value="-62.1266059875488" calcext:value-type="float">
            <text:p>-62,1266059875488</text:p>
          </table:table-cell>
          <table:table-cell office:value-type="float" office:value="-61.9619674682617" calcext:value-type="float">
            <text:p>-61,9619674682617</text:p>
          </table:table-cell>
          <table:table-cell office:value-type="float" office:value="-61.8985023498535" calcext:value-type="float">
            <text:p>-61,8985023498535</text:p>
          </table:table-cell>
          <table:table-cell office:value-type="float" office:value="-61.8889617919922" calcext:value-type="float">
            <text:p>-61,8889617919922</text:p>
          </table:table-cell>
          <table:table-cell office:value-type="float" office:value="-61.8990592956543" calcext:value-type="float">
            <text:p>-61,8990592956543</text:p>
          </table:table-cell>
          <table:table-cell office:value-type="float" office:value="-61.8923797607422" calcext:value-type="float">
            <text:p>-61,8923797607422</text:p>
          </table:table-cell>
          <table:table-cell office:value-type="float" office:value="-61.8828849792481" calcext:value-type="float">
            <text:p>-61,8828849792481</text:p>
          </table:table-cell>
          <table:table-cell office:value-type="float" office:value="-61.913745880127" calcext:value-type="float">
            <text:p>-61,913745880127</text:p>
          </table:table-cell>
          <table:table-cell office:value-type="float" office:value="-61.9144668579102" calcext:value-type="float">
            <text:p>-61,9144668579102</text:p>
          </table:table-cell>
          <table:table-cell office:value-type="float" office:value="-61.9160194396973" calcext:value-type="float">
            <text:p>-61,9160194396973</text:p>
          </table:table-cell>
          <table:table-cell office:value-type="float" office:value="-61.9086875915527" calcext:value-type="float">
            <text:p>-61,9086875915527</text:p>
          </table:table-cell>
          <table:table-cell office:value-type="float" office:value="-61.9123115539551" calcext:value-type="float">
            <text:p>-61,9123115539551</text:p>
          </table:table-cell>
          <table:table-cell office:value-type="float" office:value="-61.8975486755371" calcext:value-type="float">
            <text:p>-61,8975486755371</text:p>
          </table:table-cell>
          <table:table-cell office:value-type="float" office:value="-61.901008605957" calcext:value-type="float">
            <text:p>-61,901008605957</text:p>
          </table:table-cell>
          <table:table-cell office:value-type="float" office:value="-61.8990592956543" calcext:value-type="float">
            <text:p>-61,8990592956543</text:p>
          </table:table-cell>
          <table:table-cell office:value-type="float" office:value="-61.9124336242676" calcext:value-type="float">
            <text:p>-61,9124336242676</text:p>
          </table:table-cell>
          <table:table-cell office:value-type="float" office:value="-61.9125099182129" calcext:value-type="float">
            <text:p>-61,9125099182129</text:p>
          </table:table-cell>
          <table:table-cell office:value-type="float" office:value="-61.9141845703125" calcext:value-type="float">
            <text:p>-61,9141845703125</text:p>
          </table:table-cell>
          <table:table-cell office:value-type="float" office:value="-61.9062614440918" calcext:value-type="float">
            <text:p>-61,9062614440918</text:p>
          </table:table-cell>
          <table:table-cell office:value-type="float" office:value="-61.8978233337402" calcext:value-type="float">
            <text:p>-61,8978233337402</text:p>
          </table:table-cell>
          <table:table-cell office:value-type="float" office:value="-61.9122352600098" calcext:value-type="float">
            <text:p>-61,9122352600098</text:p>
          </table:table-cell>
          <table:table-cell office:value-type="float" office:value="-61.888484954834" calcext:value-type="float">
            <text:p>-61,888484954834</text:p>
          </table:table-cell>
          <table:table-cell office:value-type="float" office:value="-61.8978233337402" calcext:value-type="float">
            <text:p>-61,8978233337402</text:p>
          </table:table-cell>
          <table:table-cell office:value-type="float" office:value="-61.9016418457031" calcext:value-type="float">
            <text:p>-61,9016418457031</text:p>
          </table:table-cell>
          <table:table-cell office:value-type="float" office:value="-61.9103622436523" calcext:value-type="float">
            <text:p>-61,9103622436523</text:p>
          </table:table-cell>
          <table:table-cell office:value-type="float" office:value="-61.9092063903809" calcext:value-type="float">
            <text:p>-61,9092063903809</text:p>
          </table:table-cell>
          <table:table-cell office:value-type="float" office:value="-61.9233551025391" calcext:value-type="float">
            <text:p>-61,9233551025391</text:p>
          </table:table-cell>
          <table:table-cell office:value-type="float" office:value="-61.9010887145996" calcext:value-type="float">
            <text:p>-61,9010887145996</text:p>
          </table:table-cell>
          <table:table-cell office:value-type="float" office:value="-61.9029960632324" calcext:value-type="float">
            <text:p>-61,9029960632324</text:p>
          </table:table-cell>
          <table:table-cell office:value-type="float" office:value="-61.9027976989746" calcext:value-type="float">
            <text:p>-61,9027976989746</text:p>
          </table:table-cell>
          <table:table-cell office:value-type="float" office:value="-61.8890800476074" calcext:value-type="float">
            <text:p>-61,8890800476074</text:p>
          </table:table-cell>
          <table:table-cell office:value-type="float" office:value="-61.919563293457" calcext:value-type="float">
            <text:p>-61,919563293457</text:p>
          </table:table-cell>
          <table:table-cell office:value-type="float" office:value="-61.8979454040527" calcext:value-type="float">
            <text:p>-61,8979454040527</text:p>
          </table:table-cell>
          <table:table-cell office:value-type="float" office:value="-61.8906707763672" calcext:value-type="float">
            <text:p>-61,8906707763672</text:p>
          </table:table-cell>
          <table:table-cell office:value-type="float" office:value="-61.8831634521484" calcext:value-type="float">
            <text:p>-61,8831634521484</text:p>
          </table:table-cell>
          <table:table-cell office:value-type="float" office:value="-61.8984222412109" calcext:value-type="float">
            <text:p>-61,8984222412109</text:p>
          </table:table-cell>
          <table:table-cell office:value-type="float" office:value="-61.9038352966309" calcext:value-type="float">
            <text:p>-61,9038352966309</text:p>
          </table:table-cell>
          <table:table-cell office:value-type="float" office:value="-61.8958358764648" calcext:value-type="float">
            <text:p>-61,8958358764648</text:p>
          </table:table-cell>
          <table:table-cell office:value-type="float" office:value="-61.9187278747559" calcext:value-type="float">
            <text:p>-61,9187278747559</text:p>
          </table:table-cell>
          <table:table-cell office:value-type="float" office:value="-61.9051475524902" calcext:value-type="float">
            <text:p>-61,9051475524902</text:p>
          </table:table-cell>
          <table:table-cell office:value-type="float" office:value="-61.8857421875" calcext:value-type="float">
            <text:p>-61,8857421875</text:p>
          </table:table-cell>
          <table:table-cell office:value-type="float" office:value="-61.8948440551758" calcext:value-type="float">
            <text:p>-61,8948440551758</text:p>
          </table:table-cell>
          <table:table-cell office:value-type="float" office:value="-61.8988189697266" calcext:value-type="float">
            <text:p>-61,8988189697266</text:p>
          </table:table-cell>
          <table:table-cell office:value-type="float" office:value="-61.9016418457031" calcext:value-type="float">
            <text:p>-61,9016418457031</text:p>
          </table:table-cell>
          <table:table-cell office:value-type="float" office:value="-61.9060211181641" calcext:value-type="float">
            <text:p>-61,9060211181641</text:p>
          </table:table-cell>
          <table:table-cell office:value-type="float" office:value="-61.9005699157715" calcext:value-type="float">
            <text:p>-61,9005699157715</text:p>
          </table:table-cell>
          <table:table-cell office:value-type="float" office:value="-61.8966331481934" calcext:value-type="float">
            <text:p>-61,8966331481934</text:p>
          </table:table-cell>
          <table:table-cell office:value-type="float" office:value="-61.894962310791" calcext:value-type="float">
            <text:p>-61,894962310791</text:p>
          </table:table-cell>
          <table:table-cell office:value-type="float" office:value="-61.9016418457031" calcext:value-type="float">
            <text:p>-61,9016418457031</text:p>
          </table:table-cell>
          <table:table-cell office:value-type="float" office:value="-61.902400970459" calcext:value-type="float">
            <text:p>-61,902400970459</text:p>
          </table:table-cell>
          <table:table-cell office:value-type="float" office:value="-61.9017639160156" calcext:value-type="float">
            <text:p>-61,9017639160156</text:p>
          </table:table-cell>
        </table:table-row>
        <table:table-row table:style-name="ro1">
          <table:table-cell office:value-type="float" office:value="-62.1429138183594" calcext:value-type="float">
            <text:p>-62,1429138183594</text:p>
          </table:table-cell>
          <table:table-cell office:value-type="float" office:value="-62.1193046569824" calcext:value-type="float">
            <text:p>-62,1193046569824</text:p>
          </table:table-cell>
          <table:table-cell office:value-type="float" office:value="-62.1536827087402" calcext:value-type="float">
            <text:p>-62,1536827087402</text:p>
          </table:table-cell>
          <table:table-cell office:value-type="float" office:value="-62.1524925231934" calcext:value-type="float">
            <text:p>-62,1524925231934</text:p>
          </table:table-cell>
          <table:table-cell office:value-type="float" office:value="-62.1389503479004" calcext:value-type="float">
            <text:p>-62,1389503479004</text:p>
          </table:table-cell>
          <table:table-cell office:value-type="float" office:value="-62.1635551452637" calcext:value-type="float">
            <text:p>-62,1635551452637</text:p>
          </table:table-cell>
          <table:table-cell office:value-type="float" office:value="-62.1548652648926" calcext:value-type="float">
            <text:p>-62,1548652648926</text:p>
          </table:table-cell>
          <table:table-cell office:value-type="float" office:value="-62.1649932861328" calcext:value-type="float">
            <text:p>-62,1649932861328</text:p>
          </table:table-cell>
          <table:table-cell office:value-type="float" office:value="-62.1466369628906" calcext:value-type="float">
            <text:p>-62,1466369628906</text:p>
          </table:table-cell>
          <table:table-cell office:value-type="float" office:value="-62.1558532714844" calcext:value-type="float">
            <text:p>-62,1558532714844</text:p>
          </table:table-cell>
          <table:table-cell office:value-type="float" office:value="-62.1549491882324" calcext:value-type="float">
            <text:p>-62,1549491882324</text:p>
          </table:table-cell>
          <table:table-cell office:value-type="float" office:value="-62.1456146240234" calcext:value-type="float">
            <text:p>-62,1456146240234</text:p>
          </table:table-cell>
          <table:table-cell office:value-type="float" office:value="-62.1317558288574" calcext:value-type="float">
            <text:p>-62,1317558288574</text:p>
          </table:table-cell>
          <table:table-cell office:value-type="float" office:value="-62.1311836242676" calcext:value-type="float">
            <text:p>-62,1311836242676</text:p>
          </table:table-cell>
          <table:table-cell office:value-type="float" office:value="-62.1547889709473" calcext:value-type="float">
            <text:p>-62,1547889709473</text:p>
          </table:table-cell>
          <table:table-cell office:value-type="float" office:value="-62.1464347839356" calcext:value-type="float">
            <text:p>-62,1464347839356</text:p>
          </table:table-cell>
          <table:table-cell office:value-type="float" office:value="-62.1740608215332" calcext:value-type="float">
            <text:p>-62,1740608215332</text:p>
          </table:table-cell>
          <table:table-cell office:value-type="float" office:value="-62.149543762207" calcext:value-type="float">
            <text:p>-62,149543762207</text:p>
          </table:table-cell>
          <table:table-cell office:value-type="float" office:value="-62.1406631469727" calcext:value-type="float">
            <text:p>-62,1406631469727</text:p>
          </table:table-cell>
          <table:table-cell office:value-type="float" office:value="-62.1543769836426" calcext:value-type="float">
            <text:p>-62,1543769836426</text:p>
          </table:table-cell>
          <table:table-cell office:value-type="float" office:value="-62.1647872924805" calcext:value-type="float">
            <text:p>-62,1647872924805</text:p>
          </table:table-cell>
          <table:table-cell office:value-type="float" office:value="-62.1559715270996" calcext:value-type="float">
            <text:p>-62,1559715270996</text:p>
          </table:table-cell>
          <table:table-cell office:value-type="float" office:value="-62.1415214538574" calcext:value-type="float">
            <text:p>-62,1415214538574</text:p>
          </table:table-cell>
          <table:table-cell office:value-type="float" office:value="-62.1623268127441" calcext:value-type="float">
            <text:p>-62,1623268127441</text:p>
          </table:table-cell>
          <table:table-cell office:value-type="float" office:value="-62.1324920654297" calcext:value-type="float">
            <text:p>-62,1324920654297</text:p>
          </table:table-cell>
          <table:table-cell office:value-type="float" office:value="-62.1513442993164" calcext:value-type="float">
            <text:p>-62,1513442993164</text:p>
          </table:table-cell>
          <table:table-cell office:value-type="float" office:value="-62.1335525512695" calcext:value-type="float">
            <text:p>-62,1335525512695</text:p>
          </table:table-cell>
          <table:table-cell office:value-type="float" office:value="-62.1410331726074" calcext:value-type="float">
            <text:p>-62,1410331726074</text:p>
          </table:table-cell>
          <table:table-cell office:value-type="float" office:value="-62.1603584289551" calcext:value-type="float">
            <text:p>-62,1603584289551</text:p>
          </table:table-cell>
          <table:table-cell office:value-type="float" office:value="-62.1421394348145" calcext:value-type="float">
            <text:p>-62,1421394348145</text:p>
          </table:table-cell>
          <table:table-cell office:value-type="float" office:value="-62.1456565856934" calcext:value-type="float">
            <text:p>-62,1456565856934</text:p>
          </table:table-cell>
          <table:table-cell office:value-type="float" office:value="-62.1556854248047" calcext:value-type="float">
            <text:p>-62,1556854248047</text:p>
          </table:table-cell>
          <table:table-cell office:value-type="float" office:value="-62.1389083862305" calcext:value-type="float">
            <text:p>-62,1389083862305</text:p>
          </table:table-cell>
          <table:table-cell office:value-type="float" office:value="-62.1585540771484" calcext:value-type="float">
            <text:p>-62,1585540771484</text:p>
          </table:table-cell>
          <table:table-cell office:value-type="float" office:value="-62.1445121765137" calcext:value-type="float">
            <text:p>-62,1445121765137</text:p>
          </table:table-cell>
          <table:table-cell office:value-type="float" office:value="-62.1727027893066" calcext:value-type="float">
            <text:p>-62,1727027893066</text:p>
          </table:table-cell>
          <table:table-cell office:value-type="float" office:value="-62.1607666015625" calcext:value-type="float">
            <text:p>-62,1607666015625</text:p>
          </table:table-cell>
          <table:table-cell office:value-type="float" office:value="-62.170280456543" calcext:value-type="float">
            <text:p>-62,170280456543</text:p>
          </table:table-cell>
          <table:table-cell office:value-type="float" office:value="-62.1431617736816" calcext:value-type="float">
            <text:p>-62,1431617736816</text:p>
          </table:table-cell>
          <table:table-cell office:value-type="float" office:value="-62.1572036743164" calcext:value-type="float">
            <text:p>-62,1572036743164</text:p>
          </table:table-cell>
          <table:table-cell office:value-type="float" office:value="-62.1541290283203" calcext:value-type="float">
            <text:p>-62,1541290283203</text:p>
          </table:table-cell>
          <table:table-cell office:value-type="float" office:value="-62.1572036743164" calcext:value-type="float">
            <text:p>-62,1572036743164</text:p>
          </table:table-cell>
          <table:table-cell office:value-type="float" office:value="-62.1533508300781" calcext:value-type="float">
            <text:p>-62,1533508300781</text:p>
          </table:table-cell>
          <table:table-cell office:value-type="float" office:value="-62.1658897399902" calcext:value-type="float">
            <text:p>-62,1658897399902</text:p>
          </table:table-cell>
          <table:table-cell office:value-type="float" office:value="-62.1570358276367" calcext:value-type="float">
            <text:p>-62,1570358276367</text:p>
          </table:table-cell>
          <table:table-cell office:value-type="float" office:value="-62.1741828918457" calcext:value-type="float">
            <text:p>-62,1741828918457</text:p>
          </table:table-cell>
          <table:table-cell office:value-type="float" office:value="-62.1644172668457" calcext:value-type="float">
            <text:p>-62,1644172668457</text:p>
          </table:table-cell>
          <table:table-cell office:value-type="float" office:value="-62.1695442199707" calcext:value-type="float">
            <text:p>-62,1695442199707</text:p>
          </table:table-cell>
          <table:table-cell office:value-type="float" office:value="-62.14794921875" calcext:value-type="float">
            <text:p>-62,14794921875</text:p>
          </table:table-cell>
          <table:table-cell office:value-type="float" office:value="-62.1544570922852" calcext:value-type="float">
            <text:p>-62,1544570922852</text:p>
          </table:table-cell>
          <table:table-cell office:value-type="float" office:value="-62.1413192749023" calcext:value-type="float">
            <text:p>-62,1413192749023</text:p>
          </table:table-cell>
          <table:table-cell office:value-type="float" office:value="-62.1560974121094" calcext:value-type="float">
            <text:p>-62,1560974121094</text:p>
          </table:table-cell>
          <table:table-cell office:value-type="float" office:value="-62.1569175720215" calcext:value-type="float">
            <text:p>-62,1569175720215</text:p>
          </table:table-cell>
          <table:table-cell office:value-type="float" office:value="-62.1491355895996" calcext:value-type="float">
            <text:p>-62,1491355895996</text:p>
          </table:table-cell>
          <table:table-cell office:value-type="float" office:value="-62.1399307250977" calcext:value-type="float">
            <text:p>-62,1399307250977</text:p>
          </table:table-cell>
          <table:table-cell office:value-type="float" office:value="-62.150936126709" calcext:value-type="float">
            <text:p>-62,150936126709</text:p>
          </table:table-cell>
          <table:table-cell office:value-type="float" office:value="-62.1308975219727" calcext:value-type="float">
            <text:p>-62,1308975219727</text:p>
          </table:table-cell>
          <table:table-cell office:value-type="float" office:value="-62.1506080627441" calcext:value-type="float">
            <text:p>-62,1506080627441</text:p>
          </table:table-cell>
          <table:table-cell office:value-type="float" office:value="-62.1419296264648" calcext:value-type="float">
            <text:p>-62,1419296264648</text:p>
          </table:table-cell>
          <table:table-cell office:value-type="float" office:value="-62.1450424194336" calcext:value-type="float">
            <text:p>-62,1450424194336</text:p>
          </table:table-cell>
          <table:table-cell office:value-type="float" office:value="-62.1556015014648" calcext:value-type="float">
            <text:p>-62,1556015014648</text:p>
          </table:table-cell>
          <table:table-cell office:value-type="float" office:value="-62.1354331970215" calcext:value-type="float">
            <text:p>-62,1354331970215</text:p>
          </table:table-cell>
          <table:table-cell office:value-type="float" office:value="-62.1459808349609" calcext:value-type="float">
            <text:p>-62,1459808349609</text:p>
          </table:table-cell>
          <table:table-cell office:value-type="float" office:value="-62.1590461730957" calcext:value-type="float">
            <text:p>-62,1590461730957</text:p>
          </table:table-cell>
          <table:table-cell office:value-type="float" office:value="-62.1514701843262" calcext:value-type="float">
            <text:p>-62,1514701843262</text:p>
          </table:table-cell>
          <table:table-cell office:value-type="float" office:value="-62.1667938232422" calcext:value-type="float">
            <text:p>-62,1667938232422</text:p>
          </table:table-cell>
          <table:table-cell office:value-type="float" office:value="-62.1466369628906" calcext:value-type="float">
            <text:p>-62,1466369628906</text:p>
          </table:table-cell>
          <table:table-cell office:value-type="float" office:value="-62.1468009948731" calcext:value-type="float">
            <text:p>-62,1468009948731</text:p>
          </table:table-cell>
          <table:table-cell office:value-type="float" office:value="-62.1584320068359" calcext:value-type="float">
            <text:p>-62,1584320068359</text:p>
          </table:table-cell>
          <table:table-cell office:value-type="float" office:value="-62.1415214538574" calcext:value-type="float">
            <text:p>-62,1415214538574</text:p>
          </table:table-cell>
          <table:table-cell office:value-type="float" office:value="-62.1589241027832" calcext:value-type="float">
            <text:p>-62,1589241027832</text:p>
          </table:table-cell>
          <table:table-cell office:value-type="float" office:value="-62.1517562866211" calcext:value-type="float">
            <text:p>-62,1517562866211</text:p>
          </table:table-cell>
          <table:table-cell office:value-type="float" office:value="-62.157527923584" calcext:value-type="float">
            <text:p>-62,157527923584</text:p>
          </table:table-cell>
          <table:table-cell office:value-type="float" office:value="-62.1326141357422" calcext:value-type="float">
            <text:p>-62,1326141357422</text:p>
          </table:table-cell>
          <table:table-cell office:value-type="float" office:value="-62.1614646911621" calcext:value-type="float">
            <text:p>-62,1614646911621</text:p>
          </table:table-cell>
          <table:table-cell office:value-type="float" office:value="-62.1472549438477" calcext:value-type="float">
            <text:p>-62,1472549438477</text:p>
          </table:table-cell>
          <table:table-cell office:value-type="float" office:value="-62.1555633544922" calcext:value-type="float">
            <text:p>-62,1555633544922</text:p>
          </table:table-cell>
          <table:table-cell office:value-type="float" office:value="-62.1628189086914" calcext:value-type="float">
            <text:p>-62,1628189086914</text:p>
          </table:table-cell>
          <table:table-cell office:value-type="float" office:value="-62.1563835144043" calcext:value-type="float">
            <text:p>-62,1563835144043</text:p>
          </table:table-cell>
          <table:table-cell office:value-type="float" office:value="-62.1365356445313" calcext:value-type="float">
            <text:p>-62,1365356445313</text:p>
          </table:table-cell>
          <table:table-cell office:value-type="float" office:value="-62.1554832458496" calcext:value-type="float">
            <text:p>-62,1554832458496</text:p>
          </table:table-cell>
          <table:table-cell office:value-type="float" office:value="-62.1785736083984" calcext:value-type="float">
            <text:p>-62,1785736083984</text:p>
          </table:table-cell>
          <table:table-cell office:value-type="float" office:value="-62.161506652832" calcext:value-type="float">
            <text:p>-62,161506652832</text:p>
          </table:table-cell>
          <table:table-cell office:value-type="float" office:value="-62.1465530395508" calcext:value-type="float">
            <text:p>-62,1465530395508</text:p>
          </table:table-cell>
          <table:table-cell office:value-type="float" office:value="-62.1708145141602" calcext:value-type="float">
            <text:p>-62,1708145141602</text:p>
          </table:table-cell>
          <table:table-cell office:value-type="float" office:value="-62.1461486816406" calcext:value-type="float">
            <text:p>-62,1461486816406</text:p>
          </table:table-cell>
          <table:table-cell office:value-type="float" office:value="-62.1486434936523" calcext:value-type="float">
            <text:p>-62,1486434936523</text:p>
          </table:table-cell>
          <table:table-cell office:value-type="float" office:value="-62.1362075805664" calcext:value-type="float">
            <text:p>-62,1362075805664</text:p>
          </table:table-cell>
          <table:table-cell office:value-type="float" office:value="-62.1569595336914" calcext:value-type="float">
            <text:p>-62,1569595336914</text:p>
          </table:table-cell>
          <table:table-cell office:value-type="float" office:value="-62.1576957702637" calcext:value-type="float">
            <text:p>-62,1576957702637</text:p>
          </table:table-cell>
          <table:table-cell office:value-type="float" office:value="-62.1539688110352" calcext:value-type="float">
            <text:p>-62,1539688110352</text:p>
          </table:table-cell>
          <table:table-cell office:value-type="float" office:value="-62.1748390197754" calcext:value-type="float">
            <text:p>-62,1748390197754</text:p>
          </table:table-cell>
          <table:table-cell office:value-type="float" office:value="-62.1774673461914" calcext:value-type="float">
            <text:p>-62,1774673461914</text:p>
          </table:table-cell>
          <table:table-cell office:value-type="float" office:value="-62.1632270812988" calcext:value-type="float">
            <text:p>-62,1632270812988</text:p>
          </table:table-cell>
          <table:table-cell office:value-type="float" office:value="-62.1506080627441" calcext:value-type="float">
            <text:p>-62,1506080627441</text:p>
          </table:table-cell>
          <table:table-cell office:value-type="float" office:value="-62.1541709899902" calcext:value-type="float">
            <text:p>-62,1541709899902</text:p>
          </table:table-cell>
          <table:table-cell office:value-type="float" office:value="-62.1558113098145" calcext:value-type="float">
            <text:p>-62,1558113098145</text:p>
          </table:table-cell>
          <table:table-cell office:value-type="float" office:value="-62.152286529541" calcext:value-type="float">
            <text:p>-62,152286529541</text:p>
          </table:table-cell>
          <table:table-cell office:value-type="float" office:value="-62.159782409668" calcext:value-type="float">
            <text:p>-62,159782409668</text:p>
          </table:table-cell>
          <table:table-cell office:value-type="float" office:value="-62.1544990539551" calcext:value-type="float">
            <text:p>-62,1544990539551</text:p>
          </table:table-cell>
          <table:table-cell office:value-type="float" office:value="-62.1572418212891" calcext:value-type="float">
            <text:p>-62,1572418212891</text:p>
          </table:table-cell>
          <table:table-cell office:value-type="float" office:value="-62.1771354675293" calcext:value-type="float">
            <text:p>-62,1771354675293</text:p>
          </table:table-cell>
          <table:table-cell office:value-type="float" office:value="-62.1624069213867" calcext:value-type="float">
            <text:p>-62,1624069213867</text:p>
          </table:table-cell>
          <table:table-cell office:value-type="float" office:value="-62.1599464416504" calcext:value-type="float">
            <text:p>-62,1599464416504</text:p>
          </table:table-cell>
          <table:table-cell office:value-type="float" office:value="-62.1468849182129" calcext:value-type="float">
            <text:p>-62,1468849182129</text:p>
          </table:table-cell>
          <table:table-cell office:value-type="float" office:value="-62.1544990539551" calcext:value-type="float">
            <text:p>-62,1544990539551</text:p>
          </table:table-cell>
          <table:table-cell office:value-type="float" office:value="-62.1554412841797" calcext:value-type="float">
            <text:p>-62,1554412841797</text:p>
          </table:table-cell>
          <table:table-cell office:value-type="float" office:value="-62.1555213928223" calcext:value-type="float">
            <text:p>-62,1555213928223</text:p>
          </table:table-cell>
          <table:table-cell office:value-type="float" office:value="-62.1578559875488" calcext:value-type="float">
            <text:p>-62,1578559875488</text:p>
          </table:table-cell>
          <table:table-cell office:value-type="float" office:value="-62.166015625" calcext:value-type="float">
            <text:p>-62,166015625</text:p>
          </table:table-cell>
          <table:table-cell office:value-type="float" office:value="-62.1366577148438" calcext:value-type="float">
            <text:p>-62,1366577148438</text:p>
          </table:table-cell>
          <table:table-cell office:value-type="float" office:value="-62.1504440307617" calcext:value-type="float">
            <text:p>-62,1504440307617</text:p>
          </table:table-cell>
          <table:table-cell office:value-type="float" office:value="-62.1589660644531" calcext:value-type="float">
            <text:p>-62,1589660644531</text:p>
          </table:table-cell>
          <table:table-cell office:value-type="float" office:value="-62.1388244628906" calcext:value-type="float">
            <text:p>-62,1388244628906</text:p>
          </table:table-cell>
          <table:table-cell office:value-type="float" office:value="-62.1533508300781" calcext:value-type="float">
            <text:p>-62,1533508300781</text:p>
          </table:table-cell>
          <table:table-cell office:value-type="float" office:value="-62.1650314331055" calcext:value-type="float">
            <text:p>-62,1650314331055</text:p>
          </table:table-cell>
          <table:table-cell office:value-type="float" office:value="-62.1616706848145" calcext:value-type="float">
            <text:p>-62,1616706848145</text:p>
          </table:table-cell>
          <table:table-cell office:value-type="float" office:value="-62.1499137878418" calcext:value-type="float">
            <text:p>-62,1499137878418</text:p>
          </table:table-cell>
          <table:table-cell office:value-type="float" office:value="-62.1319580078125" calcext:value-type="float">
            <text:p>-62,1319580078125</text:p>
          </table:table-cell>
          <table:table-cell office:value-type="float" office:value="-62.1513023376465" calcext:value-type="float">
            <text:p>-62,1513023376465</text:p>
          </table:table-cell>
          <table:table-cell office:value-type="float" office:value="-62.14794921875" calcext:value-type="float">
            <text:p>-62,14794921875</text:p>
          </table:table-cell>
          <table:table-cell office:value-type="float" office:value="-62.1695022583008" calcext:value-type="float">
            <text:p>-62,1695022583008</text:p>
          </table:table-cell>
          <table:table-cell office:value-type="float" office:value="-62.1690101623535" calcext:value-type="float">
            <text:p>-62,1690101623535</text:p>
          </table:table-cell>
          <table:table-cell office:value-type="float" office:value="-62.1520004272461" calcext:value-type="float">
            <text:p>-62,1520004272461</text:p>
          </table:table-cell>
          <table:table-cell office:value-type="float" office:value="-62.1461067199707" calcext:value-type="float">
            <text:p>-62,1461067199707</text:p>
          </table:table-cell>
          <table:table-cell office:value-type="float" office:value="-62.1831359863281" calcext:value-type="float">
            <text:p>-62,1831359863281</text:p>
          </table:table-cell>
          <table:table-cell office:value-type="float" office:value="-62.1688461303711" calcext:value-type="float">
            <text:p>-62,1688461303711</text:p>
          </table:table-cell>
          <table:table-cell office:value-type="float" office:value="-62.1652793884277" calcext:value-type="float">
            <text:p>-62,1652793884277</text:p>
          </table:table-cell>
          <table:table-cell office:value-type="float" office:value="-62.1673278808594" calcext:value-type="float">
            <text:p>-62,1673278808594</text:p>
          </table:table-cell>
          <table:table-cell office:value-type="float" office:value="-62.156421661377" calcext:value-type="float">
            <text:p>-62,156421661377</text:p>
          </table:table-cell>
          <table:table-cell office:value-type="float" office:value="-62.1436500549316" calcext:value-type="float">
            <text:p>-62,1436500549316</text:p>
          </table:table-cell>
          <table:table-cell office:value-type="float" office:value="-62.1611785888672" calcext:value-type="float">
            <text:p>-62,1611785888672</text:p>
          </table:table-cell>
          <table:table-cell office:value-type="float" office:value="-62.164005279541" calcext:value-type="float">
            <text:p>-62,164005279541</text:p>
          </table:table-cell>
          <table:table-cell office:value-type="float" office:value="-62.1599082946777" calcext:value-type="float">
            <text:p>-62,1599082946777</text:p>
          </table:table-cell>
          <table:table-cell office:value-type="float" office:value="-62.1646194458008" calcext:value-type="float">
            <text:p>-62,1646194458008</text:p>
          </table:table-cell>
          <table:table-cell office:value-type="float" office:value="-62.1550750732422" calcext:value-type="float">
            <text:p>-62,1550750732422</text:p>
          </table:table-cell>
          <table:table-cell office:value-type="float" office:value="-62.1474151611328" calcext:value-type="float">
            <text:p>-62,1474151611328</text:p>
          </table:table-cell>
          <table:table-cell office:value-type="float" office:value="-62.1713905334473" calcext:value-type="float">
            <text:p>-62,1713905334473</text:p>
          </table:table-cell>
          <table:table-cell office:value-type="float" office:value="-62.1729507446289" calcext:value-type="float">
            <text:p>-62,1729507446289</text:p>
          </table:table-cell>
          <table:table-cell office:value-type="float" office:value="-62.1692161560059" calcext:value-type="float">
            <text:p>-62,1692161560059</text:p>
          </table:table-cell>
          <table:table-cell office:value-type="float" office:value="-62.1549072265625" calcext:value-type="float">
            <text:p>-62,1549072265625</text:p>
          </table:table-cell>
          <table:table-cell office:value-type="float" office:value="-62.1537170410156" calcext:value-type="float">
            <text:p>-62,1537170410156</text:p>
          </table:table-cell>
          <table:table-cell office:value-type="float" office:value="-62.1617088317871" calcext:value-type="float">
            <text:p>-62,1617088317871</text:p>
          </table:table-cell>
          <table:table-cell office:value-type="float" office:value="-62.1727027893066" calcext:value-type="float">
            <text:p>-62,1727027893066</text:p>
          </table:table-cell>
          <table:table-cell office:value-type="float" office:value="-62.1565475463867" calcext:value-type="float">
            <text:p>-62,1565475463867</text:p>
          </table:table-cell>
          <table:table-cell office:value-type="float" office:value="-62.1789894104004" calcext:value-type="float">
            <text:p>-62,1789894104004</text:p>
          </table:table-cell>
          <table:table-cell office:value-type="float" office:value="-62.1558876037598" calcext:value-type="float">
            <text:p>-62,1558876037598</text:p>
          </table:table-cell>
          <table:table-cell office:value-type="float" office:value="-62.1645431518555" calcext:value-type="float">
            <text:p>-62,1645431518555</text:p>
          </table:table-cell>
          <table:table-cell office:value-type="float" office:value="-62.1769332885742" calcext:value-type="float">
            <text:p>-62,1769332885742</text:p>
          </table:table-cell>
          <table:table-cell office:value-type="float" office:value="-62.1585922241211" calcext:value-type="float">
            <text:p>-62,1585922241211</text:p>
          </table:table-cell>
          <table:table-cell office:value-type="float" office:value="-62.1813697814941" calcext:value-type="float">
            <text:p>-62,1813697814941</text:p>
          </table:table-cell>
          <table:table-cell office:value-type="float" office:value="-62.1696281433106" calcext:value-type="float">
            <text:p>-62,1696281433106</text:p>
          </table:table-cell>
          <table:table-cell office:value-type="float" office:value="-62.1758232116699" calcext:value-type="float">
            <text:p>-62,1758232116699</text:p>
          </table:table-cell>
          <table:table-cell office:value-type="float" office:value="-62.1856842041016" calcext:value-type="float">
            <text:p>-62,1856842041016</text:p>
          </table:table-cell>
          <table:table-cell office:value-type="float" office:value="-62.1788215637207" calcext:value-type="float">
            <text:p>-62,1788215637207</text:p>
          </table:table-cell>
          <table:table-cell office:value-type="float" office:value="-62.1707344055176" calcext:value-type="float">
            <text:p>-62,1707344055176</text:p>
          </table:table-cell>
          <table:table-cell office:value-type="float" office:value="-62.175537109375" calcext:value-type="float">
            <text:p>-62,175537109375</text:p>
          </table:table-cell>
          <table:table-cell office:value-type="float" office:value="-62.1750030517578" calcext:value-type="float">
            <text:p>-62,1750030517578</text:p>
          </table:table-cell>
          <table:table-cell office:value-type="float" office:value="-62.1683158874512" calcext:value-type="float">
            <text:p>-62,1683158874512</text:p>
          </table:table-cell>
          <table:table-cell office:value-type="float" office:value="-62.1776275634766" calcext:value-type="float">
            <text:p>-62,1776275634766</text:p>
          </table:table-cell>
          <table:table-cell office:value-type="float" office:value="-62.1655654907227" calcext:value-type="float">
            <text:p>-62,1655654907227</text:p>
          </table:table-cell>
          <table:table-cell office:value-type="float" office:value="-62.1490936279297" calcext:value-type="float">
            <text:p>-62,1490936279297</text:p>
          </table:table-cell>
          <table:table-cell office:value-type="float" office:value="-62.1707344055176" calcext:value-type="float">
            <text:p>-62,1707344055176</text:p>
          </table:table-cell>
          <table:table-cell office:value-type="float" office:value="-62.1610107421875" calcext:value-type="float">
            <text:p>-62,1610107421875</text:p>
          </table:table-cell>
          <table:table-cell office:value-type="float" office:value="-62.1789474487305" calcext:value-type="float">
            <text:p>-62,1789474487305</text:p>
          </table:table-cell>
          <table:table-cell office:value-type="float" office:value="-62.1742210388184" calcext:value-type="float">
            <text:p>-62,1742210388184</text:p>
          </table:table-cell>
          <table:table-cell office:value-type="float" office:value="-62.1877822875977" calcext:value-type="float">
            <text:p>-62,1877822875977</text:p>
          </table:table-cell>
          <table:table-cell office:value-type="float" office:value="-62.1696701049805" calcext:value-type="float">
            <text:p>-62,1696701049805</text:p>
          </table:table-cell>
          <table:table-cell office:value-type="float" office:value="-62.1757392883301" calcext:value-type="float">
            <text:p>-62,1757392883301</text:p>
          </table:table-cell>
          <table:table-cell office:value-type="float" office:value="-62.1635551452637" calcext:value-type="float">
            <text:p>-62,1635551452637</text:p>
          </table:table-cell>
          <table:table-cell office:value-type="float" office:value="-62.1563835144043" calcext:value-type="float">
            <text:p>-62,1563835144043</text:p>
          </table:table-cell>
          <table:table-cell office:value-type="float" office:value="-62.159782409668" calcext:value-type="float">
            <text:p>-62,159782409668</text:p>
          </table:table-cell>
          <table:table-cell office:value-type="float" office:value="-62.1669998168945" calcext:value-type="float">
            <text:p>-62,1669998168945</text:p>
          </table:table-cell>
          <table:table-cell office:value-type="float" office:value="-62.1727027893066" calcext:value-type="float">
            <text:p>-62,1727027893066</text:p>
          </table:table-cell>
          <table:table-cell office:value-type="float" office:value="-62.1631851196289" calcext:value-type="float">
            <text:p>-62,1631851196289</text:p>
          </table:table-cell>
          <table:table-cell office:value-type="float" office:value="-62.1914405822754" calcext:value-type="float">
            <text:p>-62,1914405822754</text:p>
          </table:table-cell>
          <table:table-cell office:value-type="float" office:value="-62.1698722839356" calcext:value-type="float">
            <text:p>-62,1698722839356</text:p>
          </table:table-cell>
          <table:table-cell office:value-type="float" office:value="-62.1750869750977" calcext:value-type="float">
            <text:p>-62,1750869750977</text:p>
          </table:table-cell>
          <table:table-cell office:value-type="float" office:value="-62.1565895080566" calcext:value-type="float">
            <text:p>-62,1565895080566</text:p>
          </table:table-cell>
          <table:table-cell office:value-type="float" office:value="-62.1581039428711" calcext:value-type="float">
            <text:p>-62,1581039428711</text:p>
          </table:table-cell>
          <table:table-cell office:value-type="float" office:value="-62.1545791625977" calcext:value-type="float">
            <text:p>-62,1545791625977</text:p>
          </table:table-cell>
          <table:table-cell office:value-type="float" office:value="-62.1855621337891" calcext:value-type="float">
            <text:p>-62,1855621337891</text:p>
          </table:table-cell>
          <table:table-cell office:value-type="float" office:value="-62.1484375" calcext:value-type="float">
            <text:p>-62,1484375</text:p>
          </table:table-cell>
          <table:table-cell office:value-type="float" office:value="-62.1659736633301" calcext:value-type="float">
            <text:p>-62,1659736633301</text:p>
          </table:table-cell>
          <table:table-cell office:value-type="float" office:value="-62.1647453308106" calcext:value-type="float">
            <text:p>-62,1647453308106</text:p>
          </table:table-cell>
          <table:table-cell office:value-type="float" office:value="-62.1542129516602" calcext:value-type="float">
            <text:p>-62,1542129516602</text:p>
          </table:table-cell>
          <table:table-cell office:value-type="float" office:value="-62.1690940856934" calcext:value-type="float">
            <text:p>-62,1690940856934</text:p>
          </table:table-cell>
          <table:table-cell office:value-type="float" office:value="-62.1552772521973" calcext:value-type="float">
            <text:p>-62,1552772521973</text:p>
          </table:table-cell>
          <table:table-cell office:value-type="float" office:value="-62.1777954101563" calcext:value-type="float">
            <text:p>-62,1777954101563</text:p>
          </table:table-cell>
          <table:table-cell office:value-type="float" office:value="-62.1814918518066" calcext:value-type="float">
            <text:p>-62,1814918518066</text:p>
          </table:table-cell>
          <table:table-cell office:value-type="float" office:value="-62.1815719604492" calcext:value-type="float">
            <text:p>-62,1815719604492</text:p>
          </table:table-cell>
          <table:table-cell office:value-type="float" office:value="-62.1781234741211" calcext:value-type="float">
            <text:p>-62,1781234741211</text:p>
          </table:table-cell>
          <table:table-cell office:value-type="float" office:value="-62.1788215637207" calcext:value-type="float">
            <text:p>-62,1788215637207</text:p>
          </table:table-cell>
          <table:table-cell office:value-type="float" office:value="-62.1662216186523" calcext:value-type="float">
            <text:p>-62,1662216186523</text:p>
          </table:table-cell>
          <table:table-cell office:value-type="float" office:value="-62.1611785888672" calcext:value-type="float">
            <text:p>-62,1611785888672</text:p>
          </table:table-cell>
          <table:table-cell office:value-type="float" office:value="-62.153190612793" calcext:value-type="float">
            <text:p>-62,153190612793</text:p>
          </table:table-cell>
          <table:table-cell office:value-type="float" office:value="-62.1667098999023" calcext:value-type="float">
            <text:p>-62,1667098999023</text:p>
          </table:table-cell>
          <table:table-cell office:value-type="float" office:value="-62.1732788085938" calcext:value-type="float">
            <text:p>-62,1732788085938</text:p>
          </table:table-cell>
          <table:table-cell office:value-type="float" office:value="-62.1833419799805" calcext:value-type="float">
            <text:p>-62,1833419799805</text:p>
          </table:table-cell>
          <table:table-cell office:value-type="float" office:value="-62.187370300293" calcext:value-type="float">
            <text:p>-62,187370300293</text:p>
          </table:table-cell>
          <table:table-cell office:value-type="float" office:value="-62.171802520752" calcext:value-type="float">
            <text:p>-62,171802520752</text:p>
          </table:table-cell>
          <table:table-cell office:value-type="float" office:value="-62.1752471923828" calcext:value-type="float">
            <text:p>-62,1752471923828</text:p>
          </table:table-cell>
          <table:table-cell office:value-type="float" office:value="-62.1678619384766" calcext:value-type="float">
            <text:p>-62,1678619384766</text:p>
          </table:table-cell>
          <table:table-cell office:value-type="float" office:value="-62.171760559082" calcext:value-type="float">
            <text:p>-62,171760559082</text:p>
          </table:table-cell>
          <table:table-cell office:value-type="float" office:value="-62.1733169555664" calcext:value-type="float">
            <text:p>-62,1733169555664</text:p>
          </table:table-cell>
          <table:table-cell office:value-type="float" office:value="-62.1861381530762" calcext:value-type="float">
            <text:p>-62,1861381530762</text:p>
          </table:table-cell>
          <table:table-cell office:value-type="float" office:value="-62.1539688110352" calcext:value-type="float">
            <text:p>-62,1539688110352</text:p>
          </table:table-cell>
          <table:table-cell office:value-type="float" office:value="-62.1659317016602" calcext:value-type="float">
            <text:p>-62,1659317016602</text:p>
          </table:table-cell>
          <table:table-cell office:value-type="float" office:value="-62.1597404479981" calcext:value-type="float">
            <text:p>-62,1597404479981</text:p>
          </table:table-cell>
          <table:table-cell office:value-type="float" office:value="-62.1693801879883" calcext:value-type="float">
            <text:p>-62,1693801879883</text:p>
          </table:table-cell>
          <table:table-cell office:value-type="float" office:value="-62.1851921081543" calcext:value-type="float">
            <text:p>-62,1851921081543</text:p>
          </table:table-cell>
          <table:table-cell office:value-type="float" office:value="-62.1953468322754" calcext:value-type="float">
            <text:p>-62,1953468322754</text:p>
          </table:table-cell>
          <table:table-cell office:value-type="float" office:value="-62.1759872436523" calcext:value-type="float">
            <text:p>-62,1759872436523</text:p>
          </table:table-cell>
          <table:table-cell office:value-type="float" office:value="-62.1613388061523" calcext:value-type="float">
            <text:p>-62,1613388061523</text:p>
          </table:table-cell>
          <table:table-cell office:value-type="float" office:value="-62.1739349365234" calcext:value-type="float">
            <text:p>-62,1739349365234</text:p>
          </table:table-cell>
          <table:table-cell office:value-type="float" office:value="-62.1690101623535" calcext:value-type="float">
            <text:p>-62,1690101623535</text:p>
          </table:table-cell>
          <table:table-cell office:value-type="float" office:value="-62.1822738647461" calcext:value-type="float">
            <text:p>-62,1822738647461</text:p>
          </table:table-cell>
          <table:table-cell office:value-type="float" office:value="-62.1723365783691" calcext:value-type="float">
            <text:p>-62,1723365783691</text:p>
          </table:table-cell>
          <table:table-cell office:value-type="float" office:value="-62.1777954101563" calcext:value-type="float">
            <text:p>-62,1777954101563</text:p>
          </table:table-cell>
          <table:table-cell office:value-type="float" office:value="-62.1719627380371" calcext:value-type="float">
            <text:p>-62,1719627380371</text:p>
          </table:table-cell>
          <table:table-cell office:value-type="float" office:value="-62.1819038391113" calcext:value-type="float">
            <text:p>-62,1819038391113</text:p>
          </table:table-cell>
          <table:table-cell office:value-type="float" office:value="-62.167163848877" calcext:value-type="float">
            <text:p>-62,167163848877</text:p>
          </table:table-cell>
          <table:table-cell office:value-type="float" office:value="-62.1767272949219" calcext:value-type="float">
            <text:p>-62,1767272949219</text:p>
          </table:table-cell>
          <table:table-cell office:value-type="float" office:value="-62.1798896789551" calcext:value-type="float">
            <text:p>-62,1798896789551</text:p>
          </table:table-cell>
          <table:table-cell office:value-type="float" office:value="-62.1679039001465" calcext:value-type="float">
            <text:p>-62,1679039001465</text:p>
          </table:table-cell>
          <table:table-cell office:value-type="float" office:value="-62.167163848877" calcext:value-type="float">
            <text:p>-62,167163848877</text:p>
          </table:table-cell>
          <table:table-cell office:value-type="float" office:value="-62.1727027893066" calcext:value-type="float">
            <text:p>-62,1727027893066</text:p>
          </table:table-cell>
          <table:table-cell office:value-type="float" office:value="-62.1665496826172" calcext:value-type="float">
            <text:p>-62,1665496826172</text:p>
          </table:table-cell>
          <table:table-cell office:value-type="float" office:value="-62.1708564758301" calcext:value-type="float">
            <text:p>-62,1708564758301</text:p>
          </table:table-cell>
          <table:table-cell office:value-type="float" office:value="-62.1685180664063" calcext:value-type="float">
            <text:p>-62,1685180664063</text:p>
          </table:table-cell>
          <table:table-cell office:value-type="float" office:value="-62.1732406616211" calcext:value-type="float">
            <text:p>-62,1732406616211</text:p>
          </table:table-cell>
          <table:table-cell office:value-type="float" office:value="-62.1584320068359" calcext:value-type="float">
            <text:p>-62,1584320068359</text:p>
          </table:table-cell>
          <table:table-cell office:value-type="float" office:value="-62.1702384948731" calcext:value-type="float">
            <text:p>-62,1702384948731</text:p>
          </table:table-cell>
          <table:table-cell office:value-type="float" office:value="-62.1732406616211" calcext:value-type="float">
            <text:p>-62,1732406616211</text:p>
          </table:table-cell>
          <table:table-cell office:value-type="float" office:value="-62.1702003479004" calcext:value-type="float">
            <text:p>-62,1702003479004</text:p>
          </table:table-cell>
          <table:table-cell office:value-type="float" office:value="-62.1812438964844" calcext:value-type="float">
            <text:p>-62,1812438964844</text:p>
          </table:table-cell>
          <table:table-cell office:value-type="float" office:value="-62.1857261657715" calcext:value-type="float">
            <text:p>-62,1857261657715</text:p>
          </table:table-cell>
          <table:table-cell office:value-type="float" office:value="-62.1707344055176" calcext:value-type="float">
            <text:p>-62,1707344055176</text:p>
          </table:table-cell>
          <table:table-cell office:value-type="float" office:value="-62.1590881347656" calcext:value-type="float">
            <text:p>-62,1590881347656</text:p>
          </table:table-cell>
          <table:table-cell office:value-type="float" office:value="-62.1663017272949" calcext:value-type="float">
            <text:p>-62,1663017272949</text:p>
          </table:table-cell>
          <table:table-cell office:value-type="float" office:value="-62.1854362487793" calcext:value-type="float">
            <text:p>-62,1854362487793</text:p>
          </table:table-cell>
          <table:table-cell office:value-type="float" office:value="-62.1664276123047" calcext:value-type="float">
            <text:p>-62,1664276123047</text:p>
          </table:table-cell>
          <table:table-cell office:value-type="float" office:value="-62.1843681335449" calcext:value-type="float">
            <text:p>-62,1843681335449</text:p>
          </table:table-cell>
          <table:table-cell office:value-type="float" office:value="-62.1744270324707" calcext:value-type="float">
            <text:p>-62,1744270324707</text:p>
          </table:table-cell>
          <table:table-cell office:value-type="float" office:value="-62.1716766357422" calcext:value-type="float">
            <text:p>-62,1716766357422</text:p>
          </table:table-cell>
          <table:table-cell office:value-type="float" office:value="-62.1775054931641" calcext:value-type="float">
            <text:p>-62,1775054931641</text:p>
          </table:table-cell>
          <table:table-cell office:value-type="float" office:value="-62.1477012634277" calcext:value-type="float">
            <text:p>-62,1477012634277</text:p>
          </table:table-cell>
          <table:table-cell office:value-type="float" office:value="-62.1768913269043" calcext:value-type="float">
            <text:p>-62,1768913269043</text:p>
          </table:table-cell>
          <table:table-cell office:value-type="float" office:value="-62.1767692565918" calcext:value-type="float">
            <text:p>-62,1767692565918</text:p>
          </table:table-cell>
          <table:table-cell office:value-type="float" office:value="-62.1572418212891" calcext:value-type="float">
            <text:p>-62,1572418212891</text:p>
          </table:table-cell>
          <table:table-cell office:value-type="float" office:value="-62.179931640625" calcext:value-type="float">
            <text:p>-62,179931640625</text:p>
          </table:table-cell>
          <table:table-cell office:value-type="float" office:value="-62.1835060119629" calcext:value-type="float">
            <text:p>-62,1835060119629</text:p>
          </table:table-cell>
          <table:table-cell office:value-type="float" office:value="-62.1654815673828" calcext:value-type="float">
            <text:p>-62,1654815673828</text:p>
          </table:table-cell>
          <table:table-cell office:value-type="float" office:value="-62.171802520752" calcext:value-type="float">
            <text:p>-62,171802520752</text:p>
          </table:table-cell>
          <table:table-cell office:value-type="float" office:value="-62.1691360473633" calcext:value-type="float">
            <text:p>-62,1691360473633</text:p>
          </table:table-cell>
          <table:table-cell office:value-type="float" office:value="-62.150691986084" calcext:value-type="float">
            <text:p>-62,150691986084</text:p>
          </table:table-cell>
          <table:table-cell office:value-type="float" office:value="-62.1622428894043" calcext:value-type="float">
            <text:p>-62,1622428894043</text:p>
          </table:table-cell>
          <table:table-cell office:value-type="float" office:value="-62.1717185974121" calcext:value-type="float">
            <text:p>-62,1717185974121</text:p>
          </table:table-cell>
          <table:table-cell office:value-type="float" office:value="-62.175537109375" calcext:value-type="float">
            <text:p>-62,175537109375</text:p>
          </table:table-cell>
          <table:table-cell office:value-type="float" office:value="-62.1649932861328" calcext:value-type="float">
            <text:p>-62,1649932861328</text:p>
          </table:table-cell>
          <table:table-cell office:value-type="float" office:value="-62.1732788085938" calcext:value-type="float">
            <text:p>-62,1732788085938</text:p>
          </table:table-cell>
          <table:table-cell office:value-type="float" office:value="-62.1919364929199" calcext:value-type="float">
            <text:p>-62,1919364929199</text:p>
          </table:table-cell>
          <table:table-cell office:value-type="float" office:value="-62.1761093139648" calcext:value-type="float">
            <text:p>-62,1761093139648</text:p>
          </table:table-cell>
          <table:table-cell office:value-type="float" office:value="-62.1575698852539" calcext:value-type="float">
            <text:p>-62,1575698852539</text:p>
          </table:table-cell>
          <table:table-cell office:value-type="float" office:value="-62.1860961914063" calcext:value-type="float">
            <text:p>-62,1860961914063</text:p>
          </table:table-cell>
          <table:table-cell office:value-type="float" office:value="-62.1790275573731" calcext:value-type="float">
            <text:p>-62,1790275573731</text:p>
          </table:table-cell>
          <table:table-cell office:value-type="float" office:value="-62.1773452758789" calcext:value-type="float">
            <text:p>-62,1773452758789</text:p>
          </table:table-cell>
          <table:table-cell office:value-type="float" office:value="-62.1754150390625" calcext:value-type="float">
            <text:p>-62,1754150390625</text:p>
          </table:table-cell>
          <table:table-cell office:value-type="float" office:value="-62.1527786254883" calcext:value-type="float">
            <text:p>-62,1527786254883</text:p>
          </table:table-cell>
          <table:table-cell office:value-type="float" office:value="-62.1912345886231" calcext:value-type="float">
            <text:p>-62,1912345886231</text:p>
          </table:table-cell>
          <table:table-cell office:value-type="float" office:value="-62.1675300598145" calcext:value-type="float">
            <text:p>-62,1675300598145</text:p>
          </table:table-cell>
          <table:table-cell office:value-type="float" office:value="-62.1739768981934" calcext:value-type="float">
            <text:p>-62,1739768981934</text:p>
          </table:table-cell>
          <table:table-cell office:value-type="float" office:value="-62.176399230957" calcext:value-type="float">
            <text:p>-62,176399230957</text:p>
          </table:table-cell>
          <table:table-cell office:value-type="float" office:value="-62.1718444824219" calcext:value-type="float">
            <text:p>-62,1718444824219</text:p>
          </table:table-cell>
          <table:table-cell office:value-type="float" office:value="-62.1926345825195" calcext:value-type="float">
            <text:p>-62,1926345825195</text:p>
          </table:table-cell>
          <table:table-cell office:value-type="float" office:value="-62.1828880310059" calcext:value-type="float">
            <text:p>-62,1828880310059</text:p>
          </table:table-cell>
          <table:table-cell office:value-type="float" office:value="-62.1905364990234" calcext:value-type="float">
            <text:p>-62,1905364990234</text:p>
          </table:table-cell>
          <table:table-cell office:value-type="float" office:value="-62.1798896789551" calcext:value-type="float">
            <text:p>-62,1798896789551</text:p>
          </table:table-cell>
          <table:table-cell office:value-type="float" office:value="-62.1742630004883" calcext:value-type="float">
            <text:p>-62,1742630004883</text:p>
          </table:table-cell>
          <table:table-cell office:value-type="float" office:value="-62.1880302429199" calcext:value-type="float">
            <text:p>-62,1880302429199</text:p>
          </table:table-cell>
          <table:table-cell office:value-type="float" office:value="-62.1880645751953" calcext:value-type="float">
            <text:p>-62,1880645751953</text:p>
          </table:table-cell>
          <table:table-cell office:value-type="float" office:value="-62.1990966796875" calcext:value-type="float">
            <text:p>-62,1990966796875</text:p>
          </table:table-cell>
          <table:table-cell office:value-type="float" office:value="-62.1823959350586" calcext:value-type="float">
            <text:p>-62,1823959350586</text:p>
          </table:table-cell>
          <table:table-cell office:value-type="float" office:value="-62.1777534484863" calcext:value-type="float">
            <text:p>-62,1777534484863</text:p>
          </table:table-cell>
          <table:table-cell office:value-type="float" office:value="-62.1601142883301" calcext:value-type="float">
            <text:p>-62,1601142883301</text:p>
          </table:table-cell>
          <table:table-cell office:value-type="float" office:value="-62.1846580505371" calcext:value-type="float">
            <text:p>-62,1846580505371</text:p>
          </table:table-cell>
          <table:table-cell office:value-type="float" office:value="-62.1924285888672" calcext:value-type="float">
            <text:p>-62,1924285888672</text:p>
          </table:table-cell>
          <table:table-cell office:value-type="float" office:value="-62.1782875061035" calcext:value-type="float">
            <text:p>-62,1782875061035</text:p>
          </table:table-cell>
          <table:table-cell office:value-type="float" office:value="-62.1492156982422" calcext:value-type="float">
            <text:p>-62,1492156982422</text:p>
          </table:table-cell>
          <table:table-cell office:value-type="float" office:value="-62.1758651733398" calcext:value-type="float">
            <text:p>-62,1758651733398</text:p>
          </table:table-cell>
          <table:table-cell office:value-type="float" office:value="-62.1843681335449" calcext:value-type="float">
            <text:p>-62,1843681335449</text:p>
          </table:table-cell>
          <table:table-cell office:value-type="float" office:value="-62.1978187561035" calcext:value-type="float">
            <text:p>-62,1978187561035</text:p>
          </table:table-cell>
          <table:table-cell office:value-type="float" office:value="-62.1645431518555" calcext:value-type="float">
            <text:p>-62,1645431518555</text:p>
          </table:table-cell>
          <table:table-cell office:value-type="float" office:value="-62.1627769470215" calcext:value-type="float">
            <text:p>-62,1627769470215</text:p>
          </table:table-cell>
          <table:table-cell office:value-type="float" office:value="-62.1838340759277" calcext:value-type="float">
            <text:p>-62,1838340759277</text:p>
          </table:table-cell>
          <table:table-cell office:value-type="float" office:value="-62.1577377319336" calcext:value-type="float">
            <text:p>-62,1577377319336</text:p>
          </table:table-cell>
          <table:table-cell office:value-type="float" office:value="-62.1831359863281" calcext:value-type="float">
            <text:p>-62,1831359863281</text:p>
          </table:table-cell>
          <table:table-cell office:value-type="float" office:value="-62.176643371582" calcext:value-type="float">
            <text:p>-62,176643371582</text:p>
          </table:table-cell>
          <table:table-cell office:value-type="float" office:value="-62.1958427429199" calcext:value-type="float">
            <text:p>-62,1958427429199</text:p>
          </table:table-cell>
          <table:table-cell office:value-type="float" office:value="-62.1742210388184" calcext:value-type="float">
            <text:p>-62,1742210388184</text:p>
          </table:table-cell>
          <table:table-cell office:value-type="float" office:value="-62.1763153076172" calcext:value-type="float">
            <text:p>-62,1763153076172</text:p>
          </table:table-cell>
          <table:table-cell office:value-type="float" office:value="-62.1695022583008" calcext:value-type="float">
            <text:p>-62,1695022583008</text:p>
          </table:table-cell>
          <table:table-cell office:value-type="float" office:value="-62.1679420471191" calcext:value-type="float">
            <text:p>-62,1679420471191</text:p>
          </table:table-cell>
          <table:table-cell office:value-type="float" office:value="-62.1818618774414" calcext:value-type="float">
            <text:p>-62,1818618774414</text:p>
          </table:table-cell>
          <table:table-cell office:value-type="float" office:value="-62.1733589172363" calcext:value-type="float">
            <text:p>-62,1733589172363</text:p>
          </table:table-cell>
          <table:table-cell office:value-type="float" office:value="-62.1765632629395" calcext:value-type="float">
            <text:p>-62,1765632629395</text:p>
          </table:table-cell>
          <table:table-cell office:value-type="float" office:value="-62.1918525695801" calcext:value-type="float">
            <text:p>-62,1918525695801</text:p>
          </table:table-cell>
          <table:table-cell office:value-type="float" office:value="-62.1780014038086" calcext:value-type="float">
            <text:p>-62,1780014038086</text:p>
          </table:table-cell>
          <table:table-cell office:value-type="float" office:value="-62.1844902038574" calcext:value-type="float">
            <text:p>-62,1844902038574</text:p>
          </table:table-cell>
          <table:table-cell office:value-type="float" office:value="-62.1902503967285" calcext:value-type="float">
            <text:p>-62,1902503967285</text:p>
          </table:table-cell>
          <table:table-cell office:value-type="float" office:value="-62.1807098388672" calcext:value-type="float">
            <text:p>-62,1807098388672</text:p>
          </table:table-cell>
          <table:table-cell office:value-type="float" office:value="-62.176643371582" calcext:value-type="float">
            <text:p>-62,176643371582</text:p>
          </table:table-cell>
          <table:table-cell office:value-type="float" office:value="-62.1698303222656" calcext:value-type="float">
            <text:p>-62,1698303222656</text:p>
          </table:table-cell>
          <table:table-cell office:value-type="float" office:value="-62.1758232116699" calcext:value-type="float">
            <text:p>-62,1758232116699</text:p>
          </table:table-cell>
          <table:table-cell office:value-type="float" office:value="-62.177303314209" calcext:value-type="float">
            <text:p>-62,177303314209</text:p>
          </table:table-cell>
          <table:table-cell office:value-type="float" office:value="-62.1742630004883" calcext:value-type="float">
            <text:p>-62,1742630004883</text:p>
          </table:table-cell>
          <table:table-cell office:value-type="float" office:value="-62.1865463256836" calcext:value-type="float">
            <text:p>-62,1865463256836</text:p>
          </table:table-cell>
          <table:table-cell office:value-type="float" office:value="-62.1716346740723" calcext:value-type="float">
            <text:p>-62,1716346740723</text:p>
          </table:table-cell>
          <table:table-cell office:value-type="float" office:value="-62.1890563964844" calcext:value-type="float">
            <text:p>-62,1890563964844</text:p>
          </table:table-cell>
          <table:table-cell office:value-type="float" office:value="-62.1695861816406" calcext:value-type="float">
            <text:p>-62,1695861816406</text:p>
          </table:table-cell>
          <table:table-cell office:value-type="float" office:value="-62.1740989685059" calcext:value-type="float">
            <text:p>-62,1740989685059</text:p>
          </table:table-cell>
          <table:table-cell office:value-type="float" office:value="-62.1732406616211" calcext:value-type="float">
            <text:p>-62,1732406616211</text:p>
          </table:table-cell>
          <table:table-cell office:value-type="float" office:value="-62.1723365783691" calcext:value-type="float">
            <text:p>-62,1723365783691</text:p>
          </table:table-cell>
          <table:table-cell office:value-type="float" office:value="-62.1644592285156" calcext:value-type="float">
            <text:p>-62,1644592285156</text:p>
          </table:table-cell>
          <table:table-cell office:value-type="float" office:value="-62.1569595336914" calcext:value-type="float">
            <text:p>-62,1569595336914</text:p>
          </table:table-cell>
          <table:table-cell office:value-type="float" office:value="-62.1665496826172" calcext:value-type="float">
            <text:p>-62,1665496826172</text:p>
          </table:table-cell>
          <table:table-cell office:value-type="float" office:value="-62.1856002807617" calcext:value-type="float">
            <text:p>-62,1856002807617</text:p>
          </table:table-cell>
          <table:table-cell office:value-type="float" office:value="-62.1825561523438" calcext:value-type="float">
            <text:p>-62,1825561523438</text:p>
          </table:table-cell>
          <table:table-cell office:value-type="float" office:value="-62.1702384948731" calcext:value-type="float">
            <text:p>-62,1702384948731</text:p>
          </table:table-cell>
          <table:table-cell office:value-type="float" office:value="-62.176685333252" calcext:value-type="float">
            <text:p>-62,176685333252</text:p>
          </table:table-cell>
          <table:table-cell office:value-type="float" office:value="-62.1731567382813" calcext:value-type="float">
            <text:p>-62,1731567382813</text:p>
          </table:table-cell>
          <table:table-cell office:value-type="float" office:value="-62.1641693115234" calcext:value-type="float">
            <text:p>-62,1641693115234</text:p>
          </table:table-cell>
          <table:table-cell office:value-type="float" office:value="-62.1685600280762" calcext:value-type="float">
            <text:p>-62,1685600280762</text:p>
          </table:table-cell>
          <table:table-cell office:value-type="float" office:value="-62.1752891540527" calcext:value-type="float">
            <text:p>-62,1752891540527</text:p>
          </table:table-cell>
          <table:table-cell office:value-type="float" office:value="-62.1870384216309" calcext:value-type="float">
            <text:p>-62,1870384216309</text:p>
          </table:table-cell>
          <table:table-cell office:value-type="float" office:value="-62.1943626403809" calcext:value-type="float">
            <text:p>-62,1943626403809</text:p>
          </table:table-cell>
          <table:table-cell office:value-type="float" office:value="-62.1751708984375" calcext:value-type="float">
            <text:p>-62,1751708984375</text:p>
          </table:table-cell>
          <table:table-cell office:value-type="float" office:value="-62.1741828918457" calcext:value-type="float">
            <text:p>-62,1741828918457</text:p>
          </table:table-cell>
          <table:table-cell office:value-type="float" office:value="-62.1747550964356" calcext:value-type="float">
            <text:p>-62,1747550964356</text:p>
          </table:table-cell>
          <table:table-cell office:value-type="float" office:value="-62.192756652832" calcext:value-type="float">
            <text:p>-62,192756652832</text:p>
          </table:table-cell>
          <table:table-cell office:value-type="float" office:value="-62.1901245117188" calcext:value-type="float">
            <text:p>-62,1901245117188</text:p>
          </table:table-cell>
          <table:table-cell office:value-type="float" office:value="-62.1920585632324" calcext:value-type="float">
            <text:p>-62,1920585632324</text:p>
          </table:table-cell>
          <table:table-cell office:value-type="float" office:value="-62.1941566467285" calcext:value-type="float">
            <text:p>-62,1941566467285</text:p>
          </table:table-cell>
          <table:table-cell office:value-type="float" office:value="-62.2029228210449" calcext:value-type="float">
            <text:p>-62,2029228210449</text:p>
          </table:table-cell>
          <table:table-cell office:value-type="float" office:value="-62.179313659668" calcext:value-type="float">
            <text:p>-62,179313659668</text:p>
          </table:table-cell>
          <table:table-cell office:value-type="float" office:value="-62.1706504821777" calcext:value-type="float">
            <text:p>-62,1706504821777</text:p>
          </table:table-cell>
          <table:table-cell office:value-type="float" office:value="-62.1774673461914" calcext:value-type="float">
            <text:p>-62,1774673461914</text:p>
          </table:table-cell>
          <table:table-cell office:value-type="float" office:value="-62.1855201721191" calcext:value-type="float">
            <text:p>-62,1855201721191</text:p>
          </table:table-cell>
          <table:table-cell office:value-type="float" office:value="-62.177547454834" calcext:value-type="float">
            <text:p>-62,177547454834</text:p>
          </table:table-cell>
          <table:table-cell office:value-type="float" office:value="-62.1820678710938" calcext:value-type="float">
            <text:p>-62,1820678710938</text:p>
          </table:table-cell>
          <table:table-cell office:value-type="float" office:value="-62.1777114868164" calcext:value-type="float">
            <text:p>-62,1777114868164</text:p>
          </table:table-cell>
          <table:table-cell office:value-type="float" office:value="-62.181697845459" calcext:value-type="float">
            <text:p>-62,181697845459</text:p>
          </table:table-cell>
          <table:table-cell office:value-type="float" office:value="-62.1886405944824" calcext:value-type="float">
            <text:p>-62,1886405944824</text:p>
          </table:table-cell>
          <table:table-cell office:value-type="float" office:value="-62.1926345825195" calcext:value-type="float">
            <text:p>-62,1926345825195</text:p>
          </table:table-cell>
          <table:table-cell office:value-type="float" office:value="-62.1838340759277" calcext:value-type="float">
            <text:p>-62,1838340759277</text:p>
          </table:table-cell>
          <table:table-cell office:value-type="float" office:value="-62.1709823608398" calcext:value-type="float">
            <text:p>-62,1709823608398</text:p>
          </table:table-cell>
          <table:table-cell office:value-type="float" office:value="-62.166633605957" calcext:value-type="float">
            <text:p>-62,166633605957</text:p>
          </table:table-cell>
          <table:table-cell office:value-type="float" office:value="-62.1691741943359" calcext:value-type="float">
            <text:p>-62,1691741943359</text:p>
          </table:table-cell>
          <table:table-cell office:value-type="float" office:value="-62.1652374267578" calcext:value-type="float">
            <text:p>-62,1652374267578</text:p>
          </table:table-cell>
          <table:table-cell office:value-type="float" office:value="-61.9911003112793" calcext:value-type="float">
            <text:p>-61,9911003112793</text:p>
          </table:table-cell>
          <table:table-cell office:value-type="float" office:value="-61.9881706237793" calcext:value-type="float">
            <text:p>-61,9881706237793</text:p>
          </table:table-cell>
          <table:table-cell office:value-type="float" office:value="-61.9793701171875" calcext:value-type="float">
            <text:p>-61,9793701171875</text:p>
          </table:table-cell>
          <table:table-cell office:value-type="float" office:value="-61.9772071838379" calcext:value-type="float">
            <text:p>-61,9772071838379</text:p>
          </table:table-cell>
          <table:table-cell office:value-type="float" office:value="-61.9628486633301" calcext:value-type="float">
            <text:p>-61,9628486633301</text:p>
          </table:table-cell>
          <table:table-cell office:value-type="float" office:value="-61.9624481201172" calcext:value-type="float">
            <text:p>-61,9624481201172</text:p>
          </table:table-cell>
          <table:table-cell office:value-type="float" office:value="-61.9836654663086" calcext:value-type="float">
            <text:p>-61,9836654663086</text:p>
          </table:table-cell>
          <table:table-cell office:value-type="float" office:value="-61.9825439453125" calcext:value-type="float">
            <text:p>-61,9825439453125</text:p>
          </table:table-cell>
          <table:table-cell office:value-type="float" office:value="-61.9682579040527" calcext:value-type="float">
            <text:p>-61,9682579040527</text:p>
          </table:table-cell>
          <table:table-cell office:value-type="float" office:value="-61.983024597168" calcext:value-type="float">
            <text:p>-61,983024597168</text:p>
          </table:table-cell>
          <table:table-cell office:value-type="float" office:value="-61.9956436157227" calcext:value-type="float">
            <text:p>-61,9956436157227</text:p>
          </table:table-cell>
          <table:table-cell office:value-type="float" office:value="-61.981819152832" calcext:value-type="float">
            <text:p>-61,981819152832</text:p>
          </table:table-cell>
          <table:table-cell office:value-type="float" office:value="-61.9796104431152" calcext:value-type="float">
            <text:p>-61,9796104431152</text:p>
          </table:table-cell>
          <table:table-cell office:value-type="float" office:value="-61.9835891723633" calcext:value-type="float">
            <text:p>-61,9835891723633</text:p>
          </table:table-cell>
          <table:table-cell office:value-type="float" office:value="-61.9791297912598" calcext:value-type="float">
            <text:p>-61,9791297912598</text:p>
          </table:table-cell>
          <table:table-cell office:value-type="float" office:value="-61.9781646728516" calcext:value-type="float">
            <text:p>-61,9781646728516</text:p>
          </table:table-cell>
          <table:table-cell office:value-type="float" office:value="-61.9809799194336" calcext:value-type="float">
            <text:p>-61,9809799194336</text:p>
          </table:table-cell>
          <table:table-cell office:value-type="float" office:value="-61.9960479736328" calcext:value-type="float">
            <text:p>-61,9960479736328</text:p>
          </table:table-cell>
          <table:table-cell office:value-type="float" office:value="-61.9737548828125" calcext:value-type="float">
            <text:p>-61,9737548828125</text:p>
          </table:table-cell>
          <table:table-cell office:value-type="float" office:value="-61.9761619567871" calcext:value-type="float">
            <text:p>-61,9761619567871</text:p>
          </table:table-cell>
          <table:table-cell office:value-type="float" office:value="-61.977481842041" calcext:value-type="float">
            <text:p>-61,977481842041</text:p>
          </table:table-cell>
          <table:table-cell office:value-type="float" office:value="-61.9795722961426" calcext:value-type="float">
            <text:p>-61,9795722961426</text:p>
          </table:table-cell>
          <table:table-cell office:value-type="float" office:value="-61.9877662658691" calcext:value-type="float">
            <text:p>-61,9877662658691</text:p>
          </table:table-cell>
          <table:table-cell office:value-type="float" office:value="-61.9906997680664" calcext:value-type="float">
            <text:p>-61,9906997680664</text:p>
          </table:table-cell>
          <table:table-cell office:value-type="float" office:value="-61.9742736816406" calcext:value-type="float">
            <text:p>-61,9742736816406</text:p>
          </table:table-cell>
          <table:table-cell office:value-type="float" office:value="-61.9819030761719" calcext:value-type="float">
            <text:p>-61,9819030761719</text:p>
          </table:table-cell>
          <table:table-cell office:value-type="float" office:value="-61.9660148620606" calcext:value-type="float">
            <text:p>-61,9660148620606</text:p>
          </table:table-cell>
          <table:table-cell office:value-type="float" office:value="-61.9604454040527" calcext:value-type="float">
            <text:p>-61,9604454040527</text:p>
          </table:table-cell>
          <table:table-cell office:value-type="float" office:value="-61.9758377075195" calcext:value-type="float">
            <text:p>-61,9758377075195</text:p>
          </table:table-cell>
          <table:table-cell office:value-type="float" office:value="-61.983829498291" calcext:value-type="float">
            <text:p>-61,983829498291</text:p>
          </table:table-cell>
          <table:table-cell office:value-type="float" office:value="-61.9860343933106" calcext:value-type="float">
            <text:p>-61,9860343933106</text:p>
          </table:table-cell>
          <table:table-cell office:value-type="float" office:value="-61.9830665588379" calcext:value-type="float">
            <text:p>-61,9830665588379</text:p>
          </table:table-cell>
          <table:table-cell office:value-type="float" office:value="-61.9825019836426" calcext:value-type="float">
            <text:p>-61,9825019836426</text:p>
          </table:table-cell>
          <table:table-cell office:value-type="float" office:value="-61.9696235656738" calcext:value-type="float">
            <text:p>-61,9696235656738</text:p>
          </table:table-cell>
          <table:table-cell office:value-type="float" office:value="-61.985595703125" calcext:value-type="float">
            <text:p>-61,985595703125</text:p>
          </table:table-cell>
          <table:table-cell office:value-type="float" office:value="-61.9807395935059" calcext:value-type="float">
            <text:p>-61,9807395935059</text:p>
          </table:table-cell>
          <table:table-cell office:value-type="float" office:value="-62.0040168762207" calcext:value-type="float">
            <text:p>-62,0040168762207</text:p>
          </table:table-cell>
          <table:table-cell office:value-type="float" office:value="-61.9790115356445" calcext:value-type="float">
            <text:p>-61,9790115356445</text:p>
          </table:table-cell>
          <table:table-cell office:value-type="float" office:value="-61.9801330566406" calcext:value-type="float">
            <text:p>-61,9801330566406</text:p>
          </table:table-cell>
          <table:table-cell office:value-type="float" office:value="-61.9872398376465" calcext:value-type="float">
            <text:p>-61,9872398376465</text:p>
          </table:table-cell>
          <table:table-cell office:value-type="float" office:value="-61.9848709106445" calcext:value-type="float">
            <text:p>-61,9848709106445</text:p>
          </table:table-cell>
        </table:table-row>
        <table:table-row table:style-name="ro1">
          <table:table-cell office:value-type="float" office:value="-62.2216033935547" calcext:value-type="float">
            <text:p>-62,2216033935547</text:p>
          </table:table-cell>
          <table:table-cell office:value-type="float" office:value="-62.2402801513672" calcext:value-type="float">
            <text:p>-62,2402801513672</text:p>
          </table:table-cell>
          <table:table-cell office:value-type="float" office:value="-62.2277145385742" calcext:value-type="float">
            <text:p>-62,2277145385742</text:p>
          </table:table-cell>
          <table:table-cell office:value-type="float" office:value="-62.2316360473633" calcext:value-type="float">
            <text:p>-62,2316360473633</text:p>
          </table:table-cell>
          <table:table-cell office:value-type="float" office:value="-62.2149162292481" calcext:value-type="float">
            <text:p>-62,2149162292481</text:p>
          </table:table-cell>
          <table:table-cell office:value-type="float" office:value="-62.2431335449219" calcext:value-type="float">
            <text:p>-62,2431335449219</text:p>
          </table:table-cell>
          <table:table-cell office:value-type="float" office:value="-62.2479362487793" calcext:value-type="float">
            <text:p>-62,2479362487793</text:p>
          </table:table-cell>
          <table:table-cell office:value-type="float" office:value="-62.2206954956055" calcext:value-type="float">
            <text:p>-62,2206954956055</text:p>
          </table:table-cell>
          <table:table-cell office:value-type="float" office:value="-62.2344512939453" calcext:value-type="float">
            <text:p>-62,2344512939453</text:p>
          </table:table-cell>
          <table:table-cell office:value-type="float" office:value="-62.2370567321777" calcext:value-type="float">
            <text:p>-62,2370567321777</text:p>
          </table:table-cell>
          <table:table-cell office:value-type="float" office:value="-62.220157623291" calcext:value-type="float">
            <text:p>-62,220157623291</text:p>
          </table:table-cell>
          <table:table-cell office:value-type="float" office:value="-62.2413139343262" calcext:value-type="float">
            <text:p>-62,2413139343262</text:p>
          </table:table-cell>
          <table:table-cell office:value-type="float" office:value="-62.2212295532227" calcext:value-type="float">
            <text:p>-62,2212295532227</text:p>
          </table:table-cell>
          <table:table-cell office:value-type="float" office:value="-62.2405700683594" calcext:value-type="float">
            <text:p>-62,2405700683594</text:p>
          </table:table-cell>
          <table:table-cell office:value-type="float" office:value="-62.238208770752" calcext:value-type="float">
            <text:p>-62,238208770752</text:p>
          </table:table-cell>
          <table:table-cell office:value-type="float" office:value="-62.2406120300293" calcext:value-type="float">
            <text:p>-62,2406120300293</text:p>
          </table:table-cell>
          <table:table-cell office:value-type="float" office:value="-62.215950012207" calcext:value-type="float">
            <text:p>-62,215950012207</text:p>
          </table:table-cell>
          <table:table-cell office:value-type="float" office:value="-62.2345733642578" calcext:value-type="float">
            <text:p>-62,2345733642578</text:p>
          </table:table-cell>
          <table:table-cell office:value-type="float" office:value="-62.2121543884277" calcext:value-type="float">
            <text:p>-62,2121543884277</text:p>
          </table:table-cell>
          <table:table-cell office:value-type="float" office:value="-62.239372253418" calcext:value-type="float">
            <text:p>-62,239372253418</text:p>
          </table:table-cell>
          <table:table-cell office:value-type="float" office:value="-62.217643737793" calcext:value-type="float">
            <text:p>-62,217643737793</text:p>
          </table:table-cell>
          <table:table-cell office:value-type="float" office:value="-62.2205696105957" calcext:value-type="float">
            <text:p>-62,2205696105957</text:p>
          </table:table-cell>
          <table:table-cell office:value-type="float" office:value="-62.2217254638672" calcext:value-type="float">
            <text:p>-62,2217254638672</text:p>
          </table:table-cell>
          <table:table-cell office:value-type="float" office:value="-62.2155799865723" calcext:value-type="float">
            <text:p>-62,2155799865723</text:p>
          </table:table-cell>
          <table:table-cell office:value-type="float" office:value="-62.2342414855957" calcext:value-type="float">
            <text:p>-62,2342414855957</text:p>
          </table:table-cell>
          <table:table-cell office:value-type="float" office:value="-62.2565536499023" calcext:value-type="float">
            <text:p>-62,2565536499023</text:p>
          </table:table-cell>
          <table:table-cell office:value-type="float" office:value="-62.2422256469727" calcext:value-type="float">
            <text:p>-62,2422256469727</text:p>
          </table:table-cell>
          <table:table-cell office:value-type="float" office:value="-62.2398681640625" calcext:value-type="float">
            <text:p>-62,2398681640625</text:p>
          </table:table-cell>
          <table:table-cell office:value-type="float" office:value="-62.2371368408203" calcext:value-type="float">
            <text:p>-62,2371368408203</text:p>
          </table:table-cell>
          <table:table-cell office:value-type="float" office:value="-62.2374687194824" calcext:value-type="float">
            <text:p>-62,2374687194824</text:p>
          </table:table-cell>
          <table:table-cell office:value-type="float" office:value="-62.2213935852051" calcext:value-type="float">
            <text:p>-62,2213935852051</text:p>
          </table:table-cell>
          <table:table-cell office:value-type="float" office:value="-62.2309799194336" calcext:value-type="float">
            <text:p>-62,2309799194336</text:p>
          </table:table-cell>
          <table:table-cell office:value-type="float" office:value="-62.2262268066406" calcext:value-type="float">
            <text:p>-62,2262268066406</text:p>
          </table:table-cell>
          <table:table-cell office:value-type="float" office:value="-62.2269287109375" calcext:value-type="float">
            <text:p>-62,2269287109375</text:p>
          </table:table-cell>
          <table:table-cell office:value-type="float" office:value="-62.2415199279785" calcext:value-type="float">
            <text:p>-62,2415199279785</text:p>
          </table:table-cell>
          <table:table-cell office:value-type="float" office:value="-62.2558097839356" calcext:value-type="float">
            <text:p>-62,2558097839356</text:p>
          </table:table-cell>
          <table:table-cell office:value-type="float" office:value="-62.2281684875488" calcext:value-type="float">
            <text:p>-62,2281684875488</text:p>
          </table:table-cell>
          <table:table-cell office:value-type="float" office:value="-62.2322578430176" calcext:value-type="float">
            <text:p>-62,2322578430176</text:p>
          </table:table-cell>
          <table:table-cell office:value-type="float" office:value="-62.2526588439941" calcext:value-type="float">
            <text:p>-62,2526588439941</text:p>
          </table:table-cell>
          <table:table-cell office:value-type="float" office:value="-62.225399017334" calcext:value-type="float">
            <text:p>-62,225399017334</text:p>
          </table:table-cell>
          <table:table-cell office:value-type="float" office:value="-62.2485580444336" calcext:value-type="float">
            <text:p>-62,2485580444336</text:p>
          </table:table-cell>
          <table:table-cell office:value-type="float" office:value="-62.2418518066406" calcext:value-type="float">
            <text:p>-62,2418518066406</text:p>
          </table:table-cell>
          <table:table-cell office:value-type="float" office:value="-62.222469329834" calcext:value-type="float">
            <text:p>-62,222469329834</text:p>
          </table:table-cell>
          <table:table-cell office:value-type="float" office:value="-62.2408218383789" calcext:value-type="float">
            <text:p>-62,2408218383789</text:p>
          </table:table-cell>
          <table:table-cell office:value-type="float" office:value="-62.2451248168945" calcext:value-type="float">
            <text:p>-62,2451248168945</text:p>
          </table:table-cell>
          <table:table-cell office:value-type="float" office:value="-62.2324676513672" calcext:value-type="float">
            <text:p>-62,2324676513672</text:p>
          </table:table-cell>
          <table:table-cell office:value-type="float" office:value="-62.2397422790527" calcext:value-type="float">
            <text:p>-62,2397422790527</text:p>
          </table:table-cell>
          <table:table-cell office:value-type="float" office:value="-62.2315139770508" calcext:value-type="float">
            <text:p>-62,2315139770508</text:p>
          </table:table-cell>
          <table:table-cell office:value-type="float" office:value="-62.2293663024902" calcext:value-type="float">
            <text:p>-62,2293663024902</text:p>
          </table:table-cell>
          <table:table-cell office:value-type="float" office:value="-62.2370147705078" calcext:value-type="float">
            <text:p>-62,2370147705078</text:p>
          </table:table-cell>
          <table:table-cell office:value-type="float" office:value="-62.2371788024902" calcext:value-type="float">
            <text:p>-62,2371788024902</text:p>
          </table:table-cell>
          <table:table-cell office:value-type="float" office:value="-62.2422256469727" calcext:value-type="float">
            <text:p>-62,2422256469727</text:p>
          </table:table-cell>
          <table:table-cell office:value-type="float" office:value="-62.2394523620606" calcext:value-type="float">
            <text:p>-62,2394523620606</text:p>
          </table:table-cell>
          <table:table-cell office:value-type="float" office:value="-62.2302322387695" calcext:value-type="float">
            <text:p>-62,2302322387695</text:p>
          </table:table-cell>
          <table:table-cell office:value-type="float" office:value="-62.2403221130371" calcext:value-type="float">
            <text:p>-62,2403221130371</text:p>
          </table:table-cell>
          <table:table-cell office:value-type="float" office:value="-62.2408218383789" calcext:value-type="float">
            <text:p>-62,2408218383789</text:p>
          </table:table-cell>
          <table:table-cell office:value-type="float" office:value="-62.2362670898438" calcext:value-type="float">
            <text:p>-62,2362670898438</text:p>
          </table:table-cell>
          <table:table-cell office:value-type="float" office:value="-62.2325477600098" calcext:value-type="float">
            <text:p>-62,2325477600098</text:p>
          </table:table-cell>
          <table:table-cell office:value-type="float" office:value="-62.243839263916" calcext:value-type="float">
            <text:p>-62,243839263916</text:p>
          </table:table-cell>
          <table:table-cell office:value-type="float" office:value="-62.2497978210449" calcext:value-type="float">
            <text:p>-62,2497978210449</text:p>
          </table:table-cell>
          <table:table-cell office:value-type="float" office:value="-62.227466583252" calcext:value-type="float">
            <text:p>-62,227466583252</text:p>
          </table:table-cell>
          <table:table-cell office:value-type="float" office:value="-62.2349891662598" calcext:value-type="float">
            <text:p>-62,2349891662598</text:p>
          </table:table-cell>
          <table:table-cell office:value-type="float" office:value="-62.2326736450195" calcext:value-type="float">
            <text:p>-62,2326736450195</text:p>
          </table:table-cell>
          <table:table-cell office:value-type="float" office:value="-62.2488899230957" calcext:value-type="float">
            <text:p>-62,2488899230957</text:p>
          </table:table-cell>
          <table:table-cell office:value-type="float" office:value="-62.254810333252" calcext:value-type="float">
            <text:p>-62,254810333252</text:p>
          </table:table-cell>
          <table:table-cell office:value-type="float" office:value="-62.2492599487305" calcext:value-type="float">
            <text:p>-62,2492599487305</text:p>
          </table:table-cell>
          <table:table-cell office:value-type="float" office:value="-62.2416038513184" calcext:value-type="float">
            <text:p>-62,2416038513184</text:p>
          </table:table-cell>
          <table:table-cell office:value-type="float" office:value="-62.259204864502" calcext:value-type="float">
            <text:p>-62,259204864502</text:p>
          </table:table-cell>
          <table:table-cell office:value-type="float" office:value="-62.2328796386719" calcext:value-type="float">
            <text:p>-62,2328796386719</text:p>
          </table:table-cell>
          <table:table-cell office:value-type="float" office:value="-62.2648468017578" calcext:value-type="float">
            <text:p>-62,2648468017578</text:p>
          </table:table-cell>
          <table:table-cell office:value-type="float" office:value="-62.2417678833008" calcext:value-type="float">
            <text:p>-62,2417678833008</text:p>
          </table:table-cell>
          <table:table-cell office:value-type="float" office:value="-62.2429695129395" calcext:value-type="float">
            <text:p>-62,2429695129395</text:p>
          </table:table-cell>
          <table:table-cell office:value-type="float" office:value="-62.2277145385742" calcext:value-type="float">
            <text:p>-62,2277145385742</text:p>
          </table:table-cell>
          <table:table-cell office:value-type="float" office:value="-62.2547264099121" calcext:value-type="float">
            <text:p>-62,2547264099121</text:p>
          </table:table-cell>
          <table:table-cell office:value-type="float" office:value="-62.2188415527344" calcext:value-type="float">
            <text:p>-62,2188415527344</text:p>
          </table:table-cell>
          <table:table-cell office:value-type="float" office:value="-62.2387504577637" calcext:value-type="float">
            <text:p>-62,2387504577637</text:p>
          </table:table-cell>
          <table:table-cell office:value-type="float" office:value="-62.2525329589844" calcext:value-type="float">
            <text:p>-62,2525329589844</text:p>
          </table:table-cell>
          <table:table-cell office:value-type="float" office:value="-62.2458267211914" calcext:value-type="float">
            <text:p>-62,2458267211914</text:p>
          </table:table-cell>
          <table:table-cell office:value-type="float" office:value="-62.2461585998535" calcext:value-type="float">
            <text:p>-62,2461585998535</text:p>
          </table:table-cell>
          <table:table-cell office:value-type="float" office:value="-62.2520370483398" calcext:value-type="float">
            <text:p>-62,2520370483398</text:p>
          </table:table-cell>
          <table:table-cell office:value-type="float" office:value="-62.2458648681641" calcext:value-type="float">
            <text:p>-62,2458648681641</text:p>
          </table:table-cell>
          <table:table-cell office:value-type="float" office:value="-62.2479782104492" calcext:value-type="float">
            <text:p>-62,2479782104492</text:p>
          </table:table-cell>
          <table:table-cell office:value-type="float" office:value="-62.2469825744629" calcext:value-type="float">
            <text:p>-62,2469825744629</text:p>
          </table:table-cell>
          <table:table-cell office:value-type="float" office:value="-62.2484321594238" calcext:value-type="float">
            <text:p>-62,2484321594238</text:p>
          </table:table-cell>
          <table:table-cell office:value-type="float" office:value="-62.2439651489258" calcext:value-type="float">
            <text:p>-62,2439651489258</text:p>
          </table:table-cell>
          <table:table-cell office:value-type="float" office:value="-62.2315139770508" calcext:value-type="float">
            <text:p>-62,2315139770508</text:p>
          </table:table-cell>
          <table:table-cell office:value-type="float" office:value="-62.2484321594238" calcext:value-type="float">
            <text:p>-62,2484321594238</text:p>
          </table:table-cell>
          <table:table-cell office:value-type="float" office:value="-62.2436752319336" calcext:value-type="float">
            <text:p>-62,2436752319336</text:p>
          </table:table-cell>
          <table:table-cell office:value-type="float" office:value="-62.259204864502" calcext:value-type="float">
            <text:p>-62,259204864502</text:p>
          </table:table-cell>
          <table:table-cell office:value-type="float" office:value="-62.2590827941895" calcext:value-type="float">
            <text:p>-62,2590827941895</text:p>
          </table:table-cell>
          <table:table-cell office:value-type="float" office:value="-62.2356872558594" calcext:value-type="float">
            <text:p>-62,2356872558594</text:p>
          </table:table-cell>
          <table:table-cell office:value-type="float" office:value="-62.2405319213867" calcext:value-type="float">
            <text:p>-62,2405319213867</text:p>
          </table:table-cell>
          <table:table-cell office:value-type="float" office:value="-62.2503395080566" calcext:value-type="float">
            <text:p>-62,2503395080566</text:p>
          </table:table-cell>
          <table:table-cell office:value-type="float" office:value="-62.2511253356934" calcext:value-type="float">
            <text:p>-62,2511253356934</text:p>
          </table:table-cell>
          <table:table-cell office:value-type="float" office:value="-62.2442131042481" calcext:value-type="float">
            <text:p>-62,2442131042481</text:p>
          </table:table-cell>
          <table:table-cell office:value-type="float" office:value="-62.2423057556152" calcext:value-type="float">
            <text:p>-62,2423057556152</text:p>
          </table:table-cell>
          <table:table-cell office:value-type="float" office:value="-62.2580032348633" calcext:value-type="float">
            <text:p>-62,2580032348633</text:p>
          </table:table-cell>
          <table:table-cell office:value-type="float" office:value="-62.2554740905762" calcext:value-type="float">
            <text:p>-62,2554740905762</text:p>
          </table:table-cell>
          <table:table-cell office:value-type="float" office:value="-62.248722076416" calcext:value-type="float">
            <text:p>-62,248722076416</text:p>
          </table:table-cell>
          <table:table-cell office:value-type="float" office:value="-62.2620658874512" calcext:value-type="float">
            <text:p>-62,2620658874512</text:p>
          </table:table-cell>
          <table:table-cell office:value-type="float" office:value="-62.225399017334" calcext:value-type="float">
            <text:p>-62,225399017334</text:p>
          </table:table-cell>
          <table:table-cell office:value-type="float" office:value="-62.2625236511231" calcext:value-type="float">
            <text:p>-62,2625236511231</text:p>
          </table:table-cell>
          <table:table-cell office:value-type="float" office:value="-62.2484321594238" calcext:value-type="float">
            <text:p>-62,2484321594238</text:p>
          </table:table-cell>
          <table:table-cell office:value-type="float" office:value="-62.2276725769043" calcext:value-type="float">
            <text:p>-62,2276725769043</text:p>
          </table:table-cell>
          <table:table-cell office:value-type="float" office:value="-62.2287063598633" calcext:value-type="float">
            <text:p>-62,2287063598633</text:p>
          </table:table-cell>
          <table:table-cell office:value-type="float" office:value="-62.263557434082" calcext:value-type="float">
            <text:p>-62,263557434082</text:p>
          </table:table-cell>
          <table:table-cell office:value-type="float" office:value="-62.2416839599609" calcext:value-type="float">
            <text:p>-62,2416839599609</text:p>
          </table:table-cell>
          <table:table-cell office:value-type="float" office:value="-62.2453308105469" calcext:value-type="float">
            <text:p>-62,2453308105469</text:p>
          </table:table-cell>
          <table:table-cell office:value-type="float" office:value="-62.2538566589356" calcext:value-type="float">
            <text:p>-62,2538566589356</text:p>
          </table:table-cell>
          <table:table-cell office:value-type="float" office:value="-62.2496757507324" calcext:value-type="float">
            <text:p>-62,2496757507324</text:p>
          </table:table-cell>
          <table:table-cell office:value-type="float" office:value="-62.2428436279297" calcext:value-type="float">
            <text:p>-62,2428436279297</text:p>
          </table:table-cell>
          <table:table-cell office:value-type="float" office:value="-62.2512092590332" calcext:value-type="float">
            <text:p>-62,2512092590332</text:p>
          </table:table-cell>
          <table:table-cell office:value-type="float" office:value="-62.2609443664551" calcext:value-type="float">
            <text:p>-62,2609443664551</text:p>
          </table:table-cell>
          <table:table-cell office:value-type="float" office:value="-62.2548522949219" calcext:value-type="float">
            <text:p>-62,2548522949219</text:p>
          </table:table-cell>
          <table:table-cell office:value-type="float" office:value="-62.2459106445313" calcext:value-type="float">
            <text:p>-62,2459106445313</text:p>
          </table:table-cell>
          <table:table-cell office:value-type="float" office:value="-62.2279624938965" calcext:value-type="float">
            <text:p>-62,2279624938965</text:p>
          </table:table-cell>
          <table:table-cell office:value-type="float" office:value="-62.2449150085449" calcext:value-type="float">
            <text:p>-62,2449150085449</text:p>
          </table:table-cell>
          <table:table-cell office:value-type="float" office:value="-62.233455657959" calcext:value-type="float">
            <text:p>-62,233455657959</text:p>
          </table:table-cell>
          <table:table-cell office:value-type="float" office:value="-62.2384185791016" calcext:value-type="float">
            <text:p>-62,2384185791016</text:p>
          </table:table-cell>
          <table:table-cell office:value-type="float" office:value="-62.2359352111816" calcext:value-type="float">
            <text:p>-62,2359352111816</text:p>
          </table:table-cell>
          <table:table-cell office:value-type="float" office:value="-62.238582611084" calcext:value-type="float">
            <text:p>-62,238582611084</text:p>
          </table:table-cell>
          <table:table-cell office:value-type="float" office:value="-62.245288848877" calcext:value-type="float">
            <text:p>-62,245288848877</text:p>
          </table:table-cell>
          <table:table-cell office:value-type="float" office:value="-62.2425155639648" calcext:value-type="float">
            <text:p>-62,2425155639648</text:p>
          </table:table-cell>
          <table:table-cell office:value-type="float" office:value="-62.2349472045898" calcext:value-type="float">
            <text:p>-62,2349472045898</text:p>
          </table:table-cell>
          <table:table-cell office:value-type="float" office:value="-62.2359352111816" calcext:value-type="float">
            <text:p>-62,2359352111816</text:p>
          </table:table-cell>
          <table:table-cell office:value-type="float" office:value="-62.2513732910156" calcext:value-type="float">
            <text:p>-62,2513732910156</text:p>
          </table:table-cell>
          <table:table-cell office:value-type="float" office:value="-62.2552261352539" calcext:value-type="float">
            <text:p>-62,2552261352539</text:p>
          </table:table-cell>
          <table:table-cell office:value-type="float" office:value="-62.2123603820801" calcext:value-type="float">
            <text:p>-62,2123603820801</text:p>
          </table:table-cell>
          <table:table-cell office:value-type="float" office:value="-62.2496337890625" calcext:value-type="float">
            <text:p>-62,2496337890625</text:p>
          </table:table-cell>
          <table:table-cell office:value-type="float" office:value="-62.2654266357422" calcext:value-type="float">
            <text:p>-62,2654266357422</text:p>
          </table:table-cell>
          <table:table-cell office:value-type="float" office:value="-62.2513732910156" calcext:value-type="float">
            <text:p>-62,2513732910156</text:p>
          </table:table-cell>
          <table:table-cell office:value-type="float" office:value="-62.2507934570313" calcext:value-type="float">
            <text:p>-62,2507934570313</text:p>
          </table:table-cell>
          <table:table-cell office:value-type="float" office:value="-62.2387886047363" calcext:value-type="float">
            <text:p>-62,2387886047363</text:p>
          </table:table-cell>
          <table:table-cell office:value-type="float" office:value="-62.2652206420898" calcext:value-type="float">
            <text:p>-62,2652206420898</text:p>
          </table:table-cell>
          <table:table-cell office:value-type="float" office:value="-62.244255065918" calcext:value-type="float">
            <text:p>-62,244255065918</text:p>
          </table:table-cell>
          <table:table-cell office:value-type="float" office:value="-62.245662689209" calcext:value-type="float">
            <text:p>-62,245662689209</text:p>
          </table:table-cell>
          <table:table-cell office:value-type="float" office:value="-62.242431640625" calcext:value-type="float">
            <text:p>-62,242431640625</text:p>
          </table:table-cell>
          <table:table-cell office:value-type="float" office:value="-62.2801666259766" calcext:value-type="float">
            <text:p>-62,2801666259766</text:p>
          </table:table-cell>
          <table:table-cell office:value-type="float" office:value="-62.259578704834" calcext:value-type="float">
            <text:p>-62,259578704834</text:p>
          </table:table-cell>
          <table:table-cell office:value-type="float" office:value="-62.2544364929199" calcext:value-type="float">
            <text:p>-62,2544364929199</text:p>
          </table:table-cell>
          <table:table-cell office:value-type="float" office:value="-62.2478523254395" calcext:value-type="float">
            <text:p>-62,2478523254395</text:p>
          </table:table-cell>
          <table:table-cell office:value-type="float" office:value="-62.2345314025879" calcext:value-type="float">
            <text:p>-62,2345314025879</text:p>
          </table:table-cell>
          <table:table-cell office:value-type="float" office:value="-62.262149810791" calcext:value-type="float">
            <text:p>-62,262149810791</text:p>
          </table:table-cell>
          <table:table-cell office:value-type="float" office:value="-62.2631034851074" calcext:value-type="float">
            <text:p>-62,2631034851074</text:p>
          </table:table-cell>
          <table:table-cell office:value-type="float" office:value="-62.2416038513184" calcext:value-type="float">
            <text:p>-62,2416038513184</text:p>
          </table:table-cell>
          <table:table-cell office:value-type="float" office:value="-62.2354850769043" calcext:value-type="float">
            <text:p>-62,2354850769043</text:p>
          </table:table-cell>
          <table:table-cell office:value-type="float" office:value="-62.2396621704102" calcext:value-type="float">
            <text:p>-62,2396621704102</text:p>
          </table:table-cell>
          <table:table-cell office:value-type="float" office:value="-62.2463607788086" calcext:value-type="float">
            <text:p>-62,2463607788086</text:p>
          </table:table-cell>
          <table:table-cell office:value-type="float" office:value="-62.2670059204102" calcext:value-type="float">
            <text:p>-62,2670059204102</text:p>
          </table:table-cell>
          <table:table-cell office:value-type="float" office:value="-62.2596626281738" calcext:value-type="float">
            <text:p>-62,2596626281738</text:p>
          </table:table-cell>
          <table:table-cell office:value-type="float" office:value="-62.2420997619629" calcext:value-type="float">
            <text:p>-62,2420997619629</text:p>
          </table:table-cell>
          <table:table-cell office:value-type="float" office:value="-62.2532386779785" calcext:value-type="float">
            <text:p>-62,2532386779785</text:p>
          </table:table-cell>
          <table:table-cell office:value-type="float" office:value="-62.2363929748535" calcext:value-type="float">
            <text:p>-62,2363929748535</text:p>
          </table:table-cell>
          <table:table-cell office:value-type="float" office:value="-62.2447090148926" calcext:value-type="float">
            <text:p>-62,2447090148926</text:p>
          </table:table-cell>
          <table:table-cell office:value-type="float" office:value="-62.2537345886231" calcext:value-type="float">
            <text:p>-62,2537345886231</text:p>
          </table:table-cell>
          <table:table-cell office:value-type="float" office:value="-62.2381324768066" calcext:value-type="float">
            <text:p>-62,2381324768066</text:p>
          </table:table-cell>
          <table:table-cell office:value-type="float" office:value="-62.2490959167481" calcext:value-type="float">
            <text:p>-62,2490959167481</text:p>
          </table:table-cell>
          <table:table-cell office:value-type="float" office:value="-62.2331695556641" calcext:value-type="float">
            <text:p>-62,2331695556641</text:p>
          </table:table-cell>
          <table:table-cell office:value-type="float" office:value="-62.2478942871094" calcext:value-type="float">
            <text:p>-62,2478942871094</text:p>
          </table:table-cell>
          <table:table-cell office:value-type="float" office:value="-62.238956451416" calcext:value-type="float">
            <text:p>-62,238956451416</text:p>
          </table:table-cell>
          <table:table-cell office:value-type="float" office:value="-62.2280883789063" calcext:value-type="float">
            <text:p>-62,2280883789063</text:p>
          </table:table-cell>
          <table:table-cell office:value-type="float" office:value="-62.2358551025391" calcext:value-type="float">
            <text:p>-62,2358551025391</text:p>
          </table:table-cell>
          <table:table-cell office:value-type="float" office:value="-62.2515373229981" calcext:value-type="float">
            <text:p>-62,2515373229981</text:p>
          </table:table-cell>
          <table:table-cell office:value-type="float" office:value="-62.2264366149902" calcext:value-type="float">
            <text:p>-62,2264366149902</text:p>
          </table:table-cell>
          <table:table-cell office:value-type="float" office:value="-62.2280883789063" calcext:value-type="float">
            <text:p>-62,2280883789063</text:p>
          </table:table-cell>
          <table:table-cell office:value-type="float" office:value="-62.2350311279297" calcext:value-type="float">
            <text:p>-62,2350311279297</text:p>
          </table:table-cell>
          <table:table-cell office:value-type="float" office:value="-62.2461166381836" calcext:value-type="float">
            <text:p>-62,2461166381836</text:p>
          </table:table-cell>
          <table:table-cell office:value-type="float" office:value="-62.248722076416" calcext:value-type="float">
            <text:p>-62,248722076416</text:p>
          </table:table-cell>
          <table:table-cell office:value-type="float" office:value="-62.2534866333008" calcext:value-type="float">
            <text:p>-62,2534866333008</text:p>
          </table:table-cell>
          <table:table-cell office:value-type="float" office:value="-62.2507095336914" calcext:value-type="float">
            <text:p>-62,2507095336914</text:p>
          </table:table-cell>
          <table:table-cell office:value-type="float" office:value="-62.2431335449219" calcext:value-type="float">
            <text:p>-62,2431335449219</text:p>
          </table:table-cell>
          <table:table-cell office:value-type="float" office:value="-62.2423896789551" calcext:value-type="float">
            <text:p>-62,2423896789551</text:p>
          </table:table-cell>
          <table:table-cell office:value-type="float" office:value="-62.2464866638184" calcext:value-type="float">
            <text:p>-62,2464866638184</text:p>
          </table:table-cell>
          <table:table-cell office:value-type="float" office:value="-62.2505035400391" calcext:value-type="float">
            <text:p>-62,2505035400391</text:p>
          </table:table-cell>
          <table:table-cell office:value-type="float" office:value="-62.2357292175293" calcext:value-type="float">
            <text:p>-62,2357292175293</text:p>
          </table:table-cell>
          <table:table-cell office:value-type="float" office:value="-62.251953125" calcext:value-type="float">
            <text:p>-62,251953125</text:p>
          </table:table-cell>
          <table:table-cell office:value-type="float" office:value="-62.2660484313965" calcext:value-type="float">
            <text:p>-62,2660484313965</text:p>
          </table:table-cell>
          <table:table-cell office:value-type="float" office:value="-62.2569694519043" calcext:value-type="float">
            <text:p>-62,2569694519043</text:p>
          </table:table-cell>
          <table:table-cell office:value-type="float" office:value="-62.2329216003418" calcext:value-type="float">
            <text:p>-62,2329216003418</text:p>
          </table:table-cell>
          <table:table-cell office:value-type="float" office:value="-62.2516212463379" calcext:value-type="float">
            <text:p>-62,2516212463379</text:p>
          </table:table-cell>
          <table:table-cell office:value-type="float" office:value="-62.2648468017578" calcext:value-type="float">
            <text:p>-62,2648468017578</text:p>
          </table:table-cell>
          <table:table-cell office:value-type="float" office:value="-62.2308120727539" calcext:value-type="float">
            <text:p>-62,2308120727539</text:p>
          </table:table-cell>
          <table:table-cell office:value-type="float" office:value="-62.2313117980957" calcext:value-type="float">
            <text:p>-62,2313117980957</text:p>
          </table:table-cell>
          <table:table-cell office:value-type="float" office:value="-62.2426376342773" calcext:value-type="float">
            <text:p>-62,2426376342773</text:p>
          </table:table-cell>
          <table:table-cell office:value-type="float" office:value="-62.2484321594238" calcext:value-type="float">
            <text:p>-62,2484321594238</text:p>
          </table:table-cell>
          <table:table-cell office:value-type="float" office:value="-62.2536926269531" calcext:value-type="float">
            <text:p>-62,2536926269531</text:p>
          </table:table-cell>
          <table:table-cell office:value-type="float" office:value="-62.2449989318848" calcext:value-type="float">
            <text:p>-62,2449989318848</text:p>
          </table:table-cell>
          <table:table-cell office:value-type="float" office:value="-62.2447929382324" calcext:value-type="float">
            <text:p>-62,2447929382324</text:p>
          </table:table-cell>
          <table:table-cell office:value-type="float" office:value="-62.2275505065918" calcext:value-type="float">
            <text:p>-62,2275505065918</text:p>
          </table:table-cell>
          <table:table-cell office:value-type="float" office:value="-62.2324676513672" calcext:value-type="float">
            <text:p>-62,2324676513672</text:p>
          </table:table-cell>
          <table:table-cell office:value-type="float" office:value="-62.2481842041016" calcext:value-type="float">
            <text:p>-62,2481842041016</text:p>
          </table:table-cell>
          <table:table-cell office:value-type="float" office:value="-62.250171661377" calcext:value-type="float">
            <text:p>-62,250171661377</text:p>
          </table:table-cell>
          <table:table-cell office:value-type="float" office:value="-62.2430953979492" calcext:value-type="float">
            <text:p>-62,2430953979492</text:p>
          </table:table-cell>
          <table:table-cell office:value-type="float" office:value="-62.2521171569824" calcext:value-type="float">
            <text:p>-62,2521171569824</text:p>
          </table:table-cell>
          <table:table-cell office:value-type="float" office:value="-62.2460289001465" calcext:value-type="float">
            <text:p>-62,2460289001465</text:p>
          </table:table-cell>
          <table:table-cell office:value-type="float" office:value="-62.2351951599121" calcext:value-type="float">
            <text:p>-62,2351951599121</text:p>
          </table:table-cell>
          <table:table-cell office:value-type="float" office:value="-62.2520790100098" calcext:value-type="float">
            <text:p>-62,2520790100098</text:p>
          </table:table-cell>
          <table:table-cell office:value-type="float" office:value="-62.2476043701172" calcext:value-type="float">
            <text:p>-62,2476043701172</text:p>
          </table:table-cell>
          <table:table-cell office:value-type="float" office:value="-62.2717323303223" calcext:value-type="float">
            <text:p>-62,2717323303223</text:p>
          </table:table-cell>
          <table:table-cell office:value-type="float" office:value="-62.2461967468262" calcext:value-type="float">
            <text:p>-62,2461967468262</text:p>
          </table:table-cell>
          <table:table-cell office:value-type="float" office:value="-62.2633094787598" calcext:value-type="float">
            <text:p>-62,2633094787598</text:p>
          </table:table-cell>
          <table:table-cell office:value-type="float" office:value="-62.2445449829102" calcext:value-type="float">
            <text:p>-62,2445449829102</text:p>
          </table:table-cell>
          <table:table-cell office:value-type="float" office:value="-62.2514991760254" calcext:value-type="float">
            <text:p>-62,2514991760254</text:p>
          </table:table-cell>
          <table:table-cell office:value-type="float" office:value="-62.2475624084473" calcext:value-type="float">
            <text:p>-62,2475624084473</text:p>
          </table:table-cell>
          <table:table-cell office:value-type="float" office:value="-62.2529487609863" calcext:value-type="float">
            <text:p>-62,2529487609863</text:p>
          </table:table-cell>
          <table:table-cell office:value-type="float" office:value="-62.2401161193848" calcext:value-type="float">
            <text:p>-62,2401161193848</text:p>
          </table:table-cell>
          <table:table-cell office:value-type="float" office:value="-62.2497596740723" calcext:value-type="float">
            <text:p>-62,2497596740723</text:p>
          </table:table-cell>
          <table:table-cell office:value-type="float" office:value="-62.2568397521973" calcext:value-type="float">
            <text:p>-62,2568397521973</text:p>
          </table:table-cell>
          <table:table-cell office:value-type="float" office:value="-62.2448348999023" calcext:value-type="float">
            <text:p>-62,2448348999023</text:p>
          </table:table-cell>
          <table:table-cell office:value-type="float" office:value="-62.2333717346191" calcext:value-type="float">
            <text:p>-62,2333717346191</text:p>
          </table:table-cell>
          <table:table-cell office:value-type="float" office:value="-62.2388725280762" calcext:value-type="float">
            <text:p>-62,2388725280762</text:p>
          </table:table-cell>
          <table:table-cell office:value-type="float" office:value="-62.2610740661621" calcext:value-type="float">
            <text:p>-62,2610740661621</text:p>
          </table:table-cell>
          <table:table-cell office:value-type="float" office:value="-62.2490539550781" calcext:value-type="float">
            <text:p>-62,2490539550781</text:p>
          </table:table-cell>
          <table:table-cell office:value-type="float" office:value="-62.2511672973633" calcext:value-type="float">
            <text:p>-62,2511672973633</text:p>
          </table:table-cell>
          <table:table-cell office:value-type="float" office:value="-62.2476043701172" calcext:value-type="float">
            <text:p>-62,2476043701172</text:p>
          </table:table-cell>
          <table:table-cell office:value-type="float" office:value="-62.2546463012695" calcext:value-type="float">
            <text:p>-62,2546463012695</text:p>
          </table:table-cell>
          <table:table-cell office:value-type="float" office:value="-62.2290382385254" calcext:value-type="float">
            <text:p>-62,2290382385254</text:p>
          </table:table-cell>
          <table:table-cell office:value-type="float" office:value="-62.2377967834473" calcext:value-type="float">
            <text:p>-62,2377967834473</text:p>
          </table:table-cell>
          <table:table-cell office:value-type="float" office:value="-62.255558013916" calcext:value-type="float">
            <text:p>-62,255558013916</text:p>
          </table:table-cell>
          <table:table-cell office:value-type="float" office:value="-62.2509994506836" calcext:value-type="float">
            <text:p>-62,2509994506836</text:p>
          </table:table-cell>
          <table:table-cell office:value-type="float" office:value="-62.2438812255859" calcext:value-type="float">
            <text:p>-62,2438812255859</text:p>
          </table:table-cell>
          <table:table-cell office:value-type="float" office:value="-62.2345314025879" calcext:value-type="float">
            <text:p>-62,2345314025879</text:p>
          </table:table-cell>
          <table:table-cell office:value-type="float" office:value="-62.2537345886231" calcext:value-type="float">
            <text:p>-62,2537345886231</text:p>
          </table:table-cell>
          <table:table-cell office:value-type="float" office:value="-62.2400741577148" calcext:value-type="float">
            <text:p>-62,2400741577148</text:p>
          </table:table-cell>
          <table:table-cell office:value-type="float" office:value="-62.2566375732422" calcext:value-type="float">
            <text:p>-62,2566375732422</text:p>
          </table:table-cell>
          <table:table-cell office:value-type="float" office:value="-62.2468185424805" calcext:value-type="float">
            <text:p>-62,2468185424805</text:p>
          </table:table-cell>
          <table:table-cell office:value-type="float" office:value="-62.2663803100586" calcext:value-type="float">
            <text:p>-62,2663803100586</text:p>
          </table:table-cell>
          <table:table-cell office:value-type="float" office:value="-62.2468185424805" calcext:value-type="float">
            <text:p>-62,2468185424805</text:p>
          </table:table-cell>
          <table:table-cell office:value-type="float" office:value="-62.2548522949219" calcext:value-type="float">
            <text:p>-62,2548522949219</text:p>
          </table:table-cell>
          <table:table-cell office:value-type="float" office:value="-62.2541465759277" calcext:value-type="float">
            <text:p>-62,2541465759277</text:p>
          </table:table-cell>
          <table:table-cell office:value-type="float" office:value="-62.2599906921387" calcext:value-type="float">
            <text:p>-62,2599906921387</text:p>
          </table:table-cell>
          <table:table-cell office:value-type="float" office:value="-62.256591796875" calcext:value-type="float">
            <text:p>-62,256591796875</text:p>
          </table:table-cell>
          <table:table-cell office:value-type="float" office:value="-62.2484741210938" calcext:value-type="float">
            <text:p>-62,2484741210938</text:p>
          </table:table-cell>
          <table:table-cell office:value-type="float" office:value="-62.2568397521973" calcext:value-type="float">
            <text:p>-62,2568397521973</text:p>
          </table:table-cell>
          <table:table-cell office:value-type="float" office:value="-62.2526969909668" calcext:value-type="float">
            <text:p>-62,2526969909668</text:p>
          </table:table-cell>
          <table:table-cell office:value-type="float" office:value="-62.2478103637695" calcext:value-type="float">
            <text:p>-62,2478103637695</text:p>
          </table:table-cell>
          <table:table-cell office:value-type="float" office:value="-62.2272605895996" calcext:value-type="float">
            <text:p>-62,2272605895996</text:p>
          </table:table-cell>
          <table:table-cell office:value-type="float" office:value="-62.2495498657227" calcext:value-type="float">
            <text:p>-62,2495498657227</text:p>
          </table:table-cell>
          <table:table-cell office:value-type="float" office:value="-62.248348236084" calcext:value-type="float">
            <text:p>-62,248348236084</text:p>
          </table:table-cell>
          <table:table-cell office:value-type="float" office:value="-62.2512893676758" calcext:value-type="float">
            <text:p>-62,2512893676758</text:p>
          </table:table-cell>
          <table:table-cell office:value-type="float" office:value="-62.2503395080566" calcext:value-type="float">
            <text:p>-62,2503395080566</text:p>
          </table:table-cell>
          <table:table-cell office:value-type="float" office:value="-62.2397422790527" calcext:value-type="float">
            <text:p>-62,2397422790527</text:p>
          </table:table-cell>
          <table:table-cell office:value-type="float" office:value="-62.2430953979492" calcext:value-type="float">
            <text:p>-62,2430953979492</text:p>
          </table:table-cell>
          <table:table-cell office:value-type="float" office:value="-62.2575912475586" calcext:value-type="float">
            <text:p>-62,2575912475586</text:p>
          </table:table-cell>
          <table:table-cell office:value-type="float" office:value="-62.2476463317871" calcext:value-type="float">
            <text:p>-62,2476463317871</text:p>
          </table:table-cell>
          <table:table-cell office:value-type="float" office:value="-62.2409439086914" calcext:value-type="float">
            <text:p>-62,2409439086914</text:p>
          </table:table-cell>
          <table:table-cell office:value-type="float" office:value="-62.2415618896484" calcext:value-type="float">
            <text:p>-62,2415618896484</text:p>
          </table:table-cell>
          <table:table-cell office:value-type="float" office:value="-62.2412719726563" calcext:value-type="float">
            <text:p>-62,2412719726563</text:p>
          </table:table-cell>
          <table:table-cell office:value-type="float" office:value="-62.2484321594238" calcext:value-type="float">
            <text:p>-62,2484321594238</text:p>
          </table:table-cell>
          <table:table-cell office:value-type="float" office:value="-62.254768371582" calcext:value-type="float">
            <text:p>-62,254768371582</text:p>
          </table:table-cell>
          <table:table-cell office:value-type="float" office:value="-62.2445030212402" calcext:value-type="float">
            <text:p>-62,2445030212402</text:p>
          </table:table-cell>
          <table:table-cell office:value-type="float" office:value="-62.2373046875" calcext:value-type="float">
            <text:p>-62,2373046875</text:p>
          </table:table-cell>
          <table:table-cell office:value-type="float" office:value="-62.2506294250488" calcext:value-type="float">
            <text:p>-62,2506294250488</text:p>
          </table:table-cell>
          <table:table-cell office:value-type="float" office:value="-62.245246887207" calcext:value-type="float">
            <text:p>-62,245246887207</text:p>
          </table:table-cell>
          <table:table-cell office:value-type="float" office:value="-62.2345733642578" calcext:value-type="float">
            <text:p>-62,2345733642578</text:p>
          </table:table-cell>
          <table:table-cell office:value-type="float" office:value="-62.2239532470703" calcext:value-type="float">
            <text:p>-62,2239532470703</text:p>
          </table:table-cell>
          <table:table-cell office:value-type="float" office:value="-62.2542724609375" calcext:value-type="float">
            <text:p>-62,2542724609375</text:p>
          </table:table-cell>
          <table:table-cell office:value-type="float" office:value="-62.247314453125" calcext:value-type="float">
            <text:p>-62,247314453125</text:p>
          </table:table-cell>
          <table:table-cell office:value-type="float" office:value="-62.249137878418" calcext:value-type="float">
            <text:p>-62,249137878418</text:p>
          </table:table-cell>
          <table:table-cell office:value-type="float" office:value="-62.2490959167481" calcext:value-type="float">
            <text:p>-62,2490959167481</text:p>
          </table:table-cell>
          <table:table-cell office:value-type="float" office:value="-62.2585830688477" calcext:value-type="float">
            <text:p>-62,2585830688477</text:p>
          </table:table-cell>
          <table:table-cell office:value-type="float" office:value="-62.2560119628906" calcext:value-type="float">
            <text:p>-62,2560119628906</text:p>
          </table:table-cell>
          <table:table-cell office:value-type="float" office:value="-62.2412719726563" calcext:value-type="float">
            <text:p>-62,2412719726563</text:p>
          </table:table-cell>
          <table:table-cell office:value-type="float" office:value="-62.2409439086914" calcext:value-type="float">
            <text:p>-62,2409439086914</text:p>
          </table:table-cell>
          <table:table-cell office:value-type="float" office:value="-62.263599395752" calcext:value-type="float">
            <text:p>-62,263599395752</text:p>
          </table:table-cell>
          <table:table-cell office:value-type="float" office:value="-62.2704887390137" calcext:value-type="float">
            <text:p>-62,2704887390137</text:p>
          </table:table-cell>
          <table:table-cell office:value-type="float" office:value="-62.245246887207" calcext:value-type="float">
            <text:p>-62,245246887207</text:p>
          </table:table-cell>
          <table:table-cell office:value-type="float" office:value="-62.2461166381836" calcext:value-type="float">
            <text:p>-62,2461166381836</text:p>
          </table:table-cell>
          <table:table-cell office:value-type="float" office:value="-62.2532768249512" calcext:value-type="float">
            <text:p>-62,2532768249512</text:p>
          </table:table-cell>
          <table:table-cell office:value-type="float" office:value="-62.239372253418" calcext:value-type="float">
            <text:p>-62,239372253418</text:p>
          </table:table-cell>
          <table:table-cell office:value-type="float" office:value="-62.2544784545898" calcext:value-type="float">
            <text:p>-62,2544784545898</text:p>
          </table:table-cell>
          <table:table-cell office:value-type="float" office:value="-62.2569694519043" calcext:value-type="float">
            <text:p>-62,2569694519043</text:p>
          </table:table-cell>
          <table:table-cell office:value-type="float" office:value="-62.2404479980469" calcext:value-type="float">
            <text:p>-62,2404479980469</text:p>
          </table:table-cell>
          <table:table-cell office:value-type="float" office:value="-62.2384185791016" calcext:value-type="float">
            <text:p>-62,2384185791016</text:p>
          </table:table-cell>
          <table:table-cell office:value-type="float" office:value="-62.2333374023438" calcext:value-type="float">
            <text:p>-62,2333374023438</text:p>
          </table:table-cell>
          <table:table-cell office:value-type="float" office:value="-62.2507934570313" calcext:value-type="float">
            <text:p>-62,2507934570313</text:p>
          </table:table-cell>
          <table:table-cell office:value-type="float" office:value="-62.2431335449219" calcext:value-type="float">
            <text:p>-62,2431335449219</text:p>
          </table:table-cell>
          <table:table-cell office:value-type="float" office:value="-62.2573013305664" calcext:value-type="float">
            <text:p>-62,2573013305664</text:p>
          </table:table-cell>
          <table:table-cell office:value-type="float" office:value="-62.2588729858398" calcext:value-type="float">
            <text:p>-62,2588729858398</text:p>
          </table:table-cell>
          <table:table-cell office:value-type="float" office:value="-62.2367248535156" calcext:value-type="float">
            <text:p>-62,2367248535156</text:p>
          </table:table-cell>
          <table:table-cell office:value-type="float" office:value="-62.2568016052246" calcext:value-type="float">
            <text:p>-62,2568016052246</text:p>
          </table:table-cell>
          <table:table-cell office:value-type="float" office:value="-62.2410697937012" calcext:value-type="float">
            <text:p>-62,2410697937012</text:p>
          </table:table-cell>
          <table:table-cell office:value-type="float" office:value="-62.2297821044922" calcext:value-type="float">
            <text:p>-62,2297821044922</text:p>
          </table:table-cell>
          <table:table-cell office:value-type="float" office:value="-62.2440032958984" calcext:value-type="float">
            <text:p>-62,2440032958984</text:p>
          </table:table-cell>
          <table:table-cell office:value-type="float" office:value="-62.2419738769531" calcext:value-type="float">
            <text:p>-62,2419738769531</text:p>
          </table:table-cell>
          <table:table-cell office:value-type="float" office:value="-62.2488059997559" calcext:value-type="float">
            <text:p>-62,2488059997559</text:p>
          </table:table-cell>
          <table:table-cell office:value-type="float" office:value="-62.2420997619629" calcext:value-type="float">
            <text:p>-62,2420997619629</text:p>
          </table:table-cell>
          <table:table-cell office:value-type="float" office:value="-62.2592468261719" calcext:value-type="float">
            <text:p>-62,2592468261719</text:p>
          </table:table-cell>
          <table:table-cell office:value-type="float" office:value="-62.2597007751465" calcext:value-type="float">
            <text:p>-62,2597007751465</text:p>
          </table:table-cell>
          <table:table-cell office:value-type="float" office:value="-62.2594528198242" calcext:value-type="float">
            <text:p>-62,2594528198242</text:p>
          </table:table-cell>
          <table:table-cell office:value-type="float" office:value="-62.2728157043457" calcext:value-type="float">
            <text:p>-62,2728157043457</text:p>
          </table:table-cell>
          <table:table-cell office:value-type="float" office:value="-62.259952545166" calcext:value-type="float">
            <text:p>-62,259952545166</text:p>
          </table:table-cell>
          <table:table-cell office:value-type="float" office:value="-62.263973236084" calcext:value-type="float">
            <text:p>-62,263973236084</text:p>
          </table:table-cell>
          <table:table-cell office:value-type="float" office:value="-62.2531127929688" calcext:value-type="float">
            <text:p>-62,2531127929688</text:p>
          </table:table-cell>
          <table:table-cell office:value-type="float" office:value="-62.2574653625488" calcext:value-type="float">
            <text:p>-62,2574653625488</text:p>
          </table:table-cell>
          <table:table-cell office:value-type="float" office:value="-62.2510833740234" calcext:value-type="float">
            <text:p>-62,2510833740234</text:p>
          </table:table-cell>
          <table:table-cell office:value-type="float" office:value="-62.2616958618164" calcext:value-type="float">
            <text:p>-62,2616958618164</text:p>
          </table:table-cell>
          <table:table-cell office:value-type="float" office:value="-62.2492179870606" calcext:value-type="float">
            <text:p>-62,2492179870606</text:p>
          </table:table-cell>
          <table:table-cell office:value-type="float" office:value="-62.2426376342773" calcext:value-type="float">
            <text:p>-62,2426376342773</text:p>
          </table:table-cell>
          <table:table-cell office:value-type="float" office:value="-62.2415199279785" calcext:value-type="float">
            <text:p>-62,2415199279785</text:p>
          </table:table-cell>
          <table:table-cell office:value-type="float" office:value="-62.2195816040039" calcext:value-type="float">
            <text:p>-62,2195816040039</text:p>
          </table:table-cell>
          <table:table-cell office:value-type="float" office:value="-62.2265129089356" calcext:value-type="float">
            <text:p>-62,2265129089356</text:p>
          </table:table-cell>
          <table:table-cell office:value-type="float" office:value="-62.2573432922363" calcext:value-type="float">
            <text:p>-62,2573432922363</text:p>
          </table:table-cell>
          <table:table-cell office:value-type="float" office:value="-62.2595367431641" calcext:value-type="float">
            <text:p>-62,2595367431641</text:p>
          </table:table-cell>
          <table:table-cell office:value-type="float" office:value="-62.2599105834961" calcext:value-type="float">
            <text:p>-62,2599105834961</text:p>
          </table:table-cell>
          <table:table-cell office:value-type="float" office:value="-62.2429695129395" calcext:value-type="float">
            <text:p>-62,2429695129395</text:p>
          </table:table-cell>
          <table:table-cell office:value-type="float" office:value="-62.2549781799316" calcext:value-type="float">
            <text:p>-62,2549781799316</text:p>
          </table:table-cell>
          <table:table-cell office:value-type="float" office:value="-62.2383766174316" calcext:value-type="float">
            <text:p>-62,2383766174316</text:p>
          </table:table-cell>
          <table:table-cell office:value-type="float" office:value="-62.2371368408203" calcext:value-type="float">
            <text:p>-62,2371368408203</text:p>
          </table:table-cell>
          <table:table-cell office:value-type="float" office:value="-62.2615699768066" calcext:value-type="float">
            <text:p>-62,2615699768066</text:p>
          </table:table-cell>
          <table:table-cell office:value-type="float" office:value="-62.2559700012207" calcext:value-type="float">
            <text:p>-62,2559700012207</text:p>
          </table:table-cell>
          <table:table-cell office:value-type="float" office:value="-62.2468605041504" calcext:value-type="float">
            <text:p>-62,2468605041504</text:p>
          </table:table-cell>
          <table:table-cell office:value-type="float" office:value="-62.2529067993164" calcext:value-type="float">
            <text:p>-62,2529067993164</text:p>
          </table:table-cell>
          <table:table-cell office:value-type="float" office:value="-62.2410278320313" calcext:value-type="float">
            <text:p>-62,2410278320313</text:p>
          </table:table-cell>
          <table:table-cell office:value-type="float" office:value="-62.2399101257324" calcext:value-type="float">
            <text:p>-62,2399101257324</text:p>
          </table:table-cell>
          <table:table-cell office:value-type="float" office:value="-62.235279083252" calcext:value-type="float">
            <text:p>-62,235279083252</text:p>
          </table:table-cell>
          <table:table-cell office:value-type="float" office:value="-62.2544784545898" calcext:value-type="float">
            <text:p>-62,2544784545898</text:p>
          </table:table-cell>
          <table:table-cell office:value-type="float" office:value="-62.2330055236816" calcext:value-type="float">
            <text:p>-62,2330055236816</text:p>
          </table:table-cell>
          <table:table-cell office:value-type="float" office:value="-62.2357292175293" calcext:value-type="float">
            <text:p>-62,2357292175293</text:p>
          </table:table-cell>
          <table:table-cell office:value-type="float" office:value="-62.2569274902344" calcext:value-type="float">
            <text:p>-62,2569274902344</text:p>
          </table:table-cell>
          <table:table-cell office:value-type="float" office:value="-62.2516632080078" calcext:value-type="float">
            <text:p>-62,2516632080078</text:p>
          </table:table-cell>
          <table:table-cell office:value-type="float" office:value="-62.2490959167481" calcext:value-type="float">
            <text:p>-62,2490959167481</text:p>
          </table:table-cell>
          <table:table-cell office:value-type="float" office:value="-62.2626876831055" calcext:value-type="float">
            <text:p>-62,2626876831055</text:p>
          </table:table-cell>
          <table:table-cell office:value-type="float" office:value="-62.2325477600098" calcext:value-type="float">
            <text:p>-62,2325477600098</text:p>
          </table:table-cell>
          <table:table-cell office:value-type="float" office:value="-62.2386665344238" calcext:value-type="float">
            <text:p>-62,2386665344238</text:p>
          </table:table-cell>
          <table:table-cell office:value-type="float" office:value="-62.2234191894531" calcext:value-type="float">
            <text:p>-62,2234191894531</text:p>
          </table:table-cell>
          <table:table-cell office:value-type="float" office:value="-62.238956451416" calcext:value-type="float">
            <text:p>-62,238956451416</text:p>
          </table:table-cell>
          <table:table-cell office:value-type="float" office:value="-62.2326316833496" calcext:value-type="float">
            <text:p>-62,2326316833496</text:p>
          </table:table-cell>
          <table:table-cell office:value-type="float" office:value="-62.2709465026856" calcext:value-type="float">
            <text:p>-62,2709465026856</text:p>
          </table:table-cell>
          <table:table-cell office:value-type="float" office:value="-62.2452049255371" calcext:value-type="float">
            <text:p>-62,2452049255371</text:p>
          </table:table-cell>
          <table:table-cell office:value-type="float" office:value="-62.2325897216797" calcext:value-type="float">
            <text:p>-62,2325897216797</text:p>
          </table:table-cell>
          <table:table-cell office:value-type="float" office:value="-62.2584190368652" calcext:value-type="float">
            <text:p>-62,2584190368652</text:p>
          </table:table-cell>
          <table:table-cell office:value-type="float" office:value="-62.2470664978027" calcext:value-type="float">
            <text:p>-62,2470664978027</text:p>
          </table:table-cell>
          <table:table-cell office:value-type="float" office:value="-62.2543563842773" calcext:value-type="float">
            <text:p>-62,2543563842773</text:p>
          </table:table-cell>
          <table:table-cell office:value-type="float" office:value="-62.2583770751953" calcext:value-type="float">
            <text:p>-62,2583770751953</text:p>
          </table:table-cell>
          <table:table-cell office:value-type="float" office:value="-62.2478523254395" calcext:value-type="float">
            <text:p>-62,2478523254395</text:p>
          </table:table-cell>
          <table:table-cell office:value-type="float" office:value="-62.2300262451172" calcext:value-type="float">
            <text:p>-62,2300262451172</text:p>
          </table:table-cell>
          <table:table-cell office:value-type="float" office:value="-62.2553062438965" calcext:value-type="float">
            <text:p>-62,2553062438965</text:p>
          </table:table-cell>
          <table:table-cell office:value-type="float" office:value="-62.2440032958984" calcext:value-type="float">
            <text:p>-62,2440032958984</text:p>
          </table:table-cell>
          <table:table-cell office:value-type="float" office:value="-62.2467765808106" calcext:value-type="float">
            <text:p>-62,2467765808106</text:p>
          </table:table-cell>
          <table:table-cell office:value-type="float" office:value="-62.2348213195801" calcext:value-type="float">
            <text:p>-62,2348213195801</text:p>
          </table:table-cell>
          <table:table-cell office:value-type="float" office:value="-62.2586250305176" calcext:value-type="float">
            <text:p>-62,2586250305176</text:p>
          </table:table-cell>
          <table:table-cell office:value-type="float" office:value="-62.2296180725098" calcext:value-type="float">
            <text:p>-62,2296180725098</text:p>
          </table:table-cell>
          <table:table-cell office:value-type="float" office:value="-62.2382965087891" calcext:value-type="float">
            <text:p>-62,2382965087891</text:p>
          </table:table-cell>
          <table:table-cell office:value-type="float" office:value="-62.2527389526367" calcext:value-type="float">
            <text:p>-62,2527389526367</text:p>
          </table:table-cell>
          <table:table-cell office:value-type="float" office:value="-62.2522430419922" calcext:value-type="float">
            <text:p>-62,2522430419922</text:p>
          </table:table-cell>
          <table:table-cell office:value-type="float" office:value="-62.2568016052246" calcext:value-type="float">
            <text:p>-62,2568016052246</text:p>
          </table:table-cell>
          <table:table-cell office:value-type="float" office:value="-62.2292022705078" calcext:value-type="float">
            <text:p>-62,2292022705078</text:p>
          </table:table-cell>
          <table:table-cell office:value-type="float" office:value="-62.2473983764648" calcext:value-type="float">
            <text:p>-62,2473983764648</text:p>
          </table:table-cell>
          <table:table-cell office:value-type="float" office:value="-62.2554359436035" calcext:value-type="float">
            <text:p>-62,2554359436035</text:p>
          </table:table-cell>
          <table:table-cell office:value-type="float" office:value="-62.2459945678711" calcext:value-type="float">
            <text:p>-62,2459945678711</text:p>
          </table:table-cell>
          <table:table-cell office:value-type="float" office:value="-62.2454109191895" calcext:value-type="float">
            <text:p>-62,2454109191895</text:p>
          </table:table-cell>
          <table:table-cell office:value-type="float" office:value="-62.2489280700684" calcext:value-type="float">
            <text:p>-62,2489280700684</text:p>
          </table:table-cell>
          <table:table-cell office:value-type="float" office:value="-62.2571754455566" calcext:value-type="float">
            <text:p>-62,2571754455566</text:p>
          </table:table-cell>
          <table:table-cell office:value-type="float" office:value="-62.2333374023438" calcext:value-type="float">
            <text:p>-62,2333374023438</text:p>
          </table:table-cell>
          <table:table-cell office:value-type="float" office:value="-62.2406120300293" calcext:value-type="float">
            <text:p>-62,2406120300293</text:p>
          </table:table-cell>
          <table:table-cell office:value-type="float" office:value="-62.2371788024902" calcext:value-type="float">
            <text:p>-62,2371788024902</text:p>
          </table:table-cell>
          <table:table-cell office:value-type="float" office:value="-62.2188415527344" calcext:value-type="float">
            <text:p>-62,2188415527344</text:p>
          </table:table-cell>
          <table:table-cell office:value-type="float" office:value="-62.2601585388184" calcext:value-type="float">
            <text:p>-62,2601585388184</text:p>
          </table:table-cell>
          <table:table-cell office:value-type="float" office:value="-62.2425155639648" calcext:value-type="float">
            <text:p>-62,2425155639648</text:p>
          </table:table-cell>
          <table:table-cell office:value-type="float" office:value="-62.2422637939453" calcext:value-type="float">
            <text:p>-62,2422637939453</text:p>
          </table:table-cell>
          <table:table-cell office:value-type="float" office:value="-62.2425537109375" calcext:value-type="float">
            <text:p>-62,2425537109375</text:p>
          </table:table-cell>
          <table:table-cell office:value-type="float" office:value="-62.243465423584" calcext:value-type="float">
            <text:p>-62,243465423584</text:p>
          </table:table-cell>
          <table:table-cell office:value-type="float" office:value="-62.2420158386231" calcext:value-type="float">
            <text:p>-62,2420158386231</text:p>
          </table:table-cell>
          <table:table-cell office:value-type="float" office:value="-62.2507514953613" calcext:value-type="float">
            <text:p>-62,2507514953613</text:p>
          </table:table-cell>
          <table:table-cell office:value-type="float" office:value="-62.2524070739746" calcext:value-type="float">
            <text:p>-62,2524070739746</text:p>
          </table:table-cell>
          <table:table-cell office:value-type="float" office:value="-62.2500076293945" calcext:value-type="float">
            <text:p>-62,2500076293945</text:p>
          </table:table-cell>
          <table:table-cell office:value-type="float" office:value="-62.2256088256836" calcext:value-type="float">
            <text:p>-62,2256088256836</text:p>
          </table:table-cell>
          <table:table-cell office:value-type="float" office:value="-62.1084976196289" calcext:value-type="float">
            <text:p>-62,1084976196289</text:p>
          </table:table-cell>
          <table:table-cell office:value-type="float" office:value="-62.1195487976074" calcext:value-type="float">
            <text:p>-62,1195487976074</text:p>
          </table:table-cell>
          <table:table-cell office:value-type="float" office:value="-62.1037330627441" calcext:value-type="float">
            <text:p>-62,1037330627441</text:p>
          </table:table-cell>
          <table:table-cell office:value-type="float" office:value="-62.116081237793" calcext:value-type="float">
            <text:p>-62,116081237793</text:p>
          </table:table-cell>
          <table:table-cell office:value-type="float" office:value="-62.1285705566406" calcext:value-type="float">
            <text:p>-62,1285705566406</text:p>
          </table:table-cell>
          <table:table-cell office:value-type="float" office:value="-62.1409492492676" calcext:value-type="float">
            <text:p>-62,1409492492676</text:p>
          </table:table-cell>
          <table:table-cell office:value-type="float" office:value="-62.1271820068359" calcext:value-type="float">
            <text:p>-62,1271820068359</text:p>
          </table:table-cell>
          <table:table-cell office:value-type="float" office:value="-62.1401748657227" calcext:value-type="float">
            <text:p>-62,1401748657227</text:p>
          </table:table-cell>
          <table:table-cell office:value-type="float" office:value="-62.1457366943359" calcext:value-type="float">
            <text:p>-62,1457366943359</text:p>
          </table:table-cell>
          <table:table-cell office:value-type="float" office:value="-62.127384185791" calcext:value-type="float">
            <text:p>-62,127384185791</text:p>
          </table:table-cell>
          <table:table-cell office:value-type="float" office:value="-62.1241607666016" calcext:value-type="float">
            <text:p>-62,1241607666016</text:p>
          </table:table-cell>
          <table:table-cell office:value-type="float" office:value="-62.1268157958984" calcext:value-type="float">
            <text:p>-62,1268157958984</text:p>
          </table:table-cell>
          <table:table-cell office:value-type="float" office:value="-62.125057220459" calcext:value-type="float">
            <text:p>-62,125057220459</text:p>
          </table:table-cell>
          <table:table-cell office:value-type="float" office:value="-62.1279144287109" calcext:value-type="float">
            <text:p>-62,1279144287109</text:p>
          </table:table-cell>
          <table:table-cell office:value-type="float" office:value="-62.1355514526367" calcext:value-type="float">
            <text:p>-62,1355514526367</text:p>
          </table:table-cell>
          <table:table-cell office:value-type="float" office:value="-62.1256294250488" calcext:value-type="float">
            <text:p>-62,1256294250488</text:p>
          </table:table-cell>
          <table:table-cell office:value-type="float" office:value="-62.1301193237305" calcext:value-type="float">
            <text:p>-62,1301193237305</text:p>
          </table:table-cell>
          <table:table-cell office:value-type="float" office:value="-62.1318740844727" calcext:value-type="float">
            <text:p>-62,1318740844727</text:p>
          </table:table-cell>
          <table:table-cell office:value-type="float" office:value="-62.1393966674805" calcext:value-type="float">
            <text:p>-62,1393966674805</text:p>
          </table:table-cell>
          <table:table-cell office:value-type="float" office:value="-62.150691986084" calcext:value-type="float">
            <text:p>-62,150691986084</text:p>
          </table:table-cell>
          <table:table-cell office:value-type="float" office:value="-62.1298332214356" calcext:value-type="float">
            <text:p>-62,1298332214356</text:p>
          </table:table-cell>
          <table:table-cell office:value-type="float" office:value="-62.1197090148926" calcext:value-type="float">
            <text:p>-62,1197090148926</text:p>
          </table:table-cell>
          <table:table-cell office:value-type="float" office:value="-62.1148185729981" calcext:value-type="float">
            <text:p>-62,1148185729981</text:p>
          </table:table-cell>
          <table:table-cell office:value-type="float" office:value="-62.1289329528809" calcext:value-type="float">
            <text:p>-62,1289329528809</text:p>
          </table:table-cell>
          <table:table-cell office:value-type="float" office:value="-62.1255035400391" calcext:value-type="float">
            <text:p>-62,1255035400391</text:p>
          </table:table-cell>
          <table:table-cell office:value-type="float" office:value="-62.1310195922852" calcext:value-type="float">
            <text:p>-62,1310195922852</text:p>
          </table:table-cell>
          <table:table-cell office:value-type="float" office:value="-62.1348991394043" calcext:value-type="float">
            <text:p>-62,1348991394043</text:p>
          </table:table-cell>
          <table:table-cell office:value-type="float" office:value="-62.1375579833984" calcext:value-type="float">
            <text:p>-62,1375579833984</text:p>
          </table:table-cell>
          <table:table-cell office:value-type="float" office:value="-62.1172637939453" calcext:value-type="float">
            <text:p>-62,1172637939453</text:p>
          </table:table-cell>
          <table:table-cell office:value-type="float" office:value="-62.1362495422363" calcext:value-type="float">
            <text:p>-62,1362495422363</text:p>
          </table:table-cell>
          <table:table-cell office:value-type="float" office:value="-62.1315879821777" calcext:value-type="float">
            <text:p>-62,1315879821777</text:p>
          </table:table-cell>
          <table:table-cell office:value-type="float" office:value="-62.1209373474121" calcext:value-type="float">
            <text:p>-62,1209373474121</text:p>
          </table:table-cell>
        </table:table-row>
        <table:table-row table:style-name="ro1">
          <table:table-cell office:value-type="float" office:value="-62.2011528015137" calcext:value-type="float">
            <text:p>-62,2011528015137</text:p>
          </table:table-cell>
          <table:table-cell office:value-type="float" office:value="-62.1820220947266" calcext:value-type="float">
            <text:p>-62,1820220947266</text:p>
          </table:table-cell>
          <table:table-cell office:value-type="float" office:value="-62.1869964599609" calcext:value-type="float">
            <text:p>-62,1869964599609</text:p>
          </table:table-cell>
          <table:table-cell office:value-type="float" office:value="-62.1829719543457" calcext:value-type="float">
            <text:p>-62,1829719543457</text:p>
          </table:table-cell>
          <table:table-cell office:value-type="float" office:value="-62.1874961853027" calcext:value-type="float">
            <text:p>-62,1874961853027</text:p>
          </table:table-cell>
          <table:table-cell office:value-type="float" office:value="-62.1955146789551" calcext:value-type="float">
            <text:p>-62,1955146789551</text:p>
          </table:table-cell>
          <table:table-cell office:value-type="float" office:value="-62.1860122680664" calcext:value-type="float">
            <text:p>-62,1860122680664</text:p>
          </table:table-cell>
          <table:table-cell office:value-type="float" office:value="-62.1978569030762" calcext:value-type="float">
            <text:p>-62,1978569030762</text:p>
          </table:table-cell>
          <table:table-cell office:value-type="float" office:value="-62.1891403198242" calcext:value-type="float">
            <text:p>-62,1891403198242</text:p>
          </table:table-cell>
          <table:table-cell office:value-type="float" office:value="-62.1819877624512" calcext:value-type="float">
            <text:p>-62,1819877624512</text:p>
          </table:table-cell>
          <table:table-cell office:value-type="float" office:value="-62.1676559448242" calcext:value-type="float">
            <text:p>-62,1676559448242</text:p>
          </table:table-cell>
          <table:table-cell office:value-type="float" office:value="-62.1763153076172" calcext:value-type="float">
            <text:p>-62,1763153076172</text:p>
          </table:table-cell>
          <table:table-cell office:value-type="float" office:value="-62.1792335510254" calcext:value-type="float">
            <text:p>-62,1792335510254</text:p>
          </table:table-cell>
          <table:table-cell office:value-type="float" office:value="-62.1714324951172" calcext:value-type="float">
            <text:p>-62,1714324951172</text:p>
          </table:table-cell>
          <table:table-cell office:value-type="float" office:value="-62.1689262390137" calcext:value-type="float">
            <text:p>-62,1689262390137</text:p>
          </table:table-cell>
          <table:table-cell office:value-type="float" office:value="-62.2000389099121" calcext:value-type="float">
            <text:p>-62,2000389099121</text:p>
          </table:table-cell>
          <table:table-cell office:value-type="float" office:value="-62.1730728149414" calcext:value-type="float">
            <text:p>-62,1730728149414</text:p>
          </table:table-cell>
          <table:table-cell office:value-type="float" office:value="-62.1943206787109" calcext:value-type="float">
            <text:p>-62,1943206787109</text:p>
          </table:table-cell>
          <table:table-cell office:value-type="float" office:value="-62.1842002868652" calcext:value-type="float">
            <text:p>-62,1842002868652</text:p>
          </table:table-cell>
          <table:table-cell office:value-type="float" office:value="-62.1685180664063" calcext:value-type="float">
            <text:p>-62,1685180664063</text:p>
          </table:table-cell>
          <table:table-cell office:value-type="float" office:value="-62.1617088317871" calcext:value-type="float">
            <text:p>-62,1617088317871</text:p>
          </table:table-cell>
          <table:table-cell office:value-type="float" office:value="-62.1688461303711" calcext:value-type="float">
            <text:p>-62,1688461303711</text:p>
          </table:table-cell>
          <table:table-cell office:value-type="float" office:value="-62.1702384948731" calcext:value-type="float">
            <text:p>-62,1702384948731</text:p>
          </table:table-cell>
          <table:table-cell office:value-type="float" office:value="-62.1852760314941" calcext:value-type="float">
            <text:p>-62,1852760314941</text:p>
          </table:table-cell>
          <table:table-cell office:value-type="float" office:value="-62.1699142456055" calcext:value-type="float">
            <text:p>-62,1699142456055</text:p>
          </table:table-cell>
          <table:table-cell office:value-type="float" office:value="-62.1735649108887" calcext:value-type="float">
            <text:p>-62,1735649108887</text:p>
          </table:table-cell>
          <table:table-cell office:value-type="float" office:value="-62.1875305175781" calcext:value-type="float">
            <text:p>-62,1875305175781</text:p>
          </table:table-cell>
          <table:table-cell office:value-type="float" office:value="-62.1759490966797" calcext:value-type="float">
            <text:p>-62,1759490966797</text:p>
          </table:table-cell>
          <table:table-cell office:value-type="float" office:value="-62.1544189453125" calcext:value-type="float">
            <text:p>-62,1544189453125</text:p>
          </table:table-cell>
          <table:table-cell office:value-type="float" office:value="-62.1912345886231" calcext:value-type="float">
            <text:p>-62,1912345886231</text:p>
          </table:table-cell>
          <table:table-cell office:value-type="float" office:value="-62.1843681335449" calcext:value-type="float">
            <text:p>-62,1843681335449</text:p>
          </table:table-cell>
          <table:table-cell office:value-type="float" office:value="-62.1695861816406" calcext:value-type="float">
            <text:p>-62,1695861816406</text:p>
          </table:table-cell>
          <table:table-cell office:value-type="float" office:value="-62.1659736633301" calcext:value-type="float">
            <text:p>-62,1659736633301</text:p>
          </table:table-cell>
          <table:table-cell office:value-type="float" office:value="-62.1494178771973" calcext:value-type="float">
            <text:p>-62,1494178771973</text:p>
          </table:table-cell>
          <table:table-cell office:value-type="float" office:value="-62.1525764465332" calcext:value-type="float">
            <text:p>-62,1525764465332</text:p>
          </table:table-cell>
          <table:table-cell office:value-type="float" office:value="-62.1457366943359" calcext:value-type="float">
            <text:p>-62,1457366943359</text:p>
          </table:table-cell>
          <table:table-cell office:value-type="float" office:value="-62.1681480407715" calcext:value-type="float">
            <text:p>-62,1681480407715</text:p>
          </table:table-cell>
          <table:table-cell office:value-type="float" office:value="-62.1756210327148" calcext:value-type="float">
            <text:p>-62,1756210327148</text:p>
          </table:table-cell>
          <table:table-cell office:value-type="float" office:value="-62.1648254394531" calcext:value-type="float">
            <text:p>-62,1648254394531</text:p>
          </table:table-cell>
          <table:table-cell office:value-type="float" office:value="-62.1776695251465" calcext:value-type="float">
            <text:p>-62,1776695251465</text:p>
          </table:table-cell>
          <table:table-cell office:value-type="float" office:value="-62.1491355895996" calcext:value-type="float">
            <text:p>-62,1491355895996</text:p>
          </table:table-cell>
          <table:table-cell office:value-type="float" office:value="-62.1333084106445" calcext:value-type="float">
            <text:p>-62,1333084106445</text:p>
          </table:table-cell>
          <table:table-cell office:value-type="float" office:value="-62.1569595336914" calcext:value-type="float">
            <text:p>-62,1569595336914</text:p>
          </table:table-cell>
          <table:table-cell office:value-type="float" office:value="-62.1674118041992" calcext:value-type="float">
            <text:p>-62,1674118041992</text:p>
          </table:table-cell>
          <table:table-cell office:value-type="float" office:value="-62.16064453125" calcext:value-type="float">
            <text:p>-62,16064453125</text:p>
          </table:table-cell>
          <table:table-cell office:value-type="float" office:value="-62.159782409668" calcext:value-type="float">
            <text:p>-62,159782409668</text:p>
          </table:table-cell>
          <table:table-cell office:value-type="float" office:value="-62.1517562866211" calcext:value-type="float">
            <text:p>-62,1517562866211</text:p>
          </table:table-cell>
          <table:table-cell office:value-type="float" office:value="-62.1610946655273" calcext:value-type="float">
            <text:p>-62,1610946655273</text:p>
          </table:table-cell>
          <table:table-cell office:value-type="float" office:value="-62.1664276123047" calcext:value-type="float">
            <text:p>-62,1664276123047</text:p>
          </table:table-cell>
          <table:table-cell office:value-type="float" office:value="-62.1640472412109" calcext:value-type="float">
            <text:p>-62,1640472412109</text:p>
          </table:table-cell>
          <table:table-cell office:value-type="float" office:value="-62.1601905822754" calcext:value-type="float">
            <text:p>-62,1601905822754</text:p>
          </table:table-cell>
          <table:table-cell office:value-type="float" office:value="-62.1577758789063" calcext:value-type="float">
            <text:p>-62,1577758789063</text:p>
          </table:table-cell>
          <table:table-cell office:value-type="float" office:value="-62.1756210327148" calcext:value-type="float">
            <text:p>-62,1756210327148</text:p>
          </table:table-cell>
          <table:table-cell office:value-type="float" office:value="-62.1641693115234" calcext:value-type="float">
            <text:p>-62,1641693115234</text:p>
          </table:table-cell>
          <table:table-cell office:value-type="float" office:value="-62.158390045166" calcext:value-type="float">
            <text:p>-62,158390045166</text:p>
          </table:table-cell>
          <table:table-cell office:value-type="float" office:value="-62.1560134887695" calcext:value-type="float">
            <text:p>-62,1560134887695</text:p>
          </table:table-cell>
          <table:table-cell office:value-type="float" office:value="-62.1586761474609" calcext:value-type="float">
            <text:p>-62,1586761474609</text:p>
          </table:table-cell>
          <table:table-cell office:value-type="float" office:value="-62.1515083312988" calcext:value-type="float">
            <text:p>-62,1515083312988</text:p>
          </table:table-cell>
          <table:table-cell office:value-type="float" office:value="-62.1519165039063" calcext:value-type="float">
            <text:p>-62,1519165039063</text:p>
          </table:table-cell>
          <table:table-cell office:value-type="float" office:value="-62.1609725952148" calcext:value-type="float">
            <text:p>-62,1609725952148</text:p>
          </table:table-cell>
          <table:table-cell office:value-type="float" office:value="-62.1581878662109" calcext:value-type="float">
            <text:p>-62,1581878662109</text:p>
          </table:table-cell>
          <table:table-cell office:value-type="float" office:value="-62.1565475463867" calcext:value-type="float">
            <text:p>-62,1565475463867</text:p>
          </table:table-cell>
          <table:table-cell office:value-type="float" office:value="-62.1505661010742" calcext:value-type="float">
            <text:p>-62,1505661010742</text:p>
          </table:table-cell>
          <table:table-cell office:value-type="float" office:value="-62.1574859619141" calcext:value-type="float">
            <text:p>-62,1574859619141</text:p>
          </table:table-cell>
          <table:table-cell office:value-type="float" office:value="-62.1646194458008" calcext:value-type="float">
            <text:p>-62,1646194458008</text:p>
          </table:table-cell>
          <table:table-cell office:value-type="float" office:value="-62.1683959960938" calcext:value-type="float">
            <text:p>-62,1683959960938</text:p>
          </table:table-cell>
          <table:table-cell office:value-type="float" office:value="-62.1714744567871" calcext:value-type="float">
            <text:p>-62,1714744567871</text:p>
          </table:table-cell>
          <table:table-cell office:value-type="float" office:value="-62.1693801879883" calcext:value-type="float">
            <text:p>-62,1693801879883</text:p>
          </table:table-cell>
          <table:table-cell office:value-type="float" office:value="-62.1447563171387" calcext:value-type="float">
            <text:p>-62,1447563171387</text:p>
          </table:table-cell>
          <table:table-cell office:value-type="float" office:value="-62.1544570922852" calcext:value-type="float">
            <text:p>-62,1544570922852</text:p>
          </table:table-cell>
          <table:table-cell office:value-type="float" office:value="-62.1379661560059" calcext:value-type="float">
            <text:p>-62,1379661560059</text:p>
          </table:table-cell>
          <table:table-cell office:value-type="float" office:value="-62.1356353759766" calcext:value-type="float">
            <text:p>-62,1356353759766</text:p>
          </table:table-cell>
          <table:table-cell office:value-type="float" office:value="-62.1631050109863" calcext:value-type="float">
            <text:p>-62,1631050109863</text:p>
          </table:table-cell>
          <table:table-cell office:value-type="float" office:value="-62.1541290283203" calcext:value-type="float">
            <text:p>-62,1541290283203</text:p>
          </table:table-cell>
          <table:table-cell office:value-type="float" office:value="-62.1477851867676" calcext:value-type="float">
            <text:p>-62,1477851867676</text:p>
          </table:table-cell>
          <table:table-cell office:value-type="float" office:value="-62.1567497253418" calcext:value-type="float">
            <text:p>-62,1567497253418</text:p>
          </table:table-cell>
          <table:table-cell office:value-type="float" office:value="-62.1576118469238" calcext:value-type="float">
            <text:p>-62,1576118469238</text:p>
          </table:table-cell>
          <table:table-cell office:value-type="float" office:value="-62.1437759399414" calcext:value-type="float">
            <text:p>-62,1437759399414</text:p>
          </table:table-cell>
          <table:table-cell office:value-type="float" office:value="-62.1596641540527" calcext:value-type="float">
            <text:p>-62,1596641540527</text:p>
          </table:table-cell>
          <table:table-cell office:value-type="float" office:value="-62.1590881347656" calcext:value-type="float">
            <text:p>-62,1590881347656</text:p>
          </table:table-cell>
          <table:table-cell office:value-type="float" office:value="-62.1503639221191" calcext:value-type="float">
            <text:p>-62,1503639221191</text:p>
          </table:table-cell>
          <table:table-cell office:value-type="float" office:value="-62.1499557495117" calcext:value-type="float">
            <text:p>-62,1499557495117</text:p>
          </table:table-cell>
          <table:table-cell office:value-type="float" office:value="-62.1695861816406" calcext:value-type="float">
            <text:p>-62,1695861816406</text:p>
          </table:table-cell>
          <table:table-cell office:value-type="float" office:value="-62.1700782775879" calcext:value-type="float">
            <text:p>-62,1700782775879</text:p>
          </table:table-cell>
          <table:table-cell office:value-type="float" office:value="-62.1583480834961" calcext:value-type="float">
            <text:p>-62,1583480834961</text:p>
          </table:table-cell>
          <table:table-cell office:value-type="float" office:value="-62.1771354675293" calcext:value-type="float">
            <text:p>-62,1771354675293</text:p>
          </table:table-cell>
          <table:table-cell office:value-type="float" office:value="-62.1410331726074" calcext:value-type="float">
            <text:p>-62,1410331726074</text:p>
          </table:table-cell>
          <table:table-cell office:value-type="float" office:value="-62.1610107421875" calcext:value-type="float">
            <text:p>-62,1610107421875</text:p>
          </table:table-cell>
          <table:table-cell office:value-type="float" office:value="-62.1545372009277" calcext:value-type="float">
            <text:p>-62,1545372009277</text:p>
          </table:table-cell>
          <table:table-cell office:value-type="float" office:value="-62.1600723266602" calcext:value-type="float">
            <text:p>-62,1600723266602</text:p>
          </table:table-cell>
          <table:table-cell office:value-type="float" office:value="-62.1827659606934" calcext:value-type="float">
            <text:p>-62,1827659606934</text:p>
          </table:table-cell>
          <table:table-cell office:value-type="float" office:value="-62.1756210327148" calcext:value-type="float">
            <text:p>-62,1756210327148</text:p>
          </table:table-cell>
          <table:table-cell office:value-type="float" office:value="-62.1544570922852" calcext:value-type="float">
            <text:p>-62,1544570922852</text:p>
          </table:table-cell>
          <table:table-cell office:value-type="float" office:value="-62.1576957702637" calcext:value-type="float">
            <text:p>-62,1576957702637</text:p>
          </table:table-cell>
          <table:table-cell office:value-type="float" office:value="-62.1632690429688" calcext:value-type="float">
            <text:p>-62,1632690429688</text:p>
          </table:table-cell>
          <table:table-cell office:value-type="float" office:value="-62.161262512207" calcext:value-type="float">
            <text:p>-62,161262512207</text:p>
          </table:table-cell>
          <table:table-cell office:value-type="float" office:value="-62.145694732666" calcext:value-type="float">
            <text:p>-62,145694732666</text:p>
          </table:table-cell>
          <table:table-cell office:value-type="float" office:value="-62.1623268127441" calcext:value-type="float">
            <text:p>-62,1623268127441</text:p>
          </table:table-cell>
          <table:table-cell office:value-type="float" office:value="-62.1721305847168" calcext:value-type="float">
            <text:p>-62,1721305847168</text:p>
          </table:table-cell>
          <table:table-cell office:value-type="float" office:value="-62.1513862609863" calcext:value-type="float">
            <text:p>-62,1513862609863</text:p>
          </table:table-cell>
          <table:table-cell office:value-type="float" office:value="-62.1529808044434" calcext:value-type="float">
            <text:p>-62,1529808044434</text:p>
          </table:table-cell>
          <table:table-cell office:value-type="float" office:value="-62.1491355895996" calcext:value-type="float">
            <text:p>-62,1491355895996</text:p>
          </table:table-cell>
          <table:table-cell office:value-type="float" office:value="-62.1497459411621" calcext:value-type="float">
            <text:p>-62,1497459411621</text:p>
          </table:table-cell>
          <table:table-cell office:value-type="float" office:value="-62.1490135192871" calcext:value-type="float">
            <text:p>-62,1490135192871</text:p>
          </table:table-cell>
          <table:table-cell office:value-type="float" office:value="-62.1342468261719" calcext:value-type="float">
            <text:p>-62,1342468261719</text:p>
          </table:table-cell>
          <table:table-cell office:value-type="float" office:value="-62.1413612365723" calcext:value-type="float">
            <text:p>-62,1413612365723</text:p>
          </table:table-cell>
          <table:table-cell office:value-type="float" office:value="-62.142505645752" calcext:value-type="float">
            <text:p>-62,142505645752</text:p>
          </table:table-cell>
          <table:table-cell office:value-type="float" office:value="-62.1434059143066" calcext:value-type="float">
            <text:p>-62,1434059143066</text:p>
          </table:table-cell>
          <table:table-cell office:value-type="float" office:value="-62.146842956543" calcext:value-type="float">
            <text:p>-62,146842956543</text:p>
          </table:table-cell>
          <table:table-cell office:value-type="float" office:value="-62.1426696777344" calcext:value-type="float">
            <text:p>-62,1426696777344</text:p>
          </table:table-cell>
          <table:table-cell office:value-type="float" office:value="-62.1513862609863" calcext:value-type="float">
            <text:p>-62,1513862609863</text:p>
          </table:table-cell>
          <table:table-cell office:value-type="float" office:value="-62.1527366638184" calcext:value-type="float">
            <text:p>-62,1527366638184</text:p>
          </table:table-cell>
          <table:table-cell office:value-type="float" office:value="-62.1362915039063" calcext:value-type="float">
            <text:p>-62,1362915039063</text:p>
          </table:table-cell>
          <table:table-cell office:value-type="float" office:value="-62.156177520752" calcext:value-type="float">
            <text:p>-62,156177520752</text:p>
          </table:table-cell>
          <table:table-cell office:value-type="float" office:value="-62.1411972045898" calcext:value-type="float">
            <text:p>-62,1411972045898</text:p>
          </table:table-cell>
          <table:table-cell office:value-type="float" office:value="-62.1269760131836" calcext:value-type="float">
            <text:p>-62,1269760131836</text:p>
          </table:table-cell>
          <table:table-cell office:value-type="float" office:value="-62.1358032226563" calcext:value-type="float">
            <text:p>-62,1358032226563</text:p>
          </table:table-cell>
          <table:table-cell office:value-type="float" office:value="-62.1381721496582" calcext:value-type="float">
            <text:p>-62,1381721496582</text:p>
          </table:table-cell>
          <table:table-cell office:value-type="float" office:value="-62.151180267334" calcext:value-type="float">
            <text:p>-62,151180267334</text:p>
          </table:table-cell>
          <table:table-cell office:value-type="float" office:value="-62.1258735656738" calcext:value-type="float">
            <text:p>-62,1258735656738</text:p>
          </table:table-cell>
          <table:table-cell office:value-type="float" office:value="-62.1590881347656" calcext:value-type="float">
            <text:p>-62,1590881347656</text:p>
          </table:table-cell>
          <table:table-cell office:value-type="float" office:value="-62.1362075805664" calcext:value-type="float">
            <text:p>-62,1362075805664</text:p>
          </table:table-cell>
          <table:table-cell office:value-type="float" office:value="-62.1419715881348" calcext:value-type="float">
            <text:p>-62,1419715881348</text:p>
          </table:table-cell>
          <table:table-cell office:value-type="float" office:value="-62.1482772827148" calcext:value-type="float">
            <text:p>-62,1482772827148</text:p>
          </table:table-cell>
          <table:table-cell office:value-type="float" office:value="-62.1384963989258" calcext:value-type="float">
            <text:p>-62,1384963989258</text:p>
          </table:table-cell>
          <table:table-cell office:value-type="float" office:value="-62.1393127441406" calcext:value-type="float">
            <text:p>-62,1393127441406</text:p>
          </table:table-cell>
          <table:table-cell office:value-type="float" office:value="-62.1202812194824" calcext:value-type="float">
            <text:p>-62,1202812194824</text:p>
          </table:table-cell>
          <table:table-cell office:value-type="float" office:value="-62.1275901794434" calcext:value-type="float">
            <text:p>-62,1275901794434</text:p>
          </table:table-cell>
          <table:table-cell office:value-type="float" office:value="-62.127628326416" calcext:value-type="float">
            <text:p>-62,127628326416</text:p>
          </table:table-cell>
          <table:table-cell office:value-type="float" office:value="-62.1308975219727" calcext:value-type="float">
            <text:p>-62,1308975219727</text:p>
          </table:table-cell>
          <table:table-cell office:value-type="float" office:value="-62.1472969055176" calcext:value-type="float">
            <text:p>-62,1472969055176</text:p>
          </table:table-cell>
          <table:table-cell office:value-type="float" office:value="-62.1199150085449" calcext:value-type="float">
            <text:p>-62,1199150085449</text:p>
          </table:table-cell>
          <table:table-cell office:value-type="float" office:value="-62.1195487976074" calcext:value-type="float">
            <text:p>-62,1195487976074</text:p>
          </table:table-cell>
          <table:table-cell office:value-type="float" office:value="-62.1261596679688" calcext:value-type="float">
            <text:p>-62,1261596679688</text:p>
          </table:table-cell>
          <table:table-cell office:value-type="float" office:value="-62.1377220153809" calcext:value-type="float">
            <text:p>-62,1377220153809</text:p>
          </table:table-cell>
          <table:table-cell office:value-type="float" office:value="-62.1259155273438" calcext:value-type="float">
            <text:p>-62,1259155273438</text:p>
          </table:table-cell>
          <table:table-cell office:value-type="float" office:value="-62.1331062316895" calcext:value-type="float">
            <text:p>-62,1331062316895</text:p>
          </table:table-cell>
          <table:table-cell office:value-type="float" office:value="-62.1368637084961" calcext:value-type="float">
            <text:p>-62,1368637084961</text:p>
          </table:table-cell>
          <table:table-cell office:value-type="float" office:value="-62.1190605163574" calcext:value-type="float">
            <text:p>-62,1190605163574</text:p>
          </table:table-cell>
          <table:table-cell office:value-type="float" office:value="-62.145938873291" calcext:value-type="float">
            <text:p>-62,145938873291</text:p>
          </table:table-cell>
          <table:table-cell office:value-type="float" office:value="-62.1546630859375" calcext:value-type="float">
            <text:p>-62,1546630859375</text:p>
          </table:table-cell>
          <table:table-cell office:value-type="float" office:value="-62.1416854858398" calcext:value-type="float">
            <text:p>-62,1416854858398</text:p>
          </table:table-cell>
          <table:table-cell office:value-type="float" office:value="-62.1306533813477" calcext:value-type="float">
            <text:p>-62,1306533813477</text:p>
          </table:table-cell>
          <table:table-cell office:value-type="float" office:value="-62.1406631469727" calcext:value-type="float">
            <text:p>-62,1406631469727</text:p>
          </table:table-cell>
          <table:table-cell office:value-type="float" office:value="-62.1401329040527" calcext:value-type="float">
            <text:p>-62,1401329040527</text:p>
          </table:table-cell>
          <table:table-cell office:value-type="float" office:value="-62.1449203491211" calcext:value-type="float">
            <text:p>-62,1449203491211</text:p>
          </table:table-cell>
          <table:table-cell office:value-type="float" office:value="-62.1334266662598" calcext:value-type="float">
            <text:p>-62,1334266662598</text:p>
          </table:table-cell>
          <table:table-cell office:value-type="float" office:value="-62.1279983520508" calcext:value-type="float">
            <text:p>-62,1279983520508</text:p>
          </table:table-cell>
          <table:table-cell office:value-type="float" office:value="-62.1504859924316" calcext:value-type="float">
            <text:p>-62,1504859924316</text:p>
          </table:table-cell>
          <table:table-cell office:value-type="float" office:value="-62.1366577148438" calcext:value-type="float">
            <text:p>-62,1366577148438</text:p>
          </table:table-cell>
          <table:table-cell office:value-type="float" office:value="-62.1521644592285" calcext:value-type="float">
            <text:p>-62,1521644592285</text:p>
          </table:table-cell>
          <table:table-cell office:value-type="float" office:value="-62.1348190307617" calcext:value-type="float">
            <text:p>-62,1348190307617</text:p>
          </table:table-cell>
          <table:table-cell office:value-type="float" office:value="-62.1378021240234" calcext:value-type="float">
            <text:p>-62,1378021240234</text:p>
          </table:table-cell>
          <table:table-cell office:value-type="float" office:value="-62.1535568237305" calcext:value-type="float">
            <text:p>-62,1535568237305</text:p>
          </table:table-cell>
          <table:table-cell office:value-type="float" office:value="-62.1402969360352" calcext:value-type="float">
            <text:p>-62,1402969360352</text:p>
          </table:table-cell>
          <table:table-cell office:value-type="float" office:value="-62.1413993835449" calcext:value-type="float">
            <text:p>-62,1413993835449</text:p>
          </table:table-cell>
          <table:table-cell office:value-type="float" office:value="-62.1353492736816" calcext:value-type="float">
            <text:p>-62,1353492736816</text:p>
          </table:table-cell>
          <table:table-cell office:value-type="float" office:value="-62.1494598388672" calcext:value-type="float">
            <text:p>-62,1494598388672</text:p>
          </table:table-cell>
          <table:table-cell office:value-type="float" office:value="-62.1411552429199" calcext:value-type="float">
            <text:p>-62,1411552429199</text:p>
          </table:table-cell>
          <table:table-cell office:value-type="float" office:value="-62.1659317016602" calcext:value-type="float">
            <text:p>-62,1659317016602</text:p>
          </table:table-cell>
          <table:table-cell office:value-type="float" office:value="-62.1430778503418" calcext:value-type="float">
            <text:p>-62,1430778503418</text:p>
          </table:table-cell>
          <table:table-cell office:value-type="float" office:value="-62.1454086303711" calcext:value-type="float">
            <text:p>-62,1454086303711</text:p>
          </table:table-cell>
          <table:table-cell office:value-type="float" office:value="-62.1583061218262" calcext:value-type="float">
            <text:p>-62,1583061218262</text:p>
          </table:table-cell>
          <table:table-cell office:value-type="float" office:value="-62.1501579284668" calcext:value-type="float">
            <text:p>-62,1501579284668</text:p>
          </table:table-cell>
          <table:table-cell office:value-type="float" office:value="-62.1629028320313" calcext:value-type="float">
            <text:p>-62,1629028320313</text:p>
          </table:table-cell>
          <table:table-cell office:value-type="float" office:value="-62.1505241394043" calcext:value-type="float">
            <text:p>-62,1505241394043</text:p>
          </table:table-cell>
          <table:table-cell office:value-type="float" office:value="-62.1663856506348" calcext:value-type="float">
            <text:p>-62,1663856506348</text:p>
          </table:table-cell>
          <table:table-cell office:value-type="float" office:value="-62.1620826721191" calcext:value-type="float">
            <text:p>-62,1620826721191</text:p>
          </table:table-cell>
          <table:table-cell office:value-type="float" office:value="-62.1769332885742" calcext:value-type="float">
            <text:p>-62,1769332885742</text:p>
          </table:table-cell>
          <table:table-cell office:value-type="float" office:value="-62.1621589660645" calcext:value-type="float">
            <text:p>-62,1621589660645</text:p>
          </table:table-cell>
          <table:table-cell office:value-type="float" office:value="-62.1505661010742" calcext:value-type="float">
            <text:p>-62,1505661010742</text:p>
          </table:table-cell>
          <table:table-cell office:value-type="float" office:value="-62.1543350219727" calcext:value-type="float">
            <text:p>-62,1543350219727</text:p>
          </table:table-cell>
          <table:table-cell office:value-type="float" office:value="-62.1629028320313" calcext:value-type="float">
            <text:p>-62,1629028320313</text:p>
          </table:table-cell>
          <table:table-cell office:value-type="float" office:value="-62.1663436889648" calcext:value-type="float">
            <text:p>-62,1663436889648</text:p>
          </table:table-cell>
          <table:table-cell office:value-type="float" office:value="-62.165153503418" calcext:value-type="float">
            <text:p>-62,165153503418</text:p>
          </table:table-cell>
          <table:table-cell office:value-type="float" office:value="-62.1644592285156" calcext:value-type="float">
            <text:p>-62,1644592285156</text:p>
          </table:table-cell>
          <table:table-cell office:value-type="float" office:value="-62.1816558837891" calcext:value-type="float">
            <text:p>-62,1816558837891</text:p>
          </table:table-cell>
          <table:table-cell office:value-type="float" office:value="-62.1804656982422" calcext:value-type="float">
            <text:p>-62,1804656982422</text:p>
          </table:table-cell>
          <table:table-cell office:value-type="float" office:value="-62.1792335510254" calcext:value-type="float">
            <text:p>-62,1792335510254</text:p>
          </table:table-cell>
          <table:table-cell office:value-type="float" office:value="-62.1729507446289" calcext:value-type="float">
            <text:p>-62,1729507446289</text:p>
          </table:table-cell>
          <table:table-cell office:value-type="float" office:value="-62.1739768981934" calcext:value-type="float">
            <text:p>-62,1739768981934</text:p>
          </table:table-cell>
          <table:table-cell office:value-type="float" office:value="-62.1568756103516" calcext:value-type="float">
            <text:p>-62,1568756103516</text:p>
          </table:table-cell>
          <table:table-cell office:value-type="float" office:value="-62.1823959350586" calcext:value-type="float">
            <text:p>-62,1823959350586</text:p>
          </table:table-cell>
          <table:table-cell office:value-type="float" office:value="-62.1804237365723" calcext:value-type="float">
            <text:p>-62,1804237365723</text:p>
          </table:table-cell>
          <table:table-cell office:value-type="float" office:value="-62.1700782775879" calcext:value-type="float">
            <text:p>-62,1700782775879</text:p>
          </table:table-cell>
          <table:table-cell office:value-type="float" office:value="-62.1742630004883" calcext:value-type="float">
            <text:p>-62,1742630004883</text:p>
          </table:table-cell>
          <table:table-cell office:value-type="float" office:value="-62.1652793884277" calcext:value-type="float">
            <text:p>-62,1652793884277</text:p>
          </table:table-cell>
          <table:table-cell office:value-type="float" office:value="-62.1610107421875" calcext:value-type="float">
            <text:p>-62,1610107421875</text:p>
          </table:table-cell>
          <table:table-cell office:value-type="float" office:value="-62.1656455993652" calcext:value-type="float">
            <text:p>-62,1656455993652</text:p>
          </table:table-cell>
          <table:table-cell office:value-type="float" office:value="-62.176685333252" calcext:value-type="float">
            <text:p>-62,176685333252</text:p>
          </table:table-cell>
          <table:table-cell office:value-type="float" office:value="-62.1610527038574" calcext:value-type="float">
            <text:p>-62,1610527038574</text:p>
          </table:table-cell>
          <table:table-cell office:value-type="float" office:value="-62.1796417236328" calcext:value-type="float">
            <text:p>-62,1796417236328</text:p>
          </table:table-cell>
          <table:table-cell office:value-type="float" office:value="-62.1616287231445" calcext:value-type="float">
            <text:p>-62,1616287231445</text:p>
          </table:table-cell>
          <table:table-cell office:value-type="float" office:value="-62.1741828918457" calcext:value-type="float">
            <text:p>-62,1741828918457</text:p>
          </table:table-cell>
          <table:table-cell office:value-type="float" office:value="-62.1682739257813" calcext:value-type="float">
            <text:p>-62,1682739257813</text:p>
          </table:table-cell>
          <table:table-cell office:value-type="float" office:value="-62.1794395446777" calcext:value-type="float">
            <text:p>-62,1794395446777</text:p>
          </table:table-cell>
          <table:table-cell office:value-type="float" office:value="-62.1684341430664" calcext:value-type="float">
            <text:p>-62,1684341430664</text:p>
          </table:table-cell>
          <table:table-cell office:value-type="float" office:value="-62.1768913269043" calcext:value-type="float">
            <text:p>-62,1768913269043</text:p>
          </table:table-cell>
          <table:table-cell office:value-type="float" office:value="-62.1954727172852" calcext:value-type="float">
            <text:p>-62,1954727172852</text:p>
          </table:table-cell>
          <table:table-cell office:value-type="float" office:value="-62.1916847229004" calcext:value-type="float">
            <text:p>-62,1916847229004</text:p>
          </table:table-cell>
          <table:table-cell office:value-type="float" office:value="-62.1776275634766" calcext:value-type="float">
            <text:p>-62,1776275634766</text:p>
          </table:table-cell>
          <table:table-cell office:value-type="float" office:value="-62.1916847229004" calcext:value-type="float">
            <text:p>-62,1916847229004</text:p>
          </table:table-cell>
          <table:table-cell office:value-type="float" office:value="-62.1645011901856" calcext:value-type="float">
            <text:p>-62,1645011901856</text:p>
          </table:table-cell>
          <table:table-cell office:value-type="float" office:value="-62.1622848510742" calcext:value-type="float">
            <text:p>-62,1622848510742</text:p>
          </table:table-cell>
          <table:table-cell office:value-type="float" office:value="-62.1663856506348" calcext:value-type="float">
            <text:p>-62,1663856506348</text:p>
          </table:table-cell>
          <table:table-cell office:value-type="float" office:value="-62.1975708007813" calcext:value-type="float">
            <text:p>-62,1975708007813</text:p>
          </table:table-cell>
          <table:table-cell office:value-type="float" office:value="-62.1801338195801" calcext:value-type="float">
            <text:p>-62,1801338195801</text:p>
          </table:table-cell>
          <table:table-cell office:value-type="float" office:value="-62.1751289367676" calcext:value-type="float">
            <text:p>-62,1751289367676</text:p>
          </table:table-cell>
          <table:table-cell office:value-type="float" office:value="-62.1844520568848" calcext:value-type="float">
            <text:p>-62,1844520568848</text:p>
          </table:table-cell>
          <table:table-cell office:value-type="float" office:value="-62.1696701049805" calcext:value-type="float">
            <text:p>-62,1696701049805</text:p>
          </table:table-cell>
          <table:table-cell office:value-type="float" office:value="-62.1709403991699" calcext:value-type="float">
            <text:p>-62,1709403991699</text:p>
          </table:table-cell>
          <table:table-cell office:value-type="float" office:value="-62.1756210327148" calcext:value-type="float">
            <text:p>-62,1756210327148</text:p>
          </table:table-cell>
          <table:table-cell office:value-type="float" office:value="-62.1827659606934" calcext:value-type="float">
            <text:p>-62,1827659606934</text:p>
          </table:table-cell>
          <table:table-cell office:value-type="float" office:value="-62.1809997558594" calcext:value-type="float">
            <text:p>-62,1809997558594</text:p>
          </table:table-cell>
          <table:table-cell office:value-type="float" office:value="-62.1823120117188" calcext:value-type="float">
            <text:p>-62,1823120117188</text:p>
          </table:table-cell>
          <table:table-cell office:value-type="float" office:value="-62.1776275634766" calcext:value-type="float">
            <text:p>-62,1776275634766</text:p>
          </table:table-cell>
          <table:table-cell office:value-type="float" office:value="-62.1867523193359" calcext:value-type="float">
            <text:p>-62,1867523193359</text:p>
          </table:table-cell>
          <table:table-cell office:value-type="float" office:value="-62.1656074523926" calcext:value-type="float">
            <text:p>-62,1656074523926</text:p>
          </table:table-cell>
          <table:table-cell office:value-type="float" office:value="-62.1728286743164" calcext:value-type="float">
            <text:p>-62,1728286743164</text:p>
          </table:table-cell>
          <table:table-cell office:value-type="float" office:value="-62.1675720214844" calcext:value-type="float">
            <text:p>-62,1675720214844</text:p>
          </table:table-cell>
          <table:table-cell office:value-type="float" office:value="-62.181453704834" calcext:value-type="float">
            <text:p>-62,181453704834</text:p>
          </table:table-cell>
          <table:table-cell office:value-type="float" office:value="-62.1718444824219" calcext:value-type="float">
            <text:p>-62,1718444824219</text:p>
          </table:table-cell>
          <table:table-cell office:value-type="float" office:value="-62.1506080627441" calcext:value-type="float">
            <text:p>-62,1506080627441</text:p>
          </table:table-cell>
          <table:table-cell office:value-type="float" office:value="-62.1818618774414" calcext:value-type="float">
            <text:p>-62,1818618774414</text:p>
          </table:table-cell>
          <table:table-cell office:value-type="float" office:value="-62.1819877624512" calcext:value-type="float">
            <text:p>-62,1819877624512</text:p>
          </table:table-cell>
          <table:table-cell office:value-type="float" office:value="-62.1791915893555" calcext:value-type="float">
            <text:p>-62,1791915893555</text:p>
          </table:table-cell>
          <table:table-cell office:value-type="float" office:value="-62.1715965270996" calcext:value-type="float">
            <text:p>-62,1715965270996</text:p>
          </table:table-cell>
          <table:table-cell office:value-type="float" office:value="-62.1659736633301" calcext:value-type="float">
            <text:p>-62,1659736633301</text:p>
          </table:table-cell>
          <table:table-cell office:value-type="float" office:value="-62.1949806213379" calcext:value-type="float">
            <text:p>-62,1949806213379</text:p>
          </table:table-cell>
          <table:table-cell office:value-type="float" office:value="-62.1613807678223" calcext:value-type="float">
            <text:p>-62,1613807678223</text:p>
          </table:table-cell>
          <table:table-cell office:value-type="float" office:value="-62.1963386535645" calcext:value-type="float">
            <text:p>-62,1963386535645</text:p>
          </table:table-cell>
          <table:table-cell office:value-type="float" office:value="-62.1958847045898" calcext:value-type="float">
            <text:p>-62,1958847045898</text:p>
          </table:table-cell>
          <table:table-cell office:value-type="float" office:value="-62.2019767761231" calcext:value-type="float">
            <text:p>-62,2019767761231</text:p>
          </table:table-cell>
          <table:table-cell office:value-type="float" office:value="-62.1725807189941" calcext:value-type="float">
            <text:p>-62,1725807189941</text:p>
          </table:table-cell>
          <table:table-cell office:value-type="float" office:value="-62.1800155639648" calcext:value-type="float">
            <text:p>-62,1800155639648</text:p>
          </table:table-cell>
          <table:table-cell office:value-type="float" office:value="-62.1867942810059" calcext:value-type="float">
            <text:p>-62,1867942810059</text:p>
          </table:table-cell>
          <table:table-cell office:value-type="float" office:value="-62.1857261657715" calcext:value-type="float">
            <text:p>-62,1857261657715</text:p>
          </table:table-cell>
          <table:table-cell office:value-type="float" office:value="-62.1886024475098" calcext:value-type="float">
            <text:p>-62,1886024475098</text:p>
          </table:table-cell>
          <table:table-cell office:value-type="float" office:value="-62.1738929748535" calcext:value-type="float">
            <text:p>-62,1738929748535</text:p>
          </table:table-cell>
          <table:table-cell office:value-type="float" office:value="-62.2051086425781" calcext:value-type="float">
            <text:p>-62,2051086425781</text:p>
          </table:table-cell>
          <table:table-cell office:value-type="float" office:value="-62.1862182617188" calcext:value-type="float">
            <text:p>-62,1862182617188</text:p>
          </table:table-cell>
          <table:table-cell office:value-type="float" office:value="-62.1649513244629" calcext:value-type="float">
            <text:p>-62,1649513244629</text:p>
          </table:table-cell>
          <table:table-cell office:value-type="float" office:value="-62.2080345153809" calcext:value-type="float">
            <text:p>-62,2080345153809</text:p>
          </table:table-cell>
          <table:table-cell office:value-type="float" office:value="-62.202262878418" calcext:value-type="float">
            <text:p>-62,202262878418</text:p>
          </table:table-cell>
          <table:table-cell office:value-type="float" office:value="-62.1888084411621" calcext:value-type="float">
            <text:p>-62,1888084411621</text:p>
          </table:table-cell>
          <table:table-cell office:value-type="float" office:value="-62.1987228393555" calcext:value-type="float">
            <text:p>-62,1987228393555</text:p>
          </table:table-cell>
          <table:table-cell office:value-type="float" office:value="-62.187370300293" calcext:value-type="float">
            <text:p>-62,187370300293</text:p>
          </table:table-cell>
          <table:table-cell office:value-type="float" office:value="-62.1892585754395" calcext:value-type="float">
            <text:p>-62,1892585754395</text:p>
          </table:table-cell>
          <table:table-cell office:value-type="float" office:value="-62.2078285217285" calcext:value-type="float">
            <text:p>-62,2078285217285</text:p>
          </table:table-cell>
          <table:table-cell office:value-type="float" office:value="-62.203914642334" calcext:value-type="float">
            <text:p>-62,203914642334</text:p>
          </table:table-cell>
          <table:table-cell office:value-type="float" office:value="-62.1856842041016" calcext:value-type="float">
            <text:p>-62,1856842041016</text:p>
          </table:table-cell>
          <table:table-cell office:value-type="float" office:value="-62.179557800293" calcext:value-type="float">
            <text:p>-62,179557800293</text:p>
          </table:table-cell>
          <table:table-cell office:value-type="float" office:value="-62.1897506713867" calcext:value-type="float">
            <text:p>-62,1897506713867</text:p>
          </table:table-cell>
          <table:table-cell office:value-type="float" office:value="-62.2011947631836" calcext:value-type="float">
            <text:p>-62,2011947631836</text:p>
          </table:table-cell>
          <table:table-cell office:value-type="float" office:value="-62.205810546875" calcext:value-type="float">
            <text:p>-62,205810546875</text:p>
          </table:table-cell>
          <table:table-cell office:value-type="float" office:value="-62.1874504089356" calcext:value-type="float">
            <text:p>-62,1874504089356</text:p>
          </table:table-cell>
          <table:table-cell office:value-type="float" office:value="-62.1900405883789" calcext:value-type="float">
            <text:p>-62,1900405883789</text:p>
          </table:table-cell>
          <table:table-cell office:value-type="float" office:value="-62.1915626525879" calcext:value-type="float">
            <text:p>-62,1915626525879</text:p>
          </table:table-cell>
          <table:table-cell office:value-type="float" office:value="-62.196460723877" calcext:value-type="float">
            <text:p>-62,196460723877</text:p>
          </table:table-cell>
          <table:table-cell office:value-type="float" office:value="-62.1890563964844" calcext:value-type="float">
            <text:p>-62,1890563964844</text:p>
          </table:table-cell>
          <table:table-cell office:value-type="float" office:value="-62.184986114502" calcext:value-type="float">
            <text:p>-62,184986114502</text:p>
          </table:table-cell>
          <table:table-cell office:value-type="float" office:value="-62.2057685852051" calcext:value-type="float">
            <text:p>-62,2057685852051</text:p>
          </table:table-cell>
          <table:table-cell office:value-type="float" office:value="-62.2107963562012" calcext:value-type="float">
            <text:p>-62,2107963562012</text:p>
          </table:table-cell>
          <table:table-cell office:value-type="float" office:value="-62.1936187744141" calcext:value-type="float">
            <text:p>-62,1936187744141</text:p>
          </table:table-cell>
          <table:table-cell office:value-type="float" office:value="-62.1734008789063" calcext:value-type="float">
            <text:p>-62,1734008789063</text:p>
          </table:table-cell>
          <table:table-cell office:value-type="float" office:value="-62.1885643005371" calcext:value-type="float">
            <text:p>-62,1885643005371</text:p>
          </table:table-cell>
          <table:table-cell office:value-type="float" office:value="-62.1977806091309" calcext:value-type="float">
            <text:p>-62,1977806091309</text:p>
          </table:table-cell>
          <table:table-cell office:value-type="float" office:value="-62.2018966674805" calcext:value-type="float">
            <text:p>-62,2018966674805</text:p>
          </table:table-cell>
          <table:table-cell office:value-type="float" office:value="-62.1907424926758" calcext:value-type="float">
            <text:p>-62,1907424926758</text:p>
          </table:table-cell>
          <table:table-cell office:value-type="float" office:value="-62.2146720886231" calcext:value-type="float">
            <text:p>-62,2146720886231</text:p>
          </table:table-cell>
          <table:table-cell office:value-type="float" office:value="-62.1916465759277" calcext:value-type="float">
            <text:p>-62,1916465759277</text:p>
          </table:table-cell>
          <table:table-cell office:value-type="float" office:value="-62.1899604797363" calcext:value-type="float">
            <text:p>-62,1899604797363</text:p>
          </table:table-cell>
          <table:table-cell office:value-type="float" office:value="-62.1975708007813" calcext:value-type="float">
            <text:p>-62,1975708007813</text:p>
          </table:table-cell>
          <table:table-cell office:value-type="float" office:value="-62.2205276489258" calcext:value-type="float">
            <text:p>-62,2205276489258</text:p>
          </table:table-cell>
          <table:table-cell office:value-type="float" office:value="-62.2091064453125" calcext:value-type="float">
            <text:p>-62,2091064453125</text:p>
          </table:table-cell>
          <table:table-cell office:value-type="float" office:value="-62.1865463256836" calcext:value-type="float">
            <text:p>-62,1865463256836</text:p>
          </table:table-cell>
          <table:table-cell office:value-type="float" office:value="-62.2320098876953" calcext:value-type="float">
            <text:p>-62,2320098876953</text:p>
          </table:table-cell>
          <table:table-cell office:value-type="float" office:value="-62.2106323242188" calcext:value-type="float">
            <text:p>-62,2106323242188</text:p>
          </table:table-cell>
          <table:table-cell office:value-type="float" office:value="-62.2056427001953" calcext:value-type="float">
            <text:p>-62,2056427001953</text:p>
          </table:table-cell>
          <table:table-cell office:value-type="float" office:value="-62.2254829406738" calcext:value-type="float">
            <text:p>-62,2254829406738</text:p>
          </table:table-cell>
          <table:table-cell office:value-type="float" office:value="-62.1968307495117" calcext:value-type="float">
            <text:p>-62,1968307495117</text:p>
          </table:table-cell>
          <table:table-cell office:value-type="float" office:value="-62.2147521972656" calcext:value-type="float">
            <text:p>-62,2147521972656</text:p>
          </table:table-cell>
          <table:table-cell office:value-type="float" office:value="-62.2311019897461" calcext:value-type="float">
            <text:p>-62,2311019897461</text:p>
          </table:table-cell>
          <table:table-cell office:value-type="float" office:value="-62.2161979675293" calcext:value-type="float">
            <text:p>-62,2161979675293</text:p>
          </table:table-cell>
          <table:table-cell office:value-type="float" office:value="-62.1919746398926" calcext:value-type="float">
            <text:p>-62,1919746398926</text:p>
          </table:table-cell>
          <table:table-cell office:value-type="float" office:value="-62.2110824584961" calcext:value-type="float">
            <text:p>-62,2110824584961</text:p>
          </table:table-cell>
          <table:table-cell office:value-type="float" office:value="-62.2210273742676" calcext:value-type="float">
            <text:p>-62,2210273742676</text:p>
          </table:table-cell>
          <table:table-cell office:value-type="float" office:value="-62.2142181396484" calcext:value-type="float">
            <text:p>-62,2142181396484</text:p>
          </table:table-cell>
          <table:table-cell office:value-type="float" office:value="-62.2181777954102" calcext:value-type="float">
            <text:p>-62,2181777954102</text:p>
          </table:table-cell>
          <table:table-cell office:value-type="float" office:value="-62.2060127258301" calcext:value-type="float">
            <text:p>-62,2060127258301</text:p>
          </table:table-cell>
          <table:table-cell office:value-type="float" office:value="-62.2286643981934" calcext:value-type="float">
            <text:p>-62,2286643981934</text:p>
          </table:table-cell>
          <table:table-cell office:value-type="float" office:value="-62.2268447875977" calcext:value-type="float">
            <text:p>-62,2268447875977</text:p>
          </table:table-cell>
          <table:table-cell office:value-type="float" office:value="-62.19189453125" calcext:value-type="float">
            <text:p>-62,19189453125</text:p>
          </table:table-cell>
          <table:table-cell office:value-type="float" office:value="-62.208366394043" calcext:value-type="float">
            <text:p>-62,208366394043</text:p>
          </table:table-cell>
          <table:table-cell office:value-type="float" office:value="-62.2085266113281" calcext:value-type="float">
            <text:p>-62,2085266113281</text:p>
          </table:table-cell>
          <table:table-cell office:value-type="float" office:value="-62.2143821716309" calcext:value-type="float">
            <text:p>-62,2143821716309</text:p>
          </table:table-cell>
          <table:table-cell office:value-type="float" office:value="-62.2288703918457" calcext:value-type="float">
            <text:p>-62,2288703918457</text:p>
          </table:table-cell>
          <table:table-cell office:value-type="float" office:value="-62.2121124267578" calcext:value-type="float">
            <text:p>-62,2121124267578</text:p>
          </table:table-cell>
          <table:table-cell office:value-type="float" office:value="-62.2053527832031" calcext:value-type="float">
            <text:p>-62,2053527832031</text:p>
          </table:table-cell>
          <table:table-cell office:value-type="float" office:value="-62.2146301269531" calcext:value-type="float">
            <text:p>-62,2146301269531</text:p>
          </table:table-cell>
          <table:table-cell office:value-type="float" office:value="-62.2435913085938" calcext:value-type="float">
            <text:p>-62,2435913085938</text:p>
          </table:table-cell>
          <table:table-cell office:value-type="float" office:value="-62.2324676513672" calcext:value-type="float">
            <text:p>-62,2324676513672</text:p>
          </table:table-cell>
          <table:table-cell office:value-type="float" office:value="-62.236930847168" calcext:value-type="float">
            <text:p>-62,236930847168</text:p>
          </table:table-cell>
          <table:table-cell office:value-type="float" office:value="-62.2235450744629" calcext:value-type="float">
            <text:p>-62,2235450744629</text:p>
          </table:table-cell>
          <table:table-cell office:value-type="float" office:value="-62.2097244262695" calcext:value-type="float">
            <text:p>-62,2097244262695</text:p>
          </table:table-cell>
          <table:table-cell office:value-type="float" office:value="-62.2273445129395" calcext:value-type="float">
            <text:p>-62,2273445129395</text:p>
          </table:table-cell>
          <table:table-cell office:value-type="float" office:value="-62.2256469726563" calcext:value-type="float">
            <text:p>-62,2256469726563</text:p>
          </table:table-cell>
          <table:table-cell office:value-type="float" office:value="-62.2317619323731" calcext:value-type="float">
            <text:p>-62,2317619323731</text:p>
          </table:table-cell>
          <table:table-cell office:value-type="float" office:value="-62.2351951599121" calcext:value-type="float">
            <text:p>-62,2351951599121</text:p>
          </table:table-cell>
          <table:table-cell office:value-type="float" office:value="-62.238208770752" calcext:value-type="float">
            <text:p>-62,238208770752</text:p>
          </table:table-cell>
          <table:table-cell office:value-type="float" office:value="-62.2360610961914" calcext:value-type="float">
            <text:p>-62,2360610961914</text:p>
          </table:table-cell>
          <table:table-cell office:value-type="float" office:value="-62.2261047363281" calcext:value-type="float">
            <text:p>-62,2261047363281</text:p>
          </table:table-cell>
          <table:table-cell office:value-type="float" office:value="-62.2225914001465" calcext:value-type="float">
            <text:p>-62,2225914001465</text:p>
          </table:table-cell>
          <table:table-cell office:value-type="float" office:value="-62.2188415527344" calcext:value-type="float">
            <text:p>-62,2188415527344</text:p>
          </table:table-cell>
          <table:table-cell office:value-type="float" office:value="-62.2364768981934" calcext:value-type="float">
            <text:p>-62,2364768981934</text:p>
          </table:table-cell>
          <table:table-cell office:value-type="float" office:value="-62.2236289978027" calcext:value-type="float">
            <text:p>-62,2236289978027</text:p>
          </table:table-cell>
          <table:table-cell office:value-type="float" office:value="-62.2580871582031" calcext:value-type="float">
            <text:p>-62,2580871582031</text:p>
          </table:table-cell>
          <table:table-cell office:value-type="float" office:value="-62.2349891662598" calcext:value-type="float">
            <text:p>-62,2349891662598</text:p>
          </table:table-cell>
          <table:table-cell office:value-type="float" office:value="-62.2370948791504" calcext:value-type="float">
            <text:p>-62,2370948791504</text:p>
          </table:table-cell>
          <table:table-cell office:value-type="float" office:value="-62.2480583190918" calcext:value-type="float">
            <text:p>-62,2480583190918</text:p>
          </table:table-cell>
          <table:table-cell office:value-type="float" office:value="-62.2344512939453" calcext:value-type="float">
            <text:p>-62,2344512939453</text:p>
          </table:table-cell>
          <table:table-cell office:value-type="float" office:value="-62.2322578430176" calcext:value-type="float">
            <text:p>-62,2322578430176</text:p>
          </table:table-cell>
          <table:table-cell office:value-type="float" office:value="-62.227840423584" calcext:value-type="float">
            <text:p>-62,227840423584</text:p>
          </table:table-cell>
          <table:table-cell office:value-type="float" office:value="-62.250129699707" calcext:value-type="float">
            <text:p>-62,250129699707</text:p>
          </table:table-cell>
          <table:table-cell office:value-type="float" office:value="-62.2188415527344" calcext:value-type="float">
            <text:p>-62,2188415527344</text:p>
          </table:table-cell>
          <table:table-cell office:value-type="float" office:value="-62.2255668640137" calcext:value-type="float">
            <text:p>-62,2255668640137</text:p>
          </table:table-cell>
          <table:table-cell office:value-type="float" office:value="-62.2476043701172" calcext:value-type="float">
            <text:p>-62,2476043701172</text:p>
          </table:table-cell>
          <table:table-cell office:value-type="float" office:value="-62.2375106811523" calcext:value-type="float">
            <text:p>-62,2375106811523</text:p>
          </table:table-cell>
          <table:table-cell office:value-type="float" office:value="-62.2202377319336" calcext:value-type="float">
            <text:p>-62,2202377319336</text:p>
          </table:table-cell>
          <table:table-cell office:value-type="float" office:value="-62.2394943237305" calcext:value-type="float">
            <text:p>-62,2394943237305</text:p>
          </table:table-cell>
          <table:table-cell office:value-type="float" office:value="-62.2219352722168" calcext:value-type="float">
            <text:p>-62,2219352722168</text:p>
          </table:table-cell>
          <table:table-cell office:value-type="float" office:value="-62.2399520874023" calcext:value-type="float">
            <text:p>-62,2399520874023</text:p>
          </table:table-cell>
          <table:table-cell office:value-type="float" office:value="-62.2588729858398" calcext:value-type="float">
            <text:p>-62,2588729858398</text:p>
          </table:table-cell>
          <table:table-cell office:value-type="float" office:value="-62.2360191345215" calcext:value-type="float">
            <text:p>-62,2360191345215</text:p>
          </table:table-cell>
          <table:table-cell office:value-type="float" office:value="-62.2459106445313" calcext:value-type="float">
            <text:p>-62,2459106445313</text:p>
          </table:table-cell>
          <table:table-cell office:value-type="float" office:value="-62.2561836242676" calcext:value-type="float">
            <text:p>-62,2561836242676</text:p>
          </table:table-cell>
          <table:table-cell office:value-type="float" office:value="-62.2329635620117" calcext:value-type="float">
            <text:p>-62,2329635620117</text:p>
          </table:table-cell>
          <table:table-cell office:value-type="float" office:value="-62.2401161193848" calcext:value-type="float">
            <text:p>-62,2401161193848</text:p>
          </table:table-cell>
          <table:table-cell office:value-type="float" office:value="-62.252986907959" calcext:value-type="float">
            <text:p>-62,252986907959</text:p>
          </table:table-cell>
          <table:table-cell office:value-type="float" office:value="-62.2270126342773" calcext:value-type="float">
            <text:p>-62,2270126342773</text:p>
          </table:table-cell>
          <table:table-cell office:value-type="float" office:value="-62.2360610961914" calcext:value-type="float">
            <text:p>-62,2360610961914</text:p>
          </table:table-cell>
          <table:table-cell office:value-type="float" office:value="-62.2260627746582" calcext:value-type="float">
            <text:p>-62,2260627746582</text:p>
          </table:table-cell>
          <table:table-cell office:value-type="float" office:value="-62.2305641174316" calcext:value-type="float">
            <text:p>-62,2305641174316</text:p>
          </table:table-cell>
          <table:table-cell office:value-type="float" office:value="-62.2340774536133" calcext:value-type="float">
            <text:p>-62,2340774536133</text:p>
          </table:table-cell>
          <table:table-cell office:value-type="float" office:value="-62.1878204345703" calcext:value-type="float">
            <text:p>-62,1878204345703</text:p>
          </table:table-cell>
          <table:table-cell office:value-type="float" office:value="-62.2021827697754" calcext:value-type="float">
            <text:p>-62,2021827697754</text:p>
          </table:table-cell>
          <table:table-cell office:value-type="float" office:value="-62.1804237365723" calcext:value-type="float">
            <text:p>-62,1804237365723</text:p>
          </table:table-cell>
          <table:table-cell office:value-type="float" office:value="-62.1734008789063" calcext:value-type="float">
            <text:p>-62,1734008789063</text:p>
          </table:table-cell>
          <table:table-cell office:value-type="float" office:value="-62.1938705444336" calcext:value-type="float">
            <text:p>-62,1938705444336</text:p>
          </table:table-cell>
          <table:table-cell office:value-type="float" office:value="-62.1860961914063" calcext:value-type="float">
            <text:p>-62,1860961914063</text:p>
          </table:table-cell>
          <table:table-cell office:value-type="float" office:value="-62.188892364502" calcext:value-type="float">
            <text:p>-62,188892364502</text:p>
          </table:table-cell>
          <table:table-cell office:value-type="float" office:value="-62.1990547180176" calcext:value-type="float">
            <text:p>-62,1990547180176</text:p>
          </table:table-cell>
          <table:table-cell office:value-type="float" office:value="-62.1976547241211" calcext:value-type="float">
            <text:p>-62,1976547241211</text:p>
          </table:table-cell>
          <table:table-cell office:value-type="float" office:value="-62.1841239929199" calcext:value-type="float">
            <text:p>-62,1841239929199</text:p>
          </table:table-cell>
          <table:table-cell office:value-type="float" office:value="-62.1896743774414" calcext:value-type="float">
            <text:p>-62,1896743774414</text:p>
          </table:table-cell>
          <table:table-cell office:value-type="float" office:value="-62.1778373718262" calcext:value-type="float">
            <text:p>-62,1778373718262</text:p>
          </table:table-cell>
          <table:table-cell office:value-type="float" office:value="-62.2101783752441" calcext:value-type="float">
            <text:p>-62,2101783752441</text:p>
          </table:table-cell>
          <table:table-cell office:value-type="float" office:value="-62.2086524963379" calcext:value-type="float">
            <text:p>-62,2086524963379</text:p>
          </table:table-cell>
          <table:table-cell office:value-type="float" office:value="-62.2124443054199" calcext:value-type="float">
            <text:p>-62,2124443054199</text:p>
          </table:table-cell>
          <table:table-cell office:value-type="float" office:value="-62.2046546936035" calcext:value-type="float">
            <text:p>-62,2046546936035</text:p>
          </table:table-cell>
          <table:table-cell office:value-type="float" office:value="-62.1962127685547" calcext:value-type="float">
            <text:p>-62,1962127685547</text:p>
          </table:table-cell>
          <table:table-cell office:value-type="float" office:value="-62.1957626342773" calcext:value-type="float">
            <text:p>-62,1957626342773</text:p>
          </table:table-cell>
          <table:table-cell office:value-type="float" office:value="-62.2079086303711" calcext:value-type="float">
            <text:p>-62,2079086303711</text:p>
          </table:table-cell>
          <table:table-cell office:value-type="float" office:value="-62.1960906982422" calcext:value-type="float">
            <text:p>-62,1960906982422</text:p>
          </table:table-cell>
          <table:table-cell office:value-type="float" office:value="-62.1932945251465" calcext:value-type="float">
            <text:p>-62,1932945251465</text:p>
          </table:table-cell>
          <table:table-cell office:value-type="float" office:value="-62.1845321655273" calcext:value-type="float">
            <text:p>-62,1845321655273</text:p>
          </table:table-cell>
          <table:table-cell office:value-type="float" office:value="-62.1878623962402" calcext:value-type="float">
            <text:p>-62,1878623962402</text:p>
          </table:table-cell>
          <table:table-cell office:value-type="float" office:value="-62.1872863769531" calcext:value-type="float">
            <text:p>-62,1872863769531</text:p>
          </table:table-cell>
          <table:table-cell office:value-type="float" office:value="-62.1903305053711" calcext:value-type="float">
            <text:p>-62,1903305053711</text:p>
          </table:table-cell>
          <table:table-cell office:value-type="float" office:value="-62.203914642334" calcext:value-type="float">
            <text:p>-62,203914642334</text:p>
          </table:table-cell>
          <table:table-cell office:value-type="float" office:value="-62.1667098999023" calcext:value-type="float">
            <text:p>-62,1667098999023</text:p>
          </table:table-cell>
          <table:table-cell office:value-type="float" office:value="-62.1650314331055" calcext:value-type="float">
            <text:p>-62,1650314331055</text:p>
          </table:table-cell>
          <table:table-cell office:value-type="float" office:value="-62.1775054931641" calcext:value-type="float">
            <text:p>-62,1775054931641</text:p>
          </table:table-cell>
          <table:table-cell office:value-type="float" office:value="-62.1901664733887" calcext:value-type="float">
            <text:p>-62,1901664733887</text:p>
          </table:table-cell>
          <table:table-cell office:value-type="float" office:value="-62.1735229492188" calcext:value-type="float">
            <text:p>-62,1735229492188</text:p>
          </table:table-cell>
          <table:table-cell office:value-type="float" office:value="-62.1658897399902" calcext:value-type="float">
            <text:p>-62,1658897399902</text:p>
          </table:table-cell>
          <table:table-cell office:value-type="float" office:value="-62.1702384948731" calcext:value-type="float">
            <text:p>-62,1702384948731</text:p>
          </table:table-cell>
          <table:table-cell office:value-type="float" office:value="-62.1761932373047" calcext:value-type="float">
            <text:p>-62,1761932373047</text:p>
          </table:table-cell>
          <table:table-cell office:value-type="float" office:value="-62.1749610900879" calcext:value-type="float">
            <text:p>-62,1749610900879</text:p>
          </table:table-cell>
          <table:table-cell office:value-type="float" office:value="-62.1654396057129" calcext:value-type="float">
            <text:p>-62,1654396057129</text:p>
          </table:table-cell>
          <table:table-cell office:value-type="float" office:value="-62.1795997619629" calcext:value-type="float">
            <text:p>-62,1795997619629</text:p>
          </table:table-cell>
          <table:table-cell office:value-type="float" office:value="-62.1715545654297" calcext:value-type="float">
            <text:p>-62,1715545654297</text:p>
          </table:table-cell>
          <table:table-cell office:value-type="float" office:value="-62.1602745056152" calcext:value-type="float">
            <text:p>-62,1602745056152</text:p>
          </table:table-cell>
          <table:table-cell office:value-type="float" office:value="-62.156177520752" calcext:value-type="float">
            <text:p>-62,156177520752</text:p>
          </table:table-cell>
          <table:table-cell office:value-type="float" office:value="-62.1718864440918" calcext:value-type="float">
            <text:p>-62,1718864440918</text:p>
          </table:table-cell>
          <table:table-cell office:value-type="float" office:value="-62.1774673461914" calcext:value-type="float">
            <text:p>-62,1774673461914</text:p>
          </table:table-cell>
          <table:table-cell office:value-type="float" office:value="-62.1625709533691" calcext:value-type="float">
            <text:p>-62,1625709533691</text:p>
          </table:table-cell>
          <table:table-cell office:value-type="float" office:value="-62.1665496826172" calcext:value-type="float">
            <text:p>-62,1665496826172</text:p>
          </table:table-cell>
          <table:table-cell office:value-type="float" office:value="-62.1580619812012" calcext:value-type="float">
            <text:p>-62,1580619812012</text:p>
          </table:table-cell>
          <table:table-cell office:value-type="float" office:value="-62.1752471923828" calcext:value-type="float">
            <text:p>-62,1752471923828</text:p>
          </table:table-cell>
          <table:table-cell office:value-type="float" office:value="-62.1539268493652" calcext:value-type="float">
            <text:p>-62,1539268493652</text:p>
          </table:table-cell>
          <table:table-cell office:value-type="float" office:value="-62.1654815673828" calcext:value-type="float">
            <text:p>-62,1654815673828</text:p>
          </table:table-cell>
          <table:table-cell office:value-type="float" office:value="-62.181453704834" calcext:value-type="float">
            <text:p>-62,181453704834</text:p>
          </table:table-cell>
          <table:table-cell office:value-type="float" office:value="-62.1860542297363" calcext:value-type="float">
            <text:p>-62,1860542297363</text:p>
          </table:table-cell>
          <table:table-cell office:value-type="float" office:value="-62.1739349365234" calcext:value-type="float">
            <text:p>-62,1739349365234</text:p>
          </table:table-cell>
          <table:table-cell office:value-type="float" office:value="-62.1771774291992" calcext:value-type="float">
            <text:p>-62,1771774291992</text:p>
          </table:table-cell>
          <table:table-cell office:value-type="float" office:value="-62.1758232116699" calcext:value-type="float">
            <text:p>-62,1758232116699</text:p>
          </table:table-cell>
          <table:table-cell office:value-type="float" office:value="-62.1699562072754" calcext:value-type="float">
            <text:p>-62,1699562072754</text:p>
          </table:table-cell>
          <table:table-cell office:value-type="float" office:value="-62.1661415100098" calcext:value-type="float">
            <text:p>-62,1661415100098</text:p>
          </table:table-cell>
          <table:table-cell office:value-type="float" office:value="-62.1532707214356" calcext:value-type="float">
            <text:p>-62,1532707214356</text:p>
          </table:table-cell>
        </table:table-row>
        <table:table-row table:style-name="ro1">
          <table:table-cell office:value-type="float" office:value="-62.328254699707" calcext:value-type="float">
            <text:p>-62,328254699707</text:p>
          </table:table-cell>
          <table:table-cell office:value-type="float" office:value="-62.3459930419922" calcext:value-type="float">
            <text:p>-62,3459930419922</text:p>
          </table:table-cell>
          <table:table-cell office:value-type="float" office:value="-62.3094711303711" calcext:value-type="float">
            <text:p>-62,3094711303711</text:p>
          </table:table-cell>
          <table:table-cell office:value-type="float" office:value="-62.3379135131836" calcext:value-type="float">
            <text:p>-62,3379135131836</text:p>
          </table:table-cell>
          <table:table-cell office:value-type="float" office:value="-62.3320159912109" calcext:value-type="float">
            <text:p>-62,3320159912109</text:p>
          </table:table-cell>
          <table:table-cell office:value-type="float" office:value="-62.3402137756348" calcext:value-type="float">
            <text:p>-62,3402137756348</text:p>
          </table:table-cell>
          <table:table-cell office:value-type="float" office:value="-62.3300552368164" calcext:value-type="float">
            <text:p>-62,3300552368164</text:p>
          </table:table-cell>
          <table:table-cell office:value-type="float" office:value="-62.3280868530273" calcext:value-type="float">
            <text:p>-62,3280868530273</text:p>
          </table:table-cell>
          <table:table-cell office:value-type="float" office:value="-62.318733215332" calcext:value-type="float">
            <text:p>-62,318733215332</text:p>
          </table:table-cell>
          <table:table-cell office:value-type="float" office:value="-62.3278388977051" calcext:value-type="float">
            <text:p>-62,3278388977051</text:p>
          </table:table-cell>
          <table:table-cell office:value-type="float" office:value="-62.3240776062012" calcext:value-type="float">
            <text:p>-62,3240776062012</text:p>
          </table:table-cell>
          <table:table-cell office:value-type="float" office:value="-62.3477058410645" calcext:value-type="float">
            <text:p>-62,3477058410645</text:p>
          </table:table-cell>
          <table:table-cell office:value-type="float" office:value="-62.3359909057617" calcext:value-type="float">
            <text:p>-62,3359909057617</text:p>
          </table:table-cell>
          <table:table-cell office:value-type="float" office:value="-62.3376617431641" calcext:value-type="float">
            <text:p>-62,3376617431641</text:p>
          </table:table-cell>
          <table:table-cell office:value-type="float" office:value="-62.3395881652832" calcext:value-type="float">
            <text:p>-62,3395881652832</text:p>
          </table:table-cell>
          <table:table-cell office:value-type="float" office:value="-62.3181915283203" calcext:value-type="float">
            <text:p>-62,3181915283203</text:p>
          </table:table-cell>
          <table:table-cell office:value-type="float" office:value="-62.3155212402344" calcext:value-type="float">
            <text:p>-62,3155212402344</text:p>
          </table:table-cell>
          <table:table-cell office:value-type="float" office:value="-62.3314323425293" calcext:value-type="float">
            <text:p>-62,3314323425293</text:p>
          </table:table-cell>
          <table:table-cell office:value-type="float" office:value="-62.3339385986328" calcext:value-type="float">
            <text:p>-62,3339385986328</text:p>
          </table:table-cell>
          <table:table-cell office:value-type="float" office:value="-62.3279609680176" calcext:value-type="float">
            <text:p>-62,3279609680176</text:p>
          </table:table-cell>
          <table:table-cell office:value-type="float" office:value="-62.3366584777832" calcext:value-type="float">
            <text:p>-62,3366584777832</text:p>
          </table:table-cell>
          <table:table-cell office:value-type="float" office:value="-62.3100547790527" calcext:value-type="float">
            <text:p>-62,3100547790527</text:p>
          </table:table-cell>
          <table:table-cell office:value-type="float" office:value="-62.3186874389648" calcext:value-type="float">
            <text:p>-62,3186874389648</text:p>
          </table:table-cell>
          <table:table-cell office:value-type="float" office:value="-62.334400177002" calcext:value-type="float">
            <text:p>-62,334400177002</text:p>
          </table:table-cell>
          <table:table-cell office:value-type="float" office:value="-62.3150596618652" calcext:value-type="float">
            <text:p>-62,3150596618652</text:p>
          </table:table-cell>
          <table:table-cell office:value-type="float" office:value="-62.3028030395508" calcext:value-type="float">
            <text:p>-62,3028030395508</text:p>
          </table:table-cell>
          <table:table-cell office:value-type="float" office:value="-62.3196067810059" calcext:value-type="float">
            <text:p>-62,3196067810059</text:p>
          </table:table-cell>
          <table:table-cell office:value-type="float" office:value="-62.3156852722168" calcext:value-type="float">
            <text:p>-62,3156852722168</text:p>
          </table:table-cell>
          <table:table-cell office:value-type="float" office:value="-62.3206100463867" calcext:value-type="float">
            <text:p>-62,3206100463867</text:p>
          </table:table-cell>
          <table:table-cell office:value-type="float" office:value="-62.3354454040527" calcext:value-type="float">
            <text:p>-62,3354454040527</text:p>
          </table:table-cell>
          <table:table-cell office:value-type="float" office:value="-62.3165245056152" calcext:value-type="float">
            <text:p>-62,3165245056152</text:p>
          </table:table-cell>
          <table:table-cell office:value-type="float" office:value="-62.3303871154785" calcext:value-type="float">
            <text:p>-62,3303871154785</text:p>
          </table:table-cell>
          <table:table-cell office:value-type="float" office:value="-62.3224487304688" calcext:value-type="float">
            <text:p>-62,3224487304688</text:p>
          </table:table-cell>
          <table:table-cell office:value-type="float" office:value="-62.3345260620117" calcext:value-type="float">
            <text:p>-62,3345260620117</text:p>
          </table:table-cell>
          <table:table-cell office:value-type="float" office:value="-62.3073844909668" calcext:value-type="float">
            <text:p>-62,3073844909668</text:p>
          </table:table-cell>
          <table:table-cell office:value-type="float" office:value="-62.3195686340332" calcext:value-type="float">
            <text:p>-62,3195686340332</text:p>
          </table:table-cell>
          <table:table-cell office:value-type="float" office:value="-62.3307609558106" calcext:value-type="float">
            <text:p>-62,3307609558106</text:p>
          </table:table-cell>
          <table:table-cell office:value-type="float" office:value="-62.3169364929199" calcext:value-type="float">
            <text:p>-62,3169364929199</text:p>
          </table:table-cell>
          <table:table-cell office:value-type="float" office:value="-62.322696685791" calcext:value-type="float">
            <text:p>-62,322696685791</text:p>
          </table:table-cell>
          <table:table-cell office:value-type="float" office:value="-62.3287582397461" calcext:value-type="float">
            <text:p>-62,3287582397461</text:p>
          </table:table-cell>
          <table:table-cell office:value-type="float" office:value="-62.3300971984863" calcext:value-type="float">
            <text:p>-62,3300971984863</text:p>
          </table:table-cell>
          <table:table-cell office:value-type="float" office:value="-62.3426399230957" calcext:value-type="float">
            <text:p>-62,3426399230957</text:p>
          </table:table-cell>
          <table:table-cell office:value-type="float" office:value="-62.3123893737793" calcext:value-type="float">
            <text:p>-62,3123893737793</text:p>
          </table:table-cell>
          <table:table-cell office:value-type="float" office:value="-62.3277969360352" calcext:value-type="float">
            <text:p>-62,3277969360352</text:p>
          </table:table-cell>
          <table:table-cell office:value-type="float" office:value="-62.3110961914063" calcext:value-type="float">
            <text:p>-62,3110961914063</text:p>
          </table:table-cell>
          <table:table-cell office:value-type="float" office:value="-62.3056793212891" calcext:value-type="float">
            <text:p>-62,3056793212891</text:p>
          </table:table-cell>
          <table:table-cell office:value-type="float" office:value="-62.2947654724121" calcext:value-type="float">
            <text:p>-62,2947654724121</text:p>
          </table:table-cell>
          <table:table-cell office:value-type="float" office:value="-62.312183380127" calcext:value-type="float">
            <text:p>-62,312183380127</text:p>
          </table:table-cell>
          <table:table-cell office:value-type="float" office:value="-62.3397521972656" calcext:value-type="float">
            <text:p>-62,3397521972656</text:p>
          </table:table-cell>
          <table:table-cell office:value-type="float" office:value="-62.329719543457" calcext:value-type="float">
            <text:p>-62,329719543457</text:p>
          </table:table-cell>
          <table:table-cell office:value-type="float" office:value="-62.3211135864258" calcext:value-type="float">
            <text:p>-62,3211135864258</text:p>
          </table:table-cell>
          <table:table-cell office:value-type="float" office:value="-62.3213195800781" calcext:value-type="float">
            <text:p>-62,3213195800781</text:p>
          </table:table-cell>
          <table:table-cell office:value-type="float" office:value="-62.328254699707" calcext:value-type="float">
            <text:p>-62,328254699707</text:p>
          </table:table-cell>
          <table:table-cell office:value-type="float" office:value="-62.3246192932129" calcext:value-type="float">
            <text:p>-62,3246192932129</text:p>
          </table:table-cell>
          <table:table-cell office:value-type="float" office:value="-62.3092613220215" calcext:value-type="float">
            <text:p>-62,3092613220215</text:p>
          </table:table-cell>
          <table:table-cell office:value-type="float" office:value="-62.2989692687988" calcext:value-type="float">
            <text:p>-62,2989692687988</text:p>
          </table:table-cell>
          <table:table-cell office:value-type="float" office:value="-62.3374099731445" calcext:value-type="float">
            <text:p>-62,3374099731445</text:p>
          </table:table-cell>
          <table:table-cell office:value-type="float" office:value="-62.3159790039063" calcext:value-type="float">
            <text:p>-62,3159790039063</text:p>
          </table:table-cell>
          <table:table-cell office:value-type="float" office:value="-62.3140602111816" calcext:value-type="float">
            <text:p>-62,3140602111816</text:p>
          </table:table-cell>
          <table:table-cell office:value-type="float" office:value="-62.3090972900391" calcext:value-type="float">
            <text:p>-62,3090972900391</text:p>
          </table:table-cell>
          <table:table-cell office:value-type="float" office:value="-62.3006362915039" calcext:value-type="float">
            <text:p>-62,3006362915039</text:p>
          </table:table-cell>
          <table:table-cell office:value-type="float" office:value="-62.3010139465332" calcext:value-type="float">
            <text:p>-62,3010139465332</text:p>
          </table:table-cell>
          <table:table-cell office:value-type="float" office:value="-62.3159790039063" calcext:value-type="float">
            <text:p>-62,3159790039063</text:p>
          </table:table-cell>
          <table:table-cell office:value-type="float" office:value="-62.3208236694336" calcext:value-type="float">
            <text:p>-62,3208236694336</text:p>
          </table:table-cell>
          <table:table-cell office:value-type="float" office:value="-62.3146858215332" calcext:value-type="float">
            <text:p>-62,3146858215332</text:p>
          </table:table-cell>
          <table:table-cell office:value-type="float" office:value="-62.327335357666" calcext:value-type="float">
            <text:p>-62,327335357666</text:p>
          </table:table-cell>
          <table:table-cell office:value-type="float" office:value="-62.3015098571777" calcext:value-type="float">
            <text:p>-62,3015098571777</text:p>
          </table:table-cell>
          <table:table-cell office:value-type="float" office:value="-62.3137702941895" calcext:value-type="float">
            <text:p>-62,3137702941895</text:p>
          </table:table-cell>
          <table:table-cell office:value-type="float" office:value="-62.3221969604492" calcext:value-type="float">
            <text:p>-62,3221969604492</text:p>
          </table:table-cell>
          <table:table-cell office:value-type="float" office:value="-62.3123893737793" calcext:value-type="float">
            <text:p>-62,3123893737793</text:p>
          </table:table-cell>
          <table:table-cell office:value-type="float" office:value="-62.3152275085449" calcext:value-type="float">
            <text:p>-62,3152275085449</text:p>
          </table:table-cell>
          <table:table-cell office:value-type="float" office:value="-62.316104888916" calcext:value-type="float">
            <text:p>-62,316104888916</text:p>
          </table:table-cell>
          <table:table-cell office:value-type="float" office:value="-62.3116798400879" calcext:value-type="float">
            <text:p>-62,3116798400879</text:p>
          </table:table-cell>
          <table:table-cell office:value-type="float" office:value="-62.3119735717773" calcext:value-type="float">
            <text:p>-62,3119735717773</text:p>
          </table:table-cell>
          <table:table-cell office:value-type="float" office:value="-62.2873992919922" calcext:value-type="float">
            <text:p>-62,2873992919922</text:p>
          </table:table-cell>
          <table:table-cell office:value-type="float" office:value="-62.2965965270996" calcext:value-type="float">
            <text:p>-62,2965965270996</text:p>
          </table:table-cell>
          <table:table-cell office:value-type="float" office:value="-62.3216133117676" calcext:value-type="float">
            <text:p>-62,3216133117676</text:p>
          </table:table-cell>
          <table:table-cell office:value-type="float" office:value="-62.3045959472656" calcext:value-type="float">
            <text:p>-62,3045959472656</text:p>
          </table:table-cell>
          <table:table-cell office:value-type="float" office:value="-62.335693359375" calcext:value-type="float">
            <text:p>-62,335693359375</text:p>
          </table:table-cell>
          <table:table-cell office:value-type="float" office:value="-62.3184394836426" calcext:value-type="float">
            <text:p>-62,3184394836426</text:p>
          </table:table-cell>
          <table:table-cell office:value-type="float" office:value="-62.3082618713379" calcext:value-type="float">
            <text:p>-62,3082618713379</text:p>
          </table:table-cell>
          <table:table-cell office:value-type="float" office:value="-62.312183380127" calcext:value-type="float">
            <text:p>-62,312183380127</text:p>
          </table:table-cell>
          <table:table-cell office:value-type="float" office:value="-62.2952651977539" calcext:value-type="float">
            <text:p>-62,2952651977539</text:p>
          </table:table-cell>
          <table:table-cell office:value-type="float" office:value="-62.3308906555176" calcext:value-type="float">
            <text:p>-62,3308906555176</text:p>
          </table:table-cell>
          <table:table-cell office:value-type="float" office:value="-62.3045120239258" calcext:value-type="float">
            <text:p>-62,3045120239258</text:p>
          </table:table-cell>
          <table:table-cell office:value-type="float" office:value="-62.2969284057617" calcext:value-type="float">
            <text:p>-62,2969284057617</text:p>
          </table:table-cell>
          <table:table-cell office:value-type="float" office:value="-62.3064308166504" calcext:value-type="float">
            <text:p>-62,3064308166504</text:p>
          </table:table-cell>
          <table:table-cell office:value-type="float" office:value="-62.3039703369141" calcext:value-type="float">
            <text:p>-62,3039703369141</text:p>
          </table:table-cell>
          <table:table-cell office:value-type="float" office:value="-62.3015937805176" calcext:value-type="float">
            <text:p>-62,3015937805176</text:p>
          </table:table-cell>
          <table:table-cell office:value-type="float" office:value="-62.2990531921387" calcext:value-type="float">
            <text:p>-62,2990531921387</text:p>
          </table:table-cell>
          <table:table-cell office:value-type="float" office:value="-62.3242835998535" calcext:value-type="float">
            <text:p>-62,3242835998535</text:p>
          </table:table-cell>
          <table:table-cell office:value-type="float" office:value="-62.3004684448242" calcext:value-type="float">
            <text:p>-62,3004684448242</text:p>
          </table:table-cell>
          <table:table-cell office:value-type="float" office:value="-62.3144760131836" calcext:value-type="float">
            <text:p>-62,3144760131836</text:p>
          </table:table-cell>
          <table:table-cell office:value-type="float" office:value="-62.2836151123047" calcext:value-type="float">
            <text:p>-62,2836151123047</text:p>
          </table:table-cell>
          <table:table-cell office:value-type="float" office:value="-62.3104286193848" calcext:value-type="float">
            <text:p>-62,3104286193848</text:p>
          </table:table-cell>
          <table:table-cell office:value-type="float" office:value="-62.3355293273926" calcext:value-type="float">
            <text:p>-62,3355293273926</text:p>
          </table:table-cell>
          <table:table-cell office:value-type="float" office:value="-62.3214492797852" calcext:value-type="float">
            <text:p>-62,3214492797852</text:p>
          </table:table-cell>
          <table:table-cell office:value-type="float" office:value="-62.329761505127" calcext:value-type="float">
            <text:p>-62,329761505127</text:p>
          </table:table-cell>
          <table:table-cell office:value-type="float" office:value="-62.3334808349609" calcext:value-type="float">
            <text:p>-62,3334808349609</text:p>
          </table:table-cell>
          <table:table-cell office:value-type="float" office:value="-62.3058471679688" calcext:value-type="float">
            <text:p>-62,3058471679688</text:p>
          </table:table-cell>
          <table:table-cell office:value-type="float" office:value="-62.3110160827637" calcext:value-type="float">
            <text:p>-62,3110160827637</text:p>
          </table:table-cell>
          <table:table-cell office:value-type="float" office:value="-62.3048439025879" calcext:value-type="float">
            <text:p>-62,3048439025879</text:p>
          </table:table-cell>
          <table:table-cell office:value-type="float" office:value="-62.3175201416016" calcext:value-type="float">
            <text:p>-62,3175201416016</text:p>
          </table:table-cell>
          <table:table-cell office:value-type="float" office:value="-62.3153495788574" calcext:value-type="float">
            <text:p>-62,3153495788574</text:p>
          </table:table-cell>
          <table:table-cell office:value-type="float" office:value="-62.300178527832" calcext:value-type="float">
            <text:p>-62,300178527832</text:p>
          </table:table-cell>
          <table:table-cell office:value-type="float" office:value="-62.3010520935059" calcext:value-type="float">
            <text:p>-62,3010520935059</text:p>
          </table:table-cell>
          <table:table-cell office:value-type="float" office:value="-62.2916030883789" calcext:value-type="float">
            <text:p>-62,2916030883789</text:p>
          </table:table-cell>
          <table:table-cell office:value-type="float" office:value="-62.3023872375488" calcext:value-type="float">
            <text:p>-62,3023872375488</text:p>
          </table:table-cell>
          <table:table-cell office:value-type="float" office:value="-62.308219909668" calcext:value-type="float">
            <text:p>-62,308219909668</text:p>
          </table:table-cell>
          <table:table-cell office:value-type="float" office:value="-62.3258323669434" calcext:value-type="float">
            <text:p>-62,3258323669434</text:p>
          </table:table-cell>
          <table:table-cell office:value-type="float" office:value="-62.2979316711426" calcext:value-type="float">
            <text:p>-62,2979316711426</text:p>
          </table:table-cell>
          <table:table-cell office:value-type="float" office:value="-62.2891044616699" calcext:value-type="float">
            <text:p>-62,2891044616699</text:p>
          </table:table-cell>
          <table:table-cell office:value-type="float" office:value="-62.2800025939941" calcext:value-type="float">
            <text:p>-62,2800025939941</text:p>
          </table:table-cell>
          <table:table-cell office:value-type="float" office:value="-62.3170204162598" calcext:value-type="float">
            <text:p>-62,3170204162598</text:p>
          </table:table-cell>
          <table:table-cell office:value-type="float" office:value="-62.3114738464356" calcext:value-type="float">
            <text:p>-62,3114738464356</text:p>
          </table:table-cell>
          <table:table-cell office:value-type="float" office:value="-62.3041763305664" calcext:value-type="float">
            <text:p>-62,3041763305664</text:p>
          </table:table-cell>
          <table:table-cell office:value-type="float" office:value="-62.3115158081055" calcext:value-type="float">
            <text:p>-62,3115158081055</text:p>
          </table:table-cell>
          <table:table-cell office:value-type="float" office:value="-62.2983016967773" calcext:value-type="float">
            <text:p>-62,2983016967773</text:p>
          </table:table-cell>
          <table:table-cell office:value-type="float" office:value="-62.3135566711426" calcext:value-type="float">
            <text:p>-62,3135566711426</text:p>
          </table:table-cell>
          <table:table-cell office:value-type="float" office:value="-62.3195686340332" calcext:value-type="float">
            <text:p>-62,3195686340332</text:p>
          </table:table-cell>
          <table:table-cell office:value-type="float" office:value="-62.3161888122559" calcext:value-type="float">
            <text:p>-62,3161888122559</text:p>
          </table:table-cell>
          <table:table-cell office:value-type="float" office:value="-62.3163948059082" calcext:value-type="float">
            <text:p>-62,3163948059082</text:p>
          </table:table-cell>
          <table:table-cell office:value-type="float" office:value="-62.3045539855957" calcext:value-type="float">
            <text:p>-62,3045539855957</text:p>
          </table:table-cell>
          <table:table-cell office:value-type="float" office:value="-62.2853202819824" calcext:value-type="float">
            <text:p>-62,2853202819824</text:p>
          </table:table-cell>
          <table:table-cell office:value-type="float" office:value="-62.3117637634277" calcext:value-type="float">
            <text:p>-62,3117637634277</text:p>
          </table:table-cell>
          <table:table-cell office:value-type="float" office:value="-62.3238296508789" calcext:value-type="float">
            <text:p>-62,3238296508789</text:p>
          </table:table-cell>
          <table:table-cell office:value-type="float" office:value="-62.2774658203125" calcext:value-type="float">
            <text:p>-62,2774658203125</text:p>
          </table:table-cell>
          <table:table-cell office:value-type="float" office:value="-62.3019676208496" calcext:value-type="float">
            <text:p>-62,3019676208496</text:p>
          </table:table-cell>
          <table:table-cell office:value-type="float" office:value="-62.2936820983887" calcext:value-type="float">
            <text:p>-62,2936820983887</text:p>
          </table:table-cell>
          <table:table-cell office:value-type="float" office:value="-62.300594329834" calcext:value-type="float">
            <text:p>-62,300594329834</text:p>
          </table:table-cell>
          <table:table-cell office:value-type="float" office:value="-62.3125190734863" calcext:value-type="float">
            <text:p>-62,3125190734863</text:p>
          </table:table-cell>
          <table:table-cell office:value-type="float" office:value="-62.3175621032715" calcext:value-type="float">
            <text:p>-62,3175621032715</text:p>
          </table:table-cell>
          <table:table-cell office:value-type="float" office:value="-62.3204460144043" calcext:value-type="float">
            <text:p>-62,3204460144043</text:p>
          </table:table-cell>
          <table:table-cell office:value-type="float" office:value="-62.3090133666992" calcext:value-type="float">
            <text:p>-62,3090133666992</text:p>
          </table:table-cell>
          <table:table-cell office:value-type="float" office:value="-62.309139251709" calcext:value-type="float">
            <text:p>-62,309139251709</text:p>
          </table:table-cell>
          <table:table-cell office:value-type="float" office:value="-62.2996788024902" calcext:value-type="float">
            <text:p>-62,2996788024902</text:p>
          </table:table-cell>
          <table:table-cell office:value-type="float" office:value="-62.3104286193848" calcext:value-type="float">
            <text:p>-62,3104286193848</text:p>
          </table:table-cell>
          <table:table-cell office:value-type="float" office:value="-62.30859375" calcext:value-type="float">
            <text:p>-62,30859375</text:p>
          </table:table-cell>
          <table:table-cell office:value-type="float" office:value="-62.307804107666" calcext:value-type="float">
            <text:p>-62,307804107666</text:p>
          </table:table-cell>
          <table:table-cell office:value-type="float" office:value="-62.3244972229004" calcext:value-type="float">
            <text:p>-62,3244972229004</text:p>
          </table:table-cell>
          <table:table-cell office:value-type="float" office:value="-62.3092193603516" calcext:value-type="float">
            <text:p>-62,3092193603516</text:p>
          </table:table-cell>
          <table:table-cell office:value-type="float" office:value="-62.2832450866699" calcext:value-type="float">
            <text:p>-62,2832450866699</text:p>
          </table:table-cell>
          <table:table-cell office:value-type="float" office:value="-62.3019676208496" calcext:value-type="float">
            <text:p>-62,3019676208496</text:p>
          </table:table-cell>
          <table:table-cell office:value-type="float" office:value="-62.3012619018555" calcext:value-type="float">
            <text:p>-62,3012619018555</text:p>
          </table:table-cell>
          <table:table-cell office:value-type="float" office:value="-62.3046760559082" calcext:value-type="float">
            <text:p>-62,3046760559082</text:p>
          </table:table-cell>
          <table:table-cell office:value-type="float" office:value="-62.2992172241211" calcext:value-type="float">
            <text:p>-62,2992172241211</text:p>
          </table:table-cell>
          <table:table-cell office:value-type="float" office:value="-62.3293418884277" calcext:value-type="float">
            <text:p>-62,3293418884277</text:p>
          </table:table-cell>
          <table:table-cell office:value-type="float" office:value="-62.3312225341797" calcext:value-type="float">
            <text:p>-62,3312225341797</text:p>
          </table:table-cell>
          <table:table-cell office:value-type="float" office:value="-62.3101387023926" calcext:value-type="float">
            <text:p>-62,3101387023926</text:p>
          </table:table-cell>
          <table:table-cell office:value-type="float" office:value="-62.3014678955078" calcext:value-type="float">
            <text:p>-62,3014678955078</text:p>
          </table:table-cell>
          <table:table-cell office:value-type="float" office:value="-62.3092193603516" calcext:value-type="float">
            <text:p>-62,3092193603516</text:p>
          </table:table-cell>
          <table:table-cell office:value-type="float" office:value="-62.3240776062012" calcext:value-type="float">
            <text:p>-62,3240776062012</text:p>
          </table:table-cell>
          <table:table-cell office:value-type="float" office:value="-62.317813873291" calcext:value-type="float">
            <text:p>-62,317813873291</text:p>
          </table:table-cell>
          <table:table-cell office:value-type="float" office:value="-62.2995109558106" calcext:value-type="float">
            <text:p>-62,2995109558106</text:p>
          </table:table-cell>
          <table:table-cell office:value-type="float" office:value="-62.3069267272949" calcext:value-type="float">
            <text:p>-62,3069267272949</text:p>
          </table:table-cell>
          <table:table-cell office:value-type="float" office:value="-62.2856941223145" calcext:value-type="float">
            <text:p>-62,2856941223145</text:p>
          </table:table-cell>
          <table:table-cell office:value-type="float" office:value="-62.3109741210938" calcext:value-type="float">
            <text:p>-62,3109741210938</text:p>
          </table:table-cell>
          <table:table-cell office:value-type="float" office:value="-62.319149017334" calcext:value-type="float">
            <text:p>-62,319149017334</text:p>
          </table:table-cell>
          <table:table-cell office:value-type="float" office:value="-62.3212356567383" calcext:value-type="float">
            <text:p>-62,3212356567383</text:p>
          </table:table-cell>
          <table:table-cell office:value-type="float" office:value="-62.304801940918" calcext:value-type="float">
            <text:p>-62,304801940918</text:p>
          </table:table-cell>
          <table:table-cell office:value-type="float" office:value="-62.300220489502" calcext:value-type="float">
            <text:p>-62,300220489502</text:p>
          </table:table-cell>
          <table:table-cell office:value-type="float" office:value="-62.3133506774902" calcext:value-type="float">
            <text:p>-62,3133506774902</text:p>
          </table:table-cell>
          <table:table-cell office:value-type="float" office:value="-62.3216552734375" calcext:value-type="float">
            <text:p>-62,3216552734375</text:p>
          </table:table-cell>
          <table:table-cell office:value-type="float" office:value="-62.3135986328125" calcext:value-type="float">
            <text:p>-62,3135986328125</text:p>
          </table:table-cell>
          <table:table-cell office:value-type="float" office:value="-62.3153953552246" calcext:value-type="float">
            <text:p>-62,3153953552246</text:p>
          </table:table-cell>
          <table:table-cell office:value-type="float" office:value="-62.3074684143066" calcext:value-type="float">
            <text:p>-62,3074684143066</text:p>
          </table:table-cell>
          <table:table-cell office:value-type="float" office:value="-62.3162689208984" calcext:value-type="float">
            <text:p>-62,3162689208984</text:p>
          </table:table-cell>
          <table:table-cell office:value-type="float" office:value="-62.3180236816406" calcext:value-type="float">
            <text:p>-62,3180236816406</text:p>
          </table:table-cell>
          <table:table-cell office:value-type="float" office:value="-62.3078880310059" calcext:value-type="float">
            <text:p>-62,3078880310059</text:p>
          </table:table-cell>
          <table:table-cell office:value-type="float" office:value="-62.3080101013184" calcext:value-type="float">
            <text:p>-62,3080101013184</text:p>
          </table:table-cell>
          <table:table-cell office:value-type="float" office:value="-62.3117218017578" calcext:value-type="float">
            <text:p>-62,3117218017578</text:p>
          </table:table-cell>
          <table:table-cell office:value-type="float" office:value="-62.314266204834" calcext:value-type="float">
            <text:p>-62,314266204834</text:p>
          </table:table-cell>
          <table:table-cell office:value-type="float" office:value="-62.3028411865234" calcext:value-type="float">
            <text:p>-62,3028411865234</text:p>
          </table:table-cell>
          <table:table-cell office:value-type="float" office:value="-62.2939300537109" calcext:value-type="float">
            <text:p>-62,2939300537109</text:p>
          </table:table-cell>
          <table:table-cell office:value-type="float" office:value="-62.3055114746094" calcext:value-type="float">
            <text:p>-62,3055114746094</text:p>
          </table:table-cell>
          <table:table-cell office:value-type="float" office:value="-62.3058853149414" calcext:value-type="float">
            <text:p>-62,3058853149414</text:p>
          </table:table-cell>
          <table:table-cell office:value-type="float" office:value="-62.3013038635254" calcext:value-type="float">
            <text:p>-62,3013038635254</text:p>
          </table:table-cell>
          <table:table-cell office:value-type="float" office:value="-62.3094711303711" calcext:value-type="float">
            <text:p>-62,3094711303711</text:p>
          </table:table-cell>
          <table:table-cell office:value-type="float" office:value="-62.2951393127441" calcext:value-type="float">
            <text:p>-62,2951393127441</text:p>
          </table:table-cell>
          <table:table-cell office:value-type="float" office:value="-62.294807434082" calcext:value-type="float">
            <text:p>-62,294807434082</text:p>
          </table:table-cell>
          <table:table-cell office:value-type="float" office:value="-62.326961517334" calcext:value-type="float">
            <text:p>-62,326961517334</text:p>
          </table:table-cell>
          <table:table-cell office:value-type="float" office:value="-62.2979736328125" calcext:value-type="float">
            <text:p>-62,2979736328125</text:p>
          </table:table-cell>
          <table:table-cell office:value-type="float" office:value="-62.3033866882324" calcext:value-type="float">
            <text:p>-62,3033866882324</text:p>
          </table:table-cell>
          <table:table-cell office:value-type="float" office:value="-62.3010940551758" calcext:value-type="float">
            <text:p>-62,3010940551758</text:p>
          </table:table-cell>
          <table:table-cell office:value-type="float" office:value="-62.3060531616211" calcext:value-type="float">
            <text:p>-62,3060531616211</text:p>
          </table:table-cell>
          <table:table-cell office:value-type="float" office:value="-62.3036804199219" calcext:value-type="float">
            <text:p>-62,3036804199219</text:p>
          </table:table-cell>
          <table:table-cell office:value-type="float" office:value="-62.3145599365234" calcext:value-type="float">
            <text:p>-62,3145599365234</text:p>
          </table:table-cell>
          <table:table-cell office:value-type="float" office:value="-62.3128089904785" calcext:value-type="float">
            <text:p>-62,3128089904785</text:p>
          </table:table-cell>
          <table:table-cell office:value-type="float" office:value="-62.3275871276856" calcext:value-type="float">
            <text:p>-62,3275871276856</text:p>
          </table:table-cell>
          <table:table-cell office:value-type="float" office:value="-62.3169784545898" calcext:value-type="float">
            <text:p>-62,3169784545898</text:p>
          </table:table-cell>
          <table:table-cell office:value-type="float" office:value="-62.2876510620117" calcext:value-type="float">
            <text:p>-62,2876510620117</text:p>
          </table:table-cell>
          <table:table-cell office:value-type="float" office:value="-62.3137283325195" calcext:value-type="float">
            <text:p>-62,3137283325195</text:p>
          </table:table-cell>
          <table:table-cell office:value-type="float" office:value="-62.3050498962402" calcext:value-type="float">
            <text:p>-62,3050498962402</text:p>
          </table:table-cell>
          <table:table-cell office:value-type="float" office:value="-62.3241195678711" calcext:value-type="float">
            <text:p>-62,3241195678711</text:p>
          </table:table-cell>
          <table:table-cell office:value-type="float" office:value="-62.3189849853516" calcext:value-type="float">
            <text:p>-62,3189849853516</text:p>
          </table:table-cell>
          <table:table-cell office:value-type="float" office:value="-62.3000907897949" calcext:value-type="float">
            <text:p>-62,3000907897949</text:p>
          </table:table-cell>
          <table:table-cell office:value-type="float" office:value="-62.3289222717285" calcext:value-type="float">
            <text:p>-62,3289222717285</text:p>
          </table:table-cell>
          <table:table-cell office:value-type="float" office:value="-62.3162307739258" calcext:value-type="float">
            <text:p>-62,3162307739258</text:p>
          </table:table-cell>
          <table:table-cell office:value-type="float" office:value="-62.3243713378906" calcext:value-type="float">
            <text:p>-62,3243713378906</text:p>
          </table:table-cell>
          <table:table-cell office:value-type="float" office:value="-62.3072624206543" calcext:value-type="float">
            <text:p>-62,3072624206543</text:p>
          </table:table-cell>
          <table:table-cell office:value-type="float" office:value="-62.3033027648926" calcext:value-type="float">
            <text:p>-62,3033027648926</text:p>
          </table:table-cell>
          <table:table-cell office:value-type="float" office:value="-62.313850402832" calcext:value-type="float">
            <text:p>-62,313850402832</text:p>
          </table:table-cell>
          <table:table-cell office:value-type="float" office:value="-62.3009719848633" calcext:value-type="float">
            <text:p>-62,3009719848633</text:p>
          </table:table-cell>
          <table:table-cell office:value-type="float" office:value="-62.3208236694336" calcext:value-type="float">
            <text:p>-62,3208236694336</text:p>
          </table:table-cell>
          <table:table-cell office:value-type="float" office:value="-62.3033027648926" calcext:value-type="float">
            <text:p>-62,3033027648926</text:p>
          </table:table-cell>
          <table:table-cell office:value-type="float" office:value="-62.3032188415527" calcext:value-type="float">
            <text:p>-62,3032188415527</text:p>
          </table:table-cell>
          <table:table-cell office:value-type="float" office:value="-62.3271675109863" calcext:value-type="float">
            <text:p>-62,3271675109863</text:p>
          </table:table-cell>
          <table:table-cell office:value-type="float" office:value="-62.2792091369629" calcext:value-type="float">
            <text:p>-62,2792091369629</text:p>
          </table:table-cell>
          <table:table-cell office:value-type="float" office:value="-62.3078880310059" calcext:value-type="float">
            <text:p>-62,3078880310059</text:p>
          </table:table-cell>
          <table:table-cell office:value-type="float" office:value="-62.3111801147461" calcext:value-type="float">
            <text:p>-62,3111801147461</text:p>
          </table:table-cell>
          <table:table-cell office:value-type="float" office:value="-62.3067626953125" calcext:value-type="float">
            <text:p>-62,3067626953125</text:p>
          </table:table-cell>
          <table:table-cell office:value-type="float" office:value="-62.3120994567871" calcext:value-type="float">
            <text:p>-62,3120994567871</text:p>
          </table:table-cell>
          <table:table-cell office:value-type="float" office:value="-62.3000907897949" calcext:value-type="float">
            <text:p>-62,3000907897949</text:p>
          </table:table-cell>
          <table:table-cell office:value-type="float" office:value="-62.3050117492676" calcext:value-type="float">
            <text:p>-62,3050117492676</text:p>
          </table:table-cell>
          <table:table-cell office:value-type="float" office:value="-62.3156051635742" calcext:value-type="float">
            <text:p>-62,3156051635742</text:p>
          </table:table-cell>
          <table:table-cell office:value-type="float" office:value="-62.3096809387207" calcext:value-type="float">
            <text:p>-62,3096809387207</text:p>
          </table:table-cell>
          <table:table-cell office:value-type="float" office:value="-62.3194847106934" calcext:value-type="float">
            <text:p>-62,3194847106934</text:p>
          </table:table-cell>
          <table:table-cell office:value-type="float" office:value="-62.3096389770508" calcext:value-type="float">
            <text:p>-62,3096389770508</text:p>
          </table:table-cell>
          <table:table-cell office:value-type="float" office:value="-62.3141822814941" calcext:value-type="float">
            <text:p>-62,3141822814941</text:p>
          </table:table-cell>
          <table:table-cell office:value-type="float" office:value="-62.2973861694336" calcext:value-type="float">
            <text:p>-62,2973861694336</text:p>
          </table:table-cell>
          <table:table-cell office:value-type="float" office:value="-62.3110160827637" calcext:value-type="float">
            <text:p>-62,3110160827637</text:p>
          </table:table-cell>
          <table:table-cell office:value-type="float" office:value="-62.2857780456543" calcext:value-type="float">
            <text:p>-62,2857780456543</text:p>
          </table:table-cell>
          <table:table-cell office:value-type="float" office:value="-62.3017196655273" calcext:value-type="float">
            <text:p>-62,3017196655273</text:p>
          </table:table-cell>
          <table:table-cell office:value-type="float" office:value="-62.3111801147461" calcext:value-type="float">
            <text:p>-62,3111801147461</text:p>
          </table:table-cell>
          <table:table-cell office:value-type="float" office:value="-62.3133926391602" calcext:value-type="float">
            <text:p>-62,3133926391602</text:p>
          </table:table-cell>
          <table:table-cell office:value-type="float" office:value="-62.298511505127" calcext:value-type="float">
            <text:p>-62,298511505127</text:p>
          </table:table-cell>
          <table:table-cell office:value-type="float" office:value="-62.2934341430664" calcext:value-type="float">
            <text:p>-62,2934341430664</text:p>
          </table:table-cell>
          <table:table-cell office:value-type="float" office:value="-62.2930183410645" calcext:value-type="float">
            <text:p>-62,2930183410645</text:p>
          </table:table-cell>
          <table:table-cell office:value-type="float" office:value="-62.3025131225586" calcext:value-type="float">
            <text:p>-62,3025131225586</text:p>
          </table:table-cell>
          <table:table-cell office:value-type="float" office:value="-62.3139343261719" calcext:value-type="float">
            <text:p>-62,3139343261719</text:p>
          </table:table-cell>
          <table:table-cell office:value-type="float" office:value="-62.3115997314453" calcext:value-type="float">
            <text:p>-62,3115997314453</text:p>
          </table:table-cell>
          <table:table-cell office:value-type="float" office:value="-62.3206939697266" calcext:value-type="float">
            <text:p>-62,3206939697266</text:p>
          </table:table-cell>
          <table:table-cell office:value-type="float" office:value="-62.290397644043" calcext:value-type="float">
            <text:p>-62,290397644043</text:p>
          </table:table-cell>
          <table:table-cell office:value-type="float" office:value="-62.3104286193848" calcext:value-type="float">
            <text:p>-62,3104286193848</text:p>
          </table:table-cell>
          <table:table-cell office:value-type="float" office:value="-62.2956809997559" calcext:value-type="float">
            <text:p>-62,2956809997559</text:p>
          </table:table-cell>
          <table:table-cell office:value-type="float" office:value="-62.3207359313965" calcext:value-type="float">
            <text:p>-62,3207359313965</text:p>
          </table:table-cell>
          <table:table-cell office:value-type="float" office:value="-62.3193588256836" calcext:value-type="float">
            <text:p>-62,3193588256836</text:p>
          </table:table-cell>
          <table:table-cell office:value-type="float" office:value="-62.3109741210938" calcext:value-type="float">
            <text:p>-62,3109741210938</text:p>
          </table:table-cell>
          <table:table-cell office:value-type="float" office:value="-62.3016777038574" calcext:value-type="float">
            <text:p>-62,3016777038574</text:p>
          </table:table-cell>
          <table:table-cell office:value-type="float" office:value="-62.3040924072266" calcext:value-type="float">
            <text:p>-62,3040924072266</text:p>
          </table:table-cell>
          <table:table-cell office:value-type="float" office:value="-62.2908515930176" calcext:value-type="float">
            <text:p>-62,2908515930176</text:p>
          </table:table-cell>
          <table:table-cell office:value-type="float" office:value="-62.2922286987305" calcext:value-type="float">
            <text:p>-62,2922286987305</text:p>
          </table:table-cell>
          <table:table-cell office:value-type="float" office:value="-62.3051376342773" calcext:value-type="float">
            <text:p>-62,3051376342773</text:p>
          </table:table-cell>
          <table:table-cell office:value-type="float" office:value="-62.3141403198242" calcext:value-type="float">
            <text:p>-62,3141403198242</text:p>
          </table:table-cell>
          <table:table-cell office:value-type="float" office:value="-62.3000907897949" calcext:value-type="float">
            <text:p>-62,3000907897949</text:p>
          </table:table-cell>
          <table:table-cell office:value-type="float" office:value="-62.2901458740234" calcext:value-type="float">
            <text:p>-62,2901458740234</text:p>
          </table:table-cell>
          <table:table-cell office:value-type="float" office:value="-62.2931442260742" calcext:value-type="float">
            <text:p>-62,2931442260742</text:p>
          </table:table-cell>
          <table:table-cell office:value-type="float" office:value="-62.3003044128418" calcext:value-type="float">
            <text:p>-62,3003044128418</text:p>
          </table:table-cell>
          <table:table-cell office:value-type="float" office:value="-62.3280029296875" calcext:value-type="float">
            <text:p>-62,3280029296875</text:p>
          </table:table-cell>
          <table:table-cell office:value-type="float" office:value="-62.2879829406738" calcext:value-type="float">
            <text:p>-62,2879829406738</text:p>
          </table:table-cell>
          <table:table-cell office:value-type="float" office:value="-62.3144760131836" calcext:value-type="float">
            <text:p>-62,3144760131836</text:p>
          </table:table-cell>
          <table:table-cell office:value-type="float" office:value="-62.3005104064941" calcext:value-type="float">
            <text:p>-62,3005104064941</text:p>
          </table:table-cell>
          <table:table-cell office:value-type="float" office:value="-62.3098449707031" calcext:value-type="float">
            <text:p>-62,3098449707031</text:p>
          </table:table-cell>
          <table:table-cell office:value-type="float" office:value="-62.2950973510742" calcext:value-type="float">
            <text:p>-62,2950973510742</text:p>
          </table:table-cell>
          <table:table-cell office:value-type="float" office:value="-62.3077621459961" calcext:value-type="float">
            <text:p>-62,3077621459961</text:p>
          </table:table-cell>
          <table:table-cell office:value-type="float" office:value="-62.3102645874023" calcext:value-type="float">
            <text:p>-62,3102645874023</text:p>
          </table:table-cell>
          <table:table-cell office:value-type="float" office:value="-62.3106803894043" calcext:value-type="float">
            <text:p>-62,3106803894043</text:p>
          </table:table-cell>
          <table:table-cell office:value-type="float" office:value="-62.3090553283691" calcext:value-type="float">
            <text:p>-62,3090553283691</text:p>
          </table:table-cell>
          <table:table-cell office:value-type="float" office:value="-62.3171501159668" calcext:value-type="float">
            <text:p>-62,3171501159668</text:p>
          </table:table-cell>
          <table:table-cell office:value-type="float" office:value="-62.2964324951172" calcext:value-type="float">
            <text:p>-62,2964324951172</text:p>
          </table:table-cell>
          <table:table-cell office:value-type="float" office:value="-62.2990112304688" calcext:value-type="float">
            <text:p>-62,2990112304688</text:p>
          </table:table-cell>
          <table:table-cell office:value-type="float" office:value="-62.3103065490723" calcext:value-type="float">
            <text:p>-62,3103065490723</text:p>
          </table:table-cell>
          <table:table-cell office:value-type="float" office:value="-62.2938461303711" calcext:value-type="float">
            <text:p>-62,2938461303711</text:p>
          </table:table-cell>
          <table:table-cell office:value-type="float" office:value="-62.2947235107422" calcext:value-type="float">
            <text:p>-62,2947235107422</text:p>
          </table:table-cell>
          <table:table-cell office:value-type="float" office:value="-62.294849395752" calcext:value-type="float">
            <text:p>-62,294849395752</text:p>
          </table:table-cell>
          <table:table-cell office:value-type="float" office:value="-62.2936820983887" calcext:value-type="float">
            <text:p>-62,2936820983887</text:p>
          </table:table-cell>
          <table:table-cell office:value-type="float" office:value="-62.2842788696289" calcext:value-type="float">
            <text:p>-62,2842788696289</text:p>
          </table:table-cell>
          <table:table-cell office:value-type="float" office:value="-62.3130569458008" calcext:value-type="float">
            <text:p>-62,3130569458008</text:p>
          </table:table-cell>
          <table:table-cell office:value-type="float" office:value="-62.2878570556641" calcext:value-type="float">
            <text:p>-62,2878570556641</text:p>
          </table:table-cell>
          <table:table-cell office:value-type="float" office:value="-62.2983856201172" calcext:value-type="float">
            <text:p>-62,2983856201172</text:p>
          </table:table-cell>
          <table:table-cell office:value-type="float" office:value="-62.3057632446289" calcext:value-type="float">
            <text:p>-62,3057632446289</text:p>
          </table:table-cell>
          <table:table-cell office:value-type="float" office:value="-62.2893104553223" calcext:value-type="float">
            <text:p>-62,2893104553223</text:p>
          </table:table-cell>
          <table:table-cell office:value-type="float" office:value="-62.3057632446289" calcext:value-type="float">
            <text:p>-62,3057632446289</text:p>
          </table:table-cell>
          <table:table-cell office:value-type="float" office:value="-62.3140182495117" calcext:value-type="float">
            <text:p>-62,3140182495117</text:p>
          </table:table-cell>
          <table:table-cell office:value-type="float" office:value="-62.284782409668" calcext:value-type="float">
            <text:p>-62,284782409668</text:p>
          </table:table-cell>
          <table:table-cell office:value-type="float" office:value="-62.3051795959473" calcext:value-type="float">
            <text:p>-62,3051795959473</text:p>
          </table:table-cell>
          <table:table-cell office:value-type="float" office:value="-62.3069686889648" calcext:value-type="float">
            <text:p>-62,3069686889648</text:p>
          </table:table-cell>
          <table:table-cell office:value-type="float" office:value="-62.3022155761719" calcext:value-type="float">
            <text:p>-62,3022155761719</text:p>
          </table:table-cell>
          <table:table-cell office:value-type="float" office:value="-62.2917251586914" calcext:value-type="float">
            <text:p>-62,2917251586914</text:p>
          </table:table-cell>
          <table:table-cell office:value-type="float" office:value="-62.296012878418" calcext:value-type="float">
            <text:p>-62,296012878418</text:p>
          </table:table-cell>
          <table:table-cell office:value-type="float" office:value="-62.3124732971191" calcext:value-type="float">
            <text:p>-62,3124732971191</text:p>
          </table:table-cell>
          <table:table-cell office:value-type="float" office:value="-62.306510925293" calcext:value-type="float">
            <text:p>-62,306510925293</text:p>
          </table:table-cell>
          <table:table-cell office:value-type="float" office:value="-62.3163948059082" calcext:value-type="float">
            <text:p>-62,3163948059082</text:p>
          </table:table-cell>
          <table:table-cell office:value-type="float" office:value="-62.3175201416016" calcext:value-type="float">
            <text:p>-62,3175201416016</text:p>
          </table:table-cell>
          <table:table-cell office:value-type="float" office:value="-62.3034248352051" calcext:value-type="float">
            <text:p>-62,3034248352051</text:p>
          </table:table-cell>
          <table:table-cell office:value-type="float" office:value="-62.3156433105469" calcext:value-type="float">
            <text:p>-62,3156433105469</text:p>
          </table:table-cell>
          <table:table-cell office:value-type="float" office:value="-62.2948913574219" calcext:value-type="float">
            <text:p>-62,2948913574219</text:p>
          </table:table-cell>
          <table:table-cell office:value-type="float" office:value="-62.2894401550293" calcext:value-type="float">
            <text:p>-62,2894401550293</text:p>
          </table:table-cell>
          <table:table-cell office:value-type="float" office:value="-62.3028411865234" calcext:value-type="float">
            <text:p>-62,3028411865234</text:p>
          </table:table-cell>
          <table:table-cell office:value-type="float" office:value="-62.311222076416" calcext:value-type="float">
            <text:p>-62,311222076416</text:p>
          </table:table-cell>
          <table:table-cell office:value-type="float" office:value="-62.2903099060059" calcext:value-type="float">
            <text:p>-62,2903099060059</text:p>
          </table:table-cell>
          <table:table-cell office:value-type="float" office:value="-62.2889404296875" calcext:value-type="float">
            <text:p>-62,2889404296875</text:p>
          </table:table-cell>
          <table:table-cell office:value-type="float" office:value="-62.3159790039063" calcext:value-type="float">
            <text:p>-62,3159790039063</text:p>
          </table:table-cell>
          <table:table-cell office:value-type="float" office:value="-62.3109321594238" calcext:value-type="float">
            <text:p>-62,3109321594238</text:p>
          </table:table-cell>
          <table:table-cell office:value-type="float" office:value="-62.2904777526856" calcext:value-type="float">
            <text:p>-62,2904777526856</text:p>
          </table:table-cell>
          <table:table-cell office:value-type="float" office:value="-62.2969703674316" calcext:value-type="float">
            <text:p>-62,2969703674316</text:p>
          </table:table-cell>
          <table:table-cell office:value-type="float" office:value="-62.2950973510742" calcext:value-type="float">
            <text:p>-62,2950973510742</text:p>
          </table:table-cell>
          <table:table-cell office:value-type="float" office:value="-62.3077621459961" calcext:value-type="float">
            <text:p>-62,3077621459961</text:p>
          </table:table-cell>
          <table:table-cell office:value-type="float" office:value="-62.307056427002" calcext:value-type="float">
            <text:p>-62,307056427002</text:p>
          </table:table-cell>
          <table:table-cell office:value-type="float" office:value="-62.32177734375" calcext:value-type="float">
            <text:p>-62,32177734375</text:p>
          </table:table-cell>
          <table:table-cell office:value-type="float" office:value="-62.2941818237305" calcext:value-type="float">
            <text:p>-62,2941818237305</text:p>
          </table:table-cell>
          <table:table-cell office:value-type="float" office:value="-62.3244552612305" calcext:value-type="float">
            <text:p>-62,3244552612305</text:p>
          </table:table-cell>
          <table:table-cell office:value-type="float" office:value="-62.2940979003906" calcext:value-type="float">
            <text:p>-62,2940979003906</text:p>
          </table:table-cell>
          <table:table-cell office:value-type="float" office:value="-62.2968444824219" calcext:value-type="float">
            <text:p>-62,2968444824219</text:p>
          </table:table-cell>
          <table:table-cell office:value-type="float" office:value="-62.3024711608887" calcext:value-type="float">
            <text:p>-62,3024711608887</text:p>
          </table:table-cell>
          <table:table-cell office:value-type="float" office:value="-62.3136863708496" calcext:value-type="float">
            <text:p>-62,3136863708496</text:p>
          </table:table-cell>
          <table:table-cell office:value-type="float" office:value="-62.3151016235352" calcext:value-type="float">
            <text:p>-62,3151016235352</text:p>
          </table:table-cell>
          <table:table-cell office:value-type="float" office:value="-62.2989692687988" calcext:value-type="float">
            <text:p>-62,2989692687988</text:p>
          </table:table-cell>
          <table:table-cell office:value-type="float" office:value="-62.2871894836426" calcext:value-type="float">
            <text:p>-62,2871894836426</text:p>
          </table:table-cell>
          <table:table-cell office:value-type="float" office:value="-62.312931060791" calcext:value-type="float">
            <text:p>-62,312931060791</text:p>
          </table:table-cell>
          <table:table-cell office:value-type="float" office:value="-62.3080520629883" calcext:value-type="float">
            <text:p>-62,3080520629883</text:p>
          </table:table-cell>
          <table:table-cell office:value-type="float" office:value="-62.304386138916" calcext:value-type="float">
            <text:p>-62,304386138916</text:p>
          </table:table-cell>
          <table:table-cell office:value-type="float" office:value="-62.3040924072266" calcext:value-type="float">
            <text:p>-62,3040924072266</text:p>
          </table:table-cell>
          <table:table-cell office:value-type="float" office:value="-62.3079719543457" calcext:value-type="float">
            <text:p>-62,3079719543457</text:p>
          </table:table-cell>
          <table:table-cell office:value-type="float" office:value="-62.317440032959" calcext:value-type="float">
            <text:p>-62,317440032959</text:p>
          </table:table-cell>
          <table:table-cell office:value-type="float" office:value="-62.3105125427246" calcext:value-type="float">
            <text:p>-62,3105125427246</text:p>
          </table:table-cell>
          <table:table-cell office:value-type="float" office:value="-62.3154373168945" calcext:value-type="float">
            <text:p>-62,3154373168945</text:p>
          </table:table-cell>
          <table:table-cell office:value-type="float" office:value="-62.2936401367188" calcext:value-type="float">
            <text:p>-62,2936401367188</text:p>
          </table:table-cell>
          <table:table-cell office:value-type="float" office:value="-62.2920150756836" calcext:value-type="float">
            <text:p>-62,2920150756836</text:p>
          </table:table-cell>
          <table:table-cell office:value-type="float" office:value="-62.2971343994141" calcext:value-type="float">
            <text:p>-62,2971343994141</text:p>
          </table:table-cell>
          <table:table-cell office:value-type="float" office:value="-62.2796249389648" calcext:value-type="float">
            <text:p>-62,2796249389648</text:p>
          </table:table-cell>
          <table:table-cell office:value-type="float" office:value="-62.2963485717773" calcext:value-type="float">
            <text:p>-62,2963485717773</text:p>
          </table:table-cell>
          <table:table-cell office:value-type="float" office:value="-62.3056793212891" calcext:value-type="float">
            <text:p>-62,3056793212891</text:p>
          </table:table-cell>
          <table:table-cell office:value-type="float" office:value="-62.3189430236816" calcext:value-type="float">
            <text:p>-62,3189430236816</text:p>
          </table:table-cell>
          <table:table-cell office:value-type="float" office:value="-62.3049278259277" calcext:value-type="float">
            <text:p>-62,3049278259277</text:p>
          </table:table-cell>
          <table:table-cell office:value-type="float" office:value="-62.305549621582" calcext:value-type="float">
            <text:p>-62,305549621582</text:p>
          </table:table-cell>
          <table:table-cell office:value-type="float" office:value="-62.2983016967773" calcext:value-type="float">
            <text:p>-62,2983016967773</text:p>
          </table:table-cell>
          <table:table-cell office:value-type="float" office:value="-62.2966384887695" calcext:value-type="float">
            <text:p>-62,2966384887695</text:p>
          </table:table-cell>
          <table:table-cell office:value-type="float" office:value="-62.2987632751465" calcext:value-type="float">
            <text:p>-62,2987632751465</text:p>
          </table:table-cell>
          <table:table-cell office:value-type="float" office:value="-62.3135566711426" calcext:value-type="float">
            <text:p>-62,3135566711426</text:p>
          </table:table-cell>
          <table:table-cell office:value-type="float" office:value="-62.3193588256836" calcext:value-type="float">
            <text:p>-62,3193588256836</text:p>
          </table:table-cell>
          <table:table-cell office:value-type="float" office:value="-62.3088035583496" calcext:value-type="float">
            <text:p>-62,3088035583496</text:p>
          </table:table-cell>
          <table:table-cell office:value-type="float" office:value="-62.3234519958496" calcext:value-type="float">
            <text:p>-62,3234519958496</text:p>
          </table:table-cell>
          <table:table-cell office:value-type="float" office:value="-62.3312644958496" calcext:value-type="float">
            <text:p>-62,3312644958496</text:p>
          </table:table-cell>
          <table:table-cell office:value-type="float" office:value="-62.3152694702148" calcext:value-type="float">
            <text:p>-62,3152694702148</text:p>
          </table:table-cell>
          <table:table-cell office:value-type="float" office:value="-62.3042182922363" calcext:value-type="float">
            <text:p>-62,3042182922363</text:p>
          </table:table-cell>
          <table:table-cell office:value-type="float" office:value="-62.3028411865234" calcext:value-type="float">
            <text:p>-62,3028411865234</text:p>
          </table:table-cell>
          <table:table-cell office:value-type="float" office:value="-62.2823295593262" calcext:value-type="float">
            <text:p>-62,2823295593262</text:p>
          </table:table-cell>
          <table:table-cell office:value-type="float" office:value="-62.3046760559082" calcext:value-type="float">
            <text:p>-62,3046760559082</text:p>
          </table:table-cell>
          <table:table-cell office:value-type="float" office:value="-62.3106803894043" calcext:value-type="float">
            <text:p>-62,3106803894043</text:p>
          </table:table-cell>
          <table:table-cell office:value-type="float" office:value="-62.3221969604492" calcext:value-type="float">
            <text:p>-62,3221969604492</text:p>
          </table:table-cell>
          <table:table-cell office:value-type="float" office:value="-62.3186874389648" calcext:value-type="float">
            <text:p>-62,3186874389648</text:p>
          </table:table-cell>
          <table:table-cell office:value-type="float" office:value="-62.3003883361816" calcext:value-type="float">
            <text:p>-62,3003883361816</text:p>
          </table:table-cell>
          <table:table-cell office:value-type="float" office:value="-62.3115577697754" calcext:value-type="float">
            <text:p>-62,3115577697754</text:p>
          </table:table-cell>
          <table:table-cell office:value-type="float" office:value="-62.3266677856445" calcext:value-type="float">
            <text:p>-62,3266677856445</text:p>
          </table:table-cell>
          <table:table-cell office:value-type="float" office:value="-62.3152275085449" calcext:value-type="float">
            <text:p>-62,3152275085449</text:p>
          </table:table-cell>
          <table:table-cell office:value-type="float" office:value="-62.3075103759766" calcext:value-type="float">
            <text:p>-62,3075103759766</text:p>
          </table:table-cell>
          <table:table-cell office:value-type="float" office:value="-62.3153495788574" calcext:value-type="float">
            <text:p>-62,3153495788574</text:p>
          </table:table-cell>
          <table:table-cell office:value-type="float" office:value="-62.325080871582" calcext:value-type="float">
            <text:p>-62,325080871582</text:p>
          </table:table-cell>
          <table:table-cell office:value-type="float" office:value="-62.2954292297363" calcext:value-type="float">
            <text:p>-62,2954292297363</text:p>
          </table:table-cell>
          <table:table-cell office:value-type="float" office:value="-62.3470802307129" calcext:value-type="float">
            <text:p>-62,3470802307129</text:p>
          </table:table-cell>
          <table:table-cell office:value-type="float" office:value="-62.3467445373535" calcext:value-type="float">
            <text:p>-62,3467445373535</text:p>
          </table:table-cell>
          <table:table-cell office:value-type="float" office:value="-62.3369483947754" calcext:value-type="float">
            <text:p>-62,3369483947754</text:p>
          </table:table-cell>
          <table:table-cell office:value-type="float" office:value="-62.3582267761231" calcext:value-type="float">
            <text:p>-62,3582267761231</text:p>
          </table:table-cell>
          <table:table-cell office:value-type="float" office:value="-62.3428115844727" calcext:value-type="float">
            <text:p>-62,3428115844727</text:p>
          </table:table-cell>
          <table:table-cell office:value-type="float" office:value="-62.3409690856934" calcext:value-type="float">
            <text:p>-62,3409690856934</text:p>
          </table:table-cell>
          <table:table-cell office:value-type="float" office:value="-62.3575134277344" calcext:value-type="float">
            <text:p>-62,3575134277344</text:p>
          </table:table-cell>
          <table:table-cell office:value-type="float" office:value="-62.3425178527832" calcext:value-type="float">
            <text:p>-62,3425178527832</text:p>
          </table:table-cell>
          <table:table-cell office:value-type="float" office:value="-62.3437728881836" calcext:value-type="float">
            <text:p>-62,3437728881836</text:p>
          </table:table-cell>
          <table:table-cell office:value-type="float" office:value="-62.3448181152344" calcext:value-type="float">
            <text:p>-62,3448181152344</text:p>
          </table:table-cell>
          <table:table-cell office:value-type="float" office:value="-62.3437309265137" calcext:value-type="float">
            <text:p>-62,3437309265137</text:p>
          </table:table-cell>
          <table:table-cell office:value-type="float" office:value="-62.3319358825684" calcext:value-type="float">
            <text:p>-62,3319358825684</text:p>
          </table:table-cell>
          <table:table-cell office:value-type="float" office:value="-62.3372459411621" calcext:value-type="float">
            <text:p>-62,3372459411621</text:p>
          </table:table-cell>
          <table:table-cell office:value-type="float" office:value="-62.3263359069824" calcext:value-type="float">
            <text:p>-62,3263359069824</text:p>
          </table:table-cell>
          <table:table-cell office:value-type="float" office:value="-62.352481842041" calcext:value-type="float">
            <text:p>-62,352481842041</text:p>
          </table:table-cell>
          <table:table-cell office:value-type="float" office:value="-62.3495483398438" calcext:value-type="float">
            <text:p>-62,3495483398438</text:p>
          </table:table-cell>
          <table:table-cell office:value-type="float" office:value="-62.3487548828125" calcext:value-type="float">
            <text:p>-62,3487548828125</text:p>
          </table:table-cell>
          <table:table-cell office:value-type="float" office:value="-62.3620872497559" calcext:value-type="float">
            <text:p>-62,3620872497559</text:p>
          </table:table-cell>
          <table:table-cell office:value-type="float" office:value="-62.3346939086914" calcext:value-type="float">
            <text:p>-62,3346939086914</text:p>
          </table:table-cell>
          <table:table-cell office:value-type="float" office:value="-62.3538665771484" calcext:value-type="float">
            <text:p>-62,3538665771484</text:p>
          </table:table-cell>
          <table:table-cell office:value-type="float" office:value="-62.3711090087891" calcext:value-type="float">
            <text:p>-62,3711090087891</text:p>
          </table:table-cell>
          <table:table-cell office:value-type="float" office:value="-62.3476219177246" calcext:value-type="float">
            <text:p>-62,3476219177246</text:p>
          </table:table-cell>
          <table:table-cell office:value-type="float" office:value="-62.3664932250977" calcext:value-type="float">
            <text:p>-62,3664932250977</text:p>
          </table:table-cell>
          <table:table-cell office:value-type="float" office:value="-62.3379974365234" calcext:value-type="float">
            <text:p>-62,3379974365234</text:p>
          </table:table-cell>
          <table:table-cell office:value-type="float" office:value="-62.3423042297363" calcext:value-type="float">
            <text:p>-62,3423042297363</text:p>
          </table:table-cell>
          <table:table-cell office:value-type="float" office:value="-62.3619575500488" calcext:value-type="float">
            <text:p>-62,3619575500488</text:p>
          </table:table-cell>
          <table:table-cell office:value-type="float" office:value="-62.3661117553711" calcext:value-type="float">
            <text:p>-62,3661117553711</text:p>
          </table:table-cell>
          <table:table-cell office:value-type="float" office:value="-62.3520202636719" calcext:value-type="float">
            <text:p>-62,3520202636719</text:p>
          </table:table-cell>
          <table:table-cell office:value-type="float" office:value="-62.3599433898926" calcext:value-type="float">
            <text:p>-62,3599433898926</text:p>
          </table:table-cell>
          <table:table-cell office:value-type="float" office:value="-62.3704376220703" calcext:value-type="float">
            <text:p>-62,3704376220703</text:p>
          </table:table-cell>
          <table:table-cell office:value-type="float" office:value="-62.3665351867676" calcext:value-type="float">
            <text:p>-62,3665351867676</text:p>
          </table:table-cell>
          <table:table-cell office:value-type="float" office:value="-62.3472862243652" calcext:value-type="float">
            <text:p>-62,3472862243652</text:p>
          </table:table-cell>
          <table:table-cell office:value-type="float" office:value="-62.3657760620117" calcext:value-type="float">
            <text:p>-62,3657760620117</text:p>
          </table:table-cell>
          <table:table-cell office:value-type="float" office:value="-62.361457824707" calcext:value-type="float">
            <text:p>-62,361457824707</text:p>
          </table:table-cell>
          <table:table-cell office:value-type="float" office:value="-62.3696823120117" calcext:value-type="float">
            <text:p>-62,3696823120117</text:p>
          </table:table-cell>
          <table:table-cell office:value-type="float" office:value="-62.3619155883789" calcext:value-type="float">
            <text:p>-62,3619155883789</text:p>
          </table:table-cell>
          <table:table-cell office:value-type="float" office:value="-62.3540763854981" calcext:value-type="float">
            <text:p>-62,3540763854981</text:p>
          </table:table-cell>
          <table:table-cell office:value-type="float" office:value="-62.3506813049316" calcext:value-type="float">
            <text:p>-62,3506813049316</text:p>
          </table:table-cell>
          <table:table-cell office:value-type="float" office:value="-62.3654823303223" calcext:value-type="float">
            <text:p>-62,3654823303223</text:p>
          </table:table-cell>
          <table:table-cell office:value-type="float" office:value="-62.3669128417969" calcext:value-type="float">
            <text:p>-62,3669128417969</text:p>
          </table:table-cell>
          <table:table-cell office:value-type="float" office:value="-62.3613700866699" calcext:value-type="float">
            <text:p>-62,3613700866699</text:p>
          </table:table-cell>
          <table:table-cell office:value-type="float" office:value="-62.355583190918" calcext:value-type="float">
            <text:p>-62,355583190918</text:p>
          </table:table-cell>
          <table:table-cell office:value-type="float" office:value="-62.3538665771484" calcext:value-type="float">
            <text:p>-62,3538665771484</text:p>
          </table:table-cell>
          <table:table-cell office:value-type="float" office:value="-62.3632583618164" calcext:value-type="float">
            <text:p>-62,3632583618164</text:p>
          </table:table-cell>
          <table:table-cell office:value-type="float" office:value="-62.3633460998535" calcext:value-type="float">
            <text:p>-62,3633460998535</text:p>
          </table:table-cell>
          <table:table-cell office:value-type="float" office:value="-62.3591499328613" calcext:value-type="float">
            <text:p>-62,3591499328613</text:p>
          </table:table-cell>
          <table:table-cell office:value-type="float" office:value="-62.3723258972168" calcext:value-type="float">
            <text:p>-62,3723258972168</text:p>
          </table:table-cell>
          <table:table-cell office:value-type="float" office:value="-62.3745956420898" calcext:value-type="float">
            <text:p>-62,3745956420898</text:p>
          </table:table-cell>
          <table:table-cell office:value-type="float" office:value="-62.3483772277832" calcext:value-type="float">
            <text:p>-62,3483772277832</text:p>
          </table:table-cell>
          <table:table-cell office:value-type="float" office:value="-62.3368682861328" calcext:value-type="float">
            <text:p>-62,3368682861328</text:p>
          </table:table-cell>
        </table:table-row>
        <table:table-row table:style-name="ro1">
          <table:table-cell office:value-type="float" office:value="-62.41552734375" calcext:value-type="float">
            <text:p>-62,41552734375</text:p>
          </table:table-cell>
          <table:table-cell office:value-type="float" office:value="-62.4046859741211" calcext:value-type="float">
            <text:p>-62,4046859741211</text:p>
          </table:table-cell>
          <table:table-cell office:value-type="float" office:value="-62.423885345459" calcext:value-type="float">
            <text:p>-62,423885345459</text:p>
          </table:table-cell>
          <table:table-cell office:value-type="float" office:value="-62.4128684997559" calcext:value-type="float">
            <text:p>-62,4128684997559</text:p>
          </table:table-cell>
          <table:table-cell office:value-type="float" office:value="-62.4280281066895" calcext:value-type="float">
            <text:p>-62,4280281066895</text:p>
          </table:table-cell>
          <table:table-cell office:value-type="float" office:value="-62.4267997741699" calcext:value-type="float">
            <text:p>-62,4267997741699</text:p>
          </table:table-cell>
          <table:table-cell office:value-type="float" office:value="-62.4138793945313" calcext:value-type="float">
            <text:p>-62,4138793945313</text:p>
          </table:table-cell>
          <table:table-cell office:value-type="float" office:value="-62.4276466369629" calcext:value-type="float">
            <text:p>-62,4276466369629</text:p>
          </table:table-cell>
          <table:table-cell office:value-type="float" office:value="-62.4208450317383" calcext:value-type="float">
            <text:p>-62,4208450317383</text:p>
          </table:table-cell>
          <table:table-cell office:value-type="float" office:value="-62.4113883972168" calcext:value-type="float">
            <text:p>-62,4113883972168</text:p>
          </table:table-cell>
          <table:table-cell office:value-type="float" office:value="-62.4195365905762" calcext:value-type="float">
            <text:p>-62,4195365905762</text:p>
          </table:table-cell>
          <table:table-cell office:value-type="float" office:value="-62.4257469177246" calcext:value-type="float">
            <text:p>-62,4257469177246</text:p>
          </table:table-cell>
          <table:table-cell office:value-type="float" office:value="-62.4189453125" calcext:value-type="float">
            <text:p>-62,4189453125</text:p>
          </table:table-cell>
          <table:table-cell office:value-type="float" office:value="-62.4339027404785" calcext:value-type="float">
            <text:p>-62,4339027404785</text:p>
          </table:table-cell>
          <table:table-cell office:value-type="float" office:value="-62.4229583740234" calcext:value-type="float">
            <text:p>-62,4229583740234</text:p>
          </table:table-cell>
          <table:table-cell office:value-type="float" office:value="-62.4121932983398" calcext:value-type="float">
            <text:p>-62,4121932983398</text:p>
          </table:table-cell>
          <table:table-cell office:value-type="float" office:value="-62.4059066772461" calcext:value-type="float">
            <text:p>-62,4059066772461</text:p>
          </table:table-cell>
          <table:table-cell office:value-type="float" office:value="-62.4107131958008" calcext:value-type="float">
            <text:p>-62,4107131958008</text:p>
          </table:table-cell>
          <table:table-cell office:value-type="float" office:value="-62.4110069274902" calcext:value-type="float">
            <text:p>-62,4110069274902</text:p>
          </table:table-cell>
          <table:table-cell office:value-type="float" office:value="-62.4328880310059" calcext:value-type="float">
            <text:p>-62,4328880310059</text:p>
          </table:table-cell>
          <table:table-cell office:value-type="float" office:value="-62.4404220581055" calcext:value-type="float">
            <text:p>-62,4404220581055</text:p>
          </table:table-cell>
          <table:table-cell office:value-type="float" office:value="-62.4052772521973" calcext:value-type="float">
            <text:p>-62,4052772521973</text:p>
          </table:table-cell>
          <table:table-cell office:value-type="float" office:value="-62.4205932617188" calcext:value-type="float">
            <text:p>-62,4205932617188</text:p>
          </table:table-cell>
          <table:table-cell office:value-type="float" office:value="-62.4191970825195" calcext:value-type="float">
            <text:p>-62,4191970825195</text:p>
          </table:table-cell>
          <table:table-cell office:value-type="float" office:value="-62.4229164123535" calcext:value-type="float">
            <text:p>-62,4229164123535</text:p>
          </table:table-cell>
          <table:table-cell office:value-type="float" office:value="-62.4352188110352" calcext:value-type="float">
            <text:p>-62,4352188110352</text:p>
          </table:table-cell>
          <table:table-cell office:value-type="float" office:value="-62.423885345459" calcext:value-type="float">
            <text:p>-62,423885345459</text:p>
          </table:table-cell>
          <table:table-cell office:value-type="float" office:value="-62.4268455505371" calcext:value-type="float">
            <text:p>-62,4268455505371</text:p>
          </table:table-cell>
          <table:table-cell office:value-type="float" office:value="-62.4129524230957" calcext:value-type="float">
            <text:p>-62,4129524230957</text:p>
          </table:table-cell>
          <table:table-cell office:value-type="float" office:value="-62.4233818054199" calcext:value-type="float">
            <text:p>-62,4233818054199</text:p>
          </table:table-cell>
          <table:table-cell office:value-type="float" office:value="-62.416202545166" calcext:value-type="float">
            <text:p>-62,416202545166</text:p>
          </table:table-cell>
          <table:table-cell office:value-type="float" office:value="-62.4150161743164" calcext:value-type="float">
            <text:p>-62,4150161743164</text:p>
          </table:table-cell>
          <table:table-cell office:value-type="float" office:value="-62.4133338928223" calcext:value-type="float">
            <text:p>-62,4133338928223</text:p>
          </table:table-cell>
          <table:table-cell office:value-type="float" office:value="-62.4164123535156" calcext:value-type="float">
            <text:p>-62,4164123535156</text:p>
          </table:table-cell>
          <table:table-cell office:value-type="float" office:value="-62.4018592834473" calcext:value-type="float">
            <text:p>-62,4018592834473</text:p>
          </table:table-cell>
          <table:table-cell office:value-type="float" office:value="-62.4089012145996" calcext:value-type="float">
            <text:p>-62,4089012145996</text:p>
          </table:table-cell>
          <table:table-cell office:value-type="float" office:value="-62.3974380493164" calcext:value-type="float">
            <text:p>-62,3974380493164</text:p>
          </table:table-cell>
          <table:table-cell office:value-type="float" office:value="-62.4019012451172" calcext:value-type="float">
            <text:p>-62,4019012451172</text:p>
          </table:table-cell>
          <table:table-cell office:value-type="float" office:value="-62.4065399169922" calcext:value-type="float">
            <text:p>-62,4065399169922</text:p>
          </table:table-cell>
          <table:table-cell office:value-type="float" office:value="-62.4258308410645" calcext:value-type="float">
            <text:p>-62,4258308410645</text:p>
          </table:table-cell>
          <table:table-cell office:value-type="float" office:value="-62.4204216003418" calcext:value-type="float">
            <text:p>-62,4204216003418</text:p>
          </table:table-cell>
          <table:table-cell office:value-type="float" office:value="-62.4102516174316" calcext:value-type="float">
            <text:p>-62,4102516174316</text:p>
          </table:table-cell>
          <table:table-cell office:value-type="float" office:value="-62.4032096862793" calcext:value-type="float">
            <text:p>-62,4032096862793</text:p>
          </table:table-cell>
          <table:table-cell office:value-type="float" office:value="-62.3900680541992" calcext:value-type="float">
            <text:p>-62,3900680541992</text:p>
          </table:table-cell>
          <table:table-cell office:value-type="float" office:value="-62.4137535095215" calcext:value-type="float">
            <text:p>-62,4137535095215</text:p>
          </table:table-cell>
          <table:table-cell office:value-type="float" office:value="-62.4139213562012" calcext:value-type="float">
            <text:p>-62,4139213562012</text:p>
          </table:table-cell>
          <table:table-cell office:value-type="float" office:value="-62.4170875549316" calcext:value-type="float">
            <text:p>-62,4170875549316</text:p>
          </table:table-cell>
          <table:table-cell office:value-type="float" office:value="-62.4090309143066" calcext:value-type="float">
            <text:p>-62,4090309143066</text:p>
          </table:table-cell>
          <table:table-cell office:value-type="float" office:value="-62.4287071228027" calcext:value-type="float">
            <text:p>-62,4287071228027</text:p>
          </table:table-cell>
          <table:table-cell office:value-type="float" office:value="-62.4000091552734" calcext:value-type="float">
            <text:p>-62,4000091552734</text:p>
          </table:table-cell>
          <table:table-cell office:value-type="float" office:value="-62.4280738830566" calcext:value-type="float">
            <text:p>-62,4280738830566</text:p>
          </table:table-cell>
          <table:table-cell office:value-type="float" office:value="-62.3975639343262" calcext:value-type="float">
            <text:p>-62,3975639343262</text:p>
          </table:table-cell>
          <table:table-cell office:value-type="float" office:value="-62.4145545959473" calcext:value-type="float">
            <text:p>-62,4145545959473</text:p>
          </table:table-cell>
          <table:table-cell office:value-type="float" office:value="-62.4234199523926" calcext:value-type="float">
            <text:p>-62,4234199523926</text:p>
          </table:table-cell>
          <table:table-cell office:value-type="float" office:value="-62.4239311218262" calcext:value-type="float">
            <text:p>-62,4239311218262</text:p>
          </table:table-cell>
          <table:table-cell office:value-type="float" office:value="-62.4140090942383" calcext:value-type="float">
            <text:p>-62,4140090942383</text:p>
          </table:table-cell>
          <table:table-cell office:value-type="float" office:value="-62.4019012451172" calcext:value-type="float">
            <text:p>-62,4019012451172</text:p>
          </table:table-cell>
          <table:table-cell office:value-type="float" office:value="-62.3981513977051" calcext:value-type="float">
            <text:p>-62,3981513977051</text:p>
          </table:table-cell>
          <table:table-cell office:value-type="float" office:value="-62.4032936096191" calcext:value-type="float">
            <text:p>-62,4032936096191</text:p>
          </table:table-cell>
          <table:table-cell office:value-type="float" office:value="-62.4047698974609" calcext:value-type="float">
            <text:p>-62,4047698974609</text:p>
          </table:table-cell>
          <table:table-cell office:value-type="float" office:value="-62.3949089050293" calcext:value-type="float">
            <text:p>-62,3949089050293</text:p>
          </table:table-cell>
          <table:table-cell office:value-type="float" office:value="-62.4108009338379" calcext:value-type="float">
            <text:p>-62,4108009338379</text:p>
          </table:table-cell>
          <table:table-cell office:value-type="float" office:value="-62.3901519775391" calcext:value-type="float">
            <text:p>-62,3901519775391</text:p>
          </table:table-cell>
          <table:table-cell office:value-type="float" office:value="-62.4089469909668" calcext:value-type="float">
            <text:p>-62,4089469909668</text:p>
          </table:table-cell>
          <table:table-cell office:value-type="float" office:value="-62.3982353210449" calcext:value-type="float">
            <text:p>-62,3982353210449</text:p>
          </table:table-cell>
          <table:table-cell office:value-type="float" office:value="-62.3782920837402" calcext:value-type="float">
            <text:p>-62,3782920837402</text:p>
          </table:table-cell>
          <table:table-cell office:value-type="float" office:value="-62.398323059082" calcext:value-type="float">
            <text:p>-62,398323059082</text:p>
          </table:table-cell>
          <table:table-cell office:value-type="float" office:value="-62.4141731262207" calcext:value-type="float">
            <text:p>-62,4141731262207</text:p>
          </table:table-cell>
          <table:table-cell office:value-type="float" office:value="-62.3997955322266" calcext:value-type="float">
            <text:p>-62,3997955322266</text:p>
          </table:table-cell>
          <table:table-cell office:value-type="float" office:value="-62.3939819335938" calcext:value-type="float">
            <text:p>-62,3939819335938</text:p>
          </table:table-cell>
          <table:table-cell office:value-type="float" office:value="-62.4005966186523" calcext:value-type="float">
            <text:p>-62,4005966186523</text:p>
          </table:table-cell>
          <table:table-cell office:value-type="float" office:value="-62.4011001586914" calcext:value-type="float">
            <text:p>-62,4011001586914</text:p>
          </table:table-cell>
          <table:table-cell office:value-type="float" office:value="-62.4140472412109" calcext:value-type="float">
            <text:p>-62,4140472412109</text:p>
          </table:table-cell>
          <table:table-cell office:value-type="float" office:value="-62.4031257629395" calcext:value-type="float">
            <text:p>-62,4031257629395</text:p>
          </table:table-cell>
          <table:table-cell office:value-type="float" office:value="-62.3984870910645" calcext:value-type="float">
            <text:p>-62,3984870910645</text:p>
          </table:table-cell>
          <table:table-cell office:value-type="float" office:value="-62.3905334472656" calcext:value-type="float">
            <text:p>-62,3905334472656</text:p>
          </table:table-cell>
          <table:table-cell office:value-type="float" office:value="-62.3828735351563" calcext:value-type="float">
            <text:p>-62,3828735351563</text:p>
          </table:table-cell>
          <table:table-cell office:value-type="float" office:value="-62.3910789489746" calcext:value-type="float">
            <text:p>-62,3910789489746</text:p>
          </table:table-cell>
          <table:table-cell office:value-type="float" office:value="-62.4088592529297" calcext:value-type="float">
            <text:p>-62,4088592529297</text:p>
          </table:table-cell>
          <table:table-cell office:value-type="float" office:value="-62.4265899658203" calcext:value-type="float">
            <text:p>-62,4265899658203</text:p>
          </table:table-cell>
          <table:table-cell office:value-type="float" office:value="-62.4268455505371" calcext:value-type="float">
            <text:p>-62,4268455505371</text:p>
          </table:table-cell>
          <table:table-cell office:value-type="float" office:value="-62.4237594604492" calcext:value-type="float">
            <text:p>-62,4237594604492</text:p>
          </table:table-cell>
          <table:table-cell office:value-type="float" office:value="-62.3970603942871" calcext:value-type="float">
            <text:p>-62,3970603942871</text:p>
          </table:table-cell>
          <table:table-cell office:value-type="float" office:value="-62.3890991210938" calcext:value-type="float">
            <text:p>-62,3890991210938</text:p>
          </table:table-cell>
          <table:table-cell office:value-type="float" office:value="-62.4068756103516" calcext:value-type="float">
            <text:p>-62,4068756103516</text:p>
          </table:table-cell>
          <table:table-cell office:value-type="float" office:value="-62.3925514221191" calcext:value-type="float">
            <text:p>-62,3925514221191</text:p>
          </table:table-cell>
          <table:table-cell office:value-type="float" office:value="-62.3869552612305" calcext:value-type="float">
            <text:p>-62,3869552612305</text:p>
          </table:table-cell>
          <table:table-cell office:value-type="float" office:value="-62.3989524841309" calcext:value-type="float">
            <text:p>-62,3989524841309</text:p>
          </table:table-cell>
          <table:table-cell office:value-type="float" office:value="-62.4150581359863" calcext:value-type="float">
            <text:p>-62,4150581359863</text:p>
          </table:table-cell>
          <table:table-cell office:value-type="float" office:value="-62.4161605834961" calcext:value-type="float">
            <text:p>-62,4161605834961</text:p>
          </table:table-cell>
          <table:table-cell office:value-type="float" office:value="-62.3984069824219" calcext:value-type="float">
            <text:p>-62,3984069824219</text:p>
          </table:table-cell>
          <table:table-cell office:value-type="float" office:value="-62.3934364318848" calcext:value-type="float">
            <text:p>-62,3934364318848</text:p>
          </table:table-cell>
          <table:table-cell office:value-type="float" office:value="-62.4002151489258" calcext:value-type="float">
            <text:p>-62,4002151489258</text:p>
          </table:table-cell>
          <table:table-cell office:value-type="float" office:value="-62.3839683532715" calcext:value-type="float">
            <text:p>-62,3839683532715</text:p>
          </table:table-cell>
          <table:table-cell office:value-type="float" office:value="-62.4000511169434" calcext:value-type="float">
            <text:p>-62,4000511169434</text:p>
          </table:table-cell>
          <table:table-cell office:value-type="float" office:value="-62.3987846374512" calcext:value-type="float">
            <text:p>-62,3987846374512</text:p>
          </table:table-cell>
          <table:table-cell office:value-type="float" office:value="-62.4149780273438" calcext:value-type="float">
            <text:p>-62,4149780273438</text:p>
          </table:table-cell>
          <table:table-cell office:value-type="float" office:value="-62.3963851928711" calcext:value-type="float">
            <text:p>-62,3963851928711</text:p>
          </table:table-cell>
          <table:table-cell office:value-type="float" office:value="-62.3855667114258" calcext:value-type="float">
            <text:p>-62,3855667114258</text:p>
          </table:table-cell>
          <table:table-cell office:value-type="float" office:value="-62.4110069274902" calcext:value-type="float">
            <text:p>-62,4110069274902</text:p>
          </table:table-cell>
          <table:table-cell office:value-type="float" office:value="-62.4058647155762" calcext:value-type="float">
            <text:p>-62,4058647155762</text:p>
          </table:table-cell>
          <table:table-cell office:value-type="float" office:value="-62.4040107727051" calcext:value-type="float">
            <text:p>-62,4040107727051</text:p>
          </table:table-cell>
          <table:table-cell office:value-type="float" office:value="-62.371696472168" calcext:value-type="float">
            <text:p>-62,371696472168</text:p>
          </table:table-cell>
          <table:table-cell office:value-type="float" office:value="-62.4108009338379" calcext:value-type="float">
            <text:p>-62,4108009338379</text:p>
          </table:table-cell>
          <table:table-cell office:value-type="float" office:value="-62.3880043029785" calcext:value-type="float">
            <text:p>-62,3880043029785</text:p>
          </table:table-cell>
          <table:table-cell office:value-type="float" office:value="-62.4059066772461" calcext:value-type="float">
            <text:p>-62,4059066772461</text:p>
          </table:table-cell>
          <table:table-cell office:value-type="float" office:value="-62.4019012451172" calcext:value-type="float">
            <text:p>-62,4019012451172</text:p>
          </table:table-cell>
          <table:table-cell office:value-type="float" office:value="-62.3958778381348" calcext:value-type="float">
            <text:p>-62,3958778381348</text:p>
          </table:table-cell>
          <table:table-cell office:value-type="float" office:value="-62.4141731262207" calcext:value-type="float">
            <text:p>-62,4141731262207</text:p>
          </table:table-cell>
          <table:table-cell office:value-type="float" office:value="-62.4030799865723" calcext:value-type="float">
            <text:p>-62,4030799865723</text:p>
          </table:table-cell>
          <table:table-cell office:value-type="float" office:value="-62.418270111084" calcext:value-type="float">
            <text:p>-62,418270111084</text:p>
          </table:table-cell>
          <table:table-cell office:value-type="float" office:value="-62.3916664123535" calcext:value-type="float">
            <text:p>-62,3916664123535</text:p>
          </table:table-cell>
          <table:table-cell office:value-type="float" office:value="-62.3735885620117" calcext:value-type="float">
            <text:p>-62,3735885620117</text:p>
          </table:table-cell>
          <table:table-cell office:value-type="float" office:value="-62.4016952514648" calcext:value-type="float">
            <text:p>-62,4016952514648</text:p>
          </table:table-cell>
          <table:table-cell office:value-type="float" office:value="-62.4086074829102" calcext:value-type="float">
            <text:p>-62,4086074829102</text:p>
          </table:table-cell>
          <table:table-cell office:value-type="float" office:value="-62.3977775573731" calcext:value-type="float">
            <text:p>-62,3977775573731</text:p>
          </table:table-cell>
          <table:table-cell office:value-type="float" office:value="-62.3865776062012" calcext:value-type="float">
            <text:p>-62,3865776062012</text:p>
          </table:table-cell>
          <table:table-cell office:value-type="float" office:value="-62.3801002502441" calcext:value-type="float">
            <text:p>-62,3801002502441</text:p>
          </table:table-cell>
          <table:table-cell office:value-type="float" office:value="-62.3896903991699" calcext:value-type="float">
            <text:p>-62,3896903991699</text:p>
          </table:table-cell>
          <table:table-cell office:value-type="float" office:value="-62.3869934082031" calcext:value-type="float">
            <text:p>-62,3869934082031</text:p>
          </table:table-cell>
          <table:table-cell office:value-type="float" office:value="-62.3927192687988" calcext:value-type="float">
            <text:p>-62,3927192687988</text:p>
          </table:table-cell>
          <table:table-cell office:value-type="float" office:value="-62.4061584472656" calcext:value-type="float">
            <text:p>-62,4061584472656</text:p>
          </table:table-cell>
          <table:table-cell office:value-type="float" office:value="-62.3884696960449" calcext:value-type="float">
            <text:p>-62,3884696960449</text:p>
          </table:table-cell>
          <table:table-cell office:value-type="float" office:value="-62.3772392272949" calcext:value-type="float">
            <text:p>-62,3772392272949</text:p>
          </table:table-cell>
          <table:table-cell office:value-type="float" office:value="-62.3865776062012" calcext:value-type="float">
            <text:p>-62,3865776062012</text:p>
          </table:table-cell>
          <table:table-cell office:value-type="float" office:value="-62.3791770935059" calcext:value-type="float">
            <text:p>-62,3791770935059</text:p>
          </table:table-cell>
          <table:table-cell office:value-type="float" office:value="-62.4001312255859" calcext:value-type="float">
            <text:p>-62,4001312255859</text:p>
          </table:table-cell>
          <table:table-cell office:value-type="float" office:value="-62.3861122131348" calcext:value-type="float">
            <text:p>-62,3861122131348</text:p>
          </table:table-cell>
          <table:table-cell office:value-type="float" office:value="-62.4123191833496" calcext:value-type="float">
            <text:p>-62,4123191833496</text:p>
          </table:table-cell>
          <table:table-cell office:value-type="float" office:value="-62.388298034668" calcext:value-type="float">
            <text:p>-62,388298034668</text:p>
          </table:table-cell>
          <table:table-cell office:value-type="float" office:value="-62.3802261352539" calcext:value-type="float">
            <text:p>-62,3802261352539</text:p>
          </table:table-cell>
          <table:table-cell office:value-type="float" office:value="-62.3788414001465" calcext:value-type="float">
            <text:p>-62,3788414001465</text:p>
          </table:table-cell>
          <table:table-cell office:value-type="float" office:value="-62.3917541503906" calcext:value-type="float">
            <text:p>-62,3917541503906</text:p>
          </table:table-cell>
          <table:table-cell office:value-type="float" office:value="-62.4128684997559" calcext:value-type="float">
            <text:p>-62,4128684997559</text:p>
          </table:table-cell>
          <table:table-cell office:value-type="float" office:value="-62.4042205810547" calcext:value-type="float">
            <text:p>-62,4042205810547</text:p>
          </table:table-cell>
          <table:table-cell office:value-type="float" office:value="-62.3885917663574" calcext:value-type="float">
            <text:p>-62,3885917663574</text:p>
          </table:table-cell>
          <table:table-cell office:value-type="float" office:value="-62.399543762207" calcext:value-type="float">
            <text:p>-62,399543762207</text:p>
          </table:table-cell>
          <table:table-cell office:value-type="float" office:value="-62.3875885009766" calcext:value-type="float">
            <text:p>-62,3875885009766</text:p>
          </table:table-cell>
          <table:table-cell office:value-type="float" office:value="-62.3926773071289" calcext:value-type="float">
            <text:p>-62,3926773071289</text:p>
          </table:table-cell>
          <table:table-cell office:value-type="float" office:value="-62.3972663879395" calcext:value-type="float">
            <text:p>-62,3972663879395</text:p>
          </table:table-cell>
          <table:table-cell office:value-type="float" office:value="-62.397518157959" calcext:value-type="float">
            <text:p>-62,397518157959</text:p>
          </table:table-cell>
          <table:table-cell office:value-type="float" office:value="-62.4011878967285" calcext:value-type="float">
            <text:p>-62,4011878967285</text:p>
          </table:table-cell>
          <table:table-cell office:value-type="float" office:value="-62.3942794799805" calcext:value-type="float">
            <text:p>-62,3942794799805</text:p>
          </table:table-cell>
          <table:table-cell office:value-type="float" office:value="-62.3813629150391" calcext:value-type="float">
            <text:p>-62,3813629150391</text:p>
          </table:table-cell>
          <table:table-cell office:value-type="float" office:value="-62.3576393127441" calcext:value-type="float">
            <text:p>-62,3576393127441</text:p>
          </table:table-cell>
          <table:table-cell office:value-type="float" office:value="-62.3870811462402" calcext:value-type="float">
            <text:p>-62,3870811462402</text:p>
          </table:table-cell>
          <table:table-cell office:value-type="float" office:value="-62.3952445983887" calcext:value-type="float">
            <text:p>-62,3952445983887</text:p>
          </table:table-cell>
          <table:table-cell office:value-type="float" office:value="-62.39208984375" calcext:value-type="float">
            <text:p>-62,39208984375</text:p>
          </table:table-cell>
          <table:table-cell office:value-type="float" office:value="-62.3843879699707" calcext:value-type="float">
            <text:p>-62,3843879699707</text:p>
          </table:table-cell>
          <table:table-cell office:value-type="float" office:value="-62.3892669677734" calcext:value-type="float">
            <text:p>-62,3892669677734</text:p>
          </table:table-cell>
          <table:table-cell office:value-type="float" office:value="-62.3886795043945" calcext:value-type="float">
            <text:p>-62,3886795043945</text:p>
          </table:table-cell>
          <table:table-cell office:value-type="float" office:value="-62.4078025817871" calcext:value-type="float">
            <text:p>-62,4078025817871</text:p>
          </table:table-cell>
          <table:table-cell office:value-type="float" office:value="-62.3735008239746" calcext:value-type="float">
            <text:p>-62,3735008239746</text:p>
          </table:table-cell>
          <table:table-cell office:value-type="float" office:value="-62.3848075866699" calcext:value-type="float">
            <text:p>-62,3848075866699</text:p>
          </table:table-cell>
          <table:table-cell office:value-type="float" office:value="-62.3689651489258" calcext:value-type="float">
            <text:p>-62,3689651489258</text:p>
          </table:table-cell>
          <table:table-cell office:value-type="float" office:value="-62.3826217651367" calcext:value-type="float">
            <text:p>-62,3826217651367</text:p>
          </table:table-cell>
          <table:table-cell office:value-type="float" office:value="-62.372241973877" calcext:value-type="float">
            <text:p>-62,372241973877</text:p>
          </table:table-cell>
          <table:table-cell office:value-type="float" office:value="-62.3574714660645" calcext:value-type="float">
            <text:p>-62,3574714660645</text:p>
          </table:table-cell>
          <table:table-cell office:value-type="float" office:value="-62.3861999511719" calcext:value-type="float">
            <text:p>-62,3861999511719</text:p>
          </table:table-cell>
          <table:table-cell office:value-type="float" office:value="-62.3815269470215" calcext:value-type="float">
            <text:p>-62,3815269470215</text:p>
          </table:table-cell>
          <table:table-cell office:value-type="float" office:value="-62.3796806335449" calcext:value-type="float">
            <text:p>-62,3796806335449</text:p>
          </table:table-cell>
          <table:table-cell office:value-type="float" office:value="-62.3902778625488" calcext:value-type="float">
            <text:p>-62,3902778625488</text:p>
          </table:table-cell>
          <table:table-cell office:value-type="float" office:value="-62.3805618286133" calcext:value-type="float">
            <text:p>-62,3805618286133</text:p>
          </table:table-cell>
          <table:table-cell office:value-type="float" office:value="-62.3785858154297" calcext:value-type="float">
            <text:p>-62,3785858154297</text:p>
          </table:table-cell>
          <table:table-cell office:value-type="float" office:value="-62.3787536621094" calcext:value-type="float">
            <text:p>-62,3787536621094</text:p>
          </table:table-cell>
          <table:table-cell office:value-type="float" office:value="-62.3665351867676" calcext:value-type="float">
            <text:p>-62,3665351867676</text:p>
          </table:table-cell>
          <table:table-cell office:value-type="float" office:value="-62.3745536804199" calcext:value-type="float">
            <text:p>-62,3745536804199</text:p>
          </table:table-cell>
          <table:table-cell office:value-type="float" office:value="-62.3664474487305" calcext:value-type="float">
            <text:p>-62,3664474487305</text:p>
          </table:table-cell>
          <table:table-cell office:value-type="float" office:value="-62.3820343017578" calcext:value-type="float">
            <text:p>-62,3820343017578</text:p>
          </table:table-cell>
          <table:table-cell office:value-type="float" office:value="-62.3817405700684" calcext:value-type="float">
            <text:p>-62,3817405700684</text:p>
          </table:table-cell>
          <table:table-cell office:value-type="float" office:value="-62.3758583068848" calcext:value-type="float">
            <text:p>-62,3758583068848</text:p>
          </table:table-cell>
          <table:table-cell office:value-type="float" office:value="-62.3895225524902" calcext:value-type="float">
            <text:p>-62,3895225524902</text:p>
          </table:table-cell>
          <table:table-cell office:value-type="float" office:value="-62.3803520202637" calcext:value-type="float">
            <text:p>-62,3803520202637</text:p>
          </table:table-cell>
          <table:table-cell office:value-type="float" office:value="-62.3616218566895" calcext:value-type="float">
            <text:p>-62,3616218566895</text:p>
          </table:table-cell>
          <table:table-cell office:value-type="float" office:value="-62.4000511169434" calcext:value-type="float">
            <text:p>-62,4000511169434</text:p>
          </table:table-cell>
          <table:table-cell office:value-type="float" office:value="-62.393310546875" calcext:value-type="float">
            <text:p>-62,393310546875</text:p>
          </table:table-cell>
          <table:table-cell office:value-type="float" office:value="-62.3688430786133" calcext:value-type="float">
            <text:p>-62,3688430786133</text:p>
          </table:table-cell>
          <table:table-cell office:value-type="float" office:value="-62.3832130432129" calcext:value-type="float">
            <text:p>-62,3832130432129</text:p>
          </table:table-cell>
          <table:table-cell office:value-type="float" office:value="-62.3900260925293" calcext:value-type="float">
            <text:p>-62,3900260925293</text:p>
          </table:table-cell>
          <table:table-cell office:value-type="float" office:value="-62.3818244934082" calcext:value-type="float">
            <text:p>-62,3818244934082</text:p>
          </table:table-cell>
          <table:table-cell office:value-type="float" office:value="-62.3701019287109" calcext:value-type="float">
            <text:p>-62,3701019287109</text:p>
          </table:table-cell>
          <table:table-cell office:value-type="float" office:value="-62.3843498229981" calcext:value-type="float">
            <text:p>-62,3843498229981</text:p>
          </table:table-cell>
          <table:table-cell office:value-type="float" office:value="-62.3753929138184" calcext:value-type="float">
            <text:p>-62,3753929138184</text:p>
          </table:table-cell>
          <table:table-cell office:value-type="float" office:value="-62.3635101318359" calcext:value-type="float">
            <text:p>-62,3635101318359</text:p>
          </table:table-cell>
          <table:table-cell office:value-type="float" office:value="-62.3525276184082" calcext:value-type="float">
            <text:p>-62,3525276184082</text:p>
          </table:table-cell>
          <table:table-cell office:value-type="float" office:value="-62.3687591552734" calcext:value-type="float">
            <text:p>-62,3687591552734</text:p>
          </table:table-cell>
          <table:table-cell office:value-type="float" office:value="-62.3830833435059" calcext:value-type="float">
            <text:p>-62,3830833435059</text:p>
          </table:table-cell>
          <table:table-cell office:value-type="float" office:value="-62.3924255371094" calcext:value-type="float">
            <text:p>-62,3924255371094</text:p>
          </table:table-cell>
          <table:table-cell office:value-type="float" office:value="-62.3823699951172" calcext:value-type="float">
            <text:p>-62,3823699951172</text:p>
          </table:table-cell>
          <table:table-cell office:value-type="float" office:value="-62.3910369873047" calcext:value-type="float">
            <text:p>-62,3910369873047</text:p>
          </table:table-cell>
          <table:table-cell office:value-type="float" office:value="-62.3715286254883" calcext:value-type="float">
            <text:p>-62,3715286254883</text:p>
          </table:table-cell>
          <table:table-cell office:value-type="float" office:value="-62.3818244934082" calcext:value-type="float">
            <text:p>-62,3818244934082</text:p>
          </table:table-cell>
          <table:table-cell office:value-type="float" office:value="-62.3803520202637" calcext:value-type="float">
            <text:p>-62,3803520202637</text:p>
          </table:table-cell>
          <table:table-cell office:value-type="float" office:value="-62.3777465820313" calcext:value-type="float">
            <text:p>-62,3777465820313</text:p>
          </table:table-cell>
          <table:table-cell table:number-columns-repeated="2" office:value-type="float" office:value="-62.3787994384766" calcext:value-type="float">
            <text:p>-62,3787994384766</text:p>
          </table:table-cell>
          <table:table-cell office:value-type="float" office:value="-62.3664932250977" calcext:value-type="float">
            <text:p>-62,3664932250977</text:p>
          </table:table-cell>
          <table:table-cell office:value-type="float" office:value="-62.3925514221191" calcext:value-type="float">
            <text:p>-62,3925514221191</text:p>
          </table:table-cell>
          <table:table-cell office:value-type="float" office:value="-62.3662834167481" calcext:value-type="float">
            <text:p>-62,3662834167481</text:p>
          </table:table-cell>
          <table:table-cell office:value-type="float" office:value="-62.3813209533691" calcext:value-type="float">
            <text:p>-62,3813209533691</text:p>
          </table:table-cell>
          <table:table-cell office:value-type="float" office:value="-62.3807754516602" calcext:value-type="float">
            <text:p>-62,3807754516602</text:p>
          </table:table-cell>
          <table:table-cell office:value-type="float" office:value="-62.3923835754395" calcext:value-type="float">
            <text:p>-62,3923835754395</text:p>
          </table:table-cell>
          <table:table-cell office:value-type="float" office:value="-62.4024505615234" calcext:value-type="float">
            <text:p>-62,4024505615234</text:p>
          </table:table-cell>
          <table:table-cell office:value-type="float" office:value="-62.3795509338379" calcext:value-type="float">
            <text:p>-62,3795509338379</text:p>
          </table:table-cell>
          <table:table-cell office:value-type="float" office:value="-62.3719902038574" calcext:value-type="float">
            <text:p>-62,3719902038574</text:p>
          </table:table-cell>
          <table:table-cell office:value-type="float" office:value="-62.3794708251953" calcext:value-type="float">
            <text:p>-62,3794708251953</text:p>
          </table:table-cell>
          <table:table-cell office:value-type="float" office:value="-62.3906135559082" calcext:value-type="float">
            <text:p>-62,3906135559082</text:p>
          </table:table-cell>
          <table:table-cell office:value-type="float" office:value="-62.3764877319336" calcext:value-type="float">
            <text:p>-62,3764877319336</text:p>
          </table:table-cell>
          <table:table-cell office:value-type="float" office:value="-62.3798904418945" calcext:value-type="float">
            <text:p>-62,3798904418945</text:p>
          </table:table-cell>
          <table:table-cell office:value-type="float" office:value="-62.3900260925293" calcext:value-type="float">
            <text:p>-62,3900260925293</text:p>
          </table:table-cell>
          <table:table-cell office:value-type="float" office:value="-62.3703956604004" calcext:value-type="float">
            <text:p>-62,3703956604004</text:p>
          </table:table-cell>
          <table:table-cell office:value-type="float" office:value="-62.3652305603027" calcext:value-type="float">
            <text:p>-62,3652305603027</text:p>
          </table:table-cell>
          <table:table-cell office:value-type="float" office:value="-62.3835067749023" calcext:value-type="float">
            <text:p>-62,3835067749023</text:p>
          </table:table-cell>
          <table:table-cell office:value-type="float" office:value="-62.3635940551758" calcext:value-type="float">
            <text:p>-62,3635940551758</text:p>
          </table:table-cell>
          <table:table-cell office:value-type="float" office:value="-62.3820343017578" calcext:value-type="float">
            <text:p>-62,3820343017578</text:p>
          </table:table-cell>
          <table:table-cell office:value-type="float" office:value="-62.3720321655273" calcext:value-type="float">
            <text:p>-62,3720321655273</text:p>
          </table:table-cell>
          <table:table-cell office:value-type="float" office:value="-62.3787536621094" calcext:value-type="float">
            <text:p>-62,3787536621094</text:p>
          </table:table-cell>
          <table:table-cell office:value-type="float" office:value="-62.3722839355469" calcext:value-type="float">
            <text:p>-62,3722839355469</text:p>
          </table:table-cell>
          <table:table-cell office:value-type="float" office:value="-62.3705177307129" calcext:value-type="float">
            <text:p>-62,3705177307129</text:p>
          </table:table-cell>
          <table:table-cell office:value-type="float" office:value="-62.372917175293" calcext:value-type="float">
            <text:p>-62,372917175293</text:p>
          </table:table-cell>
          <table:table-cell office:value-type="float" office:value="-62.352481842041" calcext:value-type="float">
            <text:p>-62,352481842041</text:p>
          </table:table-cell>
          <table:table-cell office:value-type="float" office:value="-62.371696472168" calcext:value-type="float">
            <text:p>-62,371696472168</text:p>
          </table:table-cell>
          <table:table-cell office:value-type="float" office:value="-62.3417625427246" calcext:value-type="float">
            <text:p>-62,3417625427246</text:p>
          </table:table-cell>
          <table:table-cell office:value-type="float" office:value="-62.3505554199219" calcext:value-type="float">
            <text:p>-62,3505554199219</text:p>
          </table:table-cell>
          <table:table-cell office:value-type="float" office:value="-62.3833808898926" calcext:value-type="float">
            <text:p>-62,3833808898926</text:p>
          </table:table-cell>
          <table:table-cell office:value-type="float" office:value="-62.3728713989258" calcext:value-type="float">
            <text:p>-62,3728713989258</text:p>
          </table:table-cell>
          <table:table-cell office:value-type="float" office:value="-62.3631744384766" calcext:value-type="float">
            <text:p>-62,3631744384766</text:p>
          </table:table-cell>
          <table:table-cell office:value-type="float" office:value="-62.3560905456543" calcext:value-type="float">
            <text:p>-62,3560905456543</text:p>
          </table:table-cell>
          <table:table-cell office:value-type="float" office:value="-62.3807754516602" calcext:value-type="float">
            <text:p>-62,3807754516602</text:p>
          </table:table-cell>
          <table:table-cell office:value-type="float" office:value="-62.3823280334473" calcext:value-type="float">
            <text:p>-62,3823280334473</text:p>
          </table:table-cell>
          <table:table-cell office:value-type="float" office:value="-62.39453125" calcext:value-type="float">
            <text:p>-62,39453125</text:p>
          </table:table-cell>
          <table:table-cell office:value-type="float" office:value="-62.3759422302246" calcext:value-type="float">
            <text:p>-62,3759422302246</text:p>
          </table:table-cell>
          <table:table-cell office:value-type="float" office:value="-62.3834190368652" calcext:value-type="float">
            <text:p>-62,3834190368652</text:p>
          </table:table-cell>
          <table:table-cell office:value-type="float" office:value="-62.3603210449219" calcext:value-type="float">
            <text:p>-62,3603210449219</text:p>
          </table:table-cell>
          <table:table-cell office:value-type="float" office:value="-62.3839263916016" calcext:value-type="float">
            <text:p>-62,3839263916016</text:p>
          </table:table-cell>
          <table:table-cell office:value-type="float" office:value="-62.3837127685547" calcext:value-type="float">
            <text:p>-62,3837127685547</text:p>
          </table:table-cell>
          <table:table-cell office:value-type="float" office:value="-62.3763160705566" calcext:value-type="float">
            <text:p>-62,3763160705566</text:p>
          </table:table-cell>
          <table:table-cell office:value-type="float" office:value="-62.3626289367676" calcext:value-type="float">
            <text:p>-62,3626289367676</text:p>
          </table:table-cell>
          <table:table-cell office:value-type="float" office:value="-62.3660697937012" calcext:value-type="float">
            <text:p>-62,3660697937012</text:p>
          </table:table-cell>
          <table:table-cell office:value-type="float" office:value="-62.3830451965332" calcext:value-type="float">
            <text:p>-62,3830451965332</text:p>
          </table:table-cell>
          <table:table-cell office:value-type="float" office:value="-62.3698463439941" calcext:value-type="float">
            <text:p>-62,3698463439941</text:p>
          </table:table-cell>
          <table:table-cell office:value-type="float" office:value="-62.3631744384766" calcext:value-type="float">
            <text:p>-62,3631744384766</text:p>
          </table:table-cell>
          <table:table-cell office:value-type="float" office:value="-62.3845138549805" calcext:value-type="float">
            <text:p>-62,3845138549805</text:p>
          </table:table-cell>
          <table:table-cell office:value-type="float" office:value="-62.3565902709961" calcext:value-type="float">
            <text:p>-62,3565902709961</text:p>
          </table:table-cell>
          <table:table-cell office:value-type="float" office:value="-62.3771591186523" calcext:value-type="float">
            <text:p>-62,3771591186523</text:p>
          </table:table-cell>
          <table:table-cell office:value-type="float" office:value="-62.3547477722168" calcext:value-type="float">
            <text:p>-62,3547477722168</text:p>
          </table:table-cell>
          <table:table-cell office:value-type="float" office:value="-62.3626708984375" calcext:value-type="float">
            <text:p>-62,3626708984375</text:p>
          </table:table-cell>
          <table:table-cell office:value-type="float" office:value="-62.3733749389648" calcext:value-type="float">
            <text:p>-62,3733749389648</text:p>
          </table:table-cell>
          <table:table-cell office:value-type="float" office:value="-62.3694305419922" calcext:value-type="float">
            <text:p>-62,3694305419922</text:p>
          </table:table-cell>
          <table:table-cell office:value-type="float" office:value="-62.3942794799805" calcext:value-type="float">
            <text:p>-62,3942794799805</text:p>
          </table:table-cell>
          <table:table-cell office:value-type="float" office:value="-62.3984069824219" calcext:value-type="float">
            <text:p>-62,3984069824219</text:p>
          </table:table-cell>
          <table:table-cell office:value-type="float" office:value="-62.355167388916" calcext:value-type="float">
            <text:p>-62,355167388916</text:p>
          </table:table-cell>
          <table:table-cell office:value-type="float" office:value="-62.3663635253906" calcext:value-type="float">
            <text:p>-62,3663635253906</text:p>
          </table:table-cell>
          <table:table-cell office:value-type="float" office:value="-62.3797225952148" calcext:value-type="float">
            <text:p>-62,3797225952148</text:p>
          </table:table-cell>
          <table:table-cell office:value-type="float" office:value="-62.3638458251953" calcext:value-type="float">
            <text:p>-62,3638458251953</text:p>
          </table:table-cell>
          <table:table-cell office:value-type="float" office:value="-62.3631324768066" calcext:value-type="float">
            <text:p>-62,3631324768066</text:p>
          </table:table-cell>
          <table:table-cell office:value-type="float" office:value="-62.3814468383789" calcext:value-type="float">
            <text:p>-62,3814468383789</text:p>
          </table:table-cell>
          <table:table-cell office:value-type="float" office:value="-62.3797645568848" calcext:value-type="float">
            <text:p>-62,3797645568848</text:p>
          </table:table-cell>
          <table:table-cell office:value-type="float" office:value="-62.3627586364746" calcext:value-type="float">
            <text:p>-62,3627586364746</text:p>
          </table:table-cell>
          <table:table-cell office:value-type="float" office:value="-62.3655700683594" calcext:value-type="float">
            <text:p>-62,3655700683594</text:p>
          </table:table-cell>
          <table:table-cell office:value-type="float" office:value="-62.3715286254883" calcext:value-type="float">
            <text:p>-62,3715286254883</text:p>
          </table:table-cell>
          <table:table-cell office:value-type="float" office:value="-62.3678779602051" calcext:value-type="float">
            <text:p>-62,3678779602051</text:p>
          </table:table-cell>
          <table:table-cell office:value-type="float" office:value="-62.3585205078125" calcext:value-type="float">
            <text:p>-62,3585205078125</text:p>
          </table:table-cell>
          <table:table-cell office:value-type="float" office:value="-62.3776168823242" calcext:value-type="float">
            <text:p>-62,3776168823242</text:p>
          </table:table-cell>
          <table:table-cell office:value-type="float" office:value="-62.373966217041" calcext:value-type="float">
            <text:p>-62,373966217041</text:p>
          </table:table-cell>
          <table:table-cell office:value-type="float" office:value="-62.3800582885742" calcext:value-type="float">
            <text:p>-62,3800582885742</text:p>
          </table:table-cell>
          <table:table-cell office:value-type="float" office:value="-62.3852729797363" calcext:value-type="float">
            <text:p>-62,3852729797363</text:p>
          </table:table-cell>
          <table:table-cell office:value-type="float" office:value="-62.3916244506836" calcext:value-type="float">
            <text:p>-62,3916244506836</text:p>
          </table:table-cell>
          <table:table-cell office:value-type="float" office:value="-62.3697662353516" calcext:value-type="float">
            <text:p>-62,3697662353516</text:p>
          </table:table-cell>
          <table:table-cell office:value-type="float" office:value="-62.3649826049805" calcext:value-type="float">
            <text:p>-62,3649826049805</text:p>
          </table:table-cell>
          <table:table-cell office:value-type="float" office:value="-62.3774528503418" calcext:value-type="float">
            <text:p>-62,3774528503418</text:p>
          </table:table-cell>
          <table:table-cell office:value-type="float" office:value="-62.3715705871582" calcext:value-type="float">
            <text:p>-62,3715705871582</text:p>
          </table:table-cell>
          <table:table-cell office:value-type="float" office:value="-62.3570556640625" calcext:value-type="float">
            <text:p>-62,3570556640625</text:p>
          </table:table-cell>
          <table:table-cell office:value-type="float" office:value="-62.3729591369629" calcext:value-type="float">
            <text:p>-62,3729591369629</text:p>
          </table:table-cell>
          <table:table-cell office:value-type="float" office:value="-62.3536987304688" calcext:value-type="float">
            <text:p>-62,3536987304688</text:p>
          </table:table-cell>
          <table:table-cell office:value-type="float" office:value="-62.370475769043" calcext:value-type="float">
            <text:p>-62,370475769043</text:p>
          </table:table-cell>
          <table:table-cell office:value-type="float" office:value="-62.3815269470215" calcext:value-type="float">
            <text:p>-62,3815269470215</text:p>
          </table:table-cell>
          <table:table-cell office:value-type="float" office:value="-62.3634300231934" calcext:value-type="float">
            <text:p>-62,3634300231934</text:p>
          </table:table-cell>
          <table:table-cell office:value-type="float" office:value="-62.3659896850586" calcext:value-type="float">
            <text:p>-62,3659896850586</text:p>
          </table:table-cell>
          <table:table-cell office:value-type="float" office:value="-62.3596496582031" calcext:value-type="float">
            <text:p>-62,3596496582031</text:p>
          </table:table-cell>
          <table:table-cell office:value-type="float" office:value="-62.3661994934082" calcext:value-type="float">
            <text:p>-62,3661994934082</text:p>
          </table:table-cell>
          <table:table-cell office:value-type="float" office:value="-62.3792572021484" calcext:value-type="float">
            <text:p>-62,3792572021484</text:p>
          </table:table-cell>
          <table:table-cell office:value-type="float" office:value="-62.3799743652344" calcext:value-type="float">
            <text:p>-62,3799743652344</text:p>
          </table:table-cell>
          <table:table-cell office:value-type="float" office:value="-62.3731651306152" calcext:value-type="float">
            <text:p>-62,3731651306152</text:p>
          </table:table-cell>
          <table:table-cell office:value-type="float" office:value="-62.3592758178711" calcext:value-type="float">
            <text:p>-62,3592758178711</text:p>
          </table:table-cell>
          <table:table-cell office:value-type="float" office:value="-62.3651885986328" calcext:value-type="float">
            <text:p>-62,3651885986328</text:p>
          </table:table-cell>
          <table:table-cell office:value-type="float" office:value="-62.3681297302246" calcext:value-type="float">
            <text:p>-62,3681297302246</text:p>
          </table:table-cell>
          <table:table-cell office:value-type="float" office:value="-62.372241973877" calcext:value-type="float">
            <text:p>-62,372241973877</text:p>
          </table:table-cell>
          <table:table-cell office:value-type="float" office:value="-62.3748474121094" calcext:value-type="float">
            <text:p>-62,3748474121094</text:p>
          </table:table-cell>
          <table:table-cell office:value-type="float" office:value="-62.3811492919922" calcext:value-type="float">
            <text:p>-62,3811492919922</text:p>
          </table:table-cell>
          <table:table-cell office:value-type="float" office:value="-62.3747634887695" calcext:value-type="float">
            <text:p>-62,3747634887695</text:p>
          </table:table-cell>
          <table:table-cell office:value-type="float" office:value="-62.3781242370606" calcext:value-type="float">
            <text:p>-62,3781242370606</text:p>
          </table:table-cell>
          <table:table-cell office:value-type="float" office:value="-62.3778305053711" calcext:value-type="float">
            <text:p>-62,3778305053711</text:p>
          </table:table-cell>
          <table:table-cell office:value-type="float" office:value="-62.3636779785156" calcext:value-type="float">
            <text:p>-62,3636779785156</text:p>
          </table:table-cell>
          <table:table-cell office:value-type="float" office:value="-62.3586044311523" calcext:value-type="float">
            <text:p>-62,3586044311523</text:p>
          </table:table-cell>
          <table:table-cell office:value-type="float" office:value="-62.3835487365723" calcext:value-type="float">
            <text:p>-62,3835487365723</text:p>
          </table:table-cell>
          <table:table-cell office:value-type="float" office:value="-62.376651763916" calcext:value-type="float">
            <text:p>-62,376651763916</text:p>
          </table:table-cell>
          <table:table-cell office:value-type="float" office:value="-62.3738403320313" calcext:value-type="float">
            <text:p>-62,3738403320313</text:p>
          </table:table-cell>
          <table:table-cell office:value-type="float" office:value="-62.3856086730957" calcext:value-type="float">
            <text:p>-62,3856086730957</text:p>
          </table:table-cell>
          <table:table-cell office:value-type="float" office:value="-62.3748893737793" calcext:value-type="float">
            <text:p>-62,3748893737793</text:p>
          </table:table-cell>
          <table:table-cell office:value-type="float" office:value="-62.3732070922852" calcext:value-type="float">
            <text:p>-62,3732070922852</text:p>
          </table:table-cell>
          <table:table-cell office:value-type="float" office:value="-62.384220123291" calcext:value-type="float">
            <text:p>-62,384220123291</text:p>
          </table:table-cell>
          <table:table-cell office:value-type="float" office:value="-62.3675003051758" calcext:value-type="float">
            <text:p>-62,3675003051758</text:p>
          </table:table-cell>
          <table:table-cell office:value-type="float" office:value="-62.3667831420898" calcext:value-type="float">
            <text:p>-62,3667831420898</text:p>
          </table:table-cell>
          <table:table-cell office:value-type="float" office:value="-62.3677062988281" calcext:value-type="float">
            <text:p>-62,3677062988281</text:p>
          </table:table-cell>
          <table:table-cell office:value-type="float" office:value="-62.3586044311523" calcext:value-type="float">
            <text:p>-62,3586044311523</text:p>
          </table:table-cell>
          <table:table-cell office:value-type="float" office:value="-62.361328125" calcext:value-type="float">
            <text:p>-62,361328125</text:p>
          </table:table-cell>
          <table:table-cell office:value-type="float" office:value="-62.3636779785156" calcext:value-type="float">
            <text:p>-62,3636779785156</text:p>
          </table:table-cell>
          <table:table-cell office:value-type="float" office:value="-62.3611221313477" calcext:value-type="float">
            <text:p>-62,3611221313477</text:p>
          </table:table-cell>
          <table:table-cell office:value-type="float" office:value="-62.3635520935059" calcext:value-type="float">
            <text:p>-62,3635520935059</text:p>
          </table:table-cell>
          <table:table-cell office:value-type="float" office:value="-62.372745513916" calcext:value-type="float">
            <text:p>-62,372745513916</text:p>
          </table:table-cell>
          <table:table-cell office:value-type="float" office:value="-62.3665771484375" calcext:value-type="float">
            <text:p>-62,3665771484375</text:p>
          </table:table-cell>
          <table:table-cell office:value-type="float" office:value="-62.3670349121094" calcext:value-type="float">
            <text:p>-62,3670349121094</text:p>
          </table:table-cell>
          <table:table-cell office:value-type="float" office:value="-62.3635940551758" calcext:value-type="float">
            <text:p>-62,3635940551758</text:p>
          </table:table-cell>
          <table:table-cell office:value-type="float" office:value="-62.3715705871582" calcext:value-type="float">
            <text:p>-62,3715705871582</text:p>
          </table:table-cell>
          <table:table-cell office:value-type="float" office:value="-62.3595275878906" calcext:value-type="float">
            <text:p>-62,3595275878906</text:p>
          </table:table-cell>
          <table:table-cell office:value-type="float" office:value="-62.3637237548828" calcext:value-type="float">
            <text:p>-62,3637237548828</text:p>
          </table:table-cell>
          <table:table-cell office:value-type="float" office:value="-62.3531951904297" calcext:value-type="float">
            <text:p>-62,3531951904297</text:p>
          </table:table-cell>
          <table:table-cell office:value-type="float" office:value="-62.3560066223145" calcext:value-type="float">
            <text:p>-62,3560066223145</text:p>
          </table:table-cell>
          <table:table-cell office:value-type="float" office:value="-62.3791770935059" calcext:value-type="float">
            <text:p>-62,3791770935059</text:p>
          </table:table-cell>
          <table:table-cell office:value-type="float" office:value="-62.3674545288086" calcext:value-type="float">
            <text:p>-62,3674545288086</text:p>
          </table:table-cell>
          <table:table-cell office:value-type="float" office:value="-62.3798446655273" calcext:value-type="float">
            <text:p>-62,3798446655273</text:p>
          </table:table-cell>
          <table:table-cell office:value-type="float" office:value="-62.3775749206543" calcext:value-type="float">
            <text:p>-62,3775749206543</text:p>
          </table:table-cell>
          <table:table-cell office:value-type="float" office:value="-62.3726654052734" calcext:value-type="float">
            <text:p>-62,3726654052734</text:p>
          </table:table-cell>
          <table:table-cell office:value-type="float" office:value="-62.3747215270996" calcext:value-type="float">
            <text:p>-62,3747215270996</text:p>
          </table:table-cell>
          <table:table-cell office:value-type="float" office:value="-62.3765716552734" calcext:value-type="float">
            <text:p>-62,3765716552734</text:p>
          </table:table-cell>
          <table:table-cell office:value-type="float" office:value="-62.3809814453125" calcext:value-type="float">
            <text:p>-62,3809814453125</text:p>
          </table:table-cell>
          <table:table-cell office:value-type="float" office:value="-62.3705177307129" calcext:value-type="float">
            <text:p>-62,3705177307129</text:p>
          </table:table-cell>
          <table:table-cell office:value-type="float" office:value="-62.3619995117188" calcext:value-type="float">
            <text:p>-62,3619995117188</text:p>
          </table:table-cell>
          <table:table-cell office:value-type="float" office:value="-62.3576393127441" calcext:value-type="float">
            <text:p>-62,3576393127441</text:p>
          </table:table-cell>
          <table:table-cell office:value-type="float" office:value="-62.3419723510742" calcext:value-type="float">
            <text:p>-62,3419723510742</text:p>
          </table:table-cell>
          <table:table-cell office:value-type="float" office:value="-62.3765716552734" calcext:value-type="float">
            <text:p>-62,3765716552734</text:p>
          </table:table-cell>
          <table:table-cell office:value-type="float" office:value="-62.3536987304688" calcext:value-type="float">
            <text:p>-62,3536987304688</text:p>
          </table:table-cell>
          <table:table-cell office:value-type="float" office:value="-62.3687591552734" calcext:value-type="float">
            <text:p>-62,3687591552734</text:p>
          </table:table-cell>
          <table:table-cell office:value-type="float" office:value="-62.3702697753906" calcext:value-type="float">
            <text:p>-62,3702697753906</text:p>
          </table:table-cell>
          <table:table-cell office:value-type="float" office:value="-62.3811912536621" calcext:value-type="float">
            <text:p>-62,3811912536621</text:p>
          </table:table-cell>
          <table:table-cell office:value-type="float" office:value="-62.3646011352539" calcext:value-type="float">
            <text:p>-62,3646011352539</text:p>
          </table:table-cell>
          <table:table-cell office:value-type="float" office:value="-62.3655242919922" calcext:value-type="float">
            <text:p>-62,3655242919922</text:p>
          </table:table-cell>
          <table:table-cell office:value-type="float" office:value="-62.3646011352539" calcext:value-type="float">
            <text:p>-62,3646011352539</text:p>
          </table:table-cell>
          <table:table-cell office:value-type="float" office:value="-62.3726654052734" calcext:value-type="float">
            <text:p>-62,3726654052734</text:p>
          </table:table-cell>
          <table:table-cell office:value-type="float" office:value="-62.3717384338379" calcext:value-type="float">
            <text:p>-62,3717384338379</text:p>
          </table:table-cell>
          <table:table-cell office:value-type="float" office:value="-62.3613700866699" calcext:value-type="float">
            <text:p>-62,3613700866699</text:p>
          </table:table-cell>
          <table:table-cell office:value-type="float" office:value="-62.3779144287109" calcext:value-type="float">
            <text:p>-62,3779144287109</text:p>
          </table:table-cell>
          <table:table-cell office:value-type="float" office:value="-62.3769454956055" calcext:value-type="float">
            <text:p>-62,3769454956055</text:p>
          </table:table-cell>
          <table:table-cell office:value-type="float" office:value="-62.3424758911133" calcext:value-type="float">
            <text:p>-62,3424758911133</text:p>
          </table:table-cell>
          <table:table-cell office:value-type="float" office:value="-62.3874168395996" calcext:value-type="float">
            <text:p>-62,3874168395996</text:p>
          </table:table-cell>
          <table:table-cell office:value-type="float" office:value="-62.3808555603027" calcext:value-type="float">
            <text:p>-62,3808555603027</text:p>
          </table:table-cell>
          <table:table-cell office:value-type="float" office:value="-62.3727874755859" calcext:value-type="float">
            <text:p>-62,3727874755859</text:p>
          </table:table-cell>
          <table:table-cell office:value-type="float" office:value="-62.3462409973145" calcext:value-type="float">
            <text:p>-62,3462409973145</text:p>
          </table:table-cell>
          <table:table-cell office:value-type="float" office:value="-62.3775367736816" calcext:value-type="float">
            <text:p>-62,3775367736816</text:p>
          </table:table-cell>
          <table:table-cell office:value-type="float" office:value="-62.3722839355469" calcext:value-type="float">
            <text:p>-62,3722839355469</text:p>
          </table:table-cell>
          <table:table-cell office:value-type="float" office:value="-62.3868293762207" calcext:value-type="float">
            <text:p>-62,3868293762207</text:p>
          </table:table-cell>
          <table:table-cell office:value-type="float" office:value="-62.3656120300293" calcext:value-type="float">
            <text:p>-62,3656120300293</text:p>
          </table:table-cell>
          <table:table-cell office:value-type="float" office:value="-62.361328125" calcext:value-type="float">
            <text:p>-62,361328125</text:p>
          </table:table-cell>
          <table:table-cell office:value-type="float" office:value="-62.3807334899902" calcext:value-type="float">
            <text:p>-62,3807334899902</text:p>
          </table:table-cell>
          <table:table-cell office:value-type="float" office:value="-62.3715705871582" calcext:value-type="float">
            <text:p>-62,3715705871582</text:p>
          </table:table-cell>
          <table:table-cell office:value-type="float" office:value="-62.3781242370606" calcext:value-type="float">
            <text:p>-62,3781242370606</text:p>
          </table:table-cell>
          <table:table-cell office:value-type="float" office:value="-62.3876304626465" calcext:value-type="float">
            <text:p>-62,3876304626465</text:p>
          </table:table-cell>
          <table:table-cell office:value-type="float" office:value="-62.3781700134277" calcext:value-type="float">
            <text:p>-62,3781700134277</text:p>
          </table:table-cell>
          <table:table-cell office:value-type="float" office:value="-62.3558769226074" calcext:value-type="float">
            <text:p>-62,3558769226074</text:p>
          </table:table-cell>
          <table:table-cell office:value-type="float" office:value="-62.4088172912598" calcext:value-type="float">
            <text:p>-62,4088172912598</text:p>
          </table:table-cell>
          <table:table-cell office:value-type="float" office:value="-62.4535980224609" calcext:value-type="float">
            <text:p>-62,4535980224609</text:p>
          </table:table-cell>
          <table:table-cell office:value-type="float" office:value="-62.4507560729981" calcext:value-type="float">
            <text:p>-62,4507560729981</text:p>
          </table:table-cell>
          <table:table-cell office:value-type="float" office:value="-62.4525375366211" calcext:value-type="float">
            <text:p>-62,4525375366211</text:p>
          </table:table-cell>
          <table:table-cell office:value-type="float" office:value="-62.4688262939453" calcext:value-type="float">
            <text:p>-62,4688262939453</text:p>
          </table:table-cell>
          <table:table-cell office:value-type="float" office:value="-62.4477920532227" calcext:value-type="float">
            <text:p>-62,4477920532227</text:p>
          </table:table-cell>
          <table:table-cell office:value-type="float" office:value="-62.4512672424316" calcext:value-type="float">
            <text:p>-62,4512672424316</text:p>
          </table:table-cell>
          <table:table-cell office:value-type="float" office:value="-62.4584732055664" calcext:value-type="float">
            <text:p>-62,4584732055664</text:p>
          </table:table-cell>
          <table:table-cell office:value-type="float" office:value="-62.4634819030762" calcext:value-type="float">
            <text:p>-62,4634819030762</text:p>
          </table:table-cell>
          <table:table-cell office:value-type="float" office:value="-62.4612731933594" calcext:value-type="float">
            <text:p>-62,4612731933594</text:p>
          </table:table-cell>
          <table:table-cell office:value-type="float" office:value="-62.4601287841797" calcext:value-type="float">
            <text:p>-62,4601287841797</text:p>
          </table:table-cell>
          <table:table-cell office:value-type="float" office:value="-62.4529609680176" calcext:value-type="float">
            <text:p>-62,4529609680176</text:p>
          </table:table-cell>
          <table:table-cell office:value-type="float" office:value="-62.4389839172363" calcext:value-type="float">
            <text:p>-62,4389839172363</text:p>
          </table:table-cell>
          <table:table-cell office:value-type="float" office:value="-62.4686164855957" calcext:value-type="float">
            <text:p>-62,4686164855957</text:p>
          </table:table-cell>
          <table:table-cell office:value-type="float" office:value="-62.4575424194336" calcext:value-type="float">
            <text:p>-62,4575424194336</text:p>
          </table:table-cell>
          <table:table-cell office:value-type="float" office:value="-62.4695129394531" calcext:value-type="float">
            <text:p>-62,4695129394531</text:p>
          </table:table-cell>
          <table:table-cell office:value-type="float" office:value="-62.4741401672363" calcext:value-type="float">
            <text:p>-62,4741401672363</text:p>
          </table:table-cell>
          <table:table-cell office:value-type="float" office:value="-62.4609794616699" calcext:value-type="float">
            <text:p>-62,4609794616699</text:p>
          </table:table-cell>
          <table:table-cell office:value-type="float" office:value="-62.4634399414063" calcext:value-type="float">
            <text:p>-62,4634399414063</text:p>
          </table:table-cell>
          <table:table-cell office:value-type="float" office:value="-62.4498252868652" calcext:value-type="float">
            <text:p>-62,4498252868652</text:p>
          </table:table-cell>
          <table:table-cell office:value-type="float" office:value="-62.4795379638672" calcext:value-type="float">
            <text:p>-62,4795379638672</text:p>
          </table:table-cell>
          <table:table-cell office:value-type="float" office:value="-62.4737548828125" calcext:value-type="float">
            <text:p>-62,4737548828125</text:p>
          </table:table-cell>
          <table:table-cell office:value-type="float" office:value="-62.4573707580566" calcext:value-type="float">
            <text:p>-62,4573707580566</text:p>
          </table:table-cell>
          <table:table-cell office:value-type="float" office:value="-62.4708709716797" calcext:value-type="float">
            <text:p>-62,4708709716797</text:p>
          </table:table-cell>
          <table:table-cell office:value-type="float" office:value="-62.4834518432617" calcext:value-type="float">
            <text:p>-62,4834518432617</text:p>
          </table:table-cell>
          <table:table-cell office:value-type="float" office:value="-62.4700622558594" calcext:value-type="float">
            <text:p>-62,4700622558594</text:p>
          </table:table-cell>
          <table:table-cell office:value-type="float" office:value="-62.4621620178223" calcext:value-type="float">
            <text:p>-62,4621620178223</text:p>
          </table:table-cell>
          <table:table-cell office:value-type="float" office:value="-62.4534301757813" calcext:value-type="float">
            <text:p>-62,4534301757813</text:p>
          </table:table-cell>
          <table:table-cell office:value-type="float" office:value="-62.4755401611328" calcext:value-type="float">
            <text:p>-62,4755401611328</text:p>
          </table:table-cell>
          <table:table-cell office:value-type="float" office:value="-62.4580497741699" calcext:value-type="float">
            <text:p>-62,4580497741699</text:p>
          </table:table-cell>
          <table:table-cell office:value-type="float" office:value="-62.4750328063965" calcext:value-type="float">
            <text:p>-62,4750328063965</text:p>
          </table:table-cell>
          <table:table-cell office:value-type="float" office:value="-62.4725685119629" calcext:value-type="float">
            <text:p>-62,4725685119629</text:p>
          </table:table-cell>
          <table:table-cell office:value-type="float" office:value="-62.4629707336426" calcext:value-type="float">
            <text:p>-62,4629707336426</text:p>
          </table:table-cell>
          <table:table-cell office:value-type="float" office:value="-62.4596633911133" calcext:value-type="float">
            <text:p>-62,4596633911133</text:p>
          </table:table-cell>
          <table:table-cell office:value-type="float" office:value="-62.4601287841797" calcext:value-type="float">
            <text:p>-62,4601287841797</text:p>
          </table:table-cell>
          <table:table-cell office:value-type="float" office:value="-62.4596214294434" calcext:value-type="float">
            <text:p>-62,4596214294434</text:p>
          </table:table-cell>
          <table:table-cell office:value-type="float" office:value="-62.4527893066406" calcext:value-type="float">
            <text:p>-62,4527893066406</text:p>
          </table:table-cell>
          <table:table-cell office:value-type="float" office:value="-62.4566078186035" calcext:value-type="float">
            <text:p>-62,4566078186035</text:p>
          </table:table-cell>
          <table:table-cell office:value-type="float" office:value="-62.4513092041016" calcext:value-type="float">
            <text:p>-62,4513092041016</text:p>
          </table:table-cell>
          <table:table-cell office:value-type="float" office:value="-62.4738426208496" calcext:value-type="float">
            <text:p>-62,4738426208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17:42:34.714443398</dc:date>
    <meta:editing-duration>PT3M58S</meta:editing-duration>
    <meta:editing-cycles>2</meta:editing-cycles>
    <meta:generator>LibreOffice/7.4.7.2$Linux_X86_64 LibreOffice_project/40$Build-2</meta:generator>
    <meta:document-statistic meta:table-count="1" meta:cell-count="96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707cm" svg:height="16.458cm" xlink:href=".." xlink:type="simple" chart:class="chart:line" chart:style-name="ch1">
        <chart:legend chart:legend-position="end" svg:x="38.828cm" svg:y="5.689cm" style:legend-expansion="high" chart:style-name="ch2"/>
        <chart:plot-area chart:style-name="ch3" table:cell-range-address="optymalizacja_wycinana_z_trace.A1:optymalizacja_wycinana_z_trace.OJ10" svg:x="0.834cm" svg:y="0.329cm" svg:width="37.16cm" svg:height="15.8cm">
          <chart:coordinate-region svg:x="1.852cm" svg:y="0.529cm" svg:width="36.001cm" svg:height="15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ymalizacja_wycinana_z_trace.A1:optymalizacja_wycinana_z_trace.OJ1" chart:class="chart:line">
            <chart:data-point chart:repeated="400"/>
          </chart:series>
          <chart:series chart:style-name="ch7" chart:values-cell-range-address="optymalizacja_wycinana_z_trace.A2:optymalizacja_wycinana_z_trace.OJ2" chart:class="chart:line">
            <chart:data-point chart:repeated="400"/>
          </chart:series>
          <chart:series chart:style-name="ch8" chart:values-cell-range-address="optymalizacja_wycinana_z_trace.A3:optymalizacja_wycinana_z_trace.OJ3" chart:class="chart:line">
            <chart:data-point chart:repeated="400"/>
          </chart:series>
          <chart:series chart:style-name="ch9" chart:values-cell-range-address="optymalizacja_wycinana_z_trace.A4:optymalizacja_wycinana_z_trace.OJ4" chart:class="chart:line">
            <chart:data-point chart:repeated="400"/>
          </chart:series>
          <chart:series chart:style-name="ch10" chart:values-cell-range-address="optymalizacja_wycinana_z_trace.A5:optymalizacja_wycinana_z_trace.OJ5" chart:class="chart:line">
            <chart:data-point chart:repeated="400"/>
          </chart:series>
          <chart:series chart:style-name="ch11" chart:values-cell-range-address="optymalizacja_wycinana_z_trace.A6:optymalizacja_wycinana_z_trace.OJ6" chart:class="chart:line">
            <chart:data-point chart:repeated="400"/>
          </chart:series>
          <chart:series chart:style-name="ch12" chart:values-cell-range-address="optymalizacja_wycinana_z_trace.A7:optymalizacja_wycinana_z_trace.OJ7" chart:class="chart:line">
            <chart:data-point chart:repeated="400"/>
          </chart:series>
          <chart:series chart:style-name="ch13" chart:values-cell-range-address="optymalizacja_wycinana_z_trace.A8:optymalizacja_wycinana_z_trace.OJ8" chart:class="chart:line">
            <chart:data-point chart:repeated="400"/>
          </chart:series>
          <chart:series chart:style-name="ch14" chart:values-cell-range-address="optymalizacja_wycinana_z_trace.A9:optymalizacja_wycinana_z_trace.OJ9" chart:class="chart:line">
            <chart:data-point chart:repeated="400"/>
          </chart:series>
          <chart:series chart:style-name="ch15" chart:values-cell-range-address="optymalizacja_wycinana_z_trace.A10:optymalizacja_wycinana_z_trace.OJ10" chart:class="chart:line">
            <chart:data-point chart:repeated="4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</table:table-row>
          </table:table-header-rows>
          <table:table-rows>
            <table:table-row>
              <table:table-cell office:value-type="string">
                <text:p>Wiersz 1</text:p>
                <draw:g>
                  <svg:desc/>
                </draw:g>
              </table:table-cell>
              <table:table-cell office:value-type="float" office:value="-62.7648124694824">
                <text:p>-62.7648124694824</text:p>
                <draw:g>
                  <svg:desc>optymalizacja_wycinana_z_trace.A1:optymalizacja_wycinana_z_trace.OJ1</svg:desc>
                </draw:g>
              </table:table-cell>
              <table:table-cell office:value-type="float" office:value="-62.7444496154785">
                <text:p>-62.7444496154785</text:p>
              </table:table-cell>
              <table:table-cell office:value-type="float" office:value="-62.7406349182129">
                <text:p>-62.7406349182129</text:p>
              </table:table-cell>
              <table:table-cell office:value-type="float" office:value="-62.7499732971191">
                <text:p>-62.7499732971191</text:p>
              </table:table-cell>
              <table:table-cell office:value-type="float" office:value="-62.740592956543">
                <text:p>-62.740592956543</text:p>
              </table:table-cell>
              <table:table-cell office:value-type="float" office:value="-62.733585357666">
                <text:p>-62.733585357666</text:p>
              </table:table-cell>
              <table:table-cell office:value-type="float" office:value="-62.7485694885254">
                <text:p>-62.7485694885254</text:p>
              </table:table-cell>
              <table:table-cell office:value-type="float" office:value="-62.752082824707">
                <text:p>-62.752082824707</text:p>
              </table:table-cell>
              <table:table-cell office:value-type="float" office:value="-62.7482223510742">
                <text:p>-62.7482223510742</text:p>
              </table:table-cell>
              <table:table-cell office:value-type="float" office:value="-62.7218132019043">
                <text:p>-62.7218132019043</text:p>
              </table:table-cell>
              <table:table-cell office:value-type="float" office:value="-62.7303009033203">
                <text:p>-62.7303009033203</text:p>
              </table:table-cell>
              <table:table-cell office:value-type="float" office:value="-62.726448059082">
                <text:p>-62.726448059082</text:p>
              </table:table-cell>
              <table:table-cell office:value-type="float" office:value="-62.7299537658691">
                <text:p>-62.7299537658691</text:p>
              </table:table-cell>
              <table:table-cell office:value-type="float" office:value="-62.7268028259277">
                <text:p>-62.7268028259277</text:p>
              </table:table-cell>
              <table:table-cell office:value-type="float" office:value="-62.7418174743652">
                <text:p>-62.7418174743652</text:p>
              </table:table-cell>
              <table:table-cell office:value-type="float" office:value="-62.7369575500488">
                <text:p>-62.7369575500488</text:p>
              </table:table-cell>
              <table:table-cell office:value-type="float" office:value="-62.7394981384277">
                <text:p>-62.7394981384277</text:p>
              </table:table-cell>
              <table:table-cell office:value-type="float" office:value="-62.7430038452148">
                <text:p>-62.7430038452148</text:p>
              </table:table-cell>
              <table:table-cell office:value-type="float" office:value="-62.7437019348145">
                <text:p>-62.7437019348145</text:p>
              </table:table-cell>
              <table:table-cell office:value-type="float" office:value="-62.731086730957">
                <text:p>-62.731086730957</text:p>
              </table:table-cell>
              <table:table-cell office:value-type="float" office:value="-62.7240028381348">
                <text:p>-62.7240028381348</text:p>
              </table:table-cell>
              <table:table-cell office:value-type="float" office:value="-62.7293357849121">
                <text:p>-62.7293357849121</text:p>
              </table:table-cell>
              <table:table-cell office:value-type="float" office:value="-62.7338447570801">
                <text:p>-62.7338447570801</text:p>
              </table:table-cell>
              <table:table-cell office:value-type="float" office:value="-62.7342414855957">
                <text:p>-62.7342414855957</text:p>
              </table:table-cell>
              <table:table-cell office:value-type="float" office:value="-62.7360801696777">
                <text:p>-62.7360801696777</text:p>
              </table:table-cell>
              <table:table-cell office:value-type="float" office:value="-62.7508049011231">
                <text:p>-62.7508049011231</text:p>
              </table:table-cell>
              <table:table-cell office:value-type="float" office:value="-62.7512893676758">
                <text:p>-62.7512893676758</text:p>
              </table:table-cell>
              <table:table-cell office:value-type="float" office:value="-62.739933013916">
                <text:p>-62.739933013916</text:p>
              </table:table-cell>
              <table:table-cell office:value-type="float" office:value="-62.7412528991699">
                <text:p>-62.7412528991699</text:p>
              </table:table-cell>
              <table:table-cell office:value-type="float" office:value="-62.7372627258301">
                <text:p>-62.7372627258301</text:p>
              </table:table-cell>
              <table:table-cell office:value-type="float" office:value="-62.7332344055176">
                <text:p>-62.7332344055176</text:p>
              </table:table-cell>
              <table:table-cell office:value-type="float" office:value="-62.7399787902832">
                <text:p>-62.7399787902832</text:p>
              </table:table-cell>
              <table:table-cell office:value-type="float" office:value="-62.7387084960938">
                <text:p>-62.7387084960938</text:p>
              </table:table-cell>
              <table:table-cell office:value-type="float" office:value="-62.720458984375">
                <text:p>-62.720458984375</text:p>
              </table:table-cell>
              <table:table-cell office:value-type="float" office:value="-62.7202873229981">
                <text:p>-62.7202873229981</text:p>
              </table:table-cell>
              <table:table-cell office:value-type="float" office:value="-62.7392807006836">
                <text:p>-62.7392807006836</text:p>
              </table:table-cell>
              <table:table-cell office:value-type="float" office:value="-62.7300796508789">
                <text:p>-62.7300796508789</text:p>
              </table:table-cell>
              <table:table-cell office:value-type="float" office:value="-62.733585357666">
                <text:p>-62.733585357666</text:p>
              </table:table-cell>
              <table:table-cell office:value-type="float" office:value="-62.7490539550781">
                <text:p>-62.7490539550781</text:p>
              </table:table-cell>
              <table:table-cell office:value-type="float" office:value="-62.7355995178223">
                <text:p>-62.7355995178223</text:p>
              </table:table-cell>
              <table:table-cell office:value-type="float" office:value="-62.7123756408691">
                <text:p>-62.7123756408691</text:p>
              </table:table-cell>
              <table:table-cell office:value-type="float" office:value="-62.7238273620606">
                <text:p>-62.7238273620606</text:p>
              </table:table-cell>
              <table:table-cell office:value-type="float" office:value="-62.7497138977051">
                <text:p>-62.7497138977051</text:p>
              </table:table-cell>
              <table:table-cell office:value-type="float" office:value="-62.7254867553711">
                <text:p>-62.7254867553711</text:p>
              </table:table-cell>
              <table:table-cell office:value-type="float" office:value="-62.7257957458496">
                <text:p>-62.7257957458496</text:p>
              </table:table-cell>
              <table:table-cell office:value-type="float" office:value="-62.753833770752">
                <text:p>-62.753833770752</text:p>
              </table:table-cell>
              <table:table-cell office:value-type="float" office:value="-62.7541465759277">
                <text:p>-62.7541465759277</text:p>
              </table:table-cell>
              <table:table-cell office:value-type="float" office:value="-62.7406806945801">
                <text:p>-62.7406806945801</text:p>
              </table:table-cell>
              <table:table-cell office:value-type="float" office:value="-62.7375297546387">
                <text:p>-62.7375297546387</text:p>
              </table:table-cell>
              <table:table-cell office:value-type="float" office:value="-62.7323608398438">
                <text:p>-62.7323608398438</text:p>
              </table:table-cell>
              <table:table-cell office:value-type="float" office:value="-62.7444038391113">
                <text:p>-62.7444038391113</text:p>
              </table:table-cell>
              <table:table-cell office:value-type="float" office:value="-62.7415580749512">
                <text:p>-62.7415580749512</text:p>
              </table:table-cell>
              <table:table-cell office:value-type="float" office:value="-62.7588424682617">
                <text:p>-62.7588424682617</text:p>
              </table:table-cell>
              <table:table-cell office:value-type="float" office:value="-62.7461166381836">
                <text:p>-62.7461166381836</text:p>
              </table:table-cell>
              <table:table-cell office:value-type="float" office:value="-62.7506790161133">
                <text:p>-62.7506790161133</text:p>
              </table:table-cell>
              <table:table-cell office:value-type="float" office:value="-62.7375297546387">
                <text:p>-62.7375297546387</text:p>
              </table:table-cell>
              <table:table-cell office:value-type="float" office:value="-62.7461166381836">
                <text:p>-62.7461166381836</text:p>
              </table:table-cell>
              <table:table-cell office:value-type="float" office:value="-62.7510719299316">
                <text:p>-62.7510719299316</text:p>
              </table:table-cell>
              <table:table-cell office:value-type="float" office:value="-62.7494010925293">
                <text:p>-62.7494010925293</text:p>
              </table:table-cell>
              <table:table-cell office:value-type="float" office:value="-62.739933013916">
                <text:p>-62.739933013916</text:p>
              </table:table-cell>
              <table:table-cell office:value-type="float" office:value="-62.7351608276367">
                <text:p>-62.7351608276367</text:p>
              </table:table-cell>
              <table:table-cell office:value-type="float" office:value="-62.7391014099121">
                <text:p>-62.7391014099121</text:p>
              </table:table-cell>
              <table:table-cell office:value-type="float" office:value="-62.752082824707">
                <text:p>-62.752082824707</text:p>
              </table:table-cell>
              <table:table-cell office:value-type="float" office:value="-62.7383575439453">
                <text:p>-62.7383575439453</text:p>
              </table:table-cell>
              <table:table-cell office:value-type="float" office:value="-62.7421722412109">
                <text:p>-62.7421722412109</text:p>
              </table:table-cell>
              <table:table-cell office:value-type="float" office:value="-62.7421264648438">
                <text:p>-62.7421264648438</text:p>
              </table:table-cell>
              <table:table-cell office:value-type="float" office:value="-62.7320518493652">
                <text:p>-62.7320518493652</text:p>
              </table:table-cell>
              <table:table-cell office:value-type="float" office:value="-62.7425193786621">
                <text:p>-62.7425193786621</text:p>
              </table:table-cell>
              <table:table-cell office:value-type="float" office:value="-62.7331008911133">
                <text:p>-62.7331008911133</text:p>
              </table:table-cell>
              <table:table-cell office:value-type="float" office:value="-62.7442283630371">
                <text:p>-62.7442283630371</text:p>
              </table:table-cell>
              <table:table-cell office:value-type="float" office:value="-62.7362098693848">
                <text:p>-62.7362098693848</text:p>
              </table:table-cell>
              <table:table-cell office:value-type="float" office:value="-62.7248764038086">
                <text:p>-62.7248764038086</text:p>
              </table:table-cell>
              <table:table-cell office:value-type="float" office:value="-62.7389678955078">
                <text:p>-62.7389678955078</text:p>
              </table:table-cell>
              <table:table-cell office:value-type="float" office:value="-62.740592956543">
                <text:p>-62.740592956543</text:p>
              </table:table-cell>
              <table:table-cell office:value-type="float" office:value="-62.7265357971191">
                <text:p>-62.7265357971191</text:p>
              </table:table-cell>
              <table:table-cell office:value-type="float" office:value="-62.7264938354492">
                <text:p>-62.7264938354492</text:p>
              </table:table-cell>
              <table:table-cell office:value-type="float" office:value="-62.748176574707">
                <text:p>-62.748176574707</text:p>
              </table:table-cell>
              <table:table-cell office:value-type="float" office:value="-62.7409858703613">
                <text:p>-62.7409858703613</text:p>
              </table:table-cell>
              <table:table-cell office:value-type="float" office:value="-62.7163963317871">
                <text:p>-62.7163963317871</text:p>
              </table:table-cell>
              <table:table-cell office:value-type="float" office:value="-62.722339630127">
                <text:p>-62.722339630127</text:p>
              </table:table-cell>
              <table:table-cell office:value-type="float" office:value="-62.7367820739746">
                <text:p>-62.7367820739746</text:p>
              </table:table-cell>
              <table:table-cell office:value-type="float" office:value="-62.7359504699707">
                <text:p>-62.7359504699707</text:p>
              </table:table-cell>
              <table:table-cell office:value-type="float" office:value="-62.7463798522949">
                <text:p>-62.7463798522949</text:p>
              </table:table-cell>
              <table:table-cell office:value-type="float" office:value="-62.7416000366211">
                <text:p>-62.7416000366211</text:p>
              </table:table-cell>
              <table:table-cell office:value-type="float" office:value="-62.7317886352539">
                <text:p>-62.7317886352539</text:p>
              </table:table-cell>
              <table:table-cell office:value-type="float" office:value="-62.740852355957">
                <text:p>-62.740852355957</text:p>
              </table:table-cell>
              <table:table-cell office:value-type="float" office:value="-62.7459869384766">
                <text:p>-62.7459869384766</text:p>
              </table:table-cell>
              <table:table-cell office:value-type="float" office:value="-62.735466003418">
                <text:p>-62.735466003418</text:p>
              </table:table-cell>
              <table:table-cell office:value-type="float" office:value="-62.7412948608398">
                <text:p>-62.7412948608398</text:p>
              </table:table-cell>
              <table:table-cell office:value-type="float" office:value="-62.7305603027344">
                <text:p>-62.7305603027344</text:p>
              </table:table-cell>
              <table:table-cell office:value-type="float" office:value="-62.7444038391113">
                <text:p>-62.7444038391113</text:p>
              </table:table-cell>
              <table:table-cell office:value-type="float" office:value="-62.7358627319336">
                <text:p>-62.7358627319336</text:p>
              </table:table-cell>
              <table:table-cell office:value-type="float" office:value="-62.7342834472656">
                <text:p>-62.7342834472656</text:p>
              </table:table-cell>
              <table:table-cell office:value-type="float" office:value="-62.7376556396484">
                <text:p>-62.7376556396484</text:p>
              </table:table-cell>
              <table:table-cell office:value-type="float" office:value="-62.7281150817871">
                <text:p>-62.7281150817871</text:p>
              </table:table-cell>
              <table:table-cell office:value-type="float" office:value="-62.7076148986816">
                <text:p>-62.7076148986816</text:p>
              </table:table-cell>
              <table:table-cell office:value-type="float" office:value="-62.7476921081543">
                <text:p>-62.7476921081543</text:p>
              </table:table-cell>
              <table:table-cell office:value-type="float" office:value="-62.7344589233398">
                <text:p>-62.7344589233398</text:p>
              </table:table-cell>
              <table:table-cell office:value-type="float" office:value="-62.7163047790527">
                <text:p>-62.7163047790527</text:p>
              </table:table-cell>
              <table:table-cell office:value-type="float" office:value="-62.7303466796875">
                <text:p>-62.7303466796875</text:p>
              </table:table-cell>
              <table:table-cell office:value-type="float" office:value="-62.7281150817871">
                <text:p>-62.7281150817871</text:p>
              </table:table-cell>
              <table:table-cell office:value-type="float" office:value="-62.7304763793945">
                <text:p>-62.7304763793945</text:p>
              </table:table-cell>
              <table:table-cell office:value-type="float" office:value="-62.730827331543">
                <text:p>-62.730827331543</text:p>
              </table:table-cell>
              <table:table-cell office:value-type="float" office:value="-62.7397155761719">
                <text:p>-62.7397155761719</text:p>
              </table:table-cell>
              <table:table-cell office:value-type="float" office:value="-62.7303886413574">
                <text:p>-62.7303886413574</text:p>
              </table:table-cell>
              <table:table-cell office:value-type="float" office:value="-62.7323150634766">
                <text:p>-62.7323150634766</text:p>
              </table:table-cell>
              <table:table-cell office:value-type="float" office:value="-62.760684967041">
                <text:p>-62.760684967041</text:p>
              </table:table-cell>
              <table:table-cell office:value-type="float" office:value="-62.732666015625">
                <text:p>-62.732666015625</text:p>
              </table:table-cell>
              <table:table-cell office:value-type="float" office:value="-62.7524299621582">
                <text:p>-62.7524299621582</text:p>
              </table:table-cell>
              <table:table-cell office:value-type="float" office:value="-62.7446670532227">
                <text:p>-62.7446670532227</text:p>
              </table:table-cell>
              <table:table-cell office:value-type="float" office:value="-62.7105407714844">
                <text:p>-62.7105407714844</text:p>
              </table:table-cell>
              <table:table-cell office:value-type="float" office:value="-62.7366485595703">
                <text:p>-62.7366485595703</text:p>
              </table:table-cell>
              <table:table-cell office:value-type="float" office:value="-62.7407684326172">
                <text:p>-62.7407684326172</text:p>
              </table:table-cell>
              <table:table-cell office:value-type="float" office:value="-62.7328834533691">
                <text:p>-62.7328834533691</text:p>
              </table:table-cell>
              <table:table-cell office:value-type="float" office:value="-62.7398071289063">
                <text:p>-62.7398071289063</text:p>
              </table:table-cell>
              <table:table-cell office:value-type="float" office:value="-62.7395401000977">
                <text:p>-62.7395401000977</text:p>
              </table:table-cell>
              <table:table-cell office:value-type="float" office:value="-62.7449760437012">
                <text:p>-62.7449760437012</text:p>
              </table:table-cell>
              <table:table-cell office:value-type="float" office:value="-62.729907989502">
                <text:p>-62.729907989502</text:p>
              </table:table-cell>
              <table:table-cell office:value-type="float" office:value="-62.7613029479981">
                <text:p>-62.7613029479981</text:p>
              </table:table-cell>
              <table:table-cell office:value-type="float" office:value="-62.7351608276367">
                <text:p>-62.7351608276367</text:p>
              </table:table-cell>
              <table:table-cell office:value-type="float" office:value="-62.7416877746582">
                <text:p>-62.7416877746582</text:p>
              </table:table-cell>
              <table:table-cell office:value-type="float" office:value="-62.7514228820801">
                <text:p>-62.7514228820801</text:p>
              </table:table-cell>
              <table:table-cell office:value-type="float" office:value="-62.7409400939941">
                <text:p>-62.7409400939941</text:p>
              </table:table-cell>
              <table:table-cell office:value-type="float" office:value="-62.7559432983398">
                <text:p>-62.7559432983398</text:p>
              </table:table-cell>
              <table:table-cell office:value-type="float" office:value="-62.749755859375">
                <text:p>-62.749755859375</text:p>
              </table:table-cell>
              <table:table-cell office:value-type="float" office:value="-62.7338447570801">
                <text:p>-62.7338447570801</text:p>
              </table:table-cell>
              <table:table-cell office:value-type="float" office:value="-62.7324905395508">
                <text:p>-62.7324905395508</text:p>
              </table:table-cell>
              <table:table-cell office:value-type="float" office:value="-62.7504997253418">
                <text:p>-62.7504997253418</text:p>
              </table:table-cell>
              <table:table-cell office:value-type="float" office:value="-62.7416458129883">
                <text:p>-62.7416458129883</text:p>
              </table:table-cell>
              <table:table-cell office:value-type="float" office:value="-62.7276306152344">
                <text:p>-62.7276306152344</text:p>
              </table:table-cell>
              <table:table-cell office:value-type="float" office:value="-62.7117614746094">
                <text:p>-62.7117614746094</text:p>
              </table:table-cell>
              <table:table-cell office:value-type="float" office:value="-62.712329864502">
                <text:p>-62.712329864502</text:p>
              </table:table-cell>
              <table:table-cell office:value-type="float" office:value="-62.7357711791992">
                <text:p>-62.7357711791992</text:p>
              </table:table-cell>
              <table:table-cell office:value-type="float" office:value="-62.7242202758789">
                <text:p>-62.7242202758789</text:p>
              </table:table-cell>
              <table:table-cell office:value-type="float" office:value="-62.726188659668">
                <text:p>-62.726188659668</text:p>
              </table:table-cell>
              <table:table-cell office:value-type="float" office:value="-62.7471237182617">
                <text:p>-62.7471237182617</text:p>
              </table:table-cell>
              <table:table-cell office:value-type="float" office:value="-62.7319641113281">
                <text:p>-62.7319641113281</text:p>
              </table:table-cell>
              <table:table-cell office:value-type="float" office:value="-62.7366485595703">
                <text:p>-62.7366485595703</text:p>
              </table:table-cell>
              <table:table-cell office:value-type="float" office:value="-62.721248626709">
                <text:p>-62.721248626709</text:p>
              </table:table-cell>
              <table:table-cell office:value-type="float" office:value="-62.728157043457">
                <text:p>-62.728157043457</text:p>
              </table:table-cell>
              <table:table-cell office:value-type="float" office:value="-62.72802734375">
                <text:p>-62.72802734375</text:p>
              </table:table-cell>
              <table:table-cell office:value-type="float" office:value="-62.7369117736816">
                <text:p>-62.7369117736816</text:p>
              </table:table-cell>
              <table:table-cell office:value-type="float" office:value="-62.7248344421387">
                <text:p>-62.7248344421387</text:p>
              </table:table-cell>
              <table:table-cell office:value-type="float" office:value="-62.7466850280762">
                <text:p>-62.7466850280762</text:p>
              </table:table-cell>
              <table:table-cell office:value-type="float" office:value="-62.7568206787109">
                <text:p>-62.7568206787109</text:p>
              </table:table-cell>
              <table:table-cell office:value-type="float" office:value="-62.7524757385254">
                <text:p>-62.7524757385254</text:p>
              </table:table-cell>
              <table:table-cell office:value-type="float" office:value="-62.7373046875">
                <text:p>-62.7373046875</text:p>
              </table:table-cell>
              <table:table-cell office:value-type="float" office:value="-62.7452812194824">
                <text:p>-62.7452812194824</text:p>
              </table:table-cell>
              <table:table-cell office:value-type="float" office:value="-62.7236938476563">
                <text:p>-62.7236938476563</text:p>
              </table:table-cell>
              <table:table-cell office:value-type="float" office:value="-62.7255325317383">
                <text:p>-62.7255325317383</text:p>
              </table:table-cell>
              <table:table-cell office:value-type="float" office:value="-62.7246551513672">
                <text:p>-62.7246551513672</text:p>
              </table:table-cell>
              <table:table-cell office:value-type="float" office:value="-62.7475166320801">
                <text:p>-62.7475166320801</text:p>
              </table:table-cell>
              <table:table-cell office:value-type="float" office:value="-62.7309989929199">
                <text:p>-62.7309989929199</text:p>
              </table:table-cell>
              <table:table-cell office:value-type="float" office:value="-62.7170944213867">
                <text:p>-62.7170944213867</text:p>
              </table:table-cell>
              <table:table-cell office:value-type="float" office:value="-62.7080955505371">
                <text:p>-62.7080955505371</text:p>
              </table:table-cell>
              <table:table-cell office:value-type="float" office:value="-62.7317886352539">
                <text:p>-62.7317886352539</text:p>
              </table:table-cell>
              <table:table-cell office:value-type="float" office:value="-62.7200202941895">
                <text:p>-62.7200202941895</text:p>
              </table:table-cell>
              <table:table-cell office:value-type="float" office:value="-62.7299957275391">
                <text:p>-62.7299957275391</text:p>
              </table:table-cell>
              <table:table-cell office:value-type="float" office:value="-62.7479133605957">
                <text:p>-62.7479133605957</text:p>
              </table:table-cell>
              <table:table-cell office:value-type="float" office:value="-62.7386627197266">
                <text:p>-62.7386627197266</text:p>
              </table:table-cell>
              <table:table-cell office:value-type="float" office:value="-62.7395858764648">
                <text:p>-62.7395858764648</text:p>
              </table:table-cell>
              <table:table-cell office:value-type="float" office:value="-62.7480010986328">
                <text:p>-62.7480010986328</text:p>
              </table:table-cell>
              <table:table-cell office:value-type="float" office:value="-62.7287673950195">
                <text:p>-62.7287673950195</text:p>
              </table:table-cell>
              <table:table-cell office:value-type="float" office:value="-62.7431373596191">
                <text:p>-62.7431373596191</text:p>
              </table:table-cell>
              <table:table-cell office:value-type="float" office:value="-62.7356834411621">
                <text:p>-62.7356834411621</text:p>
              </table:table-cell>
              <table:table-cell office:value-type="float" office:value="-62.7229499816895">
                <text:p>-62.7229499816895</text:p>
              </table:table-cell>
              <table:table-cell office:value-type="float" office:value="-62.7200660705566">
                <text:p>-62.7200660705566</text:p>
              </table:table-cell>
              <table:table-cell office:value-type="float" office:value="-62.7184066772461">
                <text:p>-62.7184066772461</text:p>
              </table:table-cell>
              <table:table-cell office:value-type="float" office:value="-62.7402420043945">
                <text:p>-62.7402420043945</text:p>
              </table:table-cell>
              <table:table-cell office:value-type="float" office:value="-62.7406806945801">
                <text:p>-62.7406806945801</text:p>
              </table:table-cell>
              <table:table-cell office:value-type="float" office:value="-62.7309150695801">
                <text:p>-62.7309150695801</text:p>
              </table:table-cell>
              <table:table-cell office:value-type="float" office:value="-62.7236061096191">
                <text:p>-62.7236061096191</text:p>
              </table:table-cell>
              <table:table-cell office:value-type="float" office:value="-62.7447128295898">
                <text:p>-62.7447128295898</text:p>
              </table:table-cell>
              <table:table-cell office:value-type="float" office:value="-62.7369575500488">
                <text:p>-62.7369575500488</text:p>
              </table:table-cell>
              <table:table-cell office:value-type="float" office:value="-62.7275009155273">
                <text:p>-62.7275009155273</text:p>
              </table:table-cell>
              <table:table-cell office:value-type="float" office:value="-62.7428703308106">
                <text:p>-62.7428703308106</text:p>
              </table:table-cell>
              <table:table-cell office:value-type="float" office:value="-62.7231254577637">
                <text:p>-62.7231254577637</text:p>
              </table:table-cell>
              <table:table-cell office:value-type="float" office:value="-62.7147331237793">
                <text:p>-62.7147331237793</text:p>
              </table:table-cell>
              <table:table-cell office:value-type="float" office:value="-62.7343254089356">
                <text:p>-62.7343254089356</text:p>
              </table:table-cell>
              <table:table-cell office:value-type="float" office:value="-62.7594146728516">
                <text:p>-62.7594146728516</text:p>
              </table:table-cell>
              <table:table-cell office:value-type="float" office:value="-62.7401084899902">
                <text:p>-62.7401084899902</text:p>
              </table:table-cell>
              <table:table-cell office:value-type="float" office:value="-62.7209396362305">
                <text:p>-62.7209396362305</text:p>
              </table:table-cell>
              <table:table-cell office:value-type="float" office:value="-62.7391891479492">
                <text:p>-62.7391891479492</text:p>
              </table:table-cell>
              <table:table-cell office:value-type="float" office:value="-62.7341537475586">
                <text:p>-62.7341537475586</text:p>
              </table:table-cell>
              <table:table-cell office:value-type="float" office:value="-62.7205924987793">
                <text:p>-62.7205924987793</text:p>
              </table:table-cell>
              <table:table-cell office:value-type="float" office:value="-62.7408142089844">
                <text:p>-62.7408142089844</text:p>
              </table:table-cell>
              <table:table-cell office:value-type="float" office:value="-62.7286415100098">
                <text:p>-62.7286415100098</text:p>
              </table:table-cell>
              <table:table-cell office:value-type="float" office:value="-62.7314414978027">
                <text:p>-62.7314414978027</text:p>
              </table:table-cell>
              <table:table-cell office:value-type="float" office:value="-62.7418632507324">
                <text:p>-62.7418632507324</text:p>
              </table:table-cell>
              <table:table-cell office:value-type="float" office:value="-62.7273216247559">
                <text:p>-62.7273216247559</text:p>
              </table:table-cell>
              <table:table-cell office:value-type="float" office:value="-62.7445831298828">
                <text:p>-62.7445831298828</text:p>
              </table:table-cell>
              <table:table-cell office:value-type="float" office:value="-62.7240867614746">
                <text:p>-62.7240867614746</text:p>
              </table:table-cell>
              <table:table-cell office:value-type="float" office:value="-62.7211151123047">
                <text:p>-62.7211151123047</text:p>
              </table:table-cell>
              <table:table-cell office:value-type="float" office:value="-62.7565155029297">
                <text:p>-62.7565155029297</text:p>
              </table:table-cell>
              <table:table-cell office:value-type="float" office:value="-62.7420845031738">
                <text:p>-62.7420845031738</text:p>
              </table:table-cell>
              <table:table-cell office:value-type="float" office:value="-62.7296409606934">
                <text:p>-62.7296409606934</text:p>
              </table:table-cell>
              <table:table-cell office:value-type="float" office:value="-62.7341117858887">
                <text:p>-62.7341117858887</text:p>
              </table:table-cell>
              <table:table-cell office:value-type="float" office:value="-62.7009391784668">
                <text:p>-62.7009391784668</text:p>
              </table:table-cell>
              <table:table-cell office:value-type="float" office:value="-62.7139053344727">
                <text:p>-62.7139053344727</text:p>
              </table:table-cell>
              <table:table-cell office:value-type="float" office:value="-62.7472991943359">
                <text:p>-62.7472991943359</text:p>
              </table:table-cell>
              <table:table-cell office:value-type="float" office:value="-62.7414245605469">
                <text:p>-62.7414245605469</text:p>
              </table:table-cell>
              <table:table-cell office:value-type="float" office:value="-62.7359046936035">
                <text:p>-62.7359046936035</text:p>
              </table:table-cell>
              <table:table-cell office:value-type="float" office:value="-62.7314414978027">
                <text:p>-62.7314414978027</text:p>
              </table:table-cell>
              <table:table-cell office:value-type="float" office:value="-62.7314414978027">
                <text:p>-62.7314414978027</text:p>
              </table:table-cell>
              <table:table-cell office:value-type="float" office:value="-62.7366027832031">
                <text:p>-62.7366027832031</text:p>
              </table:table-cell>
              <table:table-cell office:value-type="float" office:value="-62.7391014099121">
                <text:p>-62.7391014099121</text:p>
              </table:table-cell>
              <table:table-cell office:value-type="float" office:value="-62.7324905395508">
                <text:p>-62.7324905395508</text:p>
              </table:table-cell>
              <table:table-cell office:value-type="float" office:value="-62.7581367492676">
                <text:p>-62.7581367492676</text:p>
              </table:table-cell>
              <table:table-cell office:value-type="float" office:value="-62.7316589355469">
                <text:p>-62.7316589355469</text:p>
              </table:table-cell>
              <table:table-cell office:value-type="float" office:value="-62.7394523620606">
                <text:p>-62.7394523620606</text:p>
              </table:table-cell>
              <table:table-cell office:value-type="float" office:value="-62.7355995178223">
                <text:p>-62.7355995178223</text:p>
              </table:table-cell>
              <table:table-cell office:value-type="float" office:value="-62.7262344360352">
                <text:p>-62.7262344360352</text:p>
              </table:table-cell>
              <table:table-cell office:value-type="float" office:value="-62.7312202453613">
                <text:p>-62.7312202453613</text:p>
              </table:table-cell>
              <table:table-cell office:value-type="float" office:value="-62.7295608520508">
                <text:p>-62.7295608520508</text:p>
              </table:table-cell>
              <table:table-cell office:value-type="float" office:value="-62.7381401062012">
                <text:p>-62.7381401062012</text:p>
              </table:table-cell>
              <table:table-cell office:value-type="float" office:value="-62.748176574707">
                <text:p>-62.748176574707</text:p>
              </table:table-cell>
              <table:table-cell office:value-type="float" office:value="-62.737003326416">
                <text:p>-62.737003326416</text:p>
              </table:table-cell>
              <table:table-cell office:value-type="float" office:value="-62.736385345459">
                <text:p>-62.736385345459</text:p>
              </table:table-cell>
              <table:table-cell office:value-type="float" office:value="-62.7305221557617">
                <text:p>-62.7305221557617</text:p>
              </table:table-cell>
              <table:table-cell office:value-type="float" office:value="-62.7358627319336">
                <text:p>-62.7358627319336</text:p>
              </table:table-cell>
              <table:table-cell office:value-type="float" office:value="-62.7300796508789">
                <text:p>-62.7300796508789</text:p>
              </table:table-cell>
              <table:table-cell office:value-type="float" office:value="-62.7239608764648">
                <text:p>-62.7239608764648</text:p>
              </table:table-cell>
              <table:table-cell office:value-type="float" office:value="-62.7417335510254">
                <text:p>-62.7417335510254</text:p>
              </table:table-cell>
              <table:table-cell office:value-type="float" office:value="-62.7491416931152">
                <text:p>-62.7491416931152</text:p>
              </table:table-cell>
              <table:table-cell office:value-type="float" office:value="-62.7494926452637">
                <text:p>-62.7494926452637</text:p>
              </table:table-cell>
              <table:table-cell office:value-type="float" office:value="-62.7211608886719">
                <text:p>-62.7211608886719</text:p>
              </table:table-cell>
              <table:table-cell office:value-type="float" office:value="-62.7263603210449">
                <text:p>-62.7263603210449</text:p>
              </table:table-cell>
              <table:table-cell office:value-type="float" office:value="-62.7194976806641">
                <text:p>-62.7194976806641</text:p>
              </table:table-cell>
              <table:table-cell office:value-type="float" office:value="-62.734546661377">
                <text:p>-62.734546661377</text:p>
              </table:table-cell>
              <table:table-cell office:value-type="float" office:value="-62.7263603210449">
                <text:p>-62.7263603210449</text:p>
              </table:table-cell>
              <table:table-cell office:value-type="float" office:value="-62.7245254516602">
                <text:p>-62.7245254516602</text:p>
              </table:table-cell>
              <table:table-cell office:value-type="float" office:value="-62.7295989990234">
                <text:p>-62.7295989990234</text:p>
              </table:table-cell>
              <table:table-cell office:value-type="float" office:value="-62.7332344055176">
                <text:p>-62.7332344055176</text:p>
              </table:table-cell>
              <table:table-cell office:value-type="float" office:value="-62.7311744689941">
                <text:p>-62.7311744689941</text:p>
              </table:table-cell>
              <table:table-cell office:value-type="float" office:value="-62.7451934814453">
                <text:p>-62.7451934814453</text:p>
              </table:table-cell>
              <table:table-cell office:value-type="float" office:value="-62.7159996032715">
                <text:p>-62.7159996032715</text:p>
              </table:table-cell>
              <table:table-cell office:value-type="float" office:value="-62.7341117858887">
                <text:p>-62.7341117858887</text:p>
              </table:table-cell>
              <table:table-cell office:value-type="float" office:value="-62.7211151123047">
                <text:p>-62.7211151123047</text:p>
              </table:table-cell>
              <table:table-cell office:value-type="float" office:value="-62.7250938415527">
                <text:p>-62.7250938415527</text:p>
              </table:table-cell>
              <table:table-cell office:value-type="float" office:value="-62.7525215148926">
                <text:p>-62.7525215148926</text:p>
              </table:table-cell>
              <table:table-cell office:value-type="float" office:value="-62.7212028503418">
                <text:p>-62.7212028503418</text:p>
              </table:table-cell>
              <table:table-cell office:value-type="float" office:value="-62.7323150634766">
                <text:p>-62.7323150634766</text:p>
              </table:table-cell>
              <table:table-cell office:value-type="float" office:value="-62.7210731506348">
                <text:p>-62.7210731506348</text:p>
              </table:table-cell>
              <table:table-cell office:value-type="float" office:value="-62.7437896728516">
                <text:p>-62.7437896728516</text:p>
              </table:table-cell>
              <table:table-cell office:value-type="float" office:value="-62.748176574707">
                <text:p>-62.748176574707</text:p>
              </table:table-cell>
              <table:table-cell office:value-type="float" office:value="-62.7420387268066">
                <text:p>-62.7420387268066</text:p>
              </table:table-cell>
              <table:table-cell office:value-type="float" office:value="-62.7471237182617">
                <text:p>-62.7471237182617</text:p>
              </table:table-cell>
              <table:table-cell office:value-type="float" office:value="-62.7359046936035">
                <text:p>-62.7359046936035</text:p>
              </table:table-cell>
              <table:table-cell office:value-type="float" office:value="-62.7266273498535">
                <text:p>-62.7266273498535</text:p>
              </table:table-cell>
              <table:table-cell office:value-type="float" office:value="-62.7157821655273">
                <text:p>-62.7157821655273</text:p>
              </table:table-cell>
              <table:table-cell office:value-type="float" office:value="-62.7237815856934">
                <text:p>-62.7237815856934</text:p>
              </table:table-cell>
              <table:table-cell office:value-type="float" office:value="-62.7306938171387">
                <text:p>-62.7306938171387</text:p>
              </table:table-cell>
              <table:table-cell office:value-type="float" office:value="-62.7198486328125">
                <text:p>-62.7198486328125</text:p>
              </table:table-cell>
              <table:table-cell office:value-type="float" office:value="-62.7173118591309">
                <text:p>-62.7173118591309</text:p>
              </table:table-cell>
              <table:table-cell office:value-type="float" office:value="-62.7368698120117">
                <text:p>-62.7368698120117</text:p>
              </table:table-cell>
              <table:table-cell office:value-type="float" office:value="-62.7309989929199">
                <text:p>-62.7309989929199</text:p>
              </table:table-cell>
              <table:table-cell office:value-type="float" office:value="-62.7322273254395">
                <text:p>-62.7322273254395</text:p>
              </table:table-cell>
              <table:table-cell office:value-type="float" office:value="-62.7294692993164">
                <text:p>-62.7294692993164</text:p>
              </table:table-cell>
              <table:table-cell office:value-type="float" office:value="-62.7419929504395">
                <text:p>-62.7419929504395</text:p>
              </table:table-cell>
              <table:table-cell office:value-type="float" office:value="-62.7201538085938">
                <text:p>-62.7201538085938</text:p>
              </table:table-cell>
              <table:table-cell office:value-type="float" office:value="-62.7220344543457">
                <text:p>-62.7220344543457</text:p>
              </table:table-cell>
              <table:table-cell office:value-type="float" office:value="-62.7564277648926">
                <text:p>-62.7564277648926</text:p>
              </table:table-cell>
              <table:table-cell office:value-type="float" office:value="-62.7403297424316">
                <text:p>-62.7403297424316</text:p>
              </table:table-cell>
              <table:table-cell office:value-type="float" office:value="-62.7383155822754">
                <text:p>-62.7383155822754</text:p>
              </table:table-cell>
              <table:table-cell office:value-type="float" office:value="-62.7149505615234">
                <text:p>-62.7149505615234</text:p>
              </table:table-cell>
              <table:table-cell office:value-type="float" office:value="-62.7301254272461">
                <text:p>-62.7301254272461</text:p>
              </table:table-cell>
              <table:table-cell office:value-type="float" office:value="-62.7439689636231">
                <text:p>-62.7439689636231</text:p>
              </table:table-cell>
              <table:table-cell office:value-type="float" office:value="-62.7530899047852">
                <text:p>-62.7530899047852</text:p>
              </table:table-cell>
              <table:table-cell office:value-type="float" office:value="-62.7375297546387">
                <text:p>-62.7375297546387</text:p>
              </table:table-cell>
              <table:table-cell office:value-type="float" office:value="-62.7383155822754">
                <text:p>-62.7383155822754</text:p>
              </table:table-cell>
              <table:table-cell office:value-type="float" office:value="-62.7372627258301">
                <text:p>-62.7372627258301</text:p>
              </table:table-cell>
              <table:table-cell office:value-type="float" office:value="-62.7270202636719">
                <text:p>-62.7270202636719</text:p>
              </table:table-cell>
              <table:table-cell office:value-type="float" office:value="-62.7410316467285">
                <text:p>-62.7410316467285</text:p>
              </table:table-cell>
              <table:table-cell office:value-type="float" office:value="-62.7309608459473">
                <text:p>-62.7309608459473</text:p>
              </table:table-cell>
              <table:table-cell office:value-type="float" office:value="-62.7269744873047">
                <text:p>-62.7269744873047</text:p>
              </table:table-cell>
              <table:table-cell office:value-type="float" office:value="-62.7441024780273">
                <text:p>-62.7441024780273</text:p>
              </table:table-cell>
              <table:table-cell office:value-type="float" office:value="-62.7377891540527">
                <text:p>-62.7377891540527</text:p>
              </table:table-cell>
              <table:table-cell office:value-type="float" office:value="-62.7408142089844">
                <text:p>-62.7408142089844</text:p>
              </table:table-cell>
              <table:table-cell office:value-type="float" office:value="-62.7594985961914">
                <text:p>-62.7594985961914</text:p>
              </table:table-cell>
              <table:table-cell office:value-type="float" office:value="-62.7352027893066">
                <text:p>-62.7352027893066</text:p>
              </table:table-cell>
              <table:table-cell office:value-type="float" office:value="-62.7437477111816">
                <text:p>-62.7437477111816</text:p>
              </table:table-cell>
              <table:table-cell office:value-type="float" office:value="-62.7270622253418">
                <text:p>-62.7270622253418</text:p>
              </table:table-cell>
              <table:table-cell office:value-type="float" office:value="-62.7526092529297">
                <text:p>-62.7526092529297</text:p>
              </table:table-cell>
              <table:table-cell office:value-type="float" office:value="-62.7428283691406">
                <text:p>-62.7428283691406</text:p>
              </table:table-cell>
              <table:table-cell office:value-type="float" office:value="-62.7313537597656">
                <text:p>-62.7313537597656</text:p>
              </table:table-cell>
              <table:table-cell office:value-type="float" office:value="-62.7418174743652">
                <text:p>-62.7418174743652</text:p>
              </table:table-cell>
              <table:table-cell office:value-type="float" office:value="-62.7374382019043">
                <text:p>-62.7374382019043</text:p>
              </table:table-cell>
              <table:table-cell office:value-type="float" office:value="-62.7169647216797">
                <text:p>-62.7169647216797</text:p>
              </table:table-cell>
              <table:table-cell office:value-type="float" office:value="-62.7493629455566">
                <text:p>-62.7493629455566</text:p>
              </table:table-cell>
              <table:table-cell office:value-type="float" office:value="-62.7602920532227">
                <text:p>-62.7602920532227</text:p>
              </table:table-cell>
              <table:table-cell office:value-type="float" office:value="-62.7469062805176">
                <text:p>-62.7469062805176</text:p>
              </table:table-cell>
              <table:table-cell office:value-type="float" office:value="-62.7445373535156">
                <text:p>-62.7445373535156</text:p>
              </table:table-cell>
              <table:table-cell office:value-type="float" office:value="-62.7182731628418">
                <text:p>-62.7182731628418</text:p>
              </table:table-cell>
              <table:table-cell office:value-type="float" office:value="-62.7215957641602">
                <text:p>-62.7215957641602</text:p>
              </table:table-cell>
              <table:table-cell office:value-type="float" office:value="-62.7464218139648">
                <text:p>-62.7464218139648</text:p>
              </table:table-cell>
              <table:table-cell office:value-type="float" office:value="-62.7240867614746">
                <text:p>-62.7240867614746</text:p>
              </table:table-cell>
              <table:table-cell office:value-type="float" office:value="-62.7306518554688">
                <text:p>-62.7306518554688</text:p>
              </table:table-cell>
              <table:table-cell office:value-type="float" office:value="-62.7424774169922">
                <text:p>-62.7424774169922</text:p>
              </table:table-cell>
              <table:table-cell office:value-type="float" office:value="-62.7412528991699">
                <text:p>-62.7412528991699</text:p>
              </table:table-cell>
              <table:table-cell office:value-type="float" office:value="-62.7448883056641">
                <text:p>-62.7448883056641</text:p>
              </table:table-cell>
              <table:table-cell office:value-type="float" office:value="-62.7316131591797">
                <text:p>-62.7316131591797</text:p>
              </table:table-cell>
              <table:table-cell office:value-type="float" office:value="-62.7467727661133">
                <text:p>-62.7467727661133</text:p>
              </table:table-cell>
              <table:table-cell office:value-type="float" office:value="-62.7384490966797">
                <text:p>-62.7384490966797</text:p>
              </table:table-cell>
              <table:table-cell office:value-type="float" office:value="-62.7350311279297">
                <text:p>-62.7350311279297</text:p>
              </table:table-cell>
              <table:table-cell office:value-type="float" office:value="-62.7063484191895">
                <text:p>-62.7063484191895</text:p>
              </table:table-cell>
              <table:table-cell office:value-type="float" office:value="-62.7381820678711">
                <text:p>-62.7381820678711</text:p>
              </table:table-cell>
              <table:table-cell office:value-type="float" office:value="-62.7376556396484">
                <text:p>-62.7376556396484</text:p>
              </table:table-cell>
              <table:table-cell office:value-type="float" office:value="-62.7099723815918">
                <text:p>-62.7099723815918</text:p>
              </table:table-cell>
              <table:table-cell office:value-type="float" office:value="-62.7362098693848">
                <text:p>-62.7362098693848</text:p>
              </table:table-cell>
              <table:table-cell office:value-type="float" office:value="-62.7414665222168">
                <text:p>-62.7414665222168</text:p>
              </table:table-cell>
              <table:table-cell office:value-type="float" office:value="-62.7208061218262">
                <text:p>-62.7208061218262</text:p>
              </table:table-cell>
              <table:table-cell office:value-type="float" office:value="-62.7283744812012">
                <text:p>-62.7283744812012</text:p>
              </table:table-cell>
              <table:table-cell office:value-type="float" office:value="-62.7372169494629">
                <text:p>-62.7372169494629</text:p>
              </table:table-cell>
              <table:table-cell office:value-type="float" office:value="-62.7303009033203">
                <text:p>-62.7303009033203</text:p>
              </table:table-cell>
              <table:table-cell office:value-type="float" office:value="-62.7373962402344">
                <text:p>-62.7373962402344</text:p>
              </table:table-cell>
              <table:table-cell office:value-type="float" office:value="-62.7401542663574">
                <text:p>-62.7401542663574</text:p>
              </table:table-cell>
              <table:table-cell office:value-type="float" office:value="-62.7421722412109">
                <text:p>-62.7421722412109</text:p>
              </table:table-cell>
              <table:table-cell office:value-type="float" office:value="-62.7278518676758">
                <text:p>-62.7278518676758</text:p>
              </table:table-cell>
              <table:table-cell office:value-type="float" office:value="-62.724048614502">
                <text:p>-62.724048614502</text:p>
              </table:table-cell>
              <table:table-cell office:value-type="float" office:value="-62.7388420104981">
                <text:p>-62.7388420104981</text:p>
              </table:table-cell>
              <table:table-cell office:value-type="float" office:value="-62.738094329834">
                <text:p>-62.738094329834</text:p>
              </table:table-cell>
              <table:table-cell office:value-type="float" office:value="-62.745719909668">
                <text:p>-62.745719909668</text:p>
              </table:table-cell>
              <table:table-cell office:value-type="float" office:value="-62.7309608459473">
                <text:p>-62.7309608459473</text:p>
              </table:table-cell>
              <table:table-cell office:value-type="float" office:value="-62.7312202453613">
                <text:p>-62.7312202453613</text:p>
              </table:table-cell>
              <table:table-cell office:value-type="float" office:value="-62.7302589416504">
                <text:p>-62.7302589416504</text:p>
              </table:table-cell>
              <table:table-cell office:value-type="float" office:value="-62.7268447875977">
                <text:p>-62.7268447875977</text:p>
              </table:table-cell>
              <table:table-cell office:value-type="float" office:value="-62.7348976135254">
                <text:p>-62.7348976135254</text:p>
              </table:table-cell>
              <table:table-cell office:value-type="float" office:value="-62.711109161377">
                <text:p>-62.711109161377</text:p>
              </table:table-cell>
              <table:table-cell office:value-type="float" office:value="-62.7108459472656">
                <text:p>-62.7108459472656</text:p>
              </table:table-cell>
              <table:table-cell office:value-type="float" office:value="-62.730167388916">
                <text:p>-62.730167388916</text:p>
              </table:table-cell>
              <table:table-cell office:value-type="float" office:value="-62.7434844970703">
                <text:p>-62.7434844970703</text:p>
              </table:table-cell>
              <table:table-cell office:value-type="float" office:value="-62.7530899047852">
                <text:p>-62.7530899047852</text:p>
              </table:table-cell>
              <table:table-cell office:value-type="float" office:value="-62.7400207519531">
                <text:p>-62.7400207519531</text:p>
              </table:table-cell>
              <table:table-cell office:value-type="float" office:value="-62.7324447631836">
                <text:p>-62.7324447631836</text:p>
              </table:table-cell>
              <table:table-cell office:value-type="float" office:value="-62.7188415527344">
                <text:p>-62.7188415527344</text:p>
              </table:table-cell>
              <table:table-cell office:value-type="float" office:value="-62.739013671875">
                <text:p>-62.739013671875</text:p>
              </table:table-cell>
              <table:table-cell office:value-type="float" office:value="-62.739933013916">
                <text:p>-62.739933013916</text:p>
              </table:table-cell>
              <table:table-cell office:value-type="float" office:value="-62.7145576477051">
                <text:p>-62.7145576477051</text:p>
              </table:table-cell>
              <table:table-cell office:value-type="float" office:value="-62.7632789611816">
                <text:p>-62.7632789611816</text:p>
              </table:table-cell>
              <table:table-cell office:value-type="float" office:value="-62.7453689575195">
                <text:p>-62.7453689575195</text:p>
              </table:table-cell>
              <table:table-cell office:value-type="float" office:value="-62.7298202514648">
                <text:p>-62.7298202514648</text:p>
              </table:table-cell>
              <table:table-cell office:value-type="float" office:value="-62.7440567016602">
                <text:p>-62.7440567016602</text:p>
              </table:table-cell>
              <table:table-cell office:value-type="float" office:value="-62.7313537597656">
                <text:p>-62.7313537597656</text:p>
              </table:table-cell>
              <table:table-cell office:value-type="float" office:value="-62.7383575439453">
                <text:p>-62.7383575439453</text:p>
              </table:table-cell>
              <table:table-cell office:value-type="float" office:value="-62.7239608764648">
                <text:p>-62.7239608764648</text:p>
              </table:table-cell>
              <table:table-cell office:value-type="float" office:value="-62.7348976135254">
                <text:p>-62.7348976135254</text:p>
              </table:table-cell>
              <table:table-cell office:value-type="float" office:value="-62.7296409606934">
                <text:p>-62.7296409606934</text:p>
              </table:table-cell>
              <table:table-cell office:value-type="float" office:value="-62.7353363037109">
                <text:p>-62.7353363037109</text:p>
              </table:table-cell>
              <table:table-cell office:value-type="float" office:value="-62.7260551452637">
                <text:p>-62.7260551452637</text:p>
              </table:table-cell>
              <table:table-cell office:value-type="float" office:value="-62.7474327087402">
                <text:p>-62.7474327087402</text:p>
              </table:table-cell>
              <table:table-cell office:value-type="float" office:value="-62.733585357666">
                <text:p>-62.733585357666</text:p>
              </table:table-cell>
              <table:table-cell office:value-type="float" office:value="-62.7476921081543">
                <text:p>-62.7476921081543</text:p>
              </table:table-cell>
              <table:table-cell office:value-type="float" office:value="-62.7406349182129">
                <text:p>-62.7406349182129</text:p>
              </table:table-cell>
              <table:table-cell office:value-type="float" office:value="-62.7194519042969">
                <text:p>-62.7194519042969</text:p>
              </table:table-cell>
              <table:table-cell office:value-type="float" office:value="-62.7261428833008">
                <text:p>-62.7261428833008</text:p>
              </table:table-cell>
              <table:table-cell office:value-type="float" office:value="-62.7297744750977">
                <text:p>-62.7297744750977</text:p>
              </table:table-cell>
              <table:table-cell office:value-type="float" office:value="-62.7436180114746">
                <text:p>-62.7436180114746</text:p>
              </table:table-cell>
              <table:table-cell office:value-type="float" office:value="-62.729866027832">
                <text:p>-62.729866027832</text:p>
              </table:table-cell>
              <table:table-cell office:value-type="float" office:value="-62.7147331237793">
                <text:p>-62.7147331237793</text:p>
              </table:table-cell>
              <table:table-cell office:value-type="float" office:value="-62.7267150878906">
                <text:p>-62.7267150878906</text:p>
              </table:table-cell>
              <table:table-cell office:value-type="float" office:value="-62.7376136779785">
                <text:p>-62.7376136779785</text:p>
              </table:table-cell>
              <table:table-cell office:value-type="float" office:value="-62.737003326416">
                <text:p>-62.737003326416</text:p>
              </table:table-cell>
              <table:table-cell office:value-type="float" office:value="-62.735466003418">
                <text:p>-62.735466003418</text:p>
              </table:table-cell>
              <table:table-cell office:value-type="float" office:value="-62.7253150939941">
                <text:p>-62.7253150939941</text:p>
              </table:table-cell>
              <table:table-cell office:value-type="float" office:value="-62.7335395812988">
                <text:p>-62.7335395812988</text:p>
              </table:table-cell>
              <table:table-cell office:value-type="float" office:value="-62.6565628051758">
                <text:p>-62.6565628051758</text:p>
              </table:table-cell>
              <table:table-cell office:value-type="float" office:value="-62.6565628051758">
                <text:p>-62.6565628051758</text:p>
              </table:table-cell>
              <table:table-cell office:value-type="float" office:value="-62.6524810791016">
                <text:p>-62.6524810791016</text:p>
              </table:table-cell>
              <table:table-cell office:value-type="float" office:value="-62.6469764709473">
                <text:p>-62.6469764709473</text:p>
              </table:table-cell>
              <table:table-cell office:value-type="float" office:value="-62.6616439819336">
                <text:p>-62.6616439819336</text:p>
              </table:table-cell>
              <table:table-cell office:value-type="float" office:value="-62.6650276184082">
                <text:p>-62.6650276184082</text:p>
              </table:table-cell>
              <table:table-cell office:value-type="float" office:value="-62.6474533081055">
                <text:p>-62.6474533081055</text:p>
              </table:table-cell>
              <table:table-cell office:value-type="float" office:value="-62.6556510925293">
                <text:p>-62.6556510925293</text:p>
              </table:table-cell>
              <table:table-cell office:value-type="float" office:value="-62.6599044799805">
                <text:p>-62.6599044799805</text:p>
              </table:table-cell>
              <table:table-cell office:value-type="float" office:value="-62.6592063903809">
                <text:p>-62.6592063903809</text:p>
              </table:table-cell>
              <table:table-cell office:value-type="float" office:value="-62.6495780944824">
                <text:p>-62.6495780944824</text:p>
              </table:table-cell>
              <table:table-cell office:value-type="float" office:value="-62.6492309570313">
                <text:p>-62.6492309570313</text:p>
              </table:table-cell>
              <table:table-cell office:value-type="float" office:value="-62.640869140625">
                <text:p>-62.640869140625</text:p>
              </table:table-cell>
              <table:table-cell office:value-type="float" office:value="-62.6454582214356">
                <text:p>-62.6454582214356</text:p>
              </table:table-cell>
              <table:table-cell office:value-type="float" office:value="-62.6570358276367">
                <text:p>-62.6570358276367</text:p>
              </table:table-cell>
              <table:table-cell office:value-type="float" office:value="-62.650577545166">
                <text:p>-62.650577545166</text:p>
              </table:table-cell>
              <table:table-cell office:value-type="float" office:value="-62.6612892150879">
                <text:p>-62.6612892150879</text:p>
              </table:table-cell>
              <table:table-cell office:value-type="float" office:value="-62.6587753295898">
                <text:p>-62.6587753295898</text:p>
              </table:table-cell>
              <table:table-cell office:value-type="float" office:value="-62.6336364746094">
                <text:p>-62.6336364746094</text:p>
              </table:table-cell>
              <table:table-cell office:value-type="float" office:value="-62.6346321105957">
                <text:p>-62.6346321105957</text:p>
              </table:table-cell>
              <table:table-cell office:value-type="float" office:value="-62.6652450561523">
                <text:p>-62.6652450561523</text:p>
              </table:table-cell>
              <table:table-cell office:value-type="float" office:value="-62.6606407165527">
                <text:p>-62.6606407165527</text:p>
              </table:table-cell>
              <table:table-cell office:value-type="float" office:value="-62.6491012573242">
                <text:p>-62.6491012573242</text:p>
              </table:table-cell>
              <table:table-cell office:value-type="float" office:value="-62.660774230957">
                <text:p>-62.660774230957</text:p>
              </table:table-cell>
              <table:table-cell office:value-type="float" office:value="-62.6633338928223">
                <text:p>-62.6633338928223</text:p>
              </table:table-cell>
              <table:table-cell office:value-type="float" office:value="-62.6497535705566">
                <text:p>-62.6497535705566</text:p>
              </table:table-cell>
              <table:table-cell office:value-type="float" office:value="-62.6728935241699">
                <text:p>-62.6728935241699</text:p>
              </table:table-cell>
              <table:table-cell office:value-type="float" office:value="-62.6715469360352">
                <text:p>-62.6715469360352</text:p>
              </table:table-cell>
              <table:table-cell office:value-type="float" office:value="-62.6570816040039">
                <text:p>-62.6570816040039</text:p>
              </table:table-cell>
              <table:table-cell office:value-type="float" office:value="-62.6571235656738">
                <text:p>-62.6571235656738</text:p>
              </table:table-cell>
              <table:table-cell office:value-type="float" office:value="-62.6585578918457">
                <text:p>-62.6585578918457</text:p>
              </table:table-cell>
              <table:table-cell office:value-type="float" office:value="-62.640869140625">
                <text:p>-62.640869140625</text:p>
              </table:table-cell>
              <table:table-cell office:value-type="float" office:value="-62.6641159057617">
                <text:p>-62.6641159057617</text:p>
              </table:table-cell>
              <table:table-cell office:value-type="float" office:value="-62.6535263061523">
                <text:p>-62.6535263061523</text:p>
              </table:table-cell>
              <table:table-cell office:value-type="float" office:value="-62.6515693664551">
                <text:p>-62.6515693664551</text:p>
              </table:table-cell>
            </table:table-row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-62.7601127624512">
                <text:p>-62.7601127624512</text:p>
                <draw:g>
                  <svg:desc>optymalizacja_wycinana_z_trace.A2:optymalizacja_wycinana_z_trace.OJ2</svg:desc>
                </draw:g>
              </table:table-cell>
              <table:table-cell office:value-type="float" office:value="-62.792896270752">
                <text:p>-62.792896270752</text:p>
              </table:table-cell>
              <table:table-cell office:value-type="float" office:value="-62.7518157958984">
                <text:p>-62.7518157958984</text:p>
              </table:table-cell>
              <table:table-cell office:value-type="float" office:value="-62.7425651550293">
                <text:p>-62.7425651550293</text:p>
              </table:table-cell>
              <table:table-cell office:value-type="float" office:value="-62.737964630127">
                <text:p>-62.737964630127</text:p>
              </table:table-cell>
              <table:table-cell office:value-type="float" office:value="-62.7556343078613">
                <text:p>-62.7556343078613</text:p>
              </table:table-cell>
              <table:table-cell office:value-type="float" office:value="-62.7604637145996">
                <text:p>-62.7604637145996</text:p>
              </table:table-cell>
              <table:table-cell office:value-type="float" office:value="-62.7668342590332">
                <text:p>-62.7668342590332</text:p>
              </table:table-cell>
              <table:table-cell office:value-type="float" office:value="-62.7447547912598">
                <text:p>-62.7447547912598</text:p>
              </table:table-cell>
              <table:table-cell office:value-type="float" office:value="-62.748176574707">
                <text:p>-62.748176574707</text:p>
              </table:table-cell>
              <table:table-cell office:value-type="float" office:value="-62.7574806213379">
                <text:p>-62.7574806213379</text:p>
              </table:table-cell>
              <table:table-cell office:value-type="float" office:value="-62.7372169494629">
                <text:p>-62.7372169494629</text:p>
              </table:table-cell>
              <table:table-cell office:value-type="float" office:value="-62.7542724609375">
                <text:p>-62.7542724609375</text:p>
              </table:table-cell>
              <table:table-cell office:value-type="float" office:value="-62.7613029479981">
                <text:p>-62.7613029479981</text:p>
              </table:table-cell>
              <table:table-cell office:value-type="float" office:value="-62.7517776489258">
                <text:p>-62.7517776489258</text:p>
              </table:table-cell>
              <table:table-cell office:value-type="float" office:value="-62.7407684326172">
                <text:p>-62.7407684326172</text:p>
              </table:table-cell>
              <table:table-cell office:value-type="float" office:value="-62.7598533630371">
                <text:p>-62.7598533630371</text:p>
              </table:table-cell>
              <table:table-cell office:value-type="float" office:value="-62.7347259521484">
                <text:p>-62.7347259521484</text:p>
              </table:table-cell>
              <table:table-cell office:value-type="float" office:value="-62.7514228820801">
                <text:p>-62.7514228820801</text:p>
              </table:table-cell>
              <table:table-cell office:value-type="float" office:value="-62.7632789611816">
                <text:p>-62.7632789611816</text:p>
              </table:table-cell>
              <table:table-cell office:value-type="float" office:value="-62.7639350891113">
                <text:p>-62.7639350891113</text:p>
              </table:table-cell>
              <table:table-cell office:value-type="float" office:value="-62.7633247375488">
                <text:p>-62.7633247375488</text:p>
              </table:table-cell>
              <table:table-cell office:value-type="float" office:value="-62.7547569274902">
                <text:p>-62.7547569274902</text:p>
              </table:table-cell>
              <table:table-cell office:value-type="float" office:value="-62.7425651550293">
                <text:p>-62.7425651550293</text:p>
              </table:table-cell>
              <table:table-cell office:value-type="float" office:value="-62.7297325134277">
                <text:p>-62.7297325134277</text:p>
              </table:table-cell>
              <table:table-cell office:value-type="float" office:value="-62.7718467712402">
                <text:p>-62.7718467712402</text:p>
              </table:table-cell>
              <table:table-cell office:value-type="float" office:value="-62.7653427124023">
                <text:p>-62.7653427124023</text:p>
              </table:table-cell>
              <table:table-cell office:value-type="float" office:value="-62.753833770752">
                <text:p>-62.753833770752</text:p>
              </table:table-cell>
              <table:table-cell office:value-type="float" office:value="-62.7369575500488">
                <text:p>-62.7369575500488</text:p>
              </table:table-cell>
              <table:table-cell office:value-type="float" office:value="-62.7419052124023">
                <text:p>-62.7419052124023</text:p>
              </table:table-cell>
              <table:table-cell office:value-type="float" office:value="-62.7461585998535">
                <text:p>-62.7461585998535</text:p>
              </table:table-cell>
              <table:table-cell office:value-type="float" office:value="-62.7349433898926">
                <text:p>-62.7349433898926</text:p>
              </table:table-cell>
              <table:table-cell office:value-type="float" office:value="-62.7266273498535">
                <text:p>-62.7266273498535</text:p>
              </table:table-cell>
              <table:table-cell office:value-type="float" office:value="-62.7359504699707">
                <text:p>-62.7359504699707</text:p>
              </table:table-cell>
              <table:table-cell office:value-type="float" office:value="-62.7358169555664">
                <text:p>-62.7358169555664</text:p>
              </table:table-cell>
              <table:table-cell office:value-type="float" office:value="-62.7561149597168">
                <text:p>-62.7561149597168</text:p>
              </table:table-cell>
              <table:table-cell office:value-type="float" office:value="-62.753833770752">
                <text:p>-62.753833770752</text:p>
              </table:table-cell>
              <table:table-cell office:value-type="float" office:value="-62.7357292175293">
                <text:p>-62.7357292175293</text:p>
              </table:table-cell>
              <table:table-cell office:value-type="float" office:value="-62.7398490905762">
                <text:p>-62.7398490905762</text:p>
              </table:table-cell>
              <table:table-cell office:value-type="float" office:value="-62.7559013366699">
                <text:p>-62.7559013366699</text:p>
              </table:table-cell>
              <table:table-cell office:value-type="float" office:value="-62.7504997253418">
                <text:p>-62.7504997253418</text:p>
              </table:table-cell>
              <table:table-cell office:value-type="float" office:value="-62.7448883056641">
                <text:p>-62.7448883056641</text:p>
              </table:table-cell>
              <table:table-cell office:value-type="float" office:value="-62.7609901428223">
                <text:p>-62.7609901428223</text:p>
              </table:table-cell>
              <table:table-cell office:value-type="float" office:value="-62.7613029479981">
                <text:p>-62.7613029479981</text:p>
              </table:table-cell>
              <table:table-cell office:value-type="float" office:value="-62.7427825927734">
                <text:p>-62.7427825927734</text:p>
              </table:table-cell>
              <table:table-cell office:value-type="float" office:value="-62.7509384155273">
                <text:p>-62.7509384155273</text:p>
              </table:table-cell>
              <table:table-cell office:value-type="float" office:value="-62.7605972290039">
                <text:p>-62.7605972290039</text:p>
              </table:table-cell>
              <table:table-cell office:value-type="float" office:value="-62.7446670532227">
                <text:p>-62.7446670532227</text:p>
              </table:table-cell>
              <table:table-cell office:value-type="float" office:value="-62.7565994262695">
                <text:p>-62.7565994262695</text:p>
              </table:table-cell>
              <table:table-cell office:value-type="float" office:value="-62.7718048095703">
                <text:p>-62.7718048095703</text:p>
              </table:table-cell>
              <table:table-cell office:value-type="float" office:value="-62.7480010986328">
                <text:p>-62.7480010986328</text:p>
              </table:table-cell>
              <table:table-cell office:value-type="float" office:value="-62.7386627197266">
                <text:p>-62.7386627197266</text:p>
              </table:table-cell>
              <table:table-cell office:value-type="float" office:value="-62.7412948608398">
                <text:p>-62.7412948608398</text:p>
              </table:table-cell>
              <table:table-cell office:value-type="float" office:value="-62.7460708618164">
                <text:p>-62.7460708618164</text:p>
              </table:table-cell>
              <table:table-cell office:value-type="float" office:value="-62.7419509887695">
                <text:p>-62.7419509887695</text:p>
              </table:table-cell>
              <table:table-cell office:value-type="float" office:value="-62.7369117736816">
                <text:p>-62.7369117736816</text:p>
              </table:table-cell>
              <table:table-cell office:value-type="float" office:value="-62.7320060729981">
                <text:p>-62.7320060729981</text:p>
              </table:table-cell>
              <table:table-cell office:value-type="float" office:value="-62.7375297546387">
                <text:p>-62.7375297546387</text:p>
              </table:table-cell>
              <table:table-cell office:value-type="float" office:value="-62.748966217041">
                <text:p>-62.748966217041</text:p>
              </table:table-cell>
              <table:table-cell office:value-type="float" office:value="-62.7303466796875">
                <text:p>-62.7303466796875</text:p>
              </table:table-cell>
              <table:table-cell office:value-type="float" office:value="-62.7392807006836">
                <text:p>-62.7392807006836</text:p>
              </table:table-cell>
              <table:table-cell office:value-type="float" office:value="-62.7547988891602">
                <text:p>-62.7547988891602</text:p>
              </table:table-cell>
              <table:table-cell office:value-type="float" office:value="-62.7605094909668">
                <text:p>-62.7605094909668</text:p>
              </table:table-cell>
              <table:table-cell office:value-type="float" office:value="-62.7439689636231">
                <text:p>-62.7439689636231</text:p>
              </table:table-cell>
              <table:table-cell office:value-type="float" office:value="-62.7480430603027">
                <text:p>-62.7480430603027</text:p>
              </table:table-cell>
              <table:table-cell office:value-type="float" office:value="-62.7504997253418">
                <text:p>-62.7504997253418</text:p>
              </table:table-cell>
              <table:table-cell office:value-type="float" office:value="-62.7557678222656">
                <text:p>-62.7557678222656</text:p>
              </table:table-cell>
              <table:table-cell office:value-type="float" office:value="-62.7617416381836">
                <text:p>-62.7617416381836</text:p>
              </table:table-cell>
              <table:table-cell office:value-type="float" office:value="-62.7444953918457">
                <text:p>-62.7444953918457</text:p>
              </table:table-cell>
              <table:table-cell office:value-type="float" office:value="-62.7541465759277">
                <text:p>-62.7541465759277</text:p>
              </table:table-cell>
              <table:table-cell office:value-type="float" office:value="-62.7353363037109">
                <text:p>-62.7353363037109</text:p>
              </table:table-cell>
              <table:table-cell office:value-type="float" office:value="-62.7494010925293">
                <text:p>-62.7494010925293</text:p>
              </table:table-cell>
              <table:table-cell office:value-type="float" office:value="-62.7444038391113">
                <text:p>-62.7444038391113</text:p>
              </table:table-cell>
              <table:table-cell office:value-type="float" office:value="-62.7436637878418">
                <text:p>-62.7436637878418</text:p>
              </table:table-cell>
              <table:table-cell office:value-type="float" office:value="-62.7381820678711">
                <text:p>-62.7381820678711</text:p>
              </table:table-cell>
              <table:table-cell office:value-type="float" office:value="-62.749885559082">
                <text:p>-62.749885559082</text:p>
              </table:table-cell>
              <table:table-cell office:value-type="float" office:value="-62.7524757385254">
                <text:p>-62.7524757385254</text:p>
              </table:table-cell>
              <table:table-cell office:value-type="float" office:value="-62.7508049011231">
                <text:p>-62.7508049011231</text:p>
              </table:table-cell>
              <table:table-cell office:value-type="float" office:value="-62.7464218139648">
                <text:p>-62.7464218139648</text:p>
              </table:table-cell>
              <table:table-cell office:value-type="float" office:value="-62.7377891540527">
                <text:p>-62.7377891540527</text:p>
              </table:table-cell>
              <table:table-cell office:value-type="float" office:value="-62.7433090209961">
                <text:p>-62.7433090209961</text:p>
              </table:table-cell>
              <table:table-cell office:value-type="float" office:value="-62.7469902038574">
                <text:p>-62.7469902038574</text:p>
              </table:table-cell>
              <table:table-cell office:value-type="float" office:value="-62.7613906860352">
                <text:p>-62.7613906860352</text:p>
              </table:table-cell>
              <table:table-cell office:value-type="float" office:value="-62.7633247375488">
                <text:p>-62.7633247375488</text:p>
              </table:table-cell>
              <table:table-cell office:value-type="float" office:value="-62.7385330200195">
                <text:p>-62.7385330200195</text:p>
              </table:table-cell>
              <table:table-cell office:value-type="float" office:value="-62.7575645446777">
                <text:p>-62.7575645446777</text:p>
              </table:table-cell>
              <table:table-cell office:value-type="float" office:value="-62.745548248291">
                <text:p>-62.745548248291</text:p>
              </table:table-cell>
              <table:table-cell office:value-type="float" office:value="-62.7543182373047">
                <text:p>-62.7543182373047</text:p>
              </table:table-cell>
              <table:table-cell office:value-type="float" office:value="-62.7541465759277">
                <text:p>-62.7541465759277</text:p>
              </table:table-cell>
              <table:table-cell office:value-type="float" office:value="-62.7500610351563">
                <text:p>-62.7500610351563</text:p>
              </table:table-cell>
              <table:table-cell office:value-type="float" office:value="-62.7430038452148">
                <text:p>-62.7430038452148</text:p>
              </table:table-cell>
              <table:table-cell office:value-type="float" office:value="-62.7334098815918">
                <text:p>-62.7334098815918</text:p>
              </table:table-cell>
              <table:table-cell office:value-type="float" office:value="-62.7610816955566">
                <text:p>-62.7610816955566</text:p>
              </table:table-cell>
              <table:table-cell office:value-type="float" office:value="-62.7508049011231">
                <text:p>-62.7508049011231</text:p>
              </table:table-cell>
              <table:table-cell office:value-type="float" office:value="-62.7412071228027">
                <text:p>-62.7412071228027</text:p>
              </table:table-cell>
              <table:table-cell office:value-type="float" office:value="-62.7511138916016">
                <text:p>-62.7511138916016</text:p>
              </table:table-cell>
              <table:table-cell office:value-type="float" office:value="-62.7461166381836">
                <text:p>-62.7461166381836</text:p>
              </table:table-cell>
              <table:table-cell office:value-type="float" office:value="-62.751335144043">
                <text:p>-62.751335144043</text:p>
              </table:table-cell>
              <table:table-cell office:value-type="float" office:value="-62.7179679870606">
                <text:p>-62.7179679870606</text:p>
              </table:table-cell>
              <table:table-cell office:value-type="float" office:value="-62.6994590759277">
                <text:p>-62.6994590759277</text:p>
              </table:table-cell>
              <table:table-cell office:value-type="float" office:value="-62.6899566650391">
                <text:p>-62.6899566650391</text:p>
              </table:table-cell>
              <table:table-cell office:value-type="float" office:value="-62.6669387817383">
                <text:p>-62.6669387817383</text:p>
              </table:table-cell>
              <table:table-cell office:value-type="float" office:value="-62.6770248413086">
                <text:p>-62.6770248413086</text:p>
              </table:table-cell>
              <table:table-cell office:value-type="float" office:value="-62.6642456054688">
                <text:p>-62.6642456054688</text:p>
              </table:table-cell>
              <table:table-cell office:value-type="float" office:value="-62.6625938415527">
                <text:p>-62.6625938415527</text:p>
              </table:table-cell>
              <table:table-cell office:value-type="float" office:value="-62.6771583557129">
                <text:p>-62.6771583557129</text:p>
              </table:table-cell>
              <table:table-cell office:value-type="float" office:value="-62.6612892150879">
                <text:p>-62.6612892150879</text:p>
              </table:table-cell>
              <table:table-cell office:value-type="float" office:value="-62.6752853393555">
                <text:p>-62.6752853393555</text:p>
              </table:table-cell>
              <table:table-cell office:value-type="float" office:value="-62.6708488464356">
                <text:p>-62.6708488464356</text:p>
              </table:table-cell>
              <table:table-cell office:value-type="float" office:value="-62.6844673156738">
                <text:p>-62.6844673156738</text:p>
              </table:table-cell>
              <table:table-cell office:value-type="float" office:value="-62.6730690002441">
                <text:p>-62.6730690002441</text:p>
              </table:table-cell>
              <table:table-cell office:value-type="float" office:value="-62.6695899963379">
                <text:p>-62.6695899963379</text:p>
              </table:table-cell>
              <table:table-cell office:value-type="float" office:value="-62.6658096313477">
                <text:p>-62.6658096313477</text:p>
              </table:table-cell>
              <table:table-cell office:value-type="float" office:value="-62.6743698120117">
                <text:p>-62.6743698120117</text:p>
              </table:table-cell>
              <table:table-cell office:value-type="float" office:value="-62.6676368713379">
                <text:p>-62.6676368713379</text:p>
              </table:table-cell>
              <table:table-cell office:value-type="float" office:value="-62.6611213684082">
                <text:p>-62.6611213684082</text:p>
              </table:table-cell>
              <table:table-cell office:value-type="float" office:value="-62.6745491027832">
                <text:p>-62.6745491027832</text:p>
              </table:table-cell>
              <table:table-cell office:value-type="float" office:value="-62.6555213928223">
                <text:p>-62.6555213928223</text:p>
              </table:table-cell>
              <table:table-cell office:value-type="float" office:value="-62.6479759216309">
                <text:p>-62.6479759216309</text:p>
              </table:table-cell>
              <table:table-cell office:value-type="float" office:value="-62.6811180114746">
                <text:p>-62.6811180114746</text:p>
              </table:table-cell>
              <table:table-cell office:value-type="float" office:value="-62.6712417602539">
                <text:p>-62.6712417602539</text:p>
              </table:table-cell>
              <table:table-cell office:value-type="float" office:value="-62.6778526306152">
                <text:p>-62.6778526306152</text:p>
              </table:table-cell>
              <table:table-cell office:value-type="float" office:value="-62.671329498291">
                <text:p>-62.671329498291</text:p>
              </table:table-cell>
              <table:table-cell office:value-type="float" office:value="-62.6718063354492">
                <text:p>-62.6718063354492</text:p>
              </table:table-cell>
              <table:table-cell office:value-type="float" office:value="-62.6633796691895">
                <text:p>-62.6633796691895</text:p>
              </table:table-cell>
              <table:table-cell office:value-type="float" office:value="-62.6585159301758">
                <text:p>-62.6585159301758</text:p>
              </table:table-cell>
              <table:table-cell office:value-type="float" office:value="-62.6905632019043">
                <text:p>-62.6905632019043</text:p>
              </table:table-cell>
              <table:table-cell office:value-type="float" office:value="-62.6704597473145">
                <text:p>-62.6704597473145</text:p>
              </table:table-cell>
              <table:table-cell office:value-type="float" office:value="-62.6969261169434">
                <text:p>-62.6969261169434</text:p>
              </table:table-cell>
              <table:table-cell office:value-type="float" office:value="-62.6614685058594">
                <text:p>-62.6614685058594</text:p>
              </table:table-cell>
              <table:table-cell office:value-type="float" office:value="-62.6746330261231">
                <text:p>-62.6746330261231</text:p>
              </table:table-cell>
              <table:table-cell office:value-type="float" office:value="-62.6551284790039">
                <text:p>-62.6551284790039</text:p>
              </table:table-cell>
              <table:table-cell office:value-type="float" office:value="-62.6611633300781">
                <text:p>-62.6611633300781</text:p>
              </table:table-cell>
              <table:table-cell office:value-type="float" office:value="-62.6491012573242">
                <text:p>-62.6491012573242</text:p>
              </table:table-cell>
              <table:table-cell office:value-type="float" office:value="-62.6739387512207">
                <text:p>-62.6739387512207</text:p>
              </table:table-cell>
              <table:table-cell office:value-type="float" office:value="-62.6702003479004">
                <text:p>-62.6702003479004</text:p>
              </table:table-cell>
              <table:table-cell office:value-type="float" office:value="-62.6831169128418">
                <text:p>-62.6831169128418</text:p>
              </table:table-cell>
              <table:table-cell office:value-type="float" office:value="-62.6657676696777">
                <text:p>-62.6657676696777</text:p>
              </table:table-cell>
              <table:table-cell office:value-type="float" office:value="-62.6708488464356">
                <text:p>-62.6708488464356</text:p>
              </table:table-cell>
              <table:table-cell office:value-type="float" office:value="-62.6556930541992">
                <text:p>-62.6556930541992</text:p>
              </table:table-cell>
              <table:table-cell office:value-type="float" office:value="-62.6772880554199">
                <text:p>-62.6772880554199</text:p>
              </table:table-cell>
              <table:table-cell office:value-type="float" office:value="-62.6734580993652">
                <text:p>-62.6734580993652</text:p>
              </table:table-cell>
              <table:table-cell office:value-type="float" office:value="-62.6855125427246">
                <text:p>-62.6855125427246</text:p>
              </table:table-cell>
              <table:table-cell office:value-type="float" office:value="-62.6838989257813">
                <text:p>-62.6838989257813</text:p>
              </table:table-cell>
              <table:table-cell office:value-type="float" office:value="-62.6809844970703">
                <text:p>-62.6809844970703</text:p>
              </table:table-cell>
              <table:table-cell office:value-type="float" office:value="-62.6734580993652">
                <text:p>-62.6734580993652</text:p>
              </table:table-cell>
              <table:table-cell office:value-type="float" office:value="-62.6643753051758">
                <text:p>-62.6643753051758</text:p>
              </table:table-cell>
              <table:table-cell office:value-type="float" office:value="-62.681941986084">
                <text:p>-62.681941986084</text:p>
              </table:table-cell>
              <table:table-cell office:value-type="float" office:value="-62.6703720092773">
                <text:p>-62.6703720092773</text:p>
              </table:table-cell>
              <table:table-cell office:value-type="float" office:value="-62.6580390930176">
                <text:p>-62.6580390930176</text:p>
              </table:table-cell>
              <table:table-cell office:value-type="float" office:value="-62.6650276184082">
                <text:p>-62.6650276184082</text:p>
              </table:table-cell>
              <table:table-cell office:value-type="float" office:value="-62.6761131286621">
                <text:p>-62.6761131286621</text:p>
              </table:table-cell>
              <table:table-cell office:value-type="float" office:value="-62.6714172363281">
                <text:p>-62.6714172363281</text:p>
              </table:table-cell>
              <table:table-cell office:value-type="float" office:value="-62.6850776672363">
                <text:p>-62.6850776672363</text:p>
              </table:table-cell>
              <table:table-cell office:value-type="float" office:value="-62.6750717163086">
                <text:p>-62.6750717163086</text:p>
              </table:table-cell>
              <table:table-cell office:value-type="float" office:value="-62.6898231506348">
                <text:p>-62.6898231506348</text:p>
              </table:table-cell>
              <table:table-cell office:value-type="float" office:value="-62.6605987548828">
                <text:p>-62.6605987548828</text:p>
              </table:table-cell>
              <table:table-cell office:value-type="float" office:value="-62.6609001159668">
                <text:p>-62.6609001159668</text:p>
              </table:table-cell>
              <table:table-cell office:value-type="float" office:value="-62.6767234802246">
                <text:p>-62.6767234802246</text:p>
              </table:table-cell>
              <table:table-cell office:value-type="float" office:value="-62.6707229614258">
                <text:p>-62.6707229614258</text:p>
              </table:table-cell>
              <table:table-cell office:value-type="float" office:value="-62.6828117370606">
                <text:p>-62.6828117370606</text:p>
              </table:table-cell>
              <table:table-cell office:value-type="float" office:value="-62.6579055786133">
                <text:p>-62.6579055786133</text:p>
              </table:table-cell>
              <table:table-cell office:value-type="float" office:value="-62.6763725280762">
                <text:p>-62.6763725280762</text:p>
              </table:table-cell>
              <table:table-cell office:value-type="float" office:value="-62.6758499145508">
                <text:p>-62.6758499145508</text:p>
              </table:table-cell>
              <table:table-cell office:value-type="float" office:value="-62.682991027832">
                <text:p>-62.682991027832</text:p>
              </table:table-cell>
              <table:table-cell office:value-type="float" office:value="-62.6574325561523">
                <text:p>-62.6574325561523</text:p>
              </table:table-cell>
              <table:table-cell office:value-type="float" office:value="-62.6643753051758">
                <text:p>-62.6643753051758</text:p>
              </table:table-cell>
              <table:table-cell office:value-type="float" office:value="-62.6571235656738">
                <text:p>-62.6571235656738</text:p>
              </table:table-cell>
              <table:table-cell office:value-type="float" office:value="-62.6599502563477">
                <text:p>-62.6599502563477</text:p>
              </table:table-cell>
              <table:table-cell office:value-type="float" office:value="-62.6518783569336">
                <text:p>-62.6518783569336</text:p>
              </table:table-cell>
              <table:table-cell office:value-type="float" office:value="-62.6695442199707">
                <text:p>-62.6695442199707</text:p>
              </table:table-cell>
              <table:table-cell office:value-type="float" office:value="-62.6484069824219">
                <text:p>-62.6484069824219</text:p>
              </table:table-cell>
              <table:table-cell office:value-type="float" office:value="-62.6765899658203">
                <text:p>-62.6765899658203</text:p>
              </table:table-cell>
              <table:table-cell office:value-type="float" office:value="-62.6660308837891">
                <text:p>-62.6660308837891</text:p>
              </table:table-cell>
              <table:table-cell office:value-type="float" office:value="-62.6760673522949">
                <text:p>-62.6760673522949</text:p>
              </table:table-cell>
              <table:table-cell office:value-type="float" office:value="-62.676025390625">
                <text:p>-62.676025390625</text:p>
              </table:table-cell>
              <table:table-cell office:value-type="float" office:value="-62.6747207641602">
                <text:p>-62.6747207641602</text:p>
              </table:table-cell>
              <table:table-cell office:value-type="float" office:value="-62.6532173156738">
                <text:p>-62.6532173156738</text:p>
              </table:table-cell>
              <table:table-cell office:value-type="float" office:value="-62.6706352233887">
                <text:p>-62.6706352233887</text:p>
              </table:table-cell>
              <table:table-cell office:value-type="float" office:value="-62.6707649230957">
                <text:p>-62.6707649230957</text:p>
              </table:table-cell>
              <table:table-cell office:value-type="float" office:value="-62.6570816040039">
                <text:p>-62.6570816040039</text:p>
              </table:table-cell>
              <table:table-cell office:value-type="float" office:value="-62.6705474853516">
                <text:p>-62.6705474853516</text:p>
              </table:table-cell>
              <table:table-cell office:value-type="float" office:value="-62.6755867004395">
                <text:p>-62.6755867004395</text:p>
              </table:table-cell>
              <table:table-cell office:value-type="float" office:value="-62.6590347290039">
                <text:p>-62.6590347290039</text:p>
              </table:table-cell>
              <table:table-cell office:value-type="float" office:value="-62.6683731079102">
                <text:p>-62.6683731079102</text:p>
              </table:table-cell>
              <table:table-cell office:value-type="float" office:value="-62.6751518249512">
                <text:p>-62.6751518249512</text:p>
              </table:table-cell>
              <table:table-cell office:value-type="float" office:value="-62.684814453125">
                <text:p>-62.684814453125</text:p>
              </table:table-cell>
              <table:table-cell office:value-type="float" office:value="-62.6733322143555">
                <text:p>-62.6733322143555</text:p>
              </table:table-cell>
              <table:table-cell office:value-type="float" office:value="-62.6712417602539">
                <text:p>-62.6712417602539</text:p>
              </table:table-cell>
              <table:table-cell office:value-type="float" office:value="-62.6748504638672">
                <text:p>-62.6748504638672</text:p>
              </table:table-cell>
              <table:table-cell office:value-type="float" office:value="-62.6768112182617">
                <text:p>-62.6768112182617</text:p>
              </table:table-cell>
              <table:table-cell office:value-type="float" office:value="-62.6812858581543">
                <text:p>-62.6812858581543</text:p>
              </table:table-cell>
              <table:table-cell office:value-type="float" office:value="-62.6792449951172">
                <text:p>-62.6792449951172</text:p>
              </table:table-cell>
              <table:table-cell office:value-type="float" office:value="-62.6738090515137">
                <text:p>-62.6738090515137</text:p>
              </table:table-cell>
              <table:table-cell office:value-type="float" office:value="-62.6646385192871">
                <text:p>-62.6646385192871</text:p>
              </table:table-cell>
              <table:table-cell office:value-type="float" office:value="-62.669807434082">
                <text:p>-62.669807434082</text:p>
              </table:table-cell>
              <table:table-cell office:value-type="float" office:value="-62.6601181030273">
                <text:p>-62.6601181030273</text:p>
              </table:table-cell>
              <table:table-cell office:value-type="float" office:value="-62.6827697753906">
                <text:p>-62.6827697753906</text:p>
              </table:table-cell>
              <table:table-cell office:value-type="float" office:value="-62.6585159301758">
                <text:p>-62.6585159301758</text:p>
              </table:table-cell>
              <table:table-cell office:value-type="float" office:value="-62.6821174621582">
                <text:p>-62.6821174621582</text:p>
              </table:table-cell>
              <table:table-cell office:value-type="float" office:value="-62.6788520812988">
                <text:p>-62.6788520812988</text:p>
              </table:table-cell>
              <table:table-cell office:value-type="float" office:value="-62.6720695495606">
                <text:p>-62.6720695495606</text:p>
              </table:table-cell>
              <table:table-cell office:value-type="float" office:value="-62.6691093444824">
                <text:p>-62.6691093444824</text:p>
              </table:table-cell>
              <table:table-cell office:value-type="float" office:value="-62.6764602661133">
                <text:p>-62.6764602661133</text:p>
              </table:table-cell>
              <table:table-cell office:value-type="float" office:value="-62.6672019958496">
                <text:p>-62.6672019958496</text:p>
              </table:table-cell>
              <table:table-cell office:value-type="float" office:value="-62.6557350158691">
                <text:p>-62.6557350158691</text:p>
              </table:table-cell>
              <table:table-cell office:value-type="float" office:value="-62.6763305664063">
                <text:p>-62.6763305664063</text:p>
              </table:table-cell>
              <table:table-cell office:value-type="float" office:value="-62.6664199829102">
                <text:p>-62.6664199829102</text:p>
              </table:table-cell>
              <table:table-cell office:value-type="float" office:value="-62.6744613647461">
                <text:p>-62.6744613647461</text:p>
              </table:table-cell>
              <table:table-cell office:value-type="float" office:value="-62.6615524291992">
                <text:p>-62.6615524291992</text:p>
              </table:table-cell>
              <table:table-cell office:value-type="float" office:value="-62.6646385192871">
                <text:p>-62.6646385192871</text:p>
              </table:table-cell>
              <table:table-cell office:value-type="float" office:value="-62.6409950256348">
                <text:p>-62.6409950256348</text:p>
              </table:table-cell>
              <table:table-cell office:value-type="float" office:value="-62.6734580993652">
                <text:p>-62.6734580993652</text:p>
              </table:table-cell>
              <table:table-cell office:value-type="float" office:value="-62.6681976318359">
                <text:p>-62.6681976318359</text:p>
              </table:table-cell>
              <table:table-cell office:value-type="float" office:value="-62.6684188842773">
                <text:p>-62.6684188842773</text:p>
              </table:table-cell>
              <table:table-cell office:value-type="float" office:value="-62.6612052917481">
                <text:p>-62.6612052917481</text:p>
              </table:table-cell>
              <table:table-cell office:value-type="float" office:value="-62.6715049743652">
                <text:p>-62.6715049743652</text:p>
              </table:table-cell>
              <table:table-cell office:value-type="float" office:value="-62.6843338012695">
                <text:p>-62.6843338012695</text:p>
              </table:table-cell>
              <table:table-cell office:value-type="float" office:value="-62.6576042175293">
                <text:p>-62.6576042175293</text:p>
              </table:table-cell>
              <table:table-cell office:value-type="float" office:value="-62.6664199829102">
                <text:p>-62.6664199829102</text:p>
              </table:table-cell>
              <table:table-cell office:value-type="float" office:value="-62.6618995666504">
                <text:p>-62.6618995666504</text:p>
              </table:table-cell>
              <table:table-cell office:value-type="float" office:value="-62.6738471984863">
                <text:p>-62.6738471984863</text:p>
              </table:table-cell>
              <table:table-cell office:value-type="float" office:value="-62.6881256103516">
                <text:p>-62.6881256103516</text:p>
              </table:table-cell>
              <table:table-cell office:value-type="float" office:value="-62.6739807128906">
                <text:p>-62.6739807128906</text:p>
              </table:table-cell>
              <table:table-cell office:value-type="float" office:value="-62.6682434082031">
                <text:p>-62.6682434082031</text:p>
              </table:table-cell>
              <table:table-cell office:value-type="float" office:value="-62.6722412109375">
                <text:p>-62.6722412109375</text:p>
              </table:table-cell>
              <table:table-cell office:value-type="float" office:value="-62.6417350769043">
                <text:p>-62.6417350769043</text:p>
              </table:table-cell>
              <table:table-cell office:value-type="float" office:value="-62.6670684814453">
                <text:p>-62.6670684814453</text:p>
              </table:table-cell>
              <table:table-cell office:value-type="float" office:value="-62.6641616821289">
                <text:p>-62.6641616821289</text:p>
              </table:table-cell>
              <table:table-cell office:value-type="float" office:value="-62.6744155883789">
                <text:p>-62.6744155883789</text:p>
              </table:table-cell>
              <table:table-cell office:value-type="float" office:value="-62.662467956543">
                <text:p>-62.662467956543</text:p>
              </table:table-cell>
              <table:table-cell office:value-type="float" office:value="-62.6844215393066">
                <text:p>-62.6844215393066</text:p>
              </table:table-cell>
              <table:table-cell office:value-type="float" office:value="-62.6660308837891">
                <text:p>-62.6660308837891</text:p>
              </table:table-cell>
              <table:table-cell office:value-type="float" office:value="-62.6777229309082">
                <text:p>-62.6777229309082</text:p>
              </table:table-cell>
              <table:table-cell office:value-type="float" office:value="-62.6720695495606">
                <text:p>-62.6720695495606</text:p>
              </table:table-cell>
              <table:table-cell office:value-type="float" office:value="-62.6684608459473">
                <text:p>-62.6684608459473</text:p>
              </table:table-cell>
              <table:table-cell office:value-type="float" office:value="-62.6552619934082">
                <text:p>-62.6552619934082</text:p>
              </table:table-cell>
              <table:table-cell office:value-type="float" office:value="-62.6781578063965">
                <text:p>-62.6781578063965</text:p>
              </table:table-cell>
              <table:table-cell office:value-type="float" office:value="-62.6694602966309">
                <text:p>-62.6694602966309</text:p>
              </table:table-cell>
              <table:table-cell office:value-type="float" office:value="-62.6856002807617">
                <text:p>-62.6856002807617</text:p>
              </table:table-cell>
              <table:table-cell office:value-type="float" office:value="-62.648624420166">
                <text:p>-62.648624420166</text:p>
              </table:table-cell>
              <table:table-cell office:value-type="float" office:value="-62.6783752441406">
                <text:p>-62.6783752441406</text:p>
              </table:table-cell>
              <table:table-cell office:value-type="float" office:value="-62.6444625854492">
                <text:p>-62.6444625854492</text:p>
              </table:table-cell>
              <table:table-cell office:value-type="float" office:value="-62.6528282165527">
                <text:p>-62.6528282165527</text:p>
              </table:table-cell>
              <table:table-cell office:value-type="float" office:value="-62.6616859436035">
                <text:p>-62.6616859436035</text:p>
              </table:table-cell>
              <table:table-cell office:value-type="float" office:value="-62.6888198852539">
                <text:p>-62.6888198852539</text:p>
              </table:table-cell>
              <table:table-cell office:value-type="float" office:value="-62.6582107543945">
                <text:p>-62.6582107543945</text:p>
              </table:table-cell>
              <table:table-cell office:value-type="float" office:value="-62.6604652404785">
                <text:p>-62.6604652404785</text:p>
              </table:table-cell>
              <table:table-cell office:value-type="float" office:value="-62.6706771850586">
                <text:p>-62.6706771850586</text:p>
              </table:table-cell>
              <table:table-cell office:value-type="float" office:value="-62.6604270935059">
                <text:p>-62.6604270935059</text:p>
              </table:table-cell>
              <table:table-cell office:value-type="float" office:value="-62.660945892334">
                <text:p>-62.660945892334</text:p>
              </table:table-cell>
              <table:table-cell office:value-type="float" office:value="-62.667724609375">
                <text:p>-62.667724609375</text:p>
              </table:table-cell>
              <table:table-cell office:value-type="float" office:value="-62.6827239990234">
                <text:p>-62.6827239990234</text:p>
              </table:table-cell>
              <table:table-cell office:value-type="float" office:value="-62.6534805297852">
                <text:p>-62.6534805297852</text:p>
              </table:table-cell>
              <table:table-cell office:value-type="float" office:value="-62.6625938415527">
                <text:p>-62.6625938415527</text:p>
              </table:table-cell>
              <table:table-cell office:value-type="float" office:value="-62.6654205322266">
                <text:p>-62.6654205322266</text:p>
              </table:table-cell>
              <table:table-cell office:value-type="float" office:value="-62.6369667053223">
                <text:p>-62.6369667053223</text:p>
              </table:table-cell>
              <table:table-cell office:value-type="float" office:value="-62.660816192627">
                <text:p>-62.660816192627</text:p>
              </table:table-cell>
              <table:table-cell office:value-type="float" office:value="-62.6551742553711">
                <text:p>-62.6551742553711</text:p>
              </table:table-cell>
              <table:table-cell office:value-type="float" office:value="-62.6680717468262">
                <text:p>-62.6680717468262</text:p>
              </table:table-cell>
              <table:table-cell office:value-type="float" office:value="-62.6732864379883">
                <text:p>-62.6732864379883</text:p>
              </table:table-cell>
              <table:table-cell office:value-type="float" office:value="-62.6581230163574">
                <text:p>-62.6581230163574</text:p>
              </table:table-cell>
              <table:table-cell office:value-type="float" office:value="-62.676155090332">
                <text:p>-62.676155090332</text:p>
              </table:table-cell>
              <table:table-cell office:value-type="float" office:value="-62.6619453430176">
                <text:p>-62.6619453430176</text:p>
              </table:table-cell>
              <table:table-cell office:value-type="float" office:value="-62.6384391784668">
                <text:p>-62.6384391784668</text:p>
              </table:table-cell>
              <table:table-cell office:value-type="float" office:value="-62.6517906188965">
                <text:p>-62.6517906188965</text:p>
              </table:table-cell>
              <table:table-cell office:value-type="float" office:value="-62.6636810302734">
                <text:p>-62.6636810302734</text:p>
              </table:table-cell>
              <table:table-cell office:value-type="float" office:value="-62.664421081543">
                <text:p>-62.664421081543</text:p>
              </table:table-cell>
              <table:table-cell office:value-type="float" office:value="-62.6614685058594">
                <text:p>-62.6614685058594</text:p>
              </table:table-cell>
              <table:table-cell office:value-type="float" office:value="-62.6586036682129">
                <text:p>-62.6586036682129</text:p>
              </table:table-cell>
              <table:table-cell office:value-type="float" office:value="-62.652961730957">
                <text:p>-62.652961730957</text:p>
              </table:table-cell>
              <table:table-cell office:value-type="float" office:value="-62.660816192627">
                <text:p>-62.660816192627</text:p>
              </table:table-cell>
              <table:table-cell office:value-type="float" office:value="-62.6571235656738">
                <text:p>-62.6571235656738</text:p>
              </table:table-cell>
              <table:table-cell office:value-type="float" office:value="-62.6582107543945">
                <text:p>-62.6582107543945</text:p>
              </table:table-cell>
              <table:table-cell office:value-type="float" office:value="-62.6541290283203">
                <text:p>-62.6541290283203</text:p>
              </table:table-cell>
              <table:table-cell office:value-type="float" office:value="-62.6675910949707">
                <text:p>-62.6675910949707</text:p>
              </table:table-cell>
              <table:table-cell office:value-type="float" office:value="-62.6789398193359">
                <text:p>-62.6789398193359</text:p>
              </table:table-cell>
              <table:table-cell office:value-type="float" office:value="-62.6587295532227">
                <text:p>-62.6587295532227</text:p>
              </table:table-cell>
              <table:table-cell office:value-type="float" office:value="-62.6702880859375">
                <text:p>-62.6702880859375</text:p>
              </table:table-cell>
              <table:table-cell office:value-type="float" office:value="-62.665943145752">
                <text:p>-62.665943145752</text:p>
              </table:table-cell>
              <table:table-cell office:value-type="float" office:value="-62.6768531799316">
                <text:p>-62.6768531799316</text:p>
              </table:table-cell>
              <table:table-cell office:value-type="float" office:value="-62.6649856567383">
                <text:p>-62.6649856567383</text:p>
              </table:table-cell>
              <table:table-cell office:value-type="float" office:value="-62.6629905700684">
                <text:p>-62.6629905700684</text:p>
              </table:table-cell>
              <table:table-cell office:value-type="float" office:value="-62.6556091308594">
                <text:p>-62.6556091308594</text:p>
              </table:table-cell>
              <table:table-cell office:value-type="float" office:value="-62.6736335754395">
                <text:p>-62.6736335754395</text:p>
              </table:table-cell>
              <table:table-cell office:value-type="float" office:value="-62.6583404541016">
                <text:p>-62.6583404541016</text:p>
              </table:table-cell>
              <table:table-cell office:value-type="float" office:value="-62.6585578918457">
                <text:p>-62.6585578918457</text:p>
              </table:table-cell>
              <table:table-cell office:value-type="float" office:value="-62.6645088195801">
                <text:p>-62.6645088195801</text:p>
              </table:table-cell>
              <table:table-cell office:value-type="float" office:value="-62.6576042175293">
                <text:p>-62.6576042175293</text:p>
              </table:table-cell>
              <table:table-cell office:value-type="float" office:value="-62.6781158447266">
                <text:p>-62.6781158447266</text:p>
              </table:table-cell>
              <table:table-cell office:value-type="float" office:value="-62.6723747253418">
                <text:p>-62.6723747253418</text:p>
              </table:table-cell>
              <table:table-cell office:value-type="float" office:value="-62.65869140625">
                <text:p>-62.65869140625</text:p>
              </table:table-cell>
              <table:table-cell office:value-type="float" office:value="-62.6555213928223">
                <text:p>-62.6555213928223</text:p>
              </table:table-cell>
              <table:table-cell office:value-type="float" office:value="-62.6616439819336">
                <text:p>-62.6616439819336</text:p>
              </table:table-cell>
              <table:table-cell office:value-type="float" office:value="-62.6757202148438">
                <text:p>-62.6757202148438</text:p>
              </table:table-cell>
              <table:table-cell office:value-type="float" office:value="-62.6754150390625">
                <text:p>-62.6754150390625</text:p>
              </table:table-cell>
              <table:table-cell office:value-type="float" office:value="-62.6625556945801">
                <text:p>-62.6625556945801</text:p>
              </table:table-cell>
              <table:table-cell office:value-type="float" office:value="-62.6669845581055">
                <text:p>-62.6669845581055</text:p>
              </table:table-cell>
              <table:table-cell office:value-type="float" office:value="-62.6604270935059">
                <text:p>-62.6604270935059</text:p>
              </table:table-cell>
              <table:table-cell office:value-type="float" office:value="-62.6625938415527">
                <text:p>-62.6625938415527</text:p>
              </table:table-cell>
              <table:table-cell office:value-type="float" office:value="-62.635066986084">
                <text:p>-62.635066986084</text:p>
              </table:table-cell>
              <table:table-cell office:value-type="float" office:value="-62.6640281677246">
                <text:p>-62.6640281677246</text:p>
              </table:table-cell>
              <table:table-cell office:value-type="float" office:value="-62.6604652404785">
                <text:p>-62.6604652404785</text:p>
              </table:table-cell>
              <table:table-cell office:value-type="float" office:value="-62.6837272644043">
                <text:p>-62.6837272644043</text:p>
              </table:table-cell>
              <table:table-cell office:value-type="float" office:value="-62.6860809326172">
                <text:p>-62.6860809326172</text:p>
              </table:table-cell>
              <table:table-cell office:value-type="float" office:value="-62.6445045471191">
                <text:p>-62.6445045471191</text:p>
              </table:table-cell>
              <table:table-cell office:value-type="float" office:value="-62.6743278503418">
                <text:p>-62.6743278503418</text:p>
              </table:table-cell>
              <table:table-cell office:value-type="float" office:value="-62.6559562683106">
                <text:p>-62.6559562683106</text:p>
              </table:table-cell>
              <table:table-cell office:value-type="float" office:value="-62.6825942993164">
                <text:p>-62.6825942993164</text:p>
              </table:table-cell>
              <table:table-cell office:value-type="float" office:value="-62.6669845581055">
                <text:p>-62.6669845581055</text:p>
              </table:table-cell>
              <table:table-cell office:value-type="float" office:value="-62.6605529785156">
                <text:p>-62.6605529785156</text:p>
              </table:table-cell>
              <table:table-cell office:value-type="float" office:value="-62.6812019348145">
                <text:p>-62.6812019348145</text:p>
              </table:table-cell>
              <table:table-cell office:value-type="float" office:value="-62.6745491027832">
                <text:p>-62.6745491027832</text:p>
              </table:table-cell>
              <table:table-cell office:value-type="float" office:value="-62.6850776672363">
                <text:p>-62.6850776672363</text:p>
              </table:table-cell>
              <table:table-cell office:value-type="float" office:value="-62.6796340942383">
                <text:p>-62.6796340942383</text:p>
              </table:table-cell>
              <table:table-cell office:value-type="float" office:value="-62.644416809082">
                <text:p>-62.644416809082</text:p>
              </table:table-cell>
              <table:table-cell office:value-type="float" office:value="-62.6673278808594">
                <text:p>-62.6673278808594</text:p>
              </table:table-cell>
              <table:table-cell office:value-type="float" office:value="-62.6744155883789">
                <text:p>-62.6744155883789</text:p>
              </table:table-cell>
              <table:table-cell office:value-type="float" office:value="-62.6621589660645">
                <text:p>-62.6621589660645</text:p>
              </table:table-cell>
              <table:table-cell office:value-type="float" office:value="-62.6565208435059">
                <text:p>-62.6565208435059</text:p>
              </table:table-cell>
              <table:table-cell office:value-type="float" office:value="-62.6588172912598">
                <text:p>-62.6588172912598</text:p>
              </table:table-cell>
              <table:table-cell office:value-type="float" office:value="-62.6703720092773">
                <text:p>-62.6703720092773</text:p>
              </table:table-cell>
              <table:table-cell office:value-type="float" office:value="-62.6702003479004">
                <text:p>-62.6702003479004</text:p>
              </table:table-cell>
              <table:table-cell office:value-type="float" office:value="-62.6517448425293">
                <text:p>-62.6517448425293</text:p>
              </table:table-cell>
              <table:table-cell office:value-type="float" office:value="-62.6653327941895">
                <text:p>-62.6653327941895</text:p>
              </table:table-cell>
              <table:table-cell office:value-type="float" office:value="-62.6799812316895">
                <text:p>-62.6799812316895</text:p>
              </table:table-cell>
              <table:table-cell office:value-type="float" office:value="-62.658863067627">
                <text:p>-62.658863067627</text:p>
              </table:table-cell>
              <table:table-cell office:value-type="float" office:value="-62.6533508300781">
                <text:p>-62.6533508300781</text:p>
              </table:table-cell>
              <table:table-cell office:value-type="float" office:value="-62.6593399047852">
                <text:p>-62.6593399047852</text:p>
              </table:table-cell>
              <table:table-cell office:value-type="float" office:value="-62.6683731079102">
                <text:p>-62.6683731079102</text:p>
              </table:table-cell>
              <table:table-cell office:value-type="float" office:value="-62.6707229614258">
                <text:p>-62.6707229614258</text:p>
              </table:table-cell>
              <table:table-cell office:value-type="float" office:value="-62.6579933166504">
                <text:p>-62.6579933166504</text:p>
              </table:table-cell>
              <table:table-cell office:value-type="float" office:value="-62.6670684814453">
                <text:p>-62.6670684814453</text:p>
              </table:table-cell>
              <table:table-cell office:value-type="float" office:value="-62.6599044799805">
                <text:p>-62.6599044799805</text:p>
              </table:table-cell>
              <table:table-cell office:value-type="float" office:value="-62.6494026184082">
                <text:p>-62.6494026184082</text:p>
              </table:table-cell>
              <table:table-cell office:value-type="float" office:value="-62.6602096557617">
                <text:p>-62.6602096557617</text:p>
              </table:table-cell>
              <table:table-cell office:value-type="float" office:value="-62.671070098877">
                <text:p>-62.671070098877</text:p>
              </table:table-cell>
              <table:table-cell office:value-type="float" office:value="-62.658863067627">
                <text:p>-62.658863067627</text:p>
              </table:table-cell>
              <table:table-cell office:value-type="float" office:value="-62.659122467041">
                <text:p>-62.659122467041</text:p>
              </table:table-cell>
              <table:table-cell office:value-type="float" office:value="-62.6780281066895">
                <text:p>-62.6780281066895</text:p>
              </table:table-cell>
              <table:table-cell office:value-type="float" office:value="-62.6662902832031">
                <text:p>-62.6662902832031</text:p>
              </table:table-cell>
              <table:table-cell office:value-type="float" office:value="-62.6751518249512">
                <text:p>-62.6751518249512</text:p>
              </table:table-cell>
              <table:table-cell office:value-type="float" office:value="-62.6937446594238">
                <text:p>-62.6937446594238</text:p>
              </table:table-cell>
              <table:table-cell office:value-type="float" office:value="-62.6900444030762">
                <text:p>-62.6900444030762</text:p>
              </table:table-cell>
              <table:table-cell office:value-type="float" office:value="-62.6042518615723">
                <text:p>-62.6042518615723</text:p>
              </table:table-cell>
              <table:table-cell office:value-type="float" office:value="-62.5015068054199">
                <text:p>-62.5015068054199</text:p>
              </table:table-cell>
              <table:table-cell office:value-type="float" office:value="-62.5018043518066">
                <text:p>-62.5018043518066</text:p>
              </table:table-cell>
              <table:table-cell office:value-type="float" office:value="-62.5105934143066">
                <text:p>-62.5105934143066</text:p>
              </table:table-cell>
              <table:table-cell office:value-type="float" office:value="-62.519474029541">
                <text:p>-62.519474029541</text:p>
              </table:table-cell>
              <table:table-cell office:value-type="float" office:value="-62.4928588867188">
                <text:p>-62.4928588867188</text:p>
              </table:table-cell>
              <table:table-cell office:value-type="float" office:value="-62.5048789978027">
                <text:p>-62.5048789978027</text:p>
              </table:table-cell>
              <table:table-cell office:value-type="float" office:value="-62.5052185058594">
                <text:p>-62.5052185058594</text:p>
              </table:table-cell>
              <table:table-cell office:value-type="float" office:value="-62.5064544677734">
                <text:p>-62.5064544677734</text:p>
              </table:table-cell>
              <table:table-cell office:value-type="float" office:value="-62.4994659423828">
                <text:p>-62.4994659423828</text:p>
              </table:table-cell>
              <table:table-cell office:value-type="float" office:value="-62.5169944763184">
                <text:p>-62.5169944763184</text:p>
              </table:table-cell>
              <table:table-cell office:value-type="float" office:value="-62.5015525817871">
                <text:p>-62.5015525817871</text:p>
              </table:table-cell>
              <table:table-cell office:value-type="float" office:value="-62.5053443908691">
                <text:p>-62.5053443908691</text:p>
              </table:table-cell>
              <table:table-cell office:value-type="float" office:value="-62.5279350280762">
                <text:p>-62.5279350280762</text:p>
              </table:table-cell>
              <table:table-cell office:value-type="float" office:value="-62.519214630127">
                <text:p>-62.519214630127</text:p>
              </table:table-cell>
              <table:table-cell office:value-type="float" office:value="-62.5143928527832">
                <text:p>-62.5143928527832</text:p>
              </table:table-cell>
              <table:table-cell office:value-type="float" office:value="-62.5242576599121">
                <text:p>-62.5242576599121</text:p>
              </table:table-cell>
              <table:table-cell office:value-type="float" office:value="-62.5013809204102">
                <text:p>-62.5013809204102</text:p>
              </table:table-cell>
              <table:table-cell office:value-type="float" office:value="-62.4966926574707">
                <text:p>-62.4966926574707</text:p>
              </table:table-cell>
              <table:table-cell office:value-type="float" office:value="-62.4998054504395">
                <text:p>-62.4998054504395</text:p>
              </table:table-cell>
              <table:table-cell office:value-type="float" office:value="-62.5144309997559">
                <text:p>-62.5144309997559</text:p>
              </table:table-cell>
              <table:table-cell office:value-type="float" office:value="-62.5041923522949">
                <text:p>-62.5041923522949</text:p>
              </table:table-cell>
              <table:table-cell office:value-type="float" office:value="-62.5108489990234">
                <text:p>-62.5108489990234</text:p>
              </table:table-cell>
              <table:table-cell office:value-type="float" office:value="-62.4934959411621">
                <text:p>-62.4934959411621</text:p>
              </table:table-cell>
              <table:table-cell office:value-type="float" office:value="-62.5050468444824">
                <text:p>-62.5050468444824</text:p>
              </table:table-cell>
              <table:table-cell office:value-type="float" office:value="-62.5219955444336">
                <text:p>-62.5219955444336</text:p>
              </table:table-cell>
              <table:table-cell office:value-type="float" office:value="-62.5327682495117">
                <text:p>-62.5327682495117</text:p>
              </table:table-cell>
              <table:table-cell office:value-type="float" office:value="-62.5191345214844">
                <text:p>-62.5191345214844</text:p>
              </table:table-cell>
              <table:table-cell office:value-type="float" office:value="-62.5095252990723">
                <text:p>-62.5095252990723</text:p>
              </table:table-cell>
              <table:table-cell office:value-type="float" office:value="-62.5135383605957">
                <text:p>-62.5135383605957</text:p>
              </table:table-cell>
              <table:table-cell office:value-type="float" office:value="-62.494987487793">
                <text:p>-62.494987487793</text:p>
              </table:table-cell>
              <table:table-cell office:value-type="float" office:value="-62.5199851989746">
                <text:p>-62.5199851989746</text:p>
              </table:table-cell>
              <table:table-cell office:value-type="float" office:value="-62.5019340515137">
                <text:p>-62.5019340515137</text:p>
              </table:table-cell>
              <table:table-cell office:value-type="float" office:value="-62.511833190918">
                <text:p>-62.511833190918</text:p>
              </table:table-cell>
              <table:table-cell office:value-type="float" office:value="-62.5052185058594">
                <text:p>-62.5052185058594</text:p>
              </table:table-cell>
              <table:table-cell office:value-type="float" office:value="-62.5089263916016">
                <text:p>-62.5089263916016</text:p>
              </table:table-cell>
              <table:table-cell office:value-type="float" office:value="-62.5045356750488">
                <text:p>-62.5045356750488</text:p>
              </table:table-cell>
              <table:table-cell office:value-type="float" office:value="-62.5034294128418">
                <text:p>-62.5034294128418</text:p>
              </table:table-cell>
              <table:table-cell office:value-type="float" office:value="-62.5090141296387">
                <text:p>-62.5090141296387</text:p>
              </table:table-cell>
              <table:table-cell office:value-type="float" office:value="-62.5164413452148">
                <text:p>-62.5164413452148</text:p>
              </table:table-cell>
              <table:table-cell office:value-type="float" office:value="-62.5025329589844">
                <text:p>-62.5025329589844</text:p>
              </table:table-cell>
              <table:table-cell office:value-type="float" office:value="-62.4910278320313">
                <text:p>-62.4910278320313</text:p>
              </table:table-cell>
              <table:table-cell office:value-type="float" office:value="-62.5154609680176">
                <text:p>-62.5154609680176</text:p>
              </table:table-cell>
              <table:table-cell office:value-type="float" office:value="-62.5053024291992">
                <text:p>-62.5053024291992</text:p>
              </table:table-cell>
              <table:table-cell office:value-type="float" office:value="-62.5092277526856">
                <text:p>-62.5092277526856</text:p>
              </table:table-cell>
              <table:table-cell office:value-type="float" office:value="-62.5067520141602">
                <text:p>-62.5067520141602</text:p>
              </table:table-cell>
              <table:table-cell office:value-type="float" office:value="-62.4836235046387">
                <text:p>-62.4836235046387</text:p>
              </table:table-cell>
              <table:table-cell office:value-type="float" office:value="-62.500057220459">
                <text:p>-62.500057220459</text:p>
              </table:table-cell>
              <table:table-cell office:value-type="float" office:value="-62.5134086608887">
                <text:p>-62.5134086608887</text:p>
              </table:table-cell>
              <table:table-cell office:value-type="float" office:value="-62.4923896789551">
                <text:p>-62.4923896789551</text:p>
              </table:table-cell>
              <table:table-cell office:value-type="float" office:value="-62.5076065063477">
                <text:p>-62.5076065063477</text:p>
              </table:table-cell>
              <table:table-cell office:value-type="float" office:value="-62.5160980224609">
                <text:p>-62.5160980224609</text:p>
              </table:table-cell>
              <table:table-cell office:value-type="float" office:value="-62.503044128418">
                <text:p>-62.503044128418</text:p>
              </table:table-cell>
              <table:table-cell office:value-type="float" office:value="-62.5111083984375">
                <text:p>-62.5111083984375</text:p>
              </table:table-cell>
              <table:table-cell office:value-type="float" office:value="-62.5146484375">
                <text:p>-62.5146484375</text:p>
              </table:table-cell>
              <table:table-cell office:value-type="float" office:value="-62.4998435974121">
                <text:p>-62.4998435974121</text:p>
              </table:table-cell>
            </table:table-row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62.6563873291016">
                <text:p>-62.6563873291016</text:p>
                <draw:g>
                  <svg:desc>optymalizacja_wycinana_z_trace.A3:optymalizacja_wycinana_z_trace.OJ3</svg:desc>
                </draw:g>
              </table:table-cell>
              <table:table-cell office:value-type="float" office:value="-62.6540031433106">
                <text:p>-62.6540031433106</text:p>
              </table:table-cell>
              <table:table-cell office:value-type="float" office:value="-62.6445045471191">
                <text:p>-62.6445045471191</text:p>
              </table:table-cell>
              <table:table-cell office:value-type="float" office:value="-62.6469764709473">
                <text:p>-62.6469764709473</text:p>
              </table:table-cell>
              <table:table-cell office:value-type="float" office:value="-62.6342010498047">
                <text:p>-62.6342010498047</text:p>
              </table:table-cell>
              <table:table-cell office:value-type="float" office:value="-62.648796081543">
                <text:p>-62.648796081543</text:p>
              </table:table-cell>
              <table:table-cell office:value-type="float" office:value="-62.6568222045898">
                <text:p>-62.6568222045898</text:p>
              </table:table-cell>
              <table:table-cell office:value-type="float" office:value="-62.6372718811035">
                <text:p>-62.6372718811035</text:p>
              </table:table-cell>
              <table:table-cell office:value-type="float" office:value="-62.6598167419434">
                <text:p>-62.6598167419434</text:p>
              </table:table-cell>
              <table:table-cell office:value-type="float" office:value="-62.6661567687988">
                <text:p>-62.6661567687988</text:p>
              </table:table-cell>
              <table:table-cell office:value-type="float" office:value="-62.6327247619629">
                <text:p>-62.6327247619629</text:p>
              </table:table-cell>
              <table:table-cell office:value-type="float" office:value="-62.6585159301758">
                <text:p>-62.6585159301758</text:p>
              </table:table-cell>
              <table:table-cell office:value-type="float" office:value="-62.6533927917481">
                <text:p>-62.6533927917481</text:p>
              </table:table-cell>
              <table:table-cell office:value-type="float" office:value="-62.6588172912598">
                <text:p>-62.6588172912598</text:p>
              </table:table-cell>
              <table:table-cell office:value-type="float" office:value="-62.6621208190918">
                <text:p>-62.6621208190918</text:p>
              </table:table-cell>
              <table:table-cell office:value-type="float" office:value="-62.6703720092773">
                <text:p>-62.6703720092773</text:p>
              </table:table-cell>
              <table:table-cell office:value-type="float" office:value="-62.6656341552734">
                <text:p>-62.6656341552734</text:p>
              </table:table-cell>
              <table:table-cell office:value-type="float" office:value="-62.6632461547852">
                <text:p>-62.6632461547852</text:p>
              </table:table-cell>
              <table:table-cell office:value-type="float" office:value="-62.6612052917481">
                <text:p>-62.6612052917481</text:p>
              </table:table-cell>
              <table:table-cell office:value-type="float" office:value="-62.6644630432129">
                <text:p>-62.6644630432129</text:p>
              </table:table-cell>
              <table:table-cell office:value-type="float" office:value="-62.6660308837891">
                <text:p>-62.6660308837891</text:p>
              </table:table-cell>
              <table:table-cell office:value-type="float" office:value="-62.6526145935059">
                <text:p>-62.6526145935059</text:p>
              </table:table-cell>
              <table:table-cell office:value-type="float" office:value="-62.6406059265137">
                <text:p>-62.6406059265137</text:p>
              </table:table-cell>
              <table:table-cell office:value-type="float" office:value="-62.6352348327637">
                <text:p>-62.6352348327637</text:p>
              </table:table-cell>
              <table:table-cell office:value-type="float" office:value="-62.6344146728516">
                <text:p>-62.6344146728516</text:p>
              </table:table-cell>
              <table:table-cell office:value-type="float" office:value="-62.6586456298828">
                <text:p>-62.6586456298828</text:p>
              </table:table-cell>
              <table:table-cell office:value-type="float" office:value="-62.6839408874512">
                <text:p>-62.6839408874512</text:p>
              </table:table-cell>
              <table:table-cell office:value-type="float" office:value="-62.6513137817383">
                <text:p>-62.6513137817383</text:p>
              </table:table-cell>
              <table:table-cell office:value-type="float" office:value="-62.6344566345215">
                <text:p>-62.6344566345215</text:p>
              </table:table-cell>
              <table:table-cell office:value-type="float" office:value="-62.6409492492676">
                <text:p>-62.6409492492676</text:p>
              </table:table-cell>
              <table:table-cell office:value-type="float" office:value="-62.6405601501465">
                <text:p>-62.6405601501465</text:p>
              </table:table-cell>
              <table:table-cell office:value-type="float" office:value="-62.6310806274414">
                <text:p>-62.6310806274414</text:p>
              </table:table-cell>
              <table:table-cell office:value-type="float" office:value="-62.6543922424316">
                <text:p>-62.6543922424316</text:p>
              </table:table-cell>
              <table:table-cell office:value-type="float" office:value="-62.6519165039063">
                <text:p>-62.6519165039063</text:p>
              </table:table-cell>
              <table:table-cell office:value-type="float" office:value="-62.6510543823242">
                <text:p>-62.6510543823242</text:p>
              </table:table-cell>
              <table:table-cell office:value-type="float" office:value="-62.6542205810547">
                <text:p>-62.6542205810547</text:p>
              </table:table-cell>
              <table:table-cell office:value-type="float" office:value="-62.6572570800781">
                <text:p>-62.6572570800781</text:p>
              </table:table-cell>
              <table:table-cell office:value-type="float" office:value="-62.6424713134766">
                <text:p>-62.6424713134766</text:p>
              </table:table-cell>
              <table:table-cell office:value-type="float" office:value="-62.6398239135742">
                <text:p>-62.6398239135742</text:p>
              </table:table-cell>
              <table:table-cell office:value-type="float" office:value="-62.6446380615234">
                <text:p>-62.6446380615234</text:p>
              </table:table-cell>
              <table:table-cell office:value-type="float" office:value="-62.6656799316406">
                <text:p>-62.6656799316406</text:p>
              </table:table-cell>
              <table:table-cell office:value-type="float" office:value="-62.6615104675293">
                <text:p>-62.6615104675293</text:p>
              </table:table-cell>
              <table:table-cell office:value-type="float" office:value="-62.6426010131836">
                <text:p>-62.6426010131836</text:p>
              </table:table-cell>
              <table:table-cell office:value-type="float" office:value="-62.6592521667481">
                <text:p>-62.6592521667481</text:p>
              </table:table-cell>
              <table:table-cell office:value-type="float" office:value="-62.6476287841797">
                <text:p>-62.6476287841797</text:p>
              </table:table-cell>
              <table:table-cell office:value-type="float" office:value="-62.6472396850586">
                <text:p>-62.6472396850586</text:p>
              </table:table-cell>
              <table:table-cell office:value-type="float" office:value="-62.652961730957">
                <text:p>-62.652961730957</text:p>
              </table:table-cell>
              <table:table-cell office:value-type="float" office:value="-62.6428146362305">
                <text:p>-62.6428146362305</text:p>
              </table:table-cell>
              <table:table-cell office:value-type="float" office:value="-62.6555633544922">
                <text:p>-62.6555633544922</text:p>
              </table:table-cell>
              <table:table-cell office:value-type="float" office:value="-62.644287109375">
                <text:p>-62.644287109375</text:p>
              </table:table-cell>
              <table:table-cell office:value-type="float" office:value="-62.6566467285156">
                <text:p>-62.6566467285156</text:p>
              </table:table-cell>
              <table:table-cell office:value-type="float" office:value="-62.6488838195801">
                <text:p>-62.6488838195801</text:p>
              </table:table-cell>
              <table:table-cell office:value-type="float" office:value="-62.6524810791016">
                <text:p>-62.6524810791016</text:p>
              </table:table-cell>
              <table:table-cell office:value-type="float" office:value="-62.6517906188965">
                <text:p>-62.6517906188965</text:p>
              </table:table-cell>
              <table:table-cell office:value-type="float" office:value="-62.6411247253418">
                <text:p>-62.6411247253418</text:p>
              </table:table-cell>
              <table:table-cell office:value-type="float" office:value="-62.6251525878906">
                <text:p>-62.6251525878906</text:p>
              </table:table-cell>
              <table:table-cell office:value-type="float" office:value="-62.629093170166">
                <text:p>-62.629093170166</text:p>
              </table:table-cell>
              <table:table-cell office:value-type="float" office:value="-62.6471061706543">
                <text:p>-62.6471061706543</text:p>
              </table:table-cell>
              <table:table-cell office:value-type="float" office:value="-62.6475410461426">
                <text:p>-62.6475410461426</text:p>
              </table:table-cell>
              <table:table-cell office:value-type="float" office:value="-62.6432914733887">
                <text:p>-62.6432914733887</text:p>
              </table:table-cell>
              <table:table-cell office:value-type="float" office:value="-62.6332893371582">
                <text:p>-62.6332893371582</text:p>
              </table:table-cell>
              <table:table-cell office:value-type="float" office:value="-62.6436386108398">
                <text:p>-62.6436386108398</text:p>
              </table:table-cell>
              <table:table-cell office:value-type="float" office:value="-62.6537399291992">
                <text:p>-62.6537399291992</text:p>
              </table:table-cell>
              <table:table-cell office:value-type="float" office:value="-62.638786315918">
                <text:p>-62.638786315918</text:p>
              </table:table-cell>
              <table:table-cell office:value-type="float" office:value="-62.654956817627">
                <text:p>-62.654956817627</text:p>
              </table:table-cell>
              <table:table-cell office:value-type="float" office:value="-62.6424713134766">
                <text:p>-62.6424713134766</text:p>
              </table:table-cell>
              <table:table-cell office:value-type="float" office:value="-62.6509666442871">
                <text:p>-62.6509666442871</text:p>
              </table:table-cell>
              <table:table-cell office:value-type="float" office:value="-62.65478515625">
                <text:p>-62.65478515625</text:p>
              </table:table-cell>
              <table:table-cell office:value-type="float" office:value="-62.6629905700684">
                <text:p>-62.6629905700684</text:p>
              </table:table-cell>
              <table:table-cell office:value-type="float" office:value="-62.6303024291992">
                <text:p>-62.6303024291992</text:p>
              </table:table-cell>
              <table:table-cell office:value-type="float" office:value="-62.643424987793">
                <text:p>-62.643424987793</text:p>
              </table:table-cell>
              <table:table-cell office:value-type="float" office:value="-62.6446800231934">
                <text:p>-62.6446800231934</text:p>
              </table:table-cell>
              <table:table-cell office:value-type="float" office:value="-62.6472778320313">
                <text:p>-62.6472778320313</text:p>
              </table:table-cell>
              <table:table-cell office:value-type="float" office:value="-62.648624420166">
                <text:p>-62.648624420166</text:p>
              </table:table-cell>
              <table:table-cell office:value-type="float" office:value="-62.6528282165527">
                <text:p>-62.6528282165527</text:p>
              </table:table-cell>
              <table:table-cell office:value-type="float" office:value="-62.6576881408691">
                <text:p>-62.6576881408691</text:p>
              </table:table-cell>
              <table:table-cell office:value-type="float" office:value="-62.6595993041992">
                <text:p>-62.6595993041992</text:p>
              </table:table-cell>
              <table:table-cell office:value-type="float" office:value="-62.6556510925293">
                <text:p>-62.6556510925293</text:p>
              </table:table-cell>
              <table:table-cell office:value-type="float" office:value="-62.65478515625">
                <text:p>-62.65478515625</text:p>
              </table:table-cell>
              <table:table-cell office:value-type="float" office:value="-62.6455039978027">
                <text:p>-62.6455039978027</text:p>
              </table:table-cell>
              <table:table-cell office:value-type="float" office:value="-62.6634216308594">
                <text:p>-62.6634216308594</text:p>
              </table:table-cell>
              <table:table-cell office:value-type="float" office:value="-62.650577545166">
                <text:p>-62.650577545166</text:p>
              </table:table-cell>
              <table:table-cell office:value-type="float" office:value="-62.6434631347656">
                <text:p>-62.6434631347656</text:p>
              </table:table-cell>
              <table:table-cell office:value-type="float" office:value="-62.6583404541016">
                <text:p>-62.6583404541016</text:p>
              </table:table-cell>
              <table:table-cell office:value-type="float" office:value="-62.6428604125977">
                <text:p>-62.6428604125977</text:p>
              </table:table-cell>
              <table:table-cell office:value-type="float" office:value="-62.6565208435059">
                <text:p>-62.6565208435059</text:p>
              </table:table-cell>
              <table:table-cell office:value-type="float" office:value="-62.6500549316406">
                <text:p>-62.6500549316406</text:p>
              </table:table-cell>
              <table:table-cell office:value-type="float" office:value="-62.6676368713379">
                <text:p>-62.6676368713379</text:p>
              </table:table-cell>
              <table:table-cell office:value-type="float" office:value="-62.6314277648926">
                <text:p>-62.6314277648926</text:p>
              </table:table-cell>
              <table:table-cell office:value-type="float" office:value="-62.645938873291">
                <text:p>-62.645938873291</text:p>
              </table:table-cell>
              <table:table-cell office:value-type="float" office:value="-62.6520500183106">
                <text:p>-62.6520500183106</text:p>
              </table:table-cell>
              <table:table-cell office:value-type="float" office:value="-62.6429901123047">
                <text:p>-62.6429901123047</text:p>
              </table:table-cell>
              <table:table-cell office:value-type="float" office:value="-62.6533050537109">
                <text:p>-62.6533050537109</text:p>
              </table:table-cell>
              <table:table-cell office:value-type="float" office:value="-62.6523933410645">
                <text:p>-62.6523933410645</text:p>
              </table:table-cell>
              <table:table-cell office:value-type="float" office:value="-62.6497535705566">
                <text:p>-62.6497535705566</text:p>
              </table:table-cell>
              <table:table-cell office:value-type="float" office:value="-62.6483192443848">
                <text:p>-62.6483192443848</text:p>
              </table:table-cell>
              <table:table-cell office:value-type="float" office:value="-62.6392631530762">
                <text:p>-62.6392631530762</text:p>
              </table:table-cell>
              <table:table-cell office:value-type="float" office:value="-62.6331596374512">
                <text:p>-62.6331596374512</text:p>
              </table:table-cell>
              <table:table-cell office:value-type="float" office:value="-62.6472396850586">
                <text:p>-62.6472396850586</text:p>
              </table:table-cell>
              <table:table-cell office:value-type="float" office:value="-62.6388740539551">
                <text:p>-62.6388740539551</text:p>
              </table:table-cell>
              <table:table-cell office:value-type="float" office:value="-62.6454582214356">
                <text:p>-62.6454582214356</text:p>
              </table:table-cell>
              <table:table-cell office:value-type="float" office:value="-62.6232109069824">
                <text:p>-62.6232109069824</text:p>
              </table:table-cell>
              <table:table-cell office:value-type="float" office:value="-62.635799407959">
                <text:p>-62.635799407959</text:p>
              </table:table-cell>
              <table:table-cell office:value-type="float" office:value="-62.6403465270996">
                <text:p>-62.6403465270996</text:p>
              </table:table-cell>
              <table:table-cell office:value-type="float" office:value="-62.6388282775879">
                <text:p>-62.6388282775879</text:p>
              </table:table-cell>
              <table:table-cell office:value-type="float" office:value="-62.6441612243652">
                <text:p>-62.6441612243652</text:p>
              </table:table-cell>
              <table:table-cell office:value-type="float" office:value="-62.6418609619141">
                <text:p>-62.6418609619141</text:p>
              </table:table-cell>
              <table:table-cell office:value-type="float" office:value="-62.6446800231934">
                <text:p>-62.6446800231934</text:p>
              </table:table-cell>
              <table:table-cell office:value-type="float" office:value="-62.6427268981934">
                <text:p>-62.6427268981934</text:p>
              </table:table-cell>
              <table:table-cell office:value-type="float" office:value="-62.6339797973633">
                <text:p>-62.6339797973633</text:p>
              </table:table-cell>
              <table:table-cell office:value-type="float" office:value="-62.5285339355469">
                <text:p>-62.5285339355469</text:p>
              </table:table-cell>
              <table:table-cell office:value-type="float" office:value="-62.4928169250488">
                <text:p>-62.4928169250488</text:p>
              </table:table-cell>
              <table:table-cell office:value-type="float" office:value="-62.4983139038086">
                <text:p>-62.4983139038086</text:p>
              </table:table-cell>
              <table:table-cell office:value-type="float" office:value="-62.4743957519531">
                <text:p>-62.4743957519531</text:p>
              </table:table-cell>
              <table:table-cell office:value-type="float" office:value="-62.5018920898438">
                <text:p>-62.5018920898438</text:p>
              </table:table-cell>
              <table:table-cell office:value-type="float" office:value="-62.4846878051758">
                <text:p>-62.4846878051758</text:p>
              </table:table-cell>
              <table:table-cell office:value-type="float" office:value="-62.5003128051758">
                <text:p>-62.5003128051758</text:p>
              </table:table-cell>
              <table:table-cell office:value-type="float" office:value="-62.4732055664063">
                <text:p>-62.4732055664063</text:p>
              </table:table-cell>
              <table:table-cell office:value-type="float" office:value="-62.4853248596191">
                <text:p>-62.4853248596191</text:p>
              </table:table-cell>
              <table:table-cell office:value-type="float" office:value="-62.4934120178223">
                <text:p>-62.4934120178223</text:p>
              </table:table-cell>
              <table:table-cell office:value-type="float" office:value="-62.496265411377">
                <text:p>-62.496265411377</text:p>
              </table:table-cell>
              <table:table-cell office:value-type="float" office:value="-62.4900512695313">
                <text:p>-62.4900512695313</text:p>
              </table:table-cell>
              <table:table-cell office:value-type="float" office:value="-62.4829826354981">
                <text:p>-62.4829826354981</text:p>
              </table:table-cell>
              <table:table-cell office:value-type="float" office:value="-62.4979286193848">
                <text:p>-62.4979286193848</text:p>
              </table:table-cell>
              <table:table-cell office:value-type="float" office:value="-62.4746932983398">
                <text:p>-62.4746932983398</text:p>
              </table:table-cell>
              <table:table-cell office:value-type="float" office:value="-62.4799652099609">
                <text:p>-62.4799652099609</text:p>
              </table:table-cell>
              <table:table-cell office:value-type="float" office:value="-62.4816207885742">
                <text:p>-62.4816207885742</text:p>
              </table:table-cell>
              <table:table-cell office:value-type="float" office:value="-62.4921340942383">
                <text:p>-62.4921340942383</text:p>
              </table:table-cell>
              <table:table-cell office:value-type="float" office:value="-62.4752006530762">
                <text:p>-62.4752006530762</text:p>
              </table:table-cell>
              <table:table-cell office:value-type="float" office:value="-62.4970321655273">
                <text:p>-62.4970321655273</text:p>
              </table:table-cell>
              <table:table-cell office:value-type="float" office:value="-62.4818801879883">
                <text:p>-62.4818801879883</text:p>
              </table:table-cell>
              <table:table-cell office:value-type="float" office:value="-62.4955825805664">
                <text:p>-62.4955825805664</text:p>
              </table:table-cell>
              <table:table-cell office:value-type="float" office:value="-62.4890670776367">
                <text:p>-62.4890670776367</text:p>
              </table:table-cell>
              <table:table-cell office:value-type="float" office:value="-62.4729080200195">
                <text:p>-62.4729080200195</text:p>
              </table:table-cell>
              <table:table-cell office:value-type="float" office:value="-62.488941192627">
                <text:p>-62.488941192627</text:p>
              </table:table-cell>
              <table:table-cell office:value-type="float" office:value="-62.498779296875">
                <text:p>-62.498779296875</text:p>
              </table:table-cell>
              <table:table-cell office:value-type="float" office:value="-62.4952430725098">
                <text:p>-62.4952430725098</text:p>
              </table:table-cell>
              <table:table-cell office:value-type="float" office:value="-62.4912834167481">
                <text:p>-62.4912834167481</text:p>
              </table:table-cell>
              <table:table-cell office:value-type="float" office:value="-62.4793701171875">
                <text:p>-62.4793701171875</text:p>
              </table:table-cell>
              <table:table-cell office:value-type="float" office:value="-62.4884300231934">
                <text:p>-62.4884300231934</text:p>
              </table:table-cell>
              <table:table-cell office:value-type="float" office:value="-62.4985237121582">
                <text:p>-62.4985237121582</text:p>
              </table:table-cell>
              <table:table-cell office:value-type="float" office:value="-62.4706573486328">
                <text:p>-62.4706573486328</text:p>
              </table:table-cell>
              <table:table-cell office:value-type="float" office:value="-62.5031700134277">
                <text:p>-62.5031700134277</text:p>
              </table:table-cell>
              <table:table-cell office:value-type="float" office:value="-62.4713363647461">
                <text:p>-62.4713363647461</text:p>
              </table:table-cell>
              <table:table-cell office:value-type="float" office:value="-62.4769058227539">
                <text:p>-62.4769058227539</text:p>
              </table:table-cell>
              <table:table-cell office:value-type="float" office:value="-62.4911956787109">
                <text:p>-62.4911956787109</text:p>
              </table:table-cell>
              <table:table-cell office:value-type="float" office:value="-62.4730339050293">
                <text:p>-62.4730339050293</text:p>
              </table:table-cell>
              <table:table-cell office:value-type="float" office:value="-62.4827270507813">
                <text:p>-62.4827270507813</text:p>
              </table:table-cell>
              <table:table-cell office:value-type="float" office:value="-62.480094909668">
                <text:p>-62.480094909668</text:p>
              </table:table-cell>
              <table:table-cell office:value-type="float" office:value="-62.4899215698242">
                <text:p>-62.4899215698242</text:p>
              </table:table-cell>
              <table:table-cell office:value-type="float" office:value="-62.484260559082">
                <text:p>-62.484260559082</text:p>
              </table:table-cell>
              <table:table-cell office:value-type="float" office:value="-62.4801330566406">
                <text:p>-62.4801330566406</text:p>
              </table:table-cell>
              <table:table-cell office:value-type="float" office:value="-62.5072212219238">
                <text:p>-62.5072212219238</text:p>
              </table:table-cell>
              <table:table-cell office:value-type="float" office:value="-62.4910278320313">
                <text:p>-62.4910278320313</text:p>
              </table:table-cell>
              <table:table-cell office:value-type="float" office:value="-62.4834098815918">
                <text:p>-62.4834098815918</text:p>
              </table:table-cell>
              <table:table-cell office:value-type="float" office:value="-62.4859199523926">
                <text:p>-62.4859199523926</text:p>
              </table:table-cell>
              <table:table-cell office:value-type="float" office:value="-62.4995880126953">
                <text:p>-62.4995880126953</text:p>
              </table:table-cell>
              <table:table-cell office:value-type="float" office:value="-62.4703598022461">
                <text:p>-62.4703598022461</text:p>
              </table:table-cell>
              <table:table-cell office:value-type="float" office:value="-62.4917526245117">
                <text:p>-62.4917526245117</text:p>
              </table:table-cell>
              <table:table-cell office:value-type="float" office:value="-62.4809417724609">
                <text:p>-62.4809417724609</text:p>
              </table:table-cell>
              <table:table-cell office:value-type="float" office:value="-62.4848556518555">
                <text:p>-62.4848556518555</text:p>
              </table:table-cell>
              <table:table-cell office:value-type="float" office:value="-62.4781799316406">
                <text:p>-62.4781799316406</text:p>
              </table:table-cell>
              <table:table-cell office:value-type="float" office:value="-62.4976692199707">
                <text:p>-62.4976692199707</text:p>
              </table:table-cell>
              <table:table-cell office:value-type="float" office:value="-62.4636497497559">
                <text:p>-62.4636497497559</text:p>
              </table:table-cell>
              <table:table-cell office:value-type="float" office:value="-62.4826049804688">
                <text:p>-62.4826049804688</text:p>
              </table:table-cell>
              <table:table-cell office:value-type="float" office:value="-62.4783897399902">
                <text:p>-62.4783897399902</text:p>
              </table:table-cell>
              <table:table-cell office:value-type="float" office:value="-62.5134086608887">
                <text:p>-62.5134086608887</text:p>
              </table:table-cell>
              <table:table-cell office:value-type="float" office:value="-62.4695930480957">
                <text:p>-62.4695930480957</text:p>
              </table:table-cell>
              <table:table-cell office:value-type="float" office:value="-62.4848556518555">
                <text:p>-62.4848556518555</text:p>
              </table:table-cell>
              <table:table-cell office:value-type="float" office:value="-62.485408782959">
                <text:p>-62.485408782959</text:p>
              </table:table-cell>
              <table:table-cell office:value-type="float" office:value="-62.4853248596191">
                <text:p>-62.4853248596191</text:p>
              </table:table-cell>
              <table:table-cell office:value-type="float" office:value="-62.4793281555176">
                <text:p>-62.4793281555176</text:p>
              </table:table-cell>
              <table:table-cell office:value-type="float" office:value="-62.4956283569336">
                <text:p>-62.4956283569336</text:p>
              </table:table-cell>
              <table:table-cell office:value-type="float" office:value="-62.4981422424316">
                <text:p>-62.4981422424316</text:p>
              </table:table-cell>
              <table:table-cell office:value-type="float" office:value="-62.5028305053711">
                <text:p>-62.5028305053711</text:p>
              </table:table-cell>
              <table:table-cell office:value-type="float" office:value="-62.4833641052246">
                <text:p>-62.4833641052246</text:p>
              </table:table-cell>
              <table:table-cell office:value-type="float" office:value="-62.4846878051758">
                <text:p>-62.4846878051758</text:p>
              </table:table-cell>
              <table:table-cell office:value-type="float" office:value="-62.4936256408691">
                <text:p>-62.4936256408691</text:p>
              </table:table-cell>
              <table:table-cell office:value-type="float" office:value="-62.4891967773438">
                <text:p>-62.4891967773438</text:p>
              </table:table-cell>
              <table:table-cell office:value-type="float" office:value="-62.5070915222168">
                <text:p>-62.5070915222168</text:p>
              </table:table-cell>
              <table:table-cell office:value-type="float" office:value="-62.4940910339356">
                <text:p>-62.4940910339356</text:p>
              </table:table-cell>
              <table:table-cell office:value-type="float" office:value="-62.5010795593262">
                <text:p>-62.5010795593262</text:p>
              </table:table-cell>
              <table:table-cell office:value-type="float" office:value="-62.4899215698242">
                <text:p>-62.4899215698242</text:p>
              </table:table-cell>
              <table:table-cell office:value-type="float" office:value="-62.4755859375">
                <text:p>-62.4755859375</text:p>
              </table:table-cell>
              <table:table-cell office:value-type="float" office:value="-62.4922218322754">
                <text:p>-62.4922218322754</text:p>
              </table:table-cell>
              <table:table-cell office:value-type="float" office:value="-62.4684448242188">
                <text:p>-62.4684448242188</text:p>
              </table:table-cell>
              <table:table-cell office:value-type="float" office:value="-62.4914093017578">
                <text:p>-62.4914093017578</text:p>
              </table:table-cell>
              <table:table-cell office:value-type="float" office:value="-62.4909858703613">
                <text:p>-62.4909858703613</text:p>
              </table:table-cell>
              <table:table-cell office:value-type="float" office:value="-62.4909858703613">
                <text:p>-62.4909858703613</text:p>
              </table:table-cell>
              <table:table-cell office:value-type="float" office:value="-62.4986953735352">
                <text:p>-62.4986953735352</text:p>
              </table:table-cell>
              <table:table-cell office:value-type="float" office:value="-62.4839210510254">
                <text:p>-62.4839210510254</text:p>
              </table:table-cell>
              <table:table-cell office:value-type="float" office:value="-62.4818801879883">
                <text:p>-62.4818801879883</text:p>
              </table:table-cell>
              <table:table-cell office:value-type="float" office:value="-62.4988212585449">
                <text:p>-62.4988212585449</text:p>
              </table:table-cell>
              <table:table-cell office:value-type="float" office:value="-62.4824752807617">
                <text:p>-62.4824752807617</text:p>
              </table:table-cell>
              <table:table-cell office:value-type="float" office:value="-62.4891548156738">
                <text:p>-62.4891548156738</text:p>
              </table:table-cell>
              <table:table-cell office:value-type="float" office:value="-62.5015068054199">
                <text:p>-62.5015068054199</text:p>
              </table:table-cell>
              <table:table-cell office:value-type="float" office:value="-62.4772453308106">
                <text:p>-62.4772453308106</text:p>
              </table:table-cell>
              <table:table-cell office:value-type="float" office:value="-62.4917526245117">
                <text:p>-62.4917526245117</text:p>
              </table:table-cell>
              <table:table-cell office:value-type="float" office:value="-62.5020599365234">
                <text:p>-62.5020599365234</text:p>
              </table:table-cell>
              <table:table-cell office:value-type="float" office:value="-62.4801330566406">
                <text:p>-62.4801330566406</text:p>
              </table:table-cell>
              <table:table-cell office:value-type="float" office:value="-62.4816665649414">
                <text:p>-62.4816665649414</text:p>
              </table:table-cell>
              <table:table-cell office:value-type="float" office:value="-62.4961395263672">
                <text:p>-62.4961395263672</text:p>
              </table:table-cell>
              <table:table-cell office:value-type="float" office:value="-62.4865570068359">
                <text:p>-62.4865570068359</text:p>
              </table:table-cell>
              <table:table-cell office:value-type="float" office:value="-62.498779296875">
                <text:p>-62.498779296875</text:p>
              </table:table-cell>
              <table:table-cell office:value-type="float" office:value="-62.4955825805664">
                <text:p>-62.4955825805664</text:p>
              </table:table-cell>
              <table:table-cell office:value-type="float" office:value="-62.4851531982422">
                <text:p>-62.4851531982422</text:p>
              </table:table-cell>
              <table:table-cell office:value-type="float" office:value="-62.4839630126953">
                <text:p>-62.4839630126953</text:p>
              </table:table-cell>
              <table:table-cell office:value-type="float" office:value="-62.4901313781738">
                <text:p>-62.4901313781738</text:p>
              </table:table-cell>
              <table:table-cell office:value-type="float" office:value="-62.5181045532227">
                <text:p>-62.5181045532227</text:p>
              </table:table-cell>
              <table:table-cell office:value-type="float" office:value="-62.4934959411621">
                <text:p>-62.4934959411621</text:p>
              </table:table-cell>
              <table:table-cell office:value-type="float" office:value="-62.5098266601563">
                <text:p>-62.5098266601563</text:p>
              </table:table-cell>
              <table:table-cell office:value-type="float" office:value="-62.4906425476074">
                <text:p>-62.4906425476074</text:p>
              </table:table-cell>
              <table:table-cell office:value-type="float" office:value="-62.4826850891113">
                <text:p>-62.4826850891113</text:p>
              </table:table-cell>
              <table:table-cell office:value-type="float" office:value="-62.4706993103027">
                <text:p>-62.4706993103027</text:p>
              </table:table-cell>
              <table:table-cell office:value-type="float" office:value="-62.4825172424316">
                <text:p>-62.4825172424316</text:p>
              </table:table-cell>
              <table:table-cell office:value-type="float" office:value="-62.4754981994629">
                <text:p>-62.4754981994629</text:p>
              </table:table-cell>
              <table:table-cell office:value-type="float" office:value="-62.5068359375">
                <text:p>-62.5068359375</text:p>
              </table:table-cell>
              <table:table-cell office:value-type="float" office:value="-62.4848136901856">
                <text:p>-62.4848136901856</text:p>
              </table:table-cell>
              <table:table-cell office:value-type="float" office:value="-62.4929008483887">
                <text:p>-62.4929008483887</text:p>
              </table:table-cell>
              <table:table-cell office:value-type="float" office:value="-62.4873657226563">
                <text:p>-62.4873657226563</text:p>
              </table:table-cell>
              <table:table-cell office:value-type="float" office:value="-62.4965667724609">
                <text:p>-62.4965667724609</text:p>
              </table:table-cell>
              <table:table-cell office:value-type="float" office:value="-62.4995040893555">
                <text:p>-62.4995040893555</text:p>
              </table:table-cell>
              <table:table-cell office:value-type="float" office:value="-62.4962196350098">
                <text:p>-62.4962196350098</text:p>
              </table:table-cell>
              <table:table-cell office:value-type="float" office:value="-62.477668762207">
                <text:p>-62.477668762207</text:p>
              </table:table-cell>
              <table:table-cell office:value-type="float" office:value="-62.4886016845703">
                <text:p>-62.4886016845703</text:p>
              </table:table-cell>
              <table:table-cell office:value-type="float" office:value="-62.5060691833496">
                <text:p>-62.5060691833496</text:p>
              </table:table-cell>
              <table:table-cell office:value-type="float" office:value="-62.5160980224609">
                <text:p>-62.5160980224609</text:p>
              </table:table-cell>
              <table:table-cell office:value-type="float" office:value="-62.498950958252">
                <text:p>-62.498950958252</text:p>
              </table:table-cell>
              <table:table-cell office:value-type="float" office:value="-62.4930725097656">
                <text:p>-62.4930725097656</text:p>
              </table:table-cell>
              <table:table-cell office:value-type="float" office:value="-62.4897918701172">
                <text:p>-62.4897918701172</text:p>
              </table:table-cell>
              <table:table-cell office:value-type="float" office:value="-62.4815368652344">
                <text:p>-62.4815368652344</text:p>
              </table:table-cell>
              <table:table-cell office:value-type="float" office:value="-62.4978446960449">
                <text:p>-62.4978446960449</text:p>
              </table:table-cell>
              <table:table-cell office:value-type="float" office:value="-62.4968643188477">
                <text:p>-62.4968643188477</text:p>
              </table:table-cell>
              <table:table-cell office:value-type="float" office:value="-62.4922599792481">
                <text:p>-62.4922599792481</text:p>
              </table:table-cell>
              <table:table-cell office:value-type="float" office:value="-62.4910697937012">
                <text:p>-62.4910697937012</text:p>
              </table:table-cell>
              <table:table-cell office:value-type="float" office:value="-62.5078620910645">
                <text:p>-62.5078620910645</text:p>
              </table:table-cell>
              <table:table-cell office:value-type="float" office:value="-62.4959678649902">
                <text:p>-62.4959678649902</text:p>
              </table:table-cell>
              <table:table-cell office:value-type="float" office:value="-62.4921340942383">
                <text:p>-62.4921340942383</text:p>
              </table:table-cell>
              <table:table-cell office:value-type="float" office:value="-62.4924736022949">
                <text:p>-62.4924736022949</text:p>
              </table:table-cell>
              <table:table-cell office:value-type="float" office:value="-62.4785194396973">
                <text:p>-62.4785194396973</text:p>
              </table:table-cell>
              <table:table-cell office:value-type="float" office:value="-62.4930725097656">
                <text:p>-62.4930725097656</text:p>
              </table:table-cell>
              <table:table-cell office:value-type="float" office:value="-62.5052185058594">
                <text:p>-62.5052185058594</text:p>
              </table:table-cell>
              <table:table-cell office:value-type="float" office:value="-62.4963073730469">
                <text:p>-62.4963073730469</text:p>
              </table:table-cell>
              <table:table-cell office:value-type="float" office:value="-62.4918365478516">
                <text:p>-62.4918365478516</text:p>
              </table:table-cell>
              <table:table-cell office:value-type="float" office:value="-62.4980545043945">
                <text:p>-62.4980545043945</text:p>
              </table:table-cell>
              <table:table-cell office:value-type="float" office:value="-62.4922218322754">
                <text:p>-62.4922218322754</text:p>
              </table:table-cell>
              <table:table-cell office:value-type="float" office:value="-62.4881324768066">
                <text:p>-62.4881324768066</text:p>
              </table:table-cell>
              <table:table-cell office:value-type="float" office:value="-62.4791984558106">
                <text:p>-62.4791984558106</text:p>
              </table:table-cell>
              <table:table-cell office:value-type="float" office:value="-62.4733352661133">
                <text:p>-62.4733352661133</text:p>
              </table:table-cell>
              <table:table-cell office:value-type="float" office:value="-62.5006103515625">
                <text:p>-62.5006103515625</text:p>
              </table:table-cell>
              <table:table-cell office:value-type="float" office:value="-62.4967346191406">
                <text:p>-62.4967346191406</text:p>
              </table:table-cell>
              <table:table-cell office:value-type="float" office:value="-62.5002708435059">
                <text:p>-62.5002708435059</text:p>
              </table:table-cell>
              <table:table-cell office:value-type="float" office:value="-62.4761810302734">
                <text:p>-62.4761810302734</text:p>
              </table:table-cell>
              <table:table-cell office:value-type="float" office:value="-62.4856643676758">
                <text:p>-62.4856643676758</text:p>
              </table:table-cell>
              <table:table-cell office:value-type="float" office:value="-62.4919624328613">
                <text:p>-62.4919624328613</text:p>
              </table:table-cell>
              <table:table-cell office:value-type="float" office:value="-62.4918823242188">
                <text:p>-62.4918823242188</text:p>
              </table:table-cell>
              <table:table-cell office:value-type="float" office:value="-62.4808120727539">
                <text:p>-62.4808120727539</text:p>
              </table:table-cell>
              <table:table-cell office:value-type="float" office:value="-62.4900054931641">
                <text:p>-62.4900054931641</text:p>
              </table:table-cell>
              <table:table-cell office:value-type="float" office:value="-62.4980163574219">
                <text:p>-62.4980163574219</text:p>
              </table:table-cell>
              <table:table-cell office:value-type="float" office:value="-62.4797554016113">
                <text:p>-62.4797554016113</text:p>
              </table:table-cell>
              <table:table-cell office:value-type="float" office:value="-62.5033416748047">
                <text:p>-62.5033416748047</text:p>
              </table:table-cell>
              <table:table-cell office:value-type="float" office:value="-62.4804344177246">
                <text:p>-62.4804344177246</text:p>
              </table:table-cell>
              <table:table-cell office:value-type="float" office:value="-62.4841766357422">
                <text:p>-62.4841766357422</text:p>
              </table:table-cell>
              <table:table-cell office:value-type="float" office:value="-62.4790687561035">
                <text:p>-62.4790687561035</text:p>
              </table:table-cell>
              <table:table-cell office:value-type="float" office:value="-62.4958801269531">
                <text:p>-62.4958801269531</text:p>
              </table:table-cell>
              <table:table-cell office:value-type="float" office:value="-62.4882202148438">
                <text:p>-62.4882202148438</text:p>
              </table:table-cell>
              <table:table-cell office:value-type="float" office:value="-62.4738006591797">
                <text:p>-62.4738006591797</text:p>
              </table:table-cell>
              <table:table-cell office:value-type="float" office:value="-62.4807319641113">
                <text:p>-62.4807319641113</text:p>
              </table:table-cell>
              <table:table-cell office:value-type="float" office:value="-62.4988212585449">
                <text:p>-62.4988212585449</text:p>
              </table:table-cell>
              <table:table-cell office:value-type="float" office:value="-62.4929428100586">
                <text:p>-62.4929428100586</text:p>
              </table:table-cell>
              <table:table-cell office:value-type="float" office:value="-62.4673042297363">
                <text:p>-62.4673042297363</text:p>
              </table:table-cell>
              <table:table-cell office:value-type="float" office:value="-62.4801330566406">
                <text:p>-62.4801330566406</text:p>
              </table:table-cell>
              <table:table-cell office:value-type="float" office:value="-62.4884719848633">
                <text:p>-62.4884719848633</text:p>
              </table:table-cell>
              <table:table-cell office:value-type="float" office:value="-62.498908996582">
                <text:p>-62.498908996582</text:p>
              </table:table-cell>
              <table:table-cell office:value-type="float" office:value="-62.4995460510254">
                <text:p>-62.4995460510254</text:p>
              </table:table-cell>
              <table:table-cell office:value-type="float" office:value="-62.4911956787109">
                <text:p>-62.4911956787109</text:p>
              </table:table-cell>
              <table:table-cell office:value-type="float" office:value="-62.494010925293">
                <text:p>-62.494010925293</text:p>
              </table:table-cell>
              <table:table-cell office:value-type="float" office:value="-62.5052604675293">
                <text:p>-62.5052604675293</text:p>
              </table:table-cell>
              <table:table-cell office:value-type="float" office:value="-62.4927749633789">
                <text:p>-62.4927749633789</text:p>
              </table:table-cell>
              <table:table-cell office:value-type="float" office:value="-62.4761390686035">
                <text:p>-62.4761390686035</text:p>
              </table:table-cell>
              <table:table-cell office:value-type="float" office:value="-62.4823036193848">
                <text:p>-62.4823036193848</text:p>
              </table:table-cell>
              <table:table-cell office:value-type="float" office:value="-62.4673461914063">
                <text:p>-62.4673461914063</text:p>
              </table:table-cell>
              <table:table-cell office:value-type="float" office:value="-62.4633522033691">
                <text:p>-62.4633522033691</text:p>
              </table:table-cell>
              <table:table-cell office:value-type="float" office:value="-62.5041923522949">
                <text:p>-62.5041923522949</text:p>
              </table:table-cell>
              <table:table-cell office:value-type="float" office:value="-62.5065841674805">
                <text:p>-62.5065841674805</text:p>
              </table:table-cell>
              <table:table-cell office:value-type="float" office:value="-62.475757598877">
                <text:p>-62.475757598877</text:p>
              </table:table-cell>
              <table:table-cell office:value-type="float" office:value="-62.492431640625">
                <text:p>-62.492431640625</text:p>
              </table:table-cell>
              <table:table-cell office:value-type="float" office:value="-62.4789009094238">
                <text:p>-62.4789009094238</text:p>
              </table:table-cell>
              <table:table-cell office:value-type="float" office:value="-62.5004425048828">
                <text:p>-62.5004425048828</text:p>
              </table:table-cell>
              <table:table-cell office:value-type="float" office:value="-62.4926452636719">
                <text:p>-62.4926452636719</text:p>
              </table:table-cell>
              <table:table-cell office:value-type="float" office:value="-62.5019340515137">
                <text:p>-62.5019340515137</text:p>
              </table:table-cell>
              <table:table-cell office:value-type="float" office:value="-62.4932441711426">
                <text:p>-62.4932441711426</text:p>
              </table:table-cell>
              <table:table-cell office:value-type="float" office:value="-62.4754180908203">
                <text:p>-62.4754180908203</text:p>
              </table:table-cell>
              <table:table-cell office:value-type="float" office:value="-62.5224647521973">
                <text:p>-62.5224647521973</text:p>
              </table:table-cell>
              <table:table-cell office:value-type="float" office:value="-62.504280090332">
                <text:p>-62.504280090332</text:p>
              </table:table-cell>
              <table:table-cell office:value-type="float" office:value="-62.4955406188965">
                <text:p>-62.4955406188965</text:p>
              </table:table-cell>
              <table:table-cell office:value-type="float" office:value="-62.487922668457">
                <text:p>-62.487922668457</text:p>
              </table:table-cell>
              <table:table-cell office:value-type="float" office:value="-62.4950332641602">
                <text:p>-62.4950332641602</text:p>
              </table:table-cell>
              <table:table-cell office:value-type="float" office:value="-62.5041923522949">
                <text:p>-62.5041923522949</text:p>
              </table:table-cell>
              <table:table-cell office:value-type="float" office:value="-62.5044937133789">
                <text:p>-62.5044937133789</text:p>
              </table:table-cell>
              <table:table-cell office:value-type="float" office:value="-62.4882202148438">
                <text:p>-62.4882202148438</text:p>
              </table:table-cell>
              <table:table-cell office:value-type="float" office:value="-62.4884300231934">
                <text:p>-62.4884300231934</text:p>
              </table:table-cell>
              <table:table-cell office:value-type="float" office:value="-62.4642028808594">
                <text:p>-62.4642028808594</text:p>
              </table:table-cell>
              <table:table-cell office:value-type="float" office:value="-62.497501373291">
                <text:p>-62.497501373291</text:p>
              </table:table-cell>
              <table:table-cell office:value-type="float" office:value="-62.4910697937012">
                <text:p>-62.4910697937012</text:p>
              </table:table-cell>
              <table:table-cell office:value-type="float" office:value="-62.5011253356934">
                <text:p>-62.5011253356934</text:p>
              </table:table-cell>
              <table:table-cell office:value-type="float" office:value="-62.5019798278809">
                <text:p>-62.5019798278809</text:p>
              </table:table-cell>
              <table:table-cell office:value-type="float" office:value="-62.4897079467773">
                <text:p>-62.4897079467773</text:p>
              </table:table-cell>
              <table:table-cell office:value-type="float" office:value="-62.5009956359863">
                <text:p>-62.5009956359863</text:p>
              </table:table-cell>
              <table:table-cell office:value-type="float" office:value="-62.4942626953125">
                <text:p>-62.4942626953125</text:p>
              </table:table-cell>
              <table:table-cell office:value-type="float" office:value="-62.4771575927734">
                <text:p>-62.4771575927734</text:p>
              </table:table-cell>
              <table:table-cell office:value-type="float" office:value="-62.4755401611328">
                <text:p>-62.4755401611328</text:p>
              </table:table-cell>
              <table:table-cell office:value-type="float" office:value="-62.5036811828613">
                <text:p>-62.5036811828613</text:p>
              </table:table-cell>
              <table:table-cell office:value-type="float" office:value="-62.5017204284668">
                <text:p>-62.5017204284668</text:p>
              </table:table-cell>
              <table:table-cell office:value-type="float" office:value="-62.4796257019043">
                <text:p>-62.4796257019043</text:p>
              </table:table-cell>
              <table:table-cell office:value-type="float" office:value="-62.5107231140137">
                <text:p>-62.5107231140137</text:p>
              </table:table-cell>
              <table:table-cell office:value-type="float" office:value="-62.4793281555176">
                <text:p>-62.4793281555176</text:p>
              </table:table-cell>
              <table:table-cell office:value-type="float" office:value="-62.5054740905762">
                <text:p>-62.5054740905762</text:p>
              </table:table-cell>
              <table:table-cell office:value-type="float" office:value="-62.5015525817871">
                <text:p>-62.5015525817871</text:p>
              </table:table-cell>
              <table:table-cell office:value-type="float" office:value="-62.5109786987305">
                <text:p>-62.5109786987305</text:p>
              </table:table-cell>
              <table:table-cell office:value-type="float" office:value="-62.4993782043457">
                <text:p>-62.4993782043457</text:p>
              </table:table-cell>
              <table:table-cell office:value-type="float" office:value="-62.5018501281738">
                <text:p>-62.5018501281738</text:p>
              </table:table-cell>
              <table:table-cell office:value-type="float" office:value="-62.5055160522461">
                <text:p>-62.5055160522461</text:p>
              </table:table-cell>
              <table:table-cell office:value-type="float" office:value="-62.4906425476074">
                <text:p>-62.4906425476074</text:p>
              </table:table-cell>
              <table:table-cell office:value-type="float" office:value="-62.5153732299805">
                <text:p>-62.5153732299805</text:p>
              </table:table-cell>
              <table:table-cell office:value-type="float" office:value="-62.5010795593262">
                <text:p>-62.5010795593262</text:p>
              </table:table-cell>
              <table:table-cell office:value-type="float" office:value="-62.4906883239746">
                <text:p>-62.4906883239746</text:p>
              </table:table-cell>
              <table:table-cell office:value-type="float" office:value="-62.4818382263184">
                <text:p>-62.4818382263184</text:p>
              </table:table-cell>
              <table:table-cell office:value-type="float" office:value="-62.5081634521484">
                <text:p>-62.5081634521484</text:p>
              </table:table-cell>
              <table:table-cell office:value-type="float" office:value="-62.4816207885742">
                <text:p>-62.4816207885742</text:p>
              </table:table-cell>
              <table:table-cell office:value-type="float" office:value="-62.5082015991211">
                <text:p>-62.5082015991211</text:p>
              </table:table-cell>
              <table:table-cell office:value-type="float" office:value="-62.5122985839844">
                <text:p>-62.5122985839844</text:p>
              </table:table-cell>
              <table:table-cell office:value-type="float" office:value="-62.4804344177246">
                <text:p>-62.4804344177246</text:p>
              </table:table-cell>
              <table:table-cell office:value-type="float" office:value="-62.4975891113281">
                <text:p>-62.4975891113281</text:p>
              </table:table-cell>
              <table:table-cell office:value-type="float" office:value="-62.4827270507813">
                <text:p>-62.4827270507813</text:p>
              </table:table-cell>
              <table:table-cell office:value-type="float" office:value="-62.4717178344727">
                <text:p>-62.4717178344727</text:p>
              </table:table-cell>
              <table:table-cell office:value-type="float" office:value="-62.4877052307129">
                <text:p>-62.4877052307129</text:p>
              </table:table-cell>
              <table:table-cell office:value-type="float" office:value="-62.5027046203613">
                <text:p>-62.5027046203613</text:p>
              </table:table-cell>
              <table:table-cell office:value-type="float" office:value="-62.4977569580078">
                <text:p>-62.4977569580078</text:p>
              </table:table-cell>
              <table:table-cell office:value-type="float" office:value="-62.4872360229492">
                <text:p>-62.4872360229492</text:p>
              </table:table-cell>
              <table:table-cell office:value-type="float" office:value="-62.4992485046387">
                <text:p>-62.4992485046387</text:p>
              </table:table-cell>
              <table:table-cell office:value-type="float" office:value="-62.4837913513184">
                <text:p>-62.4837913513184</text:p>
              </table:table-cell>
              <table:table-cell office:value-type="float" office:value="-62.4931144714356">
                <text:p>-62.4931144714356</text:p>
              </table:table-cell>
              <table:table-cell office:value-type="float" office:value="-62.4856224060059">
                <text:p>-62.4856224060059</text:p>
              </table:table-cell>
              <table:table-cell office:value-type="float" office:value="-62.5053863525391">
                <text:p>-62.5053863525391</text:p>
              </table:table-cell>
              <table:table-cell office:value-type="float" office:value="-62.5037689208984">
                <text:p>-62.5037689208984</text:p>
              </table:table-cell>
              <table:table-cell office:value-type="float" office:value="-62.4848556518555">
                <text:p>-62.4848556518555</text:p>
              </table:table-cell>
              <table:table-cell office:value-type="float" office:value="-62.4620819091797">
                <text:p>-62.4620819091797</text:p>
              </table:table-cell>
              <table:table-cell office:value-type="float" office:value="-62.508243560791">
                <text:p>-62.508243560791</text:p>
              </table:table-cell>
              <table:table-cell office:value-type="float" office:value="-62.4951591491699">
                <text:p>-62.4951591491699</text:p>
              </table:table-cell>
              <table:table-cell office:value-type="float" office:value="-62.4964370727539">
                <text:p>-62.4964370727539</text:p>
              </table:table-cell>
              <table:table-cell office:value-type="float" office:value="-62.4896240234375">
                <text:p>-62.4896240234375</text:p>
              </table:table-cell>
              <table:table-cell office:value-type="float" office:value="-62.4952011108398">
                <text:p>-62.4952011108398</text:p>
              </table:table-cell>
              <table:table-cell office:value-type="float" office:value="-62.4903030395508">
                <text:p>-62.4903030395508</text:p>
              </table:table-cell>
              <table:table-cell office:value-type="float" office:value="-62.4694709777832">
                <text:p>-62.4694709777832</text:p>
              </table:table-cell>
              <table:table-cell office:value-type="float" office:value="-62.3291358947754">
                <text:p>-62.3291358947754</text:p>
              </table:table-cell>
              <table:table-cell office:value-type="float" office:value="-62.3320579528809">
                <text:p>-62.3320579528809</text:p>
              </table:table-cell>
              <table:table-cell office:value-type="float" office:value="-62.3307189941406">
                <text:p>-62.3307189941406</text:p>
              </table:table-cell>
              <table:table-cell office:value-type="float" office:value="-62.3173141479492">
                <text:p>-62.3173141479492</text:p>
              </table:table-cell>
              <table:table-cell office:value-type="float" office:value="-62.3285865783691">
                <text:p>-62.3285865783691</text:p>
              </table:table-cell>
              <table:table-cell office:value-type="float" office:value="-62.3230323791504">
                <text:p>-62.3230323791504</text:p>
              </table:table-cell>
              <table:table-cell office:value-type="float" office:value="-62.3184394836426">
                <text:p>-62.3184394836426</text:p>
              </table:table-cell>
              <table:table-cell office:value-type="float" office:value="-62.3489227294922">
                <text:p>-62.3489227294922</text:p>
              </table:table-cell>
              <table:table-cell office:value-type="float" office:value="-62.3279609680176">
                <text:p>-62.3279609680176</text:p>
              </table:table-cell>
              <table:table-cell office:value-type="float" office:value="-62.3181915283203">
                <text:p>-62.3181915283203</text:p>
              </table:table-cell>
              <table:table-cell office:value-type="float" office:value="-62.3506813049316">
                <text:p>-62.3506813049316</text:p>
              </table:table-cell>
              <table:table-cell office:value-type="float" office:value="-62.3285064697266">
                <text:p>-62.3285064697266</text:p>
              </table:table-cell>
              <table:table-cell office:value-type="float" office:value="-62.3214874267578">
                <text:p>-62.3214874267578</text:p>
              </table:table-cell>
              <table:table-cell office:value-type="float" office:value="-62.3451538085938">
                <text:p>-62.3451538085938</text:p>
              </table:table-cell>
              <table:table-cell office:value-type="float" office:value="-62.3373260498047">
                <text:p>-62.3373260498047</text:p>
              </table:table-cell>
              <table:table-cell office:value-type="float" office:value="-62.3153076171875">
                <text:p>-62.3153076171875</text:p>
              </table:table-cell>
              <table:table-cell office:value-type="float" office:value="-62.3240356445313">
                <text:p>-62.3240356445313</text:p>
              </table:table-cell>
              <table:table-cell office:value-type="float" office:value="-62.3150596618652">
                <text:p>-62.3150596618652</text:p>
              </table:table-cell>
              <table:table-cell office:value-type="float" office:value="-62.3257865905762">
                <text:p>-62.3257865905762</text:p>
              </table:table-cell>
              <table:table-cell office:value-type="float" office:value="-62.3316802978516">
                <text:p>-62.3316802978516</text:p>
              </table:table-cell>
              <table:table-cell office:value-type="float" office:value="-62.3331031799316">
                <text:p>-62.3331031799316</text:p>
              </table:table-cell>
              <table:table-cell office:value-type="float" office:value="-62.3275451660156">
                <text:p>-62.3275451660156</text:p>
              </table:table-cell>
              <table:table-cell office:value-type="float" office:value="-62.3243255615234">
                <text:p>-62.3243255615234</text:p>
              </table:table-cell>
              <table:table-cell office:value-type="float" office:value="-62.3355293273926">
                <text:p>-62.3355293273926</text:p>
              </table:table-cell>
              <table:table-cell office:value-type="float" office:value="-62.3360290527344">
                <text:p>-62.3360290527344</text:p>
              </table:table-cell>
              <table:table-cell office:value-type="float" office:value="-62.3403854370117">
                <text:p>-62.3403854370117</text:p>
              </table:table-cell>
              <table:table-cell office:value-type="float" office:value="-62.3403434753418">
                <text:p>-62.3403434753418</text:p>
              </table:table-cell>
              <table:table-cell office:value-type="float" office:value="-62.3498420715332">
                <text:p>-62.3498420715332</text:p>
              </table:table-cell>
              <table:table-cell office:value-type="float" office:value="-62.3308906555176">
                <text:p>-62.3308906555176</text:p>
              </table:table-cell>
              <table:table-cell office:value-type="float" office:value="-62.3384170532227">
                <text:p>-62.3384170532227</text:p>
              </table:table-cell>
              <table:table-cell office:value-type="float" office:value="-62.3234519958496">
                <text:p>-62.3234519958496</text:p>
              </table:table-cell>
              <table:table-cell office:value-type="float" office:value="-62.3400077819824">
                <text:p>-62.3400077819824</text:p>
              </table:table-cell>
              <table:table-cell office:value-type="float" office:value="-62.3318061828613">
                <text:p>-62.3318061828613</text:p>
              </table:table-cell>
              <table:table-cell office:value-type="float" office:value="-62.3327293395996">
                <text:p>-62.3327293395996</text:p>
              </table:table-cell>
              <table:table-cell office:value-type="float" office:value="-62.329216003418">
                <text:p>-62.329216003418</text:p>
              </table:table-cell>
              <table:table-cell office:value-type="float" office:value="-62.3303031921387">
                <text:p>-62.3303031921387</text:p>
              </table:table-cell>
              <table:table-cell office:value-type="float" office:value="-62.3497200012207">
                <text:p>-62.3497200012207</text:p>
              </table:table-cell>
              <table:table-cell office:value-type="float" office:value="-62.3274192810059">
                <text:p>-62.3274192810059</text:p>
              </table:table-cell>
              <table:table-cell office:value-type="float" office:value="-62.3405914306641">
                <text:p>-62.3405914306641</text:p>
              </table:table-cell>
              <table:table-cell office:value-type="float" office:value="-62.3364486694336">
                <text:p>-62.3364486694336</text:p>
              </table:table-cell>
              <table:table-cell office:value-type="float" office:value="-62.3330192565918">
                <text:p>-62.3330192565918</text:p>
              </table:table-cell>
              <table:table-cell office:value-type="float" office:value="-62.344482421875">
                <text:p>-62.344482421875</text:p>
              </table:table-cell>
              <table:table-cell office:value-type="float" office:value="-62.3308448791504">
                <text:p>-62.3308448791504</text:p>
              </table:table-cell>
              <table:table-cell office:value-type="float" office:value="-62.3285446166992">
                <text:p>-62.3285446166992</text:p>
              </table:table-cell>
              <table:table-cell office:value-type="float" office:value="-62.3189849853516">
                <text:p>-62.3189849853516</text:p>
              </table:table-cell>
            </table:table-row>
            <table:table-row>
              <table:table-cell office:value-type="string">
                <text:p>Wiersz 4</text:p>
                <draw:g>
                  <svg:desc/>
                </draw:g>
              </table:table-cell>
              <table:table-cell office:value-type="float" office:value="-62.4946479797363">
                <text:p>-62.4946479797363</text:p>
                <draw:g>
                  <svg:desc>optymalizacja_wycinana_z_trace.A4:optymalizacja_wycinana_z_trace.OJ4</svg:desc>
                </draw:g>
              </table:table-cell>
              <table:table-cell office:value-type="float" office:value="-62.4910278320313">
                <text:p>-62.4910278320313</text:p>
              </table:table-cell>
              <table:table-cell office:value-type="float" office:value="-62.4963493347168">
                <text:p>-62.4963493347168</text:p>
              </table:table-cell>
              <table:table-cell office:value-type="float" office:value="-62.4992904663086">
                <text:p>-62.4992904663086</text:p>
              </table:table-cell>
              <table:table-cell office:value-type="float" office:value="-62.5129814147949">
                <text:p>-62.5129814147949</text:p>
              </table:table-cell>
              <table:table-cell office:value-type="float" office:value="-62.5182342529297">
                <text:p>-62.5182342529297</text:p>
              </table:table-cell>
              <table:table-cell office:value-type="float" office:value="-62.5035095214844">
                <text:p>-62.5035095214844</text:p>
              </table:table-cell>
              <table:table-cell office:value-type="float" office:value="-62.4927749633789">
                <text:p>-62.4927749633789</text:p>
              </table:table-cell>
              <table:table-cell office:value-type="float" office:value="-62.4795379638672">
                <text:p>-62.4795379638672</text:p>
              </table:table-cell>
              <table:table-cell office:value-type="float" office:value="-62.5027847290039">
                <text:p>-62.5027847290039</text:p>
              </table:table-cell>
              <table:table-cell office:value-type="float" office:value="-62.5172119140625">
                <text:p>-62.5172119140625</text:p>
              </table:table-cell>
              <table:table-cell office:value-type="float" office:value="-62.515926361084">
                <text:p>-62.515926361084</text:p>
              </table:table-cell>
              <table:table-cell office:value-type="float" office:value="-62.5021018981934">
                <text:p>-62.5021018981934</text:p>
              </table:table-cell>
              <table:table-cell office:value-type="float" office:value="-62.4846458435059">
                <text:p>-62.4846458435059</text:p>
              </table:table-cell>
              <table:table-cell office:value-type="float" office:value="-62.4895820617676">
                <text:p>-62.4895820617676</text:p>
              </table:table-cell>
              <table:table-cell office:value-type="float" office:value="-62.5140533447266">
                <text:p>-62.5140533447266</text:p>
              </table:table-cell>
              <table:table-cell office:value-type="float" office:value="-62.512638092041">
                <text:p>-62.512638092041</text:p>
              </table:table-cell>
              <table:table-cell office:value-type="float" office:value="-62.4970741271973">
                <text:p>-62.4970741271973</text:p>
              </table:table-cell>
              <table:table-cell office:value-type="float" office:value="-62.504280090332">
                <text:p>-62.504280090332</text:p>
              </table:table-cell>
              <table:table-cell office:value-type="float" office:value="-62.5065383911133">
                <text:p>-62.5065383911133</text:p>
              </table:table-cell>
              <table:table-cell office:value-type="float" office:value="-62.5045776367188">
                <text:p>-62.5045776367188</text:p>
              </table:table-cell>
              <table:table-cell office:value-type="float" office:value="-62.4914093017578">
                <text:p>-62.4914093017578</text:p>
              </table:table-cell>
              <table:table-cell office:value-type="float" office:value="-62.4939231872559">
                <text:p>-62.4939231872559</text:p>
              </table:table-cell>
              <table:table-cell office:value-type="float" office:value="-62.4956283569336">
                <text:p>-62.4956283569336</text:p>
              </table:table-cell>
              <table:table-cell office:value-type="float" office:value="-62.5088882446289">
                <text:p>-62.5088882446289</text:p>
              </table:table-cell>
              <table:table-cell office:value-type="float" office:value="-62.5148582458496">
                <text:p>-62.5148582458496</text:p>
              </table:table-cell>
              <table:table-cell office:value-type="float" office:value="-62.498779296875">
                <text:p>-62.498779296875</text:p>
              </table:table-cell>
              <table:table-cell office:value-type="float" office:value="-62.5112342834473">
                <text:p>-62.5112342834473</text:p>
              </table:table-cell>
              <table:table-cell office:value-type="float" office:value="-62.5195617675781">
                <text:p>-62.5195617675781</text:p>
              </table:table-cell>
              <table:table-cell office:value-type="float" office:value="-62.5196876525879">
                <text:p>-62.5196876525879</text:p>
              </table:table-cell>
              <table:table-cell office:value-type="float" office:value="-62.481071472168">
                <text:p>-62.481071472168</text:p>
              </table:table-cell>
              <table:table-cell office:value-type="float" office:value="-62.4927749633789">
                <text:p>-62.4927749633789</text:p>
              </table:table-cell>
              <table:table-cell office:value-type="float" office:value="-62.5067100524902">
                <text:p>-62.5067100524902</text:p>
              </table:table-cell>
              <table:table-cell office:value-type="float" office:value="-62.4955406188965">
                <text:p>-62.4955406188965</text:p>
              </table:table-cell>
              <table:table-cell office:value-type="float" office:value="-62.4877471923828">
                <text:p>-62.4877471923828</text:p>
              </table:table-cell>
              <table:table-cell office:value-type="float" office:value="-62.5205421447754">
                <text:p>-62.5205421447754</text:p>
              </table:table-cell>
              <table:table-cell office:value-type="float" office:value="-62.5024871826172">
                <text:p>-62.5024871826172</text:p>
              </table:table-cell>
              <table:table-cell office:value-type="float" office:value="-62.4935417175293">
                <text:p>-62.4935417175293</text:p>
              </table:table-cell>
              <table:table-cell office:value-type="float" office:value="-62.4911155700684">
                <text:p>-62.4911155700684</text:p>
              </table:table-cell>
              <table:table-cell office:value-type="float" office:value="-62.494010925293">
                <text:p>-62.494010925293</text:p>
              </table:table-cell>
              <table:table-cell office:value-type="float" office:value="-62.4995040893555">
                <text:p>-62.4995040893555</text:p>
              </table:table-cell>
              <table:table-cell office:value-type="float" office:value="-62.4995040893555">
                <text:p>-62.4995040893555</text:p>
              </table:table-cell>
              <table:table-cell office:value-type="float" office:value="-62.479923248291">
                <text:p>-62.479923248291</text:p>
              </table:table-cell>
              <table:table-cell office:value-type="float" office:value="-62.5193023681641">
                <text:p>-62.5193023681641</text:p>
              </table:table-cell>
              <table:table-cell office:value-type="float" office:value="-62.4855766296387">
                <text:p>-62.4855766296387</text:p>
              </table:table-cell>
              <table:table-cell office:value-type="float" office:value="-62.4952011108398">
                <text:p>-62.4952011108398</text:p>
              </table:table-cell>
              <table:table-cell office:value-type="float" office:value="-62.5049171447754">
                <text:p>-62.5049171447754</text:p>
              </table:table-cell>
              <table:table-cell office:value-type="float" office:value="-62.4917526245117">
                <text:p>-62.4917526245117</text:p>
              </table:table-cell>
              <table:table-cell office:value-type="float" office:value="-62.5111465454102">
                <text:p>-62.5111465454102</text:p>
              </table:table-cell>
              <table:table-cell office:value-type="float" office:value="-62.4840049743652">
                <text:p>-62.4840049743652</text:p>
              </table:table-cell>
              <table:table-cell office:value-type="float" office:value="-62.4945182800293">
                <text:p>-62.4945182800293</text:p>
              </table:table-cell>
              <table:table-cell office:value-type="float" office:value="-62.5019340515137">
                <text:p>-62.5019340515137</text:p>
              </table:table-cell>
              <table:table-cell office:value-type="float" office:value="-62.505558013916">
                <text:p>-62.505558013916</text:p>
              </table:table-cell>
              <table:table-cell office:value-type="float" office:value="-62.4884300231934">
                <text:p>-62.4884300231934</text:p>
              </table:table-cell>
              <table:table-cell office:value-type="float" office:value="-62.5064964294434">
                <text:p>-62.5064964294434</text:p>
              </table:table-cell>
              <table:table-cell office:value-type="float" office:value="-62.4965667724609">
                <text:p>-62.4965667724609</text:p>
              </table:table-cell>
              <table:table-cell office:value-type="float" office:value="-62.4948577880859">
                <text:p>-62.4948577880859</text:p>
              </table:table-cell>
              <table:table-cell office:value-type="float" office:value="-62.4897918701172">
                <text:p>-62.4897918701172</text:p>
              </table:table-cell>
              <table:table-cell office:value-type="float" office:value="-62.4959220886231">
                <text:p>-62.4959220886231</text:p>
              </table:table-cell>
              <table:table-cell office:value-type="float" office:value="-62.5074768066406">
                <text:p>-62.5074768066406</text:p>
              </table:table-cell>
              <table:table-cell office:value-type="float" office:value="-62.4939231872559">
                <text:p>-62.4939231872559</text:p>
              </table:table-cell>
              <table:table-cell office:value-type="float" office:value="-62.4968643188477">
                <text:p>-62.4968643188477</text:p>
              </table:table-cell>
              <table:table-cell office:value-type="float" office:value="-62.5051765441895">
                <text:p>-62.5051765441895</text:p>
              </table:table-cell>
              <table:table-cell office:value-type="float" office:value="-62.5099983215332">
                <text:p>-62.5099983215332</text:p>
              </table:table-cell>
              <table:table-cell office:value-type="float" office:value="-62.4831123352051">
                <text:p>-62.4831123352051</text:p>
              </table:table-cell>
              <table:table-cell office:value-type="float" office:value="-62.4975433349609">
                <text:p>-62.4975433349609</text:p>
              </table:table-cell>
              <table:table-cell office:value-type="float" office:value="-62.4964790344238">
                <text:p>-62.4964790344238</text:p>
              </table:table-cell>
              <table:table-cell office:value-type="float" office:value="-62.4919204711914">
                <text:p>-62.4919204711914</text:p>
              </table:table-cell>
              <table:table-cell office:value-type="float" office:value="-62.4956283569336">
                <text:p>-62.4956283569336</text:p>
              </table:table-cell>
              <table:table-cell office:value-type="float" office:value="-62.4796676635742">
                <text:p>-62.4796676635742</text:p>
              </table:table-cell>
              <table:table-cell office:value-type="float" office:value="-62.494815826416">
                <text:p>-62.494815826416</text:p>
              </table:table-cell>
              <table:table-cell office:value-type="float" office:value="-62.4833221435547">
                <text:p>-62.4833221435547</text:p>
              </table:table-cell>
              <table:table-cell office:value-type="float" office:value="-62.4971199035645">
                <text:p>-62.4971199035645</text:p>
              </table:table-cell>
              <table:table-cell office:value-type="float" office:value="-62.4980163574219">
                <text:p>-62.4980163574219</text:p>
              </table:table-cell>
              <table:table-cell office:value-type="float" office:value="-62.4854927062988">
                <text:p>-62.4854927062988</text:p>
              </table:table-cell>
              <table:table-cell office:value-type="float" office:value="-62.488941192627">
                <text:p>-62.488941192627</text:p>
              </table:table-cell>
              <table:table-cell office:value-type="float" office:value="-62.5011253356934">
                <text:p>-62.5011253356934</text:p>
              </table:table-cell>
              <table:table-cell office:value-type="float" office:value="-62.5037269592285">
                <text:p>-62.5037269592285</text:p>
              </table:table-cell>
              <table:table-cell office:value-type="float" office:value="-62.4931564331055">
                <text:p>-62.4931564331055</text:p>
              </table:table-cell>
              <table:table-cell office:value-type="float" office:value="-62.5012931823731">
                <text:p>-62.5012931823731</text:p>
              </table:table-cell>
              <table:table-cell office:value-type="float" office:value="-62.5012092590332">
                <text:p>-62.5012092590332</text:p>
              </table:table-cell>
              <table:table-cell office:value-type="float" office:value="-62.5100784301758">
                <text:p>-62.5100784301758</text:p>
              </table:table-cell>
              <table:table-cell office:value-type="float" office:value="-62.5064544677734">
                <text:p>-62.5064544677734</text:p>
              </table:table-cell>
              <table:table-cell office:value-type="float" office:value="-62.4918823242188">
                <text:p>-62.4918823242188</text:p>
              </table:table-cell>
              <table:table-cell office:value-type="float" office:value="-62.4943923950195">
                <text:p>-62.4943923950195</text:p>
              </table:table-cell>
              <table:table-cell office:value-type="float" office:value="-62.5029144287109">
                <text:p>-62.5029144287109</text:p>
              </table:table-cell>
              <table:table-cell office:value-type="float" office:value="-62.5184516906738">
                <text:p>-62.5184516906738</text:p>
              </table:table-cell>
              <table:table-cell office:value-type="float" office:value="-62.5038948059082">
                <text:p>-62.5038948059082</text:p>
              </table:table-cell>
              <table:table-cell office:value-type="float" office:value="-62.5023193359375">
                <text:p>-62.5023193359375</text:p>
              </table:table-cell>
              <table:table-cell office:value-type="float" office:value="-62.4912834167481">
                <text:p>-62.4912834167481</text:p>
              </table:table-cell>
              <table:table-cell office:value-type="float" office:value="-62.4915351867676">
                <text:p>-62.4915351867676</text:p>
              </table:table-cell>
              <table:table-cell office:value-type="float" office:value="-62.4916229248047">
                <text:p>-62.4916229248047</text:p>
              </table:table-cell>
              <table:table-cell office:value-type="float" office:value="-62.4909858703613">
                <text:p>-62.4909858703613</text:p>
              </table:table-cell>
              <table:table-cell office:value-type="float" office:value="-62.5087585449219">
                <text:p>-62.5087585449219</text:p>
              </table:table-cell>
              <table:table-cell office:value-type="float" office:value="-62.4943504333496">
                <text:p>-62.4943504333496</text:p>
              </table:table-cell>
              <table:table-cell office:value-type="float" office:value="-62.5104217529297">
                <text:p>-62.5104217529297</text:p>
              </table:table-cell>
              <table:table-cell office:value-type="float" office:value="-62.4889869689941">
                <text:p>-62.4889869689941</text:p>
              </table:table-cell>
              <table:table-cell office:value-type="float" office:value="-62.4917526245117">
                <text:p>-62.4917526245117</text:p>
              </table:table-cell>
              <table:table-cell office:value-type="float" office:value="-62.4950332641602">
                <text:p>-62.4950332641602</text:p>
              </table:table-cell>
              <table:table-cell office:value-type="float" office:value="-62.4926872253418">
                <text:p>-62.4926872253418</text:p>
              </table:table-cell>
              <table:table-cell office:value-type="float" office:value="-62.494815826416">
                <text:p>-62.494815826416</text:p>
              </table:table-cell>
              <table:table-cell office:value-type="float" office:value="-62.4932861328125">
                <text:p>-62.4932861328125</text:p>
              </table:table-cell>
              <table:table-cell office:value-type="float" office:value="-62.4956283569336">
                <text:p>-62.4956283569336</text:p>
              </table:table-cell>
              <table:table-cell office:value-type="float" office:value="-62.5012931823731">
                <text:p>-62.5012931823731</text:p>
              </table:table-cell>
              <table:table-cell office:value-type="float" office:value="-62.4906005859375">
                <text:p>-62.4906005859375</text:p>
              </table:table-cell>
              <table:table-cell office:value-type="float" office:value="-62.4888153076172">
                <text:p>-62.4888153076172</text:p>
              </table:table-cell>
              <table:table-cell office:value-type="float" office:value="-62.4946060180664">
                <text:p>-62.4946060180664</text:p>
              </table:table-cell>
              <table:table-cell office:value-type="float" office:value="-62.5120010375977">
                <text:p>-62.5120010375977</text:p>
              </table:table-cell>
              <table:table-cell office:value-type="float" office:value="-62.4943084716797">
                <text:p>-62.4943084716797</text:p>
              </table:table-cell>
              <table:table-cell office:value-type="float" office:value="-62.4946899414063">
                <text:p>-62.4946899414063</text:p>
              </table:table-cell>
              <table:table-cell office:value-type="float" office:value="-62.4865989685059">
                <text:p>-62.4865989685059</text:p>
              </table:table-cell>
              <table:table-cell office:value-type="float" office:value="-62.4636497497559">
                <text:p>-62.4636497497559</text:p>
              </table:table-cell>
              <table:table-cell office:value-type="float" office:value="-62.323616027832">
                <text:p>-62.323616027832</text:p>
              </table:table-cell>
              <table:table-cell office:value-type="float" office:value="-62.3198623657227">
                <text:p>-62.3198623657227</text:p>
              </table:table-cell>
              <table:table-cell office:value-type="float" office:value="-62.3300094604492">
                <text:p>-62.3300094604492</text:p>
              </table:table-cell>
              <table:table-cell office:value-type="float" office:value="-62.330135345459">
                <text:p>-62.330135345459</text:p>
              </table:table-cell>
              <table:table-cell office:value-type="float" office:value="-62.3326416015625">
                <text:p>-62.3326416015625</text:p>
              </table:table-cell>
              <table:table-cell office:value-type="float" office:value="-62.3593139648438">
                <text:p>-62.3593139648438</text:p>
              </table:table-cell>
              <table:table-cell office:value-type="float" office:value="-62.3434371948242">
                <text:p>-62.3434371948242</text:p>
              </table:table-cell>
              <table:table-cell office:value-type="float" office:value="-62.3518562316895">
                <text:p>-62.3518562316895</text:p>
              </table:table-cell>
              <table:table-cell office:value-type="float" office:value="-62.3288421630859">
                <text:p>-62.3288421630859</text:p>
              </table:table-cell>
              <table:table-cell office:value-type="float" office:value="-62.3251609802246">
                <text:p>-62.3251609802246</text:p>
              </table:table-cell>
              <table:table-cell office:value-type="float" office:value="-62.3173561096191">
                <text:p>-62.3173561096191</text:p>
              </table:table-cell>
              <table:table-cell office:value-type="float" office:value="-62.3199043273926">
                <text:p>-62.3199043273926</text:p>
              </table:table-cell>
              <table:table-cell office:value-type="float" office:value="-62.3330612182617">
                <text:p>-62.3330612182617</text:p>
              </table:table-cell>
              <table:table-cell office:value-type="float" office:value="-62.3361129760742">
                <text:p>-62.3361129760742</text:p>
              </table:table-cell>
              <table:table-cell office:value-type="float" office:value="-62.3242416381836">
                <text:p>-62.3242416381836</text:p>
              </table:table-cell>
              <table:table-cell office:value-type="float" office:value="-62.3342323303223">
                <text:p>-62.3342323303223</text:p>
              </table:table-cell>
              <table:table-cell office:value-type="float" office:value="-62.3250389099121">
                <text:p>-62.3250389099121</text:p>
              </table:table-cell>
              <table:table-cell office:value-type="float" office:value="-62.3161468505859">
                <text:p>-62.3161468505859</text:p>
              </table:table-cell>
              <table:table-cell office:value-type="float" office:value="-62.3035507202148">
                <text:p>-62.3035507202148</text:p>
              </table:table-cell>
              <table:table-cell office:value-type="float" office:value="-62.3314743041992">
                <text:p>-62.3314743041992</text:p>
              </table:table-cell>
              <table:table-cell office:value-type="float" office:value="-62.3190650939941">
                <text:p>-62.3190650939941</text:p>
              </table:table-cell>
              <table:table-cell office:value-type="float" office:value="-62.329719543457">
                <text:p>-62.329719543457</text:p>
              </table:table-cell>
              <table:table-cell office:value-type="float" office:value="-62.3383750915527">
                <text:p>-62.3383750915527</text:p>
              </table:table-cell>
              <table:table-cell office:value-type="float" office:value="-62.3157272338867">
                <text:p>-62.3157272338867</text:p>
              </table:table-cell>
              <table:table-cell office:value-type="float" office:value="-62.3354873657227">
                <text:p>-62.3354873657227</text:p>
              </table:table-cell>
              <table:table-cell office:value-type="float" office:value="-62.345401763916">
                <text:p>-62.345401763916</text:p>
              </table:table-cell>
              <table:table-cell office:value-type="float" office:value="-62.3407592773438">
                <text:p>-62.3407592773438</text:p>
              </table:table-cell>
              <table:table-cell office:value-type="float" office:value="-62.3333129882813">
                <text:p>-62.3333129882813</text:p>
              </table:table-cell>
              <table:table-cell office:value-type="float" office:value="-62.3407592773438">
                <text:p>-62.3407592773438</text:p>
              </table:table-cell>
              <table:table-cell office:value-type="float" office:value="-62.3263778686523">
                <text:p>-62.3263778686523</text:p>
              </table:table-cell>
              <table:table-cell office:value-type="float" office:value="-62.3394203186035">
                <text:p>-62.3394203186035</text:p>
              </table:table-cell>
              <table:table-cell office:value-type="float" office:value="-62.3137702941895">
                <text:p>-62.3137702941895</text:p>
              </table:table-cell>
              <table:table-cell office:value-type="float" office:value="-62.3331451416016">
                <text:p>-62.3331451416016</text:p>
              </table:table-cell>
              <table:table-cell office:value-type="float" office:value="-62.342098236084">
                <text:p>-62.342098236084</text:p>
              </table:table-cell>
              <table:table-cell office:value-type="float" office:value="-62.335319519043">
                <text:p>-62.335319519043</text:p>
              </table:table-cell>
              <table:table-cell office:value-type="float" office:value="-62.3352775573731">
                <text:p>-62.3352775573731</text:p>
              </table:table-cell>
              <table:table-cell office:value-type="float" office:value="-62.3373260498047">
                <text:p>-62.3373260498047</text:p>
              </table:table-cell>
              <table:table-cell office:value-type="float" office:value="-62.3378295898438">
                <text:p>-62.3378295898438</text:p>
              </table:table-cell>
              <table:table-cell office:value-type="float" office:value="-62.3323516845703">
                <text:p>-62.3323516845703</text:p>
              </table:table-cell>
              <table:table-cell office:value-type="float" office:value="-62.3341102600098">
                <text:p>-62.3341102600098</text:p>
              </table:table-cell>
              <table:table-cell office:value-type="float" office:value="-62.3317222595215">
                <text:p>-62.3317222595215</text:p>
              </table:table-cell>
              <table:table-cell office:value-type="float" office:value="-62.3390426635742">
                <text:p>-62.3390426635742</text:p>
              </table:table-cell>
              <table:table-cell office:value-type="float" office:value="-62.3255805969238">
                <text:p>-62.3255805969238</text:p>
              </table:table-cell>
              <table:table-cell office:value-type="float" office:value="-62.3333549499512">
                <text:p>-62.3333549499512</text:p>
              </table:table-cell>
              <table:table-cell office:value-type="float" office:value="-62.3364486694336">
                <text:p>-62.3364486694336</text:p>
              </table:table-cell>
              <table:table-cell office:value-type="float" office:value="-62.3305969238281">
                <text:p>-62.3305969238281</text:p>
              </table:table-cell>
              <table:table-cell office:value-type="float" office:value="-62.3429756164551">
                <text:p>-62.3429756164551</text:p>
              </table:table-cell>
              <table:table-cell office:value-type="float" office:value="-62.323657989502">
                <text:p>-62.323657989502</text:p>
              </table:table-cell>
              <table:table-cell office:value-type="float" office:value="-62.3262062072754">
                <text:p>-62.3262062072754</text:p>
              </table:table-cell>
              <table:table-cell office:value-type="float" office:value="-62.3192367553711">
                <text:p>-62.3192367553711</text:p>
              </table:table-cell>
              <table:table-cell office:value-type="float" office:value="-62.3224067687988">
                <text:p>-62.3224067687988</text:p>
              </table:table-cell>
              <table:table-cell office:value-type="float" office:value="-62.3194427490234">
                <text:p>-62.3194427490234</text:p>
              </table:table-cell>
              <table:table-cell office:value-type="float" office:value="-62.3255386352539">
                <text:p>-62.3255386352539</text:p>
              </table:table-cell>
              <table:table-cell office:value-type="float" office:value="-62.3231163024902">
                <text:p>-62.3231163024902</text:p>
              </table:table-cell>
              <table:table-cell office:value-type="float" office:value="-62.3306388854981">
                <text:p>-62.3306388854981</text:p>
              </table:table-cell>
              <table:table-cell office:value-type="float" office:value="-62.3109741210938">
                <text:p>-62.3109741210938</text:p>
              </table:table-cell>
              <table:table-cell office:value-type="float" office:value="-62.3210296630859">
                <text:p>-62.3210296630859</text:p>
              </table:table-cell>
              <table:table-cell office:value-type="float" office:value="-62.318775177002">
                <text:p>-62.318775177002</text:p>
              </table:table-cell>
              <table:table-cell office:value-type="float" office:value="-62.3241195678711">
                <text:p>-62.3241195678711</text:p>
              </table:table-cell>
              <table:table-cell office:value-type="float" office:value="-62.3280448913574">
                <text:p>-62.3280448913574</text:p>
              </table:table-cell>
              <table:table-cell office:value-type="float" office:value="-62.340633392334">
                <text:p>-62.340633392334</text:p>
              </table:table-cell>
              <table:table-cell office:value-type="float" office:value="-62.3349418640137">
                <text:p>-62.3349418640137</text:p>
              </table:table-cell>
              <table:table-cell office:value-type="float" office:value="-62.3137283325195">
                <text:p>-62.3137283325195</text:p>
              </table:table-cell>
              <table:table-cell office:value-type="float" office:value="-62.3234519958496">
                <text:p>-62.3234519958496</text:p>
              </table:table-cell>
              <table:table-cell office:value-type="float" office:value="-62.3284225463867">
                <text:p>-62.3284225463867</text:p>
              </table:table-cell>
              <table:table-cell office:value-type="float" office:value="-62.3210296630859">
                <text:p>-62.3210296630859</text:p>
              </table:table-cell>
              <table:table-cell office:value-type="float" office:value="-62.3276252746582">
                <text:p>-62.3276252746582</text:p>
              </table:table-cell>
              <table:table-cell office:value-type="float" office:value="-62.3311386108398">
                <text:p>-62.3311386108398</text:p>
              </table:table-cell>
              <table:table-cell office:value-type="float" office:value="-62.3354034423828">
                <text:p>-62.3354034423828</text:p>
              </table:table-cell>
              <table:table-cell office:value-type="float" office:value="-62.3480415344238">
                <text:p>-62.3480415344238</text:p>
              </table:table-cell>
              <table:table-cell office:value-type="float" office:value="-62.3320579528809">
                <text:p>-62.3320579528809</text:p>
              </table:table-cell>
              <table:table-cell office:value-type="float" office:value="-62.3210296630859">
                <text:p>-62.3210296630859</text:p>
              </table:table-cell>
              <table:table-cell office:value-type="float" office:value="-62.321949005127">
                <text:p>-62.321949005127</text:p>
              </table:table-cell>
              <table:table-cell office:value-type="float" office:value="-62.323616027832">
                <text:p>-62.323616027832</text:p>
              </table:table-cell>
              <table:table-cell office:value-type="float" office:value="-62.328254699707">
                <text:p>-62.328254699707</text:p>
              </table:table-cell>
              <table:table-cell office:value-type="float" office:value="-62.3320999145508">
                <text:p>-62.3320999145508</text:p>
              </table:table-cell>
              <table:table-cell office:value-type="float" office:value="-62.325080871582">
                <text:p>-62.325080871582</text:p>
              </table:table-cell>
              <table:table-cell office:value-type="float" office:value="-62.3275032043457">
                <text:p>-62.3275032043457</text:p>
              </table:table-cell>
              <table:table-cell office:value-type="float" office:value="-62.3169364929199">
                <text:p>-62.3169364929199</text:p>
              </table:table-cell>
              <table:table-cell office:value-type="float" office:value="-62.3368263244629">
                <text:p>-62.3368263244629</text:p>
              </table:table-cell>
              <table:table-cell office:value-type="float" office:value="-62.3158111572266">
                <text:p>-62.3158111572266</text:p>
              </table:table-cell>
              <table:table-cell office:value-type="float" office:value="-62.3047599792481">
                <text:p>-62.3047599792481</text:p>
              </table:table-cell>
              <table:table-cell office:value-type="float" office:value="-62.326789855957">
                <text:p>-62.326789855957</text:p>
              </table:table-cell>
              <table:table-cell office:value-type="float" office:value="-62.3240356445313">
                <text:p>-62.3240356445313</text:p>
              </table:table-cell>
              <table:table-cell office:value-type="float" office:value="-62.3135147094727">
                <text:p>-62.3135147094727</text:p>
              </table:table-cell>
              <table:table-cell office:value-type="float" office:value="-62.3263359069824">
                <text:p>-62.3263359069824</text:p>
              </table:table-cell>
              <table:table-cell office:value-type="float" office:value="-62.3261642456055">
                <text:p>-62.3261642456055</text:p>
              </table:table-cell>
              <table:table-cell office:value-type="float" office:value="-62.3298416137695">
                <text:p>-62.3298416137695</text:p>
              </table:table-cell>
              <table:table-cell office:value-type="float" office:value="-62.3331909179688">
                <text:p>-62.3331909179688</text:p>
              </table:table-cell>
              <table:table-cell office:value-type="float" office:value="-62.3222389221191">
                <text:p>-62.3222389221191</text:p>
              </table:table-cell>
              <table:table-cell office:value-type="float" office:value="-62.3252029418945">
                <text:p>-62.3252029418945</text:p>
              </table:table-cell>
              <table:table-cell office:value-type="float" office:value="-62.3086357116699">
                <text:p>-62.3086357116699</text:p>
              </table:table-cell>
              <table:table-cell office:value-type="float" office:value="-62.3178558349609">
                <text:p>-62.3178558349609</text:p>
              </table:table-cell>
              <table:table-cell office:value-type="float" office:value="-62.3318939208984">
                <text:p>-62.3318939208984</text:p>
              </table:table-cell>
              <table:table-cell office:value-type="float" office:value="-62.3234100341797">
                <text:p>-62.3234100341797</text:p>
              </table:table-cell>
              <table:table-cell office:value-type="float" office:value="-62.3198204040527">
                <text:p>-62.3198204040527</text:p>
              </table:table-cell>
              <table:table-cell office:value-type="float" office:value="-62.3210296630859">
                <text:p>-62.3210296630859</text:p>
              </table:table-cell>
              <table:table-cell office:value-type="float" office:value="-62.343017578125">
                <text:p>-62.343017578125</text:p>
              </table:table-cell>
              <table:table-cell office:value-type="float" office:value="-62.318733215332">
                <text:p>-62.318733215332</text:p>
              </table:table-cell>
              <table:table-cell office:value-type="float" office:value="-62.3065528869629">
                <text:p>-62.3065528869629</text:p>
              </table:table-cell>
              <table:table-cell office:value-type="float" office:value="-62.3430595397949">
                <text:p>-62.3430595397949</text:p>
              </table:table-cell>
              <table:table-cell office:value-type="float" office:value="-62.3276252746582">
                <text:p>-62.3276252746582</text:p>
              </table:table-cell>
              <table:table-cell office:value-type="float" office:value="-62.3302192687988">
                <text:p>-62.3302192687988</text:p>
              </table:table-cell>
              <table:table-cell office:value-type="float" office:value="-62.3100128173828">
                <text:p>-62.3100128173828</text:p>
              </table:table-cell>
              <table:table-cell office:value-type="float" office:value="-62.3153076171875">
                <text:p>-62.3153076171875</text:p>
              </table:table-cell>
              <table:table-cell office:value-type="float" office:value="-62.3270034790039">
                <text:p>-62.3270034790039</text:p>
              </table:table-cell>
              <table:table-cell office:value-type="float" office:value="-62.3309288024902">
                <text:p>-62.3309288024902</text:p>
              </table:table-cell>
              <table:table-cell office:value-type="float" office:value="-62.321907043457">
                <text:p>-62.321907043457</text:p>
              </table:table-cell>
              <table:table-cell office:value-type="float" office:value="-62.3049278259277">
                <text:p>-62.3049278259277</text:p>
              </table:table-cell>
              <table:table-cell office:value-type="float" office:value="-62.31689453125">
                <text:p>-62.31689453125</text:p>
              </table:table-cell>
              <table:table-cell office:value-type="float" office:value="-62.3238677978516">
                <text:p>-62.3238677978516</text:p>
              </table:table-cell>
              <table:table-cell office:value-type="float" office:value="-62.3221130371094">
                <text:p>-62.3221130371094</text:p>
              </table:table-cell>
              <table:table-cell office:value-type="float" office:value="-62.3302192687988">
                <text:p>-62.3302192687988</text:p>
              </table:table-cell>
              <table:table-cell office:value-type="float" office:value="-62.3205299377441">
                <text:p>-62.3205299377441</text:p>
              </table:table-cell>
              <table:table-cell office:value-type="float" office:value="-62.3206520080566">
                <text:p>-62.3206520080566</text:p>
              </table:table-cell>
              <table:table-cell office:value-type="float" office:value="-62.3202743530273">
                <text:p>-62.3202743530273</text:p>
              </table:table-cell>
              <table:table-cell office:value-type="float" office:value="-62.3191947937012">
                <text:p>-62.3191947937012</text:p>
              </table:table-cell>
              <table:table-cell office:value-type="float" office:value="-62.3376197814941">
                <text:p>-62.3376197814941</text:p>
              </table:table-cell>
              <table:table-cell office:value-type="float" office:value="-62.3259582519531">
                <text:p>-62.3259582519531</text:p>
              </table:table-cell>
              <table:table-cell office:value-type="float" office:value="-62.3142242431641">
                <text:p>-62.3142242431641</text:p>
              </table:table-cell>
              <table:table-cell office:value-type="float" office:value="-62.3141822814941">
                <text:p>-62.3141822814941</text:p>
              </table:table-cell>
              <table:table-cell office:value-type="float" office:value="-62.338794708252">
                <text:p>-62.338794708252</text:p>
              </table:table-cell>
              <table:table-cell office:value-type="float" office:value="-62.32177734375">
                <text:p>-62.32177734375</text:p>
              </table:table-cell>
              <table:table-cell office:value-type="float" office:value="-62.3074264526367">
                <text:p>-62.3074264526367</text:p>
              </table:table-cell>
              <table:table-cell office:value-type="float" office:value="-62.336784362793">
                <text:p>-62.336784362793</text:p>
              </table:table-cell>
              <table:table-cell office:value-type="float" office:value="-62.3335609436035">
                <text:p>-62.3335609436035</text:p>
              </table:table-cell>
              <table:table-cell office:value-type="float" office:value="-62.33251953125">
                <text:p>-62.33251953125</text:p>
              </table:table-cell>
              <table:table-cell office:value-type="float" office:value="-62.3195686340332">
                <text:p>-62.3195686340332</text:p>
              </table:table-cell>
              <table:table-cell office:value-type="float" office:value="-62.3289642333984">
                <text:p>-62.3289642333984</text:p>
              </table:table-cell>
              <table:table-cell office:value-type="float" office:value="-62.3508071899414">
                <text:p>-62.3508071899414</text:p>
              </table:table-cell>
              <table:table-cell office:value-type="float" office:value="-62.3446083068848">
                <text:p>-62.3446083068848</text:p>
              </table:table-cell>
              <table:table-cell office:value-type="float" office:value="-62.3212814331055">
                <text:p>-62.3212814331055</text:p>
              </table:table-cell>
              <table:table-cell office:value-type="float" office:value="-62.3093452453613">
                <text:p>-62.3093452453613</text:p>
              </table:table-cell>
              <table:table-cell office:value-type="float" office:value="-62.321907043457">
                <text:p>-62.321907043457</text:p>
              </table:table-cell>
              <table:table-cell office:value-type="float" office:value="-62.3148536682129">
                <text:p>-62.3148536682129</text:p>
              </table:table-cell>
              <table:table-cell office:value-type="float" office:value="-62.335865020752">
                <text:p>-62.335865020752</text:p>
              </table:table-cell>
              <table:table-cell office:value-type="float" office:value="-62.32177734375">
                <text:p>-62.32177734375</text:p>
              </table:table-cell>
              <table:table-cell office:value-type="float" office:value="-62.3233222961426">
                <text:p>-62.3233222961426</text:p>
              </table:table-cell>
              <table:table-cell office:value-type="float" office:value="-62.3380393981934">
                <text:p>-62.3380393981934</text:p>
              </table:table-cell>
              <table:table-cell office:value-type="float" office:value="-62.3370361328125">
                <text:p>-62.3370361328125</text:p>
              </table:table-cell>
              <table:table-cell office:value-type="float" office:value="-62.3141403198242">
                <text:p>-62.3141403198242</text:p>
              </table:table-cell>
              <table:table-cell office:value-type="float" office:value="-62.3295936584473">
                <text:p>-62.3295936584473</text:p>
              </table:table-cell>
              <table:table-cell office:value-type="float" office:value="-62.3419723510742">
                <text:p>-62.3419723510742</text:p>
              </table:table-cell>
              <table:table-cell office:value-type="float" office:value="-62.3261642456055">
                <text:p>-62.3261642456055</text:p>
              </table:table-cell>
              <table:table-cell office:value-type="float" office:value="-62.3270835876465">
                <text:p>-62.3270835876465</text:p>
              </table:table-cell>
              <table:table-cell office:value-type="float" office:value="-62.3089294433594">
                <text:p>-62.3089294433594</text:p>
              </table:table-cell>
              <table:table-cell office:value-type="float" office:value="-62.3124732971191">
                <text:p>-62.3124732971191</text:p>
              </table:table-cell>
              <table:table-cell office:value-type="float" office:value="-62.3182334899902">
                <text:p>-62.3182334899902</text:p>
              </table:table-cell>
              <table:table-cell office:value-type="float" office:value="-62.331600189209">
                <text:p>-62.331600189209</text:p>
              </table:table-cell>
              <table:table-cell office:value-type="float" office:value="-62.3413047790527">
                <text:p>-62.3413047790527</text:p>
              </table:table-cell>
              <table:table-cell office:value-type="float" office:value="-62.3068008422852">
                <text:p>-62.3068008422852</text:p>
              </table:table-cell>
              <table:table-cell office:value-type="float" office:value="-62.3182334899902">
                <text:p>-62.3182334899902</text:p>
              </table:table-cell>
              <table:table-cell office:value-type="float" office:value="-62.3210716247559">
                <text:p>-62.3210716247559</text:p>
              </table:table-cell>
              <table:table-cell office:value-type="float" office:value="-62.3339805603027">
                <text:p>-62.3339805603027</text:p>
              </table:table-cell>
              <table:table-cell office:value-type="float" office:value="-62.3265838623047">
                <text:p>-62.3265838623047</text:p>
              </table:table-cell>
              <table:table-cell office:value-type="float" office:value="-62.3244972229004">
                <text:p>-62.3244972229004</text:p>
              </table:table-cell>
              <table:table-cell office:value-type="float" office:value="-62.3137283325195">
                <text:p>-62.3137283325195</text:p>
              </table:table-cell>
              <table:table-cell office:value-type="float" office:value="-62.3214073181152">
                <text:p>-62.3214073181152</text:p>
              </table:table-cell>
              <table:table-cell office:value-type="float" office:value="-62.3236999511719">
                <text:p>-62.3236999511719</text:p>
              </table:table-cell>
              <table:table-cell office:value-type="float" office:value="-62.3310966491699">
                <text:p>-62.3310966491699</text:p>
              </table:table-cell>
              <table:table-cell office:value-type="float" office:value="-62.3229522705078">
                <text:p>-62.3229522705078</text:p>
              </table:table-cell>
              <table:table-cell office:value-type="float" office:value="-62.3312644958496">
                <text:p>-62.3312644958496</text:p>
              </table:table-cell>
              <table:table-cell office:value-type="float" office:value="-62.3180236816406">
                <text:p>-62.3180236816406</text:p>
              </table:table-cell>
              <table:table-cell office:value-type="float" office:value="-62.3177337646484">
                <text:p>-62.3177337646484</text:p>
              </table:table-cell>
              <table:table-cell office:value-type="float" office:value="-62.3039703369141">
                <text:p>-62.3039703369141</text:p>
              </table:table-cell>
              <table:table-cell office:value-type="float" office:value="-62.3153953552246">
                <text:p>-62.3153953552246</text:p>
              </table:table-cell>
              <table:table-cell office:value-type="float" office:value="-62.311222076416">
                <text:p>-62.311222076416</text:p>
              </table:table-cell>
              <table:table-cell office:value-type="float" office:value="-62.3135986328125">
                <text:p>-62.3135986328125</text:p>
              </table:table-cell>
              <table:table-cell office:value-type="float" office:value="-62.3368263244629">
                <text:p>-62.3368263244629</text:p>
              </table:table-cell>
              <table:table-cell office:value-type="float" office:value="-62.3148536682129">
                <text:p>-62.3148536682129</text:p>
              </table:table-cell>
              <table:table-cell office:value-type="float" office:value="-62.3434371948242">
                <text:p>-62.3434371948242</text:p>
              </table:table-cell>
              <table:table-cell office:value-type="float" office:value="-62.3194847106934">
                <text:p>-62.3194847106934</text:p>
              </table:table-cell>
              <table:table-cell office:value-type="float" office:value="-62.3153076171875">
                <text:p>-62.3153076171875</text:p>
              </table:table-cell>
              <table:table-cell office:value-type="float" office:value="-62.3293838500977">
                <text:p>-62.3293838500977</text:p>
              </table:table-cell>
              <table:table-cell office:value-type="float" office:value="-62.3197364807129">
                <text:p>-62.3197364807129</text:p>
              </table:table-cell>
              <table:table-cell office:value-type="float" office:value="-62.3143539428711">
                <text:p>-62.3143539428711</text:p>
              </table:table-cell>
              <table:table-cell office:value-type="float" office:value="-62.327880859375">
                <text:p>-62.327880859375</text:p>
              </table:table-cell>
              <table:table-cell office:value-type="float" office:value="-62.3323059082031">
                <text:p>-62.3323059082031</text:p>
              </table:table-cell>
              <table:table-cell office:value-type="float" office:value="-62.3300552368164">
                <text:p>-62.3300552368164</text:p>
              </table:table-cell>
              <table:table-cell office:value-type="float" office:value="-62.3199424743652">
                <text:p>-62.3199424743652</text:p>
              </table:table-cell>
              <table:table-cell office:value-type="float" office:value="-62.3120155334473">
                <text:p>-62.3120155334473</text:p>
              </table:table-cell>
              <table:table-cell office:value-type="float" office:value="-62.3294677734375">
                <text:p>-62.3294677734375</text:p>
              </table:table-cell>
              <table:table-cell office:value-type="float" office:value="-62.3249549865723">
                <text:p>-62.3249549865723</text:p>
              </table:table-cell>
              <table:table-cell office:value-type="float" office:value="-62.3314743041992">
                <text:p>-62.3314743041992</text:p>
              </table:table-cell>
              <table:table-cell office:value-type="float" office:value="-62.3274192810059">
                <text:p>-62.3274192810059</text:p>
              </table:table-cell>
              <table:table-cell office:value-type="float" office:value="-62.3181457519531">
                <text:p>-62.3181457519531</text:p>
              </table:table-cell>
              <table:table-cell office:value-type="float" office:value="-62.35302734375">
                <text:p>-62.35302734375</text:p>
              </table:table-cell>
              <table:table-cell office:value-type="float" office:value="-62.317440032959">
                <text:p>-62.317440032959</text:p>
              </table:table-cell>
              <table:table-cell office:value-type="float" office:value="-62.3310546875">
                <text:p>-62.3310546875</text:p>
              </table:table-cell>
              <table:table-cell office:value-type="float" office:value="-62.3336029052734">
                <text:p>-62.3336029052734</text:p>
              </table:table-cell>
              <table:table-cell office:value-type="float" office:value="-62.3291778564453">
                <text:p>-62.3291778564453</text:p>
              </table:table-cell>
              <table:table-cell office:value-type="float" office:value="-62.321949005127">
                <text:p>-62.321949005127</text:p>
              </table:table-cell>
              <table:table-cell office:value-type="float" office:value="-62.3146018981934">
                <text:p>-62.3146018981934</text:p>
              </table:table-cell>
              <table:table-cell office:value-type="float" office:value="-62.3304672241211">
                <text:p>-62.3304672241211</text:p>
              </table:table-cell>
              <table:table-cell office:value-type="float" office:value="-62.3363227844238">
                <text:p>-62.3363227844238</text:p>
              </table:table-cell>
              <table:table-cell office:value-type="float" office:value="-62.3173141479492">
                <text:p>-62.3173141479492</text:p>
              </table:table-cell>
              <table:table-cell office:value-type="float" office:value="-62.3206520080566">
                <text:p>-62.3206520080566</text:p>
              </table:table-cell>
              <table:table-cell office:value-type="float" office:value="-62.3247032165527">
                <text:p>-62.3247032165527</text:p>
              </table:table-cell>
              <table:table-cell office:value-type="float" office:value="-62.3098068237305">
                <text:p>-62.3098068237305</text:p>
              </table:table-cell>
              <table:table-cell office:value-type="float" office:value="-62.3115997314453">
                <text:p>-62.3115997314453</text:p>
              </table:table-cell>
              <table:table-cell office:value-type="float" office:value="-62.3284225463867">
                <text:p>-62.3284225463867</text:p>
              </table:table-cell>
              <table:table-cell office:value-type="float" office:value="-62.3265419006348">
                <text:p>-62.3265419006348</text:p>
              </table:table-cell>
              <table:table-cell office:value-type="float" office:value="-62.3348999023438">
                <text:p>-62.3348999023438</text:p>
              </table:table-cell>
              <table:table-cell office:value-type="float" office:value="-62.3257865905762">
                <text:p>-62.3257865905762</text:p>
              </table:table-cell>
              <table:table-cell office:value-type="float" office:value="-62.3280868530273">
                <text:p>-62.3280868530273</text:p>
              </table:table-cell>
              <table:table-cell office:value-type="float" office:value="-62.3306388854981">
                <text:p>-62.3306388854981</text:p>
              </table:table-cell>
              <table:table-cell office:value-type="float" office:value="-62.348503112793">
                <text:p>-62.348503112793</text:p>
              </table:table-cell>
              <table:table-cell office:value-type="float" office:value="-62.3220710754395">
                <text:p>-62.3220710754395</text:p>
              </table:table-cell>
              <table:table-cell office:value-type="float" office:value="-62.3290901184082">
                <text:p>-62.3290901184082</text:p>
              </table:table-cell>
              <table:table-cell office:value-type="float" office:value="-62.3226585388184">
                <text:p>-62.3226585388184</text:p>
              </table:table-cell>
              <table:table-cell office:value-type="float" office:value="-62.3280029296875">
                <text:p>-62.3280029296875</text:p>
              </table:table-cell>
              <table:table-cell office:value-type="float" office:value="-62.304801940918">
                <text:p>-62.304801940918</text:p>
              </table:table-cell>
              <table:table-cell office:value-type="float" office:value="-62.3262481689453">
                <text:p>-62.3262481689453</text:p>
              </table:table-cell>
              <table:table-cell office:value-type="float" office:value="-62.3290901184082">
                <text:p>-62.3290901184082</text:p>
              </table:table-cell>
              <table:table-cell office:value-type="float" office:value="-62.3298416137695">
                <text:p>-62.3298416137695</text:p>
              </table:table-cell>
              <table:table-cell office:value-type="float" office:value="-62.334774017334">
                <text:p>-62.334774017334</text:p>
              </table:table-cell>
              <table:table-cell office:value-type="float" office:value="-62.3310546875">
                <text:p>-62.3310546875</text:p>
              </table:table-cell>
              <table:table-cell office:value-type="float" office:value="-62.3495483398438">
                <text:p>-62.3495483398438</text:p>
              </table:table-cell>
              <table:table-cell office:value-type="float" office:value="-62.3314743041992">
                <text:p>-62.3314743041992</text:p>
              </table:table-cell>
              <table:table-cell office:value-type="float" office:value="-62.3407974243164">
                <text:p>-62.3407974243164</text:p>
              </table:table-cell>
              <table:table-cell office:value-type="float" office:value="-62.3504333496094">
                <text:p>-62.3504333496094</text:p>
              </table:table-cell>
              <table:table-cell office:value-type="float" office:value="-62.3456153869629">
                <text:p>-62.3456153869629</text:p>
              </table:table-cell>
              <table:table-cell office:value-type="float" office:value="-62.327335357666">
                <text:p>-62.327335357666</text:p>
              </table:table-cell>
              <table:table-cell office:value-type="float" office:value="-62.3122253417969">
                <text:p>-62.3122253417969</text:p>
              </table:table-cell>
              <table:table-cell office:value-type="float" office:value="-62.3368263244629">
                <text:p>-62.3368263244629</text:p>
              </table:table-cell>
              <table:table-cell office:value-type="float" office:value="-62.3228645324707">
                <text:p>-62.3228645324707</text:p>
              </table:table-cell>
              <table:table-cell office:value-type="float" office:value="-62.3280029296875">
                <text:p>-62.3280029296875</text:p>
              </table:table-cell>
              <table:table-cell office:value-type="float" office:value="-62.331974029541">
                <text:p>-62.331974029541</text:p>
              </table:table-cell>
              <table:table-cell office:value-type="float" office:value="-62.3302612304688">
                <text:p>-62.3302612304688</text:p>
              </table:table-cell>
              <table:table-cell office:value-type="float" office:value="-62.3142242431641">
                <text:p>-62.3142242431641</text:p>
              </table:table-cell>
              <table:table-cell office:value-type="float" office:value="-62.3313865661621">
                <text:p>-62.3313865661621</text:p>
              </table:table-cell>
              <table:table-cell office:value-type="float" office:value="-62.3424758911133">
                <text:p>-62.3424758911133</text:p>
              </table:table-cell>
              <table:table-cell office:value-type="float" office:value="-62.3183975219727">
                <text:p>-62.3183975219727</text:p>
              </table:table-cell>
              <table:table-cell office:value-type="float" office:value="-62.3279228210449">
                <text:p>-62.3279228210449</text:p>
              </table:table-cell>
              <table:table-cell office:value-type="float" office:value="-62.3210716247559">
                <text:p>-62.3210716247559</text:p>
              </table:table-cell>
              <table:table-cell office:value-type="float" office:value="-62.3444442749023">
                <text:p>-62.3444442749023</text:p>
              </table:table-cell>
              <table:table-cell office:value-type="float" office:value="-62.3291358947754">
                <text:p>-62.3291358947754</text:p>
              </table:table-cell>
              <table:table-cell office:value-type="float" office:value="-62.3354873657227">
                <text:p>-62.3354873657227</text:p>
              </table:table-cell>
              <table:table-cell office:value-type="float" office:value="-62.3438529968262">
                <text:p>-62.3438529968262</text:p>
              </table:table-cell>
              <table:table-cell office:value-type="float" office:value="-62.349967956543">
                <text:p>-62.349967956543</text:p>
              </table:table-cell>
              <table:table-cell office:value-type="float" office:value="-62.3260803222656">
                <text:p>-62.3260803222656</text:p>
              </table:table-cell>
              <table:table-cell office:value-type="float" office:value="-62.3106803894043">
                <text:p>-62.3106803894043</text:p>
              </table:table-cell>
              <table:table-cell office:value-type="float" office:value="-62.3071365356445">
                <text:p>-62.3071365356445</text:p>
              </table:table-cell>
              <table:table-cell office:value-type="float" office:value="-62.3218612670898">
                <text:p>-62.3218612670898</text:p>
              </table:table-cell>
              <table:table-cell office:value-type="float" office:value="-62.3402137756348">
                <text:p>-62.3402137756348</text:p>
              </table:table-cell>
              <table:table-cell office:value-type="float" office:value="-62.2211074829102">
                <text:p>-62.2211074829102</text:p>
              </table:table-cell>
              <table:table-cell office:value-type="float" office:value="-62.217227935791">
                <text:p>-62.217227935791</text:p>
              </table:table-cell>
              <table:table-cell office:value-type="float" office:value="-62.2241630554199">
                <text:p>-62.2241630554199</text:p>
              </table:table-cell>
              <table:table-cell office:value-type="float" office:value="-62.2349472045898">
                <text:p>-62.2349472045898</text:p>
              </table:table-cell>
              <table:table-cell office:value-type="float" office:value="-62.2227973937988">
                <text:p>-62.2227973937988</text:p>
              </table:table-cell>
              <table:table-cell office:value-type="float" office:value="-62.2339935302734">
                <text:p>-62.2339935302734</text:p>
              </table:table-cell>
              <table:table-cell office:value-type="float" office:value="-62.2239532470703">
                <text:p>-62.2239532470703</text:p>
              </table:table-cell>
              <table:table-cell office:value-type="float" office:value="-62.229118347168">
                <text:p>-62.229118347168</text:p>
              </table:table-cell>
              <table:table-cell office:value-type="float" office:value="-62.2148361206055">
                <text:p>-62.2148361206055</text:p>
              </table:table-cell>
              <table:table-cell office:value-type="float" office:value="-62.2072525024414">
                <text:p>-62.2072525024414</text:p>
              </table:table-cell>
              <table:table-cell office:value-type="float" office:value="-62.2036247253418">
                <text:p>-62.2036247253418</text:p>
              </table:table-cell>
              <table:table-cell office:value-type="float" office:value="-62.2071685791016">
                <text:p>-62.2071685791016</text:p>
              </table:table-cell>
              <table:table-cell office:value-type="float" office:value="-62.2111663818359">
                <text:p>-62.2111663818359</text:p>
              </table:table-cell>
              <table:table-cell office:value-type="float" office:value="-62.2013206481934">
                <text:p>-62.2013206481934</text:p>
              </table:table-cell>
              <table:table-cell office:value-type="float" office:value="-62.1972389221191">
                <text:p>-62.1972389221191</text:p>
              </table:table-cell>
              <table:table-cell office:value-type="float" office:value="-62.2405700683594">
                <text:p>-62.2405700683594</text:p>
              </table:table-cell>
              <table:table-cell office:value-type="float" office:value="-62.2099723815918">
                <text:p>-62.2099723815918</text:p>
              </table:table-cell>
              <table:table-cell office:value-type="float" office:value="-62.2249908447266">
                <text:p>-62.2249908447266</text:p>
              </table:table-cell>
              <table:table-cell office:value-type="float" office:value="-62.2106704711914">
                <text:p>-62.2106704711914</text:p>
              </table:table-cell>
              <table:table-cell office:value-type="float" office:value="-62.2135581970215">
                <text:p>-62.2135581970215</text:p>
              </table:table-cell>
              <table:table-cell office:value-type="float" office:value="-62.1996726989746">
                <text:p>-62.1996726989746</text:p>
              </table:table-cell>
              <table:table-cell office:value-type="float" office:value="-62.2121963500977">
                <text:p>-62.2121963500977</text:p>
              </table:table-cell>
              <table:table-cell office:value-type="float" office:value="-62.2154159545898">
                <text:p>-62.2154159545898</text:p>
              </table:table-cell>
              <table:table-cell office:value-type="float" office:value="-62.2005767822266">
                <text:p>-62.2005767822266</text:p>
              </table:table-cell>
              <table:table-cell office:value-type="float" office:value="-62.2253189086914">
                <text:p>-62.2253189086914</text:p>
              </table:table-cell>
              <table:table-cell office:value-type="float" office:value="-62.2255668640137">
                <text:p>-62.2255668640137</text:p>
              </table:table-cell>
              <table:table-cell office:value-type="float" office:value="-62.2106704711914">
                <text:p>-62.2106704711914</text:p>
              </table:table-cell>
              <table:table-cell office:value-type="float" office:value="-62.2119903564453">
                <text:p>-62.2119903564453</text:p>
              </table:table-cell>
              <table:table-cell office:value-type="float" office:value="-62.2053108215332">
                <text:p>-62.2053108215332</text:p>
              </table:table-cell>
              <table:table-cell office:value-type="float" office:value="-62.2260627746582">
                <text:p>-62.2260627746582</text:p>
              </table:table-cell>
              <table:table-cell office:value-type="float" office:value="-62.2137260437012">
                <text:p>-62.2137260437012</text:p>
              </table:table-cell>
              <table:table-cell office:value-type="float" office:value="-62.2227592468262">
                <text:p>-62.2227592468262</text:p>
              </table:table-cell>
              <table:table-cell office:value-type="float" office:value="-62.2133522033691">
                <text:p>-62.2133522033691</text:p>
              </table:table-cell>
              <table:table-cell office:value-type="float" office:value="-62.2357292175293">
                <text:p>-62.2357292175293</text:p>
              </table:table-cell>
              <table:table-cell office:value-type="float" office:value="-62.2118263244629">
                <text:p>-62.2118263244629</text:p>
              </table:table-cell>
              <table:table-cell office:value-type="float" office:value="-62.221851348877">
                <text:p>-62.221851348877</text:p>
              </table:table-cell>
              <table:table-cell office:value-type="float" office:value="-62.2165718078613">
                <text:p>-62.2165718078613</text:p>
              </table:table-cell>
              <table:table-cell office:value-type="float" office:value="-62.2315559387207">
                <text:p>-62.2315559387207</text:p>
              </table:table-cell>
              <table:table-cell office:value-type="float" office:value="-62.236515045166">
                <text:p>-62.236515045166</text:p>
              </table:table-cell>
              <table:table-cell office:value-type="float" office:value="-62.2141342163086">
                <text:p>-62.2141342163086</text:p>
              </table:table-cell>
              <table:table-cell office:value-type="float" office:value="-62.2061386108398">
                <text:p>-62.2061386108398</text:p>
              </table:table-cell>
              <table:table-cell office:value-type="float" office:value="-62.2168159484863">
                <text:p>-62.2168159484863</text:p>
              </table:table-cell>
              <table:table-cell office:value-type="float" office:value="-62.2377967834473">
                <text:p>-62.2377967834473</text:p>
              </table:table-cell>
            </table:table-row>
            <table:table-row>
              <table:table-cell office:value-type="string">
                <text:p>Wiersz 5</text:p>
                <draw:g>
                  <svg:desc/>
                </draw:g>
              </table:table-cell>
              <table:table-cell office:value-type="float" office:value="-62.3180236816406">
                <text:p>-62.3180236816406</text:p>
                <draw:g>
                  <svg:desc>optymalizacja_wycinana_z_trace.A5:optymalizacja_wycinana_z_trace.OJ5</svg:desc>
                </draw:g>
              </table:table-cell>
              <table:table-cell office:value-type="float" office:value="-62.3118476867676">
                <text:p>-62.3118476867676</text:p>
              </table:table-cell>
              <table:table-cell office:value-type="float" office:value="-62.3359489440918">
                <text:p>-62.3359489440918</text:p>
              </table:table-cell>
              <table:table-cell office:value-type="float" office:value="-62.3233680725098">
                <text:p>-62.3233680725098</text:p>
              </table:table-cell>
              <table:table-cell office:value-type="float" office:value="-62.3037223815918">
                <text:p>-62.3037223815918</text:p>
              </table:table-cell>
              <table:table-cell office:value-type="float" office:value="-62.3200263977051">
                <text:p>-62.3200263977051</text:p>
              </table:table-cell>
              <table:table-cell office:value-type="float" office:value="-62.3227806091309">
                <text:p>-62.3227806091309</text:p>
              </table:table-cell>
              <table:table-cell office:value-type="float" office:value="-62.3132667541504">
                <text:p>-62.3132667541504</text:p>
              </table:table-cell>
              <table:table-cell office:value-type="float" office:value="-62.3095169067383">
                <text:p>-62.3095169067383</text:p>
              </table:table-cell>
              <table:table-cell office:value-type="float" office:value="-62.3038024902344">
                <text:p>-62.3038024902344</text:p>
              </table:table-cell>
              <table:table-cell office:value-type="float" office:value="-62.3170204162598">
                <text:p>-62.3170204162598</text:p>
              </table:table-cell>
              <table:table-cell office:value-type="float" office:value="-62.3435173034668">
                <text:p>-62.3435173034668</text:p>
              </table:table-cell>
              <table:table-cell office:value-type="float" office:value="-62.3178977966309">
                <text:p>-62.3178977966309</text:p>
              </table:table-cell>
              <table:table-cell office:value-type="float" office:value="-62.3334808349609">
                <text:p>-62.3334808349609</text:p>
              </table:table-cell>
              <table:table-cell office:value-type="float" office:value="-62.3327293395996">
                <text:p>-62.3327293395996</text:p>
              </table:table-cell>
              <table:table-cell office:value-type="float" office:value="-62.3067207336426">
                <text:p>-62.3067207336426</text:p>
              </table:table-cell>
              <table:table-cell office:value-type="float" office:value="-62.3314743041992">
                <text:p>-62.3314743041992</text:p>
              </table:table-cell>
              <table:table-cell office:value-type="float" office:value="-62.3216552734375">
                <text:p>-62.3216552734375</text:p>
              </table:table-cell>
              <table:table-cell office:value-type="float" office:value="-62.3171882629395">
                <text:p>-62.3171882629395</text:p>
              </table:table-cell>
              <table:table-cell office:value-type="float" office:value="-62.3152694702148">
                <text:p>-62.3152694702148</text:p>
              </table:table-cell>
              <table:table-cell office:value-type="float" office:value="-62.3198623657227">
                <text:p>-62.3198623657227</text:p>
              </table:table-cell>
              <table:table-cell office:value-type="float" office:value="-62.3149375915527">
                <text:p>-62.3149375915527</text:p>
              </table:table-cell>
              <table:table-cell office:value-type="float" office:value="-62.3240356445313">
                <text:p>-62.3240356445313</text:p>
              </table:table-cell>
              <table:table-cell office:value-type="float" office:value="-62.3218612670898">
                <text:p>-62.3218612670898</text:p>
              </table:table-cell>
              <table:table-cell office:value-type="float" office:value="-62.3234100341797">
                <text:p>-62.3234100341797</text:p>
              </table:table-cell>
              <table:table-cell office:value-type="float" office:value="-62.326789855957">
                <text:p>-62.326789855957</text:p>
              </table:table-cell>
              <table:table-cell office:value-type="float" office:value="-62.3125610351563">
                <text:p>-62.3125610351563</text:p>
              </table:table-cell>
              <table:table-cell office:value-type="float" office:value="-62.3058052062988">
                <text:p>-62.3058052062988</text:p>
              </table:table-cell>
              <table:table-cell office:value-type="float" office:value="-62.311222076416">
                <text:p>-62.311222076416</text:p>
              </table:table-cell>
              <table:table-cell office:value-type="float" office:value="-62.3230743408203">
                <text:p>-62.3230743408203</text:p>
              </table:table-cell>
              <table:table-cell office:value-type="float" office:value="-62.3242835998535">
                <text:p>-62.3242835998535</text:p>
              </table:table-cell>
              <table:table-cell office:value-type="float" office:value="-62.3288803100586">
                <text:p>-62.3288803100586</text:p>
              </table:table-cell>
              <table:table-cell office:value-type="float" office:value="-62.3035087585449">
                <text:p>-62.3035087585449</text:p>
              </table:table-cell>
              <table:table-cell office:value-type="float" office:value="-62.2945594787598">
                <text:p>-62.2945594787598</text:p>
              </table:table-cell>
              <table:table-cell office:value-type="float" office:value="-62.3229522705078">
                <text:p>-62.3229522705078</text:p>
              </table:table-cell>
              <table:table-cell office:value-type="float" office:value="-62.320987701416">
                <text:p>-62.320987701416</text:p>
              </table:table-cell>
              <table:table-cell office:value-type="float" office:value="-62.3102226257324">
                <text:p>-62.3102226257324</text:p>
              </table:table-cell>
              <table:table-cell office:value-type="float" office:value="-62.3161468505859">
                <text:p>-62.3161468505859</text:p>
              </table:table-cell>
              <table:table-cell office:value-type="float" office:value="-62.3169784545898">
                <text:p>-62.3169784545898</text:p>
              </table:table-cell>
              <table:table-cell office:value-type="float" office:value="-62.3296318054199">
                <text:p>-62.3296318054199</text:p>
              </table:table-cell>
              <table:table-cell office:value-type="float" office:value="-62.3087615966797">
                <text:p>-62.3087615966797</text:p>
              </table:table-cell>
              <table:table-cell office:value-type="float" office:value="-62.3315582275391">
                <text:p>-62.3315582275391</text:p>
              </table:table-cell>
              <table:table-cell office:value-type="float" office:value="-62.3253746032715">
                <text:p>-62.3253746032715</text:p>
              </table:table-cell>
              <table:table-cell office:value-type="float" office:value="-62.334400177002">
                <text:p>-62.334400177002</text:p>
              </table:table-cell>
              <table:table-cell office:value-type="float" office:value="-62.3069267272949">
                <text:p>-62.3069267272949</text:p>
              </table:table-cell>
              <table:table-cell office:value-type="float" office:value="-62.3308029174805">
                <text:p>-62.3308029174805</text:p>
              </table:table-cell>
              <table:table-cell office:value-type="float" office:value="-62.3131446838379">
                <text:p>-62.3131446838379</text:p>
              </table:table-cell>
              <table:table-cell office:value-type="float" office:value="-62.2945137023926">
                <text:p>-62.2945137023926</text:p>
              </table:table-cell>
              <table:table-cell office:value-type="float" office:value="-62.3151016235352">
                <text:p>-62.3151016235352</text:p>
              </table:table-cell>
              <table:table-cell office:value-type="float" office:value="-62.2802505493164">
                <text:p>-62.2802505493164</text:p>
              </table:table-cell>
              <table:table-cell office:value-type="float" office:value="-62.3001327514648">
                <text:p>-62.3001327514648</text:p>
              </table:table-cell>
              <table:table-cell office:value-type="float" office:value="-62.2987632751465">
                <text:p>-62.2987632751465</text:p>
              </table:table-cell>
              <table:table-cell office:value-type="float" office:value="-62.3351516723633">
                <text:p>-62.3351516723633</text:p>
              </table:table-cell>
              <table:table-cell office:value-type="float" office:value="-62.3214073181152">
                <text:p>-62.3214073181152</text:p>
              </table:table-cell>
              <table:table-cell office:value-type="float" office:value="-62.3189849853516">
                <text:p>-62.3189849853516</text:p>
              </table:table-cell>
              <table:table-cell office:value-type="float" office:value="-62.3224487304688">
                <text:p>-62.3224487304688</text:p>
              </table:table-cell>
              <table:table-cell office:value-type="float" office:value="-62.3370361328125">
                <text:p>-62.3370361328125</text:p>
              </table:table-cell>
              <table:table-cell office:value-type="float" office:value="-62.3093032836914">
                <text:p>-62.3093032836914</text:p>
              </table:table-cell>
              <table:table-cell office:value-type="float" office:value="-62.3008880615234">
                <text:p>-62.3008880615234</text:p>
              </table:table-cell>
              <table:table-cell office:value-type="float" office:value="-62.3153953552246">
                <text:p>-62.3153953552246</text:p>
              </table:table-cell>
              <table:table-cell office:value-type="float" office:value="-62.3154792785645">
                <text:p>-62.3154792785645</text:p>
              </table:table-cell>
              <table:table-cell office:value-type="float" office:value="-62.3303871154785">
                <text:p>-62.3303871154785</text:p>
              </table:table-cell>
              <table:table-cell office:value-type="float" office:value="-62.3191070556641">
                <text:p>-62.3191070556641</text:p>
              </table:table-cell>
              <table:table-cell office:value-type="float" office:value="-62.3176040649414">
                <text:p>-62.3176040649414</text:p>
              </table:table-cell>
              <table:table-cell office:value-type="float" office:value="-62.3041343688965">
                <text:p>-62.3041343688965</text:p>
              </table:table-cell>
              <table:table-cell office:value-type="float" office:value="-62.3133087158203">
                <text:p>-62.3133087158203</text:p>
              </table:table-cell>
              <table:table-cell office:value-type="float" office:value="-62.3010520935059">
                <text:p>-62.3010520935059</text:p>
              </table:table-cell>
              <table:table-cell office:value-type="float" office:value="-62.3113899230957">
                <text:p>-62.3113899230957</text:p>
              </table:table-cell>
              <table:table-cell office:value-type="float" office:value="-62.3134727478027">
                <text:p>-62.3134727478027</text:p>
              </table:table-cell>
              <table:table-cell office:value-type="float" office:value="-62.3096809387207">
                <text:p>-62.3096809387207</text:p>
              </table:table-cell>
              <table:table-cell office:value-type="float" office:value="-62.2906875610352">
                <text:p>-62.2906875610352</text:p>
              </table:table-cell>
              <table:table-cell office:value-type="float" office:value="-62.3249130249023">
                <text:p>-62.3249130249023</text:p>
              </table:table-cell>
              <table:table-cell office:value-type="float" office:value="-62.3270416259766">
                <text:p>-62.3270416259766</text:p>
              </table:table-cell>
              <table:table-cell office:value-type="float" office:value="-62.3006782531738">
                <text:p>-62.3006782531738</text:p>
              </table:table-cell>
              <table:table-cell office:value-type="float" office:value="-62.313892364502">
                <text:p>-62.313892364502</text:p>
              </table:table-cell>
              <table:table-cell office:value-type="float" office:value="-62.3079719543457">
                <text:p>-62.3079719543457</text:p>
              </table:table-cell>
              <table:table-cell office:value-type="float" office:value="-62.3063049316406">
                <text:p>-62.3063049316406</text:p>
              </table:table-cell>
              <table:table-cell office:value-type="float" office:value="-62.3161888122559">
                <text:p>-62.3161888122559</text:p>
              </table:table-cell>
              <table:table-cell office:value-type="float" office:value="-62.3106384277344">
                <text:p>-62.3106384277344</text:p>
              </table:table-cell>
              <table:table-cell office:value-type="float" office:value="-62.3162307739258">
                <text:p>-62.3162307739258</text:p>
              </table:table-cell>
              <table:table-cell office:value-type="float" office:value="-62.3143119812012">
                <text:p>-62.3143119812012</text:p>
              </table:table-cell>
              <table:table-cell office:value-type="float" office:value="-62.3125610351563">
                <text:p>-62.3125610351563</text:p>
              </table:table-cell>
              <table:table-cell office:value-type="float" office:value="-62.3238296508789">
                <text:p>-62.3238296508789</text:p>
              </table:table-cell>
              <table:table-cell office:value-type="float" office:value="-62.3221549987793">
                <text:p>-62.3221549987793</text:p>
              </table:table-cell>
              <table:table-cell office:value-type="float" office:value="-62.3102226257324">
                <text:p>-62.3102226257324</text:p>
              </table:table-cell>
              <table:table-cell office:value-type="float" office:value="-62.3228645324707">
                <text:p>-62.3228645324707</text:p>
              </table:table-cell>
              <table:table-cell office:value-type="float" office:value="-62.3134346008301">
                <text:p>-62.3134346008301</text:p>
              </table:table-cell>
              <table:table-cell office:value-type="float" office:value="-62.3173141479492">
                <text:p>-62.3173141479492</text:p>
              </table:table-cell>
              <table:table-cell office:value-type="float" office:value="-62.2939300537109">
                <text:p>-62.2939300537109</text:p>
              </table:table-cell>
              <table:table-cell office:value-type="float" office:value="-62.3043022155762">
                <text:p>-62.3043022155762</text:p>
              </table:table-cell>
              <table:table-cell office:value-type="float" office:value="-62.3204460144043">
                <text:p>-62.3204460144043</text:p>
              </table:table-cell>
              <table:table-cell office:value-type="float" office:value="-62.3290481567383">
                <text:p>-62.3290481567383</text:p>
              </table:table-cell>
              <table:table-cell office:value-type="float" office:value="-62.3105545043945">
                <text:p>-62.3105545043945</text:p>
              </table:table-cell>
              <table:table-cell office:value-type="float" office:value="-62.3152275085449">
                <text:p>-62.3152275085449</text:p>
              </table:table-cell>
              <table:table-cell office:value-type="float" office:value="-62.3224067687988">
                <text:p>-62.3224067687988</text:p>
              </table:table-cell>
              <table:table-cell office:value-type="float" office:value="-62.3176040649414">
                <text:p>-62.3176040649414</text:p>
              </table:table-cell>
              <table:table-cell office:value-type="float" office:value="-62.3224067687988">
                <text:p>-62.3224067687988</text:p>
              </table:table-cell>
              <table:table-cell office:value-type="float" office:value="-62.3025131225586">
                <text:p>-62.3025131225586</text:p>
              </table:table-cell>
              <table:table-cell office:value-type="float" office:value="-62.2990951538086">
                <text:p>-62.2990951538086</text:p>
              </table:table-cell>
              <table:table-cell office:value-type="float" office:value="-62.3189010620117">
                <text:p>-62.3189010620117</text:p>
              </table:table-cell>
              <table:table-cell office:value-type="float" office:value="-62.3015937805176">
                <text:p>-62.3015937805176</text:p>
              </table:table-cell>
              <table:table-cell office:value-type="float" office:value="-62.3196907043457">
                <text:p>-62.3196907043457</text:p>
              </table:table-cell>
              <table:table-cell office:value-type="float" office:value="-62.3335609436035">
                <text:p>-62.3335609436035</text:p>
              </table:table-cell>
              <table:table-cell office:value-type="float" office:value="-62.3139762878418">
                <text:p>-62.3139762878418</text:p>
              </table:table-cell>
              <table:table-cell office:value-type="float" office:value="-62.3096389770508">
                <text:p>-62.3096389770508</text:p>
              </table:table-cell>
              <table:table-cell office:value-type="float" office:value="-62.3051376342773">
                <text:p>-62.3051376342773</text:p>
              </table:table-cell>
              <table:table-cell office:value-type="float" office:value="-62.2977180480957">
                <text:p>-62.2977180480957</text:p>
              </table:table-cell>
              <table:table-cell office:value-type="float" office:value="-62.2971801757813">
                <text:p>-62.2971801757813</text:p>
              </table:table-cell>
              <table:table-cell office:value-type="float" office:value="-62.3228263854981">
                <text:p>-62.3228263854981</text:p>
              </table:table-cell>
              <table:table-cell office:value-type="float" office:value="-62.3032608032227">
                <text:p>-62.3032608032227</text:p>
              </table:table-cell>
              <table:table-cell office:value-type="float" office:value="-62.3347358703613">
                <text:p>-62.3347358703613</text:p>
              </table:table-cell>
              <table:table-cell office:value-type="float" office:value="-62.3136405944824">
                <text:p>-62.3136405944824</text:p>
              </table:table-cell>
              <table:table-cell office:value-type="float" office:value="-62.3294677734375">
                <text:p>-62.3294677734375</text:p>
              </table:table-cell>
              <table:table-cell office:value-type="float" office:value="-62.3185234069824">
                <text:p>-62.3185234069824</text:p>
              </table:table-cell>
              <table:table-cell office:value-type="float" office:value="-62.3274612426758">
                <text:p>-62.3274612426758</text:p>
              </table:table-cell>
              <table:table-cell office:value-type="float" office:value="-62.3251609802246">
                <text:p>-62.3251609802246</text:p>
              </table:table-cell>
              <table:table-cell office:value-type="float" office:value="-62.3189010620117">
                <text:p>-62.3189010620117</text:p>
              </table:table-cell>
              <table:table-cell office:value-type="float" office:value="-62.3256645202637">
                <text:p>-62.3256645202637</text:p>
              </table:table-cell>
              <table:table-cell office:value-type="float" office:value="-62.3235778808594">
                <text:p>-62.3235778808594</text:p>
              </table:table-cell>
              <table:table-cell office:value-type="float" office:value="-62.3300094604492">
                <text:p>-62.3300094604492</text:p>
              </table:table-cell>
              <table:table-cell office:value-type="float" office:value="-62.304012298584">
                <text:p>-62.304012298584</text:p>
              </table:table-cell>
              <table:table-cell office:value-type="float" office:value="-62.3025131225586">
                <text:p>-62.3025131225586</text:p>
              </table:table-cell>
              <table:table-cell office:value-type="float" office:value="-62.3120155334473">
                <text:p>-62.3120155334473</text:p>
              </table:table-cell>
              <table:table-cell office:value-type="float" office:value="-62.3020935058594">
                <text:p>-62.3020935058594</text:p>
              </table:table-cell>
              <table:table-cell office:value-type="float" office:value="-62.2530288696289">
                <text:p>-62.2530288696289</text:p>
              </table:table-cell>
              <table:table-cell office:value-type="float" office:value="-62.1900825500488">
                <text:p>-62.1900825500488</text:p>
              </table:table-cell>
              <table:table-cell office:value-type="float" office:value="-62.1931686401367">
                <text:p>-62.1931686401367</text:p>
              </table:table-cell>
              <table:table-cell office:value-type="float" office:value="-62.200740814209">
                <text:p>-62.200740814209</text:p>
              </table:table-cell>
              <table:table-cell office:value-type="float" office:value="-62.1988487243652">
                <text:p>-62.1988487243652</text:p>
              </table:table-cell>
              <table:table-cell office:value-type="float" office:value="-62.2025146484375">
                <text:p>-62.2025146484375</text:p>
              </table:table-cell>
              <table:table-cell office:value-type="float" office:value="-62.2118263244629">
                <text:p>-62.2118263244629</text:p>
              </table:table-cell>
              <table:table-cell office:value-type="float" office:value="-62.2112884521484">
                <text:p>-62.2112884521484</text:p>
              </table:table-cell>
              <table:table-cell office:value-type="float" office:value="-62.2069625854492">
                <text:p>-62.2069625854492</text:p>
              </table:table-cell>
              <table:table-cell office:value-type="float" office:value="-62.2360191345215">
                <text:p>-62.2360191345215</text:p>
              </table:table-cell>
              <table:table-cell office:value-type="float" office:value="-62.2094764709473">
                <text:p>-62.2094764709473</text:p>
              </table:table-cell>
              <table:table-cell office:value-type="float" office:value="-62.1978187561035">
                <text:p>-62.1978187561035</text:p>
              </table:table-cell>
              <table:table-cell office:value-type="float" office:value="-62.2077445983887">
                <text:p>-62.2077445983887</text:p>
              </table:table-cell>
              <table:table-cell office:value-type="float" office:value="-62.1923866271973">
                <text:p>-62.1923866271973</text:p>
              </table:table-cell>
              <table:table-cell office:value-type="float" office:value="-62.1946105957031">
                <text:p>-62.1946105957031</text:p>
              </table:table-cell>
              <table:table-cell office:value-type="float" office:value="-62.1931266784668">
                <text:p>-62.1931266784668</text:p>
              </table:table-cell>
              <table:table-cell office:value-type="float" office:value="-62.2194557189941">
                <text:p>-62.2194557189941</text:p>
              </table:table-cell>
              <table:table-cell office:value-type="float" office:value="-62.1938705444336">
                <text:p>-62.1938705444336</text:p>
              </table:table-cell>
              <table:table-cell office:value-type="float" office:value="-62.1898765563965">
                <text:p>-62.1898765563965</text:p>
              </table:table-cell>
              <table:table-cell office:value-type="float" office:value="-62.2029647827148">
                <text:p>-62.2029647827148</text:p>
              </table:table-cell>
              <table:table-cell office:value-type="float" office:value="-62.207950592041">
                <text:p>-62.207950592041</text:p>
              </table:table-cell>
              <table:table-cell office:value-type="float" office:value="-62.2118263244629">
                <text:p>-62.2118263244629</text:p>
              </table:table-cell>
              <table:table-cell office:value-type="float" office:value="-62.196662902832">
                <text:p>-62.196662902832</text:p>
              </table:table-cell>
              <table:table-cell office:value-type="float" office:value="-62.1995468139648">
                <text:p>-62.1995468139648</text:p>
              </table:table-cell>
              <table:table-cell office:value-type="float" office:value="-62.1960906982422">
                <text:p>-62.1960906982422</text:p>
              </table:table-cell>
              <table:table-cell office:value-type="float" office:value="-62.2112884521484">
                <text:p>-62.2112884521484</text:p>
              </table:table-cell>
              <table:table-cell office:value-type="float" office:value="-62.2036628723145">
                <text:p>-62.2036628723145</text:p>
              </table:table-cell>
              <table:table-cell office:value-type="float" office:value="-62.1930465698242">
                <text:p>-62.1930465698242</text:p>
              </table:table-cell>
              <table:table-cell office:value-type="float" office:value="-62.1995048522949">
                <text:p>-62.1995048522949</text:p>
              </table:table-cell>
              <table:table-cell office:value-type="float" office:value="-62.1876983642578">
                <text:p>-62.1876983642578</text:p>
              </table:table-cell>
              <table:table-cell office:value-type="float" office:value="-62.1904945373535">
                <text:p>-62.1904945373535</text:p>
              </table:table-cell>
              <table:table-cell office:value-type="float" office:value="-62.1885643005371">
                <text:p>-62.1885643005371</text:p>
              </table:table-cell>
              <table:table-cell office:value-type="float" office:value="-62.218879699707">
                <text:p>-62.218879699707</text:p>
              </table:table-cell>
              <table:table-cell office:value-type="float" office:value="-62.2249488830566">
                <text:p>-62.2249488830566</text:p>
              </table:table-cell>
              <table:table-cell office:value-type="float" office:value="-62.2028846740723">
                <text:p>-62.2028846740723</text:p>
              </table:table-cell>
              <table:table-cell office:value-type="float" office:value="-62.2129783630371">
                <text:p>-62.2129783630371</text:p>
              </table:table-cell>
              <table:table-cell office:value-type="float" office:value="-62.2016487121582">
                <text:p>-62.2016487121582</text:p>
              </table:table-cell>
              <table:table-cell office:value-type="float" office:value="-62.2083206176758">
                <text:p>-62.2083206176758</text:p>
              </table:table-cell>
              <table:table-cell office:value-type="float" office:value="-62.1937026977539">
                <text:p>-62.1937026977539</text:p>
              </table:table-cell>
              <table:table-cell office:value-type="float" office:value="-62.2090225219727">
                <text:p>-62.2090225219727</text:p>
              </table:table-cell>
              <table:table-cell office:value-type="float" office:value="-62.2054786682129">
                <text:p>-62.2054786682129</text:p>
              </table:table-cell>
              <table:table-cell office:value-type="float" office:value="-62.1855621337891">
                <text:p>-62.1855621337891</text:p>
              </table:table-cell>
              <table:table-cell office:value-type="float" office:value="-62.2013626098633">
                <text:p>-62.2013626098633</text:p>
              </table:table-cell>
              <table:table-cell office:value-type="float" office:value="-62.2210273742676">
                <text:p>-62.2210273742676</text:p>
              </table:table-cell>
              <table:table-cell office:value-type="float" office:value="-62.2123603820801">
                <text:p>-62.2123603820801</text:p>
              </table:table-cell>
              <table:table-cell office:value-type="float" office:value="-62.1969146728516">
                <text:p>-62.1969146728516</text:p>
              </table:table-cell>
              <table:table-cell office:value-type="float" office:value="-62.2016067504883">
                <text:p>-62.2016067504883</text:p>
              </table:table-cell>
              <table:table-cell office:value-type="float" office:value="-62.2131462097168">
                <text:p>-62.2131462097168</text:p>
              </table:table-cell>
              <table:table-cell office:value-type="float" office:value="-62.2078666687012">
                <text:p>-62.2078666687012</text:p>
              </table:table-cell>
              <table:table-cell office:value-type="float" office:value="-62.183708190918">
                <text:p>-62.183708190918</text:p>
              </table:table-cell>
              <table:table-cell office:value-type="float" office:value="-62.1815719604492">
                <text:p>-62.1815719604492</text:p>
              </table:table-cell>
              <table:table-cell office:value-type="float" office:value="-62.1900825500488">
                <text:p>-62.1900825500488</text:p>
              </table:table-cell>
              <table:table-cell office:value-type="float" office:value="-62.2157402038574">
                <text:p>-62.2157402038574</text:p>
              </table:table-cell>
              <table:table-cell office:value-type="float" office:value="-62.2005767822266">
                <text:p>-62.2005767822266</text:p>
              </table:table-cell>
              <table:table-cell office:value-type="float" office:value="-62.1753730773926">
                <text:p>-62.1753730773926</text:p>
              </table:table-cell>
              <table:table-cell office:value-type="float" office:value="-62.1843681335449">
                <text:p>-62.1843681335449</text:p>
              </table:table-cell>
              <table:table-cell office:value-type="float" office:value="-62.192756652832">
                <text:p>-62.192756652832</text:p>
              </table:table-cell>
              <table:table-cell office:value-type="float" office:value="-62.2099723815918">
                <text:p>-62.2099723815918</text:p>
              </table:table-cell>
              <table:table-cell office:value-type="float" office:value="-62.2056427001953">
                <text:p>-62.2056427001953</text:p>
              </table:table-cell>
              <table:table-cell office:value-type="float" office:value="-62.1918525695801">
                <text:p>-62.1918525695801</text:p>
              </table:table-cell>
              <table:table-cell office:value-type="float" office:value="-62.2196235656738">
                <text:p>-62.2196235656738</text:p>
              </table:table-cell>
              <table:table-cell office:value-type="float" office:value="-62.1916046142578">
                <text:p>-62.1916046142578</text:p>
              </table:table-cell>
              <table:table-cell office:value-type="float" office:value="-62.187614440918">
                <text:p>-62.187614440918</text:p>
              </table:table-cell>
              <table:table-cell office:value-type="float" office:value="-62.2004547119141">
                <text:p>-62.2004547119141</text:p>
              </table:table-cell>
              <table:table-cell office:value-type="float" office:value="-62.2044868469238">
                <text:p>-62.2044868469238</text:p>
              </table:table-cell>
              <table:table-cell office:value-type="float" office:value="-62.1748809814453">
                <text:p>-62.1748809814453</text:p>
              </table:table-cell>
              <table:table-cell office:value-type="float" office:value="-62.1924285888672">
                <text:p>-62.1924285888672</text:p>
              </table:table-cell>
              <table:table-cell office:value-type="float" office:value="-62.1980247497559">
                <text:p>-62.1980247497559</text:p>
              </table:table-cell>
              <table:table-cell office:value-type="float" office:value="-62.2061386108398">
                <text:p>-62.2061386108398</text:p>
              </table:table-cell>
              <table:table-cell office:value-type="float" office:value="-62.2030487060547">
                <text:p>-62.2030487060547</text:p>
              </table:table-cell>
              <table:table-cell office:value-type="float" office:value="-62.2042846679688">
                <text:p>-62.2042846679688</text:p>
              </table:table-cell>
              <table:table-cell office:value-type="float" office:value="-62.2089004516602">
                <text:p>-62.2089004516602</text:p>
              </table:table-cell>
              <table:table-cell office:value-type="float" office:value="-62.2296562194824">
                <text:p>-62.2296562194824</text:p>
              </table:table-cell>
              <table:table-cell office:value-type="float" office:value="-62.2055206298828">
                <text:p>-62.2055206298828</text:p>
              </table:table-cell>
              <table:table-cell office:value-type="float" office:value="-62.2176856994629">
                <text:p>-62.2176856994629</text:p>
              </table:table-cell>
              <table:table-cell office:value-type="float" office:value="-62.1894645690918">
                <text:p>-62.1894645690918</text:p>
              </table:table-cell>
              <table:table-cell office:value-type="float" office:value="-62.1924705505371">
                <text:p>-62.1924705505371</text:p>
              </table:table-cell>
              <table:table-cell office:value-type="float" office:value="-62.1995887756348">
                <text:p>-62.1995887756348</text:p>
              </table:table-cell>
              <table:table-cell office:value-type="float" office:value="-62.200080871582">
                <text:p>-62.200080871582</text:p>
              </table:table-cell>
              <table:table-cell office:value-type="float" office:value="-62.1799736022949">
                <text:p>-62.1799736022949</text:p>
              </table:table-cell>
              <table:table-cell office:value-type="float" office:value="-62.1826820373535">
                <text:p>-62.1826820373535</text:p>
              </table:table-cell>
              <table:table-cell office:value-type="float" office:value="-62.1924285888672">
                <text:p>-62.1924285888672</text:p>
              </table:table-cell>
              <table:table-cell office:value-type="float" office:value="-62.205436706543">
                <text:p>-62.205436706543</text:p>
              </table:table-cell>
              <table:table-cell office:value-type="float" office:value="-62.1955146789551">
                <text:p>-62.1955146789551</text:p>
              </table:table-cell>
              <table:table-cell office:value-type="float" office:value="-62.1942367553711">
                <text:p>-62.1942367553711</text:p>
              </table:table-cell>
              <table:table-cell office:value-type="float" office:value="-62.1863861083984">
                <text:p>-62.1863861083984</text:p>
              </table:table-cell>
              <table:table-cell office:value-type="float" office:value="-62.2020606994629">
                <text:p>-62.2020606994629</text:p>
              </table:table-cell>
              <table:table-cell office:value-type="float" office:value="-62.1992607116699">
                <text:p>-62.1992607116699</text:p>
              </table:table-cell>
              <table:table-cell office:value-type="float" office:value="-62.2085685729981">
                <text:p>-62.2085685729981</text:p>
              </table:table-cell>
              <table:table-cell office:value-type="float" office:value="-62.199836730957">
                <text:p>-62.199836730957</text:p>
              </table:table-cell>
              <table:table-cell office:value-type="float" office:value="-62.2095565795898">
                <text:p>-62.2095565795898</text:p>
              </table:table-cell>
              <table:table-cell office:value-type="float" office:value="-62.1871223449707">
                <text:p>-62.1871223449707</text:p>
              </table:table-cell>
              <table:table-cell office:value-type="float" office:value="-62.2159080505371">
                <text:p>-62.2159080505371</text:p>
              </table:table-cell>
              <table:table-cell office:value-type="float" office:value="-62.1996726989746">
                <text:p>-62.1996726989746</text:p>
              </table:table-cell>
              <table:table-cell office:value-type="float" office:value="-62.2092704772949">
                <text:p>-62.2092704772949</text:p>
              </table:table-cell>
              <table:table-cell office:value-type="float" office:value="-62.199878692627">
                <text:p>-62.199878692627</text:p>
              </table:table-cell>
              <table:table-cell office:value-type="float" office:value="-62.2078666687012">
                <text:p>-62.2078666687012</text:p>
              </table:table-cell>
              <table:table-cell office:value-type="float" office:value="-62.2095985412598">
                <text:p>-62.2095985412598</text:p>
              </table:table-cell>
              <table:table-cell office:value-type="float" office:value="-62.2024307250977">
                <text:p>-62.2024307250977</text:p>
              </table:table-cell>
              <table:table-cell office:value-type="float" office:value="-62.2009048461914">
                <text:p>-62.2009048461914</text:p>
              </table:table-cell>
              <table:table-cell office:value-type="float" office:value="-62.1954727172852">
                <text:p>-62.1954727172852</text:p>
              </table:table-cell>
              <table:table-cell office:value-type="float" office:value="-62.2242851257324">
                <text:p>-62.2242851257324</text:p>
              </table:table-cell>
              <table:table-cell office:value-type="float" office:value="-62.2117042541504">
                <text:p>-62.2117042541504</text:p>
              </table:table-cell>
              <table:table-cell office:value-type="float" office:value="-62.2048606872559">
                <text:p>-62.2048606872559</text:p>
              </table:table-cell>
              <table:table-cell office:value-type="float" office:value="-62.2091484069824">
                <text:p>-62.2091484069824</text:p>
              </table:table-cell>
              <table:table-cell office:value-type="float" office:value="-62.1941566467285">
                <text:p>-62.1941566467285</text:p>
              </table:table-cell>
              <table:table-cell office:value-type="float" office:value="-62.1960487365723">
                <text:p>-62.1960487365723</text:p>
              </table:table-cell>
              <table:table-cell office:value-type="float" office:value="-62.1966247558594">
                <text:p>-62.1966247558594</text:p>
              </table:table-cell>
              <table:table-cell office:value-type="float" office:value="-62.179313659668">
                <text:p>-62.179313659668</text:p>
              </table:table-cell>
              <table:table-cell office:value-type="float" office:value="-62.184326171875">
                <text:p>-62.184326171875</text:p>
              </table:table-cell>
              <table:table-cell office:value-type="float" office:value="-62.194278717041">
                <text:p>-62.194278717041</text:p>
              </table:table-cell>
              <table:table-cell office:value-type="float" office:value="-62.1954727172852">
                <text:p>-62.1954727172852</text:p>
              </table:table-cell>
              <table:table-cell office:value-type="float" office:value="-62.1849021911621">
                <text:p>-62.1849021911621</text:p>
              </table:table-cell>
              <table:table-cell office:value-type="float" office:value="-62.2074584960938">
                <text:p>-62.2074584960938</text:p>
              </table:table-cell>
              <table:table-cell office:value-type="float" office:value="-62.2020988464356">
                <text:p>-62.2020988464356</text:p>
              </table:table-cell>
              <table:table-cell office:value-type="float" office:value="-62.2056846618652">
                <text:p>-62.2056846618652</text:p>
              </table:table-cell>
              <table:table-cell office:value-type="float" office:value="-62.2071266174316">
                <text:p>-62.2071266174316</text:p>
              </table:table-cell>
              <table:table-cell office:value-type="float" office:value="-62.196460723877">
                <text:p>-62.196460723877</text:p>
              </table:table-cell>
              <table:table-cell office:value-type="float" office:value="-62.2117462158203">
                <text:p>-62.2117462158203</text:p>
              </table:table-cell>
              <table:table-cell office:value-type="float" office:value="-62.1965408325195">
                <text:p>-62.1965408325195</text:p>
              </table:table-cell>
              <table:table-cell office:value-type="float" office:value="-62.1903686523438">
                <text:p>-62.1903686523438</text:p>
              </table:table-cell>
              <table:table-cell office:value-type="float" office:value="-62.2063865661621">
                <text:p>-62.2063865661621</text:p>
              </table:table-cell>
              <table:table-cell office:value-type="float" office:value="-62.2202377319336">
                <text:p>-62.2202377319336</text:p>
              </table:table-cell>
              <table:table-cell office:value-type="float" office:value="-62.2077026367188">
                <text:p>-62.2077026367188</text:p>
              </table:table-cell>
              <table:table-cell office:value-type="float" office:value="-62.2126121520996">
                <text:p>-62.2126121520996</text:p>
              </table:table-cell>
              <table:table-cell office:value-type="float" office:value="-62.1891822814941">
                <text:p>-62.1891822814941</text:p>
              </table:table-cell>
              <table:table-cell office:value-type="float" office:value="-62.2032127380371">
                <text:p>-62.2032127380371</text:p>
              </table:table-cell>
              <table:table-cell office:value-type="float" office:value="-62.2059707641602">
                <text:p>-62.2059707641602</text:p>
              </table:table-cell>
              <table:table-cell office:value-type="float" office:value="-62.2099304199219">
                <text:p>-62.2099304199219</text:p>
              </table:table-cell>
              <table:table-cell office:value-type="float" office:value="-62.1923027038574">
                <text:p>-62.1923027038574</text:p>
              </table:table-cell>
              <table:table-cell office:value-type="float" office:value="-62.2243690490723">
                <text:p>-62.2243690490723</text:p>
              </table:table-cell>
              <table:table-cell office:value-type="float" office:value="-62.1907844543457">
                <text:p>-62.1907844543457</text:p>
              </table:table-cell>
              <table:table-cell office:value-type="float" office:value="-62.2113723754883">
                <text:p>-62.2113723754883</text:p>
              </table:table-cell>
              <table:table-cell office:value-type="float" office:value="-62.197322845459">
                <text:p>-62.197322845459</text:p>
              </table:table-cell>
              <table:table-cell office:value-type="float" office:value="-62.2050285339356">
                <text:p>-62.2050285339356</text:p>
              </table:table-cell>
              <table:table-cell office:value-type="float" office:value="-62.2035026550293">
                <text:p>-62.2035026550293</text:p>
              </table:table-cell>
              <table:table-cell office:value-type="float" office:value="-62.1976547241211">
                <text:p>-62.1976547241211</text:p>
              </table:table-cell>
              <table:table-cell office:value-type="float" office:value="-62.2095184326172">
                <text:p>-62.2095184326172</text:p>
              </table:table-cell>
              <table:table-cell office:value-type="float" office:value="-62.2174758911133">
                <text:p>-62.2174758911133</text:p>
              </table:table-cell>
              <table:table-cell office:value-type="float" office:value="-62.1995048522949">
                <text:p>-62.1995048522949</text:p>
              </table:table-cell>
              <table:table-cell office:value-type="float" office:value="-62.2013969421387">
                <text:p>-62.2013969421387</text:p>
              </table:table-cell>
              <table:table-cell office:value-type="float" office:value="-62.2002067565918">
                <text:p>-62.2002067565918</text:p>
              </table:table-cell>
              <table:table-cell office:value-type="float" office:value="-62.2209854125977">
                <text:p>-62.2209854125977</text:p>
              </table:table-cell>
              <table:table-cell office:value-type="float" office:value="-62.2197875976563">
                <text:p>-62.2197875976563</text:p>
              </table:table-cell>
              <table:table-cell office:value-type="float" office:value="-62.1879425048828">
                <text:p>-62.1879425048828</text:p>
              </table:table-cell>
              <table:table-cell office:value-type="float" office:value="-62.1877822875977">
                <text:p>-62.1877822875977</text:p>
              </table:table-cell>
              <table:table-cell office:value-type="float" office:value="-62.1956367492676">
                <text:p>-62.1956367492676</text:p>
              </table:table-cell>
              <table:table-cell office:value-type="float" office:value="-62.197078704834">
                <text:p>-62.197078704834</text:p>
              </table:table-cell>
              <table:table-cell office:value-type="float" office:value="-62.1852340698242">
                <text:p>-62.1852340698242</text:p>
              </table:table-cell>
              <table:table-cell office:value-type="float" office:value="-62.1795997619629">
                <text:p>-62.1795997619629</text:p>
              </table:table-cell>
              <table:table-cell office:value-type="float" office:value="-62.1734848022461">
                <text:p>-62.1734848022461</text:p>
              </table:table-cell>
              <table:table-cell office:value-type="float" office:value="-62.2118644714356">
                <text:p>-62.2118644714356</text:p>
              </table:table-cell>
              <table:table-cell office:value-type="float" office:value="-62.2183418273926">
                <text:p>-62.2183418273926</text:p>
              </table:table-cell>
              <table:table-cell office:value-type="float" office:value="-62.1990966796875">
                <text:p>-62.1990966796875</text:p>
              </table:table-cell>
              <table:table-cell office:value-type="float" office:value="-62.1974906921387">
                <text:p>-62.1974906921387</text:p>
              </table:table-cell>
              <table:table-cell office:value-type="float" office:value="-62.1694602966309">
                <text:p>-62.1694602966309</text:p>
              </table:table-cell>
              <table:table-cell office:value-type="float" office:value="-62.185848236084">
                <text:p>-62.185848236084</text:p>
              </table:table-cell>
              <table:table-cell office:value-type="float" office:value="-62.1967887878418">
                <text:p>-62.1967887878418</text:p>
              </table:table-cell>
              <table:table-cell office:value-type="float" office:value="-62.2031288146973">
                <text:p>-62.2031288146973</text:p>
              </table:table-cell>
              <table:table-cell office:value-type="float" office:value="-62.2249488830566">
                <text:p>-62.2249488830566</text:p>
              </table:table-cell>
              <table:table-cell office:value-type="float" office:value="-62.2000045776367">
                <text:p>-62.2000045776367</text:p>
              </table:table-cell>
              <table:table-cell office:value-type="float" office:value="-62.2081565856934">
                <text:p>-62.2081565856934</text:p>
              </table:table-cell>
              <table:table-cell office:value-type="float" office:value="-62.2008247375488">
                <text:p>-62.2008247375488</text:p>
              </table:table-cell>
              <table:table-cell office:value-type="float" office:value="-62.2123603820801">
                <text:p>-62.2123603820801</text:p>
              </table:table-cell>
              <table:table-cell office:value-type="float" office:value="-62.1798095703125">
                <text:p>-62.1798095703125</text:p>
              </table:table-cell>
              <table:table-cell office:value-type="float" office:value="-62.1868362426758">
                <text:p>-62.1868362426758</text:p>
              </table:table-cell>
              <table:table-cell office:value-type="float" office:value="-62.1928787231445">
                <text:p>-62.1928787231445</text:p>
              </table:table-cell>
              <table:table-cell office:value-type="float" office:value="-62.1993408203125">
                <text:p>-62.1993408203125</text:p>
              </table:table-cell>
              <table:table-cell office:value-type="float" office:value="-62.1956787109375">
                <text:p>-62.1956787109375</text:p>
              </table:table-cell>
              <table:table-cell office:value-type="float" office:value="-62.2263526916504">
                <text:p>-62.2263526916504</text:p>
              </table:table-cell>
              <table:table-cell office:value-type="float" office:value="-62.1928367614746">
                <text:p>-62.1928367614746</text:p>
              </table:table-cell>
              <table:table-cell office:value-type="float" office:value="-62.1890983581543">
                <text:p>-62.1890983581543</text:p>
              </table:table-cell>
              <table:table-cell office:value-type="float" office:value="-62.1925506591797">
                <text:p>-62.1925506591797</text:p>
              </table:table-cell>
              <table:table-cell office:value-type="float" office:value="-62.2084426879883">
                <text:p>-62.2084426879883</text:p>
              </table:table-cell>
              <table:table-cell office:value-type="float" office:value="-62.215950012207">
                <text:p>-62.215950012207</text:p>
              </table:table-cell>
              <table:table-cell office:value-type="float" office:value="-62.2026786804199">
                <text:p>-62.2026786804199</text:p>
              </table:table-cell>
              <table:table-cell office:value-type="float" office:value="-62.2067947387695">
                <text:p>-62.2067947387695</text:p>
              </table:table-cell>
              <table:table-cell office:value-type="float" office:value="-62.23486328125">
                <text:p>-62.23486328125</text:p>
              </table:table-cell>
              <table:table-cell office:value-type="float" office:value="-62.2039527893066">
                <text:p>-62.2039527893066</text:p>
              </table:table-cell>
              <table:table-cell office:value-type="float" office:value="-62.2018966674805">
                <text:p>-62.2018966674805</text:p>
              </table:table-cell>
              <table:table-cell office:value-type="float" office:value="-62.203254699707">
                <text:p>-62.203254699707</text:p>
              </table:table-cell>
              <table:table-cell office:value-type="float" office:value="-62.2166938781738">
                <text:p>-62.2166938781738</text:p>
              </table:table-cell>
              <table:table-cell office:value-type="float" office:value="-62.2180938720703">
                <text:p>-62.2180938720703</text:p>
              </table:table-cell>
              <table:table-cell office:value-type="float" office:value="-62.2175178527832">
                <text:p>-62.2175178527832</text:p>
              </table:table-cell>
              <table:table-cell office:value-type="float" office:value="-62.1929626464844">
                <text:p>-62.1929626464844</text:p>
              </table:table-cell>
              <table:table-cell office:value-type="float" office:value="-62.2001647949219">
                <text:p>-62.2001647949219</text:p>
              </table:table-cell>
              <table:table-cell office:value-type="float" office:value="-62.1865463256836">
                <text:p>-62.1865463256836</text:p>
              </table:table-cell>
              <table:table-cell office:value-type="float" office:value="-62.2006568908691">
                <text:p>-62.2006568908691</text:p>
              </table:table-cell>
              <table:table-cell office:value-type="float" office:value="-62.1962547302246">
                <text:p>-62.1962547302246</text:p>
              </table:table-cell>
              <table:table-cell office:value-type="float" office:value="-62.2089424133301">
                <text:p>-62.2089424133301</text:p>
              </table:table-cell>
              <table:table-cell office:value-type="float" office:value="-62.1865463256836">
                <text:p>-62.1865463256836</text:p>
              </table:table-cell>
              <table:table-cell office:value-type="float" office:value="-62.205436706543">
                <text:p>-62.205436706543</text:p>
              </table:table-cell>
              <table:table-cell office:value-type="float" office:value="-62.20263671875">
                <text:p>-62.20263671875</text:p>
              </table:table-cell>
              <table:table-cell office:value-type="float" office:value="-62.2042045593262">
                <text:p>-62.2042045593262</text:p>
              </table:table-cell>
              <table:table-cell office:value-type="float" office:value="-62.1923446655273">
                <text:p>-62.1923446655273</text:p>
              </table:table-cell>
              <table:table-cell office:value-type="float" office:value="-62.2028846740723">
                <text:p>-62.2028846740723</text:p>
              </table:table-cell>
              <table:table-cell office:value-type="float" office:value="-62.1990966796875">
                <text:p>-62.1990966796875</text:p>
              </table:table-cell>
              <table:table-cell office:value-type="float" office:value="-62.2122383117676">
                <text:p>-62.2122383117676</text:p>
              </table:table-cell>
              <table:table-cell office:value-type="float" office:value="-62.2200736999512">
                <text:p>-62.2200736999512</text:p>
              </table:table-cell>
              <table:table-cell office:value-type="float" office:value="-62.2128562927246">
                <text:p>-62.2128562927246</text:p>
              </table:table-cell>
              <table:table-cell office:value-type="float" office:value="-62.2035865783691">
                <text:p>-62.2035865783691</text:p>
              </table:table-cell>
              <table:table-cell office:value-type="float" office:value="-62.1956367492676">
                <text:p>-62.1956367492676</text:p>
              </table:table-cell>
              <table:table-cell office:value-type="float" office:value="-62.1935806274414">
                <text:p>-62.1935806274414</text:p>
              </table:table-cell>
              <table:table-cell office:value-type="float" office:value="-62.2037467956543">
                <text:p>-62.2037467956543</text:p>
              </table:table-cell>
              <table:table-cell office:value-type="float" office:value="-62.2104644775391">
                <text:p>-62.2104644775391</text:p>
              </table:table-cell>
              <table:table-cell office:value-type="float" office:value="-62.2001647949219">
                <text:p>-62.2001647949219</text:p>
              </table:table-cell>
              <table:table-cell office:value-type="float" office:value="-62.2093086242676">
                <text:p>-62.2093086242676</text:p>
              </table:table-cell>
              <table:table-cell office:value-type="float" office:value="-62.2118644714356">
                <text:p>-62.2118644714356</text:p>
              </table:table-cell>
              <table:table-cell office:value-type="float" office:value="-62.2075004577637">
                <text:p>-62.2075004577637</text:p>
              </table:table-cell>
              <table:table-cell office:value-type="float" office:value="-62.1971206665039">
                <text:p>-62.1971206665039</text:p>
              </table:table-cell>
              <table:table-cell office:value-type="float" office:value="-62.2009468078613">
                <text:p>-62.2009468078613</text:p>
              </table:table-cell>
              <table:table-cell office:value-type="float" office:value="-62.2122383117676">
                <text:p>-62.2122383117676</text:p>
              </table:table-cell>
              <table:table-cell office:value-type="float" office:value="-62.19189453125">
                <text:p>-62.19189453125</text:p>
              </table:table-cell>
              <table:table-cell office:value-type="float" office:value="-62.1863403320313">
                <text:p>-62.1863403320313</text:p>
              </table:table-cell>
              <table:table-cell office:value-type="float" office:value="-62.2030868530273">
                <text:p>-62.2030868530273</text:p>
              </table:table-cell>
              <table:table-cell office:value-type="float" office:value="-62.2224311828613">
                <text:p>-62.2224311828613</text:p>
              </table:table-cell>
              <table:table-cell office:value-type="float" office:value="-62.1853523254395">
                <text:p>-62.1853523254395</text:p>
              </table:table-cell>
              <table:table-cell office:value-type="float" office:value="-62.1927947998047">
                <text:p>-62.1927947998047</text:p>
              </table:table-cell>
              <table:table-cell office:value-type="float" office:value="-62.2042045593262">
                <text:p>-62.2042045593262</text:p>
              </table:table-cell>
              <table:table-cell office:value-type="float" office:value="-62.2102584838867">
                <text:p>-62.2102584838867</text:p>
              </table:table-cell>
              <table:table-cell office:value-type="float" office:value="-62.2234191894531">
                <text:p>-62.2234191894531</text:p>
              </table:table-cell>
              <table:table-cell office:value-type="float" office:value="-62.2013969421387">
                <text:p>-62.2013969421387</text:p>
              </table:table-cell>
              <table:table-cell office:value-type="float" office:value="-62.2089004516602">
                <text:p>-62.2089004516602</text:p>
              </table:table-cell>
              <table:table-cell office:value-type="float" office:value="-62.2023887634277">
                <text:p>-62.2023887634277</text:p>
              </table:table-cell>
              <table:table-cell office:value-type="float" office:value="-62.1906585693359">
                <text:p>-62.1906585693359</text:p>
              </table:table-cell>
              <table:table-cell office:value-type="float" office:value="-62.2100524902344">
                <text:p>-62.2100524902344</text:p>
              </table:table-cell>
              <table:table-cell office:value-type="float" office:value="-62.199462890625">
                <text:p>-62.199462890625</text:p>
              </table:table-cell>
              <table:table-cell office:value-type="float" office:value="-62.1899604797363">
                <text:p>-62.1899604797363</text:p>
              </table:table-cell>
              <table:table-cell office:value-type="float" office:value="-62.1917266845703">
                <text:p>-62.1917266845703</text:p>
              </table:table-cell>
              <table:table-cell office:value-type="float" office:value="-62.199462890625">
                <text:p>-62.199462890625</text:p>
              </table:table-cell>
              <table:table-cell office:value-type="float" office:value="-62.1991806030273">
                <text:p>-62.1991806030273</text:p>
              </table:table-cell>
              <table:table-cell office:value-type="float" office:value="-62.1894264221191">
                <text:p>-62.1894264221191</text:p>
              </table:table-cell>
              <table:table-cell office:value-type="float" office:value="-62.1937866210938">
                <text:p>-62.1937866210938</text:p>
              </table:table-cell>
              <table:table-cell office:value-type="float" office:value="-62.1966247558594">
                <text:p>-62.1966247558594</text:p>
              </table:table-cell>
              <table:table-cell office:value-type="float" office:value="-62.203254699707">
                <text:p>-62.203254699707</text:p>
              </table:table-cell>
              <table:table-cell office:value-type="float" office:value="-62.1982727050781">
                <text:p>-62.1982727050781</text:p>
              </table:table-cell>
              <table:table-cell office:value-type="float" office:value="-62.2164878845215">
                <text:p>-62.2164878845215</text:p>
              </table:table-cell>
              <table:table-cell office:value-type="float" office:value="-62.1929626464844">
                <text:p>-62.1929626464844</text:p>
              </table:table-cell>
              <table:table-cell office:value-type="float" office:value="-62.2107963562012">
                <text:p>-62.2107963562012</text:p>
              </table:table-cell>
              <table:table-cell office:value-type="float" office:value="-62.1917266845703">
                <text:p>-62.1917266845703</text:p>
              </table:table-cell>
              <table:table-cell office:value-type="float" office:value="-62.1877822875977">
                <text:p>-62.1877822875977</text:p>
              </table:table-cell>
              <table:table-cell office:value-type="float" office:value="-62.2016868591309">
                <text:p>-62.2016868591309</text:p>
              </table:table-cell>
              <table:table-cell office:value-type="float" office:value="-62.1955528259277">
                <text:p>-62.1955528259277</text:p>
              </table:table-cell>
              <table:table-cell office:value-type="float" office:value="-62.203296661377">
                <text:p>-62.203296661377</text:p>
              </table:table-cell>
              <table:table-cell office:value-type="float" office:value="-62.1871643066406">
                <text:p>-62.1871643066406</text:p>
              </table:table-cell>
              <table:table-cell office:value-type="float" office:value="-62.1907424926758">
                <text:p>-62.1907424926758</text:p>
              </table:table-cell>
              <table:table-cell office:value-type="float" office:value="-62.1894645690918">
                <text:p>-62.1894645690918</text:p>
              </table:table-cell>
              <table:table-cell office:value-type="float" office:value="-62.1853523254395">
                <text:p>-62.1853523254395</text:p>
              </table:table-cell>
              <table:table-cell office:value-type="float" office:value="-62.1761512756348">
                <text:p>-62.1761512756348</text:p>
              </table:table-cell>
              <table:table-cell office:value-type="float" office:value="-62.1831741333008">
                <text:p>-62.1831741333008</text:p>
              </table:table-cell>
              <table:table-cell office:value-type="float" office:value="-62.2143020629883">
                <text:p>-62.2143020629883</text:p>
              </table:table-cell>
              <table:table-cell office:value-type="float" office:value="-62.1965408325195">
                <text:p>-62.1965408325195</text:p>
              </table:table-cell>
              <table:table-cell office:value-type="float" office:value="-62.2097663879395">
                <text:p>-62.2097663879395</text:p>
              </table:table-cell>
              <table:table-cell office:value-type="float" office:value="-62.1893424987793">
                <text:p>-62.1893424987793</text:p>
              </table:table-cell>
              <table:table-cell office:value-type="float" office:value="-62.203254699707">
                <text:p>-62.203254699707</text:p>
              </table:table-cell>
              <table:table-cell office:value-type="float" office:value="-62.1768913269043">
                <text:p>-62.1768913269043</text:p>
              </table:table-cell>
              <table:table-cell office:value-type="float" office:value="-62.1895904541016">
                <text:p>-62.1895904541016</text:p>
              </table:table-cell>
              <table:table-cell office:value-type="float" office:value="-62.1928787231445">
                <text:p>-62.1928787231445</text:p>
              </table:table-cell>
              <table:table-cell office:value-type="float" office:value="-62.2128562927246">
                <text:p>-62.2128562927246</text:p>
              </table:table-cell>
              <table:table-cell office:value-type="float" office:value="-62.1939506530762">
                <text:p>-62.1939506530762</text:p>
              </table:table-cell>
              <table:table-cell office:value-type="float" office:value="-62.1867942810059">
                <text:p>-62.1867942810059</text:p>
              </table:table-cell>
              <table:table-cell office:value-type="float" office:value="-62.1897964477539">
                <text:p>-62.1897964477539</text:p>
              </table:table-cell>
              <table:table-cell office:value-type="float" office:value="-62.1952629089356">
                <text:p>-62.1952629089356</text:p>
              </table:table-cell>
              <table:table-cell office:value-type="float" office:value="-62.1940307617188">
                <text:p>-62.1940307617188</text:p>
              </table:table-cell>
              <table:table-cell office:value-type="float" office:value="-62.1854782104492">
                <text:p>-62.1854782104492</text:p>
              </table:table-cell>
              <table:table-cell office:value-type="float" office:value="-62.18798828125">
                <text:p>-62.18798828125</text:p>
              </table:table-cell>
              <table:table-cell office:value-type="float" office:value="-62.1997528076172">
                <text:p>-62.1997528076172</text:p>
              </table:table-cell>
              <table:table-cell office:value-type="float" office:value="-62.1872482299805">
                <text:p>-62.1872482299805</text:p>
              </table:table-cell>
              <table:table-cell office:value-type="float" office:value="-62.1932945251465">
                <text:p>-62.1932945251465</text:p>
              </table:table-cell>
              <table:table-cell office:value-type="float" office:value="-62.1868362426758">
                <text:p>-62.1868362426758</text:p>
              </table:table-cell>
              <table:table-cell office:value-type="float" office:value="-62.1965408325195">
                <text:p>-62.1965408325195</text:p>
              </table:table-cell>
              <table:table-cell office:value-type="float" office:value="-62.2091903686523">
                <text:p>-62.2091903686523</text:p>
              </table:table-cell>
              <table:table-cell office:value-type="float" office:value="-62.1886825561523">
                <text:p>-62.1886825561523</text:p>
              </table:table-cell>
              <table:table-cell office:value-type="float" office:value="-62.1839561462402">
                <text:p>-62.1839561462402</text:p>
              </table:table-cell>
              <table:table-cell office:value-type="float" office:value="-62.2071685791016">
                <text:p>-62.2071685791016</text:p>
              </table:table-cell>
              <table:table-cell office:value-type="float" office:value="-62.1789894104004">
                <text:p>-62.1789894104004</text:p>
              </table:table-cell>
            </table:table-row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-62.2094345092773">
                <text:p>-62.2094345092773</text:p>
                <draw:g>
                  <svg:desc>optymalizacja_wycinana_z_trace.A6:optymalizacja_wycinana_z_trace.OJ6</svg:desc>
                </draw:g>
              </table:table-cell>
              <table:table-cell office:value-type="float" office:value="-62.2049026489258">
                <text:p>-62.2049026489258</text:p>
              </table:table-cell>
              <table:table-cell office:value-type="float" office:value="-62.1937026977539">
                <text:p>-62.1937026977539</text:p>
              </table:table-cell>
              <table:table-cell office:value-type="float" office:value="-62.2145919799805">
                <text:p>-62.2145919799805</text:p>
              </table:table-cell>
              <table:table-cell office:value-type="float" office:value="-62.2014427185059">
                <text:p>-62.2014427185059</text:p>
              </table:table-cell>
              <table:table-cell office:value-type="float" office:value="-62.2044868469238">
                <text:p>-62.2044868469238</text:p>
              </table:table-cell>
              <table:table-cell office:value-type="float" office:value="-62.2166519165039">
                <text:p>-62.2166519165039</text:p>
              </table:table-cell>
              <table:table-cell office:value-type="float" office:value="-62.2046966552734">
                <text:p>-62.2046966552734</text:p>
              </table:table-cell>
              <table:table-cell office:value-type="float" office:value="-62.1922607421875">
                <text:p>-62.1922607421875</text:p>
              </table:table-cell>
              <table:table-cell office:value-type="float" office:value="-62.1984367370606">
                <text:p>-62.1984367370606</text:p>
              </table:table-cell>
              <table:table-cell office:value-type="float" office:value="-62.2023048400879">
                <text:p>-62.2023048400879</text:p>
              </table:table-cell>
              <table:table-cell office:value-type="float" office:value="-62.1971206665039">
                <text:p>-62.1971206665039</text:p>
              </table:table-cell>
              <table:table-cell office:value-type="float" office:value="-62.196704864502">
                <text:p>-62.196704864502</text:p>
              </table:table-cell>
              <table:table-cell office:value-type="float" office:value="-62.2097244262695">
                <text:p>-62.2097244262695</text:p>
              </table:table-cell>
              <table:table-cell office:value-type="float" office:value="-62.1865463256836">
                <text:p>-62.1865463256836</text:p>
              </table:table-cell>
              <table:table-cell office:value-type="float" office:value="-62.2097663879395">
                <text:p>-62.2097663879395</text:p>
              </table:table-cell>
              <table:table-cell office:value-type="float" office:value="-62.183464050293">
                <text:p>-62.183464050293</text:p>
              </table:table-cell>
              <table:table-cell office:value-type="float" office:value="-62.1957206726074">
                <text:p>-62.1957206726074</text:p>
              </table:table-cell>
              <table:table-cell office:value-type="float" office:value="-62.2066764831543">
                <text:p>-62.2066764831543</text:p>
              </table:table-cell>
              <table:table-cell office:value-type="float" office:value="-62.1805458068848">
                <text:p>-62.1805458068848</text:p>
              </table:table-cell>
              <table:table-cell office:value-type="float" office:value="-62.1960487365723">
                <text:p>-62.1960487365723</text:p>
              </table:table-cell>
              <table:table-cell office:value-type="float" office:value="-62.2010726928711">
                <text:p>-62.2010726928711</text:p>
              </table:table-cell>
              <table:table-cell office:value-type="float" office:value="-62.1962127685547">
                <text:p>-62.1962127685547</text:p>
              </table:table-cell>
              <table:table-cell office:value-type="float" office:value="-62.2099304199219">
                <text:p>-62.2099304199219</text:p>
              </table:table-cell>
              <table:table-cell office:value-type="float" office:value="-62.190616607666">
                <text:p>-62.190616607666</text:p>
              </table:table-cell>
              <table:table-cell office:value-type="float" office:value="-62.1987228393555">
                <text:p>-62.1987228393555</text:p>
              </table:table-cell>
              <table:table-cell office:value-type="float" office:value="-62.1907424926758">
                <text:p>-62.1907424926758</text:p>
              </table:table-cell>
              <table:table-cell office:value-type="float" office:value="-62.2003288269043">
                <text:p>-62.2003288269043</text:p>
              </table:table-cell>
              <table:table-cell office:value-type="float" office:value="-62.1898765563965">
                <text:p>-62.1898765563965</text:p>
              </table:table-cell>
              <table:table-cell office:value-type="float" office:value="-62.2025146484375">
                <text:p>-62.2025146484375</text:p>
              </table:table-cell>
              <table:table-cell office:value-type="float" office:value="-62.2074584960938">
                <text:p>-62.2074584960938</text:p>
              </table:table-cell>
              <table:table-cell office:value-type="float" office:value="-62.196704864502">
                <text:p>-62.196704864502</text:p>
              </table:table-cell>
              <table:table-cell office:value-type="float" office:value="-62.1980247497559">
                <text:p>-62.1980247497559</text:p>
              </table:table-cell>
              <table:table-cell office:value-type="float" office:value="-62.1938285827637">
                <text:p>-62.1938285827637</text:p>
              </table:table-cell>
              <table:table-cell office:value-type="float" office:value="-62.1948127746582">
                <text:p>-62.1948127746582</text:p>
              </table:table-cell>
              <table:table-cell office:value-type="float" office:value="-62.2023468017578">
                <text:p>-62.2023468017578</text:p>
              </table:table-cell>
              <table:table-cell office:value-type="float" office:value="-62.1897964477539">
                <text:p>-62.1897964477539</text:p>
              </table:table-cell>
              <table:table-cell office:value-type="float" office:value="-62.1825981140137">
                <text:p>-62.1825981140137</text:p>
              </table:table-cell>
              <table:table-cell office:value-type="float" office:value="-62.2013626098633">
                <text:p>-62.2013626098633</text:p>
              </table:table-cell>
              <table:table-cell office:value-type="float" office:value="-62.208366394043">
                <text:p>-62.208366394043</text:p>
              </table:table-cell>
              <table:table-cell office:value-type="float" office:value="-62.1890563964844">
                <text:p>-62.1890563964844</text:p>
              </table:table-cell>
              <table:table-cell office:value-type="float" office:value="-62.1763153076172">
                <text:p>-62.1763153076172</text:p>
              </table:table-cell>
              <table:table-cell office:value-type="float" office:value="-62.2030868530273">
                <text:p>-62.2030868530273</text:p>
              </table:table-cell>
              <table:table-cell office:value-type="float" office:value="-62.207332611084">
                <text:p>-62.207332611084</text:p>
              </table:table-cell>
              <table:table-cell office:value-type="float" office:value="-62.1999588012695">
                <text:p>-62.1999588012695</text:p>
              </table:table-cell>
              <table:table-cell office:value-type="float" office:value="-62.2214775085449">
                <text:p>-62.2214775085449</text:p>
              </table:table-cell>
              <table:table-cell office:value-type="float" office:value="-62.1932525634766">
                <text:p>-62.1932525634766</text:p>
              </table:table-cell>
              <table:table-cell office:value-type="float" office:value="-62.1941566467285">
                <text:p>-62.1941566467285</text:p>
              </table:table-cell>
              <table:table-cell office:value-type="float" office:value="-62.1878204345703">
                <text:p>-62.1878204345703</text:p>
              </table:table-cell>
              <table:table-cell office:value-type="float" office:value="-62.1956367492676">
                <text:p>-62.1956367492676</text:p>
              </table:table-cell>
              <table:table-cell office:value-type="float" office:value="-62.2074584960938">
                <text:p>-62.2074584960938</text:p>
              </table:table-cell>
              <table:table-cell office:value-type="float" office:value="-62.186710357666">
                <text:p>-62.186710357666</text:p>
              </table:table-cell>
              <table:table-cell office:value-type="float" office:value="-62.1828460693359">
                <text:p>-62.1828460693359</text:p>
              </table:table-cell>
              <table:table-cell office:value-type="float" office:value="-62.1844520568848">
                <text:p>-62.1844520568848</text:p>
              </table:table-cell>
              <table:table-cell office:value-type="float" office:value="-62.1928367614746">
                <text:p>-62.1928367614746</text:p>
              </table:table-cell>
              <table:table-cell office:value-type="float" office:value="-62.1987228393555">
                <text:p>-62.1987228393555</text:p>
              </table:table-cell>
              <table:table-cell office:value-type="float" office:value="-62.1865043640137">
                <text:p>-62.1865043640137</text:p>
              </table:table-cell>
              <table:table-cell office:value-type="float" office:value="-62.2105484008789">
                <text:p>-62.2105484008789</text:p>
              </table:table-cell>
              <table:table-cell office:value-type="float" office:value="-62.1841659545898">
                <text:p>-62.1841659545898</text:p>
              </table:table-cell>
              <table:table-cell office:value-type="float" office:value="-62.2029647827148">
                <text:p>-62.2029647827148</text:p>
              </table:table-cell>
              <table:table-cell office:value-type="float" office:value="-62.2036247253418">
                <text:p>-62.2036247253418</text:p>
              </table:table-cell>
              <table:table-cell office:value-type="float" office:value="-62.1857681274414">
                <text:p>-62.1857681274414</text:p>
              </table:table-cell>
              <table:table-cell office:value-type="float" office:value="-62.1737327575684">
                <text:p>-62.1737327575684</text:p>
              </table:table-cell>
              <table:table-cell office:value-type="float" office:value="-62.184700012207">
                <text:p>-62.184700012207</text:p>
              </table:table-cell>
              <table:table-cell office:value-type="float" office:value="-62.2040367126465">
                <text:p>-62.2040367126465</text:p>
              </table:table-cell>
              <table:table-cell office:value-type="float" office:value="-62.1932106018066">
                <text:p>-62.1932106018066</text:p>
              </table:table-cell>
              <table:table-cell office:value-type="float" office:value="-62.1938285827637">
                <text:p>-62.1938285827637</text:p>
              </table:table-cell>
              <table:table-cell office:value-type="float" office:value="-62.1845321655273">
                <text:p>-62.1845321655273</text:p>
              </table:table-cell>
              <table:table-cell office:value-type="float" office:value="-62.179931640625">
                <text:p>-62.179931640625</text:p>
              </table:table-cell>
              <table:table-cell office:value-type="float" office:value="-62.1764831542969">
                <text:p>-62.1764831542969</text:p>
              </table:table-cell>
              <table:table-cell office:value-type="float" office:value="-62.198600769043">
                <text:p>-62.198600769043</text:p>
              </table:table-cell>
              <table:table-cell office:value-type="float" office:value="-62.2008628845215">
                <text:p>-62.2008628845215</text:p>
              </table:table-cell>
              <table:table-cell office:value-type="float" office:value="-62.210880279541">
                <text:p>-62.210880279541</text:p>
              </table:table-cell>
              <table:table-cell office:value-type="float" office:value="-62.2180099487305">
                <text:p>-62.2180099487305</text:p>
              </table:table-cell>
              <table:table-cell office:value-type="float" office:value="-62.1845321655273">
                <text:p>-62.1845321655273</text:p>
              </table:table-cell>
              <table:table-cell office:value-type="float" office:value="-62.1917266845703">
                <text:p>-62.1917266845703</text:p>
              </table:table-cell>
              <table:table-cell office:value-type="float" office:value="-62.1829719543457">
                <text:p>-62.1829719543457</text:p>
              </table:table-cell>
              <table:table-cell office:value-type="float" office:value="-62.203254699707">
                <text:p>-62.203254699707</text:p>
              </table:table-cell>
              <table:table-cell office:value-type="float" office:value="-62.1684341430664">
                <text:p>-62.1684341430664</text:p>
              </table:table-cell>
              <table:table-cell office:value-type="float" office:value="-62.190616607666">
                <text:p>-62.190616607666</text:p>
              </table:table-cell>
              <table:table-cell office:value-type="float" office:value="-62.203254699707">
                <text:p>-62.203254699707</text:p>
              </table:table-cell>
              <table:table-cell office:value-type="float" office:value="-62.1971626281738">
                <text:p>-62.1971626281738</text:p>
              </table:table-cell>
              <table:table-cell office:value-type="float" office:value="-62.1813278198242">
                <text:p>-62.1813278198242</text:p>
              </table:table-cell>
              <table:table-cell office:value-type="float" office:value="-62.2037048339844">
                <text:p>-62.2037048339844</text:p>
              </table:table-cell>
              <table:table-cell office:value-type="float" office:value="-62.1886825561523">
                <text:p>-62.1886825561523</text:p>
              </table:table-cell>
              <table:table-cell office:value-type="float" office:value="-62.20263671875">
                <text:p>-62.20263671875</text:p>
              </table:table-cell>
              <table:table-cell office:value-type="float" office:value="-62.2053527832031">
                <text:p>-62.2053527832031</text:p>
              </table:table-cell>
              <table:table-cell office:value-type="float" office:value="-62.2053947448731">
                <text:p>-62.2053947448731</text:p>
              </table:table-cell>
              <table:table-cell office:value-type="float" office:value="-62.1754531860352">
                <text:p>-62.1754531860352</text:p>
              </table:table-cell>
              <table:table-cell office:value-type="float" office:value="-62.1959648132324">
                <text:p>-62.1959648132324</text:p>
              </table:table-cell>
              <table:table-cell office:value-type="float" office:value="-62.1981048583984">
                <text:p>-62.1981048583984</text:p>
              </table:table-cell>
              <table:table-cell office:value-type="float" office:value="-62.2252349853516">
                <text:p>-62.2252349853516</text:p>
              </table:table-cell>
              <table:table-cell office:value-type="float" office:value="-62.1973648071289">
                <text:p>-62.1973648071289</text:p>
              </table:table-cell>
              <table:table-cell office:value-type="float" office:value="-62.1729888916016">
                <text:p>-62.1729888916016</text:p>
              </table:table-cell>
              <table:table-cell office:value-type="float" office:value="-62.1842422485352">
                <text:p>-62.1842422485352</text:p>
              </table:table-cell>
              <table:table-cell office:value-type="float" office:value="-62.1920166015625">
                <text:p>-62.1920166015625</text:p>
              </table:table-cell>
              <table:table-cell office:value-type="float" office:value="-62.2039527893066">
                <text:p>-62.2039527893066</text:p>
              </table:table-cell>
              <table:table-cell office:value-type="float" office:value="-62.2042846679688">
                <text:p>-62.2042846679688</text:p>
              </table:table-cell>
              <table:table-cell office:value-type="float" office:value="-62.1727447509766">
                <text:p>-62.1727447509766</text:p>
              </table:table-cell>
              <table:table-cell office:value-type="float" office:value="-62.215950012207">
                <text:p>-62.215950012207</text:p>
              </table:table-cell>
              <table:table-cell office:value-type="float" office:value="-62.1861381530762">
                <text:p>-62.1861381530762</text:p>
              </table:table-cell>
              <table:table-cell office:value-type="float" office:value="-62.1943206787109">
                <text:p>-62.1943206787109</text:p>
              </table:table-cell>
              <table:table-cell office:value-type="float" office:value="-62.1737327575684">
                <text:p>-62.1737327575684</text:p>
              </table:table-cell>
              <table:table-cell office:value-type="float" office:value="-62.1954307556152">
                <text:p>-62.1954307556152</text:p>
              </table:table-cell>
              <table:table-cell office:value-type="float" office:value="-62.1720886230469">
                <text:p>-62.1720886230469</text:p>
              </table:table-cell>
              <table:table-cell office:value-type="float" office:value="-62.1844902038574">
                <text:p>-62.1844902038574</text:p>
              </table:table-cell>
              <table:table-cell office:value-type="float" office:value="-62.1831741333008">
                <text:p>-62.1831741333008</text:p>
              </table:table-cell>
              <table:table-cell office:value-type="float" office:value="-62.1900825500488">
                <text:p>-62.1900825500488</text:p>
              </table:table-cell>
              <table:table-cell office:value-type="float" office:value="-62.1722526550293">
                <text:p>-62.1722526550293</text:p>
              </table:table-cell>
              <table:table-cell office:value-type="float" office:value="-62.2029228210449">
                <text:p>-62.2029228210449</text:p>
              </table:table-cell>
              <table:table-cell office:value-type="float" office:value="-62.1872863769531">
                <text:p>-62.1872863769531</text:p>
              </table:table-cell>
              <table:table-cell office:value-type="float" office:value="-62.1685180664063">
                <text:p>-62.1685180664063</text:p>
              </table:table-cell>
              <table:table-cell office:value-type="float" office:value="-62.183464050293">
                <text:p>-62.183464050293</text:p>
              </table:table-cell>
              <table:table-cell office:value-type="float" office:value="-62.193660736084">
                <text:p>-62.193660736084</text:p>
              </table:table-cell>
              <table:table-cell office:value-type="float" office:value="-62.1901664733887">
                <text:p>-62.1901664733887</text:p>
              </table:table-cell>
              <table:table-cell office:value-type="float" office:value="-62.1984367370606">
                <text:p>-62.1984367370606</text:p>
              </table:table-cell>
              <table:table-cell office:value-type="float" office:value="-62.1786575317383">
                <text:p>-62.1786575317383</text:p>
              </table:table-cell>
              <table:table-cell office:value-type="float" office:value="-62.1936187744141">
                <text:p>-62.1936187744141</text:p>
              </table:table-cell>
              <table:table-cell office:value-type="float" office:value="-62.1826400756836">
                <text:p>-62.1826400756836</text:p>
              </table:table-cell>
              <table:table-cell office:value-type="float" office:value="-62.171802520752">
                <text:p>-62.171802520752</text:p>
              </table:table-cell>
              <table:table-cell office:value-type="float" office:value="-62.1871643066406">
                <text:p>-62.1871643066406</text:p>
              </table:table-cell>
              <table:table-cell office:value-type="float" office:value="-62.1914405822754">
                <text:p>-62.1914405822754</text:p>
              </table:table-cell>
              <table:table-cell office:value-type="float" office:value="-62.1914787292481">
                <text:p>-62.1914787292481</text:p>
              </table:table-cell>
              <table:table-cell office:value-type="float" office:value="-62.1771774291992">
                <text:p>-62.1771774291992</text:p>
              </table:table-cell>
              <table:table-cell office:value-type="float" office:value="-62.1782875061035">
                <text:p>-62.1782875061035</text:p>
              </table:table-cell>
              <table:table-cell office:value-type="float" office:value="-62.1667938232422">
                <text:p>-62.1667938232422</text:p>
              </table:table-cell>
              <table:table-cell office:value-type="float" office:value="-62.1974906921387">
                <text:p>-62.1974906921387</text:p>
              </table:table-cell>
              <table:table-cell office:value-type="float" office:value="-62.1870384216309">
                <text:p>-62.1870384216309</text:p>
              </table:table-cell>
              <table:table-cell office:value-type="float" office:value="-62.1853523254395">
                <text:p>-62.1853523254395</text:p>
              </table:table-cell>
              <table:table-cell office:value-type="float" office:value="-62.1923027038574">
                <text:p>-62.1923027038574</text:p>
              </table:table-cell>
              <table:table-cell office:value-type="float" office:value="-62.1829299926758">
                <text:p>-62.1829299926758</text:p>
              </table:table-cell>
              <table:table-cell office:value-type="float" office:value="-62.1691360473633">
                <text:p>-62.1691360473633</text:p>
              </table:table-cell>
              <table:table-cell office:value-type="float" office:value="-62.1797676086426">
                <text:p>-62.1797676086426</text:p>
              </table:table-cell>
              <table:table-cell office:value-type="float" office:value="-62.1874504089356">
                <text:p>-62.1874504089356</text:p>
              </table:table-cell>
              <table:table-cell office:value-type="float" office:value="-62.1884803771973">
                <text:p>-62.1884803771973</text:p>
              </table:table-cell>
              <table:table-cell office:value-type="float" office:value="-62.1909484863281">
                <text:p>-62.1909484863281</text:p>
              </table:table-cell>
              <table:table-cell office:value-type="float" office:value="-62.1941947937012">
                <text:p>-62.1941947937012</text:p>
              </table:table-cell>
              <table:table-cell office:value-type="float" office:value="-62.1874961853027">
                <text:p>-62.1874961853027</text:p>
              </table:table-cell>
              <table:table-cell office:value-type="float" office:value="-62.1783294677734">
                <text:p>-62.1783294677734</text:p>
              </table:table-cell>
              <table:table-cell office:value-type="float" office:value="-62.1904945373535">
                <text:p>-62.1904945373535</text:p>
              </table:table-cell>
              <table:table-cell office:value-type="float" office:value="-62.1805877685547">
                <text:p>-62.1805877685547</text:p>
              </table:table-cell>
              <table:table-cell office:value-type="float" office:value="-62.1829299926758">
                <text:p>-62.1829299926758</text:p>
              </table:table-cell>
              <table:table-cell office:value-type="float" office:value="-62.177059173584">
                <text:p>-62.177059173584</text:p>
              </table:table-cell>
              <table:table-cell office:value-type="float" office:value="-62.1759071350098">
                <text:p>-62.1759071350098</text:p>
              </table:table-cell>
              <table:table-cell office:value-type="float" office:value="-62.1865882873535">
                <text:p>-62.1865882873535</text:p>
              </table:table-cell>
              <table:table-cell office:value-type="float" office:value="-62.1847381591797">
                <text:p>-62.1847381591797</text:p>
              </table:table-cell>
              <table:table-cell office:value-type="float" office:value="-62.1862182617188">
                <text:p>-62.1862182617188</text:p>
              </table:table-cell>
              <table:table-cell office:value-type="float" office:value="-62.1916847229004">
                <text:p>-62.1916847229004</text:p>
              </table:table-cell>
              <table:table-cell office:value-type="float" office:value="-62.1953468322754">
                <text:p>-62.1953468322754</text:p>
              </table:table-cell>
              <table:table-cell office:value-type="float" office:value="-62.1819877624512">
                <text:p>-62.1819877624512</text:p>
              </table:table-cell>
              <table:table-cell office:value-type="float" office:value="-62.18798828125">
                <text:p>-62.18798828125</text:p>
              </table:table-cell>
              <table:table-cell office:value-type="float" office:value="-62.1740608215332">
                <text:p>-62.1740608215332</text:p>
              </table:table-cell>
              <table:table-cell office:value-type="float" office:value="-62.1899185180664">
                <text:p>-62.1899185180664</text:p>
              </table:table-cell>
              <table:table-cell office:value-type="float" office:value="-62.2016487121582">
                <text:p>-62.2016487121582</text:p>
              </table:table-cell>
              <table:table-cell office:value-type="float" office:value="-62.1822319030762">
                <text:p>-62.1822319030762</text:p>
              </table:table-cell>
              <table:table-cell office:value-type="float" office:value="-62.1935386657715">
                <text:p>-62.1935386657715</text:p>
              </table:table-cell>
              <table:table-cell office:value-type="float" office:value="-62.1593742370606">
                <text:p>-62.1593742370606</text:p>
              </table:table-cell>
              <table:table-cell office:value-type="float" office:value="-62.1833000183106">
                <text:p>-62.1833000183106</text:p>
              </table:table-cell>
              <table:table-cell office:value-type="float" office:value="-62.1791076660156">
                <text:p>-62.1791076660156</text:p>
              </table:table-cell>
              <table:table-cell office:value-type="float" office:value="-62.1742630004883">
                <text:p>-62.1742630004883</text:p>
              </table:table-cell>
              <table:table-cell office:value-type="float" office:value="-62.1777114868164">
                <text:p>-62.1777114868164</text:p>
              </table:table-cell>
              <table:table-cell office:value-type="float" office:value="-62.1812438964844">
                <text:p>-62.1812438964844</text:p>
              </table:table-cell>
              <table:table-cell office:value-type="float" office:value="-62.1633911132813">
                <text:p>-62.1633911132813</text:p>
              </table:table-cell>
              <table:table-cell office:value-type="float" office:value="-62.1823120117188">
                <text:p>-62.1823120117188</text:p>
              </table:table-cell>
              <table:table-cell office:value-type="float" office:value="-62.1726226806641">
                <text:p>-62.1726226806641</text:p>
              </table:table-cell>
              <table:table-cell office:value-type="float" office:value="-62.1881904602051">
                <text:p>-62.1881904602051</text:p>
              </table:table-cell>
              <table:table-cell office:value-type="float" office:value="-62.1788635253906">
                <text:p>-62.1788635253906</text:p>
              </table:table-cell>
              <table:table-cell office:value-type="float" office:value="-62.1860961914063">
                <text:p>-62.1860961914063</text:p>
              </table:table-cell>
              <table:table-cell office:value-type="float" office:value="-62.1854362487793">
                <text:p>-62.1854362487793</text:p>
              </table:table-cell>
              <table:table-cell office:value-type="float" office:value="-62.1811637878418">
                <text:p>-62.1811637878418</text:p>
              </table:table-cell>
              <table:table-cell office:value-type="float" office:value="-62.1875724792481">
                <text:p>-62.1875724792481</text:p>
              </table:table-cell>
              <table:table-cell office:value-type="float" office:value="-62.1801338195801">
                <text:p>-62.1801338195801</text:p>
              </table:table-cell>
              <table:table-cell office:value-type="float" office:value="-62.1779594421387">
                <text:p>-62.1779594421387</text:p>
              </table:table-cell>
              <table:table-cell office:value-type="float" office:value="-62.1881065368652">
                <text:p>-62.1881065368652</text:p>
              </table:table-cell>
              <table:table-cell office:value-type="float" office:value="-62.1726226806641">
                <text:p>-62.1726226806641</text:p>
              </table:table-cell>
              <table:table-cell office:value-type="float" office:value="-62.1853523254395">
                <text:p>-62.1853523254395</text:p>
              </table:table-cell>
              <table:table-cell office:value-type="float" office:value="-62.1733589172363">
                <text:p>-62.1733589172363</text:p>
              </table:table-cell>
              <table:table-cell office:value-type="float" office:value="-62.1779594421387">
                <text:p>-62.1779594421387</text:p>
              </table:table-cell>
              <table:table-cell office:value-type="float" office:value="-62.184986114502">
                <text:p>-62.184986114502</text:p>
              </table:table-cell>
              <table:table-cell office:value-type="float" office:value="-62.181453704834">
                <text:p>-62.181453704834</text:p>
              </table:table-cell>
              <table:table-cell office:value-type="float" office:value="-62.1800537109375">
                <text:p>-62.1800537109375</text:p>
              </table:table-cell>
              <table:table-cell office:value-type="float" office:value="-62.1967468261719">
                <text:p>-62.1967468261719</text:p>
              </table:table-cell>
              <table:table-cell office:value-type="float" office:value="-62.1953048706055">
                <text:p>-62.1953048706055</text:p>
              </table:table-cell>
              <table:table-cell office:value-type="float" office:value="-62.175537109375">
                <text:p>-62.175537109375</text:p>
              </table:table-cell>
              <table:table-cell office:value-type="float" office:value="-62.188232421875">
                <text:p>-62.188232421875</text:p>
              </table:table-cell>
              <table:table-cell office:value-type="float" office:value="-62.1854782104492">
                <text:p>-62.1854782104492</text:p>
              </table:table-cell>
              <table:table-cell office:value-type="float" office:value="-62.1635131835938">
                <text:p>-62.1635131835938</text:p>
              </table:table-cell>
              <table:table-cell office:value-type="float" office:value="-62.1828079223633">
                <text:p>-62.1828079223633</text:p>
              </table:table-cell>
              <table:table-cell office:value-type="float" office:value="-62.1795997619629">
                <text:p>-62.1795997619629</text:p>
              </table:table-cell>
              <table:table-cell office:value-type="float" office:value="-62.1960067749023">
                <text:p>-62.1960067749023</text:p>
              </table:table-cell>
              <table:table-cell office:value-type="float" office:value="-62.1775932312012">
                <text:p>-62.1775932312012</text:p>
              </table:table-cell>
              <table:table-cell office:value-type="float" office:value="-62.1736907958984">
                <text:p>-62.1736907958984</text:p>
              </table:table-cell>
              <table:table-cell office:value-type="float" office:value="-62.1692543029785">
                <text:p>-62.1692543029785</text:p>
              </table:table-cell>
              <table:table-cell office:value-type="float" office:value="-62.1706924438477">
                <text:p>-62.1706924438477</text:p>
              </table:table-cell>
              <table:table-cell office:value-type="float" office:value="-62.1815299987793">
                <text:p>-62.1815299987793</text:p>
              </table:table-cell>
              <table:table-cell office:value-type="float" office:value="-62.176441192627">
                <text:p>-62.176441192627</text:p>
              </table:table-cell>
              <table:table-cell office:value-type="float" office:value="-62.1860961914063">
                <text:p>-62.1860961914063</text:p>
              </table:table-cell>
              <table:table-cell office:value-type="float" office:value="-62.1885223388672">
                <text:p>-62.1885223388672</text:p>
              </table:table-cell>
              <table:table-cell office:value-type="float" office:value="-62.1834220886231">
                <text:p>-62.1834220886231</text:p>
              </table:table-cell>
              <table:table-cell office:value-type="float" office:value="-62.1742210388184">
                <text:p>-62.1742210388184</text:p>
              </table:table-cell>
              <table:table-cell office:value-type="float" office:value="-62.1726226806641">
                <text:p>-62.1726226806641</text:p>
              </table:table-cell>
              <table:table-cell office:value-type="float" office:value="-62.1736068725586">
                <text:p>-62.1736068725586</text:p>
              </table:table-cell>
              <table:table-cell office:value-type="float" office:value="-62.1809577941895">
                <text:p>-62.1809577941895</text:p>
              </table:table-cell>
              <table:table-cell office:value-type="float" office:value="-62.1771354675293">
                <text:p>-62.1771354675293</text:p>
              </table:table-cell>
              <table:table-cell office:value-type="float" office:value="-62.1845741271973">
                <text:p>-62.1845741271973</text:p>
              </table:table-cell>
              <table:table-cell office:value-type="float" office:value="-62.1881904602051">
                <text:p>-62.1881904602051</text:p>
              </table:table-cell>
              <table:table-cell office:value-type="float" office:value="-62.1824378967285">
                <text:p>-62.1824378967285</text:p>
              </table:table-cell>
              <table:table-cell office:value-type="float" office:value="-62.2019386291504">
                <text:p>-62.2019386291504</text:p>
              </table:table-cell>
              <table:table-cell office:value-type="float" office:value="-62.1721305847168">
                <text:p>-62.1721305847168</text:p>
              </table:table-cell>
              <table:table-cell office:value-type="float" office:value="-62.1665916442871">
                <text:p>-62.1665916442871</text:p>
              </table:table-cell>
              <table:table-cell office:value-type="float" office:value="-62.1783294677734">
                <text:p>-62.1783294677734</text:p>
              </table:table-cell>
              <table:table-cell office:value-type="float" office:value="-62.1807098388672">
                <text:p>-62.1807098388672</text:p>
              </table:table-cell>
              <table:table-cell office:value-type="float" office:value="-62.1689682006836">
                <text:p>-62.1689682006836</text:p>
              </table:table-cell>
              <table:table-cell office:value-type="float" office:value="-62.1798477172852">
                <text:p>-62.1798477172852</text:p>
              </table:table-cell>
              <table:table-cell office:value-type="float" office:value="-62.1706085205078">
                <text:p>-62.1706085205078</text:p>
              </table:table-cell>
              <table:table-cell office:value-type="float" office:value="-62.1686820983887">
                <text:p>-62.1686820983887</text:p>
              </table:table-cell>
              <table:table-cell office:value-type="float" office:value="-62.1681480407715">
                <text:p>-62.1681480407715</text:p>
              </table:table-cell>
              <table:table-cell office:value-type="float" office:value="-62.165397644043">
                <text:p>-62.165397644043</text:p>
              </table:table-cell>
              <table:table-cell office:value-type="float" office:value="-62.1746292114258">
                <text:p>-62.1746292114258</text:p>
              </table:table-cell>
              <table:table-cell office:value-type="float" office:value="-62.2016487121582">
                <text:p>-62.2016487121582</text:p>
              </table:table-cell>
              <table:table-cell office:value-type="float" office:value="-62.1697463989258">
                <text:p>-62.1697463989258</text:p>
              </table:table-cell>
              <table:table-cell office:value-type="float" office:value="-62.1729507446289">
                <text:p>-62.1729507446289</text:p>
              </table:table-cell>
              <table:table-cell office:value-type="float" office:value="-62.171802520752">
                <text:p>-62.171802520752</text:p>
              </table:table-cell>
              <table:table-cell office:value-type="float" office:value="-62.1830139160156">
                <text:p>-62.1830139160156</text:p>
              </table:table-cell>
              <table:table-cell office:value-type="float" office:value="-62.1698722839356">
                <text:p>-62.1698722839356</text:p>
              </table:table-cell>
              <table:table-cell office:value-type="float" office:value="-62.183708190918">
                <text:p>-62.183708190918</text:p>
              </table:table-cell>
              <table:table-cell office:value-type="float" office:value="-62.1869583129883">
                <text:p>-62.1869583129883</text:p>
              </table:table-cell>
              <table:table-cell office:value-type="float" office:value="-62.1823959350586">
                <text:p>-62.1823959350586</text:p>
              </table:table-cell>
              <table:table-cell office:value-type="float" office:value="-62.161548614502">
                <text:p>-62.161548614502</text:p>
              </table:table-cell>
              <table:table-cell office:value-type="float" office:value="-62.1528205871582">
                <text:p>-62.1528205871582</text:p>
              </table:table-cell>
              <table:table-cell office:value-type="float" office:value="-62.1817779541016">
                <text:p>-62.1817779541016</text:p>
              </table:table-cell>
              <table:table-cell office:value-type="float" office:value="-62.1804237365723">
                <text:p>-62.1804237365723</text:p>
              </table:table-cell>
              <table:table-cell office:value-type="float" office:value="-62.1789474487305">
                <text:p>-62.1789474487305</text:p>
              </table:table-cell>
              <table:table-cell office:value-type="float" office:value="-62.1544990539551">
                <text:p>-62.1544990539551</text:p>
              </table:table-cell>
              <table:table-cell office:value-type="float" office:value="-62.168025970459">
                <text:p>-62.168025970459</text:p>
              </table:table-cell>
              <table:table-cell office:value-type="float" office:value="-62.1768074035645">
                <text:p>-62.1768074035645</text:p>
              </table:table-cell>
              <table:table-cell office:value-type="float" office:value="-62.1777954101563">
                <text:p>-62.1777954101563</text:p>
              </table:table-cell>
              <table:table-cell office:value-type="float" office:value="-62.1939086914063">
                <text:p>-62.1939086914063</text:p>
              </table:table-cell>
              <table:table-cell office:value-type="float" office:value="-62.1844100952148">
                <text:p>-62.1844100952148</text:p>
              </table:table-cell>
              <table:table-cell office:value-type="float" office:value="-62.1643333435059">
                <text:p>-62.1643333435059</text:p>
              </table:table-cell>
              <table:table-cell office:value-type="float" office:value="-62.1805076599121">
                <text:p>-62.1805076599121</text:p>
              </table:table-cell>
              <table:table-cell office:value-type="float" office:value="-62.1931266784668">
                <text:p>-62.1931266784668</text:p>
              </table:table-cell>
              <table:table-cell office:value-type="float" office:value="-62.1897163391113">
                <text:p>-62.1897163391113</text:p>
              </table:table-cell>
              <table:table-cell office:value-type="float" office:value="-62.1724128723145">
                <text:p>-62.1724128723145</text:p>
              </table:table-cell>
              <table:table-cell office:value-type="float" office:value="-62.1851921081543">
                <text:p>-62.1851921081543</text:p>
              </table:table-cell>
              <table:table-cell office:value-type="float" office:value="-62.1910285949707">
                <text:p>-62.1910285949707</text:p>
              </table:table-cell>
              <table:table-cell office:value-type="float" office:value="-62.1902923583984">
                <text:p>-62.1902923583984</text:p>
              </table:table-cell>
              <table:table-cell office:value-type="float" office:value="-62.1681900024414">
                <text:p>-62.1681900024414</text:p>
              </table:table-cell>
              <table:table-cell office:value-type="float" office:value="-62.1806678771973">
                <text:p>-62.1806678771973</text:p>
              </table:table-cell>
              <table:table-cell office:value-type="float" office:value="-62.184326171875">
                <text:p>-62.184326171875</text:p>
              </table:table-cell>
              <table:table-cell office:value-type="float" office:value="-62.1834220886231">
                <text:p>-62.1834220886231</text:p>
              </table:table-cell>
              <table:table-cell office:value-type="float" office:value="-62.1916847229004">
                <text:p>-62.1916847229004</text:p>
              </table:table-cell>
              <table:table-cell office:value-type="float" office:value="-62.1633110046387">
                <text:p>-62.1633110046387</text:p>
              </table:table-cell>
              <table:table-cell office:value-type="float" office:value="-62.1660995483398">
                <text:p>-62.1660995483398</text:p>
              </table:table-cell>
              <table:table-cell office:value-type="float" office:value="-62.1931266784668">
                <text:p>-62.1931266784668</text:p>
              </table:table-cell>
              <table:table-cell office:value-type="float" office:value="-62.1731986999512">
                <text:p>-62.1731986999512</text:p>
              </table:table-cell>
              <table:table-cell office:value-type="float" office:value="-62.1924705505371">
                <text:p>-62.1924705505371</text:p>
              </table:table-cell>
              <table:table-cell office:value-type="float" office:value="-62.1921005249023">
                <text:p>-62.1921005249023</text:p>
              </table:table-cell>
              <table:table-cell office:value-type="float" office:value="-62.1882743835449">
                <text:p>-62.1882743835449</text:p>
              </table:table-cell>
              <table:table-cell office:value-type="float" office:value="-62.1830558776856">
                <text:p>-62.1830558776856</text:p>
              </table:table-cell>
              <table:table-cell office:value-type="float" office:value="-62.1816558837891">
                <text:p>-62.1816558837891</text:p>
              </table:table-cell>
              <table:table-cell office:value-type="float" office:value="-62.1865043640137">
                <text:p>-62.1865043640137</text:p>
              </table:table-cell>
              <table:table-cell office:value-type="float" office:value="-62.1458206176758">
                <text:p>-62.1458206176758</text:p>
              </table:table-cell>
              <table:table-cell office:value-type="float" office:value="-62.1673278808594">
                <text:p>-62.1673278808594</text:p>
              </table:table-cell>
              <table:table-cell office:value-type="float" office:value="-62.1868743896484">
                <text:p>-62.1868743896484</text:p>
              </table:table-cell>
              <table:table-cell office:value-type="float" office:value="-62.1846160888672">
                <text:p>-62.1846160888672</text:p>
              </table:table-cell>
              <table:table-cell office:value-type="float" office:value="-62.1800155639648">
                <text:p>-62.1800155639648</text:p>
              </table:table-cell>
              <table:table-cell office:value-type="float" office:value="-62.183464050293">
                <text:p>-62.183464050293</text:p>
              </table:table-cell>
              <table:table-cell office:value-type="float" office:value="-62.1768074035645">
                <text:p>-62.1768074035645</text:p>
              </table:table-cell>
              <table:table-cell office:value-type="float" office:value="-62.1812438964844">
                <text:p>-62.1812438964844</text:p>
              </table:table-cell>
              <table:table-cell office:value-type="float" office:value="-62.1690521240234">
                <text:p>-62.1690521240234</text:p>
              </table:table-cell>
              <table:table-cell office:value-type="float" office:value="-62.1864624023438">
                <text:p>-62.1864624023438</text:p>
              </table:table-cell>
              <table:table-cell office:value-type="float" office:value="-62.2020988464356">
                <text:p>-62.2020988464356</text:p>
              </table:table-cell>
              <table:table-cell office:value-type="float" office:value="-62.1801338195801">
                <text:p>-62.1801338195801</text:p>
              </table:table-cell>
              <table:table-cell office:value-type="float" office:value="-62.1845741271973">
                <text:p>-62.1845741271973</text:p>
              </table:table-cell>
              <table:table-cell office:value-type="float" office:value="-62.2058525085449">
                <text:p>-62.2058525085449</text:p>
              </table:table-cell>
              <table:table-cell office:value-type="float" office:value="-62.1842002868652">
                <text:p>-62.1842002868652</text:p>
              </table:table-cell>
              <table:table-cell office:value-type="float" office:value="-62.1872863769531">
                <text:p>-62.1872863769531</text:p>
              </table:table-cell>
              <table:table-cell office:value-type="float" office:value="-62.1701583862305">
                <text:p>-62.1701583862305</text:p>
              </table:table-cell>
              <table:table-cell office:value-type="float" office:value="-62.1605606079102">
                <text:p>-62.1605606079102</text:p>
              </table:table-cell>
              <table:table-cell office:value-type="float" office:value="-62.1680641174316">
                <text:p>-62.1680641174316</text:p>
              </table:table-cell>
              <table:table-cell office:value-type="float" office:value="-62.1702003479004">
                <text:p>-62.1702003479004</text:p>
              </table:table-cell>
              <table:table-cell office:value-type="float" office:value="-62.1835899353027">
                <text:p>-62.1835899353027</text:p>
              </table:table-cell>
              <table:table-cell office:value-type="float" office:value="-62.1764831542969">
                <text:p>-62.1764831542969</text:p>
              </table:table-cell>
              <table:table-cell office:value-type="float" office:value="-62.1872482299805">
                <text:p>-62.1872482299805</text:p>
              </table:table-cell>
              <table:table-cell office:value-type="float" office:value="-62.1846580505371">
                <text:p>-62.1846580505371</text:p>
              </table:table-cell>
              <table:table-cell office:value-type="float" office:value="-62.1784515380859">
                <text:p>-62.1784515380859</text:p>
              </table:table-cell>
              <table:table-cell office:value-type="float" office:value="-62.2056427001953">
                <text:p>-62.2056427001953</text:p>
              </table:table-cell>
              <table:table-cell office:value-type="float" office:value="-62.1772193908691">
                <text:p>-62.1772193908691</text:p>
              </table:table-cell>
              <table:table-cell office:value-type="float" office:value="-62.1920166015625">
                <text:p>-62.1920166015625</text:p>
              </table:table-cell>
              <table:table-cell office:value-type="float" office:value="-62.1805877685547">
                <text:p>-62.1805877685547</text:p>
              </table:table-cell>
              <table:table-cell office:value-type="float" office:value="-62.1887245178223">
                <text:p>-62.1887245178223</text:p>
              </table:table-cell>
              <table:table-cell office:value-type="float" office:value="-62.1793556213379">
                <text:p>-62.1793556213379</text:p>
              </table:table-cell>
              <table:table-cell office:value-type="float" office:value="-62.1820220947266">
                <text:p>-62.1820220947266</text:p>
              </table:table-cell>
              <table:table-cell office:value-type="float" office:value="-62.1783714294434">
                <text:p>-62.1783714294434</text:p>
              </table:table-cell>
              <table:table-cell office:value-type="float" office:value="-62.2036628723145">
                <text:p>-62.2036628723145</text:p>
              </table:table-cell>
              <table:table-cell office:value-type="float" office:value="-62.213436126709">
                <text:p>-62.213436126709</text:p>
              </table:table-cell>
              <table:table-cell office:value-type="float" office:value="-62.1984367370606">
                <text:p>-62.1984367370606</text:p>
              </table:table-cell>
              <table:table-cell office:value-type="float" office:value="-62.1884384155273">
                <text:p>-62.1884384155273</text:p>
              </table:table-cell>
              <table:table-cell office:value-type="float" office:value="-62.1996726989746">
                <text:p>-62.1996726989746</text:p>
              </table:table-cell>
              <table:table-cell office:value-type="float" office:value="-62.1790657043457">
                <text:p>-62.1790657043457</text:p>
              </table:table-cell>
              <table:table-cell office:value-type="float" office:value="-62.1686820983887">
                <text:p>-62.1686820983887</text:p>
              </table:table-cell>
              <table:table-cell office:value-type="float" office:value="-62.1934967041016">
                <text:p>-62.1934967041016</text:p>
              </table:table-cell>
              <table:table-cell office:value-type="float" office:value="-62.1768074035645">
                <text:p>-62.1768074035645</text:p>
              </table:table-cell>
              <table:table-cell office:value-type="float" office:value="-62.1763153076172">
                <text:p>-62.1763153076172</text:p>
              </table:table-cell>
              <table:table-cell office:value-type="float" office:value="-62.1696701049805">
                <text:p>-62.1696701049805</text:p>
              </table:table-cell>
              <table:table-cell office:value-type="float" office:value="-62.1802597045898">
                <text:p>-62.1802597045898</text:p>
              </table:table-cell>
              <table:table-cell office:value-type="float" office:value="-62.1908645629883">
                <text:p>-62.1908645629883</text:p>
              </table:table-cell>
              <table:table-cell office:value-type="float" office:value="-62.1731986999512">
                <text:p>-62.1731986999512</text:p>
              </table:table-cell>
              <table:table-cell office:value-type="float" office:value="-62.1769332885742">
                <text:p>-62.1769332885742</text:p>
              </table:table-cell>
              <table:table-cell office:value-type="float" office:value="-62.1784934997559">
                <text:p>-62.1784934997559</text:p>
              </table:table-cell>
              <table:table-cell office:value-type="float" office:value="-62.1935806274414">
                <text:p>-62.1935806274414</text:p>
              </table:table-cell>
              <table:table-cell office:value-type="float" office:value="-62.1969146728516">
                <text:p>-62.1969146728516</text:p>
              </table:table-cell>
              <table:table-cell office:value-type="float" office:value="-62.1720886230469">
                <text:p>-62.1720886230469</text:p>
              </table:table-cell>
              <table:table-cell office:value-type="float" office:value="-62.1782035827637">
                <text:p>-62.1782035827637</text:p>
              </table:table-cell>
              <table:table-cell office:value-type="float" office:value="-62.1865043640137">
                <text:p>-62.1865043640137</text:p>
              </table:table-cell>
              <table:table-cell office:value-type="float" office:value="-62.1933364868164">
                <text:p>-62.1933364868164</text:p>
              </table:table-cell>
              <table:table-cell office:value-type="float" office:value="-62.1801338195801">
                <text:p>-62.1801338195801</text:p>
              </table:table-cell>
              <table:table-cell office:value-type="float" office:value="-62.1957206726074">
                <text:p>-62.1957206726074</text:p>
              </table:table-cell>
              <table:table-cell office:value-type="float" office:value="-62.1843681335449">
                <text:p>-62.1843681335449</text:p>
              </table:table-cell>
              <table:table-cell office:value-type="float" office:value="-62.1848182678223">
                <text:p>-62.1848182678223</text:p>
              </table:table-cell>
              <table:table-cell office:value-type="float" office:value="-62.1919364929199">
                <text:p>-62.1919364929199</text:p>
              </table:table-cell>
              <table:table-cell office:value-type="float" office:value="-62.1798896789551">
                <text:p>-62.1798896789551</text:p>
              </table:table-cell>
              <table:table-cell office:value-type="float" office:value="-62.1688041687012">
                <text:p>-62.1688041687012</text:p>
              </table:table-cell>
              <table:table-cell office:value-type="float" office:value="-62.1833000183106">
                <text:p>-62.1833000183106</text:p>
              </table:table-cell>
              <table:table-cell office:value-type="float" office:value="-62.1944465637207">
                <text:p>-62.1944465637207</text:p>
              </table:table-cell>
              <table:table-cell office:value-type="float" office:value="-62.1853103637695">
                <text:p>-62.1853103637695</text:p>
              </table:table-cell>
              <table:table-cell office:value-type="float" office:value="-62.1930465698242">
                <text:p>-62.1930465698242</text:p>
              </table:table-cell>
              <table:table-cell office:value-type="float" office:value="-62.2045707702637">
                <text:p>-62.2045707702637</text:p>
              </table:table-cell>
              <table:table-cell office:value-type="float" office:value="-62.2028846740723">
                <text:p>-62.2028846740723</text:p>
              </table:table-cell>
              <table:table-cell office:value-type="float" office:value="-62.1950187683106">
                <text:p>-62.1950187683106</text:p>
              </table:table-cell>
              <table:table-cell office:value-type="float" office:value="-62.1935386657715">
                <text:p>-62.1935386657715</text:p>
              </table:table-cell>
              <table:table-cell office:value-type="float" office:value="-62.1838760375977">
                <text:p>-62.1838760375977</text:p>
              </table:table-cell>
              <table:table-cell office:value-type="float" office:value="-62.1776695251465">
                <text:p>-62.1776695251465</text:p>
              </table:table-cell>
              <table:table-cell office:value-type="float" office:value="-62.1905746459961">
                <text:p>-62.1905746459961</text:p>
              </table:table-cell>
              <table:table-cell office:value-type="float" office:value="-62.1758232116699">
                <text:p>-62.1758232116699</text:p>
              </table:table-cell>
              <table:table-cell office:value-type="float" office:value="-62.1811218261719">
                <text:p>-62.1811218261719</text:p>
              </table:table-cell>
              <table:table-cell office:value-type="float" office:value="-62.1874122619629">
                <text:p>-62.1874122619629</text:p>
              </table:table-cell>
              <table:table-cell office:value-type="float" office:value="-62.2072105407715">
                <text:p>-62.2072105407715</text:p>
              </table:table-cell>
              <table:table-cell office:value-type="float" office:value="-62.1700782775879">
                <text:p>-62.1700782775879</text:p>
              </table:table-cell>
              <table:table-cell office:value-type="float" office:value="-62.1877403259277">
                <text:p>-62.1877403259277</text:p>
              </table:table-cell>
              <table:table-cell office:value-type="float" office:value="-62.199878692627">
                <text:p>-62.199878692627</text:p>
              </table:table-cell>
              <table:table-cell office:value-type="float" office:value="-62.1854782104492">
                <text:p>-62.1854782104492</text:p>
              </table:table-cell>
              <table:table-cell office:value-type="float" office:value="-62.1769332885742">
                <text:p>-62.1769332885742</text:p>
              </table:table-cell>
              <table:table-cell office:value-type="float" office:value="-62.1693801879883">
                <text:p>-62.1693801879883</text:p>
              </table:table-cell>
              <table:table-cell office:value-type="float" office:value="-62.1735649108887">
                <text:p>-62.1735649108887</text:p>
              </table:table-cell>
              <table:table-cell office:value-type="float" office:value="-62.1742210388184">
                <text:p>-62.1742210388184</text:p>
              </table:table-cell>
              <table:table-cell office:value-type="float" office:value="-62.1952285766602">
                <text:p>-62.1952285766602</text:p>
              </table:table-cell>
              <table:table-cell office:value-type="float" office:value="-62.2392883300781">
                <text:p>-62.2392883300781</text:p>
              </table:table-cell>
              <table:table-cell office:value-type="float" office:value="-62.2721061706543">
                <text:p>-62.2721061706543</text:p>
              </table:table-cell>
              <table:table-cell office:value-type="float" office:value="-62.2763023376465">
                <text:p>-62.2763023376465</text:p>
              </table:table-cell>
              <table:table-cell office:value-type="float" office:value="-62.265510559082">
                <text:p>-62.265510559082</text:p>
              </table:table-cell>
              <table:table-cell office:value-type="float" office:value="-62.2678756713867">
                <text:p>-62.2678756713867</text:p>
              </table:table-cell>
              <table:table-cell office:value-type="float" office:value="-62.2686233520508">
                <text:p>-62.2686233520508</text:p>
              </table:table-cell>
              <table:table-cell office:value-type="float" office:value="-62.2893104553223">
                <text:p>-62.2893104553223</text:p>
              </table:table-cell>
              <table:table-cell office:value-type="float" office:value="-62.3058052062988">
                <text:p>-62.3058052062988</text:p>
              </table:table-cell>
              <table:table-cell office:value-type="float" office:value="-62.2654266357422">
                <text:p>-62.2654266357422</text:p>
              </table:table-cell>
              <table:table-cell office:value-type="float" office:value="-62.2919731140137">
                <text:p>-62.2919731140137</text:p>
              </table:table-cell>
              <table:table-cell office:value-type="float" office:value="-62.3004264831543">
                <text:p>-62.3004264831543</text:p>
              </table:table-cell>
              <table:table-cell office:value-type="float" office:value="-62.2680397033691">
                <text:p>-62.2680397033691</text:p>
              </table:table-cell>
              <table:table-cell office:value-type="float" office:value="-62.2771759033203">
                <text:p>-62.2771759033203</text:p>
              </table:table-cell>
              <table:table-cell office:value-type="float" office:value="-62.2736854553223">
                <text:p>-62.2736854553223</text:p>
              </table:table-cell>
              <table:table-cell office:value-type="float" office:value="-62.2891464233398">
                <text:p>-62.2891464233398</text:p>
              </table:table-cell>
              <table:table-cell office:value-type="float" office:value="-62.2822875976563">
                <text:p>-62.2822875976563</text:p>
              </table:table-cell>
              <table:table-cell office:value-type="float" office:value="-62.2769660949707">
                <text:p>-62.2769660949707</text:p>
              </table:table-cell>
              <table:table-cell office:value-type="float" office:value="-62.280704498291">
                <text:p>-62.280704498291</text:p>
              </table:table-cell>
              <table:table-cell office:value-type="float" office:value="-62.2569694519043">
                <text:p>-62.2569694519043</text:p>
              </table:table-cell>
              <table:table-cell office:value-type="float" office:value="-62.2817039489746">
                <text:p>-62.2817039489746</text:p>
              </table:table-cell>
              <table:table-cell office:value-type="float" office:value="-62.2827415466309">
                <text:p>-62.2827415466309</text:p>
              </table:table-cell>
              <table:table-cell office:value-type="float" office:value="-62.2902679443359">
                <text:p>-62.2902679443359</text:p>
              </table:table-cell>
              <table:table-cell office:value-type="float" office:value="-62.2828674316406">
                <text:p>-62.2828674316406</text:p>
              </table:table-cell>
              <table:table-cell office:value-type="float" office:value="-62.2696990966797">
                <text:p>-62.2696990966797</text:p>
              </table:table-cell>
              <table:table-cell office:value-type="float" office:value="-62.2857780456543">
                <text:p>-62.2857780456543</text:p>
              </table:table-cell>
              <table:table-cell office:value-type="float" office:value="-62.2800827026367">
                <text:p>-62.2800827026367</text:p>
              </table:table-cell>
              <table:table-cell office:value-type="float" office:value="-62.2817459106445">
                <text:p>-62.2817459106445</text:p>
              </table:table-cell>
              <table:table-cell office:value-type="float" office:value="-62.2706108093262">
                <text:p>-62.2706108093262</text:p>
              </table:table-cell>
              <table:table-cell office:value-type="float" office:value="-62.2790870666504">
                <text:p>-62.2790870666504</text:p>
              </table:table-cell>
              <table:table-cell office:value-type="float" office:value="-62.2802085876465">
                <text:p>-62.2802085876465</text:p>
              </table:table-cell>
              <table:table-cell office:value-type="float" office:value="-62.2578811645508">
                <text:p>-62.2578811645508</text:p>
              </table:table-cell>
              <table:table-cell office:value-type="float" office:value="-62.2767562866211">
                <text:p>-62.2767562866211</text:p>
              </table:table-cell>
              <table:table-cell office:value-type="float" office:value="-62.2758483886719">
                <text:p>-62.2758483886719</text:p>
              </table:table-cell>
              <table:table-cell office:value-type="float" office:value="-62.2970123291016">
                <text:p>-62.2970123291016</text:p>
              </table:table-cell>
              <table:table-cell office:value-type="float" office:value="-62.2608604431152">
                <text:p>-62.2608604431152</text:p>
              </table:table-cell>
              <table:table-cell office:value-type="float" office:value="-62.2649307250977">
                <text:p>-62.2649307250977</text:p>
              </table:table-cell>
              <table:table-cell office:value-type="float" office:value="-62.2590408325195">
                <text:p>-62.2590408325195</text:p>
              </table:table-cell>
              <table:table-cell office:value-type="float" office:value="-62.285945892334">
                <text:p>-62.285945892334</text:p>
              </table:table-cell>
              <table:table-cell office:value-type="float" office:value="-62.2723121643066">
                <text:p>-62.2723121643066</text:p>
              </table:table-cell>
              <table:table-cell office:value-type="float" office:value="-62.2716102600098">
                <text:p>-62.2716102600098</text:p>
              </table:table-cell>
              <table:table-cell office:value-type="float" office:value="-62.2966804504395">
                <text:p>-62.2966804504395</text:p>
              </table:table-cell>
              <table:table-cell office:value-type="float" office:value="-62.2884788513184">
                <text:p>-62.2884788513184</text:p>
              </table:table-cell>
              <table:table-cell office:value-type="float" office:value="-62.2704467773438">
                <text:p>-62.2704467773438</text:p>
              </table:table-cell>
              <table:table-cell office:value-type="float" office:value="-62.2857360839844">
                <text:p>-62.2857360839844</text:p>
              </table:table-cell>
              <table:table-cell office:value-type="float" office:value="-62.2698669433594">
                <text:p>-62.2698669433594</text:p>
              </table:table-cell>
              <table:table-cell office:value-type="float" office:value="-62.2901039123535">
                <text:p>-62.2901039123535</text:p>
              </table:table-cell>
              <table:table-cell office:value-type="float" office:value="-62.2710723876953">
                <text:p>-62.2710723876953</text:p>
              </table:table-cell>
              <table:table-cell office:value-type="float" office:value="-62.2820358276367">
                <text:p>-62.2820358276367</text:p>
              </table:table-cell>
              <table:table-cell office:value-type="float" office:value="-62.3017196655273">
                <text:p>-62.3017196655273</text:p>
              </table:table-cell>
              <table:table-cell office:value-type="float" office:value="-62.2899780273438">
                <text:p>-62.2899780273438</text:p>
              </table:table-cell>
              <table:table-cell office:value-type="float" office:value="-62.2975120544434">
                <text:p>-62.2975120544434</text:p>
              </table:table-cell>
              <table:table-cell office:value-type="float" office:value="-62.2708244323731">
                <text:p>-62.2708244323731</text:p>
              </table:table-cell>
            </table:table-row>
            <table:table-row>
              <table:table-cell office:value-type="string">
                <text:p>Wiersz 7</text:p>
                <draw:g>
                  <svg:desc/>
                </draw:g>
              </table:table-cell>
              <table:table-cell office:value-type="float" office:value="-62.1913604736328">
                <text:p>-62.1913604736328</text:p>
                <draw:g>
                  <svg:desc>optymalizacja_wycinana_z_trace.A7:optymalizacja_wycinana_z_trace.OJ7</svg:desc>
                </draw:g>
              </table:table-cell>
              <table:table-cell office:value-type="float" office:value="-62.2025947570801">
                <text:p>-62.2025947570801</text:p>
              </table:table-cell>
              <table:table-cell office:value-type="float" office:value="-62.1891403198242">
                <text:p>-62.1891403198242</text:p>
              </table:table-cell>
              <table:table-cell office:value-type="float" office:value="-62.1878204345703">
                <text:p>-62.1878204345703</text:p>
              </table:table-cell>
              <table:table-cell office:value-type="float" office:value="-62.1807098388672">
                <text:p>-62.1807098388672</text:p>
              </table:table-cell>
              <table:table-cell office:value-type="float" office:value="-62.1814117431641">
                <text:p>-62.1814117431641</text:p>
              </table:table-cell>
              <table:table-cell office:value-type="float" office:value="-62.1853523254395">
                <text:p>-62.1853523254395</text:p>
              </table:table-cell>
              <table:table-cell office:value-type="float" office:value="-62.197940826416">
                <text:p>-62.197940826416</text:p>
              </table:table-cell>
              <table:table-cell office:value-type="float" office:value="-62.1875305175781">
                <text:p>-62.1875305175781</text:p>
              </table:table-cell>
              <table:table-cell office:value-type="float" office:value="-62.1853942871094">
                <text:p>-62.1853942871094</text:p>
              </table:table-cell>
              <table:table-cell office:value-type="float" office:value="-62.1765251159668">
                <text:p>-62.1765251159668</text:p>
              </table:table-cell>
              <table:table-cell office:value-type="float" office:value="-62.1863861083984">
                <text:p>-62.1863861083984</text:p>
              </table:table-cell>
              <table:table-cell office:value-type="float" office:value="-62.1825561523438">
                <text:p>-62.1825561523438</text:p>
              </table:table-cell>
              <table:table-cell office:value-type="float" office:value="-62.1790657043457">
                <text:p>-62.1790657043457</text:p>
              </table:table-cell>
              <table:table-cell office:value-type="float" office:value="-62.1950607299805">
                <text:p>-62.1950607299805</text:p>
              </table:table-cell>
              <table:table-cell office:value-type="float" office:value="-62.1827659606934">
                <text:p>-62.1827659606934</text:p>
              </table:table-cell>
              <table:table-cell office:value-type="float" office:value="-62.1665916442871">
                <text:p>-62.1665916442871</text:p>
              </table:table-cell>
              <table:table-cell office:value-type="float" office:value="-62.18408203125">
                <text:p>-62.18408203125</text:p>
              </table:table-cell>
              <table:table-cell office:value-type="float" office:value="-62.2018966674805">
                <text:p>-62.2018966674805</text:p>
              </table:table-cell>
              <table:table-cell office:value-type="float" office:value="-62.2009468078613">
                <text:p>-62.2009468078613</text:p>
              </table:table-cell>
              <table:table-cell office:value-type="float" office:value="-62.1877403259277">
                <text:p>-62.1877403259277</text:p>
              </table:table-cell>
              <table:table-cell office:value-type="float" office:value="-62.1879425048828">
                <text:p>-62.1879425048828</text:p>
              </table:table-cell>
              <table:table-cell office:value-type="float" office:value="-62.1930847167969">
                <text:p>-62.1930847167969</text:p>
              </table:table-cell>
              <table:table-cell office:value-type="float" office:value="-62.1880302429199">
                <text:p>-62.1880302429199</text:p>
              </table:table-cell>
              <table:table-cell office:value-type="float" office:value="-62.1881484985352">
                <text:p>-62.1881484985352</text:p>
              </table:table-cell>
              <table:table-cell office:value-type="float" office:value="-62.2109565734863">
                <text:p>-62.2109565734863</text:p>
              </table:table-cell>
              <table:table-cell office:value-type="float" office:value="-62.2009887695313">
                <text:p>-62.2009887695313</text:p>
              </table:table-cell>
              <table:table-cell office:value-type="float" office:value="-62.1725807189941">
                <text:p>-62.1725807189941</text:p>
              </table:table-cell>
              <table:table-cell office:value-type="float" office:value="-62.1900405883789">
                <text:p>-62.1900405883789</text:p>
              </table:table-cell>
              <table:table-cell office:value-type="float" office:value="-62.2043647766113">
                <text:p>-62.2043647766113</text:p>
              </table:table-cell>
              <table:table-cell office:value-type="float" office:value="-62.1951866149902">
                <text:p>-62.1951866149902</text:p>
              </table:table-cell>
              <table:table-cell office:value-type="float" office:value="-62.1775054931641">
                <text:p>-62.1775054931641</text:p>
              </table:table-cell>
              <table:table-cell office:value-type="float" office:value="-62.1874504089356">
                <text:p>-62.1874504089356</text:p>
              </table:table-cell>
              <table:table-cell office:value-type="float" office:value="-62.1763572692871">
                <text:p>-62.1763572692871</text:p>
              </table:table-cell>
              <table:table-cell office:value-type="float" office:value="-62.171142578125">
                <text:p>-62.171142578125</text:p>
              </table:table-cell>
              <table:table-cell office:value-type="float" office:value="-62.1731147766113">
                <text:p>-62.1731147766113</text:p>
              </table:table-cell>
              <table:table-cell office:value-type="float" office:value="-62.1910705566406">
                <text:p>-62.1910705566406</text:p>
              </table:table-cell>
              <table:table-cell office:value-type="float" office:value="-62.1843681335449">
                <text:p>-62.1843681335449</text:p>
              </table:table-cell>
              <table:table-cell office:value-type="float" office:value="-62.1953887939453">
                <text:p>-62.1953887939453</text:p>
              </table:table-cell>
              <table:table-cell office:value-type="float" office:value="-62.1752891540527">
                <text:p>-62.1752891540527</text:p>
              </table:table-cell>
              <table:table-cell office:value-type="float" office:value="-62.1836280822754">
                <text:p>-62.1836280822754</text:p>
              </table:table-cell>
              <table:table-cell office:value-type="float" office:value="-62.1821479797363">
                <text:p>-62.1821479797363</text:p>
              </table:table-cell>
              <table:table-cell office:value-type="float" office:value="-62.1863403320313">
                <text:p>-62.1863403320313</text:p>
              </table:table-cell>
              <table:table-cell office:value-type="float" office:value="-62.1804656982422">
                <text:p>-62.1804656982422</text:p>
              </table:table-cell>
              <table:table-cell office:value-type="float" office:value="-62.1803817749023">
                <text:p>-62.1803817749023</text:p>
              </table:table-cell>
              <table:table-cell office:value-type="float" office:value="-62.2051887512207">
                <text:p>-62.2051887512207</text:p>
              </table:table-cell>
              <table:table-cell office:value-type="float" office:value="-62.1667518615723">
                <text:p>-62.1667518615723</text:p>
              </table:table-cell>
              <table:table-cell office:value-type="float" office:value="-62.1916465759277">
                <text:p>-62.1916465759277</text:p>
              </table:table-cell>
              <table:table-cell office:value-type="float" office:value="-62.1881484985352">
                <text:p>-62.1881484985352</text:p>
              </table:table-cell>
              <table:table-cell office:value-type="float" office:value="-62.181453704834">
                <text:p>-62.181453704834</text:p>
              </table:table-cell>
              <table:table-cell office:value-type="float" office:value="-62.1922187805176">
                <text:p>-62.1922187805176</text:p>
              </table:table-cell>
              <table:table-cell office:value-type="float" office:value="-62.1809997558594">
                <text:p>-62.1809997558594</text:p>
              </table:table-cell>
              <table:table-cell office:value-type="float" office:value="-62.1764831542969">
                <text:p>-62.1764831542969</text:p>
              </table:table-cell>
              <table:table-cell office:value-type="float" office:value="-62.1756210327148">
                <text:p>-62.1756210327148</text:p>
              </table:table-cell>
              <table:table-cell office:value-type="float" office:value="-62.1833839416504">
                <text:p>-62.1833839416504</text:p>
              </table:table-cell>
              <table:table-cell office:value-type="float" office:value="-62.1767692565918">
                <text:p>-62.1767692565918</text:p>
              </table:table-cell>
              <table:table-cell office:value-type="float" office:value="-62.1760292053223">
                <text:p>-62.1760292053223</text:p>
              </table:table-cell>
              <table:table-cell office:value-type="float" office:value="-62.1933364868164">
                <text:p>-62.1933364868164</text:p>
              </table:table-cell>
              <table:table-cell office:value-type="float" office:value="-62.1935386657715">
                <text:p>-62.1935386657715</text:p>
              </table:table-cell>
              <table:table-cell office:value-type="float" office:value="-62.1871643066406">
                <text:p>-62.1871643066406</text:p>
              </table:table-cell>
              <table:table-cell office:value-type="float" office:value="-62.1887245178223">
                <text:p>-62.1887245178223</text:p>
              </table:table-cell>
              <table:table-cell office:value-type="float" office:value="-62.1915626525879">
                <text:p>-62.1915626525879</text:p>
              </table:table-cell>
              <table:table-cell office:value-type="float" office:value="-62.1863403320313">
                <text:p>-62.1863403320313</text:p>
              </table:table-cell>
              <table:table-cell office:value-type="float" office:value="-62.1948966979981">
                <text:p>-62.1948966979981</text:p>
              </table:table-cell>
              <table:table-cell office:value-type="float" office:value="-62.223087310791">
                <text:p>-62.223087310791</text:p>
              </table:table-cell>
              <table:table-cell office:value-type="float" office:value="-62.1888084411621">
                <text:p>-62.1888084411621</text:p>
              </table:table-cell>
              <table:table-cell office:value-type="float" office:value="-62.2085266113281">
                <text:p>-62.2085266113281</text:p>
              </table:table-cell>
              <table:table-cell office:value-type="float" office:value="-62.1851921081543">
                <text:p>-62.1851921081543</text:p>
              </table:table-cell>
              <table:table-cell office:value-type="float" office:value="-62.1947288513184">
                <text:p>-62.1947288513184</text:p>
              </table:table-cell>
              <table:table-cell office:value-type="float" office:value="-62.1789054870606">
                <text:p>-62.1789054870606</text:p>
              </table:table-cell>
              <table:table-cell office:value-type="float" office:value="-62.1977806091309">
                <text:p>-62.1977806091309</text:p>
              </table:table-cell>
              <table:table-cell office:value-type="float" office:value="-62.1956367492676">
                <text:p>-62.1956367492676</text:p>
              </table:table-cell>
              <table:table-cell office:value-type="float" office:value="-62.1759490966797">
                <text:p>-62.1759490966797</text:p>
              </table:table-cell>
              <table:table-cell office:value-type="float" office:value="-62.1868362426758">
                <text:p>-62.1868362426758</text:p>
              </table:table-cell>
              <table:table-cell office:value-type="float" office:value="-62.1842002868652">
                <text:p>-62.1842002868652</text:p>
              </table:table-cell>
              <table:table-cell office:value-type="float" office:value="-62.1837501525879">
                <text:p>-62.1837501525879</text:p>
              </table:table-cell>
              <table:table-cell office:value-type="float" office:value="-62.1812858581543">
                <text:p>-62.1812858581543</text:p>
              </table:table-cell>
              <table:table-cell office:value-type="float" office:value="-62.1819458007813">
                <text:p>-62.1819458007813</text:p>
              </table:table-cell>
              <table:table-cell office:value-type="float" office:value="-62.1919364929199">
                <text:p>-62.1919364929199</text:p>
              </table:table-cell>
              <table:table-cell office:value-type="float" office:value="-62.1902503967285">
                <text:p>-62.1902503967285</text:p>
              </table:table-cell>
              <table:table-cell office:value-type="float" office:value="-62.1807098388672">
                <text:p>-62.1807098388672</text:p>
              </table:table-cell>
              <table:table-cell office:value-type="float" office:value="-62.1860542297363">
                <text:p>-62.1860542297363</text:p>
              </table:table-cell>
              <table:table-cell office:value-type="float" office:value="-62.2040367126465">
                <text:p>-62.2040367126465</text:p>
              </table:table-cell>
              <table:table-cell office:value-type="float" office:value="-62.1798095703125">
                <text:p>-62.1798095703125</text:p>
              </table:table-cell>
              <table:table-cell office:value-type="float" office:value="-62.1943626403809">
                <text:p>-62.1943626403809</text:p>
              </table:table-cell>
              <table:table-cell office:value-type="float" office:value="-62.1803817749023">
                <text:p>-62.1803817749023</text:p>
              </table:table-cell>
              <table:table-cell office:value-type="float" office:value="-62.1860961914063">
                <text:p>-62.1860961914063</text:p>
              </table:table-cell>
              <table:table-cell office:value-type="float" office:value="-62.1950607299805">
                <text:p>-62.1950607299805</text:p>
              </table:table-cell>
              <table:table-cell office:value-type="float" office:value="-62.1710586547852">
                <text:p>-62.1710586547852</text:p>
              </table:table-cell>
              <table:table-cell office:value-type="float" office:value="-62.1857681274414">
                <text:p>-62.1857681274414</text:p>
              </table:table-cell>
              <table:table-cell office:value-type="float" office:value="-62.1916465759277">
                <text:p>-62.1916465759277</text:p>
              </table:table-cell>
              <table:table-cell office:value-type="float" office:value="-62.2035446166992">
                <text:p>-62.2035446166992</text:p>
              </table:table-cell>
              <table:table-cell office:value-type="float" office:value="-62.2041625976563">
                <text:p>-62.2041625976563</text:p>
              </table:table-cell>
              <table:table-cell office:value-type="float" office:value="-62.1979026794434">
                <text:p>-62.1979026794434</text:p>
              </table:table-cell>
              <table:table-cell office:value-type="float" office:value="-62.2018966674805">
                <text:p>-62.2018966674805</text:p>
              </table:table-cell>
              <table:table-cell office:value-type="float" office:value="-62.1890563964844">
                <text:p>-62.1890563964844</text:p>
              </table:table-cell>
              <table:table-cell office:value-type="float" office:value="-62.2004547119141">
                <text:p>-62.2004547119141</text:p>
              </table:table-cell>
              <table:table-cell office:value-type="float" office:value="-62.1657295227051">
                <text:p>-62.1657295227051</text:p>
              </table:table-cell>
              <table:table-cell office:value-type="float" office:value="-62.184326171875">
                <text:p>-62.184326171875</text:p>
              </table:table-cell>
              <table:table-cell office:value-type="float" office:value="-62.1826820373535">
                <text:p>-62.1826820373535</text:p>
              </table:table-cell>
              <table:table-cell office:value-type="float" office:value="-62.1819458007813">
                <text:p>-62.1819458007813</text:p>
              </table:table-cell>
              <table:table-cell office:value-type="float" office:value="-62.1694602966309">
                <text:p>-62.1694602966309</text:p>
              </table:table-cell>
              <table:table-cell office:value-type="float" office:value="-62.1864204406738">
                <text:p>-62.1864204406738</text:p>
              </table:table-cell>
              <table:table-cell office:value-type="float" office:value="-62.1727447509766">
                <text:p>-62.1727447509766</text:p>
              </table:table-cell>
              <table:table-cell office:value-type="float" office:value="-62.1905364990234">
                <text:p>-62.1905364990234</text:p>
              </table:table-cell>
              <table:table-cell office:value-type="float" office:value="-62.1833839416504">
                <text:p>-62.1833839416504</text:p>
              </table:table-cell>
              <table:table-cell office:value-type="float" office:value="-62.1915626525879">
                <text:p>-62.1915626525879</text:p>
              </table:table-cell>
              <table:table-cell office:value-type="float" office:value="-62.193660736084">
                <text:p>-62.193660736084</text:p>
              </table:table-cell>
              <table:table-cell office:value-type="float" office:value="-62.1594543457031">
                <text:p>-62.1594543457031</text:p>
              </table:table-cell>
              <table:table-cell office:value-type="float" office:value="-62.1944046020508">
                <text:p>-62.1944046020508</text:p>
              </table:table-cell>
              <table:table-cell office:value-type="float" office:value="-62.2674598693848">
                <text:p>-62.2674598693848</text:p>
              </table:table-cell>
              <table:table-cell office:value-type="float" office:value="-62.2607841491699">
                <text:p>-62.2607841491699</text:p>
              </table:table-cell>
              <table:table-cell office:value-type="float" office:value="-62.2835350036621">
                <text:p>-62.2835350036621</text:p>
              </table:table-cell>
              <table:table-cell office:value-type="float" office:value="-62.2705688476563">
                <text:p>-62.2705688476563</text:p>
              </table:table-cell>
              <table:table-cell office:value-type="float" office:value="-62.266170501709">
                <text:p>-62.266170501709</text:p>
              </table:table-cell>
              <table:table-cell office:value-type="float" office:value="-62.2663803100586">
                <text:p>-62.2663803100586</text:p>
              </table:table-cell>
              <table:table-cell office:value-type="float" office:value="-62.2511253356934">
                <text:p>-62.2511253356934</text:p>
              </table:table-cell>
              <table:table-cell office:value-type="float" office:value="-62.2761383056641">
                <text:p>-62.2761383056641</text:p>
              </table:table-cell>
              <table:table-cell office:value-type="float" office:value="-62.269947052002">
                <text:p>-62.269947052002</text:p>
              </table:table-cell>
              <table:table-cell office:value-type="float" office:value="-62.2881469726563">
                <text:p>-62.2881469726563</text:p>
              </table:table-cell>
              <table:table-cell office:value-type="float" office:value="-62.2674598693848">
                <text:p>-62.2674598693848</text:p>
              </table:table-cell>
              <table:table-cell office:value-type="float" office:value="-62.2738914489746">
                <text:p>-62.2738914489746</text:p>
              </table:table-cell>
              <table:table-cell office:value-type="float" office:value="-62.2589988708496">
                <text:p>-62.2589988708496</text:p>
              </table:table-cell>
              <table:table-cell office:value-type="float" office:value="-62.2765502929688">
                <text:p>-62.2765502929688</text:p>
              </table:table-cell>
              <table:table-cell office:value-type="float" office:value="-62.2875671386719">
                <text:p>-62.2875671386719</text:p>
              </table:table-cell>
              <table:table-cell office:value-type="float" office:value="-62.2650527954102">
                <text:p>-62.2650527954102</text:p>
              </table:table-cell>
              <table:table-cell office:value-type="float" office:value="-62.2904777526856">
                <text:p>-62.2904777526856</text:p>
              </table:table-cell>
              <table:table-cell office:value-type="float" office:value="-62.2976379394531">
                <text:p>-62.2976379394531</text:p>
              </table:table-cell>
              <table:table-cell office:value-type="float" office:value="-62.2734375">
                <text:p>-62.2734375</text:p>
              </table:table-cell>
              <table:table-cell office:value-type="float" office:value="-62.2730216979981">
                <text:p>-62.2730216979981</text:p>
              </table:table-cell>
              <table:table-cell office:value-type="float" office:value="-62.2804565429688">
                <text:p>-62.2804565429688</text:p>
              </table:table-cell>
              <table:table-cell office:value-type="float" office:value="-62.2629776000977">
                <text:p>-62.2629776000977</text:p>
              </table:table-cell>
              <table:table-cell office:value-type="float" office:value="-62.2712783813477">
                <text:p>-62.2712783813477</text:p>
              </table:table-cell>
              <table:table-cell office:value-type="float" office:value="-62.2694511413574">
                <text:p>-62.2694511413574</text:p>
              </table:table-cell>
              <table:table-cell office:value-type="float" office:value="-62.2666702270508">
                <text:p>-62.2666702270508</text:p>
              </table:table-cell>
              <table:table-cell office:value-type="float" office:value="-62.2828254699707">
                <text:p>-62.2828254699707</text:p>
              </table:table-cell>
              <table:table-cell office:value-type="float" office:value="-62.2757186889648">
                <text:p>-62.2757186889648</text:p>
              </table:table-cell>
              <table:table-cell office:value-type="float" office:value="-62.2719841003418">
                <text:p>-62.2719841003418</text:p>
              </table:table-cell>
              <table:table-cell office:value-type="float" office:value="-62.2745590209961">
                <text:p>-62.2745590209961</text:p>
              </table:table-cell>
              <table:table-cell office:value-type="float" office:value="-62.258171081543">
                <text:p>-62.258171081543</text:p>
              </table:table-cell>
              <table:table-cell office:value-type="float" office:value="-62.2731056213379">
                <text:p>-62.2731056213379</text:p>
              </table:table-cell>
              <table:table-cell office:value-type="float" office:value="-62.268123626709">
                <text:p>-62.268123626709</text:p>
              </table:table-cell>
              <table:table-cell office:value-type="float" office:value="-62.2690391540527">
                <text:p>-62.2690391540527</text:p>
              </table:table-cell>
              <table:table-cell office:value-type="float" office:value="-62.2738075256348">
                <text:p>-62.2738075256348</text:p>
              </table:table-cell>
              <table:table-cell office:value-type="float" office:value="-62.2487640380859">
                <text:p>-62.2487640380859</text:p>
              </table:table-cell>
              <table:table-cell office:value-type="float" office:value="-62.2839469909668">
                <text:p>-62.2839469909668</text:p>
              </table:table-cell>
              <table:table-cell office:value-type="float" office:value="-62.2648048400879">
                <text:p>-62.2648048400879</text:p>
              </table:table-cell>
              <table:table-cell office:value-type="float" office:value="-62.2699890136719">
                <text:p>-62.2699890136719</text:p>
              </table:table-cell>
              <table:table-cell office:value-type="float" office:value="-62.2663803100586">
                <text:p>-62.2663803100586</text:p>
              </table:table-cell>
              <table:table-cell office:value-type="float" office:value="-62.2853202819824">
                <text:p>-62.2853202819824</text:p>
              </table:table-cell>
              <table:table-cell office:value-type="float" office:value="-62.270320892334">
                <text:p>-62.270320892334</text:p>
              </table:table-cell>
              <table:table-cell office:value-type="float" office:value="-62.2694931030273">
                <text:p>-62.2694931030273</text:p>
              </table:table-cell>
              <table:table-cell office:value-type="float" office:value="-62.264762878418">
                <text:p>-62.264762878418</text:p>
              </table:table-cell>
              <table:table-cell office:value-type="float" office:value="-62.2840728759766">
                <text:p>-62.2840728759766</text:p>
              </table:table-cell>
              <table:table-cell office:value-type="float" office:value="-62.2596626281738">
                <text:p>-62.2596626281738</text:p>
              </table:table-cell>
              <table:table-cell office:value-type="float" office:value="-62.2848205566406">
                <text:p>-62.2848205566406</text:p>
              </table:table-cell>
              <table:table-cell office:value-type="float" office:value="-62.2716522216797">
                <text:p>-62.2716522216797</text:p>
              </table:table-cell>
              <table:table-cell office:value-type="float" office:value="-62.2549362182617">
                <text:p>-62.2549362182617</text:p>
              </table:table-cell>
              <table:table-cell office:value-type="float" office:value="-62.2878150939941">
                <text:p>-62.2878150939941</text:p>
              </table:table-cell>
              <table:table-cell office:value-type="float" office:value="-62.2771759033203">
                <text:p>-62.2771759033203</text:p>
              </table:table-cell>
              <table:table-cell office:value-type="float" office:value="-62.2746810913086">
                <text:p>-62.2746810913086</text:p>
              </table:table-cell>
              <table:table-cell office:value-type="float" office:value="-62.272274017334">
                <text:p>-62.272274017334</text:p>
              </table:table-cell>
              <table:table-cell office:value-type="float" office:value="-62.2804985046387">
                <text:p>-62.2804985046387</text:p>
              </table:table-cell>
              <table:table-cell office:value-type="float" office:value="-62.2623558044434">
                <text:p>-62.2623558044434</text:p>
              </table:table-cell>
              <table:table-cell office:value-type="float" office:value="-62.2736015319824">
                <text:p>-62.2736015319824</text:p>
              </table:table-cell>
              <table:table-cell office:value-type="float" office:value="-62.2792510986328">
                <text:p>-62.2792510986328</text:p>
              </table:table-cell>
              <table:table-cell office:value-type="float" office:value="-62.2659225463867">
                <text:p>-62.2659225463867</text:p>
              </table:table-cell>
              <table:table-cell office:value-type="float" office:value="-62.2733955383301">
                <text:p>-62.2733955383301</text:p>
              </table:table-cell>
              <table:table-cell office:value-type="float" office:value="-62.2841148376465">
                <text:p>-62.2841148376465</text:p>
              </table:table-cell>
              <table:table-cell office:value-type="float" office:value="-62.2679138183594">
                <text:p>-62.2679138183594</text:p>
              </table:table-cell>
              <table:table-cell office:value-type="float" office:value="-62.2678337097168">
                <text:p>-62.2678337097168</text:p>
              </table:table-cell>
              <table:table-cell office:value-type="float" office:value="-62.2848205566406">
                <text:p>-62.2848205566406</text:p>
              </table:table-cell>
              <table:table-cell office:value-type="float" office:value="-62.2735595703125">
                <text:p>-62.2735595703125</text:p>
              </table:table-cell>
              <table:table-cell office:value-type="float" office:value="-62.2928504943848">
                <text:p>-62.2928504943848</text:p>
              </table:table-cell>
              <table:table-cell office:value-type="float" office:value="-62.2929306030273">
                <text:p>-62.2929306030273</text:p>
              </table:table-cell>
              <table:table-cell office:value-type="float" office:value="-62.2789611816406">
                <text:p>-62.2789611816406</text:p>
              </table:table-cell>
              <table:table-cell office:value-type="float" office:value="-62.2684936523438">
                <text:p>-62.2684936523438</text:p>
              </table:table-cell>
              <table:table-cell office:value-type="float" office:value="-62.2766342163086">
                <text:p>-62.2766342163086</text:p>
              </table:table-cell>
              <table:table-cell office:value-type="float" office:value="-62.2728157043457">
                <text:p>-62.2728157043457</text:p>
              </table:table-cell>
              <table:table-cell office:value-type="float" office:value="-62.2747230529785">
                <text:p>-62.2747230529785</text:p>
              </table:table-cell>
              <table:table-cell office:value-type="float" office:value="-62.2785873413086">
                <text:p>-62.2785873413086</text:p>
              </table:table-cell>
              <table:table-cell office:value-type="float" office:value="-62.2611923217773">
                <text:p>-62.2611923217773</text:p>
              </table:table-cell>
              <table:table-cell office:value-type="float" office:value="-62.2570114135742">
                <text:p>-62.2570114135742</text:p>
              </table:table-cell>
              <table:table-cell office:value-type="float" office:value="-62.2707824707031">
                <text:p>-62.2707824707031</text:p>
              </table:table-cell>
              <table:table-cell office:value-type="float" office:value="-62.2800827026367">
                <text:p>-62.2800827026367</text:p>
              </table:table-cell>
              <table:table-cell office:value-type="float" office:value="-62.2810401916504">
                <text:p>-62.2810401916504</text:p>
              </table:table-cell>
              <table:table-cell office:value-type="float" office:value="-62.2735595703125">
                <text:p>-62.2735595703125</text:p>
              </table:table-cell>
              <table:table-cell office:value-type="float" office:value="-62.2666702270508">
                <text:p>-62.2666702270508</text:p>
              </table:table-cell>
              <table:table-cell office:value-type="float" office:value="-62.2693290710449">
                <text:p>-62.2693290710449</text:p>
              </table:table-cell>
              <table:table-cell office:value-type="float" office:value="-62.2720642089844">
                <text:p>-62.2720642089844</text:p>
              </table:table-cell>
              <table:table-cell office:value-type="float" office:value="-62.2734375">
                <text:p>-62.2734375</text:p>
              </table:table-cell>
              <table:table-cell office:value-type="float" office:value="-62.271858215332">
                <text:p>-62.271858215332</text:p>
              </table:table-cell>
              <table:table-cell office:value-type="float" office:value="-62.2865715026856">
                <text:p>-62.2865715026856</text:p>
              </table:table-cell>
              <table:table-cell office:value-type="float" office:value="-62.267707824707">
                <text:p>-62.267707824707</text:p>
              </table:table-cell>
              <table:table-cell office:value-type="float" office:value="-62.2764282226563">
                <text:p>-62.2764282226563</text:p>
              </table:table-cell>
              <table:table-cell office:value-type="float" office:value="-62.2699089050293">
                <text:p>-62.2699089050293</text:p>
              </table:table-cell>
              <table:table-cell office:value-type="float" office:value="-62.253360748291">
                <text:p>-62.253360748291</text:p>
              </table:table-cell>
              <table:table-cell office:value-type="float" office:value="-62.2779235839844">
                <text:p>-62.2779235839844</text:p>
              </table:table-cell>
              <table:table-cell office:value-type="float" office:value="-62.2751388549805">
                <text:p>-62.2751388549805</text:p>
              </table:table-cell>
              <table:table-cell office:value-type="float" office:value="-62.2792091369629">
                <text:p>-62.2792091369629</text:p>
              </table:table-cell>
              <table:table-cell office:value-type="float" office:value="-62.2725257873535">
                <text:p>-62.2725257873535</text:p>
              </table:table-cell>
              <table:table-cell office:value-type="float" office:value="-62.2743110656738">
                <text:p>-62.2743110656738</text:p>
              </table:table-cell>
              <table:table-cell office:value-type="float" office:value="-62.2640953063965">
                <text:p>-62.2640953063965</text:p>
              </table:table-cell>
              <table:table-cell office:value-type="float" office:value="-62.2941818237305">
                <text:p>-62.2941818237305</text:p>
              </table:table-cell>
              <table:table-cell office:value-type="float" office:value="-62.2856140136719">
                <text:p>-62.2856140136719</text:p>
              </table:table-cell>
              <table:table-cell office:value-type="float" office:value="-62.256721496582">
                <text:p>-62.256721496582</text:p>
              </table:table-cell>
              <table:table-cell office:value-type="float" office:value="-62.2687034606934">
                <text:p>-62.2687034606934</text:p>
              </table:table-cell>
              <table:table-cell office:value-type="float" office:value="-62.2602005004883">
                <text:p>-62.2602005004883</text:p>
              </table:table-cell>
              <table:table-cell office:value-type="float" office:value="-62.2719421386719">
                <text:p>-62.2719421386719</text:p>
              </table:table-cell>
              <table:table-cell office:value-type="float" office:value="-62.268123626709">
                <text:p>-62.268123626709</text:p>
              </table:table-cell>
              <table:table-cell office:value-type="float" office:value="-62.269947052002">
                <text:p>-62.269947052002</text:p>
              </table:table-cell>
              <table:table-cell office:value-type="float" office:value="-62.2798767089844">
                <text:p>-62.2798767089844</text:p>
              </table:table-cell>
              <table:table-cell office:value-type="float" office:value="-62.2615280151367">
                <text:p>-62.2615280151367</text:p>
              </table:table-cell>
              <table:table-cell office:value-type="float" office:value="-62.2716102600098">
                <text:p>-62.2716102600098</text:p>
              </table:table-cell>
              <table:table-cell office:value-type="float" office:value="-62.2934341430664">
                <text:p>-62.2934341430664</text:p>
              </table:table-cell>
              <table:table-cell office:value-type="float" office:value="-62.2735176086426">
                <text:p>-62.2735176086426</text:p>
              </table:table-cell>
              <table:table-cell office:value-type="float" office:value="-62.285945892334">
                <text:p>-62.285945892334</text:p>
              </table:table-cell>
              <table:table-cell office:value-type="float" office:value="-62.2880668640137">
                <text:p>-62.2880668640137</text:p>
              </table:table-cell>
              <table:table-cell office:value-type="float" office:value="-62.2846565246582">
                <text:p>-62.2846565246582</text:p>
              </table:table-cell>
              <table:table-cell office:value-type="float" office:value="-62.2739753723145">
                <text:p>-62.2739753723145</text:p>
              </table:table-cell>
              <table:table-cell office:value-type="float" office:value="-62.2789192199707">
                <text:p>-62.2789192199707</text:p>
              </table:table-cell>
              <table:table-cell office:value-type="float" office:value="-62.2620658874512">
                <text:p>-62.2620658874512</text:p>
              </table:table-cell>
              <table:table-cell office:value-type="float" office:value="-62.2745170593262">
                <text:p>-62.2745170593262</text:p>
              </table:table-cell>
              <table:table-cell office:value-type="float" office:value="-62.2664184570313">
                <text:p>-62.2664184570313</text:p>
              </table:table-cell>
              <table:table-cell office:value-type="float" office:value="-62.2587089538574">
                <text:p>-62.2587089538574</text:p>
              </table:table-cell>
              <table:table-cell office:value-type="float" office:value="-62.267707824707">
                <text:p>-62.267707824707</text:p>
              </table:table-cell>
              <table:table-cell office:value-type="float" office:value="-62.2761383056641">
                <text:p>-62.2761383056641</text:p>
              </table:table-cell>
              <table:table-cell office:value-type="float" office:value="-62.2632675170898">
                <text:p>-62.2632675170898</text:p>
              </table:table-cell>
              <table:table-cell office:value-type="float" office:value="-62.2758865356445">
                <text:p>-62.2758865356445</text:p>
              </table:table-cell>
              <table:table-cell office:value-type="float" office:value="-62.2439231872559">
                <text:p>-62.2439231872559</text:p>
              </table:table-cell>
              <table:table-cell office:value-type="float" office:value="-62.2608604431152">
                <text:p>-62.2608604431152</text:p>
              </table:table-cell>
              <table:table-cell office:value-type="float" office:value="-62.2560958862305">
                <text:p>-62.2560958862305</text:p>
              </table:table-cell>
              <table:table-cell office:value-type="float" office:value="-62.2708244323731">
                <text:p>-62.2708244323731</text:p>
              </table:table-cell>
              <table:table-cell office:value-type="float" office:value="-62.2717742919922">
                <text:p>-62.2717742919922</text:p>
              </table:table-cell>
              <table:table-cell office:value-type="float" office:value="-62.2692031860352">
                <text:p>-62.2692031860352</text:p>
              </table:table-cell>
              <table:table-cell office:value-type="float" office:value="-62.2717323303223">
                <text:p>-62.2717323303223</text:p>
              </table:table-cell>
              <table:table-cell office:value-type="float" office:value="-62.263973236084">
                <text:p>-62.263973236084</text:p>
              </table:table-cell>
              <table:table-cell office:value-type="float" office:value="-62.2611923217773">
                <text:p>-62.2611923217773</text:p>
              </table:table-cell>
              <table:table-cell office:value-type="float" office:value="-62.2723541259766">
                <text:p>-62.2723541259766</text:p>
              </table:table-cell>
              <table:table-cell office:value-type="float" office:value="-62.2711524963379">
                <text:p>-62.2711524963379</text:p>
              </table:table-cell>
              <table:table-cell office:value-type="float" office:value="-62.2891464233398">
                <text:p>-62.2891464233398</text:p>
              </table:table-cell>
              <table:table-cell office:value-type="float" office:value="-62.2809982299805">
                <text:p>-62.2809982299805</text:p>
              </table:table-cell>
              <table:table-cell office:value-type="float" office:value="-62.2637252807617">
                <text:p>-62.2637252807617</text:p>
              </table:table-cell>
              <table:table-cell office:value-type="float" office:value="-62.252368927002">
                <text:p>-62.252368927002</text:p>
              </table:table-cell>
              <table:table-cell office:value-type="float" office:value="-62.2737274169922">
                <text:p>-62.2737274169922</text:p>
              </table:table-cell>
              <table:table-cell office:value-type="float" office:value="-62.2938041687012">
                <text:p>-62.2938041687012</text:p>
              </table:table-cell>
              <table:table-cell office:value-type="float" office:value="-62.2743530273438">
                <text:p>-62.2743530273438</text:p>
              </table:table-cell>
              <table:table-cell office:value-type="float" office:value="-62.2921867370606">
                <text:p>-62.2921867370606</text:p>
              </table:table-cell>
              <table:table-cell office:value-type="float" office:value="-62.2810401916504">
                <text:p>-62.2810401916504</text:p>
              </table:table-cell>
              <table:table-cell office:value-type="float" office:value="-62.2731895446777">
                <text:p>-62.2731895446777</text:p>
              </table:table-cell>
              <table:table-cell office:value-type="float" office:value="-62.2616958618164">
                <text:p>-62.2616958618164</text:p>
              </table:table-cell>
              <table:table-cell office:value-type="float" office:value="-62.2835350036621">
                <text:p>-62.2835350036621</text:p>
              </table:table-cell>
              <table:table-cell office:value-type="float" office:value="-62.2849464416504">
                <text:p>-62.2849464416504</text:p>
              </table:table-cell>
              <table:table-cell office:value-type="float" office:value="-62.2923927307129">
                <text:p>-62.2923927307129</text:p>
              </table:table-cell>
              <table:table-cell office:value-type="float" office:value="-62.2743911743164">
                <text:p>-62.2743911743164</text:p>
              </table:table-cell>
              <table:table-cell office:value-type="float" office:value="-62.2476043701172">
                <text:p>-62.2476043701172</text:p>
              </table:table-cell>
              <table:table-cell office:value-type="float" office:value="-62.2687873840332">
                <text:p>-62.2687873840332</text:p>
              </table:table-cell>
              <table:table-cell office:value-type="float" office:value="-62.2755928039551">
                <text:p>-62.2755928039551</text:p>
              </table:table-cell>
              <table:table-cell office:value-type="float" office:value="-62.2856140136719">
                <text:p>-62.2856140136719</text:p>
              </table:table-cell>
              <table:table-cell office:value-type="float" office:value="-62.2670860290527">
                <text:p>-62.2670860290527</text:p>
              </table:table-cell>
              <table:table-cell office:value-type="float" office:value="-62.2610740661621">
                <text:p>-62.2610740661621</text:p>
              </table:table-cell>
              <table:table-cell office:value-type="float" office:value="-62.2667961120606">
                <text:p>-62.2667961120606</text:p>
              </table:table-cell>
              <table:table-cell office:value-type="float" office:value="-62.2662963867188">
                <text:p>-62.2662963867188</text:p>
              </table:table-cell>
              <table:table-cell office:value-type="float" office:value="-62.2796249389648">
                <text:p>-62.2796249389648</text:p>
              </table:table-cell>
              <table:table-cell office:value-type="float" office:value="-62.2639312744141">
                <text:p>-62.2639312744141</text:p>
              </table:table-cell>
              <table:table-cell office:value-type="float" office:value="-62.2682456970215">
                <text:p>-62.2682456970215</text:p>
              </table:table-cell>
              <table:table-cell office:value-type="float" office:value="-62.2663803100586">
                <text:p>-62.2663803100586</text:p>
              </table:table-cell>
              <table:table-cell office:value-type="float" office:value="-62.2747650146484">
                <text:p>-62.2747650146484</text:p>
              </table:table-cell>
              <table:table-cell office:value-type="float" office:value="-62.2681655883789">
                <text:p>-62.2681655883789</text:p>
              </table:table-cell>
              <table:table-cell office:value-type="float" office:value="-62.2824096679688">
                <text:p>-62.2824096679688</text:p>
              </table:table-cell>
              <table:table-cell office:value-type="float" office:value="-62.2932243347168">
                <text:p>-62.2932243347168</text:p>
              </table:table-cell>
              <table:table-cell office:value-type="float" office:value="-62.2774658203125">
                <text:p>-62.2774658203125</text:p>
              </table:table-cell>
              <table:table-cell office:value-type="float" office:value="-62.2778816223145">
                <text:p>-62.2778816223145</text:p>
              </table:table-cell>
              <table:table-cell office:value-type="float" office:value="-62.2738494873047">
                <text:p>-62.2738494873047</text:p>
              </table:table-cell>
              <table:table-cell office:value-type="float" office:value="-62.2706985473633">
                <text:p>-62.2706985473633</text:p>
              </table:table-cell>
              <table:table-cell office:value-type="float" office:value="-62.2685356140137">
                <text:p>-62.2685356140137</text:p>
              </table:table-cell>
              <table:table-cell office:value-type="float" office:value="-62.2905197143555">
                <text:p>-62.2905197143555</text:p>
              </table:table-cell>
              <table:table-cell office:value-type="float" office:value="-62.2846145629883">
                <text:p>-62.2846145629883</text:p>
              </table:table-cell>
              <table:table-cell office:value-type="float" office:value="-62.2588729858398">
                <text:p>-62.2588729858398</text:p>
              </table:table-cell>
              <table:table-cell office:value-type="float" office:value="-62.2776336669922">
                <text:p>-62.2776336669922</text:p>
              </table:table-cell>
              <table:table-cell office:value-type="float" office:value="-62.2868194580078">
                <text:p>-62.2868194580078</text:p>
              </table:table-cell>
              <table:table-cell office:value-type="float" office:value="-62.2709465026856">
                <text:p>-62.2709465026856</text:p>
              </table:table-cell>
              <table:table-cell office:value-type="float" office:value="-62.2717742919922">
                <text:p>-62.2717742919922</text:p>
              </table:table-cell>
              <table:table-cell office:value-type="float" office:value="-62.2692451477051">
                <text:p>-62.2692451477051</text:p>
              </table:table-cell>
              <table:table-cell office:value-type="float" office:value="-62.2801246643066">
                <text:p>-62.2801246643066</text:p>
              </table:table-cell>
              <table:table-cell office:value-type="float" office:value="-62.2819938659668">
                <text:p>-62.2819938659668</text:p>
              </table:table-cell>
              <table:table-cell office:value-type="float" office:value="-62.2645568847656">
                <text:p>-62.2645568847656</text:p>
              </table:table-cell>
              <table:table-cell office:value-type="float" office:value="-62.2685356140137">
                <text:p>-62.2685356140137</text:p>
              </table:table-cell>
              <table:table-cell office:value-type="float" office:value="-62.2619018554688">
                <text:p>-62.2619018554688</text:p>
              </table:table-cell>
              <table:table-cell office:value-type="float" office:value="-62.2686614990234">
                <text:p>-62.2686614990234</text:p>
              </table:table-cell>
              <table:table-cell office:value-type="float" office:value="-62.2616119384766">
                <text:p>-62.2616119384766</text:p>
              </table:table-cell>
              <table:table-cell office:value-type="float" office:value="-62.2789192199707">
                <text:p>-62.2789192199707</text:p>
              </table:table-cell>
              <table:table-cell office:value-type="float" office:value="-62.2543144226074">
                <text:p>-62.2543144226074</text:p>
              </table:table-cell>
              <table:table-cell office:value-type="float" office:value="-62.2693290710449">
                <text:p>-62.2693290710449</text:p>
              </table:table-cell>
              <table:table-cell office:value-type="float" office:value="-62.2565116882324">
                <text:p>-62.2565116882324</text:p>
              </table:table-cell>
              <table:table-cell office:value-type="float" office:value="-62.2653427124023">
                <text:p>-62.2653427124023</text:p>
              </table:table-cell>
              <table:table-cell office:value-type="float" office:value="-62.2866096496582">
                <text:p>-62.2866096496582</text:p>
              </table:table-cell>
              <table:table-cell office:value-type="float" office:value="-62.2786712646484">
                <text:p>-62.2786712646484</text:p>
              </table:table-cell>
              <table:table-cell office:value-type="float" office:value="-62.2463188171387">
                <text:p>-62.2463188171387</text:p>
              </table:table-cell>
              <table:table-cell office:value-type="float" office:value="-62.2748069763184">
                <text:p>-62.2748069763184</text:p>
              </table:table-cell>
              <table:table-cell office:value-type="float" office:value="-62.2636833190918">
                <text:p>-62.2636833190918</text:p>
              </table:table-cell>
              <table:table-cell office:value-type="float" office:value="-62.27734375">
                <text:p>-62.27734375</text:p>
              </table:table-cell>
              <table:table-cell office:value-type="float" office:value="-62.2856140136719">
                <text:p>-62.2856140136719</text:p>
              </table:table-cell>
              <table:table-cell office:value-type="float" office:value="-62.2735595703125">
                <text:p>-62.2735595703125</text:p>
              </table:table-cell>
              <table:table-cell office:value-type="float" office:value="-62.2625236511231">
                <text:p>-62.2625236511231</text:p>
              </table:table-cell>
              <table:table-cell office:value-type="float" office:value="-62.263973236084">
                <text:p>-62.263973236084</text:p>
              </table:table-cell>
              <table:table-cell office:value-type="float" office:value="-62.2705688476563">
                <text:p>-62.2705688476563</text:p>
              </table:table-cell>
              <table:table-cell office:value-type="float" office:value="-62.2874450683594">
                <text:p>-62.2874450683594</text:p>
              </table:table-cell>
              <table:table-cell office:value-type="float" office:value="-62.2537345886231">
                <text:p>-62.2537345886231</text:p>
              </table:table-cell>
              <table:table-cell office:value-type="float" office:value="-62.2875671386719">
                <text:p>-62.2875671386719</text:p>
              </table:table-cell>
              <table:table-cell office:value-type="float" office:value="-62.2775917053223">
                <text:p>-62.2775917053223</text:p>
              </table:table-cell>
              <table:table-cell office:value-type="float" office:value="-62.2729377746582">
                <text:p>-62.2729377746582</text:p>
              </table:table-cell>
              <table:table-cell office:value-type="float" office:value="-62.2747650146484">
                <text:p>-62.2747650146484</text:p>
              </table:table-cell>
              <table:table-cell office:value-type="float" office:value="-62.2638053894043">
                <text:p>-62.2638053894043</text:p>
              </table:table-cell>
              <table:table-cell office:value-type="float" office:value="-62.2717742919922">
                <text:p>-62.2717742919922</text:p>
              </table:table-cell>
              <table:table-cell office:value-type="float" office:value="-62.2708244323731">
                <text:p>-62.2708244323731</text:p>
              </table:table-cell>
              <table:table-cell office:value-type="float" office:value="-62.2849884033203">
                <text:p>-62.2849884033203</text:p>
              </table:table-cell>
              <table:table-cell office:value-type="float" office:value="-62.2813720703125">
                <text:p>-62.2813720703125</text:p>
              </table:table-cell>
              <table:table-cell office:value-type="float" office:value="-62.2614059448242">
                <text:p>-62.2614059448242</text:p>
              </table:table-cell>
              <table:table-cell office:value-type="float" office:value="-62.2884788513184">
                <text:p>-62.2884788513184</text:p>
              </table:table-cell>
              <table:table-cell office:value-type="float" office:value="-62.2821998596191">
                <text:p>-62.2821998596191</text:p>
              </table:table-cell>
              <table:table-cell office:value-type="float" office:value="-62.2798767089844">
                <text:p>-62.2798767089844</text:p>
              </table:table-cell>
              <table:table-cell office:value-type="float" office:value="-62.2777137756348">
                <text:p>-62.2777137756348</text:p>
              </table:table-cell>
              <table:table-cell office:value-type="float" office:value="-62.2731475830078">
                <text:p>-62.2731475830078</text:p>
              </table:table-cell>
              <table:table-cell office:value-type="float" office:value="-62.2723121643066">
                <text:p>-62.2723121643066</text:p>
              </table:table-cell>
              <table:table-cell office:value-type="float" office:value="-62.2822875976563">
                <text:p>-62.2822875976563</text:p>
              </table:table-cell>
              <table:table-cell office:value-type="float" office:value="-62.2786712646484">
                <text:p>-62.2786712646484</text:p>
              </table:table-cell>
              <table:table-cell office:value-type="float" office:value="-62.2615280151367">
                <text:p>-62.2615280151367</text:p>
              </table:table-cell>
              <table:table-cell office:value-type="float" office:value="-62.2658805847168">
                <text:p>-62.2658805847168</text:p>
              </table:table-cell>
              <table:table-cell office:value-type="float" office:value="-62.2596206665039">
                <text:p>-62.2596206665039</text:p>
              </table:table-cell>
              <table:table-cell office:value-type="float" office:value="-62.2573013305664">
                <text:p>-62.2573013305664</text:p>
              </table:table-cell>
              <table:table-cell office:value-type="float" office:value="-62.2870674133301">
                <text:p>-62.2870674133301</text:p>
              </table:table-cell>
              <table:table-cell office:value-type="float" office:value="-62.2892684936523">
                <text:p>-62.2892684936523</text:p>
              </table:table-cell>
              <table:table-cell office:value-type="float" office:value="-62.2829895019531">
                <text:p>-62.2829895019531</text:p>
              </table:table-cell>
              <table:table-cell office:value-type="float" office:value="-62.3056793212891">
                <text:p>-62.3056793212891</text:p>
              </table:table-cell>
              <table:table-cell office:value-type="float" office:value="-62.2760543823242">
                <text:p>-62.2760543823242</text:p>
              </table:table-cell>
              <table:table-cell office:value-type="float" office:value="-62.2735176086426">
                <text:p>-62.2735176086426</text:p>
              </table:table-cell>
              <table:table-cell office:value-type="float" office:value="-62.2827415466309">
                <text:p>-62.2827415466309</text:p>
              </table:table-cell>
              <table:table-cell office:value-type="float" office:value="-62.2809562683106">
                <text:p>-62.2809562683106</text:p>
              </table:table-cell>
              <table:table-cell office:value-type="float" office:value="-62.2839469909668">
                <text:p>-62.2839469909668</text:p>
              </table:table-cell>
              <table:table-cell office:value-type="float" office:value="-62.2836570739746">
                <text:p>-62.2836570739746</text:p>
              </table:table-cell>
              <table:table-cell office:value-type="float" office:value="-62.2772178649902">
                <text:p>-62.2772178649902</text:p>
              </table:table-cell>
              <table:table-cell office:value-type="float" office:value="-62.2890205383301">
                <text:p>-62.2890205383301</text:p>
              </table:table-cell>
              <table:table-cell office:value-type="float" office:value="-62.246940612793">
                <text:p>-62.246940612793</text:p>
              </table:table-cell>
              <table:table-cell office:value-type="float" office:value="-62.2900199890137">
                <text:p>-62.2900199890137</text:p>
              </table:table-cell>
              <table:table-cell office:value-type="float" office:value="-62.269287109375">
                <text:p>-62.269287109375</text:p>
              </table:table-cell>
              <table:table-cell office:value-type="float" office:value="-62.2785453796387">
                <text:p>-62.2785453796387</text:p>
              </table:table-cell>
              <table:table-cell office:value-type="float" office:value="-62.2658004760742">
                <text:p>-62.2658004760742</text:p>
              </table:table-cell>
              <table:table-cell office:value-type="float" office:value="-62.2759284973145">
                <text:p>-62.2759284973145</text:p>
              </table:table-cell>
              <table:table-cell office:value-type="float" office:value="-62.2910995483398">
                <text:p>-62.2910995483398</text:p>
              </table:table-cell>
              <table:table-cell office:value-type="float" office:value="-62.2862739562988">
                <text:p>-62.2862739562988</text:p>
              </table:table-cell>
              <table:table-cell office:value-type="float" office:value="-62.2703628540039">
                <text:p>-62.2703628540039</text:p>
              </table:table-cell>
              <table:table-cell office:value-type="float" office:value="-62.290397644043">
                <text:p>-62.290397644043</text:p>
              </table:table-cell>
              <table:table-cell office:value-type="float" office:value="-62.2766761779785">
                <text:p>-62.2766761779785</text:p>
              </table:table-cell>
              <table:table-cell office:value-type="float" office:value="-62.4187774658203">
                <text:p>-62.4187774658203</text:p>
              </table:table-cell>
              <table:table-cell office:value-type="float" office:value="-62.4343299865723">
                <text:p>-62.4343299865723</text:p>
              </table:table-cell>
              <table:table-cell office:value-type="float" office:value="-62.4389419555664">
                <text:p>-62.4389419555664</text:p>
              </table:table-cell>
              <table:table-cell office:value-type="float" office:value="-62.434455871582">
                <text:p>-62.434455871582</text:p>
              </table:table-cell>
              <table:table-cell office:value-type="float" office:value="-62.4342422485352">
                <text:p>-62.4342422485352</text:p>
              </table:table-cell>
              <table:table-cell office:value-type="float" office:value="-62.4402542114258">
                <text:p>-62.4402542114258</text:p>
              </table:table-cell>
              <table:table-cell office:value-type="float" office:value="-62.4422836303711">
                <text:p>-62.4422836303711</text:p>
              </table:table-cell>
              <table:table-cell office:value-type="float" office:value="-62.4387283325195">
                <text:p>-62.4387283325195</text:p>
              </table:table-cell>
              <table:table-cell office:value-type="float" office:value="-62.4346237182617">
                <text:p>-62.4346237182617</text:p>
              </table:table-cell>
              <table:table-cell office:value-type="float" office:value="-62.4321327209473">
                <text:p>-62.4321327209473</text:p>
              </table:table-cell>
              <table:table-cell office:value-type="float" office:value="-62.4213981628418">
                <text:p>-62.4213981628418</text:p>
              </table:table-cell>
              <table:table-cell office:value-type="float" office:value="-62.4260025024414">
                <text:p>-62.4260025024414</text:p>
              </table:table-cell>
              <table:table-cell office:value-type="float" office:value="-62.4312400817871">
                <text:p>-62.4312400817871</text:p>
              </table:table-cell>
              <table:table-cell office:value-type="float" office:value="-62.4438133239746">
                <text:p>-62.4438133239746</text:p>
              </table:table-cell>
              <table:table-cell office:value-type="float" office:value="-62.4538497924805">
                <text:p>-62.4538497924805</text:p>
              </table:table-cell>
              <table:table-cell office:value-type="float" office:value="-62.4424514770508">
                <text:p>-62.4424514770508</text:p>
              </table:table-cell>
              <table:table-cell office:value-type="float" office:value="-62.4326362609863">
                <text:p>-62.4326362609863</text:p>
              </table:table-cell>
              <table:table-cell office:value-type="float" office:value="-62.4438934326172">
                <text:p>-62.4438934326172</text:p>
              </table:table-cell>
              <table:table-cell office:value-type="float" office:value="-62.450927734375">
                <text:p>-62.450927734375</text:p>
              </table:table-cell>
              <table:table-cell office:value-type="float" office:value="-62.4300155639648">
                <text:p>-62.4300155639648</text:p>
              </table:table-cell>
              <table:table-cell office:value-type="float" office:value="-62.4342422485352">
                <text:p>-62.4342422485352</text:p>
              </table:table-cell>
              <table:table-cell office:value-type="float" office:value="-62.4267997741699">
                <text:p>-62.4267997741699</text:p>
              </table:table-cell>
              <table:table-cell office:value-type="float" office:value="-62.4241828918457">
                <text:p>-62.4241828918457</text:p>
              </table:table-cell>
              <table:table-cell office:value-type="float" office:value="-62.4257469177246">
                <text:p>-62.4257469177246</text:p>
              </table:table-cell>
              <table:table-cell office:value-type="float" office:value="-62.4340744018555">
                <text:p>-62.4340744018555</text:p>
              </table:table-cell>
              <table:table-cell office:value-type="float" office:value="-62.4216918945313">
                <text:p>-62.4216918945313</text:p>
              </table:table-cell>
              <table:table-cell office:value-type="float" office:value="-62.424690246582">
                <text:p>-62.424690246582</text:p>
              </table:table-cell>
              <table:table-cell office:value-type="float" office:value="-62.4425392150879">
                <text:p>-62.4425392150879</text:p>
              </table:table-cell>
              <table:table-cell office:value-type="float" office:value="-62.4225769042969">
                <text:p>-62.4225769042969</text:p>
              </table:table-cell>
              <table:table-cell office:value-type="float" office:value="-62.4243087768555">
                <text:p>-62.4243087768555</text:p>
              </table:table-cell>
              <table:table-cell office:value-type="float" office:value="-62.4574966430664">
                <text:p>-62.4574966430664</text:p>
              </table:table-cell>
              <table:table-cell office:value-type="float" office:value="-62.4351768493652">
                <text:p>-62.4351768493652</text:p>
              </table:table-cell>
              <table:table-cell office:value-type="float" office:value="-62.4053192138672">
                <text:p>-62.4053192138672</text:p>
              </table:table-cell>
              <table:table-cell office:value-type="float" office:value="-62.4349250793457">
                <text:p>-62.4349250793457</text:p>
              </table:table-cell>
              <table:table-cell office:value-type="float" office:value="-62.4342041015625">
                <text:p>-62.4342041015625</text:p>
              </table:table-cell>
              <table:table-cell office:value-type="float" office:value="-62.439022064209">
                <text:p>-62.439022064209</text:p>
              </table:table-cell>
              <table:table-cell office:value-type="float" office:value="-62.4316635131836">
                <text:p>-62.4316635131836</text:p>
              </table:table-cell>
              <table:table-cell office:value-type="float" office:value="-62.4348793029785">
                <text:p>-62.4348793029785</text:p>
              </table:table-cell>
              <table:table-cell office:value-type="float" office:value="-62.4338226318359">
                <text:p>-62.4338226318359</text:p>
              </table:table-cell>
              <table:table-cell office:value-type="float" office:value="-62.4250297546387">
                <text:p>-62.4250297546387</text:p>
              </table:table-cell>
              <table:table-cell office:value-type="float" office:value="-62.4264640808106">
                <text:p>-62.4264640808106</text:p>
              </table:table-cell>
              <table:table-cell office:value-type="float" office:value="-62.4537696838379">
                <text:p>-62.4537696838379</text:p>
              </table:table-cell>
              <table:table-cell office:value-type="float" office:value="-62.4336090087891">
                <text:p>-62.4336090087891</text:p>
              </table:table-cell>
              <table:table-cell office:value-type="float" office:value="-62.4485549926758">
                <text:p>-62.4485549926758</text:p>
              </table:table-cell>
              <table:table-cell office:value-type="float" office:value="-62.4443588256836">
                <text:p>-62.4443588256836</text:p>
              </table:table-cell>
              <table:table-cell office:value-type="float" office:value="-62.4382667541504">
                <text:p>-62.4382667541504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-62.2908935546875">
                <text:p>-62.2908935546875</text:p>
                <draw:g>
                  <svg:desc>optymalizacja_wycinana_z_trace.A8:optymalizacja_wycinana_z_trace.OJ8</svg:desc>
                </draw:g>
              </table:table-cell>
              <table:table-cell office:value-type="float" office:value="-62.290225982666">
                <text:p>-62.290225982666</text:p>
              </table:table-cell>
              <table:table-cell office:value-type="float" office:value="-62.2664604187012">
                <text:p>-62.2664604187012</text:p>
              </table:table-cell>
              <table:table-cell office:value-type="float" office:value="-62.2821998596191">
                <text:p>-62.2821998596191</text:p>
              </table:table-cell>
              <table:table-cell office:value-type="float" office:value="-62.2700729370117">
                <text:p>-62.2700729370117</text:p>
              </table:table-cell>
              <table:table-cell office:value-type="float" office:value="-62.2810401916504">
                <text:p>-62.2810401916504</text:p>
              </table:table-cell>
              <table:table-cell office:value-type="float" office:value="-62.2741432189941">
                <text:p>-62.2741432189941</text:p>
              </table:table-cell>
              <table:table-cell office:value-type="float" office:value="-62.2861938476563">
                <text:p>-62.2861938476563</text:p>
              </table:table-cell>
              <table:table-cell office:value-type="float" office:value="-62.2998847961426">
                <text:p>-62.2998847961426</text:p>
              </table:table-cell>
              <table:table-cell office:value-type="float" office:value="-62.280704498291">
                <text:p>-62.280704498291</text:p>
              </table:table-cell>
              <table:table-cell office:value-type="float" office:value="-62.2965965270996">
                <text:p>-62.2965965270996</text:p>
              </table:table-cell>
              <table:table-cell office:value-type="float" office:value="-62.2692451477051">
                <text:p>-62.2692451477051</text:p>
              </table:table-cell>
              <table:table-cell office:value-type="float" office:value="-62.2968444824219">
                <text:p>-62.2968444824219</text:p>
              </table:table-cell>
              <table:table-cell office:value-type="float" office:value="-62.2933921813965">
                <text:p>-62.2933921813965</text:p>
              </table:table-cell>
              <table:table-cell office:value-type="float" office:value="-62.2873992919922">
                <text:p>-62.2873992919922</text:p>
              </table:table-cell>
              <table:table-cell office:value-type="float" office:value="-62.2983436584473">
                <text:p>-62.2983436584473</text:p>
              </table:table-cell>
              <table:table-cell office:value-type="float" office:value="-62.3009300231934">
                <text:p>-62.3009300231934</text:p>
              </table:table-cell>
              <table:table-cell office:value-type="float" office:value="-62.3012199401856">
                <text:p>-62.3012199401856</text:p>
              </table:table-cell>
              <table:table-cell office:value-type="float" office:value="-62.2913932800293">
                <text:p>-62.2913932800293</text:p>
              </table:table-cell>
              <table:table-cell office:value-type="float" office:value="-62.300178527832">
                <text:p>-62.300178527832</text:p>
              </table:table-cell>
              <table:table-cell office:value-type="float" office:value="-62.2823715209961">
                <text:p>-62.2823715209961</text:p>
              </table:table-cell>
              <table:table-cell office:value-type="float" office:value="-62.2912292480469">
                <text:p>-62.2912292480469</text:p>
              </table:table-cell>
              <table:table-cell office:value-type="float" office:value="-62.2924346923828">
                <text:p>-62.2924346923828</text:p>
              </table:table-cell>
              <table:table-cell office:value-type="float" office:value="-62.2718162536621">
                <text:p>-62.2718162536621</text:p>
              </table:table-cell>
              <table:table-cell office:value-type="float" office:value="-62.2760543823242">
                <text:p>-62.2760543823242</text:p>
              </table:table-cell>
              <table:table-cell office:value-type="float" office:value="-62.2815780639648">
                <text:p>-62.2815780639648</text:p>
              </table:table-cell>
              <table:table-cell office:value-type="float" office:value="-62.2851943969727">
                <text:p>-62.2851943969727</text:p>
              </table:table-cell>
              <table:table-cell office:value-type="float" office:value="-62.2868194580078">
                <text:p>-62.2868194580078</text:p>
              </table:table-cell>
              <table:table-cell office:value-type="float" office:value="-62.2757186889648">
                <text:p>-62.2757186889648</text:p>
              </table:table-cell>
              <table:table-cell office:value-type="float" office:value="-62.290225982666">
                <text:p>-62.290225982666</text:p>
              </table:table-cell>
              <table:table-cell office:value-type="float" office:value="-62.3025512695313">
                <text:p>-62.3025512695313</text:p>
              </table:table-cell>
              <table:table-cell office:value-type="float" office:value="-62.2752227783203">
                <text:p>-62.2752227783203</text:p>
              </table:table-cell>
              <table:table-cell office:value-type="float" office:value="-62.2741813659668">
                <text:p>-62.2741813659668</text:p>
              </table:table-cell>
              <table:table-cell office:value-type="float" office:value="-62.2499656677246">
                <text:p>-62.2499656677246</text:p>
              </table:table-cell>
              <table:table-cell office:value-type="float" office:value="-62.2967224121094">
                <text:p>-62.2967224121094</text:p>
              </table:table-cell>
              <table:table-cell office:value-type="float" office:value="-62.2779235839844">
                <text:p>-62.2779235839844</text:p>
              </table:table-cell>
              <table:table-cell office:value-type="float" office:value="-62.2968444824219">
                <text:p>-62.2968444824219</text:p>
              </table:table-cell>
              <table:table-cell office:value-type="float" office:value="-62.2766761779785">
                <text:p>-62.2766761779785</text:p>
              </table:table-cell>
              <table:table-cell office:value-type="float" office:value="-62.2802505493164">
                <text:p>-62.2802505493164</text:p>
              </table:table-cell>
              <table:table-cell office:value-type="float" office:value="-62.278507232666">
                <text:p>-62.278507232666</text:p>
              </table:table-cell>
              <table:table-cell office:value-type="float" office:value="-62.2899360656738">
                <text:p>-62.2899360656738</text:p>
              </table:table-cell>
              <table:table-cell office:value-type="float" office:value="-62.2916831970215">
                <text:p>-62.2916831970215</text:p>
              </table:table-cell>
              <table:table-cell office:value-type="float" office:value="-62.287899017334">
                <text:p>-62.287899017334</text:p>
              </table:table-cell>
              <table:table-cell office:value-type="float" office:value="-62.2890205383301">
                <text:p>-62.2890205383301</text:p>
              </table:table-cell>
              <table:table-cell office:value-type="float" office:value="-62.2689971923828">
                <text:p>-62.2689971923828</text:p>
              </table:table-cell>
              <table:table-cell office:value-type="float" office:value="-62.30859375">
                <text:p>-62.30859375</text:p>
              </table:table-cell>
              <table:table-cell office:value-type="float" office:value="-62.2866096496582">
                <text:p>-62.2866096496582</text:p>
              </table:table-cell>
              <table:table-cell office:value-type="float" office:value="-62.2997627258301">
                <text:p>-62.2997627258301</text:p>
              </table:table-cell>
              <table:table-cell office:value-type="float" office:value="-62.287899017334">
                <text:p>-62.287899017334</text:p>
              </table:table-cell>
              <table:table-cell office:value-type="float" office:value="-62.3132247924805">
                <text:p>-62.3132247924805</text:p>
              </table:table-cell>
              <table:table-cell office:value-type="float" office:value="-62.2868995666504">
                <text:p>-62.2868995666504</text:p>
              </table:table-cell>
              <table:table-cell office:value-type="float" office:value="-62.3098068237305">
                <text:p>-62.3098068237305</text:p>
              </table:table-cell>
              <table:table-cell office:value-type="float" office:value="-62.2991790771484">
                <text:p>-62.2991790771484</text:p>
              </table:table-cell>
              <table:table-cell office:value-type="float" office:value="-62.2836151123047">
                <text:p>-62.2836151123047</text:p>
              </table:table-cell>
              <table:table-cell office:value-type="float" office:value="-62.2937622070313">
                <text:p>-62.2937622070313</text:p>
              </table:table-cell>
              <table:table-cell office:value-type="float" office:value="-62.3035087585449">
                <text:p>-62.3035087585449</text:p>
              </table:table-cell>
              <table:table-cell office:value-type="float" office:value="-62.2848625183106">
                <text:p>-62.2848625183106</text:p>
              </table:table-cell>
              <table:table-cell office:value-type="float" office:value="-62.2777976989746">
                <text:p>-62.2777976989746</text:p>
              </table:table-cell>
              <table:table-cell office:value-type="float" office:value="-62.2910575866699">
                <text:p>-62.2910575866699</text:p>
              </table:table-cell>
              <table:table-cell office:value-type="float" office:value="-62.2961387634277">
                <text:p>-62.2961387634277</text:p>
              </table:table-cell>
              <table:table-cell office:value-type="float" office:value="-62.2794151306152">
                <text:p>-62.2794151306152</text:p>
              </table:table-cell>
              <table:table-cell office:value-type="float" office:value="-62.3010520935059">
                <text:p>-62.3010520935059</text:p>
              </table:table-cell>
              <table:table-cell office:value-type="float" office:value="-62.2850303649902">
                <text:p>-62.2850303649902</text:p>
              </table:table-cell>
              <table:table-cell office:value-type="float" office:value="-62.2632255554199">
                <text:p>-62.2632255554199</text:p>
              </table:table-cell>
              <table:table-cell office:value-type="float" office:value="-62.275764465332">
                <text:p>-62.275764465332</text:p>
              </table:table-cell>
              <table:table-cell office:value-type="float" office:value="-62.2812461853027">
                <text:p>-62.2812461853027</text:p>
              </table:table-cell>
              <table:table-cell office:value-type="float" office:value="-62.2882308959961">
                <text:p>-62.2882308959961</text:p>
              </table:table-cell>
              <table:table-cell office:value-type="float" office:value="-62.2906036376953">
                <text:p>-62.2906036376953</text:p>
              </table:table-cell>
              <table:table-cell office:value-type="float" office:value="-62.2856140136719">
                <text:p>-62.2856140136719</text:p>
              </table:table-cell>
              <table:table-cell office:value-type="float" office:value="-62.295597076416">
                <text:p>-62.295597076416</text:p>
              </table:table-cell>
              <table:table-cell office:value-type="float" office:value="-62.2986755371094">
                <text:p>-62.2986755371094</text:p>
              </table:table-cell>
              <table:table-cell office:value-type="float" office:value="-62.3034248352051">
                <text:p>-62.3034248352051</text:p>
              </table:table-cell>
              <table:table-cell office:value-type="float" office:value="-62.2780876159668">
                <text:p>-62.2780876159668</text:p>
              </table:table-cell>
              <table:table-cell office:value-type="float" office:value="-62.3098449707031">
                <text:p>-62.3098449707031</text:p>
              </table:table-cell>
              <table:table-cell office:value-type="float" office:value="-62.3041763305664">
                <text:p>-62.3041763305664</text:p>
              </table:table-cell>
              <table:table-cell office:value-type="float" office:value="-62.301887512207">
                <text:p>-62.301887512207</text:p>
              </table:table-cell>
              <table:table-cell office:value-type="float" office:value="-62.2970123291016">
                <text:p>-62.2970123291016</text:p>
              </table:table-cell>
              <table:table-cell office:value-type="float" office:value="-62.3226165771484">
                <text:p>-62.3226165771484</text:p>
              </table:table-cell>
              <table:table-cell office:value-type="float" office:value="-62.3048439025879">
                <text:p>-62.3048439025879</text:p>
              </table:table-cell>
              <table:table-cell office:value-type="float" office:value="-62.2948913574219">
                <text:p>-62.2948913574219</text:p>
              </table:table-cell>
              <table:table-cell office:value-type="float" office:value="-62.300178527832">
                <text:p>-62.300178527832</text:p>
              </table:table-cell>
              <table:table-cell office:value-type="float" office:value="-62.2813720703125">
                <text:p>-62.2813720703125</text:p>
              </table:table-cell>
              <table:table-cell office:value-type="float" office:value="-62.2898941040039">
                <text:p>-62.2898941040039</text:p>
              </table:table-cell>
              <table:table-cell office:value-type="float" office:value="-62.2953453063965">
                <text:p>-62.2953453063965</text:p>
              </table:table-cell>
              <table:table-cell office:value-type="float" office:value="-62.2932662963867">
                <text:p>-62.2932662963867</text:p>
              </table:table-cell>
              <table:table-cell office:value-type="float" office:value="-62.297306060791">
                <text:p>-62.297306060791</text:p>
              </table:table-cell>
              <table:table-cell office:value-type="float" office:value="-62.2792510986328">
                <text:p>-62.2792510986328</text:p>
              </table:table-cell>
              <table:table-cell office:value-type="float" office:value="-62.2810821533203">
                <text:p>-62.2810821533203</text:p>
              </table:table-cell>
              <table:table-cell office:value-type="float" office:value="-62.2821998596191">
                <text:p>-62.2821998596191</text:p>
              </table:table-cell>
              <table:table-cell office:value-type="float" office:value="-62.2900199890137">
                <text:p>-62.2900199890137</text:p>
              </table:table-cell>
              <table:table-cell office:value-type="float" office:value="-62.2916450500488">
                <text:p>-62.2916450500488</text:p>
              </table:table-cell>
              <table:table-cell office:value-type="float" office:value="-62.2668380737305">
                <text:p>-62.2668380737305</text:p>
              </table:table-cell>
              <table:table-cell office:value-type="float" office:value="-62.2846145629883">
                <text:p>-62.2846145629883</text:p>
              </table:table-cell>
              <table:table-cell office:value-type="float" office:value="-62.2881889343262">
                <text:p>-62.2881889343262</text:p>
              </table:table-cell>
              <table:table-cell office:value-type="float" office:value="-62.2921867370606">
                <text:p>-62.2921867370606</text:p>
              </table:table-cell>
              <table:table-cell office:value-type="float" office:value="-62.2886505126953">
                <text:p>-62.2886505126953</text:p>
              </table:table-cell>
              <table:table-cell office:value-type="float" office:value="-62.294059753418">
                <text:p>-62.294059753418</text:p>
              </table:table-cell>
              <table:table-cell office:value-type="float" office:value="-62.2955131530762">
                <text:p>-62.2955131530762</text:p>
              </table:table-cell>
              <table:table-cell office:value-type="float" office:value="-62.2966804504395">
                <text:p>-62.2966804504395</text:p>
              </table:table-cell>
              <table:table-cell office:value-type="float" office:value="-62.2775077819824">
                <text:p>-62.2775077819824</text:p>
              </table:table-cell>
              <table:table-cell office:value-type="float" office:value="-62.2946434020996">
                <text:p>-62.2946434020996</text:p>
              </table:table-cell>
              <table:table-cell office:value-type="float" office:value="-62.2925186157227">
                <text:p>-62.2925186157227</text:p>
              </table:table-cell>
              <table:table-cell office:value-type="float" office:value="-62.2951812744141">
                <text:p>-62.2951812744141</text:p>
              </table:table-cell>
              <table:table-cell office:value-type="float" office:value="-62.302303314209">
                <text:p>-62.302303314209</text:p>
              </table:table-cell>
              <table:table-cell office:value-type="float" office:value="-62.2725257873535">
                <text:p>-62.2725257873535</text:p>
              </table:table-cell>
              <table:table-cell office:value-type="float" office:value="-62.279167175293">
                <text:p>-62.279167175293</text:p>
              </table:table-cell>
              <table:table-cell office:value-type="float" office:value="-62.280704498291">
                <text:p>-62.280704498291</text:p>
              </table:table-cell>
              <table:table-cell office:value-type="float" office:value="-62.2966384887695">
                <text:p>-62.2966384887695</text:p>
              </table:table-cell>
              <table:table-cell office:value-type="float" office:value="-62.2951393127441">
                <text:p>-62.2951393127441</text:p>
              </table:table-cell>
              <table:table-cell office:value-type="float" office:value="-62.2977180480957">
                <text:p>-62.2977180480957</text:p>
              </table:table-cell>
              <table:table-cell office:value-type="float" office:value="-62.3103904724121">
                <text:p>-62.3103904724121</text:p>
              </table:table-cell>
              <table:table-cell office:value-type="float" office:value="-62.2976379394531">
                <text:p>-62.2976379394531</text:p>
              </table:table-cell>
              <table:table-cell office:value-type="float" office:value="-62.2994270324707">
                <text:p>-62.2994270324707</text:p>
              </table:table-cell>
              <table:table-cell office:value-type="float" office:value="-62.2875671386719">
                <text:p>-62.2875671386719</text:p>
              </table:table-cell>
              <table:table-cell office:value-type="float" office:value="-62.2922286987305">
                <text:p>-62.2922286987305</text:p>
              </table:table-cell>
              <table:table-cell office:value-type="float" office:value="-62.279712677002">
                <text:p>-62.279712677002</text:p>
              </table:table-cell>
              <table:table-cell office:value-type="float" office:value="-62.2808303833008">
                <text:p>-62.2808303833008</text:p>
              </table:table-cell>
              <table:table-cell office:value-type="float" office:value="-62.2816619873047">
                <text:p>-62.2816619873047</text:p>
              </table:table-cell>
              <table:table-cell office:value-type="float" office:value="-62.2633514404297">
                <text:p>-62.2633514404297</text:p>
              </table:table-cell>
              <table:table-cell office:value-type="float" office:value="-62.2886505126953">
                <text:p>-62.2886505126953</text:p>
              </table:table-cell>
              <table:table-cell office:value-type="float" office:value="-62.2789192199707">
                <text:p>-62.2789192199707</text:p>
              </table:table-cell>
              <table:table-cell office:value-type="float" office:value="-62.2805824279785">
                <text:p>-62.2805824279785</text:p>
              </table:table-cell>
              <table:table-cell office:value-type="float" office:value="-62.2785873413086">
                <text:p>-62.2785873413086</text:p>
              </table:table-cell>
              <table:table-cell office:value-type="float" office:value="-62.2947654724121">
                <text:p>-62.2947654724121</text:p>
              </table:table-cell>
              <table:table-cell office:value-type="float" office:value="-62.2713623046875">
                <text:p>-62.2713623046875</text:p>
              </table:table-cell>
              <table:table-cell office:value-type="float" office:value="-62.3020935058594">
                <text:p>-62.3020935058594</text:p>
              </table:table-cell>
              <table:table-cell office:value-type="float" office:value="-62.2993431091309">
                <text:p>-62.2993431091309</text:p>
              </table:table-cell>
              <table:table-cell office:value-type="float" office:value="-62.2731475830078">
                <text:p>-62.2731475830078</text:p>
              </table:table-cell>
              <table:table-cell office:value-type="float" office:value="-62.2782135009766">
                <text:p>-62.2782135009766</text:p>
              </table:table-cell>
              <table:table-cell office:value-type="float" office:value="-62.2917671203613">
                <text:p>-62.2917671203613</text:p>
              </table:table-cell>
              <table:table-cell office:value-type="float" office:value="-62.2976379394531">
                <text:p>-62.2976379394531</text:p>
              </table:table-cell>
              <table:table-cell office:value-type="float" office:value="-62.288688659668">
                <text:p>-62.288688659668</text:p>
              </table:table-cell>
              <table:table-cell office:value-type="float" office:value="-62.2809982299805">
                <text:p>-62.2809982299805</text:p>
              </table:table-cell>
              <table:table-cell office:value-type="float" office:value="-62.3114738464356">
                <text:p>-62.3114738464356</text:p>
              </table:table-cell>
              <table:table-cell office:value-type="float" office:value="-62.2924346923828">
                <text:p>-62.2924346923828</text:p>
              </table:table-cell>
              <table:table-cell office:value-type="float" office:value="-62.2615280151367">
                <text:p>-62.2615280151367</text:p>
              </table:table-cell>
              <table:table-cell office:value-type="float" office:value="-62.2910995483398">
                <text:p>-62.2910995483398</text:p>
              </table:table-cell>
              <table:table-cell office:value-type="float" office:value="-62.2857780456543">
                <text:p>-62.2857780456543</text:p>
              </table:table-cell>
              <table:table-cell office:value-type="float" office:value="-62.2947654724121">
                <text:p>-62.2947654724121</text:p>
              </table:table-cell>
              <table:table-cell office:value-type="float" office:value="-62.283576965332">
                <text:p>-62.283576965332</text:p>
              </table:table-cell>
              <table:table-cell office:value-type="float" office:value="-62.2721481323242">
                <text:p>-62.2721481323242</text:p>
              </table:table-cell>
              <table:table-cell office:value-type="float" office:value="-62.2790870666504">
                <text:p>-62.2790870666504</text:p>
              </table:table-cell>
              <table:table-cell office:value-type="float" office:value="-62.2753448486328">
                <text:p>-62.2753448486328</text:p>
              </table:table-cell>
              <table:table-cell office:value-type="float" office:value="-62.2907676696777">
                <text:p>-62.2907676696777</text:p>
              </table:table-cell>
              <table:table-cell office:value-type="float" office:value="-62.2869415283203">
                <text:p>-62.2869415283203</text:p>
              </table:table-cell>
              <table:table-cell office:value-type="float" office:value="-62.2792091369629">
                <text:p>-62.2792091369629</text:p>
              </table:table-cell>
              <table:table-cell office:value-type="float" office:value="-62.2919731140137">
                <text:p>-62.2919731140137</text:p>
              </table:table-cell>
              <table:table-cell office:value-type="float" office:value="-62.2798347473145">
                <text:p>-62.2798347473145</text:p>
              </table:table-cell>
              <table:table-cell office:value-type="float" office:value="-62.2820777893066">
                <text:p>-62.2820777893066</text:p>
              </table:table-cell>
              <table:table-cell office:value-type="float" office:value="-62.2945137023926">
                <text:p>-62.2945137023926</text:p>
              </table:table-cell>
              <table:table-cell office:value-type="float" office:value="-62.3043403625488">
                <text:p>-62.3043403625488</text:p>
              </table:table-cell>
              <table:table-cell office:value-type="float" office:value="-62.296802520752">
                <text:p>-62.296802520752</text:p>
              </table:table-cell>
              <table:table-cell office:value-type="float" office:value="-62.3347358703613">
                <text:p>-62.3347358703613</text:p>
              </table:table-cell>
              <table:table-cell office:value-type="float" office:value="-62.2956809997559">
                <text:p>-62.2956809997559</text:p>
              </table:table-cell>
              <table:table-cell office:value-type="float" office:value="-62.2755165100098">
                <text:p>-62.2755165100098</text:p>
              </table:table-cell>
              <table:table-cell office:value-type="float" office:value="-62.2880249023438">
                <text:p>-62.2880249023438</text:p>
              </table:table-cell>
              <table:table-cell office:value-type="float" office:value="-62.2927665710449">
                <text:p>-62.2927665710449</text:p>
              </table:table-cell>
              <table:table-cell office:value-type="float" office:value="-62.2849884033203">
                <text:p>-62.2849884033203</text:p>
              </table:table-cell>
              <table:table-cell office:value-type="float" office:value="-62.2968444824219">
                <text:p>-62.2968444824219</text:p>
              </table:table-cell>
              <table:table-cell office:value-type="float" office:value="-62.2870674133301">
                <text:p>-62.2870674133301</text:p>
              </table:table-cell>
              <table:table-cell office:value-type="float" office:value="-62.259162902832">
                <text:p>-62.259162902832</text:p>
              </table:table-cell>
              <table:table-cell office:value-type="float" office:value="-62.2706985473633">
                <text:p>-62.2706985473633</text:p>
              </table:table-cell>
              <table:table-cell office:value-type="float" office:value="-62.2878570556641">
                <text:p>-62.2878570556641</text:p>
              </table:table-cell>
              <table:table-cell office:value-type="float" office:value="-62.2952651977539">
                <text:p>-62.2952651977539</text:p>
              </table:table-cell>
              <table:table-cell office:value-type="float" office:value="-62.2906036376953">
                <text:p>-62.2906036376953</text:p>
              </table:table-cell>
              <table:table-cell office:value-type="float" office:value="-62.3080520629883">
                <text:p>-62.3080520629883</text:p>
              </table:table-cell>
              <table:table-cell office:value-type="float" office:value="-62.2880249023438">
                <text:p>-62.2880249023438</text:p>
              </table:table-cell>
              <table:table-cell office:value-type="float" office:value="-62.2792930603027">
                <text:p>-62.2792930603027</text:p>
              </table:table-cell>
              <table:table-cell office:value-type="float" office:value="-62.277961730957">
                <text:p>-62.277961730957</text:p>
              </table:table-cell>
              <table:table-cell office:value-type="float" office:value="-62.3021774291992">
                <text:p>-62.3021774291992</text:p>
              </table:table-cell>
              <table:table-cell office:value-type="float" office:value="-62.2945976257324">
                <text:p>-62.2945976257324</text:p>
              </table:table-cell>
              <table:table-cell office:value-type="float" office:value="-62.2913551330566">
                <text:p>-62.2913551330566</text:p>
              </table:table-cell>
              <table:table-cell office:value-type="float" office:value="-62.290397644043">
                <text:p>-62.290397644043</text:p>
              </table:table-cell>
              <table:table-cell office:value-type="float" office:value="-62.2853622436523">
                <text:p>-62.2853622436523</text:p>
              </table:table-cell>
              <table:table-cell office:value-type="float" office:value="-62.3022575378418">
                <text:p>-62.3022575378418</text:p>
              </table:table-cell>
              <table:table-cell office:value-type="float" office:value="-62.2830314636231">
                <text:p>-62.2830314636231</text:p>
              </table:table-cell>
              <table:table-cell office:value-type="float" office:value="-62.2942237854004">
                <text:p>-62.2942237854004</text:p>
              </table:table-cell>
              <table:table-cell office:value-type="float" office:value="-62.3050117492676">
                <text:p>-62.3050117492676</text:p>
              </table:table-cell>
              <table:table-cell office:value-type="float" office:value="-62.2917251586914">
                <text:p>-62.2917251586914</text:p>
              </table:table-cell>
              <table:table-cell office:value-type="float" office:value="-62.3038444519043">
                <text:p>-62.3038444519043</text:p>
              </table:table-cell>
              <table:table-cell office:value-type="float" office:value="-62.287483215332">
                <text:p>-62.287483215332</text:p>
              </table:table-cell>
              <table:table-cell office:value-type="float" office:value="-62.2652206420898">
                <text:p>-62.2652206420898</text:p>
              </table:table-cell>
              <table:table-cell office:value-type="float" office:value="-62.2863159179688">
                <text:p>-62.2863159179688</text:p>
              </table:table-cell>
              <table:table-cell office:value-type="float" office:value="-62.2770538330078">
                <text:p>-62.2770538330078</text:p>
              </table:table-cell>
              <table:table-cell office:value-type="float" office:value="-62.2702789306641">
                <text:p>-62.2702789306641</text:p>
              </table:table-cell>
              <table:table-cell office:value-type="float" office:value="-62.2820777893066">
                <text:p>-62.2820777893066</text:p>
              </table:table-cell>
              <table:table-cell office:value-type="float" office:value="-62.274227142334">
                <text:p>-62.274227142334</text:p>
              </table:table-cell>
              <table:table-cell office:value-type="float" office:value="-62.2953872680664">
                <text:p>-62.2953872680664</text:p>
              </table:table-cell>
              <table:table-cell office:value-type="float" office:value="-62.2556800842285">
                <text:p>-62.2556800842285</text:p>
              </table:table-cell>
              <table:table-cell office:value-type="float" office:value="-62.285400390625">
                <text:p>-62.285400390625</text:p>
              </table:table-cell>
              <table:table-cell office:value-type="float" office:value="-62.285572052002">
                <text:p>-62.285572052002</text:p>
              </table:table-cell>
              <table:table-cell office:value-type="float" office:value="-62.2849044799805">
                <text:p>-62.2849044799805</text:p>
              </table:table-cell>
              <table:table-cell office:value-type="float" office:value="-62.2951393127441">
                <text:p>-62.2951393127441</text:p>
              </table:table-cell>
              <table:table-cell office:value-type="float" office:value="-62.2814979553223">
                <text:p>-62.2814979553223</text:p>
              </table:table-cell>
              <table:table-cell office:value-type="float" office:value="-62.2864456176758">
                <text:p>-62.2864456176758</text:p>
              </table:table-cell>
              <table:table-cell office:value-type="float" office:value="-62.2851104736328">
                <text:p>-62.2851104736328</text:p>
              </table:table-cell>
              <table:table-cell office:value-type="float" office:value="-62.2854461669922">
                <text:p>-62.2854461669922</text:p>
              </table:table-cell>
              <table:table-cell office:value-type="float" office:value="-62.2930603027344">
                <text:p>-62.2930603027344</text:p>
              </table:table-cell>
              <table:table-cell office:value-type="float" office:value="-62.3000907897949">
                <text:p>-62.3000907897949</text:p>
              </table:table-cell>
              <table:table-cell office:value-type="float" office:value="-62.3058471679688">
                <text:p>-62.3058471679688</text:p>
              </table:table-cell>
              <table:table-cell office:value-type="float" office:value="-62.3080940246582">
                <text:p>-62.3080940246582</text:p>
              </table:table-cell>
              <table:table-cell office:value-type="float" office:value="-62.2918090820313">
                <text:p>-62.2918090820313</text:p>
              </table:table-cell>
              <table:table-cell office:value-type="float" office:value="-62.2982635498047">
                <text:p>-62.2982635498047</text:p>
              </table:table-cell>
              <table:table-cell office:value-type="float" office:value="-62.2633934020996">
                <text:p>-62.2633934020996</text:p>
              </table:table-cell>
              <table:table-cell office:value-type="float" office:value="-62.2845726013184">
                <text:p>-62.2845726013184</text:p>
              </table:table-cell>
              <table:table-cell office:value-type="float" office:value="-62.2796249389648">
                <text:p>-62.2796249389648</text:p>
              </table:table-cell>
              <table:table-cell office:value-type="float" office:value="-62.2913932800293">
                <text:p>-62.2913932800293</text:p>
              </table:table-cell>
              <table:table-cell office:value-type="float" office:value="-62.2891044616699">
                <text:p>-62.2891044616699</text:p>
              </table:table-cell>
              <table:table-cell office:value-type="float" office:value="-62.2804985046387">
                <text:p>-62.2804985046387</text:p>
              </table:table-cell>
              <table:table-cell office:value-type="float" office:value="-62.2834091186523">
                <text:p>-62.2834091186523</text:p>
              </table:table-cell>
              <table:table-cell office:value-type="float" office:value="-62.2846984863281">
                <text:p>-62.2846984863281</text:p>
              </table:table-cell>
              <table:table-cell office:value-type="float" office:value="-62.2706985473633">
                <text:p>-62.2706985473633</text:p>
              </table:table-cell>
              <table:table-cell office:value-type="float" office:value="-62.2797508239746">
                <text:p>-62.2797508239746</text:p>
              </table:table-cell>
              <table:table-cell office:value-type="float" office:value="-62.3009719848633">
                <text:p>-62.3009719848633</text:p>
              </table:table-cell>
              <table:table-cell office:value-type="float" office:value="-62.2905197143555">
                <text:p>-62.2905197143555</text:p>
              </table:table-cell>
              <table:table-cell office:value-type="float" office:value="-62.2985916137695">
                <text:p>-62.2985916137695</text:p>
              </table:table-cell>
              <table:table-cell office:value-type="float" office:value="-62.2892684936523">
                <text:p>-62.2892684936523</text:p>
              </table:table-cell>
              <table:table-cell office:value-type="float" office:value="-62.2899780273438">
                <text:p>-62.2899780273438</text:p>
              </table:table-cell>
              <table:table-cell office:value-type="float" office:value="-62.2922286987305">
                <text:p>-62.2922286987305</text:p>
              </table:table-cell>
              <table:table-cell office:value-type="float" office:value="-62.2978439331055">
                <text:p>-62.2978439331055</text:p>
              </table:table-cell>
              <table:table-cell office:value-type="float" office:value="-62.3001327514648">
                <text:p>-62.3001327514648</text:p>
              </table:table-cell>
              <table:table-cell office:value-type="float" office:value="-62.2814559936523">
                <text:p>-62.2814559936523</text:p>
              </table:table-cell>
              <table:table-cell office:value-type="float" office:value="-62.2797927856445">
                <text:p>-62.2797927856445</text:p>
              </table:table-cell>
              <table:table-cell office:value-type="float" office:value="-62.2963905334473">
                <text:p>-62.2963905334473</text:p>
              </table:table-cell>
              <table:table-cell office:value-type="float" office:value="-62.2728157043457">
                <text:p>-62.2728157043457</text:p>
              </table:table-cell>
              <table:table-cell office:value-type="float" office:value="-62.2763442993164">
                <text:p>-62.2763442993164</text:p>
              </table:table-cell>
              <table:table-cell office:value-type="float" office:value="-62.2902679443359">
                <text:p>-62.2902679443359</text:p>
              </table:table-cell>
              <table:table-cell office:value-type="float" office:value="-62.2873153686523">
                <text:p>-62.2873153686523</text:p>
              </table:table-cell>
              <table:table-cell office:value-type="float" office:value="-62.2878150939941">
                <text:p>-62.2878150939941</text:p>
              </table:table-cell>
              <table:table-cell office:value-type="float" office:value="-62.3000106811523">
                <text:p>-62.3000106811523</text:p>
              </table:table-cell>
              <table:table-cell office:value-type="float" office:value="-62.2890205383301">
                <text:p>-62.2890205383301</text:p>
              </table:table-cell>
              <table:table-cell office:value-type="float" office:value="-62.3055114746094">
                <text:p>-62.3055114746094</text:p>
              </table:table-cell>
              <table:table-cell office:value-type="float" office:value="-62.3035507202148">
                <text:p>-62.3035507202148</text:p>
              </table:table-cell>
              <table:table-cell office:value-type="float" office:value="-62.2693672180176">
                <text:p>-62.2693672180176</text:p>
              </table:table-cell>
              <table:table-cell office:value-type="float" office:value="-62.2698669433594">
                <text:p>-62.2698669433594</text:p>
              </table:table-cell>
              <table:table-cell office:value-type="float" office:value="-62.2813301086426">
                <text:p>-62.2813301086426</text:p>
              </table:table-cell>
              <table:table-cell office:value-type="float" office:value="-62.2645988464356">
                <text:p>-62.2645988464356</text:p>
              </table:table-cell>
              <table:table-cell office:value-type="float" office:value="-62.2820358276367">
                <text:p>-62.2820358276367</text:p>
              </table:table-cell>
              <table:table-cell office:value-type="float" office:value="-62.2831153869629">
                <text:p>-62.2831153869629</text:p>
              </table:table-cell>
              <table:table-cell office:value-type="float" office:value="-62.2878150939941">
                <text:p>-62.2878150939941</text:p>
              </table:table-cell>
              <table:table-cell office:value-type="float" office:value="-62.2936820983887">
                <text:p>-62.2936820983887</text:p>
              </table:table-cell>
              <table:table-cell office:value-type="float" office:value="-62.2872314453125">
                <text:p>-62.2872314453125</text:p>
              </table:table-cell>
              <table:table-cell office:value-type="float" office:value="-62.269287109375">
                <text:p>-62.269287109375</text:p>
              </table:table-cell>
              <table:table-cell office:value-type="float" office:value="-62.2732276916504">
                <text:p>-62.2732276916504</text:p>
              </table:table-cell>
              <table:table-cell office:value-type="float" office:value="-62.2890625">
                <text:p>-62.2890625</text:p>
              </table:table-cell>
              <table:table-cell office:value-type="float" office:value="-62.2638053894043">
                <text:p>-62.2638053894043</text:p>
              </table:table-cell>
              <table:table-cell office:value-type="float" office:value="-62.2535667419434">
                <text:p>-62.2535667419434</text:p>
              </table:table-cell>
              <table:table-cell office:value-type="float" office:value="-62.2731475830078">
                <text:p>-62.2731475830078</text:p>
              </table:table-cell>
              <table:table-cell office:value-type="float" office:value="-62.2893104553223">
                <text:p>-62.2893104553223</text:p>
              </table:table-cell>
              <table:table-cell office:value-type="float" office:value="-62.2755508422852">
                <text:p>-62.2755508422852</text:p>
              </table:table-cell>
              <table:table-cell office:value-type="float" office:value="-62.2569694519043">
                <text:p>-62.2569694519043</text:p>
              </table:table-cell>
              <table:table-cell office:value-type="float" office:value="-62.2805404663086">
                <text:p>-62.2805404663086</text:p>
              </table:table-cell>
              <table:table-cell office:value-type="float" office:value="-62.2766761779785">
                <text:p>-62.2766761779785</text:p>
              </table:table-cell>
              <table:table-cell office:value-type="float" office:value="-62.2717742919922">
                <text:p>-62.2717742919922</text:p>
              </table:table-cell>
              <table:table-cell office:value-type="float" office:value="-62.2934341430664">
                <text:p>-62.2934341430664</text:p>
              </table:table-cell>
              <table:table-cell office:value-type="float" office:value="-62.2884788513184">
                <text:p>-62.2884788513184</text:p>
              </table:table-cell>
              <table:table-cell office:value-type="float" office:value="-62.2904396057129">
                <text:p>-62.2904396057129</text:p>
              </table:table-cell>
              <table:table-cell office:value-type="float" office:value="-62.2880249023438">
                <text:p>-62.2880249023438</text:p>
              </table:table-cell>
              <table:table-cell office:value-type="float" office:value="-62.275634765625">
                <text:p>-62.275634765625</text:p>
              </table:table-cell>
              <table:table-cell office:value-type="float" office:value="-62.2722320556641">
                <text:p>-62.2722320556641</text:p>
              </table:table-cell>
              <table:table-cell office:value-type="float" office:value="-62.2683296203613">
                <text:p>-62.2683296203613</text:p>
              </table:table-cell>
              <table:table-cell office:value-type="float" office:value="-62.2743530273438">
                <text:p>-62.2743530273438</text:p>
              </table:table-cell>
              <table:table-cell office:value-type="float" office:value="-62.2701568603516">
                <text:p>-62.2701568603516</text:p>
              </table:table-cell>
              <table:table-cell office:value-type="float" office:value="-62.2767562866211">
                <text:p>-62.2767562866211</text:p>
              </table:table-cell>
              <table:table-cell office:value-type="float" office:value="-62.2942237854004">
                <text:p>-62.2942237854004</text:p>
              </table:table-cell>
              <table:table-cell office:value-type="float" office:value="-62.2864456176758">
                <text:p>-62.2864456176758</text:p>
              </table:table-cell>
              <table:table-cell office:value-type="float" office:value="-62.2897300720215">
                <text:p>-62.2897300720215</text:p>
              </table:table-cell>
              <table:table-cell office:value-type="float" office:value="-62.2789611816406">
                <text:p>-62.2789611816406</text:p>
              </table:table-cell>
              <table:table-cell office:value-type="float" office:value="-62.2796249389648">
                <text:p>-62.2796249389648</text:p>
              </table:table-cell>
              <table:table-cell office:value-type="float" office:value="-62.2939758300781">
                <text:p>-62.2939758300781</text:p>
              </table:table-cell>
              <table:table-cell office:value-type="float" office:value="-62.2989273071289">
                <text:p>-62.2989273071289</text:p>
              </table:table-cell>
              <table:table-cell office:value-type="float" office:value="-62.2870674133301">
                <text:p>-62.2870674133301</text:p>
              </table:table-cell>
              <table:table-cell office:value-type="float" office:value="-62.2906455993652">
                <text:p>-62.2906455993652</text:p>
              </table:table-cell>
              <table:table-cell office:value-type="float" office:value="-62.2953872680664">
                <text:p>-62.2953872680664</text:p>
              </table:table-cell>
              <table:table-cell office:value-type="float" office:value="-62.274227142334">
                <text:p>-62.274227142334</text:p>
              </table:table-cell>
              <table:table-cell office:value-type="float" office:value="-62.2815361022949">
                <text:p>-62.2815361022949</text:p>
              </table:table-cell>
              <table:table-cell office:value-type="float" office:value="-62.279541015625">
                <text:p>-62.279541015625</text:p>
              </table:table-cell>
              <table:table-cell office:value-type="float" office:value="-62.2773017883301">
                <text:p>-62.2773017883301</text:p>
              </table:table-cell>
              <table:table-cell office:value-type="float" office:value="-62.2896041870117">
                <text:p>-62.2896041870117</text:p>
              </table:table-cell>
              <table:table-cell office:value-type="float" office:value="-62.2846565246582">
                <text:p>-62.2846565246582</text:p>
              </table:table-cell>
              <table:table-cell office:value-type="float" office:value="-62.2995948791504">
                <text:p>-62.2995948791504</text:p>
              </table:table-cell>
              <table:table-cell office:value-type="float" office:value="-62.2884368896484">
                <text:p>-62.2884368896484</text:p>
              </table:table-cell>
              <table:table-cell office:value-type="float" office:value="-62.2887725830078">
                <text:p>-62.2887725830078</text:p>
              </table:table-cell>
              <table:table-cell office:value-type="float" office:value="-62.2924346923828">
                <text:p>-62.2924346923828</text:p>
              </table:table-cell>
              <table:table-cell office:value-type="float" office:value="-62.2918090820313">
                <text:p>-62.2918090820313</text:p>
              </table:table-cell>
              <table:table-cell office:value-type="float" office:value="-62.2797508239746">
                <text:p>-62.2797508239746</text:p>
              </table:table-cell>
              <table:table-cell office:value-type="float" office:value="-62.2858619689941">
                <text:p>-62.2858619689941</text:p>
              </table:table-cell>
              <table:table-cell office:value-type="float" office:value="-62.298469543457">
                <text:p>-62.298469543457</text:p>
              </table:table-cell>
              <table:table-cell office:value-type="float" office:value="-62.2943878173828">
                <text:p>-62.2943878173828</text:p>
              </table:table-cell>
              <table:table-cell office:value-type="float" office:value="-62.2838249206543">
                <text:p>-62.2838249206543</text:p>
              </table:table-cell>
              <table:table-cell office:value-type="float" office:value="-62.3006782531738">
                <text:p>-62.3006782531738</text:p>
              </table:table-cell>
              <table:table-cell office:value-type="float" office:value="-62.2896041870117">
                <text:p>-62.2896041870117</text:p>
              </table:table-cell>
              <table:table-cell office:value-type="float" office:value="-62.2937240600586">
                <text:p>-62.2937240600586</text:p>
              </table:table-cell>
              <table:table-cell office:value-type="float" office:value="-62.2926826477051">
                <text:p>-62.2926826477051</text:p>
              </table:table-cell>
              <table:table-cell office:value-type="float" office:value="-62.2816619873047">
                <text:p>-62.2816619873047</text:p>
              </table:table-cell>
              <table:table-cell office:value-type="float" office:value="-62.2931022644043">
                <text:p>-62.2931022644043</text:p>
              </table:table-cell>
              <table:table-cell office:value-type="float" office:value="-62.3041343688965">
                <text:p>-62.3041343688965</text:p>
              </table:table-cell>
              <table:table-cell office:value-type="float" office:value="-62.2774658203125">
                <text:p>-62.2774658203125</text:p>
              </table:table-cell>
              <table:table-cell office:value-type="float" office:value="-62.2789192199707">
                <text:p>-62.2789192199707</text:p>
              </table:table-cell>
              <table:table-cell office:value-type="float" office:value="-62.2987213134766">
                <text:p>-62.2987213134766</text:p>
              </table:table-cell>
              <table:table-cell office:value-type="float" office:value="-62.2918510437012">
                <text:p>-62.2918510437012</text:p>
              </table:table-cell>
              <table:table-cell office:value-type="float" office:value="-62.287483215332">
                <text:p>-62.287483215332</text:p>
              </table:table-cell>
              <table:table-cell office:value-type="float" office:value="-62.2846984863281">
                <text:p>-62.2846984863281</text:p>
              </table:table-cell>
              <table:table-cell office:value-type="float" office:value="-62.2785453796387">
                <text:p>-62.2785453796387</text:p>
              </table:table-cell>
              <table:table-cell office:value-type="float" office:value="-62.2773818969727">
                <text:p>-62.2773818969727</text:p>
              </table:table-cell>
              <table:table-cell office:value-type="float" office:value="-62.2951812744141">
                <text:p>-62.2951812744141</text:p>
              </table:table-cell>
              <table:table-cell office:value-type="float" office:value="-62.2691612243652">
                <text:p>-62.2691612243652</text:p>
              </table:table-cell>
              <table:table-cell office:value-type="float" office:value="-62.2834091186523">
                <text:p>-62.2834091186523</text:p>
              </table:table-cell>
              <table:table-cell office:value-type="float" office:value="-62.2778816223145">
                <text:p>-62.2778816223145</text:p>
              </table:table-cell>
              <table:table-cell office:value-type="float" office:value="-62.2841148376465">
                <text:p>-62.2841148376465</text:p>
              </table:table-cell>
              <table:table-cell office:value-type="float" office:value="-62.290397644043">
                <text:p>-62.290397644043</text:p>
              </table:table-cell>
              <table:table-cell office:value-type="float" office:value="-62.2870254516602">
                <text:p>-62.2870254516602</text:p>
              </table:table-cell>
              <table:table-cell office:value-type="float" office:value="-62.3030090332031">
                <text:p>-62.3030090332031</text:p>
              </table:table-cell>
              <table:table-cell office:value-type="float" office:value="-62.3005104064941">
                <text:p>-62.3005104064941</text:p>
              </table:table-cell>
              <table:table-cell office:value-type="float" office:value="-62.2818260192871">
                <text:p>-62.2818260192871</text:p>
              </table:table-cell>
              <table:table-cell office:value-type="float" office:value="-62.2760124206543">
                <text:p>-62.2760124206543</text:p>
              </table:table-cell>
              <table:table-cell office:value-type="float" office:value="-62.267707824707">
                <text:p>-62.267707824707</text:p>
              </table:table-cell>
              <table:table-cell office:value-type="float" office:value="-62.2746429443359">
                <text:p>-62.2746429443359</text:p>
              </table:table-cell>
              <table:table-cell office:value-type="float" office:value="-62.2930183410645">
                <text:p>-62.2930183410645</text:p>
              </table:table-cell>
              <table:table-cell office:value-type="float" office:value="-62.2860260009766">
                <text:p>-62.2860260009766</text:p>
              </table:table-cell>
              <table:table-cell office:value-type="float" office:value="-62.2821617126465">
                <text:p>-62.2821617126465</text:p>
              </table:table-cell>
              <table:table-cell office:value-type="float" office:value="-62.2884368896484">
                <text:p>-62.2884368896484</text:p>
              </table:table-cell>
              <table:table-cell office:value-type="float" office:value="-62.3033866882324">
                <text:p>-62.3033866882324</text:p>
              </table:table-cell>
              <table:table-cell office:value-type="float" office:value="-62.2929763793945">
                <text:p>-62.2929763793945</text:p>
              </table:table-cell>
              <table:table-cell office:value-type="float" office:value="-62.2788772583008">
                <text:p>-62.2788772583008</text:p>
              </table:table-cell>
              <table:table-cell office:value-type="float" office:value="-62.2847404479981">
                <text:p>-62.2847404479981</text:p>
              </table:table-cell>
              <table:table-cell office:value-type="float" office:value="-62.3063049316406">
                <text:p>-62.3063049316406</text:p>
              </table:table-cell>
              <table:table-cell office:value-type="float" office:value="-62.2800025939941">
                <text:p>-62.2800025939941</text:p>
              </table:table-cell>
              <table:table-cell office:value-type="float" office:value="-62.2859039306641">
                <text:p>-62.2859039306641</text:p>
              </table:table-cell>
              <table:table-cell office:value-type="float" office:value="-62.274227142334">
                <text:p>-62.274227142334</text:p>
              </table:table-cell>
              <table:table-cell office:value-type="float" office:value="-62.2840728759766">
                <text:p>-62.2840728759766</text:p>
              </table:table-cell>
              <table:table-cell office:value-type="float" office:value="-62.3088035583496">
                <text:p>-62.3088035583496</text:p>
              </table:table-cell>
              <table:table-cell office:value-type="float" office:value="-62.2842788696289">
                <text:p>-62.2842788696289</text:p>
              </table:table-cell>
              <table:table-cell office:value-type="float" office:value="-62.304012298584">
                <text:p>-62.304012298584</text:p>
              </table:table-cell>
              <table:table-cell office:value-type="float" office:value="-62.2922286987305">
                <text:p>-62.2922286987305</text:p>
              </table:table-cell>
              <table:table-cell office:value-type="float" office:value="-62.2976379394531">
                <text:p>-62.2976379394531</text:p>
              </table:table-cell>
              <table:table-cell office:value-type="float" office:value="-62.2983436584473">
                <text:p>-62.2983436584473</text:p>
              </table:table-cell>
              <table:table-cell office:value-type="float" office:value="-62.2732696533203">
                <text:p>-62.2732696533203</text:p>
              </table:table-cell>
              <table:table-cell office:value-type="float" office:value="-62.2823715209961">
                <text:p>-62.2823715209961</text:p>
              </table:table-cell>
              <table:table-cell office:value-type="float" office:value="-62.2918930053711">
                <text:p>-62.2918930053711</text:p>
              </table:table-cell>
              <table:table-cell office:value-type="float" office:value="-62.284782409668">
                <text:p>-62.284782409668</text:p>
              </table:table-cell>
              <table:table-cell office:value-type="float" office:value="-62.2928085327148">
                <text:p>-62.2928085327148</text:p>
              </table:table-cell>
              <table:table-cell office:value-type="float" office:value="-62.2800025939941">
                <text:p>-62.2800025939941</text:p>
              </table:table-cell>
              <table:table-cell office:value-type="float" office:value="-62.2743530273438">
                <text:p>-62.2743530273438</text:p>
              </table:table-cell>
              <table:table-cell office:value-type="float" office:value="-62.2879409790039">
                <text:p>-62.2879409790039</text:p>
              </table:table-cell>
              <table:table-cell office:value-type="float" office:value="-62.2853202819824">
                <text:p>-62.2853202819824</text:p>
              </table:table-cell>
              <table:table-cell office:value-type="float" office:value="-62.2872734069824">
                <text:p>-62.2872734069824</text:p>
              </table:table-cell>
              <table:table-cell office:value-type="float" office:value="-62.2787551879883">
                <text:p>-62.2787551879883</text:p>
              </table:table-cell>
              <table:table-cell office:value-type="float" office:value="-62.2812461853027">
                <text:p>-62.2812461853027</text:p>
              </table:table-cell>
              <table:table-cell office:value-type="float" office:value="-62.2959289550781">
                <text:p>-62.2959289550781</text:p>
              </table:table-cell>
              <table:table-cell office:value-type="float" office:value="-62.2823715209961">
                <text:p>-62.2823715209961</text:p>
              </table:table-cell>
              <table:table-cell office:value-type="float" office:value="-62.2800407409668">
                <text:p>-62.2800407409668</text:p>
              </table:table-cell>
              <table:table-cell office:value-type="float" office:value="-62.2938041687012">
                <text:p>-62.2938041687012</text:p>
              </table:table-cell>
              <table:table-cell office:value-type="float" office:value="-62.2844085693359">
                <text:p>-62.2844085693359</text:p>
              </table:table-cell>
              <table:table-cell office:value-type="float" office:value="-62.2872314453125">
                <text:p>-62.2872314453125</text:p>
              </table:table-cell>
              <table:table-cell office:value-type="float" office:value="-62.2690773010254">
                <text:p>-62.2690773010254</text:p>
              </table:table-cell>
              <table:table-cell office:value-type="float" office:value="-62.2725257873535">
                <text:p>-62.2725257873535</text:p>
              </table:table-cell>
              <table:table-cell office:value-type="float" office:value="-62.3118896484375">
                <text:p>-62.3118896484375</text:p>
              </table:table-cell>
              <table:table-cell office:value-type="float" office:value="-62.2937622070313">
                <text:p>-62.2937622070313</text:p>
              </table:table-cell>
              <table:table-cell office:value-type="float" office:value="-62.291561126709">
                <text:p>-62.291561126709</text:p>
              </table:table-cell>
              <table:table-cell office:value-type="float" office:value="-62.2961769104004">
                <text:p>-62.2961769104004</text:p>
              </table:table-cell>
              <table:table-cell office:value-type="float" office:value="-62.3013038635254">
                <text:p>-62.3013038635254</text:p>
              </table:table-cell>
              <table:table-cell office:value-type="float" office:value="-62.2788772583008">
                <text:p>-62.2788772583008</text:p>
              </table:table-cell>
              <table:table-cell office:value-type="float" office:value="-62.2986755371094">
                <text:p>-62.2986755371094</text:p>
              </table:table-cell>
              <table:table-cell office:value-type="float" office:value="-62.3215293884277">
                <text:p>-62.3215293884277</text:p>
              </table:table-cell>
              <table:table-cell office:value-type="float" office:value="-62.4743118286133">
                <text:p>-62.4743118286133</text:p>
              </table:table-cell>
              <table:table-cell office:value-type="float" office:value="-62.478946685791">
                <text:p>-62.478946685791</text:p>
              </table:table-cell>
              <table:table-cell office:value-type="float" office:value="-62.4670066833496">
                <text:p>-62.4670066833496</text:p>
              </table:table-cell>
              <table:table-cell office:value-type="float" office:value="-62.4661979675293">
                <text:p>-62.4661979675293</text:p>
              </table:table-cell>
              <table:table-cell office:value-type="float" office:value="-62.4583435058594">
                <text:p>-62.4583435058594</text:p>
              </table:table-cell>
              <table:table-cell office:value-type="float" office:value="-62.4735450744629">
                <text:p>-62.4735450744629</text:p>
              </table:table-cell>
              <table:table-cell office:value-type="float" office:value="-62.4784774780273">
                <text:p>-62.4784774780273</text:p>
              </table:table-cell>
              <table:table-cell office:value-type="float" office:value="-62.4783897399902">
                <text:p>-62.4783897399902</text:p>
              </table:table-cell>
              <table:table-cell office:value-type="float" office:value="-62.4671287536621">
                <text:p>-62.4671287536621</text:p>
              </table:table-cell>
              <table:table-cell office:value-type="float" office:value="-62.4822196960449">
                <text:p>-62.4822196960449</text:p>
              </table:table-cell>
              <table:table-cell office:value-type="float" office:value="-62.4566078186035">
                <text:p>-62.4566078186035</text:p>
              </table:table-cell>
              <table:table-cell office:value-type="float" office:value="-62.4736747741699">
                <text:p>-62.4736747741699</text:p>
              </table:table-cell>
              <table:table-cell office:value-type="float" office:value="-62.4801750183106">
                <text:p>-62.4801750183106</text:p>
              </table:table-cell>
              <table:table-cell office:value-type="float" office:value="-62.491325378418">
                <text:p>-62.491325378418</text:p>
              </table:table-cell>
              <table:table-cell office:value-type="float" office:value="-62.4632263183594">
                <text:p>-62.4632263183594</text:p>
              </table:table-cell>
              <table:table-cell office:value-type="float" office:value="-62.4712905883789">
                <text:p>-62.4712905883789</text:p>
              </table:table-cell>
              <table:table-cell office:value-type="float" office:value="-62.5003128051758">
                <text:p>-62.5003128051758</text:p>
              </table:table-cell>
              <table:table-cell office:value-type="float" office:value="-62.4673461914063">
                <text:p>-62.4673461914063</text:p>
              </table:table-cell>
              <table:table-cell office:value-type="float" office:value="-62.4866409301758">
                <text:p>-62.4866409301758</text:p>
              </table:table-cell>
              <table:table-cell office:value-type="float" office:value="-62.4869384765625">
                <text:p>-62.4869384765625</text:p>
              </table:table-cell>
              <table:table-cell office:value-type="float" office:value="-62.4765205383301">
                <text:p>-62.4765205383301</text:p>
              </table:table-cell>
              <table:table-cell office:value-type="float" office:value="-62.4827728271484">
                <text:p>-62.4827728271484</text:p>
              </table:table-cell>
              <table:table-cell office:value-type="float" office:value="-62.4906425476074">
                <text:p>-62.4906425476074</text:p>
              </table:table-cell>
              <table:table-cell office:value-type="float" office:value="-62.466495513916">
                <text:p>-62.466495513916</text:p>
              </table:table-cell>
              <table:table-cell office:value-type="float" office:value="-62.4625473022461">
                <text:p>-62.4625473022461</text:p>
              </table:table-cell>
              <table:table-cell office:value-type="float" office:value="-62.4799652099609">
                <text:p>-62.4799652099609</text:p>
              </table:table-cell>
              <table:table-cell office:value-type="float" office:value="-62.4793281555176">
                <text:p>-62.4793281555176</text:p>
              </table:table-cell>
              <table:table-cell office:value-type="float" office:value="-62.4837913513184">
                <text:p>-62.4837913513184</text:p>
              </table:table-cell>
              <table:table-cell office:value-type="float" office:value="-62.4645004272461">
                <text:p>-62.4645004272461</text:p>
              </table:table-cell>
              <table:table-cell office:value-type="float" office:value="-62.4680252075195">
                <text:p>-62.4680252075195</text:p>
              </table:table-cell>
              <table:table-cell office:value-type="float" office:value="-62.4554634094238">
                <text:p>-62.4554634094238</text:p>
              </table:table-cell>
              <table:table-cell office:value-type="float" office:value="-62.4921798706055">
                <text:p>-62.4921798706055</text:p>
              </table:table-cell>
              <table:table-cell office:value-type="float" office:value="-62.4609336853027">
                <text:p>-62.4609336853027</text:p>
              </table:table-cell>
              <table:table-cell office:value-type="float" office:value="-62.4554634094238">
                <text:p>-62.4554634094238</text:p>
              </table:table-cell>
              <table:table-cell office:value-type="float" office:value="-62.4901313781738">
                <text:p>-62.4901313781738</text:p>
              </table:table-cell>
            </table:table-row>
            <table:table-row>
              <table:table-cell office:value-type="string">
                <text:p>Wiersz 9</text:p>
                <draw:g>
                  <svg:desc/>
                </draw:g>
              </table:table-cell>
              <table:table-cell office:value-type="float" office:value="-62.2629356384277">
                <text:p>-62.2629356384277</text:p>
                <draw:g>
                  <svg:desc>optymalizacja_wycinana_z_trace.A9:optymalizacja_wycinana_z_trace.OJ9</svg:desc>
                </draw:g>
              </table:table-cell>
              <table:table-cell office:value-type="float" office:value="-62.275260925293">
                <text:p>-62.275260925293</text:p>
              </table:table-cell>
              <table:table-cell office:value-type="float" office:value="-62.2673759460449">
                <text:p>-62.2673759460449</text:p>
              </table:table-cell>
              <table:table-cell office:value-type="float" office:value="-62.256591796875">
                <text:p>-62.256591796875</text:p>
              </table:table-cell>
              <table:table-cell office:value-type="float" office:value="-62.261775970459">
                <text:p>-62.261775970459</text:p>
              </table:table-cell>
              <table:table-cell office:value-type="float" office:value="-62.2595367431641">
                <text:p>-62.2595367431641</text:p>
              </table:table-cell>
              <table:table-cell office:value-type="float" office:value="-62.2466926574707">
                <text:p>-62.2466926574707</text:p>
              </table:table-cell>
              <table:table-cell office:value-type="float" office:value="-62.2794151306152">
                <text:p>-62.2794151306152</text:p>
              </table:table-cell>
              <table:table-cell office:value-type="float" office:value="-62.2592468261719">
                <text:p>-62.2592468261719</text:p>
              </table:table-cell>
              <table:table-cell office:value-type="float" office:value="-62.2725257873535">
                <text:p>-62.2725257873535</text:p>
              </table:table-cell>
              <table:table-cell office:value-type="float" office:value="-62.2678337097168">
                <text:p>-62.2678337097168</text:p>
              </table:table-cell>
              <table:table-cell office:value-type="float" office:value="-62.2570877075195">
                <text:p>-62.2570877075195</text:p>
              </table:table-cell>
              <table:table-cell office:value-type="float" office:value="-62.2585029602051">
                <text:p>-62.2585029602051</text:p>
              </table:table-cell>
              <table:table-cell office:value-type="float" office:value="-62.283073425293">
                <text:p>-62.283073425293</text:p>
              </table:table-cell>
              <table:table-cell office:value-type="float" office:value="-62.2571334838867">
                <text:p>-62.2571334838867</text:p>
              </table:table-cell>
              <table:table-cell office:value-type="float" office:value="-62.2619857788086">
                <text:p>-62.2619857788086</text:p>
              </table:table-cell>
              <table:table-cell office:value-type="float" office:value="-62.2488059997559">
                <text:p>-62.2488059997559</text:p>
              </table:table-cell>
              <table:table-cell office:value-type="float" office:value="-62.2785873413086">
                <text:p>-62.2785873413086</text:p>
              </table:table-cell>
              <table:table-cell office:value-type="float" office:value="-62.2684936523438">
                <text:p>-62.2684936523438</text:p>
              </table:table-cell>
              <table:table-cell office:value-type="float" office:value="-62.274097442627">
                <text:p>-62.274097442627</text:p>
              </table:table-cell>
              <table:table-cell office:value-type="float" office:value="-62.2599105834961">
                <text:p>-62.2599105834961</text:p>
              </table:table-cell>
              <table:table-cell office:value-type="float" office:value="-62.2753448486328">
                <text:p>-62.2753448486328</text:p>
              </table:table-cell>
              <table:table-cell office:value-type="float" office:value="-62.2801246643066">
                <text:p>-62.2801246643066</text:p>
              </table:table-cell>
              <table:table-cell office:value-type="float" office:value="-62.2760963439941">
                <text:p>-62.2760963439941</text:p>
              </table:table-cell>
              <table:table-cell office:value-type="float" office:value="-62.2781295776367">
                <text:p>-62.2781295776367</text:p>
              </table:table-cell>
              <table:table-cell office:value-type="float" office:value="-62.2827835083008">
                <text:p>-62.2827835083008</text:p>
              </table:table-cell>
              <table:table-cell office:value-type="float" office:value="-62.2636833190918">
                <text:p>-62.2636833190918</text:p>
              </table:table-cell>
              <table:table-cell office:value-type="float" office:value="-62.2814559936523">
                <text:p>-62.2814559936523</text:p>
              </table:table-cell>
              <table:table-cell office:value-type="float" office:value="-62.27734375">
                <text:p>-62.27734375</text:p>
              </table:table-cell>
              <table:table-cell office:value-type="float" office:value="-62.2806625366211">
                <text:p>-62.2806625366211</text:p>
              </table:table-cell>
              <table:table-cell office:value-type="float" office:value="-62.2787132263184">
                <text:p>-62.2787132263184</text:p>
              </table:table-cell>
              <table:table-cell office:value-type="float" office:value="-62.2589569091797">
                <text:p>-62.2589569091797</text:p>
              </table:table-cell>
              <table:table-cell office:value-type="float" office:value="-62.2773017883301">
                <text:p>-62.2773017883301</text:p>
              </table:table-cell>
              <table:table-cell office:value-type="float" office:value="-62.2685356140137">
                <text:p>-62.2685356140137</text:p>
              </table:table-cell>
              <table:table-cell office:value-type="float" office:value="-62.2783393859863">
                <text:p>-62.2783393859863</text:p>
              </table:table-cell>
              <table:table-cell office:value-type="float" office:value="-62.2658805847168">
                <text:p>-62.2658805847168</text:p>
              </table:table-cell>
              <table:table-cell office:value-type="float" office:value="-62.2560119628906">
                <text:p>-62.2560119628906</text:p>
              </table:table-cell>
              <table:table-cell office:value-type="float" office:value="-62.2693290710449">
                <text:p>-62.2693290710449</text:p>
              </table:table-cell>
              <table:table-cell office:value-type="float" office:value="-62.2873992919922">
                <text:p>-62.2873992919922</text:p>
              </table:table-cell>
              <table:table-cell office:value-type="float" office:value="-62.2616539001465">
                <text:p>-62.2616539001465</text:p>
              </table:table-cell>
              <table:table-cell office:value-type="float" office:value="-62.2864456176758">
                <text:p>-62.2864456176758</text:p>
              </table:table-cell>
              <table:table-cell office:value-type="float" office:value="-62.2602424621582">
                <text:p>-62.2602424621582</text:p>
              </table:table-cell>
              <table:table-cell office:value-type="float" office:value="-62.2713203430176">
                <text:p>-62.2713203430176</text:p>
              </table:table-cell>
              <table:table-cell office:value-type="float" office:value="-62.2670059204102">
                <text:p>-62.2670059204102</text:p>
              </table:table-cell>
              <table:table-cell office:value-type="float" office:value="-62.2722320556641">
                <text:p>-62.2722320556641</text:p>
              </table:table-cell>
              <table:table-cell office:value-type="float" office:value="-62.2750549316406">
                <text:p>-62.2750549316406</text:p>
              </table:table-cell>
              <table:table-cell office:value-type="float" office:value="-62.275764465332">
                <text:p>-62.275764465332</text:p>
              </table:table-cell>
              <table:table-cell office:value-type="float" office:value="-62.2820777893066">
                <text:p>-62.2820777893066</text:p>
              </table:table-cell>
              <table:table-cell office:value-type="float" office:value="-62.2725257873535">
                <text:p>-62.2725257873535</text:p>
              </table:table-cell>
              <table:table-cell office:value-type="float" office:value="-62.2681655883789">
                <text:p>-62.2681655883789</text:p>
              </table:table-cell>
              <table:table-cell office:value-type="float" office:value="-62.267749786377">
                <text:p>-62.267749786377</text:p>
              </table:table-cell>
              <table:table-cell office:value-type="float" office:value="-62.2713623046875">
                <text:p>-62.2713623046875</text:p>
              </table:table-cell>
              <table:table-cell office:value-type="float" office:value="-62.2837409973145">
                <text:p>-62.2837409973145</text:p>
              </table:table-cell>
              <table:table-cell office:value-type="float" office:value="-62.2702789306641">
                <text:p>-62.2702789306641</text:p>
              </table:table-cell>
              <table:table-cell office:value-type="float" office:value="-62.2454948425293">
                <text:p>-62.2454948425293</text:p>
              </table:table-cell>
              <table:table-cell office:value-type="float" office:value="-62.2713623046875">
                <text:p>-62.2713623046875</text:p>
              </table:table-cell>
              <table:table-cell office:value-type="float" office:value="-62.2710723876953">
                <text:p>-62.2710723876953</text:p>
              </table:table-cell>
              <table:table-cell office:value-type="float" office:value="-62.2979736328125">
                <text:p>-62.2979736328125</text:p>
              </table:table-cell>
              <table:table-cell office:value-type="float" office:value="-62.2695350646973">
                <text:p>-62.2695350646973</text:p>
              </table:table-cell>
              <table:table-cell office:value-type="float" office:value="-62.2739753723145">
                <text:p>-62.2739753723145</text:p>
              </table:table-cell>
              <table:table-cell office:value-type="float" office:value="-62.2690391540527">
                <text:p>-62.2690391540527</text:p>
              </table:table-cell>
              <table:table-cell office:value-type="float" office:value="-62.2635154724121">
                <text:p>-62.2635154724121</text:p>
              </table:table-cell>
              <table:table-cell office:value-type="float" office:value="-62.2717742919922">
                <text:p>-62.2717742919922</text:p>
              </table:table-cell>
              <table:table-cell office:value-type="float" office:value="-62.2647209167481">
                <text:p>-62.2647209167481</text:p>
              </table:table-cell>
              <table:table-cell office:value-type="float" office:value="-62.2622337341309">
                <text:p>-62.2622337341309</text:p>
              </table:table-cell>
              <table:table-cell office:value-type="float" office:value="-62.2613220214844">
                <text:p>-62.2613220214844</text:p>
              </table:table-cell>
              <table:table-cell office:value-type="float" office:value="-62.2522850036621">
                <text:p>-62.2522850036621</text:p>
              </table:table-cell>
              <table:table-cell office:value-type="float" office:value="-62.2733116149902">
                <text:p>-62.2733116149902</text:p>
              </table:table-cell>
              <table:table-cell office:value-type="float" office:value="-62.2857780456543">
                <text:p>-62.2857780456543</text:p>
              </table:table-cell>
              <table:table-cell office:value-type="float" office:value="-62.2798347473145">
                <text:p>-62.2798347473145</text:p>
              </table:table-cell>
              <table:table-cell office:value-type="float" office:value="-62.2684135437012">
                <text:p>-62.2684135437012</text:p>
              </table:table-cell>
              <table:table-cell office:value-type="float" office:value="-62.2736854553223">
                <text:p>-62.2736854553223</text:p>
              </table:table-cell>
              <table:table-cell office:value-type="float" office:value="-62.2713203430176">
                <text:p>-62.2713203430176</text:p>
              </table:table-cell>
              <table:table-cell office:value-type="float" office:value="-62.2522010803223">
                <text:p>-62.2522010803223</text:p>
              </table:table-cell>
              <table:table-cell office:value-type="float" office:value="-62.2765083312988">
                <text:p>-62.2765083312988</text:p>
              </table:table-cell>
              <table:table-cell office:value-type="float" office:value="-62.2795829772949">
                <text:p>-62.2795829772949</text:p>
              </table:table-cell>
              <table:table-cell office:value-type="float" office:value="-62.2861518859863">
                <text:p>-62.2861518859863</text:p>
              </table:table-cell>
              <table:table-cell office:value-type="float" office:value="-62.252368927002">
                <text:p>-62.252368927002</text:p>
              </table:table-cell>
              <table:table-cell office:value-type="float" office:value="-62.2683296203613">
                <text:p>-62.2683296203613</text:p>
              </table:table-cell>
              <table:table-cell office:value-type="float" office:value="-62.2672958374023">
                <text:p>-62.2672958374023</text:p>
              </table:table-cell>
              <table:table-cell office:value-type="float" office:value="-62.251579284668">
                <text:p>-62.251579284668</text:p>
              </table:table-cell>
              <table:table-cell office:value-type="float" office:value="-62.2526588439941">
                <text:p>-62.2526588439941</text:p>
              </table:table-cell>
              <table:table-cell office:value-type="float" office:value="-62.2819938659668">
                <text:p>-62.2819938659668</text:p>
              </table:table-cell>
              <table:table-cell office:value-type="float" office:value="-62.2512474060059">
                <text:p>-62.2512474060059</text:p>
              </table:table-cell>
              <table:table-cell office:value-type="float" office:value="-62.2594947814941">
                <text:p>-62.2594947814941</text:p>
              </table:table-cell>
              <table:table-cell office:value-type="float" office:value="-62.2513732910156">
                <text:p>-62.2513732910156</text:p>
              </table:table-cell>
              <table:table-cell office:value-type="float" office:value="-62.2575912475586">
                <text:p>-62.2575912475586</text:p>
              </table:table-cell>
              <table:table-cell office:value-type="float" office:value="-62.2676658630371">
                <text:p>-62.2676658630371</text:p>
              </table:table-cell>
              <table:table-cell office:value-type="float" office:value="-62.2730216979981">
                <text:p>-62.2730216979981</text:p>
              </table:table-cell>
              <table:table-cell office:value-type="float" office:value="-62.2652206420898">
                <text:p>-62.2652206420898</text:p>
              </table:table-cell>
              <table:table-cell office:value-type="float" office:value="-62.2663803100586">
                <text:p>-62.2663803100586</text:p>
              </table:table-cell>
              <table:table-cell office:value-type="float" office:value="-62.2684936523438">
                <text:p>-62.2684936523438</text:p>
              </table:table-cell>
              <table:table-cell office:value-type="float" office:value="-62.2675857543945">
                <text:p>-62.2675857543945</text:p>
              </table:table-cell>
              <table:table-cell office:value-type="float" office:value="-62.2735595703125">
                <text:p>-62.2735595703125</text:p>
              </table:table-cell>
              <table:table-cell office:value-type="float" office:value="-62.2543563842773">
                <text:p>-62.2543563842773</text:p>
              </table:table-cell>
              <table:table-cell office:value-type="float" office:value="-62.2630195617676">
                <text:p>-62.2630195617676</text:p>
              </table:table-cell>
              <table:table-cell office:value-type="float" office:value="-62.280876159668">
                <text:p>-62.280876159668</text:p>
              </table:table-cell>
              <table:table-cell office:value-type="float" office:value="-62.2645988464356">
                <text:p>-62.2645988464356</text:p>
              </table:table-cell>
              <table:table-cell office:value-type="float" office:value="-62.2552261352539">
                <text:p>-62.2552261352539</text:p>
              </table:table-cell>
              <table:table-cell office:value-type="float" office:value="-62.264762878418">
                <text:p>-62.264762878418</text:p>
              </table:table-cell>
              <table:table-cell office:value-type="float" office:value="-62.2775077819824">
                <text:p>-62.2775077819824</text:p>
              </table:table-cell>
              <table:table-cell office:value-type="float" office:value="-62.2644729614258">
                <text:p>-62.2644729614258</text:p>
              </table:table-cell>
              <table:table-cell office:value-type="float" office:value="-62.2611122131348">
                <text:p>-62.2611122131348</text:p>
              </table:table-cell>
              <table:table-cell office:value-type="float" office:value="-62.2841567993164">
                <text:p>-62.2841567993164</text:p>
              </table:table-cell>
              <table:table-cell office:value-type="float" office:value="-62.269287109375">
                <text:p>-62.269287109375</text:p>
              </table:table-cell>
              <table:table-cell office:value-type="float" office:value="-62.2761383056641">
                <text:p>-62.2761383056641</text:p>
              </table:table-cell>
              <table:table-cell office:value-type="float" office:value="-62.2935562133789">
                <text:p>-62.2935562133789</text:p>
              </table:table-cell>
              <table:table-cell office:value-type="float" office:value="-62.2683296203613">
                <text:p>-62.2683296203613</text:p>
              </table:table-cell>
              <table:table-cell office:value-type="float" office:value="-62.2420997619629">
                <text:p>-62.2420997619629</text:p>
              </table:table-cell>
              <table:table-cell office:value-type="float" office:value="-62.2606964111328">
                <text:p>-62.2606964111328</text:p>
              </table:table-cell>
              <table:table-cell office:value-type="float" office:value="-62.2593307495117">
                <text:p>-62.2593307495117</text:p>
              </table:table-cell>
              <table:table-cell office:value-type="float" office:value="-62.2677917480469">
                <text:p>-62.2677917480469</text:p>
              </table:table-cell>
              <table:table-cell office:value-type="float" office:value="-62.2730216979981">
                <text:p>-62.2730216979981</text:p>
              </table:table-cell>
              <table:table-cell office:value-type="float" office:value="-62.2655487060547">
                <text:p>-62.2655487060547</text:p>
              </table:table-cell>
              <table:table-cell office:value-type="float" office:value="-62.2566795349121">
                <text:p>-62.2566795349121</text:p>
              </table:table-cell>
              <table:table-cell office:value-type="float" office:value="-62.2616958618164">
                <text:p>-62.2616958618164</text:p>
              </table:table-cell>
              <table:table-cell office:value-type="float" office:value="-62.2853202819824">
                <text:p>-62.2853202819824</text:p>
              </table:table-cell>
              <table:table-cell office:value-type="float" office:value="-62.2588310241699">
                <text:p>-62.2588310241699</text:p>
              </table:table-cell>
              <table:table-cell office:value-type="float" office:value="-62.2600746154785">
                <text:p>-62.2600746154785</text:p>
              </table:table-cell>
              <table:table-cell office:value-type="float" office:value="-62.2744750976563">
                <text:p>-62.2744750976563</text:p>
              </table:table-cell>
              <table:table-cell office:value-type="float" office:value="-62.2594528198242">
                <text:p>-62.2594528198242</text:p>
              </table:table-cell>
              <table:table-cell office:value-type="float" office:value="-62.2582130432129">
                <text:p>-62.2582130432129</text:p>
              </table:table-cell>
              <table:table-cell office:value-type="float" office:value="-62.2722320556641">
                <text:p>-62.2722320556641</text:p>
              </table:table-cell>
              <table:table-cell office:value-type="float" office:value="-62.269287109375">
                <text:p>-62.269287109375</text:p>
              </table:table-cell>
              <table:table-cell office:value-type="float" office:value="-62.2696571350098">
                <text:p>-62.2696571350098</text:p>
              </table:table-cell>
              <table:table-cell office:value-type="float" office:value="-62.2849044799805">
                <text:p>-62.2849044799805</text:p>
              </table:table-cell>
              <table:table-cell office:value-type="float" office:value="-62.3012199401856">
                <text:p>-62.3012199401856</text:p>
              </table:table-cell>
              <table:table-cell office:value-type="float" office:value="-62.283576965332">
                <text:p>-62.283576965332</text:p>
              </table:table-cell>
              <table:table-cell office:value-type="float" office:value="-62.2520790100098">
                <text:p>-62.2520790100098</text:p>
              </table:table-cell>
              <table:table-cell office:value-type="float" office:value="-62.2667541503906">
                <text:p>-62.2667541503906</text:p>
              </table:table-cell>
              <table:table-cell office:value-type="float" office:value="-62.2683296203613">
                <text:p>-62.2683296203613</text:p>
              </table:table-cell>
              <table:table-cell office:value-type="float" office:value="-62.263599395752">
                <text:p>-62.263599395752</text:p>
              </table:table-cell>
              <table:table-cell office:value-type="float" office:value="-62.2470245361328">
                <text:p>-62.2470245361328</text:p>
              </table:table-cell>
              <table:table-cell office:value-type="float" office:value="-62.2539405822754">
                <text:p>-62.2539405822754</text:p>
              </table:table-cell>
              <table:table-cell office:value-type="float" office:value="-62.2706108093262">
                <text:p>-62.2706108093262</text:p>
              </table:table-cell>
              <table:table-cell office:value-type="float" office:value="-62.2898559570313">
                <text:p>-62.2898559570313</text:p>
              </table:table-cell>
              <table:table-cell office:value-type="float" office:value="-62.2689552307129">
                <text:p>-62.2689552307129</text:p>
              </table:table-cell>
              <table:table-cell office:value-type="float" office:value="-62.2746810913086">
                <text:p>-62.2746810913086</text:p>
              </table:table-cell>
              <table:table-cell office:value-type="float" office:value="-62.2532768249512">
                <text:p>-62.2532768249512</text:p>
              </table:table-cell>
              <table:table-cell office:value-type="float" office:value="-62.2494277954102">
                <text:p>-62.2494277954102</text:p>
              </table:table-cell>
              <table:table-cell office:value-type="float" office:value="-62.2611923217773">
                <text:p>-62.2611923217773</text:p>
              </table:table-cell>
              <table:table-cell office:value-type="float" office:value="-62.266170501709">
                <text:p>-62.266170501709</text:p>
              </table:table-cell>
              <table:table-cell office:value-type="float" office:value="-62.2697410583496">
                <text:p>-62.2697410583496</text:p>
              </table:table-cell>
              <table:table-cell office:value-type="float" office:value="-62.2707366943359">
                <text:p>-62.2707366943359</text:p>
              </table:table-cell>
              <table:table-cell office:value-type="float" office:value="-62.2792930603027">
                <text:p>-62.2792930603027</text:p>
              </table:table-cell>
              <table:table-cell office:value-type="float" office:value="-62.2888984680176">
                <text:p>-62.2888984680176</text:p>
              </table:table-cell>
              <table:table-cell office:value-type="float" office:value="-62.2943496704102">
                <text:p>-62.2943496704102</text:p>
              </table:table-cell>
              <table:table-cell office:value-type="float" office:value="-62.2801246643066">
                <text:p>-62.2801246643066</text:p>
              </table:table-cell>
              <table:table-cell office:value-type="float" office:value="-62.274600982666">
                <text:p>-62.274600982666</text:p>
              </table:table-cell>
              <table:table-cell office:value-type="float" office:value="-62.2737274169922">
                <text:p>-62.2737274169922</text:p>
              </table:table-cell>
              <table:table-cell office:value-type="float" office:value="-62.3055114746094">
                <text:p>-62.3055114746094</text:p>
              </table:table-cell>
              <table:table-cell office:value-type="float" office:value="-62.2559280395508">
                <text:p>-62.2559280395508</text:p>
              </table:table-cell>
              <table:table-cell office:value-type="float" office:value="-62.2575492858887">
                <text:p>-62.2575492858887</text:p>
              </table:table-cell>
              <table:table-cell office:value-type="float" office:value="-62.2715682983398">
                <text:p>-62.2715682983398</text:p>
              </table:table-cell>
              <table:table-cell office:value-type="float" office:value="-62.2872314453125">
                <text:p>-62.2872314453125</text:p>
              </table:table-cell>
              <table:table-cell office:value-type="float" office:value="-62.2672119140625">
                <text:p>-62.2672119140625</text:p>
              </table:table-cell>
              <table:table-cell office:value-type="float" office:value="-62.268913269043">
                <text:p>-62.268913269043</text:p>
              </table:table-cell>
              <table:table-cell office:value-type="float" office:value="-62.2807884216309">
                <text:p>-62.2807884216309</text:p>
              </table:table-cell>
              <table:table-cell office:value-type="float" office:value="-62.2716941833496">
                <text:p>-62.2716941833496</text:p>
              </table:table-cell>
              <table:table-cell office:value-type="float" office:value="-62.251579284668">
                <text:p>-62.251579284668</text:p>
              </table:table-cell>
              <table:table-cell office:value-type="float" office:value="-62.2721061706543">
                <text:p>-62.2721061706543</text:p>
              </table:table-cell>
              <table:table-cell office:value-type="float" office:value="-62.2727317810059">
                <text:p>-62.2727317810059</text:p>
              </table:table-cell>
              <table:table-cell office:value-type="float" office:value="-62.2600326538086">
                <text:p>-62.2600326538086</text:p>
              </table:table-cell>
              <table:table-cell office:value-type="float" office:value="-62.2706108093262">
                <text:p>-62.2706108093262</text:p>
              </table:table-cell>
              <table:table-cell office:value-type="float" office:value="-62.2428855895996">
                <text:p>-62.2428855895996</text:p>
              </table:table-cell>
              <table:table-cell office:value-type="float" office:value="-62.2664184570313">
                <text:p>-62.2664184570313</text:p>
              </table:table-cell>
              <table:table-cell office:value-type="float" office:value="-62.2784652709961">
                <text:p>-62.2784652709961</text:p>
              </table:table-cell>
              <table:table-cell office:value-type="float" office:value="-62.2816619873047">
                <text:p>-62.2816619873047</text:p>
              </table:table-cell>
              <table:table-cell office:value-type="float" office:value="-62.2562637329102">
                <text:p>-62.2562637329102</text:p>
              </table:table-cell>
              <table:table-cell office:value-type="float" office:value="-62.2721061706543">
                <text:p>-62.2721061706543</text:p>
              </table:table-cell>
              <table:table-cell office:value-type="float" office:value="-62.2579231262207">
                <text:p>-62.2579231262207</text:p>
              </table:table-cell>
              <table:table-cell office:value-type="float" office:value="-62.2841148376465">
                <text:p>-62.2841148376465</text:p>
              </table:table-cell>
              <table:table-cell office:value-type="float" office:value="-62.2745590209961">
                <text:p>-62.2745590209961</text:p>
              </table:table-cell>
              <table:table-cell office:value-type="float" office:value="-62.2579231262207">
                <text:p>-62.2579231262207</text:p>
              </table:table-cell>
              <table:table-cell office:value-type="float" office:value="-62.2639312744141">
                <text:p>-62.2639312744141</text:p>
              </table:table-cell>
              <table:table-cell office:value-type="float" office:value="-62.2675437927246">
                <text:p>-62.2675437927246</text:p>
              </table:table-cell>
              <table:table-cell office:value-type="float" office:value="-62.2744750976563">
                <text:p>-62.2744750976563</text:p>
              </table:table-cell>
              <table:table-cell office:value-type="float" office:value="-62.2473564147949">
                <text:p>-62.2473564147949</text:p>
              </table:table-cell>
              <table:table-cell office:value-type="float" office:value="-62.2733955383301">
                <text:p>-62.2733955383301</text:p>
              </table:table-cell>
              <table:table-cell office:value-type="float" office:value="-62.2631454467773">
                <text:p>-62.2631454467773</text:p>
              </table:table-cell>
              <table:table-cell office:value-type="float" office:value="-62.2829093933106">
                <text:p>-62.2829093933106</text:p>
              </table:table-cell>
              <table:table-cell office:value-type="float" office:value="-62.2575912475586">
                <text:p>-62.2575912475586</text:p>
              </table:table-cell>
              <table:table-cell office:value-type="float" office:value="-62.2437973022461">
                <text:p>-62.2437973022461</text:p>
              </table:table-cell>
              <table:table-cell office:value-type="float" office:value="-62.2610740661621">
                <text:p>-62.2610740661621</text:p>
              </table:table-cell>
              <table:table-cell office:value-type="float" office:value="-62.2628936767578">
                <text:p>-62.2628936767578</text:p>
              </table:table-cell>
              <table:table-cell office:value-type="float" office:value="-62.2684135437012">
                <text:p>-62.2684135437012</text:p>
              </table:table-cell>
              <table:table-cell office:value-type="float" office:value="-62.2803726196289">
                <text:p>-62.2803726196289</text:p>
              </table:table-cell>
              <table:table-cell office:value-type="float" office:value="-62.2720222473145">
                <text:p>-62.2720222473145</text:p>
              </table:table-cell>
              <table:table-cell office:value-type="float" office:value="-62.2612800598145">
                <text:p>-62.2612800598145</text:p>
              </table:table-cell>
              <table:table-cell office:value-type="float" office:value="-62.2684555053711">
                <text:p>-62.2684555053711</text:p>
              </table:table-cell>
              <table:table-cell office:value-type="float" office:value="-62.2693290710449">
                <text:p>-62.2693290710449</text:p>
              </table:table-cell>
              <table:table-cell office:value-type="float" office:value="-62.2741432189941">
                <text:p>-62.2741432189941</text:p>
              </table:table-cell>
              <table:table-cell office:value-type="float" office:value="-62.2714042663574">
                <text:p>-62.2714042663574</text:p>
              </table:table-cell>
              <table:table-cell office:value-type="float" office:value="-62.2627296447754">
                <text:p>-62.2627296447754</text:p>
              </table:table-cell>
              <table:table-cell office:value-type="float" office:value="-62.2534446716309">
                <text:p>-62.2534446716309</text:p>
              </table:table-cell>
              <table:table-cell office:value-type="float" office:value="-62.2530288696289">
                <text:p>-62.2530288696289</text:p>
              </table:table-cell>
              <table:table-cell office:value-type="float" office:value="-62.2721900939941">
                <text:p>-62.2721900939941</text:p>
              </table:table-cell>
              <table:table-cell office:value-type="float" office:value="-62.278377532959">
                <text:p>-62.278377532959</text:p>
              </table:table-cell>
              <table:table-cell office:value-type="float" office:value="-62.2641410827637">
                <text:p>-62.2641410827637</text:p>
              </table:table-cell>
              <table:table-cell office:value-type="float" office:value="-62.2715682983398">
                <text:p>-62.2715682983398</text:p>
              </table:table-cell>
              <table:table-cell office:value-type="float" office:value="-62.2595367431641">
                <text:p>-62.2595367431641</text:p>
              </table:table-cell>
              <table:table-cell office:value-type="float" office:value="-62.2546882629395">
                <text:p>-62.2546882629395</text:p>
              </table:table-cell>
              <table:table-cell office:value-type="float" office:value="-62.270320892334">
                <text:p>-62.270320892334</text:p>
              </table:table-cell>
              <table:table-cell office:value-type="float" office:value="-62.2857780456543">
                <text:p>-62.2857780456543</text:p>
              </table:table-cell>
              <table:table-cell office:value-type="float" office:value="-62.2740592956543">
                <text:p>-62.2740592956543</text:p>
              </table:table-cell>
              <table:table-cell office:value-type="float" office:value="-62.2411041259766">
                <text:p>-62.2411041259766</text:p>
              </table:table-cell>
              <table:table-cell office:value-type="float" office:value="-62.2481422424316">
                <text:p>-62.2481422424316</text:p>
              </table:table-cell>
              <table:table-cell office:value-type="float" office:value="-62.2816200256348">
                <text:p>-62.2816200256348</text:p>
              </table:table-cell>
              <table:table-cell office:value-type="float" office:value="-62.2825775146484">
                <text:p>-62.2825775146484</text:p>
              </table:table-cell>
              <table:table-cell office:value-type="float" office:value="-62.2839050292969">
                <text:p>-62.2839050292969</text:p>
              </table:table-cell>
              <table:table-cell office:value-type="float" office:value="-62.2667541503906">
                <text:p>-62.2667541503906</text:p>
              </table:table-cell>
              <table:table-cell office:value-type="float" office:value="-62.2543563842773">
                <text:p>-62.2543563842773</text:p>
              </table:table-cell>
              <table:table-cell office:value-type="float" office:value="-62.2496337890625">
                <text:p>-62.2496337890625</text:p>
              </table:table-cell>
              <table:table-cell office:value-type="float" office:value="-62.2737274169922">
                <text:p>-62.2737274169922</text:p>
              </table:table-cell>
              <table:table-cell office:value-type="float" office:value="-62.2650947570801">
                <text:p>-62.2650947570801</text:p>
              </table:table-cell>
              <table:table-cell office:value-type="float" office:value="-62.2700309753418">
                <text:p>-62.2700309753418</text:p>
              </table:table-cell>
              <table:table-cell office:value-type="float" office:value="-62.2618179321289">
                <text:p>-62.2618179321289</text:p>
              </table:table-cell>
              <table:table-cell office:value-type="float" office:value="-62.2754707336426">
                <text:p>-62.2754707336426</text:p>
              </table:table-cell>
              <table:table-cell office:value-type="float" office:value="-62.2655487060547">
                <text:p>-62.2655487060547</text:p>
              </table:table-cell>
              <table:table-cell office:value-type="float" office:value="-62.2558479309082">
                <text:p>-62.2558479309082</text:p>
              </table:table-cell>
              <table:table-cell office:value-type="float" office:value="-62.2650108337402">
                <text:p>-62.2650108337402</text:p>
              </table:table-cell>
              <table:table-cell office:value-type="float" office:value="-62.2786712646484">
                <text:p>-62.2786712646484</text:p>
              </table:table-cell>
              <table:table-cell office:value-type="float" office:value="-62.2711143493652">
                <text:p>-62.2711143493652</text:p>
              </table:table-cell>
              <table:table-cell office:value-type="float" office:value="-62.2565536499023">
                <text:p>-62.2565536499023</text:p>
              </table:table-cell>
              <table:table-cell office:value-type="float" office:value="-62.2553482055664">
                <text:p>-62.2553482055664</text:p>
              </table:table-cell>
              <table:table-cell office:value-type="float" office:value="-62.2632675170898">
                <text:p>-62.2632675170898</text:p>
              </table:table-cell>
              <table:table-cell office:value-type="float" office:value="-62.2588310241699">
                <text:p>-62.2588310241699</text:p>
              </table:table-cell>
              <table:table-cell office:value-type="float" office:value="-62.2824516296387">
                <text:p>-62.2824516296387</text:p>
              </table:table-cell>
              <table:table-cell office:value-type="float" office:value="-62.257381439209">
                <text:p>-62.257381439209</text:p>
              </table:table-cell>
              <table:table-cell office:value-type="float" office:value="-62.2650527954102">
                <text:p>-62.2650527954102</text:p>
              </table:table-cell>
              <table:table-cell office:value-type="float" office:value="-62.2763023376465">
                <text:p>-62.2763023376465</text:p>
              </table:table-cell>
              <table:table-cell office:value-type="float" office:value="-62.2633934020996">
                <text:p>-62.2633934020996</text:p>
              </table:table-cell>
              <table:table-cell office:value-type="float" office:value="-62.2604904174805">
                <text:p>-62.2604904174805</text:p>
              </table:table-cell>
              <table:table-cell office:value-type="float" office:value="-62.267707824707">
                <text:p>-62.267707824707</text:p>
              </table:table-cell>
              <table:table-cell office:value-type="float" office:value="-62.2711944580078">
                <text:p>-62.2711944580078</text:p>
              </table:table-cell>
              <table:table-cell office:value-type="float" office:value="-62.2726097106934">
                <text:p>-62.2726097106934</text:p>
              </table:table-cell>
              <table:table-cell office:value-type="float" office:value="-62.2716941833496">
                <text:p>-62.2716941833496</text:p>
              </table:table-cell>
              <table:table-cell office:value-type="float" office:value="-62.2802925109863">
                <text:p>-62.2802925109863</text:p>
              </table:table-cell>
              <table:table-cell office:value-type="float" office:value="-62.269287109375">
                <text:p>-62.269287109375</text:p>
              </table:table-cell>
              <table:table-cell office:value-type="float" office:value="-62.2724380493164">
                <text:p>-62.2724380493164</text:p>
              </table:table-cell>
              <table:table-cell office:value-type="float" office:value="-62.2858200073242">
                <text:p>-62.2858200073242</text:p>
              </table:table-cell>
              <table:table-cell office:value-type="float" office:value="-62.2574653625488">
                <text:p>-62.2574653625488</text:p>
              </table:table-cell>
              <table:table-cell office:value-type="float" office:value="-62.2765083312988">
                <text:p>-62.2765083312988</text:p>
              </table:table-cell>
              <table:table-cell office:value-type="float" office:value="-62.2686614990234">
                <text:p>-62.2686614990234</text:p>
              </table:table-cell>
              <table:table-cell office:value-type="float" office:value="-62.262149810791">
                <text:p>-62.262149810791</text:p>
              </table:table-cell>
              <table:table-cell office:value-type="float" office:value="-62.2690773010254">
                <text:p>-62.2690773010254</text:p>
              </table:table-cell>
              <table:table-cell office:value-type="float" office:value="-62.2616119384766">
                <text:p>-62.2616119384766</text:p>
              </table:table-cell>
              <table:table-cell office:value-type="float" office:value="-62.2639312744141">
                <text:p>-62.2639312744141</text:p>
              </table:table-cell>
              <table:table-cell office:value-type="float" office:value="-62.2558937072754">
                <text:p>-62.2558937072754</text:p>
              </table:table-cell>
              <table:table-cell office:value-type="float" office:value="-62.2650947570801">
                <text:p>-62.2650947570801</text:p>
              </table:table-cell>
              <table:table-cell office:value-type="float" office:value="-62.2641410827637">
                <text:p>-62.2641410827637</text:p>
              </table:table-cell>
              <table:table-cell office:value-type="float" office:value="-62.2752227783203">
                <text:p>-62.2752227783203</text:p>
              </table:table-cell>
              <table:table-cell office:value-type="float" office:value="-62.268913269043">
                <text:p>-62.268913269043</text:p>
              </table:table-cell>
              <table:table-cell office:value-type="float" office:value="-62.2816619873047">
                <text:p>-62.2816619873047</text:p>
              </table:table-cell>
              <table:table-cell office:value-type="float" office:value="-62.2543144226074">
                <text:p>-62.2543144226074</text:p>
              </table:table-cell>
              <table:table-cell office:value-type="float" office:value="-62.2666282653809">
                <text:p>-62.2666282653809</text:p>
              </table:table-cell>
              <table:table-cell office:value-type="float" office:value="-62.2668800354004">
                <text:p>-62.2668800354004</text:p>
              </table:table-cell>
              <table:table-cell office:value-type="float" office:value="-62.2815780639648">
                <text:p>-62.2815780639648</text:p>
              </table:table-cell>
              <table:table-cell office:value-type="float" office:value="-62.2675437927246">
                <text:p>-62.2675437927246</text:p>
              </table:table-cell>
              <table:table-cell office:value-type="float" office:value="-62.294849395752">
                <text:p>-62.294849395752</text:p>
              </table:table-cell>
              <table:table-cell office:value-type="float" office:value="-62.2829093933106">
                <text:p>-62.2829093933106</text:p>
              </table:table-cell>
              <table:table-cell office:value-type="float" office:value="-62.2648048400879">
                <text:p>-62.2648048400879</text:p>
              </table:table-cell>
              <table:table-cell office:value-type="float" office:value="-62.2764282226563">
                <text:p>-62.2764282226563</text:p>
              </table:table-cell>
              <table:table-cell office:value-type="float" office:value="-62.271858215332">
                <text:p>-62.271858215332</text:p>
              </table:table-cell>
              <table:table-cell office:value-type="float" office:value="-62.275260925293">
                <text:p>-62.275260925293</text:p>
              </table:table-cell>
              <table:table-cell office:value-type="float" office:value="-62.2594528198242">
                <text:p>-62.2594528198242</text:p>
              </table:table-cell>
              <table:table-cell office:value-type="float" office:value="-62.2856941223145">
                <text:p>-62.2856941223145</text:p>
              </table:table-cell>
              <table:table-cell office:value-type="float" office:value="-62.2733535766602">
                <text:p>-62.2733535766602</text:p>
              </table:table-cell>
              <table:table-cell office:value-type="float" office:value="-62.2684555053711">
                <text:p>-62.2684555053711</text:p>
              </table:table-cell>
              <table:table-cell office:value-type="float" office:value="-62.2628135681152">
                <text:p>-62.2628135681152</text:p>
              </table:table-cell>
              <table:table-cell office:value-type="float" office:value="-62.2850723266602">
                <text:p>-62.2850723266602</text:p>
              </table:table-cell>
              <table:table-cell office:value-type="float" office:value="-62.2836990356445">
                <text:p>-62.2836990356445</text:p>
              </table:table-cell>
              <table:table-cell office:value-type="float" office:value="-62.2751388549805">
                <text:p>-62.2751388549805</text:p>
              </table:table-cell>
              <table:table-cell office:value-type="float" office:value="-62.2672958374023">
                <text:p>-62.2672958374023</text:p>
              </table:table-cell>
              <table:table-cell office:value-type="float" office:value="-62.2723960876465">
                <text:p>-62.2723960876465</text:p>
              </table:table-cell>
              <table:table-cell office:value-type="float" office:value="-62.2702369689941">
                <text:p>-62.2702369689941</text:p>
              </table:table-cell>
              <table:table-cell office:value-type="float" office:value="-62.2821159362793">
                <text:p>-62.2821159362793</text:p>
              </table:table-cell>
              <table:table-cell office:value-type="float" office:value="-62.2953872680664">
                <text:p>-62.2953872680664</text:p>
              </table:table-cell>
              <table:table-cell office:value-type="float" office:value="-62.2733535766602">
                <text:p>-62.2733535766602</text:p>
              </table:table-cell>
              <table:table-cell office:value-type="float" office:value="-62.2861938476563">
                <text:p>-62.2861938476563</text:p>
              </table:table-cell>
              <table:table-cell office:value-type="float" office:value="-62.2677917480469">
                <text:p>-62.2677917480469</text:p>
              </table:table-cell>
              <table:table-cell office:value-type="float" office:value="-62.278003692627">
                <text:p>-62.278003692627</text:p>
              </table:table-cell>
              <table:table-cell office:value-type="float" office:value="-62.267749786377">
                <text:p>-62.267749786377</text:p>
              </table:table-cell>
              <table:table-cell office:value-type="float" office:value="-62.2711524963379">
                <text:p>-62.2711524963379</text:p>
              </table:table-cell>
              <table:table-cell office:value-type="float" office:value="-62.2792930603027">
                <text:p>-62.2792930603027</text:p>
              </table:table-cell>
              <table:table-cell office:value-type="float" office:value="-62.2675018310547">
                <text:p>-62.2675018310547</text:p>
              </table:table-cell>
              <table:table-cell office:value-type="float" office:value="-62.2814559936523">
                <text:p>-62.2814559936523</text:p>
              </table:table-cell>
              <table:table-cell office:value-type="float" office:value="-62.2804565429688">
                <text:p>-62.2804565429688</text:p>
              </table:table-cell>
              <table:table-cell office:value-type="float" office:value="-62.2594108581543">
                <text:p>-62.2594108581543</text:p>
              </table:table-cell>
              <table:table-cell office:value-type="float" office:value="-62.2690391540527">
                <text:p>-62.2690391540527</text:p>
              </table:table-cell>
              <table:table-cell office:value-type="float" office:value="-62.274097442627">
                <text:p>-62.274097442627</text:p>
              </table:table-cell>
              <table:table-cell office:value-type="float" office:value="-62.266544342041">
                <text:p>-62.266544342041</text:p>
              </table:table-cell>
              <table:table-cell office:value-type="float" office:value="-62.2907676696777">
                <text:p>-62.2907676696777</text:p>
              </table:table-cell>
              <table:table-cell office:value-type="float" office:value="-62.2640151977539">
                <text:p>-62.2640151977539</text:p>
              </table:table-cell>
              <table:table-cell office:value-type="float" office:value="-62.2716522216797">
                <text:p>-62.2716522216797</text:p>
              </table:table-cell>
              <table:table-cell office:value-type="float" office:value="-62.2611541748047">
                <text:p>-62.2611541748047</text:p>
              </table:table-cell>
              <table:table-cell office:value-type="float" office:value="-62.2629356384277">
                <text:p>-62.2629356384277</text:p>
              </table:table-cell>
              <table:table-cell office:value-type="float" office:value="-62.2614059448242">
                <text:p>-62.2614059448242</text:p>
              </table:table-cell>
              <table:table-cell office:value-type="float" office:value="-62.2821617126465">
                <text:p>-62.2821617126465</text:p>
              </table:table-cell>
              <table:table-cell office:value-type="float" office:value="-62.2738914489746">
                <text:p>-62.2738914489746</text:p>
              </table:table-cell>
              <table:table-cell office:value-type="float" office:value="-62.2763442993164">
                <text:p>-62.2763442993164</text:p>
              </table:table-cell>
              <table:table-cell office:value-type="float" office:value="-62.2696189880371">
                <text:p>-62.2696189880371</text:p>
              </table:table-cell>
              <table:table-cell office:value-type="float" office:value="-62.2449150085449">
                <text:p>-62.2449150085449</text:p>
              </table:table-cell>
              <table:table-cell office:value-type="float" office:value="-62.2799606323242">
                <text:p>-62.2799606323242</text:p>
              </table:table-cell>
              <table:table-cell office:value-type="float" office:value="-62.2731475830078">
                <text:p>-62.2731475830078</text:p>
              </table:table-cell>
              <table:table-cell office:value-type="float" office:value="-62.2829895019531">
                <text:p>-62.2829895019531</text:p>
              </table:table-cell>
              <table:table-cell office:value-type="float" office:value="-62.2660064697266">
                <text:p>-62.2660064697266</text:p>
              </table:table-cell>
              <table:table-cell office:value-type="float" office:value="-62.2686233520508">
                <text:p>-62.2686233520508</text:p>
              </table:table-cell>
              <table:table-cell office:value-type="float" office:value="-62.2763862609863">
                <text:p>-62.2763862609863</text:p>
              </table:table-cell>
              <table:table-cell office:value-type="float" office:value="-62.274600982666">
                <text:p>-62.274600982666</text:p>
              </table:table-cell>
              <table:table-cell office:value-type="float" office:value="-62.2679138183594">
                <text:p>-62.2679138183594</text:p>
              </table:table-cell>
              <table:table-cell office:value-type="float" office:value="-62.2582130432129">
                <text:p>-62.2582130432129</text:p>
              </table:table-cell>
              <table:table-cell office:value-type="float" office:value="-62.2572174072266">
                <text:p>-62.2572174072266</text:p>
              </table:table-cell>
              <table:table-cell office:value-type="float" office:value="-62.2704887390137">
                <text:p>-62.2704887390137</text:p>
              </table:table-cell>
              <table:table-cell office:value-type="float" office:value="-62.2864456176758">
                <text:p>-62.2864456176758</text:p>
              </table:table-cell>
              <table:table-cell office:value-type="float" office:value="-62.2713203430176">
                <text:p>-62.2713203430176</text:p>
              </table:table-cell>
              <table:table-cell office:value-type="float" office:value="-62.2687873840332">
                <text:p>-62.2687873840332</text:p>
              </table:table-cell>
              <table:table-cell office:value-type="float" office:value="-62.2713623046875">
                <text:p>-62.2713623046875</text:p>
              </table:table-cell>
              <table:table-cell office:value-type="float" office:value="-62.2758865356445">
                <text:p>-62.2758865356445</text:p>
              </table:table-cell>
              <table:table-cell office:value-type="float" office:value="-62.2701988220215">
                <text:p>-62.2701988220215</text:p>
              </table:table-cell>
              <table:table-cell office:value-type="float" office:value="-62.2789611816406">
                <text:p>-62.2789611816406</text:p>
              </table:table-cell>
              <table:table-cell office:value-type="float" office:value="-62.2582511901856">
                <text:p>-62.2582511901856</text:p>
              </table:table-cell>
              <table:table-cell office:value-type="float" office:value="-62.2795829772949">
                <text:p>-62.2795829772949</text:p>
              </table:table-cell>
              <table:table-cell office:value-type="float" office:value="-62.2635154724121">
                <text:p>-62.2635154724121</text:p>
              </table:table-cell>
              <table:table-cell office:value-type="float" office:value="-62.2659645080566">
                <text:p>-62.2659645080566</text:p>
              </table:table-cell>
              <table:table-cell office:value-type="float" office:value="-62.2673759460449">
                <text:p>-62.2673759460449</text:p>
              </table:table-cell>
              <table:table-cell office:value-type="float" office:value="-62.2534866333008">
                <text:p>-62.2534866333008</text:p>
              </table:table-cell>
              <table:table-cell office:value-type="float" office:value="-62.2826995849609">
                <text:p>-62.2826995849609</text:p>
              </table:table-cell>
              <table:table-cell office:value-type="float" office:value="-62.2790451049805">
                <text:p>-62.2790451049805</text:p>
              </table:table-cell>
              <table:table-cell office:value-type="float" office:value="-62.2774658203125">
                <text:p>-62.2774658203125</text:p>
              </table:table-cell>
              <table:table-cell office:value-type="float" office:value="-62.2732276916504">
                <text:p>-62.2732276916504</text:p>
              </table:table-cell>
              <table:table-cell office:value-type="float" office:value="-62.273063659668">
                <text:p>-62.273063659668</text:p>
              </table:table-cell>
              <table:table-cell office:value-type="float" office:value="-62.2864456176758">
                <text:p>-62.2864456176758</text:p>
              </table:table-cell>
              <table:table-cell office:value-type="float" office:value="-62.2789192199707">
                <text:p>-62.2789192199707</text:p>
              </table:table-cell>
              <table:table-cell office:value-type="float" office:value="-62.2685356140137">
                <text:p>-62.2685356140137</text:p>
              </table:table-cell>
              <table:table-cell office:value-type="float" office:value="-62.2729797363281">
                <text:p>-62.2729797363281</text:p>
              </table:table-cell>
              <table:table-cell office:value-type="float" office:value="-62.2784233093262">
                <text:p>-62.2784233093262</text:p>
              </table:table-cell>
              <table:table-cell office:value-type="float" office:value="-62.259162902832">
                <text:p>-62.259162902832</text:p>
              </table:table-cell>
              <table:table-cell office:value-type="float" office:value="-62.4636917114258">
                <text:p>-62.4636917114258</text:p>
              </table:table-cell>
              <table:table-cell office:value-type="float" office:value="-62.504280090332">
                <text:p>-62.504280090332</text:p>
              </table:table-cell>
              <table:table-cell office:value-type="float" office:value="-62.5051307678223">
                <text:p>-62.5051307678223</text:p>
              </table:table-cell>
              <table:table-cell office:value-type="float" office:value="-62.5103759765625">
                <text:p>-62.5103759765625</text:p>
              </table:table-cell>
              <table:table-cell office:value-type="float" office:value="-62.4872817993164">
                <text:p>-62.4872817993164</text:p>
              </table:table-cell>
              <table:table-cell office:value-type="float" office:value="-62.5005683898926">
                <text:p>-62.5005683898926</text:p>
              </table:table-cell>
              <table:table-cell office:value-type="float" office:value="-62.4853248596191">
                <text:p>-62.4853248596191</text:p>
              </table:table-cell>
              <table:table-cell office:value-type="float" office:value="-62.4874076843262">
                <text:p>-62.4874076843262</text:p>
              </table:table-cell>
              <table:table-cell office:value-type="float" office:value="-62.4848136901856">
                <text:p>-62.4848136901856</text:p>
              </table:table-cell>
              <table:table-cell office:value-type="float" office:value="-62.4891128540039">
                <text:p>-62.4891128540039</text:p>
              </table:table-cell>
              <table:table-cell office:value-type="float" office:value="-62.4869384765625">
                <text:p>-62.4869384765625</text:p>
              </table:table-cell>
              <table:table-cell office:value-type="float" office:value="-62.5072212219238">
                <text:p>-62.5072212219238</text:p>
              </table:table-cell>
              <table:table-cell office:value-type="float" office:value="-62.4911956787109">
                <text:p>-62.4911956787109</text:p>
              </table:table-cell>
              <table:table-cell office:value-type="float" office:value="-62.4875373840332">
                <text:p>-62.4875373840332</text:p>
              </table:table-cell>
              <table:table-cell office:value-type="float" office:value="-62.4860458374023">
                <text:p>-62.4860458374023</text:p>
              </table:table-cell>
              <table:table-cell office:value-type="float" office:value="-62.4826850891113">
                <text:p>-62.4826850891113</text:p>
              </table:table-cell>
              <table:table-cell office:value-type="float" office:value="-62.498779296875">
                <text:p>-62.498779296875</text:p>
              </table:table-cell>
              <table:table-cell office:value-type="float" office:value="-62.5115737915039">
                <text:p>-62.5115737915039</text:p>
              </table:table-cell>
              <table:table-cell office:value-type="float" office:value="-62.4843482971191">
                <text:p>-62.4843482971191</text:p>
              </table:table-cell>
              <table:table-cell office:value-type="float" office:value="-62.5090141296387">
                <text:p>-62.5090141296387</text:p>
              </table:table-cell>
              <table:table-cell office:value-type="float" office:value="-62.5061569213867">
                <text:p>-62.5061569213867</text:p>
              </table:table-cell>
              <table:table-cell office:value-type="float" office:value="-62.5040245056152">
                <text:p>-62.5040245056152</text:p>
              </table:table-cell>
              <table:table-cell office:value-type="float" office:value="-62.4864311218262">
                <text:p>-62.4864311218262</text:p>
              </table:table-cell>
              <table:table-cell office:value-type="float" office:value="-62.4901733398438">
                <text:p>-62.4901733398438</text:p>
              </table:table-cell>
              <table:table-cell office:value-type="float" office:value="-62.5016784667969">
                <text:p>-62.5016784667969</text:p>
              </table:table-cell>
              <table:table-cell office:value-type="float" office:value="-62.4894943237305">
                <text:p>-62.4894943237305</text:p>
              </table:table-cell>
              <table:table-cell office:value-type="float" office:value="-62.4952430725098">
                <text:p>-62.4952430725098</text:p>
              </table:table-cell>
              <table:table-cell office:value-type="float" office:value="-62.5083732604981">
                <text:p>-62.5083732604981</text:p>
              </table:table-cell>
              <table:table-cell office:value-type="float" office:value="-62.507438659668">
                <text:p>-62.507438659668</text:p>
              </table:table-cell>
              <table:table-cell office:value-type="float" office:value="-62.4873657226563">
                <text:p>-62.4873657226563</text:p>
              </table:table-cell>
              <table:table-cell office:value-type="float" office:value="-62.4914970397949">
                <text:p>-62.4914970397949</text:p>
              </table:table-cell>
              <table:table-cell office:value-type="float" office:value="-62.4861335754395">
                <text:p>-62.4861335754395</text:p>
              </table:table-cell>
              <table:table-cell office:value-type="float" office:value="-62.4980163574219">
                <text:p>-62.4980163574219</text:p>
              </table:table-cell>
              <table:table-cell office:value-type="float" office:value="-62.5044097900391">
                <text:p>-62.5044097900391</text:p>
              </table:table-cell>
              <table:table-cell office:value-type="float" office:value="-62.5009536743164">
                <text:p>-62.5009536743164</text:p>
              </table:table-cell>
              <table:table-cell office:value-type="float" office:value="-62.4891548156738">
                <text:p>-62.4891548156738</text:p>
              </table:table-cell>
              <table:table-cell office:value-type="float" office:value="-62.4569053649902">
                <text:p>-62.4569053649902</text:p>
              </table:table-cell>
              <table:table-cell office:value-type="float" office:value="-62.4765663146973">
                <text:p>-62.4765663146973</text:p>
              </table:table-cell>
              <table:table-cell office:value-type="float" office:value="-62.4941368103027">
                <text:p>-62.4941368103027</text:p>
              </table:table-cell>
              <table:table-cell office:value-type="float" office:value="-62.4803924560547">
                <text:p>-62.4803924560547</text:p>
              </table:table-cell>
              <table:table-cell office:value-type="float" office:value="-62.4909858703613">
                <text:p>-62.4909858703613</text:p>
              </table:table-cell>
              <table:table-cell office:value-type="float" office:value="-62.5039367675781">
                <text:p>-62.5039367675781</text:p>
              </table:table-cell>
              <table:table-cell office:value-type="float" office:value="-62.4893264770508">
                <text:p>-62.4893264770508</text:p>
              </table:table-cell>
              <table:table-cell office:value-type="float" office:value="-62.4947357177734">
                <text:p>-62.4947357177734</text:p>
              </table:table-cell>
              <table:table-cell office:value-type="float" office:value="-62.4914970397949">
                <text:p>-62.4914970397949</text:p>
              </table:table-cell>
              <table:table-cell office:value-type="float" office:value="-62.5001831054688">
                <text:p>-62.5001831054688</text:p>
              </table:table-cell>
              <table:table-cell office:value-type="float" office:value="-62.4958000183106">
                <text:p>-62.4958000183106</text:p>
              </table:table-cell>
              <table:table-cell office:value-type="float" office:value="-62.4919204711914">
                <text:p>-62.4919204711914</text:p>
              </table:table-cell>
              <table:table-cell office:value-type="float" office:value="-62.5049171447754">
                <text:p>-62.5049171447754</text:p>
              </table:table-cell>
              <table:table-cell office:value-type="float" office:value="-62.4880447387695">
                <text:p>-62.4880447387695</text:p>
              </table:table-cell>
              <table:table-cell office:value-type="float" office:value="-62.4860458374023">
                <text:p>-62.4860458374023</text:p>
              </table:table-cell>
              <table:table-cell office:value-type="float" office:value="-62.4795799255371">
                <text:p>-62.4795799255371</text:p>
              </table:table-cell>
              <table:table-cell office:value-type="float" office:value="-62.4866409301758">
                <text:p>-62.4866409301758</text:p>
              </table:table-cell>
              <table:table-cell office:value-type="float" office:value="-62.4938812255859">
                <text:p>-62.4938812255859</text:p>
              </table:table-cell>
              <table:table-cell office:value-type="float" office:value="-62.5148162841797">
                <text:p>-62.5148162841797</text:p>
              </table:table-cell>
              <table:table-cell office:value-type="float" office:value="-62.4941787719727">
                <text:p>-62.4941787719727</text:p>
              </table:table-cell>
              <table:table-cell office:value-type="float" office:value="-62.4987335205078">
                <text:p>-62.4987335205078</text:p>
              </table:table-cell>
              <table:table-cell office:value-type="float" office:value="-62.4958419799805">
                <text:p>-62.4958419799805</text:p>
              </table:table-cell>
              <table:table-cell office:value-type="float" office:value="-62.4958801269531">
                <text:p>-62.4958801269531</text:p>
              </table:table-cell>
              <table:table-cell office:value-type="float" office:value="-62.5083312988281">
                <text:p>-62.5083312988281</text:p>
              </table:table-cell>
              <table:table-cell office:value-type="float" office:value="-62.5008697509766">
                <text:p>-62.5008697509766</text:p>
              </table:table-cell>
              <table:table-cell office:value-type="float" office:value="-62.5054740905762">
                <text:p>-62.5054740905762</text:p>
              </table:table-cell>
            </table:table-row>
            <table:table-row>
              <table:table-cell office:value-type="string">
                <text:p>Wiersz 10</text:p>
                <draw:g>
                  <svg:desc/>
                </draw:g>
              </table:table-cell>
              <table:table-cell office:value-type="float" office:value="-62.2536087036133">
                <text:p>-62.2536087036133</text:p>
                <draw:g>
                  <svg:desc>optymalizacja_wycinana_z_trace.A10:optymalizacja_wycinana_z_trace.OJ10</svg:desc>
                </draw:g>
              </table:table-cell>
              <table:table-cell office:value-type="float" office:value="-62.2368049621582">
                <text:p>-62.2368049621582</text:p>
              </table:table-cell>
              <table:table-cell office:value-type="float" office:value="-62.2644309997559">
                <text:p>-62.2644309997559</text:p>
              </table:table-cell>
              <table:table-cell office:value-type="float" office:value="-62.2619857788086">
                <text:p>-62.2619857788086</text:p>
              </table:table-cell>
              <table:table-cell office:value-type="float" office:value="-62.2694931030273">
                <text:p>-62.2694931030273</text:p>
              </table:table-cell>
              <table:table-cell office:value-type="float" office:value="-62.2782135009766">
                <text:p>-62.2782135009766</text:p>
              </table:table-cell>
              <table:table-cell office:value-type="float" office:value="-62.2491798400879">
                <text:p>-62.2491798400879</text:p>
              </table:table-cell>
              <table:table-cell office:value-type="float" office:value="-62.2480201721191">
                <text:p>-62.2480201721191</text:p>
              </table:table-cell>
              <table:table-cell office:value-type="float" office:value="-62.2573013305664">
                <text:p>-62.2573013305664</text:p>
              </table:table-cell>
              <table:table-cell office:value-type="float" office:value="-62.2619857788086">
                <text:p>-62.2619857788086</text:p>
              </table:table-cell>
              <table:table-cell office:value-type="float" office:value="-62.2660484313965">
                <text:p>-62.2660484313965</text:p>
              </table:table-cell>
              <table:table-cell office:value-type="float" office:value="-62.2734794616699">
                <text:p>-62.2734794616699</text:p>
              </table:table-cell>
              <table:table-cell office:value-type="float" office:value="-62.2586669921875">
                <text:p>-62.2586669921875</text:p>
              </table:table-cell>
              <table:table-cell office:value-type="float" office:value="-62.246940612793">
                <text:p>-62.246940612793</text:p>
              </table:table-cell>
              <table:table-cell office:value-type="float" office:value="-62.2817039489746">
                <text:p>-62.2817039489746</text:p>
              </table:table-cell>
              <table:table-cell office:value-type="float" office:value="-62.2596206665039">
                <text:p>-62.2596206665039</text:p>
              </table:table-cell>
              <table:table-cell office:value-type="float" office:value="-62.2704048156738">
                <text:p>-62.2704048156738</text:p>
              </table:table-cell>
              <table:table-cell office:value-type="float" office:value="-62.2610321044922">
                <text:p>-62.2610321044922</text:p>
              </table:table-cell>
              <table:table-cell office:value-type="float" office:value="-62.277961730957">
                <text:p>-62.277961730957</text:p>
              </table:table-cell>
              <table:table-cell office:value-type="float" office:value="-62.2577133178711">
                <text:p>-62.2577133178711</text:p>
              </table:table-cell>
              <table:table-cell office:value-type="float" office:value="-62.2347831726074">
                <text:p>-62.2347831726074</text:p>
              </table:table-cell>
              <table:table-cell office:value-type="float" office:value="-62.2427635192871">
                <text:p>-62.2427635192871</text:p>
              </table:table-cell>
              <table:table-cell office:value-type="float" office:value="-62.2559700012207">
                <text:p>-62.2559700012207</text:p>
              </table:table-cell>
              <table:table-cell office:value-type="float" office:value="-62.2583351135254">
                <text:p>-62.2583351135254</text:p>
              </table:table-cell>
              <table:table-cell office:value-type="float" office:value="-62.2759284973145">
                <text:p>-62.2759284973145</text:p>
              </table:table-cell>
              <table:table-cell office:value-type="float" office:value="-62.2788772583008">
                <text:p>-62.2788772583008</text:p>
              </table:table-cell>
              <table:table-cell office:value-type="float" office:value="-62.2617340087891">
                <text:p>-62.2617340087891</text:p>
              </table:table-cell>
              <table:table-cell office:value-type="float" office:value="-62.2624816894531">
                <text:p>-62.2624816894531</text:p>
              </table:table-cell>
              <table:table-cell office:value-type="float" office:value="-62.2600326538086">
                <text:p>-62.2600326538086</text:p>
              </table:table-cell>
              <table:table-cell office:value-type="float" office:value="-62.2455368041992">
                <text:p>-62.2455368041992</text:p>
              </table:table-cell>
              <table:table-cell office:value-type="float" office:value="-62.275260925293">
                <text:p>-62.275260925293</text:p>
              </table:table-cell>
              <table:table-cell office:value-type="float" office:value="-62.2804985046387">
                <text:p>-62.2804985046387</text:p>
              </table:table-cell>
              <table:table-cell office:value-type="float" office:value="-62.2497177124023">
                <text:p>-62.2497177124023</text:p>
              </table:table-cell>
              <table:table-cell office:value-type="float" office:value="-62.2576713562012">
                <text:p>-62.2576713562012</text:p>
              </table:table-cell>
              <table:table-cell office:value-type="float" office:value="-62.2528648376465">
                <text:p>-62.2528648376465</text:p>
              </table:table-cell>
              <table:table-cell office:value-type="float" office:value="-62.2834091186523">
                <text:p>-62.2834091186523</text:p>
              </table:table-cell>
              <table:table-cell office:value-type="float" office:value="-62.2560577392578">
                <text:p>-62.2560577392578</text:p>
              </table:table-cell>
              <table:table-cell office:value-type="float" office:value="-62.2772178649902">
                <text:p>-62.2772178649902</text:p>
              </table:table-cell>
              <table:table-cell office:value-type="float" office:value="-62.2672958374023">
                <text:p>-62.2672958374023</text:p>
              </table:table-cell>
              <table:table-cell office:value-type="float" office:value="-62.2809104919434">
                <text:p>-62.2809104919434</text:p>
              </table:table-cell>
              <table:table-cell office:value-type="float" office:value="-62.2782516479492">
                <text:p>-62.2782516479492</text:p>
              </table:table-cell>
              <table:table-cell office:value-type="float" office:value="-62.2737274169922">
                <text:p>-62.2737274169922</text:p>
              </table:table-cell>
              <table:table-cell office:value-type="float" office:value="-62.2595367431641">
                <text:p>-62.2595367431641</text:p>
              </table:table-cell>
              <table:table-cell office:value-type="float" office:value="-62.2500877380371">
                <text:p>-62.2500877380371</text:p>
              </table:table-cell>
              <table:table-cell office:value-type="float" office:value="-62.2557640075684">
                <text:p>-62.2557640075684</text:p>
              </table:table-cell>
              <table:table-cell office:value-type="float" office:value="-62.2692031860352">
                <text:p>-62.2692031860352</text:p>
              </table:table-cell>
              <table:table-cell office:value-type="float" office:value="-62.2791252136231">
                <text:p>-62.2791252136231</text:p>
              </table:table-cell>
              <table:table-cell office:value-type="float" office:value="-62.2765502929688">
                <text:p>-62.2765502929688</text:p>
              </table:table-cell>
              <table:table-cell office:value-type="float" office:value="-62.2685356140137">
                <text:p>-62.2685356140137</text:p>
              </table:table-cell>
              <table:table-cell office:value-type="float" office:value="-62.2577972412109">
                <text:p>-62.2577972412109</text:p>
              </table:table-cell>
              <table:table-cell office:value-type="float" office:value="-62.2778816223145">
                <text:p>-62.2778816223145</text:p>
              </table:table-cell>
              <table:table-cell office:value-type="float" office:value="-62.2667541503906">
                <text:p>-62.2667541503906</text:p>
              </table:table-cell>
              <table:table-cell office:value-type="float" office:value="-62.2568855285645">
                <text:p>-62.2568855285645</text:p>
              </table:table-cell>
              <table:table-cell office:value-type="float" office:value="-62.2428436279297">
                <text:p>-62.2428436279297</text:p>
              </table:table-cell>
              <table:table-cell office:value-type="float" office:value="-62.2560577392578">
                <text:p>-62.2560577392578</text:p>
              </table:table-cell>
              <table:table-cell office:value-type="float" office:value="-62.2517471313477">
                <text:p>-62.2517471313477</text:p>
              </table:table-cell>
              <table:table-cell office:value-type="float" office:value="-62.2536926269531">
                <text:p>-62.2536926269531</text:p>
              </table:table-cell>
              <table:table-cell office:value-type="float" office:value="-62.2743530273438">
                <text:p>-62.2743530273438</text:p>
              </table:table-cell>
              <table:table-cell office:value-type="float" office:value="-62.2743911743164">
                <text:p>-62.2743911743164</text:p>
              </table:table-cell>
              <table:table-cell office:value-type="float" office:value="-62.2686614990234">
                <text:p>-62.2686614990234</text:p>
              </table:table-cell>
              <table:table-cell office:value-type="float" office:value="-62.2671699523926">
                <text:p>-62.2671699523926</text:p>
              </table:table-cell>
              <table:table-cell office:value-type="float" office:value="-62.2706527709961">
                <text:p>-62.2706527709961</text:p>
              </table:table-cell>
              <table:table-cell office:value-type="float" office:value="-62.238956451416">
                <text:p>-62.238956451416</text:p>
              </table:table-cell>
              <table:table-cell office:value-type="float" office:value="-62.2564315795898">
                <text:p>-62.2564315795898</text:p>
              </table:table-cell>
              <table:table-cell office:value-type="float" office:value="-62.2474784851074">
                <text:p>-62.2474784851074</text:p>
              </table:table-cell>
              <table:table-cell office:value-type="float" office:value="-62.2550582885742">
                <text:p>-62.2550582885742</text:p>
              </table:table-cell>
              <table:table-cell office:value-type="float" office:value="-62.2775917053223">
                <text:p>-62.2775917053223</text:p>
              </table:table-cell>
              <table:table-cell office:value-type="float" office:value="-62.2559700012207">
                <text:p>-62.2559700012207</text:p>
              </table:table-cell>
              <table:table-cell office:value-type="float" office:value="-62.2539405822754">
                <text:p>-62.2539405822754</text:p>
              </table:table-cell>
              <table:table-cell office:value-type="float" office:value="-62.2585411071777">
                <text:p>-62.2585411071777</text:p>
              </table:table-cell>
              <table:table-cell office:value-type="float" office:value="-62.2775497436523">
                <text:p>-62.2775497436523</text:p>
              </table:table-cell>
              <table:table-cell office:value-type="float" office:value="-62.2760124206543">
                <text:p>-62.2760124206543</text:p>
              </table:table-cell>
              <table:table-cell office:value-type="float" office:value="-62.2778816223145">
                <text:p>-62.2778816223145</text:p>
              </table:table-cell>
              <table:table-cell office:value-type="float" office:value="-62.2573432922363">
                <text:p>-62.2573432922363</text:p>
              </table:table-cell>
              <table:table-cell office:value-type="float" office:value="-62.2662544250488">
                <text:p>-62.2662544250488</text:p>
              </table:table-cell>
              <table:table-cell office:value-type="float" office:value="-62.2480201721191">
                <text:p>-62.2480201721191</text:p>
              </table:table-cell>
              <table:table-cell office:value-type="float" office:value="-62.2437973022461">
                <text:p>-62.2437973022461</text:p>
              </table:table-cell>
              <table:table-cell office:value-type="float" office:value="-62.2517051696777">
                <text:p>-62.2517051696777</text:p>
              </table:table-cell>
              <table:table-cell office:value-type="float" office:value="-62.2565536499023">
                <text:p>-62.2565536499023</text:p>
              </table:table-cell>
              <table:table-cell office:value-type="float" office:value="-62.2613220214844">
                <text:p>-62.2613220214844</text:p>
              </table:table-cell>
              <table:table-cell office:value-type="float" office:value="-62.2645568847656">
                <text:p>-62.2645568847656</text:p>
              </table:table-cell>
              <table:table-cell office:value-type="float" office:value="-62.2611923217773">
                <text:p>-62.2611923217773</text:p>
              </table:table-cell>
              <table:table-cell office:value-type="float" office:value="-62.2743110656738">
                <text:p>-62.2743110656738</text:p>
              </table:table-cell>
              <table:table-cell office:value-type="float" office:value="-62.2694511413574">
                <text:p>-62.2694511413574</text:p>
              </table:table-cell>
              <table:table-cell office:value-type="float" office:value="-62.2767181396484">
                <text:p>-62.2767181396484</text:p>
              </table:table-cell>
              <table:table-cell office:value-type="float" office:value="-62.2632675170898">
                <text:p>-62.2632675170898</text:p>
              </table:table-cell>
              <table:table-cell office:value-type="float" office:value="-62.2633094787598">
                <text:p>-62.2633094787598</text:p>
              </table:table-cell>
              <table:table-cell office:value-type="float" office:value="-62.242431640625">
                <text:p>-62.242431640625</text:p>
              </table:table-cell>
              <table:table-cell office:value-type="float" office:value="-62.2560119628906">
                <text:p>-62.2560119628906</text:p>
              </table:table-cell>
              <table:table-cell office:value-type="float" office:value="-62.2504615783691">
                <text:p>-62.2504615783691</text:p>
              </table:table-cell>
              <table:table-cell office:value-type="float" office:value="-62.250545501709">
                <text:p>-62.250545501709</text:p>
              </table:table-cell>
              <table:table-cell office:value-type="float" office:value="-62.2525749206543">
                <text:p>-62.2525749206543</text:p>
              </table:table-cell>
              <table:table-cell office:value-type="float" office:value="-62.2495918273926">
                <text:p>-62.2495918273926</text:p>
              </table:table-cell>
              <table:table-cell office:value-type="float" office:value="-62.2645149230957">
                <text:p>-62.2645149230957</text:p>
              </table:table-cell>
              <table:table-cell office:value-type="float" office:value="-62.2602424621582">
                <text:p>-62.2602424621582</text:p>
              </table:table-cell>
              <table:table-cell office:value-type="float" office:value="-62.2653846740723">
                <text:p>-62.2653846740723</text:p>
              </table:table-cell>
              <table:table-cell office:value-type="float" office:value="-62.2662544250488">
                <text:p>-62.2662544250488</text:p>
              </table:table-cell>
              <table:table-cell office:value-type="float" office:value="-62.2800025939941">
                <text:p>-62.2800025939941</text:p>
              </table:table-cell>
              <table:table-cell office:value-type="float" office:value="-62.2642631530762">
                <text:p>-62.2642631530762</text:p>
              </table:table-cell>
              <table:table-cell office:value-type="float" office:value="-62.2427635192871">
                <text:p>-62.2427635192871</text:p>
              </table:table-cell>
              <table:table-cell office:value-type="float" office:value="-62.2825775146484">
                <text:p>-62.2825775146484</text:p>
              </table:table-cell>
              <table:table-cell office:value-type="float" office:value="-62.2574653625488">
                <text:p>-62.2574653625488</text:p>
              </table:table-cell>
              <table:table-cell office:value-type="float" office:value="-62.2643508911133">
                <text:p>-62.2643508911133</text:p>
              </table:table-cell>
              <table:table-cell office:value-type="float" office:value="-62.2474784851074">
                <text:p>-62.2474784851074</text:p>
              </table:table-cell>
              <table:table-cell office:value-type="float" office:value="-62.2738494873047">
                <text:p>-62.2738494873047</text:p>
              </table:table-cell>
              <table:table-cell office:value-type="float" office:value="-62.2717323303223">
                <text:p>-62.2717323303223</text:p>
              </table:table-cell>
              <table:table-cell office:value-type="float" office:value="-62.2740173339844">
                <text:p>-62.2740173339844</text:p>
              </table:table-cell>
              <table:table-cell office:value-type="float" office:value="-62.2458267211914">
                <text:p>-62.2458267211914</text:p>
              </table:table-cell>
              <table:table-cell office:value-type="float" office:value="-62.2539825439453">
                <text:p>-62.2539825439453</text:p>
              </table:table-cell>
              <table:table-cell office:value-type="float" office:value="-62.2692031860352">
                <text:p>-62.2692031860352</text:p>
              </table:table-cell>
              <table:table-cell office:value-type="float" office:value="-62.2765502929688">
                <text:p>-62.2765502929688</text:p>
              </table:table-cell>
              <table:table-cell office:value-type="float" office:value="-62.2483901977539">
                <text:p>-62.2483901977539</text:p>
              </table:table-cell>
              <table:table-cell office:value-type="float" office:value="-62.26318359375">
                <text:p>-62.26318359375</text:p>
              </table:table-cell>
              <table:table-cell office:value-type="float" office:value="-62.2726898193359">
                <text:p>-62.2726898193359</text:p>
              </table:table-cell>
              <table:table-cell office:value-type="float" office:value="-62.272647857666">
                <text:p>-62.272647857666</text:p>
              </table:table-cell>
              <table:table-cell office:value-type="float" office:value="-62.2595367431641">
                <text:p>-62.2595367431641</text:p>
              </table:table-cell>
              <table:table-cell office:value-type="float" office:value="-62.2651786804199">
                <text:p>-62.2651786804199</text:p>
              </table:table-cell>
              <table:table-cell office:value-type="float" office:value="-62.2807884216309">
                <text:p>-62.2807884216309</text:p>
              </table:table-cell>
              <table:table-cell office:value-type="float" office:value="-62.2633094787598">
                <text:p>-62.2633094787598</text:p>
              </table:table-cell>
              <table:table-cell office:value-type="float" office:value="-62.2619018554688">
                <text:p>-62.2619018554688</text:p>
              </table:table-cell>
              <table:table-cell office:value-type="float" office:value="-62.2702789306641">
                <text:p>-62.2702789306641</text:p>
              </table:table-cell>
              <table:table-cell office:value-type="float" office:value="-62.2694091796875">
                <text:p>-62.2694091796875</text:p>
              </table:table-cell>
              <table:table-cell office:value-type="float" office:value="-62.2486381530762">
                <text:p>-62.2486381530762</text:p>
              </table:table-cell>
              <table:table-cell office:value-type="float" office:value="-62.2626876831055">
                <text:p>-62.2626876831055</text:p>
              </table:table-cell>
              <table:table-cell office:value-type="float" office:value="-62.2607383728027">
                <text:p>-62.2607383728027</text:p>
              </table:table-cell>
              <table:table-cell office:value-type="float" office:value="-62.2669639587402">
                <text:p>-62.2669639587402</text:p>
              </table:table-cell>
              <table:table-cell office:value-type="float" office:value="-62.2713623046875">
                <text:p>-62.2713623046875</text:p>
              </table:table-cell>
              <table:table-cell office:value-type="float" office:value="-62.2711524963379">
                <text:p>-62.2711524963379</text:p>
              </table:table-cell>
              <table:table-cell office:value-type="float" office:value="-62.2814140319824">
                <text:p>-62.2814140319824</text:p>
              </table:table-cell>
              <table:table-cell office:value-type="float" office:value="-62.2705268859863">
                <text:p>-62.2705268859863</text:p>
              </table:table-cell>
              <table:table-cell office:value-type="float" office:value="-62.2690391540527">
                <text:p>-62.2690391540527</text:p>
              </table:table-cell>
              <table:table-cell office:value-type="float" office:value="-62.2597427368164">
                <text:p>-62.2597427368164</text:p>
              </table:table-cell>
              <table:table-cell office:value-type="float" office:value="-62.2675857543945">
                <text:p>-62.2675857543945</text:p>
              </table:table-cell>
              <table:table-cell office:value-type="float" office:value="-62.2737274169922">
                <text:p>-62.2737274169922</text:p>
              </table:table-cell>
              <table:table-cell office:value-type="float" office:value="-62.2827415466309">
                <text:p>-62.2827415466309</text:p>
              </table:table-cell>
              <table:table-cell office:value-type="float" office:value="-62.26513671875">
                <text:p>-62.26513671875</text:p>
              </table:table-cell>
              <table:table-cell office:value-type="float" office:value="-62.2497978210449">
                <text:p>-62.2497978210449</text:p>
              </table:table-cell>
              <table:table-cell office:value-type="float" office:value="-62.2589988708496">
                <text:p>-62.2589988708496</text:p>
              </table:table-cell>
              <table:table-cell office:value-type="float" office:value="-62.2620658874512">
                <text:p>-62.2620658874512</text:p>
              </table:table-cell>
              <table:table-cell office:value-type="float" office:value="-62.2664184570313">
                <text:p>-62.2664184570313</text:p>
              </table:table-cell>
              <table:table-cell office:value-type="float" office:value="-62.2704048156738">
                <text:p>-62.2704048156738</text:p>
              </table:table-cell>
              <table:table-cell office:value-type="float" office:value="-62.2796249389648">
                <text:p>-62.2796249389648</text:p>
              </table:table-cell>
              <table:table-cell office:value-type="float" office:value="-62.2519950866699">
                <text:p>-62.2519950866699</text:p>
              </table:table-cell>
              <table:table-cell office:value-type="float" office:value="-62.2605705261231">
                <text:p>-62.2605705261231</text:p>
              </table:table-cell>
              <table:table-cell office:value-type="float" office:value="-62.2640609741211">
                <text:p>-62.2640609741211</text:p>
              </table:table-cell>
              <table:table-cell office:value-type="float" office:value="-62.2643508911133">
                <text:p>-62.2643508911133</text:p>
              </table:table-cell>
              <table:table-cell office:value-type="float" office:value="-62.2553062438965">
                <text:p>-62.2553062438965</text:p>
              </table:table-cell>
              <table:table-cell office:value-type="float" office:value="-62.2678337097168">
                <text:p>-62.2678337097168</text:p>
              </table:table-cell>
              <table:table-cell office:value-type="float" office:value="-62.2671279907227">
                <text:p>-62.2671279907227</text:p>
              </table:table-cell>
              <table:table-cell office:value-type="float" office:value="-62.2554359436035">
                <text:p>-62.2554359436035</text:p>
              </table:table-cell>
              <table:table-cell office:value-type="float" office:value="-62.2447090148926">
                <text:p>-62.2447090148926</text:p>
              </table:table-cell>
              <table:table-cell office:value-type="float" office:value="-62.2700309753418">
                <text:p>-62.2700309753418</text:p>
              </table:table-cell>
              <table:table-cell office:value-type="float" office:value="-62.2604064941406">
                <text:p>-62.2604064941406</text:p>
              </table:table-cell>
              <table:table-cell office:value-type="float" office:value="-62.2723960876465">
                <text:p>-62.2723960876465</text:p>
              </table:table-cell>
              <table:table-cell office:value-type="float" office:value="-62.2482681274414">
                <text:p>-62.2482681274414</text:p>
              </table:table-cell>
              <table:table-cell office:value-type="float" office:value="-62.2662544250488">
                <text:p>-62.2662544250488</text:p>
              </table:table-cell>
              <table:table-cell office:value-type="float" office:value="-62.2526588439941">
                <text:p>-62.2526588439941</text:p>
              </table:table-cell>
              <table:table-cell office:value-type="float" office:value="-62.2652206420898">
                <text:p>-62.2652206420898</text:p>
              </table:table-cell>
              <table:table-cell office:value-type="float" office:value="-62.2570533752441">
                <text:p>-62.2570533752441</text:p>
              </table:table-cell>
              <table:table-cell office:value-type="float" office:value="-62.2650527954102">
                <text:p>-62.2650527954102</text:p>
              </table:table-cell>
              <table:table-cell office:value-type="float" office:value="-62.2785873413086">
                <text:p>-62.2785873413086</text:p>
              </table:table-cell>
              <table:table-cell office:value-type="float" office:value="-62.2536087036133">
                <text:p>-62.2536087036133</text:p>
              </table:table-cell>
              <table:table-cell office:value-type="float" office:value="-62.2708625793457">
                <text:p>-62.2708625793457</text:p>
              </table:table-cell>
              <table:table-cell office:value-type="float" office:value="-62.2805824279785">
                <text:p>-62.2805824279785</text:p>
              </table:table-cell>
              <table:table-cell office:value-type="float" office:value="-62.2755165100098">
                <text:p>-62.2755165100098</text:p>
              </table:table-cell>
              <table:table-cell office:value-type="float" office:value="-62.2678756713867">
                <text:p>-62.2678756713867</text:p>
              </table:table-cell>
              <table:table-cell office:value-type="float" office:value="-62.2734794616699">
                <text:p>-62.2734794616699</text:p>
              </table:table-cell>
              <table:table-cell office:value-type="float" office:value="-62.2705688476563">
                <text:p>-62.2705688476563</text:p>
              </table:table-cell>
              <table:table-cell office:value-type="float" office:value="-62.275806427002">
                <text:p>-62.275806427002</text:p>
              </table:table-cell>
              <table:table-cell office:value-type="float" office:value="-62.2807464599609">
                <text:p>-62.2807464599609</text:p>
              </table:table-cell>
              <table:table-cell office:value-type="float" office:value="-62.2637252807617">
                <text:p>-62.2637252807617</text:p>
              </table:table-cell>
              <table:table-cell office:value-type="float" office:value="-62.2451629638672">
                <text:p>-62.2451629638672</text:p>
              </table:table-cell>
              <table:table-cell office:value-type="float" office:value="-62.260612487793">
                <text:p>-62.260612487793</text:p>
              </table:table-cell>
              <table:table-cell office:value-type="float" office:value="-62.275806427002">
                <text:p>-62.275806427002</text:p>
              </table:table-cell>
              <table:table-cell office:value-type="float" office:value="-62.2848625183106">
                <text:p>-62.2848625183106</text:p>
              </table:table-cell>
              <table:table-cell office:value-type="float" office:value="-62.2577972412109">
                <text:p>-62.2577972412109</text:p>
              </table:table-cell>
              <table:table-cell office:value-type="float" office:value="-62.2713203430176">
                <text:p>-62.2713203430176</text:p>
              </table:table-cell>
              <table:table-cell office:value-type="float" office:value="-62.2647209167481">
                <text:p>-62.2647209167481</text:p>
              </table:table-cell>
              <table:table-cell office:value-type="float" office:value="-62.2873992919922">
                <text:p>-62.2873992919922</text:p>
              </table:table-cell>
              <table:table-cell office:value-type="float" office:value="-62.2898139953613">
                <text:p>-62.2898139953613</text:p>
              </table:table-cell>
              <table:table-cell office:value-type="float" office:value="-62.2663383483887">
                <text:p>-62.2663383483887</text:p>
              </table:table-cell>
              <table:table-cell office:value-type="float" office:value="-62.2656745910645">
                <text:p>-62.2656745910645</text:p>
              </table:table-cell>
              <table:table-cell office:value-type="float" office:value="-62.2688255310059">
                <text:p>-62.2688255310059</text:p>
              </table:table-cell>
              <table:table-cell office:value-type="float" office:value="-62.2609443664551">
                <text:p>-62.2609443664551</text:p>
              </table:table-cell>
              <table:table-cell office:value-type="float" office:value="-62.2631034851074">
                <text:p>-62.2631034851074</text:p>
              </table:table-cell>
              <table:table-cell office:value-type="float" office:value="-62.2493019104004">
                <text:p>-62.2493019104004</text:p>
              </table:table-cell>
              <table:table-cell office:value-type="float" office:value="-62.2601165771484">
                <text:p>-62.2601165771484</text:p>
              </table:table-cell>
              <table:table-cell office:value-type="float" office:value="-62.2614059448242">
                <text:p>-62.2614059448242</text:p>
              </table:table-cell>
              <table:table-cell office:value-type="float" office:value="-62.2456207275391">
                <text:p>-62.2456207275391</text:p>
              </table:table-cell>
              <table:table-cell office:value-type="float" office:value="-62.2497596740723">
                <text:p>-62.2497596740723</text:p>
              </table:table-cell>
              <table:table-cell office:value-type="float" office:value="-62.259162902832">
                <text:p>-62.259162902832</text:p>
              </table:table-cell>
              <table:table-cell office:value-type="float" office:value="-62.2781715393066">
                <text:p>-62.2781715393066</text:p>
              </table:table-cell>
              <table:table-cell office:value-type="float" office:value="-62.254810333252">
                <text:p>-62.254810333252</text:p>
              </table:table-cell>
              <table:table-cell office:value-type="float" office:value="-62.2805404663086">
                <text:p>-62.2805404663086</text:p>
              </table:table-cell>
              <table:table-cell office:value-type="float" office:value="-62.2730216979981">
                <text:p>-62.2730216979981</text:p>
              </table:table-cell>
              <table:table-cell office:value-type="float" office:value="-62.2772598266602">
                <text:p>-62.2772598266602</text:p>
              </table:table-cell>
              <table:table-cell office:value-type="float" office:value="-62.2626876831055">
                <text:p>-62.2626876831055</text:p>
              </table:table-cell>
              <table:table-cell office:value-type="float" office:value="-62.2743530273438">
                <text:p>-62.2743530273438</text:p>
              </table:table-cell>
              <table:table-cell office:value-type="float" office:value="-62.2829513549805">
                <text:p>-62.2829513549805</text:p>
              </table:table-cell>
              <table:table-cell office:value-type="float" office:value="-62.2861938476563">
                <text:p>-62.2861938476563</text:p>
              </table:table-cell>
              <table:table-cell office:value-type="float" office:value="-62.2612800598145">
                <text:p>-62.2612800598145</text:p>
              </table:table-cell>
              <table:table-cell office:value-type="float" office:value="-62.269287109375">
                <text:p>-62.269287109375</text:p>
              </table:table-cell>
              <table:table-cell office:value-type="float" office:value="-62.2792091369629">
                <text:p>-62.2792091369629</text:p>
              </table:table-cell>
              <table:table-cell office:value-type="float" office:value="-62.2490539550781">
                <text:p>-62.2490539550781</text:p>
              </table:table-cell>
              <table:table-cell office:value-type="float" office:value="-62.2638473510742">
                <text:p>-62.2638473510742</text:p>
              </table:table-cell>
              <table:table-cell office:value-type="float" office:value="-62.2570533752441">
                <text:p>-62.2570533752441</text:p>
              </table:table-cell>
              <table:table-cell office:value-type="float" office:value="-62.263973236084">
                <text:p>-62.263973236084</text:p>
              </table:table-cell>
              <table:table-cell office:value-type="float" office:value="-62.266544342041">
                <text:p>-62.266544342041</text:p>
              </table:table-cell>
              <table:table-cell office:value-type="float" office:value="-62.2597007751465">
                <text:p>-62.2597007751465</text:p>
              </table:table-cell>
              <table:table-cell office:value-type="float" office:value="-62.285572052002">
                <text:p>-62.285572052002</text:p>
              </table:table-cell>
              <table:table-cell office:value-type="float" office:value="-62.2695770263672">
                <text:p>-62.2695770263672</text:p>
              </table:table-cell>
              <table:table-cell office:value-type="float" office:value="-62.2585830688477">
                <text:p>-62.2585830688477</text:p>
              </table:table-cell>
              <table:table-cell office:value-type="float" office:value="-62.2619438171387">
                <text:p>-62.2619438171387</text:p>
              </table:table-cell>
              <table:table-cell office:value-type="float" office:value="-62.2626037597656">
                <text:p>-62.2626037597656</text:p>
              </table:table-cell>
              <table:table-cell office:value-type="float" office:value="-62.2688713073731">
                <text:p>-62.2688713073731</text:p>
              </table:table-cell>
              <table:table-cell office:value-type="float" office:value="-62.2683296203613">
                <text:p>-62.2683296203613</text:p>
              </table:table-cell>
              <table:table-cell office:value-type="float" office:value="-62.2597846984863">
                <text:p>-62.2597846984863</text:p>
              </table:table-cell>
              <table:table-cell office:value-type="float" office:value="-62.2771339416504">
                <text:p>-62.2771339416504</text:p>
              </table:table-cell>
              <table:table-cell office:value-type="float" office:value="-62.2662963867188">
                <text:p>-62.2662963867188</text:p>
              </table:table-cell>
              <table:table-cell office:value-type="float" office:value="-62.2553901672363">
                <text:p>-62.2553901672363</text:p>
              </table:table-cell>
              <table:table-cell office:value-type="float" office:value="-62.2717742919922">
                <text:p>-62.2717742919922</text:p>
              </table:table-cell>
              <table:table-cell office:value-type="float" office:value="-62.247688293457">
                <text:p>-62.247688293457</text:p>
              </table:table-cell>
              <table:table-cell office:value-type="float" office:value="-62.2569274902344">
                <text:p>-62.2569274902344</text:p>
              </table:table-cell>
              <table:table-cell office:value-type="float" office:value="-62.2811660766602">
                <text:p>-62.2811660766602</text:p>
              </table:table-cell>
              <table:table-cell office:value-type="float" office:value="-62.2841567993164">
                <text:p>-62.2841567993164</text:p>
              </table:table-cell>
              <table:table-cell office:value-type="float" office:value="-62.2778816223145">
                <text:p>-62.2778816223145</text:p>
              </table:table-cell>
              <table:table-cell office:value-type="float" office:value="-62.2597846984863">
                <text:p>-62.2597846984863</text:p>
              </table:table-cell>
              <table:table-cell office:value-type="float" office:value="-62.2708244323731">
                <text:p>-62.2708244323731</text:p>
              </table:table-cell>
              <table:table-cell office:value-type="float" office:value="-62.2560958862305">
                <text:p>-62.2560958862305</text:p>
              </table:table-cell>
              <table:table-cell office:value-type="float" office:value="-62.2705268859863">
                <text:p>-62.2705268859863</text:p>
              </table:table-cell>
              <table:table-cell office:value-type="float" office:value="-62.2678756713867">
                <text:p>-62.2678756713867</text:p>
              </table:table-cell>
              <table:table-cell office:value-type="float" office:value="-62.2556800842285">
                <text:p>-62.2556800842285</text:p>
              </table:table-cell>
              <table:table-cell office:value-type="float" office:value="-62.2765922546387">
                <text:p>-62.2765922546387</text:p>
              </table:table-cell>
              <table:table-cell office:value-type="float" office:value="-62.2801246643066">
                <text:p>-62.2801246643066</text:p>
              </table:table-cell>
              <table:table-cell office:value-type="float" office:value="-62.2699089050293">
                <text:p>-62.2699089050293</text:p>
              </table:table-cell>
              <table:table-cell office:value-type="float" office:value="-62.2623558044434">
                <text:p>-62.2623558044434</text:p>
              </table:table-cell>
              <table:table-cell office:value-type="float" office:value="-62.2796249389648">
                <text:p>-62.2796249389648</text:p>
              </table:table-cell>
              <table:table-cell office:value-type="float" office:value="-62.2598686218262">
                <text:p>-62.2598686218262</text:p>
              </table:table-cell>
              <table:table-cell office:value-type="float" office:value="-62.2532386779785">
                <text:p>-62.2532386779785</text:p>
              </table:table-cell>
              <table:table-cell office:value-type="float" office:value="-62.2423057556152">
                <text:p>-62.2423057556152</text:p>
              </table:table-cell>
              <table:table-cell office:value-type="float" office:value="-62.2692031860352">
                <text:p>-62.2692031860352</text:p>
              </table:table-cell>
              <table:table-cell office:value-type="float" office:value="-62.267749786377">
                <text:p>-62.267749786377</text:p>
              </table:table-cell>
              <table:table-cell office:value-type="float" office:value="-62.2790451049805">
                <text:p>-62.2790451049805</text:p>
              </table:table-cell>
              <table:table-cell office:value-type="float" office:value="-62.2660903930664">
                <text:p>-62.2660903930664</text:p>
              </table:table-cell>
              <table:table-cell office:value-type="float" office:value="-62.275764465332">
                <text:p>-62.275764465332</text:p>
              </table:table-cell>
              <table:table-cell office:value-type="float" office:value="-62.295597076416">
                <text:p>-62.295597076416</text:p>
              </table:table-cell>
              <table:table-cell office:value-type="float" office:value="-62.2573013305664">
                <text:p>-62.2573013305664</text:p>
              </table:table-cell>
              <table:table-cell office:value-type="float" office:value="-62.2494697570801">
                <text:p>-62.2494697570801</text:p>
              </table:table-cell>
              <table:table-cell office:value-type="float" office:value="-62.2714424133301">
                <text:p>-62.2714424133301</text:p>
              </table:table-cell>
              <table:table-cell office:value-type="float" office:value="-62.2737693786621">
                <text:p>-62.2737693786621</text:p>
              </table:table-cell>
              <table:table-cell office:value-type="float" office:value="-62.2677917480469">
                <text:p>-62.2677917480469</text:p>
              </table:table-cell>
              <table:table-cell office:value-type="float" office:value="-62.2705688476563">
                <text:p>-62.2705688476563</text:p>
              </table:table-cell>
              <table:table-cell office:value-type="float" office:value="-62.2727317810059">
                <text:p>-62.2727317810059</text:p>
              </table:table-cell>
              <table:table-cell office:value-type="float" office:value="-62.2713203430176">
                <text:p>-62.2713203430176</text:p>
              </table:table-cell>
              <table:table-cell office:value-type="float" office:value="-62.2723541259766">
                <text:p>-62.2723541259766</text:p>
              </table:table-cell>
              <table:table-cell office:value-type="float" office:value="-62.2798347473145">
                <text:p>-62.2798347473145</text:p>
              </table:table-cell>
              <table:table-cell office:value-type="float" office:value="-62.2756805419922">
                <text:p>-62.2756805419922</text:p>
              </table:table-cell>
              <table:table-cell office:value-type="float" office:value="-62.2667541503906">
                <text:p>-62.2667541503906</text:p>
              </table:table-cell>
              <table:table-cell office:value-type="float" office:value="-62.286735534668">
                <text:p>-62.286735534668</text:p>
              </table:table-cell>
              <table:table-cell office:value-type="float" office:value="-62.297306060791">
                <text:p>-62.297306060791</text:p>
              </table:table-cell>
              <table:table-cell office:value-type="float" office:value="-62.2719841003418">
                <text:p>-62.2719841003418</text:p>
              </table:table-cell>
              <table:table-cell office:value-type="float" office:value="-62.2627296447754">
                <text:p>-62.2627296447754</text:p>
              </table:table-cell>
              <table:table-cell office:value-type="float" office:value="-62.2574653625488">
                <text:p>-62.2574653625488</text:p>
              </table:table-cell>
              <table:table-cell office:value-type="float" office:value="-62.2619018554688">
                <text:p>-62.2619018554688</text:p>
              </table:table-cell>
              <table:table-cell office:value-type="float" office:value="-62.2671279907227">
                <text:p>-62.2671279907227</text:p>
              </table:table-cell>
              <table:table-cell office:value-type="float" office:value="-62.2856941223145">
                <text:p>-62.2856941223145</text:p>
              </table:table-cell>
              <table:table-cell office:value-type="float" office:value="-62.2734794616699">
                <text:p>-62.2734794616699</text:p>
              </table:table-cell>
              <table:table-cell office:value-type="float" office:value="-62.2528228759766">
                <text:p>-62.2528228759766</text:p>
              </table:table-cell>
              <table:table-cell office:value-type="float" office:value="-62.2864456176758">
                <text:p>-62.2864456176758</text:p>
              </table:table-cell>
              <table:table-cell office:value-type="float" office:value="-62.2618598937988">
                <text:p>-62.2618598937988</text:p>
              </table:table-cell>
              <table:table-cell office:value-type="float" office:value="-62.2758865356445">
                <text:p>-62.2758865356445</text:p>
              </table:table-cell>
              <table:table-cell office:value-type="float" office:value="-62.2662544250488">
                <text:p>-62.2662544250488</text:p>
              </table:table-cell>
              <table:table-cell office:value-type="float" office:value="-62.2666282653809">
                <text:p>-62.2666282653809</text:p>
              </table:table-cell>
              <table:table-cell office:value-type="float" office:value="-62.2807464599609">
                <text:p>-62.2807464599609</text:p>
              </table:table-cell>
              <table:table-cell office:value-type="float" office:value="-62.2716102600098">
                <text:p>-62.2716102600098</text:p>
              </table:table-cell>
              <table:table-cell office:value-type="float" office:value="-62.2683715820313">
                <text:p>-62.2683715820313</text:p>
              </table:table-cell>
              <table:table-cell office:value-type="float" office:value="-62.2650947570801">
                <text:p>-62.2650947570801</text:p>
              </table:table-cell>
              <table:table-cell office:value-type="float" office:value="-62.2720222473145">
                <text:p>-62.2720222473145</text:p>
              </table:table-cell>
              <table:table-cell office:value-type="float" office:value="-62.2631454467773">
                <text:p>-62.2631454467773</text:p>
              </table:table-cell>
              <table:table-cell office:value-type="float" office:value="-62.2912712097168">
                <text:p>-62.2912712097168</text:p>
              </table:table-cell>
              <table:table-cell office:value-type="float" office:value="-62.2664184570313">
                <text:p>-62.2664184570313</text:p>
              </table:table-cell>
              <table:table-cell office:value-type="float" office:value="-62.2581291198731">
                <text:p>-62.2581291198731</text:p>
              </table:table-cell>
              <table:table-cell office:value-type="float" office:value="-62.2778816223145">
                <text:p>-62.2778816223145</text:p>
              </table:table-cell>
              <table:table-cell office:value-type="float" office:value="-62.2500877380371">
                <text:p>-62.2500877380371</text:p>
              </table:table-cell>
              <table:table-cell office:value-type="float" office:value="-62.2819519042969">
                <text:p>-62.2819519042969</text:p>
              </table:table-cell>
              <table:table-cell office:value-type="float" office:value="-62.2758865356445">
                <text:p>-62.2758865356445</text:p>
              </table:table-cell>
              <table:table-cell office:value-type="float" office:value="-62.2568016052246">
                <text:p>-62.2568016052246</text:p>
              </table:table-cell>
              <table:table-cell office:value-type="float" office:value="-62.2787971496582">
                <text:p>-62.2787971496582</text:p>
              </table:table-cell>
              <table:table-cell office:value-type="float" office:value="-62.2681655883789">
                <text:p>-62.2681655883789</text:p>
              </table:table-cell>
              <table:table-cell office:value-type="float" office:value="-62.3020095825195">
                <text:p>-62.3020095825195</text:p>
              </table:table-cell>
              <table:table-cell office:value-type="float" office:value="-62.2720222473145">
                <text:p>-62.2720222473145</text:p>
              </table:table-cell>
              <table:table-cell office:value-type="float" office:value="-62.2668380737305">
                <text:p>-62.2668380737305</text:p>
              </table:table-cell>
              <table:table-cell office:value-type="float" office:value="-62.2497596740723">
                <text:p>-62.2497596740723</text:p>
              </table:table-cell>
              <table:table-cell office:value-type="float" office:value="-62.2358131408691">
                <text:p>-62.2358131408691</text:p>
              </table:table-cell>
              <table:table-cell office:value-type="float" office:value="-62.2569694519043">
                <text:p>-62.2569694519043</text:p>
              </table:table-cell>
              <table:table-cell office:value-type="float" office:value="-62.2697830200195">
                <text:p>-62.2697830200195</text:p>
              </table:table-cell>
              <table:table-cell office:value-type="float" office:value="-62.2797927856445">
                <text:p>-62.2797927856445</text:p>
              </table:table-cell>
              <table:table-cell office:value-type="float" office:value="-62.2760543823242">
                <text:p>-62.2760543823242</text:p>
              </table:table-cell>
              <table:table-cell office:value-type="float" office:value="-62.2579612731934">
                <text:p>-62.2579612731934</text:p>
              </table:table-cell>
              <table:table-cell office:value-type="float" office:value="-62.2526168823242">
                <text:p>-62.2526168823242</text:p>
              </table:table-cell>
              <table:table-cell office:value-type="float" office:value="-62.2585830688477">
                <text:p>-62.2585830688477</text:p>
              </table:table-cell>
              <table:table-cell office:value-type="float" office:value="-62.2702789306641">
                <text:p>-62.2702789306641</text:p>
              </table:table-cell>
              <table:table-cell office:value-type="float" office:value="-62.2752227783203">
                <text:p>-62.2752227783203</text:p>
              </table:table-cell>
              <table:table-cell office:value-type="float" office:value="-62.2659645080566">
                <text:p>-62.2659645080566</text:p>
              </table:table-cell>
              <table:table-cell office:value-type="float" office:value="-62.2796669006348">
                <text:p>-62.2796669006348</text:p>
              </table:table-cell>
              <table:table-cell office:value-type="float" office:value="-62.2704048156738">
                <text:p>-62.2704048156738</text:p>
              </table:table-cell>
              <table:table-cell office:value-type="float" office:value="-62.2750968933106">
                <text:p>-62.2750968933106</text:p>
              </table:table-cell>
              <table:table-cell office:value-type="float" office:value="-62.2630195617676">
                <text:p>-62.2630195617676</text:p>
              </table:table-cell>
              <table:table-cell office:value-type="float" office:value="-62.2541465759277">
                <text:p>-62.2541465759277</text:p>
              </table:table-cell>
              <table:table-cell office:value-type="float" office:value="-62.2678756713867">
                <text:p>-62.2678756713867</text:p>
              </table:table-cell>
              <table:table-cell office:value-type="float" office:value="-62.2710723876953">
                <text:p>-62.2710723876953</text:p>
              </table:table-cell>
              <table:table-cell office:value-type="float" office:value="-62.260612487793">
                <text:p>-62.260612487793</text:p>
              </table:table-cell>
              <table:table-cell office:value-type="float" office:value="-62.2698249816895">
                <text:p>-62.2698249816895</text:p>
              </table:table-cell>
              <table:table-cell office:value-type="float" office:value="-62.2765083312988">
                <text:p>-62.2765083312988</text:p>
              </table:table-cell>
              <table:table-cell office:value-type="float" office:value="-62.2829895019531">
                <text:p>-62.2829895019531</text:p>
              </table:table-cell>
              <table:table-cell office:value-type="float" office:value="-62.2987632751465">
                <text:p>-62.2987632751465</text:p>
              </table:table-cell>
              <table:table-cell office:value-type="float" office:value="-62.280876159668">
                <text:p>-62.280876159668</text:p>
              </table:table-cell>
              <table:table-cell office:value-type="float" office:value="-62.2820358276367">
                <text:p>-62.2820358276367</text:p>
              </table:table-cell>
              <table:table-cell office:value-type="float" office:value="-62.2762184143066">
                <text:p>-62.2762184143066</text:p>
              </table:table-cell>
              <table:table-cell office:value-type="float" office:value="-62.2634353637695">
                <text:p>-62.2634353637695</text:p>
              </table:table-cell>
              <table:table-cell office:value-type="float" office:value="-62.2641410827637">
                <text:p>-62.2641410827637</text:p>
              </table:table-cell>
              <table:table-cell office:value-type="float" office:value="-62.2741813659668">
                <text:p>-62.2741813659668</text:p>
              </table:table-cell>
              <table:table-cell office:value-type="float" office:value="-62.2738494873047">
                <text:p>-62.2738494873047</text:p>
              </table:table-cell>
              <table:table-cell office:value-type="float" office:value="-62.2691192626953">
                <text:p>-62.2691192626953</text:p>
              </table:table-cell>
              <table:table-cell office:value-type="float" office:value="-62.277961730957">
                <text:p>-62.277961730957</text:p>
              </table:table-cell>
              <table:table-cell office:value-type="float" office:value="-62.2711944580078">
                <text:p>-62.2711944580078</text:p>
              </table:table-cell>
              <table:table-cell office:value-type="float" office:value="-62.2763442993164">
                <text:p>-62.2763442993164</text:p>
              </table:table-cell>
              <table:table-cell office:value-type="float" office:value="-62.2774238586426">
                <text:p>-62.2774238586426</text:p>
              </table:table-cell>
              <table:table-cell office:value-type="float" office:value="-62.2846984863281">
                <text:p>-62.2846984863281</text:p>
              </table:table-cell>
              <table:table-cell office:value-type="float" office:value="-62.2827835083008">
                <text:p>-62.2827835083008</text:p>
              </table:table-cell>
              <table:table-cell office:value-type="float" office:value="-62.2856559753418">
                <text:p>-62.2856559753418</text:p>
              </table:table-cell>
              <table:table-cell office:value-type="float" office:value="-62.277961730957">
                <text:p>-62.277961730957</text:p>
              </table:table-cell>
              <table:table-cell office:value-type="float" office:value="-62.2673759460449">
                <text:p>-62.2673759460449</text:p>
              </table:table-cell>
              <table:table-cell office:value-type="float" office:value="-62.2819938659668">
                <text:p>-62.2819938659668</text:p>
              </table:table-cell>
              <table:table-cell office:value-type="float" office:value="-62.2708244323731">
                <text:p>-62.2708244323731</text:p>
              </table:table-cell>
              <table:table-cell office:value-type="float" office:value="-62.2724838256836">
                <text:p>-62.2724838256836</text:p>
              </table:table-cell>
              <table:table-cell office:value-type="float" office:value="-62.2463188171387">
                <text:p>-62.2463188171387</text:p>
              </table:table-cell>
              <table:table-cell office:value-type="float" office:value="-62.2886085510254">
                <text:p>-62.2886085510254</text:p>
              </table:table-cell>
              <table:table-cell office:value-type="float" office:value="-62.2800407409668">
                <text:p>-62.2800407409668</text:p>
              </table:table-cell>
              <table:table-cell office:value-type="float" office:value="-62.2621917724609">
                <text:p>-62.2621917724609</text:p>
              </table:table-cell>
              <table:table-cell office:value-type="float" office:value="-62.2728996276856">
                <text:p>-62.2728996276856</text:p>
              </table:table-cell>
              <table:table-cell office:value-type="float" office:value="-62.2765502929688">
                <text:p>-62.2765502929688</text:p>
              </table:table-cell>
              <table:table-cell office:value-type="float" office:value="-62.2725677490234">
                <text:p>-62.2725677490234</text:p>
              </table:table-cell>
              <table:table-cell office:value-type="float" office:value="-62.2700729370117">
                <text:p>-62.2700729370117</text:p>
              </table:table-cell>
              <table:table-cell office:value-type="float" office:value="-62.2735595703125">
                <text:p>-62.2735595703125</text:p>
              </table:table-cell>
              <table:table-cell office:value-type="float" office:value="-62.2658805847168">
                <text:p>-62.2658805847168</text:p>
              </table:table-cell>
              <table:table-cell office:value-type="float" office:value="-62.2893943786621">
                <text:p>-62.2893943786621</text:p>
              </table:table-cell>
              <table:table-cell office:value-type="float" office:value="-62.2666702270508">
                <text:p>-62.2666702270508</text:p>
              </table:table-cell>
              <table:table-cell office:value-type="float" office:value="-62.2731475830078">
                <text:p>-62.2731475830078</text:p>
              </table:table-cell>
              <table:table-cell office:value-type="float" office:value="-62.352481842041">
                <text:p>-62.352481842041</text:p>
              </table:table-cell>
              <table:table-cell office:value-type="float" office:value="-62.478816986084">
                <text:p>-62.478816986084</text:p>
              </table:table-cell>
              <table:table-cell office:value-type="float" office:value="-62.4661102294922">
                <text:p>-62.4661102294922</text:p>
              </table:table-cell>
              <table:table-cell office:value-type="float" office:value="-62.4784774780273">
                <text:p>-62.4784774780273</text:p>
              </table:table-cell>
              <table:table-cell office:value-type="float" office:value="-62.4541893005371">
                <text:p>-62.4541893005371</text:p>
              </table:table-cell>
              <table:table-cell office:value-type="float" office:value="-62.4434318542481">
                <text:p>-62.4434318542481</text:p>
              </table:table-cell>
              <table:table-cell office:value-type="float" office:value="-62.4687461853027">
                <text:p>-62.4687461853027</text:p>
              </table:table-cell>
              <table:table-cell office:value-type="float" office:value="-62.4519004821777">
                <text:p>-62.4519004821777</text:p>
              </table:table-cell>
              <table:table-cell office:value-type="float" office:value="-62.4742240905762">
                <text:p>-62.4742240905762</text:p>
              </table:table-cell>
              <table:table-cell office:value-type="float" office:value="-62.4880447387695">
                <text:p>-62.4880447387695</text:p>
              </table:table-cell>
              <table:table-cell office:value-type="float" office:value="-62.4380073547363">
                <text:p>-62.4380073547363</text:p>
              </table:table-cell>
              <table:table-cell office:value-type="float" office:value="-62.4530487060547">
                <text:p>-62.4530487060547</text:p>
              </table:table-cell>
              <table:table-cell office:value-type="float" office:value="-62.4741020202637">
                <text:p>-62.4741020202637</text:p>
              </table:table-cell>
              <table:table-cell office:value-type="float" office:value="-62.4609794616699">
                <text:p>-62.4609794616699</text:p>
              </table:table-cell>
              <table:table-cell office:value-type="float" office:value="-62.4422836303711">
                <text:p>-62.4422836303711</text:p>
              </table:table-cell>
              <table:table-cell office:value-type="float" office:value="-62.4706115722656">
                <text:p>-62.4706115722656</text:p>
              </table:table-cell>
              <table:table-cell office:value-type="float" office:value="-62.4860038757324">
                <text:p>-62.4860038757324</text:p>
              </table:table-cell>
              <table:table-cell office:value-type="float" office:value="-62.4657287597656">
                <text:p>-62.4657287597656</text:p>
              </table:table-cell>
              <table:table-cell office:value-type="float" office:value="-62.4284934997559">
                <text:p>-62.4284934997559</text:p>
              </table:table-cell>
              <table:table-cell office:value-type="float" office:value="-62.4632263183594">
                <text:p>-62.4632263183594</text:p>
              </table:table-cell>
              <table:table-cell office:value-type="float" office:value="-62.4610633850098">
                <text:p>-62.4610633850098</text:p>
              </table:table-cell>
              <table:table-cell office:value-type="float" office:value="-62.4602127075195">
                <text:p>-62.4602127075195</text:p>
              </table:table-cell>
              <table:table-cell office:value-type="float" office:value="-62.4796257019043">
                <text:p>-62.4796257019043</text:p>
              </table:table-cell>
              <table:table-cell office:value-type="float" office:value="-62.4641609191895">
                <text:p>-62.4641609191895</text:p>
              </table:table-cell>
              <table:table-cell office:value-type="float" office:value="-62.4610633850098">
                <text:p>-62.4610633850098</text:p>
              </table:table-cell>
              <table:table-cell office:value-type="float" office:value="-62.4592399597168">
                <text:p>-62.4592399597168</text:p>
              </table:table-cell>
              <table:table-cell office:value-type="float" office:value="-62.4649658203125">
                <text:p>-62.4649658203125</text:p>
              </table:table-cell>
              <table:table-cell office:value-type="float" office:value="-62.4720573425293">
                <text:p>-62.4720573425293</text:p>
              </table:table-cell>
              <table:table-cell office:value-type="float" office:value="-62.4541893005371">
                <text:p>-62.4541893005371</text:p>
              </table:table-cell>
              <table:table-cell office:value-type="float" office:value="-62.4709968566895">
                <text:p>-62.4709968566895</text:p>
              </table:table-cell>
              <table:table-cell office:value-type="float" office:value="-62.4600868225098">
                <text:p>-62.4600868225098</text:p>
              </table:table-cell>
              <table:table-cell office:value-type="float" office:value="-62.4705696105957">
                <text:p>-62.4705696105957</text:p>
              </table:table-cell>
              <table:table-cell office:value-type="float" office:value="-62.4468193054199">
                <text:p>-62.4468193054199</text:p>
              </table:table-cell>
              <table:table-cell office:value-type="float" office:value="-62.4603843688965">
                <text:p>-62.4603843688965</text:p>
              </table:table-cell>
              <table:table-cell office:value-type="float" office:value="-62.4684066772461">
                <text:p>-62.4684066772461</text:p>
              </table:table-cell>
              <table:table-cell office:value-type="float" office:value="-62.4681053161621">
                <text:p>-62.4681053161621</text:p>
              </table:table-cell>
              <table:table-cell office:value-type="float" office:value="-62.4421577453613">
                <text:p>-62.4421577453613</text:p>
              </table:table-cell>
              <table:table-cell office:value-type="float" office:value="-62.4611892700195">
                <text:p>-62.4611892700195</text:p>
              </table:table-cell>
              <table:table-cell office:value-type="float" office:value="-62.4588127136231">
                <text:p>-62.4588127136231</text:p>
              </table:table-cell>
              <table:table-cell office:value-type="float" office:value="-62.4718017578125">
                <text:p>-62.4718017578125</text:p>
              </table:table-cell>
              <table:table-cell office:value-type="float" office:value="-62.4533882141113">
                <text:p>-62.4533882141113</text:p>
              </table:table-cell>
              <table:table-cell office:value-type="float" office:value="-62.4453773498535">
                <text:p>-62.4453773498535</text:p>
              </table:table-cell>
              <table:table-cell office:value-type="float" office:value="-62.4549102783203">
                <text:p>-62.4549102783203</text:p>
              </table:table-cell>
              <table:table-cell office:value-type="float" office:value="-62.4729957580566">
                <text:p>-62.4729957580566</text:p>
              </table:table-cell>
              <table:table-cell office:value-type="float" office:value="-62.4791984558106">
                <text:p>-62.4791984558106</text:p>
              </table:table-cell>
              <table:table-cell office:value-type="float" office:value="-62.4735450744629">
                <text:p>-62.4735450744629</text:p>
              </table:table-cell>
              <table:table-cell office:value-type="float" office:value="-62.4683647155762">
                <text:p>-62.4683647155762</text:p>
              </table:table-cell>
              <table:table-cell office:value-type="float" office:value="-62.4505462646484">
                <text:p>-62.4505462646484</text:p>
              </table:table-cell>
              <table:table-cell office:value-type="float" office:value="-62.4332275390625">
                <text:p>-62.4332275390625</text:p>
              </table:table-cell>
              <table:table-cell office:value-type="float" office:value="-62.4546127319336">
                <text:p>-62.4546127319336</text:p>
              </table:table-cell>
              <table:table-cell office:value-type="float" office:value="-62.4484710693359">
                <text:p>-62.4484710693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